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0.7161in"/>
    </style:style>
    <style:style style:name="co3" style:family="table-column">
      <style:table-column-properties fo:break-before="auto" style:column-width="1.2882in"/>
    </style:style>
    <style:style style:name="co4" style:family="table-column">
      <style:table-column-properties fo:break-before="auto" style:column-width="0.8366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0.9909in"/>
    </style:style>
    <style:style style:name="co7" style:family="table-column">
      <style:table-column-properties fo:break-before="auto" style:column-width="0.9138in"/>
    </style:style>
    <style:style style:name="co8" style:family="table-column">
      <style:table-column-properties fo:break-before="auto" style:column-width="0.2638in"/>
    </style:style>
    <style:style style:name="co9" style:family="table-column">
      <style:table-column-properties fo:break-before="auto" style:column-width="0.7598in"/>
    </style:style>
    <style:style style:name="co10" style:family="table-column">
      <style:table-column-properties fo:break-before="auto" style:column-width="0.6917in"/>
    </style:style>
    <style:style style:name="co11" style:family="table-column">
      <style:table-column-properties fo:break-before="auto" style:column-width="0.7929in"/>
    </style:style>
    <style:style style:name="co12" style:family="table-column">
      <style:table-column-properties fo:break-before="auto" style:column-width="0.7819in"/>
    </style:style>
    <style:style style:name="co13" style:family="table-column">
      <style:table-column-properties fo:break-before="auto" style:column-width="0.8256in"/>
    </style:style>
    <style:style style:name="co14" style:family="table-column">
      <style:table-column-properties fo:break-before="auto" style:column-width="0.8146in"/>
    </style:style>
    <style:style style:name="ro1" style:family="table-row">
      <style:table-row-properties style:row-height="1.3854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Calculation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48">
      <style:table-cell-properties fo:background-color="#ffff00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 style:data-style-name="N5116"/>
    <style:style style:name="ce7" style:family="table-cell" style:parent-style-name="Default" style:data-style-name="N148"/>
    <style:style style:name="ce8" style:family="table-cell" style:parent-style-name="Default" style:data-style-name="N2"/>
    <style:style style:name="ce9" style:family="table-cell" style:parent-style-name="Default" style:data-style-name="N146"/>
    <style:style style:name="ce10" style:family="table-cell" style:parent-style-name="Default" style:data-style-name="N5123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Calcul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0" table:number-columns-repeated="5" table:default-cell-style-name="Default"/>
        <table:table-column table:style-name="co14" table:default-cell-style-name="Default"/>
        <table:table-column table:style-name="co10" table:number-columns-repeated="991" table:default-cell-style-name="Default"/>
        <table:table-row table:style-name="ro1">
          <table:table-cell table:style-name="ce1" office:value-type="string" table:number-columns-spanned="3" table:number-rows-spanned="1">
            <text:p>NOAA Solar Calculations - Change any of the highlighted cells to get solar position data for that location and time-of-day for a year.</text:p>
          </table:table-cell>
          <table:covered-table-cell table:number-columns-repeated="2" table:style-name="ce2"/>
          <table:table-cell table:style-name="ce5" office:value-type="string">
            <text:p>Date</text:p>
          </table:table-cell>
          <table:table-cell table:style-name="ce5" office:value-type="string">
            <text:p>Time (hrs past local midnight)</text:p>
          </table:table-cell>
          <table:table-cell table:style-name="ce5" office:value-type="string">
            <text:p>Julian Day</text:p>
          </table:table-cell>
          <table:table-cell table:style-name="ce5" office:value-type="string">
            <text:p>Julian Century</text:p>
          </table:table-cell>
          <table:table-cell table:style-name="ce5"/>
          <table:table-cell table:style-name="ce5" office:value-type="string">
            <text:p>Geom Mean Long Sun (deg)</text:p>
          </table:table-cell>
          <table:table-cell table:style-name="ce5" office:value-type="string">
            <text:p>Geom Mean Anom Sun (deg)</text:p>
          </table:table-cell>
          <table:table-cell table:style-name="ce5" office:value-type="string">
            <text:p>Eccent Earth Orbit</text:p>
          </table:table-cell>
          <table:table-cell table:style-name="ce5" office:value-type="string">
            <text:p>Sun Eq of Ctr</text:p>
          </table:table-cell>
          <table:table-cell table:style-name="ce5" office:value-type="string">
            <text:p>Sun True Long (deg)</text:p>
          </table:table-cell>
          <table:table-cell table:style-name="ce5" office:value-type="string">
            <text:p>Sun True Anom (deg)</text:p>
          </table:table-cell>
          <table:table-cell table:style-name="ce5" office:value-type="string">
            <text:p>Sun Rad Vector (AUs)</text:p>
          </table:table-cell>
          <table:table-cell table:style-name="ce5" office:value-type="string">
            <text:p>Sun App Long (deg)</text:p>
          </table:table-cell>
          <table:table-cell table:style-name="ce5" office:value-type="string">
            <text:p>Mean Obliq Ecliptic (deg)</text:p>
          </table:table-cell>
          <table:table-cell table:style-name="ce5" office:value-type="string">
            <text:p>Obliq Corr (deg)</text:p>
          </table:table-cell>
          <table:table-cell table:style-name="ce5" office:value-type="string">
            <text:p>Sun Rt Ascen (deg)</text:p>
          </table:table-cell>
          <table:table-cell table:style-name="ce5" office:value-type="string">
            <text:p>Sun Declin (deg)</text:p>
          </table:table-cell>
          <table:table-cell table:style-name="ce5" office:value-type="string">
            <text:p>var y</text:p>
          </table:table-cell>
          <table:table-cell table:style-name="ce5" office:value-type="string">
            <text:p>Eq of Time (minutes)</text:p>
          </table:table-cell>
          <table:table-cell table:style-name="ce5" office:value-type="string">
            <text:p>HA Sunrise (deg)</text:p>
          </table:table-cell>
          <table:table-cell table:style-name="ce5" office:value-type="string">
            <text:p>Solar Noon (LST)</text:p>
          </table:table-cell>
          <table:table-cell table:style-name="ce5" office:value-type="string">
            <text:p>Sunrise Time (LST)</text:p>
          </table:table-cell>
          <table:table-cell table:style-name="ce5" office:value-type="string">
            <text:p>Sunset Time (LST)</text:p>
          </table:table-cell>
          <table:table-cell table:style-name="ce5" office:value-type="string">
            <text:p>Sunlight Duration (minutes)</text:p>
          </table:table-cell>
          <table:table-cell table:style-name="ce5" office:value-type="string">
            <text:p>True Solar Time (min)</text:p>
          </table:table-cell>
          <table:table-cell table:style-name="ce5" office:value-type="string">
            <text:p>Hour Angle (deg)</text:p>
          </table:table-cell>
          <table:table-cell table:style-name="ce5" office:value-type="string">
            <text:p>Solar Zenith Angle (deg)</text:p>
          </table:table-cell>
          <table:table-cell table:style-name="ce5" office:value-type="string">
            <text:p>Solar Elevation Angle (deg)</text:p>
          </table:table-cell>
          <table:table-cell table:style-name="ce5" office:value-type="string">
            <text:p>Approx Atmospheric Refraction (deg)</text:p>
          </table:table-cell>
          <table:table-cell table:style-name="ce5" office:value-type="string">
            <text:p>Solar Elevation corrected for atm refraction (deg)</text:p>
          </table:table-cell>
          <table:table-cell table:style-name="ce5" office:value-type="string">
            <text:p>Solar Azimuth Angle (deg cw from N)</text:p>
          </table:table-cell>
          <table:table-cell table:number-columns-repeated="990"/>
        </table:table-row>
        <table:table-row table:style-name="ro2">
          <table:table-cell office:value-type="string">
            <text:p>Latitude (+ to N)</text:p>
          </table:table-cell>
          <table:table-cell table:style-name="ce3" office:value-type="float" office:value="40">
            <text:p>40</text:p>
          </table:table-cell>
          <table:table-cell/>
          <table:table-cell table:style-name="ce6" table:formula="of:=DATEVALUE(&quot;1/1/&quot;&amp;[.$B$6])" office:value-type="date" office:date-value="2010-01-01">
            <text:p>1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]+2415018.5+[.E2]-[.$B$4]/24" office:value-type="float" office:value="2455198.29166667">
            <text:p>2455198.29</text:p>
          </table:table-cell>
          <table:table-cell table:style-name="ce9" table:formula="of:=([.F2]-2451545)/36525" office:value-type="float" office:value="0.100021674652061">
            <text:p>0.10002167</text:p>
          </table:table-cell>
          <table:table-cell/>
          <table:table-cell table:formula="of:=MOD(280.46646+[.G2]*(36000.76983+[.G2]*0.0003032);360)" office:value-type="float" office:value="281.323750193291">
            <text:p>281.32</text:p>
          </table:table-cell>
          <table:table-cell table:formula="of:=357.52911+[.G2]*(35999.05029-0.0001537*[.G2])" office:value-type="float" office:value="3958.21440435188">
            <text:p>3958.21</text:p>
          </table:table-cell>
          <table:table-cell table:formula="of:=0.016708634-[.G2]*(0.000042037+0.0000001267*[.G2])" office:value-type="float" office:value="0.0167044281213134">
            <text:p>0.02</text:p>
          </table:table-cell>
          <table:table-cell table:formula="of:=SIN(RADIANS([.J2]))*(1.914602-[.G2]*(0.004817+0.000014*[.G2]))+SIN(RADIANS(2*[.J2]))*(0.019993-0.000101*[.G2])+SIN(RADIANS(3*[.J2]))*0.000289" office:value-type="float" office:value="-0.0609146722039756">
            <text:p>-0.06</text:p>
          </table:table-cell>
          <table:table-cell table:formula="of:=[.I2]+[.L2]" office:value-type="float" office:value="281.262835521087">
            <text:p>281.26</text:p>
          </table:table-cell>
          <table:table-cell table:formula="of:=[.J2]+[.L2]" office:value-type="float" office:value="3958.15348967968">
            <text:p>3958.15</text:p>
          </table:table-cell>
          <table:table-cell table:formula="of:=(1.000001018*(1-[.K2]*[.K2]))/(1+[.K2]*COS(RADIANS([.N2])))" office:value-type="float" office:value="0.983304961981019">
            <text:p>0.98</text:p>
          </table:table-cell>
          <table:table-cell table:formula="of:=[.M2]-0.00569-0.00478*SIN(RADIANS(125.04-1934.136*[.G2]))" office:value-type="float" office:value="281.261590329221">
            <text:p>281.26</text:p>
          </table:table-cell>
          <table:table-cell table:formula="of:=23+(26+((21.448-[.G2]*(46.815+[.G2]*(0.00059-[.G2]*0.001813))))/60)/60" office:value-type="float" office:value="23.437990411448">
            <text:p>23.44</text:p>
          </table:table-cell>
          <table:table-cell table:formula="of:=[.Q2]+0.00256*COS(RADIANS(125.04-1934.136*[.G2]))" office:value-type="float" office:value="23.4389321654522">
            <text:p>23.44</text:p>
          </table:table-cell>
          <table:table-cell table:formula="of:=DEGREES(ATAN2(COS(RADIANS([.P2]));COS(RADIANS([.R2]))*SIN(RADIANS([.P2]))))" office:value-type="float" office:value="-77.7549353791469">
            <text:p>-77.75</text:p>
          </table:table-cell>
          <table:table-cell table:formula="of:=DEGREES(ASIN(SIN(RADIANS([.R2]))*SIN(RADIANS([.P2]))))" office:value-type="float" office:value="-22.9615081296873">
            <text:p>-22.96</text:p>
          </table:table-cell>
          <table:table-cell table:formula="of:=TAN(RADIANS([.R2]/2))*TAN(RADIANS([.R2]/2))" office:value-type="float" office:value="0.0430331737417213">
            <text:p>0.04</text:p>
          </table:table-cell>
          <table:table-cell table:formula="of:=4*DEGREES([.U2]*SIN(2*RADIANS([.I2]))-2*[.K2]*SIN(RADIANS([.J2]))+4*[.K2]*[.U2]*SIN(RADIANS([.J2]))*COS(2*RADIANS([.I2]))-0.5*[.U2]*[.U2]*SIN(4*RADIANS([.I2]))-1.25*[.K2]*[.K2]*SIN(2*RADIANS([.J2])))" office:value-type="float" office:value="-3.68596457732352">
            <text:p>-3.69</text:p>
          </table:table-cell>
          <table:table-cell table:formula="of:=DEGREES(ACOS(COS(RADIANS(90.833))/(COS(RADIANS([.$B$2]))*COS(RADIANS([.T2])))-TAN(RADIANS([.$B$2]))*TAN(RADIANS([.T2]))))" office:value-type="float" office:value="70.4335206505822">
            <text:p>70.43</text:p>
          </table:table-cell>
          <table:table-cell table:style-name="ce7" table:formula="of:=(720-4*[.$B$3]-[.V2]+[.$B$4]*60)/1440" office:value-type="float" office:value="0.502559697623141">
            <text:p>12:03:41</text:p>
          </table:table-cell>
          <table:table-cell table:style-name="ce7" table:formula="of:=([.X2]*1440-[.W2]*4)/1440" office:value-type="float" office:value="0.306911029149302">
            <text:p>7:21:57</text:p>
          </table:table-cell>
          <table:table-cell table:style-name="ce7" table:formula="of:=([.X2]*1440+[.W2]*4)/1440" office:value-type="float" office:value="0.698208366096981">
            <text:p>16:45:25</text:p>
          </table:table-cell>
          <table:table-cell table:formula="of:=8*[.W2]" office:value-type="float" office:value="563.468165204657">
            <text:p>563.47</text:p>
          </table:table-cell>
          <table:table-cell table:formula="of:=MOD([.E2]*1440+[.V2]+4*[.$B$3]-60*[.$B$4];1440)" office:value-type="float" office:value="716.314035422677">
            <text:p>716.31</text:p>
          </table:table-cell>
          <table:table-cell table:formula="of:=IF([.AB2]/4&lt;0;[.AB2]/4+180;[.AB2]/4-180)" office:value-type="float" office:value="-0.921491144330872">
            <text:p>-0.92</text:p>
          </table:table-cell>
          <table:table-cell table:formula="of:=DEGREES(ACOS(SIN(RADIANS([.$B$2]))*SIN(RADIANS([.T2]))+COS(RADIANS([.$B$2]))*COS(RADIANS([.T2]))*COS(RADIANS([.AC2]))))" office:value-type="float" office:value="62.9673760022489">
            <text:p>62.97</text:p>
          </table:table-cell>
          <table:table-cell table:formula="of:=90-[.AD2]" office:value-type="float" office:value="27.0326239977511">
            <text:p>27.03</text:p>
          </table:table-cell>
          <table:table-cell table:formula="of:=IF([.AE2]&gt;85;0;IF([.AE2]&gt;5;58.1/TAN(RADIANS([.AE2]))-0.07/POWER(TAN(RADIANS([.AE2]));3)+0.000086/POWER(TAN(RADIANS([.AE2]));5);IF([.AE2]&gt;-0.575;1735+[.AE2]*(-518.2+[.AE2]*(103.4+[.AE2]*(-12.79+[.AE2]*0.711)));-20.772/TAN(RADIANS([.AE2])))))/3600" office:value-type="float" office:value="0.0314841335255335">
            <text:p>0.03</text:p>
          </table:table-cell>
          <table:table-cell table:formula="of:=[.AE2]+[.AF2]" office:value-type="float" office:value="27.0641081312767">
            <text:p>27.06</text:p>
          </table:table-cell>
          <table:table-cell table:formula="of:=IF([.AC2]&gt;0;MOD(DEGREES(ACOS(((SIN(RADIANS([.$B$2]))*COS(RADIANS([.AD2])))-SIN(RADIANS([.T2])))/(COS(RADIANS([.$B$2]))*SIN(RADIANS([.AD2])))))+180;360);MOD(540-DEGREES(ACOS(((SIN(RADIANS([.$B$2]))*COS(RADIANS([.AD2])))-SIN(RADIANS([.T2])))/(COS(RADIANS([.$B$2]))*SIN(RADIANS([.AD2])))));360))" office:value-type="float" office:value="179.047450692795">
            <text:p>179.05</text:p>
          </table:table-cell>
          <table:table-cell table:style-name="ce10"/>
          <table:table-cell table:number-columns-repeated="989"/>
        </table:table-row>
        <table:table-row table:style-name="ro2">
          <table:table-cell office:value-type="string">
            <text:p>Longitude (+ to E)</text:p>
          </table:table-cell>
          <table:table-cell table:style-name="ce3" office:value-type="float" office:value="-105">
            <text:p>-105</text:p>
          </table:table-cell>
          <table:table-cell/>
          <table:table-cell table:style-name="ce6" table:formula="of:=[.D2]+1" office:value-type="date" office:date-value="2010-01-02">
            <text:p>1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]+2415018.5+[.E3]-[.$B$4]/24" office:value-type="float" office:value="2455199.29166667">
            <text:p>2455199.29</text:p>
          </table:table-cell>
          <table:table-cell table:style-name="ce9" table:formula="of:=([.F3]-2451545)/36525" office:value-type="float" office:value="0.100049053159932">
            <text:p>0.10004905</text:p>
          </table:table-cell>
          <table:table-cell/>
          <table:table-cell table:formula="of:=MOD(280.46646+[.G3]*(36000.76983+[.G3]*0.0003032);360)" office:value-type="float" office:value="282.309397555116">
            <text:p>282.31</text:p>
          </table:table-cell>
          <table:table-cell table:formula="of:=357.52911+[.G3]*(35999.05029-0.0001537*[.G3])" office:value-type="float" office:value="3959.20000463276">
            <text:p>3959.2</text:p>
          </table:table-cell>
          <table:table-cell table:formula="of:=0.016708634-[.G3]*(0.000042037+0.0000001267*[.G3])" office:value-type="float" office:value="0.016704426969709">
            <text:p>0.02</text:p>
          </table:table-cell>
          <table:table-cell table:formula="of:=SIN(RADIANS([.J3]))*(1.914602-[.G3]*(0.004817+0.000014*[.G3]))+SIN(RADIANS(2*[.J3]))*(0.019993-0.000101*[.G3])+SIN(RADIANS(3*[.J3]))*0.000289" office:value-type="float" office:value="-0.027295186748612">
            <text:p>-0.03</text:p>
          </table:table-cell>
          <table:table-cell table:formula="of:=[.I3]+[.L3]" office:value-type="float" office:value="282.282102368368">
            <text:p>282.28</text:p>
          </table:table-cell>
          <table:table-cell table:formula="of:=[.J3]+[.L3]" office:value-type="float" office:value="3959.17270944601">
            <text:p>3959.17</text:p>
          </table:table-cell>
          <table:table-cell table:formula="of:=(1.000001018*(1-[.K3]*[.K3]))/(1+[.K3]*COS(RADIANS([.N3])))" office:value-type="float" office:value="0.98329825807705">
            <text:p>0.98</text:p>
          </table:table-cell>
          <table:table-cell table:formula="of:=[.M3]-0.00569-0.00478*SIN(RADIANS(125.04-1934.136*[.G3]))" office:value-type="float" office:value="282.280858799776">
            <text:p>282.28</text:p>
          </table:table-cell>
          <table:table-cell table:formula="of:=23+(26+((21.448-[.G3]*(46.815+[.G3]*(0.00059-[.G3]*0.001813))))/60)/60" office:value-type="float" office:value="23.4379900554128">
            <text:p>23.44</text:p>
          </table:table-cell>
          <table:table-cell table:formula="of:=[.Q3]+0.00256*COS(RADIANS(125.04-1934.136*[.G3]))" office:value-type="float" office:value="23.4389296089313">
            <text:p>23.44</text:p>
          </table:table-cell>
          <table:table-cell table:formula="of:=DEGREES(ATAN2(COS(RADIANS([.P3]));COS(RADIANS([.R3]))*SIN(RADIANS([.P3]))))" office:value-type="float" office:value="-76.6526253432439">
            <text:p>-76.65</text:p>
          </table:table-cell>
          <table:table-cell table:formula="of:=DEGREES(ASIN(SIN(RADIANS([.R3]))*SIN(RADIANS([.P3]))))" office:value-type="float" office:value="-22.871708567757">
            <text:p>-22.87</text:p>
          </table:table-cell>
          <table:table-cell table:formula="of:=TAN(RADIANS([.R3]/2))*TAN(RADIANS([.R3]/2))" office:value-type="float" office:value="0.0430331640872942">
            <text:p>0.04</text:p>
          </table:table-cell>
          <table:table-cell table:formula="of:=4*DEGREES([.U3]*SIN(2*RADIANS([.I3]))-2*[.K3]*SIN(RADIANS([.J3]))+4*[.K3]*[.U3]*SIN(RADIANS([.J3]))*COS(2*RADIANS([.I3]))-0.5*[.U3]*[.U3]*SIN(4*RADIANS([.I3]))-1.25*[.K3]*[.K3]*SIN(2*RADIANS([.J3])))" office:value-type="float" office:value="-4.15172984113475">
            <text:p>-4.15</text:p>
          </table:table-cell>
          <table:table-cell table:formula="of:=DEGREES(ACOS(COS(RADIANS(90.833))/(COS(RADIANS([.$B$2]))*COS(RADIANS([.T3])))-TAN(RADIANS([.$B$2]))*TAN(RADIANS([.T3]))))" office:value-type="float" office:value="70.5269245580493">
            <text:p>70.53</text:p>
          </table:table-cell>
          <table:table-cell table:style-name="ce7" table:formula="of:=(720-4*[.$B$3]-[.V3]+[.$B$4]*60)/1440" office:value-type="float" office:value="0.50288314572301">
            <text:p>12:04:09</text:p>
          </table:table-cell>
          <table:table-cell table:style-name="ce7" table:formula="of:=([.X3]*1440-[.W3]*4)/1440" office:value-type="float" office:value="0.306975021950651">
            <text:p>7:22:03</text:p>
          </table:table-cell>
          <table:table-cell table:style-name="ce7" table:formula="of:=([.X3]*1440+[.W3]*4)/1440" office:value-type="float" office:value="0.698791269495369">
            <text:p>16:46:16</text:p>
          </table:table-cell>
          <table:table-cell table:formula="of:=8*[.W3]" office:value-type="float" office:value="564.215396464395">
            <text:p>564.22</text:p>
          </table:table-cell>
          <table:table-cell table:formula="of:=MOD([.E3]*1440+[.V3]+4*[.$B$3]-60*[.$B$4];1440)" office:value-type="float" office:value="715.848270158865">
            <text:p>715.85</text:p>
          </table:table-cell>
          <table:table-cell table:formula="of:=IF([.AB3]/4&lt;0;[.AB3]/4+180;[.AB3]/4-180)" office:value-type="float" office:value="-1.03793246028368">
            <text:p>-1.04</text:p>
          </table:table-cell>
          <table:table-cell table:formula="of:=DEGREES(ACOS(SIN(RADIANS([.$B$2]))*SIN(RADIANS([.T3]))+COS(RADIANS([.$B$2]))*COS(RADIANS([.T3]))*COS(RADIANS([.AC3]))))" office:value-type="float" office:value="62.8791638950532">
            <text:p>62.88</text:p>
          </table:table-cell>
          <table:table-cell table:formula="of:=90-[.AD3]" office:value-type="float" office:value="27.1208361049468">
            <text:p>27.12</text:p>
          </table:table-cell>
          <table:table-cell table:formula="of:=IF([.AE3]&gt;85;0;IF([.AE3]&gt;5;58.1/TAN(RADIANS([.AE3]))-0.07/POWER(TAN(RADIANS([.AE3]));3)+0.000086/POWER(TAN(RADIANS([.AE3]));5);IF([.AE3]&gt;-0.575;1735+[.AE3]*(-518.2+[.AE3]*(103.4+[.AE3]*(-12.79+[.AE3]*0.711)));-20.772/TAN(RADIANS([.AE3])))))/3600" office:value-type="float" office:value="0.0313658547498377">
            <text:p>0.03</text:p>
          </table:table-cell>
          <table:table-cell table:formula="of:=[.AE3]+[.AF3]" office:value-type="float" office:value="27.1522019596967">
            <text:p>27.15</text:p>
          </table:table-cell>
          <table:table-cell table:formula="of:=IF([.AC3]&gt;0;MOD(DEGREES(ACOS(((SIN(RADIANS([.$B$2]))*COS(RADIANS([.AD3])))-SIN(RADIANS([.T3])))/(COS(RADIANS([.$B$2]))*SIN(RADIANS([.AD3])))))+180;360);MOD(540-DEGREES(ACOS(((SIN(RADIANS([.$B$2]))*COS(RADIANS([.AD3])))-SIN(RADIANS([.T3])))/(COS(RADIANS([.$B$2]))*SIN(RADIANS([.AD3])))));360))" office:value-type="float" office:value="178.925527296938">
            <text:p>178.93</text:p>
          </table:table-cell>
          <table:table-cell table:number-columns-repeated="990"/>
        </table:table-row>
        <table:table-row table:style-name="ro2">
          <table:table-cell office:value-type="string">
            <text:p>Time Zone (+ to E)</text:p>
          </table:table-cell>
          <table:table-cell table:style-name="ce3" office:value-type="float" office:value="-7">
            <text:p>-7</text:p>
          </table:table-cell>
          <table:table-cell/>
          <table:table-cell table:style-name="ce6" table:formula="of:=[.D3]+1" office:value-type="date" office:date-value="2010-01-03">
            <text:p>1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]+2415018.5+[.E4]-[.$B$4]/24" office:value-type="float" office:value="2455200.29166667">
            <text:p>2455200.29</text:p>
          </table:table-cell>
          <table:table-cell table:style-name="ce9" table:formula="of:=([.F4]-2451545)/36525" office:value-type="float" office:value="0.100076431667803">
            <text:p>0.10007643</text:p>
          </table:table-cell>
          <table:table-cell/>
          <table:table-cell table:formula="of:=MOD(280.46646+[.G4]*(36000.76983+[.G4]*0.0003032);360)" office:value-type="float" office:value="283.295044916942">
            <text:p>283.3</text:p>
          </table:table-cell>
          <table:table-cell table:formula="of:=357.52911+[.G4]*(35999.05029-0.0001537*[.G4])" office:value-type="float" office:value="3960.18560491364">
            <text:p>3960.19</text:p>
          </table:table-cell>
          <table:table-cell table:formula="of:=0.016708634-[.G4]*(0.000042037+0.0000001267*[.G4])" office:value-type="float" office:value="0.0167044258181045">
            <text:p>0.02</text:p>
          </table:table-cell>
          <table:table-cell table:formula="of:=SIN(RADIANS([.J4]))*(1.914602-[.G4]*(0.004817+0.000014*[.G4]))+SIN(RADIANS(2*[.J4]))*(0.019993-0.000101*[.G4])+SIN(RADIANS(3*[.J4]))*0.000289" office:value-type="float" office:value="0.00633289452347649">
            <text:p>0.01</text:p>
          </table:table-cell>
          <table:table-cell table:formula="of:=[.I4]+[.L4]" office:value-type="float" office:value="283.301377811465">
            <text:p>283.3</text:p>
          </table:table-cell>
          <table:table-cell table:formula="of:=[.J4]+[.L4]" office:value-type="float" office:value="3960.19193780817">
            <text:p>3960.19</text:p>
          </table:table-cell>
          <table:table-cell table:formula="of:=(1.000001018*(1-[.K4]*[.K4]))/(1+[.K4]*COS(RADIANS([.N4])))" office:value-type="float" office:value="0.983296665826579">
            <text:p>0.98</text:p>
          </table:table-cell>
          <table:table-cell table:formula="of:=[.M4]-0.00569-0.00478*SIN(RADIANS(125.04-1934.136*[.G4]))" office:value-type="float" office:value="283.300135862349">
            <text:p>283.3</text:p>
          </table:table-cell>
          <table:table-cell table:formula="of:=23+(26+((21.448-[.G4]*(46.815+[.G4]*(0.00059-[.G4]*0.001813))))/60)/60" office:value-type="float" office:value="23.4379896993777">
            <text:p>23.44</text:p>
          </table:table-cell>
          <table:table-cell table:formula="of:=[.Q4]+0.00256*COS(RADIANS(125.04-1934.136*[.G4]))" office:value-type="float" office:value="23.4389270516078">
            <text:p>23.44</text:p>
          </table:table-cell>
          <table:table-cell table:formula="of:=DEGREES(ATAN2(COS(RADIANS([.P4]));COS(RADIANS([.R4]))*SIN(RADIANS([.P4]))))" office:value-type="float" office:value="-75.5518240087099">
            <text:p>-75.55</text:p>
          </table:table-cell>
          <table:table-cell table:formula="of:=DEGREES(ASIN(SIN(RADIANS([.R4]))*SIN(RADIANS([.P4]))))" office:value-type="float" office:value="-22.7743240954368">
            <text:p>-22.77</text:p>
          </table:table-cell>
          <table:table-cell table:formula="of:=TAN(RADIANS([.R4]/2))*TAN(RADIANS([.R4]/2))" office:value-type="float" office:value="0.0430331544298376">
            <text:p>0.04</text:p>
          </table:table-cell>
          <table:table-cell table:formula="of:=4*DEGREES([.U4]*SIN(2*RADIANS([.I4]))-2*[.K4]*SIN(RADIANS([.J4]))+4*[.K4]*[.U4]*SIN(RADIANS([.J4]))*COS(2*RADIANS([.I4]))-0.5*[.U4]*[.U4]*SIN(4*RADIANS([.I4]))-1.25*[.K4]*[.K4]*SIN(2*RADIANS([.J4])))" office:value-type="float" office:value="-4.61159305866044">
            <text:p>-4.61</text:p>
          </table:table-cell>
          <table:table-cell table:formula="of:=DEGREES(ACOS(COS(RADIANS(90.833))/(COS(RADIANS([.$B$2]))*COS(RADIANS([.T4])))-TAN(RADIANS([.$B$2]))*TAN(RADIANS([.T4]))))" office:value-type="float" office:value="70.6280211261467">
            <text:p>70.63</text:p>
          </table:table-cell>
          <table:table-cell table:style-name="ce7" table:formula="of:=(720-4*[.$B$3]-[.V4]+[.$B$4]*60)/1440" office:value-type="float" office:value="0.503202495179625">
            <text:p>12:04:37</text:p>
          </table:table-cell>
          <table:table-cell table:style-name="ce7" table:formula="of:=([.X4]*1440-[.W4]*4)/1440" office:value-type="float" office:value="0.307013547606996">
            <text:p>7:22:06</text:p>
          </table:table-cell>
          <table:table-cell table:style-name="ce7" table:formula="of:=([.X4]*1440+[.W4]*4)/1440" office:value-type="float" office:value="0.699391442752255">
            <text:p>16:47:07</text:p>
          </table:table-cell>
          <table:table-cell table:formula="of:=8*[.W4]" office:value-type="float" office:value="565.024169009174">
            <text:p>565.02</text:p>
          </table:table-cell>
          <table:table-cell table:formula="of:=MOD([.E4]*1440+[.V4]+4*[.$B$3]-60*[.$B$4];1440)" office:value-type="float" office:value="715.38840694134">
            <text:p>715.39</text:p>
          </table:table-cell>
          <table:table-cell table:formula="of:=IF([.AB4]/4&lt;0;[.AB4]/4+180;[.AB4]/4-180)" office:value-type="float" office:value="-1.15289826466511">
            <text:p>-1.15</text:p>
          </table:table-cell>
          <table:table-cell table:formula="of:=DEGREES(ACOS(SIN(RADIANS([.$B$2]))*SIN(RADIANS([.T4]))+COS(RADIANS([.$B$2]))*COS(RADIANS([.T4]))*COS(RADIANS([.AC4]))))" office:value-type="float" office:value="62.7835369425756">
            <text:p>62.78</text:p>
          </table:table-cell>
          <table:table-cell table:formula="of:=90-[.AD4]" office:value-type="float" office:value="27.2164630574244">
            <text:p>27.22</text:p>
          </table:table-cell>
          <table:table-cell table:formula="of:=IF([.AE4]&gt;85;0;IF([.AE4]&gt;5;58.1/TAN(RADIANS([.AE4]))-0.07/POWER(TAN(RADIANS([.AE4]));3)+0.000086/POWER(TAN(RADIANS([.AE4]));5);IF([.AE4]&gt;-0.575;1735+[.AE4]*(-518.2+[.AE4]*(103.4+[.AE4]*(-12.79+[.AE4]*0.711)));-20.772/TAN(RADIANS([.AE4])))))/3600" office:value-type="float" office:value="0.0312384205807688">
            <text:p>0.03</text:p>
          </table:table-cell>
          <table:table-cell table:formula="of:=[.AE4]+[.AF4]" office:value-type="float" office:value="27.2477014780052">
            <text:p>27.25</text:p>
          </table:table-cell>
          <table:table-cell table:formula="of:=IF([.AC4]&gt;0;MOD(DEGREES(ACOS(((SIN(RADIANS([.$B$2]))*COS(RADIANS([.AD4])))-SIN(RADIANS([.T4])))/(COS(RADIANS([.$B$2]))*SIN(RADIANS([.AD4])))))+180;360);MOD(540-DEGREES(ACOS(((SIN(RADIANS([.$B$2]))*COS(RADIANS([.AD4])))-SIN(RADIANS([.T4])))/(COS(RADIANS([.$B$2]))*SIN(RADIANS([.AD4])))));360))" office:value-type="float" office:value="178.804635278852">
            <text:p>178.8</text:p>
          </table:table-cell>
          <table:table-cell table:number-columns-repeated="990"/>
        </table:table-row>
        <table:table-row table:style-name="ro2">
          <table:table-cell office:value-type="string">
            <text:p>Local Time (hrs)</text:p>
          </table:table-cell>
          <table:table-cell table:style-name="ce4" office:value-type="float" office:value="0.5">
            <text:p>12:00:00</text:p>
          </table:table-cell>
          <table:table-cell/>
          <table:table-cell table:style-name="ce6" table:formula="of:=[.D4]+1" office:value-type="date" office:date-value="2010-01-04">
            <text:p>1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]+2415018.5+[.E5]-[.$B$4]/24" office:value-type="float" office:value="2455201.29166667">
            <text:p>2455201.29</text:p>
          </table:table-cell>
          <table:table-cell table:style-name="ce9" table:formula="of:=([.F5]-2451545)/36525" office:value-type="float" office:value="0.100103810175675">
            <text:p>0.10010381</text:p>
          </table:table-cell>
          <table:table-cell/>
          <table:table-cell table:formula="of:=MOD(280.46646+[.G5]*(36000.76983+[.G5]*0.0003032);360)" office:value-type="float" office:value="284.280692278768">
            <text:p>284.28</text:p>
          </table:table-cell>
          <table:table-cell table:formula="of:=357.52911+[.G5]*(35999.05029-0.0001537*[.G5])" office:value-type="float" office:value="3961.17120519453">
            <text:p>3961.17</text:p>
          </table:table-cell>
          <table:table-cell table:formula="of:=0.016708634-[.G5]*(0.000042037+0.0000001267*[.G5])" office:value-type="float" office:value="0.0167044246664997">
            <text:p>0.02</text:p>
          </table:table-cell>
          <table:table-cell table:formula="of:=SIN(RADIANS([.J5]))*(1.914602-[.G5]*(0.004817+0.000014*[.G5]))+SIN(RADIANS(2*[.J5]))*(0.019993-0.000101*[.G5])+SIN(RADIANS(3*[.J5]))*0.000289" office:value-type="float" office:value="0.0399589755974188">
            <text:p>0.04</text:p>
          </table:table-cell>
          <table:table-cell table:formula="of:=[.I5]+[.L5]" office:value-type="float" office:value="284.320651254365">
            <text:p>284.32</text:p>
          </table:table-cell>
          <table:table-cell table:formula="of:=[.J5]+[.L5]" office:value-type="float" office:value="3961.21116417012">
            <text:p>3961.21</text:p>
          </table:table-cell>
          <table:table-cell table:formula="of:=(1.000001018*(1-[.K5]*[.K5]))/(1+[.K5]*COS(RADIANS([.N5])))" office:value-type="float" office:value="0.983300185749278">
            <text:p>0.98</text:p>
          </table:table-cell>
          <table:table-cell table:formula="of:=[.M5]-0.00569-0.00478*SIN(RADIANS(125.04-1934.136*[.G5]))" office:value-type="float" office:value="284.319410920926">
            <text:p>284.32</text:p>
          </table:table-cell>
          <table:table-cell table:formula="of:=23+(26+((21.448-[.G5]*(46.815+[.G5]*(0.00059-[.G5]*0.001813))))/60)/60" office:value-type="float" office:value="23.4379893433425">
            <text:p>23.44</text:p>
          </table:table-cell>
          <table:table-cell table:formula="of:=[.Q5]+0.00256*COS(RADIANS(125.04-1934.136*[.G5]))" office:value-type="float" office:value="23.4389244934836">
            <text:p>23.44</text:p>
          </table:table-cell>
          <table:table-cell table:formula="of:=DEGREES(ATAN2(COS(RADIANS([.P5]));COS(RADIANS([.R5]))*SIN(RADIANS([.P5]))))" office:value-type="float" office:value="-74.452655349326">
            <text:p>-74.45</text:p>
          </table:table-cell>
          <table:table-cell table:formula="of:=DEGREES(ASIN(SIN(RADIANS([.R5]))*SIN(RADIANS([.P5]))))" office:value-type="float" office:value="-22.6694024097642">
            <text:p>-22.67</text:p>
          </table:table-cell>
          <table:table-cell table:formula="of:=TAN(RADIANS([.R5]/2))*TAN(RADIANS([.R5]/2))" office:value-type="float" office:value="0.0430331447693585">
            <text:p>0.04</text:p>
          </table:table-cell>
          <table:table-cell table:formula="of:=4*DEGREES([.U5]*SIN(2*RADIANS([.I5]))-2*[.K5]*SIN(RADIANS([.J5]))+4*[.K5]*[.U5]*SIN(RADIANS([.J5]))*COS(2*RADIANS([.I5]))-0.5*[.U5]*[.U5]*SIN(4*RADIANS([.I5]))-1.25*[.K5]*[.K5]*SIN(2*RADIANS([.J5])))" office:value-type="float" office:value="-5.06506712009544">
            <text:p>-5.07</text:p>
          </table:table-cell>
          <table:table-cell table:formula="of:=DEGREES(ACOS(COS(RADIANS(90.833))/(COS(RADIANS([.$B$2]))*COS(RADIANS([.T5])))-TAN(RADIANS([.$B$2]))*TAN(RADIANS([.T5]))))" office:value-type="float" office:value="70.7367149467779">
            <text:p>70.74</text:p>
          </table:table-cell>
          <table:table-cell table:style-name="ce7" table:formula="of:=(720-4*[.$B$3]-[.V5]+[.$B$4]*60)/1440" office:value-type="float" office:value="0.503517407722288">
            <text:p>12:05:04</text:p>
          </table:table-cell>
          <table:table-cell table:style-name="ce7" table:formula="of:=([.X5]*1440-[.W5]*4)/1440" office:value-type="float" office:value="0.307026532870128">
            <text:p>7:22:07</text:p>
          </table:table-cell>
          <table:table-cell table:style-name="ce7" table:formula="of:=([.X5]*1440+[.W5]*4)/1440" office:value-type="float" office:value="0.700008282574449">
            <text:p>16:48:01</text:p>
          </table:table-cell>
          <table:table-cell table:formula="of:=8*[.W5]" office:value-type="float" office:value="565.893719574223">
            <text:p>565.89</text:p>
          </table:table-cell>
          <table:table-cell table:formula="of:=MOD([.E5]*1440+[.V5]+4*[.$B$3]-60*[.$B$4];1440)" office:value-type="float" office:value="714.934932879905">
            <text:p>714.93</text:p>
          </table:table-cell>
          <table:table-cell table:formula="of:=IF([.AB5]/4&lt;0;[.AB5]/4+180;[.AB5]/4-180)" office:value-type="float" office:value="-1.26626678002387">
            <text:p>-1.27</text:p>
          </table:table-cell>
          <table:table-cell table:formula="of:=DEGREES(ACOS(SIN(RADIANS([.$B$2]))*SIN(RADIANS([.T5]))+COS(RADIANS([.$B$2]))*COS(RADIANS([.T5]))*COS(RADIANS([.AC5]))))" office:value-type="float" office:value="62.6805350606343">
            <text:p>62.68</text:p>
          </table:table-cell>
          <table:table-cell table:formula="of:=90-[.AD5]" office:value-type="float" office:value="27.3194649393657">
            <text:p>27.32</text:p>
          </table:table-cell>
          <table:table-cell table:formula="of:=IF([.AE5]&gt;85;0;IF([.AE5]&gt;5;58.1/TAN(RADIANS([.AE5]))-0.07/POWER(TAN(RADIANS([.AE5]));3)+0.000086/POWER(TAN(RADIANS([.AE5]));5);IF([.AE5]&gt;-0.575;1735+[.AE5]*(-518.2+[.AE5]*(103.4+[.AE5]*(-12.79+[.AE5]*0.711)));-20.772/TAN(RADIANS([.AE5])))))/3600" office:value-type="float" office:value="0.0311020646130442">
            <text:p>0.03</text:p>
          </table:table-cell>
          <table:table-cell table:formula="of:=[.AE5]+[.AF5]" office:value-type="float" office:value="27.3505670039788">
            <text:p>27.35</text:p>
          </table:table-cell>
          <table:table-cell table:formula="of:=IF([.AC5]&gt;0;MOD(DEGREES(ACOS(((SIN(RADIANS([.$B$2]))*COS(RADIANS([.AD5])))-SIN(RADIANS([.T5])))/(COS(RADIANS([.$B$2]))*SIN(RADIANS([.AD5])))))+180;360);MOD(540-DEGREES(ACOS(((SIN(RADIANS([.$B$2]))*COS(RADIANS([.AD5])))-SIN(RADIANS([.T5])))/(COS(RADIANS([.$B$2]))*SIN(RADIANS([.AD5])))));360))" office:value-type="float" office:value="178.684863904258">
            <text:p>178.68</text:p>
          </table:table-cell>
          <table:table-cell table:number-columns-repeated="990"/>
        </table:table-row>
        <table:table-row table:style-name="ro2">
          <table:table-cell office:value-type="string">
            <text:p>Year</text:p>
          </table:table-cell>
          <table:table-cell table:style-name="ce3" office:value-type="float" office:value="2010">
            <text:p>2010</text:p>
          </table:table-cell>
          <table:table-cell/>
          <table:table-cell table:style-name="ce6" table:formula="of:=[.D5]+1" office:value-type="date" office:date-value="2010-01-05">
            <text:p>1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]+2415018.5+[.E6]-[.$B$4]/24" office:value-type="float" office:value="2455202.29166667">
            <text:p>2455202.29</text:p>
          </table:table-cell>
          <table:table-cell table:style-name="ce9" table:formula="of:=([.F6]-2451545)/36525" office:value-type="float" office:value="0.100131188683546">
            <text:p>0.10013119</text:p>
          </table:table-cell>
          <table:table-cell/>
          <table:table-cell table:formula="of:=MOD(280.46646+[.G6]*(36000.76983+[.G6]*0.0003032);360)" office:value-type="float" office:value="285.266339640595">
            <text:p>285.27</text:p>
          </table:table-cell>
          <table:table-cell table:formula="of:=357.52911+[.G6]*(35999.05029-0.0001537*[.G6])" office:value-type="float" office:value="3962.15680547541">
            <text:p>3962.16</text:p>
          </table:table-cell>
          <table:table-cell table:formula="of:=0.016708634-[.G6]*(0.000042037+0.0000001267*[.G6])" office:value-type="float" office:value="0.0167044235148948">
            <text:p>0.02</text:p>
          </table:table-cell>
          <table:table-cell table:formula="of:=SIN(RADIANS([.J6]))*(1.914602-[.G6]*(0.004817+0.000014*[.G6]))+SIN(RADIANS(2*[.J6]))*(0.019993-0.000101*[.G6])+SIN(RADIANS(3*[.J6]))*0.000289" office:value-type="float" office:value="0.0735724612056142">
            <text:p>0.07</text:p>
          </table:table-cell>
          <table:table-cell table:formula="of:=[.I6]+[.L6]" office:value-type="float" office:value="285.3399121018">
            <text:p>285.34</text:p>
          </table:table-cell>
          <table:table-cell table:formula="of:=[.J6]+[.L6]" office:value-type="float" office:value="3962.23037793662">
            <text:p>3962.23</text:p>
          </table:table-cell>
          <table:table-cell table:formula="of:=(1.000001018*(1-[.K6]*[.K6]))/(1+[.K6]*COS(RADIANS([.N6])))" office:value-type="float" office:value="0.983308816694039">
            <text:p>0.98</text:p>
          </table:table-cell>
          <table:table-cell table:formula="of:=[.M6]-0.00569-0.00478*SIN(RADIANS(125.04-1934.136*[.G6]))" office:value-type="float" office:value="285.338673380237">
            <text:p>285.34</text:p>
          </table:table-cell>
          <table:table-cell table:formula="of:=23+(26+((21.448-[.G6]*(46.815+[.G6]*(0.00059-[.G6]*0.001813))))/60)/60" office:value-type="float" office:value="23.4379889873073">
            <text:p>23.44</text:p>
          </table:table-cell>
          <table:table-cell table:formula="of:=[.Q6]+0.00256*COS(RADIANS(125.04-1934.136*[.G6]))" office:value-type="float" office:value="23.4389219345607">
            <text:p>23.44</text:p>
          </table:table-cell>
          <table:table-cell table:formula="of:=DEGREES(ATAN2(COS(RADIANS([.P6]));COS(RADIANS([.R6]))*SIN(RADIANS([.P6]))))" office:value-type="float" office:value="-73.3552401972381">
            <text:p>-73.36</text:p>
          </table:table-cell>
          <table:table-cell table:formula="of:=DEGREES(ASIN(SIN(RADIANS([.R6]))*SIN(RADIANS([.P6]))))" office:value-type="float" office:value="-22.5569948930286">
            <text:p>-22.56</text:p>
          </table:table-cell>
          <table:table-cell table:formula="of:=TAN(RADIANS([.R6]/2))*TAN(RADIANS([.R6]/2))" office:value-type="float" office:value="0.0430331351058641">
            <text:p>0.04</text:p>
          </table:table-cell>
          <table:table-cell table:formula="of:=4*DEGREES([.U6]*SIN(2*RADIANS([.I6]))-2*[.K6]*SIN(RADIANS([.J6]))+4*[.K6]*[.U6]*SIN(RADIANS([.J6]))*COS(2*RADIANS([.I6]))-0.5*[.U6]*[.U6]*SIN(4*RADIANS([.I6]))-1.25*[.K6]*[.K6]*SIN(2*RADIANS([.J6])))" office:value-type="float" office:value="-5.51167594881283">
            <text:p>-5.51</text:p>
          </table:table-cell>
          <table:table-cell table:formula="of:=DEGREES(ACOS(COS(RADIANS(90.833))/(COS(RADIANS([.$B$2]))*COS(RADIANS([.T6])))-TAN(RADIANS([.$B$2]))*TAN(RADIANS([.T6]))))" office:value-type="float" office:value="70.8529043459538">
            <text:p>70.85</text:p>
          </table:table-cell>
          <table:table-cell table:style-name="ce7" table:formula="of:=(720-4*[.$B$3]-[.V6]+[.$B$4]*60)/1440" office:value-type="float" office:value="0.503827552742231">
            <text:p>12:05:31</text:p>
          </table:table-cell>
          <table:table-cell table:style-name="ce7" table:formula="of:=([.X6]*1440-[.W6]*4)/1440" office:value-type="float" office:value="0.307013929559026">
            <text:p>7:22:06</text:p>
          </table:table-cell>
          <table:table-cell table:style-name="ce7" table:formula="of:=([.X6]*1440+[.W6]*4)/1440" office:value-type="float" office:value="0.700641175925436">
            <text:p>16:48:55</text:p>
          </table:table-cell>
          <table:table-cell table:formula="of:=8*[.W6]" office:value-type="float" office:value="566.82323476763">
            <text:p>566.82</text:p>
          </table:table-cell>
          <table:table-cell table:formula="of:=MOD([.E6]*1440+[.V6]+4*[.$B$3]-60*[.$B$4];1440)" office:value-type="float" office:value="714.488324051187">
            <text:p>714.49</text:p>
          </table:table-cell>
          <table:table-cell table:formula="of:=IF([.AB6]/4&lt;0;[.AB6]/4+180;[.AB6]/4-180)" office:value-type="float" office:value="-1.3779189872032">
            <text:p>-1.38</text:p>
          </table:table-cell>
          <table:table-cell table:formula="of:=DEGREES(ACOS(SIN(RADIANS([.$B$2]))*SIN(RADIANS([.T6]))+COS(RADIANS([.$B$2]))*COS(RADIANS([.T6]))*COS(RADIANS([.AC6]))))" office:value-type="float" office:value="62.5702012913999">
            <text:p>62.57</text:p>
          </table:table-cell>
          <table:table-cell table:formula="of:=90-[.AD6]" office:value-type="float" office:value="27.4297987086001">
            <text:p>27.43</text:p>
          </table:table-cell>
          <table:table-cell table:formula="of:=IF([.AE6]&gt;85;0;IF([.AE6]&gt;5;58.1/TAN(RADIANS([.AE6]))-0.07/POWER(TAN(RADIANS([.AE6]));3)+0.000086/POWER(TAN(RADIANS([.AE6]));5);IF([.AE6]&gt;-0.575;1735+[.AE6]*(-518.2+[.AE6]*(103.4+[.AE6]*(-12.79+[.AE6]*0.711)));-20.772/TAN(RADIANS([.AE6])))))/3600" office:value-type="float" office:value="0.0309570335265677">
            <text:p>0.03</text:p>
          </table:table-cell>
          <table:table-cell table:formula="of:=[.AE6]+[.AF6]" office:value-type="float" office:value="27.4607557421266">
            <text:p>27.46</text:p>
          </table:table-cell>
          <table:table-cell table:formula="of:=IF([.AC6]&gt;0;MOD(DEGREES(ACOS(((SIN(RADIANS([.$B$2]))*COS(RADIANS([.AD6])))-SIN(RADIANS([.T6])))/(COS(RADIANS([.$B$2]))*SIN(RADIANS([.AD6])))))+180;360);MOD(540-DEGREES(ACOS(((SIN(RADIANS([.$B$2]))*COS(RADIANS([.AD6])))-SIN(RADIANS([.T6])))/(COS(RADIANS([.$B$2]))*SIN(RADIANS([.AD6])))));360))" office:value-type="float" office:value="178.566301672375">
            <text:p>178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]+1" office:value-type="date" office:date-value="2010-01-06">
            <text:p>1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]+2415018.5+[.E7]-[.$B$4]/24" office:value-type="float" office:value="2455203.29166667">
            <text:p>2455203.29</text:p>
          </table:table-cell>
          <table:table-cell table:style-name="ce9" table:formula="of:=([.F7]-2451545)/36525" office:value-type="float" office:value="0.100158567191417">
            <text:p>0.10015857</text:p>
          </table:table-cell>
          <table:table-cell/>
          <table:table-cell table:formula="of:=MOD(280.46646+[.G7]*(36000.76983+[.G7]*0.0003032);360)" office:value-type="float" office:value="286.251987002422">
            <text:p>286.25</text:p>
          </table:table-cell>
          <table:table-cell table:formula="of:=357.52911+[.G7]*(35999.05029-0.0001537*[.G7])" office:value-type="float" office:value="3963.14240575629">
            <text:p>3963.14</text:p>
          </table:table-cell>
          <table:table-cell table:formula="of:=0.016708634-[.G7]*(0.000042037+0.0000001267*[.G7])" office:value-type="float" office:value="0.0167044223632897">
            <text:p>0.02</text:p>
          </table:table-cell>
          <table:table-cell table:formula="of:=SIN(RADIANS([.J7]))*(1.914602-[.G7]*(0.004817+0.000014*[.G7]))+SIN(RADIANS(2*[.J7]))*(0.019993-0.000101*[.G7])+SIN(RADIANS(3*[.J7]))*0.000289" office:value-type="float" office:value="0.107162760778788">
            <text:p>0.11</text:p>
          </table:table-cell>
          <table:table-cell table:formula="of:=[.I7]+[.L7]" office:value-type="float" office:value="286.3591497632">
            <text:p>286.36</text:p>
          </table:table-cell>
          <table:table-cell table:formula="of:=[.J7]+[.L7]" office:value-type="float" office:value="3963.24956851707">
            <text:p>3963.25</text:p>
          </table:table-cell>
          <table:table-cell table:formula="of:=(1.000001018*(1-[.K7]*[.K7]))/(1+[.K7]*COS(RADIANS([.N7])))" office:value-type="float" office:value="0.983322555839464">
            <text:p>0.98</text:p>
          </table:table-cell>
          <table:table-cell table:formula="of:=[.M7]-0.00569-0.00478*SIN(RADIANS(125.04-1934.136*[.G7]))" office:value-type="float" office:value="286.357912649711">
            <text:p>286.36</text:p>
          </table:table-cell>
          <table:table-cell table:formula="of:=23+(26+((21.448-[.G7]*(46.815+[.G7]*(0.00059-[.G7]*0.001813))))/60)/60" office:value-type="float" office:value="23.4379886312722">
            <text:p>23.44</text:p>
          </table:table-cell>
          <table:table-cell table:formula="of:=[.Q7]+0.00256*COS(RADIANS(125.04-1934.136*[.G7]))" office:value-type="float" office:value="23.4389193748408">
            <text:p>23.44</text:p>
          </table:table-cell>
          <table:table-cell table:formula="of:=DEGREES(ATAN2(COS(RADIANS([.P7]));COS(RADIANS([.R7]))*SIN(RADIANS([.P7]))))" office:value-type="float" office:value="-72.2596960465675">
            <text:p>-72.26</text:p>
          </table:table-cell>
          <table:table-cell table:formula="of:=DEGREES(ASIN(SIN(RADIANS([.R7]))*SIN(RADIANS([.P7]))))" office:value-type="float" office:value="-22.4371565304751">
            <text:p>-22.44</text:p>
          </table:table-cell>
          <table:table-cell table:formula="of:=TAN(RADIANS([.R7]/2))*TAN(RADIANS([.R7]/2))" office:value-type="float" office:value="0.0430331254393615">
            <text:p>0.04</text:p>
          </table:table-cell>
          <table:table-cell table:formula="of:=4*DEGREES([.U7]*SIN(2*RADIANS([.I7]))-2*[.K7]*SIN(RADIANS([.J7]))+4*[.K7]*[.U7]*SIN(RADIANS([.J7]))*COS(2*RADIANS([.I7]))-0.5*[.U7]*[.U7]*SIN(4*RADIANS([.I7]))-1.25*[.K7]*[.K7]*SIN(2*RADIANS([.J7])))" office:value-type="float" office:value="-5.95095523071831">
            <text:p>-5.95</text:p>
          </table:table-cell>
          <table:table-cell table:formula="of:=DEGREES(ACOS(COS(RADIANS(90.833))/(COS(RADIANS([.$B$2]))*COS(RADIANS([.T7])))-TAN(RADIANS([.$B$2]))*TAN(RADIANS([.T7]))))" office:value-type="float" office:value="70.9764817214573">
            <text:p>70.98</text:p>
          </table:table-cell>
          <table:table-cell table:style-name="ce7" table:formula="of:=(720-4*[.$B$3]-[.V7]+[.$B$4]*60)/1440" office:value-type="float" office:value="0.50413260779911">
            <text:p>12:05:57</text:p>
          </table:table-cell>
          <table:table-cell table:style-name="ce7" table:formula="of:=([.X7]*1440-[.W7]*4)/1440" office:value-type="float" office:value="0.306975714128395">
            <text:p>7:22:03</text:p>
          </table:table-cell>
          <table:table-cell table:style-name="ce7" table:formula="of:=([.X7]*1440+[.W7]*4)/1440" office:value-type="float" office:value="0.701289501469825">
            <text:p>16:49:51</text:p>
          </table:table-cell>
          <table:table-cell table:formula="of:=8*[.W7]" office:value-type="float" office:value="567.811853771658">
            <text:p>567.81</text:p>
          </table:table-cell>
          <table:table-cell table:formula="of:=MOD([.E7]*1440+[.V7]+4*[.$B$3]-60*[.$B$4];1440)" office:value-type="float" office:value="714.049044769282">
            <text:p>714.05</text:p>
          </table:table-cell>
          <table:table-cell table:formula="of:=IF([.AB7]/4&lt;0;[.AB7]/4+180;[.AB7]/4-180)" office:value-type="float" office:value="-1.48773880767956">
            <text:p>-1.49</text:p>
          </table:table-cell>
          <table:table-cell table:formula="of:=DEGREES(ACOS(SIN(RADIANS([.$B$2]))*SIN(RADIANS([.T7]))+COS(RADIANS([.$B$2]))*COS(RADIANS([.T7]))*COS(RADIANS([.AC7]))))" office:value-type="float" office:value="62.4525817565972">
            <text:p>62.45</text:p>
          </table:table-cell>
          <table:table-cell table:formula="of:=90-[.AD7]" office:value-type="float" office:value="27.5474182434028">
            <text:p>27.55</text:p>
          </table:table-cell>
          <table:table-cell table:formula="of:=IF([.AE7]&gt;85;0;IF([.AE7]&gt;5;58.1/TAN(RADIANS([.AE7]))-0.07/POWER(TAN(RADIANS([.AE7]));3)+0.000086/POWER(TAN(RADIANS([.AE7]));5);IF([.AE7]&gt;-0.575;1735+[.AE7]*(-518.2+[.AE7]*(103.4+[.AE7]*(-12.79+[.AE7]*0.711)));-20.772/TAN(RADIANS([.AE7])))))/3600" office:value-type="float" office:value="0.0308035859595206">
            <text:p>0.03</text:p>
          </table:table-cell>
          <table:table-cell table:formula="of:=[.AE7]+[.AF7]" office:value-type="float" office:value="27.5782218293623">
            <text:p>27.58</text:p>
          </table:table-cell>
          <table:table-cell table:formula="of:=IF([.AC7]&gt;0;MOD(DEGREES(ACOS(((SIN(RADIANS([.$B$2]))*COS(RADIANS([.AD7])))-SIN(RADIANS([.T7])))/(COS(RADIANS([.$B$2]))*SIN(RADIANS([.AD7])))))+180;360);MOD(540-DEGREES(ACOS(((SIN(RADIANS([.$B$2]))*COS(RADIANS([.AD7])))-SIN(RADIANS([.T7])))/(COS(RADIANS([.$B$2]))*SIN(RADIANS([.AD7])))));360))" office:value-type="float" office:value="178.449036254541">
            <text:p>178.45</text:p>
          </table:table-cell>
          <table:table-cell table:number-columns-repeated="990"/>
        </table:table-row>
        <table:table-row table:style-name="ro2">
          <table:table-cell>
            <draw:frame table:end-cell-address="Calculations.C18" table:end-x="1.2323in" table:end-y="0.1933in" draw:z-index="0" draw:style-name="gr1" svg:width="3.2299in" svg:height="2.0614in" svg:x="0.0209in" svg:y="0.076in">
              <draw:object draw:notify-on-update-of-ranges="Calculations.AG2:Calculations.AG367 Calculations.AH1:Calculations.AH1 Calculations.AH2:Calculations.AH36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"/>
          <table:table-cell table:style-name="ce6" table:formula="of:=[.D7]+1" office:value-type="date" office:date-value="2010-01-07">
            <text:p>1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]+2415018.5+[.E8]-[.$B$4]/24" office:value-type="float" office:value="2455204.29166667">
            <text:p>2455204.29</text:p>
          </table:table-cell>
          <table:table-cell table:style-name="ce9" table:formula="of:=([.F8]-2451545)/36525" office:value-type="float" office:value="0.100185945699288">
            <text:p>0.10018595</text:p>
          </table:table-cell>
          <table:table-cell/>
          <table:table-cell table:formula="of:=MOD(280.46646+[.G8]*(36000.76983+[.G8]*0.0003032);360)" office:value-type="float" office:value="287.237634364249">
            <text:p>287.24</text:p>
          </table:table-cell>
          <table:table-cell table:formula="of:=357.52911+[.G8]*(35999.05029-0.0001537*[.G8])" office:value-type="float" office:value="3964.12800603717">
            <text:p>3964.13</text:p>
          </table:table-cell>
          <table:table-cell table:formula="of:=0.016708634-[.G8]*(0.000042037+0.0000001267*[.G8])" office:value-type="float" office:value="0.0167044212116844">
            <text:p>0.02</text:p>
          </table:table-cell>
          <table:table-cell table:formula="of:=SIN(RADIANS([.J8]))*(1.914602-[.G8]*(0.004817+0.000014*[.G8]))+SIN(RADIANS(2*[.J8]))*(0.019993-0.000101*[.G8])+SIN(RADIANS(3*[.J8]))*0.000289" office:value-type="float" office:value="0.140719292394289">
            <text:p>0.14</text:p>
          </table:table-cell>
          <table:table-cell table:formula="of:=[.I8]+[.L8]" office:value-type="float" office:value="287.378353656643">
            <text:p>287.38</text:p>
          </table:table-cell>
          <table:table-cell table:formula="of:=[.J8]+[.L8]" office:value-type="float" office:value="3964.26872532957">
            <text:p>3964.27</text:p>
          </table:table-cell>
          <table:table-cell table:formula="of:=(1.000001018*(1-[.K8]*[.K8]))/(1+[.K8]*COS(RADIANS([.N8])))" office:value-type="float" office:value="0.983341398695046">
            <text:p>0.98</text:p>
          </table:table-cell>
          <table:table-cell table:formula="of:=[.M8]-0.00569-0.00478*SIN(RADIANS(125.04-1934.136*[.G8]))" office:value-type="float" office:value="287.377118147425">
            <text:p>287.38</text:p>
          </table:table-cell>
          <table:table-cell table:formula="of:=23+(26+((21.448-[.G8]*(46.815+[.G8]*(0.00059-[.G8]*0.001813))))/60)/60" office:value-type="float" office:value="23.437988275237">
            <text:p>23.44</text:p>
          </table:table-cell>
          <table:table-cell table:formula="of:=[.Q8]+0.00256*COS(RADIANS(125.04-1934.136*[.G8]))" office:value-type="float" office:value="23.438916814326">
            <text:p>23.44</text:p>
          </table:table-cell>
          <table:table-cell table:formula="of:=DEGREES(ATAN2(COS(RADIANS([.P8]));COS(RADIANS([.R8]))*SIN(RADIANS([.P8]))))" office:value-type="float" office:value="-71.1661368686041">
            <text:p>-71.17</text:p>
          </table:table-cell>
          <table:table-cell table:formula="of:=DEGREES(ASIN(SIN(RADIANS([.R8]))*SIN(RADIANS([.P8]))))" office:value-type="float" office:value="-22.3099458232398">
            <text:p>-22.31</text:p>
          </table:table-cell>
          <table:table-cell table:formula="of:=TAN(RADIANS([.R8]/2))*TAN(RADIANS([.R8]/2))" office:value-type="float" office:value="0.0430331157698577">
            <text:p>0.04</text:p>
          </table:table-cell>
          <table:table-cell table:formula="of:=4*DEGREES([.U8]*SIN(2*RADIANS([.I8]))-2*[.K8]*SIN(RADIANS([.J8]))+4*[.K8]*[.U8]*SIN(RADIANS([.J8]))*COS(2*RADIANS([.I8]))-0.5*[.U8]*[.U8]*SIN(4*RADIANS([.I8]))-1.25*[.K8]*[.K8]*SIN(2*RADIANS([.J8])))" office:value-type="float" office:value="-6.38245311379726">
            <text:p>-6.38</text:p>
          </table:table-cell>
          <table:table-cell table:formula="of:=DEGREES(ACOS(COS(RADIANS(90.833))/(COS(RADIANS([.$B$2]))*COS(RADIANS([.T8])))-TAN(RADIANS([.$B$2]))*TAN(RADIANS([.T8]))))" office:value-type="float" office:value="71.1073338938335">
            <text:p>71.11</text:p>
          </table:table-cell>
          <table:table-cell table:style-name="ce7" table:formula="of:=(720-4*[.$B$3]-[.V8]+[.$B$4]*60)/1440" office:value-type="float" office:value="0.504432259106804">
            <text:p>12:06:23</text:p>
          </table:table-cell>
          <table:table-cell table:style-name="ce7" table:formula="of:=([.X8]*1440-[.W8]*4)/1440" office:value-type="float" office:value="0.306911887179488">
            <text:p>7:21:57</text:p>
          </table:table-cell>
          <table:table-cell table:style-name="ce7" table:formula="of:=([.X8]*1440+[.W8]*4)/1440" office:value-type="float" office:value="0.701952631034119">
            <text:p>16:50:49</text:p>
          </table:table-cell>
          <table:table-cell table:formula="of:=8*[.W8]" office:value-type="float" office:value="568.858671150668">
            <text:p>568.86</text:p>
          </table:table-cell>
          <table:table-cell table:formula="of:=MOD([.E8]*1440+[.V8]+4*[.$B$3]-60*[.$B$4];1440)" office:value-type="float" office:value="713.617546886203">
            <text:p>713.62</text:p>
          </table:table-cell>
          <table:table-cell table:formula="of:=IF([.AB8]/4&lt;0;[.AB8]/4+180;[.AB8]/4-180)" office:value-type="float" office:value="-1.59561327844932">
            <text:p>-1.6</text:p>
          </table:table-cell>
          <table:table-cell table:formula="of:=DEGREES(ACOS(SIN(RADIANS([.$B$2]))*SIN(RADIANS([.T8]))+COS(RADIANS([.$B$2]))*COS(RADIANS([.T8]))*COS(RADIANS([.AC8]))))" office:value-type="float" office:value="62.3277256079006">
            <text:p>62.33</text:p>
          </table:table-cell>
          <table:table-cell table:formula="of:=90-[.AD8]" office:value-type="float" office:value="27.6722743920994">
            <text:p>27.67</text:p>
          </table:table-cell>
          <table:table-cell table:formula="of:=IF([.AE8]&gt;85;0;IF([.AE8]&gt;5;58.1/TAN(RADIANS([.AE8]))-0.07/POWER(TAN(RADIANS([.AE8]));3)+0.000086/POWER(TAN(RADIANS([.AE8]));5);IF([.AE8]&gt;-0.575;1735+[.AE8]*(-518.2+[.AE8]*(103.4+[.AE8]*(-12.79+[.AE8]*0.711)));-20.772/TAN(RADIANS([.AE8])))))/3600" office:value-type="float" office:value="0.0306419913536027">
            <text:p>0.03</text:p>
          </table:table-cell>
          <table:table-cell table:formula="of:=[.AE8]+[.AF8]" office:value-type="float" office:value="27.702916383453">
            <text:p>27.7</text:p>
          </table:table-cell>
          <table:table-cell table:formula="of:=IF([.AC8]&gt;0;MOD(DEGREES(ACOS(((SIN(RADIANS([.$B$2]))*COS(RADIANS([.AD8])))-SIN(RADIANS([.T8])))/(COS(RADIANS([.$B$2]))*SIN(RADIANS([.AD8])))))+180;360);MOD(540-DEGREES(ACOS(((SIN(RADIANS([.$B$2]))*COS(RADIANS([.AD8])))-SIN(RADIANS([.T8])))/(COS(RADIANS([.$B$2]))*SIN(RADIANS([.AD8])))));360))" office:value-type="float" office:value="178.333154431731">
            <text:p>178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]+1" office:value-type="date" office:date-value="2010-01-08">
            <text:p>1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]+2415018.5+[.E9]-[.$B$4]/24" office:value-type="float" office:value="2455205.29166667">
            <text:p>2455205.29</text:p>
          </table:table-cell>
          <table:table-cell table:style-name="ce9" table:formula="of:=([.F9]-2451545)/36525" office:value-type="float" office:value="0.10021332420716">
            <text:p>0.10021332</text:p>
          </table:table-cell>
          <table:table-cell/>
          <table:table-cell table:formula="of:=MOD(280.46646+[.G9]*(36000.76983+[.G9]*0.0003032);360)" office:value-type="float" office:value="288.223281726077">
            <text:p>288.22</text:p>
          </table:table-cell>
          <table:table-cell table:formula="of:=357.52911+[.G9]*(35999.05029-0.0001537*[.G9])" office:value-type="float" office:value="3965.11360631805">
            <text:p>3965.11</text:p>
          </table:table-cell>
          <table:table-cell table:formula="of:=0.016708634-[.G9]*(0.000042037+0.0000001267*[.G9])" office:value-type="float" office:value="0.0167044200600789">
            <text:p>0.02</text:p>
          </table:table-cell>
          <table:table-cell table:formula="of:=SIN(RADIANS([.J9]))*(1.914602-[.G9]*(0.004817+0.000014*[.G9]))+SIN(RADIANS(2*[.J9]))*(0.019993-0.000101*[.G9])+SIN(RADIANS(3*[.J9]))*0.000289" office:value-type="float" office:value="0.174231486719519">
            <text:p>0.17</text:p>
          </table:table-cell>
          <table:table-cell table:formula="of:=[.I9]+[.L9]" office:value-type="float" office:value="288.397513212796">
            <text:p>288.4</text:p>
          </table:table-cell>
          <table:table-cell table:formula="of:=[.J9]+[.L9]" office:value-type="float" office:value="3965.28783780477">
            <text:p>3965.29</text:p>
          </table:table-cell>
          <table:table-cell table:formula="of:=(1.000001018*(1-[.K9]*[.K9]))/(1+[.K9]*COS(RADIANS([.N9])))" office:value-type="float" office:value="0.983365339103044">
            <text:p>0.98</text:p>
          </table:table-cell>
          <table:table-cell table:formula="of:=[.M9]-0.00569-0.00478*SIN(RADIANS(125.04-1934.136*[.G9]))" office:value-type="float" office:value="288.396279304043">
            <text:p>288.4</text:p>
          </table:table-cell>
          <table:table-cell table:formula="of:=23+(26+((21.448-[.G9]*(46.815+[.G9]*(0.00059-[.G9]*0.001813))))/60)/60" office:value-type="float" office:value="23.4379879192018">
            <text:p>23.44</text:p>
          </table:table-cell>
          <table:table-cell table:formula="of:=[.Q9]+0.00256*COS(RADIANS(125.04-1934.136*[.G9]))" office:value-type="float" office:value="23.438914253018">
            <text:p>23.44</text:p>
          </table:table-cell>
          <table:table-cell table:formula="of:=DEGREES(ATAN2(COS(RADIANS([.P9]));COS(RADIANS([.R9]))*SIN(RADIANS([.P9]))))" office:value-type="float" office:value="-70.0746729390288">
            <text:p>-70.07</text:p>
          </table:table-cell>
          <table:table-cell table:formula="of:=DEGREES(ASIN(SIN(RADIANS([.R9]))*SIN(RADIANS([.P9]))))" office:value-type="float" office:value="-22.1754246968789">
            <text:p>-22.18</text:p>
          </table:table-cell>
          <table:table-cell table:formula="of:=TAN(RADIANS([.R9]/2))*TAN(RADIANS([.R9]/2))" office:value-type="float" office:value="0.0430331060973599">
            <text:p>0.04</text:p>
          </table:table-cell>
          <table:table-cell table:formula="of:=4*DEGREES([.U9]*SIN(2*RADIANS([.I9]))-2*[.K9]*SIN(RADIANS([.J9]))+4*[.K9]*[.U9]*SIN(RADIANS([.J9]))*COS(2*RADIANS([.I9]))-0.5*[.U9]*[.U9]*SIN(4*RADIANS([.I9]))-1.25*[.K9]*[.K9]*SIN(2*RADIANS([.J9])))" office:value-type="float" office:value="-6.80573087628625">
            <text:p>-6.81</text:p>
          </table:table-cell>
          <table:table-cell table:formula="of:=DEGREES(ACOS(COS(RADIANS(90.833))/(COS(RADIANS([.$B$2]))*COS(RADIANS([.T9])))-TAN(RADIANS([.$B$2]))*TAN(RADIANS([.T9]))))" office:value-type="float" office:value="71.245342468481">
            <text:p>71.25</text:p>
          </table:table-cell>
          <table:table-cell table:style-name="ce7" table:formula="of:=(720-4*[.$B$3]-[.V9]+[.$B$4]*60)/1440" office:value-type="float" office:value="0.504726201997421">
            <text:p>12:06:48</text:p>
          </table:table-cell>
          <table:table-cell table:style-name="ce7" table:formula="of:=([.X9]*1440-[.W9]*4)/1440" office:value-type="float" office:value="0.306822472918307">
            <text:p>7:21:49</text:p>
          </table:table-cell>
          <table:table-cell table:style-name="ce7" table:formula="of:=([.X9]*1440+[.W9]*4)/1440" office:value-type="float" office:value="0.702629931076535">
            <text:p>16:51:47</text:p>
          </table:table-cell>
          <table:table-cell table:formula="of:=8*[.W9]" office:value-type="float" office:value="569.962739747848">
            <text:p>569.96</text:p>
          </table:table-cell>
          <table:table-cell table:formula="of:=MOD([.E9]*1440+[.V9]+4*[.$B$3]-60*[.$B$4];1440)" office:value-type="float" office:value="713.194269123714">
            <text:p>713.19</text:p>
          </table:table-cell>
          <table:table-cell table:formula="of:=IF([.AB9]/4&lt;0;[.AB9]/4+180;[.AB9]/4-180)" office:value-type="float" office:value="-1.70143271907156">
            <text:p>-1.7</text:p>
          </table:table-cell>
          <table:table-cell table:formula="of:=DEGREES(ACOS(SIN(RADIANS([.$B$2]))*SIN(RADIANS([.T9]))+COS(RADIANS([.$B$2]))*COS(RADIANS([.T9]))*COS(RADIANS([.AC9]))))" office:value-type="float" office:value="62.1956849747132">
            <text:p>62.2</text:p>
          </table:table-cell>
          <table:table-cell table:formula="of:=90-[.AD9]" office:value-type="float" office:value="27.8043150252868">
            <text:p>27.8</text:p>
          </table:table-cell>
          <table:table-cell table:formula="of:=IF([.AE9]&gt;85;0;IF([.AE9]&gt;5;58.1/TAN(RADIANS([.AE9]))-0.07/POWER(TAN(RADIANS([.AE9]));3)+0.000086/POWER(TAN(RADIANS([.AE9]));5);IF([.AE9]&gt;-0.575;1735+[.AE9]*(-518.2+[.AE9]*(103.4+[.AE9]*(-12.79+[.AE9]*0.711)));-20.772/TAN(RADIANS([.AE9])))))/3600" office:value-type="float" office:value="0.0304725287805951">
            <text:p>0.03</text:p>
          </table:table-cell>
          <table:table-cell table:formula="of:=[.AE9]+[.AF9]" office:value-type="float" office:value="27.8347875540674">
            <text:p>27.83</text:p>
          </table:table-cell>
          <table:table-cell table:formula="of:=IF([.AC9]&gt;0;MOD(DEGREES(ACOS(((SIN(RADIANS([.$B$2]))*COS(RADIANS([.AD9])))-SIN(RADIANS([.T9])))/(COS(RADIANS([.$B$2]))*SIN(RADIANS([.AD9])))))+180;360);MOD(540-DEGREES(ACOS(((SIN(RADIANS([.$B$2]))*COS(RADIANS([.AD9])))-SIN(RADIANS([.T9])))/(COS(RADIANS([.$B$2]))*SIN(RADIANS([.AD9])))));360))" office:value-type="float" office:value="178.218742031051">
            <text:p>178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]+1" office:value-type="date" office:date-value="2010-01-09">
            <text:p>1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]+2415018.5+[.E10]-[.$B$4]/24" office:value-type="float" office:value="2455206.29166667">
            <text:p>2455206.29</text:p>
          </table:table-cell>
          <table:table-cell table:style-name="ce9" table:formula="of:=([.F10]-2451545)/36525" office:value-type="float" office:value="0.100240702715031">
            <text:p>0.10024070</text:p>
          </table:table-cell>
          <table:table-cell/>
          <table:table-cell table:formula="of:=MOD(280.46646+[.G10]*(36000.76983+[.G10]*0.0003032);360)" office:value-type="float" office:value="289.208929087905">
            <text:p>289.21</text:p>
          </table:table-cell>
          <table:table-cell table:formula="of:=357.52911+[.G10]*(35999.05029-0.0001537*[.G10])" office:value-type="float" office:value="3966.09920659894">
            <text:p>3966.1</text:p>
          </table:table-cell>
          <table:table-cell table:formula="of:=0.016708634-[.G10]*(0.000042037+0.0000001267*[.G10])" office:value-type="float" office:value="0.0167044189084732">
            <text:p>0.02</text:p>
          </table:table-cell>
          <table:table-cell table:formula="of:=SIN(RADIANS([.J10]))*(1.914602-[.G10]*(0.004817+0.000014*[.G10]))+SIN(RADIANS(2*[.J10]))*(0.019993-0.000101*[.G10])+SIN(RADIANS(3*[.J10]))*0.000289" office:value-type="float" office:value="0.207688790947964">
            <text:p>0.21</text:p>
          </table:table-cell>
          <table:table-cell table:formula="of:=[.I10]+[.L10]" office:value-type="float" office:value="289.416617878853">
            <text:p>289.42</text:p>
          </table:table-cell>
          <table:table-cell table:formula="of:=[.J10]+[.L10]" office:value-type="float" office:value="3966.30689538988">
            <text:p>3966.31</text:p>
          </table:table-cell>
          <table:table-cell table:formula="of:=(1.000001018*(1-[.K10]*[.K10]))/(1+[.K10]*COS(RADIANS([.N10])))" office:value-type="float" office:value="0.983394369241065">
            <text:p>0.98</text:p>
          </table:table-cell>
          <table:table-cell table:formula="of:=[.M10]-0.00569-0.00478*SIN(RADIANS(125.04-1934.136*[.G10]))" office:value-type="float" office:value="289.415385566759">
            <text:p>289.42</text:p>
          </table:table-cell>
          <table:table-cell table:formula="of:=23+(26+((21.448-[.G10]*(46.815+[.G10]*(0.00059-[.G10]*0.001813))))/60)/60" office:value-type="float" office:value="23.4379875631667">
            <text:p>23.44</text:p>
          </table:table-cell>
          <table:table-cell table:formula="of:=[.Q10]+0.00256*COS(RADIANS(125.04-1934.136*[.G10]))" office:value-type="float" office:value="23.4389116909187">
            <text:p>23.44</text:p>
          </table:table-cell>
          <table:table-cell table:formula="of:=DEGREES(ATAN2(COS(RADIANS([.P10]));COS(RADIANS([.R10]))*SIN(RADIANS([.P10]))))" office:value-type="float" office:value="-68.9854106775246">
            <text:p>-68.99</text:p>
          </table:table-cell>
          <table:table-cell table:formula="of:=DEGREES(ASIN(SIN(RADIANS([.R10]))*SIN(RADIANS([.P10]))))" office:value-type="float" office:value="-22.0336584058591">
            <text:p>-22.03</text:p>
          </table:table-cell>
          <table:table-cell table:formula="of:=TAN(RADIANS([.R10]/2))*TAN(RADIANS([.R10]/2))" office:value-type="float" office:value="0.0430330964218751">
            <text:p>0.04</text:p>
          </table:table-cell>
          <table:table-cell table:formula="of:=4*DEGREES([.U10]*SIN(2*RADIANS([.I10]))-2*[.K10]*SIN(RADIANS([.J10]))+4*[.K10]*[.U10]*SIN(RADIANS([.J10]))*COS(2*RADIANS([.I10]))-0.5*[.U10]*[.U10]*SIN(4*RADIANS([.I10]))-1.25*[.K10]*[.K10]*SIN(2*RADIANS([.J10])))" office:value-type="float" office:value="-7.22036356201484">
            <text:p>-7.22</text:p>
          </table:table-cell>
          <table:table-cell table:formula="of:=DEGREES(ACOS(COS(RADIANS(90.833))/(COS(RADIANS([.$B$2]))*COS(RADIANS([.T10])))-TAN(RADIANS([.$B$2]))*TAN(RADIANS([.T10]))))" office:value-type="float" office:value="71.3903842066145">
            <text:p>71.39</text:p>
          </table:table-cell>
          <table:table-cell table:style-name="ce7" table:formula="of:=(720-4*[.$B$3]-[.V10]+[.$B$4]*60)/1440" office:value-type="float" office:value="0.50501414136251">
            <text:p>12:07:13</text:p>
          </table:table-cell>
          <table:table-cell table:style-name="ce7" table:formula="of:=([.X10]*1440-[.W10]*4)/1440" office:value-type="float" office:value="0.306707518566359">
            <text:p>7:21:40</text:p>
          </table:table-cell>
          <table:table-cell table:style-name="ce7" table:formula="of:=([.X10]*1440+[.W10]*4)/1440" office:value-type="float" office:value="0.703320764158662">
            <text:p>16:52:47</text:p>
          </table:table-cell>
          <table:table-cell table:formula="of:=8*[.W10]" office:value-type="float" office:value="571.123073652916">
            <text:p>571.12</text:p>
          </table:table-cell>
          <table:table-cell table:formula="of:=MOD([.E10]*1440+[.V10]+4*[.$B$3]-60*[.$B$4];1440)" office:value-type="float" office:value="712.779636437985">
            <text:p>712.78</text:p>
          </table:table-cell>
          <table:table-cell table:formula="of:=IF([.AB10]/4&lt;0;[.AB10]/4+180;[.AB10]/4-180)" office:value-type="float" office:value="-1.80509089050372">
            <text:p>-1.81</text:p>
          </table:table-cell>
          <table:table-cell table:formula="of:=DEGREES(ACOS(SIN(RADIANS([.$B$2]))*SIN(RADIANS([.T10]))+COS(RADIANS([.$B$2]))*COS(RADIANS([.T10]))*COS(RADIANS([.AC10]))))" office:value-type="float" office:value="62.0565149095147">
            <text:p>62.06</text:p>
          </table:table-cell>
          <table:table-cell table:formula="of:=90-[.AD10]" office:value-type="float" office:value="27.9434850904853">
            <text:p>27.94</text:p>
          </table:table-cell>
          <table:table-cell table:formula="of:=IF([.AE10]&gt;85;0;IF([.AE10]&gt;5;58.1/TAN(RADIANS([.AE10]))-0.07/POWER(TAN(RADIANS([.AE10]));3)+0.000086/POWER(TAN(RADIANS([.AE10]));5);IF([.AE10]&gt;-0.575;1735+[.AE10]*(-518.2+[.AE10]*(103.4+[.AE10]*(-12.79+[.AE10]*0.711)));-20.772/TAN(RADIANS([.AE10])))))/3600" office:value-type="float" office:value="0.0302954857592241">
            <text:p>0.03</text:p>
          </table:table-cell>
          <table:table-cell table:formula="of:=[.AE10]+[.AF10]" office:value-type="float" office:value="27.9737805762445">
            <text:p>27.97</text:p>
          </table:table-cell>
          <table:table-cell table:formula="of:=IF([.AC10]&gt;0;MOD(DEGREES(ACOS(((SIN(RADIANS([.$B$2]))*COS(RADIANS([.AD10])))-SIN(RADIANS([.T10])))/(COS(RADIANS([.$B$2]))*SIN(RADIANS([.AD10])))))+180;360);MOD(540-DEGREES(ACOS(((SIN(RADIANS([.$B$2]))*COS(RADIANS([.AD10])))-SIN(RADIANS([.T10])))/(COS(RADIANS([.$B$2]))*SIN(RADIANS([.AD10])))));360))" office:value-type="float" office:value="178.105883861227">
            <text:p>178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]+1" office:value-type="date" office:date-value="2010-01-10">
            <text:p>1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]+2415018.5+[.E11]-[.$B$4]/24" office:value-type="float" office:value="2455207.29166667">
            <text:p>2455207.29</text:p>
          </table:table-cell>
          <table:table-cell table:style-name="ce9" table:formula="of:=([.F11]-2451545)/36525" office:value-type="float" office:value="0.100268081222902">
            <text:p>0.10026808</text:p>
          </table:table-cell>
          <table:table-cell/>
          <table:table-cell table:formula="of:=MOD(280.46646+[.G11]*(36000.76983+[.G11]*0.0003032);360)" office:value-type="float" office:value="290.194576449734">
            <text:p>290.19</text:p>
          </table:table-cell>
          <table:table-cell table:formula="of:=357.52911+[.G11]*(35999.05029-0.0001537*[.G11])" office:value-type="float" office:value="3967.08480687982">
            <text:p>3967.08</text:p>
          </table:table-cell>
          <table:table-cell table:formula="of:=0.016708634-[.G11]*(0.000042037+0.0000001267*[.G11])" office:value-type="float" office:value="0.0167044177568674">
            <text:p>0.02</text:p>
          </table:table-cell>
          <table:table-cell table:formula="of:=SIN(RADIANS([.J11]))*(1.914602-[.G11]*(0.004817+0.000014*[.G11]))+SIN(RADIANS(2*[.J11]))*(0.019993-0.000101*[.G11])+SIN(RADIANS(3*[.J11]))*0.000289" office:value-type="float" office:value="0.241080672725826">
            <text:p>0.24</text:p>
          </table:table-cell>
          <table:table-cell table:formula="of:=[.I11]+[.L11]" office:value-type="float" office:value="290.435657122459">
            <text:p>290.44</text:p>
          </table:table-cell>
          <table:table-cell table:formula="of:=[.J11]+[.L11]" office:value-type="float" office:value="3967.32588755254">
            <text:p>3967.33</text:p>
          </table:table-cell>
          <table:table-cell table:formula="of:=(1.000001018*(1-[.K11]*[.K11]))/(1+[.K11]*COS(RADIANS([.N11])))" office:value-type="float" office:value="0.983428479625331">
            <text:p>0.98</text:p>
          </table:table-cell>
          <table:table-cell table:formula="of:=[.M11]-0.00569-0.00478*SIN(RADIANS(125.04-1934.136*[.G11]))" office:value-type="float" office:value="290.434426403217">
            <text:p>290.43</text:p>
          </table:table-cell>
          <table:table-cell table:formula="of:=23+(26+((21.448-[.G11]*(46.815+[.G11]*(0.00059-[.G11]*0.001813))))/60)/60" office:value-type="float" office:value="23.4379872071315">
            <text:p>23.44</text:p>
          </table:table-cell>
          <table:table-cell table:formula="of:=[.Q11]+0.00256*COS(RADIANS(125.04-1934.136*[.G11]))" office:value-type="float" office:value="23.4389091280301">
            <text:p>23.44</text:p>
          </table:table-cell>
          <table:table-cell table:formula="of:=DEGREES(ATAN2(COS(RADIANS([.P11]));COS(RADIANS([.R11]))*SIN(RADIANS([.P11]))))" office:value-type="float" office:value="-67.8984525000698">
            <text:p>-67.9</text:p>
          </table:table-cell>
          <table:table-cell table:formula="of:=DEGREES(ASIN(SIN(RADIANS([.R11]))*SIN(RADIANS([.P11]))))" office:value-type="float" office:value="-21.884715434388">
            <text:p>-21.88</text:p>
          </table:table-cell>
          <table:table-cell table:formula="of:=TAN(RADIANS([.R11]/2))*TAN(RADIANS([.R11]/2))" office:value-type="float" office:value="0.0430330867434106">
            <text:p>0.04</text:p>
          </table:table-cell>
          <table:table-cell table:formula="of:=4*DEGREES([.U11]*SIN(2*RADIANS([.I11]))-2*[.K11]*SIN(RADIANS([.J11]))+4*[.K11]*[.U11]*SIN(RADIANS([.J11]))*COS(2*RADIANS([.I11]))-0.5*[.U11]*[.U11]*SIN(4*RADIANS([.I11]))-1.25*[.K11]*[.K11]*SIN(2*RADIANS([.J11])))" office:value-type="float" office:value="-7.6259405815797">
            <text:p>-7.63</text:p>
          </table:table-cell>
          <table:table-cell table:formula="of:=DEGREES(ACOS(COS(RADIANS(90.833))/(COS(RADIANS([.$B$2]))*COS(RADIANS([.T11])))-TAN(RADIANS([.$B$2]))*TAN(RADIANS([.T11]))))" office:value-type="float" office:value="71.5423314028816">
            <text:p>71.54</text:p>
          </table:table-cell>
          <table:table-cell table:style-name="ce7" table:formula="of:=(720-4*[.$B$3]-[.V11]+[.$B$4]*60)/1440" office:value-type="float" office:value="0.505295792070541">
            <text:p>12:07:38</text:p>
          </table:table-cell>
          <table:table-cell table:style-name="ce7" table:formula="of:=([.X11]*1440-[.W11]*4)/1440" office:value-type="float" office:value="0.306567093729204">
            <text:p>7:21:27</text:p>
          </table:table-cell>
          <table:table-cell table:style-name="ce7" table:formula="of:=([.X11]*1440+[.W11]*4)/1440" office:value-type="float" office:value="0.704024490411879">
            <text:p>16:53:48</text:p>
          </table:table-cell>
          <table:table-cell table:formula="of:=8*[.W11]" office:value-type="float" office:value="572.338651223053">
            <text:p>572.34</text:p>
          </table:table-cell>
          <table:table-cell table:formula="of:=MOD([.E11]*1440+[.V11]+4*[.$B$3]-60*[.$B$4];1440)" office:value-type="float" office:value="712.37405941842">
            <text:p>712.37</text:p>
          </table:table-cell>
          <table:table-cell table:formula="of:=IF([.AB11]/4&lt;0;[.AB11]/4+180;[.AB11]/4-180)" office:value-type="float" office:value="-1.90648514539492">
            <text:p>-1.91</text:p>
          </table:table-cell>
          <table:table-cell table:formula="of:=DEGREES(ACOS(SIN(RADIANS([.$B$2]))*SIN(RADIANS([.T11]))+COS(RADIANS([.$B$2]))*COS(RADIANS([.T11]))*COS(RADIANS([.AC11]))))" office:value-type="float" office:value="61.9102733309715">
            <text:p>61.91</text:p>
          </table:table-cell>
          <table:table-cell table:formula="of:=90-[.AD11]" office:value-type="float" office:value="28.0897266690285">
            <text:p>28.09</text:p>
          </table:table-cell>
          <table:table-cell table:formula="of:=IF([.AE11]&gt;85;0;IF([.AE11]&gt;5;58.1/TAN(RADIANS([.AE11]))-0.07/POWER(TAN(RADIANS([.AE11]));3)+0.000086/POWER(TAN(RADIANS([.AE11]));5);IF([.AE11]&gt;-0.575;1735+[.AE11]*(-518.2+[.AE11]*(103.4+[.AE11]*(-12.79+[.AE11]*0.711)));-20.772/TAN(RADIANS([.AE11])))))/3600" office:value-type="float" office:value="0.0301111570710076">
            <text:p>0.03</text:p>
          </table:table-cell>
          <table:table-cell table:formula="of:=[.AE11]+[.AF11]" office:value-type="float" office:value="28.1198378260995">
            <text:p>28.12</text:p>
          </table:table-cell>
          <table:table-cell table:formula="of:=IF([.AC11]&gt;0;MOD(DEGREES(ACOS(((SIN(RADIANS([.$B$2]))*COS(RADIANS([.AD11])))-SIN(RADIANS([.T11])))/(COS(RADIANS([.$B$2]))*SIN(RADIANS([.AD11])))))+180;360);MOD(540-DEGREES(ACOS(((SIN(RADIANS([.$B$2]))*COS(RADIANS([.AD11])))-SIN(RADIANS([.T11])))/(COS(RADIANS([.$B$2]))*SIN(RADIANS([.AD11])))));360))" office:value-type="float" office:value="177.99466364722">
            <text:p>177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]+1" office:value-type="date" office:date-value="2010-01-11">
            <text:p>1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]+2415018.5+[.E12]-[.$B$4]/24" office:value-type="float" office:value="2455208.29166667">
            <text:p>2455208.29</text:p>
          </table:table-cell>
          <table:table-cell table:style-name="ce9" table:formula="of:=([.F12]-2451545)/36525" office:value-type="float" office:value="0.100295459730774">
            <text:p>0.10029546</text:p>
          </table:table-cell>
          <table:table-cell/>
          <table:table-cell table:formula="of:=MOD(280.46646+[.G12]*(36000.76983+[.G12]*0.0003032);360)" office:value-type="float" office:value="291.180223811562">
            <text:p>291.18</text:p>
          </table:table-cell>
          <table:table-cell table:formula="of:=357.52911+[.G12]*(35999.05029-0.0001537*[.G12])" office:value-type="float" office:value="3968.0704071607">
            <text:p>3968.07</text:p>
          </table:table-cell>
          <table:table-cell table:formula="of:=0.016708634-[.G12]*(0.000042037+0.0000001267*[.G12])" office:value-type="float" office:value="0.0167044166052613">
            <text:p>0.02</text:p>
          </table:table-cell>
          <table:table-cell table:formula="of:=SIN(RADIANS([.J12]))*(1.914602-[.G12]*(0.004817+0.000014*[.G12]))+SIN(RADIANS(2*[.J12]))*(0.019993-0.000101*[.G12])+SIN(RADIANS(3*[.J12]))*0.000289" office:value-type="float" office:value="0.274396624066865">
            <text:p>0.27</text:p>
          </table:table-cell>
          <table:table-cell table:formula="of:=[.I12]+[.L12]" office:value-type="float" office:value="291.454620435629">
            <text:p>291.45</text:p>
          </table:table-cell>
          <table:table-cell table:formula="of:=[.J12]+[.L12]" office:value-type="float" office:value="3968.34480378477">
            <text:p>3968.34</text:p>
          </table:table-cell>
          <table:table-cell table:formula="of:=(1.000001018*(1-[.K12]*[.K12]))/(1+[.K12]*COS(RADIANS([.N12])))" office:value-type="float" office:value="0.983467659114651">
            <text:p>0.98</text:p>
          </table:table-cell>
          <table:table-cell table:formula="of:=[.M12]-0.00569-0.00478*SIN(RADIANS(125.04-1934.136*[.G12]))" office:value-type="float" office:value="291.453391305429">
            <text:p>291.45</text:p>
          </table:table-cell>
          <table:table-cell table:formula="of:=23+(26+((21.448-[.G12]*(46.815+[.G12]*(0.00059-[.G12]*0.001813))))/60)/60" office:value-type="float" office:value="23.4379868510964">
            <text:p>23.44</text:p>
          </table:table-cell>
          <table:table-cell table:formula="of:=[.Q12]+0.00256*COS(RADIANS(125.04-1934.136*[.G12]))" office:value-type="float" office:value="23.438906564354">
            <text:p>23.44</text:p>
          </table:table-cell>
          <table:table-cell table:formula="of:=DEGREES(ATAN2(COS(RADIANS([.P12]));COS(RADIANS([.R12]))*SIN(RADIANS([.P12]))))" office:value-type="float" office:value="-66.8138966841272">
            <text:p>-66.81</text:p>
          </table:table-cell>
          <table:table-cell table:formula="of:=DEGREES(ASIN(SIN(RADIANS([.R12]))*SIN(RADIANS([.P12]))))" office:value-type="float" office:value="-21.7286673939689">
            <text:p>-21.73</text:p>
          </table:table-cell>
          <table:table-cell table:formula="of:=TAN(RADIANS([.R12]/2))*TAN(RADIANS([.R12]/2))" office:value-type="float" office:value="0.0430330770619735">
            <text:p>0.04</text:p>
          </table:table-cell>
          <table:table-cell table:formula="of:=4*DEGREES([.U12]*SIN(2*RADIANS([.I12]))-2*[.K12]*SIN(RADIANS([.J12]))+4*[.K12]*[.U12]*SIN(RADIANS([.J12]))*COS(2*RADIANS([.I12]))-0.5*[.U12]*[.U12]*SIN(4*RADIANS([.I12]))-1.25*[.K12]*[.K12]*SIN(2*RADIANS([.J12])))" office:value-type="float" office:value="-8.02206627813354">
            <text:p>-8.02</text:p>
          </table:table-cell>
          <table:table-cell table:formula="of:=DEGREES(ACOS(COS(RADIANS(90.833))/(COS(RADIANS([.$B$2]))*COS(RADIANS([.T12])))-TAN(RADIANS([.$B$2]))*TAN(RADIANS([.T12]))))" office:value-type="float" office:value="71.7010522674569">
            <text:p>71.7</text:p>
          </table:table-cell>
          <table:table-cell table:style-name="ce7" table:formula="of:=(720-4*[.$B$3]-[.V12]+[.$B$4]*60)/1440" office:value-type="float" office:value="0.505570879359815">
            <text:p>12:08:01</text:p>
          </table:table-cell>
          <table:table-cell table:style-name="ce7" table:formula="of:=([.X12]*1440-[.W12]*4)/1440" office:value-type="float" office:value="0.30640128972799">
            <text:p>7:21:13</text:p>
          </table:table-cell>
          <table:table-cell table:style-name="ce7" table:formula="of:=([.X12]*1440+[.W12]*4)/1440" office:value-type="float" office:value="0.70474046899164">
            <text:p>16:54:50</text:p>
          </table:table-cell>
          <table:table-cell table:formula="of:=8*[.W12]" office:value-type="float" office:value="573.608418139655">
            <text:p>573.61</text:p>
          </table:table-cell>
          <table:table-cell table:formula="of:=MOD([.E12]*1440+[.V12]+4*[.$B$3]-60*[.$B$4];1440)" office:value-type="float" office:value="711.977933721866">
            <text:p>711.98</text:p>
          </table:table-cell>
          <table:table-cell table:formula="of:=IF([.AB12]/4&lt;0;[.AB12]/4+180;[.AB12]/4-180)" office:value-type="float" office:value="-2.0055165695334">
            <text:p>-2.01</text:p>
          </table:table-cell>
          <table:table-cell table:formula="of:=DEGREES(ACOS(SIN(RADIANS([.$B$2]))*SIN(RADIANS([.T12]))+COS(RADIANS([.$B$2]))*COS(RADIANS([.T12]))*COS(RADIANS([.AC12]))))" office:value-type="float" office:value="61.7570209649984">
            <text:p>61.76</text:p>
          </table:table-cell>
          <table:table-cell table:formula="of:=90-[.AD12]" office:value-type="float" office:value="28.2429790350017">
            <text:p>28.24</text:p>
          </table:table-cell>
          <table:table-cell table:formula="of:=IF([.AE12]&gt;85;0;IF([.AE12]&gt;5;58.1/TAN(RADIANS([.AE12]))-0.07/POWER(TAN(RADIANS([.AE12]));3)+0.000086/POWER(TAN(RADIANS([.AE12]));5);IF([.AE12]&gt;-0.575;1735+[.AE12]*(-518.2+[.AE12]*(103.4+[.AE12]*(-12.79+[.AE12]*0.711)));-20.772/TAN(RADIANS([.AE12])))))/3600" office:value-type="float" office:value="0.0299198435833804">
            <text:p>0.03</text:p>
          </table:table-cell>
          <table:table-cell table:formula="of:=[.AE12]+[.AF12]" office:value-type="float" office:value="28.272898878585">
            <text:p>28.27</text:p>
          </table:table-cell>
          <table:table-cell table:formula="of:=IF([.AC12]&gt;0;MOD(DEGREES(ACOS(((SIN(RADIANS([.$B$2]))*COS(RADIANS([.AD12])))-SIN(RADIANS([.T12])))/(COS(RADIANS([.$B$2]))*SIN(RADIANS([.AD12])))))+180;360);MOD(540-DEGREES(ACOS(((SIN(RADIANS([.$B$2]))*COS(RADIANS([.AD12])))-SIN(RADIANS([.T12])))/(COS(RADIANS([.$B$2]))*SIN(RADIANS([.AD12])))));360))" office:value-type="float" office:value="177.885163964023">
            <text:p>177.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]+1" office:value-type="date" office:date-value="2010-01-12">
            <text:p>1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]+2415018.5+[.E13]-[.$B$4]/24" office:value-type="float" office:value="2455209.29166667">
            <text:p>2455209.29</text:p>
          </table:table-cell>
          <table:table-cell table:style-name="ce9" table:formula="of:=([.F13]-2451545)/36525" office:value-type="float" office:value="0.100322838238645">
            <text:p>0.10032284</text:p>
          </table:table-cell>
          <table:table-cell/>
          <table:table-cell table:formula="of:=MOD(280.46646+[.G13]*(36000.76983+[.G13]*0.0003032);360)" office:value-type="float" office:value="292.165871173392">
            <text:p>292.17</text:p>
          </table:table-cell>
          <table:table-cell table:formula="of:=357.52911+[.G13]*(35999.05029-0.0001537*[.G13])" office:value-type="float" office:value="3969.05600744158">
            <text:p>3969.06</text:p>
          </table:table-cell>
          <table:table-cell table:formula="of:=0.016708634-[.G13]*(0.000042037+0.0000001267*[.G13])" office:value-type="float" office:value="0.016704415453655">
            <text:p>0.02</text:p>
          </table:table-cell>
          <table:table-cell table:formula="of:=SIN(RADIANS([.J13]))*(1.914602-[.G13]*(0.004817+0.000014*[.G13]))+SIN(RADIANS(2*[.J13]))*(0.019993-0.000101*[.G13])+SIN(RADIANS(3*[.J13]))*0.000289" office:value-type="float" office:value="0.307626165253355">
            <text:p>0.31</text:p>
          </table:table-cell>
          <table:table-cell table:formula="of:=[.I13]+[.L13]" office:value-type="float" office:value="292.473497338645">
            <text:p>292.47</text:p>
          </table:table-cell>
          <table:table-cell table:formula="of:=[.J13]+[.L13]" office:value-type="float" office:value="3969.36363360683">
            <text:p>3969.36</text:p>
          </table:table-cell>
          <table:table-cell table:formula="of:=(1.000001018*(1-[.K13]*[.K13]))/(1+[.K13]*COS(RADIANS([.N13])))" office:value-type="float" office:value="0.98351189491507">
            <text:p>0.98</text:p>
          </table:table-cell>
          <table:table-cell table:formula="of:=[.M13]-0.00569-0.00478*SIN(RADIANS(125.04-1934.136*[.G13]))" office:value-type="float" office:value="292.472269793677">
            <text:p>292.47</text:p>
          </table:table-cell>
          <table:table-cell table:formula="of:=23+(26+((21.448-[.G13]*(46.815+[.G13]*(0.00059-[.G13]*0.001813))))/60)/60" office:value-type="float" office:value="23.4379864950612">
            <text:p>23.44</text:p>
          </table:table-cell>
          <table:table-cell table:formula="of:=[.Q13]+0.00256*COS(RADIANS(125.04-1934.136*[.G13]))" office:value-type="float" office:value="23.4389039998923">
            <text:p>23.44</text:p>
          </table:table-cell>
          <table:table-cell table:formula="of:=DEGREES(ATAN2(COS(RADIANS([.P13]));COS(RADIANS([.R13]))*SIN(RADIANS([.P13]))))" office:value-type="float" office:value="-65.7318372468738">
            <text:p>-65.73</text:p>
          </table:table-cell>
          <table:table-cell table:formula="of:=DEGREES(ASIN(SIN(RADIANS([.R13]))*SIN(RADIANS([.P13]))))" office:value-type="float" office:value="-21.5655889180674">
            <text:p>-21.57</text:p>
          </table:table-cell>
          <table:table-cell table:formula="of:=TAN(RADIANS([.R13]/2))*TAN(RADIANS([.R13]/2))" office:value-type="float" office:value="0.0430330673775707">
            <text:p>0.04</text:p>
          </table:table-cell>
          <table:table-cell table:formula="of:=4*DEGREES([.U13]*SIN(2*RADIANS([.I13]))-2*[.K13]*SIN(RADIANS([.J13]))+4*[.K13]*[.U13]*SIN(RADIANS([.J13]))*COS(2*RADIANS([.I13]))-0.5*[.U13]*[.U13]*SIN(4*RADIANS([.I13]))-1.25*[.K13]*[.K13]*SIN(2*RADIANS([.J13])))" office:value-type="float" office:value="-8.40836045669513">
            <text:p>-8.41</text:p>
          </table:table-cell>
          <table:table-cell table:formula="of:=DEGREES(ACOS(COS(RADIANS(90.833))/(COS(RADIANS([.$B$2]))*COS(RADIANS([.T13])))-TAN(RADIANS([.$B$2]))*TAN(RADIANS([.T13]))))" office:value-type="float" office:value="71.866411310485">
            <text:p>71.87</text:p>
          </table:table-cell>
          <table:table-cell table:style-name="ce7" table:formula="of:=(720-4*[.$B$3]-[.V13]+[.$B$4]*60)/1440" office:value-type="float" office:value="0.505839139206038">
            <text:p>12:08:25</text:p>
          </table:table-cell>
          <table:table-cell table:style-name="ce7" table:formula="of:=([.X13]*1440-[.W13]*4)/1440" office:value-type="float" office:value="0.306210218899136">
            <text:p>7:20:57</text:p>
          </table:table-cell>
          <table:table-cell table:style-name="ce7" table:formula="of:=([.X13]*1440+[.W13]*4)/1440" office:value-type="float" office:value="0.705468059512941">
            <text:p>16:55:52</text:p>
          </table:table-cell>
          <table:table-cell table:formula="of:=8*[.W13]" office:value-type="float" office:value="574.93129048388">
            <text:p>574.93</text:p>
          </table:table-cell>
          <table:table-cell table:formula="of:=MOD([.E13]*1440+[.V13]+4*[.$B$3]-60*[.$B$4];1440)" office:value-type="float" office:value="711.591639543305">
            <text:p>711.59</text:p>
          </table:table-cell>
          <table:table-cell table:formula="of:=IF([.AB13]/4&lt;0;[.AB13]/4+180;[.AB13]/4-180)" office:value-type="float" office:value="-2.10209011417379">
            <text:p>-2.1</text:p>
          </table:table-cell>
          <table:table-cell table:formula="of:=DEGREES(ACOS(SIN(RADIANS([.$B$2]))*SIN(RADIANS([.T13]))+COS(RADIANS([.$B$2]))*COS(RADIANS([.T13]))*COS(RADIANS([.AC13]))))" office:value-type="float" office:value="61.5968212839596">
            <text:p>61.6</text:p>
          </table:table-cell>
          <table:table-cell table:formula="of:=90-[.AD13]" office:value-type="float" office:value="28.4031787160404">
            <text:p>28.4</text:p>
          </table:table-cell>
          <table:table-cell table:formula="of:=IF([.AE13]&gt;85;0;IF([.AE13]&gt;5;58.1/TAN(RADIANS([.AE13]))-0.07/POWER(TAN(RADIANS([.AE13]));3)+0.000086/POWER(TAN(RADIANS([.AE13]));5);IF([.AE13]&gt;-0.575;1735+[.AE13]*(-518.2+[.AE13]*(103.4+[.AE13]*(-12.79+[.AE13]*0.711)));-20.772/TAN(RADIANS([.AE13])))))/3600" office:value-type="float" office:value="0.0297218510879312">
            <text:p>0.03</text:p>
          </table:table-cell>
          <table:table-cell table:formula="of:=[.AE13]+[.AF13]" office:value-type="float" office:value="28.4329005671283">
            <text:p>28.43</text:p>
          </table:table-cell>
          <table:table-cell table:formula="of:=IF([.AC13]&gt;0;MOD(DEGREES(ACOS(((SIN(RADIANS([.$B$2]))*COS(RADIANS([.AD13])))-SIN(RADIANS([.T13])))/(COS(RADIANS([.$B$2]))*SIN(RADIANS([.AD13])))))+180;360);MOD(540-DEGREES(ACOS(((SIN(RADIANS([.$B$2]))*COS(RADIANS([.AD13])))-SIN(RADIANS([.T13])))/(COS(RADIANS([.$B$2]))*SIN(RADIANS([.AD13])))));360))" office:value-type="float" office:value="177.777466169789">
            <text:p>177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]+1" office:value-type="date" office:date-value="2010-01-13">
            <text:p>1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]+2415018.5+[.E14]-[.$B$4]/24" office:value-type="float" office:value="2455210.29166667">
            <text:p>2455210.29</text:p>
          </table:table-cell>
          <table:table-cell table:style-name="ce9" table:formula="of:=([.F14]-2451545)/36525" office:value-type="float" office:value="0.100350216746516">
            <text:p>0.10035022</text:p>
          </table:table-cell>
          <table:table-cell/>
          <table:table-cell table:formula="of:=MOD(280.46646+[.G14]*(36000.76983+[.G14]*0.0003032);360)" office:value-type="float" office:value="293.151518535222">
            <text:p>293.15</text:p>
          </table:table-cell>
          <table:table-cell table:formula="of:=357.52911+[.G14]*(35999.05029-0.0001537*[.G14])" office:value-type="float" office:value="3970.04160772246">
            <text:p>3970.04</text:p>
          </table:table-cell>
          <table:table-cell table:formula="of:=0.016708634-[.G14]*(0.000042037+0.0000001267*[.G14])" office:value-type="float" office:value="0.0167044143020486">
            <text:p>0.02</text:p>
          </table:table-cell>
          <table:table-cell table:formula="of:=SIN(RADIANS([.J14]))*(1.914602-[.G14]*(0.004817+0.000014*[.G14]))+SIN(RADIANS(2*[.J14]))*(0.019993-0.000101*[.G14])+SIN(RADIANS(3*[.J14]))*0.000289" office:value-type="float" office:value="0.340758848720657">
            <text:p>0.34</text:p>
          </table:table-cell>
          <table:table-cell table:formula="of:=[.I14]+[.L14]" office:value-type="float" office:value="293.492277383943">
            <text:p>293.49</text:p>
          </table:table-cell>
          <table:table-cell table:formula="of:=[.J14]+[.L14]" office:value-type="float" office:value="3970.38236657118">
            <text:p>3970.38</text:p>
          </table:table-cell>
          <table:table-cell table:formula="of:=(1.000001018*(1-[.K14]*[.K14]))/(1+[.K14]*COS(RADIANS([.N14])))" office:value-type="float" office:value="0.983561172585211">
            <text:p>0.98</text:p>
          </table:table-cell>
          <table:table-cell table:formula="of:=[.M14]-0.00569-0.00478*SIN(RADIANS(125.04-1934.136*[.G14]))" office:value-type="float" office:value="293.491051420395">
            <text:p>293.49</text:p>
          </table:table-cell>
          <table:table-cell table:formula="of:=23+(26+((21.448-[.G14]*(46.815+[.G14]*(0.00059-[.G14]*0.001813))))/60)/60" office:value-type="float" office:value="23.437986139026">
            <text:p>23.44</text:p>
          </table:table-cell>
          <table:table-cell table:formula="of:=[.Q14]+0.00256*COS(RADIANS(125.04-1934.136*[.G14]))" office:value-type="float" office:value="23.4389014346469">
            <text:p>23.44</text:p>
          </table:table-cell>
          <table:table-cell table:formula="of:=DEGREES(ATAN2(COS(RADIANS([.P14]));COS(RADIANS([.R14]))*SIN(RADIANS([.P14]))))" office:value-type="float" office:value="-64.652363836543">
            <text:p>-64.65</text:p>
          </table:table-cell>
          <table:table-cell table:formula="of:=DEGREES(ASIN(SIN(RADIANS([.R14]))*SIN(RADIANS([.P14]))))" office:value-type="float" office:value="-21.3955575542791">
            <text:p>-21.4</text:p>
          </table:table-cell>
          <table:table-cell table:formula="of:=TAN(RADIANS([.R14]/2))*TAN(RADIANS([.R14]/2))" office:value-type="float" office:value="0.0430330576902096">
            <text:p>0.04</text:p>
          </table:table-cell>
          <table:table-cell table:formula="of:=4*DEGREES([.U14]*SIN(2*RADIANS([.I14]))-2*[.K14]*SIN(RADIANS([.J14]))+4*[.K14]*[.U14]*SIN(RADIANS([.J14]))*COS(2*RADIANS([.I14]))-0.5*[.U14]*[.U14]*SIN(4*RADIANS([.I14]))-1.25*[.K14]*[.K14]*SIN(2*RADIANS([.J14])))" office:value-type="float" office:value="-8.7844588760141">
            <text:p>-8.78</text:p>
          </table:table-cell>
          <table:table-cell table:formula="of:=DEGREES(ACOS(COS(RADIANS(90.833))/(COS(RADIANS([.$B$2]))*COS(RADIANS([.T14])))-TAN(RADIANS([.$B$2]))*TAN(RADIANS([.T14]))))" office:value-type="float" office:value="72.0382697268184">
            <text:p>72.04</text:p>
          </table:table-cell>
          <table:table-cell table:style-name="ce7" table:formula="of:=(720-4*[.$B$3]-[.V14]+[.$B$4]*60)/1440" office:value-type="float" office:value="0.506100318663899">
            <text:p>12:08:47</text:p>
          </table:table-cell>
          <table:table-cell table:style-name="ce7" table:formula="of:=([.X14]*1440-[.W14]*4)/1440" office:value-type="float" office:value="0.305994013867181">
            <text:p>7:20:38</text:p>
          </table:table-cell>
          <table:table-cell table:style-name="ce7" table:formula="of:=([.X14]*1440+[.W14]*4)/1440" office:value-type="float" office:value="0.706206623460616">
            <text:p>16:56:56</text:p>
          </table:table-cell>
          <table:table-cell table:formula="of:=8*[.W14]" office:value-type="float" office:value="576.306157814547">
            <text:p>576.31</text:p>
          </table:table-cell>
          <table:table-cell table:formula="of:=MOD([.E14]*1440+[.V14]+4*[.$B$3]-60*[.$B$4];1440)" office:value-type="float" office:value="711.215541123986">
            <text:p>711.22</text:p>
          </table:table-cell>
          <table:table-cell table:formula="of:=IF([.AB14]/4&lt;0;[.AB14]/4+180;[.AB14]/4-180)" office:value-type="float" office:value="-2.19611471900353">
            <text:p>-2.2</text:p>
          </table:table-cell>
          <table:table-cell table:formula="of:=DEGREES(ACOS(SIN(RADIANS([.$B$2]))*SIN(RADIANS([.T14]))+COS(RADIANS([.$B$2]))*COS(RADIANS([.T14]))*COS(RADIANS([.AC14]))))" office:value-type="float" office:value="61.4297404441965">
            <text:p>61.43</text:p>
          </table:table-cell>
          <table:table-cell table:formula="of:=90-[.AD14]" office:value-type="float" office:value="28.5702595558035">
            <text:p>28.57</text:p>
          </table:table-cell>
          <table:table-cell table:formula="of:=IF([.AE14]&gt;85;0;IF([.AE14]&gt;5;58.1/TAN(RADIANS([.AE14]))-0.07/POWER(TAN(RADIANS([.AE14]));3)+0.000086/POWER(TAN(RADIANS([.AE14]));5);IF([.AE14]&gt;-0.575;1735+[.AE14]*(-518.2+[.AE14]*(103.4+[.AE14]*(-12.79+[.AE14]*0.711)));-20.772/TAN(RADIANS([.AE14])))))/3600" office:value-type="float" office:value="0.0295174891610499">
            <text:p>0.03</text:p>
          </table:table-cell>
          <table:table-cell table:formula="of:=[.AE14]+[.AF14]" office:value-type="float" office:value="28.5997770449646">
            <text:p>28.6</text:p>
          </table:table-cell>
          <table:table-cell table:formula="of:=IF([.AC14]&gt;0;MOD(DEGREES(ACOS(((SIN(RADIANS([.$B$2]))*COS(RADIANS([.AD14])))-SIN(RADIANS([.T14])))/(COS(RADIANS([.$B$2]))*SIN(RADIANS([.AD14])))))+180;360);MOD(540-DEGREES(ACOS(((SIN(RADIANS([.$B$2]))*COS(RADIANS([.AD14])))-SIN(RADIANS([.T14])))/(COS(RADIANS([.$B$2]))*SIN(RADIANS([.AD14])))));360))" office:value-type="float" office:value="177.671650338443">
            <text:p>177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]+1" office:value-type="date" office:date-value="2010-01-14">
            <text:p>1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]+2415018.5+[.E15]-[.$B$4]/24" office:value-type="float" office:value="2455211.29166667">
            <text:p>2455211.29</text:p>
          </table:table-cell>
          <table:table-cell table:style-name="ce9" table:formula="of:=([.F15]-2451545)/36525" office:value-type="float" office:value="0.100377595254388">
            <text:p>0.10037760</text:p>
          </table:table-cell>
          <table:table-cell/>
          <table:table-cell table:formula="of:=MOD(280.46646+[.G15]*(36000.76983+[.G15]*0.0003032);360)" office:value-type="float" office:value="294.137165897053">
            <text:p>294.14</text:p>
          </table:table-cell>
          <table:table-cell table:formula="of:=357.52911+[.G15]*(35999.05029-0.0001537*[.G15])" office:value-type="float" office:value="3971.02720800334">
            <text:p>3971.03</text:p>
          </table:table-cell>
          <table:table-cell table:formula="of:=0.016708634-[.G15]*(0.000042037+0.0000001267*[.G15])" office:value-type="float" office:value="0.016704413150442">
            <text:p>0.02</text:p>
          </table:table-cell>
          <table:table-cell table:formula="of:=SIN(RADIANS([.J15]))*(1.914602-[.G15]*(0.004817+0.000014*[.G15]))+SIN(RADIANS(2*[.J15]))*(0.019993-0.000101*[.G15])+SIN(RADIANS(3*[.J15]))*0.000289" office:value-type="float" office:value="0.373784262923584">
            <text:p>0.37</text:p>
          </table:table-cell>
          <table:table-cell table:formula="of:=[.I15]+[.L15]" office:value-type="float" office:value="294.510950159977">
            <text:p>294.51</text:p>
          </table:table-cell>
          <table:table-cell table:formula="of:=[.J15]+[.L15]" office:value-type="float" office:value="3971.40099226626">
            <text:p>3971.4</text:p>
          </table:table-cell>
          <table:table-cell table:formula="of:=(1.000001018*(1-[.K15]*[.K15]))/(1+[.K15]*COS(RADIANS([.N15])))" office:value-type="float" office:value="0.983615476042306">
            <text:p>0.98</text:p>
          </table:table-cell>
          <table:table-cell table:formula="of:=[.M15]-0.00569-0.00478*SIN(RADIANS(125.04-1934.136*[.G15]))" office:value-type="float" office:value="294.509725774035">
            <text:p>294.51</text:p>
          </table:table-cell>
          <table:table-cell table:formula="of:=23+(26+((21.448-[.G15]*(46.815+[.G15]*(0.00059-[.G15]*0.001813))))/60)/60" office:value-type="float" office:value="23.4379857829909">
            <text:p>23.44</text:p>
          </table:table-cell>
          <table:table-cell table:formula="of:=[.Q15]+0.00256*COS(RADIANS(125.04-1934.136*[.G15]))" office:value-type="float" office:value="23.4388988686196">
            <text:p>23.44</text:p>
          </table:table-cell>
          <table:table-cell table:formula="of:=DEGREES(ATAN2(COS(RADIANS([.P15]));COS(RADIANS([.R15]))*SIN(RADIANS([.P15]))))" office:value-type="float" office:value="-63.5755616368747">
            <text:p>-63.58</text:p>
          </table:table-cell>
          <table:table-cell table:formula="of:=DEGREES(ASIN(SIN(RADIANS([.R15]))*SIN(RADIANS([.P15]))))" office:value-type="float" office:value="-21.2186536543857">
            <text:p>-21.22</text:p>
          </table:table-cell>
          <table:table-cell table:formula="of:=TAN(RADIANS([.R15]/2))*TAN(RADIANS([.R15]/2))" office:value-type="float" office:value="0.0430330479998971">
            <text:p>0.04</text:p>
          </table:table-cell>
          <table:table-cell table:formula="of:=4*DEGREES([.U15]*SIN(2*RADIANS([.I15]))-2*[.K15]*SIN(RADIANS([.J15]))+4*[.K15]*[.U15]*SIN(RADIANS([.J15]))*COS(2*RADIANS([.I15]))-0.5*[.U15]*[.U15]*SIN(4*RADIANS([.I15]))-1.25*[.K15]*[.K15]*SIN(2*RADIANS([.J15])))" office:value-type="float" office:value="-9.15001370215659">
            <text:p>-9.15</text:p>
          </table:table-cell>
          <table:table-cell table:formula="of:=DEGREES(ACOS(COS(RADIANS(90.833))/(COS(RADIANS([.$B$2]))*COS(RADIANS([.T15])))-TAN(RADIANS([.$B$2]))*TAN(RADIANS([.T15]))))" office:value-type="float" office:value="72.2164857790838">
            <text:p>72.22</text:p>
          </table:table-cell>
          <table:table-cell table:style-name="ce7" table:formula="of:=(720-4*[.$B$3]-[.V15]+[.$B$4]*60)/1440" office:value-type="float" office:value="0.506354176182053">
            <text:p>12:09:09</text:p>
          </table:table-cell>
          <table:table-cell table:style-name="ce7" table:formula="of:=([.X15]*1440-[.W15]*4)/1440" office:value-type="float" office:value="0.305752826795709">
            <text:p>7:20:17</text:p>
          </table:table-cell>
          <table:table-cell table:style-name="ce7" table:formula="of:=([.X15]*1440+[.W15]*4)/1440" office:value-type="float" office:value="0.706955525568397">
            <text:p>16:58:01</text:p>
          </table:table-cell>
          <table:table-cell table:formula="of:=8*[.W15]" office:value-type="float" office:value="577.73188623267">
            <text:p>577.73</text:p>
          </table:table-cell>
          <table:table-cell table:formula="of:=MOD([.E15]*1440+[.V15]+4*[.$B$3]-60*[.$B$4];1440)" office:value-type="float" office:value="710.849986297843">
            <text:p>710.85</text:p>
          </table:table-cell>
          <table:table-cell table:formula="of:=IF([.AB15]/4&lt;0;[.AB15]/4+180;[.AB15]/4-180)" office:value-type="float" office:value="-2.28750342553914">
            <text:p>-2.29</text:p>
          </table:table-cell>
          <table:table-cell table:formula="of:=DEGREES(ACOS(SIN(RADIANS([.$B$2]))*SIN(RADIANS([.T15]))+COS(RADIANS([.$B$2]))*COS(RADIANS([.T15]))*COS(RADIANS([.AC15]))))" office:value-type="float" office:value="61.2558472220598">
            <text:p>61.26</text:p>
          </table:table-cell>
          <table:table-cell table:formula="of:=90-[.AD15]" office:value-type="float" office:value="28.7441527779402">
            <text:p>28.74</text:p>
          </table:table-cell>
          <table:table-cell table:formula="of:=IF([.AE15]&gt;85;0;IF([.AE15]&gt;5;58.1/TAN(RADIANS([.AE15]))-0.07/POWER(TAN(RADIANS([.AE15]));3)+0.000086/POWER(TAN(RADIANS([.AE15]));5);IF([.AE15]&gt;-0.575;1735+[.AE15]*(-518.2+[.AE15]*(103.4+[.AE15]*(-12.79+[.AE15]*0.711)));-20.772/TAN(RADIANS([.AE15])))))/3600" office:value-type="float" office:value="0.0293070700536963">
            <text:p>0.03</text:p>
          </table:table-cell>
          <table:table-cell table:formula="of:=[.AE15]+[.AF15]" office:value-type="float" office:value="28.7734598479939">
            <text:p>28.77</text:p>
          </table:table-cell>
          <table:table-cell table:formula="of:=IF([.AC15]&gt;0;MOD(DEGREES(ACOS(((SIN(RADIANS([.$B$2]))*COS(RADIANS([.AD15])))-SIN(RADIANS([.T15])))/(COS(RADIANS([.$B$2]))*SIN(RADIANS([.AD15])))))+180;360);MOD(540-DEGREES(ACOS(((SIN(RADIANS([.$B$2]))*COS(RADIANS([.AD15])))-SIN(RADIANS([.T15])))/(COS(RADIANS([.$B$2]))*SIN(RADIANS([.AD15])))));360))" office:value-type="float" office:value="177.5677951919">
            <text:p>177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]+1" office:value-type="date" office:date-value="2010-01-15">
            <text:p>1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]+2415018.5+[.E16]-[.$B$4]/24" office:value-type="float" office:value="2455212.29166667">
            <text:p>2455212.29</text:p>
          </table:table-cell>
          <table:table-cell table:style-name="ce9" table:formula="of:=([.F16]-2451545)/36525" office:value-type="float" office:value="0.100404973762259">
            <text:p>0.10040497</text:p>
          </table:table-cell>
          <table:table-cell/>
          <table:table-cell table:formula="of:=MOD(280.46646+[.G16]*(36000.76983+[.G16]*0.0003032);360)" office:value-type="float" office:value="295.122813258884">
            <text:p>295.12</text:p>
          </table:table-cell>
          <table:table-cell table:formula="of:=357.52911+[.G16]*(35999.05029-0.0001537*[.G16])" office:value-type="float" office:value="3972.01280828422">
            <text:p>3972.01</text:p>
          </table:table-cell>
          <table:table-cell table:formula="of:=0.016708634-[.G16]*(0.000042037+0.0000001267*[.G16])" office:value-type="float" office:value="0.0167044119988351">
            <text:p>0.02</text:p>
          </table:table-cell>
          <table:table-cell table:formula="of:=SIN(RADIANS([.J16]))*(1.914602-[.G16]*(0.004817+0.000014*[.G16]))+SIN(RADIANS(2*[.J16]))*(0.019993-0.000101*[.G16])+SIN(RADIANS(3*[.J16]))*0.000289" office:value-type="float" office:value="0.406692036181995">
            <text:p>0.41</text:p>
          </table:table-cell>
          <table:table-cell table:formula="of:=[.I16]+[.L16]" office:value-type="float" office:value="295.529505295066">
            <text:p>295.53</text:p>
          </table:table-cell>
          <table:table-cell table:formula="of:=[.J16]+[.L16]" office:value-type="float" office:value="3972.4195003204">
            <text:p>3972.42</text:p>
          </table:table-cell>
          <table:table-cell table:formula="of:=(1.000001018*(1-[.K16]*[.K16]))/(1+[.K16]*COS(RADIANS([.N16])))" office:value-type="float" office:value="0.983674787568891">
            <text:p>0.98</text:p>
          </table:table-cell>
          <table:table-cell table:formula="of:=[.M16]-0.00569-0.00478*SIN(RADIANS(125.04-1934.136*[.G16]))" office:value-type="float" office:value="295.528282482918">
            <text:p>295.53</text:p>
          </table:table-cell>
          <table:table-cell table:formula="of:=23+(26+((21.448-[.G16]*(46.815+[.G16]*(0.00059-[.G16]*0.001813))))/60)/60" office:value-type="float" office:value="23.4379854269557">
            <text:p>23.44</text:p>
          </table:table-cell>
          <table:table-cell table:formula="of:=[.Q16]+0.00256*COS(RADIANS(125.04-1934.136*[.G16]))" office:value-type="float" office:value="23.4388963018124">
            <text:p>23.44</text:p>
          </table:table-cell>
          <table:table-cell table:formula="of:=DEGREES(ATAN2(COS(RADIANS([.P16]));COS(RADIANS([.R16]))*SIN(RADIANS([.P16]))))" office:value-type="float" office:value="-62.501511284612">
            <text:p>-62.5</text:p>
          </table:table-cell>
          <table:table-cell table:formula="of:=DEGREES(ASIN(SIN(RADIANS([.R16]))*SIN(RADIANS([.P16]))))" office:value-type="float" office:value="-21.0349602626843">
            <text:p>-21.03</text:p>
          </table:table-cell>
          <table:table-cell table:formula="of:=TAN(RADIANS([.R16]/2))*TAN(RADIANS([.R16]/2))" office:value-type="float" office:value="0.0430330383066405">
            <text:p>0.04</text:p>
          </table:table-cell>
          <table:table-cell table:formula="of:=4*DEGREES([.U16]*SIN(2*RADIANS([.I16]))-2*[.K16]*SIN(RADIANS([.J16]))+4*[.K16]*[.U16]*SIN(RADIANS([.J16]))*COS(2*RADIANS([.I16]))-0.5*[.U16]*[.U16]*SIN(4*RADIANS([.I16]))-1.25*[.K16]*[.K16]*SIN(2*RADIANS([.J16])))" office:value-type="float" office:value="-9.50469392310526">
            <text:p>-9.5</text:p>
          </table:table-cell>
          <table:table-cell table:formula="of:=DEGREES(ACOS(COS(RADIANS(90.833))/(COS(RADIANS([.$B$2]))*COS(RADIANS([.T16])))-TAN(RADIANS([.$B$2]))*TAN(RADIANS([.T16]))))" office:value-type="float" office:value="72.4009151772051">
            <text:p>72.4</text:p>
          </table:table-cell>
          <table:table-cell table:style-name="ce7" table:formula="of:=(720-4*[.$B$3]-[.V16]+[.$B$4]*60)/1440" office:value-type="float" office:value="0.506600481891045">
            <text:p>12:09:30</text:p>
          </table:table-cell>
          <table:table-cell table:style-name="ce7" table:formula="of:=([.X16]*1440-[.W16]*4)/1440" office:value-type="float" office:value="0.305486828621031">
            <text:p>7:19:54</text:p>
          </table:table-cell>
          <table:table-cell table:style-name="ce7" table:formula="of:=([.X16]*1440+[.W16]*4)/1440" office:value-type="float" office:value="0.70771413516106">
            <text:p>16:59:07</text:p>
          </table:table-cell>
          <table:table-cell table:formula="of:=8*[.W16]" office:value-type="float" office:value="579.207321417641">
            <text:p>579.21</text:p>
          </table:table-cell>
          <table:table-cell table:formula="of:=MOD([.E16]*1440+[.V16]+4*[.$B$3]-60*[.$B$4];1440)" office:value-type="float" office:value="710.495306076895">
            <text:p>710.5</text:p>
          </table:table-cell>
          <table:table-cell table:formula="of:=IF([.AB16]/4&lt;0;[.AB16]/4+180;[.AB16]/4-180)" office:value-type="float" office:value="-2.37617348077632">
            <text:p>-2.38</text:p>
          </table:table-cell>
          <table:table-cell table:formula="of:=DEGREES(ACOS(SIN(RADIANS([.$B$2]))*SIN(RADIANS([.T16]))+COS(RADIANS([.$B$2]))*COS(RADIANS([.T16]))*COS(RADIANS([.AC16]))))" office:value-type="float" office:value="61.0752129486248">
            <text:p>61.08</text:p>
          </table:table-cell>
          <table:table-cell table:formula="of:=90-[.AD16]" office:value-type="float" office:value="28.9247870513752">
            <text:p>28.92</text:p>
          </table:table-cell>
          <table:table-cell table:formula="of:=IF([.AE16]&gt;85;0;IF([.AE16]&gt;5;58.1/TAN(RADIANS([.AE16]))-0.07/POWER(TAN(RADIANS([.AE16]));3)+0.000086/POWER(TAN(RADIANS([.AE16]));5);IF([.AE16]&gt;-0.575;1735+[.AE16]*(-518.2+[.AE16]*(103.4+[.AE16]*(-12.79+[.AE16]*0.711)));-20.772/TAN(RADIANS([.AE16])))))/3600" office:value-type="float" office:value="0.029090907616372">
            <text:p>0.03</text:p>
          </table:table-cell>
          <table:table-cell table:formula="of:=[.AE16]+[.AF16]" office:value-type="float" office:value="28.9538779589915">
            <text:p>28.95</text:p>
          </table:table-cell>
          <table:table-cell table:formula="of:=IF([.AC16]&gt;0;MOD(DEGREES(ACOS(((SIN(RADIANS([.$B$2]))*COS(RADIANS([.AD16])))-SIN(RADIANS([.T16])))/(COS(RADIANS([.$B$2]))*SIN(RADIANS([.AD16])))))+180;360);MOD(540-DEGREES(ACOS(((SIN(RADIANS([.$B$2]))*COS(RADIANS([.AD16])))-SIN(RADIANS([.T16])))/(COS(RADIANS([.$B$2]))*SIN(RADIANS([.AD16])))));360))" office:value-type="float" office:value="177.465978032111">
            <text:p>177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]+1" office:value-type="date" office:date-value="2010-01-16">
            <text:p>1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]+2415018.5+[.E17]-[.$B$4]/24" office:value-type="float" office:value="2455213.29166667">
            <text:p>2455213.29</text:p>
          </table:table-cell>
          <table:table-cell table:style-name="ce9" table:formula="of:=([.F17]-2451545)/36525" office:value-type="float" office:value="0.10043235227013">
            <text:p>0.10043235</text:p>
          </table:table-cell>
          <table:table-cell/>
          <table:table-cell table:formula="of:=MOD(280.46646+[.G17]*(36000.76983+[.G17]*0.0003032);360)" office:value-type="float" office:value="296.108460620716">
            <text:p>296.11</text:p>
          </table:table-cell>
          <table:table-cell table:formula="of:=357.52911+[.G17]*(35999.05029-0.0001537*[.G17])" office:value-type="float" office:value="3972.9984085651">
            <text:p>3973</text:p>
          </table:table-cell>
          <table:table-cell table:formula="of:=0.016708634-[.G17]*(0.000042037+0.0000001267*[.G17])" office:value-type="float" office:value="0.0167044108472281">
            <text:p>0.02</text:p>
          </table:table-cell>
          <table:table-cell table:formula="of:=SIN(RADIANS([.J17]))*(1.914602-[.G17]*(0.004817+0.000014*[.G17]))+SIN(RADIANS(2*[.J17]))*(0.019993-0.000101*[.G17])+SIN(RADIANS(3*[.J17]))*0.000289" office:value-type="float" office:value="0.439471840503723">
            <text:p>0.44</text:p>
          </table:table-cell>
          <table:table-cell table:formula="of:=[.I17]+[.L17]" office:value-type="float" office:value="296.54793246122">
            <text:p>296.55</text:p>
          </table:table-cell>
          <table:table-cell table:formula="of:=[.J17]+[.L17]" office:value-type="float" office:value="3973.4378804056">
            <text:p>3973.44</text:p>
          </table:table-cell>
          <table:table-cell table:formula="of:=(1.000001018*(1-[.K17]*[.K17]))/(1+[.K17]*COS(RADIANS([.N17])))" office:value-type="float" office:value="0.983739087820188">
            <text:p>0.98</text:p>
          </table:table-cell>
          <table:table-cell table:formula="of:=[.M17]-0.00569-0.00478*SIN(RADIANS(125.04-1934.136*[.G17]))" office:value-type="float" office:value="296.546711219048">
            <text:p>296.55</text:p>
          </table:table-cell>
          <table:table-cell table:formula="of:=23+(26+((21.448-[.G17]*(46.815+[.G17]*(0.00059-[.G17]*0.001813))))/60)/60" office:value-type="float" office:value="23.4379850709205">
            <text:p>23.44</text:p>
          </table:table-cell>
          <table:table-cell table:formula="of:=[.Q17]+0.00256*COS(RADIANS(125.04-1934.136*[.G17]))" office:value-type="float" office:value="23.4388937342272">
            <text:p>23.44</text:p>
          </table:table-cell>
          <table:table-cell table:formula="of:=DEGREES(ATAN2(COS(RADIANS([.P17]));COS(RADIANS([.R17]))*SIN(RADIANS([.P17]))))" office:value-type="float" office:value="-61.4302887999141">
            <text:p>-61.43</text:p>
          </table:table-cell>
          <table:table-cell table:formula="of:=DEGREES(ASIN(SIN(RADIANS([.R17]))*SIN(RADIANS([.P17]))))" office:value-type="float" office:value="-20.844563002969">
            <text:p>-20.84</text:p>
          </table:table-cell>
          <table:table-cell table:formula="of:=TAN(RADIANS([.R17]/2))*TAN(RADIANS([.R17]/2))" office:value-type="float" office:value="0.0430330286104469">
            <text:p>0.04</text:p>
          </table:table-cell>
          <table:table-cell table:formula="of:=4*DEGREES([.U17]*SIN(2*RADIANS([.I17]))-2*[.K17]*SIN(RADIANS([.J17]))+4*[.K17]*[.U17]*SIN(RADIANS([.J17]))*COS(2*RADIANS([.I17]))-0.5*[.U17]*[.U17]*SIN(4*RADIANS([.I17]))-1.25*[.K17]*[.K17]*SIN(2*RADIANS([.J17])))" office:value-type="float" office:value="-9.84818572380464">
            <text:p>-9.85</text:p>
          </table:table-cell>
          <table:table-cell table:formula="of:=DEGREES(ACOS(COS(RADIANS(90.833))/(COS(RADIANS([.$B$2]))*COS(RADIANS([.T17])))-TAN(RADIANS([.$B$2]))*TAN(RADIANS([.T17]))))" office:value-type="float" office:value="72.5914114526288">
            <text:p>72.59</text:p>
          </table:table-cell>
          <table:table-cell table:style-name="ce7" table:formula="of:=(720-4*[.$B$3]-[.V17]+[.$B$4]*60)/1440" office:value-type="float" office:value="0.506839017863753">
            <text:p>12:09:51</text:p>
          </table:table-cell>
          <table:table-cell table:style-name="ce7" table:formula="of:=([.X17]*1440-[.W17]*4)/1440" office:value-type="float" office:value="0.305196208273118">
            <text:p>7:19:29</text:p>
          </table:table-cell>
          <table:table-cell table:style-name="ce7" table:formula="of:=([.X17]*1440+[.W17]*4)/1440" office:value-type="float" office:value="0.708481827454389">
            <text:p>17:00:13</text:p>
          </table:table-cell>
          <table:table-cell table:formula="of:=8*[.W17]" office:value-type="float" office:value="580.73129162103">
            <text:p>580.73</text:p>
          </table:table-cell>
          <table:table-cell table:formula="of:=MOD([.E17]*1440+[.V17]+4*[.$B$3]-60*[.$B$4];1440)" office:value-type="float" office:value="710.151814276195">
            <text:p>710.15</text:p>
          </table:table-cell>
          <table:table-cell table:formula="of:=IF([.AB17]/4&lt;0;[.AB17]/4+180;[.AB17]/4-180)" office:value-type="float" office:value="-2.46204643095115">
            <text:p>-2.46</text:p>
          </table:table-cell>
          <table:table-cell table:formula="of:=DEGREES(ACOS(SIN(RADIANS([.$B$2]))*SIN(RADIANS([.T17]))+COS(RADIANS([.$B$2]))*COS(RADIANS([.T17]))*COS(RADIANS([.AC17]))))" office:value-type="float" office:value="60.8879114432552">
            <text:p>60.89</text:p>
          </table:table-cell>
          <table:table-cell table:formula="of:=90-[.AD17]" office:value-type="float" office:value="29.1120885567448">
            <text:p>29.11</text:p>
          </table:table-cell>
          <table:table-cell table:formula="of:=IF([.AE17]&gt;85;0;IF([.AE17]&gt;5;58.1/TAN(RADIANS([.AE17]))-0.07/POWER(TAN(RADIANS([.AE17]));3)+0.000086/POWER(TAN(RADIANS([.AE17]));5);IF([.AE17]&gt;-0.575;1735+[.AE17]*(-518.2+[.AE17]*(103.4+[.AE17]*(-12.79+[.AE17]*0.711)));-20.772/TAN(RADIANS([.AE17])))))/3600" office:value-type="float" office:value="0.0288693162647113">
            <text:p>0.03</text:p>
          </table:table-cell>
          <table:table-cell table:formula="of:=[.AE17]+[.AF17]" office:value-type="float" office:value="29.1409578730095">
            <text:p>29.14</text:p>
          </table:table-cell>
          <table:table-cell table:formula="of:=IF([.AC17]&gt;0;MOD(DEGREES(ACOS(((SIN(RADIANS([.$B$2]))*COS(RADIANS([.AD17])))-SIN(RADIANS([.T17])))/(COS(RADIANS([.$B$2]))*SIN(RADIANS([.AD17])))))+180;360);MOD(540-DEGREES(ACOS(((SIN(RADIANS([.$B$2]))*COS(RADIANS([.AD17])))-SIN(RADIANS([.T17])))/(COS(RADIANS([.$B$2]))*SIN(RADIANS([.AD17])))));360))" office:value-type="float" office:value="177.366274673097">
            <text:p>177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]+1" office:value-type="date" office:date-value="2010-01-17">
            <text:p>1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]+2415018.5+[.E18]-[.$B$4]/24" office:value-type="float" office:value="2455214.29166667">
            <text:p>2455214.29</text:p>
          </table:table-cell>
          <table:table-cell table:style-name="ce9" table:formula="of:=([.F18]-2451545)/36525" office:value-type="float" office:value="0.100459730778002">
            <text:p>0.10045973</text:p>
          </table:table-cell>
          <table:table-cell/>
          <table:table-cell table:formula="of:=MOD(280.46646+[.G18]*(36000.76983+[.G18]*0.0003032);360)" office:value-type="float" office:value="297.094107982548">
            <text:p>297.09</text:p>
          </table:table-cell>
          <table:table-cell table:formula="of:=357.52911+[.G18]*(35999.05029-0.0001537*[.G18])" office:value-type="float" office:value="3973.98400884598">
            <text:p>3973.98</text:p>
          </table:table-cell>
          <table:table-cell table:formula="of:=0.016708634-[.G18]*(0.000042037+0.0000001267*[.G18])" office:value-type="float" office:value="0.0167044096956209">
            <text:p>0.02</text:p>
          </table:table-cell>
          <table:table-cell table:formula="of:=SIN(RADIANS([.J18]))*(1.914602-[.G18]*(0.004817+0.000014*[.G18]))+SIN(RADIANS(2*[.J18]))*(0.019993-0.000101*[.G18])+SIN(RADIANS(3*[.J18]))*0.000289" office:value-type="float" office:value="0.472113395382576">
            <text:p>0.47</text:p>
          </table:table-cell>
          <table:table-cell table:formula="of:=[.I18]+[.L18]" office:value-type="float" office:value="297.566221377931">
            <text:p>297.57</text:p>
          </table:table-cell>
          <table:table-cell table:formula="of:=[.J18]+[.L18]" office:value-type="float" office:value="3974.45612224136">
            <text:p>3974.46</text:p>
          </table:table-cell>
          <table:table-cell table:formula="of:=(1.000001018*(1-[.K18]*[.K18]))/(1+[.K18]*COS(RADIANS([.N18])))" office:value-type="float" office:value="0.983808355832151">
            <text:p>0.98</text:p>
          </table:table-cell>
          <table:table-cell table:formula="of:=[.M18]-0.00569-0.00478*SIN(RADIANS(125.04-1934.136*[.G18]))" office:value-type="float" office:value="297.565001701919">
            <text:p>297.57</text:p>
          </table:table-cell>
          <table:table-cell table:formula="of:=23+(26+((21.448-[.G18]*(46.815+[.G18]*(0.00059-[.G18]*0.001813))))/60)/60" office:value-type="float" office:value="23.4379847148854">
            <text:p>23.44</text:p>
          </table:table-cell>
          <table:table-cell table:formula="of:=[.Q18]+0.00256*COS(RADIANS(125.04-1934.136*[.G18]))" office:value-type="float" office:value="23.4388911658658">
            <text:p>23.44</text:p>
          </table:table-cell>
          <table:table-cell table:formula="of:=DEGREES(ATAN2(COS(RADIANS([.P18]));COS(RADIANS([.R18]))*SIN(RADIANS([.P18]))))" office:value-type="float" office:value="-60.3619655294961">
            <text:p>-60.36</text:p>
          </table:table-cell>
          <table:table-cell table:formula="of:=DEGREES(ASIN(SIN(RADIANS([.R18]))*SIN(RADIANS([.P18]))))" office:value-type="float" office:value="-20.6475499645361">
            <text:p>-20.65</text:p>
          </table:table-cell>
          <table:table-cell table:formula="of:=TAN(RADIANS([.R18]/2))*TAN(RADIANS([.R18]/2))" office:value-type="float" office:value="0.0430330189113234">
            <text:p>0.04</text:p>
          </table:table-cell>
          <table:table-cell table:formula="of:=4*DEGREES([.U18]*SIN(2*RADIANS([.I18]))-2*[.K18]*SIN(RADIANS([.J18]))+4*[.K18]*[.U18]*SIN(RADIANS([.J18]))*COS(2*RADIANS([.I18]))-0.5*[.U18]*[.U18]*SIN(4*RADIANS([.I18]))-1.25*[.K18]*[.K18]*SIN(2*RADIANS([.J18])))" office:value-type="float" office:value="-10.1801928212144">
            <text:p>-10.18</text:p>
          </table:table-cell>
          <table:table-cell table:formula="of:=DEGREES(ACOS(COS(RADIANS(90.833))/(COS(RADIANS([.$B$2]))*COS(RADIANS([.T18])))-TAN(RADIANS([.$B$2]))*TAN(RADIANS([.T18]))))" office:value-type="float" office:value="72.7878263256125">
            <text:p>72.79</text:p>
          </table:table-cell>
          <table:table-cell table:style-name="ce7" table:formula="of:=(720-4*[.$B$3]-[.V18]+[.$B$4]*60)/1440" office:value-type="float" office:value="0.507069578348066">
            <text:p>12:10:11</text:p>
          </table:table-cell>
          <table:table-cell table:style-name="ce7" table:formula="of:=([.X18]*1440-[.W18]*4)/1440" office:value-type="float" office:value="0.304881171888031">
            <text:p>7:19:02</text:p>
          </table:table-cell>
          <table:table-cell table:style-name="ce7" table:formula="of:=([.X18]*1440+[.W18]*4)/1440" office:value-type="float" office:value="0.7092579848081">
            <text:p>17:01:20</text:p>
          </table:table-cell>
          <table:table-cell table:formula="of:=8*[.W18]" office:value-type="float" office:value="582.3026106049">
            <text:p>582.3</text:p>
          </table:table-cell>
          <table:table-cell table:formula="of:=MOD([.E18]*1440+[.V18]+4*[.$B$3]-60*[.$B$4];1440)" office:value-type="float" office:value="709.819807178786">
            <text:p>709.82</text:p>
          </table:table-cell>
          <table:table-cell table:formula="of:=IF([.AB18]/4&lt;0;[.AB18]/4+180;[.AB18]/4-180)" office:value-type="float" office:value="-2.5450482053036">
            <text:p>-2.55</text:p>
          </table:table-cell>
          <table:table-cell table:formula="of:=DEGREES(ACOS(SIN(RADIANS([.$B$2]))*SIN(RADIANS([.T18]))+COS(RADIANS([.$B$2]))*COS(RADIANS([.T18]))*COS(RADIANS([.AC18]))))" office:value-type="float" office:value="60.6940189461794">
            <text:p>60.69</text:p>
          </table:table-cell>
          <table:table-cell table:formula="of:=90-[.AD18]" office:value-type="float" office:value="29.3059810538206">
            <text:p>29.31</text:p>
          </table:table-cell>
          <table:table-cell table:formula="of:=IF([.AE18]&gt;85;0;IF([.AE18]&gt;5;58.1/TAN(RADIANS([.AE18]))-0.07/POWER(TAN(RADIANS([.AE18]));3)+0.000086/POWER(TAN(RADIANS([.AE18]));5);IF([.AE18]&gt;-0.575;1735+[.AE18]*(-518.2+[.AE18]*(103.4+[.AE18]*(-12.79+[.AE18]*0.711)));-20.772/TAN(RADIANS([.AE18])))))/3600" office:value-type="float" office:value="0.0286426099904316">
            <text:p>0.03</text:p>
          </table:table-cell>
          <table:table-cell table:formula="of:=[.AE18]+[.AF18]" office:value-type="float" office:value="29.334623663811">
            <text:p>29.33</text:p>
          </table:table-cell>
          <table:table-cell table:formula="of:=IF([.AC18]&gt;0;MOD(DEGREES(ACOS(((SIN(RADIANS([.$B$2]))*COS(RADIANS([.AD18])))-SIN(RADIANS([.T18])))/(COS(RADIANS([.$B$2]))*SIN(RADIANS([.AD18])))))+180;360);MOD(540-DEGREES(ACOS(((SIN(RADIANS([.$B$2]))*COS(RADIANS([.AD18])))-SIN(RADIANS([.T18])))/(COS(RADIANS([.$B$2]))*SIN(RADIANS([.AD18])))));360))" office:value-type="float" office:value="177.26875937319">
            <text:p>177.27</text:p>
          </table:table-cell>
          <table:table-cell table:number-columns-repeated="990"/>
        </table:table-row>
        <table:table-row table:style-name="ro2">
          <table:table-cell>
            <draw:frame table:end-cell-address="Calculations.C29" table:end-x="1.2323in" table:end-y="0.1917in" draw:z-index="1" draw:style-name="gr1" svg:width="3.2193in" svg:height="2.0508in" svg:x="0.0315in" svg:y="0.085in">
              <draw:object draw:notify-on-update-of-ranges="Calculations.AA1:Calculations.AA1 Calculations.AA2:Calculations.AA36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6" table:formula="of:=[.D18]+1" office:value-type="date" office:date-value="2010-01-18">
            <text:p>1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]+2415018.5+[.E19]-[.$B$4]/24" office:value-type="float" office:value="2455215.29166667">
            <text:p>2455215.29</text:p>
          </table:table-cell>
          <table:table-cell table:style-name="ce9" table:formula="of:=([.F19]-2451545)/36525" office:value-type="float" office:value="0.100487109285873">
            <text:p>0.10048711</text:p>
          </table:table-cell>
          <table:table-cell/>
          <table:table-cell table:formula="of:=MOD(280.46646+[.G19]*(36000.76983+[.G19]*0.0003032);360)" office:value-type="float" office:value="298.07975534438">
            <text:p>298.08</text:p>
          </table:table-cell>
          <table:table-cell table:formula="of:=357.52911+[.G19]*(35999.05029-0.0001537*[.G19])" office:value-type="float" office:value="3974.96960912686">
            <text:p>3974.97</text:p>
          </table:table-cell>
          <table:table-cell table:formula="of:=0.016708634-[.G19]*(0.000042037+0.0000001267*[.G19])" office:value-type="float" office:value="0.0167044085440135">
            <text:p>0.02</text:p>
          </table:table-cell>
          <table:table-cell table:formula="of:=SIN(RADIANS([.J19]))*(1.914602-[.G19]*(0.004817+0.000014*[.G19]))+SIN(RADIANS(2*[.J19]))*(0.019993-0.000101*[.G19])+SIN(RADIANS(3*[.J19]))*0.000289" office:value-type="float" office:value="0.504606471569271">
            <text:p>0.5</text:p>
          </table:table-cell>
          <table:table-cell table:formula="of:=[.I19]+[.L19]" office:value-type="float" office:value="298.584361815949">
            <text:p>298.58</text:p>
          </table:table-cell>
          <table:table-cell table:formula="of:=[.J19]+[.L19]" office:value-type="float" office:value="3975.47421559843">
            <text:p>3975.47</text:p>
          </table:table-cell>
          <table:table-cell table:formula="of:=(1.000001018*(1-[.K19]*[.K19]))/(1+[.K19]*COS(RADIANS([.N19])))" office:value-type="float" office:value="0.983882569030172">
            <text:p>0.98</text:p>
          </table:table-cell>
          <table:table-cell table:formula="of:=[.M19]-0.00569-0.00478*SIN(RADIANS(125.04-1934.136*[.G19]))" office:value-type="float" office:value="298.583143702279">
            <text:p>298.58</text:p>
          </table:table-cell>
          <table:table-cell table:formula="of:=23+(26+((21.448-[.G19]*(46.815+[.G19]*(0.00059-[.G19]*0.001813))))/60)/60" office:value-type="float" office:value="23.4379843588502">
            <text:p>23.44</text:p>
          </table:table-cell>
          <table:table-cell table:formula="of:=[.Q19]+0.00256*COS(RADIANS(125.04-1934.136*[.G19]))" office:value-type="float" office:value="23.4388885967302">
            <text:p>23.44</text:p>
          </table:table-cell>
          <table:table-cell table:formula="of:=DEGREES(ATAN2(COS(RADIANS([.P19]));COS(RADIANS([.R19]))*SIN(RADIANS([.P19]))))" office:value-type="float" office:value="-59.2966081022458">
            <text:p>-59.3</text:p>
          </table:table-cell>
          <table:table-cell table:formula="of:=DEGREES(ASIN(SIN(RADIANS([.R19]))*SIN(RADIANS([.P19]))))" office:value-type="float" office:value="-20.444011587575">
            <text:p>-20.44</text:p>
          </table:table-cell>
          <table:table-cell table:formula="of:=TAN(RADIANS([.R19]/2))*TAN(RADIANS([.R19]/2))" office:value-type="float" office:value="0.0430330092092771">
            <text:p>0.04</text:p>
          </table:table-cell>
          <table:table-cell table:formula="of:=4*DEGREES([.U19]*SIN(2*RADIANS([.I19]))-2*[.K19]*SIN(RADIANS([.J19]))+4*[.K19]*[.U19]*SIN(RADIANS([.J19]))*COS(2*RADIANS([.I19]))-0.5*[.U19]*[.U19]*SIN(4*RADIANS([.I19]))-1.25*[.K19]*[.K19]*SIN(2*RADIANS([.J19])))" office:value-type="float" office:value="-10.5004367590694">
            <text:p>-10.5</text:p>
          </table:table-cell>
          <table:table-cell table:formula="of:=DEGREES(ACOS(COS(RADIANS(90.833))/(COS(RADIANS([.$B$2]))*COS(RADIANS([.T19])))-TAN(RADIANS([.$B$2]))*TAN(RADIANS([.T19]))))" office:value-type="float" office:value="72.9900100640716">
            <text:p>72.99</text:p>
          </table:table-cell>
          <table:table-cell table:style-name="ce7" table:formula="of:=(720-4*[.$B$3]-[.V19]+[.$B$4]*60)/1440" office:value-type="float" office:value="0.507291969971576">
            <text:p>12:10:30</text:p>
          </table:table-cell>
          <table:table-cell table:style-name="ce7" table:formula="of:=([.X19]*1440-[.W19]*4)/1440" office:value-type="float" office:value="0.304541942015821">
            <text:p>7:18:32</text:p>
          </table:table-cell>
          <table:table-cell table:style-name="ce7" table:formula="of:=([.X19]*1440+[.W19]*4)/1440" office:value-type="float" office:value="0.71004199792733">
            <text:p>17:02:28</text:p>
          </table:table-cell>
          <table:table-cell table:formula="of:=8*[.W19]" office:value-type="float" office:value="583.920080512573">
            <text:p>583.92</text:p>
          </table:table-cell>
          <table:table-cell table:formula="of:=MOD([.E19]*1440+[.V19]+4*[.$B$3]-60*[.$B$4];1440)" office:value-type="float" office:value="709.499563240931">
            <text:p>709.5</text:p>
          </table:table-cell>
          <table:table-cell table:formula="of:=IF([.AB19]/4&lt;0;[.AB19]/4+180;[.AB19]/4-180)" office:value-type="float" office:value="-2.62510918976733">
            <text:p>-2.63</text:p>
          </table:table-cell>
          <table:table-cell table:formula="of:=DEGREES(ACOS(SIN(RADIANS([.$B$2]))*SIN(RADIANS([.T19]))+COS(RADIANS([.$B$2]))*COS(RADIANS([.T19]))*COS(RADIANS([.AC19]))))" office:value-type="float" office:value="60.4936140502311">
            <text:p>60.49</text:p>
          </table:table-cell>
          <table:table-cell table:formula="of:=90-[.AD19]" office:value-type="float" office:value="29.5063859497689">
            <text:p>29.51</text:p>
          </table:table-cell>
          <table:table-cell table:formula="of:=IF([.AE19]&gt;85;0;IF([.AE19]&gt;5;58.1/TAN(RADIANS([.AE19]))-0.07/POWER(TAN(RADIANS([.AE19]));3)+0.000086/POWER(TAN(RADIANS([.AE19]));5);IF([.AE19]&gt;-0.575;1735+[.AE19]*(-518.2+[.AE19]*(103.4+[.AE19]*(-12.79+[.AE19]*0.711)));-20.772/TAN(RADIANS([.AE19])))))/3600" office:value-type="float" office:value="0.0284111014216859">
            <text:p>0.03</text:p>
          </table:table-cell>
          <table:table-cell table:formula="of:=[.AE19]+[.AF19]" office:value-type="float" office:value="29.5347970511906">
            <text:p>29.53</text:p>
          </table:table-cell>
          <table:table-cell table:formula="of:=IF([.AC19]&gt;0;MOD(DEGREES(ACOS(((SIN(RADIANS([.$B$2]))*COS(RADIANS([.AD19])))-SIN(RADIANS([.T19])))/(COS(RADIANS([.$B$2]))*SIN(RADIANS([.AD19])))))+180;360);MOD(540-DEGREES(ACOS(((SIN(RADIANS([.$B$2]))*COS(RADIANS([.AD19])))-SIN(RADIANS([.T19])))/(COS(RADIANS([.$B$2]))*SIN(RADIANS([.AD19])))));360))" office:value-type="float" office:value="177.173504767691">
            <text:p>177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]+1" office:value-type="date" office:date-value="2010-01-19">
            <text:p>1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]+2415018.5+[.E20]-[.$B$4]/24" office:value-type="float" office:value="2455216.29166667">
            <text:p>2455216.29</text:p>
          </table:table-cell>
          <table:table-cell table:style-name="ce9" table:formula="of:=([.F20]-2451545)/36525" office:value-type="float" office:value="0.100514487793744">
            <text:p>0.10051449</text:p>
          </table:table-cell>
          <table:table-cell/>
          <table:table-cell table:formula="of:=MOD(280.46646+[.G20]*(36000.76983+[.G20]*0.0003032);360)" office:value-type="float" office:value="299.065402706213">
            <text:p>299.07</text:p>
          </table:table-cell>
          <table:table-cell table:formula="of:=357.52911+[.G20]*(35999.05029-0.0001537*[.G20])" office:value-type="float" office:value="3975.95520940774">
            <text:p>3975.96</text:p>
          </table:table-cell>
          <table:table-cell table:formula="of:=0.016708634-[.G20]*(0.000042037+0.0000001267*[.G20])" office:value-type="float" office:value="0.016704407392406">
            <text:p>0.02</text:p>
          </table:table-cell>
          <table:table-cell table:formula="of:=SIN(RADIANS([.J20]))*(1.914602-[.G20]*(0.004817+0.000014*[.G20]))+SIN(RADIANS(2*[.J20]))*(0.019993-0.000101*[.G20])+SIN(RADIANS(3*[.J20]))*0.000289" office:value-type="float" office:value="0.536940894813491">
            <text:p>0.54</text:p>
          </table:table-cell>
          <table:table-cell table:formula="of:=[.I20]+[.L20]" office:value-type="float" office:value="299.602343601026">
            <text:p>299.6</text:p>
          </table:table-cell>
          <table:table-cell table:formula="of:=[.J20]+[.L20]" office:value-type="float" office:value="3976.49215030255">
            <text:p>3976.49</text:p>
          </table:table-cell>
          <table:table-cell table:formula="of:=(1.000001018*(1-[.K20]*[.K20]))/(1+[.K20]*COS(RADIANS([.N20])))" office:value-type="float" office:value="0.983961703238448">
            <text:p>0.98</text:p>
          </table:table-cell>
          <table:table-cell table:formula="of:=[.M20]-0.00569-0.00478*SIN(RADIANS(125.04-1934.136*[.G20]))" office:value-type="float" office:value="299.601127045878">
            <text:p>299.6</text:p>
          </table:table-cell>
          <table:table-cell table:formula="of:=23+(26+((21.448-[.G20]*(46.815+[.G20]*(0.00059-[.G20]*0.001813))))/60)/60" office:value-type="float" office:value="23.4379840028151">
            <text:p>23.44</text:p>
          </table:table-cell>
          <table:table-cell table:formula="of:=[.Q20]+0.00256*COS(RADIANS(125.04-1934.136*[.G20]))" office:value-type="float" office:value="23.4388860268221">
            <text:p>23.44</text:p>
          </table:table-cell>
          <table:table-cell table:formula="of:=DEGREES(ATAN2(COS(RADIANS([.P20]));COS(RADIANS([.R20]))*SIN(RADIANS([.P20]))))" office:value-type="float" office:value="-58.2342783970239">
            <text:p>-58.23</text:p>
          </table:table-cell>
          <table:table-cell table:formula="of:=DEGREES(ASIN(SIN(RADIANS([.R20]))*SIN(RADIANS([.P20]))))" office:value-type="float" office:value="-20.2340405482968">
            <text:p>-20.23</text:p>
          </table:table-cell>
          <table:table-cell table:formula="of:=TAN(RADIANS([.R20]/2))*TAN(RADIANS([.R20]/2))" office:value-type="float" office:value="0.0430329995043152">
            <text:p>0.04</text:p>
          </table:table-cell>
          <table:table-cell table:formula="of:=4*DEGREES([.U20]*SIN(2*RADIANS([.I20]))-2*[.K20]*SIN(RADIANS([.J20]))+4*[.K20]*[.U20]*SIN(RADIANS([.J20]))*COS(2*RADIANS([.I20]))-0.5*[.U20]*[.U20]*SIN(4*RADIANS([.I20]))-1.25*[.K20]*[.K20]*SIN(2*RADIANS([.J20])))" office:value-type="float" office:value="-10.8086571621797">
            <text:p>-10.81</text:p>
          </table:table-cell>
          <table:table-cell table:formula="of:=DEGREES(ACOS(COS(RADIANS(90.833))/(COS(RADIANS([.$B$2]))*COS(RADIANS([.T20])))-TAN(RADIANS([.$B$2]))*TAN(RADIANS([.T20]))))" office:value-type="float" office:value="73.1978118326069">
            <text:p>73.2</text:p>
          </table:table-cell>
          <table:table-cell table:style-name="ce7" table:formula="of:=(720-4*[.$B$3]-[.V20]+[.$B$4]*60)/1440" office:value-type="float" office:value="0.50750601191818">
            <text:p>12:10:49</text:p>
          </table:table-cell>
          <table:table-cell table:style-name="ce7" table:formula="of:=([.X20]*1440-[.W20]*4)/1440" office:value-type="float" office:value="0.304178756827606">
            <text:p>7:18:01</text:p>
          </table:table-cell>
          <table:table-cell table:style-name="ce7" table:formula="of:=([.X20]*1440+[.W20]*4)/1440" office:value-type="float" office:value="0.710833267008755">
            <text:p>17:03:36</text:p>
          </table:table-cell>
          <table:table-cell table:formula="of:=8*[.W20]" office:value-type="float" office:value="585.582494660855">
            <text:p>585.58</text:p>
          </table:table-cell>
          <table:table-cell table:formula="of:=MOD([.E20]*1440+[.V20]+4*[.$B$3]-60*[.$B$4];1440)" office:value-type="float" office:value="709.19134283782">
            <text:p>709.19</text:p>
          </table:table-cell>
          <table:table-cell table:formula="of:=IF([.AB20]/4&lt;0;[.AB20]/4+180;[.AB20]/4-180)" office:value-type="float" office:value="-2.70216429054491">
            <text:p>-2.7</text:p>
          </table:table-cell>
          <table:table-cell table:formula="of:=DEGREES(ACOS(SIN(RADIANS([.$B$2]))*SIN(RADIANS([.T20]))+COS(RADIANS([.$B$2]))*COS(RADIANS([.T20]))*COS(RADIANS([.AC20]))))" office:value-type="float" office:value="60.2867776318983">
            <text:p>60.29</text:p>
          </table:table-cell>
          <table:table-cell table:formula="of:=90-[.AD20]" office:value-type="float" office:value="29.7132223681017">
            <text:p>29.71</text:p>
          </table:table-cell>
          <table:table-cell table:formula="of:=IF([.AE20]&gt;85;0;IF([.AE20]&gt;5;58.1/TAN(RADIANS([.AE20]))-0.07/POWER(TAN(RADIANS([.AE20]));3)+0.000086/POWER(TAN(RADIANS([.AE20]));5);IF([.AE20]&gt;-0.575;1735+[.AE20]*(-518.2+[.AE20]*(103.4+[.AE20]*(-12.79+[.AE20]*0.711)));-20.772/TAN(RADIANS([.AE20])))))/3600" office:value-type="float" office:value="0.0281751009361806">
            <text:p>0.03</text:p>
          </table:table-cell>
          <table:table-cell table:formula="of:=[.AE20]+[.AF20]" office:value-type="float" office:value="29.7413974690379">
            <text:p>29.74</text:p>
          </table:table-cell>
          <table:table-cell table:formula="of:=IF([.AC20]&gt;0;MOD(DEGREES(ACOS(((SIN(RADIANS([.$B$2]))*COS(RADIANS([.AD20])))-SIN(RADIANS([.T20])))/(COS(RADIANS([.$B$2]))*SIN(RADIANS([.AD20])))))+180;360);MOD(540-DEGREES(ACOS(((SIN(RADIANS([.$B$2]))*COS(RADIANS([.AD20])))-SIN(RADIANS([.T20])))/(COS(RADIANS([.$B$2]))*SIN(RADIANS([.AD20])))));360))" office:value-type="float" office:value="177.080581802169">
            <text:p>177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]+1" office:value-type="date" office:date-value="2010-01-20">
            <text:p>1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]+2415018.5+[.E21]-[.$B$4]/24" office:value-type="float" office:value="2455217.29166667">
            <text:p>2455217.29</text:p>
          </table:table-cell>
          <table:table-cell table:style-name="ce9" table:formula="of:=([.F21]-2451545)/36525" office:value-type="float" office:value="0.100541866301616">
            <text:p>0.10054187</text:p>
          </table:table-cell>
          <table:table-cell/>
          <table:table-cell table:formula="of:=MOD(280.46646+[.G21]*(36000.76983+[.G21]*0.0003032);360)" office:value-type="float" office:value="300.051050068045">
            <text:p>300.05</text:p>
          </table:table-cell>
          <table:table-cell table:formula="of:=357.52911+[.G21]*(35999.05029-0.0001537*[.G21])" office:value-type="float" office:value="3976.94080968862">
            <text:p>3976.94</text:p>
          </table:table-cell>
          <table:table-cell table:formula="of:=0.016708634-[.G21]*(0.000042037+0.0000001267*[.G21])" office:value-type="float" office:value="0.0167044062407982">
            <text:p>0.02</text:p>
          </table:table-cell>
          <table:table-cell table:formula="of:=SIN(RADIANS([.J21]))*(1.914602-[.G21]*(0.004817+0.000014*[.G21]))+SIN(RADIANS(2*[.J21]))*(0.019993-0.000101*[.G21])+SIN(RADIANS(3*[.J21]))*0.000289" office:value-type="float" office:value="0.569106549574348">
            <text:p>0.57</text:p>
          </table:table-cell>
          <table:table-cell table:formula="of:=[.I21]+[.L21]" office:value-type="float" office:value="300.62015661762">
            <text:p>300.62</text:p>
          </table:table-cell>
          <table:table-cell table:formula="of:=[.J21]+[.L21]" office:value-type="float" office:value="3977.50991623819">
            <text:p>3977.51</text:p>
          </table:table-cell>
          <table:table-cell table:formula="of:=(1.000001018*(1-[.K21]*[.K21]))/(1+[.K21]*COS(RADIANS([.N21])))" office:value-type="float" office:value="0.984045732689999">
            <text:p>0.98</text:p>
          </table:table-cell>
          <table:table-cell table:formula="of:=[.M21]-0.00569-0.00478*SIN(RADIANS(125.04-1934.136*[.G21]))" office:value-type="float" office:value="300.618941617172">
            <text:p>300.62</text:p>
          </table:table-cell>
          <table:table-cell table:formula="of:=23+(26+((21.448-[.G21]*(46.815+[.G21]*(0.00059-[.G21]*0.001813))))/60)/60" office:value-type="float" office:value="23.4379836467799">
            <text:p>23.44</text:p>
          </table:table-cell>
          <table:table-cell table:formula="of:=[.Q21]+0.00256*COS(RADIANS(125.04-1934.136*[.G21]))" office:value-type="float" office:value="23.4388834561436">
            <text:p>23.44</text:p>
          </table:table-cell>
          <table:table-cell table:formula="of:=DEGREES(ATAN2(COS(RADIANS([.P21]));COS(RADIANS([.R21]))*SIN(RADIANS([.P21]))))" office:value-type="float" office:value="-57.175033522306">
            <text:p>-57.18</text:p>
          </table:table-cell>
          <table:table-cell table:formula="of:=DEGREES(ASIN(SIN(RADIANS([.R21]))*SIN(RADIANS([.P21]))))" office:value-type="float" office:value="-20.0177316441407">
            <text:p>-20.02</text:p>
          </table:table-cell>
          <table:table-cell table:formula="of:=TAN(RADIANS([.R21]/2))*TAN(RADIANS([.R21]/2))" office:value-type="float" office:value="0.0430329897964448">
            <text:p>0.04</text:p>
          </table:table-cell>
          <table:table-cell table:formula="of:=4*DEGREES([.U21]*SIN(2*RADIANS([.I21]))-2*[.K21]*SIN(RADIANS([.J21]))+4*[.K21]*[.U21]*SIN(RADIANS([.J21]))*COS(2*RADIANS([.I21]))-0.5*[.U21]*[.U21]*SIN(4*RADIANS([.I21]))-1.25*[.K21]*[.K21]*SIN(2*RADIANS([.J21])))" office:value-type="float" office:value="-11.1046119502328">
            <text:p>-11.1</text:p>
          </table:table-cell>
          <table:table-cell table:formula="of:=DEGREES(ACOS(COS(RADIANS(90.833))/(COS(RADIANS([.$B$2]))*COS(RADIANS([.T21])))-TAN(RADIANS([.$B$2]))*TAN(RADIANS([.T21]))))" office:value-type="float" office:value="73.4110800304768">
            <text:p>73.41</text:p>
          </table:table-cell>
          <table:table-cell table:style-name="ce7" table:formula="of:=(720-4*[.$B$3]-[.V21]+[.$B$4]*60)/1440" office:value-type="float" office:value="0.50771153607655">
            <text:p>12:11:06</text:p>
          </table:table-cell>
          <table:table-cell table:style-name="ce7" table:formula="of:=([.X21]*1440-[.W21]*4)/1440" office:value-type="float" office:value="0.303791869325226">
            <text:p>7:17:28</text:p>
          </table:table-cell>
          <table:table-cell table:style-name="ce7" table:formula="of:=([.X21]*1440+[.W21]*4)/1440" office:value-type="float" office:value="0.711631202827875">
            <text:p>17:04:45</text:p>
          </table:table-cell>
          <table:table-cell table:formula="of:=8*[.W21]" office:value-type="float" office:value="587.288640243814">
            <text:p>587.29</text:p>
          </table:table-cell>
          <table:table-cell table:formula="of:=MOD([.E21]*1440+[.V21]+4*[.$B$3]-60*[.$B$4];1440)" office:value-type="float" office:value="708.895388049767">
            <text:p>708.9</text:p>
          </table:table-cell>
          <table:table-cell table:formula="of:=IF([.AB21]/4&lt;0;[.AB21]/4+180;[.AB21]/4-180)" office:value-type="float" office:value="-2.77615298755819">
            <text:p>-2.78</text:p>
          </table:table-cell>
          <table:table-cell table:formula="of:=DEGREES(ACOS(SIN(RADIANS([.$B$2]))*SIN(RADIANS([.T21]))+COS(RADIANS([.$B$2]))*COS(RADIANS([.T21]))*COS(RADIANS([.AC21]))))" office:value-type="float" office:value="60.0735927818195">
            <text:p>60.07</text:p>
          </table:table-cell>
          <table:table-cell table:formula="of:=90-[.AD21]" office:value-type="float" office:value="29.9264072181805">
            <text:p>29.93</text:p>
          </table:table-cell>
          <table:table-cell table:formula="of:=IF([.AE21]&gt;85;0;IF([.AE21]&gt;5;58.1/TAN(RADIANS([.AE21]))-0.07/POWER(TAN(RADIANS([.AE21]));3)+0.000086/POWER(TAN(RADIANS([.AE21]));5);IF([.AE21]&gt;-0.575;1735+[.AE21]*(-518.2+[.AE21]*(103.4+[.AE21]*(-12.79+[.AE21]*0.711)));-20.772/TAN(RADIANS([.AE21])))))/3600" office:value-type="float" office:value="0.0279349158297419">
            <text:p>0.03</text:p>
          </table:table-cell>
          <table:table-cell table:formula="of:=[.AE21]+[.AF21]" office:value-type="float" office:value="29.9543421340102">
            <text:p>29.95</text:p>
          </table:table-cell>
          <table:table-cell table:formula="of:=IF([.AC21]&gt;0;MOD(DEGREES(ACOS(((SIN(RADIANS([.$B$2]))*COS(RADIANS([.AD21])))-SIN(RADIANS([.T21])))/(COS(RADIANS([.$B$2]))*SIN(RADIANS([.AD21])))))+180;360);MOD(540-DEGREES(ACOS(((SIN(RADIANS([.$B$2]))*COS(RADIANS([.AD21])))-SIN(RADIANS([.T21])))/(COS(RADIANS([.$B$2]))*SIN(RADIANS([.AD21])))));360))" office:value-type="float" office:value="176.990059666628">
            <text:p>176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]+1" office:value-type="date" office:date-value="2010-01-21">
            <text:p>1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]+2415018.5+[.E22]-[.$B$4]/24" office:value-type="float" office:value="2455218.29166667">
            <text:p>2455218.29</text:p>
          </table:table-cell>
          <table:table-cell table:style-name="ce9" table:formula="of:=([.F22]-2451545)/36525" office:value-type="float" office:value="0.100569244809487">
            <text:p>0.10056924</text:p>
          </table:table-cell>
          <table:table-cell/>
          <table:table-cell table:formula="of:=MOD(280.46646+[.G22]*(36000.76983+[.G22]*0.0003032);360)" office:value-type="float" office:value="301.036697429879">
            <text:p>301.04</text:p>
          </table:table-cell>
          <table:table-cell table:formula="of:=357.52911+[.G22]*(35999.05029-0.0001537*[.G22])" office:value-type="float" office:value="3977.92640996949">
            <text:p>3977.93</text:p>
          </table:table-cell>
          <table:table-cell table:formula="of:=0.016708634-[.G22]*(0.000042037+0.0000001267*[.G22])" office:value-type="float" office:value="0.0167044050891902">
            <text:p>0.02</text:p>
          </table:table-cell>
          <table:table-cell table:formula="of:=SIN(RADIANS([.J22]))*(1.914602-[.G22]*(0.004817+0.000014*[.G22]))+SIN(RADIANS(2*[.J22]))*(0.019993-0.000101*[.G22])+SIN(RADIANS(3*[.J22]))*0.000289" office:value-type="float" office:value="0.601093382697999">
            <text:p>0.6</text:p>
          </table:table-cell>
          <table:table-cell table:formula="of:=[.I22]+[.L22]" office:value-type="float" office:value="301.637790812578">
            <text:p>301.64</text:p>
          </table:table-cell>
          <table:table-cell table:formula="of:=[.J22]+[.L22]" office:value-type="float" office:value="3978.52750335219">
            <text:p>3978.53</text:p>
          </table:table-cell>
          <table:table-cell table:formula="of:=(1.000001018*(1-[.K22]*[.K22]))/(1+[.K22]*COS(RADIANS([.N22])))" office:value-type="float" office:value="0.98413463003732">
            <text:p>0.98</text:p>
          </table:table-cell>
          <table:table-cell table:formula="of:=[.M22]-0.00569-0.00478*SIN(RADIANS(125.04-1934.136*[.G22]))" office:value-type="float" office:value="301.636577363008">
            <text:p>301.64</text:p>
          </table:table-cell>
          <table:table-cell table:formula="of:=23+(26+((21.448-[.G22]*(46.815+[.G22]*(0.00059-[.G22]*0.001813))))/60)/60" office:value-type="float" office:value="23.4379832907447">
            <text:p>23.44</text:p>
          </table:table-cell>
          <table:table-cell table:formula="of:=[.Q22]+0.00256*COS(RADIANS(125.04-1934.136*[.G22]))" office:value-type="float" office:value="23.4388808846965">
            <text:p>23.44</text:p>
          </table:table-cell>
          <table:table-cell table:formula="of:=DEGREES(ATAN2(COS(RADIANS([.P22]));COS(RADIANS([.R22]))*SIN(RADIANS([.P22]))))" office:value-type="float" office:value="-56.1189258072639">
            <text:p>-56.12</text:p>
          </table:table-cell>
          <table:table-cell table:formula="of:=DEGREES(ASIN(SIN(RADIANS([.R22]))*SIN(RADIANS([.P22]))))" office:value-type="float" office:value="-19.7951816793801">
            <text:p>-19.8</text:p>
          </table:table-cell>
          <table:table-cell table:formula="of:=TAN(RADIANS([.R22]/2))*TAN(RADIANS([.R22]/2))" office:value-type="float" office:value="0.0430329800856731">
            <text:p>0.04</text:p>
          </table:table-cell>
          <table:table-cell table:formula="of:=4*DEGREES([.U22]*SIN(2*RADIANS([.I22]))-2*[.K22]*SIN(RADIANS([.J22]))+4*[.K22]*[.U22]*SIN(RADIANS([.J22]))*COS(2*RADIANS([.I22]))-0.5*[.U22]*[.U22]*SIN(4*RADIANS([.I22]))-1.25*[.K22]*[.K22]*SIN(2*RADIANS([.J22])))" office:value-type="float" office:value="-11.388077511202">
            <text:p>-11.39</text:p>
          </table:table-cell>
          <table:table-cell table:formula="of:=DEGREES(ACOS(COS(RADIANS(90.833))/(COS(RADIANS([.$B$2]))*COS(RADIANS([.T22])))-TAN(RADIANS([.$B$2]))*TAN(RADIANS([.T22]))))" office:value-type="float" office:value="73.6296626174203">
            <text:p>73.63</text:p>
          </table:table-cell>
          <table:table-cell table:style-name="ce7" table:formula="of:=(720-4*[.$B$3]-[.V22]+[.$B$4]*60)/1440" office:value-type="float" office:value="0.507908387160557">
            <text:p>12:11:23</text:p>
          </table:table-cell>
          <table:table-cell table:style-name="ce7" table:formula="of:=([.X22]*1440-[.W22]*4)/1440" office:value-type="float" office:value="0.303381546556612">
            <text:p>7:16:52</text:p>
          </table:table-cell>
          <table:table-cell table:style-name="ce7" table:formula="of:=([.X22]*1440+[.W22]*4)/1440" office:value-type="float" office:value="0.712435227764502">
            <text:p>17:05:54</text:p>
          </table:table-cell>
          <table:table-cell table:formula="of:=8*[.W22]" office:value-type="float" office:value="589.037300939363">
            <text:p>589.04</text:p>
          </table:table-cell>
          <table:table-cell table:formula="of:=MOD([.E22]*1440+[.V22]+4*[.$B$3]-60*[.$B$4];1440)" office:value-type="float" office:value="708.611922488798">
            <text:p>708.61</text:p>
          </table:table-cell>
          <table:table-cell table:formula="of:=IF([.AB22]/4&lt;0;[.AB22]/4+180;[.AB22]/4-180)" office:value-type="float" office:value="-2.84701937780051">
            <text:p>-2.85</text:p>
          </table:table-cell>
          <table:table-cell table:formula="of:=DEGREES(ACOS(SIN(RADIANS([.$B$2]))*SIN(RADIANS([.T22]))+COS(RADIANS([.$B$2]))*COS(RADIANS([.T22]))*COS(RADIANS([.AC22]))))" office:value-type="float" office:value="59.8541447348492">
            <text:p>59.85</text:p>
          </table:table-cell>
          <table:table-cell table:formula="of:=90-[.AD22]" office:value-type="float" office:value="30.1458552651508">
            <text:p>30.15</text:p>
          </table:table-cell>
          <table:table-cell table:formula="of:=IF([.AE22]&gt;85;0;IF([.AE22]&gt;5;58.1/TAN(RADIANS([.AE22]))-0.07/POWER(TAN(RADIANS([.AE22]));3)+0.000086/POWER(TAN(RADIANS([.AE22]));5);IF([.AE22]&gt;-0.575;1735+[.AE22]*(-518.2+[.AE22]*(103.4+[.AE22]*(-12.79+[.AE22]*0.711)));-20.772/TAN(RADIANS([.AE22])))))/3600" office:value-type="float" office:value="0.0276908495423571">
            <text:p>0.03</text:p>
          </table:table-cell>
          <table:table-cell table:formula="of:=[.AE22]+[.AF22]" office:value-type="float" office:value="30.1735461146932">
            <text:p>30.17</text:p>
          </table:table-cell>
          <table:table-cell table:formula="of:=IF([.AC22]&gt;0;MOD(DEGREES(ACOS(((SIN(RADIANS([.$B$2]))*COS(RADIANS([.AD22])))-SIN(RADIANS([.T22])))/(COS(RADIANS([.$B$2]))*SIN(RADIANS([.AD22])))))+180;360);MOD(540-DEGREES(ACOS(((SIN(RADIANS([.$B$2]))*COS(RADIANS([.AD22])))-SIN(RADIANS([.T22])))/(COS(RADIANS([.$B$2]))*SIN(RADIANS([.AD22])))));360))" office:value-type="float" office:value="176.902005730779">
            <text:p>176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]+1" office:value-type="date" office:date-value="2010-01-22">
            <text:p>1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]+2415018.5+[.E23]-[.$B$4]/24" office:value-type="float" office:value="2455219.29166667">
            <text:p>2455219.29</text:p>
          </table:table-cell>
          <table:table-cell table:style-name="ce9" table:formula="of:=([.F23]-2451545)/36525" office:value-type="float" office:value="0.100596623317358">
            <text:p>0.10059662</text:p>
          </table:table-cell>
          <table:table-cell/>
          <table:table-cell table:formula="of:=MOD(280.46646+[.G23]*(36000.76983+[.G23]*0.0003032);360)" office:value-type="float" office:value="302.022344791714">
            <text:p>302.02</text:p>
          </table:table-cell>
          <table:table-cell table:formula="of:=357.52911+[.G23]*(35999.05029-0.0001537*[.G23])" office:value-type="float" office:value="3978.91201025037">
            <text:p>3978.91</text:p>
          </table:table-cell>
          <table:table-cell table:formula="of:=0.016708634-[.G23]*(0.000042037+0.0000001267*[.G23])" office:value-type="float" office:value="0.0167044039375821">
            <text:p>0.02</text:p>
          </table:table-cell>
          <table:table-cell table:formula="of:=SIN(RADIANS([.J23]))*(1.914602-[.G23]*(0.004817+0.000014*[.G23]))+SIN(RADIANS(2*[.J23]))*(0.019993-0.000101*[.G23])+SIN(RADIANS(3*[.J23]))*0.000289" office:value-type="float" office:value="0.632891407060048">
            <text:p>0.63</text:p>
          </table:table-cell>
          <table:table-cell table:formula="of:=[.I23]+[.L23]" office:value-type="float" office:value="302.655236198774">
            <text:p>302.66</text:p>
          </table:table-cell>
          <table:table-cell table:formula="of:=[.J23]+[.L23]" office:value-type="float" office:value="3979.54490165743">
            <text:p>3979.54</text:p>
          </table:table-cell>
          <table:table-cell table:formula="of:=(1.000001018*(1-[.K23]*[.K23]))/(1+[.K23]*COS(RADIANS([.N23])))" office:value-type="float" office:value="0.984228366363684">
            <text:p>0.98</text:p>
          </table:table-cell>
          <table:table-cell table:formula="of:=[.M23]-0.00569-0.00478*SIN(RADIANS(125.04-1934.136*[.G23]))" office:value-type="float" office:value="302.654024296258">
            <text:p>302.65</text:p>
          </table:table-cell>
          <table:table-cell table:formula="of:=23+(26+((21.448-[.G23]*(46.815+[.G23]*(0.00059-[.G23]*0.001813))))/60)/60" office:value-type="float" office:value="23.4379829347096">
            <text:p>23.44</text:p>
          </table:table-cell>
          <table:table-cell table:formula="of:=[.Q23]+0.00256*COS(RADIANS(125.04-1934.136*[.G23]))" office:value-type="float" office:value="23.4388783124826">
            <text:p>23.44</text:p>
          </table:table-cell>
          <table:table-cell table:formula="of:=DEGREES(ATAN2(COS(RADIANS([.P23]));COS(RADIANS([.R23]))*SIN(RADIANS([.P23]))))" office:value-type="float" office:value="-55.0660028038841">
            <text:p>-55.07</text:p>
          </table:table-cell>
          <table:table-cell table:formula="of:=DEGREES(ASIN(SIN(RADIANS([.R23]))*SIN(RADIANS([.P23]))))" office:value-type="float" office:value="-19.5664893514448">
            <text:p>-19.57</text:p>
          </table:table-cell>
          <table:table-cell table:formula="of:=TAN(RADIANS([.R23]/2))*TAN(RADIANS([.R23]/2))" office:value-type="float" office:value="0.0430329703720072">
            <text:p>0.04</text:p>
          </table:table-cell>
          <table:table-cell table:formula="of:=4*DEGREES([.U23]*SIN(2*RADIANS([.I23]))-2*[.K23]*SIN(RADIANS([.J23]))+4*[.K23]*[.U23]*SIN(RADIANS([.J23]))*COS(2*RADIANS([.I23]))-0.5*[.U23]*[.U23]*SIN(4*RADIANS([.I23]))-1.25*[.K23]*[.K23]*SIN(2*RADIANS([.J23])))" office:value-type="float" office:value="-11.6588488345845">
            <text:p>-11.66</text:p>
          </table:table-cell>
          <table:table-cell table:formula="of:=DEGREES(ACOS(COS(RADIANS(90.833))/(COS(RADIANS([.$B$2]))*COS(RADIANS([.T23])))-TAN(RADIANS([.$B$2]))*TAN(RADIANS([.T23]))))" office:value-type="float" office:value="73.853407426368">
            <text:p>73.85</text:p>
          </table:table-cell>
          <table:table-cell table:style-name="ce7" table:formula="of:=(720-4*[.$B$3]-[.V23]+[.$B$4]*60)/1440" office:value-type="float" office:value="0.508096422801795">
            <text:p>12:11:40</text:p>
          </table:table-cell>
          <table:table-cell table:style-name="ce7" table:formula="of:=([.X23]*1440-[.W23]*4)/1440" office:value-type="float" office:value="0.302948068839661">
            <text:p>7:16:15</text:p>
          </table:table-cell>
          <table:table-cell table:style-name="ce7" table:formula="of:=([.X23]*1440+[.W23]*4)/1440" office:value-type="float" office:value="0.713244776763928">
            <text:p>17:07:04</text:p>
          </table:table-cell>
          <table:table-cell table:formula="of:=8*[.W23]" office:value-type="float" office:value="590.827259410944">
            <text:p>590.83</text:p>
          </table:table-cell>
          <table:table-cell table:formula="of:=MOD([.E23]*1440+[.V23]+4*[.$B$3]-60*[.$B$4];1440)" office:value-type="float" office:value="708.341151165415">
            <text:p>708.34</text:p>
          </table:table-cell>
          <table:table-cell table:formula="of:=IF([.AB23]/4&lt;0;[.AB23]/4+180;[.AB23]/4-180)" office:value-type="float" office:value="-2.91471220864614">
            <text:p>-2.91</text:p>
          </table:table-cell>
          <table:table-cell table:formula="of:=DEGREES(ACOS(SIN(RADIANS([.$B$2]))*SIN(RADIANS([.T23]))+COS(RADIANS([.$B$2]))*COS(RADIANS([.T23]))*COS(RADIANS([.AC23]))))" office:value-type="float" office:value="59.6285207998162">
            <text:p>59.63</text:p>
          </table:table-cell>
          <table:table-cell table:formula="of:=90-[.AD23]" office:value-type="float" office:value="30.3714792001838">
            <text:p>30.37</text:p>
          </table:table-cell>
          <table:table-cell table:formula="of:=IF([.AE23]&gt;85;0;IF([.AE23]&gt;5;58.1/TAN(RADIANS([.AE23]))-0.07/POWER(TAN(RADIANS([.AE23]));3)+0.000086/POWER(TAN(RADIANS([.AE23]));5);IF([.AE23]&gt;-0.575;1735+[.AE23]*(-518.2+[.AE23]*(103.4+[.AE23]*(-12.79+[.AE23]*0.711)));-20.772/TAN(RADIANS([.AE23])))))/3600" office:value-type="float" office:value="0.0274432009430958">
            <text:p>0.03</text:p>
          </table:table-cell>
          <table:table-cell table:formula="of:=[.AE23]+[.AF23]" office:value-type="float" office:value="30.3989224011269">
            <text:p>30.4</text:p>
          </table:table-cell>
          <table:table-cell table:formula="of:=IF([.AC23]&gt;0;MOD(DEGREES(ACOS(((SIN(RADIANS([.$B$2]))*COS(RADIANS([.AD23])))-SIN(RADIANS([.T23])))/(COS(RADIANS([.$B$2]))*SIN(RADIANS([.AD23])))))+180;360);MOD(540-DEGREES(ACOS(((SIN(RADIANS([.$B$2]))*COS(RADIANS([.AD23])))-SIN(RADIANS([.T23])))/(COS(RADIANS([.$B$2]))*SIN(RADIANS([.AD23])))));360))" office:value-type="float" office:value="176.816485480649">
            <text:p>176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]+1" office:value-type="date" office:date-value="2010-01-23">
            <text:p>1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]+2415018.5+[.E24]-[.$B$4]/24" office:value-type="float" office:value="2455220.29166667">
            <text:p>2455220.29</text:p>
          </table:table-cell>
          <table:table-cell table:style-name="ce9" table:formula="of:=([.F24]-2451545)/36525" office:value-type="float" office:value="0.10062400182523">
            <text:p>0.10062400</text:p>
          </table:table-cell>
          <table:table-cell/>
          <table:table-cell table:formula="of:=MOD(280.46646+[.G24]*(36000.76983+[.G24]*0.0003032);360)" office:value-type="float" office:value="303.007992153548">
            <text:p>303.01</text:p>
          </table:table-cell>
          <table:table-cell table:formula="of:=357.52911+[.G24]*(35999.05029-0.0001537*[.G24])" office:value-type="float" office:value="3979.89761053125">
            <text:p>3979.9</text:p>
          </table:table-cell>
          <table:table-cell table:formula="of:=0.016708634-[.G24]*(0.000042037+0.0000001267*[.G24])" office:value-type="float" office:value="0.0167044027859737">
            <text:p>0.02</text:p>
          </table:table-cell>
          <table:table-cell table:formula="of:=SIN(RADIANS([.J24]))*(1.914602-[.G24]*(0.004817+0.000014*[.G24]))+SIN(RADIANS(2*[.J24]))*(0.019993-0.000101*[.G24])+SIN(RADIANS(3*[.J24]))*0.000289" office:value-type="float" office:value="0.664490705170531">
            <text:p>0.66</text:p>
          </table:table-cell>
          <table:table-cell table:formula="of:=[.I24]+[.L24]" office:value-type="float" office:value="303.672482858719">
            <text:p>303.67</text:p>
          </table:table-cell>
          <table:table-cell table:formula="of:=[.J24]+[.L24]" office:value-type="float" office:value="3980.56210123642">
            <text:p>3980.56</text:p>
          </table:table-cell>
          <table:table-cell table:formula="of:=(1.000001018*(1-[.K24]*[.K24]))/(1+[.K24]*COS(RADIANS([.N24])))" office:value-type="float" office:value="0.98432691119506">
            <text:p>0.98</text:p>
          </table:table-cell>
          <table:table-cell table:formula="of:=[.M24]-0.00569-0.00478*SIN(RADIANS(125.04-1934.136*[.G24]))" office:value-type="float" office:value="303.671272499433">
            <text:p>303.67</text:p>
          </table:table-cell>
          <table:table-cell table:formula="of:=23+(26+((21.448-[.G24]*(46.815+[.G24]*(0.00059-[.G24]*0.001813))))/60)/60" office:value-type="float" office:value="23.4379825786744">
            <text:p>23.44</text:p>
          </table:table-cell>
          <table:table-cell table:formula="of:=[.Q24]+0.00256*COS(RADIANS(125.04-1934.136*[.G24]))" office:value-type="float" office:value="23.438875739504">
            <text:p>23.44</text:p>
          </table:table-cell>
          <table:table-cell table:formula="of:=DEGREES(ATAN2(COS(RADIANS([.P24]));COS(RADIANS([.R24]))*SIN(RADIANS([.P24]))))" office:value-type="float" office:value="-54.0163072996371">
            <text:p>-54.02</text:p>
          </table:table-cell>
          <table:table-cell table:formula="of:=DEGREES(ASIN(SIN(RADIANS([.R24]))*SIN(RADIANS([.P24]))))" office:value-type="float" office:value="-19.3317551382476">
            <text:p>-19.33</text:p>
          </table:table-cell>
          <table:table-cell table:formula="of:=TAN(RADIANS([.R24]/2))*TAN(RADIANS([.R24]/2))" office:value-type="float" office:value="0.0430329606554542">
            <text:p>0.04</text:p>
          </table:table-cell>
          <table:table-cell table:formula="of:=4*DEGREES([.U24]*SIN(2*RADIANS([.I24]))-2*[.K24]*SIN(RADIANS([.J24]))+4*[.K24]*[.U24]*SIN(RADIANS([.J24]))*COS(2*RADIANS([.I24]))-0.5*[.U24]*[.U24]*SIN(4*RADIANS([.I24]))-1.25*[.K24]*[.K24]*SIN(2*RADIANS([.J24])))" office:value-type="float" office:value="-11.9167396048289">
            <text:p>-11.92</text:p>
          </table:table-cell>
          <table:table-cell table:formula="of:=DEGREES(ACOS(COS(RADIANS(90.833))/(COS(RADIANS([.$B$2]))*COS(RADIANS([.T24])))-TAN(RADIANS([.$B$2]))*TAN(RADIANS([.T24]))))" office:value-type="float" office:value="74.0821624622281">
            <text:p>74.08</text:p>
          </table:table-cell>
          <table:table-cell table:style-name="ce7" table:formula="of:=(720-4*[.$B$3]-[.V24]+[.$B$4]*60)/1440" office:value-type="float" office:value="0.508275513614465">
            <text:p>12:11:55</text:p>
          </table:table-cell>
          <table:table-cell table:style-name="ce7" table:formula="of:=([.X24]*1440-[.W24]*4)/1440" office:value-type="float" office:value="0.302491728997164">
            <text:p>7:15:35</text:p>
          </table:table-cell>
          <table:table-cell table:style-name="ce7" table:formula="of:=([.X24]*1440+[.W24]*4)/1440" office:value-type="float" office:value="0.714059298231765">
            <text:p>17:08:15</text:p>
          </table:table-cell>
          <table:table-cell table:formula="of:=8*[.W24]" office:value-type="float" office:value="592.657299697825">
            <text:p>592.66</text:p>
          </table:table-cell>
          <table:table-cell table:formula="of:=MOD([.E24]*1440+[.V24]+4*[.$B$3]-60*[.$B$4];1440)" office:value-type="float" office:value="708.083260395171">
            <text:p>708.08</text:p>
          </table:table-cell>
          <table:table-cell table:formula="of:=IF([.AB24]/4&lt;0;[.AB24]/4+180;[.AB24]/4-180)" office:value-type="float" office:value="-2.97918490120725">
            <text:p>-2.98</text:p>
          </table:table-cell>
          <table:table-cell table:formula="of:=DEGREES(ACOS(SIN(RADIANS([.$B$2]))*SIN(RADIANS([.T24]))+COS(RADIANS([.$B$2]))*COS(RADIANS([.T24]))*COS(RADIANS([.AC24]))))" office:value-type="float" office:value="59.3968102890774">
            <text:p>59.4</text:p>
          </table:table-cell>
          <table:table-cell table:formula="of:=90-[.AD24]" office:value-type="float" office:value="30.6031897109226">
            <text:p>30.6</text:p>
          </table:table-cell>
          <table:table-cell table:formula="of:=IF([.AE24]&gt;85;0;IF([.AE24]&gt;5;58.1/TAN(RADIANS([.AE24]))-0.07/POWER(TAN(RADIANS([.AE24]));3)+0.000086/POWER(TAN(RADIANS([.AE24]));5);IF([.AE24]&gt;-0.575;1735+[.AE24]*(-518.2+[.AE24]*(103.4+[.AE24]*(-12.79+[.AE24]*0.711)));-20.772/TAN(RADIANS([.AE24])))))/3600" office:value-type="float" office:value="0.027192263674712">
            <text:p>0.03</text:p>
          </table:table-cell>
          <table:table-cell table:formula="of:=[.AE24]+[.AF24]" office:value-type="float" office:value="30.6303819745973">
            <text:p>30.63</text:p>
          </table:table-cell>
          <table:table-cell table:formula="of:=IF([.AC24]&gt;0;MOD(DEGREES(ACOS(((SIN(RADIANS([.$B$2]))*COS(RADIANS([.AD24])))-SIN(RADIANS([.T24])))/(COS(RADIANS([.$B$2]))*SIN(RADIANS([.AD24])))))+180;360);MOD(540-DEGREES(ACOS(((SIN(RADIANS([.$B$2]))*COS(RADIANS([.AD24])))-SIN(RADIANS([.T24])))/(COS(RADIANS([.$B$2]))*SIN(RADIANS([.AD24])))));360))" office:value-type="float" office:value="176.733562456758">
            <text:p>176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]+1" office:value-type="date" office:date-value="2010-01-24">
            <text:p>1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]+2415018.5+[.E25]-[.$B$4]/24" office:value-type="float" office:value="2455221.29166667">
            <text:p>2455221.29</text:p>
          </table:table-cell>
          <table:table-cell table:style-name="ce9" table:formula="of:=([.F25]-2451545)/36525" office:value-type="float" office:value="0.100651380333101">
            <text:p>0.10065138</text:p>
          </table:table-cell>
          <table:table-cell/>
          <table:table-cell table:formula="of:=MOD(280.46646+[.G25]*(36000.76983+[.G25]*0.0003032);360)" office:value-type="float" office:value="303.993639515384">
            <text:p>303.99</text:p>
          </table:table-cell>
          <table:table-cell table:formula="of:=357.52911+[.G25]*(35999.05029-0.0001537*[.G25])" office:value-type="float" office:value="3980.88321081213">
            <text:p>3980.88</text:p>
          </table:table-cell>
          <table:table-cell table:formula="of:=0.016708634-[.G25]*(0.000042037+0.0000001267*[.G25])" office:value-type="float" office:value="0.0167044016343652">
            <text:p>0.02</text:p>
          </table:table-cell>
          <table:table-cell table:formula="of:=SIN(RADIANS([.J25]))*(1.914602-[.G25]*(0.004817+0.000014*[.G25]))+SIN(RADIANS(2*[.J25]))*(0.019993-0.000101*[.G25])+SIN(RADIANS(3*[.J25]))*0.000289" office:value-type="float" office:value="0.695881432740173">
            <text:p>0.7</text:p>
          </table:table-cell>
          <table:table-cell table:formula="of:=[.I25]+[.L25]" office:value-type="float" office:value="304.689520948124">
            <text:p>304.69</text:p>
          </table:table-cell>
          <table:table-cell table:formula="of:=[.J25]+[.L25]" office:value-type="float" office:value="3981.57909224487">
            <text:p>3981.58</text:p>
          </table:table-cell>
          <table:table-cell table:formula="of:=(1.000001018*(1-[.K25]*[.K25]))/(1+[.K25]*COS(RADIANS([.N25])))" office:value-type="float" office:value="0.984430232512652">
            <text:p>0.98</text:p>
          </table:table-cell>
          <table:table-cell table:formula="of:=[.M25]-0.00569-0.00478*SIN(RADIANS(125.04-1934.136*[.G25]))" office:value-type="float" office:value="304.68831212824">
            <text:p>304.69</text:p>
          </table:table-cell>
          <table:table-cell table:formula="of:=23+(26+((21.448-[.G25]*(46.815+[.G25]*(0.00059-[.G25]*0.001813))))/60)/60" office:value-type="float" office:value="23.4379822226392">
            <text:p>23.44</text:p>
          </table:table-cell>
          <table:table-cell table:formula="of:=[.Q25]+0.00256*COS(RADIANS(125.04-1934.136*[.G25]))" office:value-type="float" office:value="23.4388731657624">
            <text:p>23.44</text:p>
          </table:table-cell>
          <table:table-cell table:formula="of:=DEGREES(ATAN2(COS(RADIANS([.P25]));COS(RADIANS([.R25]))*SIN(RADIANS([.P25]))))" office:value-type="float" office:value="-52.9698773402318">
            <text:p>-52.97</text:p>
          </table:table-cell>
          <table:table-cell table:formula="of:=DEGREES(ASIN(SIN(RADIANS([.R25]))*SIN(RADIANS([.P25]))))" office:value-type="float" office:value="-19.0910811867984">
            <text:p>-19.09</text:p>
          </table:table-cell>
          <table:table-cell table:formula="of:=TAN(RADIANS([.R25]/2))*TAN(RADIANS([.R25]/2))" office:value-type="float" office:value="0.0430329509360214">
            <text:p>0.04</text:p>
          </table:table-cell>
          <table:table-cell table:formula="of:=4*DEGREES([.U25]*SIN(2*RADIANS([.I25]))-2*[.K25]*SIN(RADIANS([.J25]))+4*[.K25]*[.U25]*SIN(RADIANS([.J25]))*COS(2*RADIANS([.I25]))-0.5*[.U25]*[.U25]*SIN(4*RADIANS([.I25]))-1.25*[.K25]*[.K25]*SIN(2*RADIANS([.J25])))" office:value-type="float" office:value="-12.1615822554323">
            <text:p>-12.16</text:p>
          </table:table-cell>
          <table:table-cell table:formula="of:=DEGREES(ACOS(COS(RADIANS(90.833))/(COS(RADIANS([.$B$2]))*COS(RADIANS([.T25])))-TAN(RADIANS([.$B$2]))*TAN(RADIANS([.T25]))))" office:value-type="float" office:value="74.3157761860605">
            <text:p>74.32</text:p>
          </table:table-cell>
          <table:table-cell table:style-name="ce7" table:formula="of:=(720-4*[.$B$3]-[.V25]+[.$B$4]*60)/1440" office:value-type="float" office:value="0.508445543232939">
            <text:p>12:12:10</text:p>
          </table:table-cell>
          <table:table-cell table:style-name="ce7" table:formula="of:=([.X25]*1440-[.W25]*4)/1440" office:value-type="float" office:value="0.302012831604993">
            <text:p>7:14:54</text:p>
          </table:table-cell>
          <table:table-cell table:style-name="ce7" table:formula="of:=([.X25]*1440+[.W25]*4)/1440" office:value-type="float" office:value="0.714878254860885">
            <text:p>17:09:25</text:p>
          </table:table-cell>
          <table:table-cell table:formula="of:=8*[.W25]" office:value-type="float" office:value="594.526209488484">
            <text:p>594.53</text:p>
          </table:table-cell>
          <table:table-cell table:formula="of:=MOD([.E25]*1440+[.V25]+4*[.$B$3]-60*[.$B$4];1440)" office:value-type="float" office:value="707.838417744568">
            <text:p>707.84</text:p>
          </table:table-cell>
          <table:table-cell table:formula="of:=IF([.AB25]/4&lt;0;[.AB25]/4+180;[.AB25]/4-180)" office:value-type="float" office:value="-3.04039556385808">
            <text:p>-3.04</text:p>
          </table:table-cell>
          <table:table-cell table:formula="of:=DEGREES(ACOS(SIN(RADIANS([.$B$2]))*SIN(RADIANS([.T25]))+COS(RADIANS([.$B$2]))*COS(RADIANS([.T25]))*COS(RADIANS([.AC25]))))" office:value-type="float" office:value="59.1591044479728">
            <text:p>59.16</text:p>
          </table:table-cell>
          <table:table-cell table:formula="of:=90-[.AD25]" office:value-type="float" office:value="30.8408955520272">
            <text:p>30.84</text:p>
          </table:table-cell>
          <table:table-cell table:formula="of:=IF([.AE25]&gt;85;0;IF([.AE25]&gt;5;58.1/TAN(RADIANS([.AE25]))-0.07/POWER(TAN(RADIANS([.AE25]));3)+0.000086/POWER(TAN(RADIANS([.AE25]));5);IF([.AE25]&gt;-0.575;1735+[.AE25]*(-518.2+[.AE25]*(103.4+[.AE25]*(-12.79+[.AE25]*0.711)));-20.772/TAN(RADIANS([.AE25])))))/3600" office:value-type="float" office:value="0.0269383255581835">
            <text:p>0.03</text:p>
          </table:table-cell>
          <table:table-cell table:formula="of:=[.AE25]+[.AF25]" office:value-type="float" office:value="30.8678338775854">
            <text:p>30.87</text:p>
          </table:table-cell>
          <table:table-cell table:formula="of:=IF([.AC25]&gt;0;MOD(DEGREES(ACOS(((SIN(RADIANS([.$B$2]))*COS(RADIANS([.AD25])))-SIN(RADIANS([.T25])))/(COS(RADIANS([.$B$2]))*SIN(RADIANS([.AD25])))))+180;360);MOD(540-DEGREES(ACOS(((SIN(RADIANS([.$B$2]))*COS(RADIANS([.AD25])))-SIN(RADIANS([.T25])))/(COS(RADIANS([.$B$2]))*SIN(RADIANS([.AD25])))));360))" office:value-type="float" office:value="176.653298194093">
            <text:p>176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]+1" office:value-type="date" office:date-value="2010-01-25">
            <text:p>1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]+2415018.5+[.E26]-[.$B$4]/24" office:value-type="float" office:value="2455222.29166667">
            <text:p>2455222.29</text:p>
          </table:table-cell>
          <table:table-cell table:style-name="ce9" table:formula="of:=([.F26]-2451545)/36525" office:value-type="float" office:value="0.100678758840972">
            <text:p>0.10067876</text:p>
          </table:table-cell>
          <table:table-cell/>
          <table:table-cell table:formula="of:=MOD(280.46646+[.G26]*(36000.76983+[.G26]*0.0003032);360)" office:value-type="float" office:value="304.979286877219">
            <text:p>304.98</text:p>
          </table:table-cell>
          <table:table-cell table:formula="of:=357.52911+[.G26]*(35999.05029-0.0001537*[.G26])" office:value-type="float" office:value="3981.86881109301">
            <text:p>3981.87</text:p>
          </table:table-cell>
          <table:table-cell table:formula="of:=0.016708634-[.G26]*(0.000042037+0.0000001267*[.G26])" office:value-type="float" office:value="0.0167044004827565">
            <text:p>0.02</text:p>
          </table:table-cell>
          <table:table-cell table:formula="of:=SIN(RADIANS([.J26]))*(1.914602-[.G26]*(0.004817+0.000014*[.G26]))+SIN(RADIANS(2*[.J26]))*(0.019993-0.000101*[.G26])+SIN(RADIANS(3*[.J26]))*0.000289" office:value-type="float" office:value="0.727053822205518">
            <text:p>0.73</text:p>
          </table:table-cell>
          <table:table-cell table:formula="of:=[.I26]+[.L26]" office:value-type="float" office:value="305.706340699425">
            <text:p>305.71</text:p>
          </table:table-cell>
          <table:table-cell table:formula="of:=[.J26]+[.L26]" office:value-type="float" office:value="3982.59586491521">
            <text:p>3982.6</text:p>
          </table:table-cell>
          <table:table-cell table:formula="of:=(1.000001018*(1-[.K26]*[.K26]))/(1+[.K26]*COS(RADIANS([.N26])))" office:value-type="float" office:value="0.984538296766056">
            <text:p>0.98</text:p>
          </table:table-cell>
          <table:table-cell table:formula="of:=[.M26]-0.00569-0.00478*SIN(RADIANS(125.04-1934.136*[.G26]))" office:value-type="float" office:value="305.705133415116">
            <text:p>305.71</text:p>
          </table:table-cell>
          <table:table-cell table:formula="of:=23+(26+((21.448-[.G26]*(46.815+[.G26]*(0.00059-[.G26]*0.001813))))/60)/60" office:value-type="float" office:value="23.4379818666041">
            <text:p>23.44</text:p>
          </table:table-cell>
          <table:table-cell table:formula="of:=[.Q26]+0.00256*COS(RADIANS(125.04-1934.136*[.G26]))" office:value-type="float" office:value="23.4388705912598">
            <text:p>23.44</text:p>
          </table:table-cell>
          <table:table-cell table:formula="of:=DEGREES(ATAN2(COS(RADIANS([.P26]));COS(RADIANS([.R26]))*SIN(RADIANS([.P26]))))" office:value-type="float" office:value="-51.9267462619328">
            <text:p>-51.93</text:p>
          </table:table-cell>
          <table:table-cell table:formula="of:=DEGREES(ASIN(SIN(RADIANS([.R26]))*SIN(RADIANS([.P26]))))" office:value-type="float" office:value="-18.8445712033643">
            <text:p>-18.84</text:p>
          </table:table-cell>
          <table:table-cell table:formula="of:=TAN(RADIANS([.R26]/2))*TAN(RADIANS([.R26]/2))" office:value-type="float" office:value="0.0430329412137158">
            <text:p>0.04</text:p>
          </table:table-cell>
          <table:table-cell table:formula="of:=4*DEGREES([.U26]*SIN(2*RADIANS([.I26]))-2*[.K26]*SIN(RADIANS([.J26]))+4*[.K26]*[.U26]*SIN(RADIANS([.J26]))*COS(2*RADIANS([.I26]))-0.5*[.U26]*[.U26]*SIN(4*RADIANS([.I26]))-1.25*[.K26]*[.K26]*SIN(2*RADIANS([.J26])))" office:value-type="float" office:value="-12.393227984311">
            <text:p>-12.39</text:p>
          </table:table-cell>
          <table:table-cell table:formula="of:=DEGREES(ACOS(COS(RADIANS(90.833))/(COS(RADIANS([.$B$2]))*COS(RADIANS([.T26])))-TAN(RADIANS([.$B$2]))*TAN(RADIANS([.T26]))))" office:value-type="float" office:value="74.554097784091">
            <text:p>74.55</text:p>
          </table:table-cell>
          <table:table-cell table:style-name="ce7" table:formula="of:=(720-4*[.$B$3]-[.V26]+[.$B$4]*60)/1440" office:value-type="float" office:value="0.508606408322438">
            <text:p>12:12:24</text:p>
          </table:table-cell>
          <table:table-cell table:style-name="ce7" table:formula="of:=([.X26]*1440-[.W26]*4)/1440" office:value-type="float" office:value="0.301511692255519">
            <text:p>7:14:11</text:p>
          </table:table-cell>
          <table:table-cell table:style-name="ce7" table:formula="of:=([.X26]*1440+[.W26]*4)/1440" office:value-type="float" office:value="0.715701124389358">
            <text:p>17:10:37</text:p>
          </table:table-cell>
          <table:table-cell table:formula="of:=8*[.W26]" office:value-type="float" office:value="596.432782272728">
            <text:p>596.43</text:p>
          </table:table-cell>
          <table:table-cell table:formula="of:=MOD([.E26]*1440+[.V26]+4*[.$B$3]-60*[.$B$4];1440)" office:value-type="float" office:value="707.606772015689">
            <text:p>707.61</text:p>
          </table:table-cell>
          <table:table-cell table:formula="of:=IF([.AB26]/4&lt;0;[.AB26]/4+180;[.AB26]/4-180)" office:value-type="float" office:value="-3.09830699607775">
            <text:p>-3.1</text:p>
          </table:table-cell>
          <table:table-cell table:formula="of:=DEGREES(ACOS(SIN(RADIANS([.$B$2]))*SIN(RADIANS([.T26]))+COS(RADIANS([.$B$2]))*COS(RADIANS([.T26]))*COS(RADIANS([.AC26]))))" office:value-type="float" office:value="58.915496384269">
            <text:p>58.92</text:p>
          </table:table-cell>
          <table:table-cell table:formula="of:=90-[.AD26]" office:value-type="float" office:value="31.084503615731">
            <text:p>31.08</text:p>
          </table:table-cell>
          <table:table-cell table:formula="of:=IF([.AE26]&gt;85;0;IF([.AE26]&gt;5;58.1/TAN(RADIANS([.AE26]))-0.07/POWER(TAN(RADIANS([.AE26]));3)+0.000086/POWER(TAN(RADIANS([.AE26]));5);IF([.AE26]&gt;-0.575;1735+[.AE26]*(-518.2+[.AE26]*(103.4+[.AE26]*(-12.79+[.AE26]*0.711)));-20.772/TAN(RADIANS([.AE26])))))/3600" office:value-type="float" office:value="0.0266816680569242">
            <text:p>0.03</text:p>
          </table:table-cell>
          <table:table-cell table:formula="of:=[.AE26]+[.AF26]" office:value-type="float" office:value="31.1111852837879">
            <text:p>31.11</text:p>
          </table:table-cell>
          <table:table-cell table:formula="of:=IF([.AC26]&gt;0;MOD(DEGREES(ACOS(((SIN(RADIANS([.$B$2]))*COS(RADIANS([.AD26])))-SIN(RADIANS([.T26])))/(COS(RADIANS([.$B$2]))*SIN(RADIANS([.AD26])))))+180;360);MOD(540-DEGREES(ACOS(((SIN(RADIANS([.$B$2]))*COS(RADIANS([.AD26])))-SIN(RADIANS([.T26])))/(COS(RADIANS([.$B$2]))*SIN(RADIANS([.AD26])))));360))" office:value-type="float" office:value="176.57575216411">
            <text:p>176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]+1" office:value-type="date" office:date-value="2010-01-26">
            <text:p>1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]+2415018.5+[.E27]-[.$B$4]/24" office:value-type="float" office:value="2455223.29166667">
            <text:p>2455223.29</text:p>
          </table:table-cell>
          <table:table-cell table:style-name="ce9" table:formula="of:=([.F27]-2451545)/36525" office:value-type="float" office:value="0.100706137348844">
            <text:p>0.10070614</text:p>
          </table:table-cell>
          <table:table-cell/>
          <table:table-cell table:formula="of:=MOD(280.46646+[.G27]*(36000.76983+[.G27]*0.0003032);360)" office:value-type="float" office:value="305.964934239055">
            <text:p>305.96</text:p>
          </table:table-cell>
          <table:table-cell table:formula="of:=357.52911+[.G27]*(35999.05029-0.0001537*[.G27])" office:value-type="float" office:value="3982.85441137388">
            <text:p>3982.85</text:p>
          </table:table-cell>
          <table:table-cell table:formula="of:=0.016708634-[.G27]*(0.000042037+0.0000001267*[.G27])" office:value-type="float" office:value="0.0167043993311476">
            <text:p>0.02</text:p>
          </table:table-cell>
          <table:table-cell table:formula="of:=SIN(RADIANS([.J27]))*(1.914602-[.G27]*(0.004817+0.000014*[.G27]))+SIN(RADIANS(2*[.J27]))*(0.019993-0.000101*[.G27])+SIN(RADIANS(3*[.J27]))*0.000289" office:value-type="float" office:value="0.757998186211232">
            <text:p>0.76</text:p>
          </table:table-cell>
          <table:table-cell table:formula="of:=[.I27]+[.L27]" office:value-type="float" office:value="306.722932425266">
            <text:p>306.72</text:p>
          </table:table-cell>
          <table:table-cell table:formula="of:=[.J27]+[.L27]" office:value-type="float" office:value="3983.61240956009">
            <text:p>3983.61</text:p>
          </table:table-cell>
          <table:table-cell table:formula="of:=(1.000001018*(1-[.K27]*[.K27]))/(1+[.K27]*COS(RADIANS([.N27])))" office:value-type="float" office:value="0.984651068887017">
            <text:p>0.98</text:p>
          </table:table-cell>
          <table:table-cell table:formula="of:=[.M27]-0.00569-0.00478*SIN(RADIANS(125.04-1934.136*[.G27]))" office:value-type="float" office:value="306.721726672704">
            <text:p>306.72</text:p>
          </table:table-cell>
          <table:table-cell table:formula="of:=23+(26+((21.448-[.G27]*(46.815+[.G27]*(0.00059-[.G27]*0.001813))))/60)/60" office:value-type="float" office:value="23.4379815105689">
            <text:p>23.44</text:p>
          </table:table-cell>
          <table:table-cell table:formula="of:=[.Q27]+0.00256*COS(RADIANS(125.04-1934.136*[.G27]))" office:value-type="float" office:value="23.4388680159981">
            <text:p>23.44</text:p>
          </table:table-cell>
          <table:table-cell table:formula="of:=DEGREES(ATAN2(COS(RADIANS([.P27]));COS(RADIANS([.R27]))*SIN(RADIANS([.P27]))))" office:value-type="float" office:value="-50.8869427329136">
            <text:p>-50.89</text:p>
          </table:table-cell>
          <table:table-cell table:formula="of:=DEGREES(ASIN(SIN(RADIANS([.R27]))*SIN(RADIANS([.P27]))))" office:value-type="float" office:value="-18.5923303454189">
            <text:p>-18.59</text:p>
          </table:table-cell>
          <table:table-cell table:formula="of:=TAN(RADIANS([.R27]/2))*TAN(RADIANS([.R27]/2))" office:value-type="float" office:value="0.0430329314885447">
            <text:p>0.04</text:p>
          </table:table-cell>
          <table:table-cell table:formula="of:=4*DEGREES([.U27]*SIN(2*RADIANS([.I27]))-2*[.K27]*SIN(RADIANS([.J27]))+4*[.K27]*[.U27]*SIN(RADIANS([.J27]))*COS(2*RADIANS([.I27]))-0.5*[.U27]*[.U27]*SIN(4*RADIANS([.I27]))-1.25*[.K27]*[.K27]*SIN(2*RADIANS([.J27])))" office:value-type="float" office:value="-12.6115467311645">
            <text:p>-12.61</text:p>
          </table:table-cell>
          <table:table-cell table:formula="of:=DEGREES(ACOS(COS(RADIANS(90.833))/(COS(RADIANS([.$B$2]))*COS(RADIANS([.T27])))-TAN(RADIANS([.$B$2]))*TAN(RADIANS([.T27]))))" office:value-type="float" office:value="74.7969774211399">
            <text:p>74.8</text:p>
          </table:table-cell>
          <table:table-cell table:style-name="ce7" table:formula="of:=(720-4*[.$B$3]-[.V27]+[.$B$4]*60)/1440" office:value-type="float" office:value="0.508758018563309">
            <text:p>12:12:37</text:p>
          </table:table-cell>
          <table:table-cell table:style-name="ce7" table:formula="of:=([.X27]*1440-[.W27]*4)/1440" office:value-type="float" office:value="0.30098863683792">
            <text:p>7:13:25</text:p>
          </table:table-cell>
          <table:table-cell table:style-name="ce7" table:formula="of:=([.X27]*1440+[.W27]*4)/1440" office:value-type="float" office:value="0.716527400288697">
            <text:p>17:11:48</text:p>
          </table:table-cell>
          <table:table-cell table:formula="of:=8*[.W27]" office:value-type="float" office:value="598.375819369119">
            <text:p>598.38</text:p>
          </table:table-cell>
          <table:table-cell table:formula="of:=MOD([.E27]*1440+[.V27]+4*[.$B$3]-60*[.$B$4];1440)" office:value-type="float" office:value="707.388453268836">
            <text:p>707.39</text:p>
          </table:table-cell>
          <table:table-cell table:formula="of:=IF([.AB27]/4&lt;0;[.AB27]/4+180;[.AB27]/4-180)" office:value-type="float" office:value="-3.15288668279112">
            <text:p>-3.15</text:p>
          </table:table-cell>
          <table:table-cell table:formula="of:=DEGREES(ACOS(SIN(RADIANS([.$B$2]))*SIN(RADIANS([.T27]))+COS(RADIANS([.$B$2]))*COS(RADIANS([.T27]))*COS(RADIANS([.AC27]))))" office:value-type="float" office:value="58.666080997678">
            <text:p>58.67</text:p>
          </table:table-cell>
          <table:table-cell table:formula="of:=90-[.AD27]" office:value-type="float" office:value="31.333919002322">
            <text:p>31.33</text:p>
          </table:table-cell>
          <table:table-cell table:formula="of:=IF([.AE27]&gt;85;0;IF([.AE27]&gt;5;58.1/TAN(RADIANS([.AE27]))-0.07/POWER(TAN(RADIANS([.AE27]));3)+0.000086/POWER(TAN(RADIANS([.AE27]));5);IF([.AE27]&gt;-0.575;1735+[.AE27]*(-518.2+[.AE27]*(103.4+[.AE27]*(-12.79+[.AE27]*0.711)));-20.772/TAN(RADIANS([.AE27])))))/3600" office:value-type="float" office:value="0.0264225657999426">
            <text:p>0.03</text:p>
          </table:table-cell>
          <table:table-cell table:formula="of:=[.AE27]+[.AF27]" office:value-type="float" office:value="31.360341568122">
            <text:p>31.36</text:p>
          </table:table-cell>
          <table:table-cell table:formula="of:=IF([.AC27]&gt;0;MOD(DEGREES(ACOS(((SIN(RADIANS([.$B$2]))*COS(RADIANS([.AD27])))-SIN(RADIANS([.T27])))/(COS(RADIANS([.$B$2]))*SIN(RADIANS([.AD27])))))+180;360);MOD(540-DEGREES(ACOS(((SIN(RADIANS([.$B$2]))*COS(RADIANS([.AD27])))-SIN(RADIANS([.T27])))/(COS(RADIANS([.$B$2]))*SIN(RADIANS([.AD27])))));360))" office:value-type="float" office:value="176.500981718976">
            <text:p>176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]+1" office:value-type="date" office:date-value="2010-01-27">
            <text:p>1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]+2415018.5+[.E28]-[.$B$4]/24" office:value-type="float" office:value="2455224.29166667">
            <text:p>2455224.29</text:p>
          </table:table-cell>
          <table:table-cell table:style-name="ce9" table:formula="of:=([.F28]-2451545)/36525" office:value-type="float" office:value="0.100733515856715">
            <text:p>0.10073352</text:p>
          </table:table-cell>
          <table:table-cell/>
          <table:table-cell table:formula="of:=MOD(280.46646+[.G28]*(36000.76983+[.G28]*0.0003032);360)" office:value-type="float" office:value="306.950581600891">
            <text:p>306.95</text:p>
          </table:table-cell>
          <table:table-cell table:formula="of:=357.52911+[.G28]*(35999.05029-0.0001537*[.G28])" office:value-type="float" office:value="3983.84001165476">
            <text:p>3983.84</text:p>
          </table:table-cell>
          <table:table-cell table:formula="of:=0.016708634-[.G28]*(0.000042037+0.0000001267*[.G28])" office:value-type="float" office:value="0.0167043981795385">
            <text:p>0.02</text:p>
          </table:table-cell>
          <table:table-cell table:formula="of:=SIN(RADIANS([.J28]))*(1.914602-[.G28]*(0.004817+0.000014*[.G28]))+SIN(RADIANS(2*[.J28]))*(0.019993-0.000101*[.G28])+SIN(RADIANS(3*[.J28]))*0.000289" office:value-type="float" office:value="0.788704921047873">
            <text:p>0.79</text:p>
          </table:table-cell>
          <table:table-cell table:formula="of:=[.I28]+[.L28]" office:value-type="float" office:value="307.739286521939">
            <text:p>307.74</text:p>
          </table:table-cell>
          <table:table-cell table:formula="of:=[.J28]+[.L28]" office:value-type="float" office:value="3984.62871657581">
            <text:p>3984.63</text:p>
          </table:table-cell>
          <table:table-cell table:formula="of:=(1.000001018*(1-[.K28]*[.K28]))/(1+[.K28]*COS(RADIANS([.N28])))" office:value-type="float" office:value="0.984768512303767">
            <text:p>0.98</text:p>
          </table:table-cell>
          <table:table-cell table:formula="of:=[.M28]-0.00569-0.00478*SIN(RADIANS(125.04-1934.136*[.G28]))" office:value-type="float" office:value="307.738082297293">
            <text:p>307.74</text:p>
          </table:table-cell>
          <table:table-cell table:formula="of:=23+(26+((21.448-[.G28]*(46.815+[.G28]*(0.00059-[.G28]*0.001813))))/60)/60" office:value-type="float" office:value="23.4379811545337">
            <text:p>23.44</text:p>
          </table:table-cell>
          <table:table-cell table:formula="of:=[.Q28]+0.00256*COS(RADIANS(125.04-1934.136*[.G28]))" office:value-type="float" office:value="23.4388654399792">
            <text:p>23.44</text:p>
          </table:table-cell>
          <table:table-cell table:formula="of:=DEGREES(ATAN2(COS(RADIANS([.P28]));COS(RADIANS([.R28]))*SIN(RADIANS([.P28]))))" office:value-type="float" office:value="-49.8504908030976">
            <text:p>-49.85</text:p>
          </table:table-cell>
          <table:table-cell table:formula="of:=DEGREES(ASIN(SIN(RADIANS([.R28]))*SIN(RADIANS([.P28]))))" office:value-type="float" office:value="-18.3344651156057">
            <text:p>-18.33</text:p>
          </table:table-cell>
          <table:table-cell table:formula="of:=TAN(RADIANS([.R28]/2))*TAN(RADIANS([.R28]/2))" office:value-type="float" office:value="0.0430329217605152">
            <text:p>0.04</text:p>
          </table:table-cell>
          <table:table-cell table:formula="of:=4*DEGREES([.U28]*SIN(2*RADIANS([.I28]))-2*[.K28]*SIN(RADIANS([.J28]))+4*[.K28]*[.U28]*SIN(RADIANS([.J28]))*COS(2*RADIANS([.I28]))-0.5*[.U28]*[.U28]*SIN(4*RADIANS([.I28]))-1.25*[.K28]*[.K28]*SIN(2*RADIANS([.J28])))" office:value-type="float" office:value="-12.8164271176699">
            <text:p>-12.82</text:p>
          </table:table-cell>
          <table:table-cell table:formula="of:=DEGREES(ACOS(COS(RADIANS(90.833))/(COS(RADIANS([.$B$2]))*COS(RADIANS([.T28])))-TAN(RADIANS([.$B$2]))*TAN(RADIANS([.T28]))))" office:value-type="float" office:value="75.044266478165">
            <text:p>75.04</text:p>
          </table:table-cell>
          <table:table-cell table:style-name="ce7" table:formula="of:=(720-4*[.$B$3]-[.V28]+[.$B$4]*60)/1440" office:value-type="float" office:value="0.508900296609493">
            <text:p>12:12:49</text:p>
          </table:table-cell>
          <table:table-cell table:style-name="ce7" table:formula="of:=([.X28]*1440-[.W28]*4)/1440" office:value-type="float" office:value="0.300444000836812">
            <text:p>7:12:38</text:p>
          </table:table-cell>
          <table:table-cell table:style-name="ce7" table:formula="of:=([.X28]*1440+[.W28]*4)/1440" office:value-type="float" office:value="0.717356592382174">
            <text:p>17:13:00</text:p>
          </table:table-cell>
          <table:table-cell table:formula="of:=8*[.W28]" office:value-type="float" office:value="600.35413182532">
            <text:p>600.35</text:p>
          </table:table-cell>
          <table:table-cell table:formula="of:=MOD([.E28]*1440+[.V28]+4*[.$B$3]-60*[.$B$4];1440)" office:value-type="float" office:value="707.18357288233">
            <text:p>707.18</text:p>
          </table:table-cell>
          <table:table-cell table:formula="of:=IF([.AB28]/4&lt;0;[.AB28]/4+180;[.AB28]/4-180)" office:value-type="float" office:value="-3.20410677941749">
            <text:p>-3.2</text:p>
          </table:table-cell>
          <table:table-cell table:formula="of:=DEGREES(ACOS(SIN(RADIANS([.$B$2]))*SIN(RADIANS([.T28]))+COS(RADIANS([.$B$2]))*COS(RADIANS([.T28]))*COS(RADIANS([.AC28]))))" office:value-type="float" office:value="58.4109549095256">
            <text:p>58.41</text:p>
          </table:table-cell>
          <table:table-cell table:formula="of:=90-[.AD28]" office:value-type="float" office:value="31.5890450904744">
            <text:p>31.59</text:p>
          </table:table-cell>
          <table:table-cell table:formula="of:=IF([.AE28]&gt;85;0;IF([.AE28]&gt;5;58.1/TAN(RADIANS([.AE28]))-0.07/POWER(TAN(RADIANS([.AE28]));3)+0.000086/POWER(TAN(RADIANS([.AE28]));5);IF([.AE28]&gt;-0.575;1735+[.AE28]*(-518.2+[.AE28]*(103.4+[.AE28]*(-12.79+[.AE28]*0.711)));-20.772/TAN(RADIANS([.AE28])))))/3600" office:value-type="float" office:value="0.0261612861627996">
            <text:p>0.03</text:p>
          </table:table-cell>
          <table:table-cell table:formula="of:=[.AE28]+[.AF28]" office:value-type="float" office:value="31.6152063766372">
            <text:p>31.62</text:p>
          </table:table-cell>
          <table:table-cell table:formula="of:=IF([.AC28]&gt;0;MOD(DEGREES(ACOS(((SIN(RADIANS([.$B$2]))*COS(RADIANS([.AD28])))-SIN(RADIANS([.T28])))/(COS(RADIANS([.$B$2]))*SIN(RADIANS([.AD28])))))+180;360);MOD(540-DEGREES(ACOS(((SIN(RADIANS([.$B$2]))*COS(RADIANS([.AD28])))-SIN(RADIANS([.T28])))/(COS(RADIANS([.$B$2]))*SIN(RADIANS([.AD28])))));360))" office:value-type="float" office:value="176.429042038254">
            <text:p>176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]+1" office:value-type="date" office:date-value="2010-01-28">
            <text:p>1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]+2415018.5+[.E29]-[.$B$4]/24" office:value-type="float" office:value="2455225.29166667">
            <text:p>2455225.29</text:p>
          </table:table-cell>
          <table:table-cell table:style-name="ce9" table:formula="of:=([.F29]-2451545)/36525" office:value-type="float" office:value="0.100760894364586">
            <text:p>0.10076089</text:p>
          </table:table-cell>
          <table:table-cell/>
          <table:table-cell table:formula="of:=MOD(280.46646+[.G29]*(36000.76983+[.G29]*0.0003032);360)" office:value-type="float" office:value="307.936228962728">
            <text:p>307.94</text:p>
          </table:table-cell>
          <table:table-cell table:formula="of:=357.52911+[.G29]*(35999.05029-0.0001537*[.G29])" office:value-type="float" office:value="3984.82561193564">
            <text:p>3984.83</text:p>
          </table:table-cell>
          <table:table-cell table:formula="of:=0.016708634-[.G29]*(0.000042037+0.0000001267*[.G29])" office:value-type="float" office:value="0.0167043970279292">
            <text:p>0.02</text:p>
          </table:table-cell>
          <table:table-cell table:formula="of:=SIN(RADIANS([.J29]))*(1.914602-[.G29]*(0.004817+0.000014*[.G29]))+SIN(RADIANS(2*[.J29]))*(0.019993-0.000101*[.G29])+SIN(RADIANS(3*[.J29]))*0.000289" office:value-type="float" office:value="0.819164510043423">
            <text:p>0.82</text:p>
          </table:table-cell>
          <table:table-cell table:formula="of:=[.I29]+[.L29]" office:value-type="float" office:value="308.755393472772">
            <text:p>308.76</text:p>
          </table:table-cell>
          <table:table-cell table:formula="of:=[.J29]+[.L29]" office:value-type="float" office:value="3985.64477644568">
            <text:p>3985.64</text:p>
          </table:table-cell>
          <table:table-cell table:formula="of:=(1.000001018*(1-[.K29]*[.K29]))/(1+[.K29]*COS(RADIANS([.N29])))" office:value-type="float" office:value="0.98489058895596">
            <text:p>0.98</text:p>
          </table:table-cell>
          <table:table-cell table:formula="of:=[.M29]-0.00569-0.00478*SIN(RADIANS(125.04-1934.136*[.G29]))" office:value-type="float" office:value="308.754190772209">
            <text:p>308.75</text:p>
          </table:table-cell>
          <table:table-cell table:formula="of:=23+(26+((21.448-[.G29]*(46.815+[.G29]*(0.00059-[.G29]*0.001813))))/60)/60" office:value-type="float" office:value="23.4379807984986">
            <text:p>23.44</text:p>
          </table:table-cell>
          <table:table-cell table:formula="of:=[.Q29]+0.00256*COS(RADIANS(125.04-1934.136*[.G29]))" office:value-type="float" office:value="23.4388628632049">
            <text:p>23.44</text:p>
          </table:table-cell>
          <table:table-cell table:formula="of:=DEGREES(ATAN2(COS(RADIANS([.P29]));COS(RADIANS([.R29]))*SIN(RADIANS([.P29]))))" office:value-type="float" office:value="-48.8174099619391">
            <text:p>-48.82</text:p>
          </table:table-cell>
          <table:table-cell table:formula="of:=DEGREES(ASIN(SIN(RADIANS([.R29]))*SIN(RADIANS([.P29]))))" office:value-type="float" office:value="-18.0710832579234">
            <text:p>-18.07</text:p>
          </table:table-cell>
          <table:table-cell table:formula="of:=TAN(RADIANS([.R29]/2))*TAN(RADIANS([.R29]/2))" office:value-type="float" office:value="0.0430329120296344">
            <text:p>0.04</text:p>
          </table:table-cell>
          <table:table-cell table:formula="of:=4*DEGREES([.U29]*SIN(2*RADIANS([.I29]))-2*[.K29]*SIN(RADIANS([.J29]))+4*[.K29]*[.U29]*SIN(RADIANS([.J29]))*COS(2*RADIANS([.I29]))-0.5*[.U29]*[.U29]*SIN(4*RADIANS([.I29]))-1.25*[.K29]*[.K29]*SIN(2*RADIANS([.J29])))" office:value-type="float" office:value="-13.007776351447">
            <text:p>-13.01</text:p>
          </table:table-cell>
          <table:table-cell table:formula="of:=DEGREES(ACOS(COS(RADIANS(90.833))/(COS(RADIANS([.$B$2]))*COS(RADIANS([.T29])))-TAN(RADIANS([.$B$2]))*TAN(RADIANS([.T29]))))" office:value-type="float" office:value="75.2958177737286">
            <text:p>75.3</text:p>
          </table:table-cell>
          <table:table-cell table:style-name="ce7" table:formula="of:=(720-4*[.$B$3]-[.V29]+[.$B$4]*60)/1440" office:value-type="float" office:value="0.509033178021838">
            <text:p>12:13:00</text:p>
          </table:table-cell>
          <table:table-cell table:style-name="ce7" table:formula="of:=([.X29]*1440-[.W29]*4)/1440" office:value-type="float" office:value="0.29987812865037">
            <text:p>7:11:49</text:p>
          </table:table-cell>
          <table:table-cell table:style-name="ce7" table:formula="of:=([.X29]*1440+[.W29]*4)/1440" office:value-type="float" office:value="0.718188227393307">
            <text:p>17:14:11</text:p>
          </table:table-cell>
          <table:table-cell table:formula="of:=8*[.W29]" office:value-type="float" office:value="602.366542189828">
            <text:p>602.37</text:p>
          </table:table-cell>
          <table:table-cell table:formula="of:=MOD([.E29]*1440+[.V29]+4*[.$B$3]-60*[.$B$4];1440)" office:value-type="float" office:value="706.992223648553">
            <text:p>706.99</text:p>
          </table:table-cell>
          <table:table-cell table:formula="of:=IF([.AB29]/4&lt;0;[.AB29]/4+180;[.AB29]/4-180)" office:value-type="float" office:value="-3.25194408786174">
            <text:p>-3.25</text:p>
          </table:table-cell>
          <table:table-cell table:formula="of:=DEGREES(ACOS(SIN(RADIANS([.$B$2]))*SIN(RADIANS([.T29]))+COS(RADIANS([.$B$2]))*COS(RADIANS([.T29]))*COS(RADIANS([.AC29]))))" office:value-type="float" office:value="58.1502163926412">
            <text:p>58.15</text:p>
          </table:table-cell>
          <table:table-cell table:formula="of:=90-[.AD29]" office:value-type="float" office:value="31.8497836073588">
            <text:p>31.85</text:p>
          </table:table-cell>
          <table:table-cell table:formula="of:=IF([.AE29]&gt;85;0;IF([.AE29]&gt;5;58.1/TAN(RADIANS([.AE29]))-0.07/POWER(TAN(RADIANS([.AE29]));3)+0.000086/POWER(TAN(RADIANS([.AE29]));5);IF([.AE29]&gt;-0.575;1735+[.AE29]*(-518.2+[.AE29]*(103.4+[.AE29]*(-12.79+[.AE29]*0.711)));-20.772/TAN(RADIANS([.AE29])))))/3600" office:value-type="float" office:value="0.0258980889048474">
            <text:p>0.03</text:p>
          </table:table-cell>
          <table:table-cell table:formula="of:=[.AE29]+[.AF29]" office:value-type="float" office:value="31.8756816962636">
            <text:p>31.88</text:p>
          </table:table-cell>
          <table:table-cell table:formula="of:=IF([.AC29]&gt;0;MOD(DEGREES(ACOS(((SIN(RADIANS([.$B$2]))*COS(RADIANS([.AD29])))-SIN(RADIANS([.T29])))/(COS(RADIANS([.$B$2]))*SIN(RADIANS([.AD29])))))+180;360);MOD(540-DEGREES(ACOS(((SIN(RADIANS([.$B$2]))*COS(RADIANS([.AD29])))-SIN(RADIANS([.T29])))/(COS(RADIANS([.$B$2]))*SIN(RADIANS([.AD29])))));360))" office:value-type="float" office:value="176.359986078231">
            <text:p>176.36</text:p>
          </table:table-cell>
          <table:table-cell table:number-columns-repeated="990"/>
        </table:table-row>
        <table:table-row table:style-name="ro2">
          <table:table-cell>
            <draw:frame table:end-cell-address="Calculations.C40" table:end-x="1.2323in" table:end-y="0.1902in" draw:z-index="2" draw:style-name="gr1" svg:width="3.2193in" svg:height="2.0508in" svg:x="0.0315in" svg:y="0.0835in">
              <draw:object draw:notify-on-update-of-ranges="Calculations.Y1:Calculations.Y1 Calculations.Y2:Calculations.Y367 Calculations.Z1:Calculations.Z1 Calculations.Z2:Calculations.Z36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ce6" table:formula="of:=[.D29]+1" office:value-type="date" office:date-value="2010-01-29">
            <text:p>1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]+2415018.5+[.E30]-[.$B$4]/24" office:value-type="float" office:value="2455226.29166667">
            <text:p>2455226.29</text:p>
          </table:table-cell>
          <table:table-cell table:style-name="ce9" table:formula="of:=([.F30]-2451545)/36525" office:value-type="float" office:value="0.100788272872458">
            <text:p>0.10078827</text:p>
          </table:table-cell>
          <table:table-cell/>
          <table:table-cell table:formula="of:=MOD(280.46646+[.G30]*(36000.76983+[.G30]*0.0003032);360)" office:value-type="float" office:value="308.921876324566">
            <text:p>308.92</text:p>
          </table:table-cell>
          <table:table-cell table:formula="of:=357.52911+[.G30]*(35999.05029-0.0001537*[.G30])" office:value-type="float" office:value="3985.81121221651">
            <text:p>3985.81</text:p>
          </table:table-cell>
          <table:table-cell table:formula="of:=0.016708634-[.G30]*(0.000042037+0.0000001267*[.G30])" office:value-type="float" office:value="0.0167043958763197">
            <text:p>0.02</text:p>
          </table:table-cell>
          <table:table-cell table:formula="of:=SIN(RADIANS([.J30]))*(1.914602-[.G30]*(0.004817+0.000014*[.G30]))+SIN(RADIANS(2*[.J30]))*(0.019993-0.000101*[.G30])+SIN(RADIANS(3*[.J30]))*0.000289" office:value-type="float" office:value="0.849367526906478">
            <text:p>0.85</text:p>
          </table:table-cell>
          <table:table-cell table:formula="of:=[.I30]+[.L30]" office:value-type="float" office:value="309.771243851473">
            <text:p>309.77</text:p>
          </table:table-cell>
          <table:table-cell table:formula="of:=[.J30]+[.L30]" office:value-type="float" office:value="3986.66057974342">
            <text:p>3986.66</text:p>
          </table:table-cell>
          <table:table-cell table:formula="of:=(1.000001018*(1-[.K30]*[.K30]))/(1+[.K30]*COS(RADIANS([.N30])))" office:value-type="float" office:value="0.985017259310175">
            <text:p>0.99</text:p>
          </table:table-cell>
          <table:table-cell table:formula="of:=[.M30]-0.00569-0.00478*SIN(RADIANS(125.04-1934.136*[.G30]))" office:value-type="float" office:value="309.770042671161">
            <text:p>309.77</text:p>
          </table:table-cell>
          <table:table-cell table:formula="of:=23+(26+((21.448-[.G30]*(46.815+[.G30]*(0.00059-[.G30]*0.001813))))/60)/60" office:value-type="float" office:value="23.4379804424634">
            <text:p>23.44</text:p>
          </table:table-cell>
          <table:table-cell table:formula="of:=[.Q30]+0.00256*COS(RADIANS(125.04-1934.136*[.G30]))" office:value-type="float" office:value="23.4388602856772">
            <text:p>23.44</text:p>
          </table:table-cell>
          <table:table-cell table:formula="of:=DEGREES(ATAN2(COS(RADIANS([.P30]));COS(RADIANS([.R30]))*SIN(RADIANS([.P30]))))" office:value-type="float" office:value="-47.7877152035726">
            <text:p>-47.79</text:p>
          </table:table-cell>
          <table:table-cell table:formula="of:=DEGREES(ASIN(SIN(RADIANS([.R30]))*SIN(RADIANS([.P30]))))" office:value-type="float" office:value="-17.8022936563185">
            <text:p>-17.8</text:p>
          </table:table-cell>
          <table:table-cell table:formula="of:=TAN(RADIANS([.R30]/2))*TAN(RADIANS([.R30]/2))" office:value-type="float" office:value="0.0430329022959095">
            <text:p>0.04</text:p>
          </table:table-cell>
          <table:table-cell table:formula="of:=4*DEGREES([.U30]*SIN(2*RADIANS([.I30]))-2*[.K30]*SIN(RADIANS([.J30]))+4*[.K30]*[.U30]*SIN(RADIANS([.J30]))*COS(2*RADIANS([.I30]))-0.5*[.U30]*[.U30]*SIN(4*RADIANS([.I30]))-1.25*[.K30]*[.K30]*SIN(2*RADIANS([.J30])))" office:value-type="float" office:value="-13.185520094842">
            <text:p>-13.19</text:p>
          </table:table-cell>
          <table:table-cell table:formula="of:=DEGREES(ACOS(COS(RADIANS(90.833))/(COS(RADIANS([.$B$2]))*COS(RADIANS([.T30])))-TAN(RADIANS([.$B$2]))*TAN(RADIANS([.T30]))))" office:value-type="float" office:value="75.5514857693092">
            <text:p>75.55</text:p>
          </table:table-cell>
          <table:table-cell table:style-name="ce7" table:formula="of:=(720-4*[.$B$3]-[.V30]+[.$B$4]*60)/1440" office:value-type="float" office:value="0.509156611176974">
            <text:p>12:13:11</text:p>
          </table:table-cell>
          <table:table-cell table:style-name="ce7" table:formula="of:=([.X30]*1440-[.W30]*4)/1440" office:value-type="float" office:value="0.299291372928893">
            <text:p>7:10:59</text:p>
          </table:table-cell>
          <table:table-cell table:style-name="ce7" table:formula="of:=([.X30]*1440+[.W30]*4)/1440" office:value-type="float" office:value="0.719021849425055">
            <text:p>17:15:23</text:p>
          </table:table-cell>
          <table:table-cell table:formula="of:=8*[.W30]" office:value-type="float" office:value="604.411886154473">
            <text:p>604.41</text:p>
          </table:table-cell>
          <table:table-cell table:formula="of:=MOD([.E30]*1440+[.V30]+4*[.$B$3]-60*[.$B$4];1440)" office:value-type="float" office:value="706.814479905158">
            <text:p>706.81</text:p>
          </table:table-cell>
          <table:table-cell table:formula="of:=IF([.AB30]/4&lt;0;[.AB30]/4+180;[.AB30]/4-180)" office:value-type="float" office:value="-3.2963800237105">
            <text:p>-3.3</text:p>
          </table:table-cell>
          <table:table-cell table:formula="of:=DEGREES(ACOS(SIN(RADIANS([.$B$2]))*SIN(RADIANS([.T30]))+COS(RADIANS([.$B$2]))*COS(RADIANS([.T30]))*COS(RADIANS([.AC30]))))" office:value-type="float" office:value="57.8839653015296">
            <text:p>57.88</text:p>
          </table:table-cell>
          <table:table-cell table:formula="of:=90-[.AD30]" office:value-type="float" office:value="32.1160346984704">
            <text:p>32.12</text:p>
          </table:table-cell>
          <table:table-cell table:formula="of:=IF([.AE30]&gt;85;0;IF([.AE30]&gt;5;58.1/TAN(RADIANS([.AE30]))-0.07/POWER(TAN(RADIANS([.AE30]));3)+0.000086/POWER(TAN(RADIANS([.AE30]));5);IF([.AE30]&gt;-0.575;1735+[.AE30]*(-518.2+[.AE30]*(103.4+[.AE30]*(-12.79+[.AE30]*0.711)));-20.772/TAN(RADIANS([.AE30])))))/3600" office:value-type="float" office:value="0.025633225860909">
            <text:p>0.03</text:p>
          </table:table-cell>
          <table:table-cell table:formula="of:=[.AE30]+[.AF30]" office:value-type="float" office:value="32.1416679243313">
            <text:p>32.14</text:p>
          </table:table-cell>
          <table:table-cell table:formula="of:=IF([.AC30]&gt;0;MOD(DEGREES(ACOS(((SIN(RADIANS([.$B$2]))*COS(RADIANS([.AD30])))-SIN(RADIANS([.T30])))/(COS(RADIANS([.$B$2]))*SIN(RADIANS([.AD30])))))+180;360);MOD(540-DEGREES(ACOS(((SIN(RADIANS([.$B$2]))*COS(RADIANS([.AD30])))-SIN(RADIANS([.T30])))/(COS(RADIANS([.$B$2]))*SIN(RADIANS([.AD30])))));360))" office:value-type="float" office:value="176.293864524062">
            <text:p>176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]+1" office:value-type="date" office:date-value="2010-01-30">
            <text:p>1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]+2415018.5+[.E31]-[.$B$4]/24" office:value-type="float" office:value="2455227.29166667">
            <text:p>2455227.29</text:p>
          </table:table-cell>
          <table:table-cell table:style-name="ce9" table:formula="of:=([.F31]-2451545)/36525" office:value-type="float" office:value="0.100815651380329">
            <text:p>0.10081565</text:p>
          </table:table-cell>
          <table:table-cell/>
          <table:table-cell table:formula="of:=MOD(280.46646+[.G31]*(36000.76983+[.G31]*0.0003032);360)" office:value-type="float" office:value="309.907523686403">
            <text:p>309.91</text:p>
          </table:table-cell>
          <table:table-cell table:formula="of:=357.52911+[.G31]*(35999.05029-0.0001537*[.G31])" office:value-type="float" office:value="3986.79681249739">
            <text:p>3986.8</text:p>
          </table:table-cell>
          <table:table-cell table:formula="of:=0.016708634-[.G31]*(0.000042037+0.0000001267*[.G31])" office:value-type="float" office:value="0.01670439472471">
            <text:p>0.02</text:p>
          </table:table-cell>
          <table:table-cell table:formula="of:=SIN(RADIANS([.J31]))*(1.914602-[.G31]*(0.004817+0.000014*[.G31]))+SIN(RADIANS(2*[.J31]))*(0.019993-0.000101*[.G31])+SIN(RADIANS(3*[.J31]))*0.000289" office:value-type="float" office:value="0.879304639020084">
            <text:p>0.88</text:p>
          </table:table-cell>
          <table:table-cell table:formula="of:=[.I31]+[.L31]" office:value-type="float" office:value="310.786828325423">
            <text:p>310.79</text:p>
          </table:table-cell>
          <table:table-cell table:formula="of:=[.J31]+[.L31]" office:value-type="float" office:value="3987.67611713641">
            <text:p>3987.68</text:p>
          </table:table-cell>
          <table:table-cell table:formula="of:=(1.000001018*(1-[.K31]*[.K31]))/(1+[.K31]*COS(RADIANS([.N31])))" office:value-type="float" office:value="0.985148482375973">
            <text:p>0.99</text:p>
          </table:table-cell>
          <table:table-cell table:formula="of:=[.M31]-0.00569-0.00478*SIN(RADIANS(125.04-1934.136*[.G31]))" office:value-type="float" office:value="310.785628661529">
            <text:p>310.79</text:p>
          </table:table-cell>
          <table:table-cell table:formula="of:=23+(26+((21.448-[.G31]*(46.815+[.G31]*(0.00059-[.G31]*0.001813))))/60)/60" office:value-type="float" office:value="23.4379800864283">
            <text:p>23.44</text:p>
          </table:table-cell>
          <table:table-cell table:formula="of:=[.Q31]+0.00256*COS(RADIANS(125.04-1934.136*[.G31]))" office:value-type="float" office:value="23.4388577073979">
            <text:p>23.44</text:p>
          </table:table-cell>
          <table:table-cell table:formula="of:=DEGREES(ATAN2(COS(RADIANS([.P31]));COS(RADIANS([.R31]))*SIN(RADIANS([.P31]))))" office:value-type="float" office:value="-46.7614170987784">
            <text:p>-46.76</text:p>
          </table:table-cell>
          <table:table-cell table:formula="of:=DEGREES(ASIN(SIN(RADIANS([.R31]))*SIN(RADIANS([.P31]))))" office:value-type="float" office:value="-17.5282062358582">
            <text:p>-17.53</text:p>
          </table:table-cell>
          <table:table-cell table:formula="of:=TAN(RADIANS([.R31]/2))*TAN(RADIANS([.R31]/2))" office:value-type="float" office:value="0.0430328925593477">
            <text:p>0.04</text:p>
          </table:table-cell>
          <table:table-cell table:formula="of:=4*DEGREES([.U31]*SIN(2*RADIANS([.I31]))-2*[.K31]*SIN(RADIANS([.J31]))+4*[.K31]*[.U31]*SIN(RADIANS([.J31]))*COS(2*RADIANS([.I31]))-0.5*[.U31]*[.U31]*SIN(4*RADIANS([.I31]))-1.25*[.K31]*[.K31]*SIN(2*RADIANS([.J31])))" office:value-type="float" office:value="-13.3496022996749">
            <text:p>-13.35</text:p>
          </table:table-cell>
          <table:table-cell table:formula="of:=DEGREES(ACOS(COS(RADIANS(90.833))/(COS(RADIANS([.$B$2]))*COS(RADIANS([.T31])))-TAN(RADIANS([.$B$2]))*TAN(RADIANS([.T31]))))" office:value-type="float" office:value="75.8111267584767">
            <text:p>75.81</text:p>
          </table:table-cell>
          <table:table-cell table:style-name="ce7" table:formula="of:=(720-4*[.$B$3]-[.V31]+[.$B$4]*60)/1440" office:value-type="float" office:value="0.509270557152552">
            <text:p>12:13:21</text:p>
          </table:table-cell>
          <table:table-cell table:style-name="ce7" table:formula="of:=([.X31]*1440-[.W31]*4)/1440" office:value-type="float" office:value="0.298684093934561">
            <text:p>7:10:06</text:p>
          </table:table-cell>
          <table:table-cell table:style-name="ce7" table:formula="of:=([.X31]*1440+[.W31]*4)/1440" office:value-type="float" office:value="0.719857020370543">
            <text:p>17:16:36</text:p>
          </table:table-cell>
          <table:table-cell table:formula="of:=8*[.W31]" office:value-type="float" office:value="606.489014067813">
            <text:p>606.49</text:p>
          </table:table-cell>
          <table:table-cell table:formula="of:=MOD([.E31]*1440+[.V31]+4*[.$B$3]-60*[.$B$4];1440)" office:value-type="float" office:value="706.650397700325">
            <text:p>706.65</text:p>
          </table:table-cell>
          <table:table-cell table:formula="of:=IF([.AB31]/4&lt;0;[.AB31]/4+180;[.AB31]/4-180)" office:value-type="float" office:value="-3.33740057491872">
            <text:p>-3.34</text:p>
          </table:table-cell>
          <table:table-cell table:formula="of:=DEGREES(ACOS(SIN(RADIANS([.$B$2]))*SIN(RADIANS([.T31]))+COS(RADIANS([.$B$2]))*COS(RADIANS([.T31]))*COS(RADIANS([.AC31]))))" office:value-type="float" office:value="57.612303002886">
            <text:p>57.61</text:p>
          </table:table-cell>
          <table:table-cell table:formula="of:=90-[.AD31]" office:value-type="float" office:value="32.387696997114">
            <text:p>32.39</text:p>
          </table:table-cell>
          <table:table-cell table:formula="of:=IF([.AE31]&gt;85;0;IF([.AE31]&gt;5;58.1/TAN(RADIANS([.AE31]))-0.07/POWER(TAN(RADIANS([.AE31]));3)+0.000086/POWER(TAN(RADIANS([.AE31]));5);IF([.AE31]&gt;-0.575;1735+[.AE31]*(-518.2+[.AE31]*(103.4+[.AE31]*(-12.79+[.AE31]*0.711)));-20.772/TAN(RADIANS([.AE31])))))/3600" office:value-type="float" office:value="0.0253669406852846">
            <text:p>0.03</text:p>
          </table:table-cell>
          <table:table-cell table:formula="of:=[.AE31]+[.AF31]" office:value-type="float" office:value="32.4130639377992">
            <text:p>32.41</text:p>
          </table:table-cell>
          <table:table-cell table:formula="of:=IF([.AC31]&gt;0;MOD(DEGREES(ACOS(((SIN(RADIANS([.$B$2]))*COS(RADIANS([.AD31])))-SIN(RADIANS([.T31])))/(COS(RADIANS([.$B$2]))*SIN(RADIANS([.AD31])))))+180;360);MOD(540-DEGREES(ACOS(((SIN(RADIANS([.$B$2]))*COS(RADIANS([.AD31])))-SIN(RADIANS([.T31])))/(COS(RADIANS([.$B$2]))*SIN(RADIANS([.AD31])))));360))" office:value-type="float" office:value="176.230725744912">
            <text:p>176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]+1" office:value-type="date" office:date-value="2010-01-31">
            <text:p>1/3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]+2415018.5+[.E32]-[.$B$4]/24" office:value-type="float" office:value="2455228.29166667">
            <text:p>2455228.29</text:p>
          </table:table-cell>
          <table:table-cell table:style-name="ce9" table:formula="of:=([.F32]-2451545)/36525" office:value-type="float" office:value="0.1008430298882">
            <text:p>0.10084303</text:p>
          </table:table-cell>
          <table:table-cell/>
          <table:table-cell table:formula="of:=MOD(280.46646+[.G32]*(36000.76983+[.G32]*0.0003032);360)" office:value-type="float" office:value="310.893171048242">
            <text:p>310.89</text:p>
          </table:table-cell>
          <table:table-cell table:formula="of:=357.52911+[.G32]*(35999.05029-0.0001537*[.G32])" office:value-type="float" office:value="3987.78241277827">
            <text:p>3987.78</text:p>
          </table:table-cell>
          <table:table-cell table:formula="of:=0.016708634-[.G32]*(0.000042037+0.0000001267*[.G32])" office:value-type="float" office:value="0.0167043935731002">
            <text:p>0.02</text:p>
          </table:table-cell>
          <table:table-cell table:formula="of:=SIN(RADIANS([.J32]))*(1.914602-[.G32]*(0.004817+0.000014*[.G32]))+SIN(RADIANS(2*[.J32]))*(0.019993-0.000101*[.G32])+SIN(RADIANS(3*[.J32]))*0.000289" office:value-type="float" office:value="0.908966610683978">
            <text:p>0.91</text:p>
          </table:table-cell>
          <table:table-cell table:formula="of:=[.I32]+[.L32]" office:value-type="float" office:value="311.802137658926">
            <text:p>311.8</text:p>
          </table:table-cell>
          <table:table-cell table:formula="of:=[.J32]+[.L32]" office:value-type="float" office:value="3988.69137938895">
            <text:p>3988.69</text:p>
          </table:table-cell>
          <table:table-cell table:formula="of:=(1.000001018*(1-[.K32]*[.K32]))/(1+[.K32]*COS(RADIANS([.N32])))" office:value-type="float" office:value="0.985284215722518">
            <text:p>0.99</text:p>
          </table:table-cell>
          <table:table-cell table:formula="of:=[.M32]-0.00569-0.00478*SIN(RADIANS(125.04-1934.136*[.G32]))" office:value-type="float" office:value="311.800939507612">
            <text:p>311.8</text:p>
          </table:table-cell>
          <table:table-cell table:formula="of:=23+(26+((21.448-[.G32]*(46.815+[.G32]*(0.00059-[.G32]*0.001813))))/60)/60" office:value-type="float" office:value="23.4379797303931">
            <text:p>23.44</text:p>
          </table:table-cell>
          <table:table-cell table:formula="of:=[.Q32]+0.00256*COS(RADIANS(125.04-1934.136*[.G32]))" office:value-type="float" office:value="23.438855128369">
            <text:p>23.44</text:p>
          </table:table-cell>
          <table:table-cell table:formula="of:=DEGREES(ATAN2(COS(RADIANS([.P32]));COS(RADIANS([.R32]))*SIN(RADIANS([.P32]))))" office:value-type="float" office:value="-45.7385218731862">
            <text:p>-45.74</text:p>
          </table:table-cell>
          <table:table-cell table:formula="of:=DEGREES(ASIN(SIN(RADIANS([.R32]))*SIN(RADIANS([.P32]))))" office:value-type="float" office:value="-17.2489318666315">
            <text:p>-17.25</text:p>
          </table:table-cell>
          <table:table-cell table:formula="of:=TAN(RADIANS([.R32]/2))*TAN(RADIANS([.R32]/2))" office:value-type="float" office:value="0.0430328828199562">
            <text:p>0.04</text:p>
          </table:table-cell>
          <table:table-cell table:formula="of:=4*DEGREES([.U32]*SIN(2*RADIANS([.I32]))-2*[.K32]*SIN(RADIANS([.J32]))+4*[.K32]*[.U32]*SIN(RADIANS([.J32]))*COS(2*RADIANS([.I32]))-0.5*[.U32]*[.U32]*SIN(4*RADIANS([.I32]))-1.25*[.K32]*[.K32]*SIN(2*RADIANS([.J32])))" office:value-type="float" office:value="-13.4999850091855">
            <text:p>-13.5</text:p>
          </table:table-cell>
          <table:table-cell table:formula="of:=DEGREES(ACOS(COS(RADIANS(90.833))/(COS(RADIANS([.$B$2]))*COS(RADIANS([.T32])))-TAN(RADIANS([.$B$2]))*TAN(RADIANS([.T32]))))" office:value-type="float" office:value="76.0745990400421">
            <text:p>76.07</text:p>
          </table:table-cell>
          <table:table-cell table:style-name="ce7" table:formula="of:=(720-4*[.$B$3]-[.V32]+[.$B$4]*60)/1440" office:value-type="float" office:value="0.509374989589712">
            <text:p>12:13:30</text:p>
          </table:table-cell>
          <table:table-cell table:style-name="ce7" table:formula="of:=([.X32]*1440-[.W32]*4)/1440" office:value-type="float" office:value="0.298056658922929">
            <text:p>7:09:12</text:p>
          </table:table-cell>
          <table:table-cell table:style-name="ce7" table:formula="of:=([.X32]*1440+[.W32]*4)/1440" office:value-type="float" office:value="0.720693320256496">
            <text:p>17:17:48</text:p>
          </table:table-cell>
          <table:table-cell table:formula="of:=8*[.W32]" office:value-type="float" office:value="608.596792320337">
            <text:p>608.6</text:p>
          </table:table-cell>
          <table:table-cell table:formula="of:=MOD([.E32]*1440+[.V32]+4*[.$B$3]-60*[.$B$4];1440)" office:value-type="float" office:value="706.500014990815">
            <text:p>706.5</text:p>
          </table:table-cell>
          <table:table-cell table:formula="of:=IF([.AB32]/4&lt;0;[.AB32]/4+180;[.AB32]/4-180)" office:value-type="float" office:value="-3.37499625229637">
            <text:p>-3.37</text:p>
          </table:table-cell>
          <table:table-cell table:formula="of:=DEGREES(ACOS(SIN(RADIANS([.$B$2]))*SIN(RADIANS([.T32]))+COS(RADIANS([.$B$2]))*COS(RADIANS([.T32]))*COS(RADIANS([.AC32]))))" office:value-type="float" office:value="57.3353323065033">
            <text:p>57.34</text:p>
          </table:table-cell>
          <table:table-cell table:formula="of:=90-[.AD32]" office:value-type="float" office:value="32.6646676934967">
            <text:p>32.66</text:p>
          </table:table-cell>
          <table:table-cell table:formula="of:=IF([.AE32]&gt;85;0;IF([.AE32]&gt;5;58.1/TAN(RADIANS([.AE32]))-0.07/POWER(TAN(RADIANS([.AE32]));3)+0.000086/POWER(TAN(RADIANS([.AE32]));5);IF([.AE32]&gt;-0.575;1735+[.AE32]*(-518.2+[.AE32]*(103.4+[.AE32]*(-12.79+[.AE32]*0.711)));-20.772/TAN(RADIANS([.AE32])))))/3600" office:value-type="float" office:value="0.0250994686457399">
            <text:p>0.03</text:p>
          </table:table-cell>
          <table:table-cell table:formula="of:=[.AE32]+[.AF32]" office:value-type="float" office:value="32.6897671621424">
            <text:p>32.69</text:p>
          </table:table-cell>
          <table:table-cell table:formula="of:=IF([.AC32]&gt;0;MOD(DEGREES(ACOS(((SIN(RADIANS([.$B$2]))*COS(RADIANS([.AD32])))-SIN(RADIANS([.T32])))/(COS(RADIANS([.$B$2]))*SIN(RADIANS([.AD32])))))+180;360);MOD(540-DEGREES(ACOS(((SIN(RADIANS([.$B$2]))*COS(RADIANS([.AD32])))-SIN(RADIANS([.T32])))/(COS(RADIANS([.$B$2]))*SIN(RADIANS([.AD32])))));360))" office:value-type="float" office:value="176.170615752218">
            <text:p>176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]+1" office:value-type="date" office:date-value="2010-02-01">
            <text:p>2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]+2415018.5+[.E33]-[.$B$4]/24" office:value-type="float" office:value="2455229.29166667">
            <text:p>2455229.29</text:p>
          </table:table-cell>
          <table:table-cell table:style-name="ce9" table:formula="of:=([.F33]-2451545)/36525" office:value-type="float" office:value="0.100870408396071">
            <text:p>0.10087041</text:p>
          </table:table-cell>
          <table:table-cell/>
          <table:table-cell table:formula="of:=MOD(280.46646+[.G33]*(36000.76983+[.G33]*0.0003032);360)" office:value-type="float" office:value="311.87881841008">
            <text:p>311.88</text:p>
          </table:table-cell>
          <table:table-cell table:formula="of:=357.52911+[.G33]*(35999.05029-0.0001537*[.G33])" office:value-type="float" office:value="3988.76801305914">
            <text:p>3988.77</text:p>
          </table:table-cell>
          <table:table-cell table:formula="of:=0.016708634-[.G33]*(0.000042037+0.0000001267*[.G33])" office:value-type="float" office:value="0.0167043924214901">
            <text:p>0.02</text:p>
          </table:table-cell>
          <table:table-cell table:formula="of:=SIN(RADIANS([.J33]))*(1.914602-[.G33]*(0.004817+0.000014*[.G33]))+SIN(RADIANS(2*[.J33]))*(0.019993-0.000101*[.G33])+SIN(RADIANS(3*[.J33]))*0.000289" office:value-type="float" office:value="0.938344306304002">
            <text:p>0.94</text:p>
          </table:table-cell>
          <table:table-cell table:formula="of:=[.I33]+[.L33]" office:value-type="float" office:value="312.817162716384">
            <text:p>312.82</text:p>
          </table:table-cell>
          <table:table-cell table:formula="of:=[.J33]+[.L33]" office:value-type="float" office:value="3989.70635736545">
            <text:p>3989.71</text:p>
          </table:table-cell>
          <table:table-cell table:formula="of:=(1.000001018*(1-[.K33]*[.K33]))/(1+[.K33]*COS(RADIANS([.N33])))" office:value-type="float" office:value="0.985424415495724">
            <text:p>0.99</text:p>
          </table:table-cell>
          <table:table-cell table:formula="of:=[.M33]-0.00569-0.00478*SIN(RADIANS(125.04-1934.136*[.G33]))" office:value-type="float" office:value="312.815966073815">
            <text:p>312.82</text:p>
          </table:table-cell>
          <table:table-cell table:formula="of:=23+(26+((21.448-[.G33]*(46.815+[.G33]*(0.00059-[.G33]*0.001813))))/60)/60" office:value-type="float" office:value="23.4379793743579">
            <text:p>23.44</text:p>
          </table:table-cell>
          <table:table-cell table:formula="of:=[.Q33]+0.00256*COS(RADIANS(125.04-1934.136*[.G33]))" office:value-type="float" office:value="23.4388525485923">
            <text:p>23.44</text:p>
          </table:table-cell>
          <table:table-cell table:formula="of:=DEGREES(ATAN2(COS(RADIANS([.P33]));COS(RADIANS([.R33]))*SIN(RADIANS([.P33]))))" office:value-type="float" office:value="-44.719031491184">
            <text:p>-44.72</text:p>
          </table:table-cell>
          <table:table-cell table:formula="of:=DEGREES(ASIN(SIN(RADIANS([.R33]))*SIN(RADIANS([.P33]))))" office:value-type="float" office:value="-16.964582270517">
            <text:p>-16.96</text:p>
          </table:table-cell>
          <table:table-cell table:formula="of:=TAN(RADIANS([.R33]/2))*TAN(RADIANS([.R33]/2))" office:value-type="float" office:value="0.043032873077742">
            <text:p>0.04</text:p>
          </table:table-cell>
          <table:table-cell table:formula="of:=4*DEGREES([.U33]*SIN(2*RADIANS([.I33]))-2*[.K33]*SIN(RADIANS([.J33]))+4*[.K33]*[.U33]*SIN(RADIANS([.J33]))*COS(2*RADIANS([.I33]))-0.5*[.U33]*[.U33]*SIN(4*RADIANS([.I33]))-1.25*[.K33]*[.K33]*SIN(2*RADIANS([.J33])))" office:value-type="float" office:value="-13.6366481285005">
            <text:p>-13.64</text:p>
          </table:table-cell>
          <table:table-cell table:formula="of:=DEGREES(ACOS(COS(RADIANS(90.833))/(COS(RADIANS([.$B$2]))*COS(RADIANS([.T33])))-TAN(RADIANS([.$B$2]))*TAN(RADIANS([.T33]))))" office:value-type="float" office:value="76.3417630753717">
            <text:p>76.34</text:p>
          </table:table-cell>
          <table:table-cell table:style-name="ce7" table:formula="of:=(720-4*[.$B$3]-[.V33]+[.$B$4]*60)/1440" office:value-type="float" office:value="0.509469894533681">
            <text:p>12:13:38</text:p>
          </table:table-cell>
          <table:table-cell table:style-name="ce7" table:formula="of:=([.X33]*1440-[.W33]*4)/1440" office:value-type="float" office:value="0.297409441546537">
            <text:p>7:08:16</text:p>
          </table:table-cell>
          <table:table-cell table:style-name="ce7" table:formula="of:=([.X33]*1440+[.W33]*4)/1440" office:value-type="float" office:value="0.721530347520824">
            <text:p>17:19:00</text:p>
          </table:table-cell>
          <table:table-cell table:formula="of:=8*[.W33]" office:value-type="float" office:value="610.734104602974">
            <text:p>610.73</text:p>
          </table:table-cell>
          <table:table-cell table:formula="of:=MOD([.E33]*1440+[.V33]+4*[.$B$3]-60*[.$B$4];1440)" office:value-type="float" office:value="706.3633518715">
            <text:p>706.36</text:p>
          </table:table-cell>
          <table:table-cell table:formula="of:=IF([.AB33]/4&lt;0;[.AB33]/4+180;[.AB33]/4-180)" office:value-type="float" office:value="-3.40916203212512">
            <text:p>-3.41</text:p>
          </table:table-cell>
          <table:table-cell table:formula="of:=DEGREES(ACOS(SIN(RADIANS([.$B$2]))*SIN(RADIANS([.T33]))+COS(RADIANS([.$B$2]))*COS(RADIANS([.T33]))*COS(RADIANS([.AC33]))))" office:value-type="float" office:value="57.0531573966265">
            <text:p>57.05</text:p>
          </table:table-cell>
          <table:table-cell table:formula="of:=90-[.AD33]" office:value-type="float" office:value="32.9468426033735">
            <text:p>32.95</text:p>
          </table:table-cell>
          <table:table-cell table:formula="of:=IF([.AE33]&gt;85;0;IF([.AE33]&gt;5;58.1/TAN(RADIANS([.AE33]))-0.07/POWER(TAN(RADIANS([.AE33]));3)+0.000086/POWER(TAN(RADIANS([.AE33]));5);IF([.AE33]&gt;-0.575;1735+[.AE33]*(-518.2+[.AE33]*(103.4+[.AE33]*(-12.79+[.AE33]*0.711)));-20.772/TAN(RADIANS([.AE33])))))/3600" office:value-type="float" office:value="0.0248310364649528">
            <text:p>0.02</text:p>
          </table:table-cell>
          <table:table-cell table:formula="of:=[.AE33]+[.AF33]" office:value-type="float" office:value="32.9716736398385">
            <text:p>32.97</text:p>
          </table:table-cell>
          <table:table-cell table:formula="of:=IF([.AC33]&gt;0;MOD(DEGREES(ACOS(((SIN(RADIANS([.$B$2]))*COS(RADIANS([.AD33])))-SIN(RADIANS([.T33])))/(COS(RADIANS([.$B$2]))*SIN(RADIANS([.AD33])))))+180;360);MOD(540-DEGREES(ACOS(((SIN(RADIANS([.$B$2]))*COS(RADIANS([.AD33])))-SIN(RADIANS([.T33])))/(COS(RADIANS([.$B$2]))*SIN(RADIANS([.AD33])))));360))" office:value-type="float" office:value="176.113578161223">
            <text:p>176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]+1" office:value-type="date" office:date-value="2010-02-02">
            <text:p>2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]+2415018.5+[.E34]-[.$B$4]/24" office:value-type="float" office:value="2455230.29166667">
            <text:p>2455230.29</text:p>
          </table:table-cell>
          <table:table-cell table:style-name="ce9" table:formula="of:=([.F34]-2451545)/36525" office:value-type="float" office:value="0.100897786903943">
            <text:p>0.10089779</text:p>
          </table:table-cell>
          <table:table-cell/>
          <table:table-cell table:formula="of:=MOD(280.46646+[.G34]*(36000.76983+[.G34]*0.0003032);360)" office:value-type="float" office:value="312.864465771919">
            <text:p>312.86</text:p>
          </table:table-cell>
          <table:table-cell table:formula="of:=357.52911+[.G34]*(35999.05029-0.0001537*[.G34])" office:value-type="float" office:value="3989.75361334002">
            <text:p>3989.75</text:p>
          </table:table-cell>
          <table:table-cell table:formula="of:=0.016708634-[.G34]*(0.000042037+0.0000001267*[.G34])" office:value-type="float" office:value="0.0167043912698799">
            <text:p>0.02</text:p>
          </table:table-cell>
          <table:table-cell table:formula="of:=SIN(RADIANS([.J34]))*(1.914602-[.G34]*(0.004817+0.000014*[.G34]))+SIN(RADIANS(2*[.J34]))*(0.019993-0.000101*[.G34])+SIN(RADIANS(3*[.J34]))*0.000289" office:value-type="float" office:value="0.967428693527328">
            <text:p>0.97</text:p>
          </table:table-cell>
          <table:table-cell table:formula="of:=[.I34]+[.L34]" office:value-type="float" office:value="313.831894465447">
            <text:p>313.83</text:p>
          </table:table-cell>
          <table:table-cell table:formula="of:=[.J34]+[.L34]" office:value-type="float" office:value="3990.72104203355">
            <text:p>3990.72</text:p>
          </table:table-cell>
          <table:table-cell table:formula="of:=(1.000001018*(1-[.K34]*[.K34]))/(1+[.K34]*COS(RADIANS([.N34])))" office:value-type="float" office:value="0.985569036435943">
            <text:p>0.99</text:p>
          </table:table-cell>
          <table:table-cell table:formula="of:=[.M34]-0.00569-0.00478*SIN(RADIANS(125.04-1934.136*[.G34]))" office:value-type="float" office:value="313.830699327784">
            <text:p>313.83</text:p>
          </table:table-cell>
          <table:table-cell table:formula="of:=23+(26+((21.448-[.G34]*(46.815+[.G34]*(0.00059-[.G34]*0.001813))))/60)/60" office:value-type="float" office:value="23.4379790183228">
            <text:p>23.44</text:p>
          </table:table-cell>
          <table:table-cell table:formula="of:=[.Q34]+0.00256*COS(RADIANS(125.04-1934.136*[.G34]))" office:value-type="float" office:value="23.4388499680698">
            <text:p>23.44</text:p>
          </table:table-cell>
          <table:table-cell table:formula="of:=DEGREES(ATAN2(COS(RADIANS([.P34]));COS(RADIANS([.R34]))*SIN(RADIANS([.P34]))))" office:value-type="float" office:value="-43.7029437449564">
            <text:p>-43.7</text:p>
          </table:table-cell>
          <table:table-cell table:formula="of:=DEGREES(ASIN(SIN(RADIANS([.R34]))*SIN(RADIANS([.P34]))))" office:value-type="float" office:value="-16.6752699309298">
            <text:p>-16.68</text:p>
          </table:table-cell>
          <table:table-cell table:formula="of:=TAN(RADIANS([.R34]/2))*TAN(RADIANS([.R34]/2))" office:value-type="float" office:value="0.0430328633327125">
            <text:p>0.04</text:p>
          </table:table-cell>
          <table:table-cell table:formula="of:=4*DEGREES([.U34]*SIN(2*RADIANS([.I34]))-2*[.K34]*SIN(RADIANS([.J34]))+4*[.K34]*[.U34]*SIN(RADIANS([.J34]))*COS(2*RADIANS([.I34]))-0.5*[.U34]*[.U34]*SIN(4*RADIANS([.I34]))-1.25*[.K34]*[.K34]*SIN(2*RADIANS([.J34])))" office:value-type="float" office:value="-13.7595891650234">
            <text:p>-13.76</text:p>
          </table:table-cell>
          <table:table-cell table:formula="of:=DEGREES(ACOS(COS(RADIANS(90.833))/(COS(RADIANS([.$B$2]))*COS(RADIANS([.T34])))-TAN(RADIANS([.$B$2]))*TAN(RADIANS([.T34]))))" office:value-type="float" office:value="76.612481630139">
            <text:p>76.61</text:p>
          </table:table-cell>
          <table:table-cell table:style-name="ce7" table:formula="of:=(720-4*[.$B$3]-[.V34]+[.$B$4]*60)/1440" office:value-type="float" office:value="0.509555270253489">
            <text:p>12:13:46</text:p>
          </table:table-cell>
          <table:table-cell table:style-name="ce7" table:formula="of:=([.X34]*1440-[.W34]*4)/1440" office:value-type="float" office:value="0.29674282128088">
            <text:p>7:07:19</text:p>
          </table:table-cell>
          <table:table-cell table:style-name="ce7" table:formula="of:=([.X34]*1440+[.W34]*4)/1440" office:value-type="float" office:value="0.722367719226097">
            <text:p>17:20:13</text:p>
          </table:table-cell>
          <table:table-cell table:formula="of:=8*[.W34]" office:value-type="float" office:value="612.899853041112">
            <text:p>612.9</text:p>
          </table:table-cell>
          <table:table-cell table:formula="of:=MOD([.E34]*1440+[.V34]+4*[.$B$3]-60*[.$B$4];1440)" office:value-type="float" office:value="706.240410834977">
            <text:p>706.24</text:p>
          </table:table-cell>
          <table:table-cell table:formula="of:=IF([.AB34]/4&lt;0;[.AB34]/4+180;[.AB34]/4-180)" office:value-type="float" office:value="-3.43989729125585">
            <text:p>-3.44</text:p>
          </table:table-cell>
          <table:table-cell table:formula="of:=DEGREES(ACOS(SIN(RADIANS([.$B$2]))*SIN(RADIANS([.T34]))+COS(RADIANS([.$B$2]))*COS(RADIANS([.T34]))*COS(RADIANS([.AC34]))))" office:value-type="float" office:value="56.765883763794">
            <text:p>56.77</text:p>
          </table:table-cell>
          <table:table-cell table:formula="of:=90-[.AD34]" office:value-type="float" office:value="33.234116236206">
            <text:p>33.23</text:p>
          </table:table-cell>
          <table:table-cell table:formula="of:=IF([.AE34]&gt;85;0;IF([.AE34]&gt;5;58.1/TAN(RADIANS([.AE34]))-0.07/POWER(TAN(RADIANS([.AE34]));3)+0.000086/POWER(TAN(RADIANS([.AE34]));5);IF([.AE34]&gt;-0.575;1735+[.AE34]*(-518.2+[.AE34]*(103.4+[.AE34]*(-12.79+[.AE34]*0.711)));-20.772/TAN(RADIANS([.AE34])))))/3600" office:value-type="float" office:value="0.0245618622067458">
            <text:p>0.02</text:p>
          </table:table-cell>
          <table:table-cell table:formula="of:=[.AE34]+[.AF34]" office:value-type="float" office:value="33.2586780984127">
            <text:p>33.26</text:p>
          </table:table-cell>
          <table:table-cell table:formula="of:=IF([.AC34]&gt;0;MOD(DEGREES(ACOS(((SIN(RADIANS([.$B$2]))*COS(RADIANS([.AD34])))-SIN(RADIANS([.T34])))/(COS(RADIANS([.$B$2]))*SIN(RADIANS([.AD34])))))+180;360);MOD(540-DEGREES(ACOS(((SIN(RADIANS([.$B$2]))*COS(RADIANS([.AD34])))-SIN(RADIANS([.T34])))/(COS(RADIANS([.$B$2]))*SIN(RADIANS([.AD34])))));360))" office:value-type="float" office:value="176.059654155877">
            <text:p>176.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]+1" office:value-type="date" office:date-value="2010-02-03">
            <text:p>2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]+2415018.5+[.E35]-[.$B$4]/24" office:value-type="float" office:value="2455231.29166667">
            <text:p>2455231.29</text:p>
          </table:table-cell>
          <table:table-cell table:style-name="ce9" table:formula="of:=([.F35]-2451545)/36525" office:value-type="float" office:value="0.100925165411814">
            <text:p>0.10092517</text:p>
          </table:table-cell>
          <table:table-cell/>
          <table:table-cell table:formula="of:=MOD(280.46646+[.G35]*(36000.76983+[.G35]*0.0003032);360)" office:value-type="float" office:value="313.850113133759">
            <text:p>313.85</text:p>
          </table:table-cell>
          <table:table-cell table:formula="of:=357.52911+[.G35]*(35999.05029-0.0001537*[.G35])" office:value-type="float" office:value="3990.73921362089">
            <text:p>3990.74</text:p>
          </table:table-cell>
          <table:table-cell table:formula="of:=0.016708634-[.G35]*(0.000042037+0.0000001267*[.G35])" office:value-type="float" office:value="0.0167043901182694">
            <text:p>0.02</text:p>
          </table:table-cell>
          <table:table-cell table:formula="of:=SIN(RADIANS([.J35]))*(1.914602-[.G35]*(0.004817+0.000014*[.G35]))+SIN(RADIANS(2*[.J35]))*(0.019993-0.000101*[.G35])+SIN(RADIANS(3*[.J35]))*0.000289" office:value-type="float" office:value="0.996210846321428">
            <text:p>1</text:p>
          </table:table-cell>
          <table:table-cell table:formula="of:=[.I35]+[.L35]" office:value-type="float" office:value="314.846323980081">
            <text:p>314.85</text:p>
          </table:table-cell>
          <table:table-cell table:formula="of:=[.J35]+[.L35]" office:value-type="float" office:value="3991.73542446722">
            <text:p>3991.74</text:p>
          </table:table-cell>
          <table:table-cell table:formula="of:=(1.000001018*(1-[.K35]*[.K35]))/(1+[.K35]*COS(RADIANS([.N35])))" office:value-type="float" office:value="0.985718031896162">
            <text:p>0.99</text:p>
          </table:table-cell>
          <table:table-cell table:formula="of:=[.M35]-0.00569-0.00478*SIN(RADIANS(125.04-1934.136*[.G35]))" office:value-type="float" office:value="314.845130343485">
            <text:p>314.85</text:p>
          </table:table-cell>
          <table:table-cell table:formula="of:=23+(26+((21.448-[.G35]*(46.815+[.G35]*(0.00059-[.G35]*0.001813))))/60)/60" office:value-type="float" office:value="23.4379786622876">
            <text:p>23.44</text:p>
          </table:table-cell>
          <table:table-cell table:formula="of:=[.Q35]+0.00256*COS(RADIANS(125.04-1934.136*[.G35]))" office:value-type="float" office:value="23.4388473868034">
            <text:p>23.44</text:p>
          </table:table-cell>
          <table:table-cell table:formula="of:=DEGREES(ATAN2(COS(RADIANS([.P35]));COS(RADIANS([.R35]))*SIN(RADIANS([.P35]))))" office:value-type="float" office:value="-42.6902523481294">
            <text:p>-42.69</text:p>
          </table:table-cell>
          <table:table-cell table:formula="of:=DEGREES(ASIN(SIN(RADIANS([.R35]))*SIN(RADIANS([.P35]))))" office:value-type="float" office:value="-16.3811080056482">
            <text:p>-16.38</text:p>
          </table:table-cell>
          <table:table-cell table:formula="of:=TAN(RADIANS([.R35]/2))*TAN(RADIANS([.R35]/2))" office:value-type="float" office:value="0.0430328535848748">
            <text:p>0.04</text:p>
          </table:table-cell>
          <table:table-cell table:formula="of:=4*DEGREES([.U35]*SIN(2*RADIANS([.I35]))-2*[.K35]*SIN(RADIANS([.J35]))+4*[.K35]*[.U35]*SIN(RADIANS([.J35]))*COS(2*RADIANS([.I35]))-0.5*[.U35]*[.U35]*SIN(4*RADIANS([.I35]))-1.25*[.K35]*[.K35]*SIN(2*RADIANS([.J35])))" office:value-type="float" office:value="-13.8688229402184">
            <text:p>-13.87</text:p>
          </table:table-cell>
          <table:table-cell table:formula="of:=DEGREES(ACOS(COS(RADIANS(90.833))/(COS(RADIANS([.$B$2]))*COS(RADIANS([.T35])))-TAN(RADIANS([.$B$2]))*TAN(RADIANS([.T35]))))" office:value-type="float" office:value="76.8866199008462">
            <text:p>76.89</text:p>
          </table:table-cell>
          <table:table-cell table:style-name="ce7" table:formula="of:=(720-4*[.$B$3]-[.V35]+[.$B$4]*60)/1440" office:value-type="float" office:value="0.509631127041818">
            <text:p>12:13:52</text:p>
          </table:table-cell>
          <table:table-cell table:style-name="ce7" table:formula="of:=([.X35]*1440-[.W35]*4)/1440" office:value-type="float" office:value="0.296057182872801">
            <text:p>7:06:19</text:p>
          </table:table-cell>
          <table:table-cell table:style-name="ce7" table:formula="of:=([.X35]*1440+[.W35]*4)/1440" office:value-type="float" office:value="0.723205071210836">
            <text:p>17:21:25</text:p>
          </table:table-cell>
          <table:table-cell table:formula="of:=8*[.W35]" office:value-type="float" office:value="615.09295920677">
            <text:p>615.09</text:p>
          </table:table-cell>
          <table:table-cell table:formula="of:=MOD([.E35]*1440+[.V35]+4*[.$B$3]-60*[.$B$4];1440)" office:value-type="float" office:value="706.131177059782">
            <text:p>706.13</text:p>
          </table:table-cell>
          <table:table-cell table:formula="of:=IF([.AB35]/4&lt;0;[.AB35]/4+180;[.AB35]/4-180)" office:value-type="float" office:value="-3.46720573505459">
            <text:p>-3.47</text:p>
          </table:table-cell>
          <table:table-cell table:formula="of:=DEGREES(ACOS(SIN(RADIANS([.$B$2]))*SIN(RADIANS([.T35]))+COS(RADIANS([.$B$2]))*COS(RADIANS([.T35]))*COS(RADIANS([.AC35]))))" office:value-type="float" office:value="56.4736181372123">
            <text:p>56.47</text:p>
          </table:table-cell>
          <table:table-cell table:formula="of:=90-[.AD35]" office:value-type="float" office:value="33.5263818627877">
            <text:p>33.53</text:p>
          </table:table-cell>
          <table:table-cell table:formula="of:=IF([.AE35]&gt;85;0;IF([.AE35]&gt;5;58.1/TAN(RADIANS([.AE35]))-0.07/POWER(TAN(RADIANS([.AE35]));3)+0.000086/POWER(TAN(RADIANS([.AE35]));5);IF([.AE35]&gt;-0.575;1735+[.AE35]*(-518.2+[.AE35]*(103.4+[.AE35]*(-12.79+[.AE35]*0.711)));-20.772/TAN(RADIANS([.AE35])))))/3600" office:value-type="float" office:value="0.0242921552043356">
            <text:p>0.02</text:p>
          </table:table-cell>
          <table:table-cell table:formula="of:=[.AE35]+[.AF35]" office:value-type="float" office:value="33.550674017992">
            <text:p>33.55</text:p>
          </table:table-cell>
          <table:table-cell table:formula="of:=IF([.AC35]&gt;0;MOD(DEGREES(ACOS(((SIN(RADIANS([.$B$2]))*COS(RADIANS([.AD35])))-SIN(RADIANS([.T35])))/(COS(RADIANS([.$B$2]))*SIN(RADIANS([.AD35])))))+180;360);MOD(540-DEGREES(ACOS(((SIN(RADIANS([.$B$2]))*COS(RADIANS([.AD35])))-SIN(RADIANS([.T35])))/(COS(RADIANS([.$B$2]))*SIN(RADIANS([.AD35])))));360))" office:value-type="float" office:value="176.008882457201">
            <text:p>176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]+1" office:value-type="date" office:date-value="2010-02-04">
            <text:p>2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]+2415018.5+[.E36]-[.$B$4]/24" office:value-type="float" office:value="2455232.29166667">
            <text:p>2455232.29</text:p>
          </table:table-cell>
          <table:table-cell table:style-name="ce9" table:formula="of:=([.F36]-2451545)/36525" office:value-type="float" office:value="0.100952543919685">
            <text:p>0.10095254</text:p>
          </table:table-cell>
          <table:table-cell/>
          <table:table-cell table:formula="of:=MOD(280.46646+[.G36]*(36000.76983+[.G36]*0.0003032);360)" office:value-type="float" office:value="314.8357604956">
            <text:p>314.84</text:p>
          </table:table-cell>
          <table:table-cell table:formula="of:=357.52911+[.G36]*(35999.05029-0.0001537*[.G36])" office:value-type="float" office:value="3991.72481390177">
            <text:p>3991.72</text:p>
          </table:table-cell>
          <table:table-cell table:formula="of:=0.016708634-[.G36]*(0.000042037+0.0000001267*[.G36])" office:value-type="float" office:value="0.0167043889666588">
            <text:p>0.02</text:p>
          </table:table-cell>
          <table:table-cell table:formula="of:=SIN(RADIANS([.J36]))*(1.914602-[.G36]*(0.004817+0.000014*[.G36]))+SIN(RADIANS(2*[.J36]))*(0.019993-0.000101*[.G36])+SIN(RADIANS(3*[.J36]))*0.000289" office:value-type="float" office:value="1.0246819479961">
            <text:p>1.02</text:p>
          </table:table-cell>
          <table:table-cell table:formula="of:=[.I36]+[.L36]" office:value-type="float" office:value="315.860442443596">
            <text:p>315.86</text:p>
          </table:table-cell>
          <table:table-cell table:formula="of:=[.J36]+[.L36]" office:value-type="float" office:value="3992.74949584977">
            <text:p>3992.75</text:p>
          </table:table-cell>
          <table:table-cell table:formula="of:=(1.000001018*(1-[.K36]*[.K36]))/(1+[.K36]*COS(RADIANS([.N36])))" office:value-type="float" office:value="0.985871353860701">
            <text:p>0.99</text:p>
          </table:table-cell>
          <table:table-cell table:formula="of:=[.M36]-0.00569-0.00478*SIN(RADIANS(125.04-1934.136*[.G36]))" office:value-type="float" office:value="315.859250304226">
            <text:p>315.86</text:p>
          </table:table-cell>
          <table:table-cell table:formula="of:=23+(26+((21.448-[.G36]*(46.815+[.G36]*(0.00059-[.G36]*0.001813))))/60)/60" office:value-type="float" office:value="23.4379783062524">
            <text:p>23.44</text:p>
          </table:table-cell>
          <table:table-cell table:formula="of:=[.Q36]+0.00256*COS(RADIANS(125.04-1934.136*[.G36]))" office:value-type="float" office:value="23.4388448047949">
            <text:p>23.44</text:p>
          </table:table-cell>
          <table:table-cell table:formula="of:=DEGREES(ATAN2(COS(RADIANS([.P36]));COS(RADIANS([.R36]))*SIN(RADIANS([.P36]))))" office:value-type="float" office:value="-41.6809470334979">
            <text:p>-41.68</text:p>
          </table:table-cell>
          <table:table-cell table:formula="of:=DEGREES(ASIN(SIN(RADIANS([.R36]))*SIN(RADIANS([.P36]))))" office:value-type="float" office:value="-16.0822102428051">
            <text:p>-16.08</text:p>
          </table:table-cell>
          <table:table-cell table:formula="of:=TAN(RADIANS([.R36]/2))*TAN(RADIANS([.R36]/2))" office:value-type="float" office:value="0.043032843834236">
            <text:p>0.04</text:p>
          </table:table-cell>
          <table:table-cell table:formula="of:=4*DEGREES([.U36]*SIN(2*RADIANS([.I36]))-2*[.K36]*SIN(RADIANS([.J36]))+4*[.K36]*[.U36]*SIN(RADIANS([.J36]))*COS(2*RADIANS([.I36]))-0.5*[.U36]*[.U36]*SIN(4*RADIANS([.I36]))-1.25*[.K36]*[.K36]*SIN(2*RADIANS([.J36])))" office:value-type="float" office:value="-13.964381274328">
            <text:p>-13.96</text:p>
          </table:table-cell>
          <table:table-cell table:formula="of:=DEGREES(ACOS(COS(RADIANS(90.833))/(COS(RADIANS([.$B$2]))*COS(RADIANS([.T36])))-TAN(RADIANS([.$B$2]))*TAN(RADIANS([.T36]))))" office:value-type="float" office:value="77.1640456265087">
            <text:p>77.16</text:p>
          </table:table-cell>
          <table:table-cell table:style-name="ce7" table:formula="of:=(720-4*[.$B$3]-[.V36]+[.$B$4]*60)/1440" office:value-type="float" office:value="0.509697486996061">
            <text:p>12:13:58</text:p>
          </table:table-cell>
          <table:table-cell table:style-name="ce7" table:formula="of:=([.X36]*1440-[.W36]*4)/1440" office:value-type="float" office:value="0.295352915811315">
            <text:p>7:05:18</text:p>
          </table:table-cell>
          <table:table-cell table:style-name="ce7" table:formula="of:=([.X36]*1440+[.W36]*4)/1440" office:value-type="float" office:value="0.724042058180807">
            <text:p>17:22:37</text:p>
          </table:table-cell>
          <table:table-cell table:formula="of:=8*[.W36]" office:value-type="float" office:value="617.312365012069">
            <text:p>617.31</text:p>
          </table:table-cell>
          <table:table-cell table:formula="of:=MOD([.E36]*1440+[.V36]+4*[.$B$3]-60*[.$B$4];1440)" office:value-type="float" office:value="706.035618725672">
            <text:p>706.04</text:p>
          </table:table-cell>
          <table:table-cell table:formula="of:=IF([.AB36]/4&lt;0;[.AB36]/4+180;[.AB36]/4-180)" office:value-type="float" office:value="-3.49109531858198">
            <text:p>-3.49</text:p>
          </table:table-cell>
          <table:table-cell table:formula="of:=DEGREES(ACOS(SIN(RADIANS([.$B$2]))*SIN(RADIANS([.T36]))+COS(RADIANS([.$B$2]))*COS(RADIANS([.T36]))*COS(RADIANS([.AC36]))))" office:value-type="float" office:value="56.1764684177059">
            <text:p>56.18</text:p>
          </table:table-cell>
          <table:table-cell table:formula="of:=90-[.AD36]" office:value-type="float" office:value="33.8235315822941">
            <text:p>33.82</text:p>
          </table:table-cell>
          <table:table-cell table:formula="of:=IF([.AE36]&gt;85;0;IF([.AE36]&gt;5;58.1/TAN(RADIANS([.AE36]))-0.07/POWER(TAN(RADIANS([.AE36]));3)+0.000086/POWER(TAN(RADIANS([.AE36]));5);IF([.AE36]&gt;-0.575;1735+[.AE36]*(-518.2+[.AE36]*(103.4+[.AE36]*(-12.79+[.AE36]*0.711)));-20.772/TAN(RADIANS([.AE36])))))/3600" office:value-type="float" office:value="0.0240221160277632">
            <text:p>0.02</text:p>
          </table:table-cell>
          <table:table-cell table:formula="of:=[.AE36]+[.AF36]" office:value-type="float" office:value="33.8475536983218">
            <text:p>33.85</text:p>
          </table:table-cell>
          <table:table-cell table:formula="of:=IF([.AC36]&gt;0;MOD(DEGREES(ACOS(((SIN(RADIANS([.$B$2]))*COS(RADIANS([.AD36])))-SIN(RADIANS([.T36])))/(COS(RADIANS([.$B$2]))*SIN(RADIANS([.AD36])))))+180;360);MOD(540-DEGREES(ACOS(((SIN(RADIANS([.$B$2]))*COS(RADIANS([.AD36])))-SIN(RADIANS([.T36])))/(COS(RADIANS([.$B$2]))*SIN(RADIANS([.AD36])))));360))" office:value-type="float" office:value="175.961299295178">
            <text:p>175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]+1" office:value-type="date" office:date-value="2010-02-05">
            <text:p>2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7]+2415018.5+[.E37]-[.$B$4]/24" office:value-type="float" office:value="2455233.29166667">
            <text:p>2455233.29</text:p>
          </table:table-cell>
          <table:table-cell table:style-name="ce9" table:formula="of:=([.F37]-2451545)/36525" office:value-type="float" office:value="0.100979922427557">
            <text:p>0.10097992</text:p>
          </table:table-cell>
          <table:table-cell/>
          <table:table-cell table:formula="of:=MOD(280.46646+[.G37]*(36000.76983+[.G37]*0.0003032);360)" office:value-type="float" office:value="315.82140785744">
            <text:p>315.82</text:p>
          </table:table-cell>
          <table:table-cell table:formula="of:=357.52911+[.G37]*(35999.05029-0.0001537*[.G37])" office:value-type="float" office:value="3992.71041418264">
            <text:p>3992.71</text:p>
          </table:table-cell>
          <table:table-cell table:formula="of:=0.016708634-[.G37]*(0.000042037+0.0000001267*[.G37])" office:value-type="float" office:value="0.016704387815048">
            <text:p>0.02</text:p>
          </table:table-cell>
          <table:table-cell table:formula="of:=SIN(RADIANS([.J37]))*(1.914602-[.G37]*(0.004817+0.000014*[.G37]))+SIN(RADIANS(2*[.J37]))*(0.019993-0.000101*[.G37])+SIN(RADIANS(3*[.J37]))*0.000289" office:value-type="float" office:value="1.05283329416684">
            <text:p>1.05</text:p>
          </table:table-cell>
          <table:table-cell table:formula="of:=[.I37]+[.L37]" office:value-type="float" office:value="316.874241151607">
            <text:p>316.87</text:p>
          </table:table-cell>
          <table:table-cell table:formula="of:=[.J37]+[.L37]" office:value-type="float" office:value="3993.76324747681">
            <text:p>3993.76</text:p>
          </table:table-cell>
          <table:table-cell table:formula="of:=(1.000001018*(1-[.K37]*[.K37]))/(1+[.K37]*COS(RADIANS([.N37])))" office:value-type="float" office:value="0.986028952964418">
            <text:p>0.99</text:p>
          </table:table-cell>
          <table:table-cell table:formula="of:=[.M37]-0.00569-0.00478*SIN(RADIANS(125.04-1934.136*[.G37]))" office:value-type="float" office:value="316.873050505622">
            <text:p>316.87</text:p>
          </table:table-cell>
          <table:table-cell table:formula="of:=23+(26+((21.448-[.G37]*(46.815+[.G37]*(0.00059-[.G37]*0.001813))))/60)/60" office:value-type="float" office:value="23.4379779502173">
            <text:p>23.44</text:p>
          </table:table-cell>
          <table:table-cell table:formula="of:=[.Q37]+0.00256*COS(RADIANS(125.04-1934.136*[.G37]))" office:value-type="float" office:value="23.4388422220463">
            <text:p>23.44</text:p>
          </table:table-cell>
          <table:table-cell table:formula="of:=DEGREES(ATAN2(COS(RADIANS([.P37]));COS(RADIANS([.R37]))*SIN(RADIANS([.P37]))))" office:value-type="float" office:value="-40.6750136543107">
            <text:p>-40.68</text:p>
          </table:table-cell>
          <table:table-cell table:formula="of:=DEGREES(ASIN(SIN(RADIANS([.R37]))*SIN(RADIANS([.P37]))))" office:value-type="float" office:value="-15.7786909001078">
            <text:p>-15.78</text:p>
          </table:table-cell>
          <table:table-cell table:formula="of:=TAN(RADIANS([.R37]/2))*TAN(RADIANS([.R37]/2))" office:value-type="float" office:value="0.0430328340808033">
            <text:p>0.04</text:p>
          </table:table-cell>
          <table:table-cell table:formula="of:=4*DEGREES([.U37]*SIN(2*RADIANS([.I37]))-2*[.K37]*SIN(RADIANS([.J37]))+4*[.K37]*[.U37]*SIN(RADIANS([.J37]))*COS(2*RADIANS([.I37]))-0.5*[.U37]*[.U37]*SIN(4*RADIANS([.I37]))-1.25*[.K37]*[.K37]*SIN(2*RADIANS([.J37])))" office:value-type="float" office:value="-14.0463126456203">
            <text:p>-14.05</text:p>
          </table:table-cell>
          <table:table-cell table:formula="of:=DEGREES(ACOS(COS(RADIANS(90.833))/(COS(RADIANS([.$B$2]))*COS(RADIANS([.T37])))-TAN(RADIANS([.$B$2]))*TAN(RADIANS([.T37]))))" office:value-type="float" office:value="77.4446291859483">
            <text:p>77.44</text:p>
          </table:table-cell>
          <table:table-cell table:style-name="ce7" table:formula="of:=(720-4*[.$B$3]-[.V37]+[.$B$4]*60)/1440" office:value-type="float" office:value="0.509754383781681">
            <text:p>12:14:03</text:p>
          </table:table-cell>
          <table:table-cell table:style-name="ce7" table:formula="of:=([.X37]*1440-[.W37]*4)/1440" office:value-type="float" office:value="0.294630413820713">
            <text:p>7:04:16</text:p>
          </table:table-cell>
          <table:table-cell table:style-name="ce7" table:formula="of:=([.X37]*1440+[.W37]*4)/1440" office:value-type="float" office:value="0.724878353742648">
            <text:p>17:23:49</text:p>
          </table:table-cell>
          <table:table-cell table:formula="of:=8*[.W37]" office:value-type="float" office:value="619.557033487586">
            <text:p>619.56</text:p>
          </table:table-cell>
          <table:table-cell table:formula="of:=MOD([.E37]*1440+[.V37]+4*[.$B$3]-60*[.$B$4];1440)" office:value-type="float" office:value="705.95368735438">
            <text:p>705.95</text:p>
          </table:table-cell>
          <table:table-cell table:formula="of:=IF([.AB37]/4&lt;0;[.AB37]/4+180;[.AB37]/4-180)" office:value-type="float" office:value="-3.51157816140508">
            <text:p>-3.51</text:p>
          </table:table-cell>
          <table:table-cell table:formula="of:=DEGREES(ACOS(SIN(RADIANS([.$B$2]))*SIN(RADIANS([.T37]))+COS(RADIANS([.$B$2]))*COS(RADIANS([.T37]))*COS(RADIANS([.AC37]))))" office:value-type="float" office:value="55.8745436112773">
            <text:p>55.87</text:p>
          </table:table-cell>
          <table:table-cell table:formula="of:=90-[.AD37]" office:value-type="float" office:value="34.1254563887227">
            <text:p>34.13</text:p>
          </table:table-cell>
          <table:table-cell table:formula="of:=IF([.AE37]&gt;85;0;IF([.AE37]&gt;5;58.1/TAN(RADIANS([.AE37]))-0.07/POWER(TAN(RADIANS([.AE37]));3)+0.000086/POWER(TAN(RADIANS([.AE37]));5);IF([.AE37]&gt;-0.575;1735+[.AE37]*(-518.2+[.AE37]*(103.4+[.AE37]*(-12.79+[.AE37]*0.711)));-20.772/TAN(RADIANS([.AE37])))))/3600" office:value-type="float" office:value="0.023751936487631">
            <text:p>0.02</text:p>
          </table:table-cell>
          <table:table-cell table:formula="of:=[.AE37]+[.AF37]" office:value-type="float" office:value="34.1492083252103">
            <text:p>34.15</text:p>
          </table:table-cell>
          <table:table-cell table:formula="of:=IF([.AC37]&gt;0;MOD(DEGREES(ACOS(((SIN(RADIANS([.$B$2]))*COS(RADIANS([.AD37])))-SIN(RADIANS([.T37])))/(COS(RADIANS([.$B$2]))*SIN(RADIANS([.AD37])))))+180;360);MOD(540-DEGREES(ACOS(((SIN(RADIANS([.$B$2]))*COS(RADIANS([.AD37])))-SIN(RADIANS([.T37])))/(COS(RADIANS([.$B$2]))*SIN(RADIANS([.AD37])))));360))" office:value-type="float" office:value="175.916938384214">
            <text:p>175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7]+1" office:value-type="date" office:date-value="2010-02-06">
            <text:p>2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8]+2415018.5+[.E38]-[.$B$4]/24" office:value-type="float" office:value="2455234.29166667">
            <text:p>2455234.29</text:p>
          </table:table-cell>
          <table:table-cell table:style-name="ce9" table:formula="of:=([.F38]-2451545)/36525" office:value-type="float" office:value="0.101007300935428">
            <text:p>0.10100730</text:p>
          </table:table-cell>
          <table:table-cell/>
          <table:table-cell table:formula="of:=MOD(280.46646+[.G38]*(36000.76983+[.G38]*0.0003032);360)" office:value-type="float" office:value="316.807055219281">
            <text:p>316.81</text:p>
          </table:table-cell>
          <table:table-cell table:formula="of:=357.52911+[.G38]*(35999.05029-0.0001537*[.G38])" office:value-type="float" office:value="3993.69601446352">
            <text:p>3993.7</text:p>
          </table:table-cell>
          <table:table-cell table:formula="of:=0.016708634-[.G38]*(0.000042037+0.0000001267*[.G38])" office:value-type="float" office:value="0.016704386663437">
            <text:p>0.02</text:p>
          </table:table-cell>
          <table:table-cell table:formula="of:=SIN(RADIANS([.J38]))*(1.914602-[.G38]*(0.004817+0.000014*[.G38]))+SIN(RADIANS(2*[.J38]))*(0.019993-0.000101*[.G38])+SIN(RADIANS(3*[.J38]))*0.000289" office:value-type="float" office:value="1.08065629565816">
            <text:p>1.08</text:p>
          </table:table-cell>
          <table:table-cell table:formula="of:=[.I38]+[.L38]" office:value-type="float" office:value="317.887711514939">
            <text:p>317.89</text:p>
          </table:table-cell>
          <table:table-cell table:formula="of:=[.J38]+[.L38]" office:value-type="float" office:value="3994.77667075918">
            <text:p>3994.78</text:p>
          </table:table-cell>
          <table:table-cell table:formula="of:=(1.000001018*(1-[.K38]*[.K38]))/(1+[.K38]*COS(RADIANS([.N38])))" office:value-type="float" office:value="0.986190778512374">
            <text:p>0.99</text:p>
          </table:table-cell>
          <table:table-cell table:formula="of:=[.M38]-0.00569-0.00478*SIN(RADIANS(125.04-1934.136*[.G38]))" office:value-type="float" office:value="317.886522358495">
            <text:p>317.89</text:p>
          </table:table-cell>
          <table:table-cell table:formula="of:=23+(26+((21.448-[.G38]*(46.815+[.G38]*(0.00059-[.G38]*0.001813))))/60)/60" office:value-type="float" office:value="23.4379775941821">
            <text:p>23.44</text:p>
          </table:table-cell>
          <table:table-cell table:formula="of:=[.Q38]+0.00256*COS(RADIANS(125.04-1934.136*[.G38]))" office:value-type="float" office:value="23.4388396385594">
            <text:p>23.44</text:p>
          </table:table-cell>
          <table:table-cell table:formula="of:=DEGREES(ATAN2(COS(RADIANS([.P38]));COS(RADIANS([.R38]))*SIN(RADIANS([.P38]))))" office:value-type="float" office:value="-39.6724342886395">
            <text:p>-39.67</text:p>
          </table:table-cell>
          <table:table-cell table:formula="of:=DEGREES(ASIN(SIN(RADIANS([.R38]))*SIN(RADIANS([.P38]))))" office:value-type="float" office:value="-15.4706646673424">
            <text:p>-15.47</text:p>
          </table:table-cell>
          <table:table-cell table:formula="of:=TAN(RADIANS([.R38]/2))*TAN(RADIANS([.R38]/2))" office:value-type="float" office:value="0.043032824324584">
            <text:p>0.04</text:p>
          </table:table-cell>
          <table:table-cell table:formula="of:=4*DEGREES([.U38]*SIN(2*RADIANS([.I38]))-2*[.K38]*SIN(RADIANS([.J38]))+4*[.K38]*[.U38]*SIN(RADIANS([.J38]))*COS(2*RADIANS([.I38]))-0.5*[.U38]*[.U38]*SIN(4*RADIANS([.I38]))-1.25*[.K38]*[.K38]*SIN(2*RADIANS([.J38])))" office:value-type="float" office:value="-14.1146818258102">
            <text:p>-14.11</text:p>
          </table:table-cell>
          <table:table-cell table:formula="of:=DEGREES(ACOS(COS(RADIANS(90.833))/(COS(RADIANS([.$B$2]))*COS(RADIANS([.T38])))-TAN(RADIANS([.$B$2]))*TAN(RADIANS([.T38]))))" office:value-type="float" office:value="77.7282436811803">
            <text:p>77.73</text:p>
          </table:table-cell>
          <table:table-cell table:style-name="ce7" table:formula="of:=(720-4*[.$B$3]-[.V38]+[.$B$4]*60)/1440" office:value-type="float" office:value="0.509801862379035">
            <text:p>12:14:07</text:p>
          </table:table-cell>
          <table:table-cell table:style-name="ce7" table:formula="of:=([.X38]*1440-[.W38]*4)/1440" office:value-type="float" office:value="0.293890074375756">
            <text:p>7:03:12</text:p>
          </table:table-cell>
          <table:table-cell table:style-name="ce7" table:formula="of:=([.X38]*1440+[.W38]*4)/1440" office:value-type="float" office:value="0.725713650382313">
            <text:p>17:25:02</text:p>
          </table:table-cell>
          <table:table-cell table:formula="of:=8*[.W38]" office:value-type="float" office:value="621.825949449442">
            <text:p>621.83</text:p>
          </table:table-cell>
          <table:table-cell table:formula="of:=MOD([.E38]*1440+[.V38]+4*[.$B$3]-60*[.$B$4];1440)" office:value-type="float" office:value="705.88531817419">
            <text:p>705.89</text:p>
          </table:table-cell>
          <table:table-cell table:formula="of:=IF([.AB38]/4&lt;0;[.AB38]/4+180;[.AB38]/4-180)" office:value-type="float" office:value="-3.52867045645254">
            <text:p>-3.53</text:p>
          </table:table-cell>
          <table:table-cell table:formula="of:=DEGREES(ACOS(SIN(RADIANS([.$B$2]))*SIN(RADIANS([.T38]))+COS(RADIANS([.$B$2]))*COS(RADIANS([.T38]))*COS(RADIANS([.AC38]))))" office:value-type="float" office:value="55.5679537633214">
            <text:p>55.57</text:p>
          </table:table-cell>
          <table:table-cell table:formula="of:=90-[.AD38]" office:value-type="float" office:value="34.4320462366786">
            <text:p>34.43</text:p>
          </table:table-cell>
          <table:table-cell table:formula="of:=IF([.AE38]&gt;85;0;IF([.AE38]&gt;5;58.1/TAN(RADIANS([.AE38]))-0.07/POWER(TAN(RADIANS([.AE38]));3)+0.000086/POWER(TAN(RADIANS([.AE38]));5);IF([.AE38]&gt;-0.575;1735+[.AE38]*(-518.2+[.AE38]*(103.4+[.AE38]*(-12.79+[.AE38]*0.711)));-20.772/TAN(RADIANS([.AE38])))))/3600" office:value-type="float" office:value="0.0234817996722776">
            <text:p>0.02</text:p>
          </table:table-cell>
          <table:table-cell table:formula="of:=[.AE38]+[.AF38]" office:value-type="float" office:value="34.4555280363509">
            <text:p>34.46</text:p>
          </table:table-cell>
          <table:table-cell table:formula="of:=IF([.AC38]&gt;0;MOD(DEGREES(ACOS(((SIN(RADIANS([.$B$2]))*COS(RADIANS([.AD38])))-SIN(RADIANS([.T38])))/(COS(RADIANS([.$B$2]))*SIN(RADIANS([.AD38])))))+180;360);MOD(540-DEGREES(ACOS(((SIN(RADIANS([.$B$2]))*COS(RADIANS([.AD38])))-SIN(RADIANS([.T38])))/(COS(RADIANS([.$B$2]))*SIN(RADIANS([.AD38])))));360))" office:value-type="float" office:value="175.875830902187">
            <text:p>175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8]+1" office:value-type="date" office:date-value="2010-02-07">
            <text:p>2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9]+2415018.5+[.E39]-[.$B$4]/24" office:value-type="float" office:value="2455235.29166667">
            <text:p>2455235.29</text:p>
          </table:table-cell>
          <table:table-cell table:style-name="ce9" table:formula="of:=([.F39]-2451545)/36525" office:value-type="float" office:value="0.101034679443299">
            <text:p>0.10103468</text:p>
          </table:table-cell>
          <table:table-cell/>
          <table:table-cell table:formula="of:=MOD(280.46646+[.G39]*(36000.76983+[.G39]*0.0003032);360)" office:value-type="float" office:value="317.792702581123">
            <text:p>317.79</text:p>
          </table:table-cell>
          <table:table-cell table:formula="of:=357.52911+[.G39]*(35999.05029-0.0001537*[.G39])" office:value-type="float" office:value="3994.68161474439">
            <text:p>3994.68</text:p>
          </table:table-cell>
          <table:table-cell table:formula="of:=0.016708634-[.G39]*(0.000042037+0.0000001267*[.G39])" office:value-type="float" office:value="0.0167043855118258">
            <text:p>0.02</text:p>
          </table:table-cell>
          <table:table-cell table:formula="of:=SIN(RADIANS([.J39]))*(1.914602-[.G39]*(0.004817+0.000014*[.G39]))+SIN(RADIANS(2*[.J39]))*(0.019993-0.000101*[.G39])+SIN(RADIANS(3*[.J39]))*0.000289" office:value-type="float" office:value="1.10814248134591">
            <text:p>1.11</text:p>
          </table:table-cell>
          <table:table-cell table:formula="of:=[.I39]+[.L39]" office:value-type="float" office:value="318.900845062469">
            <text:p>318.9</text:p>
          </table:table-cell>
          <table:table-cell table:formula="of:=[.J39]+[.L39]" office:value-type="float" office:value="3995.78975722574">
            <text:p>3995.79</text:p>
          </table:table-cell>
          <table:table-cell table:formula="of:=(1.000001018*(1-[.K39]*[.K39]))/(1+[.K39]*COS(RADIANS([.N39])))" office:value-type="float" office:value="0.986356778499983">
            <text:p>0.99</text:p>
          </table:table-cell>
          <table:table-cell table:formula="of:=[.M39]-0.00569-0.00478*SIN(RADIANS(125.04-1934.136*[.G39]))" office:value-type="float" office:value="318.899657391721">
            <text:p>318.9</text:p>
          </table:table-cell>
          <table:table-cell table:formula="of:=23+(26+((21.448-[.G39]*(46.815+[.G39]*(0.00059-[.G39]*0.001813))))/60)/60" office:value-type="float" office:value="23.4379772381469">
            <text:p>23.44</text:p>
          </table:table-cell>
          <table:table-cell table:formula="of:=[.Q39]+0.00256*COS(RADIANS(125.04-1934.136*[.G39]))" office:value-type="float" office:value="23.4388370543362">
            <text:p>23.44</text:p>
          </table:table-cell>
          <table:table-cell table:formula="of:=DEGREES(ATAN2(COS(RADIANS([.P39]));COS(RADIANS([.R39]))*SIN(RADIANS([.P39]))))" office:value-type="float" office:value="-38.673187346345">
            <text:p>-38.67</text:p>
          </table:table-cell>
          <table:table-cell table:formula="of:=DEGREES(ASIN(SIN(RADIANS([.R39]))*SIN(RADIANS([.P39]))))" office:value-type="float" office:value="-15.1582465921973">
            <text:p>-15.16</text:p>
          </table:table-cell>
          <table:table-cell table:formula="of:=TAN(RADIANS([.R39]/2))*TAN(RADIANS([.R39]/2))" office:value-type="float" office:value="0.0430328145655852">
            <text:p>0.04</text:p>
          </table:table-cell>
          <table:table-cell table:formula="of:=4*DEGREES([.U39]*SIN(2*RADIANS([.I39]))-2*[.K39]*SIN(RADIANS([.J39]))+4*[.K39]*[.U39]*SIN(RADIANS([.J39]))*COS(2*RADIANS([.I39]))-0.5*[.U39]*[.U39]*SIN(4*RADIANS([.I39]))-1.25*[.K39]*[.K39]*SIN(2*RADIANS([.J39])))" office:value-type="float" office:value="-14.1695694933447">
            <text:p>-14.17</text:p>
          </table:table-cell>
          <table:table-cell table:formula="of:=DEGREES(ACOS(COS(RADIANS(90.833))/(COS(RADIANS([.$B$2]))*COS(RADIANS([.T39])))-TAN(RADIANS([.$B$2]))*TAN(RADIANS([.T39]))))" office:value-type="float" office:value="78.0147650074172">
            <text:p>78.01</text:p>
          </table:table-cell>
          <table:table-cell table:style-name="ce7" table:formula="of:=(720-4*[.$B$3]-[.V39]+[.$B$4]*60)/1440" office:value-type="float" office:value="0.509839978814823">
            <text:p>12:14:10</text:p>
          </table:table-cell>
          <table:table-cell table:style-name="ce7" table:formula="of:=([.X39]*1440-[.W39]*4)/1440" office:value-type="float" office:value="0.293132298238664">
            <text:p>7:02:07</text:p>
          </table:table-cell>
          <table:table-cell table:style-name="ce7" table:formula="of:=([.X39]*1440+[.W39]*4)/1440" office:value-type="float" office:value="0.726547659390981">
            <text:p>17:26:14</text:p>
          </table:table-cell>
          <table:table-cell table:formula="of:=8*[.W39]" office:value-type="float" office:value="624.118120059337">
            <text:p>624.12</text:p>
          </table:table-cell>
          <table:table-cell table:formula="of:=MOD([.E39]*1440+[.V39]+4*[.$B$3]-60*[.$B$4];1440)" office:value-type="float" office:value="705.830430506655">
            <text:p>705.83</text:p>
          </table:table-cell>
          <table:table-cell table:formula="of:=IF([.AB39]/4&lt;0;[.AB39]/4+180;[.AB39]/4-180)" office:value-type="float" office:value="-3.54239237333618">
            <text:p>-3.54</text:p>
          </table:table-cell>
          <table:table-cell table:formula="of:=DEGREES(ACOS(SIN(RADIANS([.$B$2]))*SIN(RADIANS([.T39]))+COS(RADIANS([.$B$2]))*COS(RADIANS([.T39]))*COS(RADIANS([.AC39]))))" office:value-type="float" office:value="55.2568098935277">
            <text:p>55.26</text:p>
          </table:table-cell>
          <table:table-cell table:formula="of:=90-[.AD39]" office:value-type="float" office:value="34.7431901064723">
            <text:p>34.74</text:p>
          </table:table-cell>
          <table:table-cell table:formula="of:=IF([.AE39]&gt;85;0;IF([.AE39]&gt;5;58.1/TAN(RADIANS([.AE39]))-0.07/POWER(TAN(RADIANS([.AE39]));3)+0.000086/POWER(TAN(RADIANS([.AE39]));5);IF([.AE39]&gt;-0.575;1735+[.AE39]*(-518.2+[.AE39]*(103.4+[.AE39]*(-12.79+[.AE39]*0.711)));-20.772/TAN(RADIANS([.AE39])))))/3600" office:value-type="float" office:value="0.0232118800155372">
            <text:p>0.02</text:p>
          </table:table-cell>
          <table:table-cell table:formula="of:=[.AE39]+[.AF39]" office:value-type="float" office:value="34.7664019864878">
            <text:p>34.77</text:p>
          </table:table-cell>
          <table:table-cell table:formula="of:=IF([.AC39]&gt;0;MOD(DEGREES(ACOS(((SIN(RADIANS([.$B$2]))*COS(RADIANS([.AD39])))-SIN(RADIANS([.T39])))/(COS(RADIANS([.$B$2]))*SIN(RADIANS([.AD39])))))+180;360);MOD(540-DEGREES(ACOS(((SIN(RADIANS([.$B$2]))*COS(RADIANS([.AD39])))-SIN(RADIANS([.T39])))/(COS(RADIANS([.$B$2]))*SIN(RADIANS([.AD39])))));360))" office:value-type="float" office:value="175.838005473093">
            <text:p>175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9]+1" office:value-type="date" office:date-value="2010-02-08">
            <text:p>2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0]+2415018.5+[.E40]-[.$B$4]/24" office:value-type="float" office:value="2455236.29166667">
            <text:p>2455236.29</text:p>
          </table:table-cell>
          <table:table-cell table:style-name="ce9" table:formula="of:=([.F40]-2451545)/36525" office:value-type="float" office:value="0.101062057951171">
            <text:p>0.10106206</text:p>
          </table:table-cell>
          <table:table-cell/>
          <table:table-cell table:formula="of:=MOD(280.46646+[.G40]*(36000.76983+[.G40]*0.0003032);360)" office:value-type="float" office:value="318.778349942965">
            <text:p>318.78</text:p>
          </table:table-cell>
          <table:table-cell table:formula="of:=357.52911+[.G40]*(35999.05029-0.0001537*[.G40])" office:value-type="float" office:value="3995.66721502527">
            <text:p>3995.67</text:p>
          </table:table-cell>
          <table:table-cell table:formula="of:=0.016708634-[.G40]*(0.000042037+0.0000001267*[.G40])" office:value-type="float" office:value="0.0167043843602144">
            <text:p>0.02</text:p>
          </table:table-cell>
          <table:table-cell table:formula="of:=SIN(RADIANS([.J40]))*(1.914602-[.G40]*(0.004817+0.000014*[.G40]))+SIN(RADIANS(2*[.J40]))*(0.019993-0.000101*[.G40])+SIN(RADIANS(3*[.J40]))*0.000289" office:value-type="float" office:value="1.13528350093722">
            <text:p>1.14</text:p>
          </table:table-cell>
          <table:table-cell table:formula="of:=[.I40]+[.L40]" office:value-type="float" office:value="319.913633443902">
            <text:p>319.91</text:p>
          </table:table-cell>
          <table:table-cell table:formula="of:=[.J40]+[.L40]" office:value-type="float" office:value="3996.80249852621">
            <text:p>3996.8</text:p>
          </table:table-cell>
          <table:table-cell table:formula="of:=(1.000001018*(1-[.K40]*[.K40]))/(1+[.K40]*COS(RADIANS([.N40])))" office:value-type="float" office:value="0.986526899633602">
            <text:p>0.99</text:p>
          </table:table-cell>
          <table:table-cell table:formula="of:=[.M40]-0.00569-0.00478*SIN(RADIANS(125.04-1934.136*[.G40]))" office:value-type="float" office:value="319.912447255005">
            <text:p>319.91</text:p>
          </table:table-cell>
          <table:table-cell table:formula="of:=23+(26+((21.448-[.G40]*(46.815+[.G40]*(0.00059-[.G40]*0.001813))))/60)/60" office:value-type="float" office:value="23.4379768821118">
            <text:p>23.44</text:p>
          </table:table-cell>
          <table:table-cell table:formula="of:=[.Q40]+0.00256*COS(RADIANS(125.04-1934.136*[.G40]))" office:value-type="float" office:value="23.4388344693785">
            <text:p>23.44</text:p>
          </table:table-cell>
          <table:table-cell table:formula="of:=DEGREES(ATAN2(COS(RADIANS([.P40]));COS(RADIANS([.R40]))*SIN(RADIANS([.P40]))))" office:value-type="float" office:value="-37.6772476781948">
            <text:p>-37.68</text:p>
          </table:table-cell>
          <table:table-cell table:formula="of:=DEGREES(ASIN(SIN(RADIANS([.R40]))*SIN(RADIANS([.P40]))))" office:value-type="float" office:value="-14.8415520094326">
            <text:p>-14.84</text:p>
          </table:table-cell>
          <table:table-cell table:formula="of:=TAN(RADIANS([.R40]/2))*TAN(RADIANS([.R40]/2))" office:value-type="float" office:value="0.043032804803814">
            <text:p>0.04</text:p>
          </table:table-cell>
          <table:table-cell table:formula="of:=4*DEGREES([.U40]*SIN(2*RADIANS([.I40]))-2*[.K40]*SIN(RADIANS([.J40]))+4*[.K40]*[.U40]*SIN(RADIANS([.J40]))*COS(2*RADIANS([.I40]))-0.5*[.U40]*[.U40]*SIN(4*RADIANS([.I40]))-1.25*[.K40]*[.K40]*SIN(2*RADIANS([.J40])))" office:value-type="float" office:value="-14.2110718262761">
            <text:p>-14.21</text:p>
          </table:table-cell>
          <table:table-cell table:formula="of:=DEGREES(ACOS(COS(RADIANS(90.833))/(COS(RADIANS([.$B$2]))*COS(RADIANS([.T40])))-TAN(RADIANS([.$B$2]))*TAN(RADIANS([.T40]))))" office:value-type="float" office:value="78.3040719102399">
            <text:p>78.3</text:p>
          </table:table-cell>
          <table:table-cell table:style-name="ce7" table:formula="of:=(720-4*[.$B$3]-[.V40]+[.$B$4]*60)/1440" office:value-type="float" office:value="0.509868799879358">
            <text:p>12:14:13</text:p>
          </table:table-cell>
          <table:table-cell table:style-name="ce7" table:formula="of:=([.X40]*1440-[.W40]*4)/1440" office:value-type="float" office:value="0.292357489017581">
            <text:p>7:01:00</text:p>
          </table:table-cell>
          <table:table-cell table:style-name="ce7" table:formula="of:=([.X40]*1440+[.W40]*4)/1440" office:value-type="float" office:value="0.727380110741136">
            <text:p>17:27:26</text:p>
          </table:table-cell>
          <table:table-cell table:formula="of:=8*[.W40]" office:value-type="float" office:value="626.432575281919">
            <text:p>626.43</text:p>
          </table:table-cell>
          <table:table-cell table:formula="of:=MOD([.E40]*1440+[.V40]+4*[.$B$3]-60*[.$B$4];1440)" office:value-type="float" office:value="705.788928173724">
            <text:p>705.79</text:p>
          </table:table-cell>
          <table:table-cell table:formula="of:=IF([.AB40]/4&lt;0;[.AB40]/4+180;[.AB40]/4-180)" office:value-type="float" office:value="-3.55276795656903">
            <text:p>-3.55</text:p>
          </table:table-cell>
          <table:table-cell table:formula="of:=DEGREES(ACOS(SIN(RADIANS([.$B$2]))*SIN(RADIANS([.T40]))+COS(RADIANS([.$B$2]))*COS(RADIANS([.T40]))*COS(RADIANS([.AC40]))))" office:value-type="float" office:value="54.9412239315119">
            <text:p>54.94</text:p>
          </table:table-cell>
          <table:table-cell table:formula="of:=90-[.AD40]" office:value-type="float" office:value="35.0587760684881">
            <text:p>35.06</text:p>
          </table:table-cell>
          <table:table-cell table:formula="of:=IF([.AE40]&gt;85;0;IF([.AE40]&gt;5;58.1/TAN(RADIANS([.AE40]))-0.07/POWER(TAN(RADIANS([.AE40]));3)+0.000086/POWER(TAN(RADIANS([.AE40]));5);IF([.AE40]&gt;-0.575;1735+[.AE40]*(-518.2+[.AE40]*(103.4+[.AE40]*(-12.79+[.AE40]*0.711)));-20.772/TAN(RADIANS([.AE40])))))/3600" office:value-type="float" office:value="0.0229423433922832">
            <text:p>0.02</text:p>
          </table:table-cell>
          <table:table-cell table:formula="of:=[.AE40]+[.AF40]" office:value-type="float" office:value="35.0817184118804">
            <text:p>35.08</text:p>
          </table:table-cell>
          <table:table-cell table:formula="of:=IF([.AC40]&gt;0;MOD(DEGREES(ACOS(((SIN(RADIANS([.$B$2]))*COS(RADIANS([.AD40])))-SIN(RADIANS([.T40])))/(COS(RADIANS([.$B$2]))*SIN(RADIANS([.AD40])))))+180;360);MOD(540-DEGREES(ACOS(((SIN(RADIANS([.$B$2]))*COS(RADIANS([.AD40])))-SIN(RADIANS([.T40])))/(COS(RADIANS([.$B$2]))*SIN(RADIANS([.AD40])))));360))" office:value-type="float" office:value="175.803488153244">
            <text:p>175.8</text:p>
          </table:table-cell>
          <table:table-cell table:number-columns-repeated="990"/>
        </table:table-row>
        <table:table-row table:style-name="ro2">
          <table:table-cell>
            <draw:frame table:end-cell-address="Calculations.C51" table:end-x="1.2323in" table:end-y="0.1882in" draw:z-index="3" draw:style-name="gr1" svg:width="3.2193in" svg:height="2.0504in" svg:x="0.0315in" svg:y="0.0819in">
              <draw:object draw:notify-on-update-of-ranges="Calculations.V1:Calculations.V1 Calculations.V2:Calculations.V36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ce6" table:formula="of:=[.D40]+1" office:value-type="date" office:date-value="2010-02-09">
            <text:p>2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1]+2415018.5+[.E41]-[.$B$4]/24" office:value-type="float" office:value="2455237.29166667">
            <text:p>2455237.29</text:p>
          </table:table-cell>
          <table:table-cell table:style-name="ce9" table:formula="of:=([.F41]-2451545)/36525" office:value-type="float" office:value="0.101089436459042">
            <text:p>0.10108944</text:p>
          </table:table-cell>
          <table:table-cell/>
          <table:table-cell table:formula="of:=MOD(280.46646+[.G41]*(36000.76983+[.G41]*0.0003032);360)" office:value-type="float" office:value="319.763997304807">
            <text:p>319.76</text:p>
          </table:table-cell>
          <table:table-cell table:formula="of:=357.52911+[.G41]*(35999.05029-0.0001537*[.G41])" office:value-type="float" office:value="3996.65281530614">
            <text:p>3996.65</text:p>
          </table:table-cell>
          <table:table-cell table:formula="of:=0.016708634-[.G41]*(0.000042037+0.0000001267*[.G41])" office:value-type="float" office:value="0.0167043832086029">
            <text:p>0.02</text:p>
          </table:table-cell>
          <table:table-cell table:formula="of:=SIN(RADIANS([.J41]))*(1.914602-[.G41]*(0.004817+0.000014*[.G41]))+SIN(RADIANS(2*[.J41]))*(0.019993-0.000101*[.G41])+SIN(RADIANS(3*[.J41]))*0.000289" office:value-type="float" office:value="1.16207112768693">
            <text:p>1.16</text:p>
          </table:table-cell>
          <table:table-cell table:formula="of:=[.I41]+[.L41]" office:value-type="float" office:value="320.926068432494">
            <text:p>320.93</text:p>
          </table:table-cell>
          <table:table-cell table:formula="of:=[.J41]+[.L41]" office:value-type="float" office:value="3997.81488643383">
            <text:p>3997.81</text:p>
          </table:table-cell>
          <table:table-cell table:formula="of:=(1.000001018*(1-[.K41]*[.K41]))/(1+[.K41]*COS(RADIANS([.N41])))" office:value-type="float" office:value="0.986701087351572">
            <text:p>0.99</text:p>
          </table:table-cell>
          <table:table-cell table:formula="of:=[.M41]-0.00569-0.00478*SIN(RADIANS(125.04-1934.136*[.G41]))" office:value-type="float" office:value="320.9248837216">
            <text:p>320.92</text:p>
          </table:table-cell>
          <table:table-cell table:formula="of:=23+(26+((21.448-[.G41]*(46.815+[.G41]*(0.00059-[.G41]*0.001813))))/60)/60" office:value-type="float" office:value="23.4379765260766">
            <text:p>23.44</text:p>
          </table:table-cell>
          <table:table-cell table:formula="of:=[.Q41]+0.00256*COS(RADIANS(125.04-1934.136*[.G41]))" office:value-type="float" office:value="23.4388318836883">
            <text:p>23.44</text:p>
          </table:table-cell>
          <table:table-cell table:formula="of:=DEGREES(ATAN2(COS(RADIANS([.P41]));COS(RADIANS([.R41]))*SIN(RADIANS([.P41]))))" office:value-type="float" office:value="-36.6845866866981">
            <text:p>-36.68</text:p>
          </table:table-cell>
          <table:table-cell table:formula="of:=DEGREES(ASIN(SIN(RADIANS([.R41]))*SIN(RADIANS([.P41]))))" office:value-type="float" office:value="-14.5206964734053">
            <text:p>-14.52</text:p>
          </table:table-cell>
          <table:table-cell table:formula="of:=TAN(RADIANS([.R41]/2))*TAN(RADIANS([.R41]/2))" office:value-type="float" office:value="0.0430327950392778">
            <text:p>0.04</text:p>
          </table:table-cell>
          <table:table-cell table:formula="of:=4*DEGREES([.U41]*SIN(2*RADIANS([.I41]))-2*[.K41]*SIN(RADIANS([.J41]))+4*[.K41]*[.U41]*SIN(RADIANS([.J41]))*COS(2*RADIANS([.I41]))-0.5*[.U41]*[.U41]*SIN(4*RADIANS([.I41]))-1.25*[.K41]*[.K41]*SIN(2*RADIANS([.J41])))" office:value-type="float" office:value="-14.2393000764716">
            <text:p>-14.24</text:p>
          </table:table-cell>
          <table:table-cell table:formula="of:=DEGREES(ACOS(COS(RADIANS(90.833))/(COS(RADIANS([.$B$2]))*COS(RADIANS([.T41])))-TAN(RADIANS([.$B$2]))*TAN(RADIANS([.T41]))))" office:value-type="float" office:value="78.5960460305094">
            <text:p>78.6</text:p>
          </table:table-cell>
          <table:table-cell table:style-name="ce7" table:formula="of:=(720-4*[.$B$3]-[.V41]+[.$B$4]*60)/1440" office:value-type="float" office:value="0.509888402830883">
            <text:p>12:14:14</text:p>
          </table:table-cell>
          <table:table-cell table:style-name="ce7" table:formula="of:=([.X41]*1440-[.W41]*4)/1440" office:value-type="float" office:value="0.291566052746135">
            <text:p>6:59:51</text:p>
          </table:table-cell>
          <table:table-cell table:style-name="ce7" table:formula="of:=([.X41]*1440+[.W41]*4)/1440" office:value-type="float" office:value="0.728210752915631">
            <text:p>17:28:37</text:p>
          </table:table-cell>
          <table:table-cell table:formula="of:=8*[.W41]" office:value-type="float" office:value="628.768368244075">
            <text:p>628.77</text:p>
          </table:table-cell>
          <table:table-cell table:formula="of:=MOD([.E41]*1440+[.V41]+4*[.$B$3]-60*[.$B$4];1440)" office:value-type="float" office:value="705.760699923528">
            <text:p>705.76</text:p>
          </table:table-cell>
          <table:table-cell table:formula="of:=IF([.AB41]/4&lt;0;[.AB41]/4+180;[.AB41]/4-180)" office:value-type="float" office:value="-3.55982501911788">
            <text:p>-3.56</text:p>
          </table:table-cell>
          <table:table-cell table:formula="of:=DEGREES(ACOS(SIN(RADIANS([.$B$2]))*SIN(RADIANS([.T41]))+COS(RADIANS([.$B$2]))*COS(RADIANS([.T41]))*COS(RADIANS([.AC41]))))" office:value-type="float" office:value="54.6213086532115">
            <text:p>54.62</text:p>
          </table:table-cell>
          <table:table-cell table:formula="of:=90-[.AD41]" office:value-type="float" office:value="35.3786913467885">
            <text:p>35.38</text:p>
          </table:table-cell>
          <table:table-cell table:formula="of:=IF([.AE41]&gt;85;0;IF([.AE41]&gt;5;58.1/TAN(RADIANS([.AE41]))-0.07/POWER(TAN(RADIANS([.AE41]));3)+0.000086/POWER(TAN(RADIANS([.AE41]));5);IF([.AE41]&gt;-0.575;1735+[.AE41]*(-518.2+[.AE41]*(103.4+[.AE41]*(-12.79+[.AE41]*0.711)));-20.772/TAN(RADIANS([.AE41])))))/3600" office:value-type="float" office:value="0.0226733472390176">
            <text:p>0.02</text:p>
          </table:table-cell>
          <table:table-cell table:formula="of:=[.AE41]+[.AF41]" office:value-type="float" office:value="35.4013646940275">
            <text:p>35.4</text:p>
          </table:table-cell>
          <table:table-cell table:formula="of:=IF([.AC41]&gt;0;MOD(DEGREES(ACOS(((SIN(RADIANS([.$B$2]))*COS(RADIANS([.AD41])))-SIN(RADIANS([.T41])))/(COS(RADIANS([.$B$2]))*SIN(RADIANS([.AD41])))))+180;360);MOD(540-DEGREES(ACOS(((SIN(RADIANS([.$B$2]))*COS(RADIANS([.AD41])))-SIN(RADIANS([.T41])))/(COS(RADIANS([.$B$2]))*SIN(RADIANS([.AD41])))));360))" office:value-type="float" office:value="175.772302420994">
            <text:p>175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1]+1" office:value-type="date" office:date-value="2010-02-10">
            <text:p>2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2]+2415018.5+[.E42]-[.$B$4]/24" office:value-type="float" office:value="2455238.29166667">
            <text:p>2455238.29</text:p>
          </table:table-cell>
          <table:table-cell table:style-name="ce9" table:formula="of:=([.F42]-2451545)/36525" office:value-type="float" office:value="0.101116814966913">
            <text:p>0.10111681</text:p>
          </table:table-cell>
          <table:table-cell/>
          <table:table-cell table:formula="of:=MOD(280.46646+[.G42]*(36000.76983+[.G42]*0.0003032);360)" office:value-type="float" office:value="320.749644666649">
            <text:p>320.75</text:p>
          </table:table-cell>
          <table:table-cell table:formula="of:=357.52911+[.G42]*(35999.05029-0.0001537*[.G42])" office:value-type="float" office:value="3997.63841558702">
            <text:p>3997.64</text:p>
          </table:table-cell>
          <table:table-cell table:formula="of:=0.016708634-[.G42]*(0.000042037+0.0000001267*[.G42])" office:value-type="float" office:value="0.0167043820569911">
            <text:p>0.02</text:p>
          </table:table-cell>
          <table:table-cell table:formula="of:=SIN(RADIANS([.J42]))*(1.914602-[.G42]*(0.004817+0.000014*[.G42]))+SIN(RADIANS(2*[.J42]))*(0.019993-0.000101*[.G42])+SIN(RADIANS(3*[.J42]))*0.000289" office:value-type="float" office:value="1.18849726104966">
            <text:p>1.19</text:p>
          </table:table-cell>
          <table:table-cell table:formula="of:=[.I42]+[.L42]" office:value-type="float" office:value="321.938141927699">
            <text:p>321.94</text:p>
          </table:table-cell>
          <table:table-cell table:formula="of:=[.J42]+[.L42]" office:value-type="float" office:value="3998.82691284807">
            <text:p>3998.83</text:p>
          </table:table-cell>
          <table:table-cell table:formula="of:=(1.000001018*(1-[.K42]*[.K42]))/(1+[.K42]*COS(RADIANS([.N42])))" office:value-type="float" office:value="0.98687928584568">
            <text:p>0.99</text:p>
          </table:table-cell>
          <table:table-cell table:formula="of:=[.M42]-0.00569-0.00478*SIN(RADIANS(125.04-1934.136*[.G42]))" office:value-type="float" office:value="321.936958690961">
            <text:p>321.94</text:p>
          </table:table-cell>
          <table:table-cell table:formula="of:=23+(26+((21.448-[.G42]*(46.815+[.G42]*(0.00059-[.G42]*0.001813))))/60)/60" office:value-type="float" office:value="23.4379761700414">
            <text:p>23.44</text:p>
          </table:table-cell>
          <table:table-cell table:formula="of:=[.Q42]+0.00256*COS(RADIANS(125.04-1934.136*[.G42]))" office:value-type="float" office:value="23.4388292972675">
            <text:p>23.44</text:p>
          </table:table-cell>
          <table:table-cell table:formula="of:=DEGREES(ATAN2(COS(RADIANS([.P42]));COS(RADIANS([.R42]))*SIN(RADIANS([.P42]))))" office:value-type="float" office:value="-35.6951724382505">
            <text:p>-35.7</text:p>
          </table:table-cell>
          <table:table-cell table:formula="of:=DEGREES(ASIN(SIN(RADIANS([.R42]))*SIN(RADIANS([.P42]))))" office:value-type="float" office:value="-14.1957956939496">
            <text:p>-14.2</text:p>
          </table:table-cell>
          <table:table-cell table:formula="of:=TAN(RADIANS([.R42]/2))*TAN(RADIANS([.R42]/2))" office:value-type="float" office:value="0.0430327852719836">
            <text:p>0.04</text:p>
          </table:table-cell>
          <table:table-cell table:formula="of:=4*DEGREES([.U42]*SIN(2*RADIANS([.I42]))-2*[.K42]*SIN(RADIANS([.J42]))+4*[.K42]*[.U42]*SIN(RADIANS([.J42]))*COS(2*RADIANS([.I42]))-0.5*[.U42]*[.U42]*SIN(4*RADIANS([.I42]))-1.25*[.K42]*[.K42]*SIN(2*RADIANS([.J42])))" office:value-type="float" office:value="-14.2543801269317">
            <text:p>-14.25</text:p>
          </table:table-cell>
          <table:table-cell table:formula="of:=DEGREES(ACOS(COS(RADIANS(90.833))/(COS(RADIANS([.$B$2]))*COS(RADIANS([.T42])))-TAN(RADIANS([.$B$2]))*TAN(RADIANS([.T42]))))" office:value-type="float" office:value="78.890571937608">
            <text:p>78.89</text:p>
          </table:table-cell>
          <table:table-cell table:style-name="ce7" table:formula="of:=(720-4*[.$B$3]-[.V42]+[.$B$4]*60)/1440" office:value-type="float" office:value="0.509898875088147">
            <text:p>12:14:15</text:p>
          </table:table-cell>
          <table:table-cell table:style-name="ce7" table:formula="of:=([.X42]*1440-[.W42]*4)/1440" office:value-type="float" office:value="0.29075839748368">
            <text:p>6:58:42</text:p>
          </table:table-cell>
          <table:table-cell table:style-name="ce7" table:formula="of:=([.X42]*1440+[.W42]*4)/1440" office:value-type="float" office:value="0.729039352692614">
            <text:p>17:29:49</text:p>
          </table:table-cell>
          <table:table-cell table:formula="of:=8*[.W42]" office:value-type="float" office:value="631.124575500864">
            <text:p>631.12</text:p>
          </table:table-cell>
          <table:table-cell table:formula="of:=MOD([.E42]*1440+[.V42]+4*[.$B$3]-60*[.$B$4];1440)" office:value-type="float" office:value="705.745619873068">
            <text:p>705.75</text:p>
          </table:table-cell>
          <table:table-cell table:formula="of:=IF([.AB42]/4&lt;0;[.AB42]/4+180;[.AB42]/4-180)" office:value-type="float" office:value="-3.56359503173292">
            <text:p>-3.56</text:p>
          </table:table-cell>
          <table:table-cell table:formula="of:=DEGREES(ACOS(SIN(RADIANS([.$B$2]))*SIN(RADIANS([.T42]))+COS(RADIANS([.$B$2]))*COS(RADIANS([.T42]))*COS(RADIANS([.AC42]))))" office:value-type="float" office:value="54.2971776180873">
            <text:p>54.3</text:p>
          </table:table-cell>
          <table:table-cell table:formula="of:=90-[.AD42]" office:value-type="float" office:value="35.7028223819127">
            <text:p>35.7</text:p>
          </table:table-cell>
          <table:table-cell table:formula="of:=IF([.AE42]&gt;85;0;IF([.AE42]&gt;5;58.1/TAN(RADIANS([.AE42]))-0.07/POWER(TAN(RADIANS([.AE42]));3)+0.000086/POWER(TAN(RADIANS([.AE42]));5);IF([.AE42]&gt;-0.575;1735+[.AE42]*(-518.2+[.AE42]*(103.4+[.AE42]*(-12.79+[.AE42]*0.711)));-20.772/TAN(RADIANS([.AE42])))))/3600" office:value-type="float" office:value="0.0224050406968563">
            <text:p>0.02</text:p>
          </table:table-cell>
          <table:table-cell table:formula="of:=[.AE42]+[.AF42]" office:value-type="float" office:value="35.7252274226096">
            <text:p>35.73</text:p>
          </table:table-cell>
          <table:table-cell table:formula="of:=IF([.AC42]&gt;0;MOD(DEGREES(ACOS(((SIN(RADIANS([.$B$2]))*COS(RADIANS([.AD42])))-SIN(RADIANS([.T42])))/(COS(RADIANS([.$B$2]))*SIN(RADIANS([.AD42])))))+180;360);MOD(540-DEGREES(ACOS(((SIN(RADIANS([.$B$2]))*COS(RADIANS([.AD42])))-SIN(RADIANS([.T42])))/(COS(RADIANS([.$B$2]))*SIN(RADIANS([.AD42])))));360))" office:value-type="float" office:value="175.744469169891">
            <text:p>175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2]+1" office:value-type="date" office:date-value="2010-02-11">
            <text:p>2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3]+2415018.5+[.E43]-[.$B$4]/24" office:value-type="float" office:value="2455239.29166667">
            <text:p>2455239.29</text:p>
          </table:table-cell>
          <table:table-cell table:style-name="ce9" table:formula="of:=([.F43]-2451545)/36525" office:value-type="float" office:value="0.101144193474785">
            <text:p>0.10114419</text:p>
          </table:table-cell>
          <table:table-cell/>
          <table:table-cell table:formula="of:=MOD(280.46646+[.G43]*(36000.76983+[.G43]*0.0003032);360)" office:value-type="float" office:value="321.735292028493">
            <text:p>321.74</text:p>
          </table:table-cell>
          <table:table-cell table:formula="of:=357.52911+[.G43]*(35999.05029-0.0001537*[.G43])" office:value-type="float" office:value="3998.62401586789">
            <text:p>3998.62</text:p>
          </table:table-cell>
          <table:table-cell table:formula="of:=0.016708634-[.G43]*(0.000042037+0.0000001267*[.G43])" office:value-type="float" office:value="0.0167043809053792">
            <text:p>0.02</text:p>
          </table:table-cell>
          <table:table-cell table:formula="of:=SIN(RADIANS([.J43]))*(1.914602-[.G43]*(0.004817+0.000014*[.G43]))+SIN(RADIANS(2*[.J43]))*(0.019993-0.000101*[.G43])+SIN(RADIANS(3*[.J43]))*0.000289" office:value-type="float" office:value="1.21455392926625">
            <text:p>1.21</text:p>
          </table:table-cell>
          <table:table-cell table:formula="of:=[.I43]+[.L43]" office:value-type="float" office:value="322.949845957759">
            <text:p>322.95</text:p>
          </table:table-cell>
          <table:table-cell table:formula="of:=[.J43]+[.L43]" office:value-type="float" office:value="3999.83856979716">
            <text:p>3999.84</text:p>
          </table:table-cell>
          <table:table-cell table:formula="of:=(1.000001018*(1-[.K43]*[.K43]))/(1+[.K43]*COS(RADIANS([.N43])))" office:value-type="float" office:value="0.987061438083034">
            <text:p>0.99</text:p>
          </table:table-cell>
          <table:table-cell table:formula="of:=[.M43]-0.00569-0.00478*SIN(RADIANS(125.04-1934.136*[.G43]))" office:value-type="float" office:value="322.948664191327">
            <text:p>322.95</text:p>
          </table:table-cell>
          <table:table-cell table:formula="of:=23+(26+((21.448-[.G43]*(46.815+[.G43]*(0.00059-[.G43]*0.001813))))/60)/60" office:value-type="float" office:value="23.4379758140063">
            <text:p>23.44</text:p>
          </table:table-cell>
          <table:table-cell table:formula="of:=[.Q43]+0.00256*COS(RADIANS(125.04-1934.136*[.G43]))" office:value-type="float" office:value="23.438826710118">
            <text:p>23.44</text:p>
          </table:table-cell>
          <table:table-cell table:formula="of:=DEGREES(ATAN2(COS(RADIANS([.P43]));COS(RADIANS([.R43]))*SIN(RADIANS([.P43]))))" office:value-type="float" office:value="-34.7089697762053">
            <text:p>-34.71</text:p>
          </table:table-cell>
          <table:table-cell table:formula="of:=DEGREES(ASIN(SIN(RADIANS([.R43]))*SIN(RADIANS([.P43]))))" office:value-type="float" office:value="-13.866965475602">
            <text:p>-13.87</text:p>
          </table:table-cell>
          <table:table-cell table:formula="of:=TAN(RADIANS([.R43]/2))*TAN(RADIANS([.R43]/2))" office:value-type="float" office:value="0.0430327755019387">
            <text:p>0.04</text:p>
          </table:table-cell>
          <table:table-cell table:formula="of:=4*DEGREES([.U43]*SIN(2*RADIANS([.I43]))-2*[.K43]*SIN(RADIANS([.J43]))+4*[.K43]*[.U43]*SIN(RADIANS([.J43]))*COS(2*RADIANS([.I43]))-0.5*[.U43]*[.U43]*SIN(4*RADIANS([.I43]))-1.25*[.K43]*[.K43]*SIN(2*RADIANS([.J43])))" office:value-type="float" office:value="-14.2564520339976">
            <text:p>-14.26</text:p>
          </table:table-cell>
          <table:table-cell table:formula="of:=DEGREES(ACOS(COS(RADIANS(90.833))/(COS(RADIANS([.$B$2]))*COS(RADIANS([.T43])))-TAN(RADIANS([.$B$2]))*TAN(RADIANS([.T43]))))" office:value-type="float" office:value="79.1875371516089">
            <text:p>79.19</text:p>
          </table:table-cell>
          <table:table-cell table:style-name="ce7" table:formula="of:=(720-4*[.$B$3]-[.V43]+[.$B$4]*60)/1440" office:value-type="float" office:value="0.509900313912498">
            <text:p>12:14:15</text:p>
          </table:table-cell>
          <table:table-cell table:style-name="ce7" table:formula="of:=([.X43]*1440-[.W43]*4)/1440" office:value-type="float" office:value="0.289934932935807">
            <text:p>6:57:30</text:p>
          </table:table-cell>
          <table:table-cell table:style-name="ce7" table:formula="of:=([.X43]*1440+[.W43]*4)/1440" office:value-type="float" office:value="0.72986569488919">
            <text:p>17:31:00</text:p>
          </table:table-cell>
          <table:table-cell table:formula="of:=8*[.W43]" office:value-type="float" office:value="633.500297212871">
            <text:p>633.5</text:p>
          </table:table-cell>
          <table:table-cell table:formula="of:=MOD([.E43]*1440+[.V43]+4*[.$B$3]-60*[.$B$4];1440)" office:value-type="float" office:value="705.743547966002">
            <text:p>705.74</text:p>
          </table:table-cell>
          <table:table-cell table:formula="of:=IF([.AB43]/4&lt;0;[.AB43]/4+180;[.AB43]/4-180)" office:value-type="float" office:value="-3.56411300849939">
            <text:p>-3.56</text:p>
          </table:table-cell>
          <table:table-cell table:formula="of:=DEGREES(ACOS(SIN(RADIANS([.$B$2]))*SIN(RADIANS([.T43]))+COS(RADIANS([.$B$2]))*COS(RADIANS([.T43]))*COS(RADIANS([.AC43]))))" office:value-type="float" office:value="53.9689451071681">
            <text:p>53.97</text:p>
          </table:table-cell>
          <table:table-cell table:formula="of:=90-[.AD43]" office:value-type="float" office:value="36.0310548928319">
            <text:p>36.03</text:p>
          </table:table-cell>
          <table:table-cell table:formula="of:=IF([.AE43]&gt;85;0;IF([.AE43]&gt;5;58.1/TAN(RADIANS([.AE43]))-0.07/POWER(TAN(RADIANS([.AE43]));3)+0.000086/POWER(TAN(RADIANS([.AE43]));5);IF([.AE43]&gt;-0.575;1735+[.AE43]*(-518.2+[.AE43]*(103.4+[.AE43]*(-12.79+[.AE43]*0.711)));-20.772/TAN(RADIANS([.AE43])))))/3600" office:value-type="float" office:value="0.022137564774356">
            <text:p>0.02</text:p>
          </table:table-cell>
          <table:table-cell table:formula="of:=[.AE43]+[.AF43]" office:value-type="float" office:value="36.0531924576063">
            <text:p>36.05</text:p>
          </table:table-cell>
          <table:table-cell table:formula="of:=IF([.AC43]&gt;0;MOD(DEGREES(ACOS(((SIN(RADIANS([.$B$2]))*COS(RADIANS([.AD43])))-SIN(RADIANS([.T43])))/(COS(RADIANS([.$B$2]))*SIN(RADIANS([.AD43])))))+180;360);MOD(540-DEGREES(ACOS(((SIN(RADIANS([.$B$2]))*COS(RADIANS([.AD43])))-SIN(RADIANS([.T43])))/(COS(RADIANS([.$B$2]))*SIN(RADIANS([.AD43])))));360))" office:value-type="float" office:value="175.720006705186">
            <text:p>175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3]+1" office:value-type="date" office:date-value="2010-02-12">
            <text:p>2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4]+2415018.5+[.E44]-[.$B$4]/24" office:value-type="float" office:value="2455240.29166667">
            <text:p>2455240.29</text:p>
          </table:table-cell>
          <table:table-cell table:style-name="ce9" table:formula="of:=([.F44]-2451545)/36525" office:value-type="float" office:value="0.101171571982656">
            <text:p>0.10117157</text:p>
          </table:table-cell>
          <table:table-cell/>
          <table:table-cell table:formula="of:=MOD(280.46646+[.G44]*(36000.76983+[.G44]*0.0003032);360)" office:value-type="float" office:value="322.720939390336">
            <text:p>322.72</text:p>
          </table:table-cell>
          <table:table-cell table:formula="of:=357.52911+[.G44]*(35999.05029-0.0001537*[.G44])" office:value-type="float" office:value="3999.60961614876">
            <text:p>3999.61</text:p>
          </table:table-cell>
          <table:table-cell table:formula="of:=0.016708634-[.G44]*(0.000042037+0.0000001267*[.G44])" office:value-type="float" office:value="0.016704379753767">
            <text:p>0.02</text:p>
          </table:table-cell>
          <table:table-cell table:formula="of:=SIN(RADIANS([.J44]))*(1.914602-[.G44]*(0.004817+0.000014*[.G44]))+SIN(RADIANS(2*[.J44]))*(0.019993-0.000101*[.G44])+SIN(RADIANS(3*[.J44]))*0.000289" office:value-type="float" office:value="1.24023329188369">
            <text:p>1.24</text:p>
          </table:table-cell>
          <table:table-cell table:formula="of:=[.I44]+[.L44]" office:value-type="float" office:value="323.96117268222">
            <text:p>323.96</text:p>
          </table:table-cell>
          <table:table-cell table:formula="of:=[.J44]+[.L44]" office:value-type="float" office:value="4000.84984944065">
            <text:p>4000.85</text:p>
          </table:table-cell>
          <table:table-cell table:formula="of:=(1.000001018*(1-[.K44]*[.K44]))/(1+[.K44]*COS(RADIANS([.N44])))" office:value-type="float" office:value="0.987247485828347">
            <text:p>0.99</text:p>
          </table:table-cell>
          <table:table-cell table:formula="of:=[.M44]-0.00569-0.00478*SIN(RADIANS(125.04-1934.136*[.G44]))" office:value-type="float" office:value="323.959992382243">
            <text:p>323.96</text:p>
          </table:table-cell>
          <table:table-cell table:formula="of:=23+(26+((21.448-[.G44]*(46.815+[.G44]*(0.00059-[.G44]*0.001813))))/60)/60" office:value-type="float" office:value="23.4379754579711">
            <text:p>23.44</text:p>
          </table:table-cell>
          <table:table-cell table:formula="of:=[.Q44]+0.00256*COS(RADIANS(125.04-1934.136*[.G44]))" office:value-type="float" office:value="23.4388241222416">
            <text:p>23.44</text:p>
          </table:table-cell>
          <table:table-cell table:formula="of:=DEGREES(ATAN2(COS(RADIANS([.P44]));COS(RADIANS([.R44]))*SIN(RADIANS([.P44]))))" office:value-type="float" office:value="-33.7259404345099">
            <text:p>-33.73</text:p>
          </table:table-cell>
          <table:table-cell table:formula="of:=DEGREES(ASIN(SIN(RADIANS([.R44]))*SIN(RADIANS([.P44]))))" office:value-type="float" office:value="-13.5343216601483">
            <text:p>-13.53</text:p>
          </table:table-cell>
          <table:table-cell table:formula="of:=TAN(RADIANS([.R44]/2))*TAN(RADIANS([.R44]/2))" office:value-type="float" office:value="0.0430327657291502">
            <text:p>0.04</text:p>
          </table:table-cell>
          <table:table-cell table:formula="of:=4*DEGREES([.U44]*SIN(2*RADIANS([.I44]))-2*[.K44]*SIN(RADIANS([.J44]))+4*[.K44]*[.U44]*SIN(RADIANS([.J44]))*COS(2*RADIANS([.I44]))-0.5*[.U44]*[.U44]*SIN(4*RADIANS([.I44]))-1.25*[.K44]*[.K44]*SIN(2*RADIANS([.J44])))" office:value-type="float" office:value="-14.2456695562318">
            <text:p>-14.25</text:p>
          </table:table-cell>
          <table:table-cell table:formula="of:=DEGREES(ACOS(COS(RADIANS(90.833))/(COS(RADIANS([.$B$2]))*COS(RADIANS([.T44])))-TAN(RADIANS([.$B$2]))*TAN(RADIANS([.T44]))))" office:value-type="float" office:value="79.486832154978">
            <text:p>79.49</text:p>
          </table:table-cell>
          <table:table-cell table:style-name="ce7" table:formula="of:=(720-4*[.$B$3]-[.V44]+[.$B$4]*60)/1440" office:value-type="float" office:value="0.509892826080717">
            <text:p>12:14:15</text:p>
          </table:table-cell>
          <table:table-cell table:style-name="ce7" table:formula="of:=([.X44]*1440-[.W44]*4)/1440" office:value-type="float" office:value="0.289096070094667">
            <text:p>6:56:18</text:p>
          </table:table-cell>
          <table:table-cell table:style-name="ce7" table:formula="of:=([.X44]*1440+[.W44]*4)/1440" office:value-type="float" office:value="0.730689582066767">
            <text:p>17:32:12</text:p>
          </table:table-cell>
          <table:table-cell table:formula="of:=8*[.W44]" office:value-type="float" office:value="635.894657239824">
            <text:p>635.89</text:p>
          </table:table-cell>
          <table:table-cell table:formula="of:=MOD([.E44]*1440+[.V44]+4*[.$B$3]-60*[.$B$4];1440)" office:value-type="float" office:value="705.754330443768">
            <text:p>705.75</text:p>
          </table:table-cell>
          <table:table-cell table:formula="of:=IF([.AB44]/4&lt;0;[.AB44]/4+180;[.AB44]/4-180)" office:value-type="float" office:value="-3.56141738905794">
            <text:p>-3.56</text:p>
          </table:table-cell>
          <table:table-cell table:formula="of:=DEGREES(ACOS(SIN(RADIANS([.$B$2]))*SIN(RADIANS([.T44]))+COS(RADIANS([.$B$2]))*COS(RADIANS([.T44]))*COS(RADIANS([.AC44]))))" office:value-type="float" office:value="53.6367260619809">
            <text:p>53.64</text:p>
          </table:table-cell>
          <table:table-cell table:formula="of:=90-[.AD44]" office:value-type="float" office:value="36.3632739380191">
            <text:p>36.36</text:p>
          </table:table-cell>
          <table:table-cell table:formula="of:=IF([.AE44]&gt;85;0;IF([.AE44]&gt;5;58.1/TAN(RADIANS([.AE44]))-0.07/POWER(TAN(RADIANS([.AE44]));3)+0.000086/POWER(TAN(RADIANS([.AE44]));5);IF([.AE44]&gt;-0.575;1735+[.AE44]*(-518.2+[.AE44]*(103.4+[.AE44]*(-12.79+[.AE44]*0.711)));-20.772/TAN(RADIANS([.AE44])))))/3600" office:value-type="float" office:value="0.0218710525277393">
            <text:p>0.02</text:p>
          </table:table-cell>
          <table:table-cell table:formula="of:=[.AE44]+[.AF44]" office:value-type="float" office:value="36.3851449905469">
            <text:p>36.39</text:p>
          </table:table-cell>
          <table:table-cell table:formula="of:=IF([.AC44]&gt;0;MOD(DEGREES(ACOS(((SIN(RADIANS([.$B$2]))*COS(RADIANS([.AD44])))-SIN(RADIANS([.T44])))/(COS(RADIANS([.$B$2]))*SIN(RADIANS([.AD44])))))+180;360);MOD(540-DEGREES(ACOS(((SIN(RADIANS([.$B$2]))*COS(RADIANS([.AD44])))-SIN(RADIANS([.T44])))/(COS(RADIANS([.$B$2]))*SIN(RADIANS([.AD44])))));360))" office:value-type="float" office:value="175.698930743567">
            <text:p>175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4]+1" office:value-type="date" office:date-value="2010-02-13">
            <text:p>2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5]+2415018.5+[.E45]-[.$B$4]/24" office:value-type="float" office:value="2455241.29166667">
            <text:p>2455241.29</text:p>
          </table:table-cell>
          <table:table-cell table:style-name="ce9" table:formula="of:=([.F45]-2451545)/36525" office:value-type="float" office:value="0.101198950490527">
            <text:p>0.10119895</text:p>
          </table:table-cell>
          <table:table-cell/>
          <table:table-cell table:formula="of:=MOD(280.46646+[.G45]*(36000.76983+[.G45]*0.0003032);360)" office:value-type="float" office:value="323.706586752181">
            <text:p>323.71</text:p>
          </table:table-cell>
          <table:table-cell table:formula="of:=357.52911+[.G45]*(35999.05029-0.0001537*[.G45])" office:value-type="float" office:value="4000.59521642964">
            <text:p>4000.6</text:p>
          </table:table-cell>
          <table:table-cell table:formula="of:=0.016708634-[.G45]*(0.000042037+0.0000001267*[.G45])" office:value-type="float" office:value="0.0167043786021547">
            <text:p>0.02</text:p>
          </table:table-cell>
          <table:table-cell table:formula="of:=SIN(RADIANS([.J45]))*(1.914602-[.G45]*(0.004817+0.000014*[.G45]))+SIN(RADIANS(2*[.J45]))*(0.019993-0.000101*[.G45])+SIN(RADIANS(3*[.J45]))*0.000289" office:value-type="float" office:value="1.26552764220787">
            <text:p>1.27</text:p>
          </table:table-cell>
          <table:table-cell table:formula="of:=[.I45]+[.L45]" office:value-type="float" office:value="324.972114394388">
            <text:p>324.97</text:p>
          </table:table-cell>
          <table:table-cell table:formula="of:=[.J45]+[.L45]" office:value-type="float" office:value="4001.86074407185">
            <text:p>4001.86</text:p>
          </table:table-cell>
          <table:table-cell table:formula="of:=(1.000001018*(1-[.K45]*[.K45]))/(1+[.K45]*COS(RADIANS([.N45])))" office:value-type="float" office:value="0.987437369666597">
            <text:p>0.99</text:p>
          </table:table-cell>
          <table:table-cell table:formula="of:=[.M45]-0.00569-0.00478*SIN(RADIANS(125.04-1934.136*[.G45]))" office:value-type="float" office:value="324.970935557014">
            <text:p>324.97</text:p>
          </table:table-cell>
          <table:table-cell table:formula="of:=23+(26+((21.448-[.G45]*(46.815+[.G45]*(0.00059-[.G45]*0.001813))))/60)/60" office:value-type="float" office:value="23.437975101936">
            <text:p>23.44</text:p>
          </table:table-cell>
          <table:table-cell table:formula="of:=[.Q45]+0.00256*COS(RADIANS(125.04-1934.136*[.G45]))" office:value-type="float" office:value="23.4388215336404">
            <text:p>23.44</text:p>
          </table:table-cell>
          <table:table-cell table:formula="of:=DEGREES(ATAN2(COS(RADIANS([.P45]));COS(RADIANS([.R45]))*SIN(RADIANS([.P45]))))" office:value-type="float" office:value="-32.7460431515674">
            <text:p>-32.75</text:p>
          </table:table-cell>
          <table:table-cell table:formula="of:=DEGREES(ASIN(SIN(RADIANS([.R45]))*SIN(RADIANS([.P45]))))" office:value-type="float" office:value="-13.1979800724586">
            <text:p>-13.2</text:p>
          </table:table-cell>
          <table:table-cell table:formula="of:=TAN(RADIANS([.R45]/2))*TAN(RADIANS([.R45]/2))" office:value-type="float" office:value="0.0430327559536254">
            <text:p>0.04</text:p>
          </table:table-cell>
          <table:table-cell table:formula="of:=4*DEGREES([.U45]*SIN(2*RADIANS([.I45]))-2*[.K45]*SIN(RADIANS([.J45]))+4*[.K45]*[.U45]*SIN(RADIANS([.J45]))*COS(2*RADIANS([.I45]))-0.5*[.U45]*[.U45]*SIN(4*RADIANS([.I45]))-1.25*[.K45]*[.K45]*SIN(2*RADIANS([.J45])))" office:value-type="float" office:value="-14.2221996717542">
            <text:p>-14.22</text:p>
          </table:table-cell>
          <table:table-cell table:formula="of:=DEGREES(ACOS(COS(RADIANS(90.833))/(COS(RADIANS([.$B$2]))*COS(RADIANS([.T45])))-TAN(RADIANS([.$B$2]))*TAN(RADIANS([.T45]))))" office:value-type="float" office:value="79.7883503944158">
            <text:p>79.79</text:p>
          </table:table-cell>
          <table:table-cell table:style-name="ce7" table:formula="of:=(720-4*[.$B$3]-[.V45]+[.$B$4]*60)/1440" office:value-type="float" office:value="0.509876527549829">
            <text:p>12:14:13</text:p>
          </table:table-cell>
          <table:table-cell table:style-name="ce7" table:formula="of:=([.X45]*1440-[.W45]*4)/1440" office:value-type="float" office:value="0.288242220898674">
            <text:p>6:55:04</text:p>
          </table:table-cell>
          <table:table-cell table:style-name="ce7" table:formula="of:=([.X45]*1440+[.W45]*4)/1440" office:value-type="float" office:value="0.731510834200984">
            <text:p>17:33:23</text:p>
          </table:table-cell>
          <table:table-cell table:formula="of:=8*[.W45]" office:value-type="float" office:value="638.306803155326">
            <text:p>638.31</text:p>
          </table:table-cell>
          <table:table-cell table:formula="of:=MOD([.E45]*1440+[.V45]+4*[.$B$3]-60*[.$B$4];1440)" office:value-type="float" office:value="705.777800328246">
            <text:p>705.78</text:p>
          </table:table-cell>
          <table:table-cell table:formula="of:=IF([.AB45]/4&lt;0;[.AB45]/4+180;[.AB45]/4-180)" office:value-type="float" office:value="-3.55554991793855">
            <text:p>-3.56</text:p>
          </table:table-cell>
          <table:table-cell table:formula="of:=DEGREES(ACOS(SIN(RADIANS([.$B$2]))*SIN(RADIANS([.T45]))+COS(RADIANS([.$B$2]))*COS(RADIANS([.T45]))*COS(RADIANS([.AC45]))))" office:value-type="float" office:value="53.3006360244049">
            <text:p>53.3</text:p>
          </table:table-cell>
          <table:table-cell table:formula="of:=90-[.AD45]" office:value-type="float" office:value="36.6993639755951">
            <text:p>36.7</text:p>
          </table:table-cell>
          <table:table-cell table:formula="of:=IF([.AE45]&gt;85;0;IF([.AE45]&gt;5;58.1/TAN(RADIANS([.AE45]))-0.07/POWER(TAN(RADIANS([.AE45]));3)+0.000086/POWER(TAN(RADIANS([.AE45]));5);IF([.AE45]&gt;-0.575;1735+[.AE45]*(-518.2+[.AE45]*(103.4+[.AE45]*(-12.79+[.AE45]*0.711)));-20.772/TAN(RADIANS([.AE45])))))/3600" office:value-type="float" office:value="0.0216056292561926">
            <text:p>0.02</text:p>
          </table:table-cell>
          <table:table-cell table:formula="of:=[.AE45]+[.AF45]" office:value-type="float" office:value="36.7209696048513">
            <text:p>36.72</text:p>
          </table:table-cell>
          <table:table-cell table:formula="of:=IF([.AC45]&gt;0;MOD(DEGREES(ACOS(((SIN(RADIANS([.$B$2]))*COS(RADIANS([.AD45])))-SIN(RADIANS([.T45])))/(COS(RADIANS([.$B$2]))*SIN(RADIANS([.AD45])))))+180;360);MOD(540-DEGREES(ACOS(((SIN(RADIANS([.$B$2]))*COS(RADIANS([.AD45])))-SIN(RADIANS([.T45])))/(COS(RADIANS([.$B$2]))*SIN(RADIANS([.AD45])))));360))" office:value-type="float" office:value="175.681254415975">
            <text:p>175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5]+1" office:value-type="date" office:date-value="2010-02-14">
            <text:p>2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6]+2415018.5+[.E46]-[.$B$4]/24" office:value-type="float" office:value="2455242.29166667">
            <text:p>2455242.29</text:p>
          </table:table-cell>
          <table:table-cell table:style-name="ce9" table:formula="of:=([.F46]-2451545)/36525" office:value-type="float" office:value="0.101226328998399">
            <text:p>0.10122633</text:p>
          </table:table-cell>
          <table:table-cell/>
          <table:table-cell table:formula="of:=MOD(280.46646+[.G46]*(36000.76983+[.G46]*0.0003032);360)" office:value-type="float" office:value="324.692234114025">
            <text:p>324.69</text:p>
          </table:table-cell>
          <table:table-cell table:formula="of:=357.52911+[.G46]*(35999.05029-0.0001537*[.G46])" office:value-type="float" office:value="4001.58081671051">
            <text:p>4001.58</text:p>
          </table:table-cell>
          <table:table-cell table:formula="of:=0.016708634-[.G46]*(0.000042037+0.0000001267*[.G46])" office:value-type="float" office:value="0.0167043774505422">
            <text:p>0.02</text:p>
          </table:table-cell>
          <table:table-cell table:formula="of:=SIN(RADIANS([.J46]))*(1.914602-[.G46]*(0.004817+0.000014*[.G46]))+SIN(RADIANS(2*[.J46]))*(0.019993-0.000101*[.G46])+SIN(RADIANS(3*[.J46]))*0.000289" office:value-type="float" office:value="1.29042940968798">
            <text:p>1.29</text:p>
          </table:table-cell>
          <table:table-cell table:formula="of:=[.I46]+[.L46]" office:value-type="float" office:value="325.982663523713">
            <text:p>325.98</text:p>
          </table:table-cell>
          <table:table-cell table:formula="of:=[.J46]+[.L46]" office:value-type="float" office:value="4002.8712461202">
            <text:p>4002.87</text:p>
          </table:table-cell>
          <table:table-cell table:formula="of:=(1.000001018*(1-[.K46]*[.K46]))/(1+[.K46]*COS(RADIANS([.N46])))" office:value-type="float" office:value="0.987631029026064">
            <text:p>0.99</text:p>
          </table:table-cell>
          <table:table-cell table:formula="of:=[.M46]-0.00569-0.00478*SIN(RADIANS(125.04-1934.136*[.G46]))" office:value-type="float" office:value="325.981486145088">
            <text:p>325.98</text:p>
          </table:table-cell>
          <table:table-cell table:formula="of:=23+(26+((21.448-[.G46]*(46.815+[.G46]*(0.00059-[.G46]*0.001813))))/60)/60" office:value-type="float" office:value="23.4379747459008">
            <text:p>23.44</text:p>
          </table:table-cell>
          <table:table-cell table:formula="of:=[.Q46]+0.00256*COS(RADIANS(125.04-1934.136*[.G46]))" office:value-type="float" office:value="23.4388189443161">
            <text:p>23.44</text:p>
          </table:table-cell>
          <table:table-cell table:formula="of:=DEGREES(ATAN2(COS(RADIANS([.P46]));COS(RADIANS([.R46]))*SIN(RADIANS([.P46]))))" office:value-type="float" office:value="-31.7692337840142">
            <text:p>-31.77</text:p>
          </table:table-cell>
          <table:table-cell table:formula="of:=DEGREES(ASIN(SIN(RADIANS([.R46]))*SIN(RADIANS([.P46]))))" office:value-type="float" office:value="-12.8580564695734">
            <text:p>-12.86</text:p>
          </table:table-cell>
          <table:table-cell table:formula="of:=TAN(RADIANS([.R46]/2))*TAN(RADIANS([.R46]/2))" office:value-type="float" office:value="0.0430327461753715">
            <text:p>0.04</text:p>
          </table:table-cell>
          <table:table-cell table:formula="of:=4*DEGREES([.U46]*SIN(2*RADIANS([.I46]))-2*[.K46]*SIN(RADIANS([.J46]))+4*[.K46]*[.U46]*SIN(RADIANS([.J46]))*COS(2*RADIANS([.I46]))-0.5*[.U46]*[.U46]*SIN(4*RADIANS([.I46]))-1.25*[.K46]*[.K46]*SIN(2*RADIANS([.J46])))" office:value-type="float" office:value="-14.1862220858027">
            <text:p>-14.19</text:p>
          </table:table-cell>
          <table:table-cell table:formula="of:=DEGREES(ACOS(COS(RADIANS(90.833))/(COS(RADIANS([.$B$2]))*COS(RADIANS([.T46])))-TAN(RADIANS([.$B$2]))*TAN(RADIANS([.T46]))))" office:value-type="float" office:value="80.0919882734374">
            <text:p>80.09</text:p>
          </table:table-cell>
          <table:table-cell table:style-name="ce7" table:formula="of:=(720-4*[.$B$3]-[.V46]+[.$B$4]*60)/1440" office:value-type="float" office:value="0.509851543115141">
            <text:p>12:14:11</text:p>
          </table:table-cell>
          <table:table-cell table:style-name="ce7" table:formula="of:=([.X46]*1440-[.W46]*4)/1440" office:value-type="float" office:value="0.287373797911148">
            <text:p>6:53:49</text:p>
          </table:table-cell>
          <table:table-cell table:style-name="ce7" table:formula="of:=([.X46]*1440+[.W46]*4)/1440" office:value-type="float" office:value="0.732329288319134">
            <text:p>17:34:33</text:p>
          </table:table-cell>
          <table:table-cell table:formula="of:=8*[.W46]" office:value-type="float" office:value="640.7359061875">
            <text:p>640.74</text:p>
          </table:table-cell>
          <table:table-cell table:formula="of:=MOD([.E46]*1440+[.V46]+4*[.$B$3]-60*[.$B$4];1440)" office:value-type="float" office:value="705.813777914197">
            <text:p>705.81</text:p>
          </table:table-cell>
          <table:table-cell table:formula="of:=IF([.AB46]/4&lt;0;[.AB46]/4+180;[.AB46]/4-180)" office:value-type="float" office:value="-3.54655552145067">
            <text:p>-3.55</text:p>
          </table:table-cell>
          <table:table-cell table:formula="of:=DEGREES(ACOS(SIN(RADIANS([.$B$2]))*SIN(RADIANS([.T46]))+COS(RADIANS([.$B$2]))*COS(RADIANS([.T46]))*COS(RADIANS([.AC46]))))" office:value-type="float" office:value="52.9607910774936">
            <text:p>52.96</text:p>
          </table:table-cell>
          <table:table-cell table:formula="of:=90-[.AD46]" office:value-type="float" office:value="37.0392089225064">
            <text:p>37.04</text:p>
          </table:table-cell>
          <table:table-cell table:formula="of:=IF([.AE46]&gt;85;0;IF([.AE46]&gt;5;58.1/TAN(RADIANS([.AE46]))-0.07/POWER(TAN(RADIANS([.AE46]));3)+0.000086/POWER(TAN(RADIANS([.AE46]));5);IF([.AE46]&gt;-0.575;1735+[.AE46]*(-518.2+[.AE46]*(103.4+[.AE46]*(-12.79+[.AE46]*0.711)));-20.772/TAN(RADIANS([.AE46])))))/3600" office:value-type="float" office:value="0.0213414127100371">
            <text:p>0.02</text:p>
          </table:table-cell>
          <table:table-cell table:formula="of:=[.AE46]+[.AF46]" office:value-type="float" office:value="37.0605503352164">
            <text:p>37.06</text:p>
          </table:table-cell>
          <table:table-cell table:formula="of:=IF([.AC46]&gt;0;MOD(DEGREES(ACOS(((SIN(RADIANS([.$B$2]))*COS(RADIANS([.AD46])))-SIN(RADIANS([.T46])))/(COS(RADIANS([.$B$2]))*SIN(RADIANS([.AD46])))))+180;360);MOD(540-DEGREES(ACOS(((SIN(RADIANS([.$B$2]))*COS(RADIANS([.AD46])))-SIN(RADIANS([.T46])))/(COS(RADIANS([.$B$2]))*SIN(RADIANS([.AD46])))));360))" office:value-type="float" office:value="175.666988273362">
            <text:p>175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6]+1" office:value-type="date" office:date-value="2010-02-15">
            <text:p>2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7]+2415018.5+[.E47]-[.$B$4]/24" office:value-type="float" office:value="2455243.29166667">
            <text:p>2455243.29</text:p>
          </table:table-cell>
          <table:table-cell table:style-name="ce9" table:formula="of:=([.F47]-2451545)/36525" office:value-type="float" office:value="0.10125370750627">
            <text:p>0.10125371</text:p>
          </table:table-cell>
          <table:table-cell/>
          <table:table-cell table:formula="of:=MOD(280.46646+[.G47]*(36000.76983+[.G47]*0.0003032);360)" office:value-type="float" office:value="325.677881475871">
            <text:p>325.68</text:p>
          </table:table-cell>
          <table:table-cell table:formula="of:=357.52911+[.G47]*(35999.05029-0.0001537*[.G47])" office:value-type="float" office:value="4002.56641699138">
            <text:p>4002.57</text:p>
          </table:table-cell>
          <table:table-cell table:formula="of:=0.016708634-[.G47]*(0.000042037+0.0000001267*[.G47])" office:value-type="float" office:value="0.0167043762989295">
            <text:p>0.02</text:p>
          </table:table-cell>
          <table:table-cell table:formula="of:=SIN(RADIANS([.J47]))*(1.914602-[.G47]*(0.004817+0.000014*[.G47]))+SIN(RADIANS(2*[.J47]))*(0.019993-0.000101*[.G47])+SIN(RADIANS(3*[.J47]))*0.000289" office:value-type="float" office:value="1.31493116223208">
            <text:p>1.31</text:p>
          </table:table-cell>
          <table:table-cell table:formula="of:=[.I47]+[.L47]" office:value-type="float" office:value="326.992812638103">
            <text:p>326.99</text:p>
          </table:table-cell>
          <table:table-cell table:formula="of:=[.J47]+[.L47]" office:value-type="float" office:value="4003.88134815362">
            <text:p>4003.88</text:p>
          </table:table-cell>
          <table:table-cell table:formula="of:=(1.000001018*(1-[.K47]*[.K47]))/(1+[.K47]*COS(RADIANS([.N47])))" office:value-type="float" office:value="0.987828402201727">
            <text:p>0.99</text:p>
          </table:table-cell>
          <table:table-cell table:formula="of:=[.M47]-0.00569-0.00478*SIN(RADIANS(125.04-1934.136*[.G47]))" office:value-type="float" office:value="326.991636714373">
            <text:p>326.99</text:p>
          </table:table-cell>
          <table:table-cell table:formula="of:=23+(26+((21.448-[.G47]*(46.815+[.G47]*(0.00059-[.G47]*0.001813))))/60)/60" office:value-type="float" office:value="23.4379743898656">
            <text:p>23.44</text:p>
          </table:table-cell>
          <table:table-cell table:formula="of:=[.Q47]+0.00256*COS(RADIANS(125.04-1934.136*[.G47]))" office:value-type="float" office:value="23.4388163542707">
            <text:p>23.44</text:p>
          </table:table-cell>
          <table:table-cell table:formula="of:=DEGREES(ATAN2(COS(RADIANS([.P47]));COS(RADIANS([.R47]))*SIN(RADIANS([.P47]))))" office:value-type="float" office:value="-30.7954654201241">
            <text:p>-30.8</text:p>
          </table:table-cell>
          <table:table-cell table:formula="of:=DEGREES(ASIN(SIN(RADIANS([.R47]))*SIN(RADIANS([.P47]))))" office:value-type="float" office:value="-12.5146664929892">
            <text:p>-12.51</text:p>
          </table:table-cell>
          <table:table-cell table:formula="of:=TAN(RADIANS([.R47]/2))*TAN(RADIANS([.R47]/2))" office:value-type="float" office:value="0.0430327363943957">
            <text:p>0.04</text:p>
          </table:table-cell>
          <table:table-cell table:formula="of:=4*DEGREES([.U47]*SIN(2*RADIANS([.I47]))-2*[.K47]*SIN(RADIANS([.J47]))+4*[.K47]*[.U47]*SIN(RADIANS([.J47]))*COS(2*RADIANS([.I47]))-0.5*[.U47]*[.U47]*SIN(4*RADIANS([.I47]))-1.25*[.K47]*[.K47]*SIN(2*RADIANS([.J47])))" office:value-type="float" office:value="-14.1379287302671">
            <text:p>-14.14</text:p>
          </table:table-cell>
          <table:table-cell table:formula="of:=DEGREES(ACOS(COS(RADIANS(90.833))/(COS(RADIANS([.$B$2]))*COS(RADIANS([.T47])))-TAN(RADIANS([.$B$2]))*TAN(RADIANS([.T47]))))" office:value-type="float" office:value="80.3976451362874">
            <text:p>80.4</text:p>
          </table:table-cell>
          <table:table-cell table:style-name="ce7" table:formula="of:=(720-4*[.$B$3]-[.V47]+[.$B$4]*60)/1440" office:value-type="float" office:value="0.509818006062685">
            <text:p>12:14:08</text:p>
          </table:table-cell>
          <table:table-cell table:style-name="ce7" table:formula="of:=([.X47]*1440-[.W47]*4)/1440" office:value-type="float" office:value="0.286491214017443">
            <text:p>6:52:33</text:p>
          </table:table-cell>
          <table:table-cell table:style-name="ce7" table:formula="of:=([.X47]*1440+[.W47]*4)/1440" office:value-type="float" office:value="0.733144798107928">
            <text:p>17:35:44</text:p>
          </table:table-cell>
          <table:table-cell table:formula="of:=8*[.W47]" office:value-type="float" office:value="643.181161090299">
            <text:p>643.18</text:p>
          </table:table-cell>
          <table:table-cell table:formula="of:=MOD([.E47]*1440+[.V47]+4*[.$B$3]-60*[.$B$4];1440)" office:value-type="float" office:value="705.862071269733">
            <text:p>705.86</text:p>
          </table:table-cell>
          <table:table-cell table:formula="of:=IF([.AB47]/4&lt;0;[.AB47]/4+180;[.AB47]/4-180)" office:value-type="float" office:value="-3.53448218256676">
            <text:p>-3.53</text:p>
          </table:table-cell>
          <table:table-cell table:formula="of:=DEGREES(ACOS(SIN(RADIANS([.$B$2]))*SIN(RADIANS([.T47]))+COS(RADIANS([.$B$2]))*COS(RADIANS([.T47]))*COS(RADIANS([.AC47]))))" office:value-type="float" office:value="52.6173077873062">
            <text:p>52.62</text:p>
          </table:table-cell>
          <table:table-cell table:formula="of:=90-[.AD47]" office:value-type="float" office:value="37.3826922126938">
            <text:p>37.38</text:p>
          </table:table-cell>
          <table:table-cell table:formula="of:=IF([.AE47]&gt;85;0;IF([.AE47]&gt;5;58.1/TAN(RADIANS([.AE47]))-0.07/POWER(TAN(RADIANS([.AE47]));3)+0.000086/POWER(TAN(RADIANS([.AE47]));5);IF([.AE47]&gt;-0.575;1735+[.AE47]*(-518.2+[.AE47]*(103.4+[.AE47]*(-12.79+[.AE47]*0.711)));-20.772/TAN(RADIANS([.AE47])))))/3600" office:value-type="float" office:value="0.0210785133097053">
            <text:p>0.02</text:p>
          </table:table-cell>
          <table:table-cell table:formula="of:=[.AE47]+[.AF47]" office:value-type="float" office:value="37.4037707260035">
            <text:p>37.4</text:p>
          </table:table-cell>
          <table:table-cell table:formula="of:=IF([.AC47]&gt;0;MOD(DEGREES(ACOS(((SIN(RADIANS([.$B$2]))*COS(RADIANS([.AD47])))-SIN(RADIANS([.T47])))/(COS(RADIANS([.$B$2]))*SIN(RADIANS([.AD47])))))+180;360);MOD(540-DEGREES(ACOS(((SIN(RADIANS([.$B$2]))*COS(RADIANS([.AD47])))-SIN(RADIANS([.T47])))/(COS(RADIANS([.$B$2]))*SIN(RADIANS([.AD47])))));360))" office:value-type="float" office:value="175.656140295188">
            <text:p>175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7]+1" office:value-type="date" office:date-value="2010-02-16">
            <text:p>2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8]+2415018.5+[.E48]-[.$B$4]/24" office:value-type="float" office:value="2455244.29166667">
            <text:p>2455244.29</text:p>
          </table:table-cell>
          <table:table-cell table:style-name="ce9" table:formula="of:=([.F48]-2451545)/36525" office:value-type="float" office:value="0.101281086014141">
            <text:p>0.10128109</text:p>
          </table:table-cell>
          <table:table-cell/>
          <table:table-cell table:formula="of:=MOD(280.46646+[.G48]*(36000.76983+[.G48]*0.0003032);360)" office:value-type="float" office:value="326.663528837717">
            <text:p>326.66</text:p>
          </table:table-cell>
          <table:table-cell table:formula="of:=357.52911+[.G48]*(35999.05029-0.0001537*[.G48])" office:value-type="float" office:value="4003.55201727226">
            <text:p>4003.55</text:p>
          </table:table-cell>
          <table:table-cell table:formula="of:=0.016708634-[.G48]*(0.000042037+0.0000001267*[.G48])" office:value-type="float" office:value="0.0167043751473166">
            <text:p>0.02</text:p>
          </table:table-cell>
          <table:table-cell table:formula="of:=SIN(RADIANS([.J48]))*(1.914602-[.G48]*(0.004817+0.000014*[.G48]))+SIN(RADIANS(2*[.J48]))*(0.019993-0.000101*[.G48])+SIN(RADIANS(3*[.J48]))*0.000289" office:value-type="float" office:value="1.33902560845302">
            <text:p>1.34</text:p>
          </table:table-cell>
          <table:table-cell table:formula="of:=[.I48]+[.L48]" office:value-type="float" office:value="328.00255444617">
            <text:p>328</text:p>
          </table:table-cell>
          <table:table-cell table:formula="of:=[.J48]+[.L48]" office:value-type="float" office:value="4004.89104288071">
            <text:p>4004.89</text:p>
          </table:table-cell>
          <table:table-cell table:formula="of:=(1.000001018*(1-[.K48]*[.K48]))/(1+[.K48]*COS(RADIANS([.N48])))" office:value-type="float" office:value="0.988029426379">
            <text:p>0.99</text:p>
          </table:table-cell>
          <table:table-cell table:formula="of:=[.M48]-0.00569-0.00478*SIN(RADIANS(125.04-1934.136*[.G48]))" office:value-type="float" office:value="328.001379973479">
            <text:p>328</text:p>
          </table:table-cell>
          <table:table-cell table:formula="of:=23+(26+((21.448-[.G48]*(46.815+[.G48]*(0.00059-[.G48]*0.001813))))/60)/60" office:value-type="float" office:value="23.4379740338305">
            <text:p>23.44</text:p>
          </table:table-cell>
          <table:table-cell table:formula="of:=[.Q48]+0.00256*COS(RADIANS(125.04-1934.136*[.G48]))" office:value-type="float" office:value="23.4388137635062">
            <text:p>23.44</text:p>
          </table:table-cell>
          <table:table-cell table:formula="of:=DEGREES(ATAN2(COS(RADIANS([.P48]));COS(RADIANS([.R48]))*SIN(RADIANS([.P48]))))" office:value-type="float" office:value="-29.8246884925751">
            <text:p>-29.82</text:p>
          </table:table-cell>
          <table:table-cell table:formula="of:=DEGREES(ASIN(SIN(RADIANS([.R48]))*SIN(RADIANS([.P48]))))" office:value-type="float" office:value="-12.1679256240891">
            <text:p>-12.17</text:p>
          </table:table-cell>
          <table:table-cell table:formula="of:=TAN(RADIANS([.R48]/2))*TAN(RADIANS([.R48]/2))" office:value-type="float" office:value="0.0430327266107052">
            <text:p>0.04</text:p>
          </table:table-cell>
          <table:table-cell table:formula="of:=4*DEGREES([.U48]*SIN(2*RADIANS([.I48]))-2*[.K48]*SIN(RADIANS([.J48]))+4*[.K48]*[.U48]*SIN(RADIANS([.J48]))*COS(2*RADIANS([.I48]))-0.5*[.U48]*[.U48]*SIN(4*RADIANS([.I48]))-1.25*[.K48]*[.K48]*SIN(2*RADIANS([.J48])))" office:value-type="float" office:value="-14.0775232569233">
            <text:p>-14.08</text:p>
          </table:table-cell>
          <table:table-cell table:formula="of:=DEGREES(ACOS(COS(RADIANS(90.833))/(COS(RADIANS([.$B$2]))*COS(RADIANS([.T48])))-TAN(RADIANS([.$B$2]))*TAN(RADIANS([.T48]))))" office:value-type="float" office:value="80.7052232437708">
            <text:p>80.71</text:p>
          </table:table-cell>
          <table:table-cell table:style-name="ce7" table:formula="of:=(720-4*[.$B$3]-[.V48]+[.$B$4]*60)/1440" office:value-type="float" office:value="0.509776057817308">
            <text:p>12:14:05</text:p>
          </table:table-cell>
          <table:table-cell table:style-name="ce7" table:formula="of:=([.X48]*1440-[.W48]*4)/1440" office:value-type="float" office:value="0.285594882140167">
            <text:p>6:51:15</text:p>
          </table:table-cell>
          <table:table-cell table:style-name="ce7" table:formula="of:=([.X48]*1440+[.W48]*4)/1440" office:value-type="float" office:value="0.733957233494449">
            <text:p>17:36:54</text:p>
          </table:table-cell>
          <table:table-cell table:formula="of:=8*[.W48]" office:value-type="float" office:value="645.641785950167">
            <text:p>645.64</text:p>
          </table:table-cell>
          <table:table-cell table:formula="of:=MOD([.E48]*1440+[.V48]+4*[.$B$3]-60*[.$B$4];1440)" office:value-type="float" office:value="705.922476743077">
            <text:p>705.92</text:p>
          </table:table-cell>
          <table:table-cell table:formula="of:=IF([.AB48]/4&lt;0;[.AB48]/4+180;[.AB48]/4-180)" office:value-type="float" office:value="-3.51938081423083">
            <text:p>-3.52</text:p>
          </table:table-cell>
          <table:table-cell table:formula="of:=DEGREES(ACOS(SIN(RADIANS([.$B$2]))*SIN(RADIANS([.T48]))+COS(RADIANS([.$B$2]))*COS(RADIANS([.T48]))*COS(RADIANS([.AC48]))))" office:value-type="float" office:value="52.2703031457927">
            <text:p>52.27</text:p>
          </table:table-cell>
          <table:table-cell table:formula="of:=90-[.AD48]" office:value-type="float" office:value="37.7296968542073">
            <text:p>37.73</text:p>
          </table:table-cell>
          <table:table-cell table:formula="of:=IF([.AE48]&gt;85;0;IF([.AE48]&gt;5;58.1/TAN(RADIANS([.AE48]))-0.07/POWER(TAN(RADIANS([.AE48]));3)+0.000086/POWER(TAN(RADIANS([.AE48]));5);IF([.AE48]&gt;-0.575;1735+[.AE48]*(-518.2+[.AE48]*(103.4+[.AE48]*(-12.79+[.AE48]*0.711)));-20.772/TAN(RADIANS([.AE48])))))/3600" office:value-type="float" office:value="0.0208170343735834">
            <text:p>0.02</text:p>
          </table:table-cell>
          <table:table-cell table:formula="of:=[.AE48]+[.AF48]" office:value-type="float" office:value="37.7505138885809">
            <text:p>37.75</text:p>
          </table:table-cell>
          <table:table-cell table:formula="of:=IF([.AC48]&gt;0;MOD(DEGREES(ACOS(((SIN(RADIANS([.$B$2]))*COS(RADIANS([.AD48])))-SIN(RADIANS([.T48])))/(COS(RADIANS([.$B$2]))*SIN(RADIANS([.AD48])))))+180;360);MOD(540-DEGREES(ACOS(((SIN(RADIANS([.$B$2]))*COS(RADIANS([.AD48])))-SIN(RADIANS([.T48])))/(COS(RADIANS([.$B$2]))*SIN(RADIANS([.AD48])))));360))" office:value-type="float" office:value="175.648715900474">
            <text:p>175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8]+1" office:value-type="date" office:date-value="2010-02-17">
            <text:p>2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9]+2415018.5+[.E49]-[.$B$4]/24" office:value-type="float" office:value="2455245.29166667">
            <text:p>2455245.29</text:p>
          </table:table-cell>
          <table:table-cell table:style-name="ce9" table:formula="of:=([.F49]-2451545)/36525" office:value-type="float" office:value="0.101308464522013">
            <text:p>0.10130846</text:p>
          </table:table-cell>
          <table:table-cell/>
          <table:table-cell table:formula="of:=MOD(280.46646+[.G49]*(36000.76983+[.G49]*0.0003032);360)" office:value-type="float" office:value="327.649176199562">
            <text:p>327.65</text:p>
          </table:table-cell>
          <table:table-cell table:formula="of:=357.52911+[.G49]*(35999.05029-0.0001537*[.G49])" office:value-type="float" office:value="4004.53761755313">
            <text:p>4004.54</text:p>
          </table:table-cell>
          <table:table-cell table:formula="of:=0.016708634-[.G49]*(0.000042037+0.0000001267*[.G49])" office:value-type="float" office:value="0.0167043739957035">
            <text:p>0.02</text:p>
          </table:table-cell>
          <table:table-cell table:formula="of:=SIN(RADIANS([.J49]))*(1.914602-[.G49]*(0.004817+0.000014*[.G49]))+SIN(RADIANS(2*[.J49]))*(0.019993-0.000101*[.G49])+SIN(RADIANS(3*[.J49]))*0.000289" office:value-type="float" office:value="1.362705599844">
            <text:p>1.36</text:p>
          </table:table-cell>
          <table:table-cell table:formula="of:=[.I49]+[.L49]" office:value-type="float" office:value="329.011881799406">
            <text:p>329.01</text:p>
          </table:table-cell>
          <table:table-cell table:formula="of:=[.J49]+[.L49]" office:value-type="float" office:value="4005.90032315297">
            <text:p>4005.9</text:p>
          </table:table-cell>
          <table:table-cell table:formula="of:=(1.000001018*(1-[.K49]*[.K49]))/(1+[.K49]*COS(RADIANS([.N49])))" office:value-type="float" office:value="0.988234037657805">
            <text:p>0.99</text:p>
          </table:table-cell>
          <table:table-cell table:formula="of:=[.M49]-0.00569-0.00478*SIN(RADIANS(125.04-1934.136*[.G49]))" office:value-type="float" office:value="329.010708773897">
            <text:p>329.01</text:p>
          </table:table-cell>
          <table:table-cell table:formula="of:=23+(26+((21.448-[.G49]*(46.815+[.G49]*(0.00059-[.G49]*0.001813))))/60)/60" office:value-type="float" office:value="23.4379736777953">
            <text:p>23.44</text:p>
          </table:table-cell>
          <table:table-cell table:formula="of:=[.Q49]+0.00256*COS(RADIANS(125.04-1934.136*[.G49]))" office:value-type="float" office:value="23.4388111720244">
            <text:p>23.44</text:p>
          </table:table-cell>
          <table:table-cell table:formula="of:=DEGREES(ATAN2(COS(RADIANS([.P49]));COS(RADIANS([.R49]))*SIN(RADIANS([.P49]))))" office:value-type="float" office:value="-28.856850890334">
            <text:p>-28.86</text:p>
          </table:table-cell>
          <table:table-cell table:formula="of:=DEGREES(ASIN(SIN(RADIANS([.R49]))*SIN(RADIANS([.P49]))))" office:value-type="float" office:value="-11.8179491426548">
            <text:p>-11.82</text:p>
          </table:table-cell>
          <table:table-cell table:formula="of:=TAN(RADIANS([.R49]/2))*TAN(RADIANS([.R49]/2))" office:value-type="float" office:value="0.0430327168243071">
            <text:p>0.04</text:p>
          </table:table-cell>
          <table:table-cell table:formula="of:=4*DEGREES([.U49]*SIN(2*RADIANS([.I49]))-2*[.K49]*SIN(RADIANS([.J49]))+4*[.K49]*[.U49]*SIN(RADIANS([.J49]))*COS(2*RADIANS([.I49]))-0.5*[.U49]*[.U49]*SIN(4*RADIANS([.I49]))-1.25*[.K49]*[.K49]*SIN(2*RADIANS([.J49])))" office:value-type="float" office:value="-14.0052205260546">
            <text:p>-14.01</text:p>
          </table:table-cell>
          <table:table-cell table:formula="of:=DEGREES(ACOS(COS(RADIANS(90.833))/(COS(RADIANS([.$B$2]))*COS(RADIANS([.T49])))-TAN(RADIANS([.$B$2]))*TAN(RADIANS([.T49]))))" office:value-type="float" office:value="81.0146277415742">
            <text:p>81.01</text:p>
          </table:table-cell>
          <table:table-cell table:style-name="ce7" table:formula="of:=(720-4*[.$B$3]-[.V49]+[.$B$4]*60)/1440" office:value-type="float" office:value="0.509725847587538">
            <text:p>12:14:00</text:p>
          </table:table-cell>
          <table:table-cell table:style-name="ce7" table:formula="of:=([.X49]*1440-[.W49]*4)/1440" office:value-type="float" office:value="0.284685214972054">
            <text:p>6:49:57</text:p>
          </table:table-cell>
          <table:table-cell table:style-name="ce7" table:formula="of:=([.X49]*1440+[.W49]*4)/1440" office:value-type="float" office:value="0.734766480203022">
            <text:p>17:38:04</text:p>
          </table:table-cell>
          <table:table-cell table:formula="of:=8*[.W49]" office:value-type="float" office:value="648.117021932594">
            <text:p>648.12</text:p>
          </table:table-cell>
          <table:table-cell table:formula="of:=MOD([.E49]*1440+[.V49]+4*[.$B$3]-60*[.$B$4];1440)" office:value-type="float" office:value="705.994779473945">
            <text:p>705.99</text:p>
          </table:table-cell>
          <table:table-cell table:formula="of:=IF([.AB49]/4&lt;0;[.AB49]/4+180;[.AB49]/4-180)" office:value-type="float" office:value="-3.50130513151367">
            <text:p>-3.5</text:p>
          </table:table-cell>
          <table:table-cell table:formula="of:=DEGREES(ACOS(SIN(RADIANS([.$B$2]))*SIN(RADIANS([.T49]))+COS(RADIANS([.$B$2]))*COS(RADIANS([.T49]))*COS(RADIANS([.AC49]))))" office:value-type="float" office:value="51.9198945147741">
            <text:p>51.92</text:p>
          </table:table-cell>
          <table:table-cell table:formula="of:=90-[.AD49]" office:value-type="float" office:value="38.0801054852259">
            <text:p>38.08</text:p>
          </table:table-cell>
          <table:table-cell table:formula="of:=IF([.AE49]&gt;85;0;IF([.AE49]&gt;5;58.1/TAN(RADIANS([.AE49]))-0.07/POWER(TAN(RADIANS([.AE49]));3)+0.000086/POWER(TAN(RADIANS([.AE49]));5);IF([.AE49]&gt;-0.575;1735+[.AE49]*(-518.2+[.AE49]*(103.4+[.AE49]*(-12.79+[.AE49]*0.711)));-20.772/TAN(RADIANS([.AE49])))))/3600" office:value-type="float" office:value="0.0205570723529183">
            <text:p>0.02</text:p>
          </table:table-cell>
          <table:table-cell table:formula="of:=[.AE49]+[.AF49]" office:value-type="float" office:value="38.1006625575789">
            <text:p>38.1</text:p>
          </table:table-cell>
          <table:table-cell table:formula="of:=IF([.AC49]&gt;0;MOD(DEGREES(ACOS(((SIN(RADIANS([.$B$2]))*COS(RADIANS([.AD49])))-SIN(RADIANS([.T49])))/(COS(RADIANS([.$B$2]))*SIN(RADIANS([.AD49])))))+180;360);MOD(540-DEGREES(ACOS(((SIN(RADIANS([.$B$2]))*COS(RADIANS([.AD49])))-SIN(RADIANS([.T49])))/(COS(RADIANS([.$B$2]))*SIN(RADIANS([.AD49])))));360))" office:value-type="float" office:value="175.644717961189">
            <text:p>175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9]+1" office:value-type="date" office:date-value="2010-02-18">
            <text:p>2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0]+2415018.5+[.E50]-[.$B$4]/24" office:value-type="float" office:value="2455246.29166667">
            <text:p>2455246.29</text:p>
          </table:table-cell>
          <table:table-cell table:style-name="ce9" table:formula="of:=([.F50]-2451545)/36525" office:value-type="float" office:value="0.101335843029884">
            <text:p>0.10133584</text:p>
          </table:table-cell>
          <table:table-cell/>
          <table:table-cell table:formula="of:=MOD(280.46646+[.G50]*(36000.76983+[.G50]*0.0003032);360)" office:value-type="float" office:value="328.634823561409">
            <text:p>328.63</text:p>
          </table:table-cell>
          <table:table-cell table:formula="of:=357.52911+[.G50]*(35999.05029-0.0001537*[.G50])" office:value-type="float" office:value="4005.523217834">
            <text:p>4005.52</text:p>
          </table:table-cell>
          <table:table-cell table:formula="of:=0.016708634-[.G50]*(0.000042037+0.0000001267*[.G50])" office:value-type="float" office:value="0.0167043728440902">
            <text:p>0.02</text:p>
          </table:table-cell>
          <table:table-cell table:formula="of:=SIN(RADIANS([.J50]))*(1.914602-[.G50]*(0.004817+0.000014*[.G50]))+SIN(RADIANS(2*[.J50]))*(0.019993-0.000101*[.G50])+SIN(RADIANS(3*[.J50]))*0.000289" office:value-type="float" office:value="1.38596413288334">
            <text:p>1.39</text:p>
          </table:table-cell>
          <table:table-cell table:formula="of:=[.I50]+[.L50]" office:value-type="float" office:value="330.020787694292">
            <text:p>330.02</text:p>
          </table:table-cell>
          <table:table-cell table:formula="of:=[.J50]+[.L50]" office:value-type="float" office:value="4006.90918196688">
            <text:p>4006.91</text:p>
          </table:table-cell>
          <table:table-cell table:formula="of:=(1.000001018*(1-[.K50]*[.K50]))/(1+[.K50]*COS(RADIANS([.N50])))" office:value-type="float" office:value="0.98844217107695">
            <text:p>0.99</text:p>
          </table:table-cell>
          <table:table-cell table:formula="of:=[.M50]-0.00569-0.00478*SIN(RADIANS(125.04-1934.136*[.G50]))" office:value-type="float" office:value="330.019616112107">
            <text:p>330.02</text:p>
          </table:table-cell>
          <table:table-cell table:formula="of:=23+(26+((21.448-[.G50]*(46.815+[.G50]*(0.00059-[.G50]*0.001813))))/60)/60" office:value-type="float" office:value="23.4379733217601">
            <text:p>23.44</text:p>
          </table:table-cell>
          <table:table-cell table:formula="of:=[.Q50]+0.00256*COS(RADIANS(125.04-1934.136*[.G50]))" office:value-type="float" office:value="23.4388085798272">
            <text:p>23.44</text:p>
          </table:table-cell>
          <table:table-cell table:formula="of:=DEGREES(ATAN2(COS(RADIANS([.P50]));COS(RADIANS([.R50]))*SIN(RADIANS([.P50]))))" office:value-type="float" office:value="-27.8918980694449">
            <text:p>-27.89</text:p>
          </table:table-cell>
          <table:table-cell table:formula="of:=DEGREES(ASIN(SIN(RADIANS([.R50]))*SIN(RADIANS([.P50]))))" office:value-type="float" office:value="-11.4648520883927">
            <text:p>-11.46</text:p>
          </table:table-cell>
          <table:table-cell table:formula="of:=TAN(RADIANS([.R50]/2))*TAN(RADIANS([.R50]/2))" office:value-type="float" office:value="0.0430327070352088">
            <text:p>0.04</text:p>
          </table:table-cell>
          <table:table-cell table:formula="of:=4*DEGREES([.U50]*SIN(2*RADIANS([.I50]))-2*[.K50]*SIN(RADIANS([.J50]))+4*[.K50]*[.U50]*SIN(RADIANS([.J50]))*COS(2*RADIANS([.I50]))-0.5*[.U50]*[.U50]*SIN(4*RADIANS([.I50]))-1.25*[.K50]*[.K50]*SIN(2*RADIANS([.J50])))" office:value-type="float" office:value="-13.9212460921136">
            <text:p>-13.92</text:p>
          </table:table-cell>
          <table:table-cell table:formula="of:=DEGREES(ACOS(COS(RADIANS(90.833))/(COS(RADIANS([.$B$2]))*COS(RADIANS([.T50])))-TAN(RADIANS([.$B$2]))*TAN(RADIANS([.T50]))))" office:value-type="float" office:value="81.3257666216263">
            <text:p>81.33</text:p>
          </table:table-cell>
          <table:table-cell table:style-name="ce7" table:formula="of:=(720-4*[.$B$3]-[.V50]+[.$B$4]*60)/1440" office:value-type="float" office:value="0.509667532008412">
            <text:p>12:13:55</text:p>
          </table:table-cell>
          <table:table-cell table:style-name="ce7" table:formula="of:=([.X50]*1440-[.W50]*4)/1440" office:value-type="float" office:value="0.283762624726117">
            <text:p>6:48:37</text:p>
          </table:table-cell>
          <table:table-cell table:style-name="ce7" table:formula="of:=([.X50]*1440+[.W50]*4)/1440" office:value-type="float" office:value="0.735572439290708">
            <text:p>17:39:13</text:p>
          </table:table-cell>
          <table:table-cell table:formula="of:=8*[.W50]" office:value-type="float" office:value="650.606132973011">
            <text:p>650.61</text:p>
          </table:table-cell>
          <table:table-cell table:formula="of:=MOD([.E50]*1440+[.V50]+4*[.$B$3]-60*[.$B$4];1440)" office:value-type="float" office:value="706.078753907886">
            <text:p>706.08</text:p>
          </table:table-cell>
          <table:table-cell table:formula="of:=IF([.AB50]/4&lt;0;[.AB50]/4+180;[.AB50]/4-180)" office:value-type="float" office:value="-3.4803115230284">
            <text:p>-3.48</text:p>
          </table:table-cell>
          <table:table-cell table:formula="of:=DEGREES(ACOS(SIN(RADIANS([.$B$2]))*SIN(RADIANS([.T50]))+COS(RADIANS([.$B$2]))*COS(RADIANS([.T50]))*COS(RADIANS([.AC50]))))" office:value-type="float" office:value="51.5661995710629">
            <text:p>51.57</text:p>
          </table:table-cell>
          <table:table-cell table:formula="of:=90-[.AD50]" office:value-type="float" office:value="38.4338004289371">
            <text:p>38.43</text:p>
          </table:table-cell>
          <table:table-cell table:formula="of:=IF([.AE50]&gt;85;0;IF([.AE50]&gt;5;58.1/TAN(RADIANS([.AE50]))-0.07/POWER(TAN(RADIANS([.AE50]));3)+0.000086/POWER(TAN(RADIANS([.AE50]));5);IF([.AE50]&gt;-0.575;1735+[.AE50]*(-518.2+[.AE50]*(103.4+[.AE50]*(-12.79+[.AE50]*0.711)));-20.772/TAN(RADIANS([.AE50])))))/3600" office:value-type="float" office:value="0.0202987170721181">
            <text:p>0.02</text:p>
          </table:table-cell>
          <table:table-cell table:formula="of:=[.AE50]+[.AF50]" office:value-type="float" office:value="38.4540991460092">
            <text:p>38.45</text:p>
          </table:table-cell>
          <table:table-cell table:formula="of:=IF([.AC50]&gt;0;MOD(DEGREES(ACOS(((SIN(RADIANS([.$B$2]))*COS(RADIANS([.AD50])))-SIN(RADIANS([.T50])))/(COS(RADIANS([.$B$2]))*SIN(RADIANS([.AD50])))))+180;360);MOD(540-DEGREES(ACOS(((SIN(RADIANS([.$B$2]))*COS(RADIANS([.AD50])))-SIN(RADIANS([.T50])))/(COS(RADIANS([.$B$2]))*SIN(RADIANS([.AD50])))));360))" office:value-type="float" office:value="175.644146817743">
            <text:p>175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0]+1" office:value-type="date" office:date-value="2010-02-19">
            <text:p>2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1]+2415018.5+[.E51]-[.$B$4]/24" office:value-type="float" office:value="2455247.29166667">
            <text:p>2455247.29</text:p>
          </table:table-cell>
          <table:table-cell table:style-name="ce9" table:formula="of:=([.F51]-2451545)/36525" office:value-type="float" office:value="0.101363221537755">
            <text:p>0.10136322</text:p>
          </table:table-cell>
          <table:table-cell/>
          <table:table-cell table:formula="of:=MOD(280.46646+[.G51]*(36000.76983+[.G51]*0.0003032);360)" office:value-type="float" office:value="329.620470923256">
            <text:p>329.62</text:p>
          </table:table-cell>
          <table:table-cell table:formula="of:=357.52911+[.G51]*(35999.05029-0.0001537*[.G51])" office:value-type="float" office:value="4006.50881811487">
            <text:p>4006.51</text:p>
          </table:table-cell>
          <table:table-cell table:formula="of:=0.016708634-[.G51]*(0.000042037+0.0000001267*[.G51])" office:value-type="float" office:value="0.0167043716924767">
            <text:p>0.02</text:p>
          </table:table-cell>
          <table:table-cell table:formula="of:=SIN(RADIANS([.J51]))*(1.914602-[.G51]*(0.004817+0.000014*[.G51]))+SIN(RADIANS(2*[.J51]))*(0.019993-0.000101*[.G51])+SIN(RADIANS(3*[.J51]))*0.000289" office:value-type="float" office:value="1.40879435106784">
            <text:p>1.41</text:p>
          </table:table-cell>
          <table:table-cell table:formula="of:=[.I51]+[.L51]" office:value-type="float" office:value="331.029265274323">
            <text:p>331.03</text:p>
          </table:table-cell>
          <table:table-cell table:formula="of:=[.J51]+[.L51]" office:value-type="float" office:value="4007.91761246594">
            <text:p>4007.92</text:p>
          </table:table-cell>
          <table:table-cell table:formula="of:=(1.000001018*(1-[.K51]*[.K51]))/(1+[.K51]*COS(RADIANS([.N51])))" office:value-type="float" office:value="0.988653760638822">
            <text:p>0.99</text:p>
          </table:table-cell>
          <table:table-cell table:formula="of:=[.M51]-0.00569-0.00478*SIN(RADIANS(125.04-1934.136*[.G51]))" office:value-type="float" office:value="331.028095131603">
            <text:p>331.03</text:p>
          </table:table-cell>
          <table:table-cell table:formula="of:=23+(26+((21.448-[.G51]*(46.815+[.G51]*(0.00059-[.G51]*0.001813))))/60)/60" office:value-type="float" office:value="23.437972965725">
            <text:p>23.44</text:p>
          </table:table-cell>
          <table:table-cell table:formula="of:=[.Q51]+0.00256*COS(RADIANS(125.04-1934.136*[.G51]))" office:value-type="float" office:value="23.4388059869165">
            <text:p>23.44</text:p>
          </table:table-cell>
          <table:table-cell table:formula="of:=DEGREES(ATAN2(COS(RADIANS([.P51]));COS(RADIANS([.R51]))*SIN(RADIANS([.P51]))))" office:value-type="float" office:value="-26.9297731625275">
            <text:p>-26.93</text:p>
          </table:table-cell>
          <table:table-cell table:formula="of:=DEGREES(ASIN(SIN(RADIANS([.R51]))*SIN(RADIANS([.P51]))))" office:value-type="float" office:value="-11.1087492254009">
            <text:p>-11.11</text:p>
          </table:table-cell>
          <table:table-cell table:formula="of:=TAN(RADIANS([.R51]/2))*TAN(RADIANS([.R51]/2))" office:value-type="float" office:value="0.0430326972434174">
            <text:p>0.04</text:p>
          </table:table-cell>
          <table:table-cell table:formula="of:=4*DEGREES([.U51]*SIN(2*RADIANS([.I51]))-2*[.K51]*SIN(RADIANS([.J51]))+4*[.K51]*[.U51]*SIN(RADIANS([.J51]))*COS(2*RADIANS([.I51]))-0.5*[.U51]*[.U51]*SIN(4*RADIANS([.I51]))-1.25*[.K51]*[.K51]*SIN(2*RADIANS([.J51])))" office:value-type="float" office:value="-13.8258356880261">
            <text:p>-13.83</text:p>
          </table:table-cell>
          <table:table-cell table:formula="of:=DEGREES(ACOS(COS(RADIANS(90.833))/(COS(RADIANS([.$B$2]))*COS(RADIANS([.T51])))-TAN(RADIANS([.$B$2]))*TAN(RADIANS([.T51]))))" office:value-type="float" office:value="81.6385506770375">
            <text:p>81.64</text:p>
          </table:table-cell>
          <table:table-cell table:style-name="ce7" table:formula="of:=(720-4*[.$B$3]-[.V51]+[.$B$4]*60)/1440" office:value-type="float" office:value="0.509601274783351">
            <text:p>12:13:50</text:p>
          </table:table-cell>
          <table:table-cell table:style-name="ce7" table:formula="of:=([.X51]*1440-[.W51]*4)/1440" office:value-type="float" office:value="0.282827522902692">
            <text:p>6:47:16</text:p>
          </table:table-cell>
          <table:table-cell table:style-name="ce7" table:formula="of:=([.X51]*1440+[.W51]*4)/1440" office:value-type="float" office:value="0.736375026664011">
            <text:p>17:40:23</text:p>
          </table:table-cell>
          <table:table-cell table:formula="of:=8*[.W51]" office:value-type="float" office:value="653.1084054163">
            <text:p>653.11</text:p>
          </table:table-cell>
          <table:table-cell table:formula="of:=MOD([.E51]*1440+[.V51]+4*[.$B$3]-60*[.$B$4];1440)" office:value-type="float" office:value="706.174164311974">
            <text:p>706.17</text:p>
          </table:table-cell>
          <table:table-cell table:formula="of:=IF([.AB51]/4&lt;0;[.AB51]/4+180;[.AB51]/4-180)" office:value-type="float" office:value="-3.45645892200653">
            <text:p>-3.46</text:p>
          </table:table-cell>
          <table:table-cell table:formula="of:=DEGREES(ACOS(SIN(RADIANS([.$B$2]))*SIN(RADIANS([.T51]))+COS(RADIANS([.$B$2]))*COS(RADIANS([.T51]))*COS(RADIANS([.AC51]))))" office:value-type="float" office:value="51.2093362527684">
            <text:p>51.21</text:p>
          </table:table-cell>
          <table:table-cell table:formula="of:=90-[.AD51]" office:value-type="float" office:value="38.7906637472316">
            <text:p>38.79</text:p>
          </table:table-cell>
          <table:table-cell table:formula="of:=IF([.AE51]&gt;85;0;IF([.AE51]&gt;5;58.1/TAN(RADIANS([.AE51]))-0.07/POWER(TAN(RADIANS([.AE51]));3)+0.000086/POWER(TAN(RADIANS([.AE51]));5);IF([.AE51]&gt;-0.575;1735+[.AE51]*(-518.2+[.AE51]*(103.4+[.AE51]*(-12.79+[.AE51]*0.711)));-20.772/TAN(RADIANS([.AE51])))))/3600" office:value-type="float" office:value="0.0200420519729095">
            <text:p>0.02</text:p>
          </table:table-cell>
          <table:table-cell table:formula="of:=[.AE51]+[.AF51]" office:value-type="float" office:value="38.8107057992045">
            <text:p>38.81</text:p>
          </table:table-cell>
          <table:table-cell table:formula="of:=IF([.AC51]&gt;0;MOD(DEGREES(ACOS(((SIN(RADIANS([.$B$2]))*COS(RADIANS([.AD51])))-SIN(RADIANS([.T51])))/(COS(RADIANS([.$B$2]))*SIN(RADIANS([.AD51])))))+180;360);MOD(540-DEGREES(ACOS(((SIN(RADIANS([.$B$2]))*COS(RADIANS([.AD51])))-SIN(RADIANS([.T51])))/(COS(RADIANS([.$B$2]))*SIN(RADIANS([.AD51])))));360))" office:value-type="float" office:value="175.647000296337">
            <text:p>175.65</text:p>
          </table:table-cell>
          <table:table-cell table:number-columns-repeated="990"/>
        </table:table-row>
        <table:table-row table:style-name="ro2">
          <table:table-cell>
            <draw:frame table:end-cell-address="Calculations.C62" table:end-x="1.2323in" table:end-y="0.187in" draw:z-index="4" draw:style-name="gr1" svg:width="3.2193in" svg:height="2.0504in" svg:x="0.0315in" svg:y="0.0807in">
              <draw:object draw:notify-on-update-of-ranges="Calculations.T1:Calculations.T1 Calculations.T2:Calculations.T36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 table:style-name="ce6" table:formula="of:=[.D51]+1" office:value-type="date" office:date-value="2010-02-20">
            <text:p>2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2]+2415018.5+[.E52]-[.$B$4]/24" office:value-type="float" office:value="2455248.29166667">
            <text:p>2455248.29</text:p>
          </table:table-cell>
          <table:table-cell table:style-name="ce9" table:formula="of:=([.F52]-2451545)/36525" office:value-type="float" office:value="0.101390600045627">
            <text:p>0.10139060</text:p>
          </table:table-cell>
          <table:table-cell/>
          <table:table-cell table:formula="of:=MOD(280.46646+[.G52]*(36000.76983+[.G52]*0.0003032);360)" office:value-type="float" office:value="330.606118285103">
            <text:p>330.61</text:p>
          </table:table-cell>
          <table:table-cell table:formula="of:=357.52911+[.G52]*(35999.05029-0.0001537*[.G52])" office:value-type="float" office:value="4007.49441839574">
            <text:p>4007.49</text:p>
          </table:table-cell>
          <table:table-cell table:formula="of:=0.016708634-[.G52]*(0.000042037+0.0000001267*[.G52])" office:value-type="float" office:value="0.0167043705408631">
            <text:p>0.02</text:p>
          </table:table-cell>
          <table:table-cell table:formula="of:=SIN(RADIANS([.J52]))*(1.914602-[.G52]*(0.004817+0.000014*[.G52]))+SIN(RADIANS(2*[.J52]))*(0.019993-0.000101*[.G52])+SIN(RADIANS(3*[.J52]))*0.000289" office:value-type="float" office:value="1.43118954687417">
            <text:p>1.43</text:p>
          </table:table-cell>
          <table:table-cell table:formula="of:=[.I52]+[.L52]" office:value-type="float" office:value="332.037307831977">
            <text:p>332.04</text:p>
          </table:table-cell>
          <table:table-cell table:formula="of:=[.J52]+[.L52]" office:value-type="float" office:value="4008.92560794262">
            <text:p>4008.93</text:p>
          </table:table-cell>
          <table:table-cell table:formula="of:=(1.000001018*(1-[.K52]*[.K52]))/(1+[.K52]*COS(RADIANS([.N52])))" office:value-type="float" office:value="0.988868739334354">
            <text:p>0.99</text:p>
          </table:table-cell>
          <table:table-cell table:formula="of:=[.M52]-0.00569-0.00478*SIN(RADIANS(125.04-1934.136*[.G52]))" office:value-type="float" office:value="332.036139124859">
            <text:p>332.04</text:p>
          </table:table-cell>
          <table:table-cell table:formula="of:=23+(26+((21.448-[.G52]*(46.815+[.G52]*(0.00059-[.G52]*0.001813))))/60)/60" office:value-type="float" office:value="23.4379726096898">
            <text:p>23.44</text:p>
          </table:table-cell>
          <table:table-cell table:formula="of:=[.Q52]+0.00256*COS(RADIANS(125.04-1934.136*[.G52]))" office:value-type="float" office:value="23.4388033932943">
            <text:p>23.44</text:p>
          </table:table-cell>
          <table:table-cell table:formula="of:=DEGREES(ATAN2(COS(RADIANS([.P52]));COS(RADIANS([.R52]))*SIN(RADIANS([.P52]))))" office:value-type="float" office:value="-25.9704170868055">
            <text:p>-25.97</text:p>
          </table:table-cell>
          <table:table-cell table:formula="of:=DEGREES(ASIN(SIN(RADIANS([.R52]))*SIN(RADIANS([.P52]))))" office:value-type="float" office:value="-10.7497550094978">
            <text:p>-10.75</text:p>
          </table:table-cell>
          <table:table-cell table:formula="of:=TAN(RADIANS([.R52]/2))*TAN(RADIANS([.R52]/2))" office:value-type="float" office:value="0.0430326874489401">
            <text:p>0.04</text:p>
          </table:table-cell>
          <table:table-cell table:formula="of:=4*DEGREES([.U52]*SIN(2*RADIANS([.I52]))-2*[.K52]*SIN(RADIANS([.J52]))+4*[.K52]*[.U52]*SIN(RADIANS([.J52]))*COS(2*RADIANS([.I52]))-0.5*[.U52]*[.U52]*SIN(4*RADIANS([.I52]))-1.25*[.K52]*[.K52]*SIN(2*RADIANS([.J52])))" office:value-type="float" office:value="-13.7192347096892">
            <text:p>-13.72</text:p>
          </table:table-cell>
          <table:table-cell table:formula="of:=DEGREES(ACOS(COS(RADIANS(90.833))/(COS(RADIANS([.$B$2]))*COS(RADIANS([.T52])))-TAN(RADIANS([.$B$2]))*TAN(RADIANS([.T52]))))" office:value-type="float" office:value="81.9528934511343">
            <text:p>81.95</text:p>
          </table:table-cell>
          <table:table-cell table:style-name="ce7" table:formula="of:=(720-4*[.$B$3]-[.V52]+[.$B$4]*60)/1440" office:value-type="float" office:value="0.509527246326173">
            <text:p>12:13:43</text:p>
          </table:table-cell>
          <table:table-cell table:style-name="ce7" table:formula="of:=([.X52]*1440-[.W52]*4)/1440" office:value-type="float" office:value="0.281880320073022">
            <text:p>6:45:54</text:p>
          </table:table-cell>
          <table:table-cell table:style-name="ce7" table:formula="of:=([.X52]*1440+[.W52]*4)/1440" office:value-type="float" office:value="0.737174172579324">
            <text:p>17:41:32</text:p>
          </table:table-cell>
          <table:table-cell table:formula="of:=8*[.W52]" office:value-type="float" office:value="655.623147609074">
            <text:p>655.62</text:p>
          </table:table-cell>
          <table:table-cell table:formula="of:=MOD([.E52]*1440+[.V52]+4*[.$B$3]-60*[.$B$4];1440)" office:value-type="float" office:value="706.280765290311">
            <text:p>706.28</text:p>
          </table:table-cell>
          <table:table-cell table:formula="of:=IF([.AB52]/4&lt;0;[.AB52]/4+180;[.AB52]/4-180)" office:value-type="float" office:value="-3.4298086774223">
            <text:p>-3.43</text:p>
          </table:table-cell>
          <table:table-cell table:formula="of:=DEGREES(ACOS(SIN(RADIANS([.$B$2]))*SIN(RADIANS([.T52]))+COS(RADIANS([.$B$2]))*COS(RADIANS([.T52]))*COS(RADIANS([.AC52]))))" office:value-type="float" office:value="50.8494227068256">
            <text:p>50.85</text:p>
          </table:table-cell>
          <table:table-cell table:formula="of:=90-[.AD52]" office:value-type="float" office:value="39.1505772931744">
            <text:p>39.15</text:p>
          </table:table-cell>
          <table:table-cell table:formula="of:=IF([.AE52]&gt;85;0;IF([.AE52]&gt;5;58.1/TAN(RADIANS([.AE52]))-0.07/POWER(TAN(RADIANS([.AE52]));3)+0.000086/POWER(TAN(RADIANS([.AE52]));5);IF([.AE52]&gt;-0.575;1735+[.AE52]*(-518.2+[.AE52]*(103.4+[.AE52]*(-12.79+[.AE52]*0.711)));-20.772/TAN(RADIANS([.AE52])))))/3600" office:value-type="float" office:value="0.0197871543609396">
            <text:p>0.02</text:p>
          </table:table-cell>
          <table:table-cell table:formula="of:=[.AE52]+[.AF52]" office:value-type="float" office:value="39.1703644475353">
            <text:p>39.17</text:p>
          </table:table-cell>
          <table:table-cell table:formula="of:=IF([.AC52]&gt;0;MOD(DEGREES(ACOS(((SIN(RADIANS([.$B$2]))*COS(RADIANS([.AD52])))-SIN(RADIANS([.T52])))/(COS(RADIANS([.$B$2]))*SIN(RADIANS([.AD52])))))+180;360);MOD(540-DEGREES(ACOS(((SIN(RADIANS([.$B$2]))*COS(RADIANS([.AD52])))-SIN(RADIANS([.T52])))/(COS(RADIANS([.$B$2]))*SIN(RADIANS([.AD52])))));360))" office:value-type="float" office:value="175.653273727914">
            <text:p>175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2]+1" office:value-type="date" office:date-value="2010-02-21">
            <text:p>2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3]+2415018.5+[.E53]-[.$B$4]/24" office:value-type="float" office:value="2455249.29166667">
            <text:p>2455249.29</text:p>
          </table:table-cell>
          <table:table-cell table:style-name="ce9" table:formula="of:=([.F53]-2451545)/36525" office:value-type="float" office:value="0.101417978553498">
            <text:p>0.10141798</text:p>
          </table:table-cell>
          <table:table-cell/>
          <table:table-cell table:formula="of:=MOD(280.46646+[.G53]*(36000.76983+[.G53]*0.0003032);360)" office:value-type="float" office:value="331.591765646951">
            <text:p>331.59</text:p>
          </table:table-cell>
          <table:table-cell table:formula="of:=357.52911+[.G53]*(35999.05029-0.0001537*[.G53])" office:value-type="float" office:value="4008.48001867662">
            <text:p>4008.48</text:p>
          </table:table-cell>
          <table:table-cell table:formula="of:=0.016708634-[.G53]*(0.000042037+0.0000001267*[.G53])" office:value-type="float" office:value="0.0167043693892492">
            <text:p>0.02</text:p>
          </table:table-cell>
          <table:table-cell table:formula="of:=SIN(RADIANS([.J53]))*(1.914602-[.G53]*(0.004817+0.000014*[.G53]))+SIN(RADIANS(2*[.J53]))*(0.019993-0.000101*[.G53])+SIN(RADIANS(3*[.J53]))*0.000289" office:value-type="float" office:value="1.45314316364822">
            <text:p>1.45</text:p>
          </table:table-cell>
          <table:table-cell table:formula="of:=[.I53]+[.L53]" office:value-type="float" office:value="333.044908810599">
            <text:p>333.04</text:p>
          </table:table-cell>
          <table:table-cell table:formula="of:=[.J53]+[.L53]" office:value-type="float" office:value="4009.93316184026">
            <text:p>4009.93</text:p>
          </table:table-cell>
          <table:table-cell table:formula="of:=(1.000001018*(1-[.K53]*[.K53]))/(1+[.K53]*COS(RADIANS([.N53])))" office:value-type="float" office:value="0.989087039168269">
            <text:p>0.99</text:p>
          </table:table-cell>
          <table:table-cell table:formula="of:=[.M53]-0.00569-0.00478*SIN(RADIANS(125.04-1934.136*[.G53]))" office:value-type="float" office:value="333.043741535223">
            <text:p>333.04</text:p>
          </table:table-cell>
          <table:table-cell table:formula="of:=23+(26+((21.448-[.G53]*(46.815+[.G53]*(0.00059-[.G53]*0.001813))))/60)/60" office:value-type="float" office:value="23.4379722536546">
            <text:p>23.44</text:p>
          </table:table-cell>
          <table:table-cell table:formula="of:=[.Q53]+0.00256*COS(RADIANS(125.04-1934.136*[.G53]))" office:value-type="float" office:value="23.4388007989625">
            <text:p>23.44</text:p>
          </table:table-cell>
          <table:table-cell table:formula="of:=DEGREES(ATAN2(COS(RADIANS([.P53]));COS(RADIANS([.R53]))*SIN(RADIANS([.P53]))))" office:value-type="float" office:value="-25.0137686505144">
            <text:p>-25.01</text:p>
          </table:table-cell>
          <table:table-cell table:formula="of:=DEGREES(ASIN(SIN(RADIANS([.R53]))*SIN(RADIANS([.P53]))))" office:value-type="float" office:value="-10.3879835583302">
            <text:p>-10.39</text:p>
          </table:table-cell>
          <table:table-cell table:formula="of:=TAN(RADIANS([.R53]/2))*TAN(RADIANS([.R53]/2))" office:value-type="float" office:value="0.0430326776517842">
            <text:p>0.04</text:p>
          </table:table-cell>
          <table:table-cell table:formula="of:=4*DEGREES([.U53]*SIN(2*RADIANS([.I53]))-2*[.K53]*SIN(RADIANS([.J53]))+4*[.K53]*[.U53]*SIN(RADIANS([.J53]))*COS(2*RADIANS([.I53]))-0.5*[.U53]*[.U53]*SIN(4*RADIANS([.I53]))-1.25*[.K53]*[.K53]*SIN(2*RADIANS([.J53])))" office:value-type="float" office:value="-13.6016977021539">
            <text:p>-13.6</text:p>
          </table:table-cell>
          <table:table-cell table:formula="of:=DEGREES(ACOS(COS(RADIANS(90.833))/(COS(RADIANS([.$B$2]))*COS(RADIANS([.T53])))-TAN(RADIANS([.$B$2]))*TAN(RADIANS([.T53]))))" office:value-type="float" office:value="82.2687111810849">
            <text:p>82.27</text:p>
          </table:table-cell>
          <table:table-cell table:style-name="ce7" table:formula="of:=(720-4*[.$B$3]-[.V53]+[.$B$4]*60)/1440" office:value-type="float" office:value="0.509445623404273">
            <text:p>12:13:36</text:p>
          </table:table-cell>
          <table:table-cell table:style-name="ce7" table:formula="of:=([.X53]*1440-[.W53]*4)/1440" office:value-type="float" office:value="0.280921425679038">
            <text:p>6:44:32</text:p>
          </table:table-cell>
          <table:table-cell table:style-name="ce7" table:formula="of:=([.X53]*1440+[.W53]*4)/1440" office:value-type="float" office:value="0.737969821129509">
            <text:p>17:42:41</text:p>
          </table:table-cell>
          <table:table-cell table:formula="of:=8*[.W53]" office:value-type="float" office:value="658.149689448679">
            <text:p>658.15</text:p>
          </table:table-cell>
          <table:table-cell table:formula="of:=MOD([.E53]*1440+[.V53]+4*[.$B$3]-60*[.$B$4];1440)" office:value-type="float" office:value="706.398302297846">
            <text:p>706.4</text:p>
          </table:table-cell>
          <table:table-cell table:formula="of:=IF([.AB53]/4&lt;0;[.AB53]/4+180;[.AB53]/4-180)" office:value-type="float" office:value="-3.40042442553849">
            <text:p>-3.4</text:p>
          </table:table-cell>
          <table:table-cell table:formula="of:=DEGREES(ACOS(SIN(RADIANS([.$B$2]))*SIN(RADIANS([.T53]))+COS(RADIANS([.$B$2]))*COS(RADIANS([.T53]))*COS(RADIANS([.AC53]))))" office:value-type="float" office:value="50.486577237793">
            <text:p>50.49</text:p>
          </table:table-cell>
          <table:table-cell table:formula="of:=90-[.AD53]" office:value-type="float" office:value="39.513422762207">
            <text:p>39.51</text:p>
          </table:table-cell>
          <table:table-cell table:formula="of:=IF([.AE53]&gt;85;0;IF([.AE53]&gt;5;58.1/TAN(RADIANS([.AE53]))-0.07/POWER(TAN(RADIANS([.AE53]));3)+0.000086/POWER(TAN(RADIANS([.AE53]));5);IF([.AE53]&gt;-0.575;1735+[.AE53]*(-518.2+[.AE53]*(103.4+[.AE53]*(-12.79+[.AE53]*0.711)));-20.772/TAN(RADIANS([.AE53])))))/3600" office:value-type="float" office:value="0.0195340956535389">
            <text:p>0.02</text:p>
          </table:table-cell>
          <table:table-cell table:formula="of:=[.AE53]+[.AF53]" office:value-type="float" office:value="39.5329568578605">
            <text:p>39.53</text:p>
          </table:table-cell>
          <table:table-cell table:formula="of:=IF([.AC53]&gt;0;MOD(DEGREES(ACOS(((SIN(RADIANS([.$B$2]))*COS(RADIANS([.AD53])))-SIN(RADIANS([.T53])))/(COS(RADIANS([.$B$2]))*SIN(RADIANS([.AD53])))))+180;360);MOD(540-DEGREES(ACOS(((SIN(RADIANS([.$B$2]))*COS(RADIANS([.AD53])))-SIN(RADIANS([.T53])))/(COS(RADIANS([.$B$2]))*SIN(RADIANS([.AD53])))));360))" office:value-type="float" office:value="175.662959968442">
            <text:p>175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3]+1" office:value-type="date" office:date-value="2010-02-22">
            <text:p>2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4]+2415018.5+[.E54]-[.$B$4]/24" office:value-type="float" office:value="2455250.29166667">
            <text:p>2455250.29</text:p>
          </table:table-cell>
          <table:table-cell table:style-name="ce9" table:formula="of:=([.F54]-2451545)/36525" office:value-type="float" office:value="0.101445357061369">
            <text:p>0.10144536</text:p>
          </table:table-cell>
          <table:table-cell/>
          <table:table-cell table:formula="of:=MOD(280.46646+[.G54]*(36000.76983+[.G54]*0.0003032);360)" office:value-type="float" office:value="332.577413008799">
            <text:p>332.58</text:p>
          </table:table-cell>
          <table:table-cell table:formula="of:=357.52911+[.G54]*(35999.05029-0.0001537*[.G54])" office:value-type="float" office:value="4009.46561895749">
            <text:p>4009.47</text:p>
          </table:table-cell>
          <table:table-cell table:formula="of:=0.016708634-[.G54]*(0.000042037+0.0000001267*[.G54])" office:value-type="float" office:value="0.0167043682376352">
            <text:p>0.02</text:p>
          </table:table-cell>
          <table:table-cell table:formula="of:=SIN(RADIANS([.J54]))*(1.914602-[.G54]*(0.004817+0.000014*[.G54]))+SIN(RADIANS(2*[.J54]))*(0.019993-0.000101*[.G54])+SIN(RADIANS(3*[.J54]))*0.000289" office:value-type="float" office:value="1.47464879742174">
            <text:p>1.47</text:p>
          </table:table-cell>
          <table:table-cell table:formula="of:=[.I54]+[.L54]" office:value-type="float" office:value="334.052061806221">
            <text:p>334.05</text:p>
          </table:table-cell>
          <table:table-cell table:formula="of:=[.J54]+[.L54]" office:value-type="float" office:value="4010.94026775491">
            <text:p>4010.94</text:p>
          </table:table-cell>
          <table:table-cell table:formula="of:=(1.000001018*(1-[.K54]*[.K54]))/(1+[.K54]*COS(RADIANS([.N54])))" office:value-type="float" office:value="0.989308591184588">
            <text:p>0.99</text:p>
          </table:table-cell>
          <table:table-cell table:formula="of:=[.M54]-0.00569-0.00478*SIN(RADIANS(125.04-1934.136*[.G54]))" office:value-type="float" office:value="334.050895958723">
            <text:p>334.05</text:p>
          </table:table-cell>
          <table:table-cell table:formula="of:=23+(26+((21.448-[.G54]*(46.815+[.G54]*(0.00059-[.G54]*0.001813))))/60)/60" office:value-type="float" office:value="23.4379718976195">
            <text:p>23.44</text:p>
          </table:table-cell>
          <table:table-cell table:formula="of:=[.Q54]+0.00256*COS(RADIANS(125.04-1934.136*[.G54]))" office:value-type="float" office:value="23.4387982039229">
            <text:p>23.44</text:p>
          </table:table-cell>
          <table:table-cell table:formula="of:=DEGREES(ATAN2(COS(RADIANS([.P54]));COS(RADIANS([.R54]))*SIN(RADIANS([.P54]))))" office:value-type="float" office:value="-24.0597646575635">
            <text:p>-24.06</text:p>
          </table:table-cell>
          <table:table-cell table:formula="of:=DEGREES(ASIN(SIN(RADIANS([.R54]))*SIN(RADIANS([.P54]))))" office:value-type="float" office:value="-10.0235486241784">
            <text:p>-10.02</text:p>
          </table:table-cell>
          <table:table-cell table:formula="of:=TAN(RADIANS([.R54]/2))*TAN(RADIANS([.R54]/2))" office:value-type="float" office:value="0.0430326678519568">
            <text:p>0.04</text:p>
          </table:table-cell>
          <table:table-cell table:formula="of:=4*DEGREES([.U54]*SIN(2*RADIANS([.I54]))-2*[.K54]*SIN(RADIANS([.J54]))+4*[.K54]*[.U54]*SIN(RADIANS([.J54]))*COS(2*RADIANS([.I54]))-0.5*[.U54]*[.U54]*SIN(4*RADIANS([.I54]))-1.25*[.K54]*[.K54]*SIN(2*RADIANS([.J54])))" office:value-type="float" office:value="-13.4734878489212">
            <text:p>-13.47</text:p>
          </table:table-cell>
          <table:table-cell table:formula="of:=DEGREES(ACOS(COS(RADIANS(90.833))/(COS(RADIANS([.$B$2]))*COS(RADIANS([.T54])))-TAN(RADIANS([.$B$2]))*TAN(RADIANS([.T54]))))" office:value-type="float" office:value="82.5859227365872">
            <text:p>82.59</text:p>
          </table:table-cell>
          <table:table-cell table:style-name="ce7" table:formula="of:=(720-4*[.$B$3]-[.V54]+[.$B$4]*60)/1440" office:value-type="float" office:value="0.509356588783973">
            <text:p>12:13:28</text:p>
          </table:table-cell>
          <table:table-cell table:style-name="ce7" table:formula="of:=([.X54]*1440-[.W54]*4)/1440" office:value-type="float" office:value="0.279951247849009">
            <text:p>6:43:08</text:p>
          </table:table-cell>
          <table:table-cell table:style-name="ce7" table:formula="of:=([.X54]*1440+[.W54]*4)/1440" office:value-type="float" office:value="0.738761929718937">
            <text:p>17:43:49</text:p>
          </table:table-cell>
          <table:table-cell table:formula="of:=8*[.W54]" office:value-type="float" office:value="660.687381892697">
            <text:p>660.69</text:p>
          </table:table-cell>
          <table:table-cell table:formula="of:=MOD([.E54]*1440+[.V54]+4*[.$B$3]-60*[.$B$4];1440)" office:value-type="float" office:value="706.526512151079">
            <text:p>706.53</text:p>
          </table:table-cell>
          <table:table-cell table:formula="of:=IF([.AB54]/4&lt;0;[.AB54]/4+180;[.AB54]/4-180)" office:value-type="float" office:value="-3.3683719622303">
            <text:p>-3.37</text:p>
          </table:table-cell>
          <table:table-cell table:formula="of:=DEGREES(ACOS(SIN(RADIANS([.$B$2]))*SIN(RADIANS([.T54]))+COS(RADIANS([.$B$2]))*COS(RADIANS([.T54]))*COS(RADIANS([.AC54]))))" office:value-type="float" office:value="50.1209182579601">
            <text:p>50.12</text:p>
          </table:table-cell>
          <table:table-cell table:formula="of:=90-[.AD54]" office:value-type="float" office:value="39.8790817420398">
            <text:p>39.88</text:p>
          </table:table-cell>
          <table:table-cell table:formula="of:=IF([.AE54]&gt;85;0;IF([.AE54]&gt;5;58.1/TAN(RADIANS([.AE54]))-0.07/POWER(TAN(RADIANS([.AE54]));3)+0.000086/POWER(TAN(RADIANS([.AE54]));5);IF([.AE54]&gt;-0.575;1735+[.AE54]*(-518.2+[.AE54]*(103.4+[.AE54]*(-12.79+[.AE54]*0.711)));-20.772/TAN(RADIANS([.AE54])))))/3600" office:value-type="float" office:value="0.0192829416274831">
            <text:p>0.02</text:p>
          </table:table-cell>
          <table:table-cell table:formula="of:=[.AE54]+[.AF54]" office:value-type="float" office:value="39.8983646836673">
            <text:p>39.9</text:p>
          </table:table-cell>
          <table:table-cell table:formula="of:=IF([.AC54]&gt;0;MOD(DEGREES(ACOS(((SIN(RADIANS([.$B$2]))*COS(RADIANS([.AD54])))-SIN(RADIANS([.T54])))/(COS(RADIANS([.$B$2]))*SIN(RADIANS([.AD54])))))+180;360);MOD(540-DEGREES(ACOS(((SIN(RADIANS([.$B$2]))*COS(RADIANS([.AD54])))-SIN(RADIANS([.T54])))/(COS(RADIANS([.$B$2]))*SIN(RADIANS([.AD54])))));360))" office:value-type="float" office:value="175.676049420233">
            <text:p>175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4]+1" office:value-type="date" office:date-value="2010-02-23">
            <text:p>2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5]+2415018.5+[.E55]-[.$B$4]/24" office:value-type="float" office:value="2455251.29166667">
            <text:p>2455251.29</text:p>
          </table:table-cell>
          <table:table-cell table:style-name="ce9" table:formula="of:=([.F55]-2451545)/36525" office:value-type="float" office:value="0.101472735569241">
            <text:p>0.10147274</text:p>
          </table:table-cell>
          <table:table-cell/>
          <table:table-cell table:formula="of:=MOD(280.46646+[.G55]*(36000.76983+[.G55]*0.0003032);360)" office:value-type="float" office:value="333.563060370648">
            <text:p>333.56</text:p>
          </table:table-cell>
          <table:table-cell table:formula="of:=357.52911+[.G55]*(35999.05029-0.0001537*[.G55])" office:value-type="float" office:value="4010.45121923836">
            <text:p>4010.45</text:p>
          </table:table-cell>
          <table:table-cell table:formula="of:=0.016708634-[.G55]*(0.000042037+0.0000001267*[.G55])" office:value-type="float" office:value="0.016704367086021">
            <text:p>0.02</text:p>
          </table:table-cell>
          <table:table-cell table:formula="of:=SIN(RADIANS([.J55]))*(1.914602-[.G55]*(0.004817+0.000014*[.G55]))+SIN(RADIANS(2*[.J55]))*(0.019993-0.000101*[.G55])+SIN(RADIANS(3*[.J55]))*0.000289" office:value-type="float" office:value="1.49570019865595">
            <text:p>1.5</text:p>
          </table:table-cell>
          <table:table-cell table:formula="of:=[.I55]+[.L55]" office:value-type="float" office:value="335.058760569304">
            <text:p>335.06</text:p>
          </table:table-cell>
          <table:table-cell table:formula="of:=[.J55]+[.L55]" office:value-type="float" office:value="4011.94691943701">
            <text:p>4011.95</text:p>
          </table:table-cell>
          <table:table-cell table:formula="of:=(1.000001018*(1-[.K55]*[.K55]))/(1+[.K55]*COS(RADIANS([.N55])))" office:value-type="float" office:value="0.989533325492369">
            <text:p>0.99</text:p>
          </table:table-cell>
          <table:table-cell table:formula="of:=[.M55]-0.00569-0.00478*SIN(RADIANS(125.04-1934.136*[.G55]))" office:value-type="float" office:value="335.05759614582">
            <text:p>335.06</text:p>
          </table:table-cell>
          <table:table-cell table:formula="of:=23+(26+((21.448-[.G55]*(46.815+[.G55]*(0.00059-[.G55]*0.001813))))/60)/60" office:value-type="float" office:value="23.4379715415843">
            <text:p>23.44</text:p>
          </table:table-cell>
          <table:table-cell table:formula="of:=[.Q55]+0.00256*COS(RADIANS(125.04-1934.136*[.G55]))" office:value-type="float" office:value="23.4387956081775">
            <text:p>23.44</text:p>
          </table:table-cell>
          <table:table-cell table:formula="of:=DEGREES(ATAN2(COS(RADIANS([.P55]));COS(RADIANS([.R55]))*SIN(RADIANS([.P55]))))" office:value-type="float" office:value="-23.1083400103279">
            <text:p>-23.11</text:p>
          </table:table-cell>
          <table:table-cell table:formula="of:=DEGREES(ASIN(SIN(RADIANS([.R55]))*SIN(RADIANS([.P55]))))" office:value-type="float" office:value="-9.65656356936706">
            <text:p>-9.66</text:p>
          </table:table-cell>
          <table:table-cell table:formula="of:=TAN(RADIANS([.R55]/2))*TAN(RADIANS([.R55]/2))" office:value-type="float" office:value="0.0430326580494653">
            <text:p>0.04</text:p>
          </table:table-cell>
          <table:table-cell table:formula="of:=4*DEGREES([.U55]*SIN(2*RADIANS([.I55]))-2*[.K55]*SIN(RADIANS([.J55]))+4*[.K55]*[.U55]*SIN(RADIANS([.J55]))*COS(2*RADIANS([.I55]))-0.5*[.U55]*[.U55]*SIN(4*RADIANS([.I55]))-1.25*[.K55]*[.K55]*SIN(2*RADIANS([.J55])))" office:value-type="float" office:value="-13.3348764657069">
            <text:p>-13.33</text:p>
          </table:table-cell>
          <table:table-cell table:formula="of:=DEGREES(ACOS(COS(RADIANS(90.833))/(COS(RADIANS([.$B$2]))*COS(RADIANS([.T55])))-TAN(RADIANS([.$B$2]))*TAN(RADIANS([.T55]))))" office:value-type="float" office:value="82.9044495540732">
            <text:p>82.9</text:p>
          </table:table-cell>
          <table:table-cell table:style-name="ce7" table:formula="of:=(720-4*[.$B$3]-[.V55]+[.$B$4]*60)/1440" office:value-type="float" office:value="0.509260330878963">
            <text:p>12:13:20</text:p>
          </table:table-cell>
          <table:table-cell table:style-name="ce7" table:formula="of:=([.X55]*1440-[.W55]*4)/1440" office:value-type="float" office:value="0.27897019322876">
            <text:p>6:41:43</text:p>
          </table:table-cell>
          <table:table-cell table:style-name="ce7" table:formula="of:=([.X55]*1440+[.W55]*4)/1440" office:value-type="float" office:value="0.739550468529167">
            <text:p>17:44:57</text:p>
          </table:table-cell>
          <table:table-cell table:formula="of:=8*[.W55]" office:value-type="float" office:value="663.235596432585">
            <text:p>663.24</text:p>
          </table:table-cell>
          <table:table-cell table:formula="of:=MOD([.E55]*1440+[.V55]+4*[.$B$3]-60*[.$B$4];1440)" office:value-type="float" office:value="706.665123534293">
            <text:p>706.67</text:p>
          </table:table-cell>
          <table:table-cell table:formula="of:=IF([.AB55]/4&lt;0;[.AB55]/4+180;[.AB55]/4-180)" office:value-type="float" office:value="-3.33371911642672">
            <text:p>-3.33</text:p>
          </table:table-cell>
          <table:table-cell table:formula="of:=DEGREES(ACOS(SIN(RADIANS([.$B$2]))*SIN(RADIANS([.T55]))+COS(RADIANS([.$B$2]))*COS(RADIANS([.T55]))*COS(RADIANS([.AC55]))))" office:value-type="float" office:value="49.7525642388006">
            <text:p>49.75</text:p>
          </table:table-cell>
          <table:table-cell table:formula="of:=90-[.AD55]" office:value-type="float" office:value="40.2474357611994">
            <text:p>40.25</text:p>
          </table:table-cell>
          <table:table-cell table:formula="of:=IF([.AE55]&gt;85;0;IF([.AE55]&gt;5;58.1/TAN(RADIANS([.AE55]))-0.07/POWER(TAN(RADIANS([.AE55]));3)+0.000086/POWER(TAN(RADIANS([.AE55]));5);IF([.AE55]&gt;-0.575;1735+[.AE55]*(-518.2+[.AE55]*(103.4+[.AE55]*(-12.79+[.AE55]*0.711)));-20.772/TAN(RADIANS([.AE55])))))/3600" office:value-type="float" office:value="0.0190337526657021">
            <text:p>0.02</text:p>
          </table:table-cell>
          <table:table-cell table:formula="of:=[.AE55]+[.AF55]" office:value-type="float" office:value="40.2664695138651">
            <text:p>40.27</text:p>
          </table:table-cell>
          <table:table-cell table:formula="of:=IF([.AC55]&gt;0;MOD(DEGREES(ACOS(((SIN(RADIANS([.$B$2]))*COS(RADIANS([.AD55])))-SIN(RADIANS([.T55])))/(COS(RADIANS([.$B$2]))*SIN(RADIANS([.AD55])))))+180;360);MOD(540-DEGREES(ACOS(((SIN(RADIANS([.$B$2]))*COS(RADIANS([.AD55])))-SIN(RADIANS([.T55])))/(COS(RADIANS([.$B$2]))*SIN(RADIANS([.AD55])))));360))" office:value-type="float" office:value="175.692530054039">
            <text:p>175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5]+1" office:value-type="date" office:date-value="2010-02-24">
            <text:p>2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6]+2415018.5+[.E56]-[.$B$4]/24" office:value-type="float" office:value="2455252.29166667">
            <text:p>2455252.29</text:p>
          </table:table-cell>
          <table:table-cell table:style-name="ce9" table:formula="of:=([.F56]-2451545)/36525" office:value-type="float" office:value="0.101500114077112">
            <text:p>0.10150011</text:p>
          </table:table-cell>
          <table:table-cell/>
          <table:table-cell table:formula="of:=MOD(280.46646+[.G56]*(36000.76983+[.G56]*0.0003032);360)" office:value-type="float" office:value="334.548707732496">
            <text:p>334.55</text:p>
          </table:table-cell>
          <table:table-cell table:formula="of:=357.52911+[.G56]*(35999.05029-0.0001537*[.G56])" office:value-type="float" office:value="4011.43681951923">
            <text:p>4011.44</text:p>
          </table:table-cell>
          <table:table-cell table:formula="of:=0.016708634-[.G56]*(0.000042037+0.0000001267*[.G56])" office:value-type="float" office:value="0.0167043659344065">
            <text:p>0.02</text:p>
          </table:table-cell>
          <table:table-cell table:formula="of:=SIN(RADIANS([.J56]))*(1.914602-[.G56]*(0.004817+0.000014*[.G56]))+SIN(RADIANS(2*[.J56]))*(0.019993-0.000101*[.G56])+SIN(RADIANS(3*[.J56]))*0.000289" office:value-type="float" office:value="1.51629127391229">
            <text:p>1.52</text:p>
          </table:table-cell>
          <table:table-cell table:formula="of:=[.I56]+[.L56]" office:value-type="float" office:value="336.064999006409">
            <text:p>336.06</text:p>
          </table:table-cell>
          <table:table-cell table:formula="of:=[.J56]+[.L56]" office:value-type="float" office:value="4012.95311079314">
            <text:p>4012.95</text:p>
          </table:table-cell>
          <table:table-cell table:formula="of:=(1.000001018*(1-[.K56]*[.K56]))/(1+[.K56]*COS(RADIANS([.N56])))" office:value-type="float" office:value="0.989761171291688">
            <text:p>0.99</text:p>
          </table:table-cell>
          <table:table-cell table:formula="of:=[.M56]-0.00569-0.00478*SIN(RADIANS(125.04-1934.136*[.G56]))" office:value-type="float" office:value="336.063836003073">
            <text:p>336.06</text:p>
          </table:table-cell>
          <table:table-cell table:formula="of:=23+(26+((21.448-[.G56]*(46.815+[.G56]*(0.00059-[.G56]*0.001813))))/60)/60" office:value-type="float" office:value="23.4379711855492">
            <text:p>23.44</text:p>
          </table:table-cell>
          <table:table-cell table:formula="of:=[.Q56]+0.00256*COS(RADIANS(125.04-1934.136*[.G56]))" office:value-type="float" office:value="23.4387930117282">
            <text:p>23.44</text:p>
          </table:table-cell>
          <table:table-cell table:formula="of:=DEGREES(ATAN2(COS(RADIANS([.P56]));COS(RADIANS([.R56]))*SIN(RADIANS([.P56]))))" office:value-type="float" office:value="-22.1594278104844">
            <text:p>-22.16</text:p>
          </table:table-cell>
          <table:table-cell table:formula="of:=DEGREES(ASIN(SIN(RADIANS([.R56]))*SIN(RADIANS([.P56]))))" office:value-type="float" office:value="-9.28714134419315">
            <text:p>-9.29</text:p>
          </table:table-cell>
          <table:table-cell table:formula="of:=TAN(RADIANS([.R56]/2))*TAN(RADIANS([.R56]/2))" office:value-type="float" office:value="0.0430326482443167">
            <text:p>0.04</text:p>
          </table:table-cell>
          <table:table-cell table:formula="of:=4*DEGREES([.U56]*SIN(2*RADIANS([.I56]))-2*[.K56]*SIN(RADIANS([.J56]))+4*[.K56]*[.U56]*SIN(RADIANS([.J56]))*COS(2*RADIANS([.I56]))-0.5*[.U56]*[.U56]*SIN(4*RADIANS([.I56]))-1.25*[.K56]*[.K56]*SIN(2*RADIANS([.J56])))" office:value-type="float" office:value="-13.1861424999613">
            <text:p>-13.19</text:p>
          </table:table-cell>
          <table:table-cell table:formula="of:=DEGREES(ACOS(COS(RADIANS(90.833))/(COS(RADIANS([.$B$2]))*COS(RADIANS([.T56])))-TAN(RADIANS([.$B$2]))*TAN(RADIANS([.T56]))))" office:value-type="float" office:value="83.2242155668547">
            <text:p>83.22</text:p>
          </table:table-cell>
          <table:table-cell table:style-name="ce7" table:formula="of:=(720-4*[.$B$3]-[.V56]+[.$B$4]*60)/1440" office:value-type="float" office:value="0.509157043402751">
            <text:p>12:13:11</text:p>
          </table:table-cell>
          <table:table-cell table:style-name="ce7" table:formula="of:=([.X56]*1440-[.W56]*4)/1440" office:value-type="float" office:value="0.277978666828154">
            <text:p>6:40:17</text:p>
          </table:table-cell>
          <table:table-cell table:style-name="ce7" table:formula="of:=([.X56]*1440+[.W56]*4)/1440" office:value-type="float" office:value="0.740335419977347">
            <text:p>17:46:05</text:p>
          </table:table-cell>
          <table:table-cell table:formula="of:=8*[.W56]" office:value-type="float" office:value="665.793724534838">
            <text:p>665.79</text:p>
          </table:table-cell>
          <table:table-cell table:formula="of:=MOD([.E56]*1440+[.V56]+4*[.$B$3]-60*[.$B$4];1440)" office:value-type="float" office:value="706.813857500039">
            <text:p>706.81</text:p>
          </table:table-cell>
          <table:table-cell table:formula="of:=IF([.AB56]/4&lt;0;[.AB56]/4+180;[.AB56]/4-180)" office:value-type="float" office:value="-3.29653562499033">
            <text:p>-3.3</text:p>
          </table:table-cell>
          <table:table-cell table:formula="of:=DEGREES(ACOS(SIN(RADIANS([.$B$2]))*SIN(RADIANS([.T56]))+COS(RADIANS([.$B$2]))*COS(RADIANS([.T56]))*COS(RADIANS([.AC56]))))" office:value-type="float" office:value="49.3816336638108">
            <text:p>49.38</text:p>
          </table:table-cell>
          <table:table-cell table:formula="of:=90-[.AD56]" office:value-type="float" office:value="40.6183663361892">
            <text:p>40.62</text:p>
          </table:table-cell>
          <table:table-cell table:formula="of:=IF([.AE56]&gt;85;0;IF([.AE56]&gt;5;58.1/TAN(RADIANS([.AE56]))-0.07/POWER(TAN(RADIANS([.AE56]));3)+0.000086/POWER(TAN(RADIANS([.AE56]));5);IF([.AE56]&gt;-0.575;1735+[.AE56]*(-518.2+[.AE56]*(103.4+[.AE56]*(-12.79+[.AE56]*0.711)));-20.772/TAN(RADIANS([.AE56])))))/3600" office:value-type="float" office:value="0.0187865840020014">
            <text:p>0.02</text:p>
          </table:table-cell>
          <table:table-cell table:formula="of:=[.AE56]+[.AF56]" office:value-type="float" office:value="40.6371529201912">
            <text:p>40.64</text:p>
          </table:table-cell>
          <table:table-cell table:formula="of:=IF([.AC56]&gt;0;MOD(DEGREES(ACOS(((SIN(RADIANS([.$B$2]))*COS(RADIANS([.AD56])))-SIN(RADIANS([.T56])))/(COS(RADIANS([.$B$2]))*SIN(RADIANS([.AD56])))))+180;360);MOD(540-DEGREES(ACOS(((SIN(RADIANS([.$B$2]))*COS(RADIANS([.AD56])))-SIN(RADIANS([.T56])))/(COS(RADIANS([.$B$2]))*SIN(RADIANS([.AD56])))));360))" office:value-type="float" office:value="175.712387431601">
            <text:p>175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6]+1" office:value-type="date" office:date-value="2010-02-25">
            <text:p>2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7]+2415018.5+[.E57]-[.$B$4]/24" office:value-type="float" office:value="2455253.29166667">
            <text:p>2455253.29</text:p>
          </table:table-cell>
          <table:table-cell table:style-name="ce9" table:formula="of:=([.F57]-2451545)/36525" office:value-type="float" office:value="0.101527492584983">
            <text:p>0.10152749</text:p>
          </table:table-cell>
          <table:table-cell/>
          <table:table-cell table:formula="of:=MOD(280.46646+[.G57]*(36000.76983+[.G57]*0.0003032);360)" office:value-type="float" office:value="335.534355094346">
            <text:p>335.53</text:p>
          </table:table-cell>
          <table:table-cell table:formula="of:=357.52911+[.G57]*(35999.05029-0.0001537*[.G57])" office:value-type="float" office:value="4012.4224198001">
            <text:p>4012.42</text:p>
          </table:table-cell>
          <table:table-cell table:formula="of:=0.016708634-[.G57]*(0.000042037+0.0000001267*[.G57])" office:value-type="float" office:value="0.0167043647827919">
            <text:p>0.02</text:p>
          </table:table-cell>
          <table:table-cell table:formula="of:=SIN(RADIANS([.J57]))*(1.914602-[.G57]*(0.004817+0.000014*[.G57]))+SIN(RADIANS(2*[.J57]))*(0.019993-0.000101*[.G57])+SIN(RADIANS(3*[.J57]))*0.000289" office:value-type="float" office:value="1.53641608744988">
            <text:p>1.54</text:p>
          </table:table-cell>
          <table:table-cell table:formula="of:=[.I57]+[.L57]" office:value-type="float" office:value="337.070771181796">
            <text:p>337.07</text:p>
          </table:table-cell>
          <table:table-cell table:formula="of:=[.J57]+[.L57]" office:value-type="float" office:value="4013.95883588755">
            <text:p>4013.96</text:p>
          </table:table-cell>
          <table:table-cell table:formula="of:=(1.000001018*(1-[.K57]*[.K57]))/(1+[.K57]*COS(RADIANS([.N57])))" office:value-type="float" office:value="0.989992056899825">
            <text:p>0.99</text:p>
          </table:table-cell>
          <table:table-cell table:formula="of:=[.M57]-0.00569-0.00478*SIN(RADIANS(125.04-1934.136*[.G57]))" office:value-type="float" office:value="337.069609594742">
            <text:p>337.07</text:p>
          </table:table-cell>
          <table:table-cell table:formula="of:=23+(26+((21.448-[.G57]*(46.815+[.G57]*(0.00059-[.G57]*0.001813))))/60)/60" office:value-type="float" office:value="23.437970829514">
            <text:p>23.44</text:p>
          </table:table-cell>
          <table:table-cell table:formula="of:=[.Q57]+0.00256*COS(RADIANS(125.04-1934.136*[.G57]))" office:value-type="float" office:value="23.438790414577">
            <text:p>23.44</text:p>
          </table:table-cell>
          <table:table-cell table:formula="of:=DEGREES(ATAN2(COS(RADIANS([.P57]));COS(RADIANS([.R57]))*SIN(RADIANS([.P57]))))" office:value-type="float" office:value="-21.2129594578095">
            <text:p>-21.21</text:p>
          </table:table-cell>
          <table:table-cell table:formula="of:=DEGREES(ASIN(SIN(RADIANS([.R57]))*SIN(RADIANS([.P57]))))" office:value-type="float" office:value="-8.91539446727801">
            <text:p>-8.92</text:p>
          </table:table-cell>
          <table:table-cell table:formula="of:=TAN(RADIANS([.R57]/2))*TAN(RADIANS([.R57]/2))" office:value-type="float" office:value="0.0430326384365184">
            <text:p>0.04</text:p>
          </table:table-cell>
          <table:table-cell table:formula="of:=4*DEGREES([.U57]*SIN(2*RADIANS([.I57]))-2*[.K57]*SIN(RADIANS([.J57]))+4*[.K57]*[.U57]*SIN(RADIANS([.J57]))*COS(2*RADIANS([.I57]))-0.5*[.U57]*[.U57]*SIN(4*RADIANS([.I57]))-1.25*[.K57]*[.K57]*SIN(2*RADIANS([.J57])))" office:value-type="float" office:value="-13.0275720373459">
            <text:p>-13.03</text:p>
          </table:table-cell>
          <table:table-cell table:formula="of:=DEGREES(ACOS(COS(RADIANS(90.833))/(COS(RADIANS([.$B$2]))*COS(RADIANS([.T57])))-TAN(RADIANS([.$B$2]))*TAN(RADIANS([.T57]))))" office:value-type="float" office:value="83.5451471316167">
            <text:p>83.55</text:p>
          </table:table-cell>
          <table:table-cell table:style-name="ce7" table:formula="of:=(720-4*[.$B$3]-[.V57]+[.$B$4]*60)/1440" office:value-type="float" office:value="0.509046925025935">
            <text:p>12:13:02</text:p>
          </table:table-cell>
          <table:table-cell table:style-name="ce7" table:formula="of:=([.X57]*1440-[.W57]*4)/1440" office:value-type="float" office:value="0.276977071882555">
            <text:p>6:38:51</text:p>
          </table:table-cell>
          <table:table-cell table:style-name="ce7" table:formula="of:=([.X57]*1440+[.W57]*4)/1440" office:value-type="float" office:value="0.741116778169314">
            <text:p>17:47:12</text:p>
          </table:table-cell>
          <table:table-cell table:formula="of:=8*[.W57]" office:value-type="float" office:value="668.361177052934">
            <text:p>668.36</text:p>
          </table:table-cell>
          <table:table-cell table:formula="of:=MOD([.E57]*1440+[.V57]+4*[.$B$3]-60*[.$B$4];1440)" office:value-type="float" office:value="706.972427962654">
            <text:p>706.97</text:p>
          </table:table-cell>
          <table:table-cell table:formula="of:=IF([.AB57]/4&lt;0;[.AB57]/4+180;[.AB57]/4-180)" office:value-type="float" office:value="-3.25689300933647">
            <text:p>-3.26</text:p>
          </table:table-cell>
          <table:table-cell table:formula="of:=DEGREES(ACOS(SIN(RADIANS([.$B$2]))*SIN(RADIANS([.T57]))+COS(RADIANS([.$B$2]))*COS(RADIANS([.T57]))*COS(RADIANS([.AC57]))))" office:value-type="float" office:value="49.0082449827673">
            <text:p>49.01</text:p>
          </table:table-cell>
          <table:table-cell table:formula="of:=90-[.AD57]" office:value-type="float" office:value="40.9917550172327">
            <text:p>40.99</text:p>
          </table:table-cell>
          <table:table-cell table:formula="of:=IF([.AE57]&gt;85;0;IF([.AE57]&gt;5;58.1/TAN(RADIANS([.AE57]))-0.07/POWER(TAN(RADIANS([.AE57]));3)+0.000086/POWER(TAN(RADIANS([.AE57]));5);IF([.AE57]&gt;-0.575;1735+[.AE57]*(-518.2+[.AE57]*(103.4+[.AE57]*(-12.79+[.AE57]*0.711)));-20.772/TAN(RADIANS([.AE57])))))/3600" office:value-type="float" office:value="0.0185414859629612">
            <text:p>0.02</text:p>
          </table:table-cell>
          <table:table-cell table:formula="of:=[.AE57]+[.AF57]" office:value-type="float" office:value="41.0102965031957">
            <text:p>41.01</text:p>
          </table:table-cell>
          <table:table-cell table:formula="of:=IF([.AC57]&gt;0;MOD(DEGREES(ACOS(((SIN(RADIANS([.$B$2]))*COS(RADIANS([.AD57])))-SIN(RADIANS([.T57])))/(COS(RADIANS([.$B$2]))*SIN(RADIANS([.AD57])))))+180;360);MOD(540-DEGREES(ACOS(((SIN(RADIANS([.$B$2]))*COS(RADIANS([.AD57])))-SIN(RADIANS([.T57])))/(COS(RADIANS([.$B$2]))*SIN(RADIANS([.AD57])))));360))" office:value-type="float" office:value="175.735604728367">
            <text:p>175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7]+1" office:value-type="date" office:date-value="2010-02-26">
            <text:p>2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8]+2415018.5+[.E58]-[.$B$4]/24" office:value-type="float" office:value="2455254.29166667">
            <text:p>2455254.29</text:p>
          </table:table-cell>
          <table:table-cell table:style-name="ce9" table:formula="of:=([.F58]-2451545)/36525" office:value-type="float" office:value="0.101554871092855">
            <text:p>0.10155487</text:p>
          </table:table-cell>
          <table:table-cell/>
          <table:table-cell table:formula="of:=MOD(280.46646+[.G58]*(36000.76983+[.G58]*0.0003032);360)" office:value-type="float" office:value="336.520002456196">
            <text:p>336.52</text:p>
          </table:table-cell>
          <table:table-cell table:formula="of:=357.52911+[.G58]*(35999.05029-0.0001537*[.G58])" office:value-type="float" office:value="4013.40802008097">
            <text:p>4013.41</text:p>
          </table:table-cell>
          <table:table-cell table:formula="of:=0.016708634-[.G58]*(0.000042037+0.0000001267*[.G58])" office:value-type="float" office:value="0.0167043636311771">
            <text:p>0.02</text:p>
          </table:table-cell>
          <table:table-cell table:formula="of:=SIN(RADIANS([.J58]))*(1.914602-[.G58]*(0.004817+0.000014*[.G58]))+SIN(RADIANS(2*[.J58]))*(0.019993-0.000101*[.G58])+SIN(RADIANS(3*[.J58]))*0.000289" office:value-type="float" office:value="1.55606886274928">
            <text:p>1.56</text:p>
          </table:table-cell>
          <table:table-cell table:formula="of:=[.I58]+[.L58]" office:value-type="float" office:value="338.076071318946">
            <text:p>338.08</text:p>
          </table:table-cell>
          <table:table-cell table:formula="of:=[.J58]+[.L58]" office:value-type="float" office:value="4014.96408894372">
            <text:p>4014.96</text:p>
          </table:table-cell>
          <table:table-cell table:formula="of:=(1.000001018*(1-[.K58]*[.K58]))/(1+[.K58]*COS(RADIANS([.N58])))" office:value-type="float" office:value="0.990225909777651">
            <text:p>0.99</text:p>
          </table:table-cell>
          <table:table-cell table:formula="of:=[.M58]-0.00569-0.00478*SIN(RADIANS(125.04-1934.136*[.G58]))" office:value-type="float" office:value="338.074911144304">
            <text:p>338.07</text:p>
          </table:table-cell>
          <table:table-cell table:formula="of:=23+(26+((21.448-[.G58]*(46.815+[.G58]*(0.00059-[.G58]*0.001813))))/60)/60" office:value-type="float" office:value="23.4379704734788">
            <text:p>23.44</text:p>
          </table:table-cell>
          <table:table-cell table:formula="of:=[.Q58]+0.00256*COS(RADIANS(125.04-1934.136*[.G58]))" office:value-type="float" office:value="23.4387878167256">
            <text:p>23.44</text:p>
          </table:table-cell>
          <table:table-cell table:formula="of:=DEGREES(ATAN2(COS(RADIANS([.P58]));COS(RADIANS([.R58]))*SIN(RADIANS([.P58]))))" office:value-type="float" office:value="-20.2688647468853">
            <text:p>-20.27</text:p>
          </table:table-cell>
          <table:table-cell table:formula="of:=DEGREES(ASIN(SIN(RADIANS([.R58]))*SIN(RADIANS([.P58]))))" office:value-type="float" office:value="-8.54143500825189">
            <text:p>-8.54</text:p>
          </table:table-cell>
          <table:table-cell table:formula="of:=TAN(RADIANS([.R58]/2))*TAN(RADIANS([.R58]/2))" office:value-type="float" office:value="0.0430326286260777">
            <text:p>0.04</text:p>
          </table:table-cell>
          <table:table-cell table:formula="of:=4*DEGREES([.U58]*SIN(2*RADIANS([.I58]))-2*[.K58]*SIN(RADIANS([.J58]))+4*[.K58]*[.U58]*SIN(RADIANS([.J58]))*COS(2*RADIANS([.I58]))-0.5*[.U58]*[.U58]*SIN(4*RADIANS([.I58]))-1.25*[.K58]*[.K58]*SIN(2*RADIANS([.J58])))" office:value-type="float" office:value="-12.8594578162896">
            <text:p>-12.86</text:p>
          </table:table-cell>
          <table:table-cell table:formula="of:=DEGREES(ACOS(COS(RADIANS(90.833))/(COS(RADIANS([.$B$2]))*COS(RADIANS([.T58])))-TAN(RADIANS([.$B$2]))*TAN(RADIANS([.T58]))))" office:value-type="float" office:value="83.8671729516348">
            <text:p>83.87</text:p>
          </table:table-cell>
          <table:table-cell table:style-name="ce7" table:formula="of:=(720-4*[.$B$3]-[.V58]+[.$B$4]*60)/1440" office:value-type="float" office:value="0.50893017903909">
            <text:p>12:12:52</text:p>
          </table:table-cell>
          <table:table-cell table:style-name="ce7" table:formula="of:=([.X58]*1440-[.W58]*4)/1440" office:value-type="float" office:value="0.275965809728993">
            <text:p>6:37:23</text:p>
          </table:table-cell>
          <table:table-cell table:style-name="ce7" table:formula="of:=([.X58]*1440+[.W58]*4)/1440" office:value-type="float" office:value="0.741894548349187">
            <text:p>17:48:20</text:p>
          </table:table-cell>
          <table:table-cell table:formula="of:=8*[.W58]" office:value-type="float" office:value="670.937383613079">
            <text:p>670.94</text:p>
          </table:table-cell>
          <table:table-cell table:formula="of:=MOD([.E58]*1440+[.V58]+4*[.$B$3]-60*[.$B$4];1440)" office:value-type="float" office:value="707.14054218371">
            <text:p>707.14</text:p>
          </table:table-cell>
          <table:table-cell table:formula="of:=IF([.AB58]/4&lt;0;[.AB58]/4+180;[.AB58]/4-180)" office:value-type="float" office:value="-3.2148644540724">
            <text:p>-3.21</text:p>
          </table:table-cell>
          <table:table-cell table:formula="of:=DEGREES(ACOS(SIN(RADIANS([.$B$2]))*SIN(RADIANS([.T58]))+COS(RADIANS([.$B$2]))*COS(RADIANS([.T58]))*COS(RADIANS([.AC58]))))" office:value-type="float" office:value="48.6325165674354">
            <text:p>48.63</text:p>
          </table:table-cell>
          <table:table-cell table:formula="of:=90-[.AD58]" office:value-type="float" office:value="41.3674834325646">
            <text:p>41.37</text:p>
          </table:table-cell>
          <table:table-cell table:formula="of:=IF([.AE58]&gt;85;0;IF([.AE58]&gt;5;58.1/TAN(RADIANS([.AE58]))-0.07/POWER(TAN(RADIANS([.AE58]));3)+0.000086/POWER(TAN(RADIANS([.AE58]));5);IF([.AE58]&gt;-0.575;1735+[.AE58]*(-518.2+[.AE58]*(103.4+[.AE58]*(-12.79+[.AE58]*0.711)));-20.772/TAN(RADIANS([.AE58])))))/3600" office:value-type="float" office:value="0.0182985042062791">
            <text:p>0.02</text:p>
          </table:table-cell>
          <table:table-cell table:formula="of:=[.AE58]+[.AF58]" office:value-type="float" office:value="41.3857819367709">
            <text:p>41.39</text:p>
          </table:table-cell>
          <table:table-cell table:formula="of:=IF([.AC58]&gt;0;MOD(DEGREES(ACOS(((SIN(RADIANS([.$B$2]))*COS(RADIANS([.AD58])))-SIN(RADIANS([.T58])))/(COS(RADIANS([.$B$2]))*SIN(RADIANS([.AD58])))))+180;360);MOD(540-DEGREES(ACOS(((SIN(RADIANS([.$B$2]))*COS(RADIANS([.AD58])))-SIN(RADIANS([.T58])))/(COS(RADIANS([.$B$2]))*SIN(RADIANS([.AD58])))));360))" office:value-type="float" office:value="175.762162756078">
            <text:p>175.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8]+1" office:value-type="date" office:date-value="2010-02-27">
            <text:p>2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9]+2415018.5+[.E59]-[.$B$4]/24" office:value-type="float" office:value="2455255.29166667">
            <text:p>2455255.29</text:p>
          </table:table-cell>
          <table:table-cell table:style-name="ce9" table:formula="of:=([.F59]-2451545)/36525" office:value-type="float" office:value="0.101582249600726">
            <text:p>0.10158225</text:p>
          </table:table-cell>
          <table:table-cell/>
          <table:table-cell table:formula="of:=MOD(280.46646+[.G59]*(36000.76983+[.G59]*0.0003032);360)" office:value-type="float" office:value="337.505649818047">
            <text:p>337.51</text:p>
          </table:table-cell>
          <table:table-cell table:formula="of:=357.52911+[.G59]*(35999.05029-0.0001537*[.G59])" office:value-type="float" office:value="4014.39362036184">
            <text:p>4014.39</text:p>
          </table:table-cell>
          <table:table-cell table:formula="of:=0.016708634-[.G59]*(0.000042037+0.0000001267*[.G59])" office:value-type="float" office:value="0.0167043624795621">
            <text:p>0.02</text:p>
          </table:table-cell>
          <table:table-cell table:formula="of:=SIN(RADIANS([.J59]))*(1.914602-[.G59]*(0.004817+0.000014*[.G59]))+SIN(RADIANS(2*[.J59]))*(0.019993-0.000101*[.G59])+SIN(RADIANS(3*[.J59]))*0.000289" office:value-type="float" office:value="1.57524398396314">
            <text:p>1.58</text:p>
          </table:table-cell>
          <table:table-cell table:formula="of:=[.I59]+[.L59]" office:value-type="float" office:value="339.08089380201">
            <text:p>339.08</text:p>
          </table:table-cell>
          <table:table-cell table:formula="of:=[.J59]+[.L59]" office:value-type="float" office:value="4015.9688643458">
            <text:p>4015.97</text:p>
          </table:table-cell>
          <table:table-cell table:formula="of:=(1.000001018*(1-[.K59]*[.K59]))/(1+[.K59]*COS(RADIANS([.N59])))" office:value-type="float" office:value="0.990462656556213">
            <text:p>0.99</text:p>
          </table:table-cell>
          <table:table-cell table:formula="of:=[.M59]-0.00569-0.00478*SIN(RADIANS(125.04-1934.136*[.G59]))" office:value-type="float" office:value="339.079735035913">
            <text:p>339.08</text:p>
          </table:table-cell>
          <table:table-cell table:formula="of:=23+(26+((21.448-[.G59]*(46.815+[.G59]*(0.00059-[.G59]*0.001813))))/60)/60" office:value-type="float" office:value="23.4379701174437">
            <text:p>23.44</text:p>
          </table:table-cell>
          <table:table-cell table:formula="of:=[.Q59]+0.00256*COS(RADIANS(125.04-1934.136*[.G59]))" office:value-type="float" office:value="23.4387852181762">
            <text:p>23.44</text:p>
          </table:table-cell>
          <table:table-cell table:formula="of:=DEGREES(ATAN2(COS(RADIANS([.P59]));COS(RADIANS([.R59]))*SIN(RADIANS([.P59]))))" office:value-type="float" office:value="-19.3270719616622">
            <text:p>-19.33</text:p>
          </table:table-cell>
          <table:table-cell table:formula="of:=DEGREES(ASIN(SIN(RADIANS([.R59]))*SIN(RADIANS([.P59]))))" office:value-type="float" office:value="-8.16537457267346">
            <text:p>-8.17</text:p>
          </table:table-cell>
          <table:table-cell table:formula="of:=TAN(RADIANS([.R59]/2))*TAN(RADIANS([.R59]/2))" office:value-type="float" office:value="0.0430326188130016">
            <text:p>0.04</text:p>
          </table:table-cell>
          <table:table-cell table:formula="of:=4*DEGREES([.U59]*SIN(2*RADIANS([.I59]))-2*[.K59]*SIN(RADIANS([.J59]))+4*[.K59]*[.U59]*SIN(RADIANS([.J59]))*COS(2*RADIANS([.I59]))-0.5*[.U59]*[.U59]*SIN(4*RADIANS([.I59]))-1.25*[.K59]*[.K59]*SIN(2*RADIANS([.J59])))" office:value-type="float" office:value="-12.6820987516609">
            <text:p>-12.68</text:p>
          </table:table-cell>
          <table:table-cell table:formula="of:=DEGREES(ACOS(COS(RADIANS(90.833))/(COS(RADIANS([.$B$2]))*COS(RADIANS([.T59])))-TAN(RADIANS([.$B$2]))*TAN(RADIANS([.T59]))))" office:value-type="float" office:value="84.1902239970785">
            <text:p>84.19</text:p>
          </table:table-cell>
          <table:table-cell table:style-name="ce7" table:formula="of:=(720-4*[.$B$3]-[.V59]+[.$B$4]*60)/1440" office:value-type="float" office:value="0.508807013021987">
            <text:p>12:12:41</text:p>
          </table:table-cell>
          <table:table-cell table:style-name="ce7" table:formula="of:=([.X59]*1440-[.W59]*4)/1440" office:value-type="float" office:value="0.274945279696769">
            <text:p>6:35:55</text:p>
          </table:table-cell>
          <table:table-cell table:style-name="ce7" table:formula="of:=([.X59]*1440+[.W59]*4)/1440" office:value-type="float" office:value="0.742668746347205">
            <text:p>17:49:27</text:p>
          </table:table-cell>
          <table:table-cell table:formula="of:=8*[.W59]" office:value-type="float" office:value="673.521791976628">
            <text:p>673.52</text:p>
          </table:table-cell>
          <table:table-cell table:formula="of:=MOD([.E59]*1440+[.V59]+4*[.$B$3]-60*[.$B$4];1440)" office:value-type="float" office:value="707.317901248339">
            <text:p>707.32</text:p>
          </table:table-cell>
          <table:table-cell table:formula="of:=IF([.AB59]/4&lt;0;[.AB59]/4+180;[.AB59]/4-180)" office:value-type="float" office:value="-3.17052468791522">
            <text:p>-3.17</text:p>
          </table:table-cell>
          <table:table-cell table:formula="of:=DEGREES(ACOS(SIN(RADIANS([.$B$2]))*SIN(RADIANS([.T59]))+COS(RADIANS([.$B$2]))*COS(RADIANS([.T59]))*COS(RADIANS([.AC59]))))" office:value-type="float" office:value="48.2545666687569">
            <text:p>48.25</text:p>
          </table:table-cell>
          <table:table-cell table:formula="of:=90-[.AD59]" office:value-type="float" office:value="41.7454333312431">
            <text:p>41.75</text:p>
          </table:table-cell>
          <table:table-cell table:formula="of:=IF([.AE59]&gt;85;0;IF([.AE59]&gt;5;58.1/TAN(RADIANS([.AE59]))-0.07/POWER(TAN(RADIANS([.AE59]));3)+0.000086/POWER(TAN(RADIANS([.AE59]));5);IF([.AE59]&gt;-0.575;1735+[.AE59]*(-518.2+[.AE59]*(103.4+[.AE59]*(-12.79+[.AE59]*0.711)));-20.772/TAN(RADIANS([.AE59])))))/3600" office:value-type="float" office:value="0.0180576799549142">
            <text:p>0.02</text:p>
          </table:table-cell>
          <table:table-cell table:formula="of:=[.AE59]+[.AF59]" office:value-type="float" office:value="41.763491011198">
            <text:p>41.76</text:p>
          </table:table-cell>
          <table:table-cell table:formula="of:=IF([.AC59]&gt;0;MOD(DEGREES(ACOS(((SIN(RADIANS([.$B$2]))*COS(RADIANS([.AD59])))-SIN(RADIANS([.T59])))/(COS(RADIANS([.$B$2]))*SIN(RADIANS([.AD59])))))+180;360);MOD(540-DEGREES(ACOS(((SIN(RADIANS([.$B$2]))*COS(RADIANS([.AD59])))-SIN(RADIANS([.T59])))/(COS(RADIANS([.$B$2]))*SIN(RADIANS([.AD59])))));360))" office:value-type="float" office:value="175.792039984908">
            <text:p>175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9]+1" office:value-type="date" office:date-value="2010-02-28">
            <text:p>2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0]+2415018.5+[.E60]-[.$B$4]/24" office:value-type="float" office:value="2455256.29166667">
            <text:p>2455256.29</text:p>
          </table:table-cell>
          <table:table-cell table:style-name="ce9" table:formula="of:=([.F60]-2451545)/36525" office:value-type="float" office:value="0.101609628108597">
            <text:p>0.10160963</text:p>
          </table:table-cell>
          <table:table-cell/>
          <table:table-cell table:formula="of:=MOD(280.46646+[.G60]*(36000.76983+[.G60]*0.0003032);360)" office:value-type="float" office:value="338.491297179899">
            <text:p>338.49</text:p>
          </table:table-cell>
          <table:table-cell table:formula="of:=357.52911+[.G60]*(35999.05029-0.0001537*[.G60])" office:value-type="float" office:value="4015.37922064271">
            <text:p>4015.38</text:p>
          </table:table-cell>
          <table:table-cell table:formula="of:=0.016708634-[.G60]*(0.000042037+0.0000001267*[.G60])" office:value-type="float" office:value="0.016704361327947">
            <text:p>0.02</text:p>
          </table:table-cell>
          <table:table-cell table:formula="of:=SIN(RADIANS([.J60]))*(1.914602-[.G60]*(0.004817+0.000014*[.G60]))+SIN(RADIANS(2*[.J60]))*(0.019993-0.000101*[.G60])+SIN(RADIANS(3*[.J60]))*0.000289" office:value-type="float" office:value="1.59393599729343">
            <text:p>1.59</text:p>
          </table:table-cell>
          <table:table-cell table:formula="of:=[.I60]+[.L60]" office:value-type="float" office:value="340.085233177192">
            <text:p>340.09</text:p>
          </table:table-cell>
          <table:table-cell table:formula="of:=[.J60]+[.L60]" office:value-type="float" office:value="4016.97315664">
            <text:p>4016.97</text:p>
          </table:table-cell>
          <table:table-cell table:formula="of:=(1.000001018*(1-[.K60]*[.K60]))/(1+[.K60]*COS(RADIANS([.N60])))" office:value-type="float" office:value="0.990702223063473">
            <text:p>0.99</text:p>
          </table:table-cell>
          <table:table-cell table:formula="of:=[.M60]-0.00569-0.00478*SIN(RADIANS(125.04-1934.136*[.G60]))" office:value-type="float" office:value="340.084075815768">
            <text:p>340.08</text:p>
          </table:table-cell>
          <table:table-cell table:formula="of:=23+(26+((21.448-[.G60]*(46.815+[.G60]*(0.00059-[.G60]*0.001813))))/60)/60" office:value-type="float" office:value="23.4379697614085">
            <text:p>23.44</text:p>
          </table:table-cell>
          <table:table-cell table:formula="of:=[.Q60]+0.00256*COS(RADIANS(125.04-1934.136*[.G60]))" office:value-type="float" office:value="23.4387826189304">
            <text:p>23.44</text:p>
          </table:table-cell>
          <table:table-cell table:formula="of:=DEGREES(ATAN2(COS(RADIANS([.P60]));COS(RADIANS([.R60]))*SIN(RADIANS([.P60]))))" office:value-type="float" office:value="-18.3875079678523">
            <text:p>-18.39</text:p>
          </table:table-cell>
          <table:table-cell table:formula="of:=DEGREES(ASIN(SIN(RADIANS([.R60]))*SIN(RADIANS([.P60]))))" office:value-type="float" office:value="-7.78732428909132">
            <text:p>-7.79</text:p>
          </table:table-cell>
          <table:table-cell table:formula="of:=TAN(RADIANS([.R60]/2))*TAN(RADIANS([.R60]/2))" office:value-type="float" office:value="0.0430326089972975">
            <text:p>0.04</text:p>
          </table:table-cell>
          <table:table-cell table:formula="of:=4*DEGREES([.U60]*SIN(2*RADIANS([.I60]))-2*[.K60]*SIN(RADIANS([.J60]))+4*[.K60]*[.U60]*SIN(RADIANS([.J60]))*COS(2*RADIANS([.I60]))-0.5*[.U60]*[.U60]*SIN(4*RADIANS([.I60]))-1.25*[.K60]*[.K60]*SIN(2*RADIANS([.J60])))" office:value-type="float" office:value="-12.4957994685011">
            <text:p>-12.5</text:p>
          </table:table-cell>
          <table:table-cell table:formula="of:=DEGREES(ACOS(COS(RADIANS(90.833))/(COS(RADIANS([.$B$2]))*COS(RADIANS([.T60])))-TAN(RADIANS([.$B$2]))*TAN(RADIANS([.T60]))))" office:value-type="float" office:value="84.5142334227296">
            <text:p>84.51</text:p>
          </table:table-cell>
          <table:table-cell table:style-name="ce7" table:formula="of:=(720-4*[.$B$3]-[.V60]+[.$B$4]*60)/1440" office:value-type="float" office:value="0.508677638519792">
            <text:p>12:12:30</text:p>
          </table:table-cell>
          <table:table-cell table:style-name="ce7" table:formula="of:=([.X60]*1440-[.W60]*4)/1440" office:value-type="float" office:value="0.27391587901221">
            <text:p>6:34:26</text:p>
          </table:table-cell>
          <table:table-cell table:style-name="ce7" table:formula="of:=([.X60]*1440+[.W60]*4)/1440" office:value-type="float" office:value="0.743439398027374">
            <text:p>17:50:33</text:p>
          </table:table-cell>
          <table:table-cell table:formula="of:=8*[.W60]" office:value-type="float" office:value="676.113867381837">
            <text:p>676.11</text:p>
          </table:table-cell>
          <table:table-cell table:formula="of:=MOD([.E60]*1440+[.V60]+4*[.$B$3]-60*[.$B$4];1440)" office:value-type="float" office:value="707.504200531499">
            <text:p>707.5</text:p>
          </table:table-cell>
          <table:table-cell table:formula="of:=IF([.AB60]/4&lt;0;[.AB60]/4+180;[.AB60]/4-180)" office:value-type="float" office:value="-3.12394986712528">
            <text:p>-3.12</text:p>
          </table:table-cell>
          <table:table-cell table:formula="of:=DEGREES(ACOS(SIN(RADIANS([.$B$2]))*SIN(RADIANS([.T60]))+COS(RADIANS([.$B$2]))*COS(RADIANS([.T60]))*COS(RADIANS([.AC60]))))" office:value-type="float" office:value="47.8745133755425">
            <text:p>47.87</text:p>
          </table:table-cell>
          <table:table-cell table:formula="of:=90-[.AD60]" office:value-type="float" office:value="42.1254866244575">
            <text:p>42.13</text:p>
          </table:table-cell>
          <table:table-cell table:formula="of:=IF([.AE60]&gt;85;0;IF([.AE60]&gt;5;58.1/TAN(RADIANS([.AE60]))-0.07/POWER(TAN(RADIANS([.AE60]));3)+0.000086/POWER(TAN(RADIANS([.AE60]));5);IF([.AE60]&gt;-0.575;1735+[.AE60]*(-518.2+[.AE60]*(103.4+[.AE60]*(-12.79+[.AE60]*0.711)));-20.772/TAN(RADIANS([.AE60])))))/3600" office:value-type="float" office:value="0.0178190502264778">
            <text:p>0.02</text:p>
          </table:table-cell>
          <table:table-cell table:formula="of:=[.AE60]+[.AF60]" office:value-type="float" office:value="42.1433056746839">
            <text:p>42.14</text:p>
          </table:table-cell>
          <table:table-cell table:formula="of:=IF([.AC60]&gt;0;MOD(DEGREES(ACOS(((SIN(RADIANS([.$B$2]))*COS(RADIANS([.AD60])))-SIN(RADIANS([.T60])))/(COS(RADIANS([.$B$2]))*SIN(RADIANS([.AD60])))))+180;360);MOD(540-DEGREES(ACOS(((SIN(RADIANS([.$B$2]))*COS(RADIANS([.AD60])))-SIN(RADIANS([.T60])))/(COS(RADIANS([.$B$2]))*SIN(RADIANS([.AD60])))));360))" office:value-type="float" office:value="175.825212564859">
            <text:p>175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0]+1" office:value-type="date" office:date-value="2010-03-01">
            <text:p>3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1]+2415018.5+[.E61]-[.$B$4]/24" office:value-type="float" office:value="2455257.29166667">
            <text:p>2455257.29</text:p>
          </table:table-cell>
          <table:table-cell table:style-name="ce9" table:formula="of:=([.F61]-2451545)/36525" office:value-type="float" office:value="0.101637006616468">
            <text:p>0.10163701</text:p>
          </table:table-cell>
          <table:table-cell/>
          <table:table-cell table:formula="of:=MOD(280.46646+[.G61]*(36000.76983+[.G61]*0.0003032);360)" office:value-type="float" office:value="339.47694454175">
            <text:p>339.48</text:p>
          </table:table-cell>
          <table:table-cell table:formula="of:=357.52911+[.G61]*(35999.05029-0.0001537*[.G61])" office:value-type="float" office:value="4016.36482092358">
            <text:p>4016.36</text:p>
          </table:table-cell>
          <table:table-cell table:formula="of:=0.016708634-[.G61]*(0.000042037+0.0000001267*[.G61])" office:value-type="float" office:value="0.0167043601763316">
            <text:p>0.02</text:p>
          </table:table-cell>
          <table:table-cell table:formula="of:=SIN(RADIANS([.J61]))*(1.914602-[.G61]*(0.004817+0.000014*[.G61]))+SIN(RADIANS(2*[.J61]))*(0.019993-0.000101*[.G61])+SIN(RADIANS(3*[.J61]))*0.000289" office:value-type="float" office:value="1.61213961229503">
            <text:p>1.61</text:p>
          </table:table-cell>
          <table:table-cell table:formula="of:=[.I61]+[.L61]" office:value-type="float" office:value="341.089084154045">
            <text:p>341.09</text:p>
          </table:table-cell>
          <table:table-cell table:formula="of:=[.J61]+[.L61]" office:value-type="float" office:value="4017.97696053587">
            <text:p>4017.98</text:p>
          </table:table-cell>
          <table:table-cell table:formula="of:=(1.000001018*(1-[.K61]*[.K61]))/(1+[.K61]*COS(RADIANS([.N61])))" office:value-type="float" office:value="0.990944534351215">
            <text:p>0.99</text:p>
          </table:table-cell>
          <table:table-cell table:formula="of:=[.M61]-0.00569-0.00478*SIN(RADIANS(125.04-1934.136*[.G61]))" office:value-type="float" office:value="341.087928193423">
            <text:p>341.09</text:p>
          </table:table-cell>
          <table:table-cell table:formula="of:=23+(26+((21.448-[.G61]*(46.815+[.G61]*(0.00059-[.G61]*0.001813))))/60)/60" office:value-type="float" office:value="23.4379694053733">
            <text:p>23.44</text:p>
          </table:table-cell>
          <table:table-cell table:formula="of:=[.Q61]+0.00256*COS(RADIANS(125.04-1934.136*[.G61]))" office:value-type="float" office:value="23.4387800189904">
            <text:p>23.44</text:p>
          </table:table-cell>
          <table:table-cell table:formula="of:=DEGREES(ATAN2(COS(RADIANS([.P61]));COS(RADIANS([.R61]))*SIN(RADIANS([.P61]))))" office:value-type="float" office:value="-17.4500983031407">
            <text:p>-17.45</text:p>
          </table:table-cell>
          <table:table-cell table:formula="of:=DEGREES(ASIN(SIN(RADIANS([.R61]))*SIN(RADIANS([.P61]))))" office:value-type="float" office:value="-7.40739479815196">
            <text:p>-7.41</text:p>
          </table:table-cell>
          <table:table-cell table:formula="of:=TAN(RADIANS([.R61]/2))*TAN(RADIANS([.R61]/2))" office:value-type="float" office:value="0.0430325991789725">
            <text:p>0.04</text:p>
          </table:table-cell>
          <table:table-cell table:formula="of:=4*DEGREES([.U61]*SIN(2*RADIANS([.I61]))-2*[.K61]*SIN(RADIANS([.J61]))+4*[.K61]*[.U61]*SIN(RADIANS([.J61]))*COS(2*RADIANS([.I61]))-0.5*[.U61]*[.U61]*SIN(4*RADIANS([.I61]))-1.25*[.K61]*[.K61]*SIN(2*RADIANS([.J61])))" office:value-type="float" office:value="-12.3008698466748">
            <text:p>-12.3</text:p>
          </table:table-cell>
          <table:table-cell table:formula="of:=DEGREES(ACOS(COS(RADIANS(90.833))/(COS(RADIANS([.$B$2]))*COS(RADIANS([.T61])))-TAN(RADIANS([.$B$2]))*TAN(RADIANS([.T61]))))" office:value-type="float" office:value="84.8391364834284">
            <text:p>84.84</text:p>
          </table:table-cell>
          <table:table-cell table:style-name="ce7" table:formula="of:=(720-4*[.$B$3]-[.V61]+[.$B$4]*60)/1440" office:value-type="float" office:value="0.508542270726857">
            <text:p>12:12:18</text:p>
          </table:table-cell>
          <table:table-cell table:style-name="ce7" table:formula="of:=([.X61]*1440-[.W61]*4)/1440" office:value-type="float" office:value="0.272878002717334">
            <text:p>6:32:57</text:p>
          </table:table-cell>
          <table:table-cell table:style-name="ce7" table:formula="of:=([.X61]*1440+[.W61]*4)/1440" office:value-type="float" office:value="0.744206538736381">
            <text:p>17:51:39</text:p>
          </table:table-cell>
          <table:table-cell table:formula="of:=8*[.W61]" office:value-type="float" office:value="678.713091867427">
            <text:p>678.71</text:p>
          </table:table-cell>
          <table:table-cell table:formula="of:=MOD([.E61]*1440+[.V61]+4*[.$B$3]-60*[.$B$4];1440)" office:value-type="float" office:value="707.699130153325">
            <text:p>707.7</text:p>
          </table:table-cell>
          <table:table-cell table:formula="of:=IF([.AB61]/4&lt;0;[.AB61]/4+180;[.AB61]/4-180)" office:value-type="float" office:value="-3.0752174616687">
            <text:p>-3.08</text:p>
          </table:table-cell>
          <table:table-cell table:formula="of:=DEGREES(ACOS(SIN(RADIANS([.$B$2]))*SIN(RADIANS([.T61]))+COS(RADIANS([.$B$2]))*COS(RADIANS([.T61]))*COS(RADIANS([.AC61]))))" office:value-type="float" office:value="47.4924745746924">
            <text:p>47.49</text:p>
          </table:table-cell>
          <table:table-cell table:formula="of:=90-[.AD61]" office:value-type="float" office:value="42.5075254253076">
            <text:p>42.51</text:p>
          </table:table-cell>
          <table:table-cell table:formula="of:=IF([.AE61]&gt;85;0;IF([.AE61]&gt;5;58.1/TAN(RADIANS([.AE61]))-0.07/POWER(TAN(RADIANS([.AE61]));3)+0.000086/POWER(TAN(RADIANS([.AE61]));5);IF([.AE61]&gt;-0.575;1735+[.AE61]*(-518.2+[.AE61]*(103.4+[.AE61]*(-12.79+[.AE61]*0.711)));-20.772/TAN(RADIANS([.AE61])))))/3600" office:value-type="float" office:value="0.017582648057396">
            <text:p>0.02</text:p>
          </table:table-cell>
          <table:table-cell table:formula="of:=[.AE61]+[.AF61]" office:value-type="float" office:value="42.525108073365">
            <text:p>42.53</text:p>
          </table:table-cell>
          <table:table-cell table:formula="of:=IF([.AC61]&gt;0;MOD(DEGREES(ACOS(((SIN(RADIANS([.$B$2]))*COS(RADIANS([.AD61])))-SIN(RADIANS([.T61])))/(COS(RADIANS([.$B$2]))*SIN(RADIANS([.AD61])))))+180;360);MOD(540-DEGREES(ACOS(((SIN(RADIANS([.$B$2]))*COS(RADIANS([.AD61])))-SIN(RADIANS([.T61])))/(COS(RADIANS([.$B$2]))*SIN(RADIANS([.AD61])))));360))" office:value-type="float" office:value="175.861654346127">
            <text:p>175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1]+1" office:value-type="date" office:date-value="2010-03-02">
            <text:p>3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2]+2415018.5+[.E62]-[.$B$4]/24" office:value-type="float" office:value="2455258.29166667">
            <text:p>2455258.29</text:p>
          </table:table-cell>
          <table:table-cell table:style-name="ce9" table:formula="of:=([.F62]-2451545)/36525" office:value-type="float" office:value="0.10166438512434">
            <text:p>0.10166439</text:p>
          </table:table-cell>
          <table:table-cell/>
          <table:table-cell table:formula="of:=MOD(280.46646+[.G62]*(36000.76983+[.G62]*0.0003032);360)" office:value-type="float" office:value="340.462591903601">
            <text:p>340.46</text:p>
          </table:table-cell>
          <table:table-cell table:formula="of:=357.52911+[.G62]*(35999.05029-0.0001537*[.G62])" office:value-type="float" office:value="4017.35042120445">
            <text:p>4017.35</text:p>
          </table:table-cell>
          <table:table-cell table:formula="of:=0.016708634-[.G62]*(0.000042037+0.0000001267*[.G62])" office:value-type="float" office:value="0.016704359024716">
            <text:p>0.02</text:p>
          </table:table-cell>
          <table:table-cell table:formula="of:=SIN(RADIANS([.J62]))*(1.914602-[.G62]*(0.004817+0.000014*[.G62]))+SIN(RADIANS(2*[.J62]))*(0.019993-0.000101*[.G62])+SIN(RADIANS(3*[.J62]))*0.000289" office:value-type="float" office:value="1.62984970310627">
            <text:p>1.63</text:p>
          </table:table-cell>
          <table:table-cell table:formula="of:=[.I62]+[.L62]" office:value-type="float" office:value="342.092441606707">
            <text:p>342.09</text:p>
          </table:table-cell>
          <table:table-cell table:formula="of:=[.J62]+[.L62]" office:value-type="float" office:value="4018.98027090755">
            <text:p>4018.98</text:p>
          </table:table-cell>
          <table:table-cell table:formula="of:=(1.000001018*(1-[.K62]*[.K62]))/(1+[.K62]*COS(RADIANS([.N62])))" office:value-type="float" office:value="0.991189514722098">
            <text:p>0.99</text:p>
          </table:table-cell>
          <table:table-cell table:formula="of:=[.M62]-0.00569-0.00478*SIN(RADIANS(125.04-1934.136*[.G62]))" office:value-type="float" office:value="342.091287043014">
            <text:p>342.09</text:p>
          </table:table-cell>
          <table:table-cell table:formula="of:=23+(26+((21.448-[.G62]*(46.815+[.G62]*(0.00059-[.G62]*0.001813))))/60)/60" office:value-type="float" office:value="23.4379690493382">
            <text:p>23.44</text:p>
          </table:table-cell>
          <table:table-cell table:formula="of:=[.Q62]+0.00256*COS(RADIANS(125.04-1934.136*[.G62]))" office:value-type="float" office:value="23.4387774183579">
            <text:p>23.44</text:p>
          </table:table-cell>
          <table:table-cell table:formula="of:=DEGREES(ATAN2(COS(RADIANS([.P62]));COS(RADIANS([.R62]))*SIN(RADIANS([.P62]))))" office:value-type="float" office:value="-16.5147672652043">
            <text:p>-16.51</text:p>
          </table:table-cell>
          <table:table-cell table:formula="of:=DEGREES(ASIN(SIN(RADIANS([.R62]))*SIN(RADIANS([.P62]))))" office:value-type="float" office:value="-7.02569624365665">
            <text:p>-7.03</text:p>
          </table:table-cell>
          <table:table-cell table:formula="of:=TAN(RADIANS([.R62]/2))*TAN(RADIANS([.R62]/2))" office:value-type="float" office:value="0.043032589358034">
            <text:p>0.04</text:p>
          </table:table-cell>
          <table:table-cell table:formula="of:=4*DEGREES([.U62]*SIN(2*RADIANS([.I62]))-2*[.K62]*SIN(RADIANS([.J62]))+4*[.K62]*[.U62]*SIN(RADIANS([.J62]))*COS(2*RADIANS([.I62]))-0.5*[.U62]*[.U62]*SIN(4*RADIANS([.I62]))-1.25*[.K62]*[.K62]*SIN(2*RADIANS([.J62])))" office:value-type="float" office:value="-12.0976245771963">
            <text:p>-12.1</text:p>
          </table:table-cell>
          <table:table-cell table:formula="of:=DEGREES(ACOS(COS(RADIANS(90.833))/(COS(RADIANS([.$B$2]))*COS(RADIANS([.T62])))-TAN(RADIANS([.$B$2]))*TAN(RADIANS([.T62]))))" office:value-type="float" office:value="85.1648704475363">
            <text:p>85.16</text:p>
          </table:table-cell>
          <table:table-cell table:style-name="ce7" table:formula="of:=(720-4*[.$B$3]-[.V62]+[.$B$4]*60)/1440" office:value-type="float" office:value="0.508401128178608">
            <text:p>12:12:06</text:p>
          </table:table-cell>
          <table:table-cell table:style-name="ce7" table:formula="of:=([.X62]*1440-[.W62]*4)/1440" office:value-type="float" office:value="0.271832043602119">
            <text:p>6:31:26</text:p>
          </table:table-cell>
          <table:table-cell table:style-name="ce7" table:formula="of:=([.X62]*1440+[.W62]*4)/1440" office:value-type="float" office:value="0.744970212755098">
            <text:p>17:52:45</text:p>
          </table:table-cell>
          <table:table-cell table:formula="of:=8*[.W62]" office:value-type="float" office:value="681.318963580291">
            <text:p>681.32</text:p>
          </table:table-cell>
          <table:table-cell table:formula="of:=MOD([.E62]*1440+[.V62]+4*[.$B$3]-60*[.$B$4];1440)" office:value-type="float" office:value="707.902375422804">
            <text:p>707.9</text:p>
          </table:table-cell>
          <table:table-cell table:formula="of:=IF([.AB62]/4&lt;0;[.AB62]/4+180;[.AB62]/4-180)" office:value-type="float" office:value="-3.02440614429906">
            <text:p>-3.02</text:p>
          </table:table-cell>
          <table:table-cell table:formula="of:=DEGREES(ACOS(SIN(RADIANS([.$B$2]))*SIN(RADIANS([.T62]))+COS(RADIANS([.$B$2]))*COS(RADIANS([.T62]))*COS(RADIANS([.AC62]))))" office:value-type="float" office:value="47.1085679129583">
            <text:p>47.11</text:p>
          </table:table-cell>
          <table:table-cell table:formula="of:=90-[.AD62]" office:value-type="float" office:value="42.8914320870417">
            <text:p>42.89</text:p>
          </table:table-cell>
          <table:table-cell table:formula="of:=IF([.AE62]&gt;85;0;IF([.AE62]&gt;5;58.1/TAN(RADIANS([.AE62]))-0.07/POWER(TAN(RADIANS([.AE62]));3)+0.000086/POWER(TAN(RADIANS([.AE62]));5);IF([.AE62]&gt;-0.575;1735+[.AE62]*(-518.2+[.AE62]*(103.4+[.AE62]*(-12.79+[.AE62]*0.711)));-20.772/TAN(RADIANS([.AE62])))))/3600" office:value-type="float" office:value="0.0173485027214422">
            <text:p>0.02</text:p>
          </table:table-cell>
          <table:table-cell table:formula="of:=[.AE62]+[.AF62]" office:value-type="float" office:value="42.9087805897631">
            <text:p>42.91</text:p>
          </table:table-cell>
          <table:table-cell table:formula="of:=IF([.AC62]&gt;0;MOD(DEGREES(ACOS(((SIN(RADIANS([.$B$2]))*COS(RADIANS([.AD62])))-SIN(RADIANS([.T62])))/(COS(RADIANS([.$B$2]))*SIN(RADIANS([.AD62])))))+180;360);MOD(540-DEGREES(ACOS(((SIN(RADIANS([.$B$2]))*COS(RADIANS([.AD62])))-SIN(RADIANS([.T62])))/(COS(RADIANS([.$B$2]))*SIN(RADIANS([.AD62])))));360))" office:value-type="float" office:value="175.901336898113">
            <text:p>175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2]+1" office:value-type="date" office:date-value="2010-03-03">
            <text:p>3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3]+2415018.5+[.E63]-[.$B$4]/24" office:value-type="float" office:value="2455259.29166667">
            <text:p>2455259.29</text:p>
          </table:table-cell>
          <table:table-cell table:style-name="ce9" table:formula="of:=([.F63]-2451545)/36525" office:value-type="float" office:value="0.101691763632211">
            <text:p>0.10169176</text:p>
          </table:table-cell>
          <table:table-cell/>
          <table:table-cell table:formula="of:=MOD(280.46646+[.G63]*(36000.76983+[.G63]*0.0003032);360)" office:value-type="float" office:value="341.448239265453">
            <text:p>341.45</text:p>
          </table:table-cell>
          <table:table-cell table:formula="of:=357.52911+[.G63]*(35999.05029-0.0001537*[.G63])" office:value-type="float" office:value="4018.33602148532">
            <text:p>4018.34</text:p>
          </table:table-cell>
          <table:table-cell table:formula="of:=0.016708634-[.G63]*(0.000042037+0.0000001267*[.G63])" office:value-type="float" office:value="0.0167043578731003">
            <text:p>0.02</text:p>
          </table:table-cell>
          <table:table-cell table:formula="of:=SIN(RADIANS([.J63]))*(1.914602-[.G63]*(0.004817+0.000014*[.G63]))+SIN(RADIANS(2*[.J63]))*(0.019993-0.000101*[.G63])+SIN(RADIANS(3*[.J63]))*0.000289" office:value-type="float" office:value="1.64706130960631">
            <text:p>1.65</text:p>
          </table:table-cell>
          <table:table-cell table:formula="of:=[.I63]+[.L63]" office:value-type="float" office:value="343.095300575059">
            <text:p>343.1</text:p>
          </table:table-cell>
          <table:table-cell table:formula="of:=[.J63]+[.L63]" office:value-type="float" office:value="4019.98308279492">
            <text:p>4019.98</text:p>
          </table:table-cell>
          <table:table-cell table:formula="of:=(1.000001018*(1-[.K63]*[.K63]))/(1+[.K63]*COS(RADIANS([.N63])))" office:value-type="float" office:value="0.991437087756832">
            <text:p>0.99</text:p>
          </table:table-cell>
          <table:table-cell table:formula="of:=[.M63]-0.00569-0.00478*SIN(RADIANS(125.04-1934.136*[.G63]))" office:value-type="float" office:value="343.094147404421">
            <text:p>343.09</text:p>
          </table:table-cell>
          <table:table-cell table:formula="of:=23+(26+((21.448-[.G63]*(46.815+[.G63]*(0.00059-[.G63]*0.001813))))/60)/60" office:value-type="float" office:value="23.437968693303">
            <text:p>23.44</text:p>
          </table:table-cell>
          <table:table-cell table:formula="of:=[.Q63]+0.00256*COS(RADIANS(125.04-1934.136*[.G63]))" office:value-type="float" office:value="23.4387748170349">
            <text:p>23.44</text:p>
          </table:table-cell>
          <table:table-cell table:formula="of:=DEGREES(ATAN2(COS(RADIANS([.P63]));COS(RADIANS([.R63]))*SIN(RADIANS([.P63]))))" office:value-type="float" office:value="-15.5814379975531">
            <text:p>-15.58</text:p>
          </table:table-cell>
          <table:table-cell table:formula="of:=DEGREES(ASIN(SIN(RADIANS([.R63]))*SIN(RADIANS([.P63]))))" office:value-type="float" office:value="-6.6423382654736">
            <text:p>-6.64</text:p>
          </table:table-cell>
          <table:table-cell table:formula="of:=TAN(RADIANS([.R63]/2))*TAN(RADIANS([.R63]/2))" office:value-type="float" office:value="0.0430325795344892">
            <text:p>0.04</text:p>
          </table:table-cell>
          <table:table-cell table:formula="of:=4*DEGREES([.U63]*SIN(2*RADIANS([.I63]))-2*[.K63]*SIN(RADIANS([.J63]))+4*[.K63]*[.U63]*SIN(RADIANS([.J63]))*COS(2*RADIANS([.I63]))-0.5*[.U63]*[.U63]*SIN(4*RADIANS([.I63]))-1.25*[.K63]*[.K63]*SIN(2*RADIANS([.J63])))" office:value-type="float" office:value="-11.8863827309">
            <text:p>-11.89</text:p>
          </table:table-cell>
          <table:table-cell table:formula="of:=DEGREES(ACOS(COS(RADIANS(90.833))/(COS(RADIANS([.$B$2]))*COS(RADIANS([.T63])))-TAN(RADIANS([.$B$2]))*TAN(RADIANS([.T63]))))" office:value-type="float" office:value="85.4913745086816">
            <text:p>85.49</text:p>
          </table:table-cell>
          <table:table-cell table:style-name="ce7" table:formula="of:=(720-4*[.$B$3]-[.V63]+[.$B$4]*60)/1440" office:value-type="float" office:value="0.508254432452014">
            <text:p>12:11:53</text:p>
          </table:table-cell>
          <table:table-cell table:style-name="ce7" table:formula="of:=([.X63]*1440-[.W63]*4)/1440" office:value-type="float" office:value="0.270778392150121">
            <text:p>6:29:55</text:p>
          </table:table-cell>
          <table:table-cell table:style-name="ce7" table:formula="of:=([.X63]*1440+[.W63]*4)/1440" office:value-type="float" office:value="0.745730472753907">
            <text:p>17:53:51</text:p>
          </table:table-cell>
          <table:table-cell table:formula="of:=8*[.W63]" office:value-type="float" office:value="683.930996069453">
            <text:p>683.93</text:p>
          </table:table-cell>
          <table:table-cell table:formula="of:=MOD([.E63]*1440+[.V63]+4*[.$B$3]-60*[.$B$4];1440)" office:value-type="float" office:value="708.1136172691">
            <text:p>708.11</text:p>
          </table:table-cell>
          <table:table-cell table:formula="of:=IF([.AB63]/4&lt;0;[.AB63]/4+180;[.AB63]/4-180)" office:value-type="float" office:value="-2.971595682725">
            <text:p>-2.97</text:p>
          </table:table-cell>
          <table:table-cell table:formula="of:=DEGREES(ACOS(SIN(RADIANS([.$B$2]))*SIN(RADIANS([.T63]))+COS(RADIANS([.$B$2]))*COS(RADIANS([.T63]))*COS(RADIANS([.AC63]))))" office:value-type="float" office:value="46.7229107602657">
            <text:p>46.72</text:p>
          </table:table-cell>
          <table:table-cell table:formula="of:=90-[.AD63]" office:value-type="float" office:value="43.2770892397343">
            <text:p>43.28</text:p>
          </table:table-cell>
          <table:table-cell table:formula="of:=IF([.AE63]&gt;85;0;IF([.AE63]&gt;5;58.1/TAN(RADIANS([.AE63]))-0.07/POWER(TAN(RADIANS([.AE63]));3)+0.000086/POWER(TAN(RADIANS([.AE63]));5);IF([.AE63]&gt;-0.575;1735+[.AE63]*(-518.2+[.AE63]*(103.4+[.AE63]*(-12.79+[.AE63]*0.711)));-20.772/TAN(RADIANS([.AE63])))))/3600" office:value-type="float" office:value="0.0171166399423094">
            <text:p>0.02</text:p>
          </table:table-cell>
          <table:table-cell table:formula="of:=[.AE63]+[.AF63]" office:value-type="float" office:value="43.2942058796767">
            <text:p>43.29</text:p>
          </table:table-cell>
          <table:table-cell table:formula="of:=IF([.AC63]&gt;0;MOD(DEGREES(ACOS(((SIN(RADIANS([.$B$2]))*COS(RADIANS([.AD63])))-SIN(RADIANS([.T63])))/(COS(RADIANS([.$B$2]))*SIN(RADIANS([.AD63])))))+180;360);MOD(540-DEGREES(ACOS(((SIN(RADIANS([.$B$2]))*COS(RADIANS([.AD63])))-SIN(RADIANS([.T63])))/(COS(RADIANS([.$B$2]))*SIN(RADIANS([.AD63])))));360))" office:value-type="float" office:value="175.944229526817">
            <text:p>175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3]+1" office:value-type="date" office:date-value="2010-03-04">
            <text:p>3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4]+2415018.5+[.E64]-[.$B$4]/24" office:value-type="float" office:value="2455260.29166667">
            <text:p>2455260.29</text:p>
          </table:table-cell>
          <table:table-cell table:style-name="ce9" table:formula="of:=([.F64]-2451545)/36525" office:value-type="float" office:value="0.101719142140082">
            <text:p>0.10171914</text:p>
          </table:table-cell>
          <table:table-cell/>
          <table:table-cell table:formula="of:=MOD(280.46646+[.G64]*(36000.76983+[.G64]*0.0003032);360)" office:value-type="float" office:value="342.433886627306">
            <text:p>342.43</text:p>
          </table:table-cell>
          <table:table-cell table:formula="of:=357.52911+[.G64]*(35999.05029-0.0001537*[.G64])" office:value-type="float" office:value="4019.32162176619">
            <text:p>4019.32</text:p>
          </table:table-cell>
          <table:table-cell table:formula="of:=0.016708634-[.G64]*(0.000042037+0.0000001267*[.G64])" office:value-type="float" office:value="0.0167043567214843">
            <text:p>0.02</text:p>
          </table:table-cell>
          <table:table-cell table:formula="of:=SIN(RADIANS([.J64]))*(1.914602-[.G64]*(0.004817+0.000014*[.G64]))+SIN(RADIANS(2*[.J64]))*(0.019993-0.000101*[.G64])+SIN(RADIANS(3*[.J64]))*0.000289" office:value-type="float" office:value="1.66376963849971">
            <text:p>1.66</text:p>
          </table:table-cell>
          <table:table-cell table:formula="of:=[.I64]+[.L64]" office:value-type="float" office:value="344.097656265806">
            <text:p>344.1</text:p>
          </table:table-cell>
          <table:table-cell table:formula="of:=[.J64]+[.L64]" office:value-type="float" office:value="4020.98539140468">
            <text:p>4020.99</text:p>
          </table:table-cell>
          <table:table-cell table:formula="of:=(1.000001018*(1-[.K64]*[.K64]))/(1+[.K64]*COS(RADIANS([.N64])))" office:value-type="float" office:value="0.991687176341472">
            <text:p>0.99</text:p>
          </table:table-cell>
          <table:table-cell table:formula="of:=[.M64]-0.00569-0.00478*SIN(RADIANS(125.04-1934.136*[.G64]))" office:value-type="float" office:value="344.096504484347">
            <text:p>344.1</text:p>
          </table:table-cell>
          <table:table-cell table:formula="of:=23+(26+((21.448-[.G64]*(46.815+[.G64]*(0.00059-[.G64]*0.001813))))/60)/60" office:value-type="float" office:value="23.4379683372678">
            <text:p>23.44</text:p>
          </table:table-cell>
          <table:table-cell table:formula="of:=[.Q64]+0.00256*COS(RADIANS(125.04-1934.136*[.G64]))" office:value-type="float" office:value="23.4387722150234">
            <text:p>23.44</text:p>
          </table:table-cell>
          <table:table-cell table:formula="of:=DEGREES(ATAN2(COS(RADIANS([.P64]));COS(RADIANS([.R64]))*SIN(RADIANS([.P64]))))" office:value-type="float" office:value="-14.6500325732169">
            <text:p>-14.65</text:p>
          </table:table-cell>
          <table:table-cell table:formula="of:=DEGREES(ASIN(SIN(RADIANS([.R64]))*SIN(RADIANS([.P64]))))" office:value-type="float" office:value="-6.2574299942117">
            <text:p>-6.26</text:p>
          </table:table-cell>
          <table:table-cell table:formula="of:=TAN(RADIANS([.R64]/2))*TAN(RADIANS([.R64]/2))" office:value-type="float" office:value="0.0430325697083452">
            <text:p>0.04</text:p>
          </table:table-cell>
          <table:table-cell table:formula="of:=4*DEGREES([.U64]*SIN(2*RADIANS([.I64]))-2*[.K64]*SIN(RADIANS([.J64]))+4*[.K64]*[.U64]*SIN(RADIANS([.J64]))*COS(2*RADIANS([.I64]))-0.5*[.U64]*[.U64]*SIN(4*RADIANS([.I64]))-1.25*[.K64]*[.K64]*SIN(2*RADIANS([.J64])))" office:value-type="float" office:value="-11.6674673400231">
            <text:p>-11.67</text:p>
          </table:table-cell>
          <table:table-cell table:formula="of:=DEGREES(ACOS(COS(RADIANS(90.833))/(COS(RADIANS([.$B$2]))*COS(RADIANS([.T64])))-TAN(RADIANS([.$B$2]))*TAN(RADIANS([.T64]))))" office:value-type="float" office:value="85.818589696032">
            <text:p>85.82</text:p>
          </table:table-cell>
          <table:table-cell table:style-name="ce7" table:formula="of:=(720-4*[.$B$3]-[.V64]+[.$B$4]*60)/1440" office:value-type="float" office:value="0.508102407875016">
            <text:p>12:11:40</text:p>
          </table:table-cell>
          <table:table-cell table:style-name="ce7" table:formula="of:=([.X64]*1440-[.W64]*4)/1440" office:value-type="float" office:value="0.269717436497149">
            <text:p>6:28:24</text:p>
          </table:table-cell>
          <table:table-cell table:style-name="ce7" table:formula="of:=([.X64]*1440+[.W64]*4)/1440" office:value-type="float" office:value="0.746487379252883">
            <text:p>17:54:57</text:p>
          </table:table-cell>
          <table:table-cell table:formula="of:=8*[.W64]" office:value-type="float" office:value="686.548717568256">
            <text:p>686.55</text:p>
          </table:table-cell>
          <table:table-cell table:formula="of:=MOD([.E64]*1440+[.V64]+4*[.$B$3]-60*[.$B$4];1440)" office:value-type="float" office:value="708.332532659977">
            <text:p>708.33</text:p>
          </table:table-cell>
          <table:table-cell table:formula="of:=IF([.AB64]/4&lt;0;[.AB64]/4+180;[.AB64]/4-180)" office:value-type="float" office:value="-2.91686683500578">
            <text:p>-2.92</text:p>
          </table:table-cell>
          <table:table-cell table:formula="of:=DEGREES(ACOS(SIN(RADIANS([.$B$2]))*SIN(RADIANS([.T64]))+COS(RADIANS([.$B$2]))*COS(RADIANS([.T64]))*COS(RADIANS([.AC64]))))" office:value-type="float" office:value="46.3356201746027">
            <text:p>46.34</text:p>
          </table:table-cell>
          <table:table-cell table:formula="of:=90-[.AD64]" office:value-type="float" office:value="43.6643798253973">
            <text:p>43.66</text:p>
          </table:table-cell>
          <table:table-cell table:formula="of:=IF([.AE64]&gt;85;0;IF([.AE64]&gt;5;58.1/TAN(RADIANS([.AE64]))-0.07/POWER(TAN(RADIANS([.AE64]));3)+0.000086/POWER(TAN(RADIANS([.AE64]));5);IF([.AE64]&gt;-0.575;1735+[.AE64]*(-518.2+[.AE64]*(103.4+[.AE64]*(-12.79+[.AE64]*0.711)));-20.772/TAN(RADIANS([.AE64])))))/3600" office:value-type="float" office:value="0.0168870820999546">
            <text:p>0.02</text:p>
          </table:table-cell>
          <table:table-cell table:formula="of:=[.AE64]+[.AF64]" office:value-type="float" office:value="43.6812669074973">
            <text:p>43.68</text:p>
          </table:table-cell>
          <table:table-cell table:formula="of:=IF([.AC64]&gt;0;MOD(DEGREES(ACOS(((SIN(RADIANS([.$B$2]))*COS(RADIANS([.AD64])))-SIN(RADIANS([.T64])))/(COS(RADIANS([.$B$2]))*SIN(RADIANS([.AD64])))))+180;360);MOD(540-DEGREES(ACOS(((SIN(RADIANS([.$B$2]))*COS(RADIANS([.AD64])))-SIN(RADIANS([.T64])))/(COS(RADIANS([.$B$2]))*SIN(RADIANS([.AD64])))));360))" office:value-type="float" office:value="175.990299290321">
            <text:p>175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4]+1" office:value-type="date" office:date-value="2010-03-05">
            <text:p>3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5]+2415018.5+[.E65]-[.$B$4]/24" office:value-type="float" office:value="2455261.29166667">
            <text:p>2455261.29</text:p>
          </table:table-cell>
          <table:table-cell table:style-name="ce9" table:formula="of:=([.F65]-2451545)/36525" office:value-type="float" office:value="0.101746520647954">
            <text:p>0.10174652</text:p>
          </table:table-cell>
          <table:table-cell/>
          <table:table-cell table:formula="of:=MOD(280.46646+[.G65]*(36000.76983+[.G65]*0.0003032);360)" office:value-type="float" office:value="343.419533989159">
            <text:p>343.42</text:p>
          </table:table-cell>
          <table:table-cell table:formula="of:=357.52911+[.G65]*(35999.05029-0.0001537*[.G65])" office:value-type="float" office:value="4020.30722204705">
            <text:p>4020.31</text:p>
          </table:table-cell>
          <table:table-cell table:formula="of:=0.016708634-[.G65]*(0.000042037+0.0000001267*[.G65])" office:value-type="float" office:value="0.0167043555698682">
            <text:p>0.02</text:p>
          </table:table-cell>
          <table:table-cell table:formula="of:=SIN(RADIANS([.J65]))*(1.914602-[.G65]*(0.004817+0.000014*[.G65]))+SIN(RADIANS(2*[.J65]))*(0.019993-0.000101*[.G65])+SIN(RADIANS(3*[.J65]))*0.000289" office:value-type="float" office:value="1.6799700643283">
            <text:p>1.68</text:p>
          </table:table-cell>
          <table:table-cell table:formula="of:=[.I65]+[.L65]" office:value-type="float" office:value="345.099504053488">
            <text:p>345.1</text:p>
          </table:table-cell>
          <table:table-cell table:formula="of:=[.J65]+[.L65]" office:value-type="float" office:value="4021.98719211138">
            <text:p>4021.99</text:p>
          </table:table-cell>
          <table:table-cell table:formula="of:=(1.000001018*(1-[.K65]*[.K65]))/(1+[.K65]*COS(RADIANS([.N65])))" office:value-type="float" office:value="0.991939702694818">
            <text:p>0.99</text:p>
          </table:table-cell>
          <table:table-cell table:formula="of:=[.M65]-0.00569-0.00478*SIN(RADIANS(125.04-1934.136*[.G65]))" office:value-type="float" office:value="345.098353657332">
            <text:p>345.1</text:p>
          </table:table-cell>
          <table:table-cell table:formula="of:=23+(26+((21.448-[.G65]*(46.815+[.G65]*(0.00059-[.G65]*0.001813))))/60)/60" office:value-type="float" office:value="23.4379679812327">
            <text:p>23.44</text:p>
          </table:table-cell>
          <table:table-cell table:formula="of:=[.Q65]+0.00256*COS(RADIANS(125.04-1934.136*[.G65]))" office:value-type="float" office:value="23.4387696123252">
            <text:p>23.44</text:p>
          </table:table-cell>
          <table:table-cell table:formula="of:=DEGREES(ATAN2(COS(RADIANS([.P65]));COS(RADIANS([.R65]))*SIN(RADIANS([.P65]))))" office:value-type="float" office:value="-13.7204720763009">
            <text:p>-13.72</text:p>
          </table:table-cell>
          <table:table-cell table:formula="of:=DEGREES(ASIN(SIN(RADIANS([.R65]))*SIN(RADIANS([.P65]))))" office:value-type="float" office:value="-5.87108004755896">
            <text:p>-5.87</text:p>
          </table:table-cell>
          <table:table-cell table:formula="of:=TAN(RADIANS([.R65]/2))*TAN(RADIANS([.R65]/2))" office:value-type="float" office:value="0.0430325598796095">
            <text:p>0.04</text:p>
          </table:table-cell>
          <table:table-cell table:formula="of:=4*DEGREES([.U65]*SIN(2*RADIANS([.I65]))-2*[.K65]*SIN(RADIANS([.J65]))+4*[.K65]*[.U65]*SIN(RADIANS([.J65]))*COS(2*RADIANS([.I65]))-0.5*[.U65]*[.U65]*SIN(4*RADIANS([.I65]))-1.25*[.K65]*[.K65]*SIN(2*RADIANS([.J65])))" office:value-type="float" office:value="-11.4412049931727">
            <text:p>-11.44</text:p>
          </table:table-cell>
          <table:table-cell table:formula="of:=DEGREES(ACOS(COS(RADIANS(90.833))/(COS(RADIANS([.$B$2]))*COS(RADIANS([.T65])))-TAN(RADIANS([.$B$2]))*TAN(RADIANS([.T65]))))" office:value-type="float" office:value="86.1464587833246">
            <text:p>86.15</text:p>
          </table:table-cell>
          <table:table-cell table:style-name="ce7" table:formula="of:=(720-4*[.$B$3]-[.V65]+[.$B$4]*60)/1440" office:value-type="float" office:value="0.507945281245259">
            <text:p>12:11:26</text:p>
          </table:table-cell>
          <table:table-cell table:style-name="ce7" table:formula="of:=([.X65]*1440-[.W65]*4)/1440" office:value-type="float" office:value="0.268649562402691">
            <text:p>6:26:51</text:p>
          </table:table-cell>
          <table:table-cell table:style-name="ce7" table:formula="of:=([.X65]*1440+[.W65]*4)/1440" office:value-type="float" office:value="0.747241000087827">
            <text:p>17:56:02</text:p>
          </table:table-cell>
          <table:table-cell table:formula="of:=8*[.W65]" office:value-type="float" office:value="689.171670266596">
            <text:p>689.17</text:p>
          </table:table-cell>
          <table:table-cell table:formula="of:=MOD([.E65]*1440+[.V65]+4*[.$B$3]-60*[.$B$4];1440)" office:value-type="float" office:value="708.558795006827">
            <text:p>708.56</text:p>
          </table:table-cell>
          <table:table-cell table:formula="of:=IF([.AB65]/4&lt;0;[.AB65]/4+180;[.AB65]/4-180)" office:value-type="float" office:value="-2.86030124829315">
            <text:p>-2.86</text:p>
          </table:table-cell>
          <table:table-cell table:formula="of:=DEGREES(ACOS(SIN(RADIANS([.$B$2]))*SIN(RADIANS([.T65]))+COS(RADIANS([.$B$2]))*COS(RADIANS([.T65]))*COS(RADIANS([.AC65]))))" office:value-type="float" office:value="45.946812868482">
            <text:p>45.95</text:p>
          </table:table-cell>
          <table:table-cell table:formula="of:=90-[.AD65]" office:value-type="float" office:value="44.053187131518">
            <text:p>44.05</text:p>
          </table:table-cell>
          <table:table-cell table:formula="of:=IF([.AE65]&gt;85;0;IF([.AE65]&gt;5;58.1/TAN(RADIANS([.AE65]))-0.07/POWER(TAN(RADIANS([.AE65]));3)+0.000086/POWER(TAN(RADIANS([.AE65]));5);IF([.AE65]&gt;-0.575;1735+[.AE65]*(-518.2+[.AE65]*(103.4+[.AE65]*(-12.79+[.AE65]*0.711)));-20.772/TAN(RADIANS([.AE65])))))/3600" office:value-type="float" office:value="0.0166598484305014">
            <text:p>0.02</text:p>
          </table:table-cell>
          <table:table-cell table:formula="of:=[.AE65]+[.AF65]" office:value-type="float" office:value="44.0698469799485">
            <text:p>44.07</text:p>
          </table:table-cell>
          <table:table-cell table:formula="of:=IF([.AC65]&gt;0;MOD(DEGREES(ACOS(((SIN(RADIANS([.$B$2]))*COS(RADIANS([.AD65])))-SIN(RADIANS([.T65])))/(COS(RADIANS([.$B$2]))*SIN(RADIANS([.AD65])))))+180;360);MOD(540-DEGREES(ACOS(((SIN(RADIANS([.$B$2]))*COS(RADIANS([.AD65])))-SIN(RADIANS([.T65])))/(COS(RADIANS([.$B$2]))*SIN(RADIANS([.AD65])))));360))" office:value-type="float" office:value="176.039511012079">
            <text:p>176.0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5]+1" office:value-type="date" office:date-value="2010-03-06">
            <text:p>3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6]+2415018.5+[.E66]-[.$B$4]/24" office:value-type="float" office:value="2455262.29166667">
            <text:p>2455262.29</text:p>
          </table:table-cell>
          <table:table-cell table:style-name="ce9" table:formula="of:=([.F66]-2451545)/36525" office:value-type="float" office:value="0.101773899155825">
            <text:p>0.10177390</text:p>
          </table:table-cell>
          <table:table-cell/>
          <table:table-cell table:formula="of:=MOD(280.46646+[.G66]*(36000.76983+[.G66]*0.0003032);360)" office:value-type="float" office:value="344.405181351014">
            <text:p>344.41</text:p>
          </table:table-cell>
          <table:table-cell table:formula="of:=357.52911+[.G66]*(35999.05029-0.0001537*[.G66])" office:value-type="float" office:value="4021.29282232792">
            <text:p>4021.29</text:p>
          </table:table-cell>
          <table:table-cell table:formula="of:=0.016708634-[.G66]*(0.000042037+0.0000001267*[.G66])" office:value-type="float" office:value="0.0167043544182519">
            <text:p>0.02</text:p>
          </table:table-cell>
          <table:table-cell table:formula="of:=SIN(RADIANS([.J66]))*(1.914602-[.G66]*(0.004817+0.000014*[.G66]))+SIN(RADIANS(2*[.J66]))*(0.019993-0.000101*[.G66])+SIN(RADIANS(3*[.J66]))*0.000289" office:value-type="float" office:value="1.69565813041075">
            <text:p>1.7</text:p>
          </table:table-cell>
          <table:table-cell table:formula="of:=[.I66]+[.L66]" office:value-type="float" office:value="346.100839481424">
            <text:p>346.1</text:p>
          </table:table-cell>
          <table:table-cell table:formula="of:=[.J66]+[.L66]" office:value-type="float" office:value="4022.98848045833">
            <text:p>4022.99</text:p>
          </table:table-cell>
          <table:table-cell table:formula="of:=(1.000001018*(1-[.K66]*[.K66]))/(1+[.K66]*COS(RADIANS([.N66])))" office:value-type="float" office:value="0.992194588395896">
            <text:p>0.99</text:p>
          </table:table-cell>
          <table:table-cell table:formula="of:=[.M66]-0.00569-0.00478*SIN(RADIANS(125.04-1934.136*[.G66]))" office:value-type="float" office:value="346.099690466694">
            <text:p>346.1</text:p>
          </table:table-cell>
          <table:table-cell table:formula="of:=23+(26+((21.448-[.G66]*(46.815+[.G66]*(0.00059-[.G66]*0.001813))))/60)/60" office:value-type="float" office:value="23.4379676251975">
            <text:p>23.44</text:p>
          </table:table-cell>
          <table:table-cell table:formula="of:=[.Q66]+0.00256*COS(RADIANS(125.04-1934.136*[.G66]))" office:value-type="float" office:value="23.4387670089423">
            <text:p>23.44</text:p>
          </table:table-cell>
          <table:table-cell table:formula="of:=DEGREES(ATAN2(COS(RADIANS([.P66]));COS(RADIANS([.R66]))*SIN(RADIANS([.P66]))))" office:value-type="float" office:value="-12.7926766814537">
            <text:p>-12.79</text:p>
          </table:table-cell>
          <table:table-cell table:formula="of:=DEGREES(ASIN(SIN(RADIANS([.R66]))*SIN(RADIANS([.P66]))))" office:value-type="float" office:value="-5.48339652819314">
            <text:p>-5.48</text:p>
          </table:table-cell>
          <table:table-cell table:formula="of:=TAN(RADIANS([.R66]/2))*TAN(RADIANS([.R66]/2))" office:value-type="float" office:value="0.0430325500482891">
            <text:p>0.04</text:p>
          </table:table-cell>
          <table:table-cell table:formula="of:=4*DEGREES([.U66]*SIN(2*RADIANS([.I66]))-2*[.K66]*SIN(RADIANS([.J66]))+4*[.K66]*[.U66]*SIN(RADIANS([.J66]))*COS(2*RADIANS([.I66]))-0.5*[.U66]*[.U66]*SIN(4*RADIANS([.I66]))-1.25*[.K66]*[.K66]*SIN(2*RADIANS([.J66])))" office:value-type="float" office:value="-11.2079254440514">
            <text:p>-11.21</text:p>
          </table:table-cell>
          <table:table-cell table:formula="of:=DEGREES(ACOS(COS(RADIANS(90.833))/(COS(RADIANS([.$B$2]))*COS(RADIANS([.T66])))-TAN(RADIANS([.$B$2]))*TAN(RADIANS([.T66]))))" office:value-type="float" office:value="86.4749261968563">
            <text:p>86.47</text:p>
          </table:table-cell>
          <table:table-cell table:style-name="ce7" table:formula="of:=(720-4*[.$B$3]-[.V66]+[.$B$4]*60)/1440" office:value-type="float" office:value="0.507783281558369">
            <text:p>12:11:12</text:p>
          </table:table-cell>
          <table:table-cell table:style-name="ce7" table:formula="of:=([.X66]*1440-[.W66]*4)/1440" office:value-type="float" office:value="0.267575153233768">
            <text:p>6:25:18</text:p>
          </table:table-cell>
          <table:table-cell table:style-name="ce7" table:formula="of:=([.X66]*1440+[.W66]*4)/1440" office:value-type="float" office:value="0.74799140988297">
            <text:p>17:57:06</text:p>
          </table:table-cell>
          <table:table-cell table:formula="of:=8*[.W66]" office:value-type="float" office:value="691.79940957485">
            <text:p>691.8</text:p>
          </table:table-cell>
          <table:table-cell table:formula="of:=MOD([.E66]*1440+[.V66]+4*[.$B$3]-60*[.$B$4];1440)" office:value-type="float" office:value="708.792074555949">
            <text:p>708.79</text:p>
          </table:table-cell>
          <table:table-cell table:formula="of:=IF([.AB66]/4&lt;0;[.AB66]/4+180;[.AB66]/4-180)" office:value-type="float" office:value="-2.80198136101285">
            <text:p>-2.8</text:p>
          </table:table-cell>
          <table:table-cell table:formula="of:=DEGREES(ACOS(SIN(RADIANS([.$B$2]))*SIN(RADIANS([.T66]))+COS(RADIANS([.$B$2]))*COS(RADIANS([.T66]))*COS(RADIANS([.AC66]))))" office:value-type="float" office:value="45.5566051769734">
            <text:p>45.56</text:p>
          </table:table-cell>
          <table:table-cell table:formula="of:=90-[.AD66]" office:value-type="float" office:value="44.4433948230266">
            <text:p>44.44</text:p>
          </table:table-cell>
          <table:table-cell table:formula="of:=IF([.AE66]&gt;85;0;IF([.AE66]&gt;5;58.1/TAN(RADIANS([.AE66]))-0.07/POWER(TAN(RADIANS([.AE66]));3)+0.000086/POWER(TAN(RADIANS([.AE66]));5);IF([.AE66]&gt;-0.575;1735+[.AE66]*(-518.2+[.AE66]*(103.4+[.AE66]*(-12.79+[.AE66]*0.711)));-20.772/TAN(RADIANS([.AE66])))))/3600" office:value-type="float" office:value="0.0164349552195442">
            <text:p>0.02</text:p>
          </table:table-cell>
          <table:table-cell table:formula="of:=[.AE66]+[.AF66]" office:value-type="float" office:value="44.4598297782461">
            <text:p>44.46</text:p>
          </table:table-cell>
          <table:table-cell table:formula="of:=IF([.AC66]&gt;0;MOD(DEGREES(ACOS(((SIN(RADIANS([.$B$2]))*COS(RADIANS([.AD66])))-SIN(RADIANS([.T66])))/(COS(RADIANS([.$B$2]))*SIN(RADIANS([.AD66])))))+180;360);MOD(540-DEGREES(ACOS(((SIN(RADIANS([.$B$2]))*COS(RADIANS([.AD66])))-SIN(RADIANS([.T66])))/(COS(RADIANS([.$B$2]))*SIN(RADIANS([.AD66])))));360))" office:value-type="float" office:value="176.09182729179">
            <text:p>176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6]+1" office:value-type="date" office:date-value="2010-03-07">
            <text:p>3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7]+2415018.5+[.E67]-[.$B$4]/24" office:value-type="float" office:value="2455263.29166667">
            <text:p>2455263.29</text:p>
          </table:table-cell>
          <table:table-cell table:style-name="ce9" table:formula="of:=([.F67]-2451545)/36525" office:value-type="float" office:value="0.101801277663696">
            <text:p>0.10180128</text:p>
          </table:table-cell>
          <table:table-cell/>
          <table:table-cell table:formula="of:=MOD(280.46646+[.G67]*(36000.76983+[.G67]*0.0003032);360)" office:value-type="float" office:value="345.390828712868">
            <text:p>345.39</text:p>
          </table:table-cell>
          <table:table-cell table:formula="of:=357.52911+[.G67]*(35999.05029-0.0001537*[.G67])" office:value-type="float" office:value="4022.27842260879">
            <text:p>4022.28</text:p>
          </table:table-cell>
          <table:table-cell table:formula="of:=0.016708634-[.G67]*(0.000042037+0.0000001267*[.G67])" office:value-type="float" office:value="0.0167043532666354">
            <text:p>0.02</text:p>
          </table:table-cell>
          <table:table-cell table:formula="of:=SIN(RADIANS([.J67]))*(1.914602-[.G67]*(0.004817+0.000014*[.G67]))+SIN(RADIANS(2*[.J67]))*(0.019993-0.000101*[.G67])+SIN(RADIANS(3*[.J67]))*0.000289" office:value-type="float" office:value="1.71082954971036">
            <text:p>1.71</text:p>
          </table:table-cell>
          <table:table-cell table:formula="of:=[.I67]+[.L67]" office:value-type="float" office:value="347.101658262578">
            <text:p>347.1</text:p>
          </table:table-cell>
          <table:table-cell table:formula="of:=[.J67]+[.L67]" office:value-type="float" office:value="4023.9892521585">
            <text:p>4023.99</text:p>
          </table:table-cell>
          <table:table-cell table:formula="of:=(1.000001018*(1-[.K67]*[.K67]))/(1+[.K67]*COS(RADIANS([.N67])))" office:value-type="float" office:value="0.992451754411526">
            <text:p>0.99</text:p>
          </table:table-cell>
          <table:table-cell table:formula="of:=[.M67]-0.00569-0.00478*SIN(RADIANS(125.04-1934.136*[.G67]))" office:value-type="float" office:value="347.100510625395">
            <text:p>347.1</text:p>
          </table:table-cell>
          <table:table-cell table:formula="of:=23+(26+((21.448-[.G67]*(46.815+[.G67]*(0.00059-[.G67]*0.001813))))/60)/60" office:value-type="float" office:value="23.4379672691623">
            <text:p>23.44</text:p>
          </table:table-cell>
          <table:table-cell table:formula="of:=[.Q67]+0.00256*COS(RADIANS(125.04-1934.136*[.G67]))" office:value-type="float" office:value="23.4387644048766">
            <text:p>23.44</text:p>
          </table:table-cell>
          <table:table-cell table:formula="of:=DEGREES(ATAN2(COS(RADIANS([.P67]));COS(RADIANS([.R67]))*SIN(RADIANS([.P67]))))" office:value-type="float" office:value="-11.866565731299">
            <text:p>-11.87</text:p>
          </table:table-cell>
          <table:table-cell table:formula="of:=DEGREES(ASIN(SIN(RADIANS([.R67]))*SIN(RADIANS([.P67]))))" office:value-type="float" office:value="-5.0944870231741">
            <text:p>-5.09</text:p>
          </table:table-cell>
          <table:table-cell table:formula="of:=TAN(RADIANS([.R67]/2))*TAN(RADIANS([.R67]/2))" office:value-type="float" office:value="0.0430325402143914">
            <text:p>0.04</text:p>
          </table:table-cell>
          <table:table-cell table:formula="of:=4*DEGREES([.U67]*SIN(2*RADIANS([.I67]))-2*[.K67]*SIN(RADIANS([.J67]))+4*[.K67]*[.U67]*SIN(RADIANS([.J67]))*COS(2*RADIANS([.I67]))-0.5*[.U67]*[.U67]*SIN(4*RADIANS([.I67]))-1.25*[.K67]*[.K67]*SIN(2*RADIANS([.J67])))" office:value-type="float" office:value="-10.9679612342234">
            <text:p>-10.97</text:p>
          </table:table-cell>
          <table:table-cell table:formula="of:=DEGREES(ACOS(COS(RADIANS(90.833))/(COS(RADIANS([.$B$2]))*COS(RADIANS([.T67])))-TAN(RADIANS([.$B$2]))*TAN(RADIANS([.T67]))))" office:value-type="float" office:value="86.8039379226254">
            <text:p>86.8</text:p>
          </table:table-cell>
          <table:table-cell table:style-name="ce7" table:formula="of:=(720-4*[.$B$3]-[.V67]+[.$B$4]*60)/1440" office:value-type="float" office:value="0.507616639745988">
            <text:p>12:10:58</text:p>
          </table:table-cell>
          <table:table-cell table:style-name="ce7" table:formula="of:=([.X67]*1440-[.W67]*4)/1440" office:value-type="float" office:value="0.266494589960918">
            <text:p>6:23:45</text:p>
          </table:table-cell>
          <table:table-cell table:style-name="ce7" table:formula="of:=([.X67]*1440+[.W67]*4)/1440" office:value-type="float" office:value="0.748738689531059">
            <text:p>17:58:11</text:p>
          </table:table-cell>
          <table:table-cell table:formula="of:=8*[.W67]" office:value-type="float" office:value="694.431503381003">
            <text:p>694.43</text:p>
          </table:table-cell>
          <table:table-cell table:formula="of:=MOD([.E67]*1440+[.V67]+4*[.$B$3]-60*[.$B$4];1440)" office:value-type="float" office:value="709.032038765777">
            <text:p>709.03</text:p>
          </table:table-cell>
          <table:table-cell table:formula="of:=IF([.AB67]/4&lt;0;[.AB67]/4+180;[.AB67]/4-180)" office:value-type="float" office:value="-2.74199030855587">
            <text:p>-2.74</text:p>
          </table:table-cell>
          <table:table-cell table:formula="of:=DEGREES(ACOS(SIN(RADIANS([.$B$2]))*SIN(RADIANS([.T67]))+COS(RADIANS([.$B$2]))*COS(RADIANS([.T67]))*COS(RADIANS([.AC67]))))" office:value-type="float" office:value="45.1651130273083">
            <text:p>45.17</text:p>
          </table:table-cell>
          <table:table-cell table:formula="of:=90-[.AD67]" office:value-type="float" office:value="44.8348869726917">
            <text:p>44.83</text:p>
          </table:table-cell>
          <table:table-cell table:formula="of:=IF([.AE67]&gt;85;0;IF([.AE67]&gt;5;58.1/TAN(RADIANS([.AE67]))-0.07/POWER(TAN(RADIANS([.AE67]));3)+0.000086/POWER(TAN(RADIANS([.AE67]));5);IF([.AE67]&gt;-0.575;1735+[.AE67]*(-518.2+[.AE67]*(103.4+[.AE67]*(-12.79+[.AE67]*0.711)));-20.772/TAN(RADIANS([.AE67])))))/3600" office:value-type="float" office:value="0.016212415988742">
            <text:p>0.02</text:p>
          </table:table-cell>
          <table:table-cell table:formula="of:=[.AE67]+[.AF67]" office:value-type="float" office:value="44.8510993886804">
            <text:p>44.85</text:p>
          </table:table-cell>
          <table:table-cell table:formula="of:=IF([.AC67]&gt;0;MOD(DEGREES(ACOS(((SIN(RADIANS([.$B$2]))*COS(RADIANS([.AD67])))-SIN(RADIANS([.T67])))/(COS(RADIANS([.$B$2]))*SIN(RADIANS([.AD67])))))+180;360);MOD(540-DEGREES(ACOS(((SIN(RADIANS([.$B$2]))*COS(RADIANS([.AD67])))-SIN(RADIANS([.T67])))/(COS(RADIANS([.$B$2]))*SIN(RADIANS([.AD67])))));360))" office:value-type="float" office:value="176.147208513547">
            <text:p>176.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7]+1" office:value-type="date" office:date-value="2010-03-08">
            <text:p>3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8]+2415018.5+[.E68]-[.$B$4]/24" office:value-type="float" office:value="2455264.29166667">
            <text:p>2455264.29</text:p>
          </table:table-cell>
          <table:table-cell table:style-name="ce9" table:formula="of:=([.F68]-2451545)/36525" office:value-type="float" office:value="0.101828656171568">
            <text:p>0.10182866</text:p>
          </table:table-cell>
          <table:table-cell/>
          <table:table-cell table:formula="of:=MOD(280.46646+[.G68]*(36000.76983+[.G68]*0.0003032);360)" office:value-type="float" office:value="346.376476074723">
            <text:p>346.38</text:p>
          </table:table-cell>
          <table:table-cell table:formula="of:=357.52911+[.G68]*(35999.05029-0.0001537*[.G68])" office:value-type="float" office:value="4023.26402288966">
            <text:p>4023.26</text:p>
          </table:table-cell>
          <table:table-cell table:formula="of:=0.016708634-[.G68]*(0.000042037+0.0000001267*[.G68])" office:value-type="float" office:value="0.0167043521150187">
            <text:p>0.02</text:p>
          </table:table-cell>
          <table:table-cell table:formula="of:=SIN(RADIANS([.J68]))*(1.914602-[.G68]*(0.004817+0.000014*[.G68]))+SIN(RADIANS(2*[.J68]))*(0.019993-0.000101*[.G68])+SIN(RADIANS(3*[.J68]))*0.000289" office:value-type="float" office:value="1.72548020563126">
            <text:p>1.73</text:p>
          </table:table-cell>
          <table:table-cell table:formula="of:=[.I68]+[.L68]" office:value-type="float" office:value="348.101956280354">
            <text:p>348.1</text:p>
          </table:table-cell>
          <table:table-cell table:formula="of:=[.J68]+[.L68]" office:value-type="float" office:value="4024.98950309529">
            <text:p>4024.99</text:p>
          </table:table-cell>
          <table:table-cell table:formula="of:=(1.000001018*(1-[.K68]*[.K68]))/(1+[.K68]*COS(RADIANS([.N68])))" office:value-type="float" office:value="0.992711121123939">
            <text:p>0.99</text:p>
          </table:table-cell>
          <table:table-cell table:formula="of:=[.M68]-0.00569-0.00478*SIN(RADIANS(125.04-1934.136*[.G68]))" office:value-type="float" office:value="348.100810016837">
            <text:p>348.1</text:p>
          </table:table-cell>
          <table:table-cell table:formula="of:=23+(26+((21.448-[.G68]*(46.815+[.G68]*(0.00059-[.G68]*0.001813))))/60)/60" office:value-type="float" office:value="23.4379669131272">
            <text:p>23.44</text:p>
          </table:table-cell>
          <table:table-cell table:formula="of:=[.Q68]+0.00256*COS(RADIANS(125.04-1934.136*[.G68]))" office:value-type="float" office:value="23.43876180013">
            <text:p>23.44</text:p>
          </table:table-cell>
          <table:table-cell table:formula="of:=DEGREES(ATAN2(COS(RADIANS([.P68]));COS(RADIANS([.R68]))*SIN(RADIANS([.P68]))))" office:value-type="float" office:value="-10.9420578118812">
            <text:p>-10.94</text:p>
          </table:table-cell>
          <table:table-cell table:formula="of:=DEGREES(ASIN(SIN(RADIANS([.R68]))*SIN(RADIANS([.P68]))))" office:value-type="float" office:value="-4.70445860472319">
            <text:p>-4.7</text:p>
          </table:table-cell>
          <table:table-cell table:formula="of:=TAN(RADIANS([.R68]/2))*TAN(RADIANS([.R68]/2))" office:value-type="float" office:value="0.0430325303779236">
            <text:p>0.04</text:p>
          </table:table-cell>
          <table:table-cell table:formula="of:=4*DEGREES([.U68]*SIN(2*RADIANS([.I68]))-2*[.K68]*SIN(RADIANS([.J68]))+4*[.K68]*[.U68]*SIN(RADIANS([.J68]))*COS(2*RADIANS([.I68]))-0.5*[.U68]*[.U68]*SIN(4*RADIANS([.I68]))-1.25*[.K68]*[.K68]*SIN(2*RADIANS([.J68])))" office:value-type="float" office:value="-10.7216473300999">
            <text:p>-10.72</text:p>
          </table:table-cell>
          <table:table-cell table:formula="of:=DEGREES(ACOS(COS(RADIANS(90.833))/(COS(RADIANS([.$B$2]))*COS(RADIANS([.T68])))-TAN(RADIANS([.$B$2]))*TAN(RADIANS([.T68]))))" office:value-type="float" office:value="87.1334414127957">
            <text:p>87.13</text:p>
          </table:table-cell>
          <table:table-cell table:style-name="ce7" table:formula="of:=(720-4*[.$B$3]-[.V68]+[.$B$4]*60)/1440" office:value-type="float" office:value="0.50744558842368">
            <text:p>12:10:43</text:p>
          </table:table-cell>
          <table:table-cell table:style-name="ce7" table:formula="of:=([.X68]*1440-[.W68]*4)/1440" office:value-type="float" office:value="0.265408251165915">
            <text:p>6:22:11</text:p>
          </table:table-cell>
          <table:table-cell table:style-name="ce7" table:formula="of:=([.X68]*1440+[.W68]*4)/1440" office:value-type="float" office:value="0.749482925681446">
            <text:p>17:59:15</text:p>
          </table:table-cell>
          <table:table-cell table:formula="of:=8*[.W68]" office:value-type="float" office:value="697.067531302365">
            <text:p>697.07</text:p>
          </table:table-cell>
          <table:table-cell table:formula="of:=MOD([.E68]*1440+[.V68]+4*[.$B$3]-60*[.$B$4];1440)" office:value-type="float" office:value="709.2783526699">
            <text:p>709.28</text:p>
          </table:table-cell>
          <table:table-cell table:formula="of:=IF([.AB68]/4&lt;0;[.AB68]/4+180;[.AB68]/4-180)" office:value-type="float" office:value="-2.68041183252498">
            <text:p>-2.68</text:p>
          </table:table-cell>
          <table:table-cell table:formula="of:=DEGREES(ACOS(SIN(RADIANS([.$B$2]))*SIN(RADIANS([.T68]))+COS(RADIANS([.$B$2]))*COS(RADIANS([.T68]))*COS(RADIANS([.AC68]))))" office:value-type="float" office:value="44.7724519100419">
            <text:p>44.77</text:p>
          </table:table-cell>
          <table:table-cell table:formula="of:=90-[.AD68]" office:value-type="float" office:value="45.2275480899581">
            <text:p>45.23</text:p>
          </table:table-cell>
          <table:table-cell table:formula="of:=IF([.AE68]&gt;85;0;IF([.AE68]&gt;5;58.1/TAN(RADIANS([.AE68]))-0.07/POWER(TAN(RADIANS([.AE68]));3)+0.000086/POWER(TAN(RADIANS([.AE68]));5);IF([.AE68]&gt;-0.575;1735+[.AE68]*(-518.2+[.AE68]*(103.4+[.AE68]*(-12.79+[.AE68]*0.711)));-20.772/TAN(RADIANS([.AE68])))))/3600" office:value-type="float" office:value="0.0159922416756336">
            <text:p>0.02</text:p>
          </table:table-cell>
          <table:table-cell table:formula="of:=[.AE68]+[.AF68]" office:value-type="float" office:value="45.2435403316337">
            <text:p>45.24</text:p>
          </table:table-cell>
          <table:table-cell table:formula="of:=IF([.AC68]&gt;0;MOD(DEGREES(ACOS(((SIN(RADIANS([.$B$2]))*COS(RADIANS([.AD68])))-SIN(RADIANS([.T68])))/(COS(RADIANS([.$B$2]))*SIN(RADIANS([.AD68])))))+180;360);MOD(540-DEGREES(ACOS(((SIN(RADIANS([.$B$2]))*COS(RADIANS([.AD68])))-SIN(RADIANS([.T68])))/(COS(RADIANS([.$B$2]))*SIN(RADIANS([.AD68])))));360))" office:value-type="float" office:value="176.20561285109">
            <text:p>176.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8]+1" office:value-type="date" office:date-value="2010-03-09">
            <text:p>3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9]+2415018.5+[.E69]-[.$B$4]/24" office:value-type="float" office:value="2455265.29166667">
            <text:p>2455265.29</text:p>
          </table:table-cell>
          <table:table-cell table:style-name="ce9" table:formula="of:=([.F69]-2451545)/36525" office:value-type="float" office:value="0.101856034679439">
            <text:p>0.10185603</text:p>
          </table:table-cell>
          <table:table-cell/>
          <table:table-cell table:formula="of:=MOD(280.46646+[.G69]*(36000.76983+[.G69]*0.0003032);360)" office:value-type="float" office:value="347.362123436578">
            <text:p>347.36</text:p>
          </table:table-cell>
          <table:table-cell table:formula="of:=357.52911+[.G69]*(35999.05029-0.0001537*[.G69])" office:value-type="float" office:value="4024.24962317053">
            <text:p>4024.25</text:p>
          </table:table-cell>
          <table:table-cell table:formula="of:=0.016708634-[.G69]*(0.000042037+0.0000001267*[.G69])" office:value-type="float" office:value="0.0167043509634018">
            <text:p>0.02</text:p>
          </table:table-cell>
          <table:table-cell table:formula="of:=SIN(RADIANS([.J69]))*(1.914602-[.G69]*(0.004817+0.000014*[.G69]))+SIN(RADIANS(2*[.J69]))*(0.019993-0.000101*[.G69])+SIN(RADIANS(3*[.J69]))*0.000289" office:value-type="float" office:value="1.73960615274353">
            <text:p>1.74</text:p>
          </table:table-cell>
          <table:table-cell table:formula="of:=[.I69]+[.L69]" office:value-type="float" office:value="349.101729589321">
            <text:p>349.1</text:p>
          </table:table-cell>
          <table:table-cell table:formula="of:=[.J69]+[.L69]" office:value-type="float" office:value="4025.98922932327">
            <text:p>4025.99</text:p>
          </table:table-cell>
          <table:table-cell table:formula="of:=(1.000001018*(1-[.K69]*[.K69]))/(1+[.K69]*COS(RADIANS([.N69])))" office:value-type="float" office:value="0.992972608358456">
            <text:p>0.99</text:p>
          </table:table-cell>
          <table:table-cell table:formula="of:=[.M69]-0.00569-0.00478*SIN(RADIANS(125.04-1934.136*[.G69]))" office:value-type="float" office:value="349.10058469559">
            <text:p>349.1</text:p>
          </table:table-cell>
          <table:table-cell table:formula="of:=23+(26+((21.448-[.G69]*(46.815+[.G69]*(0.00059-[.G69]*0.001813))))/60)/60" office:value-type="float" office:value="23.437966557092">
            <text:p>23.44</text:p>
          </table:table-cell>
          <table:table-cell table:formula="of:=[.Q69]+0.00256*COS(RADIANS(125.04-1934.136*[.G69]))" office:value-type="float" office:value="23.4387591947043">
            <text:p>23.44</text:p>
          </table:table-cell>
          <table:table-cell table:formula="of:=DEGREES(ATAN2(COS(RADIANS([.P69]));COS(RADIANS([.R69]))*SIN(RADIANS([.P69]))))" office:value-type="float" office:value="-10.0190708261964">
            <text:p>-10.02</text:p>
          </table:table-cell>
          <table:table-cell table:formula="of:=DEGREES(ASIN(SIN(RADIANS([.R69]))*SIN(RADIANS([.P69]))))" office:value-type="float" office:value="-4.3134178323032">
            <text:p>-4.31</text:p>
          </table:table-cell>
          <table:table-cell table:formula="of:=TAN(RADIANS([.R69]/2))*TAN(RADIANS([.R69]/2))" office:value-type="float" office:value="0.043032520538893">
            <text:p>0.04</text:p>
          </table:table-cell>
          <table:table-cell table:formula="of:=4*DEGREES([.U69]*SIN(2*RADIANS([.I69]))-2*[.K69]*SIN(RADIANS([.J69]))+4*[.K69]*[.U69]*SIN(RADIANS([.J69]))*COS(2*RADIANS([.I69]))-0.5*[.U69]*[.U69]*SIN(4*RADIANS([.I69]))-1.25*[.K69]*[.K69]*SIN(2*RADIANS([.J69])))" office:value-type="float" office:value="-10.469320774235">
            <text:p>-10.47</text:p>
          </table:table-cell>
          <table:table-cell table:formula="of:=DEGREES(ACOS(COS(RADIANS(90.833))/(COS(RADIANS([.$B$2]))*COS(RADIANS([.T69])))-TAN(RADIANS([.$B$2]))*TAN(RADIANS([.T69]))))" office:value-type="float" office:value="87.4633854916372">
            <text:p>87.46</text:p>
          </table:table-cell>
          <table:table-cell table:style-name="ce7" table:formula="of:=(720-4*[.$B$3]-[.V69]+[.$B$4]*60)/1440" office:value-type="float" office:value="0.507270361648774">
            <text:p>12:10:28</text:p>
          </table:table-cell>
          <table:table-cell table:style-name="ce7" table:formula="of:=([.X69]*1440-[.W69]*4)/1440" office:value-type="float" office:value="0.264316513060893">
            <text:p>6:20:37</text:p>
          </table:table-cell>
          <table:table-cell table:style-name="ce7" table:formula="of:=([.X69]*1440+[.W69]*4)/1440" office:value-type="float" office:value="0.750224210236655">
            <text:p>18:00:19</text:p>
          </table:table-cell>
          <table:table-cell table:formula="of:=8*[.W69]" office:value-type="float" office:value="699.707083933098">
            <text:p>699.71</text:p>
          </table:table-cell>
          <table:table-cell table:formula="of:=MOD([.E69]*1440+[.V69]+4*[.$B$3]-60*[.$B$4];1440)" office:value-type="float" office:value="709.530679225765">
            <text:p>709.53</text:p>
          </table:table-cell>
          <table:table-cell table:formula="of:=IF([.AB69]/4&lt;0;[.AB69]/4+180;[.AB69]/4-180)" office:value-type="float" office:value="-2.61733019355876">
            <text:p>-2.62</text:p>
          </table:table-cell>
          <table:table-cell table:formula="of:=DEGREES(ACOS(SIN(RADIANS([.$B$2]))*SIN(RADIANS([.T69]))+COS(RADIANS([.$B$2]))*COS(RADIANS([.T69]))*COS(RADIANS([.AC69]))))" office:value-type="float" office:value="44.3787368517655">
            <text:p>44.38</text:p>
          </table:table-cell>
          <table:table-cell table:formula="of:=90-[.AD69]" office:value-type="float" office:value="45.6212631482345">
            <text:p>45.62</text:p>
          </table:table-cell>
          <table:table-cell table:formula="of:=IF([.AE69]&gt;85;0;IF([.AE69]&gt;5;58.1/TAN(RADIANS([.AE69]))-0.07/POWER(TAN(RADIANS([.AE69]));3)+0.000086/POWER(TAN(RADIANS([.AE69]));5);IF([.AE69]&gt;-0.575;1735+[.AE69]*(-518.2+[.AE69]*(103.4+[.AE69]*(-12.79+[.AE69]*0.711)));-20.772/TAN(RADIANS([.AE69])))))/3600" office:value-type="float" office:value="0.0157744408066441">
            <text:p>0.02</text:p>
          </table:table-cell>
          <table:table-cell table:formula="of:=[.AE69]+[.AF69]" office:value-type="float" office:value="45.6370375890412">
            <text:p>45.64</text:p>
          </table:table-cell>
          <table:table-cell table:formula="of:=IF([.AC69]&gt;0;MOD(DEGREES(ACOS(((SIN(RADIANS([.$B$2]))*COS(RADIANS([.AD69])))-SIN(RADIANS([.T69])))/(COS(RADIANS([.$B$2]))*SIN(RADIANS([.AD69])))))+180;360);MOD(540-DEGREES(ACOS(((SIN(RADIANS([.$B$2]))*COS(RADIANS([.AD69])))-SIN(RADIANS([.T69])))/(COS(RADIANS([.$B$2]))*SIN(RADIANS([.AD69])))));360))" office:value-type="float" office:value="176.2669962699">
            <text:p>176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9]+1" office:value-type="date" office:date-value="2010-03-10">
            <text:p>3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0]+2415018.5+[.E70]-[.$B$4]/24" office:value-type="float" office:value="2455266.29166667">
            <text:p>2455266.29</text:p>
          </table:table-cell>
          <table:table-cell table:style-name="ce9" table:formula="of:=([.F70]-2451545)/36525" office:value-type="float" office:value="0.10188341318731">
            <text:p>0.10188341</text:p>
          </table:table-cell>
          <table:table-cell/>
          <table:table-cell table:formula="of:=MOD(280.46646+[.G70]*(36000.76983+[.G70]*0.0003032);360)" office:value-type="float" office:value="348.347770798433">
            <text:p>348.35</text:p>
          </table:table-cell>
          <table:table-cell table:formula="of:=357.52911+[.G70]*(35999.05029-0.0001537*[.G70])" office:value-type="float" office:value="4025.23522345139">
            <text:p>4025.24</text:p>
          </table:table-cell>
          <table:table-cell table:formula="of:=0.016708634-[.G70]*(0.000042037+0.0000001267*[.G70])" office:value-type="float" office:value="0.0167043498117847">
            <text:p>0.02</text:p>
          </table:table-cell>
          <table:table-cell table:formula="of:=SIN(RADIANS([.J70]))*(1.914602-[.G70]*(0.004817+0.000014*[.G70]))+SIN(RADIANS(2*[.J70]))*(0.019993-0.000101*[.G70])+SIN(RADIANS(3*[.J70]))*0.000289" office:value-type="float" office:value="1.75320361743787">
            <text:p>1.75</text:p>
          </table:table-cell>
          <table:table-cell table:formula="of:=[.I70]+[.L70]" office:value-type="float" office:value="350.100974415871">
            <text:p>350.1</text:p>
          </table:table-cell>
          <table:table-cell table:formula="of:=[.J70]+[.L70]" office:value-type="float" office:value="4026.98842706883">
            <text:p>4026.99</text:p>
          </table:table-cell>
          <table:table-cell table:formula="of:=(1.000001018*(1-[.K70]*[.K70]))/(1+[.K70]*COS(RADIANS([.N70])))" office:value-type="float" office:value="0.993236135411189">
            <text:p>0.99</text:p>
          </table:table-cell>
          <table:table-cell table:formula="of:=[.M70]-0.00569-0.00478*SIN(RADIANS(125.04-1934.136*[.G70]))" office:value-type="float" office:value="350.099830888043">
            <text:p>350.1</text:p>
          </table:table-cell>
          <table:table-cell table:formula="of:=23+(26+((21.448-[.G70]*(46.815+[.G70]*(0.00059-[.G70]*0.001813))))/60)/60" office:value-type="float" office:value="23.4379662010569">
            <text:p>23.44</text:p>
          </table:table-cell>
          <table:table-cell table:formula="of:=[.Q70]+0.00256*COS(RADIANS(125.04-1934.136*[.G70]))" office:value-type="float" office:value="23.4387565886017">
            <text:p>23.44</text:p>
          </table:table-cell>
          <table:table-cell table:formula="of:=DEGREES(ATAN2(COS(RADIANS([.P70]));COS(RADIANS([.R70]))*SIN(RADIANS([.P70]))))" office:value-type="float" office:value="-9.09752206587235">
            <text:p>-9.1</text:p>
          </table:table-cell>
          <table:table-cell table:formula="of:=DEGREES(ASIN(SIN(RADIANS([.R70]))*SIN(RADIANS([.P70]))))" office:value-type="float" office:value="-3.92147075590783">
            <text:p>-3.92</text:p>
          </table:table-cell>
          <table:table-cell table:formula="of:=TAN(RADIANS([.R70]/2))*TAN(RADIANS([.R70]/2))" office:value-type="float" office:value="0.0430325106973067">
            <text:p>0.04</text:p>
          </table:table-cell>
          <table:table-cell table:formula="of:=4*DEGREES([.U70]*SIN(2*RADIANS([.I70]))-2*[.K70]*SIN(RADIANS([.J70]))+4*[.K70]*[.U70]*SIN(RADIANS([.J70]))*COS(2*RADIANS([.I70]))-0.5*[.U70]*[.U70]*SIN(4*RADIANS([.I70]))-1.25*[.K70]*[.K70]*SIN(2*RADIANS([.J70])))" office:value-type="float" office:value="-10.2113203509284">
            <text:p>-10.21</text:p>
          </table:table-cell>
          <table:table-cell table:formula="of:=DEGREES(ACOS(COS(RADIANS(90.833))/(COS(RADIANS([.$B$2]))*COS(RADIANS([.T70])))-TAN(RADIANS([.$B$2]))*TAN(RADIANS([.T70]))))" office:value-type="float" office:value="87.7937202610857">
            <text:p>87.79</text:p>
          </table:table-cell>
          <table:table-cell table:style-name="ce7" table:formula="of:=(720-4*[.$B$3]-[.V70]+[.$B$4]*60)/1440" office:value-type="float" office:value="0.507091194688145">
            <text:p>12:10:13</text:p>
          </table:table-cell>
          <table:table-cell table:style-name="ce7" table:formula="of:=([.X70]*1440-[.W70]*4)/1440" office:value-type="float" office:value="0.263219749518462">
            <text:p>6:19:02</text:p>
          </table:table-cell>
          <table:table-cell table:style-name="ce7" table:formula="of:=([.X70]*1440+[.W70]*4)/1440" office:value-type="float" office:value="0.750962639857827">
            <text:p>18:01:23</text:p>
          </table:table-cell>
          <table:table-cell table:formula="of:=8*[.W70]" office:value-type="float" office:value="702.349762088686">
            <text:p>702.35</text:p>
          </table:table-cell>
          <table:table-cell table:formula="of:=MOD([.E70]*1440+[.V70]+4*[.$B$3]-60*[.$B$4];1440)" office:value-type="float" office:value="709.788679649072">
            <text:p>709.79</text:p>
          </table:table-cell>
          <table:table-cell table:formula="of:=IF([.AB70]/4&lt;0;[.AB70]/4+180;[.AB70]/4-180)" office:value-type="float" office:value="-2.5528300877321">
            <text:p>-2.55</text:p>
          </table:table-cell>
          <table:table-cell table:formula="of:=DEGREES(ACOS(SIN(RADIANS([.$B$2]))*SIN(RADIANS([.T70]))+COS(RADIANS([.$B$2]))*COS(RADIANS([.T70]))*COS(RADIANS([.AC70]))))" office:value-type="float" office:value="43.9840823893493">
            <text:p>43.98</text:p>
          </table:table-cell>
          <table:table-cell table:formula="of:=90-[.AD70]" office:value-type="float" office:value="46.0159176106507">
            <text:p>46.02</text:p>
          </table:table-cell>
          <table:table-cell table:formula="of:=IF([.AE70]&gt;85;0;IF([.AE70]&gt;5;58.1/TAN(RADIANS([.AE70]))-0.07/POWER(TAN(RADIANS([.AE70]));3)+0.000086/POWER(TAN(RADIANS([.AE70]));5);IF([.AE70]&gt;-0.575;1735+[.AE70]*(-518.2+[.AE70]*(103.4+[.AE70]*(-12.79+[.AE70]*0.711)));-20.772/TAN(RADIANS([.AE70])))))/3600" office:value-type="float" office:value="0.0155590196632859">
            <text:p>0.02</text:p>
          </table:table-cell>
          <table:table-cell table:formula="of:=[.AE70]+[.AF70]" office:value-type="float" office:value="46.031476630314">
            <text:p>46.03</text:p>
          </table:table-cell>
          <table:table-cell table:formula="of:=IF([.AC70]&gt;0;MOD(DEGREES(ACOS(((SIN(RADIANS([.$B$2]))*COS(RADIANS([.AD70])))-SIN(RADIANS([.T70])))/(COS(RADIANS([.$B$2]))*SIN(RADIANS([.AD70])))))+180;360);MOD(540-DEGREES(ACOS(((SIN(RADIANS([.$B$2]))*COS(RADIANS([.AD70])))-SIN(RADIANS([.T70])))/(COS(RADIANS([.$B$2]))*SIN(RADIANS([.AD70])))));360))" office:value-type="float" office:value="176.331312525956">
            <text:p>176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0]+1" office:value-type="date" office:date-value="2010-03-11">
            <text:p>3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1]+2415018.5+[.E71]-[.$B$4]/24" office:value-type="float" office:value="2455267.29166667">
            <text:p>2455267.29</text:p>
          </table:table-cell>
          <table:table-cell table:style-name="ce9" table:formula="of:=([.F71]-2451545)/36525" office:value-type="float" office:value="0.101910791695182">
            <text:p>0.10191079</text:p>
          </table:table-cell>
          <table:table-cell/>
          <table:table-cell table:formula="of:=MOD(280.46646+[.G71]*(36000.76983+[.G71]*0.0003032);360)" office:value-type="float" office:value="349.333418160289">
            <text:p>349.33</text:p>
          </table:table-cell>
          <table:table-cell table:formula="of:=357.52911+[.G71]*(35999.05029-0.0001537*[.G71])" office:value-type="float" office:value="4026.22082373226">
            <text:p>4026.22</text:p>
          </table:table-cell>
          <table:table-cell table:formula="of:=0.016708634-[.G71]*(0.000042037+0.0000001267*[.G71])" office:value-type="float" office:value="0.0167043486601675">
            <text:p>0.02</text:p>
          </table:table-cell>
          <table:table-cell table:formula="of:=SIN(RADIANS([.J71]))*(1.914602-[.G71]*(0.004817+0.000014*[.G71]))+SIN(RADIANS(2*[.J71]))*(0.019993-0.000101*[.G71])+SIN(RADIANS(3*[.J71]))*0.000289" office:value-type="float" office:value="1.76626899851028">
            <text:p>1.77</text:p>
          </table:table-cell>
          <table:table-cell table:formula="of:=[.I71]+[.L71]" office:value-type="float" office:value="351.099687158799">
            <text:p>351.1</text:p>
          </table:table-cell>
          <table:table-cell table:formula="of:=[.J71]+[.L71]" office:value-type="float" office:value="4027.98709273077">
            <text:p>4027.99</text:p>
          </table:table-cell>
          <table:table-cell table:formula="of:=(1.000001018*(1-[.K71]*[.K71]))/(1+[.K71]*COS(RADIANS([.N71])))" office:value-type="float" office:value="0.993501621076782">
            <text:p>0.99</text:p>
          </table:table-cell>
          <table:table-cell table:formula="of:=[.M71]-0.00569-0.00478*SIN(RADIANS(125.04-1934.136*[.G71]))" office:value-type="float" office:value="351.098544992991">
            <text:p>351.1</text:p>
          </table:table-cell>
          <table:table-cell table:formula="of:=23+(26+((21.448-[.G71]*(46.815+[.G71]*(0.00059-[.G71]*0.001813))))/60)/60" office:value-type="float" office:value="23.4379658450217">
            <text:p>23.44</text:p>
          </table:table-cell>
          <table:table-cell table:formula="of:=[.Q71]+0.00256*COS(RADIANS(125.04-1934.136*[.G71]))" office:value-type="float" office:value="23.4387539818239">
            <text:p>23.44</text:p>
          </table:table-cell>
          <table:table-cell table:formula="of:=DEGREES(ATAN2(COS(RADIANS([.P71]));COS(RADIANS([.R71]))*SIN(RADIANS([.P71]))))" office:value-type="float" office:value="-8.17732828107555">
            <text:p>-8.18</text:p>
          </table:table-cell>
          <table:table-cell table:formula="of:=DEGREES(ASIN(SIN(RADIANS([.R71]))*SIN(RADIANS([.P71]))))" office:value-type="float" office:value="-3.52872292047371">
            <text:p>-3.53</text:p>
          </table:table-cell>
          <table:table-cell table:formula="of:=TAN(RADIANS([.R71]/2))*TAN(RADIANS([.R71]/2))" office:value-type="float" office:value="0.0430325008531722">
            <text:p>0.04</text:p>
          </table:table-cell>
          <table:table-cell table:formula="of:=4*DEGREES([.U71]*SIN(2*RADIANS([.I71]))-2*[.K71]*SIN(RADIANS([.J71]))+4*[.K71]*[.U71]*SIN(RADIANS([.J71]))*COS(2*RADIANS([.I71]))-0.5*[.U71]*[.U71]*SIN(4*RADIANS([.I71]))-1.25*[.K71]*[.K71]*SIN(2*RADIANS([.J71])))" office:value-type="float" office:value="-9.94798626603934">
            <text:p>-9.95</text:p>
          </table:table-cell>
          <table:table-cell table:formula="of:=DEGREES(ACOS(COS(RADIANS(90.833))/(COS(RADIANS([.$B$2]))*COS(RADIANS([.T71])))-TAN(RADIANS([.$B$2]))*TAN(RADIANS([.T71]))))" office:value-type="float" office:value="88.1243970060452">
            <text:p>88.12</text:p>
          </table:table-cell>
          <table:table-cell table:style-name="ce7" table:formula="of:=(720-4*[.$B$3]-[.V71]+[.$B$4]*60)/1440" office:value-type="float" office:value="0.506908323795861">
            <text:p>12:09:57</text:p>
          </table:table-cell>
          <table:table-cell table:style-name="ce7" table:formula="of:=([.X71]*1440-[.W71]*4)/1440" office:value-type="float" office:value="0.262118332112402">
            <text:p>6:17:27</text:p>
          </table:table-cell>
          <table:table-cell table:style-name="ce7" table:formula="of:=([.X71]*1440+[.W71]*4)/1440" office:value-type="float" office:value="0.75169831547932">
            <text:p>18:02:27</text:p>
          </table:table-cell>
          <table:table-cell table:formula="of:=8*[.W71]" office:value-type="float" office:value="704.995176048361">
            <text:p>705</text:p>
          </table:table-cell>
          <table:table-cell table:formula="of:=MOD([.E71]*1440+[.V71]+4*[.$B$3]-60*[.$B$4];1440)" office:value-type="float" office:value="710.052013733961">
            <text:p>710.05</text:p>
          </table:table-cell>
          <table:table-cell table:formula="of:=IF([.AB71]/4&lt;0;[.AB71]/4+180;[.AB71]/4-180)" office:value-type="float" office:value="-2.48699656650984">
            <text:p>-2.49</text:p>
          </table:table-cell>
          <table:table-cell table:formula="of:=DEGREES(ACOS(SIN(RADIANS([.$B$2]))*SIN(RADIANS([.T71]))+COS(RADIANS([.$B$2]))*COS(RADIANS([.T71]))*COS(RADIANS([.AC71]))))" office:value-type="float" office:value="43.5886025456955">
            <text:p>43.59</text:p>
          </table:table-cell>
          <table:table-cell table:formula="of:=90-[.AD71]" office:value-type="float" office:value="46.4113974543045">
            <text:p>46.41</text:p>
          </table:table-cell>
          <table:table-cell table:formula="of:=IF([.AE71]&gt;85;0;IF([.AE71]&gt;5;58.1/TAN(RADIANS([.AE71]))-0.07/POWER(TAN(RADIANS([.AE71]));3)+0.000086/POWER(TAN(RADIANS([.AE71]));5);IF([.AE71]&gt;-0.575;1735+[.AE71]*(-518.2+[.AE71]*(103.4+[.AE71]*(-12.79+[.AE71]*0.711)));-20.772/TAN(RADIANS([.AE71])))))/3600" office:value-type="float" office:value="0.0153459824415896">
            <text:p>0.02</text:p>
          </table:table-cell>
          <table:table-cell table:formula="of:=[.AE71]+[.AF71]" office:value-type="float" office:value="46.4267434367461">
            <text:p>46.43</text:p>
          </table:table-cell>
          <table:table-cell table:formula="of:=IF([.AC71]&gt;0;MOD(DEGREES(ACOS(((SIN(RADIANS([.$B$2]))*COS(RADIANS([.AD71])))-SIN(RADIANS([.T71])))/(COS(RADIANS([.$B$2]))*SIN(RADIANS([.AD71])))))+180;360);MOD(540-DEGREES(ACOS(((SIN(RADIANS([.$B$2]))*COS(RADIANS([.AD71])))-SIN(RADIANS([.T71])))/(COS(RADIANS([.$B$2]))*SIN(RADIANS([.AD71])))));360))" office:value-type="float" office:value="176.398513160966">
            <text:p>176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1]+1" office:value-type="date" office:date-value="2010-03-12">
            <text:p>3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2]+2415018.5+[.E72]-[.$B$4]/24" office:value-type="float" office:value="2455268.29166667">
            <text:p>2455268.29</text:p>
          </table:table-cell>
          <table:table-cell table:style-name="ce9" table:formula="of:=([.F72]-2451545)/36525" office:value-type="float" office:value="0.101938170203053">
            <text:p>0.10193817</text:p>
          </table:table-cell>
          <table:table-cell/>
          <table:table-cell table:formula="of:=MOD(280.46646+[.G72]*(36000.76983+[.G72]*0.0003032);360)" office:value-type="float" office:value="350.319065522146">
            <text:p>350.32</text:p>
          </table:table-cell>
          <table:table-cell table:formula="of:=357.52911+[.G72]*(35999.05029-0.0001537*[.G72])" office:value-type="float" office:value="4027.20642401313">
            <text:p>4027.21</text:p>
          </table:table-cell>
          <table:table-cell table:formula="of:=0.016708634-[.G72]*(0.000042037+0.0000001267*[.G72])" office:value-type="float" office:value="0.01670434750855">
            <text:p>0.02</text:p>
          </table:table-cell>
          <table:table-cell table:formula="of:=SIN(RADIANS([.J72]))*(1.914602-[.G72]*(0.004817+0.000014*[.G72]))+SIN(RADIANS(2*[.J72]))*(0.019993-0.000101*[.G72])+SIN(RADIANS(3*[.J72]))*0.000289" office:value-type="float" office:value="1.77879886767725">
            <text:p>1.78</text:p>
          </table:table-cell>
          <table:table-cell table:formula="of:=[.I72]+[.L72]" office:value-type="float" office:value="352.097864389823">
            <text:p>352.1</text:p>
          </table:table-cell>
          <table:table-cell table:formula="of:=[.J72]+[.L72]" office:value-type="float" office:value="4028.98522288081">
            <text:p>4028.99</text:p>
          </table:table-cell>
          <table:table-cell table:formula="of:=(1.000001018*(1-[.K72]*[.K72]))/(1+[.K72]*COS(RADIANS([.N72])))" office:value-type="float" office:value="0.993768983676148">
            <text:p>0.99</text:p>
          </table:table-cell>
          <table:table-cell table:formula="of:=[.M72]-0.00569-0.00478*SIN(RADIANS(125.04-1934.136*[.G72]))" office:value-type="float" office:value="352.09672358215">
            <text:p>352.1</text:p>
          </table:table-cell>
          <table:table-cell table:formula="of:=23+(26+((21.448-[.G72]*(46.815+[.G72]*(0.00059-[.G72]*0.001813))))/60)/60" office:value-type="float" office:value="23.4379654889865">
            <text:p>23.44</text:p>
          </table:table-cell>
          <table:table-cell table:formula="of:=[.Q72]+0.00256*COS(RADIANS(125.04-1934.136*[.G72]))" office:value-type="float" office:value="23.4387513743729">
            <text:p>23.44</text:p>
          </table:table-cell>
          <table:table-cell table:formula="of:=DEGREES(ATAN2(COS(RADIANS([.P72]));COS(RADIANS([.R72]))*SIN(RADIANS([.P72]))))" office:value-type="float" office:value="-7.25840574872547">
            <text:p>-7.26</text:p>
          </table:table-cell>
          <table:table-cell table:formula="of:=DEGREES(ASIN(SIN(RADIANS([.R72]))*SIN(RADIANS([.P72]))))" office:value-type="float" office:value="-3.13527937132898">
            <text:p>-3.14</text:p>
          </table:table-cell>
          <table:table-cell table:formula="of:=TAN(RADIANS([.R72]/2))*TAN(RADIANS([.R72]/2))" office:value-type="float" office:value="0.0430324910064966">
            <text:p>0.04</text:p>
          </table:table-cell>
          <table:table-cell table:formula="of:=4*DEGREES([.U72]*SIN(2*RADIANS([.I72]))-2*[.K72]*SIN(RADIANS([.J72]))+4*[.K72]*[.U72]*SIN(RADIANS([.J72]))*COS(2*RADIANS([.I72]))-0.5*[.U72]*[.U72]*SIN(4*RADIANS([.I72]))-1.25*[.K72]*[.K72]*SIN(2*RADIANS([.J72])))" office:value-type="float" office:value="-9.67965984083054">
            <text:p>-9.68</text:p>
          </table:table-cell>
          <table:table-cell table:formula="of:=DEGREES(ACOS(COS(RADIANS(90.833))/(COS(RADIANS([.$B$2]))*COS(RADIANS([.T72])))-TAN(RADIANS([.$B$2]))*TAN(RADIANS([.T72]))))" office:value-type="float" office:value="88.4553680995479">
            <text:p>88.46</text:p>
          </table:table-cell>
          <table:table-cell table:style-name="ce7" table:formula="of:=(720-4*[.$B$3]-[.V72]+[.$B$4]*60)/1440" office:value-type="float" office:value="0.506721986000577">
            <text:p>12:09:41</text:p>
          </table:table-cell>
          <table:table-cell table:style-name="ce7" table:formula="of:=([.X72]*1440-[.W72]*4)/1440" office:value-type="float" office:value="0.261012630168499">
            <text:p>6:15:51</text:p>
          </table:table-cell>
          <table:table-cell table:style-name="ce7" table:formula="of:=([.X72]*1440+[.W72]*4)/1440" office:value-type="float" office:value="0.752431341832654">
            <text:p>18:03:30</text:p>
          </table:table-cell>
          <table:table-cell table:formula="of:=8*[.W72]" office:value-type="float" office:value="707.642944796383">
            <text:p>707.64</text:p>
          </table:table-cell>
          <table:table-cell table:formula="of:=MOD([.E72]*1440+[.V72]+4*[.$B$3]-60*[.$B$4];1440)" office:value-type="float" office:value="710.320340159169">
            <text:p>710.32</text:p>
          </table:table-cell>
          <table:table-cell table:formula="of:=IF([.AB72]/4&lt;0;[.AB72]/4+180;[.AB72]/4-180)" office:value-type="float" office:value="-2.41991496020765">
            <text:p>-2.42</text:p>
          </table:table-cell>
          <table:table-cell table:formula="of:=DEGREES(ACOS(SIN(RADIANS([.$B$2]))*SIN(RADIANS([.T72]))+COS(RADIANS([.$B$2]))*COS(RADIANS([.T72]))*COS(RADIANS([.AC72]))))" office:value-type="float" office:value="43.1924108069772">
            <text:p>43.19</text:p>
          </table:table-cell>
          <table:table-cell table:formula="of:=90-[.AD72]" office:value-type="float" office:value="46.8075891930228">
            <text:p>46.81</text:p>
          </table:table-cell>
          <table:table-cell table:formula="of:=IF([.AE72]&gt;85;0;IF([.AE72]&gt;5;58.1/TAN(RADIANS([.AE72]))-0.07/POWER(TAN(RADIANS([.AE72]));3)+0.000086/POWER(TAN(RADIANS([.AE72]));5);IF([.AE72]&gt;-0.575;1735+[.AE72]*(-518.2+[.AE72]*(103.4+[.AE72]*(-12.79+[.AE72]*0.711)));-20.772/TAN(RADIANS([.AE72])))))/3600" office:value-type="float" office:value="0.0151353314048247">
            <text:p>0.02</text:p>
          </table:table-cell>
          <table:table-cell table:formula="of:=[.AE72]+[.AF72]" office:value-type="float" office:value="46.8227245244276">
            <text:p>46.82</text:p>
          </table:table-cell>
          <table:table-cell table:formula="of:=IF([.AC72]&gt;0;MOD(DEGREES(ACOS(((SIN(RADIANS([.$B$2]))*COS(RADIANS([.AD72])))-SIN(RADIANS([.T72])))/(COS(RADIANS([.$B$2]))*SIN(RADIANS([.AD72])))))+180;360);MOD(540-DEGREES(ACOS(((SIN(RADIANS([.$B$2]))*COS(RADIANS([.AD72])))-SIN(RADIANS([.T72])))/(COS(RADIANS([.$B$2]))*SIN(RADIANS([.AD72])))));360))" office:value-type="float" office:value="176.468547493917">
            <text:p>176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2]+1" office:value-type="date" office:date-value="2010-03-13">
            <text:p>3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3]+2415018.5+[.E73]-[.$B$4]/24" office:value-type="float" office:value="2455269.29166667">
            <text:p>2455269.29</text:p>
          </table:table-cell>
          <table:table-cell table:style-name="ce9" table:formula="of:=([.F73]-2451545)/36525" office:value-type="float" office:value="0.101965548710924">
            <text:p>0.10196555</text:p>
          </table:table-cell>
          <table:table-cell/>
          <table:table-cell table:formula="of:=MOD(280.46646+[.G73]*(36000.76983+[.G73]*0.0003032);360)" office:value-type="float" office:value="351.304712884002">
            <text:p>351.3</text:p>
          </table:table-cell>
          <table:table-cell table:formula="of:=357.52911+[.G73]*(35999.05029-0.0001537*[.G73])" office:value-type="float" office:value="4028.19202429399">
            <text:p>4028.19</text:p>
          </table:table-cell>
          <table:table-cell table:formula="of:=0.016708634-[.G73]*(0.000042037+0.0000001267*[.G73])" office:value-type="float" office:value="0.0167043463569323">
            <text:p>0.02</text:p>
          </table:table-cell>
          <table:table-cell table:formula="of:=SIN(RADIANS([.J73]))*(1.914602-[.G73]*(0.004817+0.000014*[.G73]))+SIN(RADIANS(2*[.J73]))*(0.019993-0.000101*[.G73])+SIN(RADIANS(3*[.J73]))*0.000289" office:value-type="float" office:value="1.79078997002233">
            <text:p>1.79</text:p>
          </table:table-cell>
          <table:table-cell table:formula="of:=[.I73]+[.L73]" office:value-type="float" office:value="353.095502854024">
            <text:p>353.1</text:p>
          </table:table-cell>
          <table:table-cell table:formula="of:=[.J73]+[.L73]" office:value-type="float" office:value="4029.98281426402">
            <text:p>4029.98</text:p>
          </table:table-cell>
          <table:table-cell table:formula="of:=(1.000001018*(1-[.K73]*[.K73]))/(1+[.K73]*COS(RADIANS([.N73])))" office:value-type="float" office:value="0.994038141084218">
            <text:p>0.99</text:p>
          </table:table-cell>
          <table:table-cell table:formula="of:=[.M73]-0.00569-0.00478*SIN(RADIANS(125.04-1934.136*[.G73]))" office:value-type="float" office:value="353.094363400601">
            <text:p>353.09</text:p>
          </table:table-cell>
          <table:table-cell table:formula="of:=23+(26+((21.448-[.G73]*(46.815+[.G73]*(0.00059-[.G73]*0.001813))))/60)/60" office:value-type="float" office:value="23.4379651329514">
            <text:p>23.44</text:p>
          </table:table-cell>
          <table:table-cell table:formula="of:=[.Q73]+0.00256*COS(RADIANS(125.04-1934.136*[.G73]))" office:value-type="float" office:value="23.4387487662506">
            <text:p>23.44</text:p>
          </table:table-cell>
          <table:table-cell table:formula="of:=DEGREES(ATAN2(COS(RADIANS([.P73]));COS(RADIANS([.R73]))*SIN(RADIANS([.P73]))))" office:value-type="float" office:value="-6.34067033910396">
            <text:p>-6.34</text:p>
          </table:table-cell>
          <table:table-cell table:formula="of:=DEGREES(ASIN(SIN(RADIANS([.R73]))*SIN(RADIANS([.P73]))))" office:value-type="float" office:value="-2.74124466059527">
            <text:p>-2.74</text:p>
          </table:table-cell>
          <table:table-cell table:formula="of:=TAN(RADIANS([.R73]/2))*TAN(RADIANS([.R73]/2))" office:value-type="float" office:value="0.0430324811572872">
            <text:p>0.04</text:p>
          </table:table-cell>
          <table:table-cell table:formula="of:=4*DEGREES([.U73]*SIN(2*RADIANS([.I73]))-2*[.K73]*SIN(RADIANS([.J73]))+4*[.K73]*[.U73]*SIN(RADIANS([.J73]))*COS(2*RADIANS([.I73]))-0.5*[.U73]*[.U73]*SIN(4*RADIANS([.I73]))-1.25*[.K73]*[.K73]*SIN(2*RADIANS([.J73])))" office:value-type="float" office:value="-9.40668321957947">
            <text:p>-9.41</text:p>
          </table:table-cell>
          <table:table-cell table:formula="of:=DEGREES(ACOS(COS(RADIANS(90.833))/(COS(RADIANS([.$B$2]))*COS(RADIANS([.T73])))-TAN(RADIANS([.$B$2]))*TAN(RADIANS([.T73]))))" office:value-type="float" office:value="88.7865869078707">
            <text:p>88.79</text:p>
          </table:table-cell>
          <table:table-cell table:style-name="ce7" table:formula="of:=(720-4*[.$B$3]-[.V73]+[.$B$4]*60)/1440" office:value-type="float" office:value="0.506532418902486">
            <text:p>12:09:24</text:p>
          </table:table-cell>
          <table:table-cell table:style-name="ce7" table:formula="of:=([.X73]*1440-[.W73]*4)/1440" office:value-type="float" office:value="0.259903010825067">
            <text:p>6:14:16</text:p>
          </table:table-cell>
          <table:table-cell table:style-name="ce7" table:formula="of:=([.X73]*1440+[.W73]*4)/1440" office:value-type="float" office:value="0.753161826979904">
            <text:p>18:04:33</text:p>
          </table:table-cell>
          <table:table-cell table:formula="of:=8*[.W73]" office:value-type="float" office:value="710.292695262965">
            <text:p>710.29</text:p>
          </table:table-cell>
          <table:table-cell table:formula="of:=MOD([.E73]*1440+[.V73]+4*[.$B$3]-60*[.$B$4];1440)" office:value-type="float" office:value="710.593316780421">
            <text:p>710.59</text:p>
          </table:table-cell>
          <table:table-cell table:formula="of:=IF([.AB73]/4&lt;0;[.AB73]/4+180;[.AB73]/4-180)" office:value-type="float" office:value="-2.35167080489487">
            <text:p>-2.35</text:p>
          </table:table-cell>
          <table:table-cell table:formula="of:=DEGREES(ACOS(SIN(RADIANS([.$B$2]))*SIN(RADIANS([.T73]))+COS(RADIANS([.$B$2]))*COS(RADIANS([.T73]))*COS(RADIANS([.AC73]))))" office:value-type="float" office:value="42.7956201013361">
            <text:p>42.8</text:p>
          </table:table-cell>
          <table:table-cell table:formula="of:=90-[.AD73]" office:value-type="float" office:value="47.2043798986639">
            <text:p>47.2</text:p>
          </table:table-cell>
          <table:table-cell table:formula="of:=IF([.AE73]&gt;85;0;IF([.AE73]&gt;5;58.1/TAN(RADIANS([.AE73]))-0.07/POWER(TAN(RADIANS([.AE73]));3)+0.000086/POWER(TAN(RADIANS([.AE73]));5);IF([.AE73]&gt;-0.575;1735+[.AE73]*(-518.2+[.AE73]*(103.4+[.AE73]*(-12.79+[.AE73]*0.711)));-20.772/TAN(RADIANS([.AE73])))))/3600" office:value-type="float" office:value="0.0149270670295964">
            <text:p>0.01</text:p>
          </table:table-cell>
          <table:table-cell table:formula="of:=[.AE73]+[.AF73]" office:value-type="float" office:value="47.2193069656935">
            <text:p>47.22</text:p>
          </table:table-cell>
          <table:table-cell table:formula="of:=IF([.AC73]&gt;0;MOD(DEGREES(ACOS(((SIN(RADIANS([.$B$2]))*COS(RADIANS([.AD73])))-SIN(RADIANS([.T73])))/(COS(RADIANS([.$B$2]))*SIN(RADIANS([.AD73])))))+180;360);MOD(540-DEGREES(ACOS(((SIN(RADIANS([.$B$2]))*COS(RADIANS([.AD73])))-SIN(RADIANS([.T73])))/(COS(RADIANS([.$B$2]))*SIN(RADIANS([.AD73])))));360))" office:value-type="float" office:value="176.541362608795">
            <text:p>176.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3]+1" office:value-type="date" office:date-value="2010-03-14">
            <text:p>3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4]+2415018.5+[.E74]-[.$B$4]/24" office:value-type="float" office:value="2455270.29166667">
            <text:p>2455270.29</text:p>
          </table:table-cell>
          <table:table-cell table:style-name="ce9" table:formula="of:=([.F74]-2451545)/36525" office:value-type="float" office:value="0.101992927218796">
            <text:p>0.10199293</text:p>
          </table:table-cell>
          <table:table-cell/>
          <table:table-cell table:formula="of:=MOD(280.46646+[.G74]*(36000.76983+[.G74]*0.0003032);360)" office:value-type="float" office:value="352.29036024586">
            <text:p>352.29</text:p>
          </table:table-cell>
          <table:table-cell table:formula="of:=357.52911+[.G74]*(35999.05029-0.0001537*[.G74])" office:value-type="float" office:value="4029.17762457486">
            <text:p>4029.18</text:p>
          </table:table-cell>
          <table:table-cell table:formula="of:=0.016708634-[.G74]*(0.000042037+0.0000001267*[.G74])" office:value-type="float" office:value="0.0167043452053145">
            <text:p>0.02</text:p>
          </table:table-cell>
          <table:table-cell table:formula="of:=SIN(RADIANS([.J74]))*(1.914602-[.G74]*(0.004817+0.000014*[.G74]))+SIN(RADIANS(2*[.J74]))*(0.019993-0.000101*[.G74])+SIN(RADIANS(3*[.J74]))*0.000289" office:value-type="float" office:value="1.80223922437461">
            <text:p>1.8</text:p>
          </table:table-cell>
          <table:table-cell table:formula="of:=[.I74]+[.L74]" office:value-type="float" office:value="354.092599470234">
            <text:p>354.09</text:p>
          </table:table-cell>
          <table:table-cell table:formula="of:=[.J74]+[.L74]" office:value-type="float" office:value="4030.97986379924">
            <text:p>4030.98</text:p>
          </table:table-cell>
          <table:table-cell table:formula="of:=(1.000001018*(1-[.K74]*[.K74]))/(1+[.K74]*COS(RADIANS([.N74])))" office:value-type="float" office:value="0.994309010757664">
            <text:p>0.99</text:p>
          </table:table-cell>
          <table:table-cell table:formula="of:=[.M74]-0.00569-0.00478*SIN(RADIANS(125.04-1934.136*[.G74]))" office:value-type="float" office:value="354.091461367173">
            <text:p>354.09</text:p>
          </table:table-cell>
          <table:table-cell table:formula="of:=23+(26+((21.448-[.G74]*(46.815+[.G74]*(0.00059-[.G74]*0.001813))))/60)/60" office:value-type="float" office:value="23.4379647769162">
            <text:p>23.44</text:p>
          </table:table-cell>
          <table:table-cell table:formula="of:=[.Q74]+0.00256*COS(RADIANS(125.04-1934.136*[.G74]))" office:value-type="float" office:value="23.438746157459">
            <text:p>23.44</text:p>
          </table:table-cell>
          <table:table-cell table:formula="of:=DEGREES(ATAN2(COS(RADIANS([.P74]));COS(RADIANS([.R74]))*SIN(RADIANS([.P74]))))" office:value-type="float" office:value="-5.42403758094061">
            <text:p>-5.42</text:p>
          </table:table-cell>
          <table:table-cell table:formula="of:=DEGREES(ASIN(SIN(RADIANS([.R74]))*SIN(RADIANS([.P74]))))" office:value-type="float" office:value="-2.34672285445623">
            <text:p>-2.35</text:p>
          </table:table-cell>
          <table:table-cell table:formula="of:=TAN(RADIANS([.R74]/2))*TAN(RADIANS([.R74]/2))" office:value-type="float" office:value="0.0430324713055513">
            <text:p>0.04</text:p>
          </table:table-cell>
          <table:table-cell table:formula="of:=4*DEGREES([.U74]*SIN(2*RADIANS([.I74]))-2*[.K74]*SIN(RADIANS([.J74]))+4*[.K74]*[.U74]*SIN(RADIANS([.J74]))*COS(2*RADIANS([.I74]))-0.5*[.U74]*[.U74]*SIN(4*RADIANS([.I74]))-1.25*[.K74]*[.K74]*SIN(2*RADIANS([.J74])))" office:value-type="float" office:value="-9.12939909060557">
            <text:p>-9.13</text:p>
          </table:table-cell>
          <table:table-cell table:formula="of:=DEGREES(ACOS(COS(RADIANS(90.833))/(COS(RADIANS([.$B$2]))*COS(RADIANS([.T74])))-TAN(RADIANS([.$B$2]))*TAN(RADIANS([.T74]))))" office:value-type="float" office:value="89.1180076957003">
            <text:p>89.12</text:p>
          </table:table-cell>
          <table:table-cell table:style-name="ce7" table:formula="of:=(720-4*[.$B$3]-[.V74]+[.$B$4]*60)/1440" office:value-type="float" office:value="0.506339860479587">
            <text:p>12:09:08</text:p>
          </table:table-cell>
          <table:table-cell table:style-name="ce7" table:formula="of:=([.X74]*1440-[.W74]*4)/1440" office:value-type="float" office:value="0.258789839102642">
            <text:p>6:12:39</text:p>
          </table:table-cell>
          <table:table-cell table:style-name="ce7" table:formula="of:=([.X74]*1440+[.W74]*4)/1440" office:value-type="float" office:value="0.753889881856533">
            <text:p>18:05:36</text:p>
          </table:table-cell>
          <table:table-cell table:formula="of:=8*[.W74]" office:value-type="float" office:value="712.944061565603">
            <text:p>712.94</text:p>
          </table:table-cell>
          <table:table-cell table:formula="of:=MOD([.E74]*1440+[.V74]+4*[.$B$3]-60*[.$B$4];1440)" office:value-type="float" office:value="710.870600909394">
            <text:p>710.87</text:p>
          </table:table-cell>
          <table:table-cell table:formula="of:=IF([.AB74]/4&lt;0;[.AB74]/4+180;[.AB74]/4-180)" office:value-type="float" office:value="-2.2823497726514">
            <text:p>-2.28</text:p>
          </table:table-cell>
          <table:table-cell table:formula="of:=DEGREES(ACOS(SIN(RADIANS([.$B$2]))*SIN(RADIANS([.T74]))+COS(RADIANS([.$B$2]))*COS(RADIANS([.T74]))*COS(RADIANS([.AC74]))))" office:value-type="float" office:value="42.3983427790047">
            <text:p>42.4</text:p>
          </table:table-cell>
          <table:table-cell table:formula="of:=90-[.AD74]" office:value-type="float" office:value="47.6016572209953">
            <text:p>47.6</text:p>
          </table:table-cell>
          <table:table-cell table:formula="of:=IF([.AE74]&gt;85;0;IF([.AE74]&gt;5;58.1/TAN(RADIANS([.AE74]))-0.07/POWER(TAN(RADIANS([.AE74]));3)+0.000086/POWER(TAN(RADIANS([.AE74]));5);IF([.AE74]&gt;-0.575;1735+[.AE74]*(-518.2+[.AE74]*(103.4+[.AE74]*(-12.79+[.AE74]*0.711)));-20.772/TAN(RADIANS([.AE74])))))/3600" office:value-type="float" office:value="0.0147211881454202">
            <text:p>0.01</text:p>
          </table:table-cell>
          <table:table-cell table:formula="of:=[.AE74]+[.AF74]" office:value-type="float" office:value="47.6163784091407">
            <text:p>47.62</text:p>
          </table:table-cell>
          <table:table-cell table:formula="of:=IF([.AC74]&gt;0;MOD(DEGREES(ACOS(((SIN(RADIANS([.$B$2]))*COS(RADIANS([.AD74])))-SIN(RADIANS([.T74])))/(COS(RADIANS([.$B$2]))*SIN(RADIANS([.AD74])))))+180;360);MOD(540-DEGREES(ACOS(((SIN(RADIANS([.$B$2]))*COS(RADIANS([.AD74])))-SIN(RADIANS([.T74])))/(COS(RADIANS([.$B$2]))*SIN(RADIANS([.AD74])))));360))" office:value-type="float" office:value="176.616903338365">
            <text:p>176.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4]+1" office:value-type="date" office:date-value="2010-03-15">
            <text:p>3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5]+2415018.5+[.E75]-[.$B$4]/24" office:value-type="float" office:value="2455271.29166667">
            <text:p>2455271.29</text:p>
          </table:table-cell>
          <table:table-cell table:style-name="ce9" table:formula="of:=([.F75]-2451545)/36525" office:value-type="float" office:value="0.102020305726667">
            <text:p>0.10202031</text:p>
          </table:table-cell>
          <table:table-cell/>
          <table:table-cell table:formula="of:=MOD(280.46646+[.G75]*(36000.76983+[.G75]*0.0003032);360)" office:value-type="float" office:value="353.276007607717">
            <text:p>353.28</text:p>
          </table:table-cell>
          <table:table-cell table:formula="of:=357.52911+[.G75]*(35999.05029-0.0001537*[.G75])" office:value-type="float" office:value="4030.16322485573">
            <text:p>4030.16</text:p>
          </table:table-cell>
          <table:table-cell table:formula="of:=0.016708634-[.G75]*(0.000042037+0.0000001267*[.G75])" office:value-type="float" office:value="0.0167043440536965">
            <text:p>0.02</text:p>
          </table:table-cell>
          <table:table-cell table:formula="of:=SIN(RADIANS([.J75]))*(1.914602-[.G75]*(0.004817+0.000014*[.G75]))+SIN(RADIANS(2*[.J75]))*(0.019993-0.000101*[.G75])+SIN(RADIANS(3*[.J75]))*0.000289" office:value-type="float" office:value="1.81314372361965">
            <text:p>1.81</text:p>
          </table:table-cell>
          <table:table-cell table:formula="of:=[.I75]+[.L75]" office:value-type="float" office:value="355.089151331337">
            <text:p>355.09</text:p>
          </table:table-cell>
          <table:table-cell table:formula="of:=[.J75]+[.L75]" office:value-type="float" office:value="4031.97636857935">
            <text:p>4031.98</text:p>
          </table:table-cell>
          <table:table-cell table:formula="of:=(1.000001018*(1-[.K75]*[.K75]))/(1+[.K75]*COS(RADIANS([.N75])))" office:value-type="float" office:value="0.994581509762606">
            <text:p>0.99</text:p>
          </table:table-cell>
          <table:table-cell table:formula="of:=[.M75]-0.00569-0.00478*SIN(RADIANS(125.04-1934.136*[.G75]))" office:value-type="float" office:value="355.08801457475">
            <text:p>355.09</text:p>
          </table:table-cell>
          <table:table-cell table:formula="of:=23+(26+((21.448-[.G75]*(46.815+[.G75]*(0.00059-[.G75]*0.001813))))/60)/60" office:value-type="float" office:value="23.437964420881">
            <text:p>23.44</text:p>
          </table:table-cell>
          <table:table-cell table:formula="of:=[.Q75]+0.00256*COS(RADIANS(125.04-1934.136*[.G75]))" office:value-type="float" office:value="23.4387435479999">
            <text:p>23.44</text:p>
          </table:table-cell>
          <table:table-cell table:formula="of:=DEGREES(ATAN2(COS(RADIANS([.P75]));COS(RADIANS([.R75]))*SIN(RADIANS([.P75]))))" office:value-type="float" office:value="-4.50842272507765">
            <text:p>-4.51</text:p>
          </table:table-cell>
          <table:table-cell table:formula="of:=DEGREES(ASIN(SIN(RADIANS([.R75]))*SIN(RADIANS([.P75]))))" office:value-type="float" office:value="-1.95181754121601">
            <text:p>-1.95</text:p>
          </table:table-cell>
          <table:table-cell table:formula="of:=TAN(RADIANS([.R75]/2))*TAN(RADIANS([.R75]/2))" office:value-type="float" office:value="0.0430324614512961">
            <text:p>0.04</text:p>
          </table:table-cell>
          <table:table-cell table:formula="of:=4*DEGREES([.U75]*SIN(2*RADIANS([.I75]))-2*[.K75]*SIN(RADIANS([.J75]))+4*[.K75]*[.U75]*SIN(RADIANS([.J75]))*COS(2*RADIANS([.I75]))-0.5*[.U75]*[.U75]*SIN(4*RADIANS([.I75]))-1.25*[.K75]*[.K75]*SIN(2*RADIANS([.J75])))" office:value-type="float" office:value="-8.84815042029574">
            <text:p>-8.85</text:p>
          </table:table-cell>
          <table:table-cell table:formula="of:=DEGREES(ACOS(COS(RADIANS(90.833))/(COS(RADIANS([.$B$2]))*COS(RADIANS([.T75])))-TAN(RADIANS([.$B$2]))*TAN(RADIANS([.T75]))))" office:value-type="float" office:value="89.4495855314243">
            <text:p>89.45</text:p>
          </table:table-cell>
          <table:table-cell table:style-name="ce7" table:formula="of:=(720-4*[.$B$3]-[.V75]+[.$B$4]*60)/1440" office:value-type="float" office:value="0.506144548902983">
            <text:p>12:08:51</text:p>
          </table:table-cell>
          <table:table-cell table:style-name="ce7" table:formula="of:=([.X75]*1440-[.W75]*4)/1440" office:value-type="float" office:value="0.25767347798236">
            <text:p>6:11:03</text:p>
          </table:table-cell>
          <table:table-cell table:style-name="ce7" table:formula="of:=([.X75]*1440+[.W75]*4)/1440" office:value-type="float" office:value="0.754615619823606">
            <text:p>18:06:39</text:p>
          </table:table-cell>
          <table:table-cell table:formula="of:=8*[.W75]" office:value-type="float" office:value="715.596684251394">
            <text:p>715.6</text:p>
          </table:table-cell>
          <table:table-cell table:formula="of:=MOD([.E75]*1440+[.V75]+4*[.$B$3]-60*[.$B$4];1440)" office:value-type="float" office:value="711.151849579704">
            <text:p>711.15</text:p>
          </table:table-cell>
          <table:table-cell table:formula="of:=IF([.AB75]/4&lt;0;[.AB75]/4+180;[.AB75]/4-180)" office:value-type="float" office:value="-2.21203760507393">
            <text:p>-2.21</text:p>
          </table:table-cell>
          <table:table-cell table:formula="of:=DEGREES(ACOS(SIN(RADIANS([.$B$2]))*SIN(RADIANS([.T75]))+COS(RADIANS([.$B$2]))*COS(RADIANS([.T75]))*COS(RADIANS([.AC75]))))" office:value-type="float" office:value="42.0006905938238">
            <text:p>42</text:p>
          </table:table-cell>
          <table:table-cell table:formula="of:=90-[.AD75]" office:value-type="float" office:value="47.9993094061762">
            <text:p>48</text:p>
          </table:table-cell>
          <table:table-cell table:formula="of:=IF([.AE75]&gt;85;0;IF([.AE75]&gt;5;58.1/TAN(RADIANS([.AE75]))-0.07/POWER(TAN(RADIANS([.AE75]));3)+0.000086/POWER(TAN(RADIANS([.AE75]));5);IF([.AE75]&gt;-0.575;1735+[.AE75]*(-518.2+[.AE75]*(103.4+[.AE75]*(-12.79+[.AE75]*0.711)));-20.772/TAN(RADIANS([.AE75])))))/3600" office:value-type="float" office:value="0.0145176920679005">
            <text:p>0.01</text:p>
          </table:table-cell>
          <table:table-cell table:formula="of:=[.AE75]+[.AF75]" office:value-type="float" office:value="48.0138270982441">
            <text:p>48.01</text:p>
          </table:table-cell>
          <table:table-cell table:formula="of:=IF([.AC75]&gt;0;MOD(DEGREES(ACOS(((SIN(RADIANS([.$B$2]))*COS(RADIANS([.AD75])))-SIN(RADIANS([.T75])))/(COS(RADIANS([.$B$2]))*SIN(RADIANS([.AD75])))))+180;360);MOD(540-DEGREES(ACOS(((SIN(RADIANS([.$B$2]))*COS(RADIANS([.AD75])))-SIN(RADIANS([.T75])))/(COS(RADIANS([.$B$2]))*SIN(RADIANS([.AD75])))));360))" office:value-type="float" office:value="176.695112243914">
            <text:p>176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5]+1" office:value-type="date" office:date-value="2010-03-16">
            <text:p>3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6]+2415018.5+[.E76]-[.$B$4]/24" office:value-type="float" office:value="2455272.29166667">
            <text:p>2455272.29</text:p>
          </table:table-cell>
          <table:table-cell table:style-name="ce9" table:formula="of:=([.F76]-2451545)/36525" office:value-type="float" office:value="0.102047684234538">
            <text:p>0.10204768</text:p>
          </table:table-cell>
          <table:table-cell/>
          <table:table-cell table:formula="of:=MOD(280.46646+[.G76]*(36000.76983+[.G76]*0.0003032);360)" office:value-type="float" office:value="354.261654969576">
            <text:p>354.26</text:p>
          </table:table-cell>
          <table:table-cell table:formula="of:=357.52911+[.G76]*(35999.05029-0.0001537*[.G76])" office:value-type="float" office:value="4031.14882513659">
            <text:p>4031.15</text:p>
          </table:table-cell>
          <table:table-cell table:formula="of:=0.016708634-[.G76]*(0.000042037+0.0000001267*[.G76])" office:value-type="float" office:value="0.0167043429020783">
            <text:p>0.02</text:p>
          </table:table-cell>
          <table:table-cell table:formula="of:=SIN(RADIANS([.J76]))*(1.914602-[.G76]*(0.004817+0.000014*[.G76]))+SIN(RADIANS(2*[.J76]))*(0.019993-0.000101*[.G76])+SIN(RADIANS(3*[.J76]))*0.000289" office:value-type="float" office:value="1.82350073494402">
            <text:p>1.82</text:p>
          </table:table-cell>
          <table:table-cell table:formula="of:=[.I76]+[.L76]" office:value-type="float" office:value="356.08515570452">
            <text:p>356.09</text:p>
          </table:table-cell>
          <table:table-cell table:formula="of:=[.J76]+[.L76]" office:value-type="float" office:value="4032.97232587154">
            <text:p>4032.97</text:p>
          </table:table-cell>
          <table:table-cell table:formula="of:=(1.000001018*(1-[.K76]*[.K76]))/(1+[.K76]*COS(RADIANS([.N76])))" office:value-type="float" office:value="0.994855554802281">
            <text:p>0.99</text:p>
          </table:table-cell>
          <table:table-cell table:formula="of:=[.M76]-0.00569-0.00478*SIN(RADIANS(125.04-1934.136*[.G76]))" office:value-type="float" office:value="356.084020290517">
            <text:p>356.08</text:p>
          </table:table-cell>
          <table:table-cell table:formula="of:=23+(26+((21.448-[.G76]*(46.815+[.G76]*(0.00059-[.G76]*0.001813))))/60)/60" office:value-type="float" office:value="23.4379640648459">
            <text:p>23.44</text:p>
          </table:table-cell>
          <table:table-cell table:formula="of:=[.Q76]+0.00256*COS(RADIANS(125.04-1934.136*[.G76]))" office:value-type="float" office:value="23.4387409378753">
            <text:p>23.44</text:p>
          </table:table-cell>
          <table:table-cell table:formula="of:=DEGREES(ATAN2(COS(RADIANS([.P76]));COS(RADIANS([.R76]))*SIN(RADIANS([.P76]))))" office:value-type="float" office:value="-3.59374080679786">
            <text:p>-3.59</text:p>
          </table:table-cell>
          <table:table-cell table:formula="of:=DEGREES(ASIN(SIN(RADIANS([.R76]))*SIN(RADIANS([.P76]))))" office:value-type="float" office:value="-1.55663184006241">
            <text:p>-1.56</text:p>
          </table:table-cell>
          <table:table-cell table:formula="of:=TAN(RADIANS([.R76]/2))*TAN(RADIANS([.R76]/2))" office:value-type="float" office:value="0.0430324515945289">
            <text:p>0.04</text:p>
          </table:table-cell>
          <table:table-cell table:formula="of:=4*DEGREES([.U76]*SIN(2*RADIANS([.I76]))-2*[.K76]*SIN(RADIANS([.J76]))+4*[.K76]*[.U76]*SIN(RADIANS([.J76]))*COS(2*RADIANS([.I76]))-0.5*[.U76]*[.U76]*SIN(4*RADIANS([.I76]))-1.25*[.K76]*[.K76]*SIN(2*RADIANS([.J76])))" office:value-type="float" office:value="-8.56328019962905">
            <text:p>-8.56</text:p>
          </table:table-cell>
          <table:table-cell table:formula="of:=DEGREES(ACOS(COS(RADIANS(90.833))/(COS(RADIANS([.$B$2]))*COS(RADIANS([.T76])))-TAN(RADIANS([.$B$2]))*TAN(RADIANS([.T76]))))" office:value-type="float" office:value="89.7812761926208">
            <text:p>89.78</text:p>
          </table:table-cell>
          <table:table-cell table:style-name="ce7" table:formula="of:=(720-4*[.$B$3]-[.V76]+[.$B$4]*60)/1440" office:value-type="float" office:value="0.505946722360854">
            <text:p>12:08:34</text:p>
          </table:table-cell>
          <table:table-cell table:style-name="ce7" table:formula="of:=([.X76]*1440-[.W76]*4)/1440" office:value-type="float" office:value="0.256554288492462">
            <text:p>6:09:26</text:p>
          </table:table-cell>
          <table:table-cell table:style-name="ce7" table:formula="of:=([.X76]*1440+[.W76]*4)/1440" office:value-type="float" office:value="0.755339156229245">
            <text:p>18:07:41</text:p>
          </table:table-cell>
          <table:table-cell table:formula="of:=8*[.W76]" office:value-type="float" office:value="718.250209540966">
            <text:p>718.25</text:p>
          </table:table-cell>
          <table:table-cell table:formula="of:=MOD([.E76]*1440+[.V76]+4*[.$B$3]-60*[.$B$4];1440)" office:value-type="float" office:value="711.436719800371">
            <text:p>711.44</text:p>
          </table:table-cell>
          <table:table-cell table:formula="of:=IF([.AB76]/4&lt;0;[.AB76]/4+180;[.AB76]/4-180)" office:value-type="float" office:value="-2.14082004990726">
            <text:p>-2.14</text:p>
          </table:table-cell>
          <table:table-cell table:formula="of:=DEGREES(ACOS(SIN(RADIANS([.$B$2]))*SIN(RADIANS([.T76]))+COS(RADIANS([.$B$2]))*COS(RADIANS([.T76]))*COS(RADIANS([.AC76]))))" office:value-type="float" office:value="41.6027746861133">
            <text:p>41.6</text:p>
          </table:table-cell>
          <table:table-cell table:formula="of:=90-[.AD76]" office:value-type="float" office:value="48.3972253138867">
            <text:p>48.4</text:p>
          </table:table-cell>
          <table:table-cell table:formula="of:=IF([.AE76]&gt;85;0;IF([.AE76]&gt;5;58.1/TAN(RADIANS([.AE76]))-0.07/POWER(TAN(RADIANS([.AE76]));3)+0.000086/POWER(TAN(RADIANS([.AE76]));5);IF([.AE76]&gt;-0.575;1735+[.AE76]*(-518.2+[.AE76]*(103.4+[.AE76]*(-12.79+[.AE76]*0.711)));-20.772/TAN(RADIANS([.AE76])))))/3600" office:value-type="float" office:value="0.0143165747256472">
            <text:p>0.01</text:p>
          </table:table-cell>
          <table:table-cell table:formula="of:=[.AE76]+[.AF76]" office:value-type="float" office:value="48.4115418886123">
            <text:p>48.41</text:p>
          </table:table-cell>
          <table:table-cell table:formula="of:=IF([.AC76]&gt;0;MOD(DEGREES(ACOS(((SIN(RADIANS([.$B$2]))*COS(RADIANS([.AD76])))-SIN(RADIANS([.T76])))/(COS(RADIANS([.$B$2]))*SIN(RADIANS([.AD76])))))+180;360);MOD(540-DEGREES(ACOS(((SIN(RADIANS([.$B$2]))*COS(RADIANS([.AD76])))-SIN(RADIANS([.T76])))/(COS(RADIANS([.$B$2]))*SIN(RADIANS([.AD76])))));360))" office:value-type="float" office:value="176.775929590896">
            <text:p>176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6]+1" office:value-type="date" office:date-value="2010-03-17">
            <text:p>3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7]+2415018.5+[.E77]-[.$B$4]/24" office:value-type="float" office:value="2455273.29166667">
            <text:p>2455273.29</text:p>
          </table:table-cell>
          <table:table-cell table:style-name="ce9" table:formula="of:=([.F77]-2451545)/36525" office:value-type="float" office:value="0.10207506274241">
            <text:p>0.10207506</text:p>
          </table:table-cell>
          <table:table-cell/>
          <table:table-cell table:formula="of:=MOD(280.46646+[.G77]*(36000.76983+[.G77]*0.0003032);360)" office:value-type="float" office:value="355.247302331435">
            <text:p>355.25</text:p>
          </table:table-cell>
          <table:table-cell table:formula="of:=357.52911+[.G77]*(35999.05029-0.0001537*[.G77])" office:value-type="float" office:value="4032.13442541746">
            <text:p>4032.13</text:p>
          </table:table-cell>
          <table:table-cell table:formula="of:=0.016708634-[.G77]*(0.000042037+0.0000001267*[.G77])" office:value-type="float" office:value="0.0167043417504599">
            <text:p>0.02</text:p>
          </table:table-cell>
          <table:table-cell table:formula="of:=SIN(RADIANS([.J77]))*(1.914602-[.G77]*(0.004817+0.000014*[.G77]))+SIN(RADIANS(2*[.J77]))*(0.019993-0.000101*[.G77])+SIN(RADIANS(3*[.J77]))*0.000289" office:value-type="float" office:value="1.83330770001386">
            <text:p>1.83</text:p>
          </table:table-cell>
          <table:table-cell table:formula="of:=[.I77]+[.L77]" office:value-type="float" office:value="357.080610031448">
            <text:p>357.08</text:p>
          </table:table-cell>
          <table:table-cell table:formula="of:=[.J77]+[.L77]" office:value-type="float" office:value="4033.96773311747">
            <text:p>4033.97</text:p>
          </table:table-cell>
          <table:table-cell table:formula="of:=(1.000001018*(1-[.K77]*[.K77]))/(1+[.K77]*COS(RADIANS([.N77])))" office:value-type="float" office:value="0.995131062244661">
            <text:p>1</text:p>
          </table:table-cell>
          <table:table-cell table:formula="of:=[.M77]-0.00569-0.00478*SIN(RADIANS(125.04-1934.136*[.G77]))" office:value-type="float" office:value="357.079475956141">
            <text:p>357.08</text:p>
          </table:table-cell>
          <table:table-cell table:formula="of:=23+(26+((21.448-[.G77]*(46.815+[.G77]*(0.00059-[.G77]*0.001813))))/60)/60" office:value-type="float" office:value="23.4379637088107">
            <text:p>23.44</text:p>
          </table:table-cell>
          <table:table-cell table:formula="of:=[.Q77]+0.00256*COS(RADIANS(125.04-1934.136*[.G77]))" office:value-type="float" office:value="23.4387383270871">
            <text:p>23.44</text:p>
          </table:table-cell>
          <table:table-cell table:formula="of:=DEGREES(ATAN2(COS(RADIANS([.P77]));COS(RADIANS([.R77]))*SIN(RADIANS([.P77]))))" office:value-type="float" office:value="-2.67990670691966">
            <text:p>-2.68</text:p>
          </table:table-cell>
          <table:table-cell table:formula="of:=DEGREES(ASIN(SIN(RADIANS([.R77]))*SIN(RADIANS([.P77]))))" office:value-type="float" office:value="-1.16126841045914">
            <text:p>-1.16</text:p>
          </table:table-cell>
          <table:table-cell table:formula="of:=TAN(RADIANS([.R77]/2))*TAN(RADIANS([.R77]/2))" office:value-type="float" office:value="0.0430324417352569">
            <text:p>0.04</text:p>
          </table:table-cell>
          <table:table-cell table:formula="of:=4*DEGREES([.U77]*SIN(2*RADIANS([.I77]))-2*[.K77]*SIN(RADIANS([.J77]))+4*[.K77]*[.U77]*SIN(RADIANS([.J77]))*COS(2*RADIANS([.I77]))-0.5*[.U77]*[.U77]*SIN(4*RADIANS([.I77]))-1.25*[.K77]*[.K77]*SIN(2*RADIANS([.J77])))" office:value-type="float" office:value="-8.27513120264025">
            <text:p>-8.28</text:p>
          </table:table-cell>
          <table:table-cell table:formula="of:=DEGREES(ACOS(COS(RADIANS(90.833))/(COS(RADIANS([.$B$2]))*COS(RADIANS([.T77])))-TAN(RADIANS([.$B$2]))*TAN(RADIANS([.T77]))))" office:value-type="float" office:value="90.1130360718092">
            <text:p>90.11</text:p>
          </table:table-cell>
          <table:table-cell table:style-name="ce7" table:formula="of:=(720-4*[.$B$3]-[.V77]+[.$B$4]*60)/1440" office:value-type="float" office:value="0.505746618890723">
            <text:p>12:08:17</text:p>
          </table:table-cell>
          <table:table-cell table:style-name="ce7" table:formula="of:=([.X77]*1440-[.W77]*4)/1440" office:value-type="float" office:value="0.255432629802364">
            <text:p>6:07:49</text:p>
          </table:table-cell>
          <table:table-cell table:style-name="ce7" table:formula="of:=([.X77]*1440+[.W77]*4)/1440" office:value-type="float" office:value="0.756060607979081">
            <text:p>18:08:44</text:p>
          </table:table-cell>
          <table:table-cell table:formula="of:=8*[.W77]" office:value-type="float" office:value="720.904288574474">
            <text:p>720.9</text:p>
          </table:table-cell>
          <table:table-cell table:formula="of:=MOD([.E77]*1440+[.V77]+4*[.$B$3]-60*[.$B$4];1440)" office:value-type="float" office:value="711.72486879736">
            <text:p>711.72</text:p>
          </table:table-cell>
          <table:table-cell table:formula="of:=IF([.AB77]/4&lt;0;[.AB77]/4+180;[.AB77]/4-180)" office:value-type="float" office:value="-2.06878280066007">
            <text:p>-2.07</text:p>
          </table:table-cell>
          <table:table-cell table:formula="of:=DEGREES(ACOS(SIN(RADIANS([.$B$2]))*SIN(RADIANS([.T77]))+COS(RADIANS([.$B$2]))*COS(RADIANS([.T77]))*COS(RADIANS([.AC77]))))" office:value-type="float" office:value="41.2047055668621">
            <text:p>41.2</text:p>
          </table:table-cell>
          <table:table-cell table:formula="of:=90-[.AD77]" office:value-type="float" office:value="48.7952944331379">
            <text:p>48.8</text:p>
          </table:table-cell>
          <table:table-cell table:formula="of:=IF([.AE77]&gt;85;0;IF([.AE77]&gt;5;58.1/TAN(RADIANS([.AE77]))-0.07/POWER(TAN(RADIANS([.AE77]));3)+0.000086/POWER(TAN(RADIANS([.AE77]));5);IF([.AE77]&gt;-0.575;1735+[.AE77]*(-518.2+[.AE77]*(103.4+[.AE77]*(-12.79+[.AE77]*0.711)));-20.772/TAN(RADIANS([.AE77])))))/3600" office:value-type="float" office:value="0.0141178307810817">
            <text:p>0.01</text:p>
          </table:table-cell>
          <table:table-cell table:formula="of:=[.AE77]+[.AF77]" office:value-type="float" office:value="48.809412263919">
            <text:p>48.81</text:p>
          </table:table-cell>
          <table:table-cell table:formula="of:=IF([.AC77]&gt;0;MOD(DEGREES(ACOS(((SIN(RADIANS([.$B$2]))*COS(RADIANS([.AD77])))-SIN(RADIANS([.T77])))/(COS(RADIANS([.$B$2]))*SIN(RADIANS([.AD77])))))+180;360);MOD(540-DEGREES(ACOS(((SIN(RADIANS([.$B$2]))*COS(RADIANS([.AD77])))-SIN(RADIANS([.T77])))/(COS(RADIANS([.$B$2]))*SIN(RADIANS([.AD77])))));360))" office:value-type="float" office:value="176.859293320424">
            <text:p>176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7]+1" office:value-type="date" office:date-value="2010-03-18">
            <text:p>3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8]+2415018.5+[.E78]-[.$B$4]/24" office:value-type="float" office:value="2455274.29166667">
            <text:p>2455274.29</text:p>
          </table:table-cell>
          <table:table-cell table:style-name="ce9" table:formula="of:=([.F78]-2451545)/36525" office:value-type="float" office:value="0.102102441250281">
            <text:p>0.10210244</text:p>
          </table:table-cell>
          <table:table-cell/>
          <table:table-cell table:formula="of:=MOD(280.46646+[.G78]*(36000.76983+[.G78]*0.0003032);360)" office:value-type="float" office:value="356.232949693293">
            <text:p>356.23</text:p>
          </table:table-cell>
          <table:table-cell table:formula="of:=357.52911+[.G78]*(35999.05029-0.0001537*[.G78])" office:value-type="float" office:value="4033.12002569833">
            <text:p>4033.12</text:p>
          </table:table-cell>
          <table:table-cell table:formula="of:=0.016708634-[.G78]*(0.000042037+0.0000001267*[.G78])" office:value-type="float" office:value="0.0167043405988413">
            <text:p>0.02</text:p>
          </table:table-cell>
          <table:table-cell table:formula="of:=SIN(RADIANS([.J78]))*(1.914602-[.G78]*(0.004817+0.000014*[.G78]))+SIN(RADIANS(2*[.J78]))*(0.019993-0.000101*[.G78])+SIN(RADIANS(3*[.J78]))*0.000289" office:value-type="float" office:value="1.84256223508845">
            <text:p>1.84</text:p>
          </table:table-cell>
          <table:table-cell table:formula="of:=[.I78]+[.L78]" office:value-type="float" office:value="358.075511928382">
            <text:p>358.08</text:p>
          </table:table-cell>
          <table:table-cell table:formula="of:=[.J78]+[.L78]" office:value-type="float" office:value="4034.96258793341">
            <text:p>4034.96</text:p>
          </table:table-cell>
          <table:table-cell table:formula="of:=(1.000001018*(1-[.K78]*[.K78]))/(1+[.K78]*COS(RADIANS([.N78])))" office:value-type="float" office:value="0.995407948150014">
            <text:p>1</text:p>
          </table:table-cell>
          <table:table-cell table:formula="of:=[.M78]-0.00569-0.00478*SIN(RADIANS(125.04-1934.136*[.G78]))" office:value-type="float" office:value="358.074379187877">
            <text:p>358.07</text:p>
          </table:table-cell>
          <table:table-cell table:formula="of:=23+(26+((21.448-[.G78]*(46.815+[.G78]*(0.00059-[.G78]*0.001813))))/60)/60" office:value-type="float" office:value="23.4379633527755">
            <text:p>23.44</text:p>
          </table:table-cell>
          <table:table-cell table:formula="of:=[.Q78]+0.00256*COS(RADIANS(125.04-1934.136*[.G78]))" office:value-type="float" office:value="23.4387357156373">
            <text:p>23.44</text:p>
          </table:table-cell>
          <table:table-cell table:formula="of:=DEGREES(ATAN2(COS(RADIANS([.P78]));COS(RADIANS([.R78]))*SIN(RADIANS([.P78]))))" office:value-type="float" office:value="-1.76683521175532">
            <text:p>-1.77</text:p>
          </table:table-cell>
          <table:table-cell table:formula="of:=DEGREES(ASIN(SIN(RADIANS([.R78]))*SIN(RADIANS([.P78]))))" office:value-type="float" office:value="-0.765829462088209">
            <text:p>-0.77</text:p>
          </table:table-cell>
          <table:table-cell table:formula="of:=TAN(RADIANS([.R78]/2))*TAN(RADIANS([.R78]/2))" office:value-type="float" office:value="0.0430324318734876">
            <text:p>0.04</text:p>
          </table:table-cell>
          <table:table-cell table:formula="of:=4*DEGREES([.U78]*SIN(2*RADIANS([.I78]))-2*[.K78]*SIN(RADIANS([.J78]))+4*[.K78]*[.U78]*SIN(RADIANS([.J78]))*COS(2*RADIANS([.I78]))-0.5*[.U78]*[.U78]*SIN(4*RADIANS([.I78]))-1.25*[.K78]*[.K78]*SIN(2*RADIANS([.J78])))" office:value-type="float" office:value="-7.98404575619528">
            <text:p>-7.98</text:p>
          </table:table-cell>
          <table:table-cell table:formula="of:=DEGREES(ACOS(COS(RADIANS(90.833))/(COS(RADIANS([.$B$2]))*COS(RADIANS([.T78])))-TAN(RADIANS([.$B$2]))*TAN(RADIANS([.T78]))))" office:value-type="float" office:value="90.444822082517">
            <text:p>90.44</text:p>
          </table:table-cell>
          <table:table-cell table:style-name="ce7" table:formula="of:=(720-4*[.$B$3]-[.V78]+[.$B$4]*60)/1440" office:value-type="float" office:value="0.50554447621958">
            <text:p>12:07:59</text:p>
          </table:table-cell>
          <table:table-cell table:style-name="ce7" table:formula="of:=([.X78]*1440-[.W78]*4)/1440" office:value-type="float" office:value="0.2543088593237">
            <text:p>6:06:12</text:p>
          </table:table-cell>
          <table:table-cell table:style-name="ce7" table:formula="of:=([.X78]*1440+[.W78]*4)/1440" office:value-type="float" office:value="0.75678009311546">
            <text:p>18:09:46</text:p>
          </table:table-cell>
          <table:table-cell table:formula="of:=8*[.W78]" office:value-type="float" office:value="723.558576660136">
            <text:p>723.56</text:p>
          </table:table-cell>
          <table:table-cell table:formula="of:=MOD([.E78]*1440+[.V78]+4*[.$B$3]-60*[.$B$4];1440)" office:value-type="float" office:value="712.015954243805">
            <text:p>712.02</text:p>
          </table:table-cell>
          <table:table-cell table:formula="of:=IF([.AB78]/4&lt;0;[.AB78]/4+180;[.AB78]/4-180)" office:value-type="float" office:value="-1.99601143904883">
            <text:p>-2</text:p>
          </table:table-cell>
          <table:table-cell table:formula="of:=DEGREES(ACOS(SIN(RADIANS([.$B$2]))*SIN(RADIANS([.T78]))+COS(RADIANS([.$B$2]))*COS(RADIANS([.T78]))*COS(RADIANS([.AC78]))))" office:value-type="float" office:value="40.8065931031941">
            <text:p>40.81</text:p>
          </table:table-cell>
          <table:table-cell table:formula="of:=90-[.AD78]" office:value-type="float" office:value="49.1934068968059">
            <text:p>49.19</text:p>
          </table:table-cell>
          <table:table-cell table:formula="of:=IF([.AE78]&gt;85;0;IF([.AE78]&gt;5;58.1/TAN(RADIANS([.AE78]))-0.07/POWER(TAN(RADIANS([.AE78]));3)+0.000086/POWER(TAN(RADIANS([.AE78]));5);IF([.AE78]&gt;-0.575;1735+[.AE78]*(-518.2+[.AE78]*(103.4+[.AE78]*(-12.79+[.AE78]*0.711)));-20.772/TAN(RADIANS([.AE78])))))/3600" office:value-type="float" office:value="0.0139214537452923">
            <text:p>0.01</text:p>
          </table:table-cell>
          <table:table-cell table:formula="of:=[.AE78]+[.AF78]" office:value-type="float" office:value="49.2073283505512">
            <text:p>49.21</text:p>
          </table:table-cell>
          <table:table-cell table:formula="of:=IF([.AC78]&gt;0;MOD(DEGREES(ACOS(((SIN(RADIANS([.$B$2]))*COS(RADIANS([.AD78])))-SIN(RADIANS([.T78])))/(COS(RADIANS([.$B$2]))*SIN(RADIANS([.AD78])))))+180;360);MOD(540-DEGREES(ACOS(((SIN(RADIANS([.$B$2]))*COS(RADIANS([.AD78])))-SIN(RADIANS([.T78])))/(COS(RADIANS([.$B$2]))*SIN(RADIANS([.AD78])))));360))" office:value-type="float" office:value="176.945139016613">
            <text:p>176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8]+1" office:value-type="date" office:date-value="2010-03-19">
            <text:p>3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9]+2415018.5+[.E79]-[.$B$4]/24" office:value-type="float" office:value="2455275.29166667">
            <text:p>2455275.29</text:p>
          </table:table-cell>
          <table:table-cell table:style-name="ce9" table:formula="of:=([.F79]-2451545)/36525" office:value-type="float" office:value="0.102129819758152">
            <text:p>0.10212982</text:p>
          </table:table-cell>
          <table:table-cell/>
          <table:table-cell table:formula="of:=MOD(280.46646+[.G79]*(36000.76983+[.G79]*0.0003032);360)" office:value-type="float" office:value="357.218597055153">
            <text:p>357.22</text:p>
          </table:table-cell>
          <table:table-cell table:formula="of:=357.52911+[.G79]*(35999.05029-0.0001537*[.G79])" office:value-type="float" office:value="4034.10562597919">
            <text:p>4034.11</text:p>
          </table:table-cell>
          <table:table-cell table:formula="of:=0.016708634-[.G79]*(0.000042037+0.0000001267*[.G79])" office:value-type="float" office:value="0.0167043394472225">
            <text:p>0.02</text:p>
          </table:table-cell>
          <table:table-cell table:formula="of:=SIN(RADIANS([.J79]))*(1.914602-[.G79]*(0.004817+0.000014*[.G79]))+SIN(RADIANS(2*[.J79]))*(0.019993-0.000101*[.G79])+SIN(RADIANS(3*[.J79]))*0.000289" office:value-type="float" office:value="1.85126213106958">
            <text:p>1.85</text:p>
          </table:table-cell>
          <table:table-cell table:formula="of:=[.I79]+[.L79]" office:value-type="float" office:value="359.069859186223">
            <text:p>359.07</text:p>
          </table:table-cell>
          <table:table-cell table:formula="of:=[.J79]+[.L79]" office:value-type="float" office:value="4035.95688811026">
            <text:p>4035.96</text:p>
          </table:table-cell>
          <table:table-cell table:formula="of:=(1.000001018*(1-[.K79]*[.K79]))/(1+[.K79]*COS(RADIANS([.N79])))" office:value-type="float" office:value="0.995686128298395">
            <text:p>1</text:p>
          </table:table-cell>
          <table:table-cell table:formula="of:=[.M79]-0.00569-0.00478*SIN(RADIANS(125.04-1934.136*[.G79]))" office:value-type="float" office:value="359.068727776628">
            <text:p>359.07</text:p>
          </table:table-cell>
          <table:table-cell table:formula="of:=23+(26+((21.448-[.G79]*(46.815+[.G79]*(0.00059-[.G79]*0.001813))))/60)/60" office:value-type="float" office:value="23.4379629967404">
            <text:p>23.44</text:p>
          </table:table-cell>
          <table:table-cell table:formula="of:=[.Q79]+0.00256*COS(RADIANS(125.04-1934.136*[.G79]))" office:value-type="float" office:value="23.4387331035277">
            <text:p>23.44</text:p>
          </table:table-cell>
          <table:table-cell table:formula="of:=DEGREES(ATAN2(COS(RADIANS([.P79]));COS(RADIANS([.R79]))*SIN(RADIANS([.P79]))))" office:value-type="float" office:value="-0.854441072030489">
            <text:p>-0.85</text:p>
          </table:table-cell>
          <table:table-cell table:formula="of:=DEGREES(ASIN(SIN(RADIANS([.R79]))*SIN(RADIANS([.P79]))))" office:value-type="float" office:value="-0.370416765265834">
            <text:p>-0.37</text:p>
          </table:table-cell>
          <table:table-cell table:formula="of:=TAN(RADIANS([.R79]/2))*TAN(RADIANS([.R79]/2))" office:value-type="float" office:value="0.043032422009228">
            <text:p>0.04</text:p>
          </table:table-cell>
          <table:table-cell table:formula="of:=4*DEGREES([.U79]*SIN(2*RADIANS([.I79]))-2*[.K79]*SIN(RADIANS([.J79]))+4*[.K79]*[.U79]*SIN(RADIANS([.J79]))*COS(2*RADIANS([.I79]))-0.5*[.U79]*[.U79]*SIN(4*RADIANS([.I79]))-1.25*[.K79]*[.K79]*SIN(2*RADIANS([.J79])))" office:value-type="float" office:value="-7.69036552039598">
            <text:p>-7.69</text:p>
          </table:table-cell>
          <table:table-cell table:formula="of:=DEGREES(ACOS(COS(RADIANS(90.833))/(COS(RADIANS([.$B$2]))*COS(RADIANS([.T79])))-TAN(RADIANS([.$B$2]))*TAN(RADIANS([.T79]))))" office:value-type="float" office:value="90.776591565714">
            <text:p>90.78</text:p>
          </table:table-cell>
          <table:table-cell table:style-name="ce7" table:formula="of:=(720-4*[.$B$3]-[.V79]+[.$B$4]*60)/1440" office:value-type="float" office:value="0.505340531611386">
            <text:p>12:07:41</text:p>
          </table:table-cell>
          <table:table-cell table:style-name="ce7" table:formula="of:=([.X79]*1440-[.W79]*4)/1440" office:value-type="float" office:value="0.253183332817736">
            <text:p>6:04:35</text:p>
          </table:table-cell>
          <table:table-cell table:style-name="ce7" table:formula="of:=([.X79]*1440+[.W79]*4)/1440" office:value-type="float" office:value="0.757497730405036">
            <text:p>18:10:48</text:p>
          </table:table-cell>
          <table:table-cell table:formula="of:=8*[.W79]" office:value-type="float" office:value="726.212732525712">
            <text:p>726.21</text:p>
          </table:table-cell>
          <table:table-cell table:formula="of:=MOD([.E79]*1440+[.V79]+4*[.$B$3]-60*[.$B$4];1440)" office:value-type="float" office:value="712.309634479604">
            <text:p>712.31</text:p>
          </table:table-cell>
          <table:table-cell table:formula="of:=IF([.AB79]/4&lt;0;[.AB79]/4+180;[.AB79]/4-180)" office:value-type="float" office:value="-1.92259138009899">
            <text:p>-1.92</text:p>
          </table:table-cell>
          <table:table-cell table:formula="of:=DEGREES(ACOS(SIN(RADIANS([.$B$2]))*SIN(RADIANS([.T79]))+COS(RADIANS([.$B$2]))*COS(RADIANS([.T79]))*COS(RADIANS([.AC79]))))" office:value-type="float" office:value="40.4085465050696">
            <text:p>40.41</text:p>
          </table:table-cell>
          <table:table-cell table:formula="of:=90-[.AD79]" office:value-type="float" office:value="49.5914534949304">
            <text:p>49.59</text:p>
          </table:table-cell>
          <table:table-cell table:formula="of:=IF([.AE79]&gt;85;0;IF([.AE79]&gt;5;58.1/TAN(RADIANS([.AE79]))-0.07/POWER(TAN(RADIANS([.AE79]));3)+0.000086/POWER(TAN(RADIANS([.AE79]));5);IF([.AE79]&gt;-0.575;1735+[.AE79]*(-518.2+[.AE79]*(103.4+[.AE79]*(-12.79+[.AE79]*0.711)));-20.772/TAN(RADIANS([.AE79])))))/3600" office:value-type="float" office:value="0.0137274360871078">
            <text:p>0.01</text:p>
          </table:table-cell>
          <table:table-cell table:formula="of:=[.AE79]+[.AF79]" office:value-type="float" office:value="49.6051809310175">
            <text:p>49.61</text:p>
          </table:table-cell>
          <table:table-cell table:formula="of:=IF([.AC79]&gt;0;MOD(DEGREES(ACOS(((SIN(RADIANS([.$B$2]))*COS(RADIANS([.AD79])))-SIN(RADIANS([.T79])))/(COS(RADIANS([.$B$2]))*SIN(RADIANS([.AD79])))))+180;360);MOD(540-DEGREES(ACOS(((SIN(RADIANS([.$B$2]))*COS(RADIANS([.AD79])))-SIN(RADIANS([.T79])))/(COS(RADIANS([.$B$2]))*SIN(RADIANS([.AD79])))));360))" office:value-type="float" office:value="177.033399869765">
            <text:p>177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9]+1" office:value-type="date" office:date-value="2010-03-20">
            <text:p>3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0]+2415018.5+[.E80]-[.$B$4]/24" office:value-type="float" office:value="2455276.29166667">
            <text:p>2455276.29</text:p>
          </table:table-cell>
          <table:table-cell table:style-name="ce9" table:formula="of:=([.F80]-2451545)/36525" office:value-type="float" office:value="0.102157198266024">
            <text:p>0.10215720</text:p>
          </table:table-cell>
          <table:table-cell/>
          <table:table-cell table:formula="of:=MOD(280.46646+[.G80]*(36000.76983+[.G80]*0.0003032);360)" office:value-type="float" office:value="358.204244417014">
            <text:p>358.2</text:p>
          </table:table-cell>
          <table:table-cell table:formula="of:=357.52911+[.G80]*(35999.05029-0.0001537*[.G80])" office:value-type="float" office:value="4035.09122626006">
            <text:p>4035.09</text:p>
          </table:table-cell>
          <table:table-cell table:formula="of:=0.016708634-[.G80]*(0.000042037+0.0000001267*[.G80])" office:value-type="float" office:value="0.0167043382956035">
            <text:p>0.02</text:p>
          </table:table-cell>
          <table:table-cell table:formula="of:=SIN(RADIANS([.J80]))*(1.914602-[.G80]*(0.004817+0.000014*[.G80]))+SIN(RADIANS(2*[.J80]))*(0.019993-0.000101*[.G80])+SIN(RADIANS(3*[.J80]))*0.000289" office:value-type="float" office:value="1.85940535348764">
            <text:p>1.86</text:p>
          </table:table-cell>
          <table:table-cell table:formula="of:=[.I80]+[.L80]" office:value-type="float" office:value="360.063649770501">
            <text:p>360.06</text:p>
          </table:table-cell>
          <table:table-cell table:formula="of:=[.J80]+[.L80]" office:value-type="float" office:value="4036.95063161354">
            <text:p>4036.95</text:p>
          </table:table-cell>
          <table:table-cell table:formula="of:=(1.000001018*(1-[.K80]*[.K80]))/(1+[.K80]*COS(RADIANS([.N80])))" office:value-type="float" office:value="0.995965518217054">
            <text:p>1</text:p>
          </table:table-cell>
          <table:table-cell table:formula="of:=[.M80]-0.00569-0.00478*SIN(RADIANS(125.04-1934.136*[.G80]))" office:value-type="float" office:value="360.062519687923">
            <text:p>360.06</text:p>
          </table:table-cell>
          <table:table-cell table:formula="of:=23+(26+((21.448-[.G80]*(46.815+[.G80]*(0.00059-[.G80]*0.001813))))/60)/60" office:value-type="float" office:value="23.4379626407052">
            <text:p>23.44</text:p>
          </table:table-cell>
          <table:table-cell table:formula="of:=[.Q80]+0.00256*COS(RADIANS(125.04-1934.136*[.G80]))" office:value-type="float" office:value="23.4387304907603">
            <text:p>23.44</text:p>
          </table:table-cell>
          <table:table-cell table:formula="of:=DEGREES(ATAN2(COS(RADIANS([.P80]));COS(RADIANS([.R80]))*SIN(RADIANS([.P80]))))" office:value-type="float" office:value="0.0573609391287414">
            <text:p>0.06</text:p>
          </table:table-cell>
          <table:table-cell table:formula="of:=DEGREES(ASIN(SIN(RADIANS([.R80]))*SIN(RADIANS([.P80]))))" office:value-type="float" office:value="0.0248683382408871">
            <text:p>0.02</text:p>
          </table:table-cell>
          <table:table-cell table:formula="of:=TAN(RADIANS([.R80]/2))*TAN(RADIANS([.R80]/2))" office:value-type="float" office:value="0.0430324121424856">
            <text:p>0.04</text:p>
          </table:table-cell>
          <table:table-cell table:formula="of:=4*DEGREES([.U80]*SIN(2*RADIANS([.I80]))-2*[.K80]*SIN(RADIANS([.J80]))+4*[.K80]*[.U80]*SIN(RADIANS([.J80]))*COS(2*RADIANS([.I80]))-0.5*[.U80]*[.U80]*SIN(4*RADIANS([.I80]))-1.25*[.K80]*[.K80]*SIN(2*RADIANS([.J80])))" office:value-type="float" office:value="-7.39443127888082">
            <text:p>-7.39</text:p>
          </table:table-cell>
          <table:table-cell table:formula="of:=DEGREES(ACOS(COS(RADIANS(90.833))/(COS(RADIANS([.$B$2]))*COS(RADIANS([.T80])))-TAN(RADIANS([.$B$2]))*TAN(RADIANS([.T80]))))" office:value-type="float" office:value="91.108302196657">
            <text:p>91.11</text:p>
          </table:table-cell>
          <table:table-cell table:style-name="ce7" table:formula="of:=(720-4*[.$B$3]-[.V80]+[.$B$4]*60)/1440" office:value-type="float" office:value="0.505135021721445">
            <text:p>12:07:24</text:p>
          </table:table-cell>
          <table:table-cell table:style-name="ce7" table:formula="of:=([.X80]*1440-[.W80]*4)/1440" office:value-type="float" office:value="0.252056404508509">
            <text:p>6:02:58</text:p>
          </table:table-cell>
          <table:table-cell table:style-name="ce7" table:formula="of:=([.X80]*1440+[.W80]*4)/1440" office:value-type="float" office:value="0.758213638934381">
            <text:p>18:11:50</text:p>
          </table:table-cell>
          <table:table-cell table:formula="of:=8*[.W80]" office:value-type="float" office:value="728.866417573256">
            <text:p>728.87</text:p>
          </table:table-cell>
          <table:table-cell table:formula="of:=MOD([.E80]*1440+[.V80]+4*[.$B$3]-60*[.$B$4];1440)" office:value-type="float" office:value="712.605568721119">
            <text:p>712.61</text:p>
          </table:table-cell>
          <table:table-cell table:formula="of:=IF([.AB80]/4&lt;0;[.AB80]/4+180;[.AB80]/4-180)" office:value-type="float" office:value="-1.8486078197202">
            <text:p>-1.85</text:p>
          </table:table-cell>
          <table:table-cell table:formula="of:=DEGREES(ACOS(SIN(RADIANS([.$B$2]))*SIN(RADIANS([.T80]))+COS(RADIANS([.$B$2]))*COS(RADIANS([.T80]))*COS(RADIANS([.AC80]))))" office:value-type="float" office:value="40.0106743131815">
            <text:p>40.01</text:p>
          </table:table-cell>
          <table:table-cell table:formula="of:=90-[.AD80]" office:value-type="float" office:value="49.9893256868185">
            <text:p>49.99</text:p>
          </table:table-cell>
          <table:table-cell table:formula="of:=IF([.AE80]&gt;85;0;IF([.AE80]&gt;5;58.1/TAN(RADIANS([.AE80]))-0.07/POWER(TAN(RADIANS([.AE80]));3)+0.000086/POWER(TAN(RADIANS([.AE80]));5);IF([.AE80]&gt;-0.575;1735+[.AE80]*(-518.2+[.AE80]*(103.4+[.AE80]*(-12.79+[.AE80]*0.711)));-20.772/TAN(RADIANS([.AE80])))))/3600" office:value-type="float" office:value="0.0135357693365654">
            <text:p>0.01</text:p>
          </table:table-cell>
          <table:table-cell table:formula="of:=[.AE80]+[.AF80]" office:value-type="float" office:value="50.0028614561551">
            <text:p>50</text:p>
          </table:table-cell>
          <table:table-cell table:formula="of:=IF([.AC80]&gt;0;MOD(DEGREES(ACOS(((SIN(RADIANS([.$B$2]))*COS(RADIANS([.AD80])))-SIN(RADIANS([.T80])))/(COS(RADIANS([.$B$2]))*SIN(RADIANS([.AD80])))))+180;360);MOD(540-DEGREES(ACOS(((SIN(RADIANS([.$B$2]))*COS(RADIANS([.AD80])))-SIN(RADIANS([.T80])))/(COS(RADIANS([.$B$2]))*SIN(RADIANS([.AD80])))));360))" office:value-type="float" office:value="177.124006635464">
            <text:p>177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0]+1" office:value-type="date" office:date-value="2010-03-21">
            <text:p>3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1]+2415018.5+[.E81]-[.$B$4]/24" office:value-type="float" office:value="2455277.29166667">
            <text:p>2455277.29</text:p>
          </table:table-cell>
          <table:table-cell table:style-name="ce9" table:formula="of:=([.F81]-2451545)/36525" office:value-type="float" office:value="0.102184576773895">
            <text:p>0.10218458</text:p>
          </table:table-cell>
          <table:table-cell/>
          <table:table-cell table:formula="of:=MOD(280.46646+[.G81]*(36000.76983+[.G81]*0.0003032);360)" office:value-type="float" office:value="359.189891778874">
            <text:p>359.19</text:p>
          </table:table-cell>
          <table:table-cell table:formula="of:=357.52911+[.G81]*(35999.05029-0.0001537*[.G81])" office:value-type="float" office:value="4036.07682654092">
            <text:p>4036.08</text:p>
          </table:table-cell>
          <table:table-cell table:formula="of:=0.016708634-[.G81]*(0.000042037+0.0000001267*[.G81])" office:value-type="float" office:value="0.0167043371439843">
            <text:p>0.02</text:p>
          </table:table-cell>
          <table:table-cell table:formula="of:=SIN(RADIANS([.J81]))*(1.914602-[.G81]*(0.004817+0.000014*[.G81]))+SIN(RADIANS(2*[.J81]))*(0.019993-0.000101*[.G81])+SIN(RADIANS(3*[.J81]))*0.000289" office:value-type="float" office:value="1.86699004242527">
            <text:p>1.87</text:p>
          </table:table-cell>
          <table:table-cell table:formula="of:=[.I81]+[.L81]" office:value-type="float" office:value="361.0568818213">
            <text:p>361.06</text:p>
          </table:table-cell>
          <table:table-cell table:formula="of:=[.J81]+[.L81]" office:value-type="float" office:value="4037.94381658335">
            <text:p>4037.94</text:p>
          </table:table-cell>
          <table:table-cell table:formula="of:=(1.000001018*(1-[.K81]*[.K81]))/(1+[.K81]*COS(RADIANS([.N81])))" office:value-type="float" office:value="0.996246033207756">
            <text:p>1</text:p>
          </table:table-cell>
          <table:table-cell table:formula="of:=[.M81]-0.00569-0.00478*SIN(RADIANS(125.04-1934.136*[.G81]))" office:value-type="float" office:value="361.055753061842">
            <text:p>361.06</text:p>
          </table:table-cell>
          <table:table-cell table:formula="of:=23+(26+((21.448-[.G81]*(46.815+[.G81]*(0.00059-[.G81]*0.001813))))/60)/60" office:value-type="float" office:value="23.43796228467">
            <text:p>23.44</text:p>
          </table:table-cell>
          <table:table-cell table:formula="of:=[.Q81]+0.00256*COS(RADIANS(125.04-1934.136*[.G81]))" office:value-type="float" office:value="23.438727877337">
            <text:p>23.44</text:p>
          </table:table-cell>
          <table:table-cell table:formula="of:=DEGREES(ATAN2(COS(RADIANS([.P81]));COS(RADIANS([.R81]))*SIN(RADIANS([.P81]))))" office:value-type="float" office:value="0.968655969046199">
            <text:p>0.97</text:p>
          </table:table-cell>
          <table:table-cell table:formula="of:=DEGREES(ASIN(SIN(RADIANS([.R81]))*SIN(RADIANS([.P81]))))" office:value-type="float" office:value="0.419924924072645">
            <text:p>0.42</text:p>
          </table:table-cell>
          <table:table-cell table:formula="of:=TAN(RADIANS([.R81]/2))*TAN(RADIANS([.R81]/2))" office:value-type="float" office:value="0.0430324022732675">
            <text:p>0.04</text:p>
          </table:table-cell>
          <table:table-cell table:formula="of:=4*DEGREES([.U81]*SIN(2*RADIANS([.I81]))-2*[.K81]*SIN(RADIANS([.J81]))+4*[.K81]*[.U81]*SIN(RADIANS([.J81]))*COS(2*RADIANS([.I81]))-0.5*[.U81]*[.U81]*SIN(4*RADIANS([.I81]))-1.25*[.K81]*[.K81]*SIN(2*RADIANS([.J81])))" office:value-type="float" office:value="-7.09658273823928">
            <text:p>-7.1</text:p>
          </table:table-cell>
          <table:table-cell table:formula="of:=DEGREES(ACOS(COS(RADIANS(90.833))/(COS(RADIANS([.$B$2]))*COS(RADIANS([.T81])))-TAN(RADIANS([.$B$2]))*TAN(RADIANS([.T81]))))" office:value-type="float" office:value="91.4399118921864">
            <text:p>91.44</text:p>
          </table:table-cell>
          <table:table-cell table:style-name="ce7" table:formula="of:=(720-4*[.$B$3]-[.V81]+[.$B$4]*60)/1440" office:value-type="float" office:value="0.504928182457111">
            <text:p>12:07:06</text:p>
          </table:table-cell>
          <table:table-cell table:style-name="ce7" table:formula="of:=([.X81]*1440-[.W81]*4)/1440" office:value-type="float" office:value="0.250928427201037">
            <text:p>6:01:20</text:p>
          </table:table-cell>
          <table:table-cell table:style-name="ce7" table:formula="of:=([.X81]*1440+[.W81]*4)/1440" office:value-type="float" office:value="0.758927937713184">
            <text:p>18:12:51</text:p>
          </table:table-cell>
          <table:table-cell table:formula="of:=8*[.W81]" office:value-type="float" office:value="731.519295137491">
            <text:p>731.52</text:p>
          </table:table-cell>
          <table:table-cell table:formula="of:=MOD([.E81]*1440+[.V81]+4*[.$B$3]-60*[.$B$4];1440)" office:value-type="float" office:value="712.903417261761">
            <text:p>712.9</text:p>
          </table:table-cell>
          <table:table-cell table:formula="of:=IF([.AB81]/4&lt;0;[.AB81]/4+180;[.AB81]/4-180)" office:value-type="float" office:value="-1.77414568455981">
            <text:p>-1.77</text:p>
          </table:table-cell>
          <table:table-cell table:formula="of:=DEGREES(ACOS(SIN(RADIANS([.$B$2]))*SIN(RADIANS([.T81]))+COS(RADIANS([.$B$2]))*COS(RADIANS([.T81]))*COS(RADIANS([.AC81]))))" office:value-type="float" office:value="39.6130843880006">
            <text:p>39.61</text:p>
          </table:table-cell>
          <table:table-cell table:formula="of:=90-[.AD81]" office:value-type="float" office:value="50.3869156119994">
            <text:p>50.39</text:p>
          </table:table-cell>
          <table:table-cell table:formula="of:=IF([.AE81]&gt;85;0;IF([.AE81]&gt;5;58.1/TAN(RADIANS([.AE81]))-0.07/POWER(TAN(RADIANS([.AE81]));3)+0.000086/POWER(TAN(RADIANS([.AE81]));5);IF([.AE81]&gt;-0.575;1735+[.AE81]*(-518.2+[.AE81]*(103.4+[.AE81]*(-12.79+[.AE81]*0.711)));-20.772/TAN(RADIANS([.AE81])))))/3600" office:value-type="float" office:value="0.0133464441829523">
            <text:p>0.01</text:p>
          </table:table-cell>
          <table:table-cell table:formula="of:=[.AE81]+[.AF81]" office:value-type="float" office:value="50.4002620561823">
            <text:p>50.4</text:p>
          </table:table-cell>
          <table:table-cell table:formula="of:=IF([.AC81]&gt;0;MOD(DEGREES(ACOS(((SIN(RADIANS([.$B$2]))*COS(RADIANS([.AD81])))-SIN(RADIANS([.T81])))/(COS(RADIANS([.$B$2]))*SIN(RADIANS([.AD81])))))+180;360);MOD(540-DEGREES(ACOS(((SIN(RADIANS([.$B$2]))*COS(RADIANS([.AD81])))-SIN(RADIANS([.T81])))/(COS(RADIANS([.$B$2]))*SIN(RADIANS([.AD81])))));360))" office:value-type="float" office:value="177.216887589628">
            <text:p>177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1]+1" office:value-type="date" office:date-value="2010-03-22">
            <text:p>3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2]+2415018.5+[.E82]-[.$B$4]/24" office:value-type="float" office:value="2455278.29166667">
            <text:p>2455278.29</text:p>
          </table:table-cell>
          <table:table-cell table:style-name="ce9" table:formula="of:=([.F82]-2451545)/36525" office:value-type="float" office:value="0.102211955281766">
            <text:p>0.10221196</text:p>
          </table:table-cell>
          <table:table-cell/>
          <table:table-cell table:formula="of:=MOD(280.46646+[.G82]*(36000.76983+[.G82]*0.0003032);360)" office:value-type="float" office:value="0.175539140735509">
            <text:p>0.18</text:p>
          </table:table-cell>
          <table:table-cell table:formula="of:=357.52911+[.G82]*(35999.05029-0.0001537*[.G82])" office:value-type="float" office:value="4037.06242682179">
            <text:p>4037.06</text:p>
          </table:table-cell>
          <table:table-cell table:formula="of:=0.016708634-[.G82]*(0.000042037+0.0000001267*[.G82])" office:value-type="float" office:value="0.016704335992365">
            <text:p>0.02</text:p>
          </table:table-cell>
          <table:table-cell table:formula="of:=SIN(RADIANS([.J82]))*(1.914602-[.G82]*(0.004817+0.000014*[.G82]))+SIN(RADIANS(2*[.J82]))*(0.019993-0.000101*[.G82])+SIN(RADIANS(3*[.J82]))*0.000289" office:value-type="float" office:value="1.87401451237957">
            <text:p>1.87</text:p>
          </table:table-cell>
          <table:table-cell table:formula="of:=[.I82]+[.L82]" office:value-type="float" office:value="2.04955365311508">
            <text:p>2.05</text:p>
          </table:table-cell>
          <table:table-cell table:formula="of:=[.J82]+[.L82]" office:value-type="float" office:value="4038.93644133417">
            <text:p>4038.94</text:p>
          </table:table-cell>
          <table:table-cell table:formula="of:=(1.000001018*(1-[.K82]*[.K82]))/(1+[.K82]*COS(RADIANS([.N82])))" office:value-type="float" office:value="0.996527588373998">
            <text:p>1</text:p>
          </table:table-cell>
          <table:table-cell table:formula="of:=[.M82]-0.00569-0.00478*SIN(RADIANS(125.04-1934.136*[.G82]))" office:value-type="float" office:value="2.04842621288315">
            <text:p>2.05</text:p>
          </table:table-cell>
          <table:table-cell table:formula="of:=23+(26+((21.448-[.G82]*(46.815+[.G82]*(0.00059-[.G82]*0.001813))))/60)/60" office:value-type="float" office:value="23.4379619286349">
            <text:p>23.44</text:p>
          </table:table-cell>
          <table:table-cell table:formula="of:=[.Q82]+0.00256*COS(RADIANS(125.04-1934.136*[.G82]))" office:value-type="float" office:value="23.4387252632598">
            <text:p>23.44</text:p>
          </table:table-cell>
          <table:table-cell table:formula="of:=DEGREES(ATAN2(COS(RADIANS([.P82]));COS(RADIANS([.R82]))*SIN(RADIANS([.P82]))))" office:value-type="float" office:value="1.87952902908282">
            <text:p>1.88</text:p>
          </table:table-cell>
          <table:table-cell table:formula="of:=DEGREES(ASIN(SIN(RADIANS([.R82]))*SIN(RADIANS([.P82]))))" office:value-type="float" office:value="0.814652473884719">
            <text:p>0.81</text:p>
          </table:table-cell>
          <table:table-cell table:formula="of:=TAN(RADIANS([.R82]/2))*TAN(RADIANS([.R82]/2))" office:value-type="float" office:value="0.0430323924015812">
            <text:p>0.04</text:p>
          </table:table-cell>
          <table:table-cell table:formula="of:=4*DEGREES([.U82]*SIN(2*RADIANS([.I82]))-2*[.K82]*SIN(RADIANS([.J82]))+4*[.K82]*[.U82]*SIN(RADIANS([.J82]))*COS(2*RADIANS([.I82]))-0.5*[.U82]*[.U82]*SIN(4*RADIANS([.I82]))-1.25*[.K82]*[.K82]*SIN(2*RADIANS([.J82])))" office:value-type="float" office:value="-6.7971583357187">
            <text:p>-6.8</text:p>
          </table:table-cell>
          <table:table-cell table:formula="of:=DEGREES(ACOS(COS(RADIANS(90.833))/(COS(RADIANS([.$B$2]))*COS(RADIANS([.T82])))-TAN(RADIANS([.$B$2]))*TAN(RADIANS([.T82]))))" office:value-type="float" office:value="91.7713787185139">
            <text:p>91.77</text:p>
          </table:table-cell>
          <table:table-cell table:style-name="ce7" table:formula="of:=(720-4*[.$B$3]-[.V82]+[.$B$4]*60)/1440" office:value-type="float" office:value="0.504720248844249">
            <text:p>12:06:48</text:p>
          </table:table-cell>
          <table:table-cell table:style-name="ce7" table:formula="of:=([.X82]*1440-[.W82]*4)/1440" office:value-type="float" office:value="0.249799752403933">
            <text:p>5:59:43</text:p>
          </table:table-cell>
          <table:table-cell table:style-name="ce7" table:formula="of:=([.X82]*1440+[.W82]*4)/1440" office:value-type="float" office:value="0.759640745284565">
            <text:p>18:13:53</text:p>
          </table:table-cell>
          <table:table-cell table:formula="of:=8*[.W82]" office:value-type="float" office:value="734.171029748111">
            <text:p>734.17</text:p>
          </table:table-cell>
          <table:table-cell table:formula="of:=MOD([.E82]*1440+[.V82]+4*[.$B$3]-60*[.$B$4];1440)" office:value-type="float" office:value="713.202841664281">
            <text:p>713.2</text:p>
          </table:table-cell>
          <table:table-cell table:formula="of:=IF([.AB82]/4&lt;0;[.AB82]/4+180;[.AB82]/4-180)" office:value-type="float" office:value="-1.69928958392967">
            <text:p>-1.7</text:p>
          </table:table-cell>
          <table:table-cell table:formula="of:=DEGREES(ACOS(SIN(RADIANS([.$B$2]))*SIN(RADIANS([.T82]))+COS(RADIANS([.$B$2]))*COS(RADIANS([.T82]))*COS(RADIANS([.AC82]))))" office:value-type="float" office:value="39.2158838999291">
            <text:p>39.22</text:p>
          </table:table-cell>
          <table:table-cell table:formula="of:=90-[.AD82]" office:value-type="float" office:value="50.7841161000709">
            <text:p>50.78</text:p>
          </table:table-cell>
          <table:table-cell table:formula="of:=IF([.AE82]&gt;85;0;IF([.AE82]&gt;5;58.1/TAN(RADIANS([.AE82]))-0.07/POWER(TAN(RADIANS([.AE82]));3)+0.000086/POWER(TAN(RADIANS([.AE82]));5);IF([.AE82]&gt;-0.575;1735+[.AE82]*(-518.2+[.AE82]*(103.4+[.AE82]*(-12.79+[.AE82]*0.711)));-20.772/TAN(RADIANS([.AE82])))))/3600" office:value-type="float" office:value="0.013159450567607">
            <text:p>0.01</text:p>
          </table:table-cell>
          <table:table-cell table:formula="of:=[.AE82]+[.AF82]" office:value-type="float" office:value="50.7972755506386">
            <text:p>50.8</text:p>
          </table:table-cell>
          <table:table-cell table:formula="of:=IF([.AC82]&gt;0;MOD(DEGREES(ACOS(((SIN(RADIANS([.$B$2]))*COS(RADIANS([.AD82])))-SIN(RADIANS([.T82])))/(COS(RADIANS([.$B$2]))*SIN(RADIANS([.AD82])))))+180;360);MOD(540-DEGREES(ACOS(((SIN(RADIANS([.$B$2]))*COS(RADIANS([.AD82])))-SIN(RADIANS([.T82])))/(COS(RADIANS([.$B$2]))*SIN(RADIANS([.AD82])))));360))" office:value-type="float" office:value="177.311968479653">
            <text:p>177.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2]+1" office:value-type="date" office:date-value="2010-03-23">
            <text:p>3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3]+2415018.5+[.E83]-[.$B$4]/24" office:value-type="float" office:value="2455279.29166667">
            <text:p>2455279.29</text:p>
          </table:table-cell>
          <table:table-cell table:style-name="ce9" table:formula="of:=([.F83]-2451545)/36525" office:value-type="float" office:value="0.102239333789638">
            <text:p>0.10223933</text:p>
          </table:table-cell>
          <table:table-cell/>
          <table:table-cell table:formula="of:=MOD(280.46646+[.G83]*(36000.76983+[.G83]*0.0003032);360)" office:value-type="float" office:value="1.16118650259614">
            <text:p>1.16</text:p>
          </table:table-cell>
          <table:table-cell table:formula="of:=357.52911+[.G83]*(35999.05029-0.0001537*[.G83])" office:value-type="float" office:value="4038.04802710265">
            <text:p>4038.05</text:p>
          </table:table-cell>
          <table:table-cell table:formula="of:=0.016708634-[.G83]*(0.000042037+0.0000001267*[.G83])" office:value-type="float" office:value="0.0167043348407454">
            <text:p>0.02</text:p>
          </table:table-cell>
          <table:table-cell table:formula="of:=SIN(RADIANS([.J83]))*(1.914602-[.G83]*(0.004817+0.000014*[.G83]))+SIN(RADIANS(2*[.J83]))*(0.019993-0.000101*[.G83])+SIN(RADIANS(3*[.J83]))*0.000289" office:value-type="float" office:value="1.88047725206378">
            <text:p>1.88</text:p>
          </table:table-cell>
          <table:table-cell table:formula="of:=[.I83]+[.L83]" office:value-type="float" office:value="3.04166375465992">
            <text:p>3.04</text:p>
          </table:table-cell>
          <table:table-cell table:formula="of:=[.J83]+[.L83]" office:value-type="float" office:value="4039.92850435472">
            <text:p>4039.93</text:p>
          </table:table-cell>
          <table:table-cell table:formula="of:=(1.000001018*(1-[.K83]*[.K83]))/(1+[.K83]*COS(RADIANS([.N83])))" office:value-type="float" office:value="0.996810098648111">
            <text:p>1</text:p>
          </table:table-cell>
          <table:table-cell table:formula="of:=[.M83]-0.00569-0.00478*SIN(RADIANS(125.04-1934.136*[.G83]))" office:value-type="float" office:value="3.04053762975599">
            <text:p>3.04</text:p>
          </table:table-cell>
          <table:table-cell table:formula="of:=23+(26+((21.448-[.G83]*(46.815+[.G83]*(0.00059-[.G83]*0.001813))))/60)/60" office:value-type="float" office:value="23.4379615725997">
            <text:p>23.44</text:p>
          </table:table-cell>
          <table:table-cell table:formula="of:=[.Q83]+0.00256*COS(RADIANS(125.04-1934.136*[.G83]))" office:value-type="float" office:value="23.4387226485305">
            <text:p>23.44</text:p>
          </table:table-cell>
          <table:table-cell table:formula="of:=DEGREES(ATAN2(COS(RADIANS([.P83]));COS(RADIANS([.R83]))*SIN(RADIANS([.P83]))))" office:value-type="float" office:value="2.79006493885228">
            <text:p>2.79</text:p>
          </table:table-cell>
          <table:table-cell table:formula="of:=DEGREES(ASIN(SIN(RADIANS([.R83]))*SIN(RADIANS([.P83]))))" office:value-type="float" office:value="1.20895086376987">
            <text:p>1.21</text:p>
          </table:table-cell>
          <table:table-cell table:formula="of:=TAN(RADIANS([.R83]/2))*TAN(RADIANS([.R83]/2))" office:value-type="float" office:value="0.0430323825274338">
            <text:p>0.04</text:p>
          </table:table-cell>
          <table:table-cell table:formula="of:=4*DEGREES([.U83]*SIN(2*RADIANS([.I83]))-2*[.K83]*SIN(RADIANS([.J83]))+4*[.K83]*[.U83]*SIN(RADIANS([.J83]))*COS(2*RADIANS([.I83]))-0.5*[.U83]*[.U83]*SIN(4*RADIANS([.I83]))-1.25*[.K83]*[.K83]*SIN(2*RADIANS([.J83])))" office:value-type="float" office:value="-6.49649505437141">
            <text:p>-6.5</text:p>
          </table:table-cell>
          <table:table-cell table:formula="of:=DEGREES(ACOS(COS(RADIANS(90.833))/(COS(RADIANS([.$B$2]))*COS(RADIANS([.T83])))-TAN(RADIANS([.$B$2]))*TAN(RADIANS([.T83]))))" office:value-type="float" office:value="92.102660799533">
            <text:p>92.1</text:p>
          </table:table-cell>
          <table:table-cell table:style-name="ce7" table:formula="of:=(720-4*[.$B$3]-[.V83]+[.$B$4]*60)/1440" office:value-type="float" office:value="0.504511454898869">
            <text:p>12:06:30</text:p>
          </table:table-cell>
          <table:table-cell table:style-name="ce7" table:formula="of:=([.X83]*1440-[.W83]*4)/1440" office:value-type="float" office:value="0.248670730455722">
            <text:p>5:58:05</text:p>
          </table:table-cell>
          <table:table-cell table:style-name="ce7" table:formula="of:=([.X83]*1440+[.W83]*4)/1440" office:value-type="float" office:value="0.760352179342016">
            <text:p>18:14:54</text:p>
          </table:table-cell>
          <table:table-cell table:formula="of:=8*[.W83]" office:value-type="float" office:value="736.821286396264">
            <text:p>736.82</text:p>
          </table:table-cell>
          <table:table-cell table:formula="of:=MOD([.E83]*1440+[.V83]+4*[.$B$3]-60*[.$B$4];1440)" office:value-type="float" office:value="713.503504945629">
            <text:p>713.5</text:p>
          </table:table-cell>
          <table:table-cell table:formula="of:=IF([.AB83]/4&lt;0;[.AB83]/4+180;[.AB83]/4-180)" office:value-type="float" office:value="-1.62412376359285">
            <text:p>-1.62</text:p>
          </table:table-cell>
          <table:table-cell table:formula="of:=DEGREES(ACOS(SIN(RADIANS([.$B$2]))*SIN(RADIANS([.T83]))+COS(RADIANS([.$B$2]))*COS(RADIANS([.T83]))*COS(RADIANS([.AC83]))))" office:value-type="float" office:value="38.8191793205213">
            <text:p>38.82</text:p>
          </table:table-cell>
          <table:table-cell table:formula="of:=90-[.AD83]" office:value-type="float" office:value="51.1808206794787">
            <text:p>51.18</text:p>
          </table:table-cell>
          <table:table-cell table:formula="of:=IF([.AE83]&gt;85;0;IF([.AE83]&gt;5;58.1/TAN(RADIANS([.AE83]))-0.07/POWER(TAN(RADIANS([.AE83]));3)+0.000086/POWER(TAN(RADIANS([.AE83]));5);IF([.AE83]&gt;-0.575;1735+[.AE83]*(-518.2+[.AE83]*(103.4+[.AE83]*(-12.79+[.AE83]*0.711)));-20.772/TAN(RADIANS([.AE83])))))/3600" office:value-type="float" office:value="0.0129747777716664">
            <text:p>0.01</text:p>
          </table:table-cell>
          <table:table-cell table:formula="of:=[.AE83]+[.AF83]" office:value-type="float" office:value="51.1937954572503">
            <text:p>51.19</text:p>
          </table:table-cell>
          <table:table-cell table:formula="of:=IF([.AC83]&gt;0;MOD(DEGREES(ACOS(((SIN(RADIANS([.$B$2]))*COS(RADIANS([.AD83])))-SIN(RADIANS([.T83])))/(COS(RADIANS([.$B$2]))*SIN(RADIANS([.AD83])))))+180;360);MOD(540-DEGREES(ACOS(((SIN(RADIANS([.$B$2]))*COS(RADIANS([.AD83])))-SIN(RADIANS([.T83])))/(COS(RADIANS([.$B$2]))*SIN(RADIANS([.AD83])))));360))" office:value-type="float" office:value="177.409172471747">
            <text:p>177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3]+1" office:value-type="date" office:date-value="2010-03-24">
            <text:p>3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4]+2415018.5+[.E84]-[.$B$4]/24" office:value-type="float" office:value="2455280.29166667">
            <text:p>2455280.29</text:p>
          </table:table-cell>
          <table:table-cell table:style-name="ce9" table:formula="of:=([.F84]-2451545)/36525" office:value-type="float" office:value="0.102266712297509">
            <text:p>0.10226671</text:p>
          </table:table-cell>
          <table:table-cell/>
          <table:table-cell table:formula="of:=MOD(280.46646+[.G84]*(36000.76983+[.G84]*0.0003032);360)" office:value-type="float" office:value="2.14683386445813">
            <text:p>2.15</text:p>
          </table:table-cell>
          <table:table-cell table:formula="of:=357.52911+[.G84]*(35999.05029-0.0001537*[.G84])" office:value-type="float" office:value="4039.03362738352">
            <text:p>4039.03</text:p>
          </table:table-cell>
          <table:table-cell table:formula="of:=0.016708634-[.G84]*(0.000042037+0.0000001267*[.G84])" office:value-type="float" office:value="0.0167043336891257">
            <text:p>0.02</text:p>
          </table:table-cell>
          <table:table-cell table:formula="of:=SIN(RADIANS([.J84]))*(1.914602-[.G84]*(0.004817+0.000014*[.G84]))+SIN(RADIANS(2*[.J84]))*(0.019993-0.000101*[.G84])+SIN(RADIANS(3*[.J84]))*0.000289" office:value-type="float" office:value="1.88637692414942">
            <text:p>1.89</text:p>
          </table:table-cell>
          <table:table-cell table:formula="of:=[.I84]+[.L84]" office:value-type="float" office:value="4.03321078860755">
            <text:p>4.03</text:p>
          </table:table-cell>
          <table:table-cell table:formula="of:=[.J84]+[.L84]" office:value-type="float" office:value="4040.92000430766">
            <text:p>4040.92</text:p>
          </table:table-cell>
          <table:table-cell table:formula="of:=(1.000001018*(1-[.K84]*[.K84]))/(1+[.K84]*COS(RADIANS([.N84])))" office:value-type="float" office:value="0.997093478818252">
            <text:p>1</text:p>
          </table:table-cell>
          <table:table-cell table:formula="of:=[.M84]-0.00569-0.00478*SIN(RADIANS(125.04-1934.136*[.G84]))" office:value-type="float" office:value="4.03208597513326">
            <text:p>4.03</text:p>
          </table:table-cell>
          <table:table-cell table:formula="of:=23+(26+((21.448-[.G84]*(46.815+[.G84]*(0.00059-[.G84]*0.001813))))/60)/60" office:value-type="float" office:value="23.4379612165646">
            <text:p>23.44</text:p>
          </table:table-cell>
          <table:table-cell table:formula="of:=[.Q84]+0.00256*COS(RADIANS(125.04-1934.136*[.G84]))" office:value-type="float" office:value="23.4387200331512">
            <text:p>23.44</text:p>
          </table:table-cell>
          <table:table-cell table:formula="of:=DEGREES(ATAN2(COS(RADIANS([.P84]));COS(RADIANS([.R84]))*SIN(RADIANS([.P84]))))" office:value-type="float" office:value="3.70034827097772">
            <text:p>3.7</text:p>
          </table:table-cell>
          <table:table-cell table:formula="of:=DEGREES(ASIN(SIN(RADIANS([.R84]))*SIN(RADIANS([.P84]))))" office:value-type="float" office:value="1.6027203525731">
            <text:p>1.6</text:p>
          </table:table-cell>
          <table:table-cell table:formula="of:=TAN(RADIANS([.R84]/2))*TAN(RADIANS([.R84]/2))" office:value-type="float" office:value="0.0430323726508325">
            <text:p>0.04</text:p>
          </table:table-cell>
          <table:table-cell table:formula="of:=4*DEGREES([.U84]*SIN(2*RADIANS([.I84]))-2*[.K84]*SIN(RADIANS([.J84]))+4*[.K84]*[.U84]*SIN(RADIANS([.J84]))*COS(2*RADIANS([.I84]))-0.5*[.U84]*[.U84]*SIN(4*RADIANS([.I84]))-1.25*[.K84]*[.K84]*SIN(2*RADIANS([.J84])))" office:value-type="float" office:value="-6.1949282447559">
            <text:p>-6.19</text:p>
          </table:table-cell>
          <table:table-cell table:formula="of:=DEGREES(ACOS(COS(RADIANS(90.833))/(COS(RADIANS([.$B$2]))*COS(RADIANS([.T84])))-TAN(RADIANS([.$B$2]))*TAN(RADIANS([.T84]))))" office:value-type="float" office:value="92.4337162256903">
            <text:p>92.43</text:p>
          </table:table-cell>
          <table:table-cell table:style-name="ce7" table:formula="of:=(720-4*[.$B$3]-[.V84]+[.$B$4]*60)/1440" office:value-type="float" office:value="0.504302033503303">
            <text:p>12:06:12</text:p>
          </table:table-cell>
          <table:table-cell table:style-name="ce7" table:formula="of:=([.X84]*1440-[.W84]*4)/1440" office:value-type="float" office:value="0.247541710654163">
            <text:p>5:56:28</text:p>
          </table:table-cell>
          <table:table-cell table:style-name="ce7" table:formula="of:=([.X84]*1440+[.W84]*4)/1440" office:value-type="float" office:value="0.761062356352442">
            <text:p>18:15:56</text:p>
          </table:table-cell>
          <table:table-cell table:formula="of:=8*[.W84]" office:value-type="float" office:value="739.469729805522">
            <text:p>739.47</text:p>
          </table:table-cell>
          <table:table-cell table:formula="of:=MOD([.E84]*1440+[.V84]+4*[.$B$3]-60*[.$B$4];1440)" office:value-type="float" office:value="713.805071755244">
            <text:p>713.81</text:p>
          </table:table-cell>
          <table:table-cell table:formula="of:=IF([.AB84]/4&lt;0;[.AB84]/4+180;[.AB84]/4-180)" office:value-type="float" office:value="-1.54873206118899">
            <text:p>-1.55</text:p>
          </table:table-cell>
          <table:table-cell table:formula="of:=DEGREES(ACOS(SIN(RADIANS([.$B$2]))*SIN(RADIANS([.T84]))+COS(RADIANS([.$B$2]))*COS(RADIANS([.T84]))*COS(RADIANS([.AC84]))))" office:value-type="float" office:value="38.4230764147283">
            <text:p>38.42</text:p>
          </table:table-cell>
          <table:table-cell table:formula="of:=90-[.AD84]" office:value-type="float" office:value="51.5769235852717">
            <text:p>51.58</text:p>
          </table:table-cell>
          <table:table-cell table:formula="of:=IF([.AE84]&gt;85;0;IF([.AE84]&gt;5;58.1/TAN(RADIANS([.AE84]))-0.07/POWER(TAN(RADIANS([.AE84]));3)+0.000086/POWER(TAN(RADIANS([.AE84]));5);IF([.AE84]&gt;-0.575;1735+[.AE84]*(-518.2+[.AE84]*(103.4+[.AE84]*(-12.79+[.AE84]*0.711)));-20.772/TAN(RADIANS([.AE84])))))/3600" office:value-type="float" office:value="0.0127924144989477">
            <text:p>0.01</text:p>
          </table:table-cell>
          <table:table-cell table:formula="of:=[.AE84]+[.AF84]" office:value-type="float" office:value="51.5897159997707">
            <text:p>51.59</text:p>
          </table:table-cell>
          <table:table-cell table:formula="of:=IF([.AC84]&gt;0;MOD(DEGREES(ACOS(((SIN(RADIANS([.$B$2]))*COS(RADIANS([.AD84])))-SIN(RADIANS([.T84])))/(COS(RADIANS([.$B$2]))*SIN(RADIANS([.AD84])))))+180;360);MOD(540-DEGREES(ACOS(((SIN(RADIANS([.$B$2]))*COS(RADIANS([.AD84])))-SIN(RADIANS([.T84])))/(COS(RADIANS([.$B$2]))*SIN(RADIANS([.AD84])))));360))" office:value-type="float" office:value="177.508420094656">
            <text:p>177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4]+1" office:value-type="date" office:date-value="2010-03-25">
            <text:p>3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5]+2415018.5+[.E85]-[.$B$4]/24" office:value-type="float" office:value="2455281.29166667">
            <text:p>2455281.29</text:p>
          </table:table-cell>
          <table:table-cell table:style-name="ce9" table:formula="of:=([.F85]-2451545)/36525" office:value-type="float" office:value="0.10229409080538">
            <text:p>0.10229409</text:p>
          </table:table-cell>
          <table:table-cell/>
          <table:table-cell table:formula="of:=MOD(280.46646+[.G85]*(36000.76983+[.G85]*0.0003032);360)" office:value-type="float" office:value="3.13248122632012">
            <text:p>3.13</text:p>
          </table:table-cell>
          <table:table-cell table:formula="of:=357.52911+[.G85]*(35999.05029-0.0001537*[.G85])" office:value-type="float" office:value="4040.01922766438">
            <text:p>4040.02</text:p>
          </table:table-cell>
          <table:table-cell table:formula="of:=0.016708634-[.G85]*(0.000042037+0.0000001267*[.G85])" office:value-type="float" office:value="0.0167043325375058">
            <text:p>0.02</text:p>
          </table:table-cell>
          <table:table-cell table:formula="of:=SIN(RADIANS([.J85]))*(1.914602-[.G85]*(0.004817+0.000014*[.G85]))+SIN(RADIANS(2*[.J85]))*(0.019993-0.000101*[.G85])+SIN(RADIANS(3*[.J85]))*0.000289" office:value-type="float" office:value="1.89171236494989">
            <text:p>1.89</text:p>
          </table:table-cell>
          <table:table-cell table:formula="of:=[.I85]+[.L85]" office:value-type="float" office:value="5.02419359127001">
            <text:p>5.02</text:p>
          </table:table-cell>
          <table:table-cell table:formula="of:=[.J85]+[.L85]" office:value-type="float" office:value="4041.91094002933">
            <text:p>4041.91</text:p>
          </table:table-cell>
          <table:table-cell table:formula="of:=(1.000001018*(1-[.K85]*[.K85]))/(1+[.K85]*COS(RADIANS([.N85])))" office:value-type="float" office:value="0.997377643555253">
            <text:p>1</text:p>
          </table:table-cell>
          <table:table-cell table:formula="of:=[.M85]-0.00569-0.00478*SIN(RADIANS(125.04-1934.136*[.G85]))" office:value-type="float" office:value="5.02307008532588">
            <text:p>5.02</text:p>
          </table:table-cell>
          <table:table-cell table:formula="of:=23+(26+((21.448-[.G85]*(46.815+[.G85]*(0.00059-[.G85]*0.001813))))/60)/60" office:value-type="float" office:value="23.4379608605294">
            <text:p>23.44</text:p>
          </table:table-cell>
          <table:table-cell table:formula="of:=[.Q85]+0.00256*COS(RADIANS(125.04-1934.136*[.G85]))" office:value-type="float" office:value="23.4387174171237">
            <text:p>23.44</text:p>
          </table:table-cell>
          <table:table-cell table:formula="of:=DEGREES(ATAN2(COS(RADIANS([.P85]));COS(RADIANS([.R85]))*SIN(RADIANS([.P85]))))" office:value-type="float" office:value="4.61046329627451">
            <text:p>4.61</text:p>
          </table:table-cell>
          <table:table-cell table:formula="of:=DEGREES(ASIN(SIN(RADIANS([.R85]))*SIN(RADIANS([.P85]))))" office:value-type="float" office:value="1.99586157016047">
            <text:p>2</text:p>
          </table:table-cell>
          <table:table-cell table:formula="of:=TAN(RADIANS([.R85]/2))*TAN(RADIANS([.R85]/2))" office:value-type="float" office:value="0.0430323627717849">
            <text:p>0.04</text:p>
          </table:table-cell>
          <table:table-cell table:formula="of:=4*DEGREES([.U85]*SIN(2*RADIANS([.I85]))-2*[.K85]*SIN(RADIANS([.J85]))+4*[.K85]*[.U85]*SIN(RADIANS([.J85]))*COS(2*RADIANS([.I85]))-0.5*[.U85]*[.U85]*SIN(4*RADIANS([.I85]))-1.25*[.K85]*[.K85]*SIN(2*RADIANS([.J85])))" office:value-type="float" office:value="-5.89279145229384">
            <text:p>-5.89</text:p>
          </table:table-cell>
          <table:table-cell table:formula="of:=DEGREES(ACOS(COS(RADIANS(90.833))/(COS(RADIANS([.$B$2]))*COS(RADIANS([.T85])))-TAN(RADIANS([.$B$2]))*TAN(RADIANS([.T85]))))" office:value-type="float" office:value="92.7645029634454">
            <text:p>92.76</text:p>
          </table:table-cell>
          <table:table-cell table:style-name="ce7" table:formula="of:=(720-4*[.$B$3]-[.V85]+[.$B$4]*60)/1440" office:value-type="float" office:value="0.504092216286315">
            <text:p>12:05:54</text:p>
          </table:table-cell>
          <table:table-cell table:style-name="ce7" table:formula="of:=([.X85]*1440-[.W85]*4)/1440" office:value-type="float" office:value="0.246413041387856">
            <text:p>5:54:50</text:p>
          </table:table-cell>
          <table:table-cell table:style-name="ce7" table:formula="of:=([.X85]*1440+[.W85]*4)/1440" office:value-type="float" office:value="0.761771391184775">
            <text:p>18:16:57</text:p>
          </table:table-cell>
          <table:table-cell table:formula="of:=8*[.W85]" office:value-type="float" office:value="742.116023707563">
            <text:p>742.12</text:p>
          </table:table-cell>
          <table:table-cell table:formula="of:=MOD([.E85]*1440+[.V85]+4*[.$B$3]-60*[.$B$4];1440)" office:value-type="float" office:value="714.107208547706">
            <text:p>714.11</text:p>
          </table:table-cell>
          <table:table-cell table:formula="of:=IF([.AB85]/4&lt;0;[.AB85]/4+180;[.AB85]/4-180)" office:value-type="float" office:value="-1.47319786307347">
            <text:p>-1.47</text:p>
          </table:table-cell>
          <table:table-cell table:formula="of:=DEGREES(ACOS(SIN(RADIANS([.$B$2]))*SIN(RADIANS([.T85]))+COS(RADIANS([.$B$2]))*COS(RADIANS([.T85]))*COS(RADIANS([.AC85]))))" office:value-type="float" office:value="38.0276802341305">
            <text:p>38.03</text:p>
          </table:table-cell>
          <table:table-cell table:formula="of:=90-[.AD85]" office:value-type="float" office:value="51.9723197658695">
            <text:p>51.97</text:p>
          </table:table-cell>
          <table:table-cell table:formula="of:=IF([.AE85]&gt;85;0;IF([.AE85]&gt;5;58.1/TAN(RADIANS([.AE85]))-0.07/POWER(TAN(RADIANS([.AE85]));3)+0.000086/POWER(TAN(RADIANS([.AE85]));5);IF([.AE85]&gt;-0.575;1735+[.AE85]*(-518.2+[.AE85]*(103.4+[.AE85]*(-12.79+[.AE85]*0.711)));-20.772/TAN(RADIANS([.AE85])))))/3600" office:value-type="float" office:value="0.0126123489541543">
            <text:p>0.01</text:p>
          </table:table-cell>
          <table:table-cell table:formula="of:=[.AE85]+[.AF85]" office:value-type="float" office:value="51.9849321148237">
            <text:p>51.98</text:p>
          </table:table-cell>
          <table:table-cell table:formula="of:=IF([.AC85]&gt;0;MOD(DEGREES(ACOS(((SIN(RADIANS([.$B$2]))*COS(RADIANS([.AD85])))-SIN(RADIANS([.T85])))/(COS(RADIANS([.$B$2]))*SIN(RADIANS([.AD85])))))+180;360);MOD(540-DEGREES(ACOS(((SIN(RADIANS([.$B$2]))*COS(RADIANS([.AD85])))-SIN(RADIANS([.T85])))/(COS(RADIANS([.$B$2]))*SIN(RADIANS([.AD85])))));360))" office:value-type="float" office:value="177.609629179968">
            <text:p>177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5]+1" office:value-type="date" office:date-value="2010-03-26">
            <text:p>3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6]+2415018.5+[.E86]-[.$B$4]/24" office:value-type="float" office:value="2455282.29166667">
            <text:p>2455282.29</text:p>
          </table:table-cell>
          <table:table-cell table:style-name="ce9" table:formula="of:=([.F86]-2451545)/36525" office:value-type="float" office:value="0.102321469313252">
            <text:p>0.10232147</text:p>
          </table:table-cell>
          <table:table-cell/>
          <table:table-cell table:formula="of:=MOD(280.46646+[.G86]*(36000.76983+[.G86]*0.0003032);360)" office:value-type="float" office:value="4.11812858818348">
            <text:p>4.12</text:p>
          </table:table-cell>
          <table:table-cell table:formula="of:=357.52911+[.G86]*(35999.05029-0.0001537*[.G86])" office:value-type="float" office:value="4041.00482794524">
            <text:p>4041</text:p>
          </table:table-cell>
          <table:table-cell table:formula="of:=0.016708634-[.G86]*(0.000042037+0.0000001267*[.G86])" office:value-type="float" office:value="0.0167043313858856">
            <text:p>0.02</text:p>
          </table:table-cell>
          <table:table-cell table:formula="of:=SIN(RADIANS([.J86]))*(1.914602-[.G86]*(0.004817+0.000014*[.G86]))+SIN(RADIANS(2*[.J86]))*(0.019993-0.000101*[.G86])+SIN(RADIANS(3*[.J86]))*0.000289" office:value-type="float" office:value="1.89648258404657">
            <text:p>1.9</text:p>
          </table:table-cell>
          <table:table-cell table:formula="of:=[.I86]+[.L86]" office:value-type="float" office:value="6.01461117223005">
            <text:p>6.01</text:p>
          </table:table-cell>
          <table:table-cell table:formula="of:=[.J86]+[.L86]" office:value-type="float" office:value="4042.90131052929">
            <text:p>4042.9</text:p>
          </table:table-cell>
          <table:table-cell table:formula="of:=(1.000001018*(1-[.K86]*[.K86]))/(1+[.K86]*COS(RADIANS([.N86])))" office:value-type="float" office:value="0.997662507439338">
            <text:p>1</text:p>
          </table:table-cell>
          <table:table-cell table:formula="of:=[.M86]-0.00569-0.00478*SIN(RADIANS(125.04-1934.136*[.G86]))" office:value-type="float" office:value="6.01348896991548">
            <text:p>6.01</text:p>
          </table:table-cell>
          <table:table-cell table:formula="of:=23+(26+((21.448-[.G86]*(46.815+[.G86]*(0.00059-[.G86]*0.001813))))/60)/60" office:value-type="float" office:value="23.4379605044942">
            <text:p>23.44</text:p>
          </table:table-cell>
          <table:table-cell table:formula="of:=[.Q86]+0.00256*COS(RADIANS(125.04-1934.136*[.G86]))" office:value-type="float" office:value="23.43871480045">
            <text:p>23.44</text:p>
          </table:table-cell>
          <table:table-cell table:formula="of:=DEGREES(ATAN2(COS(RADIANS([.P86]));COS(RADIANS([.R86]))*SIN(RADIANS([.P86]))))" office:value-type="float" office:value="5.52049392928226">
            <text:p>5.52</text:p>
          </table:table-cell>
          <table:table-cell table:formula="of:=DEGREES(ASIN(SIN(RADIANS([.R86]))*SIN(RADIANS([.P86]))))" office:value-type="float" office:value="2.38827550571925">
            <text:p>2.39</text:p>
          </table:table-cell>
          <table:table-cell table:formula="of:=TAN(RADIANS([.R86]/2))*TAN(RADIANS([.R86]/2))" office:value-type="float" office:value="0.0430323528902981">
            <text:p>0.04</text:p>
          </table:table-cell>
          <table:table-cell table:formula="of:=4*DEGREES([.U86]*SIN(2*RADIANS([.I86]))-2*[.K86]*SIN(RADIANS([.J86]))+4*[.K86]*[.U86]*SIN(RADIANS([.J86]))*COS(2*RADIANS([.I86]))-0.5*[.U86]*[.U86]*SIN(4*RADIANS([.I86]))-1.25*[.K86]*[.K86]*SIN(2*RADIANS([.J86])))" office:value-type="float" office:value="-5.59041624935683">
            <text:p>-5.59</text:p>
          </table:table-cell>
          <table:table-cell table:formula="of:=DEGREES(ACOS(COS(RADIANS(90.833))/(COS(RADIANS([.$B$2]))*COS(RADIANS([.T86])))-TAN(RADIANS([.$B$2]))*TAN(RADIANS([.T86]))))" office:value-type="float" office:value="93.0949787653606">
            <text:p>93.09</text:p>
          </table:table-cell>
          <table:table-cell table:style-name="ce7" table:formula="of:=(720-4*[.$B$3]-[.V86]+[.$B$4]*60)/1440" office:value-type="float" office:value="0.503882233506498">
            <text:p>12:05:35</text:p>
          </table:table-cell>
          <table:table-cell table:style-name="ce7" table:formula="of:=([.X86]*1440-[.W86]*4)/1440" office:value-type="float" office:value="0.245285070269385">
            <text:p>5:53:13</text:p>
          </table:table-cell>
          <table:table-cell table:style-name="ce7" table:formula="of:=([.X86]*1440+[.W86]*4)/1440" office:value-type="float" office:value="0.762479396743611">
            <text:p>18:17:58</text:p>
          </table:table-cell>
          <table:table-cell table:formula="of:=8*[.W86]" office:value-type="float" office:value="744.759830122885">
            <text:p>744.76</text:p>
          </table:table-cell>
          <table:table-cell table:formula="of:=MOD([.E86]*1440+[.V86]+4*[.$B$3]-60*[.$B$4];1440)" office:value-type="float" office:value="714.409583750643">
            <text:p>714.41</text:p>
          </table:table-cell>
          <table:table-cell table:formula="of:=IF([.AB86]/4&lt;0;[.AB86]/4+180;[.AB86]/4-180)" office:value-type="float" office:value="-1.39760406233921">
            <text:p>-1.4</text:p>
          </table:table-cell>
          <table:table-cell table:formula="of:=DEGREES(ACOS(SIN(RADIANS([.$B$2]))*SIN(RADIANS([.T86]))+COS(RADIANS([.$B$2]))*COS(RADIANS([.T86]))*COS(RADIANS([.AC86]))))" office:value-type="float" office:value="37.6330951111151">
            <text:p>37.63</text:p>
          </table:table-cell>
          <table:table-cell table:formula="of:=90-[.AD86]" office:value-type="float" office:value="52.3669048888849">
            <text:p>52.37</text:p>
          </table:table-cell>
          <table:table-cell table:formula="of:=IF([.AE86]&gt;85;0;IF([.AE86]&gt;5;58.1/TAN(RADIANS([.AE86]))-0.07/POWER(TAN(RADIANS([.AE86]));3)+0.000086/POWER(TAN(RADIANS([.AE86]));5);IF([.AE86]&gt;-0.575;1735+[.AE86]*(-518.2+[.AE86]*(103.4+[.AE86]*(-12.79+[.AE86]*0.711)));-20.772/TAN(RADIANS([.AE86])))))/3600" office:value-type="float" office:value="0.012434568916593">
            <text:p>0.01</text:p>
          </table:table-cell>
          <table:table-cell table:formula="of:=[.AE86]+[.AF86]" office:value-type="float" office:value="52.3793394578015">
            <text:p>52.38</text:p>
          </table:table-cell>
          <table:table-cell table:formula="of:=IF([.AC86]&gt;0;MOD(DEGREES(ACOS(((SIN(RADIANS([.$B$2]))*COS(RADIANS([.AD86])))-SIN(RADIANS([.T86])))/(COS(RADIANS([.$B$2]))*SIN(RADIANS([.AD86])))))+180;360);MOD(540-DEGREES(ACOS(((SIN(RADIANS([.$B$2]))*COS(RADIANS([.AD86])))-SIN(RADIANS([.T86])))/(COS(RADIANS([.$B$2]))*SIN(RADIANS([.AD86])))));360))" office:value-type="float" office:value="177.712714799227">
            <text:p>177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6]+1" office:value-type="date" office:date-value="2010-03-27">
            <text:p>3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7]+2415018.5+[.E87]-[.$B$4]/24" office:value-type="float" office:value="2455283.29166667">
            <text:p>2455283.29</text:p>
          </table:table-cell>
          <table:table-cell table:style-name="ce9" table:formula="of:=([.F87]-2451545)/36525" office:value-type="float" office:value="0.102348847821123">
            <text:p>0.10234885</text:p>
          </table:table-cell>
          <table:table-cell/>
          <table:table-cell table:formula="of:=MOD(280.46646+[.G87]*(36000.76983+[.G87]*0.0003032);360)" office:value-type="float" office:value="5.10377595004684">
            <text:p>5.1</text:p>
          </table:table-cell>
          <table:table-cell table:formula="of:=357.52911+[.G87]*(35999.05029-0.0001537*[.G87])" office:value-type="float" office:value="4041.99042822611">
            <text:p>4041.99</text:p>
          </table:table-cell>
          <table:table-cell table:formula="of:=0.016708634-[.G87]*(0.000042037+0.0000001267*[.G87])" office:value-type="float" office:value="0.0167043302342653">
            <text:p>0.02</text:p>
          </table:table-cell>
          <table:table-cell table:formula="of:=SIN(RADIANS([.J87]))*(1.914602-[.G87]*(0.004817+0.000014*[.G87]))+SIN(RADIANS(2*[.J87]))*(0.019993-0.000101*[.G87])+SIN(RADIANS(3*[.J87]))*0.000289" office:value-type="float" office:value="1.90068676385839">
            <text:p>1.9</text:p>
          </table:table-cell>
          <table:table-cell table:formula="of:=[.I87]+[.L87]" office:value-type="float" office:value="7.00446271390523">
            <text:p>7</text:p>
          </table:table-cell>
          <table:table-cell table:formula="of:=[.J87]+[.L87]" office:value-type="float" office:value="4043.89111498996">
            <text:p>4043.89</text:p>
          </table:table-cell>
          <table:table-cell table:formula="of:=(1.000001018*(1-[.K87]*[.K87]))/(1+[.K87]*COS(RADIANS([.N87])))" office:value-type="float" office:value="0.99794798498669">
            <text:p>1</text:p>
          </table:table-cell>
          <table:table-cell table:formula="of:=[.M87]-0.00569-0.00478*SIN(RADIANS(125.04-1934.136*[.G87]))" office:value-type="float" office:value="7.00334181131851">
            <text:p>7</text:p>
          </table:table-cell>
          <table:table-cell table:formula="of:=23+(26+((21.448-[.G87]*(46.815+[.G87]*(0.00059-[.G87]*0.001813))))/60)/60" office:value-type="float" office:value="23.4379601484591">
            <text:p>23.44</text:p>
          </table:table-cell>
          <table:table-cell table:formula="of:=[.Q87]+0.00256*COS(RADIANS(125.04-1934.136*[.G87]))" office:value-type="float" office:value="23.4387121831319">
            <text:p>23.44</text:p>
          </table:table-cell>
          <table:table-cell table:formula="of:=DEGREES(ATAN2(COS(RADIANS([.P87]));COS(RADIANS([.R87]))*SIN(RADIANS([.P87]))))" office:value-type="float" office:value="6.43052367402975">
            <text:p>6.43</text:p>
          </table:table-cell>
          <table:table-cell table:formula="of:=DEGREES(ASIN(SIN(RADIANS([.R87]))*SIN(RADIANS([.P87]))))" office:value-type="float" office:value="2.77986349614781">
            <text:p>2.78</text:p>
          </table:table-cell>
          <table:table-cell table:formula="of:=TAN(RADIANS([.R87]/2))*TAN(RADIANS([.R87]/2))" office:value-type="float" office:value="0.0430323430063793">
            <text:p>0.04</text:p>
          </table:table-cell>
          <table:table-cell table:formula="of:=4*DEGREES([.U87]*SIN(2*RADIANS([.I87]))-2*[.K87]*SIN(RADIANS([.J87]))+4*[.K87]*[.U87]*SIN(RADIANS([.J87]))*COS(2*RADIANS([.I87]))-0.5*[.U87]*[.U87]*SIN(4*RADIANS([.I87]))-1.25*[.K87]*[.K87]*SIN(2*RADIANS([.J87])))" office:value-type="float" office:value="-5.28813207116402">
            <text:p>-5.29</text:p>
          </table:table-cell>
          <table:table-cell table:formula="of:=DEGREES(ACOS(COS(RADIANS(90.833))/(COS(RADIANS([.$B$2]))*COS(RADIANS([.T87])))-TAN(RADIANS([.$B$2]))*TAN(RADIANS([.T87]))))" office:value-type="float" office:value="93.4251010808469">
            <text:p>93.43</text:p>
          </table:table-cell>
          <table:table-cell table:style-name="ce7" table:formula="of:=(720-4*[.$B$3]-[.V87]+[.$B$4]*60)/1440" office:value-type="float" office:value="0.503672313938308">
            <text:p>12:05:17</text:p>
          </table:table-cell>
          <table:table-cell table:style-name="ce7" table:formula="of:=([.X87]*1440-[.W87]*4)/1440" office:value-type="float" office:value="0.244158144269289">
            <text:p>5:51:35</text:p>
          </table:table-cell>
          <table:table-cell table:style-name="ce7" table:formula="of:=([.X87]*1440+[.W87]*4)/1440" office:value-type="float" office:value="0.763186483607327">
            <text:p>18:18:59</text:p>
          </table:table-cell>
          <table:table-cell table:formula="of:=8*[.W87]" office:value-type="float" office:value="747.400808646775">
            <text:p>747.4</text:p>
          </table:table-cell>
          <table:table-cell table:formula="of:=MOD([.E87]*1440+[.V87]+4*[.$B$3]-60*[.$B$4];1440)" office:value-type="float" office:value="714.711867928836">
            <text:p>714.71</text:p>
          </table:table-cell>
          <table:table-cell table:formula="of:=IF([.AB87]/4&lt;0;[.AB87]/4+180;[.AB87]/4-180)" office:value-type="float" office:value="-1.322033017791">
            <text:p>-1.32</text:p>
          </table:table-cell>
          <table:table-cell table:formula="of:=DEGREES(ACOS(SIN(RADIANS([.$B$2]))*SIN(RADIANS([.T87]))+COS(RADIANS([.$B$2]))*COS(RADIANS([.T87]))*COS(RADIANS([.AC87]))))" office:value-type="float" office:value="37.2394246539692">
            <text:p>37.24</text:p>
          </table:table-cell>
          <table:table-cell table:formula="of:=90-[.AD87]" office:value-type="float" office:value="52.7605753460308">
            <text:p>52.76</text:p>
          </table:table-cell>
          <table:table-cell table:formula="of:=IF([.AE87]&gt;85;0;IF([.AE87]&gt;5;58.1/TAN(RADIANS([.AE87]))-0.07/POWER(TAN(RADIANS([.AE87]));3)+0.000086/POWER(TAN(RADIANS([.AE87]));5);IF([.AE87]&gt;-0.575;1735+[.AE87]*(-518.2+[.AE87]*(103.4+[.AE87]*(-12.79+[.AE87]*0.711)));-20.772/TAN(RADIANS([.AE87])))))/3600" office:value-type="float" office:value="0.0122590618095912">
            <text:p>0.01</text:p>
          </table:table-cell>
          <table:table-cell table:formula="of:=[.AE87]+[.AF87]" office:value-type="float" office:value="52.7728344078404">
            <text:p>52.77</text:p>
          </table:table-cell>
          <table:table-cell table:formula="of:=IF([.AC87]&gt;0;MOD(DEGREES(ACOS(((SIN(RADIANS([.$B$2]))*COS(RADIANS([.AD87])))-SIN(RADIANS([.T87])))/(COS(RADIANS([.$B$2]))*SIN(RADIANS([.AD87])))))+180;360);MOD(540-DEGREES(ACOS(((SIN(RADIANS([.$B$2]))*COS(RADIANS([.AD87])))-SIN(RADIANS([.T87])))/(COS(RADIANS([.$B$2]))*SIN(RADIANS([.AD87])))));360))" office:value-type="float" office:value="177.817589198149">
            <text:p>177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7]+1" office:value-type="date" office:date-value="2010-03-28">
            <text:p>3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8]+2415018.5+[.E88]-[.$B$4]/24" office:value-type="float" office:value="2455284.29166667">
            <text:p>2455284.29</text:p>
          </table:table-cell>
          <table:table-cell table:style-name="ce9" table:formula="of:=([.F88]-2451545)/36525" office:value-type="float" office:value="0.102376226328994">
            <text:p>0.10237623</text:p>
          </table:table-cell>
          <table:table-cell/>
          <table:table-cell table:formula="of:=MOD(280.46646+[.G88]*(36000.76983+[.G88]*0.0003032);360)" office:value-type="float" office:value="6.08942331191065">
            <text:p>6.09</text:p>
          </table:table-cell>
          <table:table-cell table:formula="of:=357.52911+[.G88]*(35999.05029-0.0001537*[.G88])" office:value-type="float" office:value="4042.97602850697">
            <text:p>4042.98</text:p>
          </table:table-cell>
          <table:table-cell table:formula="of:=0.016708634-[.G88]*(0.000042037+0.0000001267*[.G88])" office:value-type="float" office:value="0.0167043290826448">
            <text:p>0.02</text:p>
          </table:table-cell>
          <table:table-cell table:formula="of:=SIN(RADIANS([.J88]))*(1.914602-[.G88]*(0.004817+0.000014*[.G88]))+SIN(RADIANS(2*[.J88]))*(0.019993-0.000101*[.G88])+SIN(RADIANS(3*[.J88]))*0.000289" office:value-type="float" office:value="1.90432425915609">
            <text:p>1.9</text:p>
          </table:table-cell>
          <table:table-cell table:formula="of:=[.I88]+[.L88]" office:value-type="float" office:value="7.99374757106674">
            <text:p>7.99</text:p>
          </table:table-cell>
          <table:table-cell table:formula="of:=[.J88]+[.L88]" office:value-type="float" office:value="4044.88035276613">
            <text:p>4044.88</text:p>
          </table:table-cell>
          <table:table-cell table:formula="of:=(1.000001018*(1-[.K88]*[.K88]))/(1+[.K88]*COS(RADIANS([.N88])))" office:value-type="float" office:value="0.998233990675862">
            <text:p>1</text:p>
          </table:table-cell>
          <table:table-cell table:formula="of:=[.M88]-0.00569-0.00478*SIN(RADIANS(125.04-1934.136*[.G88]))" office:value-type="float" office:value="7.99262796430505">
            <text:p>7.99</text:p>
          </table:table-cell>
          <table:table-cell table:formula="of:=23+(26+((21.448-[.G88]*(46.815+[.G88]*(0.00059-[.G88]*0.001813))))/60)/60" office:value-type="float" office:value="23.4379597924239">
            <text:p>23.44</text:p>
          </table:table-cell>
          <table:table-cell table:formula="of:=[.Q88]+0.00256*COS(RADIANS(125.04-1934.136*[.G88]))" office:value-type="float" office:value="23.4387095651715">
            <text:p>23.44</text:p>
          </table:table-cell>
          <table:table-cell table:formula="of:=DEGREES(ATAN2(COS(RADIANS([.P88]));COS(RADIANS([.R88]))*SIN(RADIANS([.P88]))))" office:value-type="float" office:value="7.34063556995907">
            <text:p>7.34</text:p>
          </table:table-cell>
          <table:table-cell table:formula="of:=DEGREES(ASIN(SIN(RADIANS([.R88]))*SIN(RADIANS([.P88]))))" office:value-type="float" office:value="3.17052721461046">
            <text:p>3.17</text:p>
          </table:table-cell>
          <table:table-cell table:formula="of:=TAN(RADIANS([.R88]/2))*TAN(RADIANS([.R88]/2))" office:value-type="float" office:value="0.043032333120036">
            <text:p>0.04</text:p>
          </table:table-cell>
          <table:table-cell table:formula="of:=4*DEGREES([.U88]*SIN(2*RADIANS([.I88]))-2*[.K88]*SIN(RADIANS([.J88]))+4*[.K88]*[.U88]*SIN(RADIANS([.J88]))*COS(2*RADIANS([.I88]))-0.5*[.U88]*[.U88]*SIN(4*RADIANS([.I88]))-1.25*[.K88]*[.K88]*SIN(2*RADIANS([.J88])))" office:value-type="float" office:value="-4.98626605455466">
            <text:p>-4.99</text:p>
          </table:table-cell>
          <table:table-cell table:formula="of:=DEGREES(ACOS(COS(RADIANS(90.833))/(COS(RADIANS([.$B$2]))*COS(RADIANS([.T88])))-TAN(RADIANS([.$B$2]))*TAN(RADIANS([.T88]))))" office:value-type="float" office:value="93.7548269676107">
            <text:p>93.75</text:p>
          </table:table-cell>
          <table:table-cell table:style-name="ce7" table:formula="of:=(720-4*[.$B$3]-[.V88]+[.$B$4]*60)/1440" office:value-type="float" office:value="0.503462684760107">
            <text:p>12:04:59</text:p>
          </table:table-cell>
          <table:table-cell table:style-name="ce7" table:formula="of:=([.X88]*1440-[.W88]*4)/1440" office:value-type="float" office:value="0.243032609850077">
            <text:p>5:49:58</text:p>
          </table:table-cell>
          <table:table-cell table:style-name="ce7" table:formula="of:=([.X88]*1440+[.W88]*4)/1440" office:value-type="float" office:value="0.763892759670137">
            <text:p>18:20:00</text:p>
          </table:table-cell>
          <table:table-cell table:formula="of:=8*[.W88]" office:value-type="float" office:value="750.038615740886">
            <text:p>750.04</text:p>
          </table:table-cell>
          <table:table-cell table:formula="of:=MOD([.E88]*1440+[.V88]+4*[.$B$3]-60*[.$B$4];1440)" office:value-type="float" office:value="715.013733945445">
            <text:p>715.01</text:p>
          </table:table-cell>
          <table:table-cell table:formula="of:=IF([.AB88]/4&lt;0;[.AB88]/4+180;[.AB88]/4-180)" office:value-type="float" office:value="-1.24656651363867">
            <text:p>-1.25</text:p>
          </table:table-cell>
          <table:table-cell table:formula="of:=DEGREES(ACOS(SIN(RADIANS([.$B$2]))*SIN(RADIANS([.T88]))+COS(RADIANS([.$B$2]))*COS(RADIANS([.T88]))*COS(RADIANS([.AC88]))))" office:value-type="float" office:value="36.8467717428482">
            <text:p>36.85</text:p>
          </table:table-cell>
          <table:table-cell table:formula="of:=90-[.AD88]" office:value-type="float" office:value="53.1532282571518">
            <text:p>53.15</text:p>
          </table:table-cell>
          <table:table-cell table:formula="of:=IF([.AE88]&gt;85;0;IF([.AE88]&gt;5;58.1/TAN(RADIANS([.AE88]))-0.07/POWER(TAN(RADIANS([.AE88]));3)+0.000086/POWER(TAN(RADIANS([.AE88]));5);IF([.AE88]&gt;-0.575;1735+[.AE88]*(-518.2+[.AE88]*(103.4+[.AE88]*(-12.79+[.AE88]*0.711)));-20.772/TAN(RADIANS([.AE88])))))/3600" office:value-type="float" office:value="0.012085814765798">
            <text:p>0.01</text:p>
          </table:table-cell>
          <table:table-cell table:formula="of:=[.AE88]+[.AF88]" office:value-type="float" office:value="53.1653140719176">
            <text:p>53.17</text:p>
          </table:table-cell>
          <table:table-cell table:formula="of:=IF([.AC88]&gt;0;MOD(DEGREES(ACOS(((SIN(RADIANS([.$B$2]))*COS(RADIANS([.AD88])))-SIN(RADIANS([.T88])))/(COS(RADIANS([.$B$2]))*SIN(RADIANS([.AD88])))))+180;360);MOD(540-DEGREES(ACOS(((SIN(RADIANS([.$B$2]))*COS(RADIANS([.AD88])))-SIN(RADIANS([.T88])))/(COS(RADIANS([.$B$2]))*SIN(RADIANS([.AD88])))));360))" office:value-type="float" office:value="177.924161728217">
            <text:p>177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8]+1" office:value-type="date" office:date-value="2010-03-29">
            <text:p>3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9]+2415018.5+[.E89]-[.$B$4]/24" office:value-type="float" office:value="2455285.29166667">
            <text:p>2455285.29</text:p>
          </table:table-cell>
          <table:table-cell table:style-name="ce9" table:formula="of:=([.F89]-2451545)/36525" office:value-type="float" office:value="0.102403604836865">
            <text:p>0.10240360</text:p>
          </table:table-cell>
          <table:table-cell/>
          <table:table-cell table:formula="of:=MOD(280.46646+[.G89]*(36000.76983+[.G89]*0.0003032);360)" office:value-type="float" office:value="7.07507067377492">
            <text:p>7.08</text:p>
          </table:table-cell>
          <table:table-cell table:formula="of:=357.52911+[.G89]*(35999.05029-0.0001537*[.G89])" office:value-type="float" office:value="4043.96162878783">
            <text:p>4043.96</text:p>
          </table:table-cell>
          <table:table-cell table:formula="of:=0.016708634-[.G89]*(0.000042037+0.0000001267*[.G89])" office:value-type="float" office:value="0.0167043279310241">
            <text:p>0.02</text:p>
          </table:table-cell>
          <table:table-cell table:formula="of:=SIN(RADIANS([.J89]))*(1.914602-[.G89]*(0.004817+0.000014*[.G89]))+SIN(RADIANS(2*[.J89]))*(0.019993-0.000101*[.G89])+SIN(RADIANS(3*[.J89]))*0.000289" office:value-type="float" office:value="1.90739459652198">
            <text:p>1.91</text:p>
          </table:table-cell>
          <table:table-cell table:formula="of:=[.I89]+[.L89]" office:value-type="float" office:value="8.9824652702969">
            <text:p>8.98</text:p>
          </table:table-cell>
          <table:table-cell table:formula="of:=[.J89]+[.L89]" office:value-type="float" office:value="4045.86902338435">
            <text:p>4045.87</text:p>
          </table:table-cell>
          <table:table-cell table:formula="of:=(1.000001018*(1-[.K89]*[.K89]))/(1+[.K89]*COS(RADIANS([.N89])))" office:value-type="float" office:value="0.998520438974021">
            <text:p>1</text:p>
          </table:table-cell>
          <table:table-cell table:formula="of:=[.M89]-0.00569-0.00478*SIN(RADIANS(125.04-1934.136*[.G89]))" office:value-type="float" office:value="8.9813469554563">
            <text:p>8.98</text:p>
          </table:table-cell>
          <table:table-cell table:formula="of:=23+(26+((21.448-[.G89]*(46.815+[.G89]*(0.00059-[.G89]*0.001813))))/60)/60" office:value-type="float" office:value="23.4379594363887">
            <text:p>23.44</text:p>
          </table:table-cell>
          <table:table-cell table:formula="of:=[.Q89]+0.00256*COS(RADIANS(125.04-1934.136*[.G89]))" office:value-type="float" office:value="23.4387069465706">
            <text:p>23.44</text:p>
          </table:table-cell>
          <table:table-cell table:formula="of:=DEGREES(ATAN2(COS(RADIANS([.P89]));COS(RADIANS([.R89]))*SIN(RADIANS([.P89]))))" office:value-type="float" office:value="8.25091213790309">
            <text:p>8.25</text:p>
          </table:table-cell>
          <table:table-cell table:formula="of:=DEGREES(ASIN(SIN(RADIANS([.R89]))*SIN(RADIANS([.P89]))))" office:value-type="float" office:value="3.56016865931646">
            <text:p>3.56</text:p>
          </table:table-cell>
          <table:table-cell table:formula="of:=TAN(RADIANS([.R89]/2))*TAN(RADIANS([.R89]/2))" office:value-type="float" office:value="0.0430323232312754">
            <text:p>0.04</text:p>
          </table:table-cell>
          <table:table-cell table:formula="of:=4*DEGREES([.U89]*SIN(2*RADIANS([.I89]))-2*[.K89]*SIN(RADIANS([.J89]))+4*[.K89]*[.U89]*SIN(RADIANS([.J89]))*COS(2*RADIANS([.I89]))-0.5*[.U89]*[.U89]*SIN(4*RADIANS([.I89]))-1.25*[.K89]*[.K89]*SIN(2*RADIANS([.J89])))" office:value-type="float" office:value="-4.68514287871648">
            <text:p>-4.69</text:p>
          </table:table-cell>
          <table:table-cell table:formula="of:=DEGREES(ACOS(COS(RADIANS(90.833))/(COS(RADIANS([.$B$2]))*COS(RADIANS([.T89])))-TAN(RADIANS([.$B$2]))*TAN(RADIANS([.T89]))))" office:value-type="float" office:value="94.0841130038359">
            <text:p>94.08</text:p>
          </table:table-cell>
          <table:table-cell table:style-name="ce7" table:formula="of:=(720-4*[.$B$3]-[.V89]+[.$B$4]*60)/1440" office:value-type="float" office:value="0.503253571443553">
            <text:p>12:04:41</text:p>
          </table:table-cell>
          <table:table-cell table:style-name="ce7" table:formula="of:=([.X89]*1440-[.W89]*4)/1440" office:value-type="float" office:value="0.241908813099565">
            <text:p>5:48:21</text:p>
          </table:table-cell>
          <table:table-cell table:style-name="ce7" table:formula="of:=([.X89]*1440+[.W89]*4)/1440" office:value-type="float" office:value="0.764598329787542">
            <text:p>18:21:01</text:p>
          </table:table-cell>
          <table:table-cell table:formula="of:=8*[.W89]" office:value-type="float" office:value="752.672904030687">
            <text:p>752.67</text:p>
          </table:table-cell>
          <table:table-cell table:formula="of:=MOD([.E89]*1440+[.V89]+4*[.$B$3]-60*[.$B$4];1440)" office:value-type="float" office:value="715.314857121284">
            <text:p>715.31</text:p>
          </table:table-cell>
          <table:table-cell table:formula="of:=IF([.AB89]/4&lt;0;[.AB89]/4+180;[.AB89]/4-180)" office:value-type="float" office:value="-1.17128571967913">
            <text:p>-1.17</text:p>
          </table:table-cell>
          <table:table-cell table:formula="of:=DEGREES(ACOS(SIN(RADIANS([.$B$2]))*SIN(RADIANS([.T89]))+COS(RADIANS([.$B$2]))*COS(RADIANS([.T89]))*COS(RADIANS([.AC89]))))" office:value-type="float" office:value="36.4552385265958">
            <text:p>36.46</text:p>
          </table:table-cell>
          <table:table-cell table:formula="of:=90-[.AD89]" office:value-type="float" office:value="53.5447614734042">
            <text:p>53.54</text:p>
          </table:table-cell>
          <table:table-cell table:formula="of:=IF([.AE89]&gt;85;0;IF([.AE89]&gt;5;58.1/TAN(RADIANS([.AE89]))-0.07/POWER(TAN(RADIANS([.AE89]));3)+0.000086/POWER(TAN(RADIANS([.AE89]));5);IF([.AE89]&gt;-0.575;1735+[.AE89]*(-518.2+[.AE89]*(103.4+[.AE89]*(-12.79+[.AE89]*0.711)));-20.772/TAN(RADIANS([.AE89])))))/3600" office:value-type="float" office:value="0.0119148146885542">
            <text:p>0.01</text:p>
          </table:table-cell>
          <table:table-cell table:formula="of:=[.AE89]+[.AF89]" office:value-type="float" office:value="53.5566762880928">
            <text:p>53.56</text:p>
          </table:table-cell>
          <table:table-cell table:formula="of:=IF([.AC89]&gt;0;MOD(DEGREES(ACOS(((SIN(RADIANS([.$B$2]))*COS(RADIANS([.AD89])))-SIN(RADIANS([.T89])))/(COS(RADIANS([.$B$2]))*SIN(RADIANS([.AD89])))))+180;360);MOD(540-DEGREES(ACOS(((SIN(RADIANS([.$B$2]))*COS(RADIANS([.AD89])))-SIN(RADIANS([.T89])))/(COS(RADIANS([.$B$2]))*SIN(RADIANS([.AD89])))));360))" office:value-type="float" office:value="178.032338776029">
            <text:p>178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9]+1" office:value-type="date" office:date-value="2010-03-30">
            <text:p>3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0]+2415018.5+[.E90]-[.$B$4]/24" office:value-type="float" office:value="2455286.29166667">
            <text:p>2455286.29</text:p>
          </table:table-cell>
          <table:table-cell table:style-name="ce9" table:formula="of:=([.F90]-2451545)/36525" office:value-type="float" office:value="0.102430983344737">
            <text:p>0.10243098</text:p>
          </table:table-cell>
          <table:table-cell/>
          <table:table-cell table:formula="of:=MOD(280.46646+[.G90]*(36000.76983+[.G90]*0.0003032);360)" office:value-type="float" office:value="8.06071803563964">
            <text:p>8.06</text:p>
          </table:table-cell>
          <table:table-cell table:formula="of:=357.52911+[.G90]*(35999.05029-0.0001537*[.G90])" office:value-type="float" office:value="4044.9472290687">
            <text:p>4044.95</text:p>
          </table:table-cell>
          <table:table-cell table:formula="of:=0.016708634-[.G90]*(0.000042037+0.0000001267*[.G90])" office:value-type="float" office:value="0.0167043267794033">
            <text:p>0.02</text:p>
          </table:table-cell>
          <table:table-cell table:formula="of:=SIN(RADIANS([.J90]))*(1.914602-[.G90]*(0.004817+0.000014*[.G90]))+SIN(RADIANS(2*[.J90]))*(0.019993-0.000101*[.G90])+SIN(RADIANS(3*[.J90]))*0.000289" office:value-type="float" office:value="1.90989747375653">
            <text:p>1.91</text:p>
          </table:table-cell>
          <table:table-cell table:formula="of:=[.I90]+[.L90]" office:value-type="float" office:value="9.97061550939617">
            <text:p>9.97</text:p>
          </table:table-cell>
          <table:table-cell table:formula="of:=[.J90]+[.L90]" office:value-type="float" office:value="4046.85712654245">
            <text:p>4046.86</text:p>
          </table:table-cell>
          <table:table-cell table:formula="of:=(1.000001018*(1-[.K90]*[.K90]))/(1+[.K90]*COS(RADIANS([.N90])))" office:value-type="float" office:value="0.99880724436302">
            <text:p>1</text:p>
          </table:table-cell>
          <table:table-cell table:formula="of:=[.M90]-0.00569-0.00478*SIN(RADIANS(125.04-1934.136*[.G90]))" office:value-type="float" office:value="9.96949848257165">
            <text:p>9.97</text:p>
          </table:table-cell>
          <table:table-cell table:formula="of:=23+(26+((21.448-[.G90]*(46.815+[.G90]*(0.00059-[.G90]*0.001813))))/60)/60" office:value-type="float" office:value="23.4379590803536">
            <text:p>23.44</text:p>
          </table:table-cell>
          <table:table-cell table:formula="of:=[.Q90]+0.00256*COS(RADIANS(125.04-1934.136*[.G90]))" office:value-type="float" office:value="23.4387043273313">
            <text:p>23.44</text:p>
          </table:table-cell>
          <table:table-cell table:formula="of:=DEGREES(ATAN2(COS(RADIANS([.P90]));COS(RADIANS([.R90]))*SIN(RADIANS([.P90]))))" office:value-type="float" office:value="9.16143532603729">
            <text:p>9.16</text:p>
          </table:table-cell>
          <table:table-cell table:formula="of:=DEGREES(ASIN(SIN(RADIANS([.R90]))*SIN(RADIANS([.P90]))))" office:value-type="float" office:value="3.94869014259249">
            <text:p>3.95</text:p>
          </table:table-cell>
          <table:table-cell table:formula="of:=TAN(RADIANS([.R90]/2))*TAN(RADIANS([.R90]/2))" office:value-type="float" office:value="0.0430323133401048">
            <text:p>0.04</text:p>
          </table:table-cell>
          <table:table-cell table:formula="of:=4*DEGREES([.U90]*SIN(2*RADIANS([.I90]))-2*[.K90]*SIN(RADIANS([.J90]))+4*[.K90]*[.U90]*SIN(RADIANS([.J90]))*COS(2*RADIANS([.I90]))-0.5*[.U90]*[.U90]*SIN(4*RADIANS([.I90]))-1.25*[.K90]*[.K90]*SIN(2*RADIANS([.J90])))" office:value-type="float" office:value="-4.38508460695404">
            <text:p>-4.39</text:p>
          </table:table-cell>
          <table:table-cell table:formula="of:=DEGREES(ACOS(COS(RADIANS(90.833))/(COS(RADIANS([.$B$2]))*COS(RADIANS([.T90])))-TAN(RADIANS([.$B$2]))*TAN(RADIANS([.T90]))))" office:value-type="float" office:value="94.4129152011458">
            <text:p>94.41</text:p>
          </table:table-cell>
          <table:table-cell table:style-name="ce7" table:formula="of:=(720-4*[.$B$3]-[.V90]+[.$B$4]*60)/1440" office:value-type="float" office:value="0.503045197643718">
            <text:p>12:04:23</text:p>
          </table:table-cell>
          <table:table-cell table:style-name="ce7" table:formula="of:=([.X90]*1440-[.W90]*4)/1440" office:value-type="float" office:value="0.240787099862758">
            <text:p>5:46:44</text:p>
          </table:table-cell>
          <table:table-cell table:style-name="ce7" table:formula="of:=([.X90]*1440+[.W90]*4)/1440" office:value-type="float" office:value="0.765303295424678">
            <text:p>18:22:02</text:p>
          </table:table-cell>
          <table:table-cell table:formula="of:=8*[.W90]" office:value-type="float" office:value="755.303321609166">
            <text:p>755.3</text:p>
          </table:table-cell>
          <table:table-cell table:formula="of:=MOD([.E90]*1440+[.V90]+4*[.$B$3]-60*[.$B$4];1440)" office:value-type="float" office:value="715.614915393046">
            <text:p>715.61</text:p>
          </table:table-cell>
          <table:table-cell table:formula="of:=IF([.AB90]/4&lt;0;[.AB90]/4+180;[.AB90]/4-180)" office:value-type="float" office:value="-1.09627115173851">
            <text:p>-1.1</text:p>
          </table:table-cell>
          <table:table-cell table:formula="of:=DEGREES(ACOS(SIN(RADIANS([.$B$2]))*SIN(RADIANS([.T90]))+COS(RADIANS([.$B$2]))*COS(RADIANS([.T90]))*COS(RADIANS([.AC90]))))" office:value-type="float" office:value="36.0649264203831">
            <text:p>36.06</text:p>
          </table:table-cell>
          <table:table-cell table:formula="of:=90-[.AD90]" office:value-type="float" office:value="53.9350735796169">
            <text:p>53.94</text:p>
          </table:table-cell>
          <table:table-cell table:formula="of:=IF([.AE90]&gt;85;0;IF([.AE90]&gt;5;58.1/TAN(RADIANS([.AE90]))-0.07/POWER(TAN(RADIANS([.AE90]));3)+0.000086/POWER(TAN(RADIANS([.AE90]));5);IF([.AE90]&gt;-0.575;1735+[.AE90]*(-518.2+[.AE90]*(103.4+[.AE90]*(-12.79+[.AE90]*0.711)));-20.772/TAN(RADIANS([.AE90])))))/3600" office:value-type="float" office:value="0.0117460483095084">
            <text:p>0.01</text:p>
          </table:table-cell>
          <table:table-cell table:formula="of:=[.AE90]+[.AF90]" office:value-type="float" office:value="53.9468196279264">
            <text:p>53.95</text:p>
          </table:table-cell>
          <table:table-cell table:formula="of:=IF([.AC90]&gt;0;MOD(DEGREES(ACOS(((SIN(RADIANS([.$B$2]))*COS(RADIANS([.AD90])))-SIN(RADIANS([.T90])))/(COS(RADIANS([.$B$2]))*SIN(RADIANS([.AD90])))))+180;360);MOD(540-DEGREES(ACOS(((SIN(RADIANS([.$B$2]))*COS(RADIANS([.AD90])))-SIN(RADIANS([.T90])))/(COS(RADIANS([.$B$2]))*SIN(RADIANS([.AD90])))));360))" office:value-type="float" office:value="178.142023690765">
            <text:p>178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0]+1" office:value-type="date" office:date-value="2010-03-31">
            <text:p>3/3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1]+2415018.5+[.E91]-[.$B$4]/24" office:value-type="float" office:value="2455287.29166667">
            <text:p>2455287.29</text:p>
          </table:table-cell>
          <table:table-cell table:style-name="ce9" table:formula="of:=([.F91]-2451545)/36525" office:value-type="float" office:value="0.102458361852608">
            <text:p>0.10245836</text:p>
          </table:table-cell>
          <table:table-cell/>
          <table:table-cell table:formula="of:=MOD(280.46646+[.G91]*(36000.76983+[.G91]*0.0003032);360)" office:value-type="float" office:value="9.04636539750481">
            <text:p>9.05</text:p>
          </table:table-cell>
          <table:table-cell table:formula="of:=357.52911+[.G91]*(35999.05029-0.0001537*[.G91])" office:value-type="float" office:value="4045.93282934956">
            <text:p>4045.93</text:p>
          </table:table-cell>
          <table:table-cell table:formula="of:=0.016708634-[.G91]*(0.000042037+0.0000001267*[.G91])" office:value-type="float" office:value="0.0167043256277822">
            <text:p>0.02</text:p>
          </table:table-cell>
          <table:table-cell table:formula="of:=SIN(RADIANS([.J91]))*(1.914602-[.G91]*(0.004817+0.000014*[.G91]))+SIN(RADIANS(2*[.J91]))*(0.019993-0.000101*[.G91])+SIN(RADIANS(3*[.J91]))*0.000289" office:value-type="float" office:value="1.91183275923281">
            <text:p>1.91</text:p>
          </table:table-cell>
          <table:table-cell table:formula="of:=[.I91]+[.L91]" office:value-type="float" office:value="10.9581981567376">
            <text:p>10.96</text:p>
          </table:table-cell>
          <table:table-cell table:formula="of:=[.J91]+[.L91]" office:value-type="float" office:value="4047.84466210879">
            <text:p>4047.84</text:p>
          </table:table-cell>
          <table:table-cell table:formula="of:=(1.000001018*(1-[.K91]*[.K91]))/(1+[.K91]*COS(RADIANS([.N91])))" office:value-type="float" office:value="0.999094321365291">
            <text:p>1</text:p>
          </table:table-cell>
          <table:table-cell table:formula="of:=[.M91]-0.00569-0.00478*SIN(RADIANS(125.04-1934.136*[.G91]))" office:value-type="float" office:value="10.957082414023">
            <text:p>10.96</text:p>
          </table:table-cell>
          <table:table-cell table:formula="of:=23+(26+((21.448-[.G91]*(46.815+[.G91]*(0.00059-[.G91]*0.001813))))/60)/60" office:value-type="float" office:value="23.4379587243184">
            <text:p>23.44</text:p>
          </table:table-cell>
          <table:table-cell table:formula="of:=[.Q91]+0.00256*COS(RADIANS(125.04-1934.136*[.G91]))" office:value-type="float" office:value="23.4387017074554">
            <text:p>23.44</text:p>
          </table:table-cell>
          <table:table-cell table:formula="of:=DEGREES(ATAN2(COS(RADIANS([.P91]));COS(RADIANS([.R91]))*SIN(RADIANS([.P91]))))" office:value-type="float" office:value="10.0722864557184">
            <text:p>10.07</text:p>
          </table:table-cell>
          <table:table-cell table:formula="of:=DEGREES(ASIN(SIN(RADIANS([.R91]))*SIN(RADIANS([.P91]))))" office:value-type="float" office:value="4.33599428031175">
            <text:p>4.34</text:p>
          </table:table-cell>
          <table:table-cell table:formula="of:=TAN(RADIANS([.R91]/2))*TAN(RADIANS([.R91]/2))" office:value-type="float" office:value="0.0430323034465315">
            <text:p>0.04</text:p>
          </table:table-cell>
          <table:table-cell table:formula="of:=4*DEGREES([.U91]*SIN(2*RADIANS([.I91]))-2*[.K91]*SIN(RADIANS([.J91]))+4*[.K91]*[.U91]*SIN(RADIANS([.J91]))*COS(2*RADIANS([.I91]))-0.5*[.U91]*[.U91]*SIN(4*RADIANS([.I91]))-1.25*[.K91]*[.K91]*SIN(2*RADIANS([.J91])))" office:value-type="float" office:value="-4.08641052860164">
            <text:p>-4.09</text:p>
          </table:table-cell>
          <table:table-cell table:formula="of:=DEGREES(ACOS(COS(RADIANS(90.833))/(COS(RADIANS([.$B$2]))*COS(RADIANS([.T91])))-TAN(RADIANS([.$B$2]))*TAN(RADIANS([.T91]))))" office:value-type="float" office:value="94.7411889183944">
            <text:p>94.74</text:p>
          </table:table-cell>
          <table:table-cell table:style-name="ce7" table:formula="of:=(720-4*[.$B$3]-[.V91]+[.$B$4]*60)/1440" office:value-type="float" office:value="0.502837785089307">
            <text:p>12:04:05</text:p>
          </table:table-cell>
          <table:table-cell table:style-name="ce7" table:formula="of:=([.X91]*1440-[.W91]*4)/1440" office:value-type="float" office:value="0.239667815871545">
            <text:p>5:45:07</text:p>
          </table:table-cell>
          <table:table-cell table:style-name="ce7" table:formula="of:=([.X91]*1440+[.W91]*4)/1440" office:value-type="float" office:value="0.766007754307069">
            <text:p>18:23:03</text:p>
          </table:table-cell>
          <table:table-cell table:formula="of:=8*[.W91]" office:value-type="float" office:value="757.929511347155">
            <text:p>757.93</text:p>
          </table:table-cell>
          <table:table-cell table:formula="of:=MOD([.E91]*1440+[.V91]+4*[.$B$3]-60*[.$B$4];1440)" office:value-type="float" office:value="715.913589471398">
            <text:p>715.91</text:p>
          </table:table-cell>
          <table:table-cell table:formula="of:=IF([.AB91]/4&lt;0;[.AB91]/4+180;[.AB91]/4-180)" office:value-type="float" office:value="-1.0216026321504">
            <text:p>-1.02</text:p>
          </table:table-cell>
          <table:table-cell table:formula="of:=DEGREES(ACOS(SIN(RADIANS([.$B$2]))*SIN(RADIANS([.T91]))+COS(RADIANS([.$B$2]))*COS(RADIANS([.T91]))*COS(RADIANS([.AC91]))))" office:value-type="float" office:value="35.6759361041449">
            <text:p>35.68</text:p>
          </table:table-cell>
          <table:table-cell table:formula="of:=90-[.AD91]" office:value-type="float" office:value="54.3240638958551">
            <text:p>54.32</text:p>
          </table:table-cell>
          <table:table-cell table:formula="of:=IF([.AE91]&gt;85;0;IF([.AE91]&gt;5;58.1/TAN(RADIANS([.AE91]))-0.07/POWER(TAN(RADIANS([.AE91]));3)+0.000086/POWER(TAN(RADIANS([.AE91]));5);IF([.AE91]&gt;-0.575;1735+[.AE91]*(-518.2+[.AE91]*(103.4+[.AE91]*(-12.79+[.AE91]*0.711)));-20.772/TAN(RADIANS([.AE91])))))/3600" office:value-type="float" office:value="0.0115795022426584">
            <text:p>0.01</text:p>
          </table:table-cell>
          <table:table-cell table:formula="of:=[.AE91]+[.AF91]" office:value-type="float" office:value="54.3356433980978">
            <text:p>54.34</text:p>
          </table:table-cell>
          <table:table-cell table:formula="of:=IF([.AC91]&gt;0;MOD(DEGREES(ACOS(((SIN(RADIANS([.$B$2]))*COS(RADIANS([.AD91])))-SIN(RADIANS([.T91])))/(COS(RADIANS([.$B$2]))*SIN(RADIANS([.AD91])))))+180;360);MOD(540-DEGREES(ACOS(((SIN(RADIANS([.$B$2]))*COS(RADIANS([.AD91])))-SIN(RADIANS([.T91])))/(COS(RADIANS([.$B$2]))*SIN(RADIANS([.AD91])))));360))" office:value-type="float" office:value="178.253116710192">
            <text:p>178.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1]+1" office:value-type="date" office:date-value="2010-04-01">
            <text:p>4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2]+2415018.5+[.E92]-[.$B$4]/24" office:value-type="float" office:value="2455288.29166667">
            <text:p>2455288.29</text:p>
          </table:table-cell>
          <table:table-cell table:style-name="ce9" table:formula="of:=([.F92]-2451545)/36525" office:value-type="float" office:value="0.102485740360479">
            <text:p>0.10248574</text:p>
          </table:table-cell>
          <table:table-cell/>
          <table:table-cell table:formula="of:=MOD(280.46646+[.G92]*(36000.76983+[.G92]*0.0003032);360)" office:value-type="float" office:value="10.0320127593704">
            <text:p>10.03</text:p>
          </table:table-cell>
          <table:table-cell table:formula="of:=357.52911+[.G92]*(35999.05029-0.0001537*[.G92])" office:value-type="float" office:value="4046.91842963042">
            <text:p>4046.92</text:p>
          </table:table-cell>
          <table:table-cell table:formula="of:=0.016708634-[.G92]*(0.000042037+0.0000001267*[.G92])" office:value-type="float" office:value="0.0167043244761609">
            <text:p>0.02</text:p>
          </table:table-cell>
          <table:table-cell table:formula="of:=SIN(RADIANS([.J92]))*(1.914602-[.G92]*(0.004817+0.000014*[.G92]))+SIN(RADIANS(2*[.J92]))*(0.019993-0.000101*[.G92])+SIN(RADIANS(3*[.J92]))*0.000289" office:value-type="float" office:value="1.91320049119979">
            <text:p>1.91</text:p>
          </table:table-cell>
          <table:table-cell table:formula="of:=[.I92]+[.L92]" office:value-type="float" office:value="11.9452132505702">
            <text:p>11.95</text:p>
          </table:table-cell>
          <table:table-cell table:formula="of:=[.J92]+[.L92]" office:value-type="float" office:value="4048.83163012162">
            <text:p>4048.83</text:p>
          </table:table-cell>
          <table:table-cell table:formula="of:=(1.000001018*(1-[.K92]*[.K92]))/(1+[.K92]*COS(RADIANS([.N92])))" office:value-type="float" office:value="0.999381584569543">
            <text:p>1</text:p>
          </table:table-cell>
          <table:table-cell table:formula="of:=[.M92]-0.00569-0.00478*SIN(RADIANS(125.04-1934.136*[.G92]))" office:value-type="float" office:value="11.9440987880584">
            <text:p>11.94</text:p>
          </table:table-cell>
          <table:table-cell table:formula="of:=23+(26+((21.448-[.G92]*(46.815+[.G92]*(0.00059-[.G92]*0.001813))))/60)/60" office:value-type="float" office:value="23.4379583682832">
            <text:p>23.44</text:p>
          </table:table-cell>
          <table:table-cell table:formula="of:=[.Q92]+0.00256*COS(RADIANS(125.04-1934.136*[.G92]))" office:value-type="float" office:value="23.4386990869448">
            <text:p>23.44</text:p>
          </table:table-cell>
          <table:table-cell table:formula="of:=DEGREES(ATAN2(COS(RADIANS([.P92]));COS(RADIANS([.R92]))*SIN(RADIANS([.P92]))))" office:value-type="float" office:value="10.9835461671292">
            <text:p>10.98</text:p>
          </table:table-cell>
          <table:table-cell table:formula="of:=DEGREES(ASIN(SIN(RADIANS([.R92]))*SIN(RADIANS([.P92]))))" office:value-type="float" office:value="4.72198398174402">
            <text:p>4.72</text:p>
          </table:table-cell>
          <table:table-cell table:formula="of:=TAN(RADIANS([.R92]/2))*TAN(RADIANS([.R92]/2))" office:value-type="float" office:value="0.0430322935505628">
            <text:p>0.04</text:p>
          </table:table-cell>
          <table:table-cell table:formula="of:=4*DEGREES([.U92]*SIN(2*RADIANS([.I92]))-2*[.K92]*SIN(RADIANS([.J92]))+4*[.K92]*[.U92]*SIN(RADIANS([.J92]))*COS(2*RADIANS([.I92]))-0.5*[.U92]*[.U92]*SIN(4*RADIANS([.I92]))-1.25*[.K92]*[.K92]*SIN(2*RADIANS([.J92])))" office:value-type="float" office:value="-3.78943700020827">
            <text:p>-3.79</text:p>
          </table:table-cell>
          <table:table-cell table:formula="of:=DEGREES(ACOS(COS(RADIANS(90.833))/(COS(RADIANS([.$B$2]))*COS(RADIANS([.T92])))-TAN(RADIANS([.$B$2]))*TAN(RADIANS([.T92]))))" office:value-type="float" office:value="95.0688887763377">
            <text:p>95.07</text:p>
          </table:table-cell>
          <table:table-cell table:style-name="ce7" table:formula="of:=(720-4*[.$B$3]-[.V92]+[.$B$4]*60)/1440" office:value-type="float" office:value="0.502631553472367">
            <text:p>12:03:47</text:p>
          </table:table-cell>
          <table:table-cell table:style-name="ce7" table:formula="of:=([.X92]*1440-[.W92]*4)/1440" office:value-type="float" office:value="0.238551306871429">
            <text:p>5:43:31</text:p>
          </table:table-cell>
          <table:table-cell table:style-name="ce7" table:formula="of:=([.X92]*1440+[.W92]*4)/1440" office:value-type="float" office:value="0.766711800073305">
            <text:p>18:24:04</text:p>
          </table:table-cell>
          <table:table-cell table:formula="of:=8*[.W92]" office:value-type="float" office:value="760.551110210702">
            <text:p>760.55</text:p>
          </table:table-cell>
          <table:table-cell table:formula="of:=MOD([.E92]*1440+[.V92]+4*[.$B$3]-60*[.$B$4];1440)" office:value-type="float" office:value="716.210562999792">
            <text:p>716.21</text:p>
          </table:table-cell>
          <table:table-cell table:formula="of:=IF([.AB92]/4&lt;0;[.AB92]/4+180;[.AB92]/4-180)" office:value-type="float" office:value="-0.947359250052074">
            <text:p>-0.95</text:p>
          </table:table-cell>
          <table:table-cell table:formula="of:=DEGREES(ACOS(SIN(RADIANS([.$B$2]))*SIN(RADIANS([.T92]))+COS(RADIANS([.$B$2]))*COS(RADIANS([.T92]))*COS(RADIANS([.AC92]))))" office:value-type="float" office:value="35.2883675217912">
            <text:p>35.29</text:p>
          </table:table-cell>
          <table:table-cell table:formula="of:=90-[.AD92]" office:value-type="float" office:value="54.7116324782088">
            <text:p>54.71</text:p>
          </table:table-cell>
          <table:table-cell table:formula="of:=IF([.AE92]&gt;85;0;IF([.AE92]&gt;5;58.1/TAN(RADIANS([.AE92]))-0.07/POWER(TAN(RADIANS([.AE92]));3)+0.000086/POWER(TAN(RADIANS([.AE92]));5);IF([.AE92]&gt;-0.575;1735+[.AE92]*(-518.2+[.AE92]*(103.4+[.AE92]*(-12.79+[.AE92]*0.711)));-20.772/TAN(RADIANS([.AE92])))))/3600" office:value-type="float" office:value="0.0114151630349895">
            <text:p>0.01</text:p>
          </table:table-cell>
          <table:table-cell table:formula="of:=[.AE92]+[.AF92]" office:value-type="float" office:value="54.7230476412438">
            <text:p>54.72</text:p>
          </table:table-cell>
          <table:table-cell table:formula="of:=IF([.AC92]&gt;0;MOD(DEGREES(ACOS(((SIN(RADIANS([.$B$2]))*COS(RADIANS([.AD92])))-SIN(RADIANS([.T92])))/(COS(RADIANS([.$B$2]))*SIN(RADIANS([.AD92])))))+180;360);MOD(540-DEGREES(ACOS(((SIN(RADIANS([.$B$2]))*COS(RADIANS([.AD92])))-SIN(RADIANS([.T92])))/(COS(RADIANS([.$B$2]))*SIN(RADIANS([.AD92])))));360))" office:value-type="float" office:value="178.36551488568">
            <text:p>178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2]+1" office:value-type="date" office:date-value="2010-04-02">
            <text:p>4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3]+2415018.5+[.E93]-[.$B$4]/24" office:value-type="float" office:value="2455289.29166667">
            <text:p>2455289.29</text:p>
          </table:table-cell>
          <table:table-cell table:style-name="ce9" table:formula="of:=([.F93]-2451545)/36525" office:value-type="float" office:value="0.102513118868351">
            <text:p>0.10251312</text:p>
          </table:table-cell>
          <table:table-cell/>
          <table:table-cell table:formula="of:=MOD(280.46646+[.G93]*(36000.76983+[.G93]*0.0003032);360)" office:value-type="float" office:value="11.0176601212356">
            <text:p>11.02</text:p>
          </table:table-cell>
          <table:table-cell table:formula="of:=357.52911+[.G93]*(35999.05029-0.0001537*[.G93])" office:value-type="float" office:value="4047.90402991128">
            <text:p>4047.9</text:p>
          </table:table-cell>
          <table:table-cell table:formula="of:=0.016708634-[.G93]*(0.000042037+0.0000001267*[.G93])" office:value-type="float" office:value="0.0167043233245395">
            <text:p>0.02</text:p>
          </table:table-cell>
          <table:table-cell table:formula="of:=SIN(RADIANS([.J93]))*(1.914602-[.G93]*(0.004817+0.000014*[.G93]))+SIN(RADIANS(2*[.J93]))*(0.019993-0.000101*[.G93])+SIN(RADIANS(3*[.J93]))*0.000289" office:value-type="float" office:value="1.91400087703574">
            <text:p>1.91</text:p>
          </table:table-cell>
          <table:table-cell table:formula="of:=[.I93]+[.L93]" office:value-type="float" office:value="12.9316609982714">
            <text:p>12.93</text:p>
          </table:table-cell>
          <table:table-cell table:formula="of:=[.J93]+[.L93]" office:value-type="float" office:value="4049.81803078832">
            <text:p>4049.82</text:p>
          </table:table-cell>
          <table:table-cell table:formula="of:=(1.000001018*(1-[.K93]*[.K93]))/(1+[.K93]*COS(RADIANS([.N93])))" office:value-type="float" office:value="0.999668948656275">
            <text:p>1</text:p>
          </table:table-cell>
          <table:table-cell table:formula="of:=[.M93]-0.00569-0.00478*SIN(RADIANS(125.04-1934.136*[.G93]))" office:value-type="float" office:value="12.9305478120539">
            <text:p>12.93</text:p>
          </table:table-cell>
          <table:table-cell table:formula="of:=23+(26+((21.448-[.G93]*(46.815+[.G93]*(0.00059-[.G93]*0.001813))))/60)/60" office:value-type="float" office:value="23.4379580122481">
            <text:p>23.44</text:p>
          </table:table-cell>
          <table:table-cell table:formula="of:=[.Q93]+0.00256*COS(RADIANS(125.04-1934.136*[.G93]))" office:value-type="float" office:value="23.4386964658015">
            <text:p>23.44</text:p>
          </table:table-cell>
          <table:table-cell table:formula="of:=DEGREES(ATAN2(COS(RADIANS([.P93]));COS(RADIANS([.R93]))*SIN(RADIANS([.P93]))))" office:value-type="float" office:value="11.8952943646517">
            <text:p>11.9</text:p>
          </table:table-cell>
          <table:table-cell table:formula="of:=DEGREES(ASIN(SIN(RADIANS([.R93]))*SIN(RADIANS([.P93]))))" office:value-type="float" office:value="5.10656243988973">
            <text:p>5.11</text:p>
          </table:table-cell>
          <table:table-cell table:formula="of:=TAN(RADIANS([.R93]/2))*TAN(RADIANS([.R93]/2))" office:value-type="float" office:value="0.043032283652206">
            <text:p>0.04</text:p>
          </table:table-cell>
          <table:table-cell table:formula="of:=4*DEGREES([.U93]*SIN(2*RADIANS([.I93]))-2*[.K93]*SIN(RADIANS([.J93]))+4*[.K93]*[.U93]*SIN(RADIANS([.J93]))*COS(2*RADIANS([.I93]))-0.5*[.U93]*[.U93]*SIN(4*RADIANS([.I93]))-1.25*[.K93]*[.K93]*SIN(2*RADIANS([.J93])))" office:value-type="float" office:value="-3.49447728515178">
            <text:p>-3.49</text:p>
          </table:table-cell>
          <table:table-cell table:formula="of:=DEGREES(ACOS(COS(RADIANS(90.833))/(COS(RADIANS([.$B$2]))*COS(RADIANS([.T93])))-TAN(RADIANS([.$B$2]))*TAN(RADIANS([.T93]))))" office:value-type="float" office:value="95.3959685732447">
            <text:p>95.4</text:p>
          </table:table-cell>
          <table:table-cell table:style-name="ce7" table:formula="of:=(720-4*[.$B$3]-[.V93]+[.$B$4]*60)/1440" office:value-type="float" office:value="0.502426720336911">
            <text:p>12:03:30</text:p>
          </table:table-cell>
          <table:table-cell table:style-name="ce7" table:formula="of:=([.X93]*1440-[.W93]*4)/1440" office:value-type="float" office:value="0.237437918744565">
            <text:p>5:41:55</text:p>
          </table:table-cell>
          <table:table-cell table:style-name="ce7" table:formula="of:=([.X93]*1440+[.W93]*4)/1440" office:value-type="float" office:value="0.767415521929257">
            <text:p>18:25:05</text:p>
          </table:table-cell>
          <table:table-cell table:formula="of:=8*[.W93]" office:value-type="float" office:value="763.167748585958">
            <text:p>763.17</text:p>
          </table:table-cell>
          <table:table-cell table:formula="of:=MOD([.E93]*1440+[.V93]+4*[.$B$3]-60*[.$B$4];1440)" office:value-type="float" office:value="716.505522714848">
            <text:p>716.51</text:p>
          </table:table-cell>
          <table:table-cell table:formula="of:=IF([.AB93]/4&lt;0;[.AB93]/4+180;[.AB93]/4-180)" office:value-type="float" office:value="-0.873619321287947">
            <text:p>-0.87</text:p>
          </table:table-cell>
          <table:table-cell table:formula="of:=DEGREES(ACOS(SIN(RADIANS([.$B$2]))*SIN(RADIANS([.T93]))+COS(RADIANS([.$B$2]))*COS(RADIANS([.T93]))*COS(RADIANS([.AC93]))))" office:value-type="float" office:value="34.9023198811769">
            <text:p>34.9</text:p>
          </table:table-cell>
          <table:table-cell table:formula="of:=90-[.AD93]" office:value-type="float" office:value="55.0976801188231">
            <text:p>55.1</text:p>
          </table:table-cell>
          <table:table-cell table:formula="of:=IF([.AE93]&gt;85;0;IF([.AE93]&gt;5;58.1/TAN(RADIANS([.AE93]))-0.07/POWER(TAN(RADIANS([.AE93]));3)+0.000086/POWER(TAN(RADIANS([.AE93]));5);IF([.AE93]&gt;-0.575;1735+[.AE93]*(-518.2+[.AE93]*(103.4+[.AE93]*(-12.79+[.AE93]*0.711)));-20.772/TAN(RADIANS([.AE93])))))/3600" office:value-type="float" office:value="0.0112530172138784">
            <text:p>0.01</text:p>
          </table:table-cell>
          <table:table-cell table:formula="of:=[.AE93]+[.AF93]" office:value-type="float" office:value="55.108933136037">
            <text:p>55.11</text:p>
          </table:table-cell>
          <table:table-cell table:formula="of:=IF([.AC93]&gt;0;MOD(DEGREES(ACOS(((SIN(RADIANS([.$B$2]))*COS(RADIANS([.AD93])))-SIN(RADIANS([.T93])))/(COS(RADIANS([.$B$2]))*SIN(RADIANS([.AD93])))))+180;360);MOD(540-DEGREES(ACOS(((SIN(RADIANS([.$B$2]))*COS(RADIANS([.AD93])))-SIN(RADIANS([.T93])))/(COS(RADIANS([.$B$2]))*SIN(RADIANS([.AD93])))));360))" office:value-type="float" office:value="178.479112006719">
            <text:p>178.4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3]+1" office:value-type="date" office:date-value="2010-04-03">
            <text:p>4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4]+2415018.5+[.E94]-[.$B$4]/24" office:value-type="float" office:value="2455290.29166667">
            <text:p>2455290.29</text:p>
          </table:table-cell>
          <table:table-cell table:style-name="ce9" table:formula="of:=([.F94]-2451545)/36525" office:value-type="float" office:value="0.102540497376222">
            <text:p>0.10254050</text:p>
          </table:table-cell>
          <table:table-cell/>
          <table:table-cell table:formula="of:=MOD(280.46646+[.G94]*(36000.76983+[.G94]*0.0003032);360)" office:value-type="float" office:value="12.0033074831022">
            <text:p>12</text:p>
          </table:table-cell>
          <table:table-cell table:formula="of:=357.52911+[.G94]*(35999.05029-0.0001537*[.G94])" office:value-type="float" office:value="4048.88963019214">
            <text:p>4048.89</text:p>
          </table:table-cell>
          <table:table-cell table:formula="of:=0.016708634-[.G94]*(0.000042037+0.0000001267*[.G94])" office:value-type="float" office:value="0.0167043221729179">
            <text:p>0.02</text:p>
          </table:table-cell>
          <table:table-cell table:formula="of:=SIN(RADIANS([.J94]))*(1.914602-[.G94]*(0.004817+0.000014*[.G94]))+SIN(RADIANS(2*[.J94]))*(0.019993-0.000101*[.G94])+SIN(RADIANS(3*[.J94]))*0.000289" office:value-type="float" office:value="1.91423429245281">
            <text:p>1.91</text:p>
          </table:table-cell>
          <table:table-cell table:formula="of:=[.I94]+[.L94]" office:value-type="float" office:value="13.917541775555">
            <text:p>13.92</text:p>
          </table:table-cell>
          <table:table-cell table:formula="of:=[.J94]+[.L94]" office:value-type="float" office:value="4050.8038644846">
            <text:p>4050.8</text:p>
          </table:table-cell>
          <table:table-cell table:formula="of:=(1.000001018*(1-[.K94]*[.K94]))/(1+[.K94]*COS(RADIANS([.N94])))" office:value-type="float" office:value="0.999956328423076">
            <text:p>1</text:p>
          </table:table-cell>
          <table:table-cell table:formula="of:=[.M94]-0.00569-0.00478*SIN(RADIANS(125.04-1934.136*[.G94]))" office:value-type="float" office:value="13.9164298617224">
            <text:p>13.92</text:p>
          </table:table-cell>
          <table:table-cell table:formula="of:=23+(26+((21.448-[.G94]*(46.815+[.G94]*(0.00059-[.G94]*0.001813))))/60)/60" office:value-type="float" office:value="23.4379576562129">
            <text:p>23.44</text:p>
          </table:table-cell>
          <table:table-cell table:formula="of:=[.Q94]+0.00256*COS(RADIANS(125.04-1934.136*[.G94]))" office:value-type="float" office:value="23.4386938440275">
            <text:p>23.44</text:p>
          </table:table-cell>
          <table:table-cell table:formula="of:=DEGREES(ATAN2(COS(RADIANS([.P94]));COS(RADIANS([.R94]))*SIN(RADIANS([.P94]))))" office:value-type="float" office:value="12.8076101618995">
            <text:p>12.81</text:p>
          </table:table-cell>
          <table:table-cell table:formula="of:=DEGREES(ASIN(SIN(RADIANS([.R94]))*SIN(RADIANS([.P94]))))" office:value-type="float" office:value="5.48963312236305">
            <text:p>5.49</text:p>
          </table:table-cell>
          <table:table-cell table:formula="of:=TAN(RADIANS([.R94]/2))*TAN(RADIANS([.R94]/2))" office:value-type="float" office:value="0.0430322737514685">
            <text:p>0.04</text:p>
          </table:table-cell>
          <table:table-cell table:formula="of:=4*DEGREES([.U94]*SIN(2*RADIANS([.I94]))-2*[.K94]*SIN(RADIANS([.J94]))+4*[.K94]*[.U94]*SIN(RADIANS([.J94]))*COS(2*RADIANS([.I94]))-0.5*[.U94]*[.U94]*SIN(4*RADIANS([.I94]))-1.25*[.K94]*[.K94]*SIN(2*RADIANS([.J94])))" office:value-type="float" office:value="-3.20184139087262">
            <text:p>-3.2</text:p>
          </table:table-cell>
          <table:table-cell table:formula="of:=DEGREES(ACOS(COS(RADIANS(90.833))/(COS(RADIANS([.$B$2]))*COS(RADIANS([.T94])))-TAN(RADIANS([.$B$2]))*TAN(RADIANS([.T94]))))" office:value-type="float" office:value="95.7223812015148">
            <text:p>95.72</text:p>
          </table:table-cell>
          <table:table-cell table:style-name="ce7" table:formula="of:=(720-4*[.$B$3]-[.V94]+[.$B$4]*60)/1440" office:value-type="float" office:value="0.502223500965884">
            <text:p>12:03:12</text:p>
          </table:table-cell>
          <table:table-cell table:style-name="ce7" table:formula="of:=([.X94]*1440-[.W94]*4)/1440" office:value-type="float" office:value="0.236327997628343">
            <text:p>5:40:19</text:p>
          </table:table-cell>
          <table:table-cell table:style-name="ce7" table:formula="of:=([.X94]*1440+[.W94]*4)/1440" office:value-type="float" office:value="0.768119004303425">
            <text:p>18:26:05</text:p>
          </table:table-cell>
          <table:table-cell table:formula="of:=8*[.W94]" office:value-type="float" office:value="765.779049612118">
            <text:p>765.78</text:p>
          </table:table-cell>
          <table:table-cell table:formula="of:=MOD([.E94]*1440+[.V94]+4*[.$B$3]-60*[.$B$4];1440)" office:value-type="float" office:value="716.798158609127">
            <text:p>716.8</text:p>
          </table:table-cell>
          <table:table-cell table:formula="of:=IF([.AB94]/4&lt;0;[.AB94]/4+180;[.AB94]/4-180)" office:value-type="float" office:value="-0.800460347718143">
            <text:p>-0.8</text:p>
          </table:table-cell>
          <table:table-cell table:formula="of:=DEGREES(ACOS(SIN(RADIANS([.$B$2]))*SIN(RADIANS([.T94]))+COS(RADIANS([.$B$2]))*COS(RADIANS([.T94]))*COS(RADIANS([.AC94]))))" office:value-type="float" office:value="34.5178916548121">
            <text:p>34.52</text:p>
          </table:table-cell>
          <table:table-cell table:formula="of:=90-[.AD94]" office:value-type="float" office:value="55.4821083451879">
            <text:p>55.48</text:p>
          </table:table-cell>
          <table:table-cell table:formula="of:=IF([.AE94]&gt;85;0;IF([.AE94]&gt;5;58.1/TAN(RADIANS([.AE94]))-0.07/POWER(TAN(RADIANS([.AE94]));3)+0.000086/POWER(TAN(RADIANS([.AE94]));5);IF([.AE94]&gt;-0.575;1735+[.AE94]*(-518.2+[.AE94]*(103.4+[.AE94]*(-12.79+[.AE94]*0.711)));-20.772/TAN(RADIANS([.AE94])))))/3600" office:value-type="float" office:value="0.0110930513314268">
            <text:p>0.01</text:p>
          </table:table-cell>
          <table:table-cell table:formula="of:=[.AE94]+[.AF94]" office:value-type="float" office:value="55.4932013965193">
            <text:p>55.49</text:p>
          </table:table-cell>
          <table:table-cell table:formula="of:=IF([.AC94]&gt;0;MOD(DEGREES(ACOS(((SIN(RADIANS([.$B$2]))*COS(RADIANS([.AD94])))-SIN(RADIANS([.T94])))/(COS(RADIANS([.$B$2]))*SIN(RADIANS([.AD94])))))+180;360);MOD(540-DEGREES(ACOS(((SIN(RADIANS([.$B$2]))*COS(RADIANS([.AD94])))-SIN(RADIANS([.T94])))/(COS(RADIANS([.$B$2]))*SIN(RADIANS([.AD94])))));360))" office:value-type="float" office:value="178.593798525478">
            <text:p>178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4]+1" office:value-type="date" office:date-value="2010-04-04">
            <text:p>4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5]+2415018.5+[.E95]-[.$B$4]/24" office:value-type="float" office:value="2455291.29166667">
            <text:p>2455291.29</text:p>
          </table:table-cell>
          <table:table-cell table:style-name="ce9" table:formula="of:=([.F95]-2451545)/36525" office:value-type="float" office:value="0.102567875884093">
            <text:p>0.10256788</text:p>
          </table:table-cell>
          <table:table-cell/>
          <table:table-cell table:formula="of:=MOD(280.46646+[.G95]*(36000.76983+[.G95]*0.0003032);360)" office:value-type="float" office:value="12.9889548449692">
            <text:p>12.99</text:p>
          </table:table-cell>
          <table:table-cell table:formula="of:=357.52911+[.G95]*(35999.05029-0.0001537*[.G95])" office:value-type="float" office:value="4049.87523047301">
            <text:p>4049.88</text:p>
          </table:table-cell>
          <table:table-cell table:formula="of:=0.016708634-[.G95]*(0.000042037+0.0000001267*[.G95])" office:value-type="float" office:value="0.016704321021296">
            <text:p>0.02</text:p>
          </table:table-cell>
          <table:table-cell table:formula="of:=SIN(RADIANS([.J95]))*(1.914602-[.G95]*(0.004817+0.000014*[.G95]))+SIN(RADIANS(2*[.J95]))*(0.019993-0.000101*[.G95])+SIN(RADIANS(3*[.J95]))*0.000289" office:value-type="float" office:value="1.91390128065392">
            <text:p>1.91</text:p>
          </table:table-cell>
          <table:table-cell table:formula="of:=[.I95]+[.L95]" office:value-type="float" office:value="14.9028561256231">
            <text:p>14.9</text:p>
          </table:table-cell>
          <table:table-cell table:formula="of:=[.J95]+[.L95]" office:value-type="float" office:value="4051.78913175366">
            <text:p>4051.79</text:p>
          </table:table-cell>
          <table:table-cell table:formula="of:=(1.000001018*(1-[.K95]*[.K95]))/(1+[.K95]*COS(RADIANS([.N95])))" office:value-type="float" office:value="1.00024363880972">
            <text:p>1</text:p>
          </table:table-cell>
          <table:table-cell table:formula="of:=[.M95]-0.00569-0.00478*SIN(RADIANS(125.04-1934.136*[.G95]))" office:value-type="float" office:value="14.901745480265">
            <text:p>14.9</text:p>
          </table:table-cell>
          <table:table-cell table:formula="of:=23+(26+((21.448-[.G95]*(46.815+[.G95]*(0.00059-[.G95]*0.001813))))/60)/60" office:value-type="float" office:value="23.4379573001777">
            <text:p>23.44</text:p>
          </table:table-cell>
          <table:table-cell table:formula="of:=[.Q95]+0.00256*COS(RADIANS(125.04-1934.136*[.G95]))" office:value-type="float" office:value="23.4386912216246">
            <text:p>23.44</text:p>
          </table:table-cell>
          <table:table-cell table:formula="of:=DEGREES(ATAN2(COS(RADIANS([.P95]));COS(RADIANS([.R95]))*SIN(RADIANS([.P95]))))" office:value-type="float" office:value="13.7205718263299">
            <text:p>13.72</text:p>
          </table:table-cell>
          <table:table-cell table:formula="of:=DEGREES(ASIN(SIN(RADIANS([.R95]))*SIN(RADIANS([.P95]))))" office:value-type="float" office:value="5.87109976288108">
            <text:p>5.87</text:p>
          </table:table-cell>
          <table:table-cell table:formula="of:=TAN(RADIANS([.R95]/2))*TAN(RADIANS([.R95]/2))" office:value-type="float" office:value="0.0430322638483575">
            <text:p>0.04</text:p>
          </table:table-cell>
          <table:table-cell table:formula="of:=4*DEGREES([.U95]*SIN(2*RADIANS([.I95]))-2*[.K95]*SIN(RADIANS([.J95]))+4*[.K95]*[.U95]*SIN(RADIANS([.J95]))*COS(2*RADIANS([.I95]))-0.5*[.U95]*[.U95]*SIN(4*RADIANS([.I95]))-1.25*[.K95]*[.K95]*SIN(2*RADIANS([.J95])))" office:value-type="float" office:value="-2.91183590296447">
            <text:p>-2.91</text:p>
          </table:table-cell>
          <table:table-cell table:formula="of:=DEGREES(ACOS(COS(RADIANS(90.833))/(COS(RADIANS([.$B$2]))*COS(RADIANS([.T95])))-TAN(RADIANS([.$B$2]))*TAN(RADIANS([.T95]))))" office:value-type="float" office:value="96.0480785653701">
            <text:p>96.05</text:p>
          </table:table-cell>
          <table:table-cell table:style-name="ce7" table:formula="of:=(720-4*[.$B$3]-[.V95]+[.$B$4]*60)/1440" office:value-type="float" office:value="0.502022108265948">
            <text:p>12:02:55</text:p>
          </table:table-cell>
          <table:table-cell table:style-name="ce7" table:formula="of:=([.X95]*1440-[.W95]*4)/1440" office:value-type="float" office:value="0.235221890028808">
            <text:p>5:38:43</text:p>
          </table:table-cell>
          <table:table-cell table:style-name="ce7" table:formula="of:=([.X95]*1440+[.W95]*4)/1440" office:value-type="float" office:value="0.768822326503087">
            <text:p>18:27:06</text:p>
          </table:table-cell>
          <table:table-cell table:formula="of:=8*[.W95]" office:value-type="float" office:value="768.384628522961">
            <text:p>768.38</text:p>
          </table:table-cell>
          <table:table-cell table:formula="of:=MOD([.E95]*1440+[.V95]+4*[.$B$3]-60*[.$B$4];1440)" office:value-type="float" office:value="717.088164097035">
            <text:p>717.09</text:p>
          </table:table-cell>
          <table:table-cell table:formula="of:=IF([.AB95]/4&lt;0;[.AB95]/4+180;[.AB95]/4-180)" office:value-type="float" office:value="-0.727958975741132">
            <text:p>-0.73</text:p>
          </table:table-cell>
          <table:table-cell table:formula="of:=DEGREES(ACOS(SIN(RADIANS([.$B$2]))*SIN(RADIANS([.T95]))+COS(RADIANS([.$B$2]))*COS(RADIANS([.T95]))*COS(RADIANS([.AC95]))))" office:value-type="float" office:value="34.1351805813091">
            <text:p>34.14</text:p>
          </table:table-cell>
          <table:table-cell table:formula="of:=90-[.AD95]" office:value-type="float" office:value="55.8648194186909">
            <text:p>55.86</text:p>
          </table:table-cell>
          <table:table-cell table:formula="of:=IF([.AE95]&gt;85;0;IF([.AE95]&gt;5;58.1/TAN(RADIANS([.AE95]))-0.07/POWER(TAN(RADIANS([.AE95]));3)+0.000086/POWER(TAN(RADIANS([.AE95]));5);IF([.AE95]&gt;-0.575;1735+[.AE95]*(-518.2+[.AE95]*(103.4+[.AE95]*(-12.79+[.AE95]*0.711)));-20.772/TAN(RADIANS([.AE95])))))/3600" office:value-type="float" office:value="0.0109352520058864">
            <text:p>0.01</text:p>
          </table:table-cell>
          <table:table-cell table:formula="of:=[.AE95]+[.AF95]" office:value-type="float" office:value="55.8757546706968">
            <text:p>55.88</text:p>
          </table:table-cell>
          <table:table-cell table:formula="of:=IF([.AC95]&gt;0;MOD(DEGREES(ACOS(((SIN(RADIANS([.$B$2]))*COS(RADIANS([.AD95])))-SIN(RADIANS([.T95])))/(COS(RADIANS([.$B$2]))*SIN(RADIANS([.AD95])))))+180;360);MOD(540-DEGREES(ACOS(((SIN(RADIANS([.$B$2]))*COS(RADIANS([.AD95])))-SIN(RADIANS([.T95])))/(COS(RADIANS([.$B$2]))*SIN(RADIANS([.AD95])))));360))" office:value-type="float" office:value="178.709461482014">
            <text:p>178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5]+1" office:value-type="date" office:date-value="2010-04-05">
            <text:p>4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6]+2415018.5+[.E96]-[.$B$4]/24" office:value-type="float" office:value="2455292.29166667">
            <text:p>2455292.29</text:p>
          </table:table-cell>
          <table:table-cell table:style-name="ce9" table:formula="of:=([.F96]-2451545)/36525" office:value-type="float" office:value="0.102595254391965">
            <text:p>0.10259525</text:p>
          </table:table-cell>
          <table:table-cell/>
          <table:table-cell table:formula="of:=MOD(280.46646+[.G96]*(36000.76983+[.G96]*0.0003032);360)" office:value-type="float" office:value="13.9746022068366">
            <text:p>13.97</text:p>
          </table:table-cell>
          <table:table-cell table:formula="of:=357.52911+[.G96]*(35999.05029-0.0001537*[.G96])" office:value-type="float" office:value="4050.86083075387">
            <text:p>4050.86</text:p>
          </table:table-cell>
          <table:table-cell table:formula="of:=0.016708634-[.G96]*(0.000042037+0.0000001267*[.G96])" office:value-type="float" office:value="0.016704319869674">
            <text:p>0.02</text:p>
          </table:table-cell>
          <table:table-cell table:formula="of:=SIN(RADIANS([.J96]))*(1.914602-[.G96]*(0.004817+0.000014*[.G96]))+SIN(RADIANS(2*[.J96]))*(0.019993-0.000101*[.G96])+SIN(RADIANS(3*[.J96]))*0.000289" office:value-type="float" office:value="1.91300255144309">
            <text:p>1.91</text:p>
          </table:table-cell>
          <table:table-cell table:formula="of:=[.I96]+[.L96]" office:value-type="float" office:value="15.8876047582797">
            <text:p>15.89</text:p>
          </table:table-cell>
          <table:table-cell table:formula="of:=[.J96]+[.L96]" office:value-type="float" office:value="4052.77383330531">
            <text:p>4052.77</text:p>
          </table:table-cell>
          <table:table-cell table:formula="of:=(1.000001018*(1-[.K96]*[.K96]))/(1+[.K96]*COS(RADIANS([.N96])))" office:value-type="float" office:value="1.00053079492306">
            <text:p>1</text:p>
          </table:table-cell>
          <table:table-cell table:formula="of:=[.M96]-0.00569-0.00478*SIN(RADIANS(125.04-1934.136*[.G96]))" office:value-type="float" office:value="15.8864953774845">
            <text:p>15.89</text:p>
          </table:table-cell>
          <table:table-cell table:formula="of:=23+(26+((21.448-[.G96]*(46.815+[.G96]*(0.00059-[.G96]*0.001813))))/60)/60" office:value-type="float" office:value="23.4379569441426">
            <text:p>23.44</text:p>
          </table:table-cell>
          <table:table-cell table:formula="of:=[.Q96]+0.00256*COS(RADIANS(125.04-1934.136*[.G96]))" office:value-type="float" office:value="23.4386885985948">
            <text:p>23.44</text:p>
          </table:table-cell>
          <table:table-cell table:formula="of:=DEGREES(ATAN2(COS(RADIANS([.P96]));COS(RADIANS([.R96]))*SIN(RADIANS([.P96]))))" office:value-type="float" office:value="14.6342567233873">
            <text:p>14.63</text:p>
          </table:table-cell>
          <table:table-cell table:formula="of:=DEGREES(ASIN(SIN(RADIANS([.R96]))*SIN(RADIANS([.P96]))))" office:value-type="float" office:value="6.2508663534281">
            <text:p>6.25</text:p>
          </table:table-cell>
          <table:table-cell table:formula="of:=TAN(RADIANS([.R96]/2))*TAN(RADIANS([.R96]/2))" office:value-type="float" office:value="0.0430322539428803">
            <text:p>0.04</text:p>
          </table:table-cell>
          <table:table-cell table:formula="of:=4*DEGREES([.U96]*SIN(2*RADIANS([.I96]))-2*[.K96]*SIN(RADIANS([.J96]))+4*[.K96]*[.U96]*SIN(RADIANS([.J96]))*COS(2*RADIANS([.I96]))-0.5*[.U96]*[.U96]*SIN(4*RADIANS([.I96]))-1.25*[.K96]*[.K96]*SIN(2*RADIANS([.J96])))" office:value-type="float" office:value="-2.62476381539538">
            <text:p>-2.62</text:p>
          </table:table-cell>
          <table:table-cell table:formula="of:=DEGREES(ACOS(COS(RADIANS(90.833))/(COS(RADIANS([.$B$2]))*COS(RADIANS([.T96])))-TAN(RADIANS([.$B$2]))*TAN(RADIANS([.T96]))))" office:value-type="float" office:value="96.37301149971">
            <text:p>96.37</text:p>
          </table:table-cell>
          <table:table-cell table:style-name="ce7" table:formula="of:=(720-4*[.$B$3]-[.V96]+[.$B$4]*60)/1440" office:value-type="float" office:value="0.50182275264958">
            <text:p>12:02:37</text:p>
          </table:table-cell>
          <table:table-cell table:style-name="ce7" table:formula="of:=([.X96]*1440-[.W96]*4)/1440" office:value-type="float" office:value="0.234119942928164">
            <text:p>5:37:08</text:p>
          </table:table-cell>
          <table:table-cell table:style-name="ce7" table:formula="of:=([.X96]*1440+[.W96]*4)/1440" office:value-type="float" office:value="0.769525562370997">
            <text:p>18:28:07</text:p>
          </table:table-cell>
          <table:table-cell table:formula="of:=8*[.W96]" office:value-type="float" office:value="770.98409199768">
            <text:p>770.98</text:p>
          </table:table-cell>
          <table:table-cell table:formula="of:=MOD([.E96]*1440+[.V96]+4*[.$B$3]-60*[.$B$4];1440)" office:value-type="float" office:value="717.375236184605">
            <text:p>717.38</text:p>
          </table:table-cell>
          <table:table-cell table:formula="of:=IF([.AB96]/4&lt;0;[.AB96]/4+180;[.AB96]/4-180)" office:value-type="float" office:value="-0.656190953848835">
            <text:p>-0.66</text:p>
          </table:table-cell>
          <table:table-cell table:formula="of:=DEGREES(ACOS(SIN(RADIANS([.$B$2]))*SIN(RADIANS([.T96]))+COS(RADIANS([.$B$2]))*COS(RADIANS([.T96]))*COS(RADIANS([.AC96]))))" office:value-type="float" office:value="33.7542836675493">
            <text:p>33.75</text:p>
          </table:table-cell>
          <table:table-cell table:formula="of:=90-[.AD96]" office:value-type="float" office:value="56.2457163324507">
            <text:p>56.25</text:p>
          </table:table-cell>
          <table:table-cell table:formula="of:=IF([.AE96]&gt;85;0;IF([.AE96]&gt;5;58.1/TAN(RADIANS([.AE96]))-0.07/POWER(TAN(RADIANS([.AE96]));3)+0.000086/POWER(TAN(RADIANS([.AE96]));5);IF([.AE96]&gt;-0.575;1735+[.AE96]*(-518.2+[.AE96]*(103.4+[.AE96]*(-12.79+[.AE96]*0.711)));-20.772/TAN(RADIANS([.AE96])))))/3600" office:value-type="float" office:value="0.0107796059603281">
            <text:p>0.01</text:p>
          </table:table-cell>
          <table:table-cell table:formula="of:=[.AE96]+[.AF96]" office:value-type="float" office:value="56.256495938411">
            <text:p>56.26</text:p>
          </table:table-cell>
          <table:table-cell table:formula="of:=IF([.AC96]&gt;0;MOD(DEGREES(ACOS(((SIN(RADIANS([.$B$2]))*COS(RADIANS([.AD96])))-SIN(RADIANS([.T96])))/(COS(RADIANS([.$B$2]))*SIN(RADIANS([.AD96])))))+180;360);MOD(540-DEGREES(ACOS(((SIN(RADIANS([.$B$2]))*COS(RADIANS([.AD96])))-SIN(RADIANS([.T96])))/(COS(RADIANS([.$B$2]))*SIN(RADIANS([.AD96])))));360))" office:value-type="float" office:value="178.825984430723">
            <text:p>178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6]+1" office:value-type="date" office:date-value="2010-04-06">
            <text:p>4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7]+2415018.5+[.E97]-[.$B$4]/24" office:value-type="float" office:value="2455293.29166667">
            <text:p>2455293.29</text:p>
          </table:table-cell>
          <table:table-cell table:style-name="ce9" table:formula="of:=([.F97]-2451545)/36525" office:value-type="float" office:value="0.102622632899836">
            <text:p>0.10262263</text:p>
          </table:table-cell>
          <table:table-cell/>
          <table:table-cell table:formula="of:=MOD(280.46646+[.G97]*(36000.76983+[.G97]*0.0003032);360)" office:value-type="float" office:value="14.9602495687045">
            <text:p>14.96</text:p>
          </table:table-cell>
          <table:table-cell table:formula="of:=357.52911+[.G97]*(35999.05029-0.0001537*[.G97])" office:value-type="float" office:value="4051.84643103473">
            <text:p>4051.85</text:p>
          </table:table-cell>
          <table:table-cell table:formula="of:=0.016708634-[.G97]*(0.000042037+0.0000001267*[.G97])" office:value-type="float" office:value="0.0167043187180518">
            <text:p>0.02</text:p>
          </table:table-cell>
          <table:table-cell table:formula="of:=SIN(RADIANS([.J97]))*(1.914602-[.G97]*(0.004817+0.000014*[.G97]))+SIN(RADIANS(2*[.J97]))*(0.019993-0.000101*[.G97])+SIN(RADIANS(3*[.J97]))*0.000289" office:value-type="float" office:value="1.91153898029032">
            <text:p>1.91</text:p>
          </table:table-cell>
          <table:table-cell table:formula="of:=[.I97]+[.L97]" office:value-type="float" office:value="16.8717885489948">
            <text:p>16.87</text:p>
          </table:table-cell>
          <table:table-cell table:formula="of:=[.J97]+[.L97]" office:value-type="float" office:value="4053.75797001502">
            <text:p>4053.76</text:p>
          </table:table-cell>
          <table:table-cell table:formula="of:=(1.000001018*(1-[.K97]*[.K97]))/(1+[.K97]*COS(RADIANS([.N97])))" office:value-type="float" office:value="1.00081771206164">
            <text:p>1</text:p>
          </table:table-cell>
          <table:table-cell table:formula="of:=[.M97]-0.00569-0.00478*SIN(RADIANS(125.04-1934.136*[.G97]))" office:value-type="float" office:value="16.8706804288499">
            <text:p>16.87</text:p>
          </table:table-cell>
          <table:table-cell table:formula="of:=23+(26+((21.448-[.G97]*(46.815+[.G97]*(0.00059-[.G97]*0.001813))))/60)/60" office:value-type="float" office:value="23.4379565881074">
            <text:p>23.44</text:p>
          </table:table-cell>
          <table:table-cell table:formula="of:=[.Q97]+0.00256*COS(RADIANS(125.04-1934.136*[.G97]))" office:value-type="float" office:value="23.43868597494">
            <text:p>23.44</text:p>
          </table:table-cell>
          <table:table-cell table:formula="of:=DEGREES(ATAN2(COS(RADIANS([.P97]));COS(RADIANS([.R97]))*SIN(RADIANS([.P97]))))" office:value-type="float" office:value="15.5487412601065">
            <text:p>15.55</text:p>
          </table:table-cell>
          <table:table-cell table:formula="of:=DEGREES(ASIN(SIN(RADIANS([.R97]))*SIN(RADIANS([.P97]))))" office:value-type="float" office:value="6.62883713715082">
            <text:p>6.63</text:p>
          </table:table-cell>
          <table:table-cell table:formula="of:=TAN(RADIANS([.R97]/2))*TAN(RADIANS([.R97]/2))" office:value-type="float" office:value="0.0430322440350443">
            <text:p>0.04</text:p>
          </table:table-cell>
          <table:table-cell table:formula="of:=4*DEGREES([.U97]*SIN(2*RADIANS([.I97]))-2*[.K97]*SIN(RADIANS([.J97]))+4*[.K97]*[.U97]*SIN(RADIANS([.J97]))*COS(2*RADIANS([.I97]))-0.5*[.U97]*[.U97]*SIN(4*RADIANS([.I97]))-1.25*[.K97]*[.K97]*SIN(2*RADIANS([.J97])))" office:value-type="float" office:value="-2.34092435619418">
            <text:p>-2.34</text:p>
          </table:table-cell>
          <table:table-cell table:formula="of:=DEGREES(ACOS(COS(RADIANS(90.833))/(COS(RADIANS([.$B$2]))*COS(RADIANS([.T97])))-TAN(RADIANS([.$B$2]))*TAN(RADIANS([.T97]))))" office:value-type="float" office:value="96.6971296902118">
            <text:p>96.7</text:p>
          </table:table-cell>
          <table:table-cell table:style-name="ce7" table:formula="of:=(720-4*[.$B$3]-[.V97]+[.$B$4]*60)/1440" office:value-type="float" office:value="0.501625641914024">
            <text:p>12:02:20</text:p>
          </table:table-cell>
          <table:table-cell table:style-name="ce7" table:formula="of:=([.X97]*1440-[.W97]*4)/1440" office:value-type="float" office:value="0.233022503885658">
            <text:p>5:35:33</text:p>
          </table:table-cell>
          <table:table-cell table:style-name="ce7" table:formula="of:=([.X97]*1440+[.W97]*4)/1440" office:value-type="float" office:value="0.77022877994239">
            <text:p>18:29:08</text:p>
          </table:table-cell>
          <table:table-cell table:formula="of:=8*[.W97]" office:value-type="float" office:value="773.577037521695">
            <text:p>773.58</text:p>
          </table:table-cell>
          <table:table-cell table:formula="of:=MOD([.E97]*1440+[.V97]+4*[.$B$3]-60*[.$B$4];1440)" office:value-type="float" office:value="717.659075643806">
            <text:p>717.66</text:p>
          </table:table-cell>
          <table:table-cell table:formula="of:=IF([.AB97]/4&lt;0;[.AB97]/4+180;[.AB97]/4-180)" office:value-type="float" office:value="-0.585231089048534">
            <text:p>-0.59</text:p>
          </table:table-cell>
          <table:table-cell table:formula="of:=DEGREES(ACOS(SIN(RADIANS([.$B$2]))*SIN(RADIANS([.T97]))+COS(RADIANS([.$B$2]))*COS(RADIANS([.T97]))*COS(RADIANS([.AC97]))))" office:value-type="float" office:value="33.3752971915716">
            <text:p>33.38</text:p>
          </table:table-cell>
          <table:table-cell table:formula="of:=90-[.AD97]" office:value-type="float" office:value="56.6247028084284">
            <text:p>56.62</text:p>
          </table:table-cell>
          <table:table-cell table:formula="of:=IF([.AE97]&gt;85;0;IF([.AE97]&gt;5;58.1/TAN(RADIANS([.AE97]))-0.07/POWER(TAN(RADIANS([.AE97]));3)+0.000086/POWER(TAN(RADIANS([.AE97]));5);IF([.AE97]&gt;-0.575;1735+[.AE97]*(-518.2+[.AE97]*(103.4+[.AE97]*(-12.79+[.AE97]*0.711)));-20.772/TAN(RADIANS([.AE97])))))/3600" office:value-type="float" office:value="0.0106261000587066">
            <text:p>0.01</text:p>
          </table:table-cell>
          <table:table-cell table:formula="of:=[.AE97]+[.AF97]" office:value-type="float" office:value="56.6353289084871">
            <text:p>56.64</text:p>
          </table:table-cell>
          <table:table-cell table:formula="of:=IF([.AC97]&gt;0;MOD(DEGREES(ACOS(((SIN(RADIANS([.$B$2]))*COS(RADIANS([.AD97])))-SIN(RADIANS([.T97])))/(COS(RADIANS([.$B$2]))*SIN(RADIANS([.AD97])))))+180;360);MOD(540-DEGREES(ACOS(((SIN(RADIANS([.$B$2]))*COS(RADIANS([.AD97])))-SIN(RADIANS([.T97])))/(COS(RADIANS([.$B$2]))*SIN(RADIANS([.AD97])))));360))" office:value-type="float" office:value="178.943247368745">
            <text:p>178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7]+1" office:value-type="date" office:date-value="2010-04-07">
            <text:p>4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8]+2415018.5+[.E98]-[.$B$4]/24" office:value-type="float" office:value="2455294.29166667">
            <text:p>2455294.29</text:p>
          </table:table-cell>
          <table:table-cell table:style-name="ce9" table:formula="of:=([.F98]-2451545)/36525" office:value-type="float" office:value="0.102650011407707">
            <text:p>0.10265001</text:p>
          </table:table-cell>
          <table:table-cell/>
          <table:table-cell table:formula="of:=MOD(280.46646+[.G98]*(36000.76983+[.G98]*0.0003032);360)" office:value-type="float" office:value="15.9458969305729">
            <text:p>15.95</text:p>
          </table:table-cell>
          <table:table-cell table:formula="of:=357.52911+[.G98]*(35999.05029-0.0001537*[.G98])" office:value-type="float" office:value="4052.83203131559">
            <text:p>4052.83</text:p>
          </table:table-cell>
          <table:table-cell table:formula="of:=0.016708634-[.G98]*(0.000042037+0.0000001267*[.G98])" office:value-type="float" office:value="0.0167043175664294">
            <text:p>0.02</text:p>
          </table:table-cell>
          <table:table-cell table:formula="of:=SIN(RADIANS([.J98]))*(1.914602-[.G98]*(0.004817+0.000014*[.G98]))+SIN(RADIANS(2*[.J98]))*(0.019993-0.000101*[.G98])+SIN(RADIANS(3*[.J98]))*0.000289" office:value-type="float" office:value="1.90951160735225">
            <text:p>1.91</text:p>
          </table:table-cell>
          <table:table-cell table:formula="of:=[.I98]+[.L98]" office:value-type="float" office:value="17.8554085379251">
            <text:p>17.86</text:p>
          </table:table-cell>
          <table:table-cell table:formula="of:=[.J98]+[.L98]" office:value-type="float" office:value="4054.74154292294">
            <text:p>4054.74</text:p>
          </table:table-cell>
          <table:table-cell table:formula="of:=(1.000001018*(1-[.K98]*[.K98]))/(1+[.K98]*COS(RADIANS([.N98])))" office:value-type="float" office:value="1.0011043057402">
            <text:p>1</text:p>
          </table:table-cell>
          <table:table-cell table:formula="of:=[.M98]-0.00569-0.00478*SIN(RADIANS(125.04-1934.136*[.G98]))" office:value-type="float" office:value="17.8543016745167">
            <text:p>17.85</text:p>
          </table:table-cell>
          <table:table-cell table:formula="of:=23+(26+((21.448-[.G98]*(46.815+[.G98]*(0.00059-[.G98]*0.001813))))/60)/60" office:value-type="float" office:value="23.4379562320722">
            <text:p>23.44</text:p>
          </table:table-cell>
          <table:table-cell table:formula="of:=[.Q98]+0.00256*COS(RADIANS(125.04-1934.136*[.G98]))" office:value-type="float" office:value="23.4386833506623">
            <text:p>23.44</text:p>
          </table:table-cell>
          <table:table-cell table:formula="of:=DEGREES(ATAN2(COS(RADIANS([.P98]));COS(RADIANS([.R98]))*SIN(RADIANS([.P98]))))" office:value-type="float" office:value="16.4641008281294">
            <text:p>16.46</text:p>
          </table:table-cell>
          <table:table-cell table:formula="of:=DEGREES(ASIN(SIN(RADIANS([.R98]))*SIN(RADIANS([.P98]))))" office:value-type="float" office:value="7.00491660204784">
            <text:p>7</text:p>
          </table:table-cell>
          <table:table-cell table:formula="of:=TAN(RADIANS([.R98]/2))*TAN(RADIANS([.R98]/2))" office:value-type="float" office:value="0.0430322341248567">
            <text:p>0.04</text:p>
          </table:table-cell>
          <table:table-cell table:formula="of:=4*DEGREES([.U98]*SIN(2*RADIANS([.I98]))-2*[.K98]*SIN(RADIANS([.J98]))+4*[.K98]*[.U98]*SIN(RADIANS([.J98]))*COS(2*RADIANS([.I98]))-0.5*[.U98]*[.U98]*SIN(4*RADIANS([.I98]))-1.25*[.K98]*[.K98]*SIN(2*RADIANS([.J98])))" office:value-type="float" office:value="-2.06061280798725">
            <text:p>-2.06</text:p>
          </table:table-cell>
          <table:table-cell table:formula="of:=DEGREES(ACOS(COS(RADIANS(90.833))/(COS(RADIANS([.$B$2]))*COS(RADIANS([.T98])))-TAN(RADIANS([.$B$2]))*TAN(RADIANS([.T98]))))" office:value-type="float" office:value="97.0203815947797">
            <text:p>97.02</text:p>
          </table:table-cell>
          <table:table-cell table:style-name="ce7" table:formula="of:=(720-4*[.$B$3]-[.V98]+[.$B$4]*60)/1440" office:value-type="float" office:value="0.501430981116658">
            <text:p>12:02:04</text:p>
          </table:table-cell>
          <table:table-cell table:style-name="ce7" table:formula="of:=([.X98]*1440-[.W98]*4)/1440" office:value-type="float" office:value="0.231929921131159">
            <text:p>5:33:59</text:p>
          </table:table-cell>
          <table:table-cell table:style-name="ce7" table:formula="of:=([.X98]*1440+[.W98]*4)/1440" office:value-type="float" office:value="0.770932041102157">
            <text:p>18:30:09</text:p>
          </table:table-cell>
          <table:table-cell table:formula="of:=8*[.W98]" office:value-type="float" office:value="776.163052758237">
            <text:p>776.16</text:p>
          </table:table-cell>
          <table:table-cell table:formula="of:=MOD([.E98]*1440+[.V98]+4*[.$B$3]-60*[.$B$4];1440)" office:value-type="float" office:value="717.939387192013">
            <text:p>717.94</text:p>
          </table:table-cell>
          <table:table-cell table:formula="of:=IF([.AB98]/4&lt;0;[.AB98]/4+180;[.AB98]/4-180)" office:value-type="float" office:value="-0.51515320199681">
            <text:p>-0.52</text:p>
          </table:table-cell>
          <table:table-cell table:formula="of:=DEGREES(ACOS(SIN(RADIANS([.$B$2]))*SIN(RADIANS([.T98]))+COS(RADIANS([.$B$2]))*COS(RADIANS([.T98]))*COS(RADIANS([.AC98]))))" office:value-type="float" office:value="32.9983167061777">
            <text:p>33</text:p>
          </table:table-cell>
          <table:table-cell table:formula="of:=90-[.AD98]" office:value-type="float" office:value="57.0016832938223">
            <text:p>57</text:p>
          </table:table-cell>
          <table:table-cell table:formula="of:=IF([.AE98]&gt;85;0;IF([.AE98]&gt;5;58.1/TAN(RADIANS([.AE98]))-0.07/POWER(TAN(RADIANS([.AE98]));3)+0.000086/POWER(TAN(RADIANS([.AE98]));5);IF([.AE98]&gt;-0.575;1735+[.AE98]*(-518.2+[.AE98]*(103.4+[.AE98]*(-12.79+[.AE98]*0.711)));-20.772/TAN(RADIANS([.AE98])))))/3600" office:value-type="float" office:value="0.0104747213394652">
            <text:p>0.01</text:p>
          </table:table-cell>
          <table:table-cell table:formula="of:=[.AE98]+[.AF98]" office:value-type="float" office:value="57.0121580151618">
            <text:p>57.01</text:p>
          </table:table-cell>
          <table:table-cell table:formula="of:=IF([.AC98]&gt;0;MOD(DEGREES(ACOS(((SIN(RADIANS([.$B$2]))*COS(RADIANS([.AD98])))-SIN(RADIANS([.T98])))/(COS(RADIANS([.$B$2]))*SIN(RADIANS([.AD98])))))+180;360);MOD(540-DEGREES(ACOS(((SIN(RADIANS([.$B$2]))*COS(RADIANS([.AD98])))-SIN(RADIANS([.T98])))/(COS(RADIANS([.$B$2]))*SIN(RADIANS([.AD98])))));360))" office:value-type="float" office:value="179.061126667027">
            <text:p>179.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8]+1" office:value-type="date" office:date-value="2010-04-08">
            <text:p>4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9]+2415018.5+[.E99]-[.$B$4]/24" office:value-type="float" office:value="2455295.29166667">
            <text:p>2455295.29</text:p>
          </table:table-cell>
          <table:table-cell table:style-name="ce9" table:formula="of:=([.F99]-2451545)/36525" office:value-type="float" office:value="0.102677389915579">
            <text:p>0.10267739</text:p>
          </table:table-cell>
          <table:table-cell/>
          <table:table-cell table:formula="of:=MOD(280.46646+[.G99]*(36000.76983+[.G99]*0.0003032);360)" office:value-type="float" office:value="16.9315442924417">
            <text:p>16.93</text:p>
          </table:table-cell>
          <table:table-cell table:formula="of:=357.52911+[.G99]*(35999.05029-0.0001537*[.G99])" office:value-type="float" office:value="4053.81763159645">
            <text:p>4053.82</text:p>
          </table:table-cell>
          <table:table-cell table:formula="of:=0.016708634-[.G99]*(0.000042037+0.0000001267*[.G99])" office:value-type="float" office:value="0.0167043164148068">
            <text:p>0.02</text:p>
          </table:table-cell>
          <table:table-cell table:formula="of:=SIN(RADIANS([.J99]))*(1.914602-[.G99]*(0.004817+0.000014*[.G99]))+SIN(RADIANS(2*[.J99]))*(0.019993-0.000101*[.G99])+SIN(RADIANS(3*[.J99]))*0.000289" office:value-type="float" office:value="1.90692163644964">
            <text:p>1.91</text:p>
          </table:table-cell>
          <table:table-cell table:formula="of:=[.I99]+[.L99]" office:value-type="float" office:value="18.8384659288913">
            <text:p>18.84</text:p>
          </table:table-cell>
          <table:table-cell table:formula="of:=[.J99]+[.L99]" office:value-type="float" office:value="4055.7245532329">
            <text:p>4055.72</text:p>
          </table:table-cell>
          <table:table-cell table:formula="of:=(1.000001018*(1-[.K99]*[.K99]))/(1+[.K99]*COS(RADIANS([.N99])))" office:value-type="float" office:value="1.00139049171379">
            <text:p>1</text:p>
          </table:table-cell>
          <table:table-cell table:formula="of:=[.M99]-0.00569-0.00478*SIN(RADIANS(125.04-1934.136*[.G99]))" office:value-type="float" office:value="18.8373603183046">
            <text:p>18.84</text:p>
          </table:table-cell>
          <table:table-cell table:formula="of:=23+(26+((21.448-[.G99]*(46.815+[.G99]*(0.00059-[.G99]*0.001813))))/60)/60" office:value-type="float" office:value="23.4379558760371">
            <text:p>23.44</text:p>
          </table:table-cell>
          <table:table-cell table:formula="of:=[.Q99]+0.00256*COS(RADIANS(125.04-1934.136*[.G99]))" office:value-type="float" office:value="23.4386807257634">
            <text:p>23.44</text:p>
          </table:table-cell>
          <table:table-cell table:formula="of:=DEGREES(ATAN2(COS(RADIANS([.P99]));COS(RADIANS([.R99]))*SIN(RADIANS([.P99]))))" office:value-type="float" office:value="17.3804097460847">
            <text:p>17.38</text:p>
          </table:table-cell>
          <table:table-cell table:formula="of:=DEGREES(ASIN(SIN(RADIANS([.R99]))*SIN(RADIANS([.P99]))))" office:value-type="float" office:value="7.37900947551289">
            <text:p>7.38</text:p>
          </table:table-cell>
          <table:table-cell table:formula="of:=TAN(RADIANS([.R99]/2))*TAN(RADIANS([.R99]/2))" office:value-type="float" office:value="0.0430322242123249">
            <text:p>0.04</text:p>
          </table:table-cell>
          <table:table-cell table:formula="of:=4*DEGREES([.U99]*SIN(2*RADIANS([.I99]))-2*[.K99]*SIN(RADIANS([.J99]))+4*[.K99]*[.U99]*SIN(RADIANS([.J99]))*COS(2*RADIANS([.I99]))-0.5*[.U99]*[.U99]*SIN(4*RADIANS([.I99]))-1.25*[.K99]*[.K99]*SIN(2*RADIANS([.J99])))" office:value-type="float" office:value="-1.78412032283287">
            <text:p>-1.78</text:p>
          </table:table-cell>
          <table:table-cell table:formula="of:=DEGREES(ACOS(COS(RADIANS(90.833))/(COS(RADIANS([.$B$2]))*COS(RADIANS([.T99])))-TAN(RADIANS([.$B$2]))*TAN(RADIANS([.T99]))))" office:value-type="float" office:value="97.342714366449">
            <text:p>97.34</text:p>
          </table:table-cell>
          <table:table-cell table:style-name="ce7" table:formula="of:=(720-4*[.$B$3]-[.V99]+[.$B$4]*60)/1440" office:value-type="float" office:value="0.501238972446412">
            <text:p>12:01:47</text:p>
          </table:table-cell>
          <table:table-cell table:style-name="ce7" table:formula="of:=([.X99]*1440-[.W99]*4)/1440" office:value-type="float" office:value="0.23084254365072">
            <text:p>5:32:25</text:p>
          </table:table-cell>
          <table:table-cell table:style-name="ce7" table:formula="of:=([.X99]*1440+[.W99]*4)/1440" office:value-type="float" office:value="0.771635401242103">
            <text:p>18:31:09</text:p>
          </table:table-cell>
          <table:table-cell table:formula="of:=8*[.W99]" office:value-type="float" office:value="778.741714931592">
            <text:p>778.74</text:p>
          </table:table-cell>
          <table:table-cell table:formula="of:=MOD([.E99]*1440+[.V99]+4*[.$B$3]-60*[.$B$4];1440)" office:value-type="float" office:value="718.215879677167">
            <text:p>718.22</text:p>
          </table:table-cell>
          <table:table-cell table:formula="of:=IF([.AB99]/4&lt;0;[.AB99]/4+180;[.AB99]/4-180)" office:value-type="float" office:value="-0.446030080708226">
            <text:p>-0.45</text:p>
          </table:table-cell>
          <table:table-cell table:formula="of:=DEGREES(ACOS(SIN(RADIANS([.$B$2]))*SIN(RADIANS([.T99]))+COS(RADIANS([.$B$2]))*COS(RADIANS([.T99]))*COS(RADIANS([.AC99]))))" office:value-type="float" office:value="32.6234370432552">
            <text:p>32.62</text:p>
          </table:table-cell>
          <table:table-cell table:formula="of:=90-[.AD99]" office:value-type="float" office:value="57.3765629567449">
            <text:p>57.38</text:p>
          </table:table-cell>
          <table:table-cell table:formula="of:=IF([.AE99]&gt;85;0;IF([.AE99]&gt;5;58.1/TAN(RADIANS([.AE99]))-0.07/POWER(TAN(RADIANS([.AE99]));3)+0.000086/POWER(TAN(RADIANS([.AE99]));5);IF([.AE99]&gt;-0.575;1735+[.AE99]*(-518.2+[.AE99]*(103.4+[.AE99]*(-12.79+[.AE99]*0.711)));-20.772/TAN(RADIANS([.AE99])))))/3600" office:value-type="float" office:value="0.0103254570468217">
            <text:p>0.01</text:p>
          </table:table-cell>
          <table:table-cell table:formula="of:=[.AE99]+[.AF99]" office:value-type="float" office:value="57.3868884137917">
            <text:p>57.39</text:p>
          </table:table-cell>
          <table:table-cell table:formula="of:=IF([.AC99]&gt;0;MOD(DEGREES(ACOS(((SIN(RADIANS([.$B$2]))*COS(RADIANS([.AD99])))-SIN(RADIANS([.T99])))/(COS(RADIANS([.$B$2]))*SIN(RADIANS([.AD99])))))+180;360);MOD(540-DEGREES(ACOS(((SIN(RADIANS([.$B$2]))*COS(RADIANS([.AD99])))-SIN(RADIANS([.T99])))/(COS(RADIANS([.$B$2]))*SIN(RADIANS([.AD99])))));360))" office:value-type="float" office:value="179.179495004808">
            <text:p>179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9]+1" office:value-type="date" office:date-value="2010-04-09">
            <text:p>4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0]+2415018.5+[.E100]-[.$B$4]/24" office:value-type="float" office:value="2455296.29166667">
            <text:p>2455296.29</text:p>
          </table:table-cell>
          <table:table-cell table:style-name="ce9" table:formula="of:=([.F100]-2451545)/36525" office:value-type="float" office:value="0.10270476842345">
            <text:p>0.10270477</text:p>
          </table:table-cell>
          <table:table-cell/>
          <table:table-cell table:formula="of:=MOD(280.46646+[.G100]*(36000.76983+[.G100]*0.0003032);360)" office:value-type="float" office:value="17.9171916543105">
            <text:p>17.92</text:p>
          </table:table-cell>
          <table:table-cell table:formula="of:=357.52911+[.G100]*(35999.05029-0.0001537*[.G100])" office:value-type="float" office:value="4054.80323187731">
            <text:p>4054.8</text:p>
          </table:table-cell>
          <table:table-cell table:formula="of:=0.016708634-[.G100]*(0.000042037+0.0000001267*[.G100])" office:value-type="float" office:value="0.016704315263184">
            <text:p>0.02</text:p>
          </table:table-cell>
          <table:table-cell table:formula="of:=SIN(RADIANS([.J100]))*(1.914602-[.G100]*(0.004817+0.000014*[.G100]))+SIN(RADIANS(2*[.J100]))*(0.019993-0.000101*[.G100])+SIN(RADIANS(3*[.J100]))*0.000289" office:value-type="float" office:value="1.90377043400285">
            <text:p>1.9</text:p>
          </table:table-cell>
          <table:table-cell table:formula="of:=[.I100]+[.L100]" office:value-type="float" office:value="19.8209620883134">
            <text:p>19.82</text:p>
          </table:table-cell>
          <table:table-cell table:formula="of:=[.J100]+[.L100]" office:value-type="float" office:value="4056.70700231132">
            <text:p>4056.71</text:p>
          </table:table-cell>
          <table:table-cell table:formula="of:=(1.000001018*(1-[.K100]*[.K100]))/(1+[.K100]*COS(RADIANS([.N100])))" office:value-type="float" office:value="1.00167618600179">
            <text:p>1</text:p>
          </table:table-cell>
          <table:table-cell table:formula="of:=[.M100]-0.00569-0.00478*SIN(RADIANS(125.04-1934.136*[.G100]))" office:value-type="float" office:value="19.8198577266324">
            <text:p>19.82</text:p>
          </table:table-cell>
          <table:table-cell table:formula="of:=23+(26+((21.448-[.G100]*(46.815+[.G100]*(0.00059-[.G100]*0.001813))))/60)/60" office:value-type="float" office:value="23.4379555200019">
            <text:p>23.44</text:p>
          </table:table-cell>
          <table:table-cell table:formula="of:=[.Q100]+0.00256*COS(RADIANS(125.04-1934.136*[.G100]))" office:value-type="float" office:value="23.4386781002454">
            <text:p>23.44</text:p>
          </table:table-cell>
          <table:table-cell table:formula="of:=DEGREES(ATAN2(COS(RADIANS([.P100]));COS(RADIANS([.R100]))*SIN(RADIANS([.P100]))))" office:value-type="float" office:value="18.2977412012911">
            <text:p>18.3</text:p>
          </table:table-cell>
          <table:table-cell table:formula="of:=DEGREES(ASIN(SIN(RADIANS([.R100]))*SIN(RADIANS([.P100]))))" office:value-type="float" office:value="7.75102071979187">
            <text:p>7.75</text:p>
          </table:table-cell>
          <table:table-cell table:formula="of:=TAN(RADIANS([.R100]/2))*TAN(RADIANS([.R100]/2))" office:value-type="float" office:value="0.0430322142974563">
            <text:p>0.04</text:p>
          </table:table-cell>
          <table:table-cell table:formula="of:=4*DEGREES([.U100]*SIN(2*RADIANS([.I100]))-2*[.K100]*SIN(RADIANS([.J100]))+4*[.K100]*[.U100]*SIN(RADIANS([.J100]))*COS(2*RADIANS([.I100]))-0.5*[.U100]*[.U100]*SIN(4*RADIANS([.I100]))-1.25*[.K100]*[.K100]*SIN(2*RADIANS([.J100])))" office:value-type="float" office:value="-1.51173373086547">
            <text:p>-1.51</text:p>
          </table:table-cell>
          <table:table-cell table:formula="of:=DEGREES(ACOS(COS(RADIANS(90.833))/(COS(RADIANS([.$B$2]))*COS(RADIANS([.T100])))-TAN(RADIANS([.$B$2]))*TAN(RADIANS([.T100]))))" office:value-type="float" office:value="97.6640737778673">
            <text:p>97.66</text:p>
          </table:table-cell>
          <table:table-cell table:style-name="ce7" table:formula="of:=(720-4*[.$B$3]-[.V100]+[.$B$4]*60)/1440" office:value-type="float" office:value="0.501049815090879">
            <text:p>12:01:31</text:p>
          </table:table-cell>
          <table:table-cell table:style-name="ce7" table:formula="of:=([.X100]*1440-[.W100]*4)/1440" office:value-type="float" office:value="0.229760721263469">
            <text:p>5:30:51</text:p>
          </table:table-cell>
          <table:table-cell table:style-name="ce7" table:formula="of:=([.X100]*1440+[.W100]*4)/1440" office:value-type="float" office:value="0.772338908918288">
            <text:p>18:32:10</text:p>
          </table:table-cell>
          <table:table-cell table:formula="of:=8*[.W100]" office:value-type="float" office:value="781.312590222939">
            <text:p>781.31</text:p>
          </table:table-cell>
          <table:table-cell table:formula="of:=MOD([.E100]*1440+[.V100]+4*[.$B$3]-60*[.$B$4];1440)" office:value-type="float" office:value="718.488266269135">
            <text:p>718.49</text:p>
          </table:table-cell>
          <table:table-cell table:formula="of:=IF([.AB100]/4&lt;0;[.AB100]/4+180;[.AB100]/4-180)" office:value-type="float" office:value="-0.377933432716361">
            <text:p>-0.38</text:p>
          </table:table-cell>
          <table:table-cell table:formula="of:=DEGREES(ACOS(SIN(RADIANS([.$B$2]))*SIN(RADIANS([.T100]))+COS(RADIANS([.$B$2]))*COS(RADIANS([.T100]))*COS(RADIANS([.AC100]))))" office:value-type="float" office:value="32.250752318821">
            <text:p>32.25</text:p>
          </table:table-cell>
          <table:table-cell table:formula="of:=90-[.AD100]" office:value-type="float" office:value="57.749247681179">
            <text:p>57.75</text:p>
          </table:table-cell>
          <table:table-cell table:formula="of:=IF([.AE100]&gt;85;0;IF([.AE100]&gt;5;58.1/TAN(RADIANS([.AE100]))-0.07/POWER(TAN(RADIANS([.AE100]));3)+0.000086/POWER(TAN(RADIANS([.AE100]));5);IF([.AE100]&gt;-0.575;1735+[.AE100]*(-518.2+[.AE100]*(103.4+[.AE100]*(-12.79+[.AE100]*0.711)));-20.772/TAN(RADIANS([.AE100])))))/3600" office:value-type="float" office:value="0.0101782946598682">
            <text:p>0.01</text:p>
          </table:table-cell>
          <table:table-cell table:formula="of:=[.AE100]+[.AF100]" office:value-type="float" office:value="57.7594259758389">
            <text:p>57.76</text:p>
          </table:table-cell>
          <table:table-cell table:formula="of:=IF([.AC100]&gt;0;MOD(DEGREES(ACOS(((SIN(RADIANS([.$B$2]))*COS(RADIANS([.AD100])))-SIN(RADIANS([.T100])))/(COS(RADIANS([.$B$2]))*SIN(RADIANS([.AD100])))))+180;360);MOD(540-DEGREES(ACOS(((SIN(RADIANS([.$B$2]))*COS(RADIANS([.AD100])))-SIN(RADIANS([.T100])))/(COS(RADIANS([.$B$2]))*SIN(RADIANS([.AD100])))));360))" office:value-type="float" office:value="179.298221308377">
            <text:p>179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0]+1" office:value-type="date" office:date-value="2010-04-10">
            <text:p>4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1]+2415018.5+[.E101]-[.$B$4]/24" office:value-type="float" office:value="2455297.29166667">
            <text:p>2455297.29</text:p>
          </table:table-cell>
          <table:table-cell table:style-name="ce9" table:formula="of:=([.F101]-2451545)/36525" office:value-type="float" office:value="0.102732146931321">
            <text:p>0.10273215</text:p>
          </table:table-cell>
          <table:table-cell/>
          <table:table-cell table:formula="of:=MOD(280.46646+[.G101]*(36000.76983+[.G101]*0.0003032);360)" office:value-type="float" office:value="18.9028390161807">
            <text:p>18.9</text:p>
          </table:table-cell>
          <table:table-cell table:formula="of:=357.52911+[.G101]*(35999.05029-0.0001537*[.G101])" office:value-type="float" office:value="4055.78883215817">
            <text:p>4055.79</text:p>
          </table:table-cell>
          <table:table-cell table:formula="of:=0.016708634-[.G101]*(0.000042037+0.0000001267*[.G101])" office:value-type="float" office:value="0.0167043141115611">
            <text:p>0.02</text:p>
          </table:table-cell>
          <table:table-cell table:formula="of:=SIN(RADIANS([.J101]))*(1.914602-[.G101]*(0.004817+0.000014*[.G101]))+SIN(RADIANS(2*[.J101]))*(0.019993-0.000101*[.G101])+SIN(RADIANS(3*[.J101]))*0.000289" office:value-type="float" office:value="1.90005952792648">
            <text:p>1.9</text:p>
          </table:table-cell>
          <table:table-cell table:formula="of:=[.I101]+[.L101]" office:value-type="float" office:value="20.8028985441072">
            <text:p>20.8</text:p>
          </table:table-cell>
          <table:table-cell table:formula="of:=[.J101]+[.L101]" office:value-type="float" office:value="4057.6888916861">
            <text:p>4057.69</text:p>
          </table:table-cell>
          <table:table-cell table:formula="of:=(1.000001018*(1-[.K101]*[.K101]))/(1+[.K101]*COS(RADIANS([.N101])))" office:value-type="float" office:value="1.00196130491161">
            <text:p>1</text:p>
          </table:table-cell>
          <table:table-cell table:formula="of:=[.M101]-0.00569-0.00478*SIN(RADIANS(125.04-1934.136*[.G101]))" office:value-type="float" office:value="20.801795427415">
            <text:p>20.8</text:p>
          </table:table-cell>
          <table:table-cell table:formula="of:=23+(26+((21.448-[.G101]*(46.815+[.G101]*(0.00059-[.G101]*0.001813))))/60)/60" office:value-type="float" office:value="23.4379551639668">
            <text:p>23.44</text:p>
          </table:table-cell>
          <table:table-cell table:formula="of:=[.Q101]+0.00256*COS(RADIANS(125.04-1934.136*[.G101]))" office:value-type="float" office:value="23.4386754741102">
            <text:p>23.44</text:p>
          </table:table-cell>
          <table:table-cell table:formula="of:=DEGREES(ATAN2(COS(RADIANS([.P101]));COS(RADIANS([.R101]))*SIN(RADIANS([.P101]))))" office:value-type="float" office:value="19.2161671907513">
            <text:p>19.22</text:p>
          </table:table-cell>
          <table:table-cell table:formula="of:=DEGREES(ASIN(SIN(RADIANS([.R101]))*SIN(RADIANS([.P101]))))" office:value-type="float" office:value="8.12085552841385">
            <text:p>8.12</text:p>
          </table:table-cell>
          <table:table-cell table:formula="of:=TAN(RADIANS([.R101]/2))*TAN(RADIANS([.R101]/2))" office:value-type="float" office:value="0.043032204380258">
            <text:p>0.04</text:p>
          </table:table-cell>
          <table:table-cell table:formula="of:=4*DEGREES([.U101]*SIN(2*RADIANS([.I101]))-2*[.K101]*SIN(RADIANS([.J101]))+4*[.K101]*[.U101]*SIN(RADIANS([.J101]))*COS(2*RADIANS([.I101]))-0.5*[.U101]*[.U101]*SIN(4*RADIANS([.I101]))-1.25*[.K101]*[.K101]*SIN(2*RADIANS([.J101])))" office:value-type="float" office:value="-1.24373534232882">
            <text:p>-1.24</text:p>
          </table:table-cell>
          <table:table-cell table:formula="of:=DEGREES(ACOS(COS(RADIANS(90.833))/(COS(RADIANS([.$B$2]))*COS(RADIANS([.T101])))-TAN(RADIANS([.$B$2]))*TAN(RADIANS([.T101]))))" office:value-type="float" office:value="97.9844041474818">
            <text:p>97.98</text:p>
          </table:table-cell>
          <table:table-cell table:style-name="ce7" table:formula="of:=(720-4*[.$B$3]-[.V101]+[.$B$4]*60)/1440" office:value-type="float" office:value="0.500863705098839">
            <text:p>12:01:15</text:p>
          </table:table-cell>
          <table:table-cell table:style-name="ce7" table:formula="of:=([.X101]*1440-[.W101]*4)/1440" office:value-type="float" office:value="0.228684804689168">
            <text:p>5:29:18</text:p>
          </table:table-cell>
          <table:table-cell table:style-name="ce7" table:formula="of:=([.X101]*1440+[.W101]*4)/1440" office:value-type="float" office:value="0.773042605508511">
            <text:p>18:33:11</text:p>
          </table:table-cell>
          <table:table-cell table:formula="of:=8*[.W101]" office:value-type="float" office:value="783.875233179854">
            <text:p>783.88</text:p>
          </table:table-cell>
          <table:table-cell table:formula="of:=MOD([.E101]*1440+[.V101]+4*[.$B$3]-60*[.$B$4];1440)" office:value-type="float" office:value="718.756264657671">
            <text:p>718.76</text:p>
          </table:table-cell>
          <table:table-cell table:formula="of:=IF([.AB101]/4&lt;0;[.AB101]/4+180;[.AB101]/4-180)" office:value-type="float" office:value="-0.310933835582205">
            <text:p>-0.31</text:p>
          </table:table-cell>
          <table:table-cell table:formula="of:=DEGREES(ACOS(SIN(RADIANS([.$B$2]))*SIN(RADIANS([.T101]))+COS(RADIANS([.$B$2]))*COS(RADIANS([.T101]))*COS(RADIANS([.AC101]))))" office:value-type="float" office:value="31.8803559387884">
            <text:p>31.88</text:p>
          </table:table-cell>
          <table:table-cell table:formula="of:=90-[.AD101]" office:value-type="float" office:value="58.1196440612116">
            <text:p>58.12</text:p>
          </table:table-cell>
          <table:table-cell table:formula="of:=IF([.AE101]&gt;85;0;IF([.AE101]&gt;5;58.1/TAN(RADIANS([.AE101]))-0.07/POWER(TAN(RADIANS([.AE101]));3)+0.000086/POWER(TAN(RADIANS([.AE101]));5);IF([.AE101]&gt;-0.575;1735+[.AE101]*(-518.2+[.AE101]*(103.4+[.AE101]*(-12.79+[.AE101]*0.711)));-20.772/TAN(RADIANS([.AE101])))))/3600" office:value-type="float" office:value="0.0100332219196156">
            <text:p>0.01</text:p>
          </table:table-cell>
          <table:table-cell table:formula="of:=[.AE101]+[.AF101]" office:value-type="float" office:value="58.1296772831312">
            <text:p>58.13</text:p>
          </table:table-cell>
          <table:table-cell table:formula="of:=IF([.AC101]&gt;0;MOD(DEGREES(ACOS(((SIN(RADIANS([.$B$2]))*COS(RADIANS([.AD101])))-SIN(RADIANS([.T101])))/(COS(RADIANS([.$B$2]))*SIN(RADIANS([.AD101])))))+180;360);MOD(540-DEGREES(ACOS(((SIN(RADIANS([.$B$2]))*COS(RADIANS([.AD101])))-SIN(RADIANS([.T101])))/(COS(RADIANS([.$B$2]))*SIN(RADIANS([.AD101])))));360))" office:value-type="float" office:value="179.417170694922">
            <text:p>179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1]+1" office:value-type="date" office:date-value="2010-04-11">
            <text:p>4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2]+2415018.5+[.E102]-[.$B$4]/24" office:value-type="float" office:value="2455298.29166667">
            <text:p>2455298.29</text:p>
          </table:table-cell>
          <table:table-cell table:style-name="ce9" table:formula="of:=([.F102]-2451545)/36525" office:value-type="float" office:value="0.102759525439193">
            <text:p>0.10275953</text:p>
          </table:table-cell>
          <table:table-cell/>
          <table:table-cell table:formula="of:=MOD(280.46646+[.G102]*(36000.76983+[.G102]*0.0003032);360)" office:value-type="float" office:value="19.8884863780509">
            <text:p>19.89</text:p>
          </table:table-cell>
          <table:table-cell table:formula="of:=357.52911+[.G102]*(35999.05029-0.0001537*[.G102])" office:value-type="float" office:value="4056.77443243903">
            <text:p>4056.77</text:p>
          </table:table-cell>
          <table:table-cell table:formula="of:=0.016708634-[.G102]*(0.000042037+0.0000001267*[.G102])" office:value-type="float" office:value="0.0167043129599379">
            <text:p>0.02</text:p>
          </table:table-cell>
          <table:table-cell table:formula="of:=SIN(RADIANS([.J102]))*(1.914602-[.G102]*(0.004817+0.000014*[.G102]))+SIN(RADIANS(2*[.J102]))*(0.019993-0.000101*[.G102])+SIN(RADIANS(3*[.J102]))*0.000289" office:value-type="float" office:value="1.89579060648422">
            <text:p>1.9</text:p>
          </table:table-cell>
          <table:table-cell table:formula="of:=[.I102]+[.L102]" office:value-type="float" office:value="21.7842769845351">
            <text:p>21.78</text:p>
          </table:table-cell>
          <table:table-cell table:formula="of:=[.J102]+[.L102]" office:value-type="float" office:value="4058.67022304552">
            <text:p>4058.67</text:p>
          </table:table-cell>
          <table:table-cell table:formula="of:=(1.000001018*(1-[.K102]*[.K102]))/(1+[.K102]*COS(RADIANS([.N102])))" office:value-type="float" office:value="1.0022457650621">
            <text:p>1</text:p>
          </table:table-cell>
          <table:table-cell table:formula="of:=[.M102]-0.00569-0.00478*SIN(RADIANS(125.04-1934.136*[.G102]))" office:value-type="float" office:value="21.7831751089138">
            <text:p>21.78</text:p>
          </table:table-cell>
          <table:table-cell table:formula="of:=23+(26+((21.448-[.G102]*(46.815+[.G102]*(0.00059-[.G102]*0.001813))))/60)/60" office:value-type="float" office:value="23.4379548079316">
            <text:p>23.44</text:p>
          </table:table-cell>
          <table:table-cell table:formula="of:=[.Q102]+0.00256*COS(RADIANS(125.04-1934.136*[.G102]))" office:value-type="float" office:value="23.4386728473597">
            <text:p>23.44</text:p>
          </table:table-cell>
          <table:table-cell table:formula="of:=DEGREES(ATAN2(COS(RADIANS([.P102]));COS(RADIANS([.R102]))*SIN(RADIANS([.P102]))))" office:value-type="float" office:value="20.1357584614003">
            <text:p>20.14</text:p>
          </table:table-cell>
          <table:table-cell table:formula="of:=DEGREES(ASIN(SIN(RADIANS([.R102]))*SIN(RADIANS([.P102]))))" office:value-type="float" office:value="8.48841932365085">
            <text:p>8.49</text:p>
          </table:table-cell>
          <table:table-cell table:formula="of:=TAN(RADIANS([.R102]/2))*TAN(RADIANS([.R102]/2))" office:value-type="float" office:value="0.0430321944607376">
            <text:p>0.04</text:p>
          </table:table-cell>
          <table:table-cell table:formula="of:=4*DEGREES([.U102]*SIN(2*RADIANS([.I102]))-2*[.K102]*SIN(RADIANS([.J102]))+4*[.K102]*[.U102]*SIN(RADIANS([.J102]))*COS(2*RADIANS([.I102]))-0.5*[.U102]*[.U102]*SIN(4*RADIANS([.I102]))-1.25*[.K102]*[.K102]*SIN(2*RADIANS([.J102])))" office:value-type="float" office:value="-0.980402742652945">
            <text:p>-0.98</text:p>
          </table:table-cell>
          <table:table-cell table:formula="of:=DEGREES(ACOS(COS(RADIANS(90.833))/(COS(RADIANS([.$B$2]))*COS(RADIANS([.T102])))-TAN(RADIANS([.$B$2]))*TAN(RADIANS([.T102]))))" office:value-type="float" office:value="98.3036482675737">
            <text:p>98.3</text:p>
          </table:table-cell>
          <table:table-cell table:style-name="ce7" table:formula="of:=(720-4*[.$B$3]-[.V102]+[.$B$4]*60)/1440" office:value-type="float" office:value="0.500680835237954">
            <text:p>12:00:59</text:p>
          </table:table-cell>
          <table:table-cell table:style-name="ce7" table:formula="of:=([.X102]*1440-[.W102]*4)/1440" office:value-type="float" office:value="0.227615145605804">
            <text:p>5:27:46</text:p>
          </table:table-cell>
          <table:table-cell table:style-name="ce7" table:formula="of:=([.X102]*1440+[.W102]*4)/1440" office:value-type="float" office:value="0.773746524870103">
            <text:p>18:34:12</text:p>
          </table:table-cell>
          <table:table-cell table:formula="of:=8*[.W102]" office:value-type="float" office:value="786.429186140589">
            <text:p>786.43</text:p>
          </table:table-cell>
          <table:table-cell table:formula="of:=MOD([.E102]*1440+[.V102]+4*[.$B$3]-60*[.$B$4];1440)" office:value-type="float" office:value="719.019597257347">
            <text:p>719.02</text:p>
          </table:table-cell>
          <table:table-cell table:formula="of:=IF([.AB102]/4&lt;0;[.AB102]/4+180;[.AB102]/4-180)" office:value-type="float" office:value="-0.245100685663232">
            <text:p>-0.25</text:p>
          </table:table-cell>
          <table:table-cell table:formula="of:=DEGREES(ACOS(SIN(RADIANS([.$B$2]))*SIN(RADIANS([.T102]))+COS(RADIANS([.$B$2]))*COS(RADIANS([.T102]))*COS(RADIANS([.AC102]))))" office:value-type="float" office:value="31.5123406054659">
            <text:p>31.51</text:p>
          </table:table-cell>
          <table:table-cell table:formula="of:=90-[.AD102]" office:value-type="float" office:value="58.4876593945341">
            <text:p>58.49</text:p>
          </table:table-cell>
          <table:table-cell table:formula="of:=IF([.AE102]&gt;85;0;IF([.AE102]&gt;5;58.1/TAN(RADIANS([.AE102]))-0.07/POWER(TAN(RADIANS([.AE102]));3)+0.000086/POWER(TAN(RADIANS([.AE102]));5);IF([.AE102]&gt;-0.575;1735+[.AE102]*(-518.2+[.AE102]*(103.4+[.AE102]*(-12.79+[.AE102]*0.711)));-20.772/TAN(RADIANS([.AE102])))))/3600" office:value-type="float" office:value="0.00989022685410585">
            <text:p>0.01</text:p>
          </table:table-cell>
          <table:table-cell table:formula="of:=[.AE102]+[.AF102]" office:value-type="float" office:value="58.4975496213882">
            <text:p>58.5</text:p>
          </table:table-cell>
          <table:table-cell table:formula="of:=IF([.AC102]&gt;0;MOD(DEGREES(ACOS(((SIN(RADIANS([.$B$2]))*COS(RADIANS([.AD102])))-SIN(RADIANS([.T102])))/(COS(RADIANS([.$B$2]))*SIN(RADIANS([.AD102])))))+180;360);MOD(540-DEGREES(ACOS(((SIN(RADIANS([.$B$2]))*COS(RADIANS([.AD102])))-SIN(RADIANS([.T102])))/(COS(RADIANS([.$B$2]))*SIN(RADIANS([.AD102])))));360))" office:value-type="float" office:value="179.536204422448">
            <text:p>179.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2]+1" office:value-type="date" office:date-value="2010-04-12">
            <text:p>4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3]+2415018.5+[.E103]-[.$B$4]/24" office:value-type="float" office:value="2455299.29166667">
            <text:p>2455299.29</text:p>
          </table:table-cell>
          <table:table-cell table:style-name="ce9" table:formula="of:=([.F103]-2451545)/36525" office:value-type="float" office:value="0.102786903947064">
            <text:p>0.10278690</text:p>
          </table:table-cell>
          <table:table-cell/>
          <table:table-cell table:formula="of:=MOD(280.46646+[.G103]*(36000.76983+[.G103]*0.0003032);360)" office:value-type="float" office:value="20.8741337399215">
            <text:p>20.87</text:p>
          </table:table-cell>
          <table:table-cell table:formula="of:=357.52911+[.G103]*(35999.05029-0.0001537*[.G103])" office:value-type="float" office:value="4057.76003271989">
            <text:p>4057.76</text:p>
          </table:table-cell>
          <table:table-cell table:formula="of:=0.016708634-[.G103]*(0.000042037+0.0000001267*[.G103])" office:value-type="float" office:value="0.0167043118083146">
            <text:p>0.02</text:p>
          </table:table-cell>
          <table:table-cell table:formula="of:=SIN(RADIANS([.J103]))*(1.914602-[.G103]*(0.004817+0.000014*[.G103]))+SIN(RADIANS(2*[.J103]))*(0.019993-0.000101*[.G103])+SIN(RADIANS(3*[.J103]))*0.000289" office:value-type="float" office:value="1.89096551710521">
            <text:p>1.89</text:p>
          </table:table-cell>
          <table:table-cell table:formula="of:=[.I103]+[.L103]" office:value-type="float" office:value="22.7650992570267">
            <text:p>22.77</text:p>
          </table:table-cell>
          <table:table-cell table:formula="of:=[.J103]+[.L103]" office:value-type="float" office:value="4059.650998237">
            <text:p>4059.65</text:p>
          </table:table-cell>
          <table:table-cell table:formula="of:=(1.000001018*(1-[.K103]*[.K103]))/(1+[.K103]*COS(RADIANS([.N103])))" office:value-type="float" office:value="1.00252948340687">
            <text:p>1</text:p>
          </table:table-cell>
          <table:table-cell table:formula="of:=[.M103]-0.00569-0.00478*SIN(RADIANS(125.04-1934.136*[.G103]))" office:value-type="float" office:value="22.7639986185571">
            <text:p>22.76</text:p>
          </table:table-cell>
          <table:table-cell table:formula="of:=23+(26+((21.448-[.G103]*(46.815+[.G103]*(0.00059-[.G103]*0.001813))))/60)/60" office:value-type="float" office:value="23.4379544518964">
            <text:p>23.44</text:p>
          </table:table-cell>
          <table:table-cell table:formula="of:=[.Q103]+0.00256*COS(RADIANS(125.04-1934.136*[.G103]))" office:value-type="float" office:value="23.4386702199959">
            <text:p>23.44</text:p>
          </table:table-cell>
          <table:table-cell table:formula="of:=DEGREES(ATAN2(COS(RADIANS([.P103]));COS(RADIANS([.R103]))*SIN(RADIANS([.P103]))))" office:value-type="float" office:value="21.056584449603">
            <text:p>21.06</text:p>
          </table:table-cell>
          <table:table-cell table:formula="of:=DEGREES(ASIN(SIN(RADIANS([.R103]))*SIN(RADIANS([.P103]))))" office:value-type="float" office:value="8.85361775507059">
            <text:p>8.85</text:p>
          </table:table-cell>
          <table:table-cell table:formula="of:=TAN(RADIANS([.R103]/2))*TAN(RADIANS([.R103]/2))" office:value-type="float" office:value="0.0430321845389022">
            <text:p>0.04</text:p>
          </table:table-cell>
          <table:table-cell table:formula="of:=4*DEGREES([.U103]*SIN(2*RADIANS([.I103]))-2*[.K103]*SIN(RADIANS([.J103]))+4*[.K103]*[.U103]*SIN(RADIANS([.J103]))*COS(2*RADIANS([.I103]))-0.5*[.U103]*[.U103]*SIN(4*RADIANS([.I103]))-1.25*[.K103]*[.K103]*SIN(2*RADIANS([.J103])))" office:value-type="float" office:value="-0.722008580297161">
            <text:p>-0.72</text:p>
          </table:table-cell>
          <table:table-cell table:formula="of:=DEGREES(ACOS(COS(RADIANS(90.833))/(COS(RADIANS([.$B$2]))*COS(RADIANS([.T103])))-TAN(RADIANS([.$B$2]))*TAN(RADIANS([.T103]))))" office:value-type="float" office:value="98.6217473342992">
            <text:p>98.62</text:p>
          </table:table-cell>
          <table:table-cell table:style-name="ce7" table:formula="of:=(720-4*[.$B$3]-[.V103]+[.$B$4]*60)/1440" office:value-type="float" office:value="0.500501394847429">
            <text:p>12:00:43</text:p>
          </table:table-cell>
          <table:table-cell table:style-name="ce7" table:formula="of:=([.X103]*1440-[.W103]*4)/1440" office:value-type="float" office:value="0.226552096696598">
            <text:p>5:26:14</text:p>
          </table:table-cell>
          <table:table-cell table:style-name="ce7" table:formula="of:=([.X103]*1440+[.W103]*4)/1440" office:value-type="float" office:value="0.77445069299826">
            <text:p>18:35:13</text:p>
          </table:table-cell>
          <table:table-cell table:formula="of:=8*[.W103]" office:value-type="float" office:value="788.973978674393">
            <text:p>788.97</text:p>
          </table:table-cell>
          <table:table-cell table:formula="of:=MOD([.E103]*1440+[.V103]+4*[.$B$3]-60*[.$B$4];1440)" office:value-type="float" office:value="719.277991419703">
            <text:p>719.28</text:p>
          </table:table-cell>
          <table:table-cell table:formula="of:=IF([.AB103]/4&lt;0;[.AB103]/4+180;[.AB103]/4-180)" office:value-type="float" office:value="-0.180502145074286">
            <text:p>-0.18</text:p>
          </table:table-cell>
          <table:table-cell table:formula="of:=DEGREES(ACOS(SIN(RADIANS([.$B$2]))*SIN(RADIANS([.T103]))+COS(RADIANS([.$B$2]))*COS(RADIANS([.T103]))*COS(RADIANS([.AC103]))))" office:value-type="float" office:value="31.1467983247881">
            <text:p>31.15</text:p>
          </table:table-cell>
          <table:table-cell table:formula="of:=90-[.AD103]" office:value-type="float" office:value="58.8532016752119">
            <text:p>58.85</text:p>
          </table:table-cell>
          <table:table-cell table:formula="of:=IF([.AE103]&gt;85;0;IF([.AE103]&gt;5;58.1/TAN(RADIANS([.AE103]))-0.07/POWER(TAN(RADIANS([.AE103]));3)+0.000086/POWER(TAN(RADIANS([.AE103]));5);IF([.AE103]&gt;-0.575;1735+[.AE103]*(-518.2+[.AE103]*(103.4+[.AE103]*(-12.79+[.AE103]*0.711)));-20.772/TAN(RADIANS([.AE103])))))/3600" office:value-type="float" office:value="0.00974929780171015">
            <text:p>0.01</text:p>
          </table:table-cell>
          <table:table-cell table:formula="of:=[.AE103]+[.AF103]" office:value-type="float" office:value="58.8629509730136">
            <text:p>58.86</text:p>
          </table:table-cell>
          <table:table-cell table:formula="of:=IF([.AC103]&gt;0;MOD(DEGREES(ACOS(((SIN(RADIANS([.$B$2]))*COS(RADIANS([.AD103])))-SIN(RADIANS([.T103])))/(COS(RADIANS([.$B$2]))*SIN(RADIANS([.AD103])))))+180;360);MOD(540-DEGREES(ACOS(((SIN(RADIANS([.$B$2]))*COS(RADIANS([.AD103])))-SIN(RADIANS([.T103])))/(COS(RADIANS([.$B$2]))*SIN(RADIANS([.AD103])))));360))" office:value-type="float" office:value="179.655179846718">
            <text:p>179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3]+1" office:value-type="date" office:date-value="2010-04-13">
            <text:p>4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4]+2415018.5+[.E104]-[.$B$4]/24" office:value-type="float" office:value="2455300.29166667">
            <text:p>2455300.29</text:p>
          </table:table-cell>
          <table:table-cell table:style-name="ce9" table:formula="of:=([.F104]-2451545)/36525" office:value-type="float" office:value="0.102814282454935">
            <text:p>0.10281428</text:p>
          </table:table-cell>
          <table:table-cell/>
          <table:table-cell table:formula="of:=MOD(280.46646+[.G104]*(36000.76983+[.G104]*0.0003032);360)" office:value-type="float" office:value="21.8597811017917">
            <text:p>21.86</text:p>
          </table:table-cell>
          <table:table-cell table:formula="of:=357.52911+[.G104]*(35999.05029-0.0001537*[.G104])" office:value-type="float" office:value="4058.74563300075">
            <text:p>4058.75</text:p>
          </table:table-cell>
          <table:table-cell table:formula="of:=0.016708634-[.G104]*(0.000042037+0.0000001267*[.G104])" office:value-type="float" office:value="0.016704310656691">
            <text:p>0.02</text:p>
          </table:table-cell>
          <table:table-cell table:formula="of:=SIN(RADIANS([.J104]))*(1.914602-[.G104]*(0.004817+0.000014*[.G104]))+SIN(RADIANS(2*[.J104]))*(0.019993-0.000101*[.G104])+SIN(RADIANS(3*[.J104]))*0.000289" office:value-type="float" office:value="1.88558626516277">
            <text:p>1.89</text:p>
          </table:table-cell>
          <table:table-cell table:formula="of:=[.I104]+[.L104]" office:value-type="float" office:value="23.7453673669544">
            <text:p>23.75</text:p>
          </table:table-cell>
          <table:table-cell table:formula="of:=[.J104]+[.L104]" office:value-type="float" office:value="4060.63121926591">
            <text:p>4060.63</text:p>
          </table:table-cell>
          <table:table-cell table:formula="of:=(1.000001018*(1-[.K104]*[.K104]))/(1+[.K104]*COS(RADIANS([.N104])))" office:value-type="float" office:value="1.00281237725712">
            <text:p>1</text:p>
          </table:table-cell>
          <table:table-cell table:formula="of:=[.M104]-0.00569-0.00478*SIN(RADIANS(125.04-1934.136*[.G104]))" office:value-type="float" office:value="23.7442679617165">
            <text:p>23.74</text:p>
          </table:table-cell>
          <table:table-cell table:formula="of:=23+(26+((21.448-[.G104]*(46.815+[.G104]*(0.00059-[.G104]*0.001813))))/60)/60" office:value-type="float" office:value="23.4379540958613">
            <text:p>23.44</text:p>
          </table:table-cell>
          <table:table-cell table:formula="of:=[.Q104]+0.00256*COS(RADIANS(125.04-1934.136*[.G104]))" office:value-type="float" office:value="23.4386675920206">
            <text:p>23.44</text:p>
          </table:table-cell>
          <table:table-cell table:formula="of:=DEGREES(ATAN2(COS(RADIANS([.P104]));COS(RADIANS([.R104]))*SIN(RADIANS([.P104]))))" office:value-type="float" office:value="21.9787132198734">
            <text:p>21.98</text:p>
          </table:table-cell>
          <table:table-cell table:formula="of:=DEGREES(ASIN(SIN(RADIANS([.R104]))*SIN(RADIANS([.P104]))))" office:value-type="float" office:value="9.21635669923265">
            <text:p>9.22</text:p>
          </table:table-cell>
          <table:table-cell table:formula="of:=TAN(RADIANS([.R104]/2))*TAN(RADIANS([.R104]/2))" office:value-type="float" office:value="0.0430321746147592">
            <text:p>0.04</text:p>
          </table:table-cell>
          <table:table-cell table:formula="of:=4*DEGREES([.U104]*SIN(2*RADIANS([.I104]))-2*[.K104]*SIN(RADIANS([.J104]))+4*[.K104]*[.U104]*SIN(RADIANS([.J104]))*COS(2*RADIANS([.I104]))-0.5*[.U104]*[.U104]*SIN(4*RADIANS([.I104]))-1.25*[.K104]*[.K104]*SIN(2*RADIANS([.J104])))" office:value-type="float" office:value="-0.468820347167406">
            <text:p>-0.47</text:p>
          </table:table-cell>
          <table:table-cell table:formula="of:=DEGREES(ACOS(COS(RADIANS(90.833))/(COS(RADIANS([.$B$2]))*COS(RADIANS([.T104])))-TAN(RADIANS([.$B$2]))*TAN(RADIANS([.T104]))))" office:value-type="float" office:value="98.938640879898">
            <text:p>98.94</text:p>
          </table:table-cell>
          <table:table-cell table:style-name="ce7" table:formula="of:=(720-4*[.$B$3]-[.V104]+[.$B$4]*60)/1440" office:value-type="float" office:value="0.500325569685533">
            <text:p>12:00:28</text:p>
          </table:table-cell>
          <table:table-cell table:style-name="ce7" table:formula="of:=([.X104]*1440-[.W104]*4)/1440" office:value-type="float" office:value="0.225496011685816">
            <text:p>5:24:43</text:p>
          </table:table-cell>
          <table:table-cell table:style-name="ce7" table:formula="of:=([.X104]*1440+[.W104]*4)/1440" office:value-type="float" office:value="0.77515512768525">
            <text:p>18:36:13</text:p>
          </table:table-cell>
          <table:table-cell table:formula="of:=8*[.W104]" office:value-type="float" office:value="791.509127039184">
            <text:p>791.51</text:p>
          </table:table-cell>
          <table:table-cell table:formula="of:=MOD([.E104]*1440+[.V104]+4*[.$B$3]-60*[.$B$4];1440)" office:value-type="float" office:value="719.531179652833">
            <text:p>719.53</text:p>
          </table:table-cell>
          <table:table-cell table:formula="of:=IF([.AB104]/4&lt;0;[.AB104]/4+180;[.AB104]/4-180)" office:value-type="float" office:value="-0.117205086791842">
            <text:p>-0.12</text:p>
          </table:table-cell>
          <table:table-cell table:formula="of:=DEGREES(ACOS(SIN(RADIANS([.$B$2]))*SIN(RADIANS([.T104]))+COS(RADIANS([.$B$2]))*COS(RADIANS([.T104]))*COS(RADIANS([.AC104]))))" office:value-type="float" office:value="30.7838204142897">
            <text:p>30.78</text:p>
          </table:table-cell>
          <table:table-cell table:formula="of:=90-[.AD104]" office:value-type="float" office:value="59.2161795857103">
            <text:p>59.22</text:p>
          </table:table-cell>
          <table:table-cell table:formula="of:=IF([.AE104]&gt;85;0;IF([.AE104]&gt;5;58.1/TAN(RADIANS([.AE104]))-0.07/POWER(TAN(RADIANS([.AE104]));3)+0.000086/POWER(TAN(RADIANS([.AE104]));5);IF([.AE104]&gt;-0.575;1735+[.AE104]*(-518.2+[.AE104]*(103.4+[.AE104]*(-12.79+[.AE104]*0.711)));-20.772/TAN(RADIANS([.AE104])))))/3600" office:value-type="float" office:value="0.00961042343272606">
            <text:p>0.01</text:p>
          </table:table-cell>
          <table:table-cell table:formula="of:=[.AE104]+[.AF104]" office:value-type="float" office:value="59.225790009143">
            <text:p>59.23</text:p>
          </table:table-cell>
          <table:table-cell table:formula="of:=IF([.AC104]&gt;0;MOD(DEGREES(ACOS(((SIN(RADIANS([.$B$2]))*COS(RADIANS([.AD104])))-SIN(RADIANS([.T104])))/(COS(RADIANS([.$B$2]))*SIN(RADIANS([.AD104])))))+180;360);MOD(540-DEGREES(ACOS(((SIN(RADIANS([.$B$2]))*COS(RADIANS([.AD104])))-SIN(RADIANS([.T104])))/(COS(RADIANS([.$B$2]))*SIN(RADIANS([.AD104])))));360))" office:value-type="float" office:value="179.773950386246">
            <text:p>179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4]+1" office:value-type="date" office:date-value="2010-04-14">
            <text:p>4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5]+2415018.5+[.E105]-[.$B$4]/24" office:value-type="float" office:value="2455301.29166667">
            <text:p>2455301.29</text:p>
          </table:table-cell>
          <table:table-cell table:style-name="ce9" table:formula="of:=([.F105]-2451545)/36525" office:value-type="float" office:value="0.102841660962807">
            <text:p>0.10284166</text:p>
          </table:table-cell>
          <table:table-cell/>
          <table:table-cell table:formula="of:=MOD(280.46646+[.G105]*(36000.76983+[.G105]*0.0003032);360)" office:value-type="float" office:value="22.8454284636632">
            <text:p>22.85</text:p>
          </table:table-cell>
          <table:table-cell table:formula="of:=357.52911+[.G105]*(35999.05029-0.0001537*[.G105])" office:value-type="float" office:value="4059.73123328161">
            <text:p>4059.73</text:p>
          </table:table-cell>
          <table:table-cell table:formula="of:=0.016708634-[.G105]*(0.000042037+0.0000001267*[.G105])" office:value-type="float" office:value="0.0167043095050673">
            <text:p>0.02</text:p>
          </table:table-cell>
          <table:table-cell table:formula="of:=SIN(RADIANS([.J105]))*(1.914602-[.G105]*(0.004817+0.000014*[.G105]))+SIN(RADIANS(2*[.J105]))*(0.019993-0.000101*[.G105])+SIN(RADIANS(3*[.J105]))*0.000289" office:value-type="float" office:value="1.87965501271689">
            <text:p>1.88</text:p>
          </table:table-cell>
          <table:table-cell table:formula="of:=[.I105]+[.L105]" office:value-type="float" office:value="24.7250834763801">
            <text:p>24.73</text:p>
          </table:table-cell>
          <table:table-cell table:formula="of:=[.J105]+[.L105]" office:value-type="float" office:value="4061.61088829433">
            <text:p>4061.61</text:p>
          </table:table-cell>
          <table:table-cell table:formula="of:=(1.000001018*(1-[.K105]*[.K105]))/(1+[.K105]*COS(RADIANS([.N105])))" office:value-type="float" office:value="1.00309436430444">
            <text:p>1</text:p>
          </table:table-cell>
          <table:table-cell table:formula="of:=[.M105]-0.00569-0.00478*SIN(RADIANS(125.04-1934.136*[.G105]))" office:value-type="float" office:value="24.7239853004526">
            <text:p>24.72</text:p>
          </table:table-cell>
          <table:table-cell table:formula="of:=23+(26+((21.448-[.G105]*(46.815+[.G105]*(0.00059-[.G105]*0.001813))))/60)/60" office:value-type="float" office:value="23.4379537398261">
            <text:p>23.44</text:p>
          </table:table-cell>
          <table:table-cell table:formula="of:=[.Q105]+0.00256*COS(RADIANS(125.04-1934.136*[.G105]))" office:value-type="float" office:value="23.438664963436">
            <text:p>23.44</text:p>
          </table:table-cell>
          <table:table-cell table:formula="of:=DEGREES(ATAN2(COS(RADIANS([.P105]));COS(RADIANS([.R105]))*SIN(RADIANS([.P105]))))" office:value-type="float" office:value="22.9022114028226">
            <text:p>22.9</text:p>
          </table:table-cell>
          <table:table-cell table:formula="of:=DEGREES(ASIN(SIN(RADIANS([.R105]))*SIN(RADIANS([.P105]))))" office:value-type="float" office:value="9.57654226058994">
            <text:p>9.58</text:p>
          </table:table-cell>
          <table:table-cell table:formula="of:=TAN(RADIANS([.R105]/2))*TAN(RADIANS([.R105]/2))" office:value-type="float" office:value="0.0430321646883159">
            <text:p>0.04</text:p>
          </table:table-cell>
          <table:table-cell table:formula="of:=4*DEGREES([.U105]*SIN(2*RADIANS([.I105]))-2*[.K105]*SIN(RADIANS([.J105]))+4*[.K105]*[.U105]*SIN(RADIANS([.J105]))*COS(2*RADIANS([.I105]))-0.5*[.U105]*[.U105]*SIN(4*RADIANS([.I105]))-1.25*[.K105]*[.K105]*SIN(2*RADIANS([.J105])))" office:value-type="float" office:value="-0.221100151487406">
            <text:p>-0.22</text:p>
          </table:table-cell>
          <table:table-cell table:formula="of:=DEGREES(ACOS(COS(RADIANS(90.833))/(COS(RADIANS([.$B$2]))*COS(RADIANS([.T105])))-TAN(RADIANS([.$B$2]))*TAN(RADIANS([.T105]))))" office:value-type="float" office:value="99.2542667072545">
            <text:p>99.25</text:p>
          </table:table-cell>
          <table:table-cell table:style-name="ce7" table:formula="of:=(720-4*[.$B$3]-[.V105]+[.$B$4]*60)/1440" office:value-type="float" office:value="0.500153541771866">
            <text:p>12:00:13</text:p>
          </table:table-cell>
          <table:table-cell table:style-name="ce7" table:formula="of:=([.X105]*1440-[.W105]*4)/1440" office:value-type="float" office:value="0.224447245362826">
            <text:p>5:23:12</text:p>
          </table:table-cell>
          <table:table-cell table:style-name="ce7" table:formula="of:=([.X105]*1440+[.W105]*4)/1440" office:value-type="float" office:value="0.775859838180907">
            <text:p>18:37:14</text:p>
          </table:table-cell>
          <table:table-cell table:formula="of:=8*[.W105]" office:value-type="float" office:value="794.034133658036">
            <text:p>794.03</text:p>
          </table:table-cell>
          <table:table-cell table:formula="of:=MOD([.E105]*1440+[.V105]+4*[.$B$3]-60*[.$B$4];1440)" office:value-type="float" office:value="719.778899848513">
            <text:p>719.78</text:p>
          </table:table-cell>
          <table:table-cell table:formula="of:=IF([.AB105]/4&lt;0;[.AB105]/4+180;[.AB105]/4-180)" office:value-type="float" office:value="-0.0552750378718656">
            <text:p>-0.06</text:p>
          </table:table-cell>
          <table:table-cell table:formula="of:=DEGREES(ACOS(SIN(RADIANS([.$B$2]))*SIN(RADIANS([.T105]))+COS(RADIANS([.$B$2]))*COS(RADIANS([.T105]))*COS(RADIANS([.AC105]))))" office:value-type="float" office:value="30.4234975118225">
            <text:p>30.42</text:p>
          </table:table-cell>
          <table:table-cell table:formula="of:=90-[.AD105]" office:value-type="float" office:value="59.5765024881775">
            <text:p>59.58</text:p>
          </table:table-cell>
          <table:table-cell table:formula="of:=IF([.AE105]&gt;85;0;IF([.AE105]&gt;5;58.1/TAN(RADIANS([.AE105]))-0.07/POWER(TAN(RADIANS([.AE105]));3)+0.000086/POWER(TAN(RADIANS([.AE105]));5);IF([.AE105]&gt;-0.575;1735+[.AE105]*(-518.2+[.AE105]*(103.4+[.AE105]*(-12.79+[.AE105]*0.711)));-20.772/TAN(RADIANS([.AE105])))))/3600" office:value-type="float" office:value="0.00947359276937961">
            <text:p>0.01</text:p>
          </table:table-cell>
          <table:table-cell table:formula="of:=[.AE105]+[.AF105]" office:value-type="float" office:value="59.5859760809469">
            <text:p>59.59</text:p>
          </table:table-cell>
          <table:table-cell table:formula="of:=IF([.AC105]&gt;0;MOD(DEGREES(ACOS(((SIN(RADIANS([.$B$2]))*COS(RADIANS([.AD105])))-SIN(RADIANS([.T105])))/(COS(RADIANS([.$B$2]))*SIN(RADIANS([.AD105])))))+180;360);MOD(540-DEGREES(ACOS(((SIN(RADIANS([.$B$2]))*COS(RADIANS([.AD105])))-SIN(RADIANS([.T105])))/(COS(RADIANS([.$B$2]))*SIN(RADIANS([.AD105])))));360))" office:value-type="float" office:value="179.89236549644">
            <text:p>179.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5]+1" office:value-type="date" office:date-value="2010-04-15">
            <text:p>4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6]+2415018.5+[.E106]-[.$B$4]/24" office:value-type="float" office:value="2455302.29166667">
            <text:p>2455302.29</text:p>
          </table:table-cell>
          <table:table-cell table:style-name="ce9" table:formula="of:=([.F106]-2451545)/36525" office:value-type="float" office:value="0.102869039470678">
            <text:p>0.10286904</text:p>
          </table:table-cell>
          <table:table-cell/>
          <table:table-cell table:formula="of:=MOD(280.46646+[.G106]*(36000.76983+[.G106]*0.0003032);360)" office:value-type="float" office:value="23.8310758255352">
            <text:p>23.83</text:p>
          </table:table-cell>
          <table:table-cell table:formula="of:=357.52911+[.G106]*(35999.05029-0.0001537*[.G106])" office:value-type="float" office:value="4060.71683356247">
            <text:p>4060.72</text:p>
          </table:table-cell>
          <table:table-cell table:formula="of:=0.016708634-[.G106]*(0.000042037+0.0000001267*[.G106])" office:value-type="float" office:value="0.0167043083534434">
            <text:p>0.02</text:p>
          </table:table-cell>
          <table:table-cell table:formula="of:=SIN(RADIANS([.J106]))*(1.914602-[.G106]*(0.004817+0.000014*[.G106]))+SIN(RADIANS(2*[.J106]))*(0.019993-0.000101*[.G106])+SIN(RADIANS(3*[.J106]))*0.000289" office:value-type="float" office:value="1.87317407722135">
            <text:p>1.87</text:p>
          </table:table-cell>
          <table:table-cell table:formula="of:=[.I106]+[.L106]" office:value-type="float" office:value="25.7042499027566">
            <text:p>25.7</text:p>
          </table:table-cell>
          <table:table-cell table:formula="of:=[.J106]+[.L106]" office:value-type="float" office:value="4062.59000763969">
            <text:p>4062.59</text:p>
          </table:table-cell>
          <table:table-cell table:formula="of:=(1.000001018*(1-[.K106]*[.K106]))/(1+[.K106]*COS(RADIANS([.N106])))" office:value-type="float" office:value="1.00337536264316">
            <text:p>1</text:p>
          </table:table-cell>
          <table:table-cell table:formula="of:=[.M106]-0.00569-0.00478*SIN(RADIANS(125.04-1934.136*[.G106]))" office:value-type="float" office:value="25.7031529522172">
            <text:p>25.7</text:p>
          </table:table-cell>
          <table:table-cell table:formula="of:=23+(26+((21.448-[.G106]*(46.815+[.G106]*(0.00059-[.G106]*0.001813))))/60)/60" office:value-type="float" office:value="23.4379533837909">
            <text:p>23.44</text:p>
          </table:table-cell>
          <table:table-cell table:formula="of:=[.Q106]+0.00256*COS(RADIANS(125.04-1934.136*[.G106]))" office:value-type="float" office:value="23.4386623342438">
            <text:p>23.44</text:p>
          </table:table-cell>
          <table:table-cell table:formula="of:=DEGREES(ATAN2(COS(RADIANS([.P106]));COS(RADIANS([.R106]))*SIN(RADIANS([.P106]))))" office:value-type="float" office:value="23.8271441323274">
            <text:p>23.83</text:p>
          </table:table-cell>
          <table:table-cell table:formula="of:=DEGREES(ASIN(SIN(RADIANS([.R106]))*SIN(RADIANS([.P106]))))" office:value-type="float" office:value="9.93408077364457">
            <text:p>9.93</text:p>
          </table:table-cell>
          <table:table-cell table:formula="of:=TAN(RADIANS([.R106]/2))*TAN(RADIANS([.R106]/2))" office:value-type="float" office:value="0.0430321547595797">
            <text:p>0.04</text:p>
          </table:table-cell>
          <table:table-cell table:formula="of:=4*DEGREES([.U106]*SIN(2*RADIANS([.I106]))-2*[.K106]*SIN(RADIANS([.J106]))+4*[.K106]*[.U106]*SIN(RADIANS([.J106]))*COS(2*RADIANS([.I106]))-0.5*[.U106]*[.U106]*SIN(4*RADIANS([.I106]))-1.25*[.K106]*[.K106]*SIN(2*RADIANS([.J106])))" office:value-type="float" office:value="0.0208955169080454">
            <text:p>0.02</text:p>
          </table:table-cell>
          <table:table-cell table:formula="of:=DEGREES(ACOS(COS(RADIANS(90.833))/(COS(RADIANS([.$B$2]))*COS(RADIANS([.T106])))-TAN(RADIANS([.$B$2]))*TAN(RADIANS([.T106]))))" office:value-type="float" office:value="99.5685608269996">
            <text:p>99.57</text:p>
          </table:table-cell>
          <table:table-cell table:style-name="ce7" table:formula="of:=(720-4*[.$B$3]-[.V106]+[.$B$4]*60)/1440" office:value-type="float" office:value="0.499985489224369">
            <text:p>11:59:59</text:p>
          </table:table-cell>
          <table:table-cell table:style-name="ce7" table:formula="of:=([.X106]*1440-[.W106]*4)/1440" office:value-type="float" office:value="0.223406153593815">
            <text:p>5:21:42</text:p>
          </table:table-cell>
          <table:table-cell table:style-name="ce7" table:formula="of:=([.X106]*1440+[.W106]*4)/1440" office:value-type="float" office:value="0.776564824854924">
            <text:p>18:38:15</text:p>
          </table:table-cell>
          <table:table-cell table:formula="of:=8*[.W106]" office:value-type="float" office:value="796.548486615997">
            <text:p>796.55</text:p>
          </table:table-cell>
          <table:table-cell table:formula="of:=MOD([.E106]*1440+[.V106]+4*[.$B$3]-60*[.$B$4];1440)" office:value-type="float" office:value="720.020895516908">
            <text:p>720.02</text:p>
          </table:table-cell>
          <table:table-cell table:formula="of:=IF([.AB106]/4&lt;0;[.AB106]/4+180;[.AB106]/4-180)" office:value-type="float" office:value="0.00522387922700318">
            <text:p>0.01</text:p>
          </table:table-cell>
          <table:table-cell table:formula="of:=DEGREES(ACOS(SIN(RADIANS([.$B$2]))*SIN(RADIANS([.T106]))+COS(RADIANS([.$B$2]))*COS(RADIANS([.T106]))*COS(RADIANS([.AC106]))))" office:value-type="float" office:value="30.0659195850234">
            <text:p>30.07</text:p>
          </table:table-cell>
          <table:table-cell table:formula="of:=90-[.AD106]" office:value-type="float" office:value="59.9340804149766">
            <text:p>59.93</text:p>
          </table:table-cell>
          <table:table-cell table:formula="of:=IF([.AE106]&gt;85;0;IF([.AE106]&gt;5;58.1/TAN(RADIANS([.AE106]))-0.07/POWER(TAN(RADIANS([.AE106]));3)+0.000086/POWER(TAN(RADIANS([.AE106]));5);IF([.AE106]&gt;-0.575;1735+[.AE106]*(-518.2+[.AE106]*(103.4+[.AE106]*(-12.79+[.AE106]*0.711)));-20.772/TAN(RADIANS([.AE106])))))/3600" office:value-type="float" office:value="0.00933879520433548">
            <text:p>0.01</text:p>
          </table:table-cell>
          <table:table-cell table:formula="of:=[.AE106]+[.AF106]" office:value-type="float" office:value="59.9434192101809">
            <text:p>59.94</text:p>
          </table:table-cell>
          <table:table-cell table:formula="of:=IF([.AC106]&gt;0;MOD(DEGREES(ACOS(((SIN(RADIANS([.$B$2]))*COS(RADIANS([.AD106])))-SIN(RADIANS([.T106])))/(COS(RADIANS([.$B$2]))*SIN(RADIANS([.AD106])))))+180;360);MOD(540-DEGREES(ACOS(((SIN(RADIANS([.$B$2]))*COS(RADIANS([.AD106])))-SIN(RADIANS([.T106])))/(COS(RADIANS([.$B$2]))*SIN(RADIANS([.AD106])))));360))" office:value-type="float" office:value="180.01027065415">
            <text:p>180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6]+1" office:value-type="date" office:date-value="2010-04-16">
            <text:p>4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7]+2415018.5+[.E107]-[.$B$4]/24" office:value-type="float" office:value="2455303.29166667">
            <text:p>2455303.29</text:p>
          </table:table-cell>
          <table:table-cell table:style-name="ce9" table:formula="of:=([.F107]-2451545)/36525" office:value-type="float" office:value="0.102896417978549">
            <text:p>0.10289642</text:p>
          </table:table-cell>
          <table:table-cell/>
          <table:table-cell table:formula="of:=MOD(280.46646+[.G107]*(36000.76983+[.G107]*0.0003032);360)" office:value-type="float" office:value="24.8167231874072">
            <text:p>24.82</text:p>
          </table:table-cell>
          <table:table-cell table:formula="of:=357.52911+[.G107]*(35999.05029-0.0001537*[.G107])" office:value-type="float" office:value="4061.70243384333">
            <text:p>4061.7</text:p>
          </table:table-cell>
          <table:table-cell table:formula="of:=0.016708634-[.G107]*(0.000042037+0.0000001267*[.G107])" office:value-type="float" office:value="0.0167043072018193">
            <text:p>0.02</text:p>
          </table:table-cell>
          <table:table-cell table:formula="of:=SIN(RADIANS([.J107]))*(1.914602-[.G107]*(0.004817+0.000014*[.G107]))+SIN(RADIANS(2*[.J107]))*(0.019993-0.000101*[.G107])+SIN(RADIANS(3*[.J107]))*0.000289" office:value-type="float" office:value="1.86614593019681">
            <text:p>1.87</text:p>
          </table:table-cell>
          <table:table-cell table:formula="of:=[.I107]+[.L107]" office:value-type="float" office:value="26.682869117604">
            <text:p>26.68</text:p>
          </table:table-cell>
          <table:table-cell table:formula="of:=[.J107]+[.L107]" office:value-type="float" office:value="4063.56857977353">
            <text:p>4063.57</text:p>
          </table:table-cell>
          <table:table-cell table:formula="of:=(1.000001018*(1-[.K107]*[.K107]))/(1+[.K107]*COS(RADIANS([.N107])))" office:value-type="float" office:value="1.00365529079254">
            <text:p>1</text:p>
          </table:table-cell>
          <table:table-cell table:formula="of:=[.M107]-0.00569-0.00478*SIN(RADIANS(125.04-1934.136*[.G107]))" office:value-type="float" office:value="26.6817733885296">
            <text:p>26.68</text:p>
          </table:table-cell>
          <table:table-cell table:formula="of:=23+(26+((21.448-[.G107]*(46.815+[.G107]*(0.00059-[.G107]*0.001813))))/60)/60" office:value-type="float" office:value="23.4379530277558">
            <text:p>23.44</text:p>
          </table:table-cell>
          <table:table-cell table:formula="of:=[.Q107]+0.00256*COS(RADIANS(125.04-1934.136*[.G107]))" office:value-type="float" office:value="23.438659704446">
            <text:p>23.44</text:p>
          </table:table-cell>
          <table:table-cell table:formula="of:=DEGREES(ATAN2(COS(RADIANS([.P107]));COS(RADIANS([.R107]))*SIN(RADIANS([.P107]))))" office:value-type="float" office:value="24.7535749819452">
            <text:p>24.75</text:p>
          </table:table-cell>
          <table:table-cell table:formula="of:=DEGREES(ASIN(SIN(RADIANS([.R107]))*SIN(RADIANS([.P107]))))" office:value-type="float" office:value="10.2888788064189">
            <text:p>10.29</text:p>
          </table:table-cell>
          <table:table-cell table:formula="of:=TAN(RADIANS([.R107]/2))*TAN(RADIANS([.R107]/2))" office:value-type="float" office:value="0.043032144828558">
            <text:p>0.04</text:p>
          </table:table-cell>
          <table:table-cell table:formula="of:=4*DEGREES([.U107]*SIN(2*RADIANS([.I107]))-2*[.K107]*SIN(RADIANS([.J107]))+4*[.K107]*[.U107]*SIN(RADIANS([.J107]))*COS(2*RADIANS([.I107]))-0.5*[.U107]*[.U107]*SIN(4*RADIANS([.I107]))-1.25*[.K107]*[.K107]*SIN(2*RADIANS([.J107])))" office:value-type="float" office:value="0.256916028815723">
            <text:p>0.26</text:p>
          </table:table-cell>
          <table:table-cell table:formula="of:=DEGREES(ACOS(COS(RADIANS(90.833))/(COS(RADIANS([.$B$2]))*COS(RADIANS([.T107])))-TAN(RADIANS([.$B$2]))*TAN(RADIANS([.T107]))))" office:value-type="float" office:value="99.881457397366">
            <text:p>99.88</text:p>
          </table:table-cell>
          <table:table-cell table:style-name="ce7" table:formula="of:=(720-4*[.$B$3]-[.V107]+[.$B$4]*60)/1440" office:value-type="float" office:value="0.4998215860911">
            <text:p>11:59:45</text:p>
          </table:table-cell>
          <table:table-cell table:style-name="ce7" table:formula="of:=([.X107]*1440-[.W107]*4)/1440" office:value-type="float" office:value="0.222373093320639">
            <text:p>5:20:13</text:p>
          </table:table-cell>
          <table:table-cell table:style-name="ce7" table:formula="of:=([.X107]*1440+[.W107]*4)/1440" office:value-type="float" office:value="0.777270078861561">
            <text:p>18:39:16</text:p>
          </table:table-cell>
          <table:table-cell table:formula="of:=8*[.W107]" office:value-type="float" office:value="799.051659178928">
            <text:p>799.05</text:p>
          </table:table-cell>
          <table:table-cell table:formula="of:=MOD([.E107]*1440+[.V107]+4*[.$B$3]-60*[.$B$4];1440)" office:value-type="float" office:value="720.256916028816">
            <text:p>720.26</text:p>
          </table:table-cell>
          <table:table-cell table:formula="of:=IF([.AB107]/4&lt;0;[.AB107]/4+180;[.AB107]/4-180)" office:value-type="float" office:value="0.0642290072039202">
            <text:p>0.06</text:p>
          </table:table-cell>
          <table:table-cell table:formula="of:=DEGREES(ACOS(SIN(RADIANS([.$B$2]))*SIN(RADIANS([.T107]))+COS(RADIANS([.$B$2]))*COS(RADIANS([.T107]))*COS(RADIANS([.AC107]))))" office:value-type="float" office:value="29.7111759415269">
            <text:p>29.71</text:p>
          </table:table-cell>
          <table:table-cell table:formula="of:=90-[.AD107]" office:value-type="float" office:value="60.2888240584731">
            <text:p>60.29</text:p>
          </table:table-cell>
          <table:table-cell table:formula="of:=IF([.AE107]&gt;85;0;IF([.AE107]&gt;5;58.1/TAN(RADIANS([.AE107]))-0.07/POWER(TAN(RADIANS([.AE107]));3)+0.000086/POWER(TAN(RADIANS([.AE107]));5);IF([.AE107]&gt;-0.575;1735+[.AE107]*(-518.2+[.AE107]*(103.4+[.AE107]*(-12.79+[.AE107]*0.711)));-20.772/TAN(RADIANS([.AE107])))))/3600" office:value-type="float" office:value="0.00920602051780798">
            <text:p>0.01</text:p>
          </table:table-cell>
          <table:table-cell table:formula="of:=[.AE107]+[.AF107]" office:value-type="float" office:value="60.2980300789909">
            <text:p>60.3</text:p>
          </table:table-cell>
          <table:table-cell table:formula="of:=IF([.AC107]&gt;0;MOD(DEGREES(ACOS(((SIN(RADIANS([.$B$2]))*COS(RADIANS([.AD107])))-SIN(RADIANS([.T107])))/(COS(RADIANS([.$B$2]))*SIN(RADIANS([.AD107])))))+180;360);MOD(540-DEGREES(ACOS(((SIN(RADIANS([.$B$2]))*COS(RADIANS([.AD107])))-SIN(RADIANS([.T107])))/(COS(RADIANS([.$B$2]))*SIN(RADIANS([.AD107])))));360))" office:value-type="float" office:value="180.127507353027">
            <text:p>180.1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7]+1" office:value-type="date" office:date-value="2010-04-17">
            <text:p>4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8]+2415018.5+[.E108]-[.$B$4]/24" office:value-type="float" office:value="2455304.29166667">
            <text:p>2455304.29</text:p>
          </table:table-cell>
          <table:table-cell table:style-name="ce9" table:formula="of:=([.F108]-2451545)/36525" office:value-type="float" office:value="0.102923796486421">
            <text:p>0.10292380</text:p>
          </table:table-cell>
          <table:table-cell/>
          <table:table-cell table:formula="of:=MOD(280.46646+[.G108]*(36000.76983+[.G108]*0.0003032);360)" office:value-type="float" office:value="25.8023705492806">
            <text:p>25.8</text:p>
          </table:table-cell>
          <table:table-cell table:formula="of:=357.52911+[.G108]*(35999.05029-0.0001537*[.G108])" office:value-type="float" office:value="4062.68803412419">
            <text:p>4062.69</text:p>
          </table:table-cell>
          <table:table-cell table:formula="of:=0.016708634-[.G108]*(0.000042037+0.0000001267*[.G108])" office:value-type="float" office:value="0.016704306050195">
            <text:p>0.02</text:p>
          </table:table-cell>
          <table:table-cell table:formula="of:=SIN(RADIANS([.J108]))*(1.914602-[.G108]*(0.004817+0.000014*[.G108]))+SIN(RADIANS(2*[.J108]))*(0.019993-0.000101*[.G108])+SIN(RADIANS(3*[.J108]))*0.000289" office:value-type="float" office:value="1.85857319587065">
            <text:p>1.86</text:p>
          </table:table-cell>
          <table:table-cell table:formula="of:=[.I108]+[.L108]" office:value-type="float" office:value="27.6609437451512">
            <text:p>27.66</text:p>
          </table:table-cell>
          <table:table-cell table:formula="of:=[.J108]+[.L108]" office:value-type="float" office:value="4064.54660732006">
            <text:p>4064.55</text:p>
          </table:table-cell>
          <table:table-cell table:formula="of:=(1.000001018*(1-[.K108]*[.K108]))/(1+[.K108]*COS(RADIANS([.N108])))" office:value-type="float" office:value="1.00393406771866">
            <text:p>1</text:p>
          </table:table-cell>
          <table:table-cell table:formula="of:=[.M108]-0.00569-0.00478*SIN(RADIANS(125.04-1934.136*[.G108]))" office:value-type="float" office:value="27.6598492336174">
            <text:p>27.66</text:p>
          </table:table-cell>
          <table:table-cell table:formula="of:=23+(26+((21.448-[.G108]*(46.815+[.G108]*(0.00059-[.G108]*0.001813))))/60)/60" office:value-type="float" office:value="23.4379526717206">
            <text:p>23.44</text:p>
          </table:table-cell>
          <table:table-cell table:formula="of:=[.Q108]+0.00256*COS(RADIANS(125.04-1934.136*[.G108]))" office:value-type="float" office:value="23.4386570740446">
            <text:p>23.44</text:p>
          </table:table-cell>
          <table:table-cell table:formula="of:=DEGREES(ATAN2(COS(RADIANS([.P108]));COS(RADIANS([.R108]))*SIN(RADIANS([.P108]))))" office:value-type="float" office:value="25.6815659005915">
            <text:p>25.68</text:p>
          </table:table-cell>
          <table:table-cell table:formula="of:=DEGREES(ASIN(SIN(RADIANS([.R108]))*SIN(RADIANS([.P108]))))" office:value-type="float" office:value="10.6408431652907">
            <text:p>10.64</text:p>
          </table:table-cell>
          <table:table-cell table:formula="of:=TAN(RADIANS([.R108]/2))*TAN(RADIANS([.R108]/2))" office:value-type="float" office:value="0.0430321348952579">
            <text:p>0.04</text:p>
          </table:table-cell>
          <table:table-cell table:formula="of:=4*DEGREES([.U108]*SIN(2*RADIANS([.I108]))-2*[.K108]*SIN(RADIANS([.J108]))+4*[.K108]*[.U108]*SIN(RADIANS([.J108]))*COS(2*RADIANS([.I108]))-0.5*[.U108]*[.U108]*SIN(4*RADIANS([.I108]))-1.25*[.K108]*[.K108]*SIN(2*RADIANS([.J108])))" office:value-type="float" office:value="0.486716865310876">
            <text:p>0.49</text:p>
          </table:table-cell>
          <table:table-cell table:formula="of:=DEGREES(ACOS(COS(RADIANS(90.833))/(COS(RADIANS([.$B$2]))*COS(RADIANS([.T108])))-TAN(RADIANS([.$B$2]))*TAN(RADIANS([.T108]))))" office:value-type="float" office:value="100.192888667013">
            <text:p>100.19</text:p>
          </table:table-cell>
          <table:table-cell table:style-name="ce7" table:formula="of:=(720-4*[.$B$3]-[.V108]+[.$B$4]*60)/1440" office:value-type="float" office:value="0.499662002176867">
            <text:p>11:59:31</text:p>
          </table:table-cell>
          <table:table-cell table:style-name="ce7" table:formula="of:=([.X108]*1440-[.W108]*4)/1440" office:value-type="float" office:value="0.221348422546276">
            <text:p>5:18:45</text:p>
          </table:table-cell>
          <table:table-cell table:style-name="ce7" table:formula="of:=([.X108]*1440+[.W108]*4)/1440" office:value-type="float" office:value="0.777975581807459">
            <text:p>18:40:17</text:p>
          </table:table-cell>
          <table:table-cell table:formula="of:=8*[.W108]" office:value-type="float" office:value="801.543109336103">
            <text:p>801.54</text:p>
          </table:table-cell>
          <table:table-cell table:formula="of:=MOD([.E108]*1440+[.V108]+4*[.$B$3]-60*[.$B$4];1440)" office:value-type="float" office:value="720.486716865311">
            <text:p>720.49</text:p>
          </table:table-cell>
          <table:table-cell table:formula="of:=IF([.AB108]/4&lt;0;[.AB108]/4+180;[.AB108]/4-180)" office:value-type="float" office:value="0.121679216327721">
            <text:p>0.12</text:p>
          </table:table-cell>
          <table:table-cell table:formula="of:=DEGREES(ACOS(SIN(RADIANS([.$B$2]))*SIN(RADIANS([.T108]))+COS(RADIANS([.$B$2]))*COS(RADIANS([.T108]))*COS(RADIANS([.AC108]))))" office:value-type="float" office:value="29.359355239923">
            <text:p>29.36</text:p>
          </table:table-cell>
          <table:table-cell table:formula="of:=90-[.AD108]" office:value-type="float" office:value="60.640644760077">
            <text:p>60.64</text:p>
          </table:table-cell>
          <table:table-cell table:formula="of:=IF([.AE108]&gt;85;0;IF([.AE108]&gt;5;58.1/TAN(RADIANS([.AE108]))-0.07/POWER(TAN(RADIANS([.AE108]));3)+0.000086/POWER(TAN(RADIANS([.AE108]));5);IF([.AE108]&gt;-0.575;1735+[.AE108]*(-518.2+[.AE108]*(103.4+[.AE108]*(-12.79+[.AE108]*0.711)));-20.772/TAN(RADIANS([.AE108])))))/3600" office:value-type="float" office:value="0.00907525889336389">
            <text:p>0.01</text:p>
          </table:table-cell>
          <table:table-cell table:formula="of:=[.AE108]+[.AF108]" office:value-type="float" office:value="60.6497200189703">
            <text:p>60.65</text:p>
          </table:table-cell>
          <table:table-cell table:formula="of:=IF([.AC108]&gt;0;MOD(DEGREES(ACOS(((SIN(RADIANS([.$B$2]))*COS(RADIANS([.AD108])))-SIN(RADIANS([.T108])))/(COS(RADIANS([.$B$2]))*SIN(RADIANS([.AD108])))))+180;360);MOD(540-DEGREES(ACOS(((SIN(RADIANS([.$B$2]))*COS(RADIANS([.AD108])))-SIN(RADIANS([.T108])))/(COS(RADIANS([.$B$2]))*SIN(RADIANS([.AD108])))));360))" office:value-type="float" office:value="180.243913113455">
            <text:p>180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8]+1" office:value-type="date" office:date-value="2010-04-18">
            <text:p>4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9]+2415018.5+[.E109]-[.$B$4]/24" office:value-type="float" office:value="2455305.29166667">
            <text:p>2455305.29</text:p>
          </table:table-cell>
          <table:table-cell table:style-name="ce9" table:formula="of:=([.F109]-2451545)/36525" office:value-type="float" office:value="0.102951174994292">
            <text:p>0.10295117</text:p>
          </table:table-cell>
          <table:table-cell/>
          <table:table-cell table:formula="of:=MOD(280.46646+[.G109]*(36000.76983+[.G109]*0.0003032);360)" office:value-type="float" office:value="26.7880179111539">
            <text:p>26.79</text:p>
          </table:table-cell>
          <table:table-cell table:formula="of:=357.52911+[.G109]*(35999.05029-0.0001537*[.G109])" office:value-type="float" office:value="4063.67363440505">
            <text:p>4063.67</text:p>
          </table:table-cell>
          <table:table-cell table:formula="of:=0.016708634-[.G109]*(0.000042037+0.0000001267*[.G109])" office:value-type="float" office:value="0.0167043048985705">
            <text:p>0.02</text:p>
          </table:table-cell>
          <table:table-cell table:formula="of:=SIN(RADIANS([.J109]))*(1.914602-[.G109]*(0.004817+0.000014*[.G109]))+SIN(RADIANS(2*[.J109]))*(0.019993-0.000101*[.G109])+SIN(RADIANS(3*[.J109]))*0.000289" office:value-type="float" office:value="1.85045864978497">
            <text:p>1.85</text:p>
          </table:table-cell>
          <table:table-cell table:formula="of:=[.I109]+[.L109]" office:value-type="float" office:value="28.6384765609389">
            <text:p>28.64</text:p>
          </table:table-cell>
          <table:table-cell table:formula="of:=[.J109]+[.L109]" office:value-type="float" office:value="4065.52409305483">
            <text:p>4065.52</text:p>
          </table:table-cell>
          <table:table-cell table:formula="of:=(1.000001018*(1-[.K109]*[.K109]))/(1+[.K109]*COS(RADIANS([.N109])))" office:value-type="float" office:value="1.00421161285601">
            <text:p>1</text:p>
          </table:table-cell>
          <table:table-cell table:formula="of:=[.M109]-0.00569-0.00478*SIN(RADIANS(125.04-1934.136*[.G109]))" office:value-type="float" office:value="28.6373832630203">
            <text:p>28.64</text:p>
          </table:table-cell>
          <table:table-cell table:formula="of:=23+(26+((21.448-[.G109]*(46.815+[.G109]*(0.00059-[.G109]*0.001813))))/60)/60" office:value-type="float" office:value="23.4379523156854">
            <text:p>23.44</text:p>
          </table:table-cell>
          <table:table-cell table:formula="of:=[.Q109]+0.00256*COS(RADIANS(125.04-1934.136*[.G109]))" office:value-type="float" office:value="23.4386544430416">
            <text:p>23.44</text:p>
          </table:table-cell>
          <table:table-cell table:formula="of:=DEGREES(ATAN2(COS(RADIANS([.P109]));COS(RADIANS([.R109]))*SIN(RADIANS([.P109]))))" office:value-type="float" office:value="26.6111771475031">
            <text:p>26.61</text:p>
          </table:table-cell>
          <table:table-cell table:formula="of:=DEGREES(ASIN(SIN(RADIANS([.R109]))*SIN(RADIANS([.P109]))))" office:value-type="float" office:value="10.9898809012434">
            <text:p>10.99</text:p>
          </table:table-cell>
          <table:table-cell table:formula="of:=TAN(RADIANS([.R109]/2))*TAN(RADIANS([.R109]/2))" office:value-type="float" office:value="0.0430321249596869">
            <text:p>0.04</text:p>
          </table:table-cell>
          <table:table-cell table:formula="of:=4*DEGREES([.U109]*SIN(2*RADIANS([.I109]))-2*[.K109]*SIN(RADIANS([.J109]))+4*[.K109]*[.U109]*SIN(RADIANS([.J109]))*COS(2*RADIANS([.I109]))-0.5*[.U109]*[.U109]*SIN(4*RADIANS([.I109]))-1.25*[.K109]*[.K109]*SIN(2*RADIANS([.J109])))" office:value-type="float" office:value="0.71005987458465">
            <text:p>0.71</text:p>
          </table:table-cell>
          <table:table-cell table:formula="of:=DEGREES(ACOS(COS(RADIANS(90.833))/(COS(RADIANS([.$B$2]))*COS(RADIANS([.T109])))-TAN(RADIANS([.$B$2]))*TAN(RADIANS([.T109]))))" office:value-type="float" office:value="100.502784921054">
            <text:p>100.5</text:p>
          </table:table-cell>
          <table:table-cell table:style-name="ce7" table:formula="of:=(720-4*[.$B$3]-[.V109]+[.$B$4]*60)/1440" office:value-type="float" office:value="0.499506902864872">
            <text:p>11:59:17</text:p>
          </table:table-cell>
          <table:table-cell table:style-name="ce7" table:formula="of:=([.X109]*1440-[.W109]*4)/1440" office:value-type="float" office:value="0.220332500306388">
            <text:p>5:17:17</text:p>
          </table:table-cell>
          <table:table-cell table:style-name="ce7" table:formula="of:=([.X109]*1440+[.W109]*4)/1440" office:value-type="float" office:value="0.778681305423356">
            <text:p>18:41:18</text:p>
          </table:table-cell>
          <table:table-cell table:formula="of:=8*[.W109]" office:value-type="float" office:value="804.022279368434">
            <text:p>804.02</text:p>
          </table:table-cell>
          <table:table-cell table:formula="of:=MOD([.E109]*1440+[.V109]+4*[.$B$3]-60*[.$B$4];1440)" office:value-type="float" office:value="720.710059874585">
            <text:p>720.71</text:p>
          </table:table-cell>
          <table:table-cell table:formula="of:=IF([.AB109]/4&lt;0;[.AB109]/4+180;[.AB109]/4-180)" office:value-type="float" office:value="0.177514968646165">
            <text:p>0.18</text:p>
          </table:table-cell>
          <table:table-cell table:formula="of:=DEGREES(ACOS(SIN(RADIANS([.$B$2]))*SIN(RADIANS([.T109]))+COS(RADIANS([.$B$2]))*COS(RADIANS([.T109]))*COS(RADIANS([.AC109]))))" office:value-type="float" office:value="29.0105455014531">
            <text:p>29.01</text:p>
          </table:table-cell>
          <table:table-cell table:formula="of:=90-[.AD109]" office:value-type="float" office:value="60.9894544985469">
            <text:p>60.99</text:p>
          </table:table-cell>
          <table:table-cell table:formula="of:=IF([.AE109]&gt;85;0;IF([.AE109]&gt;5;58.1/TAN(RADIANS([.AE109]))-0.07/POWER(TAN(RADIANS([.AE109]));3)+0.000086/POWER(TAN(RADIANS([.AE109]));5);IF([.AE109]&gt;-0.575;1735+[.AE109]*(-518.2+[.AE109]*(103.4+[.AE109]*(-12.79+[.AE109]*0.711)));-20.772/TAN(RADIANS([.AE109])))))/3600" office:value-type="float" office:value="0.00894650093250083">
            <text:p>0.01</text:p>
          </table:table-cell>
          <table:table-cell table:formula="of:=[.AE109]+[.AF109]" office:value-type="float" office:value="60.9984009994794">
            <text:p>61</text:p>
          </table:table-cell>
          <table:table-cell table:formula="of:=IF([.AC109]&gt;0;MOD(DEGREES(ACOS(((SIN(RADIANS([.$B$2]))*COS(RADIANS([.AD109])))-SIN(RADIANS([.T109])))/(COS(RADIANS([.$B$2]))*SIN(RADIANS([.AD109])))))+180;360);MOD(540-DEGREES(ACOS(((SIN(RADIANS([.$B$2]))*COS(RADIANS([.AD109])))-SIN(RADIANS([.T109])))/(COS(RADIANS([.$B$2]))*SIN(RADIANS([.AD109])))));360))" office:value-type="float" office:value="180.359321504203">
            <text:p>180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9]+1" office:value-type="date" office:date-value="2010-04-19">
            <text:p>4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0]+2415018.5+[.E110]-[.$B$4]/24" office:value-type="float" office:value="2455306.29166667">
            <text:p>2455306.29</text:p>
          </table:table-cell>
          <table:table-cell table:style-name="ce9" table:formula="of:=([.F110]-2451545)/36525" office:value-type="float" office:value="0.102978553502163">
            <text:p>0.10297855</text:p>
          </table:table-cell>
          <table:table-cell/>
          <table:table-cell table:formula="of:=MOD(280.46646+[.G110]*(36000.76983+[.G110]*0.0003032);360)" office:value-type="float" office:value="27.7736652730277">
            <text:p>27.77</text:p>
          </table:table-cell>
          <table:table-cell table:formula="of:=357.52911+[.G110]*(35999.05029-0.0001537*[.G110])" office:value-type="float" office:value="4064.6592346859">
            <text:p>4064.66</text:p>
          </table:table-cell>
          <table:table-cell table:formula="of:=0.016708634-[.G110]*(0.000042037+0.0000001267*[.G110])" office:value-type="float" office:value="0.0167043037469458">
            <text:p>0.02</text:p>
          </table:table-cell>
          <table:table-cell table:formula="of:=SIN(RADIANS([.J110]))*(1.914602-[.G110]*(0.004817+0.000014*[.G110]))+SIN(RADIANS(2*[.J110]))*(0.019993-0.000101*[.G110])+SIN(RADIANS(3*[.J110]))*0.000289" office:value-type="float" office:value="1.84180521737359">
            <text:p>1.84</text:p>
          </table:table-cell>
          <table:table-cell table:formula="of:=[.I110]+[.L110]" office:value-type="float" office:value="29.6154704904013">
            <text:p>29.62</text:p>
          </table:table-cell>
          <table:table-cell table:formula="of:=[.J110]+[.L110]" office:value-type="float" office:value="4066.50103990328">
            <text:p>4066.5</text:p>
          </table:table-cell>
          <table:table-cell table:formula="of:=(1.000001018*(1-[.K110]*[.K110]))/(1+[.K110]*COS(RADIANS([.N110])))" office:value-type="float" office:value="1.00448784612882">
            <text:p>1</text:p>
          </table:table-cell>
          <table:table-cell table:formula="of:=[.M110]-0.00569-0.00478*SIN(RADIANS(125.04-1934.136*[.G110]))" office:value-type="float" office:value="29.6143784021716">
            <text:p>29.61</text:p>
          </table:table-cell>
          <table:table-cell table:formula="of:=23+(26+((21.448-[.G110]*(46.815+[.G110]*(0.00059-[.G110]*0.001813))))/60)/60" office:value-type="float" office:value="23.4379519596503">
            <text:p>23.44</text:p>
          </table:table-cell>
          <table:table-cell table:formula="of:=[.Q110]+0.00256*COS(RADIANS(125.04-1934.136*[.G110]))" office:value-type="float" office:value="23.4386518114387">
            <text:p>23.44</text:p>
          </table:table-cell>
          <table:table-cell table:formula="of:=DEGREES(ATAN2(COS(RADIANS([.P110]));COS(RADIANS([.R110]))*SIN(RADIANS([.P110]))))" office:value-type="float" office:value="27.5424672265475">
            <text:p>27.54</text:p>
          </table:table-cell>
          <table:table-cell table:formula="of:=DEGREES(ASIN(SIN(RADIANS([.R110]))*SIN(RADIANS([.P110]))))" office:value-type="float" office:value="11.3358993175851">
            <text:p>11.34</text:p>
          </table:table-cell>
          <table:table-cell table:formula="of:=TAN(RADIANS([.R110]/2))*TAN(RADIANS([.R110]/2))" office:value-type="float" office:value="0.0430321150218523">
            <text:p>0.04</text:p>
          </table:table-cell>
          <table:table-cell table:formula="of:=4*DEGREES([.U110]*SIN(2*RADIANS([.I110]))-2*[.K110]*SIN(RADIANS([.J110]))+4*[.K110]*[.U110]*SIN(RADIANS([.J110]))*COS(2*RADIANS([.I110]))-0.5*[.U110]*[.U110]*SIN(4*RADIANS([.I110]))-1.25*[.K110]*[.K110]*SIN(2*RADIANS([.J110])))" office:value-type="float" office:value="0.926713535680002">
            <text:p>0.93</text:p>
          </table:table-cell>
          <table:table-cell table:formula="of:=DEGREES(ACOS(COS(RADIANS(90.833))/(COS(RADIANS([.$B$2]))*COS(RADIANS([.T110])))-TAN(RADIANS([.$B$2]))*TAN(RADIANS([.T110]))))" office:value-type="float" office:value="100.811074430542">
            <text:p>100.81</text:p>
          </table:table-cell>
          <table:table-cell table:style-name="ce7" table:formula="of:=(720-4*[.$B$3]-[.V110]+[.$B$4]*60)/1440" office:value-type="float" office:value="0.499356448933556">
            <text:p>11:59:04</text:p>
          </table:table-cell>
          <table:table-cell table:style-name="ce7" table:formula="of:=([.X110]*1440-[.W110]*4)/1440" office:value-type="float" office:value="0.219325686626496">
            <text:p>5:15:50</text:p>
          </table:table-cell>
          <table:table-cell table:style-name="ce7" table:formula="of:=([.X110]*1440+[.W110]*4)/1440" office:value-type="float" office:value="0.779387211240616">
            <text:p>18:42:19</text:p>
          </table:table-cell>
          <table:table-cell table:formula="of:=8*[.W110]" office:value-type="float" office:value="806.488595444333">
            <text:p>806.49</text:p>
          </table:table-cell>
          <table:table-cell table:formula="of:=MOD([.E110]*1440+[.V110]+4*[.$B$3]-60*[.$B$4];1440)" office:value-type="float" office:value="720.92671353568">
            <text:p>720.93</text:p>
          </table:table-cell>
          <table:table-cell table:formula="of:=IF([.AB110]/4&lt;0;[.AB110]/4+180;[.AB110]/4-180)" office:value-type="float" office:value="0.231678383920013">
            <text:p>0.23</text:p>
          </table:table-cell>
          <table:table-cell table:formula="of:=DEGREES(ACOS(SIN(RADIANS([.$B$2]))*SIN(RADIANS([.T110]))+COS(RADIANS([.$B$2]))*COS(RADIANS([.T110]))*COS(RADIANS([.AC110]))))" office:value-type="float" office:value="28.6648341224251">
            <text:p>28.66</text:p>
          </table:table-cell>
          <table:table-cell table:formula="of:=90-[.AD110]" office:value-type="float" office:value="61.3351658775749">
            <text:p>61.34</text:p>
          </table:table-cell>
          <table:table-cell table:formula="of:=IF([.AE110]&gt;85;0;IF([.AE110]&gt;5;58.1/TAN(RADIANS([.AE110]))-0.07/POWER(TAN(RADIANS([.AE110]));3)+0.000086/POWER(TAN(RADIANS([.AE110]));5);IF([.AE110]&gt;-0.575;1735+[.AE110]*(-518.2+[.AE110]*(103.4+[.AE110]*(-12.79+[.AE110]*0.711)));-20.772/TAN(RADIANS([.AE110])))))/3600" office:value-type="float" office:value="0.00881973766807674">
            <text:p>0.01</text:p>
          </table:table-cell>
          <table:table-cell table:formula="of:=[.AE110]+[.AF110]" office:value-type="float" office:value="61.343985615243">
            <text:p>61.34</text:p>
          </table:table-cell>
          <table:table-cell table:formula="of:=IF([.AC110]&gt;0;MOD(DEGREES(ACOS(((SIN(RADIANS([.$B$2]))*COS(RADIANS([.AD110])))-SIN(RADIANS([.T110])))/(COS(RADIANS([.$B$2]))*SIN(RADIANS([.AD110])))))+180;360);MOD(540-DEGREES(ACOS(((SIN(RADIANS([.$B$2]))*COS(RADIANS([.AD110])))-SIN(RADIANS([.T110])))/(COS(RADIANS([.$B$2]))*SIN(RADIANS([.AD110])))));360))" office:value-type="float" office:value="180.473562181374">
            <text:p>180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0]+1" office:value-type="date" office:date-value="2010-04-20">
            <text:p>4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1]+2415018.5+[.E111]-[.$B$4]/24" office:value-type="float" office:value="2455307.29166667">
            <text:p>2455307.29</text:p>
          </table:table-cell>
          <table:table-cell table:style-name="ce9" table:formula="of:=([.F111]-2451545)/36525" office:value-type="float" office:value="0.103005932010035">
            <text:p>0.10300593</text:p>
          </table:table-cell>
          <table:table-cell/>
          <table:table-cell table:formula="of:=MOD(280.46646+[.G111]*(36000.76983+[.G111]*0.0003032);360)" office:value-type="float" office:value="28.759312634902">
            <text:p>28.76</text:p>
          </table:table-cell>
          <table:table-cell table:formula="of:=357.52911+[.G111]*(35999.05029-0.0001537*[.G111])" office:value-type="float" office:value="4065.64483496676">
            <text:p>4065.64</text:p>
          </table:table-cell>
          <table:table-cell table:formula="of:=0.016708634-[.G111]*(0.000042037+0.0000001267*[.G111])" office:value-type="float" office:value="0.016704302595321">
            <text:p>0.02</text:p>
          </table:table-cell>
          <table:table-cell table:formula="of:=SIN(RADIANS([.J111]))*(1.914602-[.G111]*(0.004817+0.000014*[.G111]))+SIN(RADIANS(2*[.J111]))*(0.019993-0.000101*[.G111])+SIN(RADIANS(3*[.J111]))*0.000289" office:value-type="float" office:value="1.8326159725091">
            <text:p>1.83</text:p>
          </table:table-cell>
          <table:table-cell table:formula="of:=[.I111]+[.L111]" office:value-type="float" office:value="30.5919286074111">
            <text:p>30.59</text:p>
          </table:table-cell>
          <table:table-cell table:formula="of:=[.J111]+[.L111]" office:value-type="float" office:value="4067.47745093927">
            <text:p>4067.48</text:p>
          </table:table-cell>
          <table:table-cell table:formula="of:=(1.000001018*(1-[.K111]*[.K111]))/(1+[.K111]*COS(RADIANS([.N111])))" office:value-type="float" office:value="1.00476268797212">
            <text:p>1</text:p>
          </table:table-cell>
          <table:table-cell table:formula="of:=[.M111]-0.00569-0.00478*SIN(RADIANS(125.04-1934.136*[.G111]))" office:value-type="float" office:value="30.5908377249428">
            <text:p>30.59</text:p>
          </table:table-cell>
          <table:table-cell table:formula="of:=23+(26+((21.448-[.G111]*(46.815+[.G111]*(0.00059-[.G111]*0.001813))))/60)/60" office:value-type="float" office:value="23.4379516036151">
            <text:p>23.44</text:p>
          </table:table-cell>
          <table:table-cell table:formula="of:=[.Q111]+0.00256*COS(RADIANS(125.04-1934.136*[.G111]))" office:value-type="float" office:value="23.4386491792381">
            <text:p>23.44</text:p>
          </table:table-cell>
          <table:table-cell table:formula="of:=DEGREES(ATAN2(COS(RADIANS([.P111]));COS(RADIANS([.R111]))*SIN(RADIANS([.P111]))))" office:value-type="float" office:value="28.47549281991">
            <text:p>28.48</text:p>
          </table:table-cell>
          <table:table-cell table:formula="of:=DEGREES(ASIN(SIN(RADIANS([.R111]))*SIN(RADIANS([.P111]))))" office:value-type="float" office:value="11.6788059791812">
            <text:p>11.68</text:p>
          </table:table-cell>
          <table:table-cell table:formula="of:=TAN(RADIANS([.R111]/2))*TAN(RADIANS([.R111]/2))" office:value-type="float" office:value="0.0430321050817615">
            <text:p>0.04</text:p>
          </table:table-cell>
          <table:table-cell table:formula="of:=4*DEGREES([.U111]*SIN(2*RADIANS([.I111]))-2*[.K111]*SIN(RADIANS([.J111]))+4*[.K111]*[.U111]*SIN(RADIANS([.J111]))*COS(2*RADIANS([.I111]))-0.5*[.U111]*[.U111]*SIN(4*RADIANS([.I111]))-1.25*[.K111]*[.K111]*SIN(2*RADIANS([.J111])))" office:value-type="float" office:value="1.13645322874508">
            <text:p>1.14</text:p>
          </table:table-cell>
          <table:table-cell table:formula="of:=DEGREES(ACOS(COS(RADIANS(90.833))/(COS(RADIANS([.$B$2]))*COS(RADIANS([.T111])))-TAN(RADIANS([.$B$2]))*TAN(RADIANS([.T111]))))" office:value-type="float" office:value="101.117683405659">
            <text:p>101.12</text:p>
          </table:table-cell>
          <table:table-cell table:style-name="ce7" table:formula="of:=(720-4*[.$B$3]-[.V111]+[.$B$4]*60)/1440" office:value-type="float" office:value="0.499210796368927">
            <text:p>11:58:52</text:p>
          </table:table-cell>
          <table:table-cell table:style-name="ce7" table:formula="of:=([.X111]*1440-[.W111]*4)/1440" office:value-type="float" office:value="0.218328342464319">
            <text:p>5:14:24</text:p>
          </table:table-cell>
          <table:table-cell table:style-name="ce7" table:formula="of:=([.X111]*1440+[.W111]*4)/1440" office:value-type="float" office:value="0.780093250273535">
            <text:p>18:43:20</text:p>
          </table:table-cell>
          <table:table-cell table:formula="of:=8*[.W111]" office:value-type="float" office:value="808.94146724527">
            <text:p>808.94</text:p>
          </table:table-cell>
          <table:table-cell table:formula="of:=MOD([.E111]*1440+[.V111]+4*[.$B$3]-60*[.$B$4];1440)" office:value-type="float" office:value="721.136453228745">
            <text:p>721.14</text:p>
          </table:table-cell>
          <table:table-cell table:formula="of:=IF([.AB111]/4&lt;0;[.AB111]/4+180;[.AB111]/4-180)" office:value-type="float" office:value="0.28411330718626">
            <text:p>0.28</text:p>
          </table:table-cell>
          <table:table-cell table:formula="of:=DEGREES(ACOS(SIN(RADIANS([.$B$2]))*SIN(RADIANS([.T111]))+COS(RADIANS([.$B$2]))*COS(RADIANS([.T111]))*COS(RADIANS([.AC111]))))" office:value-type="float" office:value="28.3223078873332">
            <text:p>28.32</text:p>
          </table:table-cell>
          <table:table-cell table:formula="of:=90-[.AD111]" office:value-type="float" office:value="61.6776921126668">
            <text:p>61.68</text:p>
          </table:table-cell>
          <table:table-cell table:formula="of:=IF([.AE111]&gt;85;0;IF([.AE111]&gt;5;58.1/TAN(RADIANS([.AE111]))-0.07/POWER(TAN(RADIANS([.AE111]));3)+0.000086/POWER(TAN(RADIANS([.AE111]));5);IF([.AE111]&gt;-0.575;1735+[.AE111]*(-518.2+[.AE111]*(103.4+[.AE111]*(-12.79+[.AE111]*0.711)));-20.772/TAN(RADIANS([.AE111])))))/3600" office:value-type="float" office:value="0.0086949605766634">
            <text:p>0.01</text:p>
          </table:table-cell>
          <table:table-cell table:formula="of:=[.AE111]+[.AF111]" office:value-type="float" office:value="61.6863870732435">
            <text:p>61.69</text:p>
          </table:table-cell>
          <table:table-cell table:formula="of:=IF([.AC111]&gt;0;MOD(DEGREES(ACOS(((SIN(RADIANS([.$B$2]))*COS(RADIANS([.AD111])))-SIN(RADIANS([.T111])))/(COS(RADIANS([.$B$2]))*SIN(RADIANS([.AD111])))))+180;360);MOD(540-DEGREES(ACOS(((SIN(RADIANS([.$B$2]))*COS(RADIANS([.AD111])))-SIN(RADIANS([.T111])))/(COS(RADIANS([.$B$2]))*SIN(RADIANS([.AD111])))));360))" office:value-type="float" office:value="180.586460943586">
            <text:p>180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1]+1" office:value-type="date" office:date-value="2010-04-21">
            <text:p>4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2]+2415018.5+[.E112]-[.$B$4]/24" office:value-type="float" office:value="2455308.29166667">
            <text:p>2455308.29</text:p>
          </table:table-cell>
          <table:table-cell table:style-name="ce9" table:formula="of:=([.F112]-2451545)/36525" office:value-type="float" office:value="0.103033310517906">
            <text:p>0.10303331</text:p>
          </table:table-cell>
          <table:table-cell/>
          <table:table-cell table:formula="of:=MOD(280.46646+[.G112]*(36000.76983+[.G112]*0.0003032);360)" office:value-type="float" office:value="29.7449599967767">
            <text:p>29.74</text:p>
          </table:table-cell>
          <table:table-cell table:formula="of:=357.52911+[.G112]*(35999.05029-0.0001537*[.G112])" office:value-type="float" office:value="4066.63043524762">
            <text:p>4066.63</text:p>
          </table:table-cell>
          <table:table-cell table:formula="of:=0.016708634-[.G112]*(0.000042037+0.0000001267*[.G112])" office:value-type="float" office:value="0.0167043014436959">
            <text:p>0.02</text:p>
          </table:table-cell>
          <table:table-cell table:formula="of:=SIN(RADIANS([.J112]))*(1.914602-[.G112]*(0.004817+0.000014*[.G112]))+SIN(RADIANS(2*[.J112]))*(0.019993-0.000101*[.G112])+SIN(RADIANS(3*[.J112]))*0.000289" office:value-type="float" office:value="1.82289413602117">
            <text:p>1.82</text:p>
          </table:table-cell>
          <table:table-cell table:formula="of:=[.I112]+[.L112]" office:value-type="float" office:value="31.5678541327979">
            <text:p>31.57</text:p>
          </table:table-cell>
          <table:table-cell table:formula="of:=[.J112]+[.L112]" office:value-type="float" office:value="4068.45332938364">
            <text:p>4068.45</text:p>
          </table:table-cell>
          <table:table-cell table:formula="of:=(1.000001018*(1-[.K112]*[.K112]))/(1+[.K112]*COS(RADIANS([.N112])))" office:value-type="float" office:value="1.00503605935248">
            <text:p>1.01</text:p>
          </table:table-cell>
          <table:table-cell table:formula="of:=[.M112]-0.00569-0.00478*SIN(RADIANS(125.04-1934.136*[.G112]))" office:value-type="float" office:value="31.5667644521625">
            <text:p>31.57</text:p>
          </table:table-cell>
          <table:table-cell table:formula="of:=23+(26+((21.448-[.G112]*(46.815+[.G112]*(0.00059-[.G112]*0.001813))))/60)/60" office:value-type="float" office:value="23.4379512475799">
            <text:p>23.44</text:p>
          </table:table-cell>
          <table:table-cell table:formula="of:=[.Q112]+0.00256*COS(RADIANS(125.04-1934.136*[.G112]))" office:value-type="float" office:value="23.4386465464417">
            <text:p>23.44</text:p>
          </table:table-cell>
          <table:table-cell table:formula="of:=DEGREES(ATAN2(COS(RADIANS([.P112]));COS(RADIANS([.R112]))*SIN(RADIANS([.P112]))))" office:value-type="float" office:value="29.4103087212339">
            <text:p>29.41</text:p>
          </table:table-cell>
          <table:table-cell table:formula="of:=DEGREES(ASIN(SIN(RADIANS([.R112]))*SIN(RADIANS([.P112]))))" office:value-type="float" office:value="12.018508723249">
            <text:p>12.02</text:p>
          </table:table-cell>
          <table:table-cell table:formula="of:=TAN(RADIANS([.R112]/2))*TAN(RADIANS([.R112]/2))" office:value-type="float" office:value="0.0430320951394218">
            <text:p>0.04</text:p>
          </table:table-cell>
          <table:table-cell table:formula="of:=4*DEGREES([.U112]*SIN(2*RADIANS([.I112]))-2*[.K112]*SIN(RADIANS([.J112]))+4*[.K112]*[.U112]*SIN(RADIANS([.J112]))*COS(2*RADIANS([.I112]))-0.5*[.U112]*[.U112]*SIN(4*RADIANS([.I112]))-1.25*[.K112]*[.K112]*SIN(2*RADIANS([.J112])))" office:value-type="float" office:value="1.33906151134605">
            <text:p>1.34</text:p>
          </table:table-cell>
          <table:table-cell table:formula="of:=DEGREES(ACOS(COS(RADIANS(90.833))/(COS(RADIANS([.$B$2]))*COS(RADIANS([.T112])))-TAN(RADIANS([.$B$2]))*TAN(RADIANS([.T112]))))" office:value-type="float" office:value="101.422535952905">
            <text:p>101.42</text:p>
          </table:table-cell>
          <table:table-cell table:style-name="ce7" table:formula="of:=(720-4*[.$B$3]-[.V112]+[.$B$4]*60)/1440" office:value-type="float" office:value="0.499070096172676">
            <text:p>11:58:40</text:p>
          </table:table-cell>
          <table:table-cell table:style-name="ce7" table:formula="of:=([.X112]*1440-[.W112]*4)/1440" office:value-type="float" office:value="0.217340829636829">
            <text:p>5:12:58</text:p>
          </table:table-cell>
          <table:table-cell table:style-name="ce7" table:formula="of:=([.X112]*1440+[.W112]*4)/1440" office:value-type="float" office:value="0.780799362708524">
            <text:p>18:44:21</text:p>
          </table:table-cell>
          <table:table-cell table:formula="of:=8*[.W112]" office:value-type="float" office:value="811.380287623242">
            <text:p>811.38</text:p>
          </table:table-cell>
          <table:table-cell table:formula="of:=MOD([.E112]*1440+[.V112]+4*[.$B$3]-60*[.$B$4];1440)" office:value-type="float" office:value="721.339061511346">
            <text:p>721.34</text:p>
          </table:table-cell>
          <table:table-cell table:formula="of:=IF([.AB112]/4&lt;0;[.AB112]/4+180;[.AB112]/4-180)" office:value-type="float" office:value="0.334765377836504">
            <text:p>0.33</text:p>
          </table:table-cell>
          <table:table-cell table:formula="of:=DEGREES(ACOS(SIN(RADIANS([.$B$2]))*SIN(RADIANS([.T112]))+COS(RADIANS([.$B$2]))*COS(RADIANS([.T112]))*COS(RADIANS([.AC112]))))" office:value-type="float" office:value="27.9830529826501">
            <text:p>27.98</text:p>
          </table:table-cell>
          <table:table-cell table:formula="of:=90-[.AD112]" office:value-type="float" office:value="62.0169470173499">
            <text:p>62.02</text:p>
          </table:table-cell>
          <table:table-cell table:formula="of:=IF([.AE112]&gt;85;0;IF([.AE112]&gt;5;58.1/TAN(RADIANS([.AE112]))-0.07/POWER(TAN(RADIANS([.AE112]));3)+0.000086/POWER(TAN(RADIANS([.AE112]));5);IF([.AE112]&gt;-0.575;1735+[.AE112]*(-518.2+[.AE112]*(103.4+[.AE112]*(-12.79+[.AE112]*0.711)));-20.772/TAN(RADIANS([.AE112])))))/3600" office:value-type="float" office:value="0.00857216158988753">
            <text:p>0.01</text:p>
          </table:table-cell>
          <table:table-cell table:formula="of:=[.AE112]+[.AF112]" office:value-type="float" office:value="62.0255191789398">
            <text:p>62.03</text:p>
          </table:table-cell>
          <table:table-cell table:formula="of:=IF([.AC112]&gt;0;MOD(DEGREES(ACOS(((SIN(RADIANS([.$B$2]))*COS(RADIANS([.AD112])))-SIN(RADIANS([.T112])))/(COS(RADIANS([.$B$2]))*SIN(RADIANS([.AD112])))))+180;360);MOD(540-DEGREES(ACOS(((SIN(RADIANS([.$B$2]))*COS(RADIANS([.AD112])))-SIN(RADIANS([.T112])))/(COS(RADIANS([.$B$2]))*SIN(RADIANS([.AD112])))));360))" office:value-type="float" office:value="180.69783980576">
            <text:p>180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2]+1" office:value-type="date" office:date-value="2010-04-22">
            <text:p>4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3]+2415018.5+[.E113]-[.$B$4]/24" office:value-type="float" office:value="2455309.29166667">
            <text:p>2455309.29</text:p>
          </table:table-cell>
          <table:table-cell table:style-name="ce9" table:formula="of:=([.F113]-2451545)/36525" office:value-type="float" office:value="0.103060689025777">
            <text:p>0.10306069</text:p>
          </table:table-cell>
          <table:table-cell/>
          <table:table-cell table:formula="of:=MOD(280.46646+[.G113]*(36000.76983+[.G113]*0.0003032);360)" office:value-type="float" office:value="30.7306073586519">
            <text:p>30.73</text:p>
          </table:table-cell>
          <table:table-cell table:formula="of:=357.52911+[.G113]*(35999.05029-0.0001537*[.G113])" office:value-type="float" office:value="4067.61603552848">
            <text:p>4067.62</text:p>
          </table:table-cell>
          <table:table-cell table:formula="of:=0.016708634-[.G113]*(0.000042037+0.0000001267*[.G113])" office:value-type="float" office:value="0.0167043002920707">
            <text:p>0.02</text:p>
          </table:table-cell>
          <table:table-cell table:formula="of:=SIN(RADIANS([.J113]))*(1.914602-[.G113]*(0.004817+0.000014*[.G113]))+SIN(RADIANS(2*[.J113]))*(0.019993-0.000101*[.G113])+SIN(RADIANS(3*[.J113]))*0.000289" office:value-type="float" office:value="1.81264307418694">
            <text:p>1.81</text:p>
          </table:table-cell>
          <table:table-cell table:formula="of:=[.I113]+[.L113]" office:value-type="float" office:value="32.5432504328389">
            <text:p>32.54</text:p>
          </table:table-cell>
          <table:table-cell table:formula="of:=[.J113]+[.L113]" office:value-type="float" office:value="4069.42867860267">
            <text:p>4069.43</text:p>
          </table:table-cell>
          <table:table-cell table:formula="of:=(1.000001018*(1-[.K113]*[.K113]))/(1+[.K113]*COS(RADIANS([.N113])))" office:value-type="float" office:value="1.00530788178852">
            <text:p>1.01</text:p>
          </table:table-cell>
          <table:table-cell table:formula="of:=[.M113]-0.00569-0.00478*SIN(RADIANS(125.04-1934.136*[.G113]))" office:value-type="float" office:value="32.5421619501069">
            <text:p>32.54</text:p>
          </table:table-cell>
          <table:table-cell table:formula="of:=23+(26+((21.448-[.G113]*(46.815+[.G113]*(0.00059-[.G113]*0.001813))))/60)/60" office:value-type="float" office:value="23.4379508915448">
            <text:p>23.44</text:p>
          </table:table-cell>
          <table:table-cell table:formula="of:=[.Q113]+0.00256*COS(RADIANS(125.04-1934.136*[.G113]))" office:value-type="float" office:value="23.4386439130513">
            <text:p>23.44</text:p>
          </table:table-cell>
          <table:table-cell table:formula="of:=DEGREES(ATAN2(COS(RADIANS([.P113]));COS(RADIANS([.R113]))*SIN(RADIANS([.P113]))))" office:value-type="float" office:value="30.3469677682812">
            <text:p>30.35</text:p>
          </table:table-cell>
          <table:table-cell table:formula="of:=DEGREES(ASIN(SIN(RADIANS([.R113]))*SIN(RADIANS([.P113]))))" office:value-type="float" office:value="12.3549156717578">
            <text:p>12.35</text:p>
          </table:table-cell>
          <table:table-cell table:formula="of:=TAN(RADIANS([.R113]/2))*TAN(RADIANS([.R113]/2))" office:value-type="float" office:value="0.0430320851948405">
            <text:p>0.04</text:p>
          </table:table-cell>
          <table:table-cell table:formula="of:=4*DEGREES([.U113]*SIN(2*RADIANS([.I113]))-2*[.K113]*SIN(RADIANS([.J113]))+4*[.K113]*[.U113]*SIN(RADIANS([.J113]))*COS(2*RADIANS([.I113]))-0.5*[.U113]*[.U113]*SIN(4*RADIANS([.I113]))-1.25*[.K113]*[.K113]*SIN(2*RADIANS([.J113])))" office:value-type="float" office:value="1.53432840030034">
            <text:p>1.53</text:p>
          </table:table-cell>
          <table:table-cell table:formula="of:=DEGREES(ACOS(COS(RADIANS(90.833))/(COS(RADIANS([.$B$2]))*COS(RADIANS([.T113])))-TAN(RADIANS([.$B$2]))*TAN(RADIANS([.T113]))))" office:value-type="float" office:value="101.725554036555">
            <text:p>101.73</text:p>
          </table:table-cell>
          <table:table-cell table:style-name="ce7" table:formula="of:=(720-4*[.$B$3]-[.V113]+[.$B$4]*60)/1440" office:value-type="float" office:value="0.498934494166458">
            <text:p>11:58:28</text:p>
          </table:table-cell>
          <table:table-cell table:style-name="ce7" table:formula="of:=([.X113]*1440-[.W113]*4)/1440" office:value-type="float" office:value="0.216363510731584">
            <text:p>5:11:34</text:p>
          </table:table-cell>
          <table:table-cell table:style-name="ce7" table:formula="of:=([.X113]*1440+[.W113]*4)/1440" office:value-type="float" office:value="0.781505477601332">
            <text:p>18:45:22</text:p>
          </table:table-cell>
          <table:table-cell table:formula="of:=8*[.W113]" office:value-type="float" office:value="813.804432292438">
            <text:p>813.8</text:p>
          </table:table-cell>
          <table:table-cell table:formula="of:=MOD([.E113]*1440+[.V113]+4*[.$B$3]-60*[.$B$4];1440)" office:value-type="float" office:value="721.5343284003">
            <text:p>721.53</text:p>
          </table:table-cell>
          <table:table-cell table:formula="of:=IF([.AB113]/4&lt;0;[.AB113]/4+180;[.AB113]/4-180)" office:value-type="float" office:value="0.383582100075074">
            <text:p>0.38</text:p>
          </table:table-cell>
          <table:table-cell table:formula="of:=DEGREES(ACOS(SIN(RADIANS([.$B$2]))*SIN(RADIANS([.T113]))+COS(RADIANS([.$B$2]))*COS(RADIANS([.T113]))*COS(RADIANS([.AC113]))))" office:value-type="float" office:value="27.6471550112559">
            <text:p>27.65</text:p>
          </table:table-cell>
          <table:table-cell table:formula="of:=90-[.AD113]" office:value-type="float" office:value="62.3528449887441">
            <text:p>62.35</text:p>
          </table:table-cell>
          <table:table-cell table:formula="of:=IF([.AE113]&gt;85;0;IF([.AE113]&gt;5;58.1/TAN(RADIANS([.AE113]))-0.07/POWER(TAN(RADIANS([.AE113]));3)+0.000086/POWER(TAN(RADIANS([.AE113]));5);IF([.AE113]&gt;-0.575;1735+[.AE113]*(-518.2+[.AE113]*(103.4+[.AE113]*(-12.79+[.AE113]*0.711)));-20.772/TAN(RADIANS([.AE113])))))/3600" office:value-type="float" office:value="0.00845133310481835">
            <text:p>0.01</text:p>
          </table:table-cell>
          <table:table-cell table:formula="of:=[.AE113]+[.AF113]" office:value-type="float" office:value="62.3612963218489">
            <text:p>62.36</text:p>
          </table:table-cell>
          <table:table-cell table:formula="of:=IF([.AC113]&gt;0;MOD(DEGREES(ACOS(((SIN(RADIANS([.$B$2]))*COS(RADIANS([.AD113])))-SIN(RADIANS([.T113])))/(COS(RADIANS([.$B$2]))*SIN(RADIANS([.AD113])))))+180;360);MOD(540-DEGREES(ACOS(((SIN(RADIANS([.$B$2]))*COS(RADIANS([.AD113])))-SIN(RADIANS([.T113])))/(COS(RADIANS([.$B$2]))*SIN(RADIANS([.AD113])))));360))" office:value-type="float" office:value="180.807517093006">
            <text:p>180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3]+1" office:value-type="date" office:date-value="2010-04-23">
            <text:p>4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4]+2415018.5+[.E114]-[.$B$4]/24" office:value-type="float" office:value="2455310.29166667">
            <text:p>2455310.29</text:p>
          </table:table-cell>
          <table:table-cell table:style-name="ce9" table:formula="of:=([.F114]-2451545)/36525" office:value-type="float" office:value="0.103088067533649">
            <text:p>0.10308807</text:p>
          </table:table-cell>
          <table:table-cell/>
          <table:table-cell table:formula="of:=MOD(280.46646+[.G114]*(36000.76983+[.G114]*0.0003032);360)" office:value-type="float" office:value="31.7162547205271">
            <text:p>31.72</text:p>
          </table:table-cell>
          <table:table-cell table:formula="of:=357.52911+[.G114]*(35999.05029-0.0001537*[.G114])" office:value-type="float" office:value="4068.60163580934">
            <text:p>4068.6</text:p>
          </table:table-cell>
          <table:table-cell table:formula="of:=0.016708634-[.G114]*(0.000042037+0.0000001267*[.G114])" office:value-type="float" office:value="0.0167042991404452">
            <text:p>0.02</text:p>
          </table:table-cell>
          <table:table-cell table:formula="of:=SIN(RADIANS([.J114]))*(1.914602-[.G114]*(0.004817+0.000014*[.G114]))+SIN(RADIANS(2*[.J114]))*(0.019993-0.000101*[.G114])+SIN(RADIANS(3*[.J114]))*0.000289" office:value-type="float" office:value="1.80186629719466">
            <text:p>1.8</text:p>
          </table:table-cell>
          <table:table-cell table:formula="of:=[.I114]+[.L114]" office:value-type="float" office:value="33.5181210177218">
            <text:p>33.52</text:p>
          </table:table-cell>
          <table:table-cell table:formula="of:=[.J114]+[.L114]" office:value-type="float" office:value="4070.40350210653">
            <text:p>4070.4</text:p>
          </table:table-cell>
          <table:table-cell table:formula="of:=(1.000001018*(1-[.K114]*[.K114]))/(1+[.K114]*COS(RADIANS([.N114])))" office:value-type="float" office:value="1.00557807737107">
            <text:p>1.01</text:p>
          </table:table-cell>
          <table:table-cell table:formula="of:=[.M114]-0.00569-0.00478*SIN(RADIANS(125.04-1934.136*[.G114]))" office:value-type="float" office:value="33.5170337289627">
            <text:p>33.52</text:p>
          </table:table-cell>
          <table:table-cell table:formula="of:=23+(26+((21.448-[.G114]*(46.815+[.G114]*(0.00059-[.G114]*0.001813))))/60)/60" office:value-type="float" office:value="23.4379505355096">
            <text:p>23.44</text:p>
          </table:table-cell>
          <table:table-cell table:formula="of:=[.Q114]+0.00256*COS(RADIANS(125.04-1934.136*[.G114]))" office:value-type="float" office:value="23.438641279069">
            <text:p>23.44</text:p>
          </table:table-cell>
          <table:table-cell table:formula="of:=DEGREES(ATAN2(COS(RADIANS([.P114]));COS(RADIANS([.R114]))*SIN(RADIANS([.P114]))))" office:value-type="float" office:value="31.2855207751986">
            <text:p>31.29</text:p>
          </table:table-cell>
          <table:table-cell table:formula="of:=DEGREES(ASIN(SIN(RADIANS([.R114]))*SIN(RADIANS([.P114]))))" office:value-type="float" office:value="12.6879352454774">
            <text:p>12.69</text:p>
          </table:table-cell>
          <table:table-cell table:formula="of:=TAN(RADIANS([.R114]/2))*TAN(RADIANS([.R114]/2))" office:value-type="float" office:value="0.0430320752480251">
            <text:p>0.04</text:p>
          </table:table-cell>
          <table:table-cell table:formula="of:=4*DEGREES([.U114]*SIN(2*RADIANS([.I114]))-2*[.K114]*SIN(RADIANS([.J114]))+4*[.K114]*[.U114]*SIN(RADIANS([.J114]))*COS(2*RADIANS([.I114]))-0.5*[.U114]*[.U114]*SIN(4*RADIANS([.I114]))-1.25*[.K114]*[.K114]*SIN(2*RADIANS([.J114])))" office:value-type="float" office:value="1.72205165841325">
            <text:p>1.72</text:p>
          </table:table-cell>
          <table:table-cell table:formula="of:=DEGREES(ACOS(COS(RADIANS(90.833))/(COS(RADIANS([.$B$2]))*COS(RADIANS([.T114])))-TAN(RADIANS([.$B$2]))*TAN(RADIANS([.T114]))))" office:value-type="float" office:value="102.026657444689">
            <text:p>102.03</text:p>
          </table:table-cell>
          <table:table-cell table:style-name="ce7" table:formula="of:=(720-4*[.$B$3]-[.V114]+[.$B$4]*60)/1440" office:value-type="float" office:value="0.498804130792769">
            <text:p>11:58:17</text:p>
          </table:table-cell>
          <table:table-cell table:style-name="ce7" table:formula="of:=([.X114]*1440-[.W114]*4)/1440" office:value-type="float" office:value="0.215396749001966">
            <text:p>5:10:10</text:p>
          </table:table-cell>
          <table:table-cell table:style-name="ce7" table:formula="of:=([.X114]*1440+[.W114]*4)/1440" office:value-type="float" office:value="0.782211512583571">
            <text:p>18:46:23</text:p>
          </table:table-cell>
          <table:table-cell table:formula="of:=8*[.W114]" office:value-type="float" office:value="816.213259557511">
            <text:p>816.21</text:p>
          </table:table-cell>
          <table:table-cell table:formula="of:=MOD([.E114]*1440+[.V114]+4*[.$B$3]-60*[.$B$4];1440)" office:value-type="float" office:value="721.722051658413">
            <text:p>721.72</text:p>
          </table:table-cell>
          <table:table-cell table:formula="of:=IF([.AB114]/4&lt;0;[.AB114]/4+180;[.AB114]/4-180)" office:value-type="float" office:value="0.430512914603327">
            <text:p>0.43</text:p>
          </table:table-cell>
          <table:table-cell table:formula="of:=DEGREES(ACOS(SIN(RADIANS([.$B$2]))*SIN(RADIANS([.T114]))+COS(RADIANS([.$B$2]))*COS(RADIANS([.T114]))*COS(RADIANS([.AC114]))))" office:value-type="float" office:value="27.3146990074558">
            <text:p>27.31</text:p>
          </table:table-cell>
          <table:table-cell table:formula="of:=90-[.AD114]" office:value-type="float" office:value="62.6853009925442">
            <text:p>62.69</text:p>
          </table:table-cell>
          <table:table-cell table:formula="of:=IF([.AE114]&gt;85;0;IF([.AE114]&gt;5;58.1/TAN(RADIANS([.AE114]))-0.07/POWER(TAN(RADIANS([.AE114]));3)+0.000086/POWER(TAN(RADIANS([.AE114]));5);IF([.AE114]&gt;-0.575;1735+[.AE114]*(-518.2+[.AE114]*(103.4+[.AE114]*(-12.79+[.AE114]*0.711)));-20.772/TAN(RADIANS([.AE114])))))/3600" office:value-type="float" office:value="0.00833246799345321">
            <text:p>0.01</text:p>
          </table:table-cell>
          <table:table-cell table:formula="of:=[.AE114]+[.AF114]" office:value-type="float" office:value="62.6936334605377">
            <text:p>62.69</text:p>
          </table:table-cell>
          <table:table-cell table:formula="of:=IF([.AC114]&gt;0;MOD(DEGREES(ACOS(((SIN(RADIANS([.$B$2]))*COS(RADIANS([.AD114])))-SIN(RADIANS([.T114])))/(COS(RADIANS([.$B$2]))*SIN(RADIANS([.AD114])))))+180;360);MOD(540-DEGREES(ACOS(((SIN(RADIANS([.$B$2]))*COS(RADIANS([.AD114])))-SIN(RADIANS([.T114])))/(COS(RADIANS([.$B$2]))*SIN(RADIANS([.AD114])))));360))" office:value-type="float" office:value="180.915307556158">
            <text:p>180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4]+1" office:value-type="date" office:date-value="2010-04-24">
            <text:p>4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5]+2415018.5+[.E115]-[.$B$4]/24" office:value-type="float" office:value="2455311.29166667">
            <text:p>2455311.29</text:p>
          </table:table-cell>
          <table:table-cell table:style-name="ce9" table:formula="of:=([.F115]-2451545)/36525" office:value-type="float" office:value="0.10311544604152">
            <text:p>0.10311545</text:p>
          </table:table-cell>
          <table:table-cell/>
          <table:table-cell table:formula="of:=MOD(280.46646+[.G115]*(36000.76983+[.G115]*0.0003032);360)" office:value-type="float" office:value="32.7019020824027">
            <text:p>32.7</text:p>
          </table:table-cell>
          <table:table-cell table:formula="of:=357.52911+[.G115]*(35999.05029-0.0001537*[.G115])" office:value-type="float" office:value="4069.58723609019">
            <text:p>4069.59</text:p>
          </table:table-cell>
          <table:table-cell table:formula="of:=0.016708634-[.G115]*(0.000042037+0.0000001267*[.G115])" office:value-type="float" office:value="0.0167042979888196">
            <text:p>0.02</text:p>
          </table:table-cell>
          <table:table-cell table:formula="of:=SIN(RADIANS([.J115]))*(1.914602-[.G115]*(0.004817+0.000014*[.G115]))+SIN(RADIANS(2*[.J115]))*(0.019993-0.000101*[.G115])+SIN(RADIANS(3*[.J115]))*0.000289" office:value-type="float" office:value="1.79056745758144">
            <text:p>1.79</text:p>
          </table:table-cell>
          <table:table-cell table:formula="of:=[.I115]+[.L115]" office:value-type="float" office:value="34.4924695399842">
            <text:p>34.49</text:p>
          </table:table-cell>
          <table:table-cell table:formula="of:=[.J115]+[.L115]" office:value-type="float" office:value="4071.37780354777">
            <text:p>4071.38</text:p>
          </table:table-cell>
          <table:table-cell table:formula="of:=(1.000001018*(1-[.K115]*[.K115]))/(1+[.K115]*COS(RADIANS([.N115])))" office:value-type="float" office:value="1.00584656878306">
            <text:p>1.01</text:p>
          </table:table-cell>
          <table:table-cell table:formula="of:=[.M115]-0.00569-0.00478*SIN(RADIANS(125.04-1934.136*[.G115]))" office:value-type="float" office:value="34.4913834412666">
            <text:p>34.49</text:p>
          </table:table-cell>
          <table:table-cell table:formula="of:=23+(26+((21.448-[.G115]*(46.815+[.G115]*(0.00059-[.G115]*0.001813))))/60)/60" office:value-type="float" office:value="23.4379501794744">
            <text:p>23.44</text:p>
          </table:table-cell>
          <table:table-cell table:formula="of:=[.Q115]+0.00256*COS(RADIANS(125.04-1934.136*[.G115]))" office:value-type="float" office:value="23.4386386444966">
            <text:p>23.44</text:p>
          </table:table-cell>
          <table:table-cell table:formula="of:=DEGREES(ATAN2(COS(RADIANS([.P115]));COS(RADIANS([.R115]))*SIN(RADIANS([.P115]))))" office:value-type="float" office:value="32.2260164644876">
            <text:p>32.23</text:p>
          </table:table-cell>
          <table:table-cell table:formula="of:=DEGREES(ASIN(SIN(RADIANS([.R115]))*SIN(RADIANS([.P115]))))" office:value-type="float" office:value="13.0174761797138">
            <text:p>13.02</text:p>
          </table:table-cell>
          <table:table-cell table:formula="of:=TAN(RADIANS([.R115]/2))*TAN(RADIANS([.R115]/2))" office:value-type="float" office:value="0.0430320652989827">
            <text:p>0.04</text:p>
          </table:table-cell>
          <table:table-cell table:formula="of:=4*DEGREES([.U115]*SIN(2*RADIANS([.I115]))-2*[.K115]*SIN(RADIANS([.J115]))+4*[.K115]*[.U115]*SIN(RADIANS([.J115]))*COS(2*RADIANS([.I115]))-0.5*[.U115]*[.U115]*SIN(4*RADIANS([.I115]))-1.25*[.K115]*[.K115]*SIN(2*RADIANS([.J115])))" office:value-type="float" office:value="1.90203708542635">
            <text:p>1.9</text:p>
          </table:table-cell>
          <table:table-cell table:formula="of:=DEGREES(ACOS(COS(RADIANS(90.833))/(COS(RADIANS([.$B$2]))*COS(RADIANS([.T115])))-TAN(RADIANS([.$B$2]))*TAN(RADIANS([.T115]))))" office:value-type="float" office:value="102.325763760117">
            <text:p>102.33</text:p>
          </table:table-cell>
          <table:table-cell table:style-name="ce7" table:formula="of:=(720-4*[.$B$3]-[.V115]+[.$B$4]*60)/1440" office:value-type="float" office:value="0.498679140912898">
            <text:p>11:58:06</text:p>
          </table:table-cell>
          <table:table-cell table:style-name="ce7" table:formula="of:=([.X115]*1440-[.W115]*4)/1440" office:value-type="float" office:value="0.214440908245907">
            <text:p>5:08:48</text:p>
          </table:table-cell>
          <table:table-cell table:style-name="ce7" table:formula="of:=([.X115]*1440+[.W115]*4)/1440" office:value-type="float" office:value="0.78291737357989">
            <text:p>18:47:24</text:p>
          </table:table-cell>
          <table:table-cell table:formula="of:=8*[.W115]" office:value-type="float" office:value="818.606110080935">
            <text:p>818.61</text:p>
          </table:table-cell>
          <table:table-cell table:formula="of:=MOD([.E115]*1440+[.V115]+4*[.$B$3]-60*[.$B$4];1440)" office:value-type="float" office:value="721.902037085426">
            <text:p>721.9</text:p>
          </table:table-cell>
          <table:table-cell table:formula="of:=IF([.AB115]/4&lt;0;[.AB115]/4+180;[.AB115]/4-180)" office:value-type="float" office:value="0.4755092713566">
            <text:p>0.48</text:p>
          </table:table-cell>
          <table:table-cell table:formula="of:=DEGREES(ACOS(SIN(RADIANS([.$B$2]))*SIN(RADIANS([.T115]))+COS(RADIANS([.$B$2]))*COS(RADIANS([.T115]))*COS(RADIANS([.AC115]))))" office:value-type="float" office:value="26.9857694525271">
            <text:p>26.99</text:p>
          </table:table-cell>
          <table:table-cell table:formula="of:=90-[.AD115]" office:value-type="float" office:value="63.0142305474729">
            <text:p>63.01</text:p>
          </table:table-cell>
          <table:table-cell table:formula="of:=IF([.AE115]&gt;85;0;IF([.AE115]&gt;5;58.1/TAN(RADIANS([.AE115]))-0.07/POWER(TAN(RADIANS([.AE115]));3)+0.000086/POWER(TAN(RADIANS([.AE115]));5);IF([.AE115]&gt;-0.575;1735+[.AE115]*(-518.2+[.AE115]*(103.4+[.AE115]*(-12.79+[.AE115]*0.711)));-20.772/TAN(RADIANS([.AE115])))))/3600" office:value-type="float" office:value="0.00821555961134618">
            <text:p>0.01</text:p>
          </table:table-cell>
          <table:table-cell table:formula="of:=[.AE115]+[.AF115]" office:value-type="float" office:value="63.0224461070842">
            <text:p>63.02</text:p>
          </table:table-cell>
          <table:table-cell table:formula="of:=IF([.AC115]&gt;0;MOD(DEGREES(ACOS(((SIN(RADIANS([.$B$2]))*COS(RADIANS([.AD115])))-SIN(RADIANS([.T115])))/(COS(RADIANS([.$B$2]))*SIN(RADIANS([.AD115])))))+180;360);MOD(540-DEGREES(ACOS(((SIN(RADIANS([.$B$2]))*COS(RADIANS([.AD115])))-SIN(RADIANS([.T115])))/(COS(RADIANS([.$B$2]))*SIN(RADIANS([.AD115])))));360))" office:value-type="float" office:value="181.021022510737">
            <text:p>181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5]+1" office:value-type="date" office:date-value="2010-04-25">
            <text:p>4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6]+2415018.5+[.E116]-[.$B$4]/24" office:value-type="float" office:value="2455312.29166667">
            <text:p>2455312.29</text:p>
          </table:table-cell>
          <table:table-cell table:style-name="ce9" table:formula="of:=([.F116]-2451545)/36525" office:value-type="float" office:value="0.103142824549391">
            <text:p>0.10314282</text:p>
          </table:table-cell>
          <table:table-cell/>
          <table:table-cell table:formula="of:=MOD(280.46646+[.G116]*(36000.76983+[.G116]*0.0003032);360)" office:value-type="float" office:value="33.6875494442793">
            <text:p>33.69</text:p>
          </table:table-cell>
          <table:table-cell table:formula="of:=357.52911+[.G116]*(35999.05029-0.0001537*[.G116])" office:value-type="float" office:value="4070.57283637105">
            <text:p>4070.57</text:p>
          </table:table-cell>
          <table:table-cell table:formula="of:=0.016708634-[.G116]*(0.000042037+0.0000001267*[.G116])" office:value-type="float" office:value="0.0167042968371938">
            <text:p>0.02</text:p>
          </table:table-cell>
          <table:table-cell table:formula="of:=SIN(RADIANS([.J116]))*(1.914602-[.G116]*(0.004817+0.000014*[.G116]))+SIN(RADIANS(2*[.J116]))*(0.019993-0.000101*[.G116])+SIN(RADIANS(3*[.J116]))*0.000289" office:value-type="float" office:value="1.77875034864614">
            <text:p>1.78</text:p>
          </table:table-cell>
          <table:table-cell table:formula="of:=[.I116]+[.L116]" office:value-type="float" office:value="35.4662997929254">
            <text:p>35.47</text:p>
          </table:table-cell>
          <table:table-cell table:formula="of:=[.J116]+[.L116]" office:value-type="float" office:value="4072.3515867197">
            <text:p>4072.35</text:p>
          </table:table-cell>
          <table:table-cell table:formula="of:=(1.000001018*(1-[.K116]*[.K116]))/(1+[.K116]*COS(RADIANS([.N116])))" office:value-type="float" office:value="1.00611327931916">
            <text:p>1.01</text:p>
          </table:table-cell>
          <table:table-cell table:formula="of:=[.M116]-0.00569-0.00478*SIN(RADIANS(125.04-1934.136*[.G116]))" office:value-type="float" office:value="35.4652148803166">
            <text:p>35.47</text:p>
          </table:table-cell>
          <table:table-cell table:formula="of:=23+(26+((21.448-[.G116]*(46.815+[.G116]*(0.00059-[.G116]*0.001813))))/60)/60" office:value-type="float" office:value="23.4379498234393">
            <text:p>23.44</text:p>
          </table:table-cell>
          <table:table-cell table:formula="of:=[.Q116]+0.00256*COS(RADIANS(125.04-1934.136*[.G116]))" office:value-type="float" office:value="23.4386360093362">
            <text:p>23.44</text:p>
          </table:table-cell>
          <table:table-cell table:formula="of:=DEGREES(ATAN2(COS(RADIANS([.P116]));COS(RADIANS([.R116]))*SIN(RADIANS([.P116]))))" office:value-type="float" office:value="33.1685013987796">
            <text:p>33.17</text:p>
          </table:table-cell>
          <table:table-cell table:formula="of:=DEGREES(ASIN(SIN(RADIANS([.R116]))*SIN(RADIANS([.P116]))))" office:value-type="float" office:value="13.3434475417689">
            <text:p>13.34</text:p>
          </table:table-cell>
          <table:table-cell table:formula="of:=TAN(RADIANS([.R116]/2))*TAN(RADIANS([.R116]/2))" office:value-type="float" office:value="0.0430320553477208">
            <text:p>0.04</text:p>
          </table:table-cell>
          <table:table-cell table:formula="of:=4*DEGREES([.U116]*SIN(2*RADIANS([.I116]))-2*[.K116]*SIN(RADIANS([.J116]))+4*[.K116]*[.U116]*SIN(RADIANS([.J116]))*COS(2*RADIANS([.I116]))-0.5*[.U116]*[.U116]*SIN(4*RADIANS([.I116]))-1.25*[.K116]*[.K116]*SIN(2*RADIANS([.J116])))" office:value-type="float" office:value="2.07409881241235">
            <text:p>2.07</text:p>
          </table:table-cell>
          <table:table-cell table:formula="of:=DEGREES(ACOS(COS(RADIANS(90.833))/(COS(RADIANS([.$B$2]))*COS(RADIANS([.T116])))-TAN(RADIANS([.$B$2]))*TAN(RADIANS([.T116]))))" office:value-type="float" office:value="102.622788336504">
            <text:p>102.62</text:p>
          </table:table-cell>
          <table:table-cell table:style-name="ce7" table:formula="of:=(720-4*[.$B$3]-[.V116]+[.$B$4]*60)/1440" office:value-type="float" office:value="0.498559653602491">
            <text:p>11:57:56</text:p>
          </table:table-cell>
          <table:table-cell table:style-name="ce7" table:formula="of:=([.X116]*1440-[.W116]*4)/1440" office:value-type="float" office:value="0.213496352667757">
            <text:p>5:07:26</text:p>
          </table:table-cell>
          <table:table-cell table:style-name="ce7" table:formula="of:=([.X116]*1440+[.W116]*4)/1440" office:value-type="float" office:value="0.783622954537226">
            <text:p>18:48:25</text:p>
          </table:table-cell>
          <table:table-cell table:formula="of:=8*[.W116]" office:value-type="float" office:value="820.982306692036">
            <text:p>820.98</text:p>
          </table:table-cell>
          <table:table-cell table:formula="of:=MOD([.E116]*1440+[.V116]+4*[.$B$3]-60*[.$B$4];1440)" office:value-type="float" office:value="722.074098812412">
            <text:p>722.07</text:p>
          </table:table-cell>
          <table:table-cell table:formula="of:=IF([.AB116]/4&lt;0;[.AB116]/4+180;[.AB116]/4-180)" office:value-type="float" office:value="0.518524703103083">
            <text:p>0.52</text:p>
          </table:table-cell>
          <table:table-cell table:formula="of:=DEGREES(ACOS(SIN(RADIANS([.$B$2]))*SIN(RADIANS([.T116]))+COS(RADIANS([.$B$2]))*COS(RADIANS([.T116]))*COS(RADIANS([.AC116]))))" office:value-type="float" office:value="26.6604502907259">
            <text:p>26.66</text:p>
          </table:table-cell>
          <table:table-cell table:formula="of:=90-[.AD116]" office:value-type="float" office:value="63.3395497092741">
            <text:p>63.34</text:p>
          </table:table-cell>
          <table:table-cell table:formula="of:=IF([.AE116]&gt;85;0;IF([.AE116]&gt;5;58.1/TAN(RADIANS([.AE116]))-0.07/POWER(TAN(RADIANS([.AE116]));3)+0.000086/POWER(TAN(RADIANS([.AE116]));5);IF([.AE116]&gt;-0.575;1735+[.AE116]*(-518.2+[.AE116]*(103.4+[.AE116]*(-12.79+[.AE116]*0.711)));-20.772/TAN(RADIANS([.AE116])))))/3600" office:value-type="float" office:value="0.00810060180541834">
            <text:p>0.01</text:p>
          </table:table-cell>
          <table:table-cell table:formula="of:=[.AE116]+[.AF116]" office:value-type="float" office:value="63.3476503110795">
            <text:p>63.35</text:p>
          </table:table-cell>
          <table:table-cell table:formula="of:=IF([.AC116]&gt;0;MOD(DEGREES(ACOS(((SIN(RADIANS([.$B$2]))*COS(RADIANS([.AD116])))-SIN(RADIANS([.T116])))/(COS(RADIANS([.$B$2]))*SIN(RADIANS([.AD116])))))+180;360);MOD(540-DEGREES(ACOS(((SIN(RADIANS([.$B$2]))*COS(RADIANS([.AD116])))-SIN(RADIANS([.T116])))/(COS(RADIANS([.$B$2]))*SIN(RADIANS([.AD116])))));360))" office:value-type="float" office:value="181.124470001019">
            <text:p>181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6]+1" office:value-type="date" office:date-value="2010-04-26">
            <text:p>4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7]+2415018.5+[.E117]-[.$B$4]/24" office:value-type="float" office:value="2455313.29166667">
            <text:p>2455313.29</text:p>
          </table:table-cell>
          <table:table-cell table:style-name="ce9" table:formula="of:=([.F117]-2451545)/36525" office:value-type="float" office:value="0.103170203057262">
            <text:p>0.10317020</text:p>
          </table:table-cell>
          <table:table-cell/>
          <table:table-cell table:formula="of:=MOD(280.46646+[.G117]*(36000.76983+[.G117]*0.0003032);360)" office:value-type="float" office:value="34.6731968061563">
            <text:p>34.67</text:p>
          </table:table-cell>
          <table:table-cell table:formula="of:=357.52911+[.G117]*(35999.05029-0.0001537*[.G117])" office:value-type="float" office:value="4071.55843665191">
            <text:p>4071.56</text:p>
          </table:table-cell>
          <table:table-cell table:formula="of:=0.016708634-[.G117]*(0.000042037+0.0000001267*[.G117])" office:value-type="float" office:value="0.0167042956855678">
            <text:p>0.02</text:p>
          </table:table-cell>
          <table:table-cell table:formula="of:=SIN(RADIANS([.J117]))*(1.914602-[.G117]*(0.004817+0.000014*[.G117]))+SIN(RADIANS(2*[.J117]))*(0.019993-0.000101*[.G117])+SIN(RADIANS(3*[.J117]))*0.000289" office:value-type="float" office:value="1.7664189028384">
            <text:p>1.77</text:p>
          </table:table-cell>
          <table:table-cell table:formula="of:=[.I117]+[.L117]" office:value-type="float" office:value="36.4396157089947">
            <text:p>36.44</text:p>
          </table:table-cell>
          <table:table-cell table:formula="of:=[.J117]+[.L117]" office:value-type="float" office:value="4073.32485555475">
            <text:p>4073.32</text:p>
          </table:table-cell>
          <table:table-cell table:formula="of:=(1.000001018*(1-[.K117]*[.K117]))/(1+[.K117]*COS(RADIANS([.N117])))" office:value-type="float" office:value="1.00637813290506">
            <text:p>1.01</text:p>
          </table:table-cell>
          <table:table-cell table:formula="of:=[.M117]-0.00569-0.00478*SIN(RADIANS(125.04-1934.136*[.G117]))" office:value-type="float" office:value="36.4385319785612">
            <text:p>36.44</text:p>
          </table:table-cell>
          <table:table-cell table:formula="of:=23+(26+((21.448-[.G117]*(46.815+[.G117]*(0.00059-[.G117]*0.001813))))/60)/60" office:value-type="float" office:value="23.4379494674041">
            <text:p>23.44</text:p>
          </table:table-cell>
          <table:table-cell table:formula="of:=[.Q117]+0.00256*COS(RADIANS(125.04-1934.136*[.G117]))" office:value-type="float" office:value="23.4386333735896">
            <text:p>23.44</text:p>
          </table:table-cell>
          <table:table-cell table:formula="of:=DEGREES(ATAN2(COS(RADIANS([.P117]));COS(RADIANS([.R117]))*SIN(RADIANS([.P117]))))" office:value-type="float" office:value="34.1130199125398">
            <text:p>34.11</text:p>
          </table:table-cell>
          <table:table-cell table:formula="of:=DEGREES(ASIN(SIN(RADIANS([.R117]))*SIN(RADIANS([.P117]))))" office:value-type="float" office:value="13.6657587501582">
            <text:p>13.67</text:p>
          </table:table-cell>
          <table:table-cell table:formula="of:=TAN(RADIANS([.R117]/2))*TAN(RADIANS([.R117]/2))" office:value-type="float" office:value="0.0430320453942468">
            <text:p>0.04</text:p>
          </table:table-cell>
          <table:table-cell table:formula="of:=4*DEGREES([.U117]*SIN(2*RADIANS([.I117]))-2*[.K117]*SIN(RADIANS([.J117]))+4*[.K117]*[.U117]*SIN(RADIANS([.J117]))*COS(2*RADIANS([.I117]))-0.5*[.U117]*[.U117]*SIN(4*RADIANS([.I117]))-1.25*[.K117]*[.K117]*SIN(2*RADIANS([.J117])))" office:value-type="float" office:value="2.23805959878276">
            <text:p>2.24</text:p>
          </table:table-cell>
          <table:table-cell table:formula="of:=DEGREES(ACOS(COS(RADIANS(90.833))/(COS(RADIANS([.$B$2]))*COS(RADIANS([.T117])))-TAN(RADIANS([.$B$2]))*TAN(RADIANS([.T117]))))" office:value-type="float" office:value="102.917644280041">
            <text:p>102.92</text:p>
          </table:table-cell>
          <table:table-cell table:style-name="ce7" table:formula="of:=(720-4*[.$B$3]-[.V117]+[.$B$4]*60)/1440" office:value-type="float" office:value="0.49844579194529">
            <text:p>11:57:46</text:p>
          </table:table-cell>
          <table:table-cell table:style-name="ce7" table:formula="of:=([.X117]*1440-[.W117]*4)/1440" office:value-type="float" office:value="0.212563446722953">
            <text:p>5:06:05</text:p>
          </table:table-cell>
          <table:table-cell table:style-name="ce7" table:formula="of:=([.X117]*1440+[.W117]*4)/1440" office:value-type="float" office:value="0.784328137167627">
            <text:p>18:49:26</text:p>
          </table:table-cell>
          <table:table-cell table:formula="of:=8*[.W117]" office:value-type="float" office:value="823.34115424033">
            <text:p>823.34</text:p>
          </table:table-cell>
          <table:table-cell table:formula="of:=MOD([.E117]*1440+[.V117]+4*[.$B$3]-60*[.$B$4];1440)" office:value-type="float" office:value="722.238059598783">
            <text:p>722.24</text:p>
          </table:table-cell>
          <table:table-cell table:formula="of:=IF([.AB117]/4&lt;0;[.AB117]/4+180;[.AB117]/4-180)" office:value-type="float" office:value="0.559514899695699">
            <text:p>0.56</text:p>
          </table:table-cell>
          <table:table-cell table:formula="of:=DEGREES(ACOS(SIN(RADIANS([.$B$2]))*SIN(RADIANS([.T117]))+COS(RADIANS([.$B$2]))*COS(RADIANS([.T117]))*COS(RADIANS([.AC117]))))" office:value-type="float" office:value="26.3388249456661">
            <text:p>26.34</text:p>
          </table:table-cell>
          <table:table-cell table:formula="of:=90-[.AD117]" office:value-type="float" office:value="63.6611750543339">
            <text:p>63.66</text:p>
          </table:table-cell>
          <table:table-cell table:formula="of:=IF([.AE117]&gt;85;0;IF([.AE117]&gt;5;58.1/TAN(RADIANS([.AE117]))-0.07/POWER(TAN(RADIANS([.AE117]));3)+0.000086/POWER(TAN(RADIANS([.AE117]));5);IF([.AE117]&gt;-0.575;1735+[.AE117]*(-518.2+[.AE117]*(103.4+[.AE117]*(-12.79+[.AE117]*0.711)));-20.772/TAN(RADIANS([.AE117])))))/3600" office:value-type="float" office:value="0.00798758892098082">
            <text:p>0.01</text:p>
          </table:table-cell>
          <table:table-cell table:formula="of:=[.AE117]+[.AF117]" office:value-type="float" office:value="63.6691626432549">
            <text:p>63.67</text:p>
          </table:table-cell>
          <table:table-cell table:formula="of:=IF([.AC117]&gt;0;MOD(DEGREES(ACOS(((SIN(RADIANS([.$B$2]))*COS(RADIANS([.AD117])))-SIN(RADIANS([.T117])))/(COS(RADIANS([.$B$2]))*SIN(RADIANS([.AD117])))))+180;360);MOD(540-DEGREES(ACOS(((SIN(RADIANS([.$B$2]))*COS(RADIANS([.AD117])))-SIN(RADIANS([.T117])))/(COS(RADIANS([.$B$2]))*SIN(RADIANS([.AD117])))));360))" office:value-type="float" office:value="181.225454991044">
            <text:p>181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7]+1" office:value-type="date" office:date-value="2010-04-27">
            <text:p>4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8]+2415018.5+[.E118]-[.$B$4]/24" office:value-type="float" office:value="2455314.29166667">
            <text:p>2455314.29</text:p>
          </table:table-cell>
          <table:table-cell table:style-name="ce9" table:formula="of:=([.F118]-2451545)/36525" office:value-type="float" office:value="0.103197581565134">
            <text:p>0.10319758</text:p>
          </table:table-cell>
          <table:table-cell/>
          <table:table-cell table:formula="of:=MOD(280.46646+[.G118]*(36000.76983+[.G118]*0.0003032);360)" office:value-type="float" office:value="35.6588441680337">
            <text:p>35.66</text:p>
          </table:table-cell>
          <table:table-cell table:formula="of:=357.52911+[.G118]*(35999.05029-0.0001537*[.G118])" office:value-type="float" office:value="4072.54403693276">
            <text:p>4072.54</text:p>
          </table:table-cell>
          <table:table-cell table:formula="of:=0.016708634-[.G118]*(0.000042037+0.0000001267*[.G118])" office:value-type="float" office:value="0.0167042945339416">
            <text:p>0.02</text:p>
          </table:table-cell>
          <table:table-cell table:formula="of:=SIN(RADIANS([.J118]))*(1.914602-[.G118]*(0.004817+0.000014*[.G118]))+SIN(RADIANS(2*[.J118]))*(0.019993-0.000101*[.G118])+SIN(RADIANS(3*[.J118]))*0.000289" office:value-type="float" office:value="1.75357719012473">
            <text:p>1.75</text:p>
          </table:table-cell>
          <table:table-cell table:formula="of:=[.I118]+[.L118]" office:value-type="float" office:value="37.4124213581585">
            <text:p>37.41</text:p>
          </table:table-cell>
          <table:table-cell table:formula="of:=[.J118]+[.L118]" office:value-type="float" office:value="4074.29761412289">
            <text:p>4074.3</text:p>
          </table:table-cell>
          <table:table-cell table:formula="of:=(1.000001018*(1-[.K118]*[.K118]))/(1+[.K118]*COS(RADIANS([.N118])))" office:value-type="float" office:value="1.00664105411648">
            <text:p>1.01</text:p>
          </table:table-cell>
          <table:table-cell table:formula="of:=[.M118]-0.00569-0.00478*SIN(RADIANS(125.04-1934.136*[.G118]))" office:value-type="float" office:value="37.4113388059657">
            <text:p>37.41</text:p>
          </table:table-cell>
          <table:table-cell table:formula="of:=23+(26+((21.448-[.G118]*(46.815+[.G118]*(0.00059-[.G118]*0.001813))))/60)/60" office:value-type="float" office:value="23.437949111369">
            <text:p>23.44</text:p>
          </table:table-cell>
          <table:table-cell table:formula="of:=[.Q118]+0.00256*COS(RADIANS(125.04-1934.136*[.G118]))" office:value-type="float" office:value="23.4386307372589">
            <text:p>23.44</text:p>
          </table:table-cell>
          <table:table-cell table:formula="of:=DEGREES(ATAN2(COS(RADIANS([.P118]));COS(RADIANS([.R118]))*SIN(RADIANS([.P118]))))" office:value-type="float" office:value="35.05961404383">
            <text:p>35.06</text:p>
          </table:table-cell>
          <table:table-cell table:formula="of:=DEGREES(ASIN(SIN(RADIANS([.R118]))*SIN(RADIANS([.P118]))))" office:value-type="float" office:value="13.9843195956165">
            <text:p>13.98</text:p>
          </table:table-cell>
          <table:table-cell table:formula="of:=TAN(RADIANS([.R118]/2))*TAN(RADIANS([.R118]/2))" office:value-type="float" office:value="0.043032035438568">
            <text:p>0.04</text:p>
          </table:table-cell>
          <table:table-cell table:formula="of:=4*DEGREES([.U118]*SIN(2*RADIANS([.I118]))-2*[.K118]*SIN(RADIANS([.J118]))+4*[.K118]*[.U118]*SIN(RADIANS([.J118]))*COS(2*RADIANS([.I118]))-0.5*[.U118]*[.U118]*SIN(4*RADIANS([.I118]))-1.25*[.K118]*[.K118]*SIN(2*RADIANS([.J118])))" office:value-type="float" office:value="2.39375113100987">
            <text:p>2.39</text:p>
          </table:table-cell>
          <table:table-cell table:formula="of:=DEGREES(ACOS(COS(RADIANS(90.833))/(COS(RADIANS([.$B$2]))*COS(RADIANS([.T118])))-TAN(RADIANS([.$B$2]))*TAN(RADIANS([.T118]))))" office:value-type="float" office:value="103.210242436991">
            <text:p>103.21</text:p>
          </table:table-cell>
          <table:table-cell table:style-name="ce7" table:formula="of:=(720-4*[.$B$3]-[.V118]+[.$B$4]*60)/1440" office:value-type="float" office:value="0.498337672825688">
            <text:p>11:57:36</text:p>
          </table:table-cell>
          <table:table-cell table:style-name="ce7" table:formula="of:=([.X118]*1440-[.W118]*4)/1440" office:value-type="float" office:value="0.211642554945157">
            <text:p>5:04:46</text:p>
          </table:table-cell>
          <table:table-cell table:style-name="ce7" table:formula="of:=([.X118]*1440+[.W118]*4)/1440" office:value-type="float" office:value="0.785032790706218">
            <text:p>18:50:27</text:p>
          </table:table-cell>
          <table:table-cell table:formula="of:=8*[.W118]" office:value-type="float" office:value="825.681939495927">
            <text:p>825.68</text:p>
          </table:table-cell>
          <table:table-cell table:formula="of:=MOD([.E118]*1440+[.V118]+4*[.$B$3]-60*[.$B$4];1440)" office:value-type="float" office:value="722.39375113101">
            <text:p>722.39</text:p>
          </table:table-cell>
          <table:table-cell table:formula="of:=IF([.AB118]/4&lt;0;[.AB118]/4+180;[.AB118]/4-180)" office:value-type="float" office:value="0.598437782752455">
            <text:p>0.6</text:p>
          </table:table-cell>
          <table:table-cell table:formula="of:=DEGREES(ACOS(SIN(RADIANS([.$B$2]))*SIN(RADIANS([.T118]))+COS(RADIANS([.$B$2]))*COS(RADIANS([.T118]))*COS(RADIANS([.AC118]))))" office:value-type="float" office:value="26.0209763369708">
            <text:p>26.02</text:p>
          </table:table-cell>
          <table:table-cell table:formula="of:=90-[.AD118]" office:value-type="float" office:value="63.9790236630292">
            <text:p>63.98</text:p>
          </table:table-cell>
          <table:table-cell table:formula="of:=IF([.AE118]&gt;85;0;IF([.AE118]&gt;5;58.1/TAN(RADIANS([.AE118]))-0.07/POWER(TAN(RADIANS([.AE118]));3)+0.000086/POWER(TAN(RADIANS([.AE118]));5);IF([.AE118]&gt;-0.575;1735+[.AE118]*(-518.2+[.AE118]*(103.4+[.AE118]*(-12.79+[.AE118]*0.711)));-20.772/TAN(RADIANS([.AE118])))))/3600" office:value-type="float" office:value="0.00787651580799466">
            <text:p>0.01</text:p>
          </table:table-cell>
          <table:table-cell table:formula="of:=[.AE118]+[.AF118]" office:value-type="float" office:value="63.9869001788372">
            <text:p>63.99</text:p>
          </table:table-cell>
          <table:table-cell table:formula="of:=IF([.AC118]&gt;0;MOD(DEGREES(ACOS(((SIN(RADIANS([.$B$2]))*COS(RADIANS([.AD118])))-SIN(RADIANS([.T118])))/(COS(RADIANS([.$B$2]))*SIN(RADIANS([.AD118])))))+180;360);MOD(540-DEGREES(ACOS(((SIN(RADIANS([.$B$2]))*COS(RADIANS([.AD118])))-SIN(RADIANS([.T118])))/(COS(RADIANS([.$B$2]))*SIN(RADIANS([.AD118])))));360))" office:value-type="float" office:value="181.323779584351">
            <text:p>181.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8]+1" office:value-type="date" office:date-value="2010-04-28">
            <text:p>4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9]+2415018.5+[.E119]-[.$B$4]/24" office:value-type="float" office:value="2455315.29166667">
            <text:p>2455315.29</text:p>
          </table:table-cell>
          <table:table-cell table:style-name="ce9" table:formula="of:=([.F119]-2451545)/36525" office:value-type="float" office:value="0.103224960073005">
            <text:p>0.10322496</text:p>
          </table:table-cell>
          <table:table-cell/>
          <table:table-cell table:formula="of:=MOD(280.46646+[.G119]*(36000.76983+[.G119]*0.0003032);360)" office:value-type="float" office:value="36.6444915299116">
            <text:p>36.64</text:p>
          </table:table-cell>
          <table:table-cell table:formula="of:=357.52911+[.G119]*(35999.05029-0.0001537*[.G119])" office:value-type="float" office:value="4073.52963721362">
            <text:p>4073.53</text:p>
          </table:table-cell>
          <table:table-cell table:formula="of:=0.016708634-[.G119]*(0.000042037+0.0000001267*[.G119])" office:value-type="float" office:value="0.0167042933823152">
            <text:p>0.02</text:p>
          </table:table-cell>
          <table:table-cell table:formula="of:=SIN(RADIANS([.J119]))*(1.914602-[.G119]*(0.004817+0.000014*[.G119]))+SIN(RADIANS(2*[.J119]))*(0.019993-0.000101*[.G119])+SIN(RADIANS(3*[.J119]))*0.000289" office:value-type="float" office:value="1.74022941633239">
            <text:p>1.74</text:p>
          </table:table-cell>
          <table:table-cell table:formula="of:=[.I119]+[.L119]" office:value-type="float" office:value="38.384720946244">
            <text:p>38.38</text:p>
          </table:table-cell>
          <table:table-cell table:formula="of:=[.J119]+[.L119]" office:value-type="float" office:value="4075.26986662995">
            <text:p>4075.27</text:p>
          </table:table-cell>
          <table:table-cell table:formula="of:=(1.000001018*(1-[.K119]*[.K119]))/(1+[.K119]*COS(RADIANS([.N119])))" office:value-type="float" office:value="1.0069019681979">
            <text:p>1.01</text:p>
          </table:table-cell>
          <table:table-cell table:formula="of:=[.M119]-0.00569-0.00478*SIN(RADIANS(125.04-1934.136*[.G119]))" office:value-type="float" office:value="38.3836395683564">
            <text:p>38.38</text:p>
          </table:table-cell>
          <table:table-cell table:formula="of:=23+(26+((21.448-[.G119]*(46.815+[.G119]*(0.00059-[.G119]*0.001813))))/60)/60" office:value-type="float" office:value="23.4379487553338">
            <text:p>23.44</text:p>
          </table:table-cell>
          <table:table-cell table:formula="of:=[.Q119]+0.00256*COS(RADIANS(125.04-1934.136*[.G119]))" office:value-type="float" office:value="23.438628100346">
            <text:p>23.44</text:p>
          </table:table-cell>
          <table:table-cell table:formula="of:=DEGREES(ATAN2(COS(RADIANS([.P119]));COS(RADIANS([.R119]))*SIN(RADIANS([.P119]))))" office:value-type="float" office:value="36.0083234662723">
            <text:p>36.01</text:p>
          </table:table-cell>
          <table:table-cell table:formula="of:=DEGREES(ASIN(SIN(RADIANS([.R119]))*SIN(RADIANS([.P119]))))" office:value-type="float" office:value="14.2990402639189">
            <text:p>14.3</text:p>
          </table:table-cell>
          <table:table-cell table:formula="of:=TAN(RADIANS([.R119]/2))*TAN(RADIANS([.R119]/2))" office:value-type="float" office:value="0.0430320254806917">
            <text:p>0.04</text:p>
          </table:table-cell>
          <table:table-cell table:formula="of:=4*DEGREES([.U119]*SIN(2*RADIANS([.I119]))-2*[.K119]*SIN(RADIANS([.J119]))+4*[.K119]*[.U119]*SIN(RADIANS([.J119]))*COS(2*RADIANS([.I119]))-0.5*[.U119]*[.U119]*SIN(4*RADIANS([.I119]))-1.25*[.K119]*[.K119]*SIN(2*RADIANS([.J119])))" office:value-type="float" office:value="2.5410143221013">
            <text:p>2.54</text:p>
          </table:table-cell>
          <table:table-cell table:formula="of:=DEGREES(ACOS(COS(RADIANS(90.833))/(COS(RADIANS([.$B$2]))*COS(RADIANS([.T119])))-TAN(RADIANS([.$B$2]))*TAN(RADIANS([.T119]))))" office:value-type="float" office:value="103.500491387469">
            <text:p>103.5</text:p>
          </table:table-cell>
          <table:table-cell table:style-name="ce7" table:formula="of:=(720-4*[.$B$3]-[.V119]+[.$B$4]*60)/1440" office:value-type="float" office:value="0.498235406720763">
            <text:p>11:57:28</text:p>
          </table:table-cell>
          <table:table-cell table:style-name="ce7" table:formula="of:=([.X119]*1440-[.W119]*4)/1440" office:value-type="float" office:value="0.210734041755572">
            <text:p>5:03:27</text:p>
          </table:table-cell>
          <table:table-cell table:style-name="ce7" table:formula="of:=([.X119]*1440+[.W119]*4)/1440" office:value-type="float" office:value="0.785736771685954">
            <text:p>18:51:28</text:p>
          </table:table-cell>
          <table:table-cell table:formula="of:=8*[.W119]" office:value-type="float" office:value="828.00393109975">
            <text:p>828</text:p>
          </table:table-cell>
          <table:table-cell table:formula="of:=MOD([.E119]*1440+[.V119]+4*[.$B$3]-60*[.$B$4];1440)" office:value-type="float" office:value="722.541014322101">
            <text:p>722.54</text:p>
          </table:table-cell>
          <table:table-cell table:formula="of:=IF([.AB119]/4&lt;0;[.AB119]/4+180;[.AB119]/4-180)" office:value-type="float" office:value="0.63525358052533">
            <text:p>0.64</text:p>
          </table:table-cell>
          <table:table-cell table:formula="of:=DEGREES(ACOS(SIN(RADIANS([.$B$2]))*SIN(RADIANS([.T119]))+COS(RADIANS([.$B$2]))*COS(RADIANS([.T119]))*COS(RADIANS([.AC119]))))" office:value-type="float" office:value="25.7069868970809">
            <text:p>25.71</text:p>
          </table:table-cell>
          <table:table-cell table:formula="of:=90-[.AD119]" office:value-type="float" office:value="64.2930131029191">
            <text:p>64.29</text:p>
          </table:table-cell>
          <table:table-cell table:formula="of:=IF([.AE119]&gt;85;0;IF([.AE119]&gt;5;58.1/TAN(RADIANS([.AE119]))-0.07/POWER(TAN(RADIANS([.AE119]));3)+0.000086/POWER(TAN(RADIANS([.AE119]));5);IF([.AE119]&gt;-0.575;1735+[.AE119]*(-518.2+[.AE119]*(103.4+[.AE119]*(-12.79+[.AE119]*0.711)));-20.772/TAN(RADIANS([.AE119])))))/3600" office:value-type="float" office:value="0.00776737782658498">
            <text:p>0.01</text:p>
          </table:table-cell>
          <table:table-cell table:formula="of:=[.AE119]+[.AF119]" office:value-type="float" office:value="64.3007804807457">
            <text:p>64.3</text:p>
          </table:table-cell>
          <table:table-cell table:formula="of:=IF([.AC119]&gt;0;MOD(DEGREES(ACOS(((SIN(RADIANS([.$B$2]))*COS(RADIANS([.AD119])))-SIN(RADIANS([.T119])))/(COS(RADIANS([.$B$2]))*SIN(RADIANS([.AD119])))))+180;360);MOD(540-DEGREES(ACOS(((SIN(RADIANS([.$B$2]))*COS(RADIANS([.AD119])))-SIN(RADIANS([.T119])))/(COS(RADIANS([.$B$2]))*SIN(RADIANS([.AD119])))));360))" office:value-type="float" office:value="181.419243274334">
            <text:p>181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9]+1" office:value-type="date" office:date-value="2010-04-29">
            <text:p>4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0]+2415018.5+[.E120]-[.$B$4]/24" office:value-type="float" office:value="2455316.29166667">
            <text:p>2455316.29</text:p>
          </table:table-cell>
          <table:table-cell table:style-name="ce9" table:formula="of:=([.F120]-2451545)/36525" office:value-type="float" office:value="0.103252338580876">
            <text:p>0.10325234</text:p>
          </table:table-cell>
          <table:table-cell/>
          <table:table-cell table:formula="of:=MOD(280.46646+[.G120]*(36000.76983+[.G120]*0.0003032);360)" office:value-type="float" office:value="37.63013889179">
            <text:p>37.63</text:p>
          </table:table-cell>
          <table:table-cell table:formula="of:=357.52911+[.G120]*(35999.05029-0.0001537*[.G120])" office:value-type="float" office:value="4074.51523749447">
            <text:p>4074.52</text:p>
          </table:table-cell>
          <table:table-cell table:formula="of:=0.016708634-[.G120]*(0.000042037+0.0000001267*[.G120])" office:value-type="float" office:value="0.0167042922306886">
            <text:p>0.02</text:p>
          </table:table-cell>
          <table:table-cell table:formula="of:=SIN(RADIANS([.J120]))*(1.914602-[.G120]*(0.004817+0.000014*[.G120]))+SIN(RADIANS(2*[.J120]))*(0.019993-0.000101*[.G120])+SIN(RADIANS(3*[.J120]))*0.000289" office:value-type="float" office:value="1.72637992147234">
            <text:p>1.73</text:p>
          </table:table-cell>
          <table:table-cell table:formula="of:=[.I120]+[.L120]" office:value-type="float" office:value="39.3565188132624">
            <text:p>39.36</text:p>
          </table:table-cell>
          <table:table-cell table:formula="of:=[.J120]+[.L120]" office:value-type="float" office:value="4076.24161741595">
            <text:p>4076.24</text:p>
          </table:table-cell>
          <table:table-cell table:formula="of:=(1.000001018*(1-[.K120]*[.K120]))/(1+[.K120]*COS(RADIANS([.N120])))" office:value-type="float" office:value="1.00716080108099">
            <text:p>1.01</text:p>
          </table:table-cell>
          <table:table-cell table:formula="of:=[.M120]-0.00569-0.00478*SIN(RADIANS(125.04-1934.136*[.G120]))" office:value-type="float" office:value="39.3554386057432">
            <text:p>39.36</text:p>
          </table:table-cell>
          <table:table-cell table:formula="of:=23+(26+((21.448-[.G120]*(46.815+[.G120]*(0.00059-[.G120]*0.001813))))/60)/60" office:value-type="float" office:value="23.4379483992986">
            <text:p>23.44</text:p>
          </table:table-cell>
          <table:table-cell table:formula="of:=[.Q120]+0.00256*COS(RADIANS(125.04-1934.136*[.G120]))" office:value-type="float" office:value="23.4386254628527">
            <text:p>23.44</text:p>
          </table:table-cell>
          <table:table-cell table:formula="of:=DEGREES(ATAN2(COS(RADIANS([.P120]));COS(RADIANS([.R120]))*SIN(RADIANS([.P120]))))" office:value-type="float" office:value="36.9591854213672">
            <text:p>36.96</text:p>
          </table:table-cell>
          <table:table-cell table:formula="of:=DEGREES(ASIN(SIN(RADIANS([.R120]))*SIN(RADIANS([.P120]))))" office:value-type="float" office:value="14.6098313605391">
            <text:p>14.61</text:p>
          </table:table-cell>
          <table:table-cell table:formula="of:=TAN(RADIANS([.R120]/2))*TAN(RADIANS([.R120]/2))" office:value-type="float" office:value="0.0430320155206253">
            <text:p>0.04</text:p>
          </table:table-cell>
          <table:table-cell table:formula="of:=4*DEGREES([.U120]*SIN(2*RADIANS([.I120]))-2*[.K120]*SIN(RADIANS([.J120]))+4*[.K120]*[.U120]*SIN(RADIANS([.J120]))*COS(2*RADIANS([.I120]))-0.5*[.U120]*[.U120]*SIN(4*RADIANS([.I120]))-1.25*[.K120]*[.K120]*SIN(2*RADIANS([.J120])))" office:value-type="float" office:value="2.67969961080922">
            <text:p>2.68</text:p>
          </table:table-cell>
          <table:table-cell table:formula="of:=DEGREES(ACOS(COS(RADIANS(90.833))/(COS(RADIANS([.$B$2]))*COS(RADIANS([.T120])))-TAN(RADIANS([.$B$2]))*TAN(RADIANS([.T120]))))" office:value-type="float" office:value="103.788297445801">
            <text:p>103.79</text:p>
          </table:table-cell>
          <table:table-cell table:style-name="ce7" table:formula="of:=(720-4*[.$B$3]-[.V120]+[.$B$4]*60)/1440" office:value-type="float" office:value="0.498139097492494">
            <text:p>11:57:19</text:p>
          </table:table-cell>
          <table:table-cell table:style-name="ce7" table:formula="of:=([.X120]*1440-[.W120]*4)/1440" office:value-type="float" office:value="0.209838271254156">
            <text:p>5:02:10</text:p>
          </table:table-cell>
          <table:table-cell table:style-name="ce7" table:formula="of:=([.X120]*1440+[.W120]*4)/1440" office:value-type="float" office:value="0.786439923730831">
            <text:p>18:52:28</text:p>
          </table:table-cell>
          <table:table-cell table:formula="of:=8*[.W120]" office:value-type="float" office:value="830.306379566411">
            <text:p>830.31</text:p>
          </table:table-cell>
          <table:table-cell table:formula="of:=MOD([.E120]*1440+[.V120]+4*[.$B$3]-60*[.$B$4];1440)" office:value-type="float" office:value="722.679699610809">
            <text:p>722.68</text:p>
          </table:table-cell>
          <table:table-cell table:formula="of:=IF([.AB120]/4&lt;0;[.AB120]/4+180;[.AB120]/4-180)" office:value-type="float" office:value="0.66992490270232">
            <text:p>0.67</text:p>
          </table:table-cell>
          <table:table-cell table:formula="of:=DEGREES(ACOS(SIN(RADIANS([.$B$2]))*SIN(RADIANS([.T120]))+COS(RADIANS([.$B$2]))*COS(RADIANS([.T120]))*COS(RADIANS([.AC120]))))" office:value-type="float" office:value="25.3969385880858">
            <text:p>25.4</text:p>
          </table:table-cell>
          <table:table-cell table:formula="of:=90-[.AD120]" office:value-type="float" office:value="64.6030614119142">
            <text:p>64.6</text:p>
          </table:table-cell>
          <table:table-cell table:formula="of:=IF([.AE120]&gt;85;0;IF([.AE120]&gt;5;58.1/TAN(RADIANS([.AE120]))-0.07/POWER(TAN(RADIANS([.AE120]));3)+0.000086/POWER(TAN(RADIANS([.AE120]));5);IF([.AE120]&gt;-0.575;1735+[.AE120]*(-518.2+[.AE120]*(103.4+[.AE120]*(-12.79+[.AE120]*0.711)));-20.772/TAN(RADIANS([.AE120])))))/3600" office:value-type="float" office:value="0.00766017085181886">
            <text:p>0.01</text:p>
          </table:table-cell>
          <table:table-cell table:formula="of:=[.AE120]+[.AF120]" office:value-type="float" office:value="64.610721582766">
            <text:p>64.61</text:p>
          </table:table-cell>
          <table:table-cell table:formula="of:=IF([.AC120]&gt;0;MOD(DEGREES(ACOS(((SIN(RADIANS([.$B$2]))*COS(RADIANS([.AD120])))-SIN(RADIANS([.T120])))/(COS(RADIANS([.$B$2]))*SIN(RADIANS([.AD120])))))+180;360);MOD(540-DEGREES(ACOS(((SIN(RADIANS([.$B$2]))*COS(RADIANS([.AD120])))-SIN(RADIANS([.T120])))/(COS(RADIANS([.$B$2]))*SIN(RADIANS([.AD120])))));360))" office:value-type="float" office:value="181.511643227034">
            <text:p>181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0]+1" office:value-type="date" office:date-value="2010-04-30">
            <text:p>4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1]+2415018.5+[.E121]-[.$B$4]/24" office:value-type="float" office:value="2455317.29166667">
            <text:p>2455317.29</text:p>
          </table:table-cell>
          <table:table-cell table:style-name="ce9" table:formula="of:=([.F121]-2451545)/36525" office:value-type="float" office:value="0.103279717088748">
            <text:p>0.10327972</text:p>
          </table:table-cell>
          <table:table-cell/>
          <table:table-cell table:formula="of:=MOD(280.46646+[.G121]*(36000.76983+[.G121]*0.0003032);360)" office:value-type="float" office:value="38.6157862536688">
            <text:p>38.62</text:p>
          </table:table-cell>
          <table:table-cell table:formula="of:=357.52911+[.G121]*(35999.05029-0.0001537*[.G121])" office:value-type="float" office:value="4075.50083777533">
            <text:p>4075.5</text:p>
          </table:table-cell>
          <table:table-cell table:formula="of:=0.016708634-[.G121]*(0.000042037+0.0000001267*[.G121])" office:value-type="float" office:value="0.0167042910790619">
            <text:p>0.02</text:p>
          </table:table-cell>
          <table:table-cell table:formula="of:=SIN(RADIANS([.J121]))*(1.914602-[.G121]*(0.004817+0.000014*[.G121]))+SIN(RADIANS(2*[.J121]))*(0.019993-0.000101*[.G121])+SIN(RADIANS(3*[.J121]))*0.000289" office:value-type="float" office:value="1.7120331780418">
            <text:p>1.71</text:p>
          </table:table-cell>
          <table:table-cell table:formula="of:=[.I121]+[.L121]" office:value-type="float" office:value="40.3278194317106">
            <text:p>40.33</text:p>
          </table:table-cell>
          <table:table-cell table:formula="of:=[.J121]+[.L121]" office:value-type="float" office:value="4077.21287095337">
            <text:p>4077.21</text:p>
          </table:table-cell>
          <table:table-cell table:formula="of:=(1.000001018*(1-[.K121]*[.K121]))/(1+[.K121]*COS(RADIANS([.N121])))" office:value-type="float" office:value="1.00741747940271">
            <text:p>1.01</text:p>
          </table:table-cell>
          <table:table-cell table:formula="of:=[.M121]-0.00569-0.00478*SIN(RADIANS(125.04-1934.136*[.G121]))" office:value-type="float" office:value="40.3267403906225">
            <text:p>40.33</text:p>
          </table:table-cell>
          <table:table-cell table:formula="of:=23+(26+((21.448-[.G121]*(46.815+[.G121]*(0.00059-[.G121]*0.001813))))/60)/60" office:value-type="float" office:value="23.4379480432635">
            <text:p>23.44</text:p>
          </table:table-cell>
          <table:table-cell table:formula="of:=[.Q121]+0.00256*COS(RADIANS(125.04-1934.136*[.G121]))" office:value-type="float" office:value="23.4386228247812">
            <text:p>23.44</text:p>
          </table:table-cell>
          <table:table-cell table:formula="of:=DEGREES(ATAN2(COS(RADIANS([.P121]));COS(RADIANS([.R121]))*SIN(RADIANS([.P121]))))" office:value-type="float" office:value="37.912234651336">
            <text:p>37.91</text:p>
          </table:table-cell>
          <table:table-cell table:formula="of:=DEGREES(ASIN(SIN(RADIANS([.R121]))*SIN(RADIANS([.P121]))))" office:value-type="float" office:value="14.916603937164">
            <text:p>14.92</text:p>
          </table:table-cell>
          <table:table-cell table:formula="of:=TAN(RADIANS([.R121]/2))*TAN(RADIANS([.R121]/2))" office:value-type="float" office:value="0.0430320055583762">
            <text:p>0.04</text:p>
          </table:table-cell>
          <table:table-cell table:formula="of:=4*DEGREES([.U121]*SIN(2*RADIANS([.I121]))-2*[.K121]*SIN(RADIANS([.J121]))+4*[.K121]*[.U121]*SIN(RADIANS([.J121]))*COS(2*RADIANS([.I121]))-0.5*[.U121]*[.U121]*SIN(4*RADIANS([.I121]))-1.25*[.K121]*[.K121]*SIN(2*RADIANS([.J121])))" office:value-type="float" office:value="2.80966725950435">
            <text:p>2.81</text:p>
          </table:table-cell>
          <table:table-cell table:formula="of:=DEGREES(ACOS(COS(RADIANS(90.833))/(COS(RADIANS([.$B$2]))*COS(RADIANS([.T121])))-TAN(RADIANS([.$B$2]))*TAN(RADIANS([.T121]))))" office:value-type="float" office:value="104.073564667825">
            <text:p>104.07</text:p>
          </table:table-cell>
          <table:table-cell table:style-name="ce7" table:formula="of:=(720-4*[.$B$3]-[.V121]+[.$B$4]*60)/1440" office:value-type="float" office:value="0.4980488421809">
            <text:p>11:57:11</text:p>
          </table:table-cell>
          <table:table-cell table:style-name="ce7" table:formula="of:=([.X121]*1440-[.W121]*4)/1440" office:value-type="float" office:value="0.208955606992498">
            <text:p>5:00:54</text:p>
          </table:table-cell>
          <table:table-cell table:style-name="ce7" table:formula="of:=([.X121]*1440+[.W121]*4)/1440" office:value-type="float" office:value="0.787142077369301">
            <text:p>18:53:29</text:p>
          </table:table-cell>
          <table:table-cell table:formula="of:=8*[.W121]" office:value-type="float" office:value="832.588517342596">
            <text:p>832.59</text:p>
          </table:table-cell>
          <table:table-cell table:formula="of:=MOD([.E121]*1440+[.V121]+4*[.$B$3]-60*[.$B$4];1440)" office:value-type="float" office:value="722.809667259504">
            <text:p>722.81</text:p>
          </table:table-cell>
          <table:table-cell table:formula="of:=IF([.AB121]/4&lt;0;[.AB121]/4+180;[.AB121]/4-180)" office:value-type="float" office:value="0.702416814876102">
            <text:p>0.7</text:p>
          </table:table-cell>
          <table:table-cell table:formula="of:=DEGREES(ACOS(SIN(RADIANS([.$B$2]))*SIN(RADIANS([.T121]))+COS(RADIANS([.$B$2]))*COS(RADIANS([.T121]))*COS(RADIANS([.AC121]))))" office:value-type="float" office:value="25.0909129184252">
            <text:p>25.09</text:p>
          </table:table-cell>
          <table:table-cell table:formula="of:=90-[.AD121]" office:value-type="float" office:value="64.9090870815748">
            <text:p>64.91</text:p>
          </table:table-cell>
          <table:table-cell table:formula="of:=IF([.AE121]&gt;85;0;IF([.AE121]&gt;5;58.1/TAN(RADIANS([.AE121]))-0.07/POWER(TAN(RADIANS([.AE121]));3)+0.000086/POWER(TAN(RADIANS([.AE121]));5);IF([.AE121]&gt;-0.575;1735+[.AE121]*(-518.2+[.AE121]*(103.4+[.AE121]*(-12.79+[.AE121]*0.711)));-20.772/TAN(RADIANS([.AE121])))))/3600" office:value-type="float" office:value="0.00755489127774959">
            <text:p>0.01</text:p>
          </table:table-cell>
          <table:table-cell table:formula="of:=[.AE121]+[.AF121]" office:value-type="float" office:value="64.9166419728526">
            <text:p>64.92</text:p>
          </table:table-cell>
          <table:table-cell table:formula="of:=IF([.AC121]&gt;0;MOD(DEGREES(ACOS(((SIN(RADIANS([.$B$2]))*COS(RADIANS([.AD121])))-SIN(RADIANS([.T121])))/(COS(RADIANS([.$B$2]))*SIN(RADIANS([.AD121])))))+180;360);MOD(540-DEGREES(ACOS(((SIN(RADIANS([.$B$2]))*COS(RADIANS([.AD121])))-SIN(RADIANS([.T121])))/(COS(RADIANS([.$B$2]))*SIN(RADIANS([.AD121])))));360))" office:value-type="float" office:value="181.600774598309">
            <text:p>181.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1]+1" office:value-type="date" office:date-value="2010-05-01">
            <text:p>5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2]+2415018.5+[.E122]-[.$B$4]/24" office:value-type="float" office:value="2455318.29166667">
            <text:p>2455318.29</text:p>
          </table:table-cell>
          <table:table-cell table:style-name="ce9" table:formula="of:=([.F122]-2451545)/36525" office:value-type="float" office:value="0.103307095596619">
            <text:p>0.10330710</text:p>
          </table:table-cell>
          <table:table-cell/>
          <table:table-cell table:formula="of:=MOD(280.46646+[.G122]*(36000.76983+[.G122]*0.0003032);360)" office:value-type="float" office:value="39.6014336155476">
            <text:p>39.6</text:p>
          </table:table-cell>
          <table:table-cell table:formula="of:=357.52911+[.G122]*(35999.05029-0.0001537*[.G122])" office:value-type="float" office:value="4076.48643805619">
            <text:p>4076.49</text:p>
          </table:table-cell>
          <table:table-cell table:formula="of:=0.016708634-[.G122]*(0.000042037+0.0000001267*[.G122])" office:value-type="float" office:value="0.0167042899274349">
            <text:p>0.02</text:p>
          </table:table-cell>
          <table:table-cell table:formula="of:=SIN(RADIANS([.J122]))*(1.914602-[.G122]*(0.004817+0.000014*[.G122]))+SIN(RADIANS(2*[.J122]))*(0.019993-0.000101*[.G122])+SIN(RADIANS(3*[.J122]))*0.000289" office:value-type="float" office:value="1.69719378930739">
            <text:p>1.7</text:p>
          </table:table-cell>
          <table:table-cell table:formula="of:=[.I122]+[.L122]" office:value-type="float" office:value="41.298627404855">
            <text:p>41.3</text:p>
          </table:table-cell>
          <table:table-cell table:formula="of:=[.J122]+[.L122]" office:value-type="float" office:value="4078.18363184549">
            <text:p>4078.18</text:p>
          </table:table-cell>
          <table:table-cell table:formula="of:=(1.000001018*(1-[.K122]*[.K122]))/(1+[.K122]*COS(RADIANS([.N122])))" office:value-type="float" office:value="1.00767193052314">
            <text:p>1.01</text:p>
          </table:table-cell>
          <table:table-cell table:formula="of:=[.M122]-0.00569-0.00478*SIN(RADIANS(125.04-1934.136*[.G122]))" office:value-type="float" office:value="41.2975495262593">
            <text:p>41.3</text:p>
          </table:table-cell>
          <table:table-cell table:formula="of:=23+(26+((21.448-[.G122]*(46.815+[.G122]*(0.00059-[.G122]*0.001813))))/60)/60" office:value-type="float" office:value="23.4379476872283">
            <text:p>23.44</text:p>
          </table:table-cell>
          <table:table-cell table:formula="of:=[.Q122]+0.00256*COS(RADIANS(125.04-1934.136*[.G122]))" office:value-type="float" office:value="23.4386201861332">
            <text:p>23.44</text:p>
          </table:table-cell>
          <table:table-cell table:formula="of:=DEGREES(ATAN2(COS(RADIANS([.P122]));COS(RADIANS([.R122]))*SIN(RADIANS([.P122]))))" office:value-type="float" office:value="38.8675033326623">
            <text:p>38.87</text:p>
          </table:table-cell>
          <table:table-cell table:formula="of:=DEGREES(ASIN(SIN(RADIANS([.R122]))*SIN(RADIANS([.P122]))))" office:value-type="float" office:value="15.2192695200789">
            <text:p>15.22</text:p>
          </table:table-cell>
          <table:table-cell table:formula="of:=TAN(RADIANS([.R122]/2))*TAN(RADIANS([.R122]/2))" office:value-type="float" office:value="0.0430319955939517">
            <text:p>0.04</text:p>
          </table:table-cell>
          <table:table-cell table:formula="of:=4*DEGREES([.U122]*SIN(2*RADIANS([.I122]))-2*[.K122]*SIN(RADIANS([.J122]))+4*[.K122]*[.U122]*SIN(RADIANS([.J122]))*COS(2*RADIANS([.I122]))-0.5*[.U122]*[.U122]*SIN(4*RADIANS([.I122]))-1.25*[.K122]*[.K122]*SIN(2*RADIANS([.J122])))" office:value-type="float" office:value="2.93078764959666">
            <text:p>2.93</text:p>
          </table:table-cell>
          <table:table-cell table:formula="of:=DEGREES(ACOS(COS(RADIANS(90.833))/(COS(RADIANS([.$B$2]))*COS(RADIANS([.T122])))-TAN(RADIANS([.$B$2]))*TAN(RADIANS([.T122]))))" office:value-type="float" office:value="104.356194865478">
            <text:p>104.36</text:p>
          </table:table-cell>
          <table:table-cell table:style-name="ce7" table:formula="of:=(720-4*[.$B$3]-[.V122]+[.$B$4]*60)/1440" office:value-type="float" office:value="0.497964730798891">
            <text:p>11:57:04</text:p>
          </table:table-cell>
          <table:table-cell table:style-name="ce7" table:formula="of:=([.X122]*1440-[.W122]*4)/1440" office:value-type="float" office:value="0.208086411728119">
            <text:p>4:59:39</text:p>
          </table:table-cell>
          <table:table-cell table:style-name="ce7" table:formula="of:=([.X122]*1440+[.W122]*4)/1440" office:value-type="float" office:value="0.787843049869664">
            <text:p>18:54:30</text:p>
          </table:table-cell>
          <table:table-cell table:formula="of:=8*[.W122]" office:value-type="float" office:value="834.849558923825">
            <text:p>834.85</text:p>
          </table:table-cell>
          <table:table-cell table:formula="of:=MOD([.E122]*1440+[.V122]+4*[.$B$3]-60*[.$B$4];1440)" office:value-type="float" office:value="722.930787649597">
            <text:p>722.93</text:p>
          </table:table-cell>
          <table:table-cell table:formula="of:=IF([.AB122]/4&lt;0;[.AB122]/4+180;[.AB122]/4-180)" office:value-type="float" office:value="0.732696912399177">
            <text:p>0.73</text:p>
          </table:table-cell>
          <table:table-cell table:formula="of:=DEGREES(ACOS(SIN(RADIANS([.$B$2]))*SIN(RADIANS([.T122]))+COS(RADIANS([.$B$2]))*COS(RADIANS([.T122]))*COS(RADIANS([.AC122]))))" office:value-type="float" office:value="24.7889909592909">
            <text:p>24.79</text:p>
          </table:table-cell>
          <table:table-cell table:formula="of:=90-[.AD122]" office:value-type="float" office:value="65.2110090407091">
            <text:p>65.21</text:p>
          </table:table-cell>
          <table:table-cell table:formula="of:=IF([.AE122]&gt;85;0;IF([.AE122]&gt;5;58.1/TAN(RADIANS([.AE122]))-0.07/POWER(TAN(RADIANS([.AE122]));3)+0.000086/POWER(TAN(RADIANS([.AE122]));5);IF([.AE122]&gt;-0.575;1735+[.AE122]*(-518.2+[.AE122]*(103.4+[.AE122]*(-12.79+[.AE122]*0.711)));-20.772/TAN(RADIANS([.AE122])))))/3600" office:value-type="float" office:value="0.00745153602072181">
            <text:p>0.01</text:p>
          </table:table-cell>
          <table:table-cell table:formula="of:=[.AE122]+[.AF122]" office:value-type="float" office:value="65.2184605767299">
            <text:p>65.22</text:p>
          </table:table-cell>
          <table:table-cell table:formula="of:=IF([.AC122]&gt;0;MOD(DEGREES(ACOS(((SIN(RADIANS([.$B$2]))*COS(RADIANS([.AD122])))-SIN(RADIANS([.T122])))/(COS(RADIANS([.$B$2]))*SIN(RADIANS([.AD122])))))+180;360);MOD(540-DEGREES(ACOS(((SIN(RADIANS([.$B$2]))*COS(RADIANS([.AD122])))-SIN(RADIANS([.T122])))/(COS(RADIANS([.$B$2]))*SIN(RADIANS([.AD122])))));360))" office:value-type="float" office:value="181.68643088718">
            <text:p>181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2]+1" office:value-type="date" office:date-value="2010-05-02">
            <text:p>5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3]+2415018.5+[.E123]-[.$B$4]/24" office:value-type="float" office:value="2455319.29166667">
            <text:p>2455319.29</text:p>
          </table:table-cell>
          <table:table-cell table:style-name="ce9" table:formula="of:=([.F123]-2451545)/36525" office:value-type="float" office:value="0.10333447410449">
            <text:p>0.10333447</text:p>
          </table:table-cell>
          <table:table-cell/>
          <table:table-cell table:formula="of:=MOD(280.46646+[.G123]*(36000.76983+[.G123]*0.0003032);360)" office:value-type="float" office:value="40.5870809774274">
            <text:p>40.59</text:p>
          </table:table-cell>
          <table:table-cell table:formula="of:=357.52911+[.G123]*(35999.05029-0.0001537*[.G123])" office:value-type="float" office:value="4077.47203833704">
            <text:p>4077.47</text:p>
          </table:table-cell>
          <table:table-cell table:formula="of:=0.016708634-[.G123]*(0.000042037+0.0000001267*[.G123])" office:value-type="float" office:value="0.0167042887758078">
            <text:p>0.02</text:p>
          </table:table-cell>
          <table:table-cell table:formula="of:=SIN(RADIANS([.J123]))*(1.914602-[.G123]*(0.004817+0.000014*[.G123]))+SIN(RADIANS(2*[.J123]))*(0.019993-0.000101*[.G123])+SIN(RADIANS(3*[.J123]))*0.000289" office:value-type="float" office:value="1.68186648756976">
            <text:p>1.68</text:p>
          </table:table-cell>
          <table:table-cell table:formula="of:=[.I123]+[.L123]" office:value-type="float" office:value="42.2689474649971">
            <text:p>42.27</text:p>
          </table:table-cell>
          <table:table-cell table:formula="of:=[.J123]+[.L123]" office:value-type="float" office:value="4079.15390482461">
            <text:p>4079.15</text:p>
          </table:table-cell>
          <table:table-cell table:formula="of:=(1.000001018*(1-[.K123]*[.K123]))/(1+[.K123]*COS(RADIANS([.N123])))" office:value-type="float" office:value="1.00792408254302">
            <text:p>1.01</text:p>
          </table:table-cell>
          <table:table-cell table:formula="of:=[.M123]-0.00569-0.00478*SIN(RADIANS(125.04-1934.136*[.G123]))" office:value-type="float" office:value="42.2678707449542">
            <text:p>42.27</text:p>
          </table:table-cell>
          <table:table-cell table:formula="of:=23+(26+((21.448-[.G123]*(46.815+[.G123]*(0.00059-[.G123]*0.001813))))/60)/60" office:value-type="float" office:value="23.4379473311931">
            <text:p>23.44</text:p>
          </table:table-cell>
          <table:table-cell table:formula="of:=[.Q123]+0.00256*COS(RADIANS(125.04-1934.136*[.G123]))" office:value-type="float" office:value="23.4386175469108">
            <text:p>23.44</text:p>
          </table:table-cell>
          <table:table-cell table:formula="of:=DEGREES(ATAN2(COS(RADIANS([.P123]));COS(RADIANS([.R123]))*SIN(RADIANS([.P123]))))" office:value-type="float" office:value="39.8250210105281">
            <text:p>39.83</text:p>
          </table:table-cell>
          <table:table-cell table:formula="of:=DEGREES(ASIN(SIN(RADIANS([.R123]))*SIN(RADIANS([.P123]))))" office:value-type="float" office:value="15.5177401404326">
            <text:p>15.52</text:p>
          </table:table-cell>
          <table:table-cell table:formula="of:=TAN(RADIANS([.R123]/2))*TAN(RADIANS([.R123]/2))" office:value-type="float" office:value="0.0430319856273592">
            <text:p>0.04</text:p>
          </table:table-cell>
          <table:table-cell table:formula="of:=4*DEGREES([.U123]*SIN(2*RADIANS([.I123]))-2*[.K123]*SIN(RADIANS([.J123]))+4*[.K123]*[.U123]*SIN(RADIANS([.J123]))*COS(2*RADIANS([.I123]))-0.5*[.U123]*[.U123]*SIN(4*RADIANS([.I123]))-1.25*[.K123]*[.K123]*SIN(2*RADIANS([.J123])))" office:value-type="float" office:value="3.04294157334347">
            <text:p>3.04</text:p>
          </table:table-cell>
          <table:table-cell table:formula="of:=DEGREES(ACOS(COS(RADIANS(90.833))/(COS(RADIANS([.$B$2]))*COS(RADIANS([.T123])))-TAN(RADIANS([.$B$2]))*TAN(RADIANS([.T123]))))" office:value-type="float" office:value="104.636087629058">
            <text:p>104.64</text:p>
          </table:table-cell>
          <table:table-cell table:style-name="ce7" table:formula="of:=(720-4*[.$B$3]-[.V123]+[.$B$4]*60)/1440" office:value-type="float" office:value="0.497886846129622">
            <text:p>11:56:57</text:p>
          </table:table-cell>
          <table:table-cell table:style-name="ce7" table:formula="of:=([.X123]*1440-[.W123]*4)/1440" office:value-type="float" office:value="0.207231047160016">
            <text:p>4:58:25</text:p>
          </table:table-cell>
          <table:table-cell table:style-name="ce7" table:formula="of:=([.X123]*1440+[.W123]*4)/1440" office:value-type="float" office:value="0.788542645099229">
            <text:p>18:55:30</text:p>
          </table:table-cell>
          <table:table-cell table:formula="of:=8*[.W123]" office:value-type="float" office:value="837.088701032467">
            <text:p>837.09</text:p>
          </table:table-cell>
          <table:table-cell table:formula="of:=MOD([.E123]*1440+[.V123]+4*[.$B$3]-60*[.$B$4];1440)" office:value-type="float" office:value="723.042941573343">
            <text:p>723.04</text:p>
          </table:table-cell>
          <table:table-cell table:formula="of:=IF([.AB123]/4&lt;0;[.AB123]/4+180;[.AB123]/4-180)" office:value-type="float" office:value="0.760735393335864">
            <text:p>0.76</text:p>
          </table:table-cell>
          <table:table-cell table:formula="of:=DEGREES(ACOS(SIN(RADIANS([.$B$2]))*SIN(RADIANS([.T123]))+COS(RADIANS([.$B$2]))*COS(RADIANS([.T123]))*COS(RADIANS([.AC123]))))" office:value-type="float" office:value="24.4912533605361">
            <text:p>24.49</text:p>
          </table:table-cell>
          <table:table-cell table:formula="of:=90-[.AD123]" office:value-type="float" office:value="65.5087466394639">
            <text:p>65.51</text:p>
          </table:table-cell>
          <table:table-cell table:formula="of:=IF([.AE123]&gt;85;0;IF([.AE123]&gt;5;58.1/TAN(RADIANS([.AE123]))-0.07/POWER(TAN(RADIANS([.AE123]));3)+0.000086/POWER(TAN(RADIANS([.AE123]));5);IF([.AE123]&gt;-0.575;1735+[.AE123]*(-518.2+[.AE123]*(103.4+[.AE123]*(-12.79+[.AE123]*0.711)));-20.772/TAN(RADIANS([.AE123])))))/3600" office:value-type="float" office:value="0.00735010252192476">
            <text:p>0.01</text:p>
          </table:table-cell>
          <table:table-cell table:formula="of:=[.AE123]+[.AF123]" office:value-type="float" office:value="65.5160967419858">
            <text:p>65.52</text:p>
          </table:table-cell>
          <table:table-cell table:formula="of:=IF([.AC123]&gt;0;MOD(DEGREES(ACOS(((SIN(RADIANS([.$B$2]))*COS(RADIANS([.AD123])))-SIN(RADIANS([.T123])))/(COS(RADIANS([.$B$2]))*SIN(RADIANS([.AD123])))))+180;360);MOD(540-DEGREES(ACOS(((SIN(RADIANS([.$B$2]))*COS(RADIANS([.AD123])))-SIN(RADIANS([.T123])))/(COS(RADIANS([.$B$2]))*SIN(RADIANS([.AD123])))));360))" office:value-type="float" office:value="181.768404327214">
            <text:p>181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3]+1" office:value-type="date" office:date-value="2010-05-03">
            <text:p>5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4]+2415018.5+[.E124]-[.$B$4]/24" office:value-type="float" office:value="2455320.29166667">
            <text:p>2455320.29</text:p>
          </table:table-cell>
          <table:table-cell table:style-name="ce9" table:formula="of:=([.F124]-2451545)/36525" office:value-type="float" office:value="0.103361852612362">
            <text:p>0.10336185</text:p>
          </table:table-cell>
          <table:table-cell/>
          <table:table-cell table:formula="of:=MOD(280.46646+[.G124]*(36000.76983+[.G124]*0.0003032);360)" office:value-type="float" office:value="41.5727283393071">
            <text:p>41.57</text:p>
          </table:table-cell>
          <table:table-cell table:formula="of:=357.52911+[.G124]*(35999.05029-0.0001537*[.G124])" office:value-type="float" office:value="4078.4576386179">
            <text:p>4078.46</text:p>
          </table:table-cell>
          <table:table-cell table:formula="of:=0.016708634-[.G124]*(0.000042037+0.0000001267*[.G124])" office:value-type="float" office:value="0.0167042876241804">
            <text:p>0.02</text:p>
          </table:table-cell>
          <table:table-cell table:formula="of:=SIN(RADIANS([.J124]))*(1.914602-[.G124]*(0.004817+0.000014*[.G124]))+SIN(RADIANS(2*[.J124]))*(0.019993-0.000101*[.G124])+SIN(RADIANS(3*[.J124]))*0.000289" office:value-type="float" office:value="1.66605613241056">
            <text:p>1.67</text:p>
          </table:table-cell>
          <table:table-cell table:formula="of:=[.I124]+[.L124]" office:value-type="float" office:value="43.2387844717177">
            <text:p>43.24</text:p>
          </table:table-cell>
          <table:table-cell table:formula="of:=[.J124]+[.L124]" office:value-type="float" office:value="4080.12369475031">
            <text:p>4080.12</text:p>
          </table:table-cell>
          <table:table-cell table:formula="of:=(1.000001018*(1-[.K124]*[.K124]))/(1+[.K124]*COS(RADIANS([.N124])))" office:value-type="float" office:value="1.00817386432093">
            <text:p>1.01</text:p>
          </table:table-cell>
          <table:table-cell table:formula="of:=[.M124]-0.00569-0.00478*SIN(RADIANS(125.04-1934.136*[.G124]))" office:value-type="float" office:value="43.237708906287">
            <text:p>43.24</text:p>
          </table:table-cell>
          <table:table-cell table:formula="of:=23+(26+((21.448-[.G124]*(46.815+[.G124]*(0.00059-[.G124]*0.001813))))/60)/60" office:value-type="float" office:value="23.437946975158">
            <text:p>23.44</text:p>
          </table:table-cell>
          <table:table-cell table:formula="of:=[.Q124]+0.00256*COS(RADIANS(125.04-1934.136*[.G124]))" office:value-type="float" office:value="23.438614907116">
            <text:p>23.44</text:p>
          </table:table-cell>
          <table:table-cell table:formula="of:=DEGREES(ATAN2(COS(RADIANS([.P124]));COS(RADIANS([.R124]))*SIN(RADIANS([.P124]))))" office:value-type="float" office:value="40.7848145343383">
            <text:p>40.78</text:p>
          </table:table-cell>
          <table:table-cell table:formula="of:=DEGREES(ASIN(SIN(RADIANS([.R124]))*SIN(RADIANS([.P124]))))" office:value-type="float" office:value="15.8119283663854">
            <text:p>15.81</text:p>
          </table:table-cell>
          <table:table-cell table:formula="of:=TAN(RADIANS([.R124]/2))*TAN(RADIANS([.R124]/2))" office:value-type="float" office:value="0.0430319756586061">
            <text:p>0.04</text:p>
          </table:table-cell>
          <table:table-cell table:formula="of:=4*DEGREES([.U124]*SIN(2*RADIANS([.I124]))-2*[.K124]*SIN(RADIANS([.J124]))+4*[.K124]*[.U124]*SIN(RADIANS([.J124]))*COS(2*RADIANS([.I124]))-0.5*[.U124]*[.U124]*SIN(4*RADIANS([.I124]))-1.25*[.K124]*[.K124]*SIN(2*RADIANS([.J124])))" office:value-type="float" office:value="3.14602052084772">
            <text:p>3.15</text:p>
          </table:table-cell>
          <table:table-cell table:formula="of:=DEGREES(ACOS(COS(RADIANS(90.833))/(COS(RADIANS([.$B$2]))*COS(RADIANS([.T124])))-TAN(RADIANS([.$B$2]))*TAN(RADIANS([.T124]))))" office:value-type="float" office:value="104.913140357478">
            <text:p>104.91</text:p>
          </table:table-cell>
          <table:table-cell table:style-name="ce7" table:formula="of:=(720-4*[.$B$3]-[.V124]+[.$B$4]*60)/1440" office:value-type="float" office:value="0.497815263527189">
            <text:p>11:56:51</text:p>
          </table:table-cell>
          <table:table-cell table:style-name="ce7" table:formula="of:=([.X124]*1440-[.W124]*4)/1440" office:value-type="float" office:value="0.206389873645307">
            <text:p>4:57:12</text:p>
          </table:table-cell>
          <table:table-cell table:style-name="ce7" table:formula="of:=([.X124]*1440+[.W124]*4)/1440" office:value-type="float" office:value="0.789240653409072">
            <text:p>18:56:30</text:p>
          </table:table-cell>
          <table:table-cell table:formula="of:=8*[.W124]" office:value-type="float" office:value="839.305122859822">
            <text:p>839.31</text:p>
          </table:table-cell>
          <table:table-cell table:formula="of:=MOD([.E124]*1440+[.V124]+4*[.$B$3]-60*[.$B$4];1440)" office:value-type="float" office:value="723.146020520848">
            <text:p>723.15</text:p>
          </table:table-cell>
          <table:table-cell table:formula="of:=IF([.AB124]/4&lt;0;[.AB124]/4+180;[.AB124]/4-180)" office:value-type="float" office:value="0.786505130211935">
            <text:p>0.79</text:p>
          </table:table-cell>
          <table:table-cell table:formula="of:=DEGREES(ACOS(SIN(RADIANS([.$B$2]))*SIN(RADIANS([.T124]))+COS(RADIANS([.$B$2]))*COS(RADIANS([.T124]))*COS(RADIANS([.AC124]))))" office:value-type="float" office:value="24.1977803658842">
            <text:p>24.2</text:p>
          </table:table-cell>
          <table:table-cell table:formula="of:=90-[.AD124]" office:value-type="float" office:value="65.8022196341158">
            <text:p>65.8</text:p>
          </table:table-cell>
          <table:table-cell table:formula="of:=IF([.AE124]&gt;85;0;IF([.AE124]&gt;5;58.1/TAN(RADIANS([.AE124]))-0.07/POWER(TAN(RADIANS([.AE124]));3)+0.000086/POWER(TAN(RADIANS([.AE124]));5);IF([.AE124]&gt;-0.575;1735+[.AE124]*(-518.2+[.AE124]*(103.4+[.AE124]*(-12.79+[.AE124]*0.711)));-20.772/TAN(RADIANS([.AE124])))))/3600" office:value-type="float" office:value="0.007250588749174">
            <text:p>0.01</text:p>
          </table:table-cell>
          <table:table-cell table:formula="of:=[.AE124]+[.AF124]" office:value-type="float" office:value="65.809470222865">
            <text:p>65.81</text:p>
          </table:table-cell>
          <table:table-cell table:formula="of:=IF([.AC124]&gt;0;MOD(DEGREES(ACOS(((SIN(RADIANS([.$B$2]))*COS(RADIANS([.AD124])))-SIN(RADIANS([.T124])))/(COS(RADIANS([.$B$2]))*SIN(RADIANS([.AD124])))))+180;360);MOD(540-DEGREES(ACOS(((SIN(RADIANS([.$B$2]))*COS(RADIANS([.AD124])))-SIN(RADIANS([.T124])))/(COS(RADIANS([.$B$2]))*SIN(RADIANS([.AD124])))));360))" office:value-type="float" office:value="181.846486317721">
            <text:p>181.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4]+1" office:value-type="date" office:date-value="2010-05-04">
            <text:p>5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5]+2415018.5+[.E125]-[.$B$4]/24" office:value-type="float" office:value="2455321.29166667">
            <text:p>2455321.29</text:p>
          </table:table-cell>
          <table:table-cell table:style-name="ce9" table:formula="of:=([.F125]-2451545)/36525" office:value-type="float" office:value="0.103389231120233">
            <text:p>0.10338923</text:p>
          </table:table-cell>
          <table:table-cell/>
          <table:table-cell table:formula="of:=MOD(280.46646+[.G125]*(36000.76983+[.G125]*0.0003032);360)" office:value-type="float" office:value="42.5583757011877">
            <text:p>42.56</text:p>
          </table:table-cell>
          <table:table-cell table:formula="of:=357.52911+[.G125]*(35999.05029-0.0001537*[.G125])" office:value-type="float" office:value="4079.44323889875">
            <text:p>4079.44</text:p>
          </table:table-cell>
          <table:table-cell table:formula="of:=0.016708634-[.G125]*(0.000042037+0.0000001267*[.G125])" office:value-type="float" office:value="0.0167042864725529">
            <text:p>0.02</text:p>
          </table:table-cell>
          <table:table-cell table:formula="of:=SIN(RADIANS([.J125]))*(1.914602-[.G125]*(0.004817+0.000014*[.G125]))+SIN(RADIANS(2*[.J125]))*(0.019993-0.000101*[.G125])+SIN(RADIANS(3*[.J125]))*0.000289" office:value-type="float" office:value="1.6497677089222">
            <text:p>1.65</text:p>
          </table:table-cell>
          <table:table-cell table:formula="of:=[.I125]+[.L125]" office:value-type="float" office:value="44.2081434101099">
            <text:p>44.21</text:p>
          </table:table-cell>
          <table:table-cell table:formula="of:=[.J125]+[.L125]" office:value-type="float" office:value="4081.09300660767">
            <text:p>4081.09</text:p>
          </table:table-cell>
          <table:table-cell table:formula="of:=(1.000001018*(1-[.K125]*[.K125]))/(1+[.K125]*COS(RADIANS([.N125])))" office:value-type="float" office:value="1.00842120549025">
            <text:p>1.01</text:p>
          </table:table-cell>
          <table:table-cell table:formula="of:=[.M125]-0.00569-0.00478*SIN(RADIANS(125.04-1934.136*[.G125]))" office:value-type="float" office:value="44.20706899535">
            <text:p>44.21</text:p>
          </table:table-cell>
          <table:table-cell table:formula="of:=23+(26+((21.448-[.G125]*(46.815+[.G125]*(0.00059-[.G125]*0.001813))))/60)/60" office:value-type="float" office:value="23.4379466191228">
            <text:p>23.44</text:p>
          </table:table-cell>
          <table:table-cell table:formula="of:=[.Q125]+0.00256*COS(RADIANS(125.04-1934.136*[.G125]))" office:value-type="float" office:value="23.4386122667506">
            <text:p>23.44</text:p>
          </table:table-cell>
          <table:table-cell table:formula="of:=DEGREES(ATAN2(COS(RADIANS([.P125]));COS(RADIANS([.R125]))*SIN(RADIANS([.P125]))))" office:value-type="float" office:value="41.7469079945573">
            <text:p>41.75</text:p>
          </table:table-cell>
          <table:table-cell table:formula="of:=DEGREES(ASIN(SIN(RADIANS([.R125]))*SIN(RADIANS([.P125]))))" office:value-type="float" office:value="16.1017473371414">
            <text:p>16.1</text:p>
          </table:table-cell>
          <table:table-cell table:formula="of:=TAN(RADIANS([.R125]/2))*TAN(RADIANS([.R125]/2))" office:value-type="float" office:value="0.0430319656876997">
            <text:p>0.04</text:p>
          </table:table-cell>
          <table:table-cell table:formula="of:=4*DEGREES([.U125]*SIN(2*RADIANS([.I125]))-2*[.K125]*SIN(RADIANS([.J125]))+4*[.K125]*[.U125]*SIN(RADIANS([.J125]))*COS(2*RADIANS([.I125]))-0.5*[.U125]*[.U125]*SIN(4*RADIANS([.I125]))-1.25*[.K125]*[.K125]*SIN(2*RADIANS([.J125])))" office:value-type="float" office:value="3.23992696102165">
            <text:p>3.24</text:p>
          </table:table-cell>
          <table:table-cell table:formula="of:=DEGREES(ACOS(COS(RADIANS(90.833))/(COS(RADIANS([.$B$2]))*COS(RADIANS([.T125])))-TAN(RADIANS([.$B$2]))*TAN(RADIANS([.T125]))))" office:value-type="float" office:value="105.187248296887">
            <text:p>105.19</text:p>
          </table:table-cell>
          <table:table-cell table:style-name="ce7" table:formula="of:=(720-4*[.$B$3]-[.V125]+[.$B$4]*60)/1440" office:value-type="float" office:value="0.497750050721513">
            <text:p>11:56:46</text:p>
          </table:table-cell>
          <table:table-cell table:style-name="ce7" table:formula="of:=([.X125]*1440-[.W125]*4)/1440" office:value-type="float" office:value="0.205563249896826">
            <text:p>4:56:01</text:p>
          </table:table-cell>
          <table:table-cell table:style-name="ce7" table:formula="of:=([.X125]*1440+[.W125]*4)/1440" office:value-type="float" office:value="0.7899368515462">
            <text:p>18:57:31</text:p>
          </table:table-cell>
          <table:table-cell table:formula="of:=8*[.W125]" office:value-type="float" office:value="841.497986375099">
            <text:p>841.5</text:p>
          </table:table-cell>
          <table:table-cell table:formula="of:=MOD([.E125]*1440+[.V125]+4*[.$B$3]-60*[.$B$4];1440)" office:value-type="float" office:value="723.239926961022">
            <text:p>723.24</text:p>
          </table:table-cell>
          <table:table-cell table:formula="of:=IF([.AB125]/4&lt;0;[.AB125]/4+180;[.AB125]/4-180)" office:value-type="float" office:value="0.80998174025541">
            <text:p>0.81</text:p>
          </table:table-cell>
          <table:table-cell table:formula="of:=DEGREES(ACOS(SIN(RADIANS([.$B$2]))*SIN(RADIANS([.T125]))+COS(RADIANS([.$B$2]))*COS(RADIANS([.T125]))*COS(RADIANS([.AC125]))))" office:value-type="float" office:value="23.9086518271985">
            <text:p>23.91</text:p>
          </table:table-cell>
          <table:table-cell table:formula="of:=90-[.AD125]" office:value-type="float" office:value="66.0913481728015">
            <text:p>66.09</text:p>
          </table:table-cell>
          <table:table-cell table:formula="of:=IF([.AE125]&gt;85;0;IF([.AE125]&gt;5;58.1/TAN(RADIANS([.AE125]))-0.07/POWER(TAN(RADIANS([.AE125]));3)+0.000086/POWER(TAN(RADIANS([.AE125]));5);IF([.AE125]&gt;-0.575;1735+[.AE125]*(-518.2+[.AE125]*(103.4+[.AE125]*(-12.79+[.AE125]*0.711)));-20.772/TAN(RADIANS([.AE125])))))/3600" office:value-type="float" office:value="0.00715299319789227">
            <text:p>0.01</text:p>
          </table:table-cell>
          <table:table-cell table:formula="of:=[.AE125]+[.AF125]" office:value-type="float" office:value="66.0985011659994">
            <text:p>66.1</text:p>
          </table:table-cell>
          <table:table-cell table:formula="of:=IF([.AC125]&gt;0;MOD(DEGREES(ACOS(((SIN(RADIANS([.$B$2]))*COS(RADIANS([.AD125])))-SIN(RADIANS([.T125])))/(COS(RADIANS([.$B$2]))*SIN(RADIANS([.AD125])))))+180;360);MOD(540-DEGREES(ACOS(((SIN(RADIANS([.$B$2]))*COS(RADIANS([.AD125])))-SIN(RADIANS([.T125])))/(COS(RADIANS([.$B$2]))*SIN(RADIANS([.AD125])))));360))" office:value-type="float" office:value="181.920467896467">
            <text:p>181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5]+1" office:value-type="date" office:date-value="2010-05-05">
            <text:p>5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6]+2415018.5+[.E126]-[.$B$4]/24" office:value-type="float" office:value="2455322.29166667">
            <text:p>2455322.29</text:p>
          </table:table-cell>
          <table:table-cell table:style-name="ce9" table:formula="of:=([.F126]-2451545)/36525" office:value-type="float" office:value="0.103416609628104">
            <text:p>0.10341661</text:p>
          </table:table-cell>
          <table:table-cell/>
          <table:table-cell table:formula="of:=MOD(280.46646+[.G126]*(36000.76983+[.G126]*0.0003032);360)" office:value-type="float" office:value="43.5440230630688">
            <text:p>43.54</text:p>
          </table:table-cell>
          <table:table-cell table:formula="of:=357.52911+[.G126]*(35999.05029-0.0001537*[.G126])" office:value-type="float" office:value="4080.42883917961">
            <text:p>4080.43</text:p>
          </table:table-cell>
          <table:table-cell table:formula="of:=0.016708634-[.G126]*(0.000042037+0.0000001267*[.G126])" office:value-type="float" office:value="0.0167042853209252">
            <text:p>0.02</text:p>
          </table:table-cell>
          <table:table-cell table:formula="of:=SIN(RADIANS([.J126]))*(1.914602-[.G126]*(0.004817+0.000014*[.G126]))+SIN(RADIANS(2*[.J126]))*(0.019993-0.000101*[.G126])+SIN(RADIANS(3*[.J126]))*0.000289" office:value-type="float" office:value="1.63300632592182">
            <text:p>1.63</text:p>
          </table:table-cell>
          <table:table-cell table:formula="of:=[.I126]+[.L126]" office:value-type="float" office:value="45.1770293889907">
            <text:p>45.18</text:p>
          </table:table-cell>
          <table:table-cell table:formula="of:=[.J126]+[.L126]" office:value-type="float" office:value="4082.06184550553">
            <text:p>4082.06</text:p>
          </table:table-cell>
          <table:table-cell table:formula="of:=(1.000001018*(1-[.K126]*[.K126]))/(1+[.K126]*COS(RADIANS([.N126])))" office:value-type="float" office:value="1.00866603647577">
            <text:p>1.01</text:p>
          </table:table-cell>
          <table:table-cell table:formula="of:=[.M126]-0.00569-0.00478*SIN(RADIANS(125.04-1934.136*[.G126]))" office:value-type="float" office:value="45.1759561209588">
            <text:p>45.18</text:p>
          </table:table-cell>
          <table:table-cell table:formula="of:=23+(26+((21.448-[.G126]*(46.815+[.G126]*(0.00059-[.G126]*0.001813))))/60)/60" office:value-type="float" office:value="23.4379462630876">
            <text:p>23.44</text:p>
          </table:table-cell>
          <table:table-cell table:formula="of:=[.Q126]+0.00256*COS(RADIANS(125.04-1934.136*[.G126]))" office:value-type="float" office:value="23.4386096258166">
            <text:p>23.44</text:p>
          </table:table-cell>
          <table:table-cell table:formula="of:=DEGREES(ATAN2(COS(RADIANS([.P126]));COS(RADIANS([.R126]))*SIN(RADIANS([.P126]))))" office:value-type="float" office:value="42.7113226610694">
            <text:p>42.71</text:p>
          </table:table-cell>
          <table:table-cell table:formula="of:=DEGREES(ASIN(SIN(RADIANS([.R126]))*SIN(RADIANS([.P126]))))" office:value-type="float" office:value="16.3871107988538">
            <text:p>16.39</text:p>
          </table:table-cell>
          <table:table-cell table:formula="of:=TAN(RADIANS([.R126]/2))*TAN(RADIANS([.R126]/2))" office:value-type="float" office:value="0.0430319557146474">
            <text:p>0.04</text:p>
          </table:table-cell>
          <table:table-cell table:formula="of:=4*DEGREES([.U126]*SIN(2*RADIANS([.I126]))-2*[.K126]*SIN(RADIANS([.J126]))+4*[.K126]*[.U126]*SIN(RADIANS([.J126]))*COS(2*RADIANS([.I126]))-0.5*[.U126]*[.U126]*SIN(4*RADIANS([.I126]))-1.25*[.K126]*[.K126]*SIN(2*RADIANS([.J126])))" office:value-type="float" office:value="3.32457461526217">
            <text:p>3.32</text:p>
          </table:table-cell>
          <table:table-cell table:formula="of:=DEGREES(ACOS(COS(RADIANS(90.833))/(COS(RADIANS([.$B$2]))*COS(RADIANS([.T126])))-TAN(RADIANS([.$B$2]))*TAN(RADIANS([.T126]))))" office:value-type="float" office:value="105.458304587998">
            <text:p>105.46</text:p>
          </table:table-cell>
          <table:table-cell table:style-name="ce7" table:formula="of:=(720-4*[.$B$3]-[.V126]+[.$B$4]*60)/1440" office:value-type="float" office:value="0.49769126762829">
            <text:p>11:56:41</text:p>
          </table:table-cell>
          <table:table-cell table:style-name="ce7" table:formula="of:=([.X126]*1440-[.W126]*4)/1440" office:value-type="float" office:value="0.20475153266163">
            <text:p>4:54:51</text:p>
          </table:table-cell>
          <table:table-cell table:style-name="ce7" table:formula="of:=([.X126]*1440+[.W126]*4)/1440" office:value-type="float" office:value="0.79063100259495">
            <text:p>18:58:31</text:p>
          </table:table-cell>
          <table:table-cell table:formula="of:=8*[.W126]" office:value-type="float" office:value="843.666436703981">
            <text:p>843.67</text:p>
          </table:table-cell>
          <table:table-cell table:formula="of:=MOD([.E126]*1440+[.V126]+4*[.$B$3]-60*[.$B$4];1440)" office:value-type="float" office:value="723.324574615262">
            <text:p>723.32</text:p>
          </table:table-cell>
          <table:table-cell table:formula="of:=IF([.AB126]/4&lt;0;[.AB126]/4+180;[.AB126]/4-180)" office:value-type="float" office:value="0.831143653815531">
            <text:p>0.83</text:p>
          </table:table-cell>
          <table:table-cell table:formula="of:=DEGREES(ACOS(SIN(RADIANS([.$B$2]))*SIN(RADIANS([.T126]))+COS(RADIANS([.$B$2]))*COS(RADIANS([.T126]))*COS(RADIANS([.AC126]))))" office:value-type="float" office:value="23.6239472175647">
            <text:p>23.62</text:p>
          </table:table-cell>
          <table:table-cell table:formula="of:=90-[.AD126]" office:value-type="float" office:value="66.3760527824353">
            <text:p>66.38</text:p>
          </table:table-cell>
          <table:table-cell table:formula="of:=IF([.AE126]&gt;85;0;IF([.AE126]&gt;5;58.1/TAN(RADIANS([.AE126]))-0.07/POWER(TAN(RADIANS([.AE126]));3)+0.000086/POWER(TAN(RADIANS([.AE126]));5);IF([.AE126]&gt;-0.575;1735+[.AE126]*(-518.2+[.AE126]*(103.4+[.AE126]*(-12.79+[.AE126]*0.711)));-20.772/TAN(RADIANS([.AE126])))))/3600" office:value-type="float" office:value="0.00705731489125561">
            <text:p>0.01</text:p>
          </table:table-cell>
          <table:table-cell table:formula="of:=[.AE126]+[.AF126]" office:value-type="float" office:value="66.3831100973266">
            <text:p>66.38</text:p>
          </table:table-cell>
          <table:table-cell table:formula="of:=IF([.AC126]&gt;0;MOD(DEGREES(ACOS(((SIN(RADIANS([.$B$2]))*COS(RADIANS([.AD126])))-SIN(RADIANS([.T126])))/(COS(RADIANS([.$B$2]))*SIN(RADIANS([.AD126])))))+180;360);MOD(540-DEGREES(ACOS(((SIN(RADIANS([.$B$2]))*COS(RADIANS([.AD126])))-SIN(RADIANS([.T126])))/(COS(RADIANS([.$B$2]))*SIN(RADIANS([.AD126])))));360))" office:value-type="float" office:value="181.990140255447">
            <text:p>181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6]+1" office:value-type="date" office:date-value="2010-05-06">
            <text:p>5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7]+2415018.5+[.E127]-[.$B$4]/24" office:value-type="float" office:value="2455323.29166667">
            <text:p>2455323.29</text:p>
          </table:table-cell>
          <table:table-cell table:style-name="ce9" table:formula="of:=([.F127]-2451545)/36525" office:value-type="float" office:value="0.103443988135976">
            <text:p>0.10344399</text:p>
          </table:table-cell>
          <table:table-cell/>
          <table:table-cell table:formula="of:=MOD(280.46646+[.G127]*(36000.76983+[.G127]*0.0003032);360)" office:value-type="float" office:value="44.5296704249504">
            <text:p>44.53</text:p>
          </table:table-cell>
          <table:table-cell table:formula="of:=357.52911+[.G127]*(35999.05029-0.0001537*[.G127])" office:value-type="float" office:value="4081.41443946046">
            <text:p>4081.41</text:p>
          </table:table-cell>
          <table:table-cell table:formula="of:=0.016708634-[.G127]*(0.000042037+0.0000001267*[.G127])" office:value-type="float" office:value="0.0167042841692973">
            <text:p>0.02</text:p>
          </table:table-cell>
          <table:table-cell table:formula="of:=SIN(RADIANS([.J127]))*(1.914602-[.G127]*(0.004817+0.000014*[.G127]))+SIN(RADIANS(2*[.J127]))*(0.019993-0.000101*[.G127])+SIN(RADIANS(3*[.J127]))*0.000289" office:value-type="float" office:value="1.61577721414956">
            <text:p>1.62</text:p>
          </table:table-cell>
          <table:table-cell table:formula="of:=[.I127]+[.L127]" office:value-type="float" office:value="46.1454476391">
            <text:p>46.15</text:p>
          </table:table-cell>
          <table:table-cell table:formula="of:=[.J127]+[.L127]" office:value-type="float" office:value="4083.03021667461">
            <text:p>4083.03</text:p>
          </table:table-cell>
          <table:table-cell table:formula="of:=(1.000001018*(1-[.K127]*[.K127]))/(1+[.K127]*COS(RADIANS([.N127])))" office:value-type="float" office:value="1.00890828851001">
            <text:p>1.01</text:p>
          </table:table-cell>
          <table:table-cell table:formula="of:=[.M127]-0.00569-0.00478*SIN(RADIANS(125.04-1934.136*[.G127]))" office:value-type="float" office:value="46.1443755138528">
            <text:p>46.14</text:p>
          </table:table-cell>
          <table:table-cell table:formula="of:=23+(26+((21.448-[.G127]*(46.815+[.G127]*(0.00059-[.G127]*0.001813))))/60)/60" office:value-type="float" office:value="23.4379459070525">
            <text:p>23.44</text:p>
          </table:table-cell>
          <table:table-cell table:formula="of:=[.Q127]+0.00256*COS(RADIANS(125.04-1934.136*[.G127]))" office:value-type="float" office:value="23.4386069843159">
            <text:p>23.44</text:p>
          </table:table-cell>
          <table:table-cell table:formula="of:=DEGREES(ATAN2(COS(RADIANS([.P127]));COS(RADIANS([.R127]))*SIN(RADIANS([.P127]))))" office:value-type="float" office:value="43.678076923307">
            <text:p>43.68</text:p>
          </table:table-cell>
          <table:table-cell table:formula="of:=DEGREES(ASIN(SIN(RADIANS([.R127]))*SIN(RADIANS([.P127]))))" office:value-type="float" office:value="16.6679331423952">
            <text:p>16.67</text:p>
          </table:table-cell>
          <table:table-cell table:formula="of:=TAN(RADIANS([.R127]/2))*TAN(RADIANS([.R127]/2))" office:value-type="float" office:value="0.0430319457394566">
            <text:p>0.04</text:p>
          </table:table-cell>
          <table:table-cell table:formula="of:=4*DEGREES([.U127]*SIN(2*RADIANS([.I127]))-2*[.K127]*SIN(RADIANS([.J127]))+4*[.K127]*[.U127]*SIN(RADIANS([.J127]))*COS(2*RADIANS([.I127]))-0.5*[.U127]*[.U127]*SIN(4*RADIANS([.I127]))-1.25*[.K127]*[.K127]*SIN(2*RADIANS([.J127])))" office:value-type="float" office:value="3.39988872257014">
            <text:p>3.4</text:p>
          </table:table-cell>
          <table:table-cell table:formula="of:=DEGREES(ACOS(COS(RADIANS(90.833))/(COS(RADIANS([.$B$2]))*COS(RADIANS([.T127])))-TAN(RADIANS([.$B$2]))*TAN(RADIANS([.T127]))))" office:value-type="float" office:value="105.726200322429">
            <text:p>105.73</text:p>
          </table:table-cell>
          <table:table-cell table:style-name="ce7" table:formula="of:=(720-4*[.$B$3]-[.V127]+[.$B$4]*60)/1440" office:value-type="float" office:value="0.497638966164882">
            <text:p>11:56:36</text:p>
          </table:table-cell>
          <table:table-cell table:style-name="ce7" table:formula="of:=([.X127]*1440-[.W127]*4)/1440" office:value-type="float" office:value="0.203955076380358">
            <text:p>4:53:42</text:p>
          </table:table-cell>
          <table:table-cell table:style-name="ce7" table:formula="of:=([.X127]*1440+[.W127]*4)/1440" office:value-type="float" office:value="0.791322855949406">
            <text:p>18:59:30</text:p>
          </table:table-cell>
          <table:table-cell table:formula="of:=8*[.W127]" office:value-type="float" office:value="845.80960257943">
            <text:p>845.81</text:p>
          </table:table-cell>
          <table:table-cell table:formula="of:=MOD([.E127]*1440+[.V127]+4*[.$B$3]-60*[.$B$4];1440)" office:value-type="float" office:value="723.39988872257">
            <text:p>723.4</text:p>
          </table:table-cell>
          <table:table-cell table:formula="of:=IF([.AB127]/4&lt;0;[.AB127]/4+180;[.AB127]/4-180)" office:value-type="float" office:value="0.849972180642538">
            <text:p>0.85</text:p>
          </table:table-cell>
          <table:table-cell table:formula="of:=DEGREES(ACOS(SIN(RADIANS([.$B$2]))*SIN(RADIANS([.T127]))+COS(RADIANS([.$B$2]))*COS(RADIANS([.T127]))*COS(RADIANS([.AC127]))))" office:value-type="float" office:value="23.3437456429046">
            <text:p>23.34</text:p>
          </table:table-cell>
          <table:table-cell table:formula="of:=90-[.AD127]" office:value-type="float" office:value="66.6562543570954">
            <text:p>66.66</text:p>
          </table:table-cell>
          <table:table-cell table:formula="of:=IF([.AE127]&gt;85;0;IF([.AE127]&gt;5;58.1/TAN(RADIANS([.AE127]))-0.07/POWER(TAN(RADIANS([.AE127]));3)+0.000086/POWER(TAN(RADIANS([.AE127]));5);IF([.AE127]&gt;-0.575;1735+[.AE127]*(-518.2+[.AE127]*(103.4+[.AE127]*(-12.79+[.AE127]*0.711)));-20.772/TAN(RADIANS([.AE127])))))/3600" office:value-type="float" office:value="0.00696355337946025">
            <text:p>0.01</text:p>
          </table:table-cell>
          <table:table-cell table:formula="of:=[.AE127]+[.AF127]" office:value-type="float" office:value="66.6632179104749">
            <text:p>66.66</text:p>
          </table:table-cell>
          <table:table-cell table:formula="of:=IF([.AC127]&gt;0;MOD(DEGREES(ACOS(((SIN(RADIANS([.$B$2]))*COS(RADIANS([.AD127])))-SIN(RADIANS([.T127])))/(COS(RADIANS([.$B$2]))*SIN(RADIANS([.AD127])))))+180;360);MOD(540-DEGREES(ACOS(((SIN(RADIANS([.$B$2]))*COS(RADIANS([.AD127])))-SIN(RADIANS([.T127])))/(COS(RADIANS([.$B$2]))*SIN(RADIANS([.AD127])))));360))" office:value-type="float" office:value="182.055295301228">
            <text:p>182.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7]+1" office:value-type="date" office:date-value="2010-05-07">
            <text:p>5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8]+2415018.5+[.E128]-[.$B$4]/24" office:value-type="float" office:value="2455324.29166667">
            <text:p>2455324.29</text:p>
          </table:table-cell>
          <table:table-cell table:style-name="ce9" table:formula="of:=([.F128]-2451545)/36525" office:value-type="float" office:value="0.103471366643847">
            <text:p>0.10347137</text:p>
          </table:table-cell>
          <table:table-cell/>
          <table:table-cell table:formula="of:=MOD(280.46646+[.G128]*(36000.76983+[.G128]*0.0003032);360)" office:value-type="float" office:value="45.5153177868324">
            <text:p>45.52</text:p>
          </table:table-cell>
          <table:table-cell table:formula="of:=357.52911+[.G128]*(35999.05029-0.0001537*[.G128])" office:value-type="float" office:value="4082.40003974132">
            <text:p>4082.4</text:p>
          </table:table-cell>
          <table:table-cell table:formula="of:=0.016708634-[.G128]*(0.000042037+0.0000001267*[.G128])" office:value-type="float" office:value="0.0167042830176692">
            <text:p>0.02</text:p>
          </table:table-cell>
          <table:table-cell table:formula="of:=SIN(RADIANS([.J128]))*(1.914602-[.G128]*(0.004817+0.000014*[.G128]))+SIN(RADIANS(2*[.J128]))*(0.019993-0.000101*[.G128])+SIN(RADIANS(3*[.J128]))*0.000289" office:value-type="float" office:value="1.59808572445221">
            <text:p>1.6</text:p>
          </table:table-cell>
          <table:table-cell table:formula="of:=[.I128]+[.L128]" office:value-type="float" office:value="47.1134035112846">
            <text:p>47.11</text:p>
          </table:table-cell>
          <table:table-cell table:formula="of:=[.J128]+[.L128]" office:value-type="float" office:value="4083.99812546577">
            <text:p>4084</text:p>
          </table:table-cell>
          <table:table-cell table:formula="of:=(1.000001018*(1-[.K128]*[.K128]))/(1+[.K128]*COS(RADIANS([.N128])))" office:value-type="float" office:value="1.00914789364921">
            <text:p>1.01</text:p>
          </table:table-cell>
          <table:table-cell table:formula="of:=[.M128]-0.00569-0.00478*SIN(RADIANS(125.04-1934.136*[.G128]))" office:value-type="float" office:value="47.1123325248776">
            <text:p>47.11</text:p>
          </table:table-cell>
          <table:table-cell table:formula="of:=23+(26+((21.448-[.G128]*(46.815+[.G128]*(0.00059-[.G128]*0.001813))))/60)/60" office:value-type="float" office:value="23.4379455510173">
            <text:p>23.44</text:p>
          </table:table-cell>
          <table:table-cell table:formula="of:=[.Q128]+0.00256*COS(RADIANS(125.04-1934.136*[.G128]))" office:value-type="float" office:value="23.4386043422507">
            <text:p>23.44</text:p>
          </table:table-cell>
          <table:table-cell table:formula="of:=DEGREES(ATAN2(COS(RADIANS([.P128]));COS(RADIANS([.R128]))*SIN(RADIANS([.P128]))))" office:value-type="float" office:value="44.6471862323835">
            <text:p>44.65</text:p>
          </table:table-cell>
          <table:table-cell table:formula="of:=DEGREES(ASIN(SIN(RADIANS([.R128]))*SIN(RADIANS([.P128]))))" office:value-type="float" office:value="16.9441294429686">
            <text:p>16.94</text:p>
          </table:table-cell>
          <table:table-cell table:formula="of:=TAN(RADIANS([.R128]/2))*TAN(RADIANS([.R128]/2))" office:value-type="float" office:value="0.0430319357621346">
            <text:p>0.04</text:p>
          </table:table-cell>
          <table:table-cell table:formula="of:=4*DEGREES([.U128]*SIN(2*RADIANS([.I128]))-2*[.K128]*SIN(RADIANS([.J128]))+4*[.K128]*[.U128]*SIN(RADIANS([.J128]))*COS(2*RADIANS([.I128]))-0.5*[.U128]*[.U128]*SIN(4*RADIANS([.I128]))-1.25*[.K128]*[.K128]*SIN(2*RADIANS([.J128])))" office:value-type="float" office:value="3.46580629483145">
            <text:p>3.47</text:p>
          </table:table-cell>
          <table:table-cell table:formula="of:=DEGREES(ACOS(COS(RADIANS(90.833))/(COS(RADIANS([.$B$2]))*COS(RADIANS([.T128])))-TAN(RADIANS([.$B$2]))*TAN(RADIANS([.T128]))))" office:value-type="float" office:value="105.990824608402">
            <text:p>105.99</text:p>
          </table:table-cell>
          <table:table-cell table:style-name="ce7" table:formula="of:=(720-4*[.$B$3]-[.V128]+[.$B$4]*60)/1440" office:value-type="float" office:value="0.497593190073034">
            <text:p>11:56:32</text:p>
          </table:table-cell>
          <table:table-cell table:style-name="ce7" table:formula="of:=([.X128]*1440-[.W128]*4)/1440" office:value-type="float" office:value="0.203174232827472">
            <text:p>4:52:34</text:p>
          </table:table-cell>
          <table:table-cell table:style-name="ce7" table:formula="of:=([.X128]*1440+[.W128]*4)/1440" office:value-type="float" office:value="0.792012147318596">
            <text:p>19:00:30</text:p>
          </table:table-cell>
          <table:table-cell table:formula="of:=8*[.W128]" office:value-type="float" office:value="847.926596867218">
            <text:p>847.93</text:p>
          </table:table-cell>
          <table:table-cell table:formula="of:=MOD([.E128]*1440+[.V128]+4*[.$B$3]-60*[.$B$4];1440)" office:value-type="float" office:value="723.465806294831">
            <text:p>723.47</text:p>
          </table:table-cell>
          <table:table-cell table:formula="of:=IF([.AB128]/4&lt;0;[.AB128]/4+180;[.AB128]/4-180)" office:value-type="float" office:value="0.866451573707849">
            <text:p>0.87</text:p>
          </table:table-cell>
          <table:table-cell table:formula="of:=DEGREES(ACOS(SIN(RADIANS([.$B$2]))*SIN(RADIANS([.T128]))+COS(RADIANS([.$B$2]))*COS(RADIANS([.T128]))*COS(RADIANS([.AC128]))))" office:value-type="float" office:value="23.0681258518281">
            <text:p>23.07</text:p>
          </table:table-cell>
          <table:table-cell table:formula="of:=90-[.AD128]" office:value-type="float" office:value="66.9318741481719">
            <text:p>66.93</text:p>
          </table:table-cell>
          <table:table-cell table:formula="of:=IF([.AE128]&gt;85;0;IF([.AE128]&gt;5;58.1/TAN(RADIANS([.AE128]))-0.07/POWER(TAN(RADIANS([.AE128]));3)+0.000086/POWER(TAN(RADIANS([.AE128]));5);IF([.AE128]&gt;-0.575;1735+[.AE128]*(-518.2+[.AE128]*(103.4+[.AE128]*(-12.79+[.AE128]*0.711)));-20.772/TAN(RADIANS([.AE128])))))/3600" office:value-type="float" office:value="0.00687170873806118">
            <text:p>0.01</text:p>
          </table:table-cell>
          <table:table-cell table:formula="of:=[.AE128]+[.AF128]" office:value-type="float" office:value="66.9387458569099">
            <text:p>66.94</text:p>
          </table:table-cell>
          <table:table-cell table:formula="of:=IF([.AC128]&gt;0;MOD(DEGREES(ACOS(((SIN(RADIANS([.$B$2]))*COS(RADIANS([.AD128])))-SIN(RADIANS([.T128])))/(COS(RADIANS([.$B$2]))*SIN(RADIANS([.AD128])))))+180;360);MOD(540-DEGREES(ACOS(((SIN(RADIANS([.$B$2]))*COS(RADIANS([.AD128])))-SIN(RADIANS([.T128])))/(COS(RADIANS([.$B$2]))*SIN(RADIANS([.AD128])))));360))" office:value-type="float" office:value="182.11572626109">
            <text:p>182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8]+1" office:value-type="date" office:date-value="2010-05-08">
            <text:p>5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9]+2415018.5+[.E129]-[.$B$4]/24" office:value-type="float" office:value="2455325.29166667">
            <text:p>2455325.29</text:p>
          </table:table-cell>
          <table:table-cell table:style-name="ce9" table:formula="of:=([.F129]-2451545)/36525" office:value-type="float" office:value="0.103498745151718">
            <text:p>0.10349875</text:p>
          </table:table-cell>
          <table:table-cell/>
          <table:table-cell table:formula="of:=MOD(280.46646+[.G129]*(36000.76983+[.G129]*0.0003032);360)" office:value-type="float" office:value="46.5009651487148">
            <text:p>46.5</text:p>
          </table:table-cell>
          <table:table-cell table:formula="of:=357.52911+[.G129]*(35999.05029-0.0001537*[.G129])" office:value-type="float" office:value="4083.38564002217">
            <text:p>4083.39</text:p>
          </table:table-cell>
          <table:table-cell table:formula="of:=0.016708634-[.G129]*(0.000042037+0.0000001267*[.G129])" office:value-type="float" office:value="0.0167042818660409">
            <text:p>0.02</text:p>
          </table:table-cell>
          <table:table-cell table:formula="of:=SIN(RADIANS([.J129]))*(1.914602-[.G129]*(0.004817+0.000014*[.G129]))+SIN(RADIANS(2*[.J129]))*(0.019993-0.000101*[.G129])+SIN(RADIANS(3*[.J129]))*0.000289" office:value-type="float" office:value="1.57993732595309">
            <text:p>1.58</text:p>
          </table:table-cell>
          <table:table-cell table:formula="of:=[.I129]+[.L129]" office:value-type="float" office:value="48.0809024746679">
            <text:p>48.08</text:p>
          </table:table-cell>
          <table:table-cell table:formula="of:=[.J129]+[.L129]" office:value-type="float" office:value="4084.96557734812">
            <text:p>4084.97</text:p>
          </table:table-cell>
          <table:table-cell table:formula="of:=(1.000001018*(1-[.K129]*[.K129]))/(1+[.K129]*COS(RADIANS([.N129])))" office:value-type="float" office:value="1.00938478478912">
            <text:p>1.01</text:p>
          </table:table-cell>
          <table:table-cell table:formula="of:=[.M129]-0.00569-0.00478*SIN(RADIANS(125.04-1934.136*[.G129]))" office:value-type="float" office:value="48.0798326231557">
            <text:p>48.08</text:p>
          </table:table-cell>
          <table:table-cell table:formula="of:=23+(26+((21.448-[.G129]*(46.815+[.G129]*(0.00059-[.G129]*0.001813))))/60)/60" office:value-type="float" office:value="23.4379451949821">
            <text:p>23.44</text:p>
          </table:table-cell>
          <table:table-cell table:formula="of:=[.Q129]+0.00256*COS(RADIANS(125.04-1934.136*[.G129]))" office:value-type="float" office:value="23.4386016996226">
            <text:p>23.44</text:p>
          </table:table-cell>
          <table:table-cell table:formula="of:=DEGREES(ATAN2(COS(RADIANS([.P129]));COS(RADIANS([.R129]))*SIN(RADIANS([.P129]))))" office:value-type="float" office:value="45.6186630454857">
            <text:p>45.62</text:p>
          </table:table-cell>
          <table:table-cell table:formula="of:=DEGREES(ASIN(SIN(RADIANS([.R129]))*SIN(RADIANS([.P129]))))" office:value-type="float" office:value="17.2156155015367">
            <text:p>17.22</text:p>
          </table:table-cell>
          <table:table-cell table:formula="of:=TAN(RADIANS([.R129]/2))*TAN(RADIANS([.R129]/2))" office:value-type="float" office:value="0.0430319257826888">
            <text:p>0.04</text:p>
          </table:table-cell>
          <table:table-cell table:formula="of:=4*DEGREES([.U129]*SIN(2*RADIANS([.I129]))-2*[.K129]*SIN(RADIANS([.J129]))+4*[.K129]*[.U129]*SIN(RADIANS([.J129]))*COS(2*RADIANS([.I129]))-0.5*[.U129]*[.U129]*SIN(4*RADIANS([.I129]))-1.25*[.K129]*[.K129]*SIN(2*RADIANS([.J129])))" office:value-type="float" office:value="3.52227636097089">
            <text:p>3.52</text:p>
          </table:table-cell>
          <table:table-cell table:formula="of:=DEGREES(ACOS(COS(RADIANS(90.833))/(COS(RADIANS([.$B$2]))*COS(RADIANS([.T129])))-TAN(RADIANS([.$B$2]))*TAN(RADIANS([.T129]))))" office:value-type="float" office:value="106.25206464607">
            <text:p>106.25</text:p>
          </table:table-cell>
          <table:table-cell table:style-name="ce7" table:formula="of:=(720-4*[.$B$3]-[.V129]+[.$B$4]*60)/1440" office:value-type="float" office:value="0.497553974749326">
            <text:p>11:56:29</text:p>
          </table:table-cell>
          <table:table-cell table:style-name="ce7" table:formula="of:=([.X129]*1440-[.W129]*4)/1440" office:value-type="float" office:value="0.202409350732465">
            <text:p>4:51:28</text:p>
          </table:table-cell>
          <table:table-cell table:style-name="ce7" table:formula="of:=([.X129]*1440+[.W129]*4)/1440" office:value-type="float" office:value="0.792698598766186">
            <text:p>19:01:29</text:p>
          </table:table-cell>
          <table:table-cell table:formula="of:=8*[.W129]" office:value-type="float" office:value="850.016517168558">
            <text:p>850.02</text:p>
          </table:table-cell>
          <table:table-cell table:formula="of:=MOD([.E129]*1440+[.V129]+4*[.$B$3]-60*[.$B$4];1440)" office:value-type="float" office:value="723.522276360971">
            <text:p>723.52</text:p>
          </table:table-cell>
          <table:table-cell table:formula="of:=IF([.AB129]/4&lt;0;[.AB129]/4+180;[.AB129]/4-180)" office:value-type="float" office:value="0.880569090242716">
            <text:p>0.88</text:p>
          </table:table-cell>
          <table:table-cell table:formula="of:=DEGREES(ACOS(SIN(RADIANS([.$B$2]))*SIN(RADIANS([.T129]))+COS(RADIANS([.$B$2]))*COS(RADIANS([.T129]))*COS(RADIANS([.AC129]))))" office:value-type="float" office:value="22.797166243402">
            <text:p>22.8</text:p>
          </table:table-cell>
          <table:table-cell table:formula="of:=90-[.AD129]" office:value-type="float" office:value="67.202833756598">
            <text:p>67.2</text:p>
          </table:table-cell>
          <table:table-cell table:formula="of:=IF([.AE129]&gt;85;0;IF([.AE129]&gt;5;58.1/TAN(RADIANS([.AE129]))-0.07/POWER(TAN(RADIANS([.AE129]));3)+0.000086/POWER(TAN(RADIANS([.AE129]));5);IF([.AE129]&gt;-0.575;1735+[.AE129]*(-518.2+[.AE129]*(103.4+[.AE129]*(-12.79+[.AE129]*0.711)));-20.772/TAN(RADIANS([.AE129])))))/3600" office:value-type="float" office:value="0.00678178156532438">
            <text:p>0.01</text:p>
          </table:table-cell>
          <table:table-cell table:formula="of:=[.AE129]+[.AF129]" office:value-type="float" office:value="67.2096155381634">
            <text:p>67.21</text:p>
          </table:table-cell>
          <table:table-cell table:formula="of:=IF([.AC129]&gt;0;MOD(DEGREES(ACOS(((SIN(RADIANS([.$B$2]))*COS(RADIANS([.AD129])))-SIN(RADIANS([.T129])))/(COS(RADIANS([.$B$2]))*SIN(RADIANS([.AD129])))))+180;360);MOD(540-DEGREES(ACOS(((SIN(RADIANS([.$B$2]))*COS(RADIANS([.AD129])))-SIN(RADIANS([.T129])))/(COS(RADIANS([.$B$2]))*SIN(RADIANS([.AD129])))));360))" office:value-type="float" office:value="182.171228336019">
            <text:p>182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9]+1" office:value-type="date" office:date-value="2010-05-09">
            <text:p>5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0]+2415018.5+[.E130]-[.$B$4]/24" office:value-type="float" office:value="2455326.29166667">
            <text:p>2455326.29</text:p>
          </table:table-cell>
          <table:table-cell table:style-name="ce9" table:formula="of:=([.F130]-2451545)/36525" office:value-type="float" office:value="0.10352612365959">
            <text:p>0.10352612</text:p>
          </table:table-cell>
          <table:table-cell/>
          <table:table-cell table:formula="of:=MOD(280.46646+[.G130]*(36000.76983+[.G130]*0.0003032);360)" office:value-type="float" office:value="47.4866125105973">
            <text:p>47.49</text:p>
          </table:table-cell>
          <table:table-cell table:formula="of:=357.52911+[.G130]*(35999.05029-0.0001537*[.G130])" office:value-type="float" office:value="4084.37124030302">
            <text:p>4084.37</text:p>
          </table:table-cell>
          <table:table-cell table:formula="of:=0.016708634-[.G130]*(0.000042037+0.0000001267*[.G130])" office:value-type="float" office:value="0.0167042807144124">
            <text:p>0.02</text:p>
          </table:table-cell>
          <table:table-cell table:formula="of:=SIN(RADIANS([.J130]))*(1.914602-[.G130]*(0.004817+0.000014*[.G130]))+SIN(RADIANS(2*[.J130]))*(0.019993-0.000101*[.G130])+SIN(RADIANS(3*[.J130]))*0.000289" office:value-type="float" office:value="1.56133760420856">
            <text:p>1.56</text:p>
          </table:table-cell>
          <table:table-cell table:formula="of:=[.I130]+[.L130]" office:value-type="float" office:value="49.0479501148059">
            <text:p>49.05</text:p>
          </table:table-cell>
          <table:table-cell table:formula="of:=[.J130]+[.L130]" office:value-type="float" office:value="4085.93257790723">
            <text:p>4085.93</text:p>
          </table:table-cell>
          <table:table-cell table:formula="of:=(1.000001018*(1-[.K130]*[.K130]))/(1+[.K130]*COS(RADIANS([.N130])))" office:value-type="float" office:value="1.00961889568034">
            <text:p>1.01</text:p>
          </table:table-cell>
          <table:table-cell table:formula="of:=[.M130]-0.00569-0.00478*SIN(RADIANS(125.04-1934.136*[.G130]))" office:value-type="float" office:value="49.0468813942419">
            <text:p>49.05</text:p>
          </table:table-cell>
          <table:table-cell table:formula="of:=23+(26+((21.448-[.G130]*(46.815+[.G130]*(0.00059-[.G130]*0.001813))))/60)/60" office:value-type="float" office:value="23.437944838947">
            <text:p>23.44</text:p>
          </table:table-cell>
          <table:table-cell table:formula="of:=[.Q130]+0.00256*COS(RADIANS(125.04-1934.136*[.G130]))" office:value-type="float" office:value="23.4385990564339">
            <text:p>23.44</text:p>
          </table:table-cell>
          <table:table-cell table:formula="of:=DEGREES(ATAN2(COS(RADIANS([.P130]));COS(RADIANS([.R130]))*SIN(RADIANS([.P130]))))" office:value-type="float" office:value="46.5925167727848">
            <text:p>46.59</text:p>
          </table:table-cell>
          <table:table-cell table:formula="of:=DEGREES(ASIN(SIN(RADIANS([.R130]))*SIN(RADIANS([.P130]))))" office:value-type="float" office:value="17.4823078880338">
            <text:p>17.48</text:p>
          </table:table-cell>
          <table:table-cell table:formula="of:=TAN(RADIANS([.R130]/2))*TAN(RADIANS([.R130]/2))" office:value-type="float" office:value="0.0430319158011266">
            <text:p>0.04</text:p>
          </table:table-cell>
          <table:table-cell table:formula="of:=4*DEGREES([.U130]*SIN(2*RADIANS([.I130]))-2*[.K130]*SIN(RADIANS([.J130]))+4*[.K130]*[.U130]*SIN(RADIANS([.J130]))*COS(2*RADIANS([.I130]))-0.5*[.U130]*[.U130]*SIN(4*RADIANS([.I130]))-1.25*[.K130]*[.K130]*SIN(2*RADIANS([.J130])))" office:value-type="float" office:value="3.56926019869508">
            <text:p>3.57</text:p>
          </table:table-cell>
          <table:table-cell table:formula="of:=DEGREES(ACOS(COS(RADIANS(90.833))/(COS(RADIANS([.$B$2]))*COS(RADIANS([.T130])))-TAN(RADIANS([.$B$2]))*TAN(RADIANS([.T130]))))" office:value-type="float" office:value="106.509805812747">
            <text:p>106.51</text:p>
          </table:table-cell>
          <table:table-cell table:style-name="ce7" table:formula="of:=(720-4*[.$B$3]-[.V130]+[.$B$4]*60)/1440" office:value-type="float" office:value="0.49752134708424">
            <text:p>11:56:26</text:p>
          </table:table-cell>
          <table:table-cell table:style-name="ce7" table:formula="of:=([.X130]*1440-[.W130]*4)/1440" office:value-type="float" office:value="0.201660775382166">
            <text:p>4:50:23</text:p>
          </table:table-cell>
          <table:table-cell table:style-name="ce7" table:formula="of:=([.X130]*1440+[.W130]*4)/1440" office:value-type="float" office:value="0.793381918786314">
            <text:p>19:02:28</text:p>
          </table:table-cell>
          <table:table-cell table:formula="of:=8*[.W130]" office:value-type="float" office:value="852.078446501973">
            <text:p>852.08</text:p>
          </table:table-cell>
          <table:table-cell table:formula="of:=MOD([.E130]*1440+[.V130]+4*[.$B$3]-60*[.$B$4];1440)" office:value-type="float" office:value="723.569260198695">
            <text:p>723.57</text:p>
          </table:table-cell>
          <table:table-cell table:formula="of:=IF([.AB130]/4&lt;0;[.AB130]/4+180;[.AB130]/4-180)" office:value-type="float" office:value="0.892315049673783">
            <text:p>0.89</text:p>
          </table:table-cell>
          <table:table-cell table:formula="of:=DEGREES(ACOS(SIN(RADIANS([.$B$2]))*SIN(RADIANS([.T130]))+COS(RADIANS([.$B$2]))*COS(RADIANS([.T130]))*COS(RADIANS([.AC130]))))" office:value-type="float" office:value="22.5309448724992">
            <text:p>22.53</text:p>
          </table:table-cell>
          <table:table-cell table:formula="of:=90-[.AD130]" office:value-type="float" office:value="67.4690551275008">
            <text:p>67.47</text:p>
          </table:table-cell>
          <table:table-cell table:formula="of:=IF([.AE130]&gt;85;0;IF([.AE130]&gt;5;58.1/TAN(RADIANS([.AE130]))-0.07/POWER(TAN(RADIANS([.AE130]));3)+0.000086/POWER(TAN(RADIANS([.AE130]));5);IF([.AE130]&gt;-0.575;1735+[.AE130]*(-518.2+[.AE130]*(103.4+[.AE130]*(-12.79+[.AE130]*0.711)));-20.772/TAN(RADIANS([.AE130])))))/3600" office:value-type="float" office:value="0.00669377297852914">
            <text:p>0.01</text:p>
          </table:table-cell>
          <table:table-cell table:formula="of:=[.AE130]+[.AF130]" office:value-type="float" office:value="67.4757489004793">
            <text:p>67.48</text:p>
          </table:table-cell>
          <table:table-cell table:formula="of:=IF([.AC130]&gt;0;MOD(DEGREES(ACOS(((SIN(RADIANS([.$B$2]))*COS(RADIANS([.AD130])))-SIN(RADIANS([.T130])))/(COS(RADIANS([.$B$2]))*SIN(RADIANS([.AD130])))))+180;360);MOD(540-DEGREES(ACOS(((SIN(RADIANS([.$B$2]))*COS(RADIANS([.AD130])))-SIN(RADIANS([.T130])))/(COS(RADIANS([.$B$2]))*SIN(RADIANS([.AD130])))));360))" office:value-type="float" office:value="182.22159940136">
            <text:p>182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0]+1" office:value-type="date" office:date-value="2010-05-10">
            <text:p>5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1]+2415018.5+[.E131]-[.$B$4]/24" office:value-type="float" office:value="2455327.29166667">
            <text:p>2455327.29</text:p>
          </table:table-cell>
          <table:table-cell table:style-name="ce9" table:formula="of:=([.F131]-2451545)/36525" office:value-type="float" office:value="0.103553502167461">
            <text:p>0.10355350</text:p>
          </table:table-cell>
          <table:table-cell/>
          <table:table-cell table:formula="of:=MOD(280.46646+[.G131]*(36000.76983+[.G131]*0.0003032);360)" office:value-type="float" office:value="48.4722598724807">
            <text:p>48.47</text:p>
          </table:table-cell>
          <table:table-cell table:formula="of:=357.52911+[.G131]*(35999.05029-0.0001537*[.G131])" office:value-type="float" office:value="4085.35684058388">
            <text:p>4085.36</text:p>
          </table:table-cell>
          <table:table-cell table:formula="of:=0.016708634-[.G131]*(0.000042037+0.0000001267*[.G131])" office:value-type="float" office:value="0.0167042795627838">
            <text:p>0.02</text:p>
          </table:table-cell>
          <table:table-cell table:formula="of:=SIN(RADIANS([.J131]))*(1.914602-[.G131]*(0.004817+0.000014*[.G131]))+SIN(RADIANS(2*[.J131]))*(0.019993-0.000101*[.G131])+SIN(RADIANS(3*[.J131]))*0.000289" office:value-type="float" office:value="1.54229225935178">
            <text:p>1.54</text:p>
          </table:table-cell>
          <table:table-cell table:formula="of:=[.I131]+[.L131]" office:value-type="float" office:value="50.0145521318324">
            <text:p>50.01</text:p>
          </table:table-cell>
          <table:table-cell table:formula="of:=[.J131]+[.L131]" office:value-type="float" office:value="4086.89913284323">
            <text:p>4086.9</text:p>
          </table:table-cell>
          <table:table-cell table:formula="of:=(1.000001018*(1-[.K131]*[.K131]))/(1+[.K131]*COS(RADIANS([.N131])))" office:value-type="float" office:value="1.0098501609435">
            <text:p>1.01</text:p>
          </table:table-cell>
          <table:table-cell table:formula="of:=[.M131]-0.00569-0.00478*SIN(RADIANS(125.04-1934.136*[.G131]))" office:value-type="float" office:value="50.0134845382694">
            <text:p>50.01</text:p>
          </table:table-cell>
          <table:table-cell table:formula="of:=23+(26+((21.448-[.G131]*(46.815+[.G131]*(0.00059-[.G131]*0.001813))))/60)/60" office:value-type="float" office:value="23.4379444829118">
            <text:p>23.44</text:p>
          </table:table-cell>
          <table:table-cell table:formula="of:=[.Q131]+0.00256*COS(RADIANS(125.04-1934.136*[.G131]))" office:value-type="float" office:value="23.4385964126862">
            <text:p>23.44</text:p>
          </table:table-cell>
          <table:table-cell table:formula="of:=DEGREES(ATAN2(COS(RADIANS([.P131]));COS(RADIANS([.R131]))*SIN(RADIANS([.P131]))))" office:value-type="float" office:value="47.5687537271353">
            <text:p>47.57</text:p>
          </table:table-cell>
          <table:table-cell table:formula="of:=DEGREES(ASIN(SIN(RADIANS([.R131]))*SIN(RADIANS([.P131]))))" office:value-type="float" office:value="17.7441239863221">
            <text:p>17.74</text:p>
          </table:table-cell>
          <table:table-cell table:formula="of:=TAN(RADIANS([.R131]/2))*TAN(RADIANS([.R131]/2))" office:value-type="float" office:value="0.0430319058174554">
            <text:p>0.04</text:p>
          </table:table-cell>
          <table:table-cell table:formula="of:=4*DEGREES([.U131]*SIN(2*RADIANS([.I131]))-2*[.K131]*SIN(RADIANS([.J131]))+4*[.K131]*[.U131]*SIN(RADIANS([.J131]))*COS(2*RADIANS([.I131]))-0.5*[.U131]*[.U131]*SIN(4*RADIANS([.I131]))-1.25*[.K131]*[.K131]*SIN(2*RADIANS([.J131])))" office:value-type="float" office:value="3.60673155254417">
            <text:p>3.61</text:p>
          </table:table-cell>
          <table:table-cell table:formula="of:=DEGREES(ACOS(COS(RADIANS(90.833))/(COS(RADIANS([.$B$2]))*COS(RADIANS([.T131])))-TAN(RADIANS([.$B$2]))*TAN(RADIANS([.T131]))))" office:value-type="float" office:value="106.763931758301">
            <text:p>106.76</text:p>
          </table:table-cell>
          <table:table-cell table:style-name="ce7" table:formula="of:=(720-4*[.$B$3]-[.V131]+[.$B$4]*60)/1440" office:value-type="float" office:value="0.497495325310733">
            <text:p>11:56:24</text:p>
          </table:table-cell>
          <table:table-cell table:style-name="ce7" table:formula="of:=([.X131]*1440-[.W131]*4)/1440" office:value-type="float" office:value="0.200928848204343">
            <text:p>4:49:20</text:p>
          </table:table-cell>
          <table:table-cell table:style-name="ce7" table:formula="of:=([.X131]*1440+[.W131]*4)/1440" office:value-type="float" office:value="0.794061802417123">
            <text:p>19:03:27</text:p>
          </table:table-cell>
          <table:table-cell table:formula="of:=8*[.W131]" office:value-type="float" office:value="854.111454066404">
            <text:p>854.11</text:p>
          </table:table-cell>
          <table:table-cell table:formula="of:=MOD([.E131]*1440+[.V131]+4*[.$B$3]-60*[.$B$4];1440)" office:value-type="float" office:value="723.606731552544">
            <text:p>723.61</text:p>
          </table:table-cell>
          <table:table-cell table:formula="of:=IF([.AB131]/4&lt;0;[.AB131]/4+180;[.AB131]/4-180)" office:value-type="float" office:value="0.901682888136037">
            <text:p>0.9</text:p>
          </table:table-cell>
          <table:table-cell table:formula="of:=DEGREES(ACOS(SIN(RADIANS([.$B$2]))*SIN(RADIANS([.T131]))+COS(RADIANS([.$B$2]))*COS(RADIANS([.T131]))*COS(RADIANS([.AC131]))))" office:value-type="float" office:value="22.2695394523704">
            <text:p>22.27</text:p>
          </table:table-cell>
          <table:table-cell table:formula="of:=90-[.AD131]" office:value-type="float" office:value="67.7304605476296">
            <text:p>67.73</text:p>
          </table:table-cell>
          <table:table-cell table:formula="of:=IF([.AE131]&gt;85;0;IF([.AE131]&gt;5;58.1/TAN(RADIANS([.AE131]))-0.07/POWER(TAN(RADIANS([.AE131]));3)+0.000086/POWER(TAN(RADIANS([.AE131]));5);IF([.AE131]&gt;-0.575;1735+[.AE131]*(-518.2+[.AE131]*(103.4+[.AE131]*(-12.79+[.AE131]*0.711)));-20.772/TAN(RADIANS([.AE131])))))/3600" office:value-type="float" office:value="0.00660768460914975">
            <text:p>0.01</text:p>
          </table:table-cell>
          <table:table-cell table:formula="of:=[.AE131]+[.AF131]" office:value-type="float" office:value="67.7370682322387">
            <text:p>67.74</text:p>
          </table:table-cell>
          <table:table-cell table:formula="of:=IF([.AC131]&gt;0;MOD(DEGREES(ACOS(((SIN(RADIANS([.$B$2]))*COS(RADIANS([.AD131])))-SIN(RADIANS([.T131])))/(COS(RADIANS([.$B$2]))*SIN(RADIANS([.AD131])))))+180;360);MOD(540-DEGREES(ACOS(((SIN(RADIANS([.$B$2]))*COS(RADIANS([.AD131])))-SIN(RADIANS([.T131])))/(COS(RADIANS([.$B$2]))*SIN(RADIANS([.AD131])))));360))" office:value-type="float" office:value="182.266640755556">
            <text:p>182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1]+1" office:value-type="date" office:date-value="2010-05-11">
            <text:p>5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2]+2415018.5+[.E132]-[.$B$4]/24" office:value-type="float" office:value="2455328.29166667">
            <text:p>2455328.29</text:p>
          </table:table-cell>
          <table:table-cell table:style-name="ce9" table:formula="of:=([.F132]-2451545)/36525" office:value-type="float" office:value="0.103580880675332">
            <text:p>0.10358088</text:p>
          </table:table-cell>
          <table:table-cell/>
          <table:table-cell table:formula="of:=MOD(280.46646+[.G132]*(36000.76983+[.G132]*0.0003032);360)" office:value-type="float" office:value="49.4579072343649">
            <text:p>49.46</text:p>
          </table:table-cell>
          <table:table-cell table:formula="of:=357.52911+[.G132]*(35999.05029-0.0001537*[.G132])" office:value-type="float" office:value="4086.34244086473">
            <text:p>4086.34</text:p>
          </table:table-cell>
          <table:table-cell table:formula="of:=0.016708634-[.G132]*(0.000042037+0.0000001267*[.G132])" office:value-type="float" office:value="0.0167042784111549">
            <text:p>0.02</text:p>
          </table:table-cell>
          <table:table-cell table:formula="of:=SIN(RADIANS([.J132]))*(1.914602-[.G132]*(0.004817+0.000014*[.G132]))+SIN(RADIANS(2*[.J132]))*(0.019993-0.000101*[.G132])+SIN(RADIANS(3*[.J132]))*0.000289" office:value-type="float" office:value="1.5228071042249">
            <text:p>1.52</text:p>
          </table:table-cell>
          <table:table-cell table:formula="of:=[.I132]+[.L132]" office:value-type="float" office:value="50.9807143385898">
            <text:p>50.98</text:p>
          </table:table-cell>
          <table:table-cell table:formula="of:=[.J132]+[.L132]" office:value-type="float" office:value="4087.86524796895">
            <text:p>4087.87</text:p>
          </table:table-cell>
          <table:table-cell table:formula="of:=(1.000001018*(1-[.K132]*[.K132]))/(1+[.K132]*COS(RADIANS([.N132])))" office:value-type="float" office:value="1.01007851608404">
            <text:p>1.01</text:p>
          </table:table-cell>
          <table:table-cell table:formula="of:=[.M132]-0.00569-0.00478*SIN(RADIANS(125.04-1934.136*[.G132]))" office:value-type="float" office:value="50.9796478680793">
            <text:p>50.98</text:p>
          </table:table-cell>
          <table:table-cell table:formula="of:=23+(26+((21.448-[.G132]*(46.815+[.G132]*(0.00059-[.G132]*0.001813))))/60)/60" office:value-type="float" office:value="23.4379441268766">
            <text:p>23.44</text:p>
          </table:table-cell>
          <table:table-cell table:formula="of:=[.Q132]+0.00256*COS(RADIANS(125.04-1934.136*[.G132]))" office:value-type="float" office:value="23.4385937683818">
            <text:p>23.44</text:p>
          </table:table-cell>
          <table:table-cell table:formula="of:=DEGREES(ATAN2(COS(RADIANS([.P132]));COS(RADIANS([.R132]))*SIN(RADIANS([.P132]))))" office:value-type="float" office:value="48.5473770768306">
            <text:p>48.55</text:p>
          </table:table-cell>
          <table:table-cell table:formula="of:=DEGREES(ASIN(SIN(RADIANS([.R132]))*SIN(RADIANS([.P132]))))" office:value-type="float" office:value="18.0009820408425">
            <text:p>18</text:p>
          </table:table-cell>
          <table:table-cell table:formula="of:=TAN(RADIANS([.R132]/2))*TAN(RADIANS([.R132]/2))" office:value-type="float" office:value="0.0430318958316826">
            <text:p>0.04</text:p>
          </table:table-cell>
          <table:table-cell table:formula="of:=4*DEGREES([.U132]*SIN(2*RADIANS([.I132]))-2*[.K132]*SIN(RADIANS([.J132]))+4*[.K132]*[.U132]*SIN(RADIANS([.J132]))*COS(2*RADIANS([.I132]))-0.5*[.U132]*[.U132]*SIN(4*RADIANS([.I132]))-1.25*[.K132]*[.K132]*SIN(2*RADIANS([.J132])))" office:value-type="float" office:value="3.63467683698743">
            <text:p>3.63</text:p>
          </table:table-cell>
          <table:table-cell table:formula="of:=DEGREES(ACOS(COS(RADIANS(90.833))/(COS(RADIANS([.$B$2]))*COS(RADIANS([.T132])))-TAN(RADIANS([.$B$2]))*TAN(RADIANS([.T132]))))" office:value-type="float" office:value="107.014324510901">
            <text:p>107.01</text:p>
          </table:table-cell>
          <table:table-cell table:style-name="ce7" table:formula="of:=(720-4*[.$B$3]-[.V132]+[.$B$4]*60)/1440" office:value-type="float" office:value="0.497475918863203">
            <text:p>11:56:22</text:p>
          </table:table-cell>
          <table:table-cell table:style-name="ce7" table:formula="of:=([.X132]*1440-[.W132]*4)/1440" office:value-type="float" office:value="0.200213906332922">
            <text:p>4:48:18</text:p>
          </table:table-cell>
          <table:table-cell table:style-name="ce7" table:formula="of:=([.X132]*1440+[.W132]*4)/1440" office:value-type="float" office:value="0.794737931393484">
            <text:p>19:04:25</text:p>
          </table:table-cell>
          <table:table-cell table:formula="of:=8*[.W132]" office:value-type="float" office:value="856.11459608721">
            <text:p>856.11</text:p>
          </table:table-cell>
          <table:table-cell table:formula="of:=MOD([.E132]*1440+[.V132]+4*[.$B$3]-60*[.$B$4];1440)" office:value-type="float" office:value="723.634676836987">
            <text:p>723.63</text:p>
          </table:table-cell>
          <table:table-cell table:formula="of:=IF([.AB132]/4&lt;0;[.AB132]/4+180;[.AB132]/4-180)" office:value-type="float" office:value="0.908669209246852">
            <text:p>0.91</text:p>
          </table:table-cell>
          <table:table-cell table:formula="of:=DEGREES(ACOS(SIN(RADIANS([.$B$2]))*SIN(RADIANS([.T132]))+COS(RADIANS([.$B$2]))*COS(RADIANS([.T132]))*COS(RADIANS([.AC132]))))" office:value-type="float" office:value="22.0130273540643">
            <text:p>22.01</text:p>
          </table:table-cell>
          <table:table-cell table:formula="of:=90-[.AD132]" office:value-type="float" office:value="67.9869726459357">
            <text:p>67.99</text:p>
          </table:table-cell>
          <table:table-cell table:formula="of:=IF([.AE132]&gt;85;0;IF([.AE132]&gt;5;58.1/TAN(RADIANS([.AE132]))-0.07/POWER(TAN(RADIANS([.AE132]));3)+0.000086/POWER(TAN(RADIANS([.AE132]));5);IF([.AE132]&gt;-0.575;1735+[.AE132]*(-518.2+[.AE132]*(103.4+[.AE132]*(-12.79+[.AE132]*0.711)));-20.772/TAN(RADIANS([.AE132])))))/3600" office:value-type="float" office:value="0.00652351859684132">
            <text:p>0.01</text:p>
          </table:table-cell>
          <table:table-cell table:formula="of:=[.AE132]+[.AF132]" office:value-type="float" office:value="67.9934961645325">
            <text:p>67.99</text:p>
          </table:table-cell>
          <table:table-cell table:formula="of:=IF([.AC132]&gt;0;MOD(DEGREES(ACOS(((SIN(RADIANS([.$B$2]))*COS(RADIANS([.AD132])))-SIN(RADIANS([.T132])))/(COS(RADIANS([.$B$2]))*SIN(RADIANS([.AD132])))))+180;360);MOD(540-DEGREES(ACOS(((SIN(RADIANS([.$B$2]))*COS(RADIANS([.AD132])))-SIN(RADIANS([.T132])))/(COS(RADIANS([.$B$2]))*SIN(RADIANS([.AD132])))));360))" office:value-type="float" office:value="182.306157917136">
            <text:p>182.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2]+1" office:value-type="date" office:date-value="2010-05-12">
            <text:p>5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3]+2415018.5+[.E133]-[.$B$4]/24" office:value-type="float" office:value="2455329.29166667">
            <text:p>2455329.29</text:p>
          </table:table-cell>
          <table:table-cell table:style-name="ce9" table:formula="of:=([.F133]-2451545)/36525" office:value-type="float" office:value="0.103608259183204">
            <text:p>0.10360826</text:p>
          </table:table-cell>
          <table:table-cell/>
          <table:table-cell table:formula="of:=MOD(280.46646+[.G133]*(36000.76983+[.G133]*0.0003032);360)" office:value-type="float" office:value="50.4435545962492">
            <text:p>50.44</text:p>
          </table:table-cell>
          <table:table-cell table:formula="of:=357.52911+[.G133]*(35999.05029-0.0001537*[.G133])" office:value-type="float" office:value="4087.32804114558">
            <text:p>4087.33</text:p>
          </table:table-cell>
          <table:table-cell table:formula="of:=0.016708634-[.G133]*(0.000042037+0.0000001267*[.G133])" office:value-type="float" office:value="0.0167042772595259">
            <text:p>0.02</text:p>
          </table:table-cell>
          <table:table-cell table:formula="of:=SIN(RADIANS([.J133]))*(1.914602-[.G133]*(0.004817+0.000014*[.G133]))+SIN(RADIANS(2*[.J133]))*(0.019993-0.000101*[.G133])+SIN(RADIANS(3*[.J133]))*0.000289" office:value-type="float" office:value="1.50288806249961">
            <text:p>1.5</text:p>
          </table:table-cell>
          <table:table-cell table:formula="of:=[.I133]+[.L133]" office:value-type="float" office:value="51.9464426587488">
            <text:p>51.95</text:p>
          </table:table-cell>
          <table:table-cell table:formula="of:=[.J133]+[.L133]" office:value-type="float" office:value="4088.83092920808">
            <text:p>4088.83</text:p>
          </table:table-cell>
          <table:table-cell table:formula="of:=(1.000001018*(1-[.K133]*[.K133]))/(1+[.K133]*COS(RADIANS([.N133])))" office:value-type="float" office:value="1.01030389750678">
            <text:p>1.01</text:p>
          </table:table-cell>
          <table:table-cell table:formula="of:=[.M133]-0.00569-0.00478*SIN(RADIANS(125.04-1934.136*[.G133]))" office:value-type="float" office:value="51.9453773073415">
            <text:p>51.95</text:p>
          </table:table-cell>
          <table:table-cell table:formula="of:=23+(26+((21.448-[.G133]*(46.815+[.G133]*(0.00059-[.G133]*0.001813))))/60)/60" office:value-type="float" office:value="23.4379437708415">
            <text:p>23.44</text:p>
          </table:table-cell>
          <table:table-cell table:formula="of:=[.Q133]+0.00256*COS(RADIANS(125.04-1934.136*[.G133]))" office:value-type="float" office:value="23.4385911235224">
            <text:p>23.44</text:p>
          </table:table-cell>
          <table:table-cell table:formula="of:=DEGREES(ATAN2(COS(RADIANS([.P133]));COS(RADIANS([.R133]))*SIN(RADIANS([.P133]))))" office:value-type="float" office:value="49.5283868016975">
            <text:p>49.53</text:p>
          </table:table-cell>
          <table:table-cell table:formula="of:=DEGREES(ASIN(SIN(RADIANS([.R133]))*SIN(RADIANS([.P133]))))" office:value-type="float" office:value="18.2528012049071">
            <text:p>18.25</text:p>
          </table:table-cell>
          <table:table-cell table:formula="of:=TAN(RADIANS([.R133]/2))*TAN(RADIANS([.R133]/2))" office:value-type="float" office:value="0.0430318858438154">
            <text:p>0.04</text:p>
          </table:table-cell>
          <table:table-cell table:formula="of:=4*DEGREES([.U133]*SIN(2*RADIANS([.I133]))-2*[.K133]*SIN(RADIANS([.J133]))+4*[.K133]*[.U133]*SIN(RADIANS([.J133]))*COS(2*RADIANS([.I133]))-0.5*[.U133]*[.U133]*SIN(4*RADIANS([.I133]))-1.25*[.K133]*[.K133]*SIN(2*RADIANS([.J133])))" office:value-type="float" office:value="3.65309532331989">
            <text:p>3.65</text:p>
          </table:table-cell>
          <table:table-cell table:formula="of:=DEGREES(ACOS(COS(RADIANS(90.833))/(COS(RADIANS([.$B$2]))*COS(RADIANS([.T133])))-TAN(RADIANS([.$B$2]))*TAN(RADIANS([.T133]))))" office:value-type="float" office:value="107.260864593316">
            <text:p>107.26</text:p>
          </table:table-cell>
          <table:table-cell table:style-name="ce7" table:formula="of:=(720-4*[.$B$3]-[.V133]+[.$B$4]*60)/1440" office:value-type="float" office:value="0.497463128247695">
            <text:p>11:56:21</text:p>
          </table:table-cell>
          <table:table-cell table:style-name="ce7" table:formula="of:=([.X133]*1440-[.W133]*4)/1440" office:value-type="float" office:value="0.19951628215515">
            <text:p>4:47:18</text:p>
          </table:table-cell>
          <table:table-cell table:style-name="ce7" table:formula="of:=([.X133]*1440+[.W133]*4)/1440" office:value-type="float" office:value="0.795409974340239">
            <text:p>19:05:23</text:p>
          </table:table-cell>
          <table:table-cell table:formula="of:=8*[.W133]" office:value-type="float" office:value="858.086916746529">
            <text:p>858.09</text:p>
          </table:table-cell>
          <table:table-cell table:formula="of:=MOD([.E133]*1440+[.V133]+4*[.$B$3]-60*[.$B$4];1440)" office:value-type="float" office:value="723.65309532332">
            <text:p>723.65</text:p>
          </table:table-cell>
          <table:table-cell table:formula="of:=IF([.AB133]/4&lt;0;[.AB133]/4+180;[.AB133]/4-180)" office:value-type="float" office:value="0.913273830829979">
            <text:p>0.91</text:p>
          </table:table-cell>
          <table:table-cell table:formula="of:=DEGREES(ACOS(SIN(RADIANS([.$B$2]))*SIN(RADIANS([.T133]))+COS(RADIANS([.$B$2]))*COS(RADIANS([.T133]))*COS(RADIANS([.AC133]))))" office:value-type="float" office:value="21.7614856023073">
            <text:p>21.76</text:p>
          </table:table-cell>
          <table:table-cell table:formula="of:=90-[.AD133]" office:value-type="float" office:value="68.2385143976927">
            <text:p>68.24</text:p>
          </table:table-cell>
          <table:table-cell table:formula="of:=IF([.AE133]&gt;85;0;IF([.AE133]&gt;5;58.1/TAN(RADIANS([.AE133]))-0.07/POWER(TAN(RADIANS([.AE133]));3)+0.000086/POWER(TAN(RADIANS([.AE133]));5);IF([.AE133]&gt;-0.575;1735+[.AE133]*(-518.2+[.AE133]*(103.4+[.AE133]*(-12.79+[.AE133]*0.711)));-20.772/TAN(RADIANS([.AE133])))))/3600" office:value-type="float" office:value="0.00644127758214796">
            <text:p>0.01</text:p>
          </table:table-cell>
          <table:table-cell table:formula="of:=[.AE133]+[.AF133]" office:value-type="float" office:value="68.2449556752749">
            <text:p>68.24</text:p>
          </table:table-cell>
          <table:table-cell table:formula="of:=IF([.AC133]&gt;0;MOD(DEGREES(ACOS(((SIN(RADIANS([.$B$2]))*COS(RADIANS([.AD133])))-SIN(RADIANS([.T133])))/(COS(RADIANS([.$B$2]))*SIN(RADIANS([.AD133])))))+180;360);MOD(540-DEGREES(ACOS(((SIN(RADIANS([.$B$2]))*COS(RADIANS([.AD133])))-SIN(RADIANS([.T133])))/(COS(RADIANS([.$B$2]))*SIN(RADIANS([.AD133])))));360))" office:value-type="float" office:value="182.339961469581">
            <text:p>182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3]+1" office:value-type="date" office:date-value="2010-05-13">
            <text:p>5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4]+2415018.5+[.E134]-[.$B$4]/24" office:value-type="float" office:value="2455330.29166667">
            <text:p>2455330.29</text:p>
          </table:table-cell>
          <table:table-cell table:style-name="ce9" table:formula="of:=([.F134]-2451545)/36525" office:value-type="float" office:value="0.103635637691075">
            <text:p>0.10363564</text:p>
          </table:table-cell>
          <table:table-cell/>
          <table:table-cell table:formula="of:=MOD(280.46646+[.G134]*(36000.76983+[.G134]*0.0003032);360)" office:value-type="float" office:value="51.4292019581339">
            <text:p>51.43</text:p>
          </table:table-cell>
          <table:table-cell table:formula="of:=357.52911+[.G134]*(35999.05029-0.0001537*[.G134])" office:value-type="float" office:value="4088.31364142644">
            <text:p>4088.31</text:p>
          </table:table-cell>
          <table:table-cell table:formula="of:=0.016708634-[.G134]*(0.000042037+0.0000001267*[.G134])" office:value-type="float" office:value="0.0167042761078966">
            <text:p>0.02</text:p>
          </table:table-cell>
          <table:table-cell table:formula="of:=SIN(RADIANS([.J134]))*(1.914602-[.G134]*(0.004817+0.000014*[.G134]))+SIN(RADIANS(2*[.J134]))*(0.019993-0.000101*[.G134])+SIN(RADIANS(3*[.J134]))*0.000289" office:value-type="float" office:value="1.48254116678734">
            <text:p>1.48</text:p>
          </table:table-cell>
          <table:table-cell table:formula="of:=[.I134]+[.L134]" office:value-type="float" office:value="52.9117431249213">
            <text:p>52.91</text:p>
          </table:table-cell>
          <table:table-cell table:formula="of:=[.J134]+[.L134]" office:value-type="float" office:value="4089.79618259322">
            <text:p>4089.8</text:p>
          </table:table-cell>
          <table:table-cell table:formula="of:=(1.000001018*(1-[.K134]*[.K134]))/(1+[.K134]*COS(RADIANS([.N134])))" office:value-type="float" office:value="1.01052624253008">
            <text:p>1.01</text:p>
          </table:table-cell>
          <table:table-cell table:formula="of:=[.M134]-0.00569-0.00478*SIN(RADIANS(125.04-1934.136*[.G134]))" office:value-type="float" office:value="52.9106788886669">
            <text:p>52.91</text:p>
          </table:table-cell>
          <table:table-cell table:formula="of:=23+(26+((21.448-[.G134]*(46.815+[.G134]*(0.00059-[.G134]*0.001813))))/60)/60" office:value-type="float" office:value="23.4379434148063">
            <text:p>23.44</text:p>
          </table:table-cell>
          <table:table-cell table:formula="of:=[.Q134]+0.00256*COS(RADIANS(125.04-1934.136*[.G134]))" office:value-type="float" office:value="23.4385884781101">
            <text:p>23.44</text:p>
          </table:table-cell>
          <table:table-cell table:formula="of:=DEGREES(ATAN2(COS(RADIANS([.P134]));COS(RADIANS([.R134]))*SIN(RADIANS([.P134]))))" office:value-type="float" office:value="50.5117796528134">
            <text:p>50.51</text:p>
          </table:table-cell>
          <table:table-cell table:formula="of:=DEGREES(ASIN(SIN(RADIANS([.R134]))*SIN(RADIANS([.P134]))))" office:value-type="float" office:value="18.4995015905686">
            <text:p>18.5</text:p>
          </table:table-cell>
          <table:table-cell table:formula="of:=TAN(RADIANS([.R134]/2))*TAN(RADIANS([.R134]/2))" office:value-type="float" office:value="0.0430318758538614">
            <text:p>0.04</text:p>
          </table:table-cell>
          <table:table-cell table:formula="of:=4*DEGREES([.U134]*SIN(2*RADIANS([.I134]))-2*[.K134]*SIN(RADIANS([.J134]))+4*[.K134]*[.U134]*SIN(RADIANS([.J134]))*COS(2*RADIANS([.I134]))-0.5*[.U134]*[.U134]*SIN(4*RADIANS([.I134]))-1.25*[.K134]*[.K134]*SIN(2*RADIANS([.J134])))" office:value-type="float" office:value="3.66199930914212">
            <text:p>3.66</text:p>
          </table:table-cell>
          <table:table-cell table:formula="of:=DEGREES(ACOS(COS(RADIANS(90.833))/(COS(RADIANS([.$B$2]))*COS(RADIANS([.T134])))-TAN(RADIANS([.$B$2]))*TAN(RADIANS([.T134]))))" office:value-type="float" office:value="107.503431149887">
            <text:p>107.5</text:p>
          </table:table-cell>
          <table:table-cell table:style-name="ce7" table:formula="of:=(720-4*[.$B$3]-[.V134]+[.$B$4]*60)/1440" office:value-type="float" office:value="0.497456944924207">
            <text:p>11:56:20</text:p>
          </table:table-cell>
          <table:table-cell table:style-name="ce7" table:formula="of:=([.X134]*1440-[.W134]*4)/1440" office:value-type="float" office:value="0.198836302841188">
            <text:p>4:46:19</text:p>
          </table:table-cell>
          <table:table-cell table:style-name="ce7" table:formula="of:=([.X134]*1440+[.W134]*4)/1440" office:value-type="float" office:value="0.796077587007226">
            <text:p>19:06:21</text:p>
          </table:table-cell>
          <table:table-cell table:formula="of:=8*[.W134]" office:value-type="float" office:value="860.027449199095">
            <text:p>860.03</text:p>
          </table:table-cell>
          <table:table-cell table:formula="of:=MOD([.E134]*1440+[.V134]+4*[.$B$3]-60*[.$B$4];1440)" office:value-type="float" office:value="723.661999309142">
            <text:p>723.66</text:p>
          </table:table-cell>
          <table:table-cell table:formula="of:=IF([.AB134]/4&lt;0;[.AB134]/4+180;[.AB134]/4-180)" office:value-type="float" office:value="0.915499827285544">
            <text:p>0.92</text:p>
          </table:table-cell>
          <table:table-cell table:formula="of:=DEGREES(ACOS(SIN(RADIANS([.$B$2]))*SIN(RADIANS([.T134]))+COS(RADIANS([.$B$2]))*COS(RADIANS([.T134]))*COS(RADIANS([.AC134]))))" office:value-type="float" office:value="21.5149908674389">
            <text:p>21.51</text:p>
          </table:table-cell>
          <table:table-cell table:formula="of:=90-[.AD134]" office:value-type="float" office:value="68.4850091325612">
            <text:p>68.49</text:p>
          </table:table-cell>
          <table:table-cell table:formula="of:=IF([.AE134]&gt;85;0;IF([.AE134]&gt;5;58.1/TAN(RADIANS([.AE134]))-0.07/POWER(TAN(RADIANS([.AE134]));3)+0.000086/POWER(TAN(RADIANS([.AE134]));5);IF([.AE134]&gt;-0.575;1735+[.AE134]*(-518.2+[.AE134]*(103.4+[.AE134]*(-12.79+[.AE134]*0.711)));-20.772/TAN(RADIANS([.AE134])))))/3600" office:value-type="float" office:value="0.00636096469784816">
            <text:p>0.01</text:p>
          </table:table-cell>
          <table:table-cell table:formula="of:=[.AE134]+[.AF134]" office:value-type="float" office:value="68.491370097259">
            <text:p>68.49</text:p>
          </table:table-cell>
          <table:table-cell table:formula="of:=IF([.AC134]&gt;0;MOD(DEGREES(ACOS(((SIN(RADIANS([.$B$2]))*COS(RADIANS([.AD134])))-SIN(RADIANS([.T134])))/(COS(RADIANS([.$B$2]))*SIN(RADIANS([.AD134])))))+180;360);MOD(540-DEGREES(ACOS(((SIN(RADIANS([.$B$2]))*COS(RADIANS([.AD134])))-SIN(RADIANS([.T134])))/(COS(RADIANS([.$B$2]))*SIN(RADIANS([.AD134])))));360))" office:value-type="float" office:value="182.367867953295">
            <text:p>182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4]+1" office:value-type="date" office:date-value="2010-05-14">
            <text:p>5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5]+2415018.5+[.E135]-[.$B$4]/24" office:value-type="float" office:value="2455331.29166667">
            <text:p>2455331.29</text:p>
          </table:table-cell>
          <table:table-cell table:style-name="ce9" table:formula="of:=([.F135]-2451545)/36525" office:value-type="float" office:value="0.103663016198946">
            <text:p>0.10366302</text:p>
          </table:table-cell>
          <table:table-cell/>
          <table:table-cell table:formula="of:=MOD(280.46646+[.G135]*(36000.76983+[.G135]*0.0003032);360)" office:value-type="float" office:value="52.4148493200182">
            <text:p>52.41</text:p>
          </table:table-cell>
          <table:table-cell table:formula="of:=357.52911+[.G135]*(35999.05029-0.0001537*[.G135])" office:value-type="float" office:value="4089.29924170729">
            <text:p>4089.3</text:p>
          </table:table-cell>
          <table:table-cell table:formula="of:=0.016708634-[.G135]*(0.000042037+0.0000001267*[.G135])" office:value-type="float" office:value="0.0167042749562672">
            <text:p>0.02</text:p>
          </table:table-cell>
          <table:table-cell table:formula="of:=SIN(RADIANS([.J135]))*(1.914602-[.G135]*(0.004817+0.000014*[.G135]))+SIN(RADIANS(2*[.J135]))*(0.019993-0.000101*[.G135])+SIN(RADIANS(3*[.J135]))*0.000289" office:value-type="float" office:value="1.46177255673894">
            <text:p>1.46</text:p>
          </table:table-cell>
          <table:table-cell table:formula="of:=[.I135]+[.L135]" office:value-type="float" office:value="53.8766218767572">
            <text:p>53.88</text:p>
          </table:table-cell>
          <table:table-cell table:formula="of:=[.J135]+[.L135]" office:value-type="float" office:value="4090.76101426403">
            <text:p>4090.76</text:p>
          </table:table-cell>
          <table:table-cell table:formula="of:=(1.000001018*(1-[.K135]*[.K135]))/(1+[.K135]*COS(RADIANS([.N135])))" office:value-type="float" office:value="1.01074548939984">
            <text:p>1.01</text:p>
          </table:table-cell>
          <table:table-cell table:formula="of:=[.M135]-0.00569-0.00478*SIN(RADIANS(125.04-1934.136*[.G135]))" office:value-type="float" office:value="53.8755587517046">
            <text:p>53.88</text:p>
          </table:table-cell>
          <table:table-cell table:formula="of:=23+(26+((21.448-[.G135]*(46.815+[.G135]*(0.00059-[.G135]*0.001813))))/60)/60" office:value-type="float" office:value="23.4379430587711">
            <text:p>23.44</text:p>
          </table:table-cell>
          <table:table-cell table:formula="of:=[.Q135]+0.00256*COS(RADIANS(125.04-1934.136*[.G135]))" office:value-type="float" office:value="23.4385858321467">
            <text:p>23.44</text:p>
          </table:table-cell>
          <table:table-cell table:formula="of:=DEGREES(ATAN2(COS(RADIANS([.P135]));COS(RADIANS([.R135]))*SIN(RADIANS([.P135]))))" office:value-type="float" office:value="51.4975491161215">
            <text:p>51.5</text:p>
          </table:table-cell>
          <table:table-cell table:formula="of:=DEGREES(ASIN(SIN(RADIANS([.R135]))*SIN(RADIANS([.P135]))))" office:value-type="float" office:value="18.7410043199963">
            <text:p>18.74</text:p>
          </table:table-cell>
          <table:table-cell table:formula="of:=TAN(RADIANS([.R135]/2))*TAN(RADIANS([.R135]/2))" office:value-type="float" office:value="0.0430318658618279">
            <text:p>0.04</text:p>
          </table:table-cell>
          <table:table-cell table:formula="of:=4*DEGREES([.U135]*SIN(2*RADIANS([.I135]))-2*[.K135]*SIN(RADIANS([.J135]))+4*[.K135]*[.U135]*SIN(RADIANS([.J135]))*COS(2*RADIANS([.I135]))-0.5*[.U135]*[.U135]*SIN(4*RADIANS([.I135]))-1.25*[.K135]*[.K135]*SIN(2*RADIANS([.J135])))" office:value-type="float" office:value="3.66141426924234">
            <text:p>3.66</text:p>
          </table:table-cell>
          <table:table-cell table:formula="of:=DEGREES(ACOS(COS(RADIANS(90.833))/(COS(RADIANS([.$B$2]))*COS(RADIANS([.T135])))-TAN(RADIANS([.$B$2]))*TAN(RADIANS([.T135]))))" office:value-type="float" office:value="107.741902084282">
            <text:p>107.74</text:p>
          </table:table-cell>
          <table:table-cell table:style-name="ce7" table:formula="of:=(720-4*[.$B$3]-[.V135]+[.$B$4]*60)/1440" office:value-type="float" office:value="0.497457351201915">
            <text:p>11:56:20</text:p>
          </table:table-cell>
          <table:table-cell table:style-name="ce7" table:formula="of:=([.X135]*1440-[.W135]*4)/1440" office:value-type="float" office:value="0.198174289856688">
            <text:p>4:45:22</text:p>
          </table:table-cell>
          <table:table-cell table:style-name="ce7" table:formula="of:=([.X135]*1440+[.W135]*4)/1440" office:value-type="float" office:value="0.796740412547142">
            <text:p>19:07:18</text:p>
          </table:table-cell>
          <table:table-cell table:formula="of:=8*[.W135]" office:value-type="float" office:value="861.935216674255">
            <text:p>861.94</text:p>
          </table:table-cell>
          <table:table-cell table:formula="of:=MOD([.E135]*1440+[.V135]+4*[.$B$3]-60*[.$B$4];1440)" office:value-type="float" office:value="723.661414269242">
            <text:p>723.66</text:p>
          </table:table-cell>
          <table:table-cell table:formula="of:=IF([.AB135]/4&lt;0;[.AB135]/4+180;[.AB135]/4-180)" office:value-type="float" office:value="0.915353567310575">
            <text:p>0.92</text:p>
          </table:table-cell>
          <table:table-cell table:formula="of:=DEGREES(ACOS(SIN(RADIANS([.$B$2]))*SIN(RADIANS([.T135]))+COS(RADIANS([.$B$2]))*COS(RADIANS([.T135]))*COS(RADIANS([.AC135]))))" office:value-type="float" office:value="21.2736194529965">
            <text:p>21.27</text:p>
          </table:table-cell>
          <table:table-cell table:formula="of:=90-[.AD135]" office:value-type="float" office:value="68.7263805470035">
            <text:p>68.73</text:p>
          </table:table-cell>
          <table:table-cell table:formula="of:=IF([.AE135]&gt;85;0;IF([.AE135]&gt;5;58.1/TAN(RADIANS([.AE135]))-0.07/POWER(TAN(RADIANS([.AE135]));3)+0.000086/POWER(TAN(RADIANS([.AE135]));5);IF([.AE135]&gt;-0.575;1735+[.AE135]*(-518.2+[.AE135]*(103.4+[.AE135]*(-12.79+[.AE135]*0.711)));-20.772/TAN(RADIANS([.AE135])))))/3600" office:value-type="float" office:value="0.00628258355884935">
            <text:p>0.01</text:p>
          </table:table-cell>
          <table:table-cell table:formula="of:=[.AE135]+[.AF135]" office:value-type="float" office:value="68.7326631305623">
            <text:p>68.73</text:p>
          </table:table-cell>
          <table:table-cell table:formula="of:=IF([.AC135]&gt;0;MOD(DEGREES(ACOS(((SIN(RADIANS([.$B$2]))*COS(RADIANS([.AD135])))-SIN(RADIANS([.T135])))/(COS(RADIANS([.$B$2]))*SIN(RADIANS([.AD135])))))+180;360);MOD(540-DEGREES(ACOS(((SIN(RADIANS([.$B$2]))*COS(RADIANS([.AD135])))-SIN(RADIANS([.T135])))/(COS(RADIANS([.$B$2]))*SIN(RADIANS([.AD135])))));360))" office:value-type="float" office:value="182.389700803322">
            <text:p>182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5]+1" office:value-type="date" office:date-value="2010-05-15">
            <text:p>5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6]+2415018.5+[.E136]-[.$B$4]/24" office:value-type="float" office:value="2455332.29166667">
            <text:p>2455332.29</text:p>
          </table:table-cell>
          <table:table-cell table:style-name="ce9" table:formula="of:=([.F136]-2451545)/36525" office:value-type="float" office:value="0.103690394706818">
            <text:p>0.10369039</text:p>
          </table:table-cell>
          <table:table-cell/>
          <table:table-cell table:formula="of:=MOD(280.46646+[.G136]*(36000.76983+[.G136]*0.0003032);360)" office:value-type="float" office:value="53.4004966819039">
            <text:p>53.4</text:p>
          </table:table-cell>
          <table:table-cell table:formula="of:=357.52911+[.G136]*(35999.05029-0.0001537*[.G136])" office:value-type="float" office:value="4090.28484198814">
            <text:p>4090.28</text:p>
          </table:table-cell>
          <table:table-cell table:formula="of:=0.016708634-[.G136]*(0.000042037+0.0000001267*[.G136])" office:value-type="float" office:value="0.0167042738046376">
            <text:p>0.02</text:p>
          </table:table-cell>
          <table:table-cell table:formula="of:=SIN(RADIANS([.J136]))*(1.914602-[.G136]*(0.004817+0.000014*[.G136]))+SIN(RADIANS(2*[.J136]))*(0.019993-0.000101*[.G136])+SIN(RADIANS(3*[.J136]))*0.000289" office:value-type="float" office:value="1.44058847713523">
            <text:p>1.44</text:p>
          </table:table-cell>
          <table:table-cell table:formula="of:=[.I136]+[.L136]" office:value-type="float" office:value="54.8410851590391">
            <text:p>54.84</text:p>
          </table:table-cell>
          <table:table-cell table:formula="of:=[.J136]+[.L136]" office:value-type="float" office:value="4091.72543046527">
            <text:p>4091.73</text:p>
          </table:table-cell>
          <table:table-cell table:formula="of:=(1.000001018*(1-[.K136]*[.K136]))/(1+[.K136]*COS(RADIANS([.N136])))" office:value-type="float" office:value="1.01096157730309">
            <text:p>1.01</text:p>
          </table:table-cell>
          <table:table-cell table:formula="of:=[.M136]-0.00569-0.00478*SIN(RADIANS(125.04-1934.136*[.G136]))" office:value-type="float" office:value="54.840023141236">
            <text:p>54.84</text:p>
          </table:table-cell>
          <table:table-cell table:formula="of:=23+(26+((21.448-[.G136]*(46.815+[.G136]*(0.00059-[.G136]*0.001813))))/60)/60" office:value-type="float" office:value="23.437942702736">
            <text:p>23.44</text:p>
          </table:table-cell>
          <table:table-cell table:formula="of:=[.Q136]+0.00256*COS(RADIANS(125.04-1934.136*[.G136]))" office:value-type="float" office:value="23.4385831856344">
            <text:p>23.44</text:p>
          </table:table-cell>
          <table:table-cell table:formula="of:=DEGREES(ATAN2(COS(RADIANS([.P136]));COS(RADIANS([.R136]))*SIN(RADIANS([.P136]))))" office:value-type="float" office:value="52.4856853802428">
            <text:p>52.49</text:p>
          </table:table-cell>
          <table:table-cell table:formula="of:=DEGREES(ASIN(SIN(RADIANS([.R136]))*SIN(RADIANS([.P136]))))" office:value-type="float" office:value="18.9772315782798">
            <text:p>18.98</text:p>
          </table:table-cell>
          <table:table-cell table:formula="of:=TAN(RADIANS([.R136]/2))*TAN(RADIANS([.R136]/2))" office:value-type="float" office:value="0.0430318558677223">
            <text:p>0.04</text:p>
          </table:table-cell>
          <table:table-cell table:formula="of:=4*DEGREES([.U136]*SIN(2*RADIANS([.I136]))-2*[.K136]*SIN(RADIANS([.J136]))+4*[.K136]*[.U136]*SIN(RADIANS([.J136]))*COS(2*RADIANS([.I136]))-0.5*[.U136]*[.U136]*SIN(4*RADIANS([.I136]))-1.25*[.K136]*[.K136]*SIN(2*RADIANS([.J136])))" office:value-type="float" office:value="3.6513789867352">
            <text:p>3.65</text:p>
          </table:table-cell>
          <table:table-cell table:formula="of:=DEGREES(ACOS(COS(RADIANS(90.833))/(COS(RADIANS([.$B$2]))*COS(RADIANS([.T136])))-TAN(RADIANS([.$B$2]))*TAN(RADIANS([.T136]))))" office:value-type="float" office:value="107.976154208072">
            <text:p>107.98</text:p>
          </table:table-cell>
          <table:table-cell table:style-name="ce7" table:formula="of:=(720-4*[.$B$3]-[.V136]+[.$B$4]*60)/1440" office:value-type="float" office:value="0.497464320148101">
            <text:p>11:56:21</text:p>
          </table:table-cell>
          <table:table-cell table:style-name="ce7" table:formula="of:=([.X136]*1440-[.W136]*4)/1440" office:value-type="float" office:value="0.197530558459012">
            <text:p>4:44:27</text:p>
          </table:table-cell>
          <table:table-cell table:style-name="ce7" table:formula="of:=([.X136]*1440+[.W136]*4)/1440" office:value-type="float" office:value="0.797398081837189">
            <text:p>19:08:15</text:p>
          </table:table-cell>
          <table:table-cell table:formula="of:=8*[.W136]" office:value-type="float" office:value="863.809233664574">
            <text:p>863.81</text:p>
          </table:table-cell>
          <table:table-cell table:formula="of:=MOD([.E136]*1440+[.V136]+4*[.$B$3]-60*[.$B$4];1440)" office:value-type="float" office:value="723.651378986735">
            <text:p>723.65</text:p>
          </table:table-cell>
          <table:table-cell table:formula="of:=IF([.AB136]/4&lt;0;[.AB136]/4+180;[.AB136]/4-180)" office:value-type="float" office:value="0.912844746683788">
            <text:p>0.91</text:p>
          </table:table-cell>
          <table:table-cell table:formula="of:=DEGREES(ACOS(SIN(RADIANS([.$B$2]))*SIN(RADIANS([.T136]))+COS(RADIANS([.$B$2]))*COS(RADIANS([.T136]))*COS(RADIANS([.AC136]))))" office:value-type="float" office:value="21.0374472785284">
            <text:p>21.04</text:p>
          </table:table-cell>
          <table:table-cell table:formula="of:=90-[.AD136]" office:value-type="float" office:value="68.9625527214716">
            <text:p>68.96</text:p>
          </table:table-cell>
          <table:table-cell table:formula="of:=IF([.AE136]&gt;85;0;IF([.AE136]&gt;5;58.1/TAN(RADIANS([.AE136]))-0.07/POWER(TAN(RADIANS([.AE136]));3)+0.000086/POWER(TAN(RADIANS([.AE136]));5);IF([.AE136]&gt;-0.575;1735+[.AE136]*(-518.2+[.AE136]*(103.4+[.AE136]*(-12.79+[.AE136]*0.711)));-20.772/TAN(RADIANS([.AE136])))))/3600" office:value-type="float" office:value="0.00620613825054005">
            <text:p>0.01</text:p>
          </table:table-cell>
          <table:table-cell table:formula="of:=[.AE136]+[.AF136]" office:value-type="float" office:value="68.9687588597221">
            <text:p>68.97</text:p>
          </table:table-cell>
          <table:table-cell table:formula="of:=IF([.AC136]&gt;0;MOD(DEGREES(ACOS(((SIN(RADIANS([.$B$2]))*COS(RADIANS([.AD136])))-SIN(RADIANS([.T136])))/(COS(RADIANS([.$B$2]))*SIN(RADIANS([.AD136])))))+180;360);MOD(540-DEGREES(ACOS(((SIN(RADIANS([.$B$2]))*COS(RADIANS([.AD136])))-SIN(RADIANS([.T136])))/(COS(RADIANS([.$B$2]))*SIN(RADIANS([.AD136])))));360))" office:value-type="float" office:value="182.40529133085">
            <text:p>182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6]+1" office:value-type="date" office:date-value="2010-05-16">
            <text:p>5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7]+2415018.5+[.E137]-[.$B$4]/24" office:value-type="float" office:value="2455333.29166667">
            <text:p>2455333.29</text:p>
          </table:table-cell>
          <table:table-cell table:style-name="ce9" table:formula="of:=([.F137]-2451545)/36525" office:value-type="float" office:value="0.103717773214689">
            <text:p>0.10371777</text:p>
          </table:table-cell>
          <table:table-cell/>
          <table:table-cell table:formula="of:=MOD(280.46646+[.G137]*(36000.76983+[.G137]*0.0003032);360)" office:value-type="float" office:value="54.3861440437895">
            <text:p>54.39</text:p>
          </table:table-cell>
          <table:table-cell table:formula="of:=357.52911+[.G137]*(35999.05029-0.0001537*[.G137])" office:value-type="float" office:value="4091.27044226899">
            <text:p>4091.27</text:p>
          </table:table-cell>
          <table:table-cell table:formula="of:=0.016708634-[.G137]*(0.000042037+0.0000001267*[.G137])" office:value-type="float" office:value="0.0167042726530078">
            <text:p>0.02</text:p>
          </table:table-cell>
          <table:table-cell table:formula="of:=SIN(RADIANS([.J137]))*(1.914602-[.G137]*(0.004817+0.000014*[.G137]))+SIN(RADIANS(2*[.J137]))*(0.019993-0.000101*[.G137])+SIN(RADIANS(3*[.J137]))*0.000289" office:value-type="float" office:value="1.41899527596842">
            <text:p>1.42</text:p>
          </table:table-cell>
          <table:table-cell table:formula="of:=[.I137]+[.L137]" office:value-type="float" office:value="55.8051393197579">
            <text:p>55.81</text:p>
          </table:table-cell>
          <table:table-cell table:formula="of:=[.J137]+[.L137]" office:value-type="float" office:value="4092.68943754496">
            <text:p>4092.69</text:p>
          </table:table-cell>
          <table:table-cell table:formula="of:=(1.000001018*(1-[.K137]*[.K137]))/(1+[.K137]*COS(RADIANS([.N137])))" office:value-type="float" office:value="1.01117444638135">
            <text:p>1.01</text:p>
          </table:table-cell>
          <table:table-cell table:formula="of:=[.M137]-0.00569-0.00478*SIN(RADIANS(125.04-1934.136*[.G137]))" office:value-type="float" office:value="55.8040784052513">
            <text:p>55.8</text:p>
          </table:table-cell>
          <table:table-cell table:formula="of:=23+(26+((21.448-[.G137]*(46.815+[.G137]*(0.00059-[.G137]*0.001813))))/60)/60" office:value-type="float" office:value="23.4379423467008">
            <text:p>23.44</text:p>
          </table:table-cell>
          <table:table-cell table:formula="of:=[.Q137]+0.00256*COS(RADIANS(125.04-1934.136*[.G137]))" office:value-type="float" office:value="23.4385805385749">
            <text:p>23.44</text:p>
          </table:table-cell>
          <table:table-cell table:formula="of:=DEGREES(ATAN2(COS(RADIANS([.P137]));COS(RADIANS([.R137]))*SIN(RADIANS([.P137]))))" office:value-type="float" office:value="53.476175308749">
            <text:p>53.48</text:p>
          </table:table-cell>
          <table:table-cell table:formula="of:=DEGREES(ASIN(SIN(RADIANS([.R137]))*SIN(RADIANS([.P137]))))" office:value-type="float" office:value="19.2081066675711">
            <text:p>19.21</text:p>
          </table:table-cell>
          <table:table-cell table:formula="of:=TAN(RADIANS([.R137]/2))*TAN(RADIANS([.R137]/2))" office:value-type="float" office:value="0.0430318458715519">
            <text:p>0.04</text:p>
          </table:table-cell>
          <table:table-cell table:formula="of:=4*DEGREES([.U137]*SIN(2*RADIANS([.I137]))-2*[.K137]*SIN(RADIANS([.J137]))+4*[.K137]*[.U137]*SIN(RADIANS([.J137]))*COS(2*RADIANS([.I137]))-0.5*[.U137]*[.U137]*SIN(4*RADIANS([.I137]))-1.25*[.K137]*[.K137]*SIN(2*RADIANS([.J137])))" office:value-type="float" office:value="3.63194566336323">
            <text:p>3.63</text:p>
          </table:table-cell>
          <table:table-cell table:formula="of:=DEGREES(ACOS(COS(RADIANS(90.833))/(COS(RADIANS([.$B$2]))*COS(RADIANS([.T137])))-TAN(RADIANS([.$B$2]))*TAN(RADIANS([.T137]))))" office:value-type="float" office:value="108.206063400119">
            <text:p>108.21</text:p>
          </table:table-cell>
          <table:table-cell table:style-name="ce7" table:formula="of:=(720-4*[.$B$3]-[.V137]+[.$B$4]*60)/1440" office:value-type="float" office:value="0.497477815511553">
            <text:p>11:56:22</text:p>
          </table:table-cell>
          <table:table-cell table:style-name="ce7" table:formula="of:=([.X137]*1440-[.W137]*4)/1440" office:value-type="float" office:value="0.196905417177889">
            <text:p>4:43:33</text:p>
          </table:table-cell>
          <table:table-cell table:style-name="ce7" table:formula="of:=([.X137]*1440+[.W137]*4)/1440" office:value-type="float" office:value="0.798050213845218">
            <text:p>19:09:12</text:p>
          </table:table-cell>
          <table:table-cell table:formula="of:=8*[.W137]" office:value-type="float" office:value="865.648507200954">
            <text:p>865.65</text:p>
          </table:table-cell>
          <table:table-cell table:formula="of:=MOD([.E137]*1440+[.V137]+4*[.$B$3]-60*[.$B$4];1440)" office:value-type="float" office:value="723.631945663363">
            <text:p>723.63</text:p>
          </table:table-cell>
          <table:table-cell table:formula="of:=IF([.AB137]/4&lt;0;[.AB137]/4+180;[.AB137]/4-180)" office:value-type="float" office:value="0.90798641584081">
            <text:p>0.91</text:p>
          </table:table-cell>
          <table:table-cell table:formula="of:=DEGREES(ACOS(SIN(RADIANS([.$B$2]))*SIN(RADIANS([.T137]))+COS(RADIANS([.$B$2]))*COS(RADIANS([.T137]))*COS(RADIANS([.AC137]))))" office:value-type="float" office:value="20.8065498572237">
            <text:p>20.81</text:p>
          </table:table-cell>
          <table:table-cell table:formula="of:=90-[.AD137]" office:value-type="float" office:value="69.1934501427763">
            <text:p>69.19</text:p>
          </table:table-cell>
          <table:table-cell table:formula="of:=IF([.AE137]&gt;85;0;IF([.AE137]&gt;5;58.1/TAN(RADIANS([.AE137]))-0.07/POWER(TAN(RADIANS([.AE137]));3)+0.000086/POWER(TAN(RADIANS([.AE137]));5);IF([.AE137]&gt;-0.575;1735+[.AE137]*(-518.2+[.AE137]*(103.4+[.AE137]*(-12.79+[.AE137]*0.711)));-20.772/TAN(RADIANS([.AE137])))))/3600" office:value-type="float" office:value="0.0061316333155094">
            <text:p>0.01</text:p>
          </table:table-cell>
          <table:table-cell table:formula="of:=[.AE137]+[.AF137]" office:value-type="float" office:value="69.1995817760918">
            <text:p>69.2</text:p>
          </table:table-cell>
          <table:table-cell table:formula="of:=IF([.AC137]&gt;0;MOD(DEGREES(ACOS(((SIN(RADIANS([.$B$2]))*COS(RADIANS([.AD137])))-SIN(RADIANS([.T137])))/(COS(RADIANS([.$B$2]))*SIN(RADIANS([.AD137])))))+180;360);MOD(540-DEGREES(ACOS(((SIN(RADIANS([.$B$2]))*COS(RADIANS([.AD137])))-SIN(RADIANS([.T137])))/(COS(RADIANS([.$B$2]))*SIN(RADIANS([.AD137])))));360))" office:value-type="float" office:value="182.414479745891">
            <text:p>182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7]+1" office:value-type="date" office:date-value="2010-05-17">
            <text:p>5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8]+2415018.5+[.E138]-[.$B$4]/24" office:value-type="float" office:value="2455334.29166667">
            <text:p>2455334.29</text:p>
          </table:table-cell>
          <table:table-cell table:style-name="ce9" table:formula="of:=([.F138]-2451545)/36525" office:value-type="float" office:value="0.10374515172256">
            <text:p>0.10374515</text:p>
          </table:table-cell>
          <table:table-cell/>
          <table:table-cell table:formula="of:=MOD(280.46646+[.G138]*(36000.76983+[.G138]*0.0003032);360)" office:value-type="float" office:value="55.3717914056761">
            <text:p>55.37</text:p>
          </table:table-cell>
          <table:table-cell table:formula="of:=357.52911+[.G138]*(35999.05029-0.0001537*[.G138])" office:value-type="float" office:value="4092.25604254984">
            <text:p>4092.26</text:p>
          </table:table-cell>
          <table:table-cell table:formula="of:=0.016708634-[.G138]*(0.000042037+0.0000001267*[.G138])" office:value-type="float" office:value="0.0167042715013778">
            <text:p>0.02</text:p>
          </table:table-cell>
          <table:table-cell table:formula="of:=SIN(RADIANS([.J138]))*(1.914602-[.G138]*(0.004817+0.000014*[.G138]))+SIN(RADIANS(2*[.J138]))*(0.019993-0.000101*[.G138])+SIN(RADIANS(3*[.J138]))*0.000289" office:value-type="float" office:value="1.39699940251492">
            <text:p>1.4</text:p>
          </table:table-cell>
          <table:table-cell table:formula="of:=[.I138]+[.L138]" office:value-type="float" office:value="56.768790808191">
            <text:p>56.77</text:p>
          </table:table-cell>
          <table:table-cell table:formula="of:=[.J138]+[.L138]" office:value-type="float" office:value="4093.65304195236">
            <text:p>4093.65</text:p>
          </table:table-cell>
          <table:table-cell table:formula="of:=(1.000001018*(1-[.K138]*[.K138]))/(1+[.K138]*COS(RADIANS([.N138])))" office:value-type="float" office:value="1.01138403774367">
            <text:p>1.01</text:p>
          </table:table-cell>
          <table:table-cell table:formula="of:=[.M138]-0.00569-0.00478*SIN(RADIANS(125.04-1934.136*[.G138]))" office:value-type="float" office:value="56.7677309930267">
            <text:p>56.77</text:p>
          </table:table-cell>
          <table:table-cell table:formula="of:=23+(26+((21.448-[.G138]*(46.815+[.G138]*(0.00059-[.G138]*0.001813))))/60)/60" office:value-type="float" office:value="23.4379419906656">
            <text:p>23.44</text:p>
          </table:table-cell>
          <table:table-cell table:formula="of:=[.Q138]+0.00256*COS(RADIANS(125.04-1934.136*[.G138]))" office:value-type="float" office:value="23.4385778909703">
            <text:p>23.44</text:p>
          </table:table-cell>
          <table:table-cell table:formula="of:=DEGREES(ATAN2(COS(RADIANS([.P138]));COS(RADIANS([.R138]))*SIN(RADIANS([.P138]))))" office:value-type="float" office:value="54.469002417203">
            <text:p>54.47</text:p>
          </table:table-cell>
          <table:table-cell table:formula="of:=DEGREES(ASIN(SIN(RADIANS([.R138]))*SIN(RADIANS([.P138]))))" office:value-type="float" office:value="19.433554062474">
            <text:p>19.43</text:p>
          </table:table-cell>
          <table:table-cell table:formula="of:=TAN(RADIANS([.R138]/2))*TAN(RADIANS([.R138]/2))" office:value-type="float" office:value="0.0430318358733243">
            <text:p>0.04</text:p>
          </table:table-cell>
          <table:table-cell table:formula="of:=4*DEGREES([.U138]*SIN(2*RADIANS([.I138]))-2*[.K138]*SIN(RADIANS([.J138]))+4*[.K138]*[.U138]*SIN(RADIANS([.J138]))*COS(2*RADIANS([.I138]))-0.5*[.U138]*[.U138]*SIN(4*RADIANS([.I138]))-1.25*[.K138]*[.K138]*SIN(2*RADIANS([.J138])))" office:value-type="float" office:value="3.60318000791577">
            <text:p>3.6</text:p>
          </table:table-cell>
          <table:table-cell table:formula="of:=DEGREES(ACOS(COS(RADIANS(90.833))/(COS(RADIANS([.$B$2]))*COS(RADIANS([.T138])))-TAN(RADIANS([.$B$2]))*TAN(RADIANS([.T138]))))" office:value-type="float" office:value="108.431504776722">
            <text:p>108.43</text:p>
          </table:table-cell>
          <table:table-cell table:style-name="ce7" table:formula="of:=(720-4*[.$B$3]-[.V138]+[.$B$4]*60)/1440" office:value-type="float" office:value="0.49749779166117">
            <text:p>11:56:24</text:p>
          </table:table-cell>
          <table:table-cell table:style-name="ce7" table:formula="of:=([.X138]*1440-[.W138]*4)/1440" office:value-type="float" office:value="0.196299167281386">
            <text:p>4:42:40</text:p>
          </table:table-cell>
          <table:table-cell table:style-name="ce7" table:formula="of:=([.X138]*1440+[.W138]*4)/1440" office:value-type="float" office:value="0.798696416040953">
            <text:p>19:10:07</text:p>
          </table:table-cell>
          <table:table-cell table:formula="of:=8*[.W138]" office:value-type="float" office:value="867.452038213777">
            <text:p>867.45</text:p>
          </table:table-cell>
          <table:table-cell table:formula="of:=MOD([.E138]*1440+[.V138]+4*[.$B$3]-60*[.$B$4];1440)" office:value-type="float" office:value="723.603180007916">
            <text:p>723.6</text:p>
          </table:table-cell>
          <table:table-cell table:formula="of:=IF([.AB138]/4&lt;0;[.AB138]/4+180;[.AB138]/4-180)" office:value-type="float" office:value="0.900795001978935">
            <text:p>0.9</text:p>
          </table:table-cell>
          <table:table-cell table:formula="of:=DEGREES(ACOS(SIN(RADIANS([.$B$2]))*SIN(RADIANS([.T138]))+COS(RADIANS([.$B$2]))*COS(RADIANS([.T138]))*COS(RADIANS([.AC138]))))" office:value-type="float" office:value="20.5810022679414">
            <text:p>20.58</text:p>
          </table:table-cell>
          <table:table-cell table:formula="of:=90-[.AD138]" office:value-type="float" office:value="69.4189977320586">
            <text:p>69.42</text:p>
          </table:table-cell>
          <table:table-cell table:formula="of:=IF([.AE138]&gt;85;0;IF([.AE138]&gt;5;58.1/TAN(RADIANS([.AE138]))-0.07/POWER(TAN(RADIANS([.AE138]));3)+0.000086/POWER(TAN(RADIANS([.AE138]));5);IF([.AE138]&gt;-0.575;1735+[.AE138]*(-518.2+[.AE138]*(103.4+[.AE138]*(-12.79+[.AE138]*0.711)));-20.772/TAN(RADIANS([.AE138])))))/3600" office:value-type="float" office:value="0.00605907373854129">
            <text:p>0.01</text:p>
          </table:table-cell>
          <table:table-cell table:formula="of:=[.AE138]+[.AF138]" office:value-type="float" office:value="69.4250568057972">
            <text:p>69.43</text:p>
          </table:table-cell>
          <table:table-cell table:formula="of:=IF([.AC138]&gt;0;MOD(DEGREES(ACOS(((SIN(RADIANS([.$B$2]))*COS(RADIANS([.AD138])))-SIN(RADIANS([.T138])))/(COS(RADIANS([.$B$2]))*SIN(RADIANS([.AD138])))))+180;360);MOD(540-DEGREES(ACOS(((SIN(RADIANS([.$B$2]))*COS(RADIANS([.AD138])))-SIN(RADIANS([.T138])))/(COS(RADIANS([.$B$2]))*SIN(RADIANS([.AD138])))));360))" office:value-type="float" office:value="182.417116217733">
            <text:p>182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8]+1" office:value-type="date" office:date-value="2010-05-18">
            <text:p>5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9]+2415018.5+[.E139]-[.$B$4]/24" office:value-type="float" office:value="2455335.29166667">
            <text:p>2455335.29</text:p>
          </table:table-cell>
          <table:table-cell table:style-name="ce9" table:formula="of:=([.F139]-2451545)/36525" office:value-type="float" office:value="0.103772530230432">
            <text:p>0.10377253</text:p>
          </table:table-cell>
          <table:table-cell/>
          <table:table-cell table:formula="of:=MOD(280.46646+[.G139]*(36000.76983+[.G139]*0.0003032);360)" office:value-type="float" office:value="56.3574387675635">
            <text:p>56.36</text:p>
          </table:table-cell>
          <table:table-cell table:formula="of:=357.52911+[.G139]*(35999.05029-0.0001537*[.G139])" office:value-type="float" office:value="4093.24164283069">
            <text:p>4093.24</text:p>
          </table:table-cell>
          <table:table-cell table:formula="of:=0.016708634-[.G139]*(0.000042037+0.0000001267*[.G139])" office:value-type="float" office:value="0.0167042703497476">
            <text:p>0.02</text:p>
          </table:table-cell>
          <table:table-cell table:formula="of:=SIN(RADIANS([.J139]))*(1.914602-[.G139]*(0.004817+0.000014*[.G139]))+SIN(RADIANS(2*[.J139]))*(0.019993-0.000101*[.G139])+SIN(RADIANS(3*[.J139]))*0.000289" office:value-type="float" office:value="1.37460740540045">
            <text:p>1.37</text:p>
          </table:table-cell>
          <table:table-cell table:formula="of:=[.I139]+[.L139]" office:value-type="float" office:value="57.732046172964">
            <text:p>57.73</text:p>
          </table:table-cell>
          <table:table-cell table:formula="of:=[.J139]+[.L139]" office:value-type="float" office:value="4094.6162502361">
            <text:p>4094.62</text:p>
          </table:table-cell>
          <table:table-cell table:formula="of:=(1.000001018*(1-[.K139]*[.K139]))/(1+[.K139]*COS(RADIANS([.N139])))" office:value-type="float" office:value="1.01159029347938">
            <text:p>1.01</text:p>
          </table:table-cell>
          <table:table-cell table:formula="of:=[.M139]-0.00569-0.00478*SIN(RADIANS(125.04-1934.136*[.G139]))" office:value-type="float" office:value="57.7309874531871">
            <text:p>57.73</text:p>
          </table:table-cell>
          <table:table-cell table:formula="of:=23+(26+((21.448-[.G139]*(46.815+[.G139]*(0.00059-[.G139]*0.001813))))/60)/60" office:value-type="float" office:value="23.4379416346305">
            <text:p>23.44</text:p>
          </table:table-cell>
          <table:table-cell table:formula="of:=[.Q139]+0.00256*COS(RADIANS(125.04-1934.136*[.G139]))" office:value-type="float" office:value="23.4385752428225">
            <text:p>23.44</text:p>
          </table:table-cell>
          <table:table-cell table:formula="of:=DEGREES(ATAN2(COS(RADIANS([.P139]));COS(RADIANS([.R139]))*SIN(RADIANS([.P139]))))" office:value-type="float" office:value="55.4641468552218">
            <text:p>55.46</text:p>
          </table:table-cell>
          <table:table-cell table:formula="of:=DEGREES(ASIN(SIN(RADIANS([.R139]))*SIN(RADIANS([.P139]))))" office:value-type="float" office:value="19.6534994665722">
            <text:p>19.65</text:p>
          </table:table-cell>
          <table:table-cell table:formula="of:=TAN(RADIANS([.R139]/2))*TAN(RADIANS([.R139]/2))" office:value-type="float" office:value="0.0430318258730467">
            <text:p>0.04</text:p>
          </table:table-cell>
          <table:table-cell table:formula="of:=4*DEGREES([.U139]*SIN(2*RADIANS([.I139]))-2*[.K139]*SIN(RADIANS([.J139]))+4*[.K139]*[.U139]*SIN(RADIANS([.J139]))*COS(2*RADIANS([.I139]))-0.5*[.U139]*[.U139]*SIN(4*RADIANS([.I139]))-1.25*[.K139]*[.K139]*SIN(2*RADIANS([.J139])))" office:value-type="float" office:value="3.5651613017788">
            <text:p>3.57</text:p>
          </table:table-cell>
          <table:table-cell table:formula="of:=DEGREES(ACOS(COS(RADIANS(90.833))/(COS(RADIANS([.$B$2]))*COS(RADIANS([.T139])))-TAN(RADIANS([.$B$2]))*TAN(RADIANS([.T139]))))" office:value-type="float" office:value="108.652352872382">
            <text:p>108.65</text:p>
          </table:table-cell>
          <table:table-cell table:style-name="ce7" table:formula="of:=(720-4*[.$B$3]-[.V139]+[.$B$4]*60)/1440" office:value-type="float" office:value="0.497524193540431">
            <text:p>11:56:26</text:p>
          </table:table-cell>
          <table:table-cell table:style-name="ce7" table:formula="of:=([.X139]*1440-[.W139]*4)/1440" office:value-type="float" office:value="0.195712102228258">
            <text:p>4:41:50</text:p>
          </table:table-cell>
          <table:table-cell table:style-name="ce7" table:formula="of:=([.X139]*1440+[.W139]*4)/1440" office:value-type="float" office:value="0.799336284852605">
            <text:p>19:11:03</text:p>
          </table:table-cell>
          <table:table-cell table:formula="of:=8*[.W139]" office:value-type="float" office:value="869.218822979059">
            <text:p>869.22</text:p>
          </table:table-cell>
          <table:table-cell table:formula="of:=MOD([.E139]*1440+[.V139]+4*[.$B$3]-60*[.$B$4];1440)" office:value-type="float" office:value="723.565161301779">
            <text:p>723.57</text:p>
          </table:table-cell>
          <table:table-cell table:formula="of:=IF([.AB139]/4&lt;0;[.AB139]/4+180;[.AB139]/4-180)" office:value-type="float" office:value="0.891290325444686">
            <text:p>0.89</text:p>
          </table:table-cell>
          <table:table-cell table:formula="of:=DEGREES(ACOS(SIN(RADIANS([.$B$2]))*SIN(RADIANS([.T139]))+COS(RADIANS([.$B$2]))*COS(RADIANS([.T139]))*COS(RADIANS([.AC139]))))" office:value-type="float" office:value="20.3608791212417">
            <text:p>20.36</text:p>
          </table:table-cell>
          <table:table-cell table:formula="of:=90-[.AD139]" office:value-type="float" office:value="69.6391208787583">
            <text:p>69.64</text:p>
          </table:table-cell>
          <table:table-cell table:formula="of:=IF([.AE139]&gt;85;0;IF([.AE139]&gt;5;58.1/TAN(RADIANS([.AE139]))-0.07/POWER(TAN(RADIANS([.AE139]));3)+0.000086/POWER(TAN(RADIANS([.AE139]));5);IF([.AE139]&gt;-0.575;1735+[.AE139]*(-518.2+[.AE139]*(103.4+[.AE139]*(-12.79+[.AE139]*0.711)));-20.772/TAN(RADIANS([.AE139])))))/3600" office:value-type="float" office:value="0.00598846492979627">
            <text:p>0.01</text:p>
          </table:table-cell>
          <table:table-cell table:formula="of:=[.AE139]+[.AF139]" office:value-type="float" office:value="69.6451093436881">
            <text:p>69.65</text:p>
          </table:table-cell>
          <table:table-cell table:formula="of:=IF([.AC139]&gt;0;MOD(DEGREES(ACOS(((SIN(RADIANS([.$B$2]))*COS(RADIANS([.AD139])))-SIN(RADIANS([.T139])))/(COS(RADIANS([.$B$2]))*SIN(RADIANS([.AD139])))))+180;360);MOD(540-DEGREES(ACOS(((SIN(RADIANS([.$B$2]))*COS(RADIANS([.AD139])))-SIN(RADIANS([.T139])))/(COS(RADIANS([.$B$2]))*SIN(RADIANS([.AD139])))));360))" office:value-type="float" office:value="182.413061969041">
            <text:p>182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9]+1" office:value-type="date" office:date-value="2010-05-19">
            <text:p>5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0]+2415018.5+[.E140]-[.$B$4]/24" office:value-type="float" office:value="2455336.29166667">
            <text:p>2455336.29</text:p>
          </table:table-cell>
          <table:table-cell table:style-name="ce9" table:formula="of:=([.F140]-2451545)/36525" office:value-type="float" office:value="0.103799908738303">
            <text:p>0.10379991</text:p>
          </table:table-cell>
          <table:table-cell/>
          <table:table-cell table:formula="of:=MOD(280.46646+[.G140]*(36000.76983+[.G140]*0.0003032);360)" office:value-type="float" office:value="57.343086129451">
            <text:p>57.34</text:p>
          </table:table-cell>
          <table:table-cell table:formula="of:=357.52911+[.G140]*(35999.05029-0.0001537*[.G140])" office:value-type="float" office:value="4094.22724311155">
            <text:p>4094.23</text:p>
          </table:table-cell>
          <table:table-cell table:formula="of:=0.016708634-[.G140]*(0.000042037+0.0000001267*[.G140])" office:value-type="float" office:value="0.0167042691981172">
            <text:p>0.02</text:p>
          </table:table-cell>
          <table:table-cell table:formula="of:=SIN(RADIANS([.J140]))*(1.914602-[.G140]*(0.004817+0.000014*[.G140]))+SIN(RADIANS(2*[.J140]))*(0.019993-0.000101*[.G140])+SIN(RADIANS(3*[.J140]))*0.000289" office:value-type="float" office:value="1.3518259306576">
            <text:p>1.35</text:p>
          </table:table-cell>
          <table:table-cell table:formula="of:=[.I140]+[.L140]" office:value-type="float" office:value="58.6949120601086">
            <text:p>58.69</text:p>
          </table:table-cell>
          <table:table-cell table:formula="of:=[.J140]+[.L140]" office:value-type="float" office:value="4095.5790690422">
            <text:p>4095.58</text:p>
          </table:table-cell>
          <table:table-cell table:formula="of:=(1.000001018*(1-[.K140]*[.K140]))/(1+[.K140]*COS(RADIANS([.N140])))" office:value-type="float" office:value="1.01179315667057">
            <text:p>1.01</text:p>
          </table:table-cell>
          <table:table-cell table:formula="of:=[.M140]-0.00569-0.00478*SIN(RADIANS(125.04-1934.136*[.G140]))" office:value-type="float" office:value="58.6938544317631">
            <text:p>58.69</text:p>
          </table:table-cell>
          <table:table-cell table:formula="of:=23+(26+((21.448-[.G140]*(46.815+[.G140]*(0.00059-[.G140]*0.001813))))/60)/60" office:value-type="float" office:value="23.4379412785953">
            <text:p>23.44</text:p>
          </table:table-cell>
          <table:table-cell table:formula="of:=[.Q140]+0.00256*COS(RADIANS(125.04-1934.136*[.G140]))" office:value-type="float" office:value="23.4385725941336">
            <text:p>23.44</text:p>
          </table:table-cell>
          <table:table-cell table:formula="of:=DEGREES(ATAN2(COS(RADIANS([.P140]));COS(RADIANS([.R140]))*SIN(RADIANS([.P140]))))" office:value-type="float" office:value="56.461585393847">
            <text:p>56.46</text:p>
          </table:table-cell>
          <table:table-cell table:formula="of:=DEGREES(ASIN(SIN(RADIANS([.R140]))*SIN(RADIANS([.P140]))))" office:value-type="float" office:value="19.8678698699877">
            <text:p>19.87</text:p>
          </table:table-cell>
          <table:table-cell table:formula="of:=TAN(RADIANS([.R140]/2))*TAN(RADIANS([.R140]/2))" office:value-type="float" office:value="0.0430318158707265">
            <text:p>0.04</text:p>
          </table:table-cell>
          <table:table-cell table:formula="of:=4*DEGREES([.U140]*SIN(2*RADIANS([.I140]))-2*[.K140]*SIN(RADIANS([.J140]))+4*[.K140]*[.U140]*SIN(RADIANS([.J140]))*COS(2*RADIANS([.I140]))-0.5*[.U140]*[.U140]*SIN(4*RADIANS([.I140]))-1.25*[.K140]*[.K140]*SIN(2*RADIANS([.J140])))" office:value-type="float" office:value="3.51798244069376">
            <text:p>3.52</text:p>
          </table:table-cell>
          <table:table-cell table:formula="of:=DEGREES(ACOS(COS(RADIANS(90.833))/(COS(RADIANS([.$B$2]))*COS(RADIANS([.T140])))-TAN(RADIANS([.$B$2]))*TAN(RADIANS([.T140]))))" office:value-type="float" office:value="108.868481831012">
            <text:p>108.87</text:p>
          </table:table-cell>
          <table:table-cell table:style-name="ce7" table:formula="of:=(720-4*[.$B$3]-[.V140]+[.$B$4]*60)/1440" office:value-type="float" office:value="0.497556956638407">
            <text:p>11:56:29</text:p>
          </table:table-cell>
          <table:table-cell table:style-name="ce7" table:formula="of:=([.X140]*1440-[.W140]*4)/1440" office:value-type="float" office:value="0.195144507107817">
            <text:p>4:41:00</text:p>
          </table:table-cell>
          <table:table-cell table:style-name="ce7" table:formula="of:=([.X140]*1440+[.W140]*4)/1440" office:value-type="float" office:value="0.799969406168997">
            <text:p>19:11:57</text:p>
          </table:table-cell>
          <table:table-cell table:formula="of:=8*[.W140]" office:value-type="float" office:value="870.947854648098">
            <text:p>870.95</text:p>
          </table:table-cell>
          <table:table-cell table:formula="of:=MOD([.E140]*1440+[.V140]+4*[.$B$3]-60*[.$B$4];1440)" office:value-type="float" office:value="723.517982440694">
            <text:p>723.52</text:p>
          </table:table-cell>
          <table:table-cell table:formula="of:=IF([.AB140]/4&lt;0;[.AB140]/4+180;[.AB140]/4-180)" office:value-type="float" office:value="0.87949561017345">
            <text:p>0.88</text:p>
          </table:table-cell>
          <table:table-cell table:formula="of:=DEGREES(ACOS(SIN(RADIANS([.$B$2]))*SIN(RADIANS([.T140]))+COS(RADIANS([.$B$2]))*COS(RADIANS([.T140]))*COS(RADIANS([.AC140]))))" office:value-type="float" office:value="20.1462545190312">
            <text:p>20.15</text:p>
          </table:table-cell>
          <table:table-cell table:formula="of:=90-[.AD140]" office:value-type="float" office:value="69.8537454809688">
            <text:p>69.85</text:p>
          </table:table-cell>
          <table:table-cell table:formula="of:=IF([.AE140]&gt;85;0;IF([.AE140]&gt;5;58.1/TAN(RADIANS([.AE140]))-0.07/POWER(TAN(RADIANS([.AE140]));3)+0.000086/POWER(TAN(RADIANS([.AE140]));5);IF([.AE140]&gt;-0.575;1735+[.AE140]*(-518.2+[.AE140]*(103.4+[.AE140]*(-12.79+[.AE140]*0.711)));-20.772/TAN(RADIANS([.AE140])))))/3600" office:value-type="float" office:value="0.00591981270609559">
            <text:p>0.01</text:p>
          </table:table-cell>
          <table:table-cell table:formula="of:=[.AE140]+[.AF140]" office:value-type="float" office:value="69.8596652936749">
            <text:p>69.86</text:p>
          </table:table-cell>
          <table:table-cell table:formula="of:=IF([.AC140]&gt;0;MOD(DEGREES(ACOS(((SIN(RADIANS([.$B$2]))*COS(RADIANS([.AD140])))-SIN(RADIANS([.T140])))/(COS(RADIANS([.$B$2]))*SIN(RADIANS([.AD140])))))+180;360);MOD(540-DEGREES(ACOS(((SIN(RADIANS([.$B$2]))*COS(RADIANS([.AD140])))-SIN(RADIANS([.T140])))/(COS(RADIANS([.$B$2]))*SIN(RADIANS([.AD140])))));360))" office:value-type="float" office:value="182.402190398556">
            <text:p>182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0]+1" office:value-type="date" office:date-value="2010-05-20">
            <text:p>5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1]+2415018.5+[.E141]-[.$B$4]/24" office:value-type="float" office:value="2455337.29166667">
            <text:p>2455337.29</text:p>
          </table:table-cell>
          <table:table-cell table:style-name="ce9" table:formula="of:=([.F141]-2451545)/36525" office:value-type="float" office:value="0.103827287246174">
            <text:p>0.10382729</text:p>
          </table:table-cell>
          <table:table-cell/>
          <table:table-cell table:formula="of:=MOD(280.46646+[.G141]*(36000.76983+[.G141]*0.0003032);360)" office:value-type="float" office:value="58.3287334913389">
            <text:p>58.33</text:p>
          </table:table-cell>
          <table:table-cell table:formula="of:=357.52911+[.G141]*(35999.05029-0.0001537*[.G141])" office:value-type="float" office:value="4095.2128433924">
            <text:p>4095.21</text:p>
          </table:table-cell>
          <table:table-cell table:formula="of:=0.016708634-[.G141]*(0.000042037+0.0000001267*[.G141])" office:value-type="float" office:value="0.0167042680464867">
            <text:p>0.02</text:p>
          </table:table-cell>
          <table:table-cell table:formula="of:=SIN(RADIANS([.J141]))*(1.914602-[.G141]*(0.004817+0.000014*[.G141]))+SIN(RADIANS(2*[.J141]))*(0.019993-0.000101*[.G141])+SIN(RADIANS(3*[.J141]))*0.000289" office:value-type="float" office:value="1.32866171977631">
            <text:p>1.33</text:p>
          </table:table-cell>
          <table:table-cell table:formula="of:=[.I141]+[.L141]" office:value-type="float" office:value="59.6573952111152">
            <text:p>59.66</text:p>
          </table:table-cell>
          <table:table-cell table:formula="of:=[.J141]+[.L141]" office:value-type="float" office:value="4096.54150511217">
            <text:p>4096.54</text:p>
          </table:table-cell>
          <table:table-cell table:formula="of:=(1.000001018*(1-[.K141]*[.K141]))/(1+[.K141]*COS(RADIANS([.N141])))" office:value-type="float" office:value="1.01199257140425">
            <text:p>1.01</text:p>
          </table:table-cell>
          <table:table-cell table:formula="of:=[.M141]-0.00569-0.00478*SIN(RADIANS(125.04-1934.136*[.G141]))" office:value-type="float" office:value="59.6563386702443">
            <text:p>59.66</text:p>
          </table:table-cell>
          <table:table-cell table:formula="of:=23+(26+((21.448-[.G141]*(46.815+[.G141]*(0.00059-[.G141]*0.001813))))/60)/60" office:value-type="float" office:value="23.4379409225602">
            <text:p>23.44</text:p>
          </table:table-cell>
          <table:table-cell table:formula="of:=[.Q141]+0.00256*COS(RADIANS(125.04-1934.136*[.G141]))" office:value-type="float" office:value="23.4385699449053">
            <text:p>23.44</text:p>
          </table:table-cell>
          <table:table-cell table:formula="of:=DEGREES(ATAN2(COS(RADIANS([.P141]));COS(RADIANS([.R141]))*SIN(RADIANS([.P141]))))" office:value-type="float" office:value="57.461291418484">
            <text:p>57.46</text:p>
          </table:table-cell>
          <table:table-cell table:formula="of:=DEGREES(ASIN(SIN(RADIANS([.R141]))*SIN(RADIANS([.P141]))))" office:value-type="float" office:value="20.0765936078502">
            <text:p>20.08</text:p>
          </table:table-cell>
          <table:table-cell table:formula="of:=TAN(RADIANS([.R141]/2))*TAN(RADIANS([.R141]/2))" office:value-type="float" office:value="0.0430318058663712">
            <text:p>0.04</text:p>
          </table:table-cell>
          <table:table-cell table:formula="of:=4*DEGREES([.U141]*SIN(2*RADIANS([.I141]))-2*[.K141]*SIN(RADIANS([.J141]))+4*[.K141]*[.U141]*SIN(RADIANS([.J141]))*COS(2*RADIANS([.I141]))-0.5*[.U141]*[.U141]*SIN(4*RADIANS([.I141]))-1.25*[.K141]*[.K141]*SIN(2*RADIANS([.J141])))" office:value-type="float" office:value="3.46174995187196">
            <text:p>3.46</text:p>
          </table:table-cell>
          <table:table-cell table:formula="of:=DEGREES(ACOS(COS(RADIANS(90.833))/(COS(RADIANS([.$B$2]))*COS(RADIANS([.T141])))-TAN(RADIANS([.$B$2]))*TAN(RADIANS([.T141]))))" office:value-type="float" office:value="109.079765607319">
            <text:p>109.08</text:p>
          </table:table-cell>
          <table:table-cell table:style-name="ce7" table:formula="of:=(720-4*[.$B$3]-[.V141]+[.$B$4]*60)/1440" office:value-type="float" office:value="0.497596006977867">
            <text:p>11:56:32</text:p>
          </table:table-cell>
          <table:table-cell table:style-name="ce7" table:formula="of:=([.X141]*1440-[.W141]*4)/1440" office:value-type="float" office:value="0.194596658068646">
            <text:p>4:40:13</text:p>
          </table:table-cell>
          <table:table-cell table:style-name="ce7" table:formula="of:=([.X141]*1440+[.W141]*4)/1440" office:value-type="float" office:value="0.800595355887087">
            <text:p>19:12:51</text:p>
          </table:table-cell>
          <table:table-cell table:formula="of:=8*[.W141]" office:value-type="float" office:value="872.638124858554">
            <text:p>872.64</text:p>
          </table:table-cell>
          <table:table-cell table:formula="of:=MOD([.E141]*1440+[.V141]+4*[.$B$3]-60*[.$B$4];1440)" office:value-type="float" office:value="723.461749951872">
            <text:p>723.46</text:p>
          </table:table-cell>
          <table:table-cell table:formula="of:=IF([.AB141]/4&lt;0;[.AB141]/4+180;[.AB141]/4-180)" office:value-type="float" office:value="0.865437487967995">
            <text:p>0.87</text:p>
          </table:table-cell>
          <table:table-cell table:formula="of:=DEGREES(ACOS(SIN(RADIANS([.$B$2]))*SIN(RADIANS([.T141]))+COS(RADIANS([.$B$2]))*COS(RADIANS([.T141]))*COS(RADIANS([.AC141]))))" office:value-type="float" office:value="19.9372020074604">
            <text:p>19.94</text:p>
          </table:table-cell>
          <table:table-cell table:formula="of:=90-[.AD141]" office:value-type="float" office:value="70.0627979925396">
            <text:p>70.06</text:p>
          </table:table-cell>
          <table:table-cell table:formula="of:=IF([.AE141]&gt;85;0;IF([.AE141]&gt;5;58.1/TAN(RADIANS([.AE141]))-0.07/POWER(TAN(RADIANS([.AE141]));3)+0.000086/POWER(TAN(RADIANS([.AE141]));5);IF([.AE141]&gt;-0.575;1735+[.AE141]*(-518.2+[.AE141]*(103.4+[.AE141]*(-12.79+[.AE141]*0.711)));-20.772/TAN(RADIANS([.AE141])))))/3600" office:value-type="float" office:value="0.00585312327022921">
            <text:p>0.01</text:p>
          </table:table-cell>
          <table:table-cell table:formula="of:=[.AE141]+[.AF141]" office:value-type="float" office:value="70.0686511158099">
            <text:p>70.07</text:p>
          </table:table-cell>
          <table:table-cell table:formula="of:=IF([.AC141]&gt;0;MOD(DEGREES(ACOS(((SIN(RADIANS([.$B$2]))*COS(RADIANS([.AD141])))-SIN(RADIANS([.T141])))/(COS(RADIANS([.$B$2]))*SIN(RADIANS([.AD141])))))+180;360);MOD(540-DEGREES(ACOS(((SIN(RADIANS([.$B$2]))*COS(RADIANS([.AD141])))-SIN(RADIANS([.T141])))/(COS(RADIANS([.$B$2]))*SIN(RADIANS([.AD141])))));360))" office:value-type="float" office:value="182.384388226491">
            <text:p>182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1]+1" office:value-type="date" office:date-value="2010-05-21">
            <text:p>5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2]+2415018.5+[.E142]-[.$B$4]/24" office:value-type="float" office:value="2455338.29166667">
            <text:p>2455338.29</text:p>
          </table:table-cell>
          <table:table-cell table:style-name="ce9" table:formula="of:=([.F142]-2451545)/36525" office:value-type="float" office:value="0.103854665754046">
            <text:p>0.10385467</text:p>
          </table:table-cell>
          <table:table-cell/>
          <table:table-cell table:formula="of:=MOD(280.46646+[.G142]*(36000.76983+[.G142]*0.0003032);360)" office:value-type="float" office:value="59.3143808532273">
            <text:p>59.31</text:p>
          </table:table-cell>
          <table:table-cell table:formula="of:=357.52911+[.G142]*(35999.05029-0.0001537*[.G142])" office:value-type="float" office:value="4096.19844367325">
            <text:p>4096.2</text:p>
          </table:table-cell>
          <table:table-cell table:formula="of:=0.016708634-[.G142]*(0.000042037+0.0000001267*[.G142])" office:value-type="float" office:value="0.0167042668948559">
            <text:p>0.02</text:p>
          </table:table-cell>
          <table:table-cell table:formula="of:=SIN(RADIANS([.J142]))*(1.914602-[.G142]*(0.004817+0.000014*[.G142]))+SIN(RADIANS(2*[.J142]))*(0.019993-0.000101*[.G142])+SIN(RADIANS(3*[.J142]))*0.000289" office:value-type="float" office:value="1.30512160774785">
            <text:p>1.31</text:p>
          </table:table-cell>
          <table:table-cell table:formula="of:=[.I142]+[.L142]" office:value-type="float" office:value="60.6195024609751">
            <text:p>60.62</text:p>
          </table:table-cell>
          <table:table-cell table:formula="of:=[.J142]+[.L142]" office:value-type="float" office:value="4097.503565281">
            <text:p>4097.5</text:p>
          </table:table-cell>
          <table:table-cell table:formula="of:=(1.000001018*(1-[.K142]*[.K142]))/(1+[.K142]*COS(RADIANS([.N142])))" office:value-type="float" office:value="1.01218848278425">
            <text:p>1.01</text:p>
          </table:table-cell>
          <table:table-cell table:formula="of:=[.M142]-0.00569-0.00478*SIN(RADIANS(125.04-1934.136*[.G142]))" office:value-type="float" office:value="60.618447003621">
            <text:p>60.62</text:p>
          </table:table-cell>
          <table:table-cell table:formula="of:=23+(26+((21.448-[.G142]*(46.815+[.G142]*(0.00059-[.G142]*0.001813))))/60)/60" office:value-type="float" office:value="23.437940566525">
            <text:p>23.44</text:p>
          </table:table-cell>
          <table:table-cell table:formula="of:=[.Q142]+0.00256*COS(RADIANS(125.04-1934.136*[.G142]))" office:value-type="float" office:value="23.4385672951398">
            <text:p>23.44</text:p>
          </table:table-cell>
          <table:table-cell table:formula="of:=DEGREES(ATAN2(COS(RADIANS([.P142]));COS(RADIANS([.R142]))*SIN(RADIANS([.P142]))))" office:value-type="float" office:value="58.4632349276584">
            <text:p>58.46</text:p>
          </table:table-cell>
          <table:table-cell table:formula="of:=DEGREES(ASIN(SIN(RADIANS([.R142]))*SIN(RADIANS([.P142]))))" office:value-type="float" office:value="20.2796004195462">
            <text:p>20.28</text:p>
          </table:table-cell>
          <table:table-cell table:formula="of:=TAN(RADIANS([.R142]/2))*TAN(RADIANS([.R142]/2))" office:value-type="float" office:value="0.0430317958599881">
            <text:p>0.04</text:p>
          </table:table-cell>
          <table:table-cell table:formula="of:=4*DEGREES([.U142]*SIN(2*RADIANS([.I142]))-2*[.K142]*SIN(RADIANS([.J142]))+4*[.K142]*[.U142]*SIN(RADIANS([.J142]))*COS(2*RADIANS([.I142]))-0.5*[.U142]*[.U142]*SIN(4*RADIANS([.I142]))-1.25*[.K142]*[.K142]*SIN(2*RADIANS([.J142])))" office:value-type="float" office:value="3.39658398568508">
            <text:p>3.4</text:p>
          </table:table-cell>
          <table:table-cell table:formula="of:=DEGREES(ACOS(COS(RADIANS(90.833))/(COS(RADIANS([.$B$2]))*COS(RADIANS([.T142])))-TAN(RADIANS([.$B$2]))*TAN(RADIANS([.T142]))))" office:value-type="float" office:value="109.286078178038">
            <text:p>109.29</text:p>
          </table:table-cell>
          <table:table-cell table:style-name="ce7" table:formula="of:=(720-4*[.$B$3]-[.V142]+[.$B$4]*60)/1440" office:value-type="float" office:value="0.497641261121052">
            <text:p>11:56:36</text:p>
          </table:table-cell>
          <table:table-cell table:style-name="ce7" table:formula="of:=([.X142]*1440-[.W142]*4)/1440" office:value-type="float" office:value="0.194068821737612">
            <text:p>4:39:28</text:p>
          </table:table-cell>
          <table:table-cell table:style-name="ce7" table:formula="of:=([.X142]*1440+[.W142]*4)/1440" office:value-type="float" office:value="0.801213700504492">
            <text:p>19:13:45</text:p>
          </table:table-cell>
          <table:table-cell table:formula="of:=8*[.W142]" office:value-type="float" office:value="874.288625424306">
            <text:p>874.29</text:p>
          </table:table-cell>
          <table:table-cell table:formula="of:=MOD([.E142]*1440+[.V142]+4*[.$B$3]-60*[.$B$4];1440)" office:value-type="float" office:value="723.396583985685">
            <text:p>723.4</text:p>
          </table:table-cell>
          <table:table-cell table:formula="of:=IF([.AB142]/4&lt;0;[.AB142]/4+180;[.AB142]/4-180)" office:value-type="float" office:value="0.849145996421271">
            <text:p>0.85</text:p>
          </table:table-cell>
          <table:table-cell table:formula="of:=DEGREES(ACOS(SIN(RADIANS([.$B$2]))*SIN(RADIANS([.T142]))+COS(RADIANS([.$B$2]))*COS(RADIANS([.T142]))*COS(RADIANS([.AC142]))))" office:value-type="float" office:value="19.7337945227469">
            <text:p>19.73</text:p>
          </table:table-cell>
          <table:table-cell table:formula="of:=90-[.AD142]" office:value-type="float" office:value="70.2662054772531">
            <text:p>70.27</text:p>
          </table:table-cell>
          <table:table-cell table:formula="of:=IF([.AE142]&gt;85;0;IF([.AE142]&gt;5;58.1/TAN(RADIANS([.AE142]))-0.07/POWER(TAN(RADIANS([.AE142]));3)+0.000086/POWER(TAN(RADIANS([.AE142]));5);IF([.AE142]&gt;-0.575;1735+[.AE142]*(-518.2+[.AE142]*(103.4+[.AE142]*(-12.79+[.AE142]*0.711)));-20.772/TAN(RADIANS([.AE142])))))/3600" office:value-type="float" office:value="0.00578840318821825">
            <text:p>0.01</text:p>
          </table:table-cell>
          <table:table-cell table:formula="of:=[.AE142]+[.AF142]" office:value-type="float" office:value="70.2719938804413">
            <text:p>70.27</text:p>
          </table:table-cell>
          <table:table-cell table:formula="of:=IF([.AC142]&gt;0;MOD(DEGREES(ACOS(((SIN(RADIANS([.$B$2]))*COS(RADIANS([.AD142])))-SIN(RADIANS([.T142])))/(COS(RADIANS([.$B$2]))*SIN(RADIANS([.AD142])))))+180;360);MOD(540-DEGREES(ACOS(((SIN(RADIANS([.$B$2]))*COS(RADIANS([.AD142])))-SIN(RADIANS([.T142])))/(COS(RADIANS([.$B$2]))*SIN(RADIANS([.AD142])))));360))" office:value-type="float" office:value="182.359556655734">
            <text:p>182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2]+1" office:value-type="date" office:date-value="2010-05-22">
            <text:p>5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3]+2415018.5+[.E143]-[.$B$4]/24" office:value-type="float" office:value="2455339.29166667">
            <text:p>2455339.29</text:p>
          </table:table-cell>
          <table:table-cell table:style-name="ce9" table:formula="of:=([.F143]-2451545)/36525" office:value-type="float" office:value="0.103882044261917">
            <text:p>0.10388204</text:p>
          </table:table-cell>
          <table:table-cell/>
          <table:table-cell table:formula="of:=MOD(280.46646+[.G143]*(36000.76983+[.G143]*0.0003032);360)" office:value-type="float" office:value="60.3000282151161">
            <text:p>60.3</text:p>
          </table:table-cell>
          <table:table-cell table:formula="of:=357.52911+[.G143]*(35999.05029-0.0001537*[.G143])" office:value-type="float" office:value="4097.1840439541">
            <text:p>4097.18</text:p>
          </table:table-cell>
          <table:table-cell table:formula="of:=0.016708634-[.G143]*(0.000042037+0.0000001267*[.G143])" office:value-type="float" office:value="0.016704265743225">
            <text:p>0.02</text:p>
          </table:table-cell>
          <table:table-cell table:formula="of:=SIN(RADIANS([.J143]))*(1.914602-[.G143]*(0.004817+0.000014*[.G143]))+SIN(RADIANS(2*[.J143]))*(0.019993-0.000101*[.G143])+SIN(RADIANS(3*[.J143]))*0.000289" office:value-type="float" office:value="1.28121252110278">
            <text:p>1.28</text:p>
          </table:table-cell>
          <table:table-cell table:formula="of:=[.I143]+[.L143]" office:value-type="float" office:value="61.5812407362189">
            <text:p>61.58</text:p>
          </table:table-cell>
          <table:table-cell table:formula="of:=[.J143]+[.L143]" office:value-type="float" office:value="4098.4652564752">
            <text:p>4098.47</text:p>
          </table:table-cell>
          <table:table-cell table:formula="of:=(1.000001018*(1-[.K143]*[.K143]))/(1+[.K143]*COS(RADIANS([.N143])))" office:value-type="float" office:value="1.01238083694279">
            <text:p>1.01</text:p>
          </table:table-cell>
          <table:table-cell table:formula="of:=[.M143]-0.00569-0.00478*SIN(RADIANS(125.04-1934.136*[.G143]))" office:value-type="float" office:value="61.5801863584228">
            <text:p>61.58</text:p>
          </table:table-cell>
          <table:table-cell table:formula="of:=23+(26+((21.448-[.G143]*(46.815+[.G143]*(0.00059-[.G143]*0.001813))))/60)/60" office:value-type="float" office:value="23.4379402104898">
            <text:p>23.44</text:p>
          </table:table-cell>
          <table:table-cell table:formula="of:=[.Q143]+0.00256*COS(RADIANS(125.04-1934.136*[.G143]))" office:value-type="float" office:value="23.4385646448389">
            <text:p>23.44</text:p>
          </table:table-cell>
          <table:table-cell table:formula="of:=DEGREES(ATAN2(COS(RADIANS([.P143]));COS(RADIANS([.R143]))*SIN(RADIANS([.P143]))))" office:value-type="float" office:value="59.4673825378375">
            <text:p>59.47</text:p>
          </table:table-cell>
          <table:table-cell table:formula="of:=DEGREES(ASIN(SIN(RADIANS([.R143]))*SIN(RADIANS([.P143]))))" office:value-type="float" office:value="20.4768215086178">
            <text:p>20.48</text:p>
          </table:table-cell>
          <table:table-cell table:formula="of:=TAN(RADIANS([.R143]/2))*TAN(RADIANS([.R143]/2))" office:value-type="float" office:value="0.0430317858515847">
            <text:p>0.04</text:p>
          </table:table-cell>
          <table:table-cell table:formula="of:=4*DEGREES([.U143]*SIN(2*RADIANS([.I143]))-2*[.K143]*SIN(RADIANS([.J143]))+4*[.K143]*[.U143]*SIN(RADIANS([.J143]))*COS(2*RADIANS([.I143]))-0.5*[.U143]*[.U143]*SIN(4*RADIANS([.I143]))-1.25*[.K143]*[.K143]*SIN(2*RADIANS([.J143])))" office:value-type="float" office:value="3.32261828123022">
            <text:p>3.32</text:p>
          </table:table-cell>
          <table:table-cell table:formula="of:=DEGREES(ACOS(COS(RADIANS(90.833))/(COS(RADIANS([.$B$2]))*COS(RADIANS([.T143])))-TAN(RADIANS([.$B$2]))*TAN(RADIANS([.T143]))))" office:value-type="float" office:value="109.487293762607">
            <text:p>109.49</text:p>
          </table:table-cell>
          <table:table-cell table:style-name="ce7" table:formula="of:=(720-4*[.$B$3]-[.V143]+[.$B$4]*60)/1440" office:value-type="float" office:value="0.49769262619359">
            <text:p>11:56:41</text:p>
          </table:table-cell>
          <table:table-cell table:style-name="ce7" table:formula="of:=([.X143]*1440-[.W143]*4)/1440" office:value-type="float" office:value="0.193561254630794">
            <text:p>4:38:44</text:p>
          </table:table-cell>
          <table:table-cell table:style-name="ce7" table:formula="of:=([.X143]*1440+[.W143]*4)/1440" office:value-type="float" office:value="0.801823997756387">
            <text:p>19:14:38</text:p>
          </table:table-cell>
          <table:table-cell table:formula="of:=8*[.W143]" office:value-type="float" office:value="875.898350100854">
            <text:p>875.9</text:p>
          </table:table-cell>
          <table:table-cell table:formula="of:=MOD([.E143]*1440+[.V143]+4*[.$B$3]-60*[.$B$4];1440)" office:value-type="float" office:value="723.32261828123">
            <text:p>723.32</text:p>
          </table:table-cell>
          <table:table-cell table:formula="of:=IF([.AB143]/4&lt;0;[.AB143]/4+180;[.AB143]/4-180)" office:value-type="float" office:value="0.830654570307559">
            <text:p>0.83</text:p>
          </table:table-cell>
          <table:table-cell table:formula="of:=DEGREES(ACOS(SIN(RADIANS([.$B$2]))*SIN(RADIANS([.T143]))+COS(RADIANS([.$B$2]))*COS(RADIANS([.T143]))*COS(RADIANS([.AC143]))))" office:value-type="float" office:value="19.5361043296317">
            <text:p>19.54</text:p>
          </table:table-cell>
          <table:table-cell table:formula="of:=90-[.AD143]" office:value-type="float" office:value="70.4638956703683">
            <text:p>70.46</text:p>
          </table:table-cell>
          <table:table-cell table:formula="of:=IF([.AE143]&gt;85;0;IF([.AE143]&gt;5;58.1/TAN(RADIANS([.AE143]))-0.07/POWER(TAN(RADIANS([.AE143]));3)+0.000086/POWER(TAN(RADIANS([.AE143]));5);IF([.AE143]&gt;-0.575;1735+[.AE143]*(-518.2+[.AE143]*(103.4+[.AE143]*(-12.79+[.AE143]*0.711)));-20.772/TAN(RADIANS([.AE143])))))/3600" office:value-type="float" office:value="0.005725659364472">
            <text:p>0.01</text:p>
          </table:table-cell>
          <table:table-cell table:formula="of:=[.AE143]+[.AF143]" office:value-type="float" office:value="70.4696213297328">
            <text:p>70.47</text:p>
          </table:table-cell>
          <table:table-cell table:formula="of:=IF([.AC143]&gt;0;MOD(DEGREES(ACOS(((SIN(RADIANS([.$B$2]))*COS(RADIANS([.AD143])))-SIN(RADIANS([.T143])))/(COS(RADIANS([.$B$2]))*SIN(RADIANS([.AD143])))))+180;360);MOD(540-DEGREES(ACOS(((SIN(RADIANS([.$B$2]))*COS(RADIANS([.AD143])))-SIN(RADIANS([.T143])))/(COS(RADIANS([.$B$2]))*SIN(RADIANS([.AD143])))));360))" office:value-type="float" office:value="182.327612541054">
            <text:p>182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3]+1" office:value-type="date" office:date-value="2010-05-23">
            <text:p>5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4]+2415018.5+[.E144]-[.$B$4]/24" office:value-type="float" office:value="2455340.29166667">
            <text:p>2455340.29</text:p>
          </table:table-cell>
          <table:table-cell table:style-name="ce9" table:formula="of:=([.F144]-2451545)/36525" office:value-type="float" office:value="0.103909422769788">
            <text:p>0.10390942</text:p>
          </table:table-cell>
          <table:table-cell/>
          <table:table-cell table:formula="of:=MOD(280.46646+[.G144]*(36000.76983+[.G144]*0.0003032);360)" office:value-type="float" office:value="61.2856755770049">
            <text:p>61.29</text:p>
          </table:table-cell>
          <table:table-cell table:formula="of:=357.52911+[.G144]*(35999.05029-0.0001537*[.G144])" office:value-type="float" office:value="4098.16964423495">
            <text:p>4098.17</text:p>
          </table:table-cell>
          <table:table-cell table:formula="of:=0.016708634-[.G144]*(0.000042037+0.0000001267*[.G144])" office:value-type="float" office:value="0.0167042645915938">
            <text:p>0.02</text:p>
          </table:table-cell>
          <table:table-cell table:formula="of:=SIN(RADIANS([.J144]))*(1.914602-[.G144]*(0.004817+0.000014*[.G144]))+SIN(RADIANS(2*[.J144]))*(0.019993-0.000101*[.G144])+SIN(RADIANS(3*[.J144]))*0.000289" office:value-type="float" office:value="1.25694147594314">
            <text:p>1.26</text:p>
          </table:table-cell>
          <table:table-cell table:formula="of:=[.I144]+[.L144]" office:value-type="float" office:value="62.542617052948">
            <text:p>62.54</text:p>
          </table:table-cell>
          <table:table-cell table:formula="of:=[.J144]+[.L144]" office:value-type="float" office:value="4099.42658571089">
            <text:p>4099.43</text:p>
          </table:table-cell>
          <table:table-cell table:formula="of:=(1.000001018*(1-[.K144]*[.K144]))/(1+[.K144]*COS(RADIANS([.N144])))" office:value-type="float" office:value="1.01256958105186">
            <text:p>1.01</text:p>
          </table:table-cell>
          <table:table-cell table:formula="of:=[.M144]-0.00569-0.00478*SIN(RADIANS(125.04-1934.136*[.G144]))" office:value-type="float" office:value="62.5415637507504">
            <text:p>62.54</text:p>
          </table:table-cell>
          <table:table-cell table:formula="of:=23+(26+((21.448-[.G144]*(46.815+[.G144]*(0.00059-[.G144]*0.001813))))/60)/60" office:value-type="float" office:value="23.4379398544547">
            <text:p>23.44</text:p>
          </table:table-cell>
          <table:table-cell table:formula="of:=[.Q144]+0.00256*COS(RADIANS(125.04-1934.136*[.G144]))" office:value-type="float" office:value="23.4385619940047">
            <text:p>23.44</text:p>
          </table:table-cell>
          <table:table-cell table:formula="of:=DEGREES(ATAN2(COS(RADIANS([.P144]));COS(RADIANS([.R144]))*SIN(RADIANS([.P144]))))" office:value-type="float" office:value="60.4736974945419">
            <text:p>60.47</text:p>
          </table:table-cell>
          <table:table-cell table:formula="of:=DEGREES(ASIN(SIN(RADIANS([.R144]))*SIN(RADIANS([.P144]))))" office:value-type="float" office:value="20.6681896031647">
            <text:p>20.67</text:p>
          </table:table-cell>
          <table:table-cell table:formula="of:=TAN(RADIANS([.R144]/2))*TAN(RADIANS([.R144]/2))" office:value-type="float" office:value="0.0430317758411684">
            <text:p>0.04</text:p>
          </table:table-cell>
          <table:table-cell table:formula="of:=4*DEGREES([.U144]*SIN(2*RADIANS([.I144]))-2*[.K144]*SIN(RADIANS([.J144]))+4*[.K144]*[.U144]*SIN(RADIANS([.J144]))*COS(2*RADIANS([.I144]))-0.5*[.U144]*[.U144]*SIN(4*RADIANS([.I144]))-1.25*[.K144]*[.K144]*SIN(2*RADIANS([.J144])))" office:value-type="float" office:value="3.24000010515312">
            <text:p>3.24</text:p>
          </table:table-cell>
          <table:table-cell table:formula="of:=DEGREES(ACOS(COS(RADIANS(90.833))/(COS(RADIANS([.$B$2]))*COS(RADIANS([.T144])))-TAN(RADIANS([.$B$2]))*TAN(RADIANS([.T144]))))" office:value-type="float" office:value="109.683287052801">
            <text:p>109.68</text:p>
          </table:table-cell>
          <table:table-cell table:style-name="ce7" table:formula="of:=(720-4*[.$B$3]-[.V144]+[.$B$4]*60)/1440" office:value-type="float" office:value="0.497749999926977">
            <text:p>11:56:46</text:p>
          </table:table-cell>
          <table:table-cell table:style-name="ce7" table:formula="of:=([.X144]*1440-[.W144]*4)/1440" office:value-type="float" office:value="0.193074202558085">
            <text:p>4:38:02</text:p>
          </table:table-cell>
          <table:table-cell table:style-name="ce7" table:formula="of:=([.X144]*1440+[.W144]*4)/1440" office:value-type="float" office:value="0.802425797295869">
            <text:p>19:15:30</text:p>
          </table:table-cell>
          <table:table-cell table:formula="of:=8*[.W144]" office:value-type="float" office:value="877.466296422409">
            <text:p>877.47</text:p>
          </table:table-cell>
          <table:table-cell table:formula="of:=MOD([.E144]*1440+[.V144]+4*[.$B$3]-60*[.$B$4];1440)" office:value-type="float" office:value="723.240000105153">
            <text:p>723.24</text:p>
          </table:table-cell>
          <table:table-cell table:formula="of:=IF([.AB144]/4&lt;0;[.AB144]/4+180;[.AB144]/4-180)" office:value-type="float" office:value="0.810000026288293">
            <text:p>0.81</text:p>
          </table:table-cell>
          <table:table-cell table:formula="of:=DEGREES(ACOS(SIN(RADIANS([.$B$2]))*SIN(RADIANS([.T144]))+COS(RADIANS([.$B$2]))*COS(RADIANS([.T144]))*COS(RADIANS([.AC144]))))" office:value-type="float" office:value="19.3442029522294">
            <text:p>19.34</text:p>
          </table:table-cell>
          <table:table-cell table:formula="of:=90-[.AD144]" office:value-type="float" office:value="70.6557970477706">
            <text:p>70.66</text:p>
          </table:table-cell>
          <table:table-cell table:formula="of:=IF([.AE144]&gt;85;0;IF([.AE144]&gt;5;58.1/TAN(RADIANS([.AE144]))-0.07/POWER(TAN(RADIANS([.AE144]));3)+0.000086/POWER(TAN(RADIANS([.AE144]));5);IF([.AE144]&gt;-0.575;1735+[.AE144]*(-518.2+[.AE144]*(103.4+[.AE144]*(-12.79+[.AE144]*0.711)));-20.772/TAN(RADIANS([.AE144])))))/3600" office:value-type="float" office:value="0.00566489901479385">
            <text:p>0.01</text:p>
          </table:table-cell>
          <table:table-cell table:formula="of:=[.AE144]+[.AF144]" office:value-type="float" office:value="70.6614619467854">
            <text:p>70.66</text:p>
          </table:table-cell>
          <table:table-cell table:formula="of:=IF([.AC144]&gt;0;MOD(DEGREES(ACOS(((SIN(RADIANS([.$B$2]))*COS(RADIANS([.AD144])))-SIN(RADIANS([.T144])))/(COS(RADIANS([.$B$2]))*SIN(RADIANS([.AD144])))))+180;360);MOD(540-DEGREES(ACOS(((SIN(RADIANS([.$B$2]))*COS(RADIANS([.AD144])))-SIN(RADIANS([.T144])))/(COS(RADIANS([.$B$2]))*SIN(RADIANS([.AD144])))));360))" office:value-type="float" office:value="182.288489557416">
            <text:p>182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4]+1" office:value-type="date" office:date-value="2010-05-24">
            <text:p>5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5]+2415018.5+[.E145]-[.$B$4]/24" office:value-type="float" office:value="2455341.29166667">
            <text:p>2455341.29</text:p>
          </table:table-cell>
          <table:table-cell table:style-name="ce9" table:formula="of:=([.F145]-2451545)/36525" office:value-type="float" office:value="0.103936801277659">
            <text:p>0.10393680</text:p>
          </table:table-cell>
          <table:table-cell/>
          <table:table-cell table:formula="of:=MOD(280.46646+[.G145]*(36000.76983+[.G145]*0.0003032);360)" office:value-type="float" office:value="62.2713229388937">
            <text:p>62.27</text:p>
          </table:table-cell>
          <table:table-cell table:formula="of:=357.52911+[.G145]*(35999.05029-0.0001537*[.G145])" office:value-type="float" office:value="4099.1552445158">
            <text:p>4099.16</text:p>
          </table:table-cell>
          <table:table-cell table:formula="of:=0.016708634-[.G145]*(0.000042037+0.0000001267*[.G145])" office:value-type="float" office:value="0.0167042634399625">
            <text:p>0.02</text:p>
          </table:table-cell>
          <table:table-cell table:formula="of:=SIN(RADIANS([.J145]))*(1.914602-[.G145]*(0.004817+0.000014*[.G145]))+SIN(RADIANS(2*[.J145]))*(0.019993-0.000101*[.G145])+SIN(RADIANS(3*[.J145]))*0.000289" office:value-type="float" office:value="1.23231557596912">
            <text:p>1.23</text:p>
          </table:table-cell>
          <table:table-cell table:formula="of:=[.I145]+[.L145]" office:value-type="float" office:value="63.5036385148628">
            <text:p>63.5</text:p>
          </table:table-cell>
          <table:table-cell table:formula="of:=[.J145]+[.L145]" office:value-type="float" office:value="4100.38756009177">
            <text:p>4100.39</text:p>
          </table:table-cell>
          <table:table-cell table:formula="of:=(1.000001018*(1-[.K145]*[.K145]))/(1+[.K145]*COS(RADIANS([.N145])))" office:value-type="float" office:value="1.01275466333417">
            <text:p>1.01</text:p>
          </table:table-cell>
          <table:table-cell table:formula="of:=[.M145]-0.00569-0.00478*SIN(RADIANS(125.04-1934.136*[.G145]))" office:value-type="float" office:value="63.502586284303">
            <text:p>63.5</text:p>
          </table:table-cell>
          <table:table-cell table:formula="of:=23+(26+((21.448-[.G145]*(46.815+[.G145]*(0.00059-[.G145]*0.001813))))/60)/60" office:value-type="float" office:value="23.4379394984195">
            <text:p>23.44</text:p>
          </table:table-cell>
          <table:table-cell table:formula="of:=[.Q145]+0.00256*COS(RADIANS(125.04-1934.136*[.G145]))" office:value-type="float" office:value="23.438559342639">
            <text:p>23.44</text:p>
          </table:table-cell>
          <table:table-cell table:formula="of:=DEGREES(ATAN2(COS(RADIANS([.P145]));COS(RADIANS([.R145]))*SIN(RADIANS([.P145]))))" office:value-type="float" office:value="61.4821396899602">
            <text:p>61.48</text:p>
          </table:table-cell>
          <table:table-cell table:formula="of:=DEGREES(ASIN(SIN(RADIANS([.R145]))*SIN(RADIANS([.P145]))))" office:value-type="float" office:value="20.8536390166025">
            <text:p>20.85</text:p>
          </table:table-cell>
          <table:table-cell table:formula="of:=TAN(RADIANS([.R145]/2))*TAN(RADIANS([.R145]/2))" office:value-type="float" office:value="0.0430317658287465">
            <text:p>0.04</text:p>
          </table:table-cell>
          <table:table-cell table:formula="of:=4*DEGREES([.U145]*SIN(2*RADIANS([.I145]))-2*[.K145]*SIN(RADIANS([.J145]))+4*[.K145]*[.U145]*SIN(RADIANS([.J145]))*COS(2*RADIANS([.I145]))-0.5*[.U145]*[.U145]*SIN(4*RADIANS([.I145]))-1.25*[.K145]*[.K145]*SIN(2*RADIANS([.J145])))" office:value-type="float" office:value="3.14889016319845">
            <text:p>3.15</text:p>
          </table:table-cell>
          <table:table-cell table:formula="of:=DEGREES(ACOS(COS(RADIANS(90.833))/(COS(RADIANS([.$B$2]))*COS(RADIANS([.T145])))-TAN(RADIANS([.$B$2]))*TAN(RADIANS([.T145]))))" office:value-type="float" office:value="109.873933450773">
            <text:p>109.87</text:p>
          </table:table-cell>
          <table:table-cell table:style-name="ce7" table:formula="of:=(720-4*[.$B$3]-[.V145]+[.$B$4]*60)/1440" office:value-type="float" office:value="0.497813270720001">
            <text:p>11:56:51</text:p>
          </table:table-cell>
          <table:table-cell table:style-name="ce7" table:formula="of:=([.X145]*1440-[.W145]*4)/1440" office:value-type="float" office:value="0.192607900023409">
            <text:p>4:37:21</text:p>
          </table:table-cell>
          <table:table-cell table:style-name="ce7" table:formula="of:=([.X145]*1440+[.W145]*4)/1440" office:value-type="float" office:value="0.803018641416593">
            <text:p>19:16:21</text:p>
          </table:table-cell>
          <table:table-cell table:formula="of:=8*[.W145]" office:value-type="float" office:value="878.991467606186">
            <text:p>878.99</text:p>
          </table:table-cell>
          <table:table-cell table:formula="of:=MOD([.E145]*1440+[.V145]+4*[.$B$3]-60*[.$B$4];1440)" office:value-type="float" office:value="723.148890163198">
            <text:p>723.15</text:p>
          </table:table-cell>
          <table:table-cell table:formula="of:=IF([.AB145]/4&lt;0;[.AB145]/4+180;[.AB145]/4-180)" office:value-type="float" office:value="0.787222540799604">
            <text:p>0.79</text:p>
          </table:table-cell>
          <table:table-cell table:formula="of:=DEGREES(ACOS(SIN(RADIANS([.$B$2]))*SIN(RADIANS([.T145]))+COS(RADIANS([.$B$2]))*COS(RADIANS([.T145]))*COS(RADIANS([.AC145]))))" office:value-type="float" office:value="19.1581610970899">
            <text:p>19.16</text:p>
          </table:table-cell>
          <table:table-cell table:formula="of:=90-[.AD145]" office:value-type="float" office:value="70.8418389029101">
            <text:p>70.84</text:p>
          </table:table-cell>
          <table:table-cell table:formula="of:=IF([.AE145]&gt;85;0;IF([.AE145]&gt;5;58.1/TAN(RADIANS([.AE145]))-0.07/POWER(TAN(RADIANS([.AE145]));3)+0.000086/POWER(TAN(RADIANS([.AE145]));5);IF([.AE145]&gt;-0.575;1735+[.AE145]*(-518.2+[.AE145]*(103.4+[.AE145]*(-12.79+[.AE145]*0.711)));-20.772/TAN(RADIANS([.AE145])))))/3600" office:value-type="float" office:value="0.00560612963720555">
            <text:p>0.01</text:p>
          </table:table-cell>
          <table:table-cell table:formula="of:=[.AE145]+[.AF145]" office:value-type="float" office:value="70.8474450325473">
            <text:p>70.85</text:p>
          </table:table-cell>
          <table:table-cell table:formula="of:=IF([.AC145]&gt;0;MOD(DEGREES(ACOS(((SIN(RADIANS([.$B$2]))*COS(RADIANS([.AD145])))-SIN(RADIANS([.T145])))/(COS(RADIANS([.$B$2]))*SIN(RADIANS([.AD145])))))+180;360);MOD(540-DEGREES(ACOS(((SIN(RADIANS([.$B$2]))*COS(RADIANS([.AD145])))-SIN(RADIANS([.T145])))/(COS(RADIANS([.$B$2]))*SIN(RADIANS([.AD145])))));360))" office:value-type="float" office:value="182.242139357662">
            <text:p>182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5]+1" office:value-type="date" office:date-value="2010-05-25">
            <text:p>5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6]+2415018.5+[.E146]-[.$B$4]/24" office:value-type="float" office:value="2455342.29166667">
            <text:p>2455342.29</text:p>
          </table:table-cell>
          <table:table-cell table:style-name="ce9" table:formula="of:=([.F146]-2451545)/36525" office:value-type="float" office:value="0.103964179785531">
            <text:p>0.10396418</text:p>
          </table:table-cell>
          <table:table-cell/>
          <table:table-cell table:formula="of:=MOD(280.46646+[.G146]*(36000.76983+[.G146]*0.0003032);360)" office:value-type="float" office:value="63.2569703007839">
            <text:p>63.26</text:p>
          </table:table-cell>
          <table:table-cell table:formula="of:=357.52911+[.G146]*(35999.05029-0.0001537*[.G146])" office:value-type="float" office:value="4100.14084479665">
            <text:p>4100.14</text:p>
          </table:table-cell>
          <table:table-cell table:formula="of:=0.016708634-[.G146]*(0.000042037+0.0000001267*[.G146])" office:value-type="float" office:value="0.016704262288331">
            <text:p>0.02</text:p>
          </table:table-cell>
          <table:table-cell table:formula="of:=SIN(RADIANS([.J146]))*(1.914602-[.G146]*(0.004817+0.000014*[.G146]))+SIN(RADIANS(2*[.J146]))*(0.019993-0.000101*[.G146])+SIN(RADIANS(3*[.J146]))*0.000289" office:value-type="float" office:value="1.20734201050121">
            <text:p>1.21</text:p>
          </table:table-cell>
          <table:table-cell table:formula="of:=[.I146]+[.L146]" office:value-type="float" office:value="64.4643123112851">
            <text:p>64.46</text:p>
          </table:table-cell>
          <table:table-cell table:formula="of:=[.J146]+[.L146]" office:value-type="float" office:value="4101.34818680715">
            <text:p>4101.35</text:p>
          </table:table-cell>
          <table:table-cell table:formula="of:=(1.000001018*(1-[.K146]*[.K146]))/(1+[.K146]*COS(RADIANS([.N146])))" office:value-type="float" office:value="1.01293603307396">
            <text:p>1.01</text:p>
          </table:table-cell>
          <table:table-cell table:formula="of:=[.M146]-0.00569-0.00478*SIN(RADIANS(125.04-1934.136*[.G146]))" office:value-type="float" office:value="64.4632611484016">
            <text:p>64.46</text:p>
          </table:table-cell>
          <table:table-cell table:formula="of:=23+(26+((21.448-[.G146]*(46.815+[.G146]*(0.00059-[.G146]*0.001813))))/60)/60" office:value-type="float" office:value="23.4379391423843">
            <text:p>23.44</text:p>
          </table:table-cell>
          <table:table-cell table:formula="of:=[.Q146]+0.00256*COS(RADIANS(125.04-1934.136*[.G146]))" office:value-type="float" office:value="23.4385566907439">
            <text:p>23.44</text:p>
          </table:table-cell>
          <table:table-cell table:formula="of:=DEGREES(ATAN2(COS(RADIANS([.P146]));COS(RADIANS([.R146]))*SIN(RADIANS([.P146]))))" office:value-type="float" office:value="62.4926656872616">
            <text:p>62.49</text:p>
          </table:table-cell>
          <table:table-cell table:formula="of:=DEGREES(ASIN(SIN(RADIANS([.R146]))*SIN(RADIANS([.P146]))))" office:value-type="float" office:value="21.0331057086209">
            <text:p>21.03</text:p>
          </table:table-cell>
          <table:table-cell table:formula="of:=TAN(RADIANS([.R146]/2))*TAN(RADIANS([.R146]/2))" office:value-type="float" office:value="0.0430317558143264">
            <text:p>0.04</text:p>
          </table:table-cell>
          <table:table-cell table:formula="of:=4*DEGREES([.U146]*SIN(2*RADIANS([.I146]))-2*[.K146]*SIN(RADIANS([.J146]))+4*[.K146]*[.U146]*SIN(RADIANS([.J146]))*COS(2*RADIANS([.I146]))-0.5*[.U146]*[.U146]*SIN(4*RADIANS([.I146]))-1.25*[.K146]*[.K146]*SIN(2*RADIANS([.J146])))" office:value-type="float" office:value="3.04946248404563">
            <text:p>3.05</text:p>
          </table:table-cell>
          <table:table-cell table:formula="of:=DEGREES(ACOS(COS(RADIANS(90.833))/(COS(RADIANS([.$B$2]))*COS(RADIANS([.T146])))-TAN(RADIANS([.$B$2]))*TAN(RADIANS([.T146]))))" office:value-type="float" office:value="110.059109314848">
            <text:p>110.06</text:p>
          </table:table-cell>
          <table:table-cell table:style-name="ce7" table:formula="of:=(720-4*[.$B$3]-[.V146]+[.$B$4]*60)/1440" office:value-type="float" office:value="0.497882317719413">
            <text:p>11:56:57</text:p>
          </table:table-cell>
          <table:table-cell table:style-name="ce7" table:formula="of:=([.X146]*1440-[.W146]*4)/1440" office:value-type="float" office:value="0.192162569622614">
            <text:p>4:36:43</text:p>
          </table:table-cell>
          <table:table-cell table:style-name="ce7" table:formula="of:=([.X146]*1440+[.W146]*4)/1440" office:value-type="float" office:value="0.803602065816212">
            <text:p>19:17:11</text:p>
          </table:table-cell>
          <table:table-cell table:formula="of:=8*[.W146]" office:value-type="float" office:value="880.472874518781">
            <text:p>880.47</text:p>
          </table:table-cell>
          <table:table-cell table:formula="of:=MOD([.E146]*1440+[.V146]+4*[.$B$3]-60*[.$B$4];1440)" office:value-type="float" office:value="723.049462484046">
            <text:p>723.05</text:p>
          </table:table-cell>
          <table:table-cell table:formula="of:=IF([.AB146]/4&lt;0;[.AB146]/4+180;[.AB146]/4-180)" office:value-type="float" office:value="0.762365621011412">
            <text:p>0.76</text:p>
          </table:table-cell>
          <table:table-cell table:formula="of:=DEGREES(ACOS(SIN(RADIANS([.$B$2]))*SIN(RADIANS([.T146]))+COS(RADIANS([.$B$2]))*COS(RADIANS([.T146]))*COS(RADIANS([.AC146]))))" office:value-type="float" office:value="18.9780485683562">
            <text:p>18.98</text:p>
          </table:table-cell>
          <table:table-cell table:formula="of:=90-[.AD146]" office:value-type="float" office:value="71.0219514316438">
            <text:p>71.02</text:p>
          </table:table-cell>
          <table:table-cell table:formula="of:=IF([.AE146]&gt;85;0;IF([.AE146]&gt;5;58.1/TAN(RADIANS([.AE146]))-0.07/POWER(TAN(RADIANS([.AE146]));3)+0.000086/POWER(TAN(RADIANS([.AE146]));5);IF([.AE146]&gt;-0.575;1735+[.AE146]*(-518.2+[.AE146]*(103.4+[.AE146]*(-12.79+[.AE146]*0.711)));-20.772/TAN(RADIANS([.AE146])))))/3600" office:value-type="float" office:value="0.00554935898057808">
            <text:p>0.01</text:p>
          </table:table-cell>
          <table:table-cell table:formula="of:=[.AE146]+[.AF146]" office:value-type="float" office:value="71.0275007906244">
            <text:p>71.03</text:p>
          </table:table-cell>
          <table:table-cell table:formula="of:=IF([.AC146]&gt;0;MOD(DEGREES(ACOS(((SIN(RADIANS([.$B$2]))*COS(RADIANS([.AD146])))-SIN(RADIANS([.T146])))/(COS(RADIANS([.$B$2]))*SIN(RADIANS([.AD146])))))+180;360);MOD(540-DEGREES(ACOS(((SIN(RADIANS([.$B$2]))*COS(RADIANS([.AD146])))-SIN(RADIANS([.T146])))/(COS(RADIANS([.$B$2]))*SIN(RADIANS([.AD146])))));360))" office:value-type="float" office:value="182.188532708685">
            <text:p>182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6]+1" office:value-type="date" office:date-value="2010-05-26">
            <text:p>5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7]+2415018.5+[.E147]-[.$B$4]/24" office:value-type="float" office:value="2455343.29166667">
            <text:p>2455343.29</text:p>
          </table:table-cell>
          <table:table-cell table:style-name="ce9" table:formula="of:=([.F147]-2451545)/36525" office:value-type="float" office:value="0.103991558293402">
            <text:p>0.10399156</text:p>
          </table:table-cell>
          <table:table-cell/>
          <table:table-cell table:formula="of:=MOD(280.46646+[.G147]*(36000.76983+[.G147]*0.0003032);360)" office:value-type="float" office:value="64.242617662675">
            <text:p>64.24</text:p>
          </table:table-cell>
          <table:table-cell table:formula="of:=357.52911+[.G147]*(35999.05029-0.0001537*[.G147])" office:value-type="float" office:value="4101.1264450775">
            <text:p>4101.13</text:p>
          </table:table-cell>
          <table:table-cell table:formula="of:=0.016708634-[.G147]*(0.000042037+0.0000001267*[.G147])" office:value-type="float" office:value="0.0167042611366993">
            <text:p>0.02</text:p>
          </table:table-cell>
          <table:table-cell table:formula="of:=SIN(RADIANS([.J147]))*(1.914602-[.G147]*(0.004817+0.000014*[.G147]))+SIN(RADIANS(2*[.J147]))*(0.019993-0.000101*[.G147])+SIN(RADIANS(3*[.J147]))*0.000289" office:value-type="float" office:value="1.18202805249727">
            <text:p>1.18</text:p>
          </table:table-cell>
          <table:table-cell table:formula="of:=[.I147]+[.L147]" office:value-type="float" office:value="65.4246457151723">
            <text:p>65.42</text:p>
          </table:table-cell>
          <table:table-cell table:formula="of:=[.J147]+[.L147]" office:value-type="float" office:value="4102.30847313">
            <text:p>4102.31</text:p>
          </table:table-cell>
          <table:table-cell table:formula="of:=(1.000001018*(1-[.K147]*[.K147]))/(1+[.K147]*COS(RADIANS([.N147])))" office:value-type="float" office:value="1.01311364062745">
            <text:p>1.01</text:p>
          </table:table-cell>
          <table:table-cell table:formula="of:=[.M147]-0.00569-0.00478*SIN(RADIANS(125.04-1934.136*[.G147]))" office:value-type="float" office:value="65.4235956160028">
            <text:p>65.42</text:p>
          </table:table-cell>
          <table:table-cell table:formula="of:=23+(26+((21.448-[.G147]*(46.815+[.G147]*(0.00059-[.G147]*0.001813))))/60)/60" office:value-type="float" office:value="23.4379387863492">
            <text:p>23.44</text:p>
          </table:table-cell>
          <table:table-cell table:formula="of:=[.Q147]+0.00256*COS(RADIANS(125.04-1934.136*[.G147]))" office:value-type="float" office:value="23.4385540383213">
            <text:p>23.44</text:p>
          </table:table-cell>
          <table:table-cell table:formula="of:=DEGREES(ATAN2(COS(RADIANS([.P147]));COS(RADIANS([.R147]))*SIN(RADIANS([.P147]))))" office:value-type="float" office:value="63.5052287517741">
            <text:p>63.51</text:p>
          </table:table-cell>
          <table:table-cell table:formula="of:=DEGREES(ASIN(SIN(RADIANS([.R147]))*SIN(RADIANS([.P147]))))" office:value-type="float" office:value="21.206527346179">
            <text:p>21.21</text:p>
          </table:table-cell>
          <table:table-cell table:formula="of:=TAN(RADIANS([.R147]/2))*TAN(RADIANS([.R147]/2))" office:value-type="float" office:value="0.0430317457979156">
            <text:p>0.04</text:p>
          </table:table-cell>
          <table:table-cell table:formula="of:=4*DEGREES([.U147]*SIN(2*RADIANS([.I147]))-2*[.K147]*SIN(RADIANS([.J147]))+4*[.K147]*[.U147]*SIN(RADIANS([.J147]))*COS(2*RADIANS([.I147]))-0.5*[.U147]*[.U147]*SIN(4*RADIANS([.I147]))-1.25*[.K147]*[.K147]*SIN(2*RADIANS([.J147])))" office:value-type="float" office:value="2.94190427508852">
            <text:p>2.94</text:p>
          </table:table-cell>
          <table:table-cell table:formula="of:=DEGREES(ACOS(COS(RADIANS(90.833))/(COS(RADIANS([.$B$2]))*COS(RADIANS([.T147])))-TAN(RADIANS([.$B$2]))*TAN(RADIANS([.T147]))))" office:value-type="float" office:value="110.238692212357">
            <text:p>110.24</text:p>
          </table:table-cell>
          <table:table-cell table:style-name="ce7" table:formula="of:=(720-4*[.$B$3]-[.V147]+[.$B$4]*60)/1440" office:value-type="float" office:value="0.497957010920077">
            <text:p>11:57:03</text:p>
          </table:table-cell>
          <table:table-cell table:style-name="ce7" table:formula="of:=([.X147]*1440-[.W147]*4)/1440" office:value-type="float" office:value="0.191738421441307">
            <text:p>4:36:06</text:p>
          </table:table-cell>
          <table:table-cell table:style-name="ce7" table:formula="of:=([.X147]*1440+[.W147]*4)/1440" office:value-type="float" office:value="0.804175600398848">
            <text:p>19:18:01</text:p>
          </table:table-cell>
          <table:table-cell table:formula="of:=8*[.W147]" office:value-type="float" office:value="881.90953769886">
            <text:p>881.91</text:p>
          </table:table-cell>
          <table:table-cell table:formula="of:=MOD([.E147]*1440+[.V147]+4*[.$B$3]-60*[.$B$4];1440)" office:value-type="float" office:value="722.941904275089">
            <text:p>722.94</text:p>
          </table:table-cell>
          <table:table-cell table:formula="of:=IF([.AB147]/4&lt;0;[.AB147]/4+180;[.AB147]/4-180)" office:value-type="float" office:value="0.73547606877213">
            <text:p>0.74</text:p>
          </table:table-cell>
          <table:table-cell table:formula="of:=DEGREES(ACOS(SIN(RADIANS([.$B$2]))*SIN(RADIANS([.T147]))+COS(RADIANS([.$B$2]))*COS(RADIANS([.T147]))*COS(RADIANS([.AC147]))))" office:value-type="float" office:value="18.8039341749825">
            <text:p>18.8</text:p>
          </table:table-cell>
          <table:table-cell table:formula="of:=90-[.AD147]" office:value-type="float" office:value="71.1960658250175">
            <text:p>71.2</text:p>
          </table:table-cell>
          <table:table-cell table:formula="of:=IF([.AE147]&gt;85;0;IF([.AE147]&gt;5;58.1/TAN(RADIANS([.AE147]))-0.07/POWER(TAN(RADIANS([.AE147]));3)+0.000086/POWER(TAN(RADIANS([.AE147]));5);IF([.AE147]&gt;-0.575;1735+[.AE147]*(-518.2+[.AE147]*(103.4+[.AE147]*(-12.79+[.AE147]*0.711)));-20.772/TAN(RADIANS([.AE147])))))/3600" office:value-type="float" office:value="0.00549459501107867">
            <text:p>0.01</text:p>
          </table:table-cell>
          <table:table-cell table:formula="of:=[.AE147]+[.AF147]" office:value-type="float" office:value="71.2015604200286">
            <text:p>71.2</text:p>
          </table:table-cell>
          <table:table-cell table:formula="of:=IF([.AC147]&gt;0;MOD(DEGREES(ACOS(((SIN(RADIANS([.$B$2]))*COS(RADIANS([.AD147])))-SIN(RADIANS([.T147])))/(COS(RADIANS([.$B$2]))*SIN(RADIANS([.AD147])))))+180;360);MOD(540-DEGREES(ACOS(((SIN(RADIANS([.$B$2]))*COS(RADIANS([.AD147])))-SIN(RADIANS([.T147])))/(COS(RADIANS([.$B$2]))*SIN(RADIANS([.AD147])))));360))" office:value-type="float" office:value="182.127660594458">
            <text:p>182.1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7]+1" office:value-type="date" office:date-value="2010-05-27">
            <text:p>5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8]+2415018.5+[.E148]-[.$B$4]/24" office:value-type="float" office:value="2455344.29166667">
            <text:p>2455344.29</text:p>
          </table:table-cell>
          <table:table-cell table:style-name="ce9" table:formula="of:=([.F148]-2451545)/36525" office:value-type="float" office:value="0.104018936801273">
            <text:p>0.10401894</text:p>
          </table:table-cell>
          <table:table-cell/>
          <table:table-cell table:formula="of:=MOD(280.46646+[.G148]*(36000.76983+[.G148]*0.0003032);360)" office:value-type="float" office:value="65.2282650245661">
            <text:p>65.23</text:p>
          </table:table-cell>
          <table:table-cell table:formula="of:=357.52911+[.G148]*(35999.05029-0.0001537*[.G148])" office:value-type="float" office:value="4102.11204535835">
            <text:p>4102.11</text:p>
          </table:table-cell>
          <table:table-cell table:formula="of:=0.016708634-[.G148]*(0.000042037+0.0000001267*[.G148])" office:value-type="float" office:value="0.0167042599850674">
            <text:p>0.02</text:p>
          </table:table-cell>
          <table:table-cell table:formula="of:=SIN(RADIANS([.J148]))*(1.914602-[.G148]*(0.004817+0.000014*[.G148]))+SIN(RADIANS(2*[.J148]))*(0.019993-0.000101*[.G148])+SIN(RADIANS(3*[.J148]))*0.000289" office:value-type="float" office:value="1.1563810565658">
            <text:p>1.16</text:p>
          </table:table-cell>
          <table:table-cell table:formula="of:=[.I148]+[.L148]" office:value-type="float" office:value="66.3846460811319">
            <text:p>66.38</text:p>
          </table:table-cell>
          <table:table-cell table:formula="of:=[.J148]+[.L148]" office:value-type="float" office:value="4103.26842641492">
            <text:p>4103.27</text:p>
          </table:table-cell>
          <table:table-cell table:formula="of:=(1.000001018*(1-[.K148]*[.K148]))/(1+[.K148]*COS(RADIANS([.N148])))" office:value-type="float" office:value="1.01328743743301">
            <text:p>1.01</text:p>
          </table:table-cell>
          <table:table-cell table:formula="of:=[.M148]-0.00569-0.00478*SIN(RADIANS(125.04-1934.136*[.G148]))" office:value-type="float" office:value="66.3835970417131">
            <text:p>66.38</text:p>
          </table:table-cell>
          <table:table-cell table:formula="of:=23+(26+((21.448-[.G148]*(46.815+[.G148]*(0.00059-[.G148]*0.001813))))/60)/60" office:value-type="float" office:value="23.437938430314">
            <text:p>23.44</text:p>
          </table:table-cell>
          <table:table-cell table:formula="of:=[.Q148]+0.00256*COS(RADIANS(125.04-1934.136*[.G148]))" office:value-type="float" office:value="23.4385513853731">
            <text:p>23.44</text:p>
          </table:table-cell>
          <table:table-cell table:formula="of:=DEGREES(ATAN2(COS(RADIANS([.P148]));COS(RADIANS([.R148]))*SIN(RADIANS([.P148]))))" office:value-type="float" office:value="64.5197788891907">
            <text:p>64.52</text:p>
          </table:table-cell>
          <table:table-cell table:formula="of:=DEGREES(ASIN(SIN(RADIANS([.R148]))*SIN(RADIANS([.P148]))))" office:value-type="float" office:value="21.3738433643713">
            <text:p>21.37</text:p>
          </table:table-cell>
          <table:table-cell table:formula="of:=TAN(RADIANS([.R148]/2))*TAN(RADIANS([.R148]/2))" office:value-type="float" office:value="0.0430317357795215">
            <text:p>0.04</text:p>
          </table:table-cell>
          <table:table-cell table:formula="of:=4*DEGREES([.U148]*SIN(2*RADIANS([.I148]))-2*[.K148]*SIN(RADIANS([.J148]))+4*[.K148]*[.U148]*SIN(RADIANS([.J148]))*COS(2*RADIANS([.I148]))-0.5*[.U148]*[.U148]*SIN(4*RADIANS([.I148]))-1.25*[.K148]*[.K148]*SIN(2*RADIANS([.J148])))" office:value-type="float" office:value="2.82641574990414">
            <text:p>2.83</text:p>
          </table:table-cell>
          <table:table-cell table:formula="of:=DEGREES(ACOS(COS(RADIANS(90.833))/(COS(RADIANS([.$B$2]))*COS(RADIANS([.T148])))-TAN(RADIANS([.$B$2]))*TAN(RADIANS([.T148]))))" office:value-type="float" office:value="110.412561178724">
            <text:p>110.41</text:p>
          </table:table-cell>
          <table:table-cell table:style-name="ce7" table:formula="of:=(720-4*[.$B$3]-[.V148]+[.$B$4]*60)/1440" office:value-type="float" office:value="0.498037211284789">
            <text:p>11:57:10</text:p>
          </table:table-cell>
          <table:table-cell table:style-name="ce7" table:formula="of:=([.X148]*1440-[.W148]*4)/1440" office:value-type="float" office:value="0.191335652455001">
            <text:p>4:35:31</text:p>
          </table:table-cell>
          <table:table-cell table:style-name="ce7" table:formula="of:=([.X148]*1440+[.W148]*4)/1440" office:value-type="float" office:value="0.804738770114577">
            <text:p>19:18:49</text:p>
          </table:table-cell>
          <table:table-cell table:formula="of:=8*[.W148]" office:value-type="float" office:value="883.300489429789">
            <text:p>883.3</text:p>
          </table:table-cell>
          <table:table-cell table:formula="of:=MOD([.E148]*1440+[.V148]+4*[.$B$3]-60*[.$B$4];1440)" office:value-type="float" office:value="722.826415749904">
            <text:p>722.83</text:p>
          </table:table-cell>
          <table:table-cell table:formula="of:=IF([.AB148]/4&lt;0;[.AB148]/4+180;[.AB148]/4-180)" office:value-type="float" office:value="0.706603937476046">
            <text:p>0.71</text:p>
          </table:table-cell>
          <table:table-cell table:formula="of:=DEGREES(ACOS(SIN(RADIANS([.$B$2]))*SIN(RADIANS([.T148]))+COS(RADIANS([.$B$2]))*COS(RADIANS([.T148]))*COS(RADIANS([.AC148]))))" office:value-type="float" office:value="18.635885630059">
            <text:p>18.64</text:p>
          </table:table-cell>
          <table:table-cell table:formula="of:=90-[.AD148]" office:value-type="float" office:value="71.364114369941">
            <text:p>71.36</text:p>
          </table:table-cell>
          <table:table-cell table:formula="of:=IF([.AE148]&gt;85;0;IF([.AE148]&gt;5;58.1/TAN(RADIANS([.AE148]))-0.07/POWER(TAN(RADIANS([.AE148]));3)+0.000086/POWER(TAN(RADIANS([.AE148]));5);IF([.AE148]&gt;-0.575;1735+[.AE148]*(-518.2+[.AE148]*(103.4+[.AE148]*(-12.79+[.AE148]*0.711)));-20.772/TAN(RADIANS([.AE148])))))/3600" office:value-type="float" office:value="0.0054418458764664">
            <text:p>0.01</text:p>
          </table:table-cell>
          <table:table-cell table:formula="of:=[.AE148]+[.AF148]" office:value-type="float" office:value="71.3695562158175">
            <text:p>71.37</text:p>
          </table:table-cell>
          <table:table-cell table:formula="of:=IF([.AC148]&gt;0;MOD(DEGREES(ACOS(((SIN(RADIANS([.$B$2]))*COS(RADIANS([.AD148])))-SIN(RADIANS([.T148])))/(COS(RADIANS([.$B$2]))*SIN(RADIANS([.AD148])))))+180;360);MOD(540-DEGREES(ACOS(((SIN(RADIANS([.$B$2]))*COS(RADIANS([.AD148])))-SIN(RADIANS([.T148])))/(COS(RADIANS([.$B$2]))*SIN(RADIANS([.AD148])))));360))" office:value-type="float" office:value="182.059535273279">
            <text:p>182.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8]+1" office:value-type="date" office:date-value="2010-05-28">
            <text:p>5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9]+2415018.5+[.E149]-[.$B$4]/24" office:value-type="float" office:value="2455345.29166667">
            <text:p>2455345.29</text:p>
          </table:table-cell>
          <table:table-cell table:style-name="ce9" table:formula="of:=([.F149]-2451545)/36525" office:value-type="float" office:value="0.104046315309145">
            <text:p>0.10404632</text:p>
          </table:table-cell>
          <table:table-cell/>
          <table:table-cell table:formula="of:=MOD(280.46646+[.G149]*(36000.76983+[.G149]*0.0003032);360)" office:value-type="float" office:value="66.2139123864577">
            <text:p>66.21</text:p>
          </table:table-cell>
          <table:table-cell table:formula="of:=357.52911+[.G149]*(35999.05029-0.0001537*[.G149])" office:value-type="float" office:value="4103.0976456392">
            <text:p>4103.1</text:p>
          </table:table-cell>
          <table:table-cell table:formula="of:=0.016708634-[.G149]*(0.000042037+0.0000001267*[.G149])" office:value-type="float" office:value="0.0167042588334353">
            <text:p>0.02</text:p>
          </table:table-cell>
          <table:table-cell table:formula="of:=SIN(RADIANS([.J149]))*(1.914602-[.G149]*(0.004817+0.000014*[.G149]))+SIN(RADIANS(2*[.J149]))*(0.019993-0.000101*[.G149])+SIN(RADIANS(3*[.J149]))*0.000289" office:value-type="float" office:value="1.13040845697501">
            <text:p>1.13</text:p>
          </table:table-cell>
          <table:table-cell table:formula="of:=[.I149]+[.L149]" office:value-type="float" office:value="67.3443208434327">
            <text:p>67.34</text:p>
          </table:table-cell>
          <table:table-cell table:formula="of:=[.J149]+[.L149]" office:value-type="float" office:value="4104.22805409617">
            <text:p>4104.23</text:p>
          </table:table-cell>
          <table:table-cell table:formula="of:=(1.000001018*(1-[.K149]*[.K149]))/(1+[.K149]*COS(RADIANS([.N149])))" office:value-type="float" office:value="1.01345737602111">
            <text:p>1.01</text:p>
          </table:table-cell>
          <table:table-cell table:formula="of:=[.M149]-0.00569-0.00478*SIN(RADIANS(125.04-1934.136*[.G149]))" office:value-type="float" office:value="67.3432728598003">
            <text:p>67.34</text:p>
          </table:table-cell>
          <table:table-cell table:formula="of:=23+(26+((21.448-[.G149]*(46.815+[.G149]*(0.00059-[.G149]*0.001813))))/60)/60" office:value-type="float" office:value="23.4379380742788">
            <text:p>23.44</text:p>
          </table:table-cell>
          <table:table-cell table:formula="of:=[.Q149]+0.00256*COS(RADIANS(125.04-1934.136*[.G149]))" office:value-type="float" office:value="23.4385487319014">
            <text:p>23.44</text:p>
          </table:table-cell>
          <table:table-cell table:formula="of:=DEGREES(ATAN2(COS(RADIANS([.P149]));COS(RADIANS([.R149]))*SIN(RADIANS([.P149]))))" office:value-type="float" office:value="65.5362628909264">
            <text:p>65.54</text:p>
          </table:table-cell>
          <table:table-cell table:formula="of:=DEGREES(ASIN(SIN(RADIANS([.R149]))*SIN(RADIANS([.P149]))))" office:value-type="float" office:value="21.5349950269919">
            <text:p>21.53</text:p>
          </table:table-cell>
          <table:table-cell table:formula="of:=TAN(RADIANS([.R149]/2))*TAN(RADIANS([.R149]/2))" office:value-type="float" office:value="0.0430317257591515">
            <text:p>0.04</text:p>
          </table:table-cell>
          <table:table-cell table:formula="of:=4*DEGREES([.U149]*SIN(2*RADIANS([.I149]))-2*[.K149]*SIN(RADIANS([.J149]))+4*[.K149]*[.U149]*SIN(RADIANS([.J149]))*COS(2*RADIANS([.I149]))-0.5*[.U149]*[.U149]*SIN(4*RADIANS([.I149]))-1.25*[.K149]*[.K149]*SIN(2*RADIANS([.J149])))" office:value-type="float" office:value="2.70320992726355">
            <text:p>2.7</text:p>
          </table:table-cell>
          <table:table-cell table:formula="of:=DEGREES(ACOS(COS(RADIANS(90.833))/(COS(RADIANS([.$B$2]))*COS(RADIANS([.T149])))-TAN(RADIANS([.$B$2]))*TAN(RADIANS([.T149]))))" office:value-type="float" office:value="110.580596981896">
            <text:p>110.58</text:p>
          </table:table-cell>
          <table:table-cell table:style-name="ce7" table:formula="of:=(720-4*[.$B$3]-[.V149]+[.$B$4]*60)/1440" office:value-type="float" office:value="0.498122770883845">
            <text:p>11:57:18</text:p>
          </table:table-cell>
          <table:table-cell table:style-name="ce7" table:formula="of:=([.X149]*1440-[.W149]*4)/1440" office:value-type="float" office:value="0.190954445934134">
            <text:p>4:34:58</text:p>
          </table:table-cell>
          <table:table-cell table:style-name="ce7" table:formula="of:=([.X149]*1440+[.W149]*4)/1440" office:value-type="float" office:value="0.805291095833555">
            <text:p>19:19:37</text:p>
          </table:table-cell>
          <table:table-cell table:formula="of:=8*[.W149]" office:value-type="float" office:value="884.644775855167">
            <text:p>884.64</text:p>
          </table:table-cell>
          <table:table-cell table:formula="of:=MOD([.E149]*1440+[.V149]+4*[.$B$3]-60*[.$B$4];1440)" office:value-type="float" office:value="722.703209927264">
            <text:p>722.7</text:p>
          </table:table-cell>
          <table:table-cell table:formula="of:=IF([.AB149]/4&lt;0;[.AB149]/4+180;[.AB149]/4-180)" office:value-type="float" office:value="0.675802481815879">
            <text:p>0.68</text:p>
          </table:table-cell>
          <table:table-cell table:formula="of:=DEGREES(ACOS(SIN(RADIANS([.$B$2]))*SIN(RADIANS([.T149]))+COS(RADIANS([.$B$2]))*COS(RADIANS([.T149]))*COS(RADIANS([.AC149]))))" office:value-type="float" office:value="18.4739694423889">
            <text:p>18.47</text:p>
          </table:table-cell>
          <table:table-cell table:formula="of:=90-[.AD149]" office:value-type="float" office:value="71.5260305576111">
            <text:p>71.53</text:p>
          </table:table-cell>
          <table:table-cell table:formula="of:=IF([.AE149]&gt;85;0;IF([.AE149]&gt;5;58.1/TAN(RADIANS([.AE149]))-0.07/POWER(TAN(RADIANS([.AE149]));3)+0.000086/POWER(TAN(RADIANS([.AE149]));5);IF([.AE149]&gt;-0.575;1735+[.AE149]*(-518.2+[.AE149]*(103.4+[.AE149]*(-12.79+[.AE149]*0.711)));-20.772/TAN(RADIANS([.AE149])))))/3600" office:value-type="float" office:value="0.00539111986829596">
            <text:p>0.01</text:p>
          </table:table-cell>
          <table:table-cell table:formula="of:=[.AE149]+[.AF149]" office:value-type="float" office:value="71.5314216774794">
            <text:p>71.53</text:p>
          </table:table-cell>
          <table:table-cell table:formula="of:=IF([.AC149]&gt;0;MOD(DEGREES(ACOS(((SIN(RADIANS([.$B$2]))*COS(RADIANS([.AD149])))-SIN(RADIANS([.T149])))/(COS(RADIANS([.$B$2]))*SIN(RADIANS([.AD149])))))+180;360);MOD(540-DEGREES(ACOS(((SIN(RADIANS([.$B$2]))*COS(RADIANS([.AD149])))-SIN(RADIANS([.T149])))/(COS(RADIANS([.$B$2]))*SIN(RADIANS([.AD149])))));360))" office:value-type="float" office:value="181.98419127597">
            <text:p>181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9]+1" office:value-type="date" office:date-value="2010-05-29">
            <text:p>5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0]+2415018.5+[.E150]-[.$B$4]/24" office:value-type="float" office:value="2455346.29166667">
            <text:p>2455346.29</text:p>
          </table:table-cell>
          <table:table-cell table:style-name="ce9" table:formula="of:=([.F150]-2451545)/36525" office:value-type="float" office:value="0.104073693817016">
            <text:p>0.10407369</text:p>
          </table:table-cell>
          <table:table-cell/>
          <table:table-cell table:formula="of:=MOD(280.46646+[.G150]*(36000.76983+[.G150]*0.0003032);360)" office:value-type="float" office:value="67.1995597483497">
            <text:p>67.2</text:p>
          </table:table-cell>
          <table:table-cell table:formula="of:=357.52911+[.G150]*(35999.05029-0.0001537*[.G150])" office:value-type="float" office:value="4104.08324592005">
            <text:p>4104.08</text:p>
          </table:table-cell>
          <table:table-cell table:formula="of:=0.016708634-[.G150]*(0.000042037+0.0000001267*[.G150])" office:value-type="float" office:value="0.016704257681803">
            <text:p>0.02</text:p>
          </table:table-cell>
          <table:table-cell table:formula="of:=SIN(RADIANS([.J150]))*(1.914602-[.G150]*(0.004817+0.000014*[.G150]))+SIN(RADIANS(2*[.J150]))*(0.019993-0.000101*[.G150])+SIN(RADIANS(3*[.J150]))*0.000289" office:value-type="float" office:value="1.10411776565822">
            <text:p>1.1</text:p>
          </table:table-cell>
          <table:table-cell table:formula="of:=[.I150]+[.L150]" office:value-type="float" office:value="68.3036775140079">
            <text:p>68.3</text:p>
          </table:table-cell>
          <table:table-cell table:formula="of:=[.J150]+[.L150]" office:value-type="float" office:value="4105.18736368571">
            <text:p>4105.19</text:p>
          </table:table-cell>
          <table:table-cell table:formula="of:=(1.000001018*(1-[.K150]*[.K150]))/(1+[.K150]*COS(RADIANS([.N150])))" office:value-type="float" office:value="1.01362341002393">
            <text:p>1.01</text:p>
          </table:table-cell>
          <table:table-cell table:formula="of:=[.M150]-0.00569-0.00478*SIN(RADIANS(125.04-1934.136*[.G150]))" office:value-type="float" office:value="68.3026305821968">
            <text:p>68.3</text:p>
          </table:table-cell>
          <table:table-cell table:formula="of:=23+(26+((21.448-[.G150]*(46.815+[.G150]*(0.00059-[.G150]*0.001813))))/60)/60" office:value-type="float" office:value="23.4379377182437">
            <text:p>23.44</text:p>
          </table:table-cell>
          <table:table-cell table:formula="of:=[.Q150]+0.00256*COS(RADIANS(125.04-1934.136*[.G150]))" office:value-type="float" office:value="23.4385460779081">
            <text:p>23.44</text:p>
          </table:table-cell>
          <table:table-cell table:formula="of:=DEGREES(ATAN2(COS(RADIANS([.P150]));COS(RADIANS([.R150]))*SIN(RADIANS([.P150]))))" office:value-type="float" office:value="66.554624386725">
            <text:p>66.55</text:p>
          </table:table-cell>
          <table:table-cell table:formula="of:=DEGREES(ASIN(SIN(RADIANS([.R150]))*SIN(RADIANS([.P150]))))" office:value-type="float" office:value="21.6899254866203">
            <text:p>21.69</text:p>
          </table:table-cell>
          <table:table-cell table:formula="of:=TAN(RADIANS([.R150]/2))*TAN(RADIANS([.R150]/2))" office:value-type="float" office:value="0.043031715736813">
            <text:p>0.04</text:p>
          </table:table-cell>
          <table:table-cell table:formula="of:=4*DEGREES([.U150]*SIN(2*RADIANS([.I150]))-2*[.K150]*SIN(RADIANS([.J150]))+4*[.K150]*[.U150]*SIN(RADIANS([.J150]))*COS(2*RADIANS([.I150]))-0.5*[.U150]*[.U150]*SIN(4*RADIANS([.I150]))-1.25*[.K150]*[.K150]*SIN(2*RADIANS([.J150])))" office:value-type="float" office:value="2.5725124016366">
            <text:p>2.57</text:p>
          </table:table-cell>
          <table:table-cell table:formula="of:=DEGREES(ACOS(COS(RADIANS(90.833))/(COS(RADIANS([.$B$2]))*COS(RADIANS([.T150])))-TAN(RADIANS([.$B$2]))*TAN(RADIANS([.T150]))))" office:value-type="float" office:value="110.742682391203">
            <text:p>110.74</text:p>
          </table:table-cell>
          <table:table-cell table:style-name="ce7" table:formula="of:=(720-4*[.$B$3]-[.V150]+[.$B$4]*60)/1440" office:value-type="float" office:value="0.498213533054419">
            <text:p>11:57:26</text:p>
          </table:table-cell>
          <table:table-cell table:style-name="ce7" table:formula="of:=([.X150]*1440-[.W150]*4)/1440" office:value-type="float" office:value="0.190594970856632">
            <text:p>4:34:27</text:p>
          </table:table-cell>
          <table:table-cell table:style-name="ce7" table:formula="of:=([.X150]*1440+[.W150]*4)/1440" office:value-type="float" office:value="0.805832095252206">
            <text:p>19:20:24</text:p>
          </table:table-cell>
          <table:table-cell table:formula="of:=8*[.W150]" office:value-type="float" office:value="885.941459129626">
            <text:p>885.94</text:p>
          </table:table-cell>
          <table:table-cell table:formula="of:=MOD([.E150]*1440+[.V150]+4*[.$B$3]-60*[.$B$4];1440)" office:value-type="float" office:value="722.572512401637">
            <text:p>722.57</text:p>
          </table:table-cell>
          <table:table-cell table:formula="of:=IF([.AB150]/4&lt;0;[.AB150]/4+180;[.AB150]/4-180)" office:value-type="float" office:value="0.643128100409143">
            <text:p>0.64</text:p>
          </table:table-cell>
          <table:table-cell table:formula="of:=DEGREES(ACOS(SIN(RADIANS([.$B$2]))*SIN(RADIANS([.T150]))+COS(RADIANS([.$B$2]))*COS(RADIANS([.T150]))*COS(RADIANS([.AC150]))))" office:value-type="float" office:value="18.3182508005675">
            <text:p>18.32</text:p>
          </table:table-cell>
          <table:table-cell table:formula="of:=90-[.AD150]" office:value-type="float" office:value="71.6817491994325">
            <text:p>71.68</text:p>
          </table:table-cell>
          <table:table-cell table:formula="of:=IF([.AE150]&gt;85;0;IF([.AE150]&gt;5;58.1/TAN(RADIANS([.AE150]))-0.07/POWER(TAN(RADIANS([.AE150]));3)+0.000086/POWER(TAN(RADIANS([.AE150]));5);IF([.AE150]&gt;-0.575;1735+[.AE150]*(-518.2+[.AE150]*(103.4+[.AE150]*(-12.79+[.AE150]*0.711)));-20.772/TAN(RADIANS([.AE150])))))/3600" office:value-type="float" office:value="0.0053424253821177">
            <text:p>0.01</text:p>
          </table:table-cell>
          <table:table-cell table:formula="of:=[.AE150]+[.AF150]" office:value-type="float" office:value="71.6870916248146">
            <text:p>71.69</text:p>
          </table:table-cell>
          <table:table-cell table:formula="of:=IF([.AC150]&gt;0;MOD(DEGREES(ACOS(((SIN(RADIANS([.$B$2]))*COS(RADIANS([.AD150])))-SIN(RADIANS([.T150])))/(COS(RADIANS([.$B$2]))*SIN(RADIANS([.AD150])))))+180;360);MOD(540-DEGREES(ACOS(((SIN(RADIANS([.$B$2]))*COS(RADIANS([.AD150])))-SIN(RADIANS([.T150])))/(COS(RADIANS([.$B$2]))*SIN(RADIANS([.AD150])))));360))" office:value-type="float" office:value="181.901686331033">
            <text:p>181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0]+1" office:value-type="date" office:date-value="2010-05-30">
            <text:p>5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1]+2415018.5+[.E151]-[.$B$4]/24" office:value-type="float" office:value="2455347.29166667">
            <text:p>2455347.29</text:p>
          </table:table-cell>
          <table:table-cell table:style-name="ce9" table:formula="of:=([.F151]-2451545)/36525" office:value-type="float" office:value="0.104101072324887">
            <text:p>0.10410107</text:p>
          </table:table-cell>
          <table:table-cell/>
          <table:table-cell table:formula="of:=MOD(280.46646+[.G151]*(36000.76983+[.G151]*0.0003032);360)" office:value-type="float" office:value="68.1852071102421">
            <text:p>68.19</text:p>
          </table:table-cell>
          <table:table-cell table:formula="of:=357.52911+[.G151]*(35999.05029-0.0001537*[.G151])" office:value-type="float" office:value="4105.0688462009">
            <text:p>4105.07</text:p>
          </table:table-cell>
          <table:table-cell table:formula="of:=0.016708634-[.G151]*(0.000042037+0.0000001267*[.G151])" office:value-type="float" office:value="0.0167042565301706">
            <text:p>0.02</text:p>
          </table:table-cell>
          <table:table-cell table:formula="of:=SIN(RADIANS([.J151]))*(1.914602-[.G151]*(0.004817+0.000014*[.G151]))+SIN(RADIANS(2*[.J151]))*(0.019993-0.000101*[.G151])+SIN(RADIANS(3*[.J151]))*0.000289" office:value-type="float" office:value="1.07751657021613">
            <text:p>1.08</text:p>
          </table:table-cell>
          <table:table-cell table:formula="of:=[.I151]+[.L151]" office:value-type="float" office:value="69.2627236804583">
            <text:p>69.26</text:p>
          </table:table-cell>
          <table:table-cell table:formula="of:=[.J151]+[.L151]" office:value-type="float" office:value="4106.14636277111">
            <text:p>4106.15</text:p>
          </table:table-cell>
          <table:table-cell table:formula="of:=(1.000001018*(1-[.K151]*[.K151]))/(1+[.K151]*COS(RADIANS([.N151])))" office:value-type="float" office:value="1.01378549418474">
            <text:p>1.01</text:p>
          </table:table-cell>
          <table:table-cell table:formula="of:=[.M151]-0.00569-0.00478*SIN(RADIANS(125.04-1934.136*[.G151]))" office:value-type="float" office:value="69.2616777965026">
            <text:p>69.26</text:p>
          </table:table-cell>
          <table:table-cell table:formula="of:=23+(26+((21.448-[.G151]*(46.815+[.G151]*(0.00059-[.G151]*0.001813))))/60)/60" office:value-type="float" office:value="23.4379373622085">
            <text:p>23.44</text:p>
          </table:table-cell>
          <table:table-cell table:formula="of:=[.Q151]+0.00256*COS(RADIANS(125.04-1934.136*[.G151]))" office:value-type="float" office:value="23.4385434233951">
            <text:p>23.44</text:p>
          </table:table-cell>
          <table:table-cell table:formula="of:=DEGREES(ATAN2(COS(RADIANS([.P151]));COS(RADIANS([.R151]))*SIN(RADIANS([.P151]))))" office:value-type="float" office:value="67.5748039045963">
            <text:p>67.57</text:p>
          </table:table-cell>
          <table:table-cell table:formula="of:=DEGREES(ASIN(SIN(RADIANS([.R151]))*SIN(RADIANS([.P151]))))" office:value-type="float" office:value="21.8385798440468">
            <text:p>21.84</text:p>
          </table:table-cell>
          <table:table-cell table:formula="of:=TAN(RADIANS([.R151]/2))*TAN(RADIANS([.R151]/2))" office:value-type="float" office:value="0.0430317057125134">
            <text:p>0.04</text:p>
          </table:table-cell>
          <table:table-cell table:formula="of:=4*DEGREES([.U151]*SIN(2*RADIANS([.I151]))-2*[.K151]*SIN(RADIANS([.J151]))+4*[.K151]*[.U151]*SIN(RADIANS([.J151]))*COS(2*RADIANS([.I151]))-0.5*[.U151]*[.U151]*SIN(4*RADIANS([.I151]))-1.25*[.K151]*[.K151]*SIN(2*RADIANS([.J151])))" office:value-type="float" office:value="2.4345610852404">
            <text:p>2.43</text:p>
          </table:table-cell>
          <table:table-cell table:formula="of:=DEGREES(ACOS(COS(RADIANS(90.833))/(COS(RADIANS([.$B$2]))*COS(RADIANS([.T151])))-TAN(RADIANS([.$B$2]))*TAN(RADIANS([.T151]))))" office:value-type="float" office:value="110.89870244959">
            <text:p>110.9</text:p>
          </table:table-cell>
          <table:table-cell table:style-name="ce7" table:formula="of:=(720-4*[.$B$3]-[.V151]+[.$B$4]*60)/1440" office:value-type="float" office:value="0.498309332579694">
            <text:p>11:57:34</text:p>
          </table:table-cell>
          <table:table-cell table:style-name="ce7" table:formula="of:=([.X151]*1440-[.W151]*4)/1440" office:value-type="float" office:value="0.190257381330833">
            <text:p>4:33:58</text:p>
          </table:table-cell>
          <table:table-cell table:style-name="ce7" table:formula="of:=([.X151]*1440+[.W151]*4)/1440" office:value-type="float" office:value="0.806361283828556">
            <text:p>19:21:10</text:p>
          </table:table-cell>
          <table:table-cell table:formula="of:=8*[.W151]" office:value-type="float" office:value="887.189619596721">
            <text:p>887.19</text:p>
          </table:table-cell>
          <table:table-cell table:formula="of:=MOD([.E151]*1440+[.V151]+4*[.$B$3]-60*[.$B$4];1440)" office:value-type="float" office:value="722.43456108524">
            <text:p>722.43</text:p>
          </table:table-cell>
          <table:table-cell table:formula="of:=IF([.AB151]/4&lt;0;[.AB151]/4+180;[.AB151]/4-180)" office:value-type="float" office:value="0.608640271310094">
            <text:p>0.61</text:p>
          </table:table-cell>
          <table:table-cell table:formula="of:=DEGREES(ACOS(SIN(RADIANS([.$B$2]))*SIN(RADIANS([.T151]))+COS(RADIANS([.$B$2]))*COS(RADIANS([.T151]))*COS(RADIANS([.AC151]))))" office:value-type="float" office:value="18.16879344992">
            <text:p>18.17</text:p>
          </table:table-cell>
          <table:table-cell table:formula="of:=90-[.AD151]" office:value-type="float" office:value="71.8312065500801">
            <text:p>71.83</text:p>
          </table:table-cell>
          <table:table-cell table:formula="of:=IF([.AE151]&gt;85;0;IF([.AE151]&gt;5;58.1/TAN(RADIANS([.AE151]))-0.07/POWER(TAN(RADIANS([.AE151]));3)+0.000086/POWER(TAN(RADIANS([.AE151]));5);IF([.AE151]&gt;-0.575;1735+[.AE151]*(-518.2+[.AE151]*(103.4+[.AE151]*(-12.79+[.AE151]*0.711)));-20.772/TAN(RADIANS([.AE151])))))/3600" office:value-type="float" office:value="0.00529577087579178">
            <text:p>0.01</text:p>
          </table:table-cell>
          <table:table-cell table:formula="of:=[.AE151]+[.AF151]" office:value-type="float" office:value="71.8365023209558">
            <text:p>71.84</text:p>
          </table:table-cell>
          <table:table-cell table:formula="of:=IF([.AC151]&gt;0;MOD(DEGREES(ACOS(((SIN(RADIANS([.$B$2]))*COS(RADIANS([.AD151])))-SIN(RADIANS([.T151])))/(COS(RADIANS([.$B$2]))*SIN(RADIANS([.AD151])))))+180;360);MOD(540-DEGREES(ACOS(((SIN(RADIANS([.$B$2]))*COS(RADIANS([.AD151])))-SIN(RADIANS([.T151])))/(COS(RADIANS([.$B$2]))*SIN(RADIANS([.AD151])))));360))" office:value-type="float" office:value="181.812102202319">
            <text:p>181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1]+1" office:value-type="date" office:date-value="2010-05-31">
            <text:p>5/3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2]+2415018.5+[.E152]-[.$B$4]/24" office:value-type="float" office:value="2455348.29166667">
            <text:p>2455348.29</text:p>
          </table:table-cell>
          <table:table-cell table:style-name="ce9" table:formula="of:=([.F152]-2451545)/36525" office:value-type="float" office:value="0.104128450832759">
            <text:p>0.10412845</text:p>
          </table:table-cell>
          <table:table-cell/>
          <table:table-cell table:formula="of:=MOD(280.46646+[.G152]*(36000.76983+[.G152]*0.0003032);360)" office:value-type="float" office:value="69.1708544721346">
            <text:p>69.17</text:p>
          </table:table-cell>
          <table:table-cell table:formula="of:=357.52911+[.G152]*(35999.05029-0.0001537*[.G152])" office:value-type="float" office:value="4106.05444648174">
            <text:p>4106.05</text:p>
          </table:table-cell>
          <table:table-cell table:formula="of:=0.016708634-[.G152]*(0.000042037+0.0000001267*[.G152])" office:value-type="float" office:value="0.0167042553785379">
            <text:p>0.02</text:p>
          </table:table-cell>
          <table:table-cell table:formula="of:=SIN(RADIANS([.J152]))*(1.914602-[.G152]*(0.004817+0.000014*[.G152]))+SIN(RADIANS(2*[.J152]))*(0.019993-0.000101*[.G152])+SIN(RADIANS(3*[.J152]))*0.000289" office:value-type="float" office:value="1.05061253191592">
            <text:p>1.05</text:p>
          </table:table-cell>
          <table:table-cell table:formula="of:=[.I152]+[.L152]" office:value-type="float" office:value="70.2214670040505">
            <text:p>70.22</text:p>
          </table:table-cell>
          <table:table-cell table:formula="of:=[.J152]+[.L152]" office:value-type="float" office:value="4107.10505901366">
            <text:p>4107.11</text:p>
          </table:table-cell>
          <table:table-cell table:formula="of:=(1.000001018*(1-[.K152]*[.K152]))/(1+[.K152]*COS(RADIANS([.N152])))" office:value-type="float" office:value="1.01394358436696">
            <text:p>1.01</text:p>
          </table:table-cell>
          <table:table-cell table:formula="of:=[.M152]-0.00569-0.00478*SIN(RADIANS(125.04-1934.136*[.G152]))" office:value-type="float" office:value="70.2204221639833">
            <text:p>70.22</text:p>
          </table:table-cell>
          <table:table-cell table:formula="of:=23+(26+((21.448-[.G152]*(46.815+[.G152]*(0.00059-[.G152]*0.001813))))/60)/60" office:value-type="float" office:value="23.4379370061733">
            <text:p>23.44</text:p>
          </table:table-cell>
          <table:table-cell table:formula="of:=[.Q152]+0.00256*COS(RADIANS(125.04-1934.136*[.G152]))" office:value-type="float" office:value="23.4385407683644">
            <text:p>23.44</text:p>
          </table:table-cell>
          <table:table-cell table:formula="of:=DEGREES(ATAN2(COS(RADIANS([.P152]));COS(RADIANS([.R152]))*SIN(RADIANS([.P152]))))" office:value-type="float" office:value="68.5967389381265">
            <text:p>68.6</text:p>
          </table:table-cell>
          <table:table-cell table:formula="of:=DEGREES(ASIN(SIN(RADIANS([.R152]))*SIN(RADIANS([.P152]))))" office:value-type="float" office:value="21.9809052068578">
            <text:p>21.98</text:p>
          </table:table-cell>
          <table:table-cell table:formula="of:=TAN(RADIANS([.R152]/2))*TAN(RADIANS([.R152]/2))" office:value-type="float" office:value="0.0430316956862601">
            <text:p>0.04</text:p>
          </table:table-cell>
          <table:table-cell table:formula="of:=4*DEGREES([.U152]*SIN(2*RADIANS([.I152]))-2*[.K152]*SIN(RADIANS([.J152]))+4*[.K152]*[.U152]*SIN(RADIANS([.J152]))*COS(2*RADIANS([.I152]))-0.5*[.U152]*[.U152]*SIN(4*RADIANS([.I152]))-1.25*[.K152]*[.K152]*SIN(2*RADIANS([.J152])))" office:value-type="float" office:value="2.28960592179109">
            <text:p>2.29</text:p>
          </table:table-cell>
          <table:table-cell table:formula="of:=DEGREES(ACOS(COS(RADIANS(90.833))/(COS(RADIANS([.$B$2]))*COS(RADIANS([.T152])))-TAN(RADIANS([.$B$2]))*TAN(RADIANS([.T152]))))" office:value-type="float" office:value="111.048544748139">
            <text:p>111.05</text:p>
          </table:table-cell>
          <table:table-cell table:style-name="ce7" table:formula="of:=(720-4*[.$B$3]-[.V152]+[.$B$4]*60)/1440" office:value-type="float" office:value="0.498409995887645">
            <text:p>11:57:43</text:p>
          </table:table-cell>
          <table:table-cell table:style-name="ce7" table:formula="of:=([.X152]*1440-[.W152]*4)/1440" office:value-type="float" office:value="0.189941816031702">
            <text:p>4:33:31</text:p>
          </table:table-cell>
          <table:table-cell table:style-name="ce7" table:formula="of:=([.X152]*1440+[.W152]*4)/1440" office:value-type="float" office:value="0.806878175743588">
            <text:p>19:21:54</text:p>
          </table:table-cell>
          <table:table-cell table:formula="of:=8*[.W152]" office:value-type="float" office:value="888.388357985115">
            <text:p>888.39</text:p>
          </table:table-cell>
          <table:table-cell table:formula="of:=MOD([.E152]*1440+[.V152]+4*[.$B$3]-60*[.$B$4];1440)" office:value-type="float" office:value="722.289605921791">
            <text:p>722.29</text:p>
          </table:table-cell>
          <table:table-cell table:formula="of:=IF([.AB152]/4&lt;0;[.AB152]/4+180;[.AB152]/4-180)" office:value-type="float" office:value="0.57240148044778">
            <text:p>0.57</text:p>
          </table:table-cell>
          <table:table-cell table:formula="of:=DEGREES(ACOS(SIN(RADIANS([.$B$2]))*SIN(RADIANS([.T152]))+COS(RADIANS([.$B$2]))*COS(RADIANS([.T152]))*COS(RADIANS([.AC152]))))" office:value-type="float" office:value="18.0256595627766">
            <text:p>18.03</text:p>
          </table:table-cell>
          <table:table-cell table:formula="of:=90-[.AD152]" office:value-type="float" office:value="71.9743404372234">
            <text:p>71.97</text:p>
          </table:table-cell>
          <table:table-cell table:formula="of:=IF([.AE152]&gt;85;0;IF([.AE152]&gt;5;58.1/TAN(RADIANS([.AE152]))-0.07/POWER(TAN(RADIANS([.AE152]));3)+0.000086/POWER(TAN(RADIANS([.AE152]));5);IF([.AE152]&gt;-0.575;1735+[.AE152]*(-518.2+[.AE152]*(103.4+[.AE152]*(-12.79+[.AE152]*0.711)));-20.772/TAN(RADIANS([.AE152])))))/3600" office:value-type="float" office:value="0.005251164826068">
            <text:p>0.01</text:p>
          </table:table-cell>
          <table:table-cell table:formula="of:=[.AE152]+[.AF152]" office:value-type="float" office:value="71.9795916020494">
            <text:p>71.98</text:p>
          </table:table-cell>
          <table:table-cell table:formula="of:=IF([.AC152]&gt;0;MOD(DEGREES(ACOS(((SIN(RADIANS([.$B$2]))*COS(RADIANS([.AD152])))-SIN(RADIANS([.T152])))/(COS(RADIANS([.$B$2]))*SIN(RADIANS([.AD152])))))+180;360);MOD(540-DEGREES(ACOS(((SIN(RADIANS([.$B$2]))*COS(RADIANS([.AD152])))-SIN(RADIANS([.T152])))/(COS(RADIANS([.$B$2]))*SIN(RADIANS([.AD152])))));360))" office:value-type="float" office:value="181.715545424558">
            <text:p>181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2]+1" office:value-type="date" office:date-value="2010-06-01">
            <text:p>6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3]+2415018.5+[.E153]-[.$B$4]/24" office:value-type="float" office:value="2455349.29166667">
            <text:p>2455349.29</text:p>
          </table:table-cell>
          <table:table-cell table:style-name="ce9" table:formula="of:=([.F153]-2451545)/36525" office:value-type="float" office:value="0.10415582934063">
            <text:p>0.10415583</text:p>
          </table:table-cell>
          <table:table-cell/>
          <table:table-cell table:formula="of:=MOD(280.46646+[.G153]*(36000.76983+[.G153]*0.0003032);360)" office:value-type="float" office:value="70.156501834028">
            <text:p>70.16</text:p>
          </table:table-cell>
          <table:table-cell table:formula="of:=357.52911+[.G153]*(35999.05029-0.0001537*[.G153])" office:value-type="float" office:value="4107.04004676259">
            <text:p>4107.04</text:p>
          </table:table-cell>
          <table:table-cell table:formula="of:=0.016708634-[.G153]*(0.000042037+0.0000001267*[.G153])" office:value-type="float" office:value="0.0167042542269051">
            <text:p>0.02</text:p>
          </table:table-cell>
          <table:table-cell table:formula="of:=SIN(RADIANS([.J153]))*(1.914602-[.G153]*(0.004817+0.000014*[.G153]))+SIN(RADIANS(2*[.J153]))*(0.019993-0.000101*[.G153])+SIN(RADIANS(3*[.J153]))*0.000289" office:value-type="float" office:value="1.0234133836874">
            <text:p>1.02</text:p>
          </table:table-cell>
          <table:table-cell table:formula="of:=[.I153]+[.L153]" office:value-type="float" office:value="71.1799152177153">
            <text:p>71.18</text:p>
          </table:table-cell>
          <table:table-cell table:formula="of:=[.J153]+[.L153]" office:value-type="float" office:value="4108.06346014628">
            <text:p>4108.06</text:p>
          </table:table-cell>
          <table:table-cell table:formula="of:=(1.000001018*(1-[.K153]*[.K153]))/(1+[.K153]*COS(RADIANS([.N153])))" office:value-type="float" office:value="1.01409763756302">
            <text:p>1.01</text:p>
          </table:table-cell>
          <table:table-cell table:formula="of:=[.M153]-0.00569-0.00478*SIN(RADIANS(125.04-1934.136*[.G153]))" office:value-type="float" office:value="71.1788714175688">
            <text:p>71.18</text:p>
          </table:table-cell>
          <table:table-cell table:formula="of:=23+(26+((21.448-[.G153]*(46.815+[.G153]*(0.00059-[.G153]*0.001813))))/60)/60" office:value-type="float" office:value="23.4379366501382">
            <text:p>23.44</text:p>
          </table:table-cell>
          <table:table-cell table:formula="of:=[.Q153]+0.00256*COS(RADIANS(125.04-1934.136*[.G153]))" office:value-type="float" office:value="23.4385381128181">
            <text:p>23.44</text:p>
          </table:table-cell>
          <table:table-cell table:formula="of:=DEGREES(ATAN2(COS(RADIANS([.P153]));COS(RADIANS([.R153]))*SIN(RADIANS([.P153]))))" office:value-type="float" office:value="69.6203640211812">
            <text:p>69.62</text:p>
          </table:table-cell>
          <table:table-cell table:formula="of:=DEGREES(ASIN(SIN(RADIANS([.R153]))*SIN(RADIANS([.P153]))))" office:value-type="float" office:value="22.1168507469927">
            <text:p>22.12</text:p>
          </table:table-cell>
          <table:table-cell table:formula="of:=TAN(RADIANS([.R153]/2))*TAN(RADIANS([.R153]/2))" office:value-type="float" office:value="0.0430316856580605">
            <text:p>0.04</text:p>
          </table:table-cell>
          <table:table-cell table:formula="of:=4*DEGREES([.U153]*SIN(2*RADIANS([.I153]))-2*[.K153]*SIN(RADIANS([.J153]))+4*[.K153]*[.U153]*SIN(RADIANS([.J153]))*COS(2*RADIANS([.I153]))-0.5*[.U153]*[.U153]*SIN(4*RADIANS([.I153]))-1.25*[.K153]*[.K153]*SIN(2*RADIANS([.J153])))" office:value-type="float" office:value="2.1379085722181">
            <text:p>2.14</text:p>
          </table:table-cell>
          <table:table-cell table:formula="of:=DEGREES(ACOS(COS(RADIANS(90.833))/(COS(RADIANS([.$B$2]))*COS(RADIANS([.T153])))-TAN(RADIANS([.$B$2]))*TAN(RADIANS([.T153]))))" office:value-type="float" office:value="111.192099701729">
            <text:p>111.19</text:p>
          </table:table-cell>
          <table:table-cell table:style-name="ce7" table:formula="of:=(720-4*[.$B$3]-[.V153]+[.$B$4]*60)/1440" office:value-type="float" office:value="0.498515341269293">
            <text:p>11:57:52</text:p>
          </table:table-cell>
          <table:table-cell table:style-name="ce7" table:formula="of:=([.X153]*1440-[.W153]*4)/1440" office:value-type="float" office:value="0.189648397653379">
            <text:p>4:33:06</text:p>
          </table:table-cell>
          <table:table-cell table:style-name="ce7" table:formula="of:=([.X153]*1440+[.W153]*4)/1440" office:value-type="float" office:value="0.807382284885207">
            <text:p>19:22:38</text:p>
          </table:table-cell>
          <table:table-cell table:formula="of:=8*[.W153]" office:value-type="float" office:value="889.536797613832">
            <text:p>889.54</text:p>
          </table:table-cell>
          <table:table-cell table:formula="of:=MOD([.E153]*1440+[.V153]+4*[.$B$3]-60*[.$B$4];1440)" office:value-type="float" office:value="722.137908572218">
            <text:p>722.14</text:p>
          </table:table-cell>
          <table:table-cell table:formula="of:=IF([.AB153]/4&lt;0;[.AB153]/4+180;[.AB153]/4-180)" office:value-type="float" office:value="0.534477143054517">
            <text:p>0.53</text:p>
          </table:table-cell>
          <table:table-cell table:formula="of:=DEGREES(ACOS(SIN(RADIANS([.$B$2]))*SIN(RADIANS([.T153]))+COS(RADIANS([.$B$2]))*COS(RADIANS([.T153]))*COS(RADIANS([.AC153]))))" office:value-type="float" office:value="17.8889096026835">
            <text:p>17.89</text:p>
          </table:table-cell>
          <table:table-cell table:formula="of:=90-[.AD153]" office:value-type="float" office:value="72.1110903973165">
            <text:p>72.11</text:p>
          </table:table-cell>
          <table:table-cell table:formula="of:=IF([.AE153]&gt;85;0;IF([.AE153]&gt;5;58.1/TAN(RADIANS([.AE153]))-0.07/POWER(TAN(RADIANS([.AE153]));3)+0.000086/POWER(TAN(RADIANS([.AE153]));5);IF([.AE153]&gt;-0.575;1735+[.AE153]*(-518.2+[.AE153]*(103.4+[.AE153]*(-12.79+[.AE153]*0.711)));-20.772/TAN(RADIANS([.AE153])))))/3600" office:value-type="float" office:value="0.00520861568361495">
            <text:p>0.01</text:p>
          </table:table-cell>
          <table:table-cell table:formula="of:=[.AE153]+[.AF153]" office:value-type="float" office:value="72.1162990130001">
            <text:p>72.12</text:p>
          </table:table-cell>
          <table:table-cell table:formula="of:=IF([.AC153]&gt;0;MOD(DEGREES(ACOS(((SIN(RADIANS([.$B$2]))*COS(RADIANS([.AD153])))-SIN(RADIANS([.T153])))/(COS(RADIANS([.$B$2]))*SIN(RADIANS([.AD153])))))+180;360);MOD(540-DEGREES(ACOS(((SIN(RADIANS([.$B$2]))*COS(RADIANS([.AD153])))-SIN(RADIANS([.T153])))/(COS(RADIANS([.$B$2]))*SIN(RADIANS([.AD153])))));360))" office:value-type="float" office:value="181.612147921858">
            <text:p>181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3]+1" office:value-type="date" office:date-value="2010-06-02">
            <text:p>6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4]+2415018.5+[.E154]-[.$B$4]/24" office:value-type="float" office:value="2455350.29166667">
            <text:p>2455350.29</text:p>
          </table:table-cell>
          <table:table-cell table:style-name="ce9" table:formula="of:=([.F154]-2451545)/36525" office:value-type="float" office:value="0.104183207848501">
            <text:p>0.10418321</text:p>
          </table:table-cell>
          <table:table-cell/>
          <table:table-cell table:formula="of:=MOD(280.46646+[.G154]*(36000.76983+[.G154]*0.0003032);360)" office:value-type="float" office:value="71.1421491959218">
            <text:p>71.14</text:p>
          </table:table-cell>
          <table:table-cell table:formula="of:=357.52911+[.G154]*(35999.05029-0.0001537*[.G154])" office:value-type="float" office:value="4108.02564704344">
            <text:p>4108.03</text:p>
          </table:table-cell>
          <table:table-cell table:formula="of:=0.016708634-[.G154]*(0.000042037+0.0000001267*[.G154])" office:value-type="float" office:value="0.016704253075272">
            <text:p>0.02</text:p>
          </table:table-cell>
          <table:table-cell table:formula="of:=SIN(RADIANS([.J154]))*(1.914602-[.G154]*(0.004817+0.000014*[.G154]))+SIN(RADIANS(2*[.J154]))*(0.019993-0.000101*[.G154])+SIN(RADIANS(3*[.J154]))*0.000289" office:value-type="float" office:value="0.995926928116933">
            <text:p>1</text:p>
          </table:table-cell>
          <table:table-cell table:formula="of:=[.I154]+[.L154]" office:value-type="float" office:value="72.1380761240387">
            <text:p>72.14</text:p>
          </table:table-cell>
          <table:table-cell table:formula="of:=[.J154]+[.L154]" office:value-type="float" office:value="4109.02157397156">
            <text:p>4109.02</text:p>
          </table:table-cell>
          <table:table-cell table:formula="of:=(1.000001018*(1-[.K154]*[.K154]))/(1+[.K154]*COS(RADIANS([.N154])))" office:value-type="float" office:value="1.0142476119029">
            <text:p>1.01</text:p>
          </table:table-cell>
          <table:table-cell table:formula="of:=[.M154]-0.00569-0.00478*SIN(RADIANS(125.04-1934.136*[.G154]))" office:value-type="float" office:value="72.1370333598441">
            <text:p>72.14</text:p>
          </table:table-cell>
          <table:table-cell table:formula="of:=23+(26+((21.448-[.G154]*(46.815+[.G154]*(0.00059-[.G154]*0.001813))))/60)/60" office:value-type="float" office:value="23.437936294103">
            <text:p>23.44</text:p>
          </table:table-cell>
          <table:table-cell table:formula="of:=[.Q154]+0.00256*COS(RADIANS(125.04-1934.136*[.G154]))" office:value-type="float" office:value="23.4385354567579">
            <text:p>23.44</text:p>
          </table:table-cell>
          <table:table-cell table:formula="of:=DEGREES(ATAN2(COS(RADIANS([.P154]));COS(RADIANS([.R154]))*SIN(RADIANS([.P154]))))" office:value-type="float" office:value="70.6456108099767">
            <text:p>70.65</text:p>
          </table:table-cell>
          <table:table-cell table:formula="of:=DEGREES(ASIN(SIN(RADIANS([.R154]))*SIN(RADIANS([.P154]))))" office:value-type="float" office:value="22.2463677570883">
            <text:p>22.25</text:p>
          </table:table-cell>
          <table:table-cell table:formula="of:=TAN(RADIANS([.R154]/2))*TAN(RADIANS([.R154]/2))" office:value-type="float" office:value="0.0430316756279221">
            <text:p>0.04</text:p>
          </table:table-cell>
          <table:table-cell table:formula="of:=4*DEGREES([.U154]*SIN(2*RADIANS([.I154]))-2*[.K154]*SIN(RADIANS([.J154]))+4*[.K154]*[.U154]*SIN(RADIANS([.J154]))*COS(2*RADIANS([.I154]))-0.5*[.U154]*[.U154]*SIN(4*RADIANS([.I154]))-1.25*[.K154]*[.K154]*SIN(2*RADIANS([.J154])))" office:value-type="float" office:value="1.97974207270641">
            <text:p>1.98</text:p>
          </table:table-cell>
          <table:table-cell table:formula="of:=DEGREES(ACOS(COS(RADIANS(90.833))/(COS(RADIANS([.$B$2]))*COS(RADIANS([.T154])))-TAN(RADIANS([.$B$2]))*TAN(RADIANS([.T154]))))" office:value-type="float" office:value="111.329260824602">
            <text:p>111.33</text:p>
          </table:table-cell>
          <table:table-cell table:style-name="ce7" table:formula="of:=(720-4*[.$B$3]-[.V154]+[.$B$4]*60)/1440" office:value-type="float" office:value="0.498625179116176">
            <text:p>11:58:01</text:p>
          </table:table-cell>
          <table:table-cell table:style-name="ce7" table:formula="of:=([.X154]*1440-[.W154]*4)/1440" office:value-type="float" office:value="0.189377232381171">
            <text:p>4:32:42</text:p>
          </table:table-cell>
          <table:table-cell table:style-name="ce7" table:formula="of:=([.X154]*1440+[.W154]*4)/1440" office:value-type="float" office:value="0.807873125851182">
            <text:p>19:23:20</text:p>
          </table:table-cell>
          <table:table-cell table:formula="of:=8*[.W154]" office:value-type="float" office:value="890.634086596816">
            <text:p>890.63</text:p>
          </table:table-cell>
          <table:table-cell table:formula="of:=MOD([.E154]*1440+[.V154]+4*[.$B$3]-60*[.$B$4];1440)" office:value-type="float" office:value="721.979742072706">
            <text:p>721.98</text:p>
          </table:table-cell>
          <table:table-cell table:formula="of:=IF([.AB154]/4&lt;0;[.AB154]/4+180;[.AB154]/4-180)" office:value-type="float" office:value="0.49493551817659">
            <text:p>0.49</text:p>
          </table:table-cell>
          <table:table-cell table:formula="of:=DEGREES(ACOS(SIN(RADIANS([.$B$2]))*SIN(RADIANS([.T154]))+COS(RADIANS([.$B$2]))*COS(RADIANS([.T154]))*COS(RADIANS([.AC154]))))" office:value-type="float" office:value="17.7586021832714">
            <text:p>17.76</text:p>
          </table:table-cell>
          <table:table-cell table:formula="of:=90-[.AD154]" office:value-type="float" office:value="72.2413978167286">
            <text:p>72.24</text:p>
          </table:table-cell>
          <table:table-cell table:formula="of:=IF([.AE154]&gt;85;0;IF([.AE154]&gt;5;58.1/TAN(RADIANS([.AE154]))-0.07/POWER(TAN(RADIANS([.AE154]));3)+0.000086/POWER(TAN(RADIANS([.AE154]));5);IF([.AE154]&gt;-0.575;1735+[.AE154]*(-518.2+[.AE154]*(103.4+[.AE154]*(-12.79+[.AE154]*0.711)));-20.772/TAN(RADIANS([.AE154])))))/3600" office:value-type="float" office:value="0.00516813182671811">
            <text:p>0.01</text:p>
          </table:table-cell>
          <table:table-cell table:formula="of:=[.AE154]+[.AF154]" office:value-type="float" office:value="72.2465659485553">
            <text:p>72.25</text:p>
          </table:table-cell>
          <table:table-cell table:formula="of:=IF([.AC154]&gt;0;MOD(DEGREES(ACOS(((SIN(RADIANS([.$B$2]))*COS(RADIANS([.AD154])))-SIN(RADIANS([.T154])))/(COS(RADIANS([.$B$2]))*SIN(RADIANS([.AD154])))))+180;360);MOD(540-DEGREES(ACOS(((SIN(RADIANS([.$B$2]))*COS(RADIANS([.AD154])))-SIN(RADIANS([.T154])))/(COS(RADIANS([.$B$2]))*SIN(RADIANS([.AD154])))));360))" office:value-type="float" office:value="181.502067494656">
            <text:p>181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4]+1" office:value-type="date" office:date-value="2010-06-03">
            <text:p>6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5]+2415018.5+[.E155]-[.$B$4]/24" office:value-type="float" office:value="2455351.29166667">
            <text:p>2455351.29</text:p>
          </table:table-cell>
          <table:table-cell table:style-name="ce9" table:formula="of:=([.F155]-2451545)/36525" office:value-type="float" office:value="0.104210586356373">
            <text:p>0.10421059</text:p>
          </table:table-cell>
          <table:table-cell/>
          <table:table-cell table:formula="of:=MOD(280.46646+[.G155]*(36000.76983+[.G155]*0.0003032);360)" office:value-type="float" office:value="72.1277965578156">
            <text:p>72.13</text:p>
          </table:table-cell>
          <table:table-cell table:formula="of:=357.52911+[.G155]*(35999.05029-0.0001537*[.G155])" office:value-type="float" office:value="4109.01124732429">
            <text:p>4109.01</text:p>
          </table:table-cell>
          <table:table-cell table:formula="of:=0.016708634-[.G155]*(0.000042037+0.0000001267*[.G155])" office:value-type="float" office:value="0.0167042519236388">
            <text:p>0.02</text:p>
          </table:table-cell>
          <table:table-cell table:formula="of:=SIN(RADIANS([.J155]))*(1.914602-[.G155]*(0.004817+0.000014*[.G155]))+SIN(RADIANS(2*[.J155]))*(0.019993-0.000101*[.G155])+SIN(RADIANS(3*[.J155]))*0.000289" office:value-type="float" office:value="0.968161035438656">
            <text:p>0.97</text:p>
          </table:table-cell>
          <table:table-cell table:formula="of:=[.I155]+[.L155]" office:value-type="float" office:value="73.0959575932543">
            <text:p>73.1</text:p>
          </table:table-cell>
          <table:table-cell table:formula="of:=[.J155]+[.L155]" office:value-type="float" office:value="4109.97940835973">
            <text:p>4109.98</text:p>
          </table:table-cell>
          <table:table-cell table:formula="of:=(1.000001018*(1-[.K155]*[.K155]))/(1+[.K155]*COS(RADIANS([.N155])))" office:value-type="float" office:value="1.01439346666238">
            <text:p>1.01</text:p>
          </table:table-cell>
          <table:table-cell table:formula="of:=[.M155]-0.00569-0.00478*SIN(RADIANS(125.04-1934.136*[.G155]))" office:value-type="float" office:value="73.094915861042">
            <text:p>73.09</text:p>
          </table:table-cell>
          <table:table-cell table:formula="of:=23+(26+((21.448-[.G155]*(46.815+[.G155]*(0.00059-[.G155]*0.001813))))/60)/60" office:value-type="float" office:value="23.4379359380678">
            <text:p>23.44</text:p>
          </table:table-cell>
          <table:table-cell table:formula="of:=[.Q155]+0.00256*COS(RADIANS(125.04-1934.136*[.G155]))" office:value-type="float" office:value="23.438532800186">
            <text:p>23.44</text:p>
          </table:table-cell>
          <table:table-cell table:formula="of:=DEGREES(ATAN2(COS(RADIANS([.P155]));COS(RADIANS([.R155]))*SIN(RADIANS([.P155]))))" office:value-type="float" office:value="71.6724081724801">
            <text:p>71.67</text:p>
          </table:table-cell>
          <table:table-cell table:formula="of:=DEGREES(ASIN(SIN(RADIANS([.R155]))*SIN(RADIANS([.P155]))))" office:value-type="float" office:value="22.3694097054228">
            <text:p>22.37</text:p>
          </table:table-cell>
          <table:table-cell table:formula="of:=TAN(RADIANS([.R155]/2))*TAN(RADIANS([.R155]/2))" office:value-type="float" office:value="0.0430316655958523">
            <text:p>0.04</text:p>
          </table:table-cell>
          <table:table-cell table:formula="of:=4*DEGREES([.U155]*SIN(2*RADIANS([.I155]))-2*[.K155]*SIN(RADIANS([.J155]))+4*[.K155]*[.U155]*SIN(RADIANS([.J155]))*COS(2*RADIANS([.I155]))-0.5*[.U155]*[.U155]*SIN(4*RADIANS([.I155]))-1.25*[.K155]*[.K155]*SIN(2*RADIANS([.J155])))" office:value-type="float" office:value="1.81539046553484">
            <text:p>1.82</text:p>
          </table:table-cell>
          <table:table-cell table:formula="of:=DEGREES(ACOS(COS(RADIANS(90.833))/(COS(RADIANS([.$B$2]))*COS(RADIANS([.T155])))-TAN(RADIANS([.$B$2]))*TAN(RADIANS([.T155]))))" office:value-type="float" office:value="111.459925004588">
            <text:p>111.46</text:p>
          </table:table-cell>
          <table:table-cell table:style-name="ce7" table:formula="of:=(720-4*[.$B$3]-[.V155]+[.$B$4]*60)/1440" office:value-type="float" office:value="0.498739312176712">
            <text:p>11:58:11</text:p>
          </table:table-cell>
          <table:table-cell table:style-name="ce7" table:formula="of:=([.X155]*1440-[.W155]*4)/1440" office:value-type="float" office:value="0.18912840938619">
            <text:p>4:32:21</text:p>
          </table:table-cell>
          <table:table-cell table:style-name="ce7" table:formula="of:=([.X155]*1440+[.W155]*4)/1440" office:value-type="float" office:value="0.808350214967234">
            <text:p>19:24:01</text:p>
          </table:table-cell>
          <table:table-cell table:formula="of:=8*[.W155]" office:value-type="float" office:value="891.679400036704">
            <text:p>891.68</text:p>
          </table:table-cell>
          <table:table-cell table:formula="of:=MOD([.E155]*1440+[.V155]+4*[.$B$3]-60*[.$B$4];1440)" office:value-type="float" office:value="721.815390465535">
            <text:p>721.82</text:p>
          </table:table-cell>
          <table:table-cell table:formula="of:=IF([.AB155]/4&lt;0;[.AB155]/4+180;[.AB155]/4-180)" office:value-type="float" office:value="0.453847616383712">
            <text:p>0.45</text:p>
          </table:table-cell>
          <table:table-cell table:formula="of:=DEGREES(ACOS(SIN(RADIANS([.$B$2]))*SIN(RADIANS([.T155]))+COS(RADIANS([.$B$2]))*COS(RADIANS([.T155]))*COS(RADIANS([.AC155]))))" office:value-type="float" office:value="17.6347939226312">
            <text:p>17.63</text:p>
          </table:table-cell>
          <table:table-cell table:formula="of:=90-[.AD155]" office:value-type="float" office:value="72.3652060773688">
            <text:p>72.37</text:p>
          </table:table-cell>
          <table:table-cell table:formula="of:=IF([.AE155]&gt;85;0;IF([.AE155]&gt;5;58.1/TAN(RADIANS([.AE155]))-0.07/POWER(TAN(RADIANS([.AE155]));3)+0.000086/POWER(TAN(RADIANS([.AE155]));5);IF([.AE155]&gt;-0.575;1735+[.AE155]*(-518.2+[.AE155]*(103.4+[.AE155]*(-12.79+[.AE155]*0.711)));-20.772/TAN(RADIANS([.AE155])))))/3600" office:value-type="float" office:value="0.00512972151389938">
            <text:p>0.01</text:p>
          </table:table-cell>
          <table:table-cell table:formula="of:=[.AE155]+[.AF155]" office:value-type="float" office:value="72.3703357988827">
            <text:p>72.37</text:p>
          </table:table-cell>
          <table:table-cell table:formula="of:=IF([.AC155]&gt;0;MOD(DEGREES(ACOS(((SIN(RADIANS([.$B$2]))*COS(RADIANS([.AD155])))-SIN(RADIANS([.T155])))/(COS(RADIANS([.$B$2]))*SIN(RADIANS([.AD155])))))+180;360);MOD(540-DEGREES(ACOS(((SIN(RADIANS([.$B$2]))*COS(RADIANS([.AD155])))-SIN(RADIANS([.T155])))/(COS(RADIANS([.$B$2]))*SIN(RADIANS([.AD155])))));360))" office:value-type="float" office:value="181.385488160888">
            <text:p>181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5]+1" office:value-type="date" office:date-value="2010-06-04">
            <text:p>6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6]+2415018.5+[.E156]-[.$B$4]/24" office:value-type="float" office:value="2455352.29166667">
            <text:p>2455352.29</text:p>
          </table:table-cell>
          <table:table-cell table:style-name="ce9" table:formula="of:=([.F156]-2451545)/36525" office:value-type="float" office:value="0.104237964864244">
            <text:p>0.10423796</text:p>
          </table:table-cell>
          <table:table-cell/>
          <table:table-cell table:formula="of:=MOD(280.46646+[.G156]*(36000.76983+[.G156]*0.0003032);360)" office:value-type="float" office:value="73.1134439197103">
            <text:p>73.11</text:p>
          </table:table-cell>
          <table:table-cell table:formula="of:=357.52911+[.G156]*(35999.05029-0.0001537*[.G156])" office:value-type="float" office:value="4109.99684760514">
            <text:p>4110</text:p>
          </table:table-cell>
          <table:table-cell table:formula="of:=0.016708634-[.G156]*(0.000042037+0.0000001267*[.G156])" office:value-type="float" office:value="0.0167042507720054">
            <text:p>0.02</text:p>
          </table:table-cell>
          <table:table-cell table:formula="of:=SIN(RADIANS([.J156]))*(1.914602-[.G156]*(0.004817+0.000014*[.G156]))+SIN(RADIANS(2*[.J156]))*(0.019993-0.000101*[.G156])+SIN(RADIANS(3*[.J156]))*0.000289" office:value-type="float" office:value="0.940123641523721">
            <text:p>0.94</text:p>
          </table:table-cell>
          <table:table-cell table:formula="of:=[.I156]+[.L156]" office:value-type="float" office:value="74.0535675612341">
            <text:p>74.05</text:p>
          </table:table-cell>
          <table:table-cell table:formula="of:=[.J156]+[.L156]" office:value-type="float" office:value="4110.93697124666">
            <text:p>4110.94</text:p>
          </table:table-cell>
          <table:table-cell table:formula="of:=(1.000001018*(1-[.K156]*[.K156]))/(1+[.K156]*COS(RADIANS([.N156])))" office:value-type="float" office:value="1.01453516227111">
            <text:p>1.01</text:p>
          </table:table-cell>
          <table:table-cell table:formula="of:=[.M156]-0.00569-0.00478*SIN(RADIANS(125.04-1934.136*[.G156]))" office:value-type="float" office:value="74.0525268570338">
            <text:p>74.05</text:p>
          </table:table-cell>
          <table:table-cell table:formula="of:=23+(26+((21.448-[.G156]*(46.815+[.G156]*(0.00059-[.G156]*0.001813))))/60)/60" office:value-type="float" office:value="23.4379355820327">
            <text:p>23.44</text:p>
          </table:table-cell>
          <table:table-cell table:formula="of:=[.Q156]+0.00256*COS(RADIANS(125.04-1934.136*[.G156]))" office:value-type="float" office:value="23.4385301431042">
            <text:p>23.44</text:p>
          </table:table-cell>
          <table:table-cell table:formula="of:=DEGREES(ATAN2(COS(RADIANS([.P156]));COS(RADIANS([.R156]))*SIN(RADIANS([.P156]))))" office:value-type="float" office:value="72.7006822850519">
            <text:p>72.7</text:p>
          </table:table-cell>
          <table:table-cell table:formula="of:=DEGREES(ASIN(SIN(RADIANS([.R156]))*SIN(RADIANS([.P156]))))" office:value-type="float" office:value="22.4859322892759">
            <text:p>22.49</text:p>
          </table:table-cell>
          <table:table-cell table:formula="of:=TAN(RADIANS([.R156]/2))*TAN(RADIANS([.R156]/2))" office:value-type="float" office:value="0.0430316555618584">
            <text:p>0.04</text:p>
          </table:table-cell>
          <table:table-cell table:formula="of:=4*DEGREES([.U156]*SIN(2*RADIANS([.I156]))-2*[.K156]*SIN(RADIANS([.J156]))+4*[.K156]*[.U156]*SIN(RADIANS([.J156]))*COS(2*RADIANS([.I156]))-0.5*[.U156]*[.U156]*SIN(4*RADIANS([.I156]))-1.25*[.K156]*[.K156]*SIN(2*RADIANS([.J156])))" office:value-type="float" office:value="1.64514840328077">
            <text:p>1.65</text:p>
          </table:table-cell>
          <table:table-cell table:formula="of:=DEGREES(ACOS(COS(RADIANS(90.833))/(COS(RADIANS([.$B$2]))*COS(RADIANS([.T156])))-TAN(RADIANS([.$B$2]))*TAN(RADIANS([.T156]))))" office:value-type="float" office:value="111.583992774667">
            <text:p>111.58</text:p>
          </table:table-cell>
          <table:table-cell table:style-name="ce7" table:formula="of:=(720-4*[.$B$3]-[.V156]+[.$B$4]*60)/1440" office:value-type="float" office:value="0.498857535831055">
            <text:p>11:58:21</text:p>
          </table:table-cell>
          <table:table-cell table:style-name="ce7" table:formula="of:=([.X156]*1440-[.W156]*4)/1440" office:value-type="float" office:value="0.18890200034587">
            <text:p>4:32:01</text:p>
          </table:table-cell>
          <table:table-cell table:style-name="ce7" table:formula="of:=([.X156]*1440+[.W156]*4)/1440" office:value-type="float" office:value="0.80881307131624">
            <text:p>19:24:41</text:p>
          </table:table-cell>
          <table:table-cell table:formula="of:=8*[.W156]" office:value-type="float" office:value="892.671942197333">
            <text:p>892.67</text:p>
          </table:table-cell>
          <table:table-cell table:formula="of:=MOD([.E156]*1440+[.V156]+4*[.$B$3]-60*[.$B$4];1440)" office:value-type="float" office:value="721.645148403281">
            <text:p>721.65</text:p>
          </table:table-cell>
          <table:table-cell table:formula="of:=IF([.AB156]/4&lt;0;[.AB156]/4+180;[.AB156]/4-180)" office:value-type="float" office:value="0.411287100820204">
            <text:p>0.41</text:p>
          </table:table-cell>
          <table:table-cell table:formula="of:=DEGREES(ACOS(SIN(RADIANS([.$B$2]))*SIN(RADIANS([.T156]))+COS(RADIANS([.$B$2]))*COS(RADIANS([.T156]))*COS(RADIANS([.AC156]))))" office:value-type="float" office:value="17.5175392941665">
            <text:p>17.52</text:p>
          </table:table-cell>
          <table:table-cell table:formula="of:=90-[.AD156]" office:value-type="float" office:value="72.4824607058335">
            <text:p>72.48</text:p>
          </table:table-cell>
          <table:table-cell table:formula="of:=IF([.AE156]&gt;85;0;IF([.AE156]&gt;5;58.1/TAN(RADIANS([.AE156]))-0.07/POWER(TAN(RADIANS([.AE156]));3)+0.000086/POWER(TAN(RADIANS([.AE156]));5);IF([.AE156]&gt;-0.575;1735+[.AE156]*(-518.2+[.AE156]*(103.4+[.AE156]*(-12.79+[.AE156]*0.711)));-20.772/TAN(RADIANS([.AE156])))))/3600" office:value-type="float" office:value="0.00509339283574565">
            <text:p>0.01</text:p>
          </table:table-cell>
          <table:table-cell table:formula="of:=[.AE156]+[.AF156]" office:value-type="float" office:value="72.4875540986693">
            <text:p>72.49</text:p>
          </table:table-cell>
          <table:table-cell table:formula="of:=IF([.AC156]&gt;0;MOD(DEGREES(ACOS(((SIN(RADIANS([.$B$2]))*COS(RADIANS([.AD156])))-SIN(RADIANS([.T156])))/(COS(RADIANS([.$B$2]))*SIN(RADIANS([.AD156])))))+180;360);MOD(540-DEGREES(ACOS(((SIN(RADIANS([.$B$2]))*COS(RADIANS([.AD156])))-SIN(RADIANS([.T156])))/(COS(RADIANS([.$B$2]))*SIN(RADIANS([.AD156])))));360))" office:value-type="float" office:value="181.262620338016">
            <text:p>181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6]+1" office:value-type="date" office:date-value="2010-06-05">
            <text:p>6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7]+2415018.5+[.E157]-[.$B$4]/24" office:value-type="float" office:value="2455353.29166667">
            <text:p>2455353.29</text:p>
          </table:table-cell>
          <table:table-cell table:style-name="ce9" table:formula="of:=([.F157]-2451545)/36525" office:value-type="float" office:value="0.104265343372115">
            <text:p>0.10426534</text:p>
          </table:table-cell>
          <table:table-cell/>
          <table:table-cell table:formula="of:=MOD(280.46646+[.G157]*(36000.76983+[.G157]*0.0003032);360)" office:value-type="float" office:value="74.0990912816055">
            <text:p>74.1</text:p>
          </table:table-cell>
          <table:table-cell table:formula="of:=357.52911+[.G157]*(35999.05029-0.0001537*[.G157])" office:value-type="float" office:value="4110.98244788598">
            <text:p>4110.98</text:p>
          </table:table-cell>
          <table:table-cell table:formula="of:=0.016708634-[.G157]*(0.000042037+0.0000001267*[.G157])" office:value-type="float" office:value="0.0167042496203718">
            <text:p>0.02</text:p>
          </table:table-cell>
          <table:table-cell table:formula="of:=SIN(RADIANS([.J157]))*(1.914602-[.G157]*(0.004817+0.000014*[.G157]))+SIN(RADIANS(2*[.J157]))*(0.019993-0.000101*[.G157])+SIN(RADIANS(3*[.J157]))*0.000289" office:value-type="float" office:value="0.911822745867768">
            <text:p>0.91</text:p>
          </table:table-cell>
          <table:table-cell table:formula="of:=[.I157]+[.L157]" office:value-type="float" office:value="75.0109140274733">
            <text:p>75.01</text:p>
          </table:table-cell>
          <table:table-cell table:formula="of:=[.J157]+[.L157]" office:value-type="float" office:value="4111.89427063185">
            <text:p>4111.89</text:p>
          </table:table-cell>
          <table:table-cell table:formula="of:=(1.000001018*(1-[.K157]*[.K157]))/(1+[.K157]*COS(RADIANS([.N157])))" office:value-type="float" office:value="1.01467266032034">
            <text:p>1.01</text:p>
          </table:table-cell>
          <table:table-cell table:formula="of:=[.M157]-0.00569-0.00478*SIN(RADIANS(125.04-1934.136*[.G157]))" office:value-type="float" office:value="75.0098743473137">
            <text:p>75.01</text:p>
          </table:table-cell>
          <table:table-cell table:formula="of:=23+(26+((21.448-[.G157]*(46.815+[.G157]*(0.00059-[.G157]*0.001813))))/60)/60" office:value-type="float" office:value="23.4379352259975">
            <text:p>23.44</text:p>
          </table:table-cell>
          <table:table-cell table:formula="of:=[.Q157]+0.00256*COS(RADIANS(125.04-1934.136*[.G157]))" office:value-type="float" office:value="23.4385274855146">
            <text:p>23.44</text:p>
          </table:table-cell>
          <table:table-cell table:formula="of:=DEGREES(ATAN2(COS(RADIANS([.P157]));COS(RADIANS([.R157]))*SIN(RADIANS([.P157]))))" office:value-type="float" office:value="73.730356736209">
            <text:p>73.73</text:p>
          </table:table-cell>
          <table:table-cell table:formula="of:=DEGREES(ASIN(SIN(RADIANS([.R157]))*SIN(RADIANS([.P157]))))" office:value-type="float" office:value="22.5958934865178">
            <text:p>22.6</text:p>
          </table:table-cell>
          <table:table-cell table:formula="of:=TAN(RADIANS([.R157]/2))*TAN(RADIANS([.R157]/2))" office:value-type="float" office:value="0.043031645525948">
            <text:p>0.04</text:p>
          </table:table-cell>
          <table:table-cell table:formula="of:=4*DEGREES([.U157]*SIN(2*RADIANS([.I157]))-2*[.K157]*SIN(RADIANS([.J157]))+4*[.K157]*[.U157]*SIN(RADIANS([.J157]))*COS(2*RADIANS([.I157]))-0.5*[.U157]*[.U157]*SIN(4*RADIANS([.I157]))-1.25*[.K157]*[.K157]*SIN(2*RADIANS([.J157])))" office:value-type="float" office:value="1.46932072706479">
            <text:p>1.47</text:p>
          </table:table-cell>
          <table:table-cell table:formula="of:=DEGREES(ACOS(COS(RADIANS(90.833))/(COS(RADIANS([.$B$2]))*COS(RADIANS([.T157])))-TAN(RADIANS([.$B$2]))*TAN(RADIANS([.T157]))))" office:value-type="float" office:value="111.701368580531">
            <text:p>111.7</text:p>
          </table:table-cell>
          <table:table-cell table:style-name="ce7" table:formula="of:=(720-4*[.$B$3]-[.V157]+[.$B$4]*60)/1440" office:value-type="float" office:value="0.498979638383983">
            <text:p>11:58:32</text:p>
          </table:table-cell>
          <table:table-cell table:style-name="ce7" table:formula="of:=([.X157]*1440-[.W157]*4)/1440" office:value-type="float" office:value="0.188698058993619">
            <text:p>4:31:44</text:p>
          </table:table-cell>
          <table:table-cell table:style-name="ce7" table:formula="of:=([.X157]*1440+[.W157]*4)/1440" office:value-type="float" office:value="0.809261217774346">
            <text:p>19:25:20</text:p>
          </table:table-cell>
          <table:table-cell table:formula="of:=8*[.W157]" office:value-type="float" office:value="893.610948644247">
            <text:p>893.61</text:p>
          </table:table-cell>
          <table:table-cell table:formula="of:=MOD([.E157]*1440+[.V157]+4*[.$B$3]-60*[.$B$4];1440)" office:value-type="float" office:value="721.469320727065">
            <text:p>721.47</text:p>
          </table:table-cell>
          <table:table-cell table:formula="of:=IF([.AB157]/4&lt;0;[.AB157]/4+180;[.AB157]/4-180)" office:value-type="float" office:value="0.367330181766192">
            <text:p>0.37</text:p>
          </table:table-cell>
          <table:table-cell table:formula="of:=DEGREES(ACOS(SIN(RADIANS([.$B$2]))*SIN(RADIANS([.T157]))+COS(RADIANS([.$B$2]))*COS(RADIANS([.T157]))*COS(RADIANS([.AC157]))))" office:value-type="float" office:value="17.4068904750116">
            <text:p>17.41</text:p>
          </table:table-cell>
          <table:table-cell table:formula="of:=90-[.AD157]" office:value-type="float" office:value="72.5931095249885">
            <text:p>72.59</text:p>
          </table:table-cell>
          <table:table-cell table:formula="of:=IF([.AE157]&gt;85;0;IF([.AE157]&gt;5;58.1/TAN(RADIANS([.AE157]))-0.07/POWER(TAN(RADIANS([.AE157]));3)+0.000086/POWER(TAN(RADIANS([.AE157]));5);IF([.AE157]&gt;-0.575;1735+[.AE157]*(-518.2+[.AE157]*(103.4+[.AE157]*(-12.79+[.AE157]*0.711)));-20.772/TAN(RADIANS([.AE157])))))/3600" office:value-type="float" office:value="0.00505915366626575">
            <text:p>0.01</text:p>
          </table:table-cell>
          <table:table-cell table:formula="of:=[.AE157]+[.AF157]" office:value-type="float" office:value="72.5981686786547">
            <text:p>72.6</text:p>
          </table:table-cell>
          <table:table-cell table:formula="of:=IF([.AC157]&gt;0;MOD(DEGREES(ACOS(((SIN(RADIANS([.$B$2]))*COS(RADIANS([.AD157])))-SIN(RADIANS([.T157])))/(COS(RADIANS([.$B$2]))*SIN(RADIANS([.AD157])))))+180;360);MOD(540-DEGREES(ACOS(((SIN(RADIANS([.$B$2]))*COS(RADIANS([.AD157])))-SIN(RADIANS([.T157])))/(COS(RADIANS([.$B$2]))*SIN(RADIANS([.AD157])))));360))" office:value-type="float" office:value="181.13370085344">
            <text:p>181.1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7]+1" office:value-type="date" office:date-value="2010-06-06">
            <text:p>6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8]+2415018.5+[.E158]-[.$B$4]/24" office:value-type="float" office:value="2455354.29166667">
            <text:p>2455354.29</text:p>
          </table:table-cell>
          <table:table-cell table:style-name="ce9" table:formula="of:=([.F158]-2451545)/36525" office:value-type="float" office:value="0.104292721879987">
            <text:p>0.10429272</text:p>
          </table:table-cell>
          <table:table-cell/>
          <table:table-cell table:formula="of:=MOD(280.46646+[.G158]*(36000.76983+[.G158]*0.0003032);360)" office:value-type="float" office:value="75.0847386435012">
            <text:p>75.08</text:p>
          </table:table-cell>
          <table:table-cell table:formula="of:=357.52911+[.G158]*(35999.05029-0.0001537*[.G158])" office:value-type="float" office:value="4111.96804816683">
            <text:p>4111.97</text:p>
          </table:table-cell>
          <table:table-cell table:formula="of:=0.016708634-[.G158]*(0.000042037+0.0000001267*[.G158])" office:value-type="float" office:value="0.016704248468738">
            <text:p>0.02</text:p>
          </table:table-cell>
          <table:table-cell table:formula="of:=SIN(RADIANS([.J158]))*(1.914602-[.G158]*(0.004817+0.000014*[.G158]))+SIN(RADIANS(2*[.J158]))*(0.019993-0.000101*[.G158])+SIN(RADIANS(3*[.J158]))*0.000289" office:value-type="float" office:value="0.883266409576373">
            <text:p>0.88</text:p>
          </table:table-cell>
          <table:table-cell table:formula="of:=[.I158]+[.L158]" office:value-type="float" office:value="75.9680050530776">
            <text:p>75.97</text:p>
          </table:table-cell>
          <table:table-cell table:formula="of:=[.J158]+[.L158]" office:value-type="float" office:value="4112.85131457641">
            <text:p>4112.85</text:p>
          </table:table-cell>
          <table:table-cell table:formula="of:=(1.000001018*(1-[.K158]*[.K158]))/(1+[.K158]*COS(RADIANS([.N158])))" office:value-type="float" office:value="1.01480592357039">
            <text:p>1.01</text:p>
          </table:table-cell>
          <table:table-cell table:formula="of:=[.M158]-0.00569-0.00478*SIN(RADIANS(125.04-1934.136*[.G158]))" office:value-type="float" office:value="75.9669663929864">
            <text:p>75.97</text:p>
          </table:table-cell>
          <table:table-cell table:formula="of:=23+(26+((21.448-[.G158]*(46.815+[.G158]*(0.00059-[.G158]*0.001813))))/60)/60" office:value-type="float" office:value="23.4379348699623">
            <text:p>23.44</text:p>
          </table:table-cell>
          <table:table-cell table:formula="of:=[.Q158]+0.00256*COS(RADIANS(125.04-1934.136*[.G158]))" office:value-type="float" office:value="23.4385248274191">
            <text:p>23.44</text:p>
          </table:table-cell>
          <table:table-cell table:formula="of:=DEGREES(ATAN2(COS(RADIANS([.P158]));COS(RADIANS([.R158]))*SIN(RADIANS([.P158]))))" office:value-type="float" office:value="74.7613526373654">
            <text:p>74.76</text:p>
          </table:table-cell>
          <table:table-cell table:formula="of:=DEGREES(ASIN(SIN(RADIANS([.R158]))*SIN(RADIANS([.P158]))))" office:value-type="float" office:value="22.699253605249">
            <text:p>22.7</text:p>
          </table:table-cell>
          <table:table-cell table:formula="of:=TAN(RADIANS([.R158]/2))*TAN(RADIANS([.R158]/2))" office:value-type="float" office:value="0.0430316354881284">
            <text:p>0.04</text:p>
          </table:table-cell>
          <table:table-cell table:formula="of:=4*DEGREES([.U158]*SIN(2*RADIANS([.I158]))-2*[.K158]*SIN(RADIANS([.J158]))+4*[.K158]*[.U158]*SIN(RADIANS([.J158]))*COS(2*RADIANS([.I158]))-0.5*[.U158]*[.U158]*SIN(4*RADIANS([.I158]))-1.25*[.K158]*[.K158]*SIN(2*RADIANS([.J158])))" office:value-type="float" office:value="1.28822201960637">
            <text:p>1.29</text:p>
          </table:table-cell>
          <table:table-cell table:formula="of:=DEGREES(ACOS(COS(RADIANS(90.833))/(COS(RADIANS([.$B$2]))*COS(RADIANS([.T158])))-TAN(RADIANS([.$B$2]))*TAN(RADIANS([.T158]))))" office:value-type="float" office:value="111.811961042787">
            <text:p>111.81</text:p>
          </table:table-cell>
          <table:table-cell table:style-name="ce7" table:formula="of:=(720-4*[.$B$3]-[.V158]+[.$B$4]*60)/1440" office:value-type="float" office:value="0.499105401375273">
            <text:p>11:58:43</text:p>
          </table:table-cell>
          <table:table-cell table:style-name="ce7" table:formula="of:=([.X158]*1440-[.W158]*4)/1440" office:value-type="float" office:value="0.188516620700866">
            <text:p>4:31:28</text:p>
          </table:table-cell>
          <table:table-cell table:style-name="ce7" table:formula="of:=([.X158]*1440+[.W158]*4)/1440" office:value-type="float" office:value="0.809694182049681">
            <text:p>19:25:58</text:p>
          </table:table-cell>
          <table:table-cell table:formula="of:=8*[.W158]" office:value-type="float" office:value="894.495688342294">
            <text:p>894.5</text:p>
          </table:table-cell>
          <table:table-cell table:formula="of:=MOD([.E158]*1440+[.V158]+4*[.$B$3]-60*[.$B$4];1440)" office:value-type="float" office:value="721.288222019606">
            <text:p>721.29</text:p>
          </table:table-cell>
          <table:table-cell table:formula="of:=IF([.AB158]/4&lt;0;[.AB158]/4+180;[.AB158]/4-180)" office:value-type="float" office:value="0.322055504901584">
            <text:p>0.32</text:p>
          </table:table-cell>
          <table:table-cell table:formula="of:=DEGREES(ACOS(SIN(RADIANS([.$B$2]))*SIN(RADIANS([.T158]))+COS(RADIANS([.$B$2]))*COS(RADIANS([.T158]))*COS(RADIANS([.AC158]))))" office:value-type="float" office:value="17.3028971932149">
            <text:p>17.3</text:p>
          </table:table-cell>
          <table:table-cell table:formula="of:=90-[.AD158]" office:value-type="float" office:value="72.6971028067851">
            <text:p>72.7</text:p>
          </table:table-cell>
          <table:table-cell table:formula="of:=IF([.AE158]&gt;85;0;IF([.AE158]&gt;5;58.1/TAN(RADIANS([.AE158]))-0.07/POWER(TAN(RADIANS([.AE158]));3)+0.000086/POWER(TAN(RADIANS([.AE158]));5);IF([.AE158]&gt;-0.575;1735+[.AE158]*(-518.2+[.AE158]*(103.4+[.AE158]*(-12.79+[.AE158]*0.711)));-20.772/TAN(RADIANS([.AE158])))))/3600" office:value-type="float" office:value="0.00502701161412589">
            <text:p>0.01</text:p>
          </table:table-cell>
          <table:table-cell table:formula="of:=[.AE158]+[.AF158]" office:value-type="float" office:value="72.7021298183993">
            <text:p>72.7</text:p>
          </table:table-cell>
          <table:table-cell table:formula="of:=IF([.AC158]&gt;0;MOD(DEGREES(ACOS(((SIN(RADIANS([.$B$2]))*COS(RADIANS([.AD158])))-SIN(RADIANS([.T158])))/(COS(RADIANS([.$B$2]))*SIN(RADIANS([.AD158])))))+180;360);MOD(540-DEGREES(ACOS(((SIN(RADIANS([.$B$2]))*COS(RADIANS([.AD158])))-SIN(RADIANS([.T158])))/(COS(RADIANS([.$B$2]))*SIN(RADIANS([.AD158])))));360))" office:value-type="float" office:value="180.998992772452">
            <text:p>1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8]+1" office:value-type="date" office:date-value="2010-06-07">
            <text:p>6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9]+2415018.5+[.E159]-[.$B$4]/24" office:value-type="float" office:value="2455355.29166667">
            <text:p>2455355.29</text:p>
          </table:table-cell>
          <table:table-cell table:style-name="ce9" table:formula="of:=([.F159]-2451545)/36525" office:value-type="float" office:value="0.104320100387858">
            <text:p>0.10432010</text:p>
          </table:table-cell>
          <table:table-cell/>
          <table:table-cell table:formula="of:=MOD(280.46646+[.G159]*(36000.76983+[.G159]*0.0003032);360)" office:value-type="float" office:value="76.0703860053968">
            <text:p>76.07</text:p>
          </table:table-cell>
          <table:table-cell table:formula="of:=357.52911+[.G159]*(35999.05029-0.0001537*[.G159])" office:value-type="float" office:value="4112.95364844768">
            <text:p>4112.95</text:p>
          </table:table-cell>
          <table:table-cell table:formula="of:=0.016708634-[.G159]*(0.000042037+0.0000001267*[.G159])" office:value-type="float" office:value="0.016704247317104">
            <text:p>0.02</text:p>
          </table:table-cell>
          <table:table-cell table:formula="of:=SIN(RADIANS([.J159]))*(1.914602-[.G159]*(0.004817+0.000014*[.G159]))+SIN(RADIANS(2*[.J159]))*(0.019993-0.000101*[.G159])+SIN(RADIANS(3*[.J159]))*0.000289" office:value-type="float" office:value="0.854462753349072">
            <text:p>0.85</text:p>
          </table:table-cell>
          <table:table-cell table:formula="of:=[.I159]+[.L159]" office:value-type="float" office:value="76.9248487587459">
            <text:p>76.92</text:p>
          </table:table-cell>
          <table:table-cell table:formula="of:=[.J159]+[.L159]" office:value-type="float" office:value="4113.80811120103">
            <text:p>4113.81</text:p>
          </table:table-cell>
          <table:table-cell table:formula="of:=(1.000001018*(1-[.K159]*[.K159]))/(1+[.K159]*COS(RADIANS([.N159])))" office:value-type="float" office:value="1.01493491595793">
            <text:p>1.01</text:p>
          </table:table-cell>
          <table:table-cell table:formula="of:=[.M159]-0.00569-0.00478*SIN(RADIANS(125.04-1934.136*[.G159]))" office:value-type="float" office:value="76.9238111147501">
            <text:p>76.92</text:p>
          </table:table-cell>
          <table:table-cell table:formula="of:=23+(26+((21.448-[.G159]*(46.815+[.G159]*(0.00059-[.G159]*0.001813))))/60)/60" office:value-type="float" office:value="23.4379345139272">
            <text:p>23.44</text:p>
          </table:table-cell>
          <table:table-cell table:formula="of:=[.Q159]+0.00256*COS(RADIANS(125.04-1934.136*[.G159]))" office:value-type="float" office:value="23.4385221688196">
            <text:p>23.44</text:p>
          </table:table-cell>
          <table:table-cell table:formula="of:=DEGREES(ATAN2(COS(RADIANS([.P159]));COS(RADIANS([.R159]))*SIN(RADIANS([.P159]))))" office:value-type="float" office:value="75.7935887403574">
            <text:p>75.79</text:p>
          </table:table-cell>
          <table:table-cell table:formula="of:=DEGREES(ASIN(SIN(RADIANS([.R159]))*SIN(RADIANS([.P159]))))" office:value-type="float" office:value="22.795975331311">
            <text:p>22.8</text:p>
          </table:table-cell>
          <table:table-cell table:formula="of:=TAN(RADIANS([.R159]/2))*TAN(RADIANS([.R159]/2))" office:value-type="float" office:value="0.0430316254484071">
            <text:p>0.04</text:p>
          </table:table-cell>
          <table:table-cell table:formula="of:=4*DEGREES([.U159]*SIN(2*RADIANS([.I159]))-2*[.K159]*SIN(RADIANS([.J159]))+4*[.K159]*[.U159]*SIN(RADIANS([.J159]))*COS(2*RADIANS([.I159]))-0.5*[.U159]*[.U159]*SIN(4*RADIANS([.I159]))-1.25*[.K159]*[.K159]*SIN(2*RADIANS([.J159])))" office:value-type="float" office:value="1.10217613395996">
            <text:p>1.1</text:p>
          </table:table-cell>
          <table:table-cell table:formula="of:=DEGREES(ACOS(COS(RADIANS(90.833))/(COS(RADIANS([.$B$2]))*COS(RADIANS([.T159])))-TAN(RADIANS([.$B$2]))*TAN(RADIANS([.T159]))))" office:value-type="float" office:value="111.915683212409">
            <text:p>111.92</text:p>
          </table:table-cell>
          <table:table-cell table:style-name="ce7" table:formula="of:=(720-4*[.$B$3]-[.V159]+[.$B$4]*60)/1440" office:value-type="float" office:value="0.499234599906972">
            <text:p>11:58:54</text:p>
          </table:table-cell>
          <table:table-cell table:style-name="ce7" table:formula="of:=([.X159]*1440-[.W159]*4)/1440" office:value-type="float" office:value="0.188357702094724">
            <text:p>4:31:14</text:p>
          </table:table-cell>
          <table:table-cell table:style-name="ce7" table:formula="of:=([.X159]*1440+[.W159]*4)/1440" office:value-type="float" office:value="0.81011149771922">
            <text:p>19:26:34</text:p>
          </table:table-cell>
          <table:table-cell table:formula="of:=8*[.W159]" office:value-type="float" office:value="895.325465699274">
            <text:p>895.33</text:p>
          </table:table-cell>
          <table:table-cell table:formula="of:=MOD([.E159]*1440+[.V159]+4*[.$B$3]-60*[.$B$4];1440)" office:value-type="float" office:value="721.10217613396">
            <text:p>721.1</text:p>
          </table:table-cell>
          <table:table-cell table:formula="of:=IF([.AB159]/4&lt;0;[.AB159]/4+180;[.AB159]/4-180)" office:value-type="float" office:value="0.275544033489979">
            <text:p>0.28</text:p>
          </table:table-cell>
          <table:table-cell table:formula="of:=DEGREES(ACOS(SIN(RADIANS([.$B$2]))*SIN(RADIANS([.T159]))+COS(RADIANS([.$B$2]))*COS(RADIANS([.T159]))*COS(RADIANS([.AC159]))))" office:value-type="float" office:value="17.205606574985">
            <text:p>17.21</text:p>
          </table:table-cell>
          <table:table-cell table:formula="of:=90-[.AD159]" office:value-type="float" office:value="72.794393425015">
            <text:p>72.79</text:p>
          </table:table-cell>
          <table:table-cell table:formula="of:=IF([.AE159]&gt;85;0;IF([.AE159]&gt;5;58.1/TAN(RADIANS([.AE159]))-0.07/POWER(TAN(RADIANS([.AE159]));3)+0.000086/POWER(TAN(RADIANS([.AE159]));5);IF([.AE159]&gt;-0.575;1735+[.AE159]*(-518.2+[.AE159]*(103.4+[.AE159]*(-12.79+[.AE159]*0.711)));-20.772/TAN(RADIANS([.AE159])))))/3600" office:value-type="float" office:value="0.00499697397414062">
            <text:p>0</text:p>
          </table:table-cell>
          <table:table-cell table:formula="of:=[.AE159]+[.AF159]" office:value-type="float" office:value="72.7993903989892">
            <text:p>72.8</text:p>
          </table:table-cell>
          <table:table-cell table:formula="of:=IF([.AC159]&gt;0;MOD(DEGREES(ACOS(((SIN(RADIANS([.$B$2]))*COS(RADIANS([.AD159])))-SIN(RADIANS([.T159])))/(COS(RADIANS([.$B$2]))*SIN(RADIANS([.AD159])))))+180;360);MOD(540-DEGREES(ACOS(((SIN(RADIANS([.$B$2]))*COS(RADIANS([.AD159])))-SIN(RADIANS([.T159])))/(COS(RADIANS([.$B$2]))*SIN(RADIANS([.AD159])))));360))" office:value-type="float" office:value="180.858785034265">
            <text:p>180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9]+1" office:value-type="date" office:date-value="2010-06-08">
            <text:p>6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0]+2415018.5+[.E160]-[.$B$4]/24" office:value-type="float" office:value="2455356.29166667">
            <text:p>2455356.29</text:p>
          </table:table-cell>
          <table:table-cell table:style-name="ce9" table:formula="of:=([.F160]-2451545)/36525" office:value-type="float" office:value="0.104347478895729">
            <text:p>0.10434748</text:p>
          </table:table-cell>
          <table:table-cell/>
          <table:table-cell table:formula="of:=MOD(280.46646+[.G160]*(36000.76983+[.G160]*0.0003032);360)" office:value-type="float" office:value="77.0560333672934">
            <text:p>77.06</text:p>
          </table:table-cell>
          <table:table-cell table:formula="of:=357.52911+[.G160]*(35999.05029-0.0001537*[.G160])" office:value-type="float" office:value="4113.93924872853">
            <text:p>4113.94</text:p>
          </table:table-cell>
          <table:table-cell table:formula="of:=0.016708634-[.G160]*(0.000042037+0.0000001267*[.G160])" office:value-type="float" office:value="0.0167042461654698">
            <text:p>0.02</text:p>
          </table:table-cell>
          <table:table-cell table:formula="of:=SIN(RADIANS([.J160]))*(1.914602-[.G160]*(0.004817+0.000014*[.G160]))+SIN(RADIANS(2*[.J160]))*(0.019993-0.000101*[.G160])+SIN(RADIANS(3*[.J160]))*0.000289" office:value-type="float" office:value="0.825419955462126">
            <text:p>0.83</text:p>
          </table:table-cell>
          <table:table-cell table:formula="of:=[.I160]+[.L160]" office:value-type="float" office:value="77.8814533227555">
            <text:p>77.88</text:p>
          </table:table-cell>
          <table:table-cell table:formula="of:=[.J160]+[.L160]" office:value-type="float" office:value="4114.76466868399">
            <text:p>4114.76</text:p>
          </table:table-cell>
          <table:table-cell table:formula="of:=(1.000001018*(1-[.K160]*[.K160]))/(1+[.K160]*COS(RADIANS([.N160])))" office:value-type="float" office:value="1.01505960260291">
            <text:p>1.02</text:p>
          </table:table-cell>
          <table:table-cell table:formula="of:=[.M160]-0.00569-0.00478*SIN(RADIANS(125.04-1934.136*[.G160]))" office:value-type="float" office:value="77.8804166908811">
            <text:p>77.88</text:p>
          </table:table-cell>
          <table:table-cell table:formula="of:=23+(26+((21.448-[.G160]*(46.815+[.G160]*(0.00059-[.G160]*0.001813))))/60)/60" office:value-type="float" office:value="23.437934157892">
            <text:p>23.44</text:p>
          </table:table-cell>
          <table:table-cell table:formula="of:=[.Q160]+0.00256*COS(RADIANS(125.04-1934.136*[.G160]))" office:value-type="float" office:value="23.4385195097182">
            <text:p>23.44</text:p>
          </table:table-cell>
          <table:table-cell table:formula="of:=DEGREES(ATAN2(COS(RADIANS([.P160]));COS(RADIANS([.R160]))*SIN(RADIANS([.P160]))))" office:value-type="float" office:value="76.8269815615373">
            <text:p>76.83</text:p>
          </table:table-cell>
          <table:table-cell table:formula="of:=DEGREES(ASIN(SIN(RADIANS([.R160]))*SIN(RADIANS([.P160]))))" office:value-type="float" office:value="22.8860237734959">
            <text:p>22.89</text:p>
          </table:table-cell>
          <table:table-cell table:formula="of:=TAN(RADIANS([.R160]/2))*TAN(RADIANS([.R160]/2))" office:value-type="float" office:value="0.0430316154067916">
            <text:p>0.04</text:p>
          </table:table-cell>
          <table:table-cell table:formula="of:=4*DEGREES([.U160]*SIN(2*RADIANS([.I160]))-2*[.K160]*SIN(RADIANS([.J160]))+4*[.K160]*[.U160]*SIN(RADIANS([.J160]))*COS(2*RADIANS([.I160]))-0.5*[.U160]*[.U160]*SIN(4*RADIANS([.I160]))-1.25*[.K160]*[.K160]*SIN(2*RADIANS([.J160])))" office:value-type="float" office:value="0.911515698893228">
            <text:p>0.91</text:p>
          </table:table-cell>
          <table:table-cell table:formula="of:=DEGREES(ACOS(COS(RADIANS(90.833))/(COS(RADIANS([.$B$2]))*COS(RADIANS([.T160])))-TAN(RADIANS([.$B$2]))*TAN(RADIANS([.T160]))))" office:value-type="float" office:value="112.012452818077">
            <text:p>112.01</text:p>
          </table:table-cell>
          <table:table-cell table:style-name="ce7" table:formula="of:=(720-4*[.$B$3]-[.V160]+[.$B$4]*60)/1440" office:value-type="float" office:value="0.49936700298688">
            <text:p>11:59:05</text:p>
          </table:table-cell>
          <table:table-cell table:style-name="ce7" table:formula="of:=([.X160]*1440-[.W160]*4)/1440" office:value-type="float" office:value="0.188221300714444">
            <text:p>4:31:02</text:p>
          </table:table-cell>
          <table:table-cell table:style-name="ce7" table:formula="of:=([.X160]*1440+[.W160]*4)/1440" office:value-type="float" office:value="0.810512705259315">
            <text:p>19:27:08</text:p>
          </table:table-cell>
          <table:table-cell table:formula="of:=8*[.W160]" office:value-type="float" office:value="896.099622544615">
            <text:p>896.1</text:p>
          </table:table-cell>
          <table:table-cell table:formula="of:=MOD([.E160]*1440+[.V160]+4*[.$B$3]-60*[.$B$4];1440)" office:value-type="float" office:value="720.911515698893">
            <text:p>720.91</text:p>
          </table:table-cell>
          <table:table-cell table:formula="of:=IF([.AB160]/4&lt;0;[.AB160]/4+180;[.AB160]/4-180)" office:value-type="float" office:value="0.227878924723313">
            <text:p>0.23</text:p>
          </table:table-cell>
          <table:table-cell table:formula="of:=DEGREES(ACOS(SIN(RADIANS([.$B$2]))*SIN(RADIANS([.T160]))+COS(RADIANS([.$B$2]))*COS(RADIANS([.T160]))*COS(RADIANS([.AC160]))))" office:value-type="float" office:value="17.1150629933835">
            <text:p>17.12</text:p>
          </table:table-cell>
          <table:table-cell table:formula="of:=90-[.AD160]" office:value-type="float" office:value="72.8849370066165">
            <text:p>72.88</text:p>
          </table:table-cell>
          <table:table-cell table:formula="of:=IF([.AE160]&gt;85;0;IF([.AE160]&gt;5;58.1/TAN(RADIANS([.AE160]))-0.07/POWER(TAN(RADIANS([.AE160]));3)+0.000086/POWER(TAN(RADIANS([.AE160]));5);IF([.AE160]&gt;-0.575;1735+[.AE160]*(-518.2+[.AE160]*(103.4+[.AE160]*(-12.79+[.AE160]*0.711)));-20.772/TAN(RADIANS([.AE160])))))/3600" office:value-type="float" office:value="0.00496904767941993">
            <text:p>0</text:p>
          </table:table-cell>
          <table:table-cell table:formula="of:=[.AE160]+[.AF160]" office:value-type="float" office:value="72.8899060542959">
            <text:p>72.89</text:p>
          </table:table-cell>
          <table:table-cell table:formula="of:=IF([.AC160]&gt;0;MOD(DEGREES(ACOS(((SIN(RADIANS([.$B$2]))*COS(RADIANS([.AD160])))-SIN(RADIANS([.T160])))/(COS(RADIANS([.$B$2]))*SIN(RADIANS([.AD160])))))+180;360);MOD(540-DEGREES(ACOS(((SIN(RADIANS([.$B$2]))*COS(RADIANS([.AD160])))-SIN(RADIANS([.T160])))/(COS(RADIANS([.$B$2]))*SIN(RADIANS([.AD160])))));360))" office:value-type="float" office:value="180.713391888844">
            <text:p>180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0]+1" office:value-type="date" office:date-value="2010-06-09">
            <text:p>6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1]+2415018.5+[.E161]-[.$B$4]/24" office:value-type="float" office:value="2455357.29166667">
            <text:p>2455357.29</text:p>
          </table:table-cell>
          <table:table-cell table:style-name="ce9" table:formula="of:=([.F161]-2451545)/36525" office:value-type="float" office:value="0.104374857403601">
            <text:p>0.10437486</text:p>
          </table:table-cell>
          <table:table-cell/>
          <table:table-cell table:formula="of:=MOD(280.46646+[.G161]*(36000.76983+[.G161]*0.0003032);360)" office:value-type="float" office:value="78.0416807291904">
            <text:p>78.04</text:p>
          </table:table-cell>
          <table:table-cell table:formula="of:=357.52911+[.G161]*(35999.05029-0.0001537*[.G161])" office:value-type="float" office:value="4114.92484900937">
            <text:p>4114.92</text:p>
          </table:table-cell>
          <table:table-cell table:formula="of:=0.016708634-[.G161]*(0.000042037+0.0000001267*[.G161])" office:value-type="float" office:value="0.0167042450138355">
            <text:p>0.02</text:p>
          </table:table-cell>
          <table:table-cell table:formula="of:=SIN(RADIANS([.J161]))*(1.914602-[.G161]*(0.004817+0.000014*[.G161]))+SIN(RADIANS(2*[.J161]))*(0.019993-0.000101*[.G161])+SIN(RADIANS(3*[.J161]))*0.000289" office:value-type="float" office:value="0.796146249749734">
            <text:p>0.8</text:p>
          </table:table-cell>
          <table:table-cell table:formula="of:=[.I161]+[.L161]" office:value-type="float" office:value="78.8378269789401">
            <text:p>78.84</text:p>
          </table:table-cell>
          <table:table-cell table:formula="of:=[.J161]+[.L161]" office:value-type="float" office:value="4115.72099525912">
            <text:p>4115.72</text:p>
          </table:table-cell>
          <table:table-cell table:formula="of:=(1.000001018*(1-[.K161]*[.K161]))/(1+[.K161]*COS(RADIANS([.N161])))" office:value-type="float" office:value="1.01517994981529">
            <text:p>1.02</text:p>
          </table:table-cell>
          <table:table-cell table:formula="of:=[.M161]-0.00569-0.00478*SIN(RADIANS(125.04-1934.136*[.G161]))" office:value-type="float" office:value="78.8367913552123">
            <text:p>78.84</text:p>
          </table:table-cell>
          <table:table-cell table:formula="of:=23+(26+((21.448-[.G161]*(46.815+[.G161]*(0.00059-[.G161]*0.001813))))/60)/60" office:value-type="float" office:value="23.4379338018568">
            <text:p>23.44</text:p>
          </table:table-cell>
          <table:table-cell table:formula="of:=[.Q161]+0.00256*COS(RADIANS(125.04-1934.136*[.G161]))" office:value-type="float" office:value="23.4385168501168">
            <text:p>23.44</text:p>
          </table:table-cell>
          <table:table-cell table:formula="of:=DEGREES(ATAN2(COS(RADIANS([.P161]));COS(RADIANS([.R161]))*SIN(RADIANS([.P161]))))" office:value-type="float" office:value="77.8614455121711">
            <text:p>77.86</text:p>
          </table:table-cell>
          <table:table-cell table:formula="of:=DEGREES(ASIN(SIN(RADIANS([.R161]))*SIN(RADIANS([.P161]))))" office:value-type="float" office:value="22.9693665062873">
            <text:p>22.97</text:p>
          </table:table-cell>
          <table:table-cell table:formula="of:=TAN(RADIANS([.R161]/2))*TAN(RADIANS([.R161]/2))" office:value-type="float" office:value="0.0430316053632891">
            <text:p>0.04</text:p>
          </table:table-cell>
          <table:table-cell table:formula="of:=4*DEGREES([.U161]*SIN(2*RADIANS([.I161]))-2*[.K161]*SIN(RADIANS([.J161]))+4*[.K161]*[.U161]*SIN(RADIANS([.J161]))*COS(2*RADIANS([.I161]))-0.5*[.U161]*[.U161]*SIN(4*RADIANS([.I161]))-1.25*[.K161]*[.K161]*SIN(2*RADIANS([.J161])))" office:value-type="float" office:value="0.716581601966235">
            <text:p>0.72</text:p>
          </table:table-cell>
          <table:table-cell table:formula="of:=DEGREES(ACOS(COS(RADIANS(90.833))/(COS(RADIANS([.$B$2]))*COS(RADIANS([.T161])))-TAN(RADIANS([.$B$2]))*TAN(RADIANS([.T161]))))" office:value-type="float" office:value="112.102192504009">
            <text:p>112.1</text:p>
          </table:table-cell>
          <table:table-cell table:style-name="ce7" table:formula="of:=(720-4*[.$B$3]-[.V161]+[.$B$4]*60)/1440" office:value-type="float" office:value="0.499502373887523">
            <text:p>11:59:17</text:p>
          </table:table-cell>
          <table:table-cell table:style-name="ce7" table:formula="of:=([.X161]*1440-[.W161]*4)/1440" office:value-type="float" office:value="0.188107394709719">
            <text:p>4:30:52</text:p>
          </table:table-cell>
          <table:table-cell table:style-name="ce7" table:formula="of:=([.X161]*1440+[.W161]*4)/1440" office:value-type="float" office:value="0.810897353065328">
            <text:p>19:27:42</text:p>
          </table:table-cell>
          <table:table-cell table:formula="of:=8*[.W161]" office:value-type="float" office:value="896.817540032076">
            <text:p>896.82</text:p>
          </table:table-cell>
          <table:table-cell table:formula="of:=MOD([.E161]*1440+[.V161]+4*[.$B$3]-60*[.$B$4];1440)" office:value-type="float" office:value="720.716581601966">
            <text:p>720.72</text:p>
          </table:table-cell>
          <table:table-cell table:formula="of:=IF([.AB161]/4&lt;0;[.AB161]/4+180;[.AB161]/4-180)" office:value-type="float" office:value="0.179145400491564">
            <text:p>0.18</text:p>
          </table:table-cell>
          <table:table-cell table:formula="of:=DEGREES(ACOS(SIN(RADIANS([.$B$2]))*SIN(RADIANS([.T161]))+COS(RADIANS([.$B$2]))*COS(RADIANS([.T161]))*COS(RADIANS([.AC161]))))" office:value-type="float" office:value="17.031307919918">
            <text:p>17.03</text:p>
          </table:table-cell>
          <table:table-cell table:formula="of:=90-[.AD161]" office:value-type="float" office:value="72.968692080082">
            <text:p>72.97</text:p>
          </table:table-cell>
          <table:table-cell table:formula="of:=IF([.AE161]&gt;85;0;IF([.AE161]&gt;5;58.1/TAN(RADIANS([.AE161]))-0.07/POWER(TAN(RADIANS([.AE161]));3)+0.000086/POWER(TAN(RADIANS([.AE161]));5);IF([.AE161]&gt;-0.575;1735+[.AE161]*(-518.2+[.AE161]*(103.4+[.AE161]*(-12.79+[.AE161]*0.711)));-20.772/TAN(RADIANS([.AE161])))))/3600" office:value-type="float" office:value="0.00494323925459193">
            <text:p>0</text:p>
          </table:table-cell>
          <table:table-cell table:formula="of:=[.AE161]+[.AF161]" office:value-type="float" office:value="72.9736353193366">
            <text:p>72.97</text:p>
          </table:table-cell>
          <table:table-cell table:formula="of:=IF([.AC161]&gt;0;MOD(DEGREES(ACOS(((SIN(RADIANS([.$B$2]))*COS(RADIANS([.AD161])))-SIN(RADIANS([.T161])))/(COS(RADIANS([.$B$2]))*SIN(RADIANS([.AD161])))))+180;360);MOD(540-DEGREES(ACOS(((SIN(RADIANS([.$B$2]))*COS(RADIANS([.AD161])))-SIN(RADIANS([.T161])))/(COS(RADIANS([.$B$2]))*SIN(RADIANS([.AD161])))));360))" office:value-type="float" office:value="180.563152129517">
            <text:p>180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1]+1" office:value-type="date" office:date-value="2010-06-10">
            <text:p>6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2]+2415018.5+[.E162]-[.$B$4]/24" office:value-type="float" office:value="2455358.29166667">
            <text:p>2455358.29</text:p>
          </table:table-cell>
          <table:table-cell table:style-name="ce9" table:formula="of:=([.F162]-2451545)/36525" office:value-type="float" office:value="0.104402235911472">
            <text:p>0.10440224</text:p>
          </table:table-cell>
          <table:table-cell/>
          <table:table-cell table:formula="of:=MOD(280.46646+[.G162]*(36000.76983+[.G162]*0.0003032);360)" office:value-type="float" office:value="79.0273280910878">
            <text:p>79.03</text:p>
          </table:table-cell>
          <table:table-cell table:formula="of:=357.52911+[.G162]*(35999.05029-0.0001537*[.G162])" office:value-type="float" office:value="4115.91044929022">
            <text:p>4115.91</text:p>
          </table:table-cell>
          <table:table-cell table:formula="of:=0.016708634-[.G162]*(0.000042037+0.0000001267*[.G162])" office:value-type="float" office:value="0.0167042438622009">
            <text:p>0.02</text:p>
          </table:table-cell>
          <table:table-cell table:formula="of:=SIN(RADIANS([.J162]))*(1.914602-[.G162]*(0.004817+0.000014*[.G162]))+SIN(RADIANS(2*[.J162]))*(0.019993-0.000101*[.G162])+SIN(RADIANS(3*[.J162]))*0.000289" office:value-type="float" office:value="0.766649923584399">
            <text:p>0.77</text:p>
          </table:table-cell>
          <table:table-cell table:formula="of:=[.I162]+[.L162]" office:value-type="float" office:value="79.7939780146722">
            <text:p>79.79</text:p>
          </table:table-cell>
          <table:table-cell table:formula="of:=[.J162]+[.L162]" office:value-type="float" office:value="4116.6770992138">
            <text:p>4116.68</text:p>
          </table:table-cell>
          <table:table-cell table:formula="of:=(1.000001018*(1-[.K162]*[.K162]))/(1+[.K162]*COS(RADIANS([.N162])))" office:value-type="float" office:value="1.01529592510152">
            <text:p>1.02</text:p>
          </table:table-cell>
          <table:table-cell table:formula="of:=[.M162]-0.00569-0.00478*SIN(RADIANS(125.04-1934.136*[.G162]))" office:value-type="float" office:value="79.7929433951154">
            <text:p>79.79</text:p>
          </table:table-cell>
          <table:table-cell table:formula="of:=23+(26+((21.448-[.G162]*(46.815+[.G162]*(0.00059-[.G162]*0.001813))))/60)/60" office:value-type="float" office:value="23.4379334458217">
            <text:p>23.44</text:p>
          </table:table-cell>
          <table:table-cell table:formula="of:=[.Q162]+0.00256*COS(RADIANS(125.04-1934.136*[.G162]))" office:value-type="float" office:value="23.4385141900174">
            <text:p>23.44</text:p>
          </table:table-cell>
          <table:table-cell table:formula="of:=DEGREES(ATAN2(COS(RADIANS([.P162]));COS(RADIANS([.R162]))*SIN(RADIANS([.P162]))))" office:value-type="float" office:value="78.896893034863">
            <text:p>78.9</text:p>
          </table:table-cell>
          <table:table-cell table:formula="of:=DEGREES(ASIN(SIN(RADIANS([.R162]))*SIN(RADIANS([.P162]))))" office:value-type="float" office:value="23.0459736099721">
            <text:p>23.05</text:p>
          </table:table-cell>
          <table:table-cell table:formula="of:=TAN(RADIANS([.R162]/2))*TAN(RADIANS([.R162]/2))" office:value-type="float" office:value="0.0430315953179072">
            <text:p>0.04</text:p>
          </table:table-cell>
          <table:table-cell table:formula="of:=4*DEGREES([.U162]*SIN(2*RADIANS([.I162]))-2*[.K162]*SIN(RADIANS([.J162]))+4*[.K162]*[.U162]*SIN(RADIANS([.J162]))*COS(2*RADIANS([.I162]))-0.5*[.U162]*[.U162]*SIN(4*RADIANS([.I162]))-1.25*[.K162]*[.K162]*SIN(2*RADIANS([.J162])))" office:value-type="float" office:value="0.517722451448714">
            <text:p>0.52</text:p>
          </table:table-cell>
          <table:table-cell table:formula="of:=DEGREES(ACOS(COS(RADIANS(90.833))/(COS(RADIANS([.$B$2]))*COS(RADIANS([.T162])))-TAN(RADIANS([.$B$2]))*TAN(RADIANS([.T162]))))" office:value-type="float" office:value="112.184830056964">
            <text:p>112.18</text:p>
          </table:table-cell>
          <table:table-cell table:style-name="ce7" table:formula="of:=(720-4*[.$B$3]-[.V162]+[.$B$4]*60)/1440" office:value-type="float" office:value="0.499640470519827">
            <text:p>11:59:29</text:p>
          </table:table-cell>
          <table:table-cell table:style-name="ce7" table:formula="of:=([.X162]*1440-[.W162]*4)/1440" office:value-type="float" office:value="0.188015942583816">
            <text:p>4:30:45</text:p>
          </table:table-cell>
          <table:table-cell table:style-name="ce7" table:formula="of:=([.X162]*1440+[.W162]*4)/1440" office:value-type="float" office:value="0.811264998455838">
            <text:p>19:28:13</text:p>
          </table:table-cell>
          <table:table-cell table:formula="of:=8*[.W162]" office:value-type="float" office:value="897.478640455712">
            <text:p>897.48</text:p>
          </table:table-cell>
          <table:table-cell table:formula="of:=MOD([.E162]*1440+[.V162]+4*[.$B$3]-60*[.$B$4];1440)" office:value-type="float" office:value="720.517722451449">
            <text:p>720.52</text:p>
          </table:table-cell>
          <table:table-cell table:formula="of:=IF([.AB162]/4&lt;0;[.AB162]/4+180;[.AB162]/4-180)" office:value-type="float" office:value="0.129430612862166">
            <text:p>0.13</text:p>
          </table:table-cell>
          <table:table-cell table:formula="of:=DEGREES(ACOS(SIN(RADIANS([.$B$2]))*SIN(RADIANS([.T162]))+COS(RADIANS([.$B$2]))*COS(RADIANS([.T162]))*COS(RADIANS([.AC162]))))" office:value-type="float" office:value="16.9543797805358">
            <text:p>16.95</text:p>
          </table:table-cell>
          <table:table-cell table:formula="of:=90-[.AD162]" office:value-type="float" office:value="73.0456202194642">
            <text:p>73.05</text:p>
          </table:table-cell>
          <table:table-cell table:formula="of:=IF([.AE162]&gt;85;0;IF([.AE162]&gt;5;58.1/TAN(RADIANS([.AE162]))-0.07/POWER(TAN(RADIANS([.AE162]));3)+0.000086/POWER(TAN(RADIANS([.AE162]));5);IF([.AE162]&gt;-0.575;1735+[.AE162]*(-518.2+[.AE162]*(103.4+[.AE162]*(-12.79+[.AE162]*0.711)));-20.772/TAN(RADIANS([.AE162])))))/3600" office:value-type="float" office:value="0.00491955477053312">
            <text:p>0</text:p>
          </table:table-cell>
          <table:table-cell table:formula="of:=[.AE162]+[.AF162]" office:value-type="float" office:value="73.0505397742347">
            <text:p>73.05</text:p>
          </table:table-cell>
          <table:table-cell table:formula="of:=IF([.AC162]&gt;0;MOD(DEGREES(ACOS(((SIN(RADIANS([.$B$2]))*COS(RADIANS([.AD162])))-SIN(RADIANS([.T162])))/(COS(RADIANS([.$B$2]))*SIN(RADIANS([.AD162])))))+180;360);MOD(540-DEGREES(ACOS(((SIN(RADIANS([.$B$2]))*COS(RADIANS([.AD162])))-SIN(RADIANS([.T162])))/(COS(RADIANS([.$B$2]))*SIN(RADIANS([.AD162])))));360))" office:value-type="float" office:value="180.408428118963">
            <text:p>180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2]+1" office:value-type="date" office:date-value="2010-06-11">
            <text:p>6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3]+2415018.5+[.E163]-[.$B$4]/24" office:value-type="float" office:value="2455359.29166667">
            <text:p>2455359.29</text:p>
          </table:table-cell>
          <table:table-cell table:style-name="ce9" table:formula="of:=([.F163]-2451545)/36525" office:value-type="float" office:value="0.104429614419343">
            <text:p>0.10442961</text:p>
          </table:table-cell>
          <table:table-cell/>
          <table:table-cell table:formula="of:=MOD(280.46646+[.G163]*(36000.76983+[.G163]*0.0003032);360)" office:value-type="float" office:value="80.0129754529858">
            <text:p>80.01</text:p>
          </table:table-cell>
          <table:table-cell table:formula="of:=357.52911+[.G163]*(35999.05029-0.0001537*[.G163])" office:value-type="float" office:value="4116.89604957106">
            <text:p>4116.9</text:p>
          </table:table-cell>
          <table:table-cell table:formula="of:=0.016708634-[.G163]*(0.000042037+0.0000001267*[.G163])" office:value-type="float" office:value="0.0167042427105662">
            <text:p>0.02</text:p>
          </table:table-cell>
          <table:table-cell table:formula="of:=SIN(RADIANS([.J163]))*(1.914602-[.G163]*(0.004817+0.000014*[.G163]))+SIN(RADIANS(2*[.J163]))*(0.019993-0.000101*[.G163])+SIN(RADIANS(3*[.J163]))*0.000289" office:value-type="float" office:value="0.73693931585622">
            <text:p>0.74</text:p>
          </table:table-cell>
          <table:table-cell table:formula="of:=[.I163]+[.L163]" office:value-type="float" office:value="80.749914768842">
            <text:p>80.75</text:p>
          </table:table-cell>
          <table:table-cell table:formula="of:=[.J163]+[.L163]" office:value-type="float" office:value="4117.63298888692">
            <text:p>4117.63</text:p>
          </table:table-cell>
          <table:table-cell table:formula="of:=(1.000001018*(1-[.K163]*[.K163]))/(1+[.K163]*COS(RADIANS([.N163])))" office:value-type="float" office:value="1.01540749717071">
            <text:p>1.02</text:p>
          </table:table-cell>
          <table:table-cell table:formula="of:=[.M163]-0.00569-0.00478*SIN(RADIANS(125.04-1934.136*[.G163]))" office:value-type="float" office:value="80.7488811494796">
            <text:p>80.75</text:p>
          </table:table-cell>
          <table:table-cell table:formula="of:=23+(26+((21.448-[.G163]*(46.815+[.G163]*(0.00059-[.G163]*0.001813))))/60)/60" office:value-type="float" office:value="23.4379330897865">
            <text:p>23.44</text:p>
          </table:table-cell>
          <table:table-cell table:formula="of:=[.Q163]+0.00256*COS(RADIANS(125.04-1934.136*[.G163]))" office:value-type="float" office:value="23.4385115294219">
            <text:p>23.44</text:p>
          </table:table-cell>
          <table:table-cell table:formula="of:=DEGREES(ATAN2(COS(RADIANS([.P163]));COS(RADIANS([.R163]))*SIN(RADIANS([.P163]))))" office:value-type="float" office:value="79.9332347456751">
            <text:p>79.93</text:p>
          </table:table-cell>
          <table:table-cell table:formula="of:=DEGREES(ASIN(SIN(RADIANS([.R163]))*SIN(RADIANS([.P163]))))" office:value-type="float" office:value="23.1158177079698">
            <text:p>23.12</text:p>
          </table:table-cell>
          <table:table-cell table:formula="of:=TAN(RADIANS([.R163]/2))*TAN(RADIANS([.R163]/2))" office:value-type="float" office:value="0.0430315852706533">
            <text:p>0.04</text:p>
          </table:table-cell>
          <table:table-cell table:formula="of:=4*DEGREES([.U163]*SIN(2*RADIANS([.I163]))-2*[.K163]*SIN(RADIANS([.J163]))+4*[.K163]*[.U163]*SIN(RADIANS([.J163]))*COS(2*RADIANS([.I163]))-0.5*[.U163]*[.U163]*SIN(4*RADIANS([.I163]))-1.25*[.K163]*[.K163]*SIN(2*RADIANS([.J163])))" office:value-type="float" office:value="0.315294018304793">
            <text:p>0.32</text:p>
          </table:table-cell>
          <table:table-cell table:formula="of:=DEGREES(ACOS(COS(RADIANS(90.833))/(COS(RADIANS([.$B$2]))*COS(RADIANS([.T163])))-TAN(RADIANS([.$B$2]))*TAN(RADIANS([.T163]))))" office:value-type="float" office:value="112.26029862107">
            <text:p>112.26</text:p>
          </table:table-cell>
          <table:table-cell table:style-name="ce7" table:formula="of:=(720-4*[.$B$3]-[.V163]+[.$B$4]*60)/1440" office:value-type="float" office:value="0.499781045820622">
            <text:p>11:59:41</text:p>
          </table:table-cell>
          <table:table-cell table:style-name="ce7" table:formula="of:=([.X163]*1440-[.W163]*4)/1440" office:value-type="float" office:value="0.187946882984317">
            <text:p>4:30:39</text:p>
          </table:table-cell>
          <table:table-cell table:style-name="ce7" table:formula="of:=([.X163]*1440+[.W163]*4)/1440" office:value-type="float" office:value="0.811615208656926">
            <text:p>19:28:44</text:p>
          </table:table-cell>
          <table:table-cell table:formula="of:=8*[.W163]" office:value-type="float" office:value="898.082388968557">
            <text:p>898.08</text:p>
          </table:table-cell>
          <table:table-cell table:formula="of:=MOD([.E163]*1440+[.V163]+4*[.$B$3]-60*[.$B$4];1440)" office:value-type="float" office:value="720.315294018305">
            <text:p>720.32</text:p>
          </table:table-cell>
          <table:table-cell table:formula="of:=IF([.AB163]/4&lt;0;[.AB163]/4+180;[.AB163]/4-180)" office:value-type="float" office:value="0.0788235045762065">
            <text:p>0.08</text:p>
          </table:table-cell>
          <table:table-cell table:formula="of:=DEGREES(ACOS(SIN(RADIANS([.$B$2]))*SIN(RADIANS([.T163]))+COS(RADIANS([.$B$2]))*COS(RADIANS([.T163]))*COS(RADIANS([.AC163]))))" office:value-type="float" office:value="16.8843138175466">
            <text:p>16.88</text:p>
          </table:table-cell>
          <table:table-cell table:formula="of:=90-[.AD163]" office:value-type="float" office:value="73.1156861824534">
            <text:p>73.12</text:p>
          </table:table-cell>
          <table:table-cell table:formula="of:=IF([.AE163]&gt;85;0;IF([.AE163]&gt;5;58.1/TAN(RADIANS([.AE163]))-0.07/POWER(TAN(RADIANS([.AE163]));3)+0.000086/POWER(TAN(RADIANS([.AE163]));5);IF([.AE163]&gt;-0.575;1735+[.AE163]*(-518.2+[.AE163]*(103.4+[.AE163]*(-12.79+[.AE163]*0.711)));-20.772/TAN(RADIANS([.AE163])))))/3600" office:value-type="float" office:value="0.00489799980104557">
            <text:p>0</text:p>
          </table:table-cell>
          <table:table-cell table:formula="of:=[.AE163]+[.AF163]" office:value-type="float" office:value="73.1205841822545">
            <text:p>73.12</text:p>
          </table:table-cell>
          <table:table-cell table:formula="of:=IF([.AC163]&gt;0;MOD(DEGREES(ACOS(((SIN(RADIANS([.$B$2]))*COS(RADIANS([.AD163])))-SIN(RADIANS([.T163])))/(COS(RADIANS([.$B$2]))*SIN(RADIANS([.AD163])))))+180;360);MOD(540-DEGREES(ACOS(((SIN(RADIANS([.$B$2]))*COS(RADIANS([.AD163])))-SIN(RADIANS([.T163])))/(COS(RADIANS([.$B$2]))*SIN(RADIANS([.AD163])))));360))" office:value-type="float" office:value="180.249604608637">
            <text:p>180.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3]+1" office:value-type="date" office:date-value="2010-06-12">
            <text:p>6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4]+2415018.5+[.E164]-[.$B$4]/24" office:value-type="float" office:value="2455360.29166667">
            <text:p>2455360.29</text:p>
          </table:table-cell>
          <table:table-cell table:style-name="ce9" table:formula="of:=([.F164]-2451545)/36525" office:value-type="float" office:value="0.104456992927215">
            <text:p>0.10445699</text:p>
          </table:table-cell>
          <table:table-cell/>
          <table:table-cell table:formula="of:=MOD(280.46646+[.G164]*(36000.76983+[.G164]*0.0003032);360)" office:value-type="float" office:value="80.9986228148841">
            <text:p>81</text:p>
          </table:table-cell>
          <table:table-cell table:formula="of:=357.52911+[.G164]*(35999.05029-0.0001537*[.G164])" office:value-type="float" office:value="4117.88164985191">
            <text:p>4117.88</text:p>
          </table:table-cell>
          <table:table-cell table:formula="of:=0.016708634-[.G164]*(0.000042037+0.0000001267*[.G164])" office:value-type="float" office:value="0.0167042415589313">
            <text:p>0.02</text:p>
          </table:table-cell>
          <table:table-cell table:formula="of:=SIN(RADIANS([.J164]))*(1.914602-[.G164]*(0.004817+0.000014*[.G164]))+SIN(RADIANS(2*[.J164]))*(0.019993-0.000101*[.G164])+SIN(RADIANS(3*[.J164]))*0.000289" office:value-type="float" office:value="0.707022814951222">
            <text:p>0.71</text:p>
          </table:table-cell>
          <table:table-cell table:formula="of:=[.I164]+[.L164]" office:value-type="float" office:value="81.7056456298353">
            <text:p>81.71</text:p>
          </table:table-cell>
          <table:table-cell table:formula="of:=[.J164]+[.L164]" office:value-type="float" office:value="4118.58867266686">
            <text:p>4118.59</text:p>
          </table:table-cell>
          <table:table-cell table:formula="of:=(1.000001018*(1-[.K164]*[.K164]))/(1+[.K164]*COS(RADIANS([.N164])))" office:value-type="float" office:value="1.01551463594059">
            <text:p>1.02</text:p>
          </table:table-cell>
          <table:table-cell table:formula="of:=[.M164]-0.00569-0.00478*SIN(RADIANS(125.04-1934.136*[.G164]))" office:value-type="float" office:value="81.70461300669">
            <text:p>81.7</text:p>
          </table:table-cell>
          <table:table-cell table:formula="of:=23+(26+((21.448-[.G164]*(46.815+[.G164]*(0.00059-[.G164]*0.001813))))/60)/60" office:value-type="float" office:value="23.4379327337513">
            <text:p>23.44</text:p>
          </table:table-cell>
          <table:table-cell table:formula="of:=[.Q164]+0.00256*COS(RADIANS(125.04-1934.136*[.G164]))" office:value-type="float" office:value="23.4385088683324">
            <text:p>23.44</text:p>
          </table:table-cell>
          <table:table-cell table:formula="of:=DEGREES(ATAN2(COS(RADIANS([.P164]));COS(RADIANS([.R164]))*SIN(RADIANS([.P164]))))" office:value-type="float" office:value="80.9703795815925">
            <text:p>80.97</text:p>
          </table:table-cell>
          <table:table-cell table:formula="of:=DEGREES(ASIN(SIN(RADIANS([.R164]))*SIN(RADIANS([.P164]))))" office:value-type="float" office:value="23.1788740012353">
            <text:p>23.18</text:p>
          </table:table-cell>
          <table:table-cell table:formula="of:=TAN(RADIANS([.R164]/2))*TAN(RADIANS([.R164]/2))" office:value-type="float" office:value="0.0430315752215348">
            <text:p>0.04</text:p>
          </table:table-cell>
          <table:table-cell table:formula="of:=4*DEGREES([.U164]*SIN(2*RADIANS([.I164]))-2*[.K164]*SIN(RADIANS([.J164]))+4*[.K164]*[.U164]*SIN(RADIANS([.J164]))*COS(2*RADIANS([.I164]))-0.5*[.U164]*[.U164]*SIN(4*RADIANS([.I164]))-1.25*[.K164]*[.K164]*SIN(2*RADIANS([.J164])))" office:value-type="float" office:value="0.109658659549403">
            <text:p>0.11</text:p>
          </table:table-cell>
          <table:table-cell table:formula="of:=DEGREES(ACOS(COS(RADIANS(90.833))/(COS(RADIANS([.$B$2]))*COS(RADIANS([.T164])))-TAN(RADIANS([.$B$2]))*TAN(RADIANS([.T164]))))" office:value-type="float" office:value="112.328536899233">
            <text:p>112.33</text:p>
          </table:table-cell>
          <table:table-cell table:style-name="ce7" table:formula="of:=(720-4*[.$B$3]-[.V164]+[.$B$4]*60)/1440" office:value-type="float" office:value="0.499923848153091">
            <text:p>11:59:53</text:p>
          </table:table-cell>
          <table:table-cell table:style-name="ce7" table:formula="of:=([.X164]*1440-[.W164]*4)/1440" office:value-type="float" office:value="0.18790013454411">
            <text:p>4:30:35</text:p>
          </table:table-cell>
          <table:table-cell table:style-name="ce7" table:formula="of:=([.X164]*1440+[.W164]*4)/1440" office:value-type="float" office:value="0.811947561762071">
            <text:p>19:29:12</text:p>
          </table:table-cell>
          <table:table-cell table:formula="of:=8*[.W164]" office:value-type="float" office:value="898.628295193863">
            <text:p>898.63</text:p>
          </table:table-cell>
          <table:table-cell table:formula="of:=MOD([.E164]*1440+[.V164]+4*[.$B$3]-60*[.$B$4];1440)" office:value-type="float" office:value="720.109658659549">
            <text:p>720.11</text:p>
          </table:table-cell>
          <table:table-cell table:formula="of:=IF([.AB164]/4&lt;0;[.AB164]/4+180;[.AB164]/4-180)" office:value-type="float" office:value="0.0274146648873455">
            <text:p>0.03</text:p>
          </table:table-cell>
          <table:table-cell table:formula="of:=DEGREES(ACOS(SIN(RADIANS([.$B$2]))*SIN(RADIANS([.T164]))+COS(RADIANS([.$B$2]))*COS(RADIANS([.T164]))*COS(RADIANS([.AC164]))))" office:value-type="float" office:value="16.8211419590048">
            <text:p>16.82</text:p>
          </table:table-cell>
          <table:table-cell table:formula="of:=90-[.AD164]" office:value-type="float" office:value="73.1788580409952">
            <text:p>73.18</text:p>
          </table:table-cell>
          <table:table-cell table:formula="of:=IF([.AE164]&gt;85;0;IF([.AE164]&gt;5;58.1/TAN(RADIANS([.AE164]))-0.07/POWER(TAN(RADIANS([.AE164]));3)+0.000086/POWER(TAN(RADIANS([.AE164]));5);IF([.AE164]&gt;-0.575;1735+[.AE164]*(-518.2+[.AE164]*(103.4+[.AE164]*(-12.79+[.AE164]*0.711)));-20.772/TAN(RADIANS([.AE164])))))/3600" office:value-type="float" office:value="0.00487857938192002">
            <text:p>0</text:p>
          </table:table-cell>
          <table:table-cell table:formula="of:=[.AE164]+[.AF164]" office:value-type="float" office:value="73.1837366203771">
            <text:p>73.18</text:p>
          </table:table-cell>
          <table:table-cell table:formula="of:=IF([.AC164]&gt;0;MOD(DEGREES(ACOS(((SIN(RADIANS([.$B$2]))*COS(RADIANS([.AD164])))-SIN(RADIANS([.T164])))/(COS(RADIANS([.$B$2]))*SIN(RADIANS([.AD164])))))+180;360);MOD(540-DEGREES(ACOS(((SIN(RADIANS([.$B$2]))*COS(RADIANS([.AD164])))-SIN(RADIANS([.T164])))/(COS(RADIANS([.$B$2]))*SIN(RADIANS([.AD164])))));360))" office:value-type="float" office:value="180.087087355079">
            <text:p>180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4]+1" office:value-type="date" office:date-value="2010-06-13">
            <text:p>6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5]+2415018.5+[.E165]-[.$B$4]/24" office:value-type="float" office:value="2455361.29166667">
            <text:p>2455361.29</text:p>
          </table:table-cell>
          <table:table-cell table:style-name="ce9" table:formula="of:=([.F165]-2451545)/36525" office:value-type="float" office:value="0.104484371435086">
            <text:p>0.10448437</text:p>
          </table:table-cell>
          <table:table-cell/>
          <table:table-cell table:formula="of:=MOD(280.46646+[.G165]*(36000.76983+[.G165]*0.0003032);360)" office:value-type="float" office:value="81.984270176783">
            <text:p>81.98</text:p>
          </table:table-cell>
          <table:table-cell table:formula="of:=357.52911+[.G165]*(35999.05029-0.0001537*[.G165])" office:value-type="float" office:value="4118.86725013276">
            <text:p>4118.87</text:p>
          </table:table-cell>
          <table:table-cell table:formula="of:=0.016708634-[.G165]*(0.000042037+0.0000001267*[.G165])" office:value-type="float" office:value="0.0167042404072961">
            <text:p>0.02</text:p>
          </table:table-cell>
          <table:table-cell table:formula="of:=SIN(RADIANS([.J165]))*(1.914602-[.G165]*(0.004817+0.000014*[.G165]))+SIN(RADIANS(2*[.J165]))*(0.019993-0.000101*[.G165])+SIN(RADIANS(3*[.J165]))*0.000289" office:value-type="float" office:value="0.676908856729214">
            <text:p>0.68</text:p>
          </table:table-cell>
          <table:table-cell table:formula="of:=[.I165]+[.L165]" office:value-type="float" office:value="82.6611790335122">
            <text:p>82.66</text:p>
          </table:table-cell>
          <table:table-cell table:formula="of:=[.J165]+[.L165]" office:value-type="float" office:value="4119.54415898948">
            <text:p>4119.54</text:p>
          </table:table-cell>
          <table:table-cell table:formula="of:=(1.000001018*(1-[.K165]*[.K165]))/(1+[.K165]*COS(RADIANS([.N165])))" office:value-type="float" office:value="1.01561731254326">
            <text:p>1.02</text:p>
          </table:table-cell>
          <table:table-cell table:formula="of:=[.M165]-0.00569-0.00478*SIN(RADIANS(125.04-1934.136*[.G165]))" office:value-type="float" office:value="82.6601474026057">
            <text:p>82.66</text:p>
          </table:table-cell>
          <table:table-cell table:formula="of:=23+(26+((21.448-[.G165]*(46.815+[.G165]*(0.00059-[.G165]*0.001813))))/60)/60" office:value-type="float" office:value="23.4379323777162">
            <text:p>23.44</text:p>
          </table:table-cell>
          <table:table-cell table:formula="of:=[.Q165]+0.00256*COS(RADIANS(125.04-1934.136*[.G165]))" office:value-type="float" office:value="23.4385062067507">
            <text:p>23.44</text:p>
          </table:table-cell>
          <table:table-cell table:formula="of:=DEGREES(ATAN2(COS(RADIANS([.P165]));COS(RADIANS([.R165]))*SIN(RADIANS([.P165]))))" office:value-type="float" office:value="82.0082349529504">
            <text:p>82.01</text:p>
          </table:table-cell>
          <table:table-cell table:formula="of:=DEGREES(ASIN(SIN(RADIANS([.R165]))*SIN(RADIANS([.P165]))))" office:value-type="float" office:value="23.2351202996006">
            <text:p>23.24</text:p>
          </table:table-cell>
          <table:table-cell table:formula="of:=TAN(RADIANS([.R165]/2))*TAN(RADIANS([.R165]/2))" office:value-type="float" office:value="0.0430315651705592">
            <text:p>0.04</text:p>
          </table:table-cell>
          <table:table-cell table:formula="of:=4*DEGREES([.U165]*SIN(2*RADIANS([.I165]))-2*[.K165]*SIN(RADIANS([.J165]))+4*[.K165]*[.U165]*SIN(RADIANS([.J165]))*COS(2*RADIANS([.I165]))-0.5*[.U165]*[.U165]*SIN(4*RADIANS([.I165]))-1.25*[.K165]*[.K165]*SIN(2*RADIANS([.J165])))" office:value-type="float" office:value="-0.0988152756456879">
            <text:p>-0.1</text:p>
          </table:table-cell>
          <table:table-cell table:formula="of:=DEGREES(ACOS(COS(RADIANS(90.833))/(COS(RADIANS([.$B$2]))*COS(RADIANS([.T165])))-TAN(RADIANS([.$B$2]))*TAN(RADIANS([.T165]))))" office:value-type="float" office:value="112.3894893399">
            <text:p>112.39</text:p>
          </table:table-cell>
          <table:table-cell table:style-name="ce7" table:formula="of:=(720-4*[.$B$3]-[.V165]+[.$B$4]*60)/1440" office:value-type="float" office:value="0.500068621719198">
            <text:p>12:00:06</text:p>
          </table:table-cell>
          <table:table-cell table:style-name="ce7" table:formula="of:=([.X165]*1440-[.W165]*4)/1440" office:value-type="float" office:value="0.187875595775032">
            <text:p>4:30:32</text:p>
          </table:table-cell>
          <table:table-cell table:style-name="ce7" table:formula="of:=([.X165]*1440+[.W165]*4)/1440" office:value-type="float" office:value="0.812261647663365">
            <text:p>19:29:39</text:p>
          </table:table-cell>
          <table:table-cell table:formula="of:=8*[.W165]" office:value-type="float" office:value="899.1159147192">
            <text:p>899.12</text:p>
          </table:table-cell>
          <table:table-cell table:formula="of:=MOD([.E165]*1440+[.V165]+4*[.$B$3]-60*[.$B$4];1440)" office:value-type="float" office:value="719.901184724354">
            <text:p>719.9</text:p>
          </table:table-cell>
          <table:table-cell table:formula="of:=IF([.AB165]/4&lt;0;[.AB165]/4+180;[.AB165]/4-180)" office:value-type="float" office:value="-0.0247038189114335">
            <text:p>-0.02</text:p>
          </table:table-cell>
          <table:table-cell table:formula="of:=DEGREES(ACOS(SIN(RADIANS([.$B$2]))*SIN(RADIANS([.T165]))+COS(RADIANS([.$B$2]))*COS(RADIANS([.T165]))*COS(RADIANS([.AC165]))))" office:value-type="float" office:value="16.7648926970578">
            <text:p>16.76</text:p>
          </table:table-cell>
          <table:table-cell table:formula="of:=90-[.AD165]" office:value-type="float" office:value="73.2351073029422">
            <text:p>73.24</text:p>
          </table:table-cell>
          <table:table-cell table:formula="of:=IF([.AE165]&gt;85;0;IF([.AE165]&gt;5;58.1/TAN(RADIANS([.AE165]))-0.07/POWER(TAN(RADIANS([.AE165]));3)+0.000086/POWER(TAN(RADIANS([.AE165]));5);IF([.AE165]&gt;-0.575;1735+[.AE165]*(-518.2+[.AE165]*(103.4+[.AE165]*(-12.79+[.AE165]*0.711)));-20.772/TAN(RADIANS([.AE165])))))/3600" office:value-type="float" office:value="0.00486129797281667">
            <text:p>0</text:p>
          </table:table-cell>
          <table:table-cell table:formula="of:=[.AE165]+[.AF165]" office:value-type="float" office:value="73.239968600915">
            <text:p>73.24</text:p>
          </table:table-cell>
          <table:table-cell table:formula="of:=IF([.AC165]&gt;0;MOD(DEGREES(ACOS(((SIN(RADIANS([.$B$2]))*COS(RADIANS([.AD165])))-SIN(RADIANS([.T165])))/(COS(RADIANS([.$B$2]))*SIN(RADIANS([.AD165])))))+180;360);MOD(540-DEGREES(ACOS(((SIN(RADIANS([.$B$2]))*COS(RADIANS([.AD165])))-SIN(RADIANS([.T165])))/(COS(RADIANS([.$B$2]))*SIN(RADIANS([.AD165])))));360))" office:value-type="float" office:value="179.921301539115">
            <text:p>179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5]+1" office:value-type="date" office:date-value="2010-06-14">
            <text:p>6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6]+2415018.5+[.E166]-[.$B$4]/24" office:value-type="float" office:value="2455362.29166667">
            <text:p>2455362.29</text:p>
          </table:table-cell>
          <table:table-cell table:style-name="ce9" table:formula="of:=([.F166]-2451545)/36525" office:value-type="float" office:value="0.104511749942957">
            <text:p>0.10451175</text:p>
          </table:table-cell>
          <table:table-cell/>
          <table:table-cell table:formula="of:=MOD(280.46646+[.G166]*(36000.76983+[.G166]*0.0003032);360)" office:value-type="float" office:value="82.9699175386813">
            <text:p>82.97</text:p>
          </table:table-cell>
          <table:table-cell table:formula="of:=357.52911+[.G166]*(35999.05029-0.0001537*[.G166])" office:value-type="float" office:value="4119.8528504136">
            <text:p>4119.85</text:p>
          </table:table-cell>
          <table:table-cell table:formula="of:=0.016708634-[.G166]*(0.000042037+0.0000001267*[.G166])" office:value-type="float" office:value="0.0167042392556608">
            <text:p>0.02</text:p>
          </table:table-cell>
          <table:table-cell table:formula="of:=SIN(RADIANS([.J166]))*(1.914602-[.G166]*(0.004817+0.000014*[.G166]))+SIN(RADIANS(2*[.J166]))*(0.019993-0.000101*[.G166])+SIN(RADIANS(3*[.J166]))*0.000289" office:value-type="float" office:value="0.646605922500695">
            <text:p>0.65</text:p>
          </table:table-cell>
          <table:table-cell table:formula="of:=[.I166]+[.L166]" office:value-type="float" office:value="83.616523461182">
            <text:p>83.62</text:p>
          </table:table-cell>
          <table:table-cell table:formula="of:=[.J166]+[.L166]" office:value-type="float" office:value="4120.4994563361">
            <text:p>4120.5</text:p>
          </table:table-cell>
          <table:table-cell table:formula="of:=(1.000001018*(1-[.K166]*[.K166]))/(1+[.K166]*COS(RADIANS([.N166])))" office:value-type="float" office:value="1.01571549933055">
            <text:p>1.02</text:p>
          </table:table-cell>
          <table:table-cell table:formula="of:=[.M166]-0.00569-0.00478*SIN(RADIANS(125.04-1934.136*[.G166]))" office:value-type="float" office:value="83.6154928185353">
            <text:p>83.62</text:p>
          </table:table-cell>
          <table:table-cell table:formula="of:=23+(26+((21.448-[.G166]*(46.815+[.G166]*(0.00059-[.G166]*0.001813))))/60)/60" office:value-type="float" office:value="23.437932021681">
            <text:p>23.44</text:p>
          </table:table-cell>
          <table:table-cell table:formula="of:=[.Q166]+0.00256*COS(RADIANS(125.04-1934.136*[.G166]))" office:value-type="float" office:value="23.4385035446788">
            <text:p>23.44</text:p>
          </table:table-cell>
          <table:table-cell table:formula="of:=DEGREES(ATAN2(COS(RADIANS([.P166]));COS(RADIANS([.R166]))*SIN(RADIANS([.P166]))))" office:value-type="float" office:value="83.0467069004091">
            <text:p>83.05</text:p>
          </table:table-cell>
          <table:table-cell table:formula="of:=DEGREES(ASIN(SIN(RADIANS([.R166]))*SIN(RADIANS([.P166]))))" office:value-type="float" office:value="23.2845370499302">
            <text:p>23.28</text:p>
          </table:table-cell>
          <table:table-cell table:formula="of:=TAN(RADIANS([.R166]/2))*TAN(RADIANS([.R166]/2))" office:value-type="float" office:value="0.0430315551177339">
            <text:p>0.04</text:p>
          </table:table-cell>
          <table:table-cell table:formula="of:=4*DEGREES([.U166]*SIN(2*RADIANS([.I166]))-2*[.K166]*SIN(RADIANS([.J166]))+4*[.K166]*[.U166]*SIN(RADIANS([.J166]))*COS(2*RADIANS([.I166]))-0.5*[.U166]*[.U166]*SIN(4*RADIANS([.I166]))-1.25*[.K166]*[.K166]*SIN(2*RADIANS([.J166])))" office:value-type="float" office:value="-0.309754055644864">
            <text:p>-0.31</text:p>
          </table:table-cell>
          <table:table-cell table:formula="of:=DEGREES(ACOS(COS(RADIANS(90.833))/(COS(RADIANS([.$B$2]))*COS(RADIANS([.T166])))-TAN(RADIANS([.$B$2]))*TAN(RADIANS([.T166]))))" office:value-type="float" office:value="112.443106308035">
            <text:p>112.44</text:p>
          </table:table-cell>
          <table:table-cell table:style-name="ce7" table:formula="of:=(720-4*[.$B$3]-[.V166]+[.$B$4]*60)/1440" office:value-type="float" office:value="0.500215106983087">
            <text:p>12:00:19</text:p>
          </table:table-cell>
          <table:table-cell table:style-name="ce7" table:formula="of:=([.X166]*1440-[.W166]*4)/1440" office:value-type="float" office:value="0.187873145016323">
            <text:p>4:30:32</text:p>
          </table:table-cell>
          <table:table-cell table:style-name="ce7" table:formula="of:=([.X166]*1440+[.W166]*4)/1440" office:value-type="float" office:value="0.812557068949851">
            <text:p>19:30:05</text:p>
          </table:table-cell>
          <table:table-cell table:formula="of:=8*[.W166]" office:value-type="float" office:value="899.54485046428">
            <text:p>899.54</text:p>
          </table:table-cell>
          <table:table-cell table:formula="of:=MOD([.E166]*1440+[.V166]+4*[.$B$3]-60*[.$B$4];1440)" office:value-type="float" office:value="719.690245944355">
            <text:p>719.69</text:p>
          </table:table-cell>
          <table:table-cell table:formula="of:=IF([.AB166]/4&lt;0;[.AB166]/4+180;[.AB166]/4-180)" office:value-type="float" office:value="-0.0774385139112042">
            <text:p>-0.08</text:p>
          </table:table-cell>
          <table:table-cell table:formula="of:=DEGREES(ACOS(SIN(RADIANS([.$B$2]))*SIN(RADIANS([.T166]))+COS(RADIANS([.$B$2]))*COS(RADIANS([.T166]))*COS(RADIANS([.AC166]))))" office:value-type="float" office:value="16.7155909767139">
            <text:p>16.72</text:p>
          </table:table-cell>
          <table:table-cell table:formula="of:=90-[.AD166]" office:value-type="float" office:value="73.2844090232861">
            <text:p>73.28</text:p>
          </table:table-cell>
          <table:table-cell table:formula="of:=IF([.AE166]&gt;85;0;IF([.AE166]&gt;5;58.1/TAN(RADIANS([.AE166]))-0.07/POWER(TAN(RADIANS([.AE166]));3)+0.000086/POWER(TAN(RADIANS([.AE166]));5);IF([.AE166]&gt;-0.575;1735+[.AE166]*(-518.2+[.AE166]*(103.4+[.AE166]*(-12.79+[.AE166]*0.711)));-20.772/TAN(RADIANS([.AE166])))))/3600" office:value-type="float" office:value="0.00484615942238019">
            <text:p>0</text:p>
          </table:table-cell>
          <table:table-cell table:formula="of:=[.AE166]+[.AF166]" office:value-type="float" office:value="73.2892551827085">
            <text:p>73.29</text:p>
          </table:table-cell>
          <table:table-cell table:formula="of:=IF([.AC166]&gt;0;MOD(DEGREES(ACOS(((SIN(RADIANS([.$B$2]))*COS(RADIANS([.AD166])))-SIN(RADIANS([.T166])))/(COS(RADIANS([.$B$2]))*SIN(RADIANS([.AD166])))))+180;360);MOD(540-DEGREES(ACOS(((SIN(RADIANS([.$B$2]))*COS(RADIANS([.AD166])))-SIN(RADIANS([.T166])))/(COS(RADIANS([.$B$2]))*SIN(RADIANS([.AD166])))));360))" office:value-type="float" office:value="179.752689998548">
            <text:p>179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6]+1" office:value-type="date" office:date-value="2010-06-15">
            <text:p>6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7]+2415018.5+[.E167]-[.$B$4]/24" office:value-type="float" office:value="2455363.29166667">
            <text:p>2455363.29</text:p>
          </table:table-cell>
          <table:table-cell table:style-name="ce9" table:formula="of:=([.F167]-2451545)/36525" office:value-type="float" office:value="0.104539128450829">
            <text:p>0.10453913</text:p>
          </table:table-cell>
          <table:table-cell/>
          <table:table-cell table:formula="of:=MOD(280.46646+[.G167]*(36000.76983+[.G167]*0.0003032);360)" office:value-type="float" office:value="83.9555649005811">
            <text:p>83.96</text:p>
          </table:table-cell>
          <table:table-cell table:formula="of:=357.52911+[.G167]*(35999.05029-0.0001537*[.G167])" office:value-type="float" office:value="4120.83845069445">
            <text:p>4120.84</text:p>
          </table:table-cell>
          <table:table-cell table:formula="of:=0.016708634-[.G167]*(0.000042037+0.0000001267*[.G167])" office:value-type="float" office:value="0.0167042381040253">
            <text:p>0.02</text:p>
          </table:table-cell>
          <table:table-cell table:formula="of:=SIN(RADIANS([.J167]))*(1.914602-[.G167]*(0.004817+0.000014*[.G167]))+SIN(RADIANS(2*[.J167]))*(0.019993-0.000101*[.G167])+SIN(RADIANS(3*[.J167]))*0.000289" office:value-type="float" office:value="0.616122537003228">
            <text:p>0.62</text:p>
          </table:table-cell>
          <table:table-cell table:formula="of:=[.I167]+[.L167]" office:value-type="float" office:value="84.5716874375843">
            <text:p>84.57</text:p>
          </table:table-cell>
          <table:table-cell table:formula="of:=[.J167]+[.L167]" office:value-type="float" office:value="4121.45457323145">
            <text:p>4121.45</text:p>
          </table:table-cell>
          <table:table-cell table:formula="of:=(1.000001018*(1-[.K167]*[.K167]))/(1+[.K167]*COS(RADIANS([.N167])))" office:value-type="float" office:value="1.01580916987931">
            <text:p>1.02</text:p>
          </table:table-cell>
          <table:table-cell table:formula="of:=[.M167]-0.00569-0.00478*SIN(RADIANS(125.04-1934.136*[.G167]))" office:value-type="float" office:value="84.5706577792174">
            <text:p>84.57</text:p>
          </table:table-cell>
          <table:table-cell table:formula="of:=23+(26+((21.448-[.G167]*(46.815+[.G167]*(0.00059-[.G167]*0.001813))))/60)/60" office:value-type="float" office:value="23.4379316656458">
            <text:p>23.44</text:p>
          </table:table-cell>
          <table:table-cell table:formula="of:=[.Q167]+0.00256*COS(RADIANS(125.04-1934.136*[.G167]))" office:value-type="float" office:value="23.4385008821188">
            <text:p>23.44</text:p>
          </table:table-cell>
          <table:table-cell table:formula="of:=DEGREES(ATAN2(COS(RADIANS([.P167]));COS(RADIANS([.R167]))*SIN(RADIANS([.P167]))))" office:value-type="float" office:value="84.0857002560455">
            <text:p>84.09</text:p>
          </table:table-cell>
          <table:table-cell table:formula="of:=DEGREES(ASIN(SIN(RADIANS([.R167]))*SIN(RADIANS([.P167]))))" office:value-type="float" office:value="23.3271073609773">
            <text:p>23.33</text:p>
          </table:table-cell>
          <table:table-cell table:formula="of:=TAN(RADIANS([.R167]/2))*TAN(RADIANS([.R167]/2))" office:value-type="float" office:value="0.0430315450630663">
            <text:p>0.04</text:p>
          </table:table-cell>
          <table:table-cell table:formula="of:=4*DEGREES([.U167]*SIN(2*RADIANS([.I167]))-2*[.K167]*SIN(RADIANS([.J167]))+4*[.K167]*[.U167]*SIN(RADIANS([.J167]))*COS(2*RADIANS([.I167]))-0.5*[.U167]*[.U167]*SIN(4*RADIANS([.I167]))-1.25*[.K167]*[.K167]*SIN(2*RADIANS([.J167])))" office:value-type="float" office:value="-0.522779190331529">
            <text:p>-0.52</text:p>
          </table:table-cell>
          <table:table-cell table:formula="of:=DEGREES(ACOS(COS(RADIANS(90.833))/(COS(RADIANS([.$B$2]))*COS(RADIANS([.T167])))-TAN(RADIANS([.$B$2]))*TAN(RADIANS([.T167]))))" office:value-type="float" office:value="112.489344239254">
            <text:p>112.49</text:p>
          </table:table-cell>
          <table:table-cell table:style-name="ce7" table:formula="of:=(720-4*[.$B$3]-[.V167]+[.$B$4]*60)/1440" office:value-type="float" office:value="0.500363041104397">
            <text:p>12:00:31</text:p>
          </table:table-cell>
          <table:table-cell table:style-name="ce7" table:formula="of:=([.X167]*1440-[.W167]*4)/1440" office:value-type="float" office:value="0.187892640439801">
            <text:p>4:30:34</text:p>
          </table:table-cell>
          <table:table-cell table:style-name="ce7" table:formula="of:=([.X167]*1440+[.W167]*4)/1440" office:value-type="float" office:value="0.812833441768992">
            <text:p>19:30:29</text:p>
          </table:table-cell>
          <table:table-cell table:formula="of:=8*[.W167]" office:value-type="float" office:value="899.914753914035">
            <text:p>899.91</text:p>
          </table:table-cell>
          <table:table-cell table:formula="of:=MOD([.E167]*1440+[.V167]+4*[.$B$3]-60*[.$B$4];1440)" office:value-type="float" office:value="719.477220809668">
            <text:p>719.48</text:p>
          </table:table-cell>
          <table:table-cell table:formula="of:=IF([.AB167]/4&lt;0;[.AB167]/4+180;[.AB167]/4-180)" office:value-type="float" office:value="-0.13069479758289">
            <text:p>-0.13</text:p>
          </table:table-cell>
          <table:table-cell table:formula="of:=DEGREES(ACOS(SIN(RADIANS([.$B$2]))*SIN(RADIANS([.T167]))+COS(RADIANS([.$B$2]))*COS(RADIANS([.T167]))*COS(RADIANS([.AC167]))))" office:value-type="float" office:value="16.6732580964086">
            <text:p>16.67</text:p>
          </table:table-cell>
          <table:table-cell table:formula="of:=90-[.AD167]" office:value-type="float" office:value="73.3267419035915">
            <text:p>73.33</text:p>
          </table:table-cell>
          <table:table-cell table:formula="of:=IF([.AE167]&gt;85;0;IF([.AE167]&gt;5;58.1/TAN(RADIANS([.AE167]))-0.07/POWER(TAN(RADIANS([.AE167]));3)+0.000086/POWER(TAN(RADIANS([.AE167]));5);IF([.AE167]&gt;-0.575;1735+[.AE167]*(-518.2+[.AE167]*(103.4+[.AE167]*(-12.79+[.AE167]*0.711)));-20.772/TAN(RADIANS([.AE167])))))/3600" office:value-type="float" office:value="0.00483316693698299">
            <text:p>0</text:p>
          </table:table-cell>
          <table:table-cell table:formula="of:=[.AE167]+[.AF167]" office:value-type="float" office:value="73.3315750705284">
            <text:p>73.33</text:p>
          </table:table-cell>
          <table:table-cell table:formula="of:=IF([.AC167]&gt;0;MOD(DEGREES(ACOS(((SIN(RADIANS([.$B$2]))*COS(RADIANS([.AD167])))-SIN(RADIANS([.T167])))/(COS(RADIANS([.$B$2]))*SIN(RADIANS([.AD167])))))+180;360);MOD(540-DEGREES(ACOS(((SIN(RADIANS([.$B$2]))*COS(RADIANS([.AD167])))-SIN(RADIANS([.T167])))/(COS(RADIANS([.$B$2]))*SIN(RADIANS([.AD167])))));360))" office:value-type="float" office:value="179.581711283548">
            <text:p>179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7]+1" office:value-type="date" office:date-value="2010-06-16">
            <text:p>6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8]+2415018.5+[.E168]-[.$B$4]/24" office:value-type="float" office:value="2455364.29166667">
            <text:p>2455364.29</text:p>
          </table:table-cell>
          <table:table-cell table:style-name="ce9" table:formula="of:=([.F168]-2451545)/36525" office:value-type="float" office:value="0.1045665069587">
            <text:p>0.10456651</text:p>
          </table:table-cell>
          <table:table-cell/>
          <table:table-cell table:formula="of:=MOD(280.46646+[.G168]*(36000.76983+[.G168]*0.0003032);360)" office:value-type="float" office:value="84.9412122624813">
            <text:p>84.94</text:p>
          </table:table-cell>
          <table:table-cell table:formula="of:=357.52911+[.G168]*(35999.05029-0.0001537*[.G168])" office:value-type="float" office:value="4121.82405097529">
            <text:p>4121.82</text:p>
          </table:table-cell>
          <table:table-cell table:formula="of:=0.016708634-[.G168]*(0.000042037+0.0000001267*[.G168])" office:value-type="float" office:value="0.0167042369523896">
            <text:p>0.02</text:p>
          </table:table-cell>
          <table:table-cell table:formula="of:=SIN(RADIANS([.J168]))*(1.914602-[.G168]*(0.004817+0.000014*[.G168]))+SIN(RADIANS(2*[.J168]))*(0.019993-0.000101*[.G168])+SIN(RADIANS(3*[.J168]))*0.000289" office:value-type="float" office:value="0.585467266377709">
            <text:p>0.59</text:p>
          </table:table-cell>
          <table:table-cell table:formula="of:=[.I168]+[.L168]" office:value-type="float" office:value="85.526679528859">
            <text:p>85.53</text:p>
          </table:table-cell>
          <table:table-cell table:formula="of:=[.J168]+[.L168]" office:value-type="float" office:value="4122.40951824167">
            <text:p>4122.41</text:p>
          </table:table-cell>
          <table:table-cell table:formula="of:=(1.000001018*(1-[.K168]*[.K168]))/(1+[.K168]*COS(RADIANS([.N168])))" office:value-type="float" office:value="1.01589829899632">
            <text:p>1.02</text:p>
          </table:table-cell>
          <table:table-cell table:formula="of:=[.M168]-0.00569-0.00478*SIN(RADIANS(125.04-1934.136*[.G168]))" office:value-type="float" office:value="85.5256508507911">
            <text:p>85.53</text:p>
          </table:table-cell>
          <table:table-cell table:formula="of:=23+(26+((21.448-[.G168]*(46.815+[.G168]*(0.00059-[.G168]*0.001813))))/60)/60" office:value-type="float" office:value="23.4379313096107">
            <text:p>23.44</text:p>
          </table:table-cell>
          <table:table-cell table:formula="of:=[.Q168]+0.00256*COS(RADIANS(125.04-1934.136*[.G168]))" office:value-type="float" office:value="23.4384982190725">
            <text:p>23.44</text:p>
          </table:table-cell>
          <table:table-cell table:formula="of:=DEGREES(ATAN2(COS(RADIANS([.P168]));COS(RADIANS([.R168]))*SIN(RADIANS([.P168]))))" office:value-type="float" office:value="85.125118808085">
            <text:p>85.13</text:p>
          </table:table-cell>
          <table:table-cell table:formula="of:=DEGREES(ASIN(SIN(RADIANS([.R168]))*SIN(RADIANS([.P168]))))" office:value-type="float" office:value="23.36281702484">
            <text:p>23.36</text:p>
          </table:table-cell>
          <table:table-cell table:formula="of:=TAN(RADIANS([.R168]/2))*TAN(RADIANS([.R168]/2))" office:value-type="float" office:value="0.0430315350065639">
            <text:p>0.04</text:p>
          </table:table-cell>
          <table:table-cell table:formula="of:=4*DEGREES([.U168]*SIN(2*RADIANS([.I168]))-2*[.K168]*SIN(RADIANS([.J168]))+4*[.K168]*[.U168]*SIN(RADIANS([.J168]))*COS(2*RADIANS([.I168]))-0.5*[.U168]*[.U168]*SIN(4*RADIANS([.I168]))-1.25*[.K168]*[.K168]*SIN(2*RADIANS([.J168])))" office:value-type="float" office:value="-0.737508067807342">
            <text:p>-0.74</text:p>
          </table:table-cell>
          <table:table-cell table:formula="of:=DEGREES(ACOS(COS(RADIANS(90.833))/(COS(RADIANS([.$B$2]))*COS(RADIANS([.T168])))-TAN(RADIANS([.$B$2]))*TAN(RADIANS([.T168]))))" office:value-type="float" office:value="112.528165776146">
            <text:p>112.53</text:p>
          </table:table-cell>
          <table:table-cell table:style-name="ce7" table:formula="of:=(720-4*[.$B$3]-[.V168]+[.$B$4]*60)/1440" office:value-type="float" office:value="0.500512158380422">
            <text:p>12:00:44</text:p>
          </table:table-cell>
          <table:table-cell table:style-name="ce7" table:formula="of:=([.X168]*1440-[.W168]*4)/1440" office:value-type="float" office:value="0.18793392011335">
            <text:p>4:30:37</text:p>
          </table:table-cell>
          <table:table-cell table:style-name="ce7" table:formula="of:=([.X168]*1440+[.W168]*4)/1440" office:value-type="float" office:value="0.813090396647493">
            <text:p>19:30:51</text:p>
          </table:table-cell>
          <table:table-cell table:formula="of:=8*[.W168]" office:value-type="float" office:value="900.225326209167">
            <text:p>900.23</text:p>
          </table:table-cell>
          <table:table-cell table:formula="of:=MOD([.E168]*1440+[.V168]+4*[.$B$3]-60*[.$B$4];1440)" office:value-type="float" office:value="719.262491932193">
            <text:p>719.26</text:p>
          </table:table-cell>
          <table:table-cell table:formula="of:=IF([.AB168]/4&lt;0;[.AB168]/4+180;[.AB168]/4-180)" office:value-type="float" office:value="-0.184377016951828">
            <text:p>-0.18</text:p>
          </table:table-cell>
          <table:table-cell table:formula="of:=DEGREES(ACOS(SIN(RADIANS([.$B$2]))*SIN(RADIANS([.T168]))+COS(RADIANS([.$B$2]))*COS(RADIANS([.T168]))*COS(RADIANS([.AC168]))))" office:value-type="float" office:value="16.6379116216372">
            <text:p>16.64</text:p>
          </table:table-cell>
          <table:table-cell table:formula="of:=90-[.AD168]" office:value-type="float" office:value="73.3620883783628">
            <text:p>73.36</text:p>
          </table:table-cell>
          <table:table-cell table:formula="of:=IF([.AE168]&gt;85;0;IF([.AE168]&gt;5;58.1/TAN(RADIANS([.AE168]))-0.07/POWER(TAN(RADIANS([.AE168]));3)+0.000086/POWER(TAN(RADIANS([.AE168]));5);IF([.AE168]&gt;-0.575;1735+[.AE168]*(-518.2+[.AE168]*(103.4+[.AE168]*(-12.79+[.AE168]*0.711)));-20.772/TAN(RADIANS([.AE168])))))/3600" office:value-type="float" office:value="0.00482232305346005">
            <text:p>0</text:p>
          </table:table-cell>
          <table:table-cell table:formula="of:=[.AE168]+[.AF168]" office:value-type="float" office:value="73.3669107014162">
            <text:p>73.37</text:p>
          </table:table-cell>
          <table:table-cell table:formula="of:=IF([.AC168]&gt;0;MOD(DEGREES(ACOS(((SIN(RADIANS([.$B$2]))*COS(RADIANS([.AD168])))-SIN(RADIANS([.T168])))/(COS(RADIANS([.$B$2]))*SIN(RADIANS([.AD168])))))+180;360);MOD(540-DEGREES(ACOS(((SIN(RADIANS([.$B$2]))*COS(RADIANS([.AD168])))-SIN(RADIANS([.T168])))/(COS(RADIANS([.$B$2]))*SIN(RADIANS([.AD168])))));360))" office:value-type="float" office:value="179.408837555223">
            <text:p>179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8]+1" office:value-type="date" office:date-value="2010-06-17">
            <text:p>6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9]+2415018.5+[.E169]-[.$B$4]/24" office:value-type="float" office:value="2455365.29166667">
            <text:p>2455365.29</text:p>
          </table:table-cell>
          <table:table-cell table:style-name="ce9" table:formula="of:=([.F169]-2451545)/36525" office:value-type="float" office:value="0.104593885466571">
            <text:p>0.10459389</text:p>
          </table:table-cell>
          <table:table-cell/>
          <table:table-cell table:formula="of:=MOD(280.46646+[.G169]*(36000.76983+[.G169]*0.0003032);360)" office:value-type="float" office:value="85.9268596243819">
            <text:p>85.93</text:p>
          </table:table-cell>
          <table:table-cell table:formula="of:=357.52911+[.G169]*(35999.05029-0.0001537*[.G169])" office:value-type="float" office:value="4122.80965125614">
            <text:p>4122.81</text:p>
          </table:table-cell>
          <table:table-cell table:formula="of:=0.016708634-[.G169]*(0.000042037+0.0000001267*[.G169])" office:value-type="float" office:value="0.0167042358007537">
            <text:p>0.02</text:p>
          </table:table-cell>
          <table:table-cell table:formula="of:=SIN(RADIANS([.J169]))*(1.914602-[.G169]*(0.004817+0.000014*[.G169]))+SIN(RADIANS(2*[.J169]))*(0.019993-0.000101*[.G169])+SIN(RADIANS(3*[.J169]))*0.000289" office:value-type="float" office:value="0.554648716143813">
            <text:p>0.55</text:p>
          </table:table-cell>
          <table:table-cell table:formula="of:=[.I169]+[.L169]" office:value-type="float" office:value="86.4815083405257">
            <text:p>86.48</text:p>
          </table:table-cell>
          <table:table-cell table:formula="of:=[.J169]+[.L169]" office:value-type="float" office:value="4123.36429997228">
            <text:p>4123.36</text:p>
          </table:table-cell>
          <table:table-cell table:formula="of:=(1.000001018*(1-[.K169]*[.K169]))/(1+[.K169]*COS(RADIANS([.N169])))" office:value-type="float" office:value="1.01598286272301">
            <text:p>1.02</text:p>
          </table:table-cell>
          <table:table-cell table:formula="of:=[.M169]-0.00569-0.00478*SIN(RADIANS(125.04-1934.136*[.G169]))" office:value-type="float" office:value="86.4804806387754">
            <text:p>86.48</text:p>
          </table:table-cell>
          <table:table-cell table:formula="of:=23+(26+((21.448-[.G169]*(46.815+[.G169]*(0.00059-[.G169]*0.001813))))/60)/60" office:value-type="float" office:value="23.4379309535755">
            <text:p>23.44</text:p>
          </table:table-cell>
          <table:table-cell table:formula="of:=[.Q169]+0.00256*COS(RADIANS(125.04-1934.136*[.G169]))" office:value-type="float" office:value="23.4384955555421">
            <text:p>23.44</text:p>
          </table:table-cell>
          <table:table-cell table:formula="of:=DEGREES(ATAN2(COS(RADIANS([.P169]));COS(RADIANS([.R169]))*SIN(RADIANS([.P169]))))" office:value-type="float" office:value="86.1648654688081">
            <text:p>86.16</text:p>
          </table:table-cell>
          <table:table-cell table:formula="of:=DEGREES(ASIN(SIN(RADIANS([.R169]))*SIN(RADIANS([.P169]))))" office:value-type="float" office:value="23.3916545349271">
            <text:p>23.39</text:p>
          </table:table-cell>
          <table:table-cell table:formula="of:=TAN(RADIANS([.R169]/2))*TAN(RADIANS([.R169]/2))" office:value-type="float" office:value="0.0430315249482341">
            <text:p>0.04</text:p>
          </table:table-cell>
          <table:table-cell table:formula="of:=4*DEGREES([.U169]*SIN(2*RADIANS([.I169]))-2*[.K169]*SIN(RADIANS([.J169]))+4*[.K169]*[.U169]*SIN(RADIANS([.J169]))*COS(2*RADIANS([.I169]))-0.5*[.U169]*[.U169]*SIN(4*RADIANS([.I169]))-1.25*[.K169]*[.K169]*SIN(2*RADIANS([.J169])))" office:value-type="float" office:value="-0.953554602188299">
            <text:p>-0.95</text:p>
          </table:table-cell>
          <table:table-cell table:formula="of:=DEGREES(ACOS(COS(RADIANS(90.833))/(COS(RADIANS([.$B$2]))*COS(RADIANS([.T169])))-TAN(RADIANS([.$B$2]))*TAN(RADIANS([.T169]))))" office:value-type="float" office:value="112.559539885911">
            <text:p>112.56</text:p>
          </table:table-cell>
          <table:table-cell table:style-name="ce7" table:formula="of:=(720-4*[.$B$3]-[.V169]+[.$B$4]*60)/1440" office:value-type="float" office:value="0.500662190695964">
            <text:p>12:00:57</text:p>
          </table:table-cell>
          <table:table-cell table:style-name="ce7" table:formula="of:=([.X169]*1440-[.W169]*4)/1440" office:value-type="float" office:value="0.187996802123989">
            <text:p>4:30:43</text:p>
          </table:table-cell>
          <table:table-cell table:style-name="ce7" table:formula="of:=([.X169]*1440+[.W169]*4)/1440" office:value-type="float" office:value="0.813327579267939">
            <text:p>19:31:12</text:p>
          </table:table-cell>
          <table:table-cell table:formula="of:=8*[.W169]" office:value-type="float" office:value="900.476319087288">
            <text:p>900.48</text:p>
          </table:table-cell>
          <table:table-cell table:formula="of:=MOD([.E169]*1440+[.V169]+4*[.$B$3]-60*[.$B$4];1440)" office:value-type="float" office:value="719.046445397812">
            <text:p>719.05</text:p>
          </table:table-cell>
          <table:table-cell table:formula="of:=IF([.AB169]/4&lt;0;[.AB169]/4+180;[.AB169]/4-180)" office:value-type="float" office:value="-0.23838865054708">
            <text:p>-0.24</text:p>
          </table:table-cell>
          <table:table-cell table:formula="of:=DEGREES(ACOS(SIN(RADIANS([.$B$2]))*SIN(RADIANS([.T169]))+COS(RADIANS([.$B$2]))*COS(RADIANS([.T169]))*COS(RADIANS([.AC169]))))" office:value-type="float" office:value="16.6095653127951">
            <text:p>16.61</text:p>
          </table:table-cell>
          <table:table-cell table:formula="of:=90-[.AD169]" office:value-type="float" office:value="73.3904346872049">
            <text:p>73.39</text:p>
          </table:table-cell>
          <table:table-cell table:formula="of:=IF([.AE169]&gt;85;0;IF([.AE169]&gt;5;58.1/TAN(RADIANS([.AE169]))-0.07/POWER(TAN(RADIANS([.AE169]));3)+0.000086/POWER(TAN(RADIANS([.AE169]));5);IF([.AE169]&gt;-0.575;1735+[.AE169]*(-518.2+[.AE169]*(103.4+[.AE169]*(-12.79+[.AE169]*0.711)));-20.772/TAN(RADIANS([.AE169])))))/3600" office:value-type="float" office:value="0.00481362961616126">
            <text:p>0</text:p>
          </table:table-cell>
          <table:table-cell table:formula="of:=[.AE169]+[.AF169]" office:value-type="float" office:value="73.3952483168211">
            <text:p>73.4</text:p>
          </table:table-cell>
          <table:table-cell table:formula="of:=IF([.AC169]&gt;0;MOD(DEGREES(ACOS(((SIN(RADIANS([.$B$2]))*COS(RADIANS([.AD169])))-SIN(RADIANS([.T169])))/(COS(RADIANS([.$B$2]))*SIN(RADIANS([.AD169])))))+180;360);MOD(540-DEGREES(ACOS(((SIN(RADIANS([.$B$2]))*COS(RADIANS([.AD169])))-SIN(RADIANS([.T169])))/(COS(RADIANS([.$B$2]))*SIN(RADIANS([.AD169])))));360))" office:value-type="float" office:value="179.234552340803">
            <text:p>179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9]+1" office:value-type="date" office:date-value="2010-06-18">
            <text:p>6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0]+2415018.5+[.E170]-[.$B$4]/24" office:value-type="float" office:value="2455366.29166667">
            <text:p>2455366.29</text:p>
          </table:table-cell>
          <table:table-cell table:style-name="ce9" table:formula="of:=([.F170]-2451545)/36525" office:value-type="float" office:value="0.104621263974442">
            <text:p>0.10462126</text:p>
          </table:table-cell>
          <table:table-cell/>
          <table:table-cell table:formula="of:=MOD(280.46646+[.G170]*(36000.76983+[.G170]*0.0003032);360)" office:value-type="float" office:value="86.912506986283">
            <text:p>86.91</text:p>
          </table:table-cell>
          <table:table-cell table:formula="of:=357.52911+[.G170]*(35999.05029-0.0001537*[.G170])" office:value-type="float" office:value="4123.79525153698">
            <text:p>4123.8</text:p>
          </table:table-cell>
          <table:table-cell table:formula="of:=0.016708634-[.G170]*(0.000042037+0.0000001267*[.G170])" office:value-type="float" office:value="0.0167042346491177">
            <text:p>0.02</text:p>
          </table:table-cell>
          <table:table-cell table:formula="of:=SIN(RADIANS([.J170]))*(1.914602-[.G170]*(0.004817+0.000014*[.G170]))+SIN(RADIANS(2*[.J170]))*(0.019993-0.000101*[.G170])+SIN(RADIANS(3*[.J170]))*0.000289" office:value-type="float" office:value="0.523675529175149">
            <text:p>0.52</text:p>
          </table:table-cell>
          <table:table-cell table:formula="of:=[.I170]+[.L170]" office:value-type="float" office:value="87.4361825154582">
            <text:p>87.44</text:p>
          </table:table-cell>
          <table:table-cell table:formula="of:=[.J170]+[.L170]" office:value-type="float" office:value="4124.31892706616">
            <text:p>4124.32</text:p>
          </table:table-cell>
          <table:table-cell table:formula="of:=(1.000001018*(1-[.K170]*[.K170]))/(1+[.K170]*COS(RADIANS([.N170])))" office:value-type="float" office:value="1.01606283833993">
            <text:p>1.02</text:p>
          </table:table-cell>
          <table:table-cell table:formula="of:=[.M170]-0.00569-0.00478*SIN(RADIANS(125.04-1934.136*[.G170]))" office:value-type="float" office:value="87.4351557860428">
            <text:p>87.44</text:p>
          </table:table-cell>
          <table:table-cell table:formula="of:=23+(26+((21.448-[.G170]*(46.815+[.G170]*(0.00059-[.G170]*0.001813))))/60)/60" office:value-type="float" office:value="23.4379305975404">
            <text:p>23.44</text:p>
          </table:table-cell>
          <table:table-cell table:formula="of:=[.Q170]+0.00256*COS(RADIANS(125.04-1934.136*[.G170]))" office:value-type="float" office:value="23.4384928915293">
            <text:p>23.44</text:p>
          </table:table-cell>
          <table:table-cell table:formula="of:=DEGREES(ATAN2(COS(RADIANS([.P170]));COS(RADIANS([.R170]))*SIN(RADIANS([.P170]))))" office:value-type="float" office:value="87.204842445117">
            <text:p>87.2</text:p>
          </table:table-cell>
          <table:table-cell table:formula="of:=DEGREES(ASIN(SIN(RADIANS([.R170]))*SIN(RADIANS([.P170]))))" office:value-type="float" office:value="23.4136111003608">
            <text:p>23.41</text:p>
          </table:table-cell>
          <table:table-cell table:formula="of:=TAN(RADIANS([.R170]/2))*TAN(RADIANS([.R170]/2))" office:value-type="float" office:value="0.0430315148880844">
            <text:p>0.04</text:p>
          </table:table-cell>
          <table:table-cell table:formula="of:=4*DEGREES([.U170]*SIN(2*RADIANS([.I170]))-2*[.K170]*SIN(RADIANS([.J170]))+4*[.K170]*[.U170]*SIN(RADIANS([.J170]))*COS(2*RADIANS([.I170]))-0.5*[.U170]*[.U170]*SIN(4*RADIANS([.I170]))-1.25*[.K170]*[.K170]*SIN(2*RADIANS([.J170])))" office:value-type="float" office:value="-1.170529890827">
            <text:p>-1.17</text:p>
          </table:table-cell>
          <table:table-cell table:formula="of:=DEGREES(ACOS(COS(RADIANS(90.833))/(COS(RADIANS([.$B$2]))*COS(RADIANS([.T170])))-TAN(RADIANS([.$B$2]))*TAN(RADIANS([.T170]))))" office:value-type="float" office:value="112.583441958574">
            <text:p>112.58</text:p>
          </table:table-cell>
          <table:table-cell table:style-name="ce7" table:formula="of:=(720-4*[.$B$3]-[.V170]+[.$B$4]*60)/1440" office:value-type="float" office:value="0.500812867979741">
            <text:p>12:01:10</text:p>
          </table:table-cell>
          <table:table-cell table:style-name="ce7" table:formula="of:=([.X170]*1440-[.W170]*4)/1440" office:value-type="float" office:value="0.188081084761481">
            <text:p>4:30:50</text:p>
          </table:table-cell>
          <table:table-cell table:style-name="ce7" table:formula="of:=([.X170]*1440+[.W170]*4)/1440" office:value-type="float" office:value="0.813544651198001">
            <text:p>19:31:30</text:p>
          </table:table-cell>
          <table:table-cell table:formula="of:=8*[.W170]" office:value-type="float" office:value="900.667535668588">
            <text:p>900.67</text:p>
          </table:table-cell>
          <table:table-cell table:formula="of:=MOD([.E170]*1440+[.V170]+4*[.$B$3]-60*[.$B$4];1440)" office:value-type="float" office:value="718.829470109173">
            <text:p>718.83</text:p>
          </table:table-cell>
          <table:table-cell table:formula="of:=IF([.AB170]/4&lt;0;[.AB170]/4+180;[.AB170]/4-180)" office:value-type="float" office:value="-0.292632472706742">
            <text:p>-0.29</text:p>
          </table:table-cell>
          <table:table-cell table:formula="of:=DEGREES(ACOS(SIN(RADIANS([.$B$2]))*SIN(RADIANS([.T170]))+COS(RADIANS([.$B$2]))*COS(RADIANS([.T170]))*COS(RADIANS([.AC170]))))" office:value-type="float" office:value="16.5882290682043">
            <text:p>16.59</text:p>
          </table:table-cell>
          <table:table-cell table:formula="of:=90-[.AD170]" office:value-type="float" office:value="73.4117709317957">
            <text:p>73.41</text:p>
          </table:table-cell>
          <table:table-cell table:formula="of:=IF([.AE170]&gt;85;0;IF([.AE170]&gt;5;58.1/TAN(RADIANS([.AE170]))-0.07/POWER(TAN(RADIANS([.AE170]));3)+0.000086/POWER(TAN(RADIANS([.AE170]));5);IF([.AE170]&gt;-0.575;1735+[.AE170]*(-518.2+[.AE170]*(103.4+[.AE170]*(-12.79+[.AE170]*0.711)));-20.772/TAN(RADIANS([.AE170])))))/3600" office:value-type="float" office:value="0.00480708775860232">
            <text:p>0</text:p>
          </table:table-cell>
          <table:table-cell table:formula="of:=[.AE170]+[.AF170]" office:value-type="float" office:value="73.4165780195543">
            <text:p>73.42</text:p>
          </table:table-cell>
          <table:table-cell table:formula="of:=IF([.AC170]&gt;0;MOD(DEGREES(ACOS(((SIN(RADIANS([.$B$2]))*COS(RADIANS([.AD170])))-SIN(RADIANS([.T170])))/(COS(RADIANS([.$B$2]))*SIN(RADIANS([.AD170])))))+180;360);MOD(540-DEGREES(ACOS(((SIN(RADIANS([.$B$2]))*COS(RADIANS([.AD170])))-SIN(RADIANS([.T170])))/(COS(RADIANS([.$B$2]))*SIN(RADIANS([.AD170])))));360))" office:value-type="float" office:value="179.059348169224">
            <text:p>179.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0]+1" office:value-type="date" office:date-value="2010-06-19">
            <text:p>6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1]+2415018.5+[.E171]-[.$B$4]/24" office:value-type="float" office:value="2455367.29166667">
            <text:p>2455367.29</text:p>
          </table:table-cell>
          <table:table-cell table:style-name="ce9" table:formula="of:=([.F171]-2451545)/36525" office:value-type="float" office:value="0.104648642482314">
            <text:p>0.10464864</text:p>
          </table:table-cell>
          <table:table-cell/>
          <table:table-cell table:formula="of:=MOD(280.46646+[.G171]*(36000.76983+[.G171]*0.0003032);360)" office:value-type="float" office:value="87.8981543481846">
            <text:p>87.9</text:p>
          </table:table-cell>
          <table:table-cell table:formula="of:=357.52911+[.G171]*(35999.05029-0.0001537*[.G171])" office:value-type="float" office:value="4124.78085181782">
            <text:p>4124.78</text:p>
          </table:table-cell>
          <table:table-cell table:formula="of:=0.016708634-[.G171]*(0.000042037+0.0000001267*[.G171])" office:value-type="float" office:value="0.0167042334974814">
            <text:p>0.02</text:p>
          </table:table-cell>
          <table:table-cell table:formula="of:=SIN(RADIANS([.J171]))*(1.914602-[.G171]*(0.004817+0.000014*[.G171]))+SIN(RADIANS(2*[.J171]))*(0.019993-0.000101*[.G171])+SIN(RADIANS(3*[.J171]))*0.000289" office:value-type="float" office:value="0.492556383674368">
            <text:p>0.49</text:p>
          </table:table-cell>
          <table:table-cell table:formula="of:=[.I171]+[.L171]" office:value-type="float" office:value="88.3907107318589">
            <text:p>88.39</text:p>
          </table:table-cell>
          <table:table-cell table:formula="of:=[.J171]+[.L171]" office:value-type="float" office:value="4125.2734082015">
            <text:p>4125.27</text:p>
          </table:table-cell>
          <table:table-cell table:formula="of:=(1.000001018*(1-[.K171]*[.K171]))/(1+[.K171]*COS(RADIANS([.N171])))" office:value-type="float" office:value="1.01613820437095">
            <text:p>1.02</text:p>
          </table:table-cell>
          <table:table-cell table:formula="of:=[.M171]-0.00569-0.00478*SIN(RADIANS(125.04-1934.136*[.G171]))" office:value-type="float" office:value="88.3896849707954">
            <text:p>88.39</text:p>
          </table:table-cell>
          <table:table-cell table:formula="of:=23+(26+((21.448-[.G171]*(46.815+[.G171]*(0.00059-[.G171]*0.001813))))/60)/60" office:value-type="float" office:value="23.4379302415052">
            <text:p>23.44</text:p>
          </table:table-cell>
          <table:table-cell table:formula="of:=[.Q171]+0.00256*COS(RADIANS(125.04-1934.136*[.G171]))" office:value-type="float" office:value="23.4384902270362">
            <text:p>23.44</text:p>
          </table:table-cell>
          <table:table-cell table:formula="of:=DEGREES(ATAN2(COS(RADIANS([.P171]));COS(RADIANS([.R171]))*SIN(RADIANS([.P171]))))" office:value-type="float" office:value="88.2449514112483">
            <text:p>88.24</text:p>
          </table:table-cell>
          <table:table-cell table:formula="of:=DEGREES(ASIN(SIN(RADIANS([.R171]))*SIN(RADIANS([.P171]))))" office:value-type="float" office:value="23.4286806567506">
            <text:p>23.43</text:p>
          </table:table-cell>
          <table:table-cell table:formula="of:=TAN(RADIANS([.R171]/2))*TAN(RADIANS([.R171]/2))" office:value-type="float" office:value="0.0430315048261222">
            <text:p>0.04</text:p>
          </table:table-cell>
          <table:table-cell table:formula="of:=4*DEGREES([.U171]*SIN(2*RADIANS([.I171]))-2*[.K171]*SIN(RADIANS([.J171]))+4*[.K171]*[.U171]*SIN(RADIANS([.J171]))*COS(2*RADIANS([.I171]))-0.5*[.U171]*[.U171]*SIN(4*RADIANS([.I171]))-1.25*[.K171]*[.K171]*SIN(2*RADIANS([.J171])))" office:value-type="float" office:value="-1.38804287925672">
            <text:p>-1.39</text:p>
          </table:table-cell>
          <table:table-cell table:formula="of:=DEGREES(ACOS(COS(RADIANS(90.833))/(COS(RADIANS([.$B$2]))*COS(RADIANS([.T171])))-TAN(RADIANS([.$B$2]))*TAN(RADIANS([.T171]))))" office:value-type="float" office:value="112.599853885122">
            <text:p>112.6</text:p>
          </table:table-cell>
          <table:table-cell table:style-name="ce7" table:formula="of:=(720-4*[.$B$3]-[.V171]+[.$B$4]*60)/1440" office:value-type="float" office:value="0.500963918666151">
            <text:p>12:01:23</text:p>
          </table:table-cell>
          <table:table-cell table:style-name="ce7" table:formula="of:=([.X171]*1440-[.W171]*4)/1440" office:value-type="float" office:value="0.188186546763035">
            <text:p>4:30:59</text:p>
          </table:table-cell>
          <table:table-cell table:style-name="ce7" table:formula="of:=([.X171]*1440+[.W171]*4)/1440" office:value-type="float" office:value="0.813741290569266">
            <text:p>19:31:47</text:p>
          </table:table-cell>
          <table:table-cell table:formula="of:=8*[.W171]" office:value-type="float" office:value="900.798831080972">
            <text:p>900.8</text:p>
          </table:table-cell>
          <table:table-cell table:formula="of:=MOD([.E171]*1440+[.V171]+4*[.$B$3]-60*[.$B$4];1440)" office:value-type="float" office:value="718.611957120743">
            <text:p>718.61</text:p>
          </table:table-cell>
          <table:table-cell table:formula="of:=IF([.AB171]/4&lt;0;[.AB171]/4+180;[.AB171]/4-180)" office:value-type="float" office:value="-0.347010719814193">
            <text:p>-0.35</text:p>
          </table:table-cell>
          <table:table-cell table:formula="of:=DEGREES(ACOS(SIN(RADIANS([.$B$2]))*SIN(RADIANS([.T171]))+COS(RADIANS([.$B$2]))*COS(RADIANS([.T171]))*COS(RADIANS([.AC171]))))" office:value-type="float" office:value="16.5739088831349">
            <text:p>16.57</text:p>
          </table:table-cell>
          <table:table-cell table:formula="of:=90-[.AD171]" office:value-type="float" office:value="73.4260911168651">
            <text:p>73.43</text:p>
          </table:table-cell>
          <table:table-cell table:formula="of:=IF([.AE171]&gt;85;0;IF([.AE171]&gt;5;58.1/TAN(RADIANS([.AE171]))-0.07/POWER(TAN(RADIANS([.AE171]));3)+0.000086/POWER(TAN(RADIANS([.AE171]));5);IF([.AE171]&gt;-0.575;1735+[.AE171]*(-518.2+[.AE171]*(103.4+[.AE171]*(-12.79+[.AE171]*0.711)));-20.772/TAN(RADIANS([.AE171])))))/3600" office:value-type="float" office:value="0.004802697889945">
            <text:p>0</text:p>
          </table:table-cell>
          <table:table-cell table:formula="of:=[.AE171]+[.AF171]" office:value-type="float" office:value="73.430893814755">
            <text:p>73.43</text:p>
          </table:table-cell>
          <table:table-cell table:formula="of:=IF([.AC171]&gt;0;MOD(DEGREES(ACOS(((SIN(RADIANS([.$B$2]))*COS(RADIANS([.AD171])))-SIN(RADIANS([.T171])))/(COS(RADIANS([.$B$2]))*SIN(RADIANS([.AD171])))))+180;360);MOD(540-DEGREES(ACOS(((SIN(RADIANS([.$B$2]))*COS(RADIANS([.AD171])))-SIN(RADIANS([.T171])))/(COS(RADIANS([.$B$2]))*SIN(RADIANS([.AD171])))));360))" office:value-type="float" office:value="178.883724108927">
            <text:p>178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1]+1" office:value-type="date" office:date-value="2010-06-20">
            <text:p>6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2]+2415018.5+[.E172]-[.$B$4]/24" office:value-type="float" office:value="2455368.29166667">
            <text:p>2455368.29</text:p>
          </table:table-cell>
          <table:table-cell table:style-name="ce9" table:formula="of:=([.F172]-2451545)/36525" office:value-type="float" office:value="0.104676020990185">
            <text:p>0.10467602</text:p>
          </table:table-cell>
          <table:table-cell/>
          <table:table-cell table:formula="of:=MOD(280.46646+[.G172]*(36000.76983+[.G172]*0.0003032);360)" office:value-type="float" office:value="88.8838017100866">
            <text:p>88.88</text:p>
          </table:table-cell>
          <table:table-cell table:formula="of:=357.52911+[.G172]*(35999.05029-0.0001537*[.G172])" office:value-type="float" office:value="4125.76645209867">
            <text:p>4125.77</text:p>
          </table:table-cell>
          <table:table-cell table:formula="of:=0.016708634-[.G172]*(0.000042037+0.0000001267*[.G172])" office:value-type="float" office:value="0.0167042323458449">
            <text:p>0.02</text:p>
          </table:table-cell>
          <table:table-cell table:formula="of:=SIN(RADIANS([.J172]))*(1.914602-[.G172]*(0.004817+0.000014*[.G172]))+SIN(RADIANS(2*[.J172]))*(0.019993-0.000101*[.G172])+SIN(RADIANS(3*[.J172]))*0.000289" office:value-type="float" office:value="0.461299991147975">
            <text:p>0.46</text:p>
          </table:table-cell>
          <table:table-cell table:formula="of:=[.I172]+[.L172]" office:value-type="float" office:value="89.3451017012346">
            <text:p>89.35</text:p>
          </table:table-cell>
          <table:table-cell table:formula="of:=[.J172]+[.L172]" office:value-type="float" office:value="4126.22775208982">
            <text:p>4126.23</text:p>
          </table:table-cell>
          <table:table-cell table:formula="of:=(1.000001018*(1-[.K172]*[.K172]))/(1+[.K172]*COS(RADIANS([.N172])))" office:value-type="float" office:value="1.01620894058729">
            <text:p>1.02</text:p>
          </table:table-cell>
          <table:table-cell table:formula="of:=[.M172]-0.00569-0.00478*SIN(RADIANS(125.04-1934.136*[.G172]))" office:value-type="float" office:value="89.3440769045387">
            <text:p>89.34</text:p>
          </table:table-cell>
          <table:table-cell table:formula="of:=23+(26+((21.448-[.G172]*(46.815+[.G172]*(0.00059-[.G172]*0.001813))))/60)/60" office:value-type="float" office:value="23.43792988547">
            <text:p>23.44</text:p>
          </table:table-cell>
          <table:table-cell table:formula="of:=[.Q172]+0.00256*COS(RADIANS(125.04-1934.136*[.G172]))" office:value-type="float" office:value="23.4384875620649">
            <text:p>23.44</text:p>
          </table:table-cell>
          <table:table-cell table:formula="of:=DEGREES(ATAN2(COS(RADIANS([.P172]));COS(RADIANS([.R172]))*SIN(RADIANS([.P172]))))" office:value-type="float" office:value="89.2850936831009">
            <text:p>89.29</text:p>
          </table:table-cell>
          <table:table-cell table:formula="of:=DEGREES(ASIN(SIN(RADIANS([.R172]))*SIN(RADIANS([.P172]))))" office:value-type="float" office:value="23.4368598732948">
            <text:p>23.44</text:p>
          </table:table-cell>
          <table:table-cell table:formula="of:=TAN(RADIANS([.R172]/2))*TAN(RADIANS([.R172]/2))" office:value-type="float" office:value="0.043031494762355">
            <text:p>0.04</text:p>
          </table:table-cell>
          <table:table-cell table:formula="of:=4*DEGREES([.U172]*SIN(2*RADIANS([.I172]))-2*[.K172]*SIN(RADIANS([.J172]))+4*[.K172]*[.U172]*SIN(RADIANS([.J172]))*COS(2*RADIANS([.I172]))-0.5*[.U172]*[.U172]*SIN(4*RADIANS([.I172]))-1.25*[.K172]*[.K172]*SIN(2*RADIANS([.J172])))" office:value-type="float" office:value="-1.60570103211594">
            <text:p>-1.61</text:p>
          </table:table-cell>
          <table:table-cell table:formula="of:=DEGREES(ACOS(COS(RADIANS(90.833))/(COS(RADIANS([.$B$2]))*COS(RADIANS([.T172])))-TAN(RADIANS([.$B$2]))*TAN(RADIANS([.T172]))))" office:value-type="float" office:value="112.608764115075">
            <text:p>112.61</text:p>
          </table:table-cell>
          <table:table-cell table:style-name="ce7" table:formula="of:=(720-4*[.$B$3]-[.V172]+[.$B$4]*60)/1440" office:value-type="float" office:value="0.501115070161192">
            <text:p>12:01:36</text:p>
          </table:table-cell>
          <table:table-cell table:style-name="ce7" table:formula="of:=([.X172]*1440-[.W172]*4)/1440" office:value-type="float" office:value="0.188312947619318">
            <text:p>4:31:10</text:p>
          </table:table-cell>
          <table:table-cell table:style-name="ce7" table:formula="of:=([.X172]*1440+[.W172]*4)/1440" office:value-type="float" office:value="0.813917192703065">
            <text:p>19:32:02</text:p>
          </table:table-cell>
          <table:table-cell table:formula="of:=8*[.W172]" office:value-type="float" office:value="900.870112920596">
            <text:p>900.87</text:p>
          </table:table-cell>
          <table:table-cell table:formula="of:=MOD([.E172]*1440+[.V172]+4*[.$B$3]-60*[.$B$4];1440)" office:value-type="float" office:value="718.394298967884">
            <text:p>718.39</text:p>
          </table:table-cell>
          <table:table-cell table:formula="of:=IF([.AB172]/4&lt;0;[.AB172]/4+180;[.AB172]/4-180)" office:value-type="float" office:value="-0.401425258028979">
            <text:p>-0.4</text:p>
          </table:table-cell>
          <table:table-cell table:formula="of:=DEGREES(ACOS(SIN(RADIANS([.$B$2]))*SIN(RADIANS([.T172]))+COS(RADIANS([.$B$2]))*COS(RADIANS([.T172]))*COS(RADIANS([.AC172]))))" office:value-type="float" office:value="16.5666068254289">
            <text:p>16.57</text:p>
          </table:table-cell>
          <table:table-cell table:formula="of:=90-[.AD172]" office:value-type="float" office:value="73.4333931745712">
            <text:p>73.43</text:p>
          </table:table-cell>
          <table:table-cell table:formula="of:=IF([.AE172]&gt;85;0;IF([.AE172]&gt;5;58.1/TAN(RADIANS([.AE172]))-0.07/POWER(TAN(RADIANS([.AE172]));3)+0.000086/POWER(TAN(RADIANS([.AE172]));5);IF([.AE172]&gt;-0.575;1735+[.AE172]*(-518.2+[.AE172]*(103.4+[.AE172]*(-12.79+[.AE172]*0.711)));-20.772/TAN(RADIANS([.AE172])))))/3600" office:value-type="float" office:value="0.00480045968648189">
            <text:p>0</text:p>
          </table:table-cell>
          <table:table-cell table:formula="of:=[.AE172]+[.AF172]" office:value-type="float" office:value="73.4381936342576">
            <text:p>73.44</text:p>
          </table:table-cell>
          <table:table-cell table:formula="of:=IF([.AC172]&gt;0;MOD(DEGREES(ACOS(((SIN(RADIANS([.$B$2]))*COS(RADIANS([.AD172])))-SIN(RADIANS([.T172])))/(COS(RADIANS([.$B$2]))*SIN(RADIANS([.AD172])))))+180;360);MOD(540-DEGREES(ACOS(((SIN(RADIANS([.$B$2]))*COS(RADIANS([.AD172])))-SIN(RADIANS([.T172])))/(COS(RADIANS([.$B$2]))*SIN(RADIANS([.AD172])))));360))" office:value-type="float" office:value="178.70818323299">
            <text:p>178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2]+1" office:value-type="date" office:date-value="2010-06-21">
            <text:p>6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3]+2415018.5+[.E173]-[.$B$4]/24" office:value-type="float" office:value="2455369.29166667">
            <text:p>2455369.29</text:p>
          </table:table-cell>
          <table:table-cell table:style-name="ce9" table:formula="of:=([.F173]-2451545)/36525" office:value-type="float" office:value="0.104703399498056">
            <text:p>0.10470340</text:p>
          </table:table-cell>
          <table:table-cell/>
          <table:table-cell table:formula="of:=MOD(280.46646+[.G173]*(36000.76983+[.G173]*0.0003032);360)" office:value-type="float" office:value="89.869449071989">
            <text:p>89.87</text:p>
          </table:table-cell>
          <table:table-cell table:formula="of:=357.52911+[.G173]*(35999.05029-0.0001537*[.G173])" office:value-type="float" office:value="4126.75205237951">
            <text:p>4126.75</text:p>
          </table:table-cell>
          <table:table-cell table:formula="of:=0.016708634-[.G173]*(0.000042037+0.0000001267*[.G173])" office:value-type="float" office:value="0.0167042311942083">
            <text:p>0.02</text:p>
          </table:table-cell>
          <table:table-cell table:formula="of:=SIN(RADIANS([.J173]))*(1.914602-[.G173]*(0.004817+0.000014*[.G173]))+SIN(RADIANS(2*[.J173]))*(0.019993-0.000101*[.G173])+SIN(RADIANS(3*[.J173]))*0.000289" office:value-type="float" office:value="0.429915094380781">
            <text:p>0.43</text:p>
          </table:table-cell>
          <table:table-cell table:formula="of:=[.I173]+[.L173]" office:value-type="float" office:value="90.2993641663698">
            <text:p>90.3</text:p>
          </table:table-cell>
          <table:table-cell table:formula="of:=[.J173]+[.L173]" office:value-type="float" office:value="4127.18196747389">
            <text:p>4127.18</text:p>
          </table:table-cell>
          <table:table-cell table:formula="of:=(1.000001018*(1-[.K173]*[.K173]))/(1+[.K173]*COS(RADIANS([.N173])))" office:value-type="float" office:value="1.01627502801121">
            <text:p>1.02</text:p>
          </table:table-cell>
          <table:table-cell table:formula="of:=[.M173]-0.00569-0.00478*SIN(RADIANS(125.04-1934.136*[.G173]))" office:value-type="float" office:value="90.2983403300567">
            <text:p>90.3</text:p>
          </table:table-cell>
          <table:table-cell table:formula="of:=23+(26+((21.448-[.G173]*(46.815+[.G173]*(0.00059-[.G173]*0.001813))))/60)/60" office:value-type="float" office:value="23.4379295294349">
            <text:p>23.44</text:p>
          </table:table-cell>
          <table:table-cell table:formula="of:=[.Q173]+0.00256*COS(RADIANS(125.04-1934.136*[.G173]))" office:value-type="float" office:value="23.4384848966171">
            <text:p>23.44</text:p>
          </table:table-cell>
          <table:table-cell table:formula="of:=DEGREES(ATAN2(COS(RADIANS([.P173]));COS(RADIANS([.R173]))*SIN(RADIANS([.P173]))))" office:value-type="float" office:value="90.3251703936375">
            <text:p>90.33</text:p>
          </table:table-cell>
          <table:table-cell table:formula="of:=DEGREES(ASIN(SIN(RADIANS([.R173]))*SIN(RADIANS([.P173]))))" office:value-type="float" office:value="23.4381481561728">
            <text:p>23.44</text:p>
          </table:table-cell>
          <table:table-cell table:formula="of:=TAN(RADIANS([.R173]/2))*TAN(RADIANS([.R173]/2))" office:value-type="float" office:value="0.0430314846967902">
            <text:p>0.04</text:p>
          </table:table-cell>
          <table:table-cell table:formula="of:=4*DEGREES([.U173]*SIN(2*RADIANS([.I173]))-2*[.K173]*SIN(RADIANS([.J173]))+4*[.K173]*[.U173]*SIN(RADIANS([.J173]))*COS(2*RADIANS([.I173]))-0.5*[.U173]*[.U173]*SIN(4*RADIANS([.I173]))-1.25*[.K173]*[.K173]*SIN(2*RADIANS([.J173])))" office:value-type="float" office:value="-1.82311100828792">
            <text:p>-1.82</text:p>
          </table:table-cell>
          <table:table-cell table:formula="of:=DEGREES(ACOS(COS(RADIANS(90.833))/(COS(RADIANS([.$B$2]))*COS(RADIANS([.T173])))-TAN(RADIANS([.$B$2]))*TAN(RADIANS([.T173]))))" office:value-type="float" office:value="112.610167693101">
            <text:p>112.61</text:p>
          </table:table-cell>
          <table:table-cell table:style-name="ce7" table:formula="of:=(720-4*[.$B$3]-[.V173]+[.$B$4]*60)/1440" office:value-type="float" office:value="0.501266049311311">
            <text:p>12:01:49</text:p>
          </table:table-cell>
          <table:table-cell table:style-name="ce7" table:formula="of:=([.X173]*1440-[.W173]*4)/1440" office:value-type="float" office:value="0.188460027941587">
            <text:p>4:31:23</text:p>
          </table:table-cell>
          <table:table-cell table:style-name="ce7" table:formula="of:=([.X173]*1440+[.W173]*4)/1440" office:value-type="float" office:value="0.814072070681036">
            <text:p>19:32:16</text:p>
          </table:table-cell>
          <table:table-cell table:formula="of:=8*[.W173]" office:value-type="float" office:value="900.881341544807">
            <text:p>900.88</text:p>
          </table:table-cell>
          <table:table-cell table:formula="of:=MOD([.E173]*1440+[.V173]+4*[.$B$3]-60*[.$B$4];1440)" office:value-type="float" office:value="718.176888991712">
            <text:p>718.18</text:p>
          </table:table-cell>
          <table:table-cell table:formula="of:=IF([.AB173]/4&lt;0;[.AB173]/4+180;[.AB173]/4-180)" office:value-type="float" office:value="-0.455777752071981">
            <text:p>-0.46</text:p>
          </table:table-cell>
          <table:table-cell table:formula="of:=DEGREES(ACOS(SIN(RADIANS([.$B$2]))*SIN(RADIANS([.T173]))+COS(RADIANS([.$B$2]))*COS(RADIANS([.T173]))*COS(RADIANS([.AC173]))))" office:value-type="float" office:value="16.5663210281256">
            <text:p>16.57</text:p>
          </table:table-cell>
          <table:table-cell table:formula="of:=90-[.AD173]" office:value-type="float" office:value="73.4336789718744">
            <text:p>73.43</text:p>
          </table:table-cell>
          <table:table-cell table:formula="of:=IF([.AE173]&gt;85;0;IF([.AE173]&gt;5;58.1/TAN(RADIANS([.AE173]))-0.07/POWER(TAN(RADIANS([.AE173]));3)+0.000086/POWER(TAN(RADIANS([.AE173]));5);IF([.AE173]&gt;-0.575;1735+[.AE173]*(-518.2+[.AE173]*(103.4+[.AE173]*(-12.79+[.AE173]*0.711)));-20.772/TAN(RADIANS([.AE173])))))/3600" office:value-type="float" office:value="0.00480037208824111">
            <text:p>0</text:p>
          </table:table-cell>
          <table:table-cell table:formula="of:=[.AE173]+[.AF173]" office:value-type="float" office:value="73.4384793439626">
            <text:p>73.44</text:p>
          </table:table-cell>
          <table:table-cell table:formula="of:=IF([.AC173]&gt;0;MOD(DEGREES(ACOS(((SIN(RADIANS([.$B$2]))*COS(RADIANS([.AD173])))-SIN(RADIANS([.T173])))/(COS(RADIANS([.$B$2]))*SIN(RADIANS([.AD173])))))+180;360);MOD(540-DEGREES(ACOS(((SIN(RADIANS([.$B$2]))*COS(RADIANS([.AD173])))-SIN(RADIANS([.T173])))/(COS(RADIANS([.$B$2]))*SIN(RADIANS([.AD173])))));360))" office:value-type="float" office:value="178.533230037877">
            <text:p>178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3]+1" office:value-type="date" office:date-value="2010-06-22">
            <text:p>6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4]+2415018.5+[.E174]-[.$B$4]/24" office:value-type="float" office:value="2455370.29166667">
            <text:p>2455370.29</text:p>
          </table:table-cell>
          <table:table-cell table:style-name="ce9" table:formula="of:=([.F174]-2451545)/36525" office:value-type="float" office:value="0.104730778005928">
            <text:p>0.10473078</text:p>
          </table:table-cell>
          <table:table-cell/>
          <table:table-cell table:formula="of:=MOD(280.46646+[.G174]*(36000.76983+[.G174]*0.0003032);360)" office:value-type="float" office:value="90.8550964338915">
            <text:p>90.86</text:p>
          </table:table-cell>
          <table:table-cell table:formula="of:=357.52911+[.G174]*(35999.05029-0.0001537*[.G174])" office:value-type="float" office:value="4127.73765266036">
            <text:p>4127.74</text:p>
          </table:table-cell>
          <table:table-cell table:formula="of:=0.016708634-[.G174]*(0.000042037+0.0000001267*[.G174])" office:value-type="float" office:value="0.0167042300425715">
            <text:p>0.02</text:p>
          </table:table-cell>
          <table:table-cell table:formula="of:=SIN(RADIANS([.J174]))*(1.914602-[.G174]*(0.004817+0.000014*[.G174]))+SIN(RADIANS(2*[.J174]))*(0.019993-0.000101*[.G174])+SIN(RADIANS(3*[.J174]))*0.000289" office:value-type="float" office:value="0.398410465410345">
            <text:p>0.4</text:p>
          </table:table-cell>
          <table:table-cell table:formula="of:=[.I174]+[.L174]" office:value-type="float" office:value="91.2535068993019">
            <text:p>91.25</text:p>
          </table:table-cell>
          <table:table-cell table:formula="of:=[.J174]+[.L174]" office:value-type="float" office:value="4128.13606312577">
            <text:p>4128.14</text:p>
          </table:table-cell>
          <table:table-cell table:formula="of:=(1.000001018*(1-[.K174]*[.K174]))/(1+[.K174]*COS(RADIANS([.N174])))" office:value-type="float" office:value="1.01633644891954">
            <text:p>1.02</text:p>
          </table:table-cell>
          <table:table-cell table:formula="of:=[.M174]-0.00569-0.00478*SIN(RADIANS(125.04-1934.136*[.G174]))" office:value-type="float" office:value="91.2524840193858">
            <text:p>91.25</text:p>
          </table:table-cell>
          <table:table-cell table:formula="of:=23+(26+((21.448-[.G174]*(46.815+[.G174]*(0.00059-[.G174]*0.001813))))/60)/60" office:value-type="float" office:value="23.4379291733997">
            <text:p>23.44</text:p>
          </table:table-cell>
          <table:table-cell table:formula="of:=[.Q174]+0.00256*COS(RADIANS(125.04-1934.136*[.G174]))" office:value-type="float" office:value="23.438482230695">
            <text:p>23.44</text:p>
          </table:table-cell>
          <table:table-cell table:formula="of:=DEGREES(ATAN2(COS(RADIANS([.P174]));COS(RADIANS([.R174]))*SIN(RADIANS([.P174]))))" office:value-type="float" office:value="91.3650826688127">
            <text:p>91.37</text:p>
          </table:table-cell>
          <table:table-cell table:formula="of:=DEGREES(ASIN(SIN(RADIANS([.R174]))*SIN(RADIANS([.P174]))))" office:value-type="float" office:value="23.4325476482127">
            <text:p>23.43</text:p>
          </table:table-cell>
          <table:table-cell table:formula="of:=TAN(RADIANS([.R174]/2))*TAN(RADIANS([.R174]/2))" office:value-type="float" office:value="0.0430314746294352">
            <text:p>0.04</text:p>
          </table:table-cell>
          <table:table-cell table:formula="of:=4*DEGREES([.U174]*SIN(2*RADIANS([.I174]))-2*[.K174]*SIN(RADIANS([.J174]))+4*[.K174]*[.U174]*SIN(RADIANS([.J174]))*COS(2*RADIANS([.I174]))-0.5*[.U174]*[.U174]*SIN(4*RADIANS([.I174]))-1.25*[.K174]*[.K174]*SIN(2*RADIANS([.J174])))" office:value-type="float" office:value="-2.03987933847248">
            <text:p>-2.04</text:p>
          </table:table-cell>
          <table:table-cell table:formula="of:=DEGREES(ACOS(COS(RADIANS(90.833))/(COS(RADIANS([.$B$2]))*COS(RADIANS([.T174])))-TAN(RADIANS([.$B$2]))*TAN(RADIANS([.T174]))))" office:value-type="float" office:value="112.604066274446">
            <text:p>112.6</text:p>
          </table:table-cell>
          <table:table-cell table:style-name="ce7" table:formula="of:=(720-4*[.$B$3]-[.V174]+[.$B$4]*60)/1440" office:value-type="float" office:value="0.501416582873939">
            <text:p>12:02:02</text:p>
          </table:table-cell>
          <table:table-cell table:style-name="ce7" table:formula="of:=([.X174]*1440-[.W174]*4)/1440" office:value-type="float" office:value="0.188627509889367">
            <text:p>4:31:37</text:p>
          </table:table-cell>
          <table:table-cell table:style-name="ce7" table:formula="of:=([.X174]*1440+[.W174]*4)/1440" office:value-type="float" office:value="0.814205655858511">
            <text:p>19:32:27</text:p>
          </table:table-cell>
          <table:table-cell table:formula="of:=8*[.W174]" office:value-type="float" office:value="900.832530195569">
            <text:p>900.83</text:p>
          </table:table-cell>
          <table:table-cell table:formula="of:=MOD([.E174]*1440+[.V174]+4*[.$B$3]-60*[.$B$4];1440)" office:value-type="float" office:value="717.960120661528">
            <text:p>717.96</text:p>
          </table:table-cell>
          <table:table-cell table:formula="of:=IF([.AB174]/4&lt;0;[.AB174]/4+180;[.AB174]/4-180)" office:value-type="float" office:value="-0.509969834618119">
            <text:p>-0.51</text:p>
          </table:table-cell>
          <table:table-cell table:formula="of:=DEGREES(ACOS(SIN(RADIANS([.$B$2]))*SIN(RADIANS([.T174]))+COS(RADIANS([.$B$2]))*COS(RADIANS([.T174]))*COS(RADIANS([.AC174]))))" office:value-type="float" office:value="16.5730456992708">
            <text:p>16.57</text:p>
          </table:table-cell>
          <table:table-cell table:formula="of:=90-[.AD174]" office:value-type="float" office:value="73.4269543007292">
            <text:p>73.43</text:p>
          </table:table-cell>
          <table:table-cell table:formula="of:=IF([.AE174]&gt;85;0;IF([.AE174]&gt;5;58.1/TAN(RADIANS([.AE174]))-0.07/POWER(TAN(RADIANS([.AE174]));3)+0.000086/POWER(TAN(RADIANS([.AE174]));5);IF([.AE174]&gt;-0.575;1735+[.AE174]*(-518.2+[.AE174]*(103.4+[.AE174]*(-12.79+[.AE174]*0.711)));-20.772/TAN(RADIANS([.AE174])))))/3600" office:value-type="float" office:value="0.00480243330076423">
            <text:p>0</text:p>
          </table:table-cell>
          <table:table-cell table:formula="of:=[.AE174]+[.AF174]" office:value-type="float" office:value="73.43175673403">
            <text:p>73.43</text:p>
          </table:table-cell>
          <table:table-cell table:formula="of:=IF([.AC174]&gt;0;MOD(DEGREES(ACOS(((SIN(RADIANS([.$B$2]))*COS(RADIANS([.AD174])))-SIN(RADIANS([.T174])))/(COS(RADIANS([.$B$2]))*SIN(RADIANS([.AD174])))))+180;360);MOD(540-DEGREES(ACOS(((SIN(RADIANS([.$B$2]))*COS(RADIANS([.AD174])))-SIN(RADIANS([.T174])))/(COS(RADIANS([.$B$2]))*SIN(RADIANS([.AD174])))));360))" office:value-type="float" office:value="178.359367842881">
            <text:p>178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4]+1" office:value-type="date" office:date-value="2010-06-23">
            <text:p>6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5]+2415018.5+[.E175]-[.$B$4]/24" office:value-type="float" office:value="2455371.29166667">
            <text:p>2455371.29</text:p>
          </table:table-cell>
          <table:table-cell table:style-name="ce9" table:formula="of:=([.F175]-2451545)/36525" office:value-type="float" office:value="0.104758156513799">
            <text:p>0.10475816</text:p>
          </table:table-cell>
          <table:table-cell/>
          <table:table-cell table:formula="of:=MOD(280.46646+[.G175]*(36000.76983+[.G175]*0.0003032);360)" office:value-type="float" office:value="91.8407437957949">
            <text:p>91.84</text:p>
          </table:table-cell>
          <table:table-cell table:formula="of:=357.52911+[.G175]*(35999.05029-0.0001537*[.G175])" office:value-type="float" office:value="4128.7232529412">
            <text:p>4128.72</text:p>
          </table:table-cell>
          <table:table-cell table:formula="of:=0.016708634-[.G175]*(0.000042037+0.0000001267*[.G175])" office:value-type="float" office:value="0.0167042288909345">
            <text:p>0.02</text:p>
          </table:table-cell>
          <table:table-cell table:formula="of:=SIN(RADIANS([.J175]))*(1.914602-[.G175]*(0.004817+0.000014*[.G175]))+SIN(RADIANS(2*[.J175]))*(0.019993-0.000101*[.G175])+SIN(RADIANS(3*[.J175]))*0.000289" office:value-type="float" office:value="0.366794903501499">
            <text:p>0.37</text:p>
          </table:table-cell>
          <table:table-cell table:formula="of:=[.I175]+[.L175]" office:value-type="float" office:value="92.2075386992964">
            <text:p>92.21</text:p>
          </table:table-cell>
          <table:table-cell table:formula="of:=[.J175]+[.L175]" office:value-type="float" office:value="4129.0900478447">
            <text:p>4129.09</text:p>
          </table:table-cell>
          <table:table-cell table:formula="of:=(1.000001018*(1-[.K175]*[.K175]))/(1+[.K175]*COS(RADIANS([.N175])))" office:value-type="float" office:value="1.0163931868469">
            <text:p>1.02</text:p>
          </table:table-cell>
          <table:table-cell table:formula="of:=[.M175]-0.00569-0.00478*SIN(RADIANS(125.04-1934.136*[.G175]))" office:value-type="float" office:value="92.2065167717908">
            <text:p>92.21</text:p>
          </table:table-cell>
          <table:table-cell table:formula="of:=23+(26+((21.448-[.G175]*(46.815+[.G175]*(0.00059-[.G175]*0.001813))))/60)/60" office:value-type="float" office:value="23.4379288173645">
            <text:p>23.44</text:p>
          </table:table-cell>
          <table:table-cell table:formula="of:=[.Q175]+0.00256*COS(RADIANS(125.04-1934.136*[.G175]))" office:value-type="float" office:value="23.4384795643005">
            <text:p>23.44</text:p>
          </table:table-cell>
          <table:table-cell table:formula="of:=DEGREES(ATAN2(COS(RADIANS([.P175]));COS(RADIANS([.R175]))*SIN(RADIANS([.P175]))))" office:value-type="float" office:value="92.4047318034802">
            <text:p>92.4</text:p>
          </table:table-cell>
          <table:table-cell table:formula="of:=DEGREES(ASIN(SIN(RADIANS([.R175]))*SIN(RADIANS([.P175]))))" office:value-type="float" office:value="23.4200632248276">
            <text:p>23.42</text:p>
          </table:table-cell>
          <table:table-cell table:formula="of:=TAN(RADIANS([.R175]/2))*TAN(RADIANS([.R175]/2))" office:value-type="float" office:value="0.0430314645602976">
            <text:p>0.04</text:p>
          </table:table-cell>
          <table:table-cell table:formula="of:=4*DEGREES([.U175]*SIN(2*RADIANS([.I175]))-2*[.K175]*SIN(RADIANS([.J175]))+4*[.K175]*[.U175]*SIN(RADIANS([.J175]))*COS(2*RADIANS([.I175]))-0.5*[.U175]*[.U175]*SIN(4*RADIANS([.I175]))-1.25*[.K175]*[.K175]*SIN(2*RADIANS([.J175])))" office:value-type="float" office:value="-2.25561310339607">
            <text:p>-2.26</text:p>
          </table:table-cell>
          <table:table-cell table:formula="of:=DEGREES(ACOS(COS(RADIANS(90.833))/(COS(RADIANS([.$B$2]))*COS(RADIANS([.T175])))-TAN(RADIANS([.$B$2]))*TAN(RADIANS([.T175]))))" office:value-type="float" office:value="112.590468119073">
            <text:p>112.59</text:p>
          </table:table-cell>
          <table:table-cell table:style-name="ce7" table:formula="of:=(720-4*[.$B$3]-[.V175]+[.$B$4]*60)/1440" office:value-type="float" office:value="0.50156639798847">
            <text:p>12:02:15</text:p>
          </table:table-cell>
          <table:table-cell table:style-name="ce7" table:formula="of:=([.X175]*1440-[.W175]*4)/1440" office:value-type="float" office:value="0.188815097657712">
            <text:p>4:31:54</text:p>
          </table:table-cell>
          <table:table-cell table:style-name="ce7" table:formula="of:=([.X175]*1440+[.W175]*4)/1440" office:value-type="float" office:value="0.814317698319227">
            <text:p>19:32:37</text:p>
          </table:table-cell>
          <table:table-cell table:formula="of:=8*[.W175]" office:value-type="float" office:value="900.723744952582">
            <text:p>900.72</text:p>
          </table:table-cell>
          <table:table-cell table:formula="of:=MOD([.E175]*1440+[.V175]+4*[.$B$3]-60*[.$B$4];1440)" office:value-type="float" office:value="717.744386896604">
            <text:p>717.74</text:p>
          </table:table-cell>
          <table:table-cell table:formula="of:=IF([.AB175]/4&lt;0;[.AB175]/4+180;[.AB175]/4-180)" office:value-type="float" office:value="-0.563903275849015">
            <text:p>-0.56</text:p>
          </table:table-cell>
          <table:table-cell table:formula="of:=DEGREES(ACOS(SIN(RADIANS([.$B$2]))*SIN(RADIANS([.T175]))+COS(RADIANS([.$B$2]))*COS(RADIANS([.T175]))*COS(RADIANS([.AC175]))))" office:value-type="float" office:value="16.586771148864">
            <text:p>16.59</text:p>
          </table:table-cell>
          <table:table-cell table:formula="of:=90-[.AD175]" office:value-type="float" office:value="73.4132288511361">
            <text:p>73.41</text:p>
          </table:table-cell>
          <table:table-cell table:formula="of:=IF([.AE175]&gt;85;0;IF([.AE175]&gt;5;58.1/TAN(RADIANS([.AE175]))-0.07/POWER(TAN(RADIANS([.AE175]));3)+0.000086/POWER(TAN(RADIANS([.AE175]));5);IF([.AE175]&gt;-0.575;1735+[.AE175]*(-518.2+[.AE175]*(103.4+[.AE175]*(-12.79+[.AE175]*0.711)));-20.772/TAN(RADIANS([.AE175])))))/3600" office:value-type="float" office:value="0.00480664080204705">
            <text:p>0</text:p>
          </table:table-cell>
          <table:table-cell table:formula="of:=[.AE175]+[.AF175]" office:value-type="float" office:value="73.4180354919381">
            <text:p>73.42</text:p>
          </table:table-cell>
          <table:table-cell table:formula="of:=IF([.AC175]&gt;0;MOD(DEGREES(ACOS(((SIN(RADIANS([.$B$2]))*COS(RADIANS([.AD175])))-SIN(RADIANS([.T175])))/(COS(RADIANS([.$B$2]))*SIN(RADIANS([.AD175])))))+180;360);MOD(540-DEGREES(ACOS(((SIN(RADIANS([.$B$2]))*COS(RADIANS([.AD175])))-SIN(RADIANS([.T175])))/(COS(RADIANS([.$B$2]))*SIN(RADIANS([.AD175])))));360))" office:value-type="float" office:value="178.187096197762">
            <text:p>178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5]+1" office:value-type="date" office:date-value="2010-06-24">
            <text:p>6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6]+2415018.5+[.E176]-[.$B$4]/24" office:value-type="float" office:value="2455372.29166667">
            <text:p>2455372.29</text:p>
          </table:table-cell>
          <table:table-cell table:style-name="ce9" table:formula="of:=([.F176]-2451545)/36525" office:value-type="float" office:value="0.10478553502167">
            <text:p>0.10478554</text:p>
          </table:table-cell>
          <table:table-cell/>
          <table:table-cell table:formula="of:=MOD(280.46646+[.G176]*(36000.76983+[.G176]*0.0003032);360)" office:value-type="float" office:value="92.8263911576983">
            <text:p>92.83</text:p>
          </table:table-cell>
          <table:table-cell table:formula="of:=357.52911+[.G176]*(35999.05029-0.0001537*[.G176])" office:value-type="float" office:value="4129.70885322204">
            <text:p>4129.71</text:p>
          </table:table-cell>
          <table:table-cell table:formula="of:=0.016708634-[.G176]*(0.000042037+0.0000001267*[.G176])" office:value-type="float" office:value="0.0167042277392972">
            <text:p>0.02</text:p>
          </table:table-cell>
          <table:table-cell table:formula="of:=SIN(RADIANS([.J176]))*(1.914602-[.G176]*(0.004817+0.000014*[.G176]))+SIN(RADIANS(2*[.J176]))*(0.019993-0.000101*[.G176])+SIN(RADIANS(3*[.J176]))*0.000289" office:value-type="float" office:value="0.335077233120305">
            <text:p>0.34</text:p>
          </table:table-cell>
          <table:table-cell table:formula="of:=[.I176]+[.L176]" office:value-type="float" office:value="93.1614683908186">
            <text:p>93.16</text:p>
          </table:table-cell>
          <table:table-cell table:formula="of:=[.J176]+[.L176]" office:value-type="float" office:value="4130.04393045516">
            <text:p>4130.04</text:p>
          </table:table-cell>
          <table:table-cell table:formula="of:=(1.000001018*(1-[.K176]*[.K176]))/(1+[.K176]*COS(RADIANS([.N176])))" office:value-type="float" office:value="1.0164452265888">
            <text:p>1.02</text:p>
          </table:table-cell>
          <table:table-cell table:formula="of:=[.M176]-0.00569-0.00478*SIN(RADIANS(125.04-1934.136*[.G176]))" office:value-type="float" office:value="93.1604474117362">
            <text:p>93.16</text:p>
          </table:table-cell>
          <table:table-cell table:formula="of:=23+(26+((21.448-[.G176]*(46.815+[.G176]*(0.00059-[.G176]*0.001813))))/60)/60" office:value-type="float" office:value="23.4379284613294">
            <text:p>23.44</text:p>
          </table:table-cell>
          <table:table-cell table:formula="of:=[.Q176]+0.00256*COS(RADIANS(125.04-1934.136*[.G176]))" office:value-type="float" office:value="23.4384768974355">
            <text:p>23.44</text:p>
          </table:table-cell>
          <table:table-cell table:formula="of:=DEGREES(ATAN2(COS(RADIANS([.P176]));COS(RADIANS([.R176]))*SIN(RADIANS([.P176]))))" office:value-type="float" office:value="93.44401943672">
            <text:p>93.44</text:p>
          </table:table-cell>
          <table:table-cell table:formula="of:=DEGREES(ASIN(SIN(RADIANS([.R176]))*SIN(RADIANS([.P176]))))" office:value-type="float" office:value="23.4007024862344">
            <text:p>23.4</text:p>
          </table:table-cell>
          <table:table-cell table:formula="of:=TAN(RADIANS([.R176]/2))*TAN(RADIANS([.R176]/2))" office:value-type="float" office:value="0.0430314544893847">
            <text:p>0.04</text:p>
          </table:table-cell>
          <table:table-cell table:formula="of:=4*DEGREES([.U176]*SIN(2*RADIANS([.I176]))-2*[.K176]*SIN(RADIANS([.J176]))+4*[.K176]*[.U176]*SIN(RADIANS([.J176]))*COS(2*RADIANS([.I176]))-0.5*[.U176]*[.U176]*SIN(4*RADIANS([.I176]))-1.25*[.K176]*[.K176]*SIN(2*RADIANS([.J176])))" office:value-type="float" office:value="-2.46992061085472">
            <text:p>-2.47</text:p>
          </table:table-cell>
          <table:table-cell table:formula="of:=DEGREES(ACOS(COS(RADIANS(90.833))/(COS(RADIANS([.$B$2]))*COS(RADIANS([.T176])))-TAN(RADIANS([.$B$2]))*TAN(RADIANS([.T176]))))" office:value-type="float" office:value="112.56938806455">
            <text:p>112.57</text:p>
          </table:table-cell>
          <table:table-cell table:style-name="ce7" table:formula="of:=(720-4*[.$B$3]-[.V176]+[.$B$4]*60)/1440" office:value-type="float" office:value="0.501715222646427">
            <text:p>12:02:28</text:p>
          </table:table-cell>
          <table:table-cell table:style-name="ce7" table:formula="of:=([.X176]*1440-[.W176]*4)/1440" office:value-type="float" office:value="0.189022478022676">
            <text:p>4:32:12</text:p>
          </table:table-cell>
          <table:table-cell table:style-name="ce7" table:formula="of:=([.X176]*1440+[.W176]*4)/1440" office:value-type="float" office:value="0.814407967270178">
            <text:p>19:32:45</text:p>
          </table:table-cell>
          <table:table-cell table:formula="of:=8*[.W176]" office:value-type="float" office:value="900.555104516403">
            <text:p>900.56</text:p>
          </table:table-cell>
          <table:table-cell table:formula="of:=MOD([.E176]*1440+[.V176]+4*[.$B$3]-60*[.$B$4];1440)" office:value-type="float" office:value="717.530079389145">
            <text:p>717.53</text:p>
          </table:table-cell>
          <table:table-cell table:formula="of:=IF([.AB176]/4&lt;0;[.AB176]/4+180;[.AB176]/4-180)" office:value-type="float" office:value="-0.617480152713682">
            <text:p>-0.62</text:p>
          </table:table-cell>
          <table:table-cell table:formula="of:=DEGREES(ACOS(SIN(RADIANS([.$B$2]))*SIN(RADIANS([.T176]))+COS(RADIANS([.$B$2]))*COS(RADIANS([.T176]))*COS(RADIANS([.AC176]))))" office:value-type="float" office:value="16.6074838326777">
            <text:p>16.61</text:p>
          </table:table-cell>
          <table:table-cell table:formula="of:=90-[.AD176]" office:value-type="float" office:value="73.3925161673223">
            <text:p>73.39</text:p>
          </table:table-cell>
          <table:table-cell table:formula="of:=IF([.AE176]&gt;85;0;IF([.AE176]&gt;5;58.1/TAN(RADIANS([.AE176]))-0.07/POWER(TAN(RADIANS([.AE176]));3)+0.000086/POWER(TAN(RADIANS([.AE176]));5);IF([.AE176]&gt;-0.575;1735+[.AE176]*(-518.2+[.AE176]*(103.4+[.AE176]*(-12.79+[.AE176]*0.711)));-20.772/TAN(RADIANS([.AE176])))))/3600" office:value-type="float" office:value="0.00481299135456935">
            <text:p>0</text:p>
          </table:table-cell>
          <table:table-cell table:formula="of:=[.AE176]+[.AF176]" office:value-type="float" office:value="73.3973291586769">
            <text:p>73.4</text:p>
          </table:table-cell>
          <table:table-cell table:formula="of:=IF([.AC176]&gt;0;MOD(DEGREES(ACOS(((SIN(RADIANS([.$B$2]))*COS(RADIANS([.AD176])))-SIN(RADIANS([.T176])))/(COS(RADIANS([.$B$2]))*SIN(RADIANS([.AD176])))))+180;360);MOD(540-DEGREES(ACOS(((SIN(RADIANS([.$B$2]))*COS(RADIANS([.AD176])))-SIN(RADIANS([.T176])))/(COS(RADIANS([.$B$2]))*SIN(RADIANS([.AD176])))));360))" office:value-type="float" office:value="178.016908326059">
            <text:p>178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6]+1" office:value-type="date" office:date-value="2010-06-25">
            <text:p>6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7]+2415018.5+[.E177]-[.$B$4]/24" office:value-type="float" office:value="2455373.29166667">
            <text:p>2455373.29</text:p>
          </table:table-cell>
          <table:table-cell table:style-name="ce9" table:formula="of:=([.F177]-2451545)/36525" office:value-type="float" office:value="0.104812913529542">
            <text:p>0.10481291</text:p>
          </table:table-cell>
          <table:table-cell/>
          <table:table-cell table:formula="of:=MOD(280.46646+[.G177]*(36000.76983+[.G177]*0.0003032);360)" office:value-type="float" office:value="93.8120385196025">
            <text:p>93.81</text:p>
          </table:table-cell>
          <table:table-cell table:formula="of:=357.52911+[.G177]*(35999.05029-0.0001537*[.G177])" office:value-type="float" office:value="4130.69445350289">
            <text:p>4130.69</text:p>
          </table:table-cell>
          <table:table-cell table:formula="of:=0.016708634-[.G177]*(0.000042037+0.0000001267*[.G177])" office:value-type="float" office:value="0.0167042265876598">
            <text:p>0.02</text:p>
          </table:table-cell>
          <table:table-cell table:formula="of:=SIN(RADIANS([.J177]))*(1.914602-[.G177]*(0.004817+0.000014*[.G177]))+SIN(RADIANS(2*[.J177]))*(0.019993-0.000101*[.G177])+SIN(RADIANS(3*[.J177]))*0.000289" office:value-type="float" office:value="0.303266301908664">
            <text:p>0.3</text:p>
          </table:table-cell>
          <table:table-cell table:formula="of:=[.I177]+[.L177]" office:value-type="float" office:value="94.1153048215112">
            <text:p>94.12</text:p>
          </table:table-cell>
          <table:table-cell table:formula="of:=[.J177]+[.L177]" office:value-type="float" office:value="4130.99771980479">
            <text:p>4131</text:p>
          </table:table-cell>
          <table:table-cell table:formula="of:=(1.000001018*(1-[.K177]*[.K177]))/(1+[.K177]*COS(RADIANS([.N177])))" office:value-type="float" office:value="1.01649255420432">
            <text:p>1.02</text:p>
          </table:table-cell>
          <table:table-cell table:formula="of:=[.M177]-0.00569-0.00478*SIN(RADIANS(125.04-1934.136*[.G177]))" office:value-type="float" office:value="94.1142847868638">
            <text:p>94.11</text:p>
          </table:table-cell>
          <table:table-cell table:formula="of:=23+(26+((21.448-[.G177]*(46.815+[.G177]*(0.00059-[.G177]*0.001813))))/60)/60" office:value-type="float" office:value="23.4379281052942">
            <text:p>23.44</text:p>
          </table:table-cell>
          <table:table-cell table:formula="of:=[.Q177]+0.00256*COS(RADIANS(125.04-1934.136*[.G177]))" office:value-type="float" office:value="23.4384742301021">
            <text:p>23.44</text:p>
          </table:table-cell>
          <table:table-cell table:formula="of:=DEGREES(ATAN2(COS(RADIANS([.P177]));COS(RADIANS([.R177]))*SIN(RADIANS([.P177]))))" office:value-type="float" office:value="94.482847726054">
            <text:p>94.48</text:p>
          </table:table-cell>
          <table:table-cell table:formula="of:=DEGREES(ASIN(SIN(RADIANS([.R177]))*SIN(RADIANS([.P177]))))" office:value-type="float" office:value="23.3744757459794">
            <text:p>23.37</text:p>
          </table:table-cell>
          <table:table-cell table:formula="of:=TAN(RADIANS([.R177]/2))*TAN(RADIANS([.R177]/2))" office:value-type="float" office:value="0.043031444416704">
            <text:p>0.04</text:p>
          </table:table-cell>
          <table:table-cell table:formula="of:=4*DEGREES([.U177]*SIN(2*RADIANS([.I177]))-2*[.K177]*SIN(RADIANS([.J177]))+4*[.K177]*[.U177]*SIN(RADIANS([.J177]))*COS(2*RADIANS([.I177]))-0.5*[.U177]*[.U177]*SIN(4*RADIANS([.I177]))-1.25*[.K177]*[.K177]*SIN(2*RADIANS([.J177])))" office:value-type="float" office:value="-2.68241206980243">
            <text:p>-2.68</text:p>
          </table:table-cell>
          <table:table-cell table:formula="of:=DEGREES(ACOS(COS(RADIANS(90.833))/(COS(RADIANS([.$B$2]))*COS(RADIANS([.T177])))-TAN(RADIANS([.$B$2]))*TAN(RADIANS([.T177]))))" office:value-type="float" office:value="112.540847477877">
            <text:p>112.54</text:p>
          </table:table-cell>
          <table:table-cell table:style-name="ce7" table:formula="of:=(720-4*[.$B$3]-[.V177]+[.$B$4]*60)/1440" office:value-type="float" office:value="0.501862786159585">
            <text:p>12:02:41</text:p>
          </table:table-cell>
          <table:table-cell table:style-name="ce7" table:formula="of:=([.X177]*1440-[.W177]*4)/1440" office:value-type="float" office:value="0.189249320943261">
            <text:p>4:32:31</text:p>
          </table:table-cell>
          <table:table-cell table:style-name="ce7" table:formula="of:=([.X177]*1440+[.W177]*4)/1440" office:value-type="float" office:value="0.814476251375909">
            <text:p>19:32:51</text:p>
          </table:table-cell>
          <table:table-cell table:formula="of:=8*[.W177]" office:value-type="float" office:value="900.326779823013">
            <text:p>900.33</text:p>
          </table:table-cell>
          <table:table-cell table:formula="of:=MOD([.E177]*1440+[.V177]+4*[.$B$3]-60*[.$B$4];1440)" office:value-type="float" office:value="717.317587930198">
            <text:p>717.32</text:p>
          </table:table-cell>
          <table:table-cell table:formula="of:=IF([.AB177]/4&lt;0;[.AB177]/4+180;[.AB177]/4-180)" office:value-type="float" office:value="-0.670603017450617">
            <text:p>-0.67</text:p>
          </table:table-cell>
          <table:table-cell table:formula="of:=DEGREES(ACOS(SIN(RADIANS([.$B$2]))*SIN(RADIANS([.T177]))+COS(RADIANS([.$B$2]))*COS(RADIANS([.T177]))*COS(RADIANS([.AC177]))))" office:value-type="float" office:value="16.6351664124614">
            <text:p>16.64</text:p>
          </table:table-cell>
          <table:table-cell table:formula="of:=90-[.AD177]" office:value-type="float" office:value="73.3648335875386">
            <text:p>73.36</text:p>
          </table:table-cell>
          <table:table-cell table:formula="of:=IF([.AE177]&gt;85;0;IF([.AE177]&gt;5;58.1/TAN(RADIANS([.AE177]))-0.07/POWER(TAN(RADIANS([.AE177]));3)+0.000086/POWER(TAN(RADIANS([.AE177]));5);IF([.AE177]&gt;-0.575;1735+[.AE177]*(-518.2+[.AE177]*(103.4+[.AE177]*(-12.79+[.AE177]*0.711)));-20.772/TAN(RADIANS([.AE177])))))/3600" office:value-type="float" office:value="0.00482148102227715">
            <text:p>0</text:p>
          </table:table-cell>
          <table:table-cell table:formula="of:=[.AE177]+[.AF177]" office:value-type="float" office:value="73.3696550685608">
            <text:p>73.37</text:p>
          </table:table-cell>
          <table:table-cell table:formula="of:=IF([.AC177]&gt;0;MOD(DEGREES(ACOS(((SIN(RADIANS([.$B$2]))*COS(RADIANS([.AD177])))-SIN(RADIANS([.T177])))/(COS(RADIANS([.$B$2]))*SIN(RADIANS([.AD177])))))+180;360);MOD(540-DEGREES(ACOS(((SIN(RADIANS([.$B$2]))*COS(RADIANS([.AD177])))-SIN(RADIANS([.T177])))/(COS(RADIANS([.$B$2]))*SIN(RADIANS([.AD177])))));360))" office:value-type="float" office:value="177.849288630758">
            <text:p>177.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7]+1" office:value-type="date" office:date-value="2010-06-26">
            <text:p>6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8]+2415018.5+[.E178]-[.$B$4]/24" office:value-type="float" office:value="2455374.29166667">
            <text:p>2455374.29</text:p>
          </table:table-cell>
          <table:table-cell table:style-name="ce9" table:formula="of:=([.F178]-2451545)/36525" office:value-type="float" office:value="0.104840292037413">
            <text:p>0.10484029</text:p>
          </table:table-cell>
          <table:table-cell/>
          <table:table-cell table:formula="of:=MOD(280.46646+[.G178]*(36000.76983+[.G178]*0.0003032);360)" office:value-type="float" office:value="94.7976858815073">
            <text:p>94.8</text:p>
          </table:table-cell>
          <table:table-cell table:formula="of:=357.52911+[.G178]*(35999.05029-0.0001537*[.G178])" office:value-type="float" office:value="4131.68005378373">
            <text:p>4131.68</text:p>
          </table:table-cell>
          <table:table-cell table:formula="of:=0.016708634-[.G178]*(0.000042037+0.0000001267*[.G178])" office:value-type="float" office:value="0.0167042254360222">
            <text:p>0.02</text:p>
          </table:table-cell>
          <table:table-cell table:formula="of:=SIN(RADIANS([.J178]))*(1.914602-[.G178]*(0.004817+0.000014*[.G178]))+SIN(RADIANS(2*[.J178]))*(0.019993-0.000101*[.G178])+SIN(RADIANS(3*[.J178]))*0.000289" office:value-type="float" office:value="0.271370978658139">
            <text:p>0.27</text:p>
          </table:table-cell>
          <table:table-cell table:formula="of:=[.I178]+[.L178]" office:value-type="float" office:value="95.0690568601654">
            <text:p>95.07</text:p>
          </table:table-cell>
          <table:table-cell table:formula="of:=[.J178]+[.L178]" office:value-type="float" office:value="4131.95142476239">
            <text:p>4131.95</text:p>
          </table:table-cell>
          <table:table-cell table:formula="of:=(1.000001018*(1-[.K178]*[.K178]))/(1+[.K178]*COS(RADIANS([.N178])))" office:value-type="float" office:value="1.01653515701878">
            <text:p>1.02</text:p>
          </table:table-cell>
          <table:table-cell table:formula="of:=[.M178]-0.00569-0.00478*SIN(RADIANS(125.04-1934.136*[.G178]))" office:value-type="float" office:value="95.068037765964">
            <text:p>95.07</text:p>
          </table:table-cell>
          <table:table-cell table:formula="of:=23+(26+((21.448-[.G178]*(46.815+[.G178]*(0.00059-[.G178]*0.001813))))/60)/60" office:value-type="float" office:value="23.437927749259">
            <text:p>23.44</text:p>
          </table:table-cell>
          <table:table-cell table:formula="of:=[.Q178]+0.00256*COS(RADIANS(125.04-1934.136*[.G178]))" office:value-type="float" office:value="23.4384715623022">
            <text:p>23.44</text:p>
          </table:table-cell>
          <table:table-cell table:formula="of:=DEGREES(ATAN2(COS(RADIANS([.P178]));COS(RADIANS([.R178]))*SIN(RADIANS([.P178]))))" office:value-type="float" office:value="95.521119519992">
            <text:p>95.52</text:p>
          </table:table-cell>
          <table:table-cell table:formula="of:=DEGREES(ASIN(SIN(RADIANS([.R178]))*SIN(RADIANS([.P178]))))" office:value-type="float" office:value="23.3413960158119">
            <text:p>23.34</text:p>
          </table:table-cell>
          <table:table-cell table:formula="of:=TAN(RADIANS([.R178]/2))*TAN(RADIANS([.R178]/2))" office:value-type="float" office:value="0.043031434342263">
            <text:p>0.04</text:p>
          </table:table-cell>
          <table:table-cell table:formula="of:=4*DEGREES([.U178]*SIN(2*RADIANS([.I178]))-2*[.K178]*SIN(RADIANS([.J178]))+4*[.K178]*[.U178]*SIN(RADIANS([.J178]))*COS(2*RADIANS([.I178]))-0.5*[.U178]*[.U178]*SIN(4*RADIANS([.I178]))-1.25*[.K178]*[.K178]*SIN(2*RADIANS([.J178])))" office:value-type="float" office:value="-2.89270025968675">
            <text:p>-2.89</text:p>
          </table:table-cell>
          <table:table-cell table:formula="of:=DEGREES(ACOS(COS(RADIANS(90.833))/(COS(RADIANS([.$B$2]))*COS(RADIANS([.T178])))-TAN(RADIANS([.$B$2]))*TAN(RADIANS([.T178]))))" office:value-type="float" office:value="112.504874186546">
            <text:p>112.5</text:p>
          </table:table-cell>
          <table:table-cell table:style-name="ce7" table:formula="of:=(720-4*[.$B$3]-[.V178]+[.$B$4]*60)/1440" office:value-type="float" office:value="0.502008819624782">
            <text:p>12:02:54</text:p>
          </table:table-cell>
          <table:table-cell table:style-name="ce7" table:formula="of:=([.X178]*1440-[.W178]*4)/1440" office:value-type="float" office:value="0.189495280217712">
            <text:p>4:32:52</text:p>
          </table:table-cell>
          <table:table-cell table:style-name="ce7" table:formula="of:=([.X178]*1440+[.W178]*4)/1440" office:value-type="float" office:value="0.814522359031853">
            <text:p>19:32:55</text:p>
          </table:table-cell>
          <table:table-cell table:formula="of:=8*[.W178]" office:value-type="float" office:value="900.038993492364">
            <text:p>900.04</text:p>
          </table:table-cell>
          <table:table-cell table:formula="of:=MOD([.E178]*1440+[.V178]+4*[.$B$3]-60*[.$B$4];1440)" office:value-type="float" office:value="717.107299740313">
            <text:p>717.11</text:p>
          </table:table-cell>
          <table:table-cell table:formula="of:=IF([.AB178]/4&lt;0;[.AB178]/4+180;[.AB178]/4-180)" office:value-type="float" office:value="-0.723175064921691">
            <text:p>-0.72</text:p>
          </table:table-cell>
          <table:table-cell table:formula="of:=DEGREES(ACOS(SIN(RADIANS([.$B$2]))*SIN(RADIANS([.T178]))+COS(RADIANS([.$B$2]))*COS(RADIANS([.T178]))*COS(RADIANS([.AC178]))))" office:value-type="float" office:value="16.6697978318348">
            <text:p>16.67</text:p>
          </table:table-cell>
          <table:table-cell table:formula="of:=90-[.AD178]" office:value-type="float" office:value="73.3302021681652">
            <text:p>73.33</text:p>
          </table:table-cell>
          <table:table-cell table:formula="of:=IF([.AE178]&gt;85;0;IF([.AE178]&gt;5;58.1/TAN(RADIANS([.AE178]))-0.07/POWER(TAN(RADIANS([.AE178]));3)+0.000086/POWER(TAN(RADIANS([.AE178]));5);IF([.AE178]&gt;-0.575;1735+[.AE178]*(-518.2+[.AE178]*(103.4+[.AE178]*(-12.79+[.AE178]*0.711)));-20.772/TAN(RADIANS([.AE178])))))/3600" office:value-type="float" office:value="0.00483210519232213">
            <text:p>0</text:p>
          </table:table-cell>
          <table:table-cell table:formula="of:=[.AE178]+[.AF178]" office:value-type="float" office:value="73.3350342733575">
            <text:p>73.34</text:p>
          </table:table-cell>
          <table:table-cell table:formula="of:=IF([.AC178]&gt;0;MOD(DEGREES(ACOS(((SIN(RADIANS([.$B$2]))*COS(RADIANS([.AD178])))-SIN(RADIANS([.T178])))/(COS(RADIANS([.$B$2]))*SIN(RADIANS([.AD178])))))+180;360);MOD(540-DEGREES(ACOS(((SIN(RADIANS([.$B$2]))*COS(RADIANS([.AD178])))-SIN(RADIANS([.T178])))/(COS(RADIANS([.$B$2]))*SIN(RADIANS([.AD178])))));360))" office:value-type="float" office:value="177.684710287948">
            <text:p>177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8]+1" office:value-type="date" office:date-value="2010-06-27">
            <text:p>6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9]+2415018.5+[.E179]-[.$B$4]/24" office:value-type="float" office:value="2455375.29166667">
            <text:p>2455375.29</text:p>
          </table:table-cell>
          <table:table-cell table:style-name="ce9" table:formula="of:=([.F179]-2451545)/36525" office:value-type="float" office:value="0.104867670545284">
            <text:p>0.10486767</text:p>
          </table:table-cell>
          <table:table-cell/>
          <table:table-cell table:formula="of:=MOD(280.46646+[.G179]*(36000.76983+[.G179]*0.0003032);360)" office:value-type="float" office:value="95.7833332434125">
            <text:p>95.78</text:p>
          </table:table-cell>
          <table:table-cell table:formula="of:=357.52911+[.G179]*(35999.05029-0.0001537*[.G179])" office:value-type="float" office:value="4132.66565406457">
            <text:p>4132.67</text:p>
          </table:table-cell>
          <table:table-cell table:formula="of:=0.016708634-[.G179]*(0.000042037+0.0000001267*[.G179])" office:value-type="float" office:value="0.0167042242843845">
            <text:p>0.02</text:p>
          </table:table-cell>
          <table:table-cell table:formula="of:=SIN(RADIANS([.J179]))*(1.914602-[.G179]*(0.004817+0.000014*[.G179]))+SIN(RADIANS(2*[.J179]))*(0.019993-0.000101*[.G179])+SIN(RADIANS(3*[.J179]))*0.000289" office:value-type="float" office:value="0.23940015128435">
            <text:p>0.24</text:p>
          </table:table-cell>
          <table:table-cell table:formula="of:=[.I179]+[.L179]" office:value-type="float" office:value="96.0227333946968">
            <text:p>96.02</text:p>
          </table:table-cell>
          <table:table-cell table:formula="of:=[.J179]+[.L179]" office:value-type="float" office:value="4132.90505421585">
            <text:p>4132.91</text:p>
          </table:table-cell>
          <table:table-cell table:formula="of:=(1.000001018*(1-[.K179]*[.K179]))/(1+[.K179]*COS(RADIANS([.N179])))" office:value-type="float" office:value="1.01657302362594">
            <text:p>1.02</text:p>
          </table:table-cell>
          <table:table-cell table:formula="of:=[.M179]-0.00569-0.00478*SIN(RADIANS(125.04-1934.136*[.G179]))" office:value-type="float" office:value="96.0217152369515">
            <text:p>96.02</text:p>
          </table:table-cell>
          <table:table-cell table:formula="of:=23+(26+((21.448-[.G179]*(46.815+[.G179]*(0.00059-[.G179]*0.001813))))/60)/60" office:value-type="float" office:value="23.4379273932239">
            <text:p>23.44</text:p>
          </table:table-cell>
          <table:table-cell table:formula="of:=[.Q179]+0.00256*COS(RADIANS(125.04-1934.136*[.G179]))" office:value-type="float" office:value="23.4384688940377">
            <text:p>23.44</text:p>
          </table:table-cell>
          <table:table-cell table:formula="of:=DEGREES(ATAN2(COS(RADIANS([.P179]));COS(RADIANS([.R179]))*SIN(RADIANS([.P179]))))" office:value-type="float" office:value="96.5587385283936">
            <text:p>96.56</text:p>
          </table:table-cell>
          <table:table-cell table:formula="of:=DEGREES(ASIN(SIN(RADIANS([.R179]))*SIN(RADIANS([.P179]))))" office:value-type="float" office:value="23.3014789869605">
            <text:p>23.3</text:p>
          </table:table-cell>
          <table:table-cell table:formula="of:=TAN(RADIANS([.R179]/2))*TAN(RADIANS([.R179]/2))" office:value-type="float" office:value="0.0430314242660692">
            <text:p>0.04</text:p>
          </table:table-cell>
          <table:table-cell table:formula="of:=4*DEGREES([.U179]*SIN(2*RADIANS([.I179]))-2*[.K179]*SIN(RADIANS([.J179]))+4*[.K179]*[.U179]*SIN(RADIANS([.J179]))*COS(2*RADIANS([.I179]))-0.5*[.U179]*[.U179]*SIN(4*RADIANS([.I179]))-1.25*[.K179]*[.K179]*SIN(2*RADIANS([.J179])))" office:value-type="float" office:value="-3.10040119327141">
            <text:p>-3.1</text:p>
          </table:table-cell>
          <table:table-cell table:formula="of:=DEGREES(ACOS(COS(RADIANS(90.833))/(COS(RADIANS([.$B$2]))*COS(RADIANS([.T179])))-TAN(RADIANS([.$B$2]))*TAN(RADIANS([.T179]))))" office:value-type="float" office:value="112.461502389315">
            <text:p>112.46</text:p>
          </table:table-cell>
          <table:table-cell table:style-name="ce7" table:formula="of:=(720-4*[.$B$3]-[.V179]+[.$B$4]*60)/1440" office:value-type="float" office:value="0.502153056384216">
            <text:p>12:03:06</text:p>
          </table:table-cell>
          <table:table-cell table:style-name="ce7" table:formula="of:=([.X179]*1440-[.W179]*4)/1440" office:value-type="float" office:value="0.189759994191674">
            <text:p>4:33:15</text:p>
          </table:table-cell>
          <table:table-cell table:style-name="ce7" table:formula="of:=([.X179]*1440+[.W179]*4)/1440" office:value-type="float" office:value="0.814546118576759">
            <text:p>19:32:57</text:p>
          </table:table-cell>
          <table:table-cell table:formula="of:=8*[.W179]" office:value-type="float" office:value="899.692019114523">
            <text:p>899.69</text:p>
          </table:table-cell>
          <table:table-cell table:formula="of:=MOD([.E179]*1440+[.V179]+4*[.$B$3]-60*[.$B$4];1440)" office:value-type="float" office:value="716.899598806729">
            <text:p>716.9</text:p>
          </table:table-cell>
          <table:table-cell table:formula="of:=IF([.AB179]/4&lt;0;[.AB179]/4+180;[.AB179]/4-180)" office:value-type="float" office:value="-0.775100298317852">
            <text:p>-0.78</text:p>
          </table:table-cell>
          <table:table-cell table:formula="of:=DEGREES(ACOS(SIN(RADIANS([.$B$2]))*SIN(RADIANS([.T179]))+COS(RADIANS([.$B$2]))*COS(RADIANS([.T179]))*COS(RADIANS([.AC179]))))" office:value-type="float" office:value="16.7113534069808">
            <text:p>16.71</text:p>
          </table:table-cell>
          <table:table-cell table:formula="of:=90-[.AD179]" office:value-type="float" office:value="73.2886465930192">
            <text:p>73.29</text:p>
          </table:table-cell>
          <table:table-cell table:formula="of:=IF([.AE179]&gt;85;0;IF([.AE179]&gt;5;58.1/TAN(RADIANS([.AE179]))-0.07/POWER(TAN(RADIANS([.AE179]));3)+0.000086/POWER(TAN(RADIANS([.AE179]));5);IF([.AE179]&gt;-0.575;1735+[.AE179]*(-518.2+[.AE179]*(103.4+[.AE179]*(-12.79+[.AE179]*0.711)));-20.772/TAN(RADIANS([.AE179])))))/3600" office:value-type="float" office:value="0.00484485860130742">
            <text:p>0</text:p>
          </table:table-cell>
          <table:table-cell table:formula="of:=[.AE179]+[.AF179]" office:value-type="float" office:value="73.2934914516205">
            <text:p>73.29</text:p>
          </table:table-cell>
          <table:table-cell table:formula="of:=IF([.AC179]&gt;0;MOD(DEGREES(ACOS(((SIN(RADIANS([.$B$2]))*COS(RADIANS([.AD179])))-SIN(RADIANS([.T179])))/(COS(RADIANS([.$B$2]))*SIN(RADIANS([.AD179])))))+180;360);MOD(540-DEGREES(ACOS(((SIN(RADIANS([.$B$2]))*COS(RADIANS([.AD179])))-SIN(RADIANS([.T179])))/(COS(RADIANS([.$B$2]))*SIN(RADIANS([.AD179])))));360))" office:value-type="float" office:value="177.523632952363">
            <text:p>177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9]+1" office:value-type="date" office:date-value="2010-06-28">
            <text:p>6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0]+2415018.5+[.E180]-[.$B$4]/24" office:value-type="float" office:value="2455376.29166667">
            <text:p>2455376.29</text:p>
          </table:table-cell>
          <table:table-cell table:style-name="ce9" table:formula="of:=([.F180]-2451545)/36525" office:value-type="float" office:value="0.104895049053156">
            <text:p>0.10489505</text:p>
          </table:table-cell>
          <table:table-cell/>
          <table:table-cell table:formula="of:=MOD(280.46646+[.G180]*(36000.76983+[.G180]*0.0003032);360)" office:value-type="float" office:value="96.7689806053181">
            <text:p>96.77</text:p>
          </table:table-cell>
          <table:table-cell table:formula="of:=357.52911+[.G180]*(35999.05029-0.0001537*[.G180])" office:value-type="float" office:value="4133.65125434541">
            <text:p>4133.65</text:p>
          </table:table-cell>
          <table:table-cell table:formula="of:=0.016708634-[.G180]*(0.000042037+0.0000001267*[.G180])" office:value-type="float" office:value="0.0167042231327465">
            <text:p>0.02</text:p>
          </table:table-cell>
          <table:table-cell table:formula="of:=SIN(RADIANS([.J180]))*(1.914602-[.G180]*(0.004817+0.000014*[.G180]))+SIN(RADIANS(2*[.J180]))*(0.019993-0.000101*[.G180])+SIN(RADIANS(3*[.J180]))*0.000289" office:value-type="float" office:value="0.207362724801116">
            <text:p>0.21</text:p>
          </table:table-cell>
          <table:table-cell table:formula="of:=[.I180]+[.L180]" office:value-type="float" office:value="96.9763433301192">
            <text:p>96.98</text:p>
          </table:table-cell>
          <table:table-cell table:formula="of:=[.J180]+[.L180]" office:value-type="float" office:value="4133.85861707021">
            <text:p>4133.86</text:p>
          </table:table-cell>
          <table:table-cell table:formula="of:=(1.000001018*(1-[.K180]*[.K180]))/(1+[.K180]*COS(RADIANS([.N180])))" office:value-type="float" office:value="1.01660614389015">
            <text:p>1.02</text:p>
          </table:table-cell>
          <table:table-cell table:formula="of:=[.M180]-0.00569-0.00478*SIN(RADIANS(125.04-1934.136*[.G180]))" office:value-type="float" office:value="96.9753261048396">
            <text:p>96.98</text:p>
          </table:table-cell>
          <table:table-cell table:formula="of:=23+(26+((21.448-[.G180]*(46.815+[.G180]*(0.00059-[.G180]*0.001813))))/60)/60" office:value-type="float" office:value="23.4379270371887">
            <text:p>23.44</text:p>
          </table:table-cell>
          <table:table-cell table:formula="of:=[.Q180]+0.00256*COS(RADIANS(125.04-1934.136*[.G180]))" office:value-type="float" office:value="23.4384662253108">
            <text:p>23.44</text:p>
          </table:table-cell>
          <table:table-cell table:formula="of:=DEGREES(ATAN2(COS(RADIANS([.P180]));COS(RADIANS([.R180]))*SIN(RADIANS([.P180]))))" office:value-type="float" office:value="97.5956094901212">
            <text:p>97.6</text:p>
          </table:table-cell>
          <table:table-cell table:formula="of:=DEGREES(ASIN(SIN(RADIANS([.R180]))*SIN(RADIANS([.P180]))))" office:value-type="float" office:value="23.2547430078821">
            <text:p>23.25</text:p>
          </table:table-cell>
          <table:table-cell table:formula="of:=TAN(RADIANS([.R180]/2))*TAN(RADIANS([.R180]/2))" office:value-type="float" office:value="0.0430314141881299">
            <text:p>0.04</text:p>
          </table:table-cell>
          <table:table-cell table:formula="of:=4*DEGREES([.U180]*SIN(2*RADIANS([.I180]))-2*[.K180]*SIN(RADIANS([.J180]))+4*[.K180]*[.U180]*SIN(RADIANS([.J180]))*COS(2*RADIANS([.I180]))-0.5*[.U180]*[.U180]*SIN(4*RADIANS([.I180]))-1.25*[.K180]*[.K180]*SIN(2*RADIANS([.J180])))" office:value-type="float" office:value="-3.30513477119415">
            <text:p>-3.31</text:p>
          </table:table-cell>
          <table:table-cell table:formula="of:=DEGREES(ACOS(COS(RADIANS(90.833))/(COS(RADIANS([.$B$2]))*COS(RADIANS([.T180])))-TAN(RADIANS([.$B$2]))*TAN(RADIANS([.T180]))))" office:value-type="float" office:value="112.410772547255">
            <text:p>112.41</text:p>
          </table:table-cell>
          <table:table-cell table:style-name="ce7" table:formula="of:=(720-4*[.$B$3]-[.V180]+[.$B$4]*60)/1440" office:value-type="float" office:value="0.502295232479996">
            <text:p>12:03:18</text:p>
          </table:table-cell>
          <table:table-cell table:style-name="ce7" table:formula="of:=([.X180]*1440-[.W180]*4)/1440" office:value-type="float" office:value="0.190043086515398">
            <text:p>4:33:40</text:p>
          </table:table-cell>
          <table:table-cell table:style-name="ce7" table:formula="of:=([.X180]*1440+[.W180]*4)/1440" office:value-type="float" office:value="0.814547378444594">
            <text:p>19:32:57</text:p>
          </table:table-cell>
          <table:table-cell table:formula="of:=8*[.W180]" office:value-type="float" office:value="899.286180378041">
            <text:p>899.29</text:p>
          </table:table-cell>
          <table:table-cell table:formula="of:=MOD([.E180]*1440+[.V180]+4*[.$B$3]-60*[.$B$4];1440)" office:value-type="float" office:value="716.694865228806">
            <text:p>716.69</text:p>
          </table:table-cell>
          <table:table-cell table:formula="of:=IF([.AB180]/4&lt;0;[.AB180]/4+180;[.AB180]/4-180)" office:value-type="float" office:value="-0.82628369279854">
            <text:p>-0.83</text:p>
          </table:table-cell>
          <table:table-cell table:formula="of:=DEGREES(ACOS(SIN(RADIANS([.$B$2]))*SIN(RADIANS([.T180]))+COS(RADIANS([.$B$2]))*COS(RADIANS([.T180]))*COS(RADIANS([.AC180]))))" office:value-type="float" office:value="16.759804931072">
            <text:p>16.76</text:p>
          </table:table-cell>
          <table:table-cell table:formula="of:=90-[.AD180]" office:value-type="float" office:value="73.240195068928">
            <text:p>73.24</text:p>
          </table:table-cell>
          <table:table-cell table:formula="of:=IF([.AE180]&gt;85;0;IF([.AE180]&gt;5;58.1/TAN(RADIANS([.AE180]))-0.07/POWER(TAN(RADIANS([.AE180]));3)+0.000086/POWER(TAN(RADIANS([.AE180]));5);IF([.AE180]&gt;-0.575;1735+[.AE180]*(-518.2+[.AE180]*(103.4+[.AE180]*(-12.79+[.AE180]*0.711)));-20.772/TAN(RADIANS([.AE180])))))/3600" office:value-type="float" office:value="0.00485973536573811">
            <text:p>0</text:p>
          </table:table-cell>
          <table:table-cell table:formula="of:=[.AE180]+[.AF180]" office:value-type="float" office:value="73.2450548042938">
            <text:p>73.25</text:p>
          </table:table-cell>
          <table:table-cell table:formula="of:=IF([.AC180]&gt;0;MOD(DEGREES(ACOS(((SIN(RADIANS([.$B$2]))*COS(RADIANS([.AD180])))-SIN(RADIANS([.T180])))/(COS(RADIANS([.$B$2]))*SIN(RADIANS([.AD180])))))+180;360);MOD(540-DEGREES(ACOS(((SIN(RADIANS([.$B$2]))*COS(RADIANS([.AD180])))-SIN(RADIANS([.T180])))/(COS(RADIANS([.$B$2]))*SIN(RADIANS([.AD180])))));360))" office:value-type="float" office:value="177.366500596852">
            <text:p>177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0]+1" office:value-type="date" office:date-value="2010-06-29">
            <text:p>6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1]+2415018.5+[.E181]-[.$B$4]/24" office:value-type="float" office:value="2455377.29166667">
            <text:p>2455377.29</text:p>
          </table:table-cell>
          <table:table-cell table:style-name="ce9" table:formula="of:=([.F181]-2451545)/36525" office:value-type="float" office:value="0.104922427561027">
            <text:p>0.10492243</text:p>
          </table:table-cell>
          <table:table-cell/>
          <table:table-cell table:formula="of:=MOD(280.46646+[.G181]*(36000.76983+[.G181]*0.0003032);360)" office:value-type="float" office:value="97.7546279672238">
            <text:p>97.75</text:p>
          </table:table-cell>
          <table:table-cell table:formula="of:=357.52911+[.G181]*(35999.05029-0.0001537*[.G181])" office:value-type="float" office:value="4134.63685462625">
            <text:p>4134.64</text:p>
          </table:table-cell>
          <table:table-cell table:formula="of:=0.016708634-[.G181]*(0.000042037+0.0000001267*[.G181])" office:value-type="float" office:value="0.0167042219811083">
            <text:p>0.02</text:p>
          </table:table-cell>
          <table:table-cell table:formula="of:=SIN(RADIANS([.J181]))*(1.914602-[.G181]*(0.004817+0.000014*[.G181]))+SIN(RADIANS(2*[.J181]))*(0.019993-0.000101*[.G181])+SIN(RADIANS(3*[.J181]))*0.000289" office:value-type="float" office:value="0.175267619294543">
            <text:p>0.18</text:p>
          </table:table-cell>
          <table:table-cell table:formula="of:=[.I181]+[.L181]" office:value-type="float" office:value="97.9298955865183">
            <text:p>97.93</text:p>
          </table:table-cell>
          <table:table-cell table:formula="of:=[.J181]+[.L181]" office:value-type="float" office:value="4134.81212224555">
            <text:p>4134.81</text:p>
          </table:table-cell>
          <table:table-cell table:formula="of:=(1.000001018*(1-[.K181]*[.K181]))/(1+[.K181]*COS(RADIANS([.N181])))" office:value-type="float" office:value="1.01663450894818">
            <text:p>1.02</text:p>
          </table:table-cell>
          <table:table-cell table:formula="of:=[.M181]-0.00569-0.00478*SIN(RADIANS(125.04-1934.136*[.G181]))" office:value-type="float" office:value="97.9288792897129">
            <text:p>97.93</text:p>
          </table:table-cell>
          <table:table-cell table:formula="of:=23+(26+((21.448-[.G181]*(46.815+[.G181]*(0.00059-[.G181]*0.001813))))/60)/60" office:value-type="float" office:value="23.4379266811535">
            <text:p>23.44</text:p>
          </table:table-cell>
          <table:table-cell table:formula="of:=[.Q181]+0.00256*COS(RADIANS(125.04-1934.136*[.G181]))" office:value-type="float" office:value="23.4384635561233">
            <text:p>23.44</text:p>
          </table:table-cell>
          <table:table-cell table:formula="of:=DEGREES(ATAN2(COS(RADIANS([.P181]));COS(RADIANS([.R181]))*SIN(RADIANS([.P181]))))" office:value-type="float" office:value="98.6316383374833">
            <text:p>98.63</text:p>
          </table:table-cell>
          <table:table-cell table:formula="of:=DEGREES(ASIN(SIN(RADIANS([.R181]))*SIN(RADIANS([.P181]))))" office:value-type="float" office:value="23.2012090585635">
            <text:p>23.2</text:p>
          </table:table-cell>
          <table:table-cell table:formula="of:=TAN(RADIANS([.R181]/2))*TAN(RADIANS([.R181]/2))" office:value-type="float" office:value="0.0430314041084527">
            <text:p>0.04</text:p>
          </table:table-cell>
          <table:table-cell table:formula="of:=4*DEGREES([.U181]*SIN(2*RADIANS([.I181]))-2*[.K181]*SIN(RADIANS([.J181]))+4*[.K181]*[.U181]*SIN(RADIANS([.J181]))*COS(2*RADIANS([.I181]))-0.5*[.U181]*[.U181]*SIN(4*RADIANS([.I181]))-1.25*[.K181]*[.K181]*SIN(2*RADIANS([.J181])))" office:value-type="float" office:value="-3.5065254265462">
            <text:p>-3.51</text:p>
          </table:table-cell>
          <table:table-cell table:formula="of:=DEGREES(ACOS(COS(RADIANS(90.833))/(COS(RADIANS([.$B$2]))*COS(RADIANS([.T181])))-TAN(RADIANS([.$B$2]))*TAN(RADIANS([.T181]))))" office:value-type="float" office:value="112.352731255774">
            <text:p>112.35</text:p>
          </table:table-cell>
          <table:table-cell table:style-name="ce7" table:formula="of:=(720-4*[.$B$3]-[.V181]+[.$B$4]*60)/1440" office:value-type="float" office:value="0.502435087101768">
            <text:p>12:03:30</text:p>
          </table:table-cell>
          <table:table-cell table:style-name="ce7" table:formula="of:=([.X181]*1440-[.W181]*4)/1440" office:value-type="float" office:value="0.190344166946841">
            <text:p>4:34:06</text:p>
          </table:table-cell>
          <table:table-cell table:style-name="ce7" table:formula="of:=([.X181]*1440+[.W181]*4)/1440" office:value-type="float" office:value="0.814526007256695">
            <text:p>19:32:55</text:p>
          </table:table-cell>
          <table:table-cell table:formula="of:=8*[.W181]" office:value-type="float" office:value="898.82185004619">
            <text:p>898.82</text:p>
          </table:table-cell>
          <table:table-cell table:formula="of:=MOD([.E181]*1440+[.V181]+4*[.$B$3]-60*[.$B$4];1440)" office:value-type="float" office:value="716.493474573454">
            <text:p>716.49</text:p>
          </table:table-cell>
          <table:table-cell table:formula="of:=IF([.AB181]/4&lt;0;[.AB181]/4+180;[.AB181]/4-180)" office:value-type="float" office:value="-0.876631356636551">
            <text:p>-0.88</text:p>
          </table:table-cell>
          <table:table-cell table:formula="of:=DEGREES(ACOS(SIN(RADIANS([.$B$2]))*SIN(RADIANS([.T181]))+COS(RADIANS([.$B$2]))*COS(RADIANS([.T181]))*COS(RADIANS([.AC181]))))" office:value-type="float" office:value="16.815120791211">
            <text:p>16.82</text:p>
          </table:table-cell>
          <table:table-cell table:formula="of:=90-[.AD181]" office:value-type="float" office:value="73.184879208789">
            <text:p>73.18</text:p>
          </table:table-cell>
          <table:table-cell table:formula="of:=IF([.AE181]&gt;85;0;IF([.AE181]&gt;5;58.1/TAN(RADIANS([.AE181]))-0.07/POWER(TAN(RADIANS([.AE181]));3)+0.000086/POWER(TAN(RADIANS([.AE181]));5);IF([.AE181]&gt;-0.575;1735+[.AE181]*(-518.2+[.AE181]*(103.4+[.AE181]*(-12.79+[.AE181]*0.711)));-20.772/TAN(RADIANS([.AE181])))))/3600" office:value-type="float" office:value="0.00487672901633204">
            <text:p>0</text:p>
          </table:table-cell>
          <table:table-cell table:formula="of:=[.AE181]+[.AF181]" office:value-type="float" office:value="73.1897559378053">
            <text:p>73.19</text:p>
          </table:table-cell>
          <table:table-cell table:formula="of:=IF([.AC181]&gt;0;MOD(DEGREES(ACOS(((SIN(RADIANS([.$B$2]))*COS(RADIANS([.AD181])))-SIN(RADIANS([.T181])))/(COS(RADIANS([.$B$2]))*SIN(RADIANS([.AD181])))))+180;360);MOD(540-DEGREES(ACOS(((SIN(RADIANS([.$B$2]))*COS(RADIANS([.AD181])))-SIN(RADIANS([.T181])))/(COS(RADIANS([.$B$2]))*SIN(RADIANS([.AD181])))));360))" office:value-type="float" office:value="177.213739505193">
            <text:p>177.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1]+1" office:value-type="date" office:date-value="2010-06-30">
            <text:p>6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2]+2415018.5+[.E182]-[.$B$4]/24" office:value-type="float" office:value="2455378.29166667">
            <text:p>2455378.29</text:p>
          </table:table-cell>
          <table:table-cell table:style-name="ce9" table:formula="of:=([.F182]-2451545)/36525" office:value-type="float" office:value="0.104949806068898">
            <text:p>0.10494981</text:p>
          </table:table-cell>
          <table:table-cell/>
          <table:table-cell table:formula="of:=MOD(280.46646+[.G182]*(36000.76983+[.G182]*0.0003032);360)" office:value-type="float" office:value="98.7402753291303">
            <text:p>98.74</text:p>
          </table:table-cell>
          <table:table-cell table:formula="of:=357.52911+[.G182]*(35999.05029-0.0001537*[.G182])" office:value-type="float" office:value="4135.6224549071">
            <text:p>4135.62</text:p>
          </table:table-cell>
          <table:table-cell table:formula="of:=0.016708634-[.G182]*(0.000042037+0.0000001267*[.G182])" office:value-type="float" office:value="0.01670422082947">
            <text:p>0.02</text:p>
          </table:table-cell>
          <table:table-cell table:formula="of:=SIN(RADIANS([.J182]))*(1.914602-[.G182]*(0.004817+0.000014*[.G182]))+SIN(RADIANS(2*[.J182]))*(0.019993-0.000101*[.G182])+SIN(RADIANS(3*[.J182]))*0.000289" office:value-type="float" office:value="0.143123767897406">
            <text:p>0.14</text:p>
          </table:table-cell>
          <table:table-cell table:formula="of:=[.I182]+[.L182]" office:value-type="float" office:value="98.8833990970277">
            <text:p>98.88</text:p>
          </table:table-cell>
          <table:table-cell table:formula="of:=[.J182]+[.L182]" office:value-type="float" office:value="4135.76557867499">
            <text:p>4135.77</text:p>
          </table:table-cell>
          <table:table-cell table:formula="of:=(1.000001018*(1-[.K182]*[.K182]))/(1+[.K182]*COS(RADIANS([.N182])))" office:value-type="float" office:value="1.01665811121083">
            <text:p>1.02</text:p>
          </table:table-cell>
          <table:table-cell table:formula="of:=[.M182]-0.00569-0.00478*SIN(RADIANS(125.04-1934.136*[.G182]))" office:value-type="float" office:value="98.8823837247044">
            <text:p>98.88</text:p>
          </table:table-cell>
          <table:table-cell table:formula="of:=23+(26+((21.448-[.G182]*(46.815+[.G182]*(0.00059-[.G182]*0.001813))))/60)/60" office:value-type="float" office:value="23.4379263251184">
            <text:p>23.44</text:p>
          </table:table-cell>
          <table:table-cell table:formula="of:=[.Q182]+0.00256*COS(RADIANS(125.04-1934.136*[.G182]))" office:value-type="float" office:value="23.4384608864771">
            <text:p>23.44</text:p>
          </table:table-cell>
          <table:table-cell table:formula="of:=DEGREES(ATAN2(COS(RADIANS([.P182]));COS(RADIANS([.R182]))*SIN(RADIANS([.P182]))))" office:value-type="float" office:value="99.6667323569938">
            <text:p>99.67</text:p>
          </table:table-cell>
          <table:table-cell table:formula="of:=DEGREES(ASIN(SIN(RADIANS([.R182]))*SIN(RADIANS([.P182]))))" office:value-type="float" office:value="23.1409007214748">
            <text:p>23.14</text:p>
          </table:table-cell>
          <table:table-cell table:formula="of:=TAN(RADIANS([.R182]/2))*TAN(RADIANS([.R182]/2))" office:value-type="float" office:value="0.043031394027045">
            <text:p>0.04</text:p>
          </table:table-cell>
          <table:table-cell table:formula="of:=4*DEGREES([.U182]*SIN(2*RADIANS([.I182]))-2*[.K182]*SIN(RADIANS([.J182]))+4*[.K182]*[.U182]*SIN(RADIANS([.J182]))*COS(2*RADIANS([.I182]))-0.5*[.U182]*[.U182]*SIN(4*RADIANS([.I182]))-1.25*[.K182]*[.K182]*SIN(2*RADIANS([.J182])))" office:value-type="float" office:value="-3.70420275779883">
            <text:p>-3.7</text:p>
          </table:table-cell>
          <table:table-cell table:formula="of:=DEGREES(ACOS(COS(RADIANS(90.833))/(COS(RADIANS([.$B$2]))*COS(RADIANS([.T182])))-TAN(RADIANS([.$B$2]))*TAN(RADIANS([.T182]))))" office:value-type="float" office:value="112.28743109845">
            <text:p>112.29</text:p>
          </table:table-cell>
          <table:table-cell table:style-name="ce7" table:formula="of:=(720-4*[.$B$3]-[.V182]+[.$B$4]*60)/1440" office:value-type="float" office:value="0.502572363026249">
            <text:p>12:03:42</text:p>
          </table:table-cell>
          <table:table-cell table:style-name="ce7" table:formula="of:=([.X182]*1440-[.W182]*4)/1440" office:value-type="float" office:value="0.190662832197222">
            <text:p>4:34:33</text:p>
          </table:table-cell>
          <table:table-cell table:style-name="ce7" table:formula="of:=([.X182]*1440+[.W182]*4)/1440" office:value-type="float" office:value="0.814481893855277">
            <text:p>19:32:51</text:p>
          </table:table-cell>
          <table:table-cell table:formula="of:=8*[.W182]" office:value-type="float" office:value="898.299448787599">
            <text:p>898.3</text:p>
          </table:table-cell>
          <table:table-cell table:formula="of:=MOD([.E182]*1440+[.V182]+4*[.$B$3]-60*[.$B$4];1440)" office:value-type="float" office:value="716.295797242201">
            <text:p>716.3</text:p>
          </table:table-cell>
          <table:table-cell table:formula="of:=IF([.AB182]/4&lt;0;[.AB182]/4+180;[.AB182]/4-180)" office:value-type="float" office:value="-0.92605068944971">
            <text:p>-0.93</text:p>
          </table:table-cell>
          <table:table-cell table:formula="of:=DEGREES(ACOS(SIN(RADIANS([.$B$2]))*SIN(RADIANS([.T182]))+COS(RADIANS([.$B$2]))*COS(RADIANS([.T182]))*COS(RADIANS([.AC182]))))" office:value-type="float" office:value="16.8772660965352">
            <text:p>16.88</text:p>
          </table:table-cell>
          <table:table-cell table:formula="of:=90-[.AD182]" office:value-type="float" office:value="73.1227339034648">
            <text:p>73.12</text:p>
          </table:table-cell>
          <table:table-cell table:formula="of:=IF([.AE182]&gt;85;0;IF([.AE182]&gt;5;58.1/TAN(RADIANS([.AE182]))-0.07/POWER(TAN(RADIANS([.AE182]));3)+0.000086/POWER(TAN(RADIANS([.AE182]));5);IF([.AE182]&gt;-0.575;1735+[.AE182]*(-518.2+[.AE182]*(103.4+[.AE182]*(-12.79+[.AE182]*0.711)));-20.772/TAN(RADIANS([.AE182])))))/3600" office:value-type="float" office:value="0.00489583253580817">
            <text:p>0</text:p>
          </table:table-cell>
          <table:table-cell table:formula="of:=[.AE182]+[.AF182]" office:value-type="float" office:value="73.1276297360006">
            <text:p>73.13</text:p>
          </table:table-cell>
          <table:table-cell table:formula="of:=IF([.AC182]&gt;0;MOD(DEGREES(ACOS(((SIN(RADIANS([.$B$2]))*COS(RADIANS([.AD182])))-SIN(RADIANS([.T182])))/(COS(RADIANS([.$B$2]))*SIN(RADIANS([.AD182])))))+180;360);MOD(540-DEGREES(ACOS(((SIN(RADIANS([.$B$2]))*COS(RADIANS([.AD182])))-SIN(RADIANS([.T182])))/(COS(RADIANS([.$B$2]))*SIN(RADIANS([.AD182])))));360))" office:value-type="float" office:value="177.065756435165">
            <text:p>177.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2]+1" office:value-type="date" office:date-value="2010-07-01">
            <text:p>7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3]+2415018.5+[.E183]-[.$B$4]/24" office:value-type="float" office:value="2455379.29166667">
            <text:p>2455379.29</text:p>
          </table:table-cell>
          <table:table-cell table:style-name="ce9" table:formula="of:=([.F183]-2451545)/36525" office:value-type="float" office:value="0.10497718457677">
            <text:p>0.10497718</text:p>
          </table:table-cell>
          <table:table-cell/>
          <table:table-cell table:formula="of:=MOD(280.46646+[.G183]*(36000.76983+[.G183]*0.0003032);360)" office:value-type="float" office:value="99.7259226910373">
            <text:p>99.73</text:p>
          </table:table-cell>
          <table:table-cell table:formula="of:=357.52911+[.G183]*(35999.05029-0.0001537*[.G183])" office:value-type="float" office:value="4136.60805518794">
            <text:p>4136.61</text:p>
          </table:table-cell>
          <table:table-cell table:formula="of:=0.016708634-[.G183]*(0.000042037+0.0000001267*[.G183])" office:value-type="float" office:value="0.0167042196778314">
            <text:p>0.02</text:p>
          </table:table-cell>
          <table:table-cell table:formula="of:=SIN(RADIANS([.J183]))*(1.914602-[.G183]*(0.004817+0.000014*[.G183]))+SIN(RADIANS(2*[.J183]))*(0.019993-0.000101*[.G183])+SIN(RADIANS(3*[.J183]))*0.000289" office:value-type="float" office:value="0.11094011476321">
            <text:p>0.11</text:p>
          </table:table-cell>
          <table:table-cell table:formula="of:=[.I183]+[.L183]" office:value-type="float" office:value="99.8368628058006">
            <text:p>99.84</text:p>
          </table:table-cell>
          <table:table-cell table:formula="of:=[.J183]+[.L183]" office:value-type="float" office:value="4136.7189953027">
            <text:p>4136.72</text:p>
          </table:table-cell>
          <table:table-cell table:formula="of:=(1.000001018*(1-[.K183]*[.K183]))/(1+[.K183]*COS(RADIANS([.N183])))" office:value-type="float" office:value="1.01667694436428">
            <text:p>1.02</text:p>
          </table:table-cell>
          <table:table-cell table:formula="of:=[.M183]-0.00569-0.00478*SIN(RADIANS(125.04-1934.136*[.G183]))" office:value-type="float" office:value="99.8358483539663">
            <text:p>99.84</text:p>
          </table:table-cell>
          <table:table-cell table:formula="of:=23+(26+((21.448-[.G183]*(46.815+[.G183]*(0.00059-[.G183]*0.001813))))/60)/60" office:value-type="float" office:value="23.4379259690832">
            <text:p>23.44</text:p>
          </table:table-cell>
          <table:table-cell table:formula="of:=[.Q183]+0.00256*COS(RADIANS(125.04-1934.136*[.G183]))" office:value-type="float" office:value="23.4384582163744">
            <text:p>23.44</text:p>
          </table:table-cell>
          <table:table-cell table:formula="of:=DEGREES(ATAN2(COS(RADIANS([.P183]));COS(RADIANS([.R183]))*SIN(RADIANS([.P183]))))" office:value-type="float" office:value="100.700800345974">
            <text:p>100.7</text:p>
          </table:table-cell>
          <table:table-cell table:formula="of:=DEGREES(ASIN(SIN(RADIANS([.R183]))*SIN(RADIANS([.P183]))))" office:value-type="float" office:value="23.0738441492795">
            <text:p>23.07</text:p>
          </table:table-cell>
          <table:table-cell table:formula="of:=TAN(RADIANS([.R183]/2))*TAN(RADIANS([.R183]/2))" office:value-type="float" office:value="0.0430313839439142">
            <text:p>0.04</text:p>
          </table:table-cell>
          <table:table-cell table:formula="of:=4*DEGREES([.U183]*SIN(2*RADIANS([.I183]))-2*[.K183]*SIN(RADIANS([.J183]))+4*[.K183]*[.U183]*SIN(RADIANS([.J183]))*COS(2*RADIANS([.I183]))-0.5*[.U183]*[.U183]*SIN(4*RADIANS([.I183]))-1.25*[.K183]*[.K183]*SIN(2*RADIANS([.J183])))" office:value-type="float" office:value="-3.8978021484392">
            <text:p>-3.9</text:p>
          </table:table-cell>
          <table:table-cell table:formula="of:=DEGREES(ACOS(COS(RADIANS(90.833))/(COS(RADIANS([.$B$2]))*COS(RADIANS([.T183])))-TAN(RADIANS([.$B$2]))*TAN(RADIANS([.T183]))))" office:value-type="float" office:value="112.214930483587">
            <text:p>112.21</text:p>
          </table:table-cell>
          <table:table-cell table:style-name="ce7" table:formula="of:=(720-4*[.$B$3]-[.V183]+[.$B$4]*60)/1440" office:value-type="float" office:value="0.502706807047527">
            <text:p>12:03:54</text:p>
          </table:table-cell>
          <table:table-cell table:style-name="ce7" table:formula="of:=([.X183]*1440-[.W183]*4)/1440" office:value-type="float" office:value="0.190998666815341">
            <text:p>4:35:02</text:p>
          </table:table-cell>
          <table:table-cell table:style-name="ce7" table:formula="of:=([.X183]*1440+[.W183]*4)/1440" office:value-type="float" office:value="0.814414947279714">
            <text:p>19:32:45</text:p>
          </table:table-cell>
          <table:table-cell table:formula="of:=8*[.W183]" office:value-type="float" office:value="897.719443868697">
            <text:p>897.72</text:p>
          </table:table-cell>
          <table:table-cell table:formula="of:=MOD([.E183]*1440+[.V183]+4*[.$B$3]-60*[.$B$4];1440)" office:value-type="float" office:value="716.102197851561">
            <text:p>716.1</text:p>
          </table:table-cell>
          <table:table-cell table:formula="of:=IF([.AB183]/4&lt;0;[.AB183]/4+180;[.AB183]/4-180)" office:value-type="float" office:value="-0.974450537109789">
            <text:p>-0.97</text:p>
          </table:table-cell>
          <table:table-cell table:formula="of:=DEGREES(ACOS(SIN(RADIANS([.$B$2]))*SIN(RADIANS([.T183]))+COS(RADIANS([.$B$2]))*COS(RADIANS([.T183]))*COS(RADIANS([.AC183]))))" office:value-type="float" office:value="16.9462028160325">
            <text:p>16.95</text:p>
          </table:table-cell>
          <table:table-cell table:formula="of:=90-[.AD183]" office:value-type="float" office:value="73.0537971839675">
            <text:p>73.05</text:p>
          </table:table-cell>
          <table:table-cell table:formula="of:=IF([.AE183]&gt;85;0;IF([.AE183]&gt;5;58.1/TAN(RADIANS([.AE183]))-0.07/POWER(TAN(RADIANS([.AE183]));3)+0.000086/POWER(TAN(RADIANS([.AE183]));5);IF([.AE183]&gt;-0.575;1735+[.AE183]*(-518.2+[.AE183]*(103.4+[.AE183]*(-12.79+[.AE183]*0.711)));-20.772/TAN(RADIANS([.AE183])))))/3600" office:value-type="float" office:value="0.00491703839974074">
            <text:p>0</text:p>
          </table:table-cell>
          <table:table-cell table:formula="of:=[.AE183]+[.AF183]" office:value-type="float" office:value="73.0587142223672">
            <text:p>73.06</text:p>
          </table:table-cell>
          <table:table-cell table:formula="of:=IF([.AC183]&gt;0;MOD(DEGREES(ACOS(((SIN(RADIANS([.$B$2]))*COS(RADIANS([.AD183])))-SIN(RADIANS([.T183])))/(COS(RADIANS([.$B$2]))*SIN(RADIANS([.AD183])))))+180;360);MOD(540-DEGREES(ACOS(((SIN(RADIANS([.$B$2]))*COS(RADIANS([.AD183])))-SIN(RADIANS([.T183])))/(COS(RADIANS([.$B$2]))*SIN(RADIANS([.AD183])))));360))" office:value-type="float" office:value="176.922936965753">
            <text:p>176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3]+1" office:value-type="date" office:date-value="2010-07-02">
            <text:p>7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4]+2415018.5+[.E184]-[.$B$4]/24" office:value-type="float" office:value="2455380.29166667">
            <text:p>2455380.29</text:p>
          </table:table-cell>
          <table:table-cell table:style-name="ce9" table:formula="of:=([.F184]-2451545)/36525" office:value-type="float" office:value="0.105004563084641">
            <text:p>0.10500456</text:p>
          </table:table-cell>
          <table:table-cell/>
          <table:table-cell table:formula="of:=MOD(280.46646+[.G184]*(36000.76983+[.G184]*0.0003032);360)" office:value-type="float" office:value="100.711570052945">
            <text:p>100.71</text:p>
          </table:table-cell>
          <table:table-cell table:formula="of:=357.52911+[.G184]*(35999.05029-0.0001537*[.G184])" office:value-type="float" office:value="4137.59365546878">
            <text:p>4137.59</text:p>
          </table:table-cell>
          <table:table-cell table:formula="of:=0.016708634-[.G184]*(0.000042037+0.0000001267*[.G184])" office:value-type="float" office:value="0.0167042185261927">
            <text:p>0.02</text:p>
          </table:table-cell>
          <table:table-cell table:formula="of:=SIN(RADIANS([.J184]))*(1.914602-[.G184]*(0.004817+0.000014*[.G184]))+SIN(RADIANS(2*[.J184]))*(0.019993-0.000101*[.G184])+SIN(RADIANS(3*[.J184]))*0.000289" office:value-type="float" office:value="0.0787256130404238">
            <text:p>0.08</text:p>
          </table:table-cell>
          <table:table-cell table:formula="of:=[.I184]+[.L184]" office:value-type="float" office:value="100.790295665985">
            <text:p>100.79</text:p>
          </table:table-cell>
          <table:table-cell table:formula="of:=[.J184]+[.L184]" office:value-type="float" office:value="4137.67238108182">
            <text:p>4137.67</text:p>
          </table:table-cell>
          <table:table-cell table:formula="of:=(1.000001018*(1-[.K184]*[.K184]))/(1+[.K184]*COS(RADIANS([.N184])))" office:value-type="float" office:value="1.01669100337129">
            <text:p>1.02</text:p>
          </table:table-cell>
          <table:table-cell table:formula="of:=[.M184]-0.00569-0.00478*SIN(RADIANS(125.04-1934.136*[.G184]))" office:value-type="float" office:value="100.789282130646">
            <text:p>100.79</text:p>
          </table:table-cell>
          <table:table-cell table:formula="of:=23+(26+((21.448-[.G184]*(46.815+[.G184]*(0.00059-[.G184]*0.001813))))/60)/60" office:value-type="float" office:value="23.437925613048">
            <text:p>23.44</text:p>
          </table:table-cell>
          <table:table-cell table:formula="of:=[.Q184]+0.00256*COS(RADIANS(125.04-1934.136*[.G184]))" office:value-type="float" office:value="23.4384555458171">
            <text:p>23.44</text:p>
          </table:table-cell>
          <table:table-cell table:formula="of:=DEGREES(ATAN2(COS(RADIANS([.P184]));COS(RADIANS([.R184]))*SIN(RADIANS([.P184]))))" office:value-type="float" office:value="101.733752764579">
            <text:p>101.73</text:p>
          </table:table-cell>
          <table:table-cell table:formula="of:=DEGREES(ASIN(SIN(RADIANS([.R184]))*SIN(RADIANS([.P184]))))" office:value-type="float" office:value="23.0000680294213">
            <text:p>23</text:p>
          </table:table-cell>
          <table:table-cell table:formula="of:=TAN(RADIANS([.R184]/2))*TAN(RADIANS([.R184]/2))" office:value-type="float" office:value="0.043031373859068">
            <text:p>0.04</text:p>
          </table:table-cell>
          <table:table-cell table:formula="of:=4*DEGREES([.U184]*SIN(2*RADIANS([.I184]))-2*[.K184]*SIN(RADIANS([.J184]))+4*[.K184]*[.U184]*SIN(RADIANS([.J184]))*COS(2*RADIANS([.I184]))-0.5*[.U184]*[.U184]*SIN(4*RADIANS([.I184]))-1.25*[.K184]*[.K184]*SIN(2*RADIANS([.J184])))" office:value-type="float" office:value="-4.08696537173917">
            <text:p>-4.09</text:p>
          </table:table-cell>
          <table:table-cell table:formula="of:=DEGREES(ACOS(COS(RADIANS(90.833))/(COS(RADIANS([.$B$2]))*COS(RADIANS([.T184])))-TAN(RADIANS([.$B$2]))*TAN(RADIANS([.T184]))))" office:value-type="float" office:value="112.135293464516">
            <text:p>112.14</text:p>
          </table:table-cell>
          <table:table-cell table:style-name="ce7" table:formula="of:=(720-4*[.$B$3]-[.V184]+[.$B$4]*60)/1440" office:value-type="float" office:value="0.502838170397041">
            <text:p>12:04:05</text:p>
          </table:table-cell>
          <table:table-cell table:style-name="ce7" table:formula="of:=([.X184]*1440-[.W184]*4)/1440" office:value-type="float" office:value="0.19135124410672">
            <text:p>4:35:33</text:p>
          </table:table-cell>
          <table:table-cell table:style-name="ce7" table:formula="of:=([.X184]*1440+[.W184]*4)/1440" office:value-type="float" office:value="0.814325096687362">
            <text:p>19:32:38</text:p>
          </table:table-cell>
          <table:table-cell table:formula="of:=8*[.W184]" office:value-type="float" office:value="897.082347716126">
            <text:p>897.08</text:p>
          </table:table-cell>
          <table:table-cell table:formula="of:=MOD([.E184]*1440+[.V184]+4*[.$B$3]-60*[.$B$4];1440)" office:value-type="float" office:value="715.913034628261">
            <text:p>715.91</text:p>
          </table:table-cell>
          <table:table-cell table:formula="of:=IF([.AB184]/4&lt;0;[.AB184]/4+180;[.AB184]/4-180)" office:value-type="float" office:value="-1.0217413429348">
            <text:p>-1.02</text:p>
          </table:table-cell>
          <table:table-cell table:formula="of:=DEGREES(ACOS(SIN(RADIANS([.$B$2]))*SIN(RADIANS([.T184]))+COS(RADIANS([.$B$2]))*COS(RADIANS([.T184]))*COS(RADIANS([.AC184]))))" office:value-type="float" office:value="17.021889924543">
            <text:p>17.02</text:p>
          </table:table-cell>
          <table:table-cell table:formula="of:=90-[.AD184]" office:value-type="float" office:value="72.978110075457">
            <text:p>72.98</text:p>
          </table:table-cell>
          <table:table-cell table:formula="of:=IF([.AE184]&gt;85;0;IF([.AE184]&gt;5;58.1/TAN(RADIANS([.AE184]))-0.07/POWER(TAN(RADIANS([.AE184]));3)+0.000086/POWER(TAN(RADIANS([.AE184]));5);IF([.AE184]&gt;-0.575;1735+[.AE184]*(-518.2+[.AE184]*(103.4+[.AE184]*(-12.79+[.AE184]*0.711)));-20.772/TAN(RADIANS([.AE184])))))/3600" office:value-type="float" office:value="0.00494033862004554">
            <text:p>0</text:p>
          </table:table-cell>
          <table:table-cell table:formula="of:=[.AE184]+[.AF184]" office:value-type="float" office:value="72.983050414077">
            <text:p>72.98</text:p>
          </table:table-cell>
          <table:table-cell table:formula="of:=IF([.AC184]&gt;0;MOD(DEGREES(ACOS(((SIN(RADIANS([.$B$2]))*COS(RADIANS([.AD184])))-SIN(RADIANS([.T184])))/(COS(RADIANS([.$B$2]))*SIN(RADIANS([.AD184])))))+180;360);MOD(540-DEGREES(ACOS(((SIN(RADIANS([.$B$2]))*COS(RADIANS([.AD184])))-SIN(RADIANS([.T184])))/(COS(RADIANS([.$B$2]))*SIN(RADIANS([.AD184])))));360))" office:value-type="float" office:value="176.785644039433">
            <text:p>176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4]+1" office:value-type="date" office:date-value="2010-07-03">
            <text:p>7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5]+2415018.5+[.E185]-[.$B$4]/24" office:value-type="float" office:value="2455381.29166667">
            <text:p>2455381.29</text:p>
          </table:table-cell>
          <table:table-cell table:style-name="ce9" table:formula="of:=([.F185]-2451545)/36525" office:value-type="float" office:value="0.105031941592512">
            <text:p>0.10503194</text:p>
          </table:table-cell>
          <table:table-cell/>
          <table:table-cell table:formula="of:=MOD(280.46646+[.G185]*(36000.76983+[.G185]*0.0003032);360)" office:value-type="float" office:value="101.697217414853">
            <text:p>101.7</text:p>
          </table:table-cell>
          <table:table-cell table:formula="of:=357.52911+[.G185]*(35999.05029-0.0001537*[.G185])" office:value-type="float" office:value="4138.57925574962">
            <text:p>4138.58</text:p>
          </table:table-cell>
          <table:table-cell table:formula="of:=0.016708634-[.G185]*(0.000042037+0.0000001267*[.G185])" office:value-type="float" office:value="0.0167042173745538">
            <text:p>0.02</text:p>
          </table:table-cell>
          <table:table-cell table:formula="of:=SIN(RADIANS([.J185]))*(1.914602-[.G185]*(0.004817+0.000014*[.G185]))+SIN(RADIANS(2*[.J185]))*(0.019993-0.000101*[.G185])+SIN(RADIANS(3*[.J185]))*0.000289" office:value-type="float" office:value="0.0464892228468716">
            <text:p>0.05</text:p>
          </table:table-cell>
          <table:table-cell table:formula="of:=[.I185]+[.L185]" office:value-type="float" office:value="101.7437066377">
            <text:p>101.74</text:p>
          </table:table-cell>
          <table:table-cell table:formula="of:=[.J185]+[.L185]" office:value-type="float" office:value="4138.62574497247">
            <text:p>4138.63</text:p>
          </table:table-cell>
          <table:table-cell table:formula="of:=(1.000001018*(1-[.K185]*[.K185]))/(1+[.K185]*COS(RADIANS([.N185])))" office:value-type="float" office:value="1.01670028447208">
            <text:p>1.02</text:p>
          </table:table-cell>
          <table:table-cell table:formula="of:=[.M185]-0.00569-0.00478*SIN(RADIANS(125.04-1934.136*[.G185]))" office:value-type="float" office:value="101.742694014861">
            <text:p>101.74</text:p>
          </table:table-cell>
          <table:table-cell table:formula="of:=23+(26+((21.448-[.G185]*(46.815+[.G185]*(0.00059-[.G185]*0.001813))))/60)/60" office:value-type="float" office:value="23.4379252570129">
            <text:p>23.44</text:p>
          </table:table-cell>
          <table:table-cell table:formula="of:=[.Q185]+0.00256*COS(RADIANS(125.04-1934.136*[.G185]))" office:value-type="float" office:value="23.438452874807">
            <text:p>23.44</text:p>
          </table:table-cell>
          <table:table-cell table:formula="of:=DEGREES(ATAN2(COS(RADIANS([.P185]));COS(RADIANS([.R185]))*SIN(RADIANS([.P185]))))" office:value-type="float" office:value="102.765501882822">
            <text:p>102.77</text:p>
          </table:table-cell>
          <table:table-cell table:formula="of:=DEGREES(ASIN(SIN(RADIANS([.R185]))*SIN(RADIANS([.P185]))))" office:value-type="float" office:value="22.91960354572">
            <text:p>22.92</text:p>
          </table:table-cell>
          <table:table-cell table:formula="of:=TAN(RADIANS([.R185]/2))*TAN(RADIANS([.R185]/2))" office:value-type="float" office:value="0.0430313637725136">
            <text:p>0.04</text:p>
          </table:table-cell>
          <table:table-cell table:formula="of:=4*DEGREES([.U185]*SIN(2*RADIANS([.I185]))-2*[.K185]*SIN(RADIANS([.J185]))+4*[.K185]*[.U185]*SIN(RADIANS([.J185]))*COS(2*RADIANS([.I185]))-0.5*[.U185]*[.U185]*SIN(4*RADIANS([.I185]))-1.25*[.K185]*[.K185]*SIN(2*RADIANS([.J185])))" office:value-type="float" office:value="-4.2713411791301">
            <text:p>-4.27</text:p>
          </table:table-cell>
          <table:table-cell table:formula="of:=DEGREES(ACOS(COS(RADIANS(90.833))/(COS(RADIANS([.$B$2]))*COS(RADIANS([.T185])))-TAN(RADIANS([.$B$2]))*TAN(RADIANS([.T185]))))" office:value-type="float" office:value="112.048589544749">
            <text:p>112.05</text:p>
          </table:table-cell>
          <table:table-cell table:style-name="ce7" table:formula="of:=(720-4*[.$B$3]-[.V185]+[.$B$4]*60)/1440" office:value-type="float" office:value="0.502966209152174">
            <text:p>12:04:16</text:p>
          </table:table-cell>
          <table:table-cell table:style-name="ce7" table:formula="of:=([.X185]*1440-[.W185]*4)/1440" office:value-type="float" office:value="0.191720127083428">
            <text:p>4:36:05</text:p>
          </table:table-cell>
          <table:table-cell table:style-name="ce7" table:formula="of:=([.X185]*1440+[.W185]*4)/1440" office:value-type="float" office:value="0.814212291220919">
            <text:p>19:32:28</text:p>
          </table:table-cell>
          <table:table-cell table:formula="of:=8*[.W185]" office:value-type="float" office:value="896.388716357988">
            <text:p>896.39</text:p>
          </table:table-cell>
          <table:table-cell table:formula="of:=MOD([.E185]*1440+[.V185]+4*[.$B$3]-60*[.$B$4];1440)" office:value-type="float" office:value="715.72865882087">
            <text:p>715.73</text:p>
          </table:table-cell>
          <table:table-cell table:formula="of:=IF([.AB185]/4&lt;0;[.AB185]/4+180;[.AB185]/4-180)" office:value-type="float" office:value="-1.06783529478253">
            <text:p>-1.07</text:p>
          </table:table-cell>
          <table:table-cell table:formula="of:=DEGREES(ACOS(SIN(RADIANS([.$B$2]))*SIN(RADIANS([.T185]))+COS(RADIANS([.$B$2]))*COS(RADIANS([.T185]))*COS(RADIANS([.AC185]))))" office:value-type="float" office:value="17.1042835553703">
            <text:p>17.1</text:p>
          </table:table-cell>
          <table:table-cell table:formula="of:=90-[.AD185]" office:value-type="float" office:value="72.8957164446297">
            <text:p>72.9</text:p>
          </table:table-cell>
          <table:table-cell table:formula="of:=IF([.AE185]&gt;85;0;IF([.AE185]&gt;5;58.1/TAN(RADIANS([.AE185]))-0.07/POWER(TAN(RADIANS([.AE185]));3)+0.000086/POWER(TAN(RADIANS([.AE185]));5);IF([.AE185]&gt;-0.575;1735+[.AE185]*(-518.2+[.AE185]*(103.4+[.AE185]*(-12.79+[.AE185]*0.711)));-20.772/TAN(RADIANS([.AE185])))))/3600" office:value-type="float" office:value="0.00496572479065079">
            <text:p>0</text:p>
          </table:table-cell>
          <table:table-cell table:formula="of:=[.AE185]+[.AF185]" office:value-type="float" office:value="72.9006821694203">
            <text:p>72.9</text:p>
          </table:table-cell>
          <table:table-cell table:formula="of:=IF([.AC185]&gt;0;MOD(DEGREES(ACOS(((SIN(RADIANS([.$B$2]))*COS(RADIANS([.AD185])))-SIN(RADIANS([.T185])))/(COS(RADIANS([.$B$2]))*SIN(RADIANS([.AD185])))))+180;360);MOD(540-DEGREES(ACOS(((SIN(RADIANS([.$B$2]))*COS(RADIANS([.AD185])))-SIN(RADIANS([.T185])))/(COS(RADIANS([.$B$2]))*SIN(RADIANS([.AD185])))));360))" office:value-type="float" office:value="176.654216707209">
            <text:p>176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5]+1" office:value-type="date" office:date-value="2010-07-04">
            <text:p>7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6]+2415018.5+[.E186]-[.$B$4]/24" office:value-type="float" office:value="2455382.29166667">
            <text:p>2455382.29</text:p>
          </table:table-cell>
          <table:table-cell table:style-name="ce9" table:formula="of:=([.F186]-2451545)/36525" office:value-type="float" office:value="0.105059320100384">
            <text:p>0.10505932</text:p>
          </table:table-cell>
          <table:table-cell/>
          <table:table-cell table:formula="of:=MOD(280.46646+[.G186]*(36000.76983+[.G186]*0.0003032);360)" office:value-type="float" office:value="102.682864776761">
            <text:p>102.68</text:p>
          </table:table-cell>
          <table:table-cell table:formula="of:=357.52911+[.G186]*(35999.05029-0.0001537*[.G186])" office:value-type="float" office:value="4139.56485603046">
            <text:p>4139.56</text:p>
          </table:table-cell>
          <table:table-cell table:formula="of:=0.016708634-[.G186]*(0.000042037+0.0000001267*[.G186])" office:value-type="float" office:value="0.0167042162229147">
            <text:p>0.02</text:p>
          </table:table-cell>
          <table:table-cell table:formula="of:=SIN(RADIANS([.J186]))*(1.914602-[.G186]*(0.004817+0.000014*[.G186]))+SIN(RADIANS(2*[.J186]))*(0.019993-0.000101*[.G186])+SIN(RADIANS(3*[.J186]))*0.000289" office:value-type="float" office:value="0.0142399092439479">
            <text:p>0.01</text:p>
          </table:table-cell>
          <table:table-cell table:formula="of:=[.I186]+[.L186]" office:value-type="float" office:value="102.697104686005">
            <text:p>102.7</text:p>
          </table:table-cell>
          <table:table-cell table:formula="of:=[.J186]+[.L186]" office:value-type="float" office:value="4139.5790959397">
            <text:p>4139.58</text:p>
          </table:table-cell>
          <table:table-cell table:formula="of:=(1.000001018*(1-[.K186]*[.K186]))/(1+[.K186]*COS(RADIANS([.N186])))" office:value-type="float" office:value="1.016704785185">
            <text:p>1.02</text:p>
          </table:table-cell>
          <table:table-cell table:formula="of:=[.M186]-0.00569-0.00478*SIN(RADIANS(125.04-1934.136*[.G186]))" office:value-type="float" office:value="102.696092971672">
            <text:p>102.7</text:p>
          </table:table-cell>
          <table:table-cell table:formula="of:=23+(26+((21.448-[.G186]*(46.815+[.G186]*(0.00059-[.G186]*0.001813))))/60)/60" office:value-type="float" office:value="23.4379249009777">
            <text:p>23.44</text:p>
          </table:table-cell>
          <table:table-cell table:formula="of:=[.Q186]+0.00256*COS(RADIANS(125.04-1934.136*[.G186]))" office:value-type="float" office:value="23.4384502033464">
            <text:p>23.44</text:p>
          </table:table-cell>
          <table:table-cell table:formula="of:=DEGREES(ATAN2(COS(RADIANS([.P186]));COS(RADIANS([.R186]))*SIN(RADIANS([.P186]))))" office:value-type="float" office:value="103.795961922229">
            <text:p>103.8</text:p>
          </table:table-cell>
          <table:table-cell table:formula="of:=DEGREES(ASIN(SIN(RADIANS([.R186]))*SIN(RADIANS([.P186]))))" office:value-type="float" office:value="22.8324843371142">
            <text:p>22.83</text:p>
          </table:table-cell>
          <table:table-cell table:formula="of:=TAN(RADIANS([.R186]/2))*TAN(RADIANS([.R186]/2))" office:value-type="float" office:value="0.0430313536842586">
            <text:p>0.04</text:p>
          </table:table-cell>
          <table:table-cell table:formula="of:=4*DEGREES([.U186]*SIN(2*RADIANS([.I186]))-2*[.K186]*SIN(RADIANS([.J186]))+4*[.K186]*[.U186]*SIN(RADIANS([.J186]))*COS(2*RADIANS([.I186]))-0.5*[.U186]*[.U186]*SIN(4*RADIANS([.I186]))-1.25*[.K186]*[.K186]*SIN(2*RADIANS([.J186])))" office:value-type="float" office:value="-4.45058587072139">
            <text:p>-4.45</text:p>
          </table:table-cell>
          <table:table-cell table:formula="of:=DEGREES(ACOS(COS(RADIANS(90.833))/(COS(RADIANS([.$B$2]))*COS(RADIANS([.T186])))-TAN(RADIANS([.$B$2]))*TAN(RADIANS([.T186]))))" office:value-type="float" office:value="111.954893469174">
            <text:p>111.95</text:p>
          </table:table-cell>
          <table:table-cell table:style-name="ce7" table:formula="of:=(720-4*[.$B$3]-[.V186]+[.$B$4]*60)/1440" office:value-type="float" office:value="0.503090684632445">
            <text:p>12:04:27</text:p>
          </table:table-cell>
          <table:table-cell table:style-name="ce7" table:formula="of:=([.X186]*1440-[.W186]*4)/1440" office:value-type="float" office:value="0.192104869440296">
            <text:p>4:36:38</text:p>
          </table:table-cell>
          <table:table-cell table:style-name="ce7" table:formula="of:=([.X186]*1440+[.W186]*4)/1440" office:value-type="float" office:value="0.814076499824595">
            <text:p>19:32:16</text:p>
          </table:table-cell>
          <table:table-cell table:formula="of:=8*[.W186]" office:value-type="float" office:value="895.639147753389">
            <text:p>895.64</text:p>
          </table:table-cell>
          <table:table-cell table:formula="of:=MOD([.E186]*1440+[.V186]+4*[.$B$3]-60*[.$B$4];1440)" office:value-type="float" office:value="715.549414129279">
            <text:p>715.55</text:p>
          </table:table-cell>
          <table:table-cell table:formula="of:=IF([.AB186]/4&lt;0;[.AB186]/4+180;[.AB186]/4-180)" office:value-type="float" office:value="-1.11264646768035">
            <text:p>-1.11</text:p>
          </table:table-cell>
          <table:table-cell table:formula="of:=DEGREES(ACOS(SIN(RADIANS([.$B$2]))*SIN(RADIANS([.T186]))+COS(RADIANS([.$B$2]))*COS(RADIANS([.T186]))*COS(RADIANS([.AC186]))))" office:value-type="float" office:value="17.1933371579109">
            <text:p>17.19</text:p>
          </table:table-cell>
          <table:table-cell table:formula="of:=90-[.AD186]" office:value-type="float" office:value="72.8066628420891">
            <text:p>72.81</text:p>
          </table:table-cell>
          <table:table-cell table:formula="of:=IF([.AE186]&gt;85;0;IF([.AE186]&gt;5;58.1/TAN(RADIANS([.AE186]))-0.07/POWER(TAN(RADIANS([.AE186]));3)+0.000086/POWER(TAN(RADIANS([.AE186]));5);IF([.AE186]&gt;-0.575;1735+[.AE186]*(-518.2+[.AE186]*(103.4+[.AE186]*(-12.79+[.AE186]*0.711)));-20.772/TAN(RADIANS([.AE186])))))/3600" office:value-type="float" office:value="0.00499318813489862">
            <text:p>0</text:p>
          </table:table-cell>
          <table:table-cell table:formula="of:=[.AE186]+[.AF186]" office:value-type="float" office:value="72.811656030224">
            <text:p>72.81</text:p>
          </table:table-cell>
          <table:table-cell table:formula="of:=IF([.AC186]&gt;0;MOD(DEGREES(ACOS(((SIN(RADIANS([.$B$2]))*COS(RADIANS([.AD186])))-SIN(RADIANS([.T186])))/(COS(RADIANS([.$B$2]))*SIN(RADIANS([.AD186])))))+180;360);MOD(540-DEGREES(ACOS(((SIN(RADIANS([.$B$2]))*COS(RADIANS([.AD186])))-SIN(RADIANS([.T186])))/(COS(RADIANS([.$B$2]))*SIN(RADIANS([.AD186])))));360))" office:value-type="float" office:value="176.528969081144">
            <text:p>176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6]+1" office:value-type="date" office:date-value="2010-07-05">
            <text:p>7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7]+2415018.5+[.E187]-[.$B$4]/24" office:value-type="float" office:value="2455383.29166667">
            <text:p>2455383.29</text:p>
          </table:table-cell>
          <table:table-cell table:style-name="ce9" table:formula="of:=([.F187]-2451545)/36525" office:value-type="float" office:value="0.105086698608255">
            <text:p>0.10508670</text:p>
          </table:table-cell>
          <table:table-cell/>
          <table:table-cell table:formula="of:=MOD(280.46646+[.G187]*(36000.76983+[.G187]*0.0003032);360)" office:value-type="float" office:value="103.668512138669">
            <text:p>103.67</text:p>
          </table:table-cell>
          <table:table-cell table:formula="of:=357.52911+[.G187]*(35999.05029-0.0001537*[.G187])" office:value-type="float" office:value="4140.5504563113">
            <text:p>4140.55</text:p>
          </table:table-cell>
          <table:table-cell table:formula="of:=0.016708634-[.G187]*(0.000042037+0.0000001267*[.G187])" office:value-type="float" office:value="0.0167042150712754">
            <text:p>0.02</text:p>
          </table:table-cell>
          <table:table-cell table:formula="of:=SIN(RADIANS([.J187]))*(1.914602-[.G187]*(0.004817+0.000014*[.G187]))+SIN(RADIANS(2*[.J187]))*(0.019993-0.000101*[.G187])+SIN(RADIANS(3*[.J187]))*0.000289" office:value-type="float" office:value="-0.0180133597892594">
            <text:p>-0.02</text:p>
          </table:table-cell>
          <table:table-cell table:formula="of:=[.I187]+[.L187]" office:value-type="float" office:value="103.65049877888">
            <text:p>103.65</text:p>
          </table:table-cell>
          <table:table-cell table:formula="of:=[.J187]+[.L187]" office:value-type="float" office:value="4140.53244295151">
            <text:p>4140.53</text:p>
          </table:table-cell>
          <table:table-cell table:formula="of:=(1.000001018*(1-[.K187]*[.K187]))/(1+[.K187]*COS(RADIANS([.N187])))" office:value-type="float" office:value="1.016704504307">
            <text:p>1.02</text:p>
          </table:table-cell>
          <table:table-cell table:formula="of:=[.M187]-0.00569-0.00478*SIN(RADIANS(125.04-1934.136*[.G187]))" office:value-type="float" office:value="103.649487969057">
            <text:p>103.65</text:p>
          </table:table-cell>
          <table:table-cell table:formula="of:=23+(26+((21.448-[.G187]*(46.815+[.G187]*(0.00059-[.G187]*0.001813))))/60)/60" office:value-type="float" office:value="23.4379245449425">
            <text:p>23.44</text:p>
          </table:table-cell>
          <table:table-cell table:formula="of:=[.Q187]+0.00256*COS(RADIANS(125.04-1934.136*[.G187]))" office:value-type="float" office:value="23.438447531437">
            <text:p>23.44</text:p>
          </table:table-cell>
          <table:table-cell table:formula="of:=DEGREES(ATAN2(COS(RADIANS([.P187]));COS(RADIANS([.R187]))*SIN(RADIANS([.P187]))))" office:value-type="float" office:value="104.825049191771">
            <text:p>104.83</text:p>
          </table:table-cell>
          <table:table-cell table:formula="of:=DEGREES(ASIN(SIN(RADIANS([.R187]))*SIN(RADIANS([.P187]))))" office:value-type="float" office:value="22.7387464537024">
            <text:p>22.74</text:p>
          </table:table-cell>
          <table:table-cell table:formula="of:=TAN(RADIANS([.R187]/2))*TAN(RADIANS([.R187]/2))" office:value-type="float" office:value="0.0430313435943104">
            <text:p>0.04</text:p>
          </table:table-cell>
          <table:table-cell table:formula="of:=4*DEGREES([.U187]*SIN(2*RADIANS([.I187]))-2*[.K187]*SIN(RADIANS([.J187]))+4*[.K187]*[.U187]*SIN(RADIANS([.J187]))*COS(2*RADIANS([.I187]))-0.5*[.U187]*[.U187]*SIN(4*RADIANS([.I187]))-1.25*[.K187]*[.K187]*SIN(2*RADIANS([.J187])))" office:value-type="float" office:value="-4.62436384657127">
            <text:p>-4.62</text:p>
          </table:table-cell>
          <table:table-cell table:formula="of:=DEGREES(ACOS(COS(RADIANS(90.833))/(COS(RADIANS([.$B$2]))*COS(RADIANS([.T187])))-TAN(RADIANS([.$B$2]))*TAN(RADIANS([.T187]))))" office:value-type="float" office:value="111.854285002528">
            <text:p>111.85</text:p>
          </table:table-cell>
          <table:table-cell table:style-name="ce7" table:formula="of:=(720-4*[.$B$3]-[.V187]+[.$B$4]*60)/1440" office:value-type="float" office:value="0.503211363782341">
            <text:p>12:04:37</text:p>
          </table:table-cell>
          <table:table-cell table:style-name="ce7" table:formula="of:=([.X187]*1440-[.W187]*4)/1440" office:value-type="float" office:value="0.192505016553096">
            <text:p>4:37:12</text:p>
          </table:table-cell>
          <table:table-cell table:style-name="ce7" table:formula="of:=([.X187]*1440+[.W187]*4)/1440" office:value-type="float" office:value="0.813917711011587">
            <text:p>19:32:02</text:p>
          </table:table-cell>
          <table:table-cell table:formula="of:=8*[.W187]" office:value-type="float" office:value="894.834280020227">
            <text:p>894.83</text:p>
          </table:table-cell>
          <table:table-cell table:formula="of:=MOD([.E187]*1440+[.V187]+4*[.$B$3]-60*[.$B$4];1440)" office:value-type="float" office:value="715.375636153429">
            <text:p>715.38</text:p>
          </table:table-cell>
          <table:table-cell table:formula="of:=IF([.AB187]/4&lt;0;[.AB187]/4+180;[.AB187]/4-180)" office:value-type="float" office:value="-1.1560909616428">
            <text:p>-1.16</text:p>
          </table:table-cell>
          <table:table-cell table:formula="of:=DEGREES(ACOS(SIN(RADIANS([.$B$2]))*SIN(RADIANS([.T187]))+COS(RADIANS([.$B$2]))*COS(RADIANS([.T187]))*COS(RADIANS([.AC187]))))" office:value-type="float" office:value="17.2890016587163">
            <text:p>17.29</text:p>
          </table:table-cell>
          <table:table-cell table:formula="of:=90-[.AD187]" office:value-type="float" office:value="72.7109983412837">
            <text:p>72.71</text:p>
          </table:table-cell>
          <table:table-cell table:formula="of:=IF([.AE187]&gt;85;0;IF([.AE187]&gt;5;58.1/TAN(RADIANS([.AE187]))-0.07/POWER(TAN(RADIANS([.AE187]));3)+0.000086/POWER(TAN(RADIANS([.AE187]));5);IF([.AE187]&gt;-0.575;1735+[.AE187]*(-518.2+[.AE187]*(103.4+[.AE187]*(-12.79+[.AE187]*0.711)));-20.772/TAN(RADIANS([.AE187])))))/3600" office:value-type="float" office:value="0.00502271955422516">
            <text:p>0.01</text:p>
          </table:table-cell>
          <table:table-cell table:formula="of:=[.AE187]+[.AF187]" office:value-type="float" office:value="72.716021060838">
            <text:p>72.72</text:p>
          </table:table-cell>
          <table:table-cell table:formula="of:=IF([.AC187]&gt;0;MOD(DEGREES(ACOS(((SIN(RADIANS([.$B$2]))*COS(RADIANS([.AD187])))-SIN(RADIANS([.T187])))/(COS(RADIANS([.$B$2]))*SIN(RADIANS([.AD187])))))+180;360);MOD(540-DEGREES(ACOS(((SIN(RADIANS([.$B$2]))*COS(RADIANS([.AD187])))-SIN(RADIANS([.T187])))/(COS(RADIANS([.$B$2]))*SIN(RADIANS([.AD187])))));360))" office:value-type="float" office:value="176.410189495976">
            <text:p>176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7]+1" office:value-type="date" office:date-value="2010-07-06">
            <text:p>7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8]+2415018.5+[.E188]-[.$B$4]/24" office:value-type="float" office:value="2455384.29166667">
            <text:p>2455384.29</text:p>
          </table:table-cell>
          <table:table-cell table:style-name="ce9" table:formula="of:=([.F188]-2451545)/36525" office:value-type="float" office:value="0.105114077116126">
            <text:p>0.10511408</text:p>
          </table:table-cell>
          <table:table-cell/>
          <table:table-cell table:formula="of:=MOD(280.46646+[.G188]*(36000.76983+[.G188]*0.0003032);360)" office:value-type="float" office:value="104.654159500578">
            <text:p>104.65</text:p>
          </table:table-cell>
          <table:table-cell table:formula="of:=357.52911+[.G188]*(35999.05029-0.0001537*[.G188])" office:value-type="float" office:value="4141.53605659214">
            <text:p>4141.54</text:p>
          </table:table-cell>
          <table:table-cell table:formula="of:=0.016708634-[.G188]*(0.000042037+0.0000001267*[.G188])" office:value-type="float" office:value="0.0167042139196359">
            <text:p>0.02</text:p>
          </table:table-cell>
          <table:table-cell table:formula="of:=SIN(RADIANS([.J188]))*(1.914602-[.G188]*(0.004817+0.000014*[.G188]))+SIN(RADIANS(2*[.J188]))*(0.019993-0.000101*[.G188])+SIN(RADIANS(3*[.J188]))*0.000289" office:value-type="float" office:value="-0.0502616153814128">
            <text:p>-0.05</text:p>
          </table:table-cell>
          <table:table-cell table:formula="of:=[.I188]+[.L188]" office:value-type="float" office:value="104.603897885197">
            <text:p>104.6</text:p>
          </table:table-cell>
          <table:table-cell table:formula="of:=[.J188]+[.L188]" office:value-type="float" office:value="4141.48579497676">
            <text:p>4141.49</text:p>
          </table:table-cell>
          <table:table-cell table:formula="of:=(1.000001018*(1-[.K188]*[.K188]))/(1+[.K188]*COS(RADIANS([.N188])))" office:value-type="float" office:value="1.01669944191386">
            <text:p>1.02</text:p>
          </table:table-cell>
          <table:table-cell table:formula="of:=[.M188]-0.00569-0.00478*SIN(RADIANS(125.04-1934.136*[.G188]))" office:value-type="float" office:value="104.602887975886">
            <text:p>104.6</text:p>
          </table:table-cell>
          <table:table-cell table:formula="of:=23+(26+((21.448-[.G188]*(46.815+[.G188]*(0.00059-[.G188]*0.001813))))/60)/60" office:value-type="float" office:value="23.4379241889074">
            <text:p>23.44</text:p>
          </table:table-cell>
          <table:table-cell table:formula="of:=[.Q188]+0.00256*COS(RADIANS(125.04-1934.136*[.G188]))" office:value-type="float" office:value="23.4384448590808">
            <text:p>23.44</text:p>
          </table:table-cell>
          <table:table-cell table:formula="of:=DEGREES(ATAN2(COS(RADIANS([.P188]));COS(RADIANS([.R188]))*SIN(RADIANS([.P188]))))" office:value-type="float" office:value="105.852682217738">
            <text:p>105.85</text:p>
          </table:table-cell>
          <table:table-cell table:formula="of:=DEGREES(ASIN(SIN(RADIANS([.R188]))*SIN(RADIANS([.P188]))))" office:value-type="float" office:value="22.63842831024">
            <text:p>22.64</text:p>
          </table:table-cell>
          <table:table-cell table:formula="of:=TAN(RADIANS([.R188]/2))*TAN(RADIANS([.R188]/2))" office:value-type="float" office:value="0.0430313335026766">
            <text:p>0.04</text:p>
          </table:table-cell>
          <table:table-cell table:formula="of:=4*DEGREES([.U188]*SIN(2*RADIANS([.I188]))-2*[.K188]*SIN(RADIANS([.J188]))+4*[.K188]*[.U188]*SIN(RADIANS([.J188]))*COS(2*RADIANS([.I188]))-0.5*[.U188]*[.U188]*SIN(4*RADIANS([.I188]))-1.25*[.K188]*[.K188]*SIN(2*RADIANS([.J188])))" office:value-type="float" office:value="-4.79234813739091">
            <text:p>-4.79</text:p>
          </table:table-cell>
          <table:table-cell table:formula="of:=DEGREES(ACOS(COS(RADIANS(90.833))/(COS(RADIANS([.$B$2]))*COS(RADIANS([.T188])))-TAN(RADIANS([.$B$2]))*TAN(RADIANS([.T188]))))" office:value-type="float" office:value="111.746848696451">
            <text:p>111.75</text:p>
          </table:table-cell>
          <table:table-cell table:style-name="ce7" table:formula="of:=(720-4*[.$B$3]-[.V188]+[.$B$4]*60)/1440" office:value-type="float" office:value="0.503328019539855">
            <text:p>12:04:48</text:p>
          </table:table-cell>
          <table:table-cell table:style-name="ce7" table:formula="of:=([.X188]*1440-[.W188]*4)/1440" office:value-type="float" office:value="0.192920106494157">
            <text:p>4:37:48</text:p>
          </table:table-cell>
          <table:table-cell table:style-name="ce7" table:formula="of:=([.X188]*1440+[.W188]*4)/1440" office:value-type="float" office:value="0.813735932585552">
            <text:p>19:31:47</text:p>
          </table:table-cell>
          <table:table-cell table:formula="of:=8*[.W188]" office:value-type="float" office:value="893.974789571609">
            <text:p>893.97</text:p>
          </table:table-cell>
          <table:table-cell table:formula="of:=MOD([.E188]*1440+[.V188]+4*[.$B$3]-60*[.$B$4];1440)" office:value-type="float" office:value="715.207651862609">
            <text:p>715.21</text:p>
          </table:table-cell>
          <table:table-cell table:formula="of:=IF([.AB188]/4&lt;0;[.AB188]/4+180;[.AB188]/4-180)" office:value-type="float" office:value="-1.19808703434774">
            <text:p>-1.2</text:p>
          </table:table-cell>
          <table:table-cell table:formula="of:=DEGREES(ACOS(SIN(RADIANS([.$B$2]))*SIN(RADIANS([.T188]))+COS(RADIANS([.$B$2]))*COS(RADIANS([.T188]))*COS(RADIANS([.AC188]))))" office:value-type="float" office:value="17.3912256244356">
            <text:p>17.39</text:p>
          </table:table-cell>
          <table:table-cell table:formula="of:=90-[.AD188]" office:value-type="float" office:value="72.6087743755644">
            <text:p>72.61</text:p>
          </table:table-cell>
          <table:table-cell table:formula="of:=IF([.AE188]&gt;85;0;IF([.AE188]&gt;5;58.1/TAN(RADIANS([.AE188]))-0.07/POWER(TAN(RADIANS([.AE188]));3)+0.000086/POWER(TAN(RADIANS([.AE188]));5);IF([.AE188]&gt;-0.575;1735+[.AE188]*(-518.2+[.AE188]*(103.4+[.AE188]*(-12.79+[.AE188]*0.711)));-20.772/TAN(RADIANS([.AE188])))))/3600" office:value-type="float" office:value="0.00505430967767536">
            <text:p>0.01</text:p>
          </table:table-cell>
          <table:table-cell table:formula="of:=[.AE188]+[.AF188]" office:value-type="float" office:value="72.613828685242">
            <text:p>72.61</text:p>
          </table:table-cell>
          <table:table-cell table:formula="of:=IF([.AC188]&gt;0;MOD(DEGREES(ACOS(((SIN(RADIANS([.$B$2]))*COS(RADIANS([.AD188])))-SIN(RADIANS([.T188])))/(COS(RADIANS([.$B$2]))*SIN(RADIANS([.AD188])))))+180;360);MOD(540-DEGREES(ACOS(((SIN(RADIANS([.$B$2]))*COS(RADIANS([.AD188])))-SIN(RADIANS([.T188])))/(COS(RADIANS([.$B$2]))*SIN(RADIANS([.AD188])))));360))" office:value-type="float" office:value="176.298139878573">
            <text:p>176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8]+1" office:value-type="date" office:date-value="2010-07-07">
            <text:p>7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9]+2415018.5+[.E189]-[.$B$4]/24" office:value-type="float" office:value="2455385.29166667">
            <text:p>2455385.29</text:p>
          </table:table-cell>
          <table:table-cell table:style-name="ce9" table:formula="of:=([.F189]-2451545)/36525" office:value-type="float" office:value="0.105141455623998">
            <text:p>0.10514146</text:p>
          </table:table-cell>
          <table:table-cell/>
          <table:table-cell table:formula="of:=MOD(280.46646+[.G189]*(36000.76983+[.G189]*0.0003032);360)" office:value-type="float" office:value="105.639806862488">
            <text:p>105.64</text:p>
          </table:table-cell>
          <table:table-cell table:formula="of:=357.52911+[.G189]*(35999.05029-0.0001537*[.G189])" office:value-type="float" office:value="4142.52165687298">
            <text:p>4142.52</text:p>
          </table:table-cell>
          <table:table-cell table:formula="of:=0.016708634-[.G189]*(0.000042037+0.0000001267*[.G189])" office:value-type="float" office:value="0.0167042127679962">
            <text:p>0.02</text:p>
          </table:table-cell>
          <table:table-cell table:formula="of:=SIN(RADIANS([.J189]))*(1.914602-[.G189]*(0.004817+0.000014*[.G189]))+SIN(RADIANS(2*[.J189]))*(0.019993-0.000101*[.G189])+SIN(RADIANS(3*[.J189]))*0.000289" office:value-type="float" office:value="-0.0824958897948191">
            <text:p>-0.08</text:p>
          </table:table-cell>
          <table:table-cell table:formula="of:=[.I189]+[.L189]" office:value-type="float" office:value="105.557310972693">
            <text:p>105.56</text:p>
          </table:table-cell>
          <table:table-cell table:formula="of:=[.J189]+[.L189]" office:value-type="float" office:value="4142.43916098319">
            <text:p>4142.44</text:p>
          </table:table-cell>
          <table:table-cell table:formula="of:=(1.000001018*(1-[.K189]*[.K189]))/(1+[.K189]*COS(RADIANS([.N189])))" office:value-type="float" office:value="1.01668959936014">
            <text:p>1.02</text:p>
          </table:table-cell>
          <table:table-cell table:formula="of:=[.M189]-0.00569-0.00478*SIN(RADIANS(125.04-1934.136*[.G189]))" office:value-type="float" office:value="105.556301959898">
            <text:p>105.56</text:p>
          </table:table-cell>
          <table:table-cell table:formula="of:=23+(26+((21.448-[.G189]*(46.815+[.G189]*(0.00059-[.G189]*0.001813))))/60)/60" office:value-type="float" office:value="23.4379238328722">
            <text:p>23.44</text:p>
          </table:table-cell>
          <table:table-cell table:formula="of:=[.Q189]+0.00256*COS(RADIANS(125.04-1934.136*[.G189]))" office:value-type="float" office:value="23.43844218628">
            <text:p>23.44</text:p>
          </table:table-cell>
          <table:table-cell table:formula="of:=DEGREES(ATAN2(COS(RADIANS([.P189]));COS(RADIANS([.R189]))*SIN(RADIANS([.P189]))))" office:value-type="float" office:value="106.878781867303">
            <text:p>106.88</text:p>
          </table:table-cell>
          <table:table-cell table:formula="of:=DEGREES(ASIN(SIN(RADIANS([.R189]))*SIN(RADIANS([.P189]))))" office:value-type="float" office:value="22.5315706372565">
            <text:p>22.53</text:p>
          </table:table-cell>
          <table:table-cell table:formula="of:=TAN(RADIANS([.R189]/2))*TAN(RADIANS([.R189]/2))" office:value-type="float" office:value="0.0430313234093645">
            <text:p>0.04</text:p>
          </table:table-cell>
          <table:table-cell table:formula="of:=4*DEGREES([.U189]*SIN(2*RADIANS([.I189]))-2*[.K189]*SIN(RADIANS([.J189]))+4*[.K189]*[.U189]*SIN(RADIANS([.J189]))*COS(2*RADIANS([.I189]))-0.5*[.U189]*[.U189]*SIN(4*RADIANS([.I189]))-1.25*[.K189]*[.K189]*SIN(2*RADIANS([.J189])))" office:value-type="float" office:value="-4.95422091344244">
            <text:p>-4.95</text:p>
          </table:table-cell>
          <table:table-cell table:formula="of:=DEGREES(ACOS(COS(RADIANS(90.833))/(COS(RADIANS([.$B$2]))*COS(RADIANS([.T189])))-TAN(RADIANS([.$B$2]))*TAN(RADIANS([.T189]))))" office:value-type="float" office:value="111.632673646447">
            <text:p>111.63</text:p>
          </table:table-cell>
          <table:table-cell table:style-name="ce7" table:formula="of:=(720-4*[.$B$3]-[.V189]+[.$B$4]*60)/1440" office:value-type="float" office:value="0.503440431189891">
            <text:p>12:04:57</text:p>
          </table:table-cell>
          <table:table-cell table:style-name="ce7" table:formula="of:=([.X189]*1440-[.W189]*4)/1440" office:value-type="float" office:value="0.193349671060872">
            <text:p>4:38:25</text:p>
          </table:table-cell>
          <table:table-cell table:style-name="ce7" table:formula="of:=([.X189]*1440+[.W189]*4)/1440" office:value-type="float" office:value="0.813531191318909">
            <text:p>19:31:29</text:p>
          </table:table-cell>
          <table:table-cell table:formula="of:=8*[.W189]" office:value-type="float" office:value="893.061389171573">
            <text:p>893.06</text:p>
          </table:table-cell>
          <table:table-cell table:formula="of:=MOD([.E189]*1440+[.V189]+4*[.$B$3]-60*[.$B$4];1440)" office:value-type="float" office:value="715.045779086558">
            <text:p>715.05</text:p>
          </table:table-cell>
          <table:table-cell table:formula="of:=IF([.AB189]/4&lt;0;[.AB189]/4+180;[.AB189]/4-180)" office:value-type="float" office:value="-1.23855522836061">
            <text:p>-1.24</text:p>
          </table:table-cell>
          <table:table-cell table:formula="of:=DEGREES(ACOS(SIN(RADIANS([.$B$2]))*SIN(RADIANS([.T189]))+COS(RADIANS([.$B$2]))*COS(RADIANS([.T189]))*COS(RADIANS([.AC189]))))" office:value-type="float" office:value="17.4999554251433">
            <text:p>17.5</text:p>
          </table:table-cell>
          <table:table-cell table:formula="of:=90-[.AD189]" office:value-type="float" office:value="72.5000445748567">
            <text:p>72.5</text:p>
          </table:table-cell>
          <table:table-cell table:formula="of:=IF([.AE189]&gt;85;0;IF([.AE189]&gt;5;58.1/TAN(RADIANS([.AE189]))-0.07/POWER(TAN(RADIANS([.AE189]));3)+0.000086/POWER(TAN(RADIANS([.AE189]));5);IF([.AE189]&gt;-0.575;1735+[.AE189]*(-518.2+[.AE189]*(103.4+[.AE189]*(-12.79+[.AE189]*0.711)));-20.772/TAN(RADIANS([.AE189])))))/3600" office:value-type="float" office:value="0.00508794891182378">
            <text:p>0.01</text:p>
          </table:table-cell>
          <table:table-cell table:formula="of:=[.AE189]+[.AF189]" office:value-type="float" office:value="72.5051325237686">
            <text:p>72.51</text:p>
          </table:table-cell>
          <table:table-cell table:formula="of:=IF([.AC189]&gt;0;MOD(DEGREES(ACOS(((SIN(RADIANS([.$B$2]))*COS(RADIANS([.AD189])))-SIN(RADIANS([.T189])))/(COS(RADIANS([.$B$2]))*SIN(RADIANS([.AD189])))))+180;360);MOD(540-DEGREES(ACOS(((SIN(RADIANS([.$B$2]))*COS(RADIANS([.AD189])))-SIN(RADIANS([.T189])))/(COS(RADIANS([.$B$2]))*SIN(RADIANS([.AD189])))));360))" office:value-type="float" office:value="176.193055321346">
            <text:p>176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9]+1" office:value-type="date" office:date-value="2010-07-08">
            <text:p>7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0]+2415018.5+[.E190]-[.$B$4]/24" office:value-type="float" office:value="2455386.29166667">
            <text:p>2455386.29</text:p>
          </table:table-cell>
          <table:table-cell table:style-name="ce9" table:formula="of:=([.F190]-2451545)/36525" office:value-type="float" office:value="0.105168834131869">
            <text:p>0.10516883</text:p>
          </table:table-cell>
          <table:table-cell/>
          <table:table-cell table:formula="of:=MOD(280.46646+[.G190]*(36000.76983+[.G190]*0.0003032);360)" office:value-type="float" office:value="106.625454224398">
            <text:p>106.63</text:p>
          </table:table-cell>
          <table:table-cell table:formula="of:=357.52911+[.G190]*(35999.05029-0.0001537*[.G190])" office:value-type="float" office:value="4143.50725715382">
            <text:p>4143.51</text:p>
          </table:table-cell>
          <table:table-cell table:formula="of:=0.016708634-[.G190]*(0.000042037+0.0000001267*[.G190])" office:value-type="float" office:value="0.0167042116163563">
            <text:p>0.02</text:p>
          </table:table-cell>
          <table:table-cell table:formula="of:=SIN(RADIANS([.J190]))*(1.914602-[.G190]*(0.004817+0.000014*[.G190]))+SIN(RADIANS(2*[.J190]))*(0.019993-0.000101*[.G190])+SIN(RADIANS(3*[.J190]))*0.000289" office:value-type="float" office:value="-0.114707218451139">
            <text:p>-0.11</text:p>
          </table:table-cell>
          <table:table-cell table:formula="of:=[.I190]+[.L190]" office:value-type="float" office:value="106.510747005947">
            <text:p>106.51</text:p>
          </table:table-cell>
          <table:table-cell table:formula="of:=[.J190]+[.L190]" office:value-type="float" office:value="4143.39254993537">
            <text:p>4143.39</text:p>
          </table:table-cell>
          <table:table-cell table:formula="of:=(1.000001018*(1-[.K190]*[.K190]))/(1+[.K190]*COS(RADIANS([.N190])))" office:value-type="float" office:value="1.01667497927895">
            <text:p>1.02</text:p>
          </table:table-cell>
          <table:table-cell table:formula="of:=[.M190]-0.00569-0.00478*SIN(RADIANS(125.04-1934.136*[.G190]))" office:value-type="float" office:value="106.509738885668">
            <text:p>106.51</text:p>
          </table:table-cell>
          <table:table-cell table:formula="of:=23+(26+((21.448-[.G190]*(46.815+[.G190]*(0.00059-[.G190]*0.001813))))/60)/60" office:value-type="float" office:value="23.437923476837">
            <text:p>23.44</text:p>
          </table:table-cell>
          <table:table-cell table:formula="of:=[.Q190]+0.00256*COS(RADIANS(125.04-1934.136*[.G190]))" office:value-type="float" office:value="23.4384395130363">
            <text:p>23.44</text:p>
          </table:table-cell>
          <table:table-cell table:formula="of:=DEGREES(ATAN2(COS(RADIANS([.P190]));COS(RADIANS([.R190]))*SIN(RADIANS([.P190]))))" office:value-type="float" office:value="107.903271465484">
            <text:p>107.9</text:p>
          </table:table-cell>
          <table:table-cell table:formula="of:=DEGREES(ASIN(SIN(RADIANS([.R190]))*SIN(RADIANS([.P190]))))" office:value-type="float" office:value="22.4182164299663">
            <text:p>22.42</text:p>
          </table:table-cell>
          <table:table-cell table:formula="of:=TAN(RADIANS([.R190]/2))*TAN(RADIANS([.R190]/2))" office:value-type="float" office:value="0.0430313133143817">
            <text:p>0.04</text:p>
          </table:table-cell>
          <table:table-cell table:formula="of:=4*DEGREES([.U190]*SIN(2*RADIANS([.I190]))-2*[.K190]*SIN(RADIANS([.J190]))+4*[.K190]*[.U190]*SIN(RADIANS([.J190]))*COS(2*RADIANS([.I190]))-0.5*[.U190]*[.U190]*SIN(4*RADIANS([.I190]))-1.25*[.K190]*[.K190]*SIN(2*RADIANS([.J190])))" office:value-type="float" office:value="-5.1096739704733">
            <text:p>-5.11</text:p>
          </table:table-cell>
          <table:table-cell table:formula="of:=DEGREES(ACOS(COS(RADIANS(90.833))/(COS(RADIANS([.$B$2]))*COS(RADIANS([.T190])))-TAN(RADIANS([.$B$2]))*TAN(RADIANS([.T190]))))" office:value-type="float" office:value="111.511853240125">
            <text:p>111.51</text:p>
          </table:table-cell>
          <table:table-cell table:style-name="ce7" table:formula="of:=(720-4*[.$B$3]-[.V190]+[.$B$4]*60)/1440" office:value-type="float" office:value="0.503548384701718">
            <text:p>12:05:07</text:p>
          </table:table-cell>
          <table:table-cell table:style-name="ce7" table:formula="of:=([.X190]*1440-[.W190]*4)/1440" office:value-type="float" office:value="0.193793236812482">
            <text:p>4:39:04</text:p>
          </table:table-cell>
          <table:table-cell table:style-name="ce7" table:formula="of:=([.X190]*1440+[.W190]*4)/1440" office:value-type="float" office:value="0.813303532590953">
            <text:p>19:31:09</text:p>
          </table:table-cell>
          <table:table-cell table:formula="of:=8*[.W190]" office:value-type="float" office:value="892.094825921">
            <text:p>892.09</text:p>
          </table:table-cell>
          <table:table-cell table:formula="of:=MOD([.E190]*1440+[.V190]+4*[.$B$3]-60*[.$B$4];1440)" office:value-type="float" office:value="714.890326029527">
            <text:p>714.89</text:p>
          </table:table-cell>
          <table:table-cell table:formula="of:=IF([.AB190]/4&lt;0;[.AB190]/4+180;[.AB190]/4-180)" office:value-type="float" office:value="-1.27741849261832">
            <text:p>-1.28</text:p>
          </table:table-cell>
          <table:table-cell table:formula="of:=DEGREES(ACOS(SIN(RADIANS([.$B$2]))*SIN(RADIANS([.T190]))+COS(RADIANS([.$B$2]))*COS(RADIANS([.T190]))*COS(RADIANS([.AC190]))))" office:value-type="float" office:value="17.6151353966302">
            <text:p>17.62</text:p>
          </table:table-cell>
          <table:table-cell table:formula="of:=90-[.AD190]" office:value-type="float" office:value="72.3848646033698">
            <text:p>72.38</text:p>
          </table:table-cell>
          <table:table-cell table:formula="of:=IF([.AE190]&gt;85;0;IF([.AE190]&gt;5;58.1/TAN(RADIANS([.AE190]))-0.07/POWER(TAN(RADIANS([.AE190]));3)+0.000086/POWER(TAN(RADIANS([.AE190]));5);IF([.AE190]&gt;-0.575;1735+[.AE190]*(-518.2+[.AE190]*(103.4+[.AE190]*(-12.79+[.AE190]*0.711)));-20.772/TAN(RADIANS([.AE190])))))/3600" office:value-type="float" office:value="0.00512362749069282">
            <text:p>0.01</text:p>
          </table:table-cell>
          <table:table-cell table:formula="of:=[.AE190]+[.AF190]" office:value-type="float" office:value="72.3899882308605">
            <text:p>72.39</text:p>
          </table:table-cell>
          <table:table-cell table:formula="of:=IF([.AC190]&gt;0;MOD(DEGREES(ACOS(((SIN(RADIANS([.$B$2]))*COS(RADIANS([.AD190])))-SIN(RADIANS([.T190])))/(COS(RADIANS([.$B$2]))*SIN(RADIANS([.AD190])))))+180;360);MOD(540-DEGREES(ACOS(((SIN(RADIANS([.$B$2]))*COS(RADIANS([.AD190])))-SIN(RADIANS([.T190])))/(COS(RADIANS([.$B$2]))*SIN(RADIANS([.AD190])))));360))" office:value-type="float" office:value="176.095143853232">
            <text:p>176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0]+1" office:value-type="date" office:date-value="2010-07-09">
            <text:p>7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1]+2415018.5+[.E191]-[.$B$4]/24" office:value-type="float" office:value="2455387.29166667">
            <text:p>2455387.29</text:p>
          </table:table-cell>
          <table:table-cell table:style-name="ce9" table:formula="of:=([.F191]-2451545)/36525" office:value-type="float" office:value="0.10519621263974">
            <text:p>0.10519621</text:p>
          </table:table-cell>
          <table:table-cell/>
          <table:table-cell table:formula="of:=MOD(280.46646+[.G191]*(36000.76983+[.G191]*0.0003032);360)" office:value-type="float" office:value="107.611101586309">
            <text:p>107.61</text:p>
          </table:table-cell>
          <table:table-cell table:formula="of:=357.52911+[.G191]*(35999.05029-0.0001537*[.G191])" office:value-type="float" office:value="4144.49285743466">
            <text:p>4144.49</text:p>
          </table:table-cell>
          <table:table-cell table:formula="of:=0.016708634-[.G191]*(0.000042037+0.0000001267*[.G191])" office:value-type="float" office:value="0.0167042104647163">
            <text:p>0.02</text:p>
          </table:table-cell>
          <table:table-cell table:formula="of:=SIN(RADIANS([.J191]))*(1.914602-[.G191]*(0.004817+0.000014*[.G191]))+SIN(RADIANS(2*[.J191]))*(0.019993-0.000101*[.G191])+SIN(RADIANS(3*[.J191]))*0.000289" office:value-type="float" office:value="-0.146886641956999">
            <text:p>-0.15</text:p>
          </table:table-cell>
          <table:table-cell table:formula="of:=[.I191]+[.L191]" office:value-type="float" office:value="107.464214944352">
            <text:p>107.46</text:p>
          </table:table-cell>
          <table:table-cell table:formula="of:=[.J191]+[.L191]" office:value-type="float" office:value="4144.3459707927">
            <text:p>4144.35</text:p>
          </table:table-cell>
          <table:table-cell table:formula="of:=(1.000001018*(1-[.K191]*[.K191]))/(1+[.K191]*COS(RADIANS([.N191])))" office:value-type="float" office:value="1.0166555855815">
            <text:p>1.02</text:p>
          </table:table-cell>
          <table:table-cell table:formula="of:=[.M191]-0.00569-0.00478*SIN(RADIANS(125.04-1934.136*[.G191]))" office:value-type="float" office:value="107.46320771259">
            <text:p>107.46</text:p>
          </table:table-cell>
          <table:table-cell table:formula="of:=23+(26+((21.448-[.G191]*(46.815+[.G191]*(0.00059-[.G191]*0.001813))))/60)/60" office:value-type="float" office:value="23.4379231208019">
            <text:p>23.44</text:p>
          </table:table-cell>
          <table:table-cell table:formula="of:=[.Q191]+0.00256*COS(RADIANS(125.04-1934.136*[.G191]))" office:value-type="float" office:value="23.4384368393519">
            <text:p>23.44</text:p>
          </table:table-cell>
          <table:table-cell table:formula="of:=DEGREES(ATAN2(COS(RADIANS([.P191]));COS(RADIANS([.R191]))*SIN(RADIANS([.P191]))))" office:value-type="float" office:value="108.926076905319">
            <text:p>108.93</text:p>
          </table:table-cell>
          <table:table-cell table:formula="of:=DEGREES(ASIN(SIN(RADIANS([.R191]))*SIN(RADIANS([.P191]))))" office:value-type="float" office:value="22.2984108951475">
            <text:p>22.3</text:p>
          </table:table-cell>
          <table:table-cell table:formula="of:=TAN(RADIANS([.R191]/2))*TAN(RADIANS([.R191]/2))" office:value-type="float" office:value="0.0430313032177356">
            <text:p>0.04</text:p>
          </table:table-cell>
          <table:table-cell table:formula="of:=4*DEGREES([.U191]*SIN(2*RADIANS([.I191]))-2*[.K191]*SIN(RADIANS([.J191]))+4*[.K191]*[.U191]*SIN(RADIANS([.J191]))*COS(2*RADIANS([.I191]))-0.5*[.U191]*[.U191]*SIN(4*RADIANS([.I191]))-1.25*[.K191]*[.K191]*SIN(2*RADIANS([.J191])))" office:value-type="float" office:value="-5.2584091916227">
            <text:p>-5.26</text:p>
          </table:table-cell>
          <table:table-cell table:formula="of:=DEGREES(ACOS(COS(RADIANS(90.833))/(COS(RADIANS([.$B$2]))*COS(RADIANS([.T191])))-TAN(RADIANS([.$B$2]))*TAN(RADIANS([.T191]))))" office:value-type="float" office:value="111.38448489809">
            <text:p>111.38</text:p>
          </table:table-cell>
          <table:table-cell table:style-name="ce7" table:formula="of:=(720-4*[.$B$3]-[.V191]+[.$B$4]*60)/1440" office:value-type="float" office:value="0.503651673049738">
            <text:p>12:05:16</text:p>
          </table:table-cell>
          <table:table-cell table:style-name="ce7" table:formula="of:=([.X191]*1440-[.W191]*4)/1440" office:value-type="float" office:value="0.194250326110599">
            <text:p>4:39:43</text:p>
          </table:table-cell>
          <table:table-cell table:style-name="ce7" table:formula="of:=([.X191]*1440+[.W191]*4)/1440" office:value-type="float" office:value="0.813053019988877">
            <text:p>19:30:48</text:p>
          </table:table-cell>
          <table:table-cell table:formula="of:=8*[.W191]" office:value-type="float" office:value="891.075879184721">
            <text:p>891.08</text:p>
          </table:table-cell>
          <table:table-cell table:formula="of:=MOD([.E191]*1440+[.V191]+4*[.$B$3]-60*[.$B$4];1440)" office:value-type="float" office:value="714.741590808377">
            <text:p>714.74</text:p>
          </table:table-cell>
          <table:table-cell table:formula="of:=IF([.AB191]/4&lt;0;[.AB191]/4+180;[.AB191]/4-180)" office:value-type="float" office:value="-1.31460229790568">
            <text:p>-1.31</text:p>
          </table:table-cell>
          <table:table-cell table:formula="of:=DEGREES(ACOS(SIN(RADIANS([.$B$2]))*SIN(RADIANS([.T191]))+COS(RADIANS([.$B$2]))*COS(RADIANS([.T191]))*COS(RADIANS([.AC191]))))" office:value-type="float" office:value="17.7367080003346">
            <text:p>17.74</text:p>
          </table:table-cell>
          <table:table-cell table:formula="of:=90-[.AD191]" office:value-type="float" office:value="72.2632919996654">
            <text:p>72.26</text:p>
          </table:table-cell>
          <table:table-cell table:formula="of:=IF([.AE191]&gt;85;0;IF([.AE191]&gt;5;58.1/TAN(RADIANS([.AE191]))-0.07/POWER(TAN(RADIANS([.AE191]));3)+0.000086/POWER(TAN(RADIANS([.AE191]));5);IF([.AE191]&gt;-0.575;1735+[.AE191]*(-518.2+[.AE191]*(103.4+[.AE191]*(-12.79+[.AE191]*0.711)));-20.772/TAN(RADIANS([.AE191])))))/3600" office:value-type="float" office:value="0.00516133552528613">
            <text:p>0.01</text:p>
          </table:table-cell>
          <table:table-cell table:formula="of:=[.AE191]+[.AF191]" office:value-type="float" office:value="72.2684533351907">
            <text:p>72.27</text:p>
          </table:table-cell>
          <table:table-cell table:formula="of:=IF([.AC191]&gt;0;MOD(DEGREES(ACOS(((SIN(RADIANS([.$B$2]))*COS(RADIANS([.AD191])))-SIN(RADIANS([.T191])))/(COS(RADIANS([.$B$2]))*SIN(RADIANS([.AD191])))))+180;360);MOD(540-DEGREES(ACOS(((SIN(RADIANS([.$B$2]))*COS(RADIANS([.AD191])))-SIN(RADIANS([.T191])))/(COS(RADIANS([.$B$2]))*SIN(RADIANS([.AD191])))));360))" office:value-type="float" office:value="176.004586399751">
            <text:p>1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1]+1" office:value-type="date" office:date-value="2010-07-10">
            <text:p>7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2]+2415018.5+[.E192]-[.$B$4]/24" office:value-type="float" office:value="2455388.29166667">
            <text:p>2455388.29</text:p>
          </table:table-cell>
          <table:table-cell table:style-name="ce9" table:formula="of:=([.F192]-2451545)/36525" office:value-type="float" office:value="0.105223591147612">
            <text:p>0.10522359</text:p>
          </table:table-cell>
          <table:table-cell/>
          <table:table-cell table:formula="of:=MOD(280.46646+[.G192]*(36000.76983+[.G192]*0.0003032);360)" office:value-type="float" office:value="108.59674894822">
            <text:p>108.6</text:p>
          </table:table-cell>
          <table:table-cell table:formula="of:=357.52911+[.G192]*(35999.05029-0.0001537*[.G192])" office:value-type="float" office:value="4145.4784577155">
            <text:p>4145.48</text:p>
          </table:table-cell>
          <table:table-cell table:formula="of:=0.016708634-[.G192]*(0.000042037+0.0000001267*[.G192])" office:value-type="float" office:value="0.016704209313076">
            <text:p>0.02</text:p>
          </table:table-cell>
          <table:table-cell table:formula="of:=SIN(RADIANS([.J192]))*(1.914602-[.G192]*(0.004817+0.000014*[.G192]))+SIN(RADIANS(2*[.J192]))*(0.019993-0.000101*[.G192])+SIN(RADIANS(3*[.J192]))*0.000289" office:value-type="float" office:value="-0.179025208129691">
            <text:p>-0.18</text:p>
          </table:table-cell>
          <table:table-cell table:formula="of:=[.I192]+[.L192]" office:value-type="float" office:value="108.41772374009">
            <text:p>108.42</text:p>
          </table:table-cell>
          <table:table-cell table:formula="of:=[.J192]+[.L192]" office:value-type="float" office:value="4145.29943250737">
            <text:p>4145.3</text:p>
          </table:table-cell>
          <table:table-cell table:formula="of:=(1.000001018*(1-[.K192]*[.K192]))/(1+[.K192]*COS(RADIANS([.N192])))" office:value-type="float" office:value="1.01663142345635">
            <text:p>1.02</text:p>
          </table:table-cell>
          <table:table-cell table:formula="of:=[.M192]-0.00569-0.00478*SIN(RADIANS(125.04-1934.136*[.G192]))" office:value-type="float" office:value="108.416717392846">
            <text:p>108.42</text:p>
          </table:table-cell>
          <table:table-cell table:formula="of:=23+(26+((21.448-[.G192]*(46.815+[.G192]*(0.00059-[.G192]*0.001813))))/60)/60" office:value-type="float" office:value="23.4379227647667">
            <text:p>23.44</text:p>
          </table:table-cell>
          <table:table-cell table:formula="of:=[.Q192]+0.00256*COS(RADIANS(125.04-1934.136*[.G192]))" office:value-type="float" office:value="23.4384341652287">
            <text:p>23.44</text:p>
          </table:table-cell>
          <table:table-cell table:formula="of:=DEGREES(ATAN2(COS(RADIANS([.P192]));COS(RADIANS([.R192]))*SIN(RADIANS([.P192]))))" office:value-type="float" office:value="109.94712675105">
            <text:p>109.95</text:p>
          </table:table-cell>
          <table:table-cell table:formula="of:=DEGREES(ASIN(SIN(RADIANS([.R192]))*SIN(RADIANS([.P192]))))" office:value-type="float" office:value="22.1722013961723">
            <text:p>22.17</text:p>
          </table:table-cell>
          <table:table-cell table:formula="of:=TAN(RADIANS([.R192]/2))*TAN(RADIANS([.R192]/2))" office:value-type="float" office:value="0.0430312931194338">
            <text:p>0.04</text:p>
          </table:table-cell>
          <table:table-cell table:formula="of:=4*DEGREES([.U192]*SIN(2*RADIANS([.I192]))-2*[.K192]*SIN(RADIANS([.J192]))+4*[.K192]*[.U192]*SIN(RADIANS([.J192]))*COS(2*RADIANS([.I192]))-0.5*[.U192]*[.U192]*SIN(4*RADIANS([.I192]))-1.25*[.K192]*[.K192]*SIN(2*RADIANS([.J192])))" office:value-type="float" office:value="-5.400138984321">
            <text:p>-5.4</text:p>
          </table:table-cell>
          <table:table-cell table:formula="of:=DEGREES(ACOS(COS(RADIANS(90.833))/(COS(RADIANS([.$B$2]))*COS(RADIANS([.T192])))-TAN(RADIANS([.$B$2]))*TAN(RADIANS([.T192]))))" office:value-type="float" office:value="111.250669808857">
            <text:p>111.25</text:p>
          </table:table-cell>
          <table:table-cell table:style-name="ce7" table:formula="of:=(720-4*[.$B$3]-[.V192]+[.$B$4]*60)/1440" office:value-type="float" office:value="0.50375009651689">
            <text:p>12:05:24</text:p>
          </table:table-cell>
          <table:table-cell table:style-name="ce7" table:formula="of:=([.X192]*1440-[.W192]*4)/1440" office:value-type="float" office:value="0.194720458158952">
            <text:p>4:40:24</text:p>
          </table:table-cell>
          <table:table-cell table:style-name="ce7" table:formula="of:=([.X192]*1440+[.W192]*4)/1440" office:value-type="float" office:value="0.812779734874827">
            <text:p>19:30:24</text:p>
          </table:table-cell>
          <table:table-cell table:formula="of:=8*[.W192]" office:value-type="float" office:value="890.00535847086">
            <text:p>890.01</text:p>
          </table:table-cell>
          <table:table-cell table:formula="of:=MOD([.E192]*1440+[.V192]+4*[.$B$3]-60*[.$B$4];1440)" office:value-type="float" office:value="714.599861015679">
            <text:p>714.6</text:p>
          </table:table-cell>
          <table:table-cell table:formula="of:=IF([.AB192]/4&lt;0;[.AB192]/4+180;[.AB192]/4-180)" office:value-type="float" office:value="-1.35003474608024">
            <text:p>-1.35</text:p>
          </table:table-cell>
          <table:table-cell table:formula="of:=DEGREES(ACOS(SIN(RADIANS([.$B$2]))*SIN(RADIANS([.T192]))+COS(RADIANS([.$B$2]))*COS(RADIANS([.T192]))*COS(RADIANS([.AC192]))))" office:value-type="float" office:value="17.864613979691">
            <text:p>17.86</text:p>
          </table:table-cell>
          <table:table-cell table:formula="of:=90-[.AD192]" office:value-type="float" office:value="72.135386020309">
            <text:p>72.14</text:p>
          </table:table-cell>
          <table:table-cell table:formula="of:=IF([.AE192]&gt;85;0;IF([.AE192]&gt;5;58.1/TAN(RADIANS([.AE192]))-0.07/POWER(TAN(RADIANS([.AE192]));3)+0.000086/POWER(TAN(RADIANS([.AE192]));5);IF([.AE192]&gt;-0.575;1735+[.AE192]*(-518.2+[.AE192]*(103.4+[.AE192]*(-12.79+[.AE192]*0.711)));-20.772/TAN(RADIANS([.AE192])))))/3600" office:value-type="float" office:value="0.00520106305238353">
            <text:p>0.01</text:p>
          </table:table-cell>
          <table:table-cell table:formula="of:=[.AE192]+[.AF192]" office:value-type="float" office:value="72.1405870833614">
            <text:p>72.14</text:p>
          </table:table-cell>
          <table:table-cell table:formula="of:=IF([.AC192]&gt;0;MOD(DEGREES(ACOS(((SIN(RADIANS([.$B$2]))*COS(RADIANS([.AD192])))-SIN(RADIANS([.T192])))/(COS(RADIANS([.$B$2]))*SIN(RADIANS([.AD192])))))+180;360);MOD(540-DEGREES(ACOS(((SIN(RADIANS([.$B$2]))*COS(RADIANS([.AD192])))-SIN(RADIANS([.T192])))/(COS(RADIANS([.$B$2]))*SIN(RADIANS([.AD192])))));360))" office:value-type="float" office:value="175.921536921765">
            <text:p>175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2]+1" office:value-type="date" office:date-value="2010-07-11">
            <text:p>7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3]+2415018.5+[.E193]-[.$B$4]/24" office:value-type="float" office:value="2455389.29166667">
            <text:p>2455389.29</text:p>
          </table:table-cell>
          <table:table-cell table:style-name="ce9" table:formula="of:=([.F193]-2451545)/36525" office:value-type="float" office:value="0.105250969655483">
            <text:p>0.10525097</text:p>
          </table:table-cell>
          <table:table-cell/>
          <table:table-cell table:formula="of:=MOD(280.46646+[.G193]*(36000.76983+[.G193]*0.0003032);360)" office:value-type="float" office:value="109.582396310132">
            <text:p>109.58</text:p>
          </table:table-cell>
          <table:table-cell table:formula="of:=357.52911+[.G193]*(35999.05029-0.0001537*[.G193])" office:value-type="float" office:value="4146.46405799634">
            <text:p>4146.46</text:p>
          </table:table-cell>
          <table:table-cell table:formula="of:=0.016708634-[.G193]*(0.000042037+0.0000001267*[.G193])" office:value-type="float" office:value="0.0167042081614356">
            <text:p>0.02</text:p>
          </table:table-cell>
          <table:table-cell table:formula="of:=SIN(RADIANS([.J193]))*(1.914602-[.G193]*(0.004817+0.000014*[.G193]))+SIN(RADIANS(2*[.J193]))*(0.019993-0.000101*[.G193])+SIN(RADIANS(3*[.J193]))*0.000289" office:value-type="float" office:value="-0.211113974023133">
            <text:p>-0.21</text:p>
          </table:table-cell>
          <table:table-cell table:formula="of:=[.I193]+[.L193]" office:value-type="float" office:value="109.371282336108">
            <text:p>109.37</text:p>
          </table:table-cell>
          <table:table-cell table:formula="of:=[.J193]+[.L193]" office:value-type="float" office:value="4146.25294402232">
            <text:p>4146.25</text:p>
          </table:table-cell>
          <table:table-cell table:formula="of:=(1.000001018*(1-[.K193]*[.K193]))/(1+[.K193]*COS(RADIANS([.N193])))" office:value-type="float" office:value="1.01660249936848">
            <text:p>1.02</text:p>
          </table:table-cell>
          <table:table-cell table:formula="of:=[.M193]-0.00569-0.00478*SIN(RADIANS(125.04-1934.136*[.G193]))" office:value-type="float" office:value="109.370276869381">
            <text:p>109.37</text:p>
          </table:table-cell>
          <table:table-cell table:formula="of:=23+(26+((21.448-[.G193]*(46.815+[.G193]*(0.00059-[.G193]*0.001813))))/60)/60" office:value-type="float" office:value="23.4379224087315">
            <text:p>23.44</text:p>
          </table:table-cell>
          <table:table-cell table:formula="of:=[.Q193]+0.00256*COS(RADIANS(125.04-1934.136*[.G193]))" office:value-type="float" office:value="23.4384314906687">
            <text:p>23.44</text:p>
          </table:table-cell>
          <table:table-cell table:formula="of:=DEGREES(ATAN2(COS(RADIANS([.P193]));COS(RADIANS([.R193]))*SIN(RADIANS([.P193]))))" office:value-type="float" office:value="110.966352334179">
            <text:p>110.97</text:p>
          </table:table-cell>
          <table:table-cell table:formula="of:=DEGREES(ASIN(SIN(RADIANS([.R193]))*SIN(RADIANS([.P193]))))" office:value-type="float" office:value="22.0396373963711">
            <text:p>22.04</text:p>
          </table:table-cell>
          <table:table-cell table:formula="of:=TAN(RADIANS([.R193]/2))*TAN(RADIANS([.R193]/2))" office:value-type="float" office:value="0.0430312830194837">
            <text:p>0.04</text:p>
          </table:table-cell>
          <table:table-cell table:formula="of:=4*DEGREES([.U193]*SIN(2*RADIANS([.I193]))-2*[.K193]*SIN(RADIANS([.J193]))+4*[.K193]*[.U193]*SIN(RADIANS([.J193]))*COS(2*RADIANS([.I193]))-0.5*[.U193]*[.U193]*SIN(4*RADIANS([.I193]))-1.25*[.K193]*[.K193]*SIN(2*RADIANS([.J193])))" office:value-type="float" office:value="-5.53458669130185">
            <text:p>-5.53</text:p>
          </table:table-cell>
          <table:table-cell table:formula="of:=DEGREES(ACOS(COS(RADIANS(90.833))/(COS(RADIANS([.$B$2]))*COS(RADIANS([.T193])))-TAN(RADIANS([.$B$2]))*TAN(RADIANS([.T193]))))" office:value-type="float" office:value="111.110512659168">
            <text:p>111.11</text:p>
          </table:table-cell>
          <table:table-cell table:style-name="ce7" table:formula="of:=(720-4*[.$B$3]-[.V193]+[.$B$4]*60)/1440" office:value-type="float" office:value="0.503843462980071">
            <text:p>12:05:32</text:p>
          </table:table-cell>
          <table:table-cell table:style-name="ce7" table:formula="of:=([.X193]*1440-[.W193]*4)/1440" office:value-type="float" office:value="0.195203150037938">
            <text:p>4:41:06</text:p>
          </table:table-cell>
          <table:table-cell table:style-name="ce7" table:formula="of:=([.X193]*1440+[.W193]*4)/1440" office:value-type="float" office:value="0.812483775922204">
            <text:p>19:29:59</text:p>
          </table:table-cell>
          <table:table-cell table:formula="of:=8*[.W193]" office:value-type="float" office:value="888.884101273343">
            <text:p>888.88</text:p>
          </table:table-cell>
          <table:table-cell table:formula="of:=MOD([.E193]*1440+[.V193]+4*[.$B$3]-60*[.$B$4];1440)" office:value-type="float" office:value="714.465413308698">
            <text:p>714.47</text:p>
          </table:table-cell>
          <table:table-cell table:formula="of:=IF([.AB193]/4&lt;0;[.AB193]/4+180;[.AB193]/4-180)" office:value-type="float" office:value="-1.38364667282545">
            <text:p>-1.38</text:p>
          </table:table-cell>
          <table:table-cell table:formula="of:=DEGREES(ACOS(SIN(RADIANS([.$B$2]))*SIN(RADIANS([.T193]))+COS(RADIANS([.$B$2]))*COS(RADIANS([.T193]))*COS(RADIANS([.AC193]))))" office:value-type="float" office:value="17.9987925117987">
            <text:p>18</text:p>
          </table:table-cell>
          <table:table-cell table:formula="of:=90-[.AD193]" office:value-type="float" office:value="72.0012074882013">
            <text:p>72</text:p>
          </table:table-cell>
          <table:table-cell table:formula="of:=IF([.AE193]&gt;85;0;IF([.AE193]&gt;5;58.1/TAN(RADIANS([.AE193]))-0.07/POWER(TAN(RADIANS([.AE193]));3)+0.000086/POWER(TAN(RADIANS([.AE193]));5);IF([.AE193]&gt;-0.575;1735+[.AE193]*(-518.2+[.AE193]*(103.4+[.AE193]*(-12.79+[.AE193]*0.711)));-20.772/TAN(RADIANS([.AE193])))))/3600" office:value-type="float" office:value="0.00524280008227675">
            <text:p>0.01</text:p>
          </table:table-cell>
          <table:table-cell table:formula="of:=[.AE193]+[.AF193]" office:value-type="float" office:value="72.0064502882836">
            <text:p>72.01</text:p>
          </table:table-cell>
          <table:table-cell table:formula="of:=IF([.AC193]&gt;0;MOD(DEGREES(ACOS(((SIN(RADIANS([.$B$2]))*COS(RADIANS([.AD193])))-SIN(RADIANS([.T193])))/(COS(RADIANS([.$B$2]))*SIN(RADIANS([.AD193])))))+180;360);MOD(540-DEGREES(ACOS(((SIN(RADIANS([.$B$2]))*COS(RADIANS([.AD193])))-SIN(RADIANS([.T193])))/(COS(RADIANS([.$B$2]))*SIN(RADIANS([.AD193])))));360))" office:value-type="float" office:value="175.846122721059">
            <text:p>175.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3]+1" office:value-type="date" office:date-value="2010-07-12">
            <text:p>7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4]+2415018.5+[.E194]-[.$B$4]/24" office:value-type="float" office:value="2455390.29166667">
            <text:p>2455390.29</text:p>
          </table:table-cell>
          <table:table-cell table:style-name="ce9" table:formula="of:=([.F194]-2451545)/36525" office:value-type="float" office:value="0.105278348163354">
            <text:p>0.10527835</text:p>
          </table:table-cell>
          <table:table-cell/>
          <table:table-cell table:formula="of:=MOD(280.46646+[.G194]*(36000.76983+[.G194]*0.0003032);360)" office:value-type="float" office:value="110.568043672044">
            <text:p>110.57</text:p>
          </table:table-cell>
          <table:table-cell table:formula="of:=357.52911+[.G194]*(35999.05029-0.0001537*[.G194])" office:value-type="float" office:value="4147.44965827718">
            <text:p>4147.45</text:p>
          </table:table-cell>
          <table:table-cell table:formula="of:=0.016708634-[.G194]*(0.000042037+0.0000001267*[.G194])" office:value-type="float" office:value="0.0167042070097949">
            <text:p>0.02</text:p>
          </table:table-cell>
          <table:table-cell table:formula="of:=SIN(RADIANS([.J194]))*(1.914602-[.G194]*(0.004817+0.000014*[.G194]))+SIN(RADIANS(2*[.J194]))*(0.019993-0.000101*[.G194])+SIN(RADIANS(3*[.J194]))*0.000289" office:value-type="float" office:value="-0.243144007953441">
            <text:p>-0.24</text:p>
          </table:table-cell>
          <table:table-cell table:formula="of:=[.I194]+[.L194]" office:value-type="float" office:value="110.32489966409">
            <text:p>110.32</text:p>
          </table:table-cell>
          <table:table-cell table:formula="of:=[.J194]+[.L194]" office:value-type="float" office:value="4147.20651426922">
            <text:p>4147.21</text:p>
          </table:table-cell>
          <table:table-cell table:formula="of:=(1.000001018*(1-[.K194]*[.K194]))/(1+[.K194]*COS(RADIANS([.N194])))" office:value-type="float" office:value="1.01656882105813">
            <text:p>1.02</text:p>
          </table:table-cell>
          <table:table-cell table:formula="of:=[.M194]-0.00569-0.00478*SIN(RADIANS(125.04-1934.136*[.G194]))" office:value-type="float" office:value="110.323895073878">
            <text:p>110.32</text:p>
          </table:table-cell>
          <table:table-cell table:formula="of:=23+(26+((21.448-[.G194]*(46.815+[.G194]*(0.00059-[.G194]*0.001813))))/60)/60" office:value-type="float" office:value="23.4379220526964">
            <text:p>23.44</text:p>
          </table:table-cell>
          <table:table-cell table:formula="of:=[.Q194]+0.00256*COS(RADIANS(125.04-1934.136*[.G194]))" office:value-type="float" office:value="23.4384288156738">
            <text:p>23.44</text:p>
          </table:table-cell>
          <table:table-cell table:formula="of:=DEGREES(ATAN2(COS(RADIANS([.P194]));COS(RADIANS([.R194]))*SIN(RADIANS([.P194]))))" office:value-type="float" office:value="111.983687842276">
            <text:p>111.98</text:p>
          </table:table-cell>
          <table:table-cell table:formula="of:=DEGREES(ASIN(SIN(RADIANS([.R194]))*SIN(RADIANS([.P194]))))" office:value-type="float" office:value="21.9007704009193">
            <text:p>21.9</text:p>
          </table:table-cell>
          <table:table-cell table:formula="of:=TAN(RADIANS([.R194]/2))*TAN(RADIANS([.R194]/2))" office:value-type="float" office:value="0.0430312729178927">
            <text:p>0.04</text:p>
          </table:table-cell>
          <table:table-cell table:formula="of:=4*DEGREES([.U194]*SIN(2*RADIANS([.I194]))-2*[.K194]*SIN(RADIANS([.J194]))+4*[.K194]*[.U194]*SIN(RADIANS([.J194]))*COS(2*RADIANS([.I194]))-0.5*[.U194]*[.U194]*SIN(4*RADIANS([.I194]))-1.25*[.K194]*[.K194]*SIN(2*RADIANS([.J194])))" office:value-type="float" office:value="-5.66148697494741">
            <text:p>-5.66</text:p>
          </table:table-cell>
          <table:table-cell table:formula="of:=DEGREES(ACOS(COS(RADIANS(90.833))/(COS(RADIANS([.$B$2]))*COS(RADIANS([.T194])))-TAN(RADIANS([.$B$2]))*TAN(RADIANS([.T194]))))" office:value-type="float" office:value="110.96412136105">
            <text:p>110.96</text:p>
          </table:table-cell>
          <table:table-cell table:style-name="ce7" table:formula="of:=(720-4*[.$B$3]-[.V194]+[.$B$4]*60)/1440" office:value-type="float" office:value="0.503931588177047">
            <text:p>12:05:40</text:p>
          </table:table-cell>
          <table:table-cell table:style-name="ce7" table:formula="of:=([.X194]*1440-[.W194]*4)/1440" office:value-type="float" office:value="0.195697917729687">
            <text:p>4:41:48</text:p>
          </table:table-cell>
          <table:table-cell table:style-name="ce7" table:formula="of:=([.X194]*1440+[.W194]*4)/1440" office:value-type="float" office:value="0.812165258624407">
            <text:p>19:29:31</text:p>
          </table:table-cell>
          <table:table-cell table:formula="of:=8*[.W194]" office:value-type="float" office:value="887.712970888397">
            <text:p>887.71</text:p>
          </table:table-cell>
          <table:table-cell table:formula="of:=MOD([.E194]*1440+[.V194]+4*[.$B$3]-60*[.$B$4];1440)" office:value-type="float" office:value="714.338513025053">
            <text:p>714.34</text:p>
          </table:table-cell>
          <table:table-cell table:formula="of:=IF([.AB194]/4&lt;0;[.AB194]/4+180;[.AB194]/4-180)" office:value-type="float" office:value="-1.41537174373684">
            <text:p>-1.42</text:p>
          </table:table-cell>
          <table:table-cell table:formula="of:=DEGREES(ACOS(SIN(RADIANS([.$B$2]))*SIN(RADIANS([.T194]))+COS(RADIANS([.$B$2]))*COS(RADIANS([.T194]))*COS(RADIANS([.AC194]))))" office:value-type="float" office:value="18.1391813534365">
            <text:p>18.14</text:p>
          </table:table-cell>
          <table:table-cell table:formula="of:=90-[.AD194]" office:value-type="float" office:value="71.8608186465635">
            <text:p>71.86</text:p>
          </table:table-cell>
          <table:table-cell table:formula="of:=IF([.AE194]&gt;85;0;IF([.AE194]&gt;5;58.1/TAN(RADIANS([.AE194]))-0.07/POWER(TAN(RADIANS([.AE194]));3)+0.000086/POWER(TAN(RADIANS([.AE194]));5);IF([.AE194]&gt;-0.575;1735+[.AE194]*(-518.2+[.AE194]*(103.4+[.AE194]*(-12.79+[.AE194]*0.711)));-20.772/TAN(RADIANS([.AE194])))))/3600" office:value-type="float" office:value="0.0052865366451605">
            <text:p>0.01</text:p>
          </table:table-cell>
          <table:table-cell table:formula="of:=[.AE194]+[.AF194]" office:value-type="float" office:value="71.8661051832087">
            <text:p>71.87</text:p>
          </table:table-cell>
          <table:table-cell table:formula="of:=IF([.AC194]&gt;0;MOD(DEGREES(ACOS(((SIN(RADIANS([.$B$2]))*COS(RADIANS([.AD194])))-SIN(RADIANS([.T194])))/(COS(RADIANS([.$B$2]))*SIN(RADIANS([.AD194])))))+180;360);MOD(540-DEGREES(ACOS(((SIN(RADIANS([.$B$2]))*COS(RADIANS([.AD194])))-SIN(RADIANS([.T194])))/(COS(RADIANS([.$B$2]))*SIN(RADIANS([.AD194])))));360))" office:value-type="float" office:value="175.778444899587">
            <text:p>175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4]+1" office:value-type="date" office:date-value="2010-07-13">
            <text:p>7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5]+2415018.5+[.E195]-[.$B$4]/24" office:value-type="float" office:value="2455391.29166667">
            <text:p>2455391.29</text:p>
          </table:table-cell>
          <table:table-cell table:style-name="ce9" table:formula="of:=([.F195]-2451545)/36525" office:value-type="float" office:value="0.105305726671226">
            <text:p>0.10530573</text:p>
          </table:table-cell>
          <table:table-cell/>
          <table:table-cell table:formula="of:=MOD(280.46646+[.G195]*(36000.76983+[.G195]*0.0003032);360)" office:value-type="float" office:value="111.553691033957">
            <text:p>111.55</text:p>
          </table:table-cell>
          <table:table-cell table:formula="of:=357.52911+[.G195]*(35999.05029-0.0001537*[.G195])" office:value-type="float" office:value="4148.43525855802">
            <text:p>4148.44</text:p>
          </table:table-cell>
          <table:table-cell table:formula="of:=0.016708634-[.G195]*(0.000042037+0.0000001267*[.G195])" office:value-type="float" office:value="0.0167042058581541">
            <text:p>0.02</text:p>
          </table:table-cell>
          <table:table-cell table:formula="of:=SIN(RADIANS([.J195]))*(1.914602-[.G195]*(0.004817+0.000014*[.G195]))+SIN(RADIANS(2*[.J195]))*(0.019993-0.000101*[.G195])+SIN(RADIANS(3*[.J195]))*0.000289" office:value-type="float" office:value="-0.27510639152471">
            <text:p>-0.28</text:p>
          </table:table-cell>
          <table:table-cell table:formula="of:=[.I195]+[.L195]" office:value-type="float" office:value="111.278584642432">
            <text:p>111.28</text:p>
          </table:table-cell>
          <table:table-cell table:formula="of:=[.J195]+[.L195]" office:value-type="float" office:value="4148.16015216649">
            <text:p>4148.16</text:p>
          </table:table-cell>
          <table:table-cell table:formula="of:=(1.000001018*(1-[.K195]*[.K195]))/(1+[.K195]*COS(RADIANS([.N195])))" office:value-type="float" office:value="1.0165303975394">
            <text:p>1.02</text:p>
          </table:table-cell>
          <table:table-cell table:formula="of:=[.M195]-0.00569-0.00478*SIN(RADIANS(125.04-1934.136*[.G195]))" office:value-type="float" office:value="111.277580924733">
            <text:p>111.28</text:p>
          </table:table-cell>
          <table:table-cell table:formula="of:=23+(26+((21.448-[.G195]*(46.815+[.G195]*(0.00059-[.G195]*0.001813))))/60)/60" office:value-type="float" office:value="23.4379216966612">
            <text:p>23.44</text:p>
          </table:table-cell>
          <table:table-cell table:formula="of:=[.Q195]+0.00256*COS(RADIANS(125.04-1934.136*[.G195]))" office:value-type="float" office:value="23.438426140246">
            <text:p>23.44</text:p>
          </table:table-cell>
          <table:table-cell table:formula="of:=DEGREES(ATAN2(COS(RADIANS([.P195]));COS(RADIANS([.R195]))*SIN(RADIANS([.P195]))))" office:value-type="float" office:value="112.999070400466">
            <text:p>113</text:p>
          </table:table-cell>
          <table:table-cell table:formula="of:=DEGREES(ASIN(SIN(RADIANS([.R195]))*SIN(RADIANS([.P195]))))" office:value-type="float" office:value="21.7556538974318">
            <text:p>21.76</text:p>
          </table:table-cell>
          <table:table-cell table:formula="of:=TAN(RADIANS([.R195]/2))*TAN(RADIANS([.R195]/2))" office:value-type="float" office:value="0.0430312628146684">
            <text:p>0.04</text:p>
          </table:table-cell>
          <table:table-cell table:formula="of:=4*DEGREES([.U195]*SIN(2*RADIANS([.I195]))-2*[.K195]*SIN(RADIANS([.J195]))+4*[.K195]*[.U195]*SIN(RADIANS([.J195]))*COS(2*RADIANS([.I195]))-0.5*[.U195]*[.U195]*SIN(4*RADIANS([.I195]))-1.25*[.K195]*[.K195]*SIN(2*RADIANS([.J195])))" office:value-type="float" office:value="-5.78058617428307">
            <text:p>-5.78</text:p>
          </table:table-cell>
          <table:table-cell table:formula="of:=DEGREES(ACOS(COS(RADIANS(90.833))/(COS(RADIANS([.$B$2]))*COS(RADIANS([.T195])))-TAN(RADIANS([.$B$2]))*TAN(RADIANS([.T195]))))" office:value-type="float" office:value="110.811606776949">
            <text:p>110.81</text:p>
          </table:table-cell>
          <table:table-cell table:style-name="ce7" table:formula="of:=(720-4*[.$B$3]-[.V195]+[.$B$4]*60)/1440" office:value-type="float" office:value="0.504014295954363">
            <text:p>12:05:47</text:p>
          </table:table-cell>
          <table:table-cell table:style-name="ce7" table:formula="of:=([.X195]*1440-[.W195]*4)/1440" office:value-type="float" office:value="0.196204277129506">
            <text:p>4:42:32</text:p>
          </table:table-cell>
          <table:table-cell table:style-name="ce7" table:formula="of:=([.X195]*1440+[.W195]*4)/1440" office:value-type="float" office:value="0.811824314779221">
            <text:p>19:29:02</text:p>
          </table:table-cell>
          <table:table-cell table:formula="of:=8*[.W195]" office:value-type="float" office:value="886.49285421559">
            <text:p>886.49</text:p>
          </table:table-cell>
          <table:table-cell table:formula="of:=MOD([.E195]*1440+[.V195]+4*[.$B$3]-60*[.$B$4];1440)" office:value-type="float" office:value="714.219413825717">
            <text:p>714.22</text:p>
          </table:table-cell>
          <table:table-cell table:formula="of:=IF([.AB195]/4&lt;0;[.AB195]/4+180;[.AB195]/4-180)" office:value-type="float" office:value="-1.44514654357076">
            <text:p>-1.45</text:p>
          </table:table-cell>
          <table:table-cell table:formula="of:=DEGREES(ACOS(SIN(RADIANS([.$B$2]))*SIN(RADIANS([.T195]))+COS(RADIANS([.$B$2]))*COS(RADIANS([.T195]))*COS(RADIANS([.AC195]))))" office:value-type="float" office:value="18.2857169805789">
            <text:p>18.29</text:p>
          </table:table-cell>
          <table:table-cell table:formula="of:=90-[.AD195]" office:value-type="float" office:value="71.7142830194211">
            <text:p>71.71</text:p>
          </table:table-cell>
          <table:table-cell table:formula="of:=IF([.AE195]&gt;85;0;IF([.AE195]&gt;5;58.1/TAN(RADIANS([.AE195]))-0.07/POWER(TAN(RADIANS([.AE195]));3)+0.000086/POWER(TAN(RADIANS([.AE195]));5);IF([.AE195]&gt;-0.575;1735+[.AE195]*(-518.2+[.AE195]*(103.4+[.AE195]*(-12.79+[.AE195]*0.711)));-20.772/TAN(RADIANS([.AE195])))))/3600" office:value-type="float" office:value="0.00533226283592825">
            <text:p>0.01</text:p>
          </table:table-cell>
          <table:table-cell table:formula="of:=[.AE195]+[.AF195]" office:value-type="float" office:value="71.719615282257">
            <text:p>71.72</text:p>
          </table:table-cell>
          <table:table-cell table:formula="of:=IF([.AC195]&gt;0;MOD(DEGREES(ACOS(((SIN(RADIANS([.$B$2]))*COS(RADIANS([.AD195])))-SIN(RADIANS([.T195])))/(COS(RADIANS([.$B$2]))*SIN(RADIANS([.AD195])))))+180;360);MOD(540-DEGREES(ACOS(((SIN(RADIANS([.$B$2]))*COS(RADIANS([.AD195])))-SIN(RADIANS([.T195])))/(COS(RADIANS([.$B$2]))*SIN(RADIANS([.AD195])))));360))" office:value-type="float" office:value="175.718578958432">
            <text:p>175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5]+1" office:value-type="date" office:date-value="2010-07-14">
            <text:p>7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6]+2415018.5+[.E196]-[.$B$4]/24" office:value-type="float" office:value="2455392.29166667">
            <text:p>2455392.29</text:p>
          </table:table-cell>
          <table:table-cell table:style-name="ce9" table:formula="of:=([.F196]-2451545)/36525" office:value-type="float" office:value="0.105333105179097">
            <text:p>0.10533311</text:p>
          </table:table-cell>
          <table:table-cell/>
          <table:table-cell table:formula="of:=MOD(280.46646+[.G196]*(36000.76983+[.G196]*0.0003032);360)" office:value-type="float" office:value="112.539338395869">
            <text:p>112.54</text:p>
          </table:table-cell>
          <table:table-cell table:formula="of:=357.52911+[.G196]*(35999.05029-0.0001537*[.G196])" office:value-type="float" office:value="4149.42085883885">
            <text:p>4149.42</text:p>
          </table:table-cell>
          <table:table-cell table:formula="of:=0.016708634-[.G196]*(0.000042037+0.0000001267*[.G196])" office:value-type="float" office:value="0.0167042047065131">
            <text:p>0.02</text:p>
          </table:table-cell>
          <table:table-cell table:formula="of:=SIN(RADIANS([.J196]))*(1.914602-[.G196]*(0.004817+0.000014*[.G196]))+SIN(RADIANS(2*[.J196]))*(0.019993-0.000101*[.G196])+SIN(RADIANS(3*[.J196]))*0.000289" office:value-type="float" office:value="-0.306992221654993">
            <text:p>-0.31</text:p>
          </table:table-cell>
          <table:table-cell table:formula="of:=[.I196]+[.L196]" office:value-type="float" office:value="112.232346174214">
            <text:p>112.23</text:p>
          </table:table-cell>
          <table:table-cell table:formula="of:=[.J196]+[.L196]" office:value-type="float" office:value="4149.1138666172">
            <text:p>4149.11</text:p>
          </table:table-cell>
          <table:table-cell table:formula="of:=(1.000001018*(1-[.K196]*[.K196]))/(1+[.K196]*COS(RADIANS([.N196])))" office:value-type="float" office:value="1.01648723909856">
            <text:p>1.02</text:p>
          </table:table-cell>
          <table:table-cell table:formula="of:=[.M196]-0.00569-0.00478*SIN(RADIANS(125.04-1934.136*[.G196]))" office:value-type="float" office:value="112.231343325025">
            <text:p>112.23</text:p>
          </table:table-cell>
          <table:table-cell table:formula="of:=23+(26+((21.448-[.G196]*(46.815+[.G196]*(0.00059-[.G196]*0.001813))))/60)/60" office:value-type="float" office:value="23.437921340626">
            <text:p>23.44</text:p>
          </table:table-cell>
          <table:table-cell table:formula="of:=[.Q196]+0.00256*COS(RADIANS(125.04-1934.136*[.G196]))" office:value-type="float" office:value="23.4384234643873">
            <text:p>23.44</text:p>
          </table:table-cell>
          <table:table-cell table:formula="of:=DEGREES(ATAN2(COS(RADIANS([.P196]));COS(RADIANS([.R196]))*SIN(RADIANS([.P196]))))" office:value-type="float" office:value="114.012440145539">
            <text:p>114.01</text:p>
          </table:table-cell>
          <table:table-cell table:formula="of:=DEGREES(ASIN(SIN(RADIANS([.R196]))*SIN(RADIANS([.P196]))))" office:value-type="float" office:value="21.6043432954571">
            <text:p>21.6</text:p>
          </table:table-cell>
          <table:table-cell table:formula="of:=TAN(RADIANS([.R196]/2))*TAN(RADIANS([.R196]/2))" office:value-type="float" office:value="0.0430312527098182">
            <text:p>0.04</text:p>
          </table:table-cell>
          <table:table-cell table:formula="of:=4*DEGREES([.U196]*SIN(2*RADIANS([.I196]))-2*[.K196]*SIN(RADIANS([.J196]))+4*[.K196]*[.U196]*SIN(RADIANS([.J196]))*COS(2*RADIANS([.I196]))-0.5*[.U196]*[.U196]*SIN(4*RADIANS([.I196]))-1.25*[.K196]*[.K196]*SIN(2*RADIANS([.J196])))" office:value-type="float" office:value="-5.89164263404281">
            <text:p>-5.89</text:p>
          </table:table-cell>
          <table:table-cell table:formula="of:=DEGREES(ACOS(COS(RADIANS(90.833))/(COS(RADIANS([.$B$2]))*COS(RADIANS([.T196])))-TAN(RADIANS([.$B$2]))*TAN(RADIANS([.T196]))))" office:value-type="float" office:value="110.653082444209">
            <text:p>110.65</text:p>
          </table:table-cell>
          <table:table-cell table:style-name="ce7" table:formula="of:=(720-4*[.$B$3]-[.V196]+[.$B$4]*60)/1440" office:value-type="float" office:value="0.504091418495863">
            <text:p>12:05:53</text:p>
          </table:table-cell>
          <table:table-cell table:style-name="ce7" table:formula="of:=([.X196]*1440-[.W196]*4)/1440" office:value-type="float" office:value="0.196721745039727">
            <text:p>4:43:17</text:p>
          </table:table-cell>
          <table:table-cell table:style-name="ce7" table:formula="of:=([.X196]*1440+[.W196]*4)/1440" office:value-type="float" office:value="0.811461091951999">
            <text:p>19:28:30</text:p>
          </table:table-cell>
          <table:table-cell table:formula="of:=8*[.W196]" office:value-type="float" office:value="885.224659553671">
            <text:p>885.22</text:p>
          </table:table-cell>
          <table:table-cell table:formula="of:=MOD([.E196]*1440+[.V196]+4*[.$B$3]-60*[.$B$4];1440)" office:value-type="float" office:value="714.108357365957">
            <text:p>714.11</text:p>
          </table:table-cell>
          <table:table-cell table:formula="of:=IF([.AB196]/4&lt;0;[.AB196]/4+180;[.AB196]/4-180)" office:value-type="float" office:value="-1.4729106585107">
            <text:p>-1.47</text:p>
          </table:table-cell>
          <table:table-cell table:formula="of:=DEGREES(ACOS(SIN(RADIANS([.$B$2]))*SIN(RADIANS([.T196]))+COS(RADIANS([.$B$2]))*COS(RADIANS([.T196]))*COS(RADIANS([.AC196]))))" office:value-type="float" office:value="18.4383347207065">
            <text:p>18.44</text:p>
          </table:table-cell>
          <table:table-cell table:formula="of:=90-[.AD196]" office:value-type="float" office:value="71.5616652792935">
            <text:p>71.56</text:p>
          </table:table-cell>
          <table:table-cell table:formula="of:=IF([.AE196]&gt;85;0;IF([.AE196]&gt;5;58.1/TAN(RADIANS([.AE196]))-0.07/POWER(TAN(RADIANS([.AE196]));3)+0.000086/POWER(TAN(RADIANS([.AE196]));5);IF([.AE196]&gt;-0.575;1735+[.AE196]*(-518.2+[.AE196]*(103.4+[.AE196]*(-12.79+[.AE196]*0.711)));-20.772/TAN(RADIANS([.AE196])))))/3600" office:value-type="float" office:value="0.00537996885716034">
            <text:p>0.01</text:p>
          </table:table-cell>
          <table:table-cell table:formula="of:=[.AE196]+[.AF196]" office:value-type="float" office:value="71.5670452481507">
            <text:p>71.57</text:p>
          </table:table-cell>
          <table:table-cell table:formula="of:=IF([.AC196]&gt;0;MOD(DEGREES(ACOS(((SIN(RADIANS([.$B$2]))*COS(RADIANS([.AD196])))-SIN(RADIANS([.T196])))/(COS(RADIANS([.$B$2]))*SIN(RADIANS([.AD196])))))+180;360);MOD(540-DEGREES(ACOS(((SIN(RADIANS([.$B$2]))*COS(RADIANS([.AD196])))-SIN(RADIANS([.T196])))/(COS(RADIANS([.$B$2]))*SIN(RADIANS([.AD196])))));360))" office:value-type="float" office:value="175.666575521796">
            <text:p>175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6]+1" office:value-type="date" office:date-value="2010-07-15">
            <text:p>7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7]+2415018.5+[.E197]-[.$B$4]/24" office:value-type="float" office:value="2455393.29166667">
            <text:p>2455393.29</text:p>
          </table:table-cell>
          <table:table-cell table:style-name="ce9" table:formula="of:=([.F197]-2451545)/36525" office:value-type="float" office:value="0.105360483686968">
            <text:p>0.10536048</text:p>
          </table:table-cell>
          <table:table-cell/>
          <table:table-cell table:formula="of:=MOD(280.46646+[.G197]*(36000.76983+[.G197]*0.0003032);360)" office:value-type="float" office:value="113.524985757781">
            <text:p>113.52</text:p>
          </table:table-cell>
          <table:table-cell table:formula="of:=357.52911+[.G197]*(35999.05029-0.0001537*[.G197])" office:value-type="float" office:value="4150.40645911969">
            <text:p>4150.41</text:p>
          </table:table-cell>
          <table:table-cell table:formula="of:=0.016708634-[.G197]*(0.000042037+0.0000001267*[.G197])" office:value-type="float" office:value="0.0167042035548719">
            <text:p>0.02</text:p>
          </table:table-cell>
          <table:table-cell table:formula="of:=SIN(RADIANS([.J197]))*(1.914602-[.G197]*(0.004817+0.000014*[.G197]))+SIN(RADIANS(2*[.J197]))*(0.019993-0.000101*[.G197])+SIN(RADIANS(3*[.J197]))*0.000289" office:value-type="float" office:value="-0.338792612601876">
            <text:p>-0.34</text:p>
          </table:table-cell>
          <table:table-cell table:formula="of:=[.I197]+[.L197]" office:value-type="float" office:value="113.18619314518">
            <text:p>113.19</text:p>
          </table:table-cell>
          <table:table-cell table:formula="of:=[.J197]+[.L197]" office:value-type="float" office:value="4150.06766650709">
            <text:p>4150.07</text:p>
          </table:table-cell>
          <table:table-cell table:formula="of:=(1.000001018*(1-[.K197]*[.K197]))/(1+[.K197]*COS(RADIANS([.N197])))" office:value-type="float" office:value="1.01643935729224">
            <text:p>1.02</text:p>
          </table:table-cell>
          <table:table-cell table:formula="of:=[.M197]-0.00569-0.00478*SIN(RADIANS(125.04-1934.136*[.G197]))" office:value-type="float" office:value="113.185191160497">
            <text:p>113.19</text:p>
          </table:table-cell>
          <table:table-cell table:formula="of:=23+(26+((21.448-[.G197]*(46.815+[.G197]*(0.00059-[.G197]*0.001813))))/60)/60" office:value-type="float" office:value="23.4379209845909">
            <text:p>23.44</text:p>
          </table:table-cell>
          <table:table-cell table:formula="of:=[.Q197]+0.00256*COS(RADIANS(125.04-1934.136*[.G197]))" office:value-type="float" office:value="23.4384207880998">
            <text:p>23.44</text:p>
          </table:table-cell>
          <table:table-cell table:formula="of:=DEGREES(ATAN2(COS(RADIANS([.P197]));COS(RADIANS([.R197]))*SIN(RADIANS([.P197]))))" office:value-type="float" office:value="115.02374029269">
            <text:p>115.02</text:p>
          </table:table-cell>
          <table:table-cell table:formula="of:=DEGREES(ASIN(SIN(RADIANS([.R197]))*SIN(RADIANS([.P197]))))" office:value-type="float" office:value="21.4468958650552">
            <text:p>21.45</text:p>
          </table:table-cell>
          <table:table-cell table:formula="of:=TAN(RADIANS([.R197]/2))*TAN(RADIANS([.R197]/2))" office:value-type="float" office:value="0.0430312426033496">
            <text:p>0.04</text:p>
          </table:table-cell>
          <table:table-cell table:formula="of:=4*DEGREES([.U197]*SIN(2*RADIANS([.I197]))-2*[.K197]*SIN(RADIANS([.J197]))+4*[.K197]*[.U197]*SIN(RADIANS([.J197]))*COS(2*RADIANS([.I197]))-0.5*[.U197]*[.U197]*SIN(4*RADIANS([.I197]))-1.25*[.K197]*[.K197]*SIN(2*RADIANS([.J197])))" office:value-type="float" office:value="-5.99442700533646">
            <text:p>-5.99</text:p>
          </table:table-cell>
          <table:table-cell table:formula="of:=DEGREES(ACOS(COS(RADIANS(90.833))/(COS(RADIANS([.$B$2]))*COS(RADIANS([.T197])))-TAN(RADIANS([.$B$2]))*TAN(RADIANS([.T197]))))" office:value-type="float" office:value="110.488664300135">
            <text:p>110.49</text:p>
          </table:table-cell>
          <table:table-cell table:style-name="ce7" table:formula="of:=(720-4*[.$B$3]-[.V197]+[.$B$4]*60)/1440" office:value-type="float" office:value="0.504162796531484">
            <text:p>12:06:00</text:p>
          </table:table-cell>
          <table:table-cell table:style-name="ce7" table:formula="of:=([.X197]*1440-[.W197]*4)/1440" office:value-type="float" office:value="0.197249840142218">
            <text:p>4:44:02</text:p>
          </table:table-cell>
          <table:table-cell table:style-name="ce7" table:formula="of:=([.X197]*1440+[.W197]*4)/1440" office:value-type="float" office:value="0.811075752920749">
            <text:p>19:27:57</text:p>
          </table:table-cell>
          <table:table-cell table:formula="of:=8*[.W197]" office:value-type="float" office:value="883.909314401084">
            <text:p>883.91</text:p>
          </table:table-cell>
          <table:table-cell table:formula="of:=MOD([.E197]*1440+[.V197]+4*[.$B$3]-60*[.$B$4];1440)" office:value-type="float" office:value="714.005572994664">
            <text:p>714.01</text:p>
          </table:table-cell>
          <table:table-cell table:formula="of:=IF([.AB197]/4&lt;0;[.AB197]/4+180;[.AB197]/4-180)" office:value-type="float" office:value="-1.49860675133411">
            <text:p>-1.5</text:p>
          </table:table-cell>
          <table:table-cell table:formula="of:=DEGREES(ACOS(SIN(RADIANS([.$B$2]))*SIN(RADIANS([.T197]))+COS(RADIANS([.$B$2]))*COS(RADIANS([.T197]))*COS(RADIANS([.AC197]))))" office:value-type="float" office:value="18.5969688773331">
            <text:p>18.6</text:p>
          </table:table-cell>
          <table:table-cell table:formula="of:=90-[.AD197]" office:value-type="float" office:value="71.4030311226668">
            <text:p>71.4</text:p>
          </table:table-cell>
          <table:table-cell table:formula="of:=IF([.AE197]&gt;85;0;IF([.AE197]&gt;5;58.1/TAN(RADIANS([.AE197]))-0.07/POWER(TAN(RADIANS([.AE197]));3)+0.000086/POWER(TAN(RADIANS([.AE197]));5);IF([.AE197]&gt;-0.575;1735+[.AE197]*(-518.2+[.AE197]*(103.4+[.AE197]*(-12.79+[.AE197]*0.711)));-20.772/TAN(RADIANS([.AE197])))))/3600" office:value-type="float" office:value="0.00542964506012737">
            <text:p>0.01</text:p>
          </table:table-cell>
          <table:table-cell table:formula="of:=[.AE197]+[.AF197]" office:value-type="float" office:value="71.408460767727">
            <text:p>71.41</text:p>
          </table:table-cell>
          <table:table-cell table:formula="of:=IF([.AC197]&gt;0;MOD(DEGREES(ACOS(((SIN(RADIANS([.$B$2]))*COS(RADIANS([.AD197])))-SIN(RADIANS([.T197])))/(COS(RADIANS([.$B$2]))*SIN(RADIANS([.AD197])))))+180;360);MOD(540-DEGREES(ACOS(((SIN(RADIANS([.$B$2]))*COS(RADIANS([.AD197])))-SIN(RADIANS([.T197])))/(COS(RADIANS([.$B$2]))*SIN(RADIANS([.AD197])))));360))" office:value-type="float" office:value="175.622461171144">
            <text:p>175.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7]+1" office:value-type="date" office:date-value="2010-07-16">
            <text:p>7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8]+2415018.5+[.E198]-[.$B$4]/24" office:value-type="float" office:value="2455394.29166667">
            <text:p>2455394.29</text:p>
          </table:table-cell>
          <table:table-cell table:style-name="ce9" table:formula="of:=([.F198]-2451545)/36525" office:value-type="float" office:value="0.105387862194839">
            <text:p>0.10538786</text:p>
          </table:table-cell>
          <table:table-cell/>
          <table:table-cell table:formula="of:=MOD(280.46646+[.G198]*(36000.76983+[.G198]*0.0003032);360)" office:value-type="float" office:value="114.510633119695">
            <text:p>114.51</text:p>
          </table:table-cell>
          <table:table-cell table:formula="of:=357.52911+[.G198]*(35999.05029-0.0001537*[.G198])" office:value-type="float" office:value="4151.39205940053">
            <text:p>4151.39</text:p>
          </table:table-cell>
          <table:table-cell table:formula="of:=0.016708634-[.G198]*(0.000042037+0.0000001267*[.G198])" office:value-type="float" office:value="0.0167042024032305">
            <text:p>0.02</text:p>
          </table:table-cell>
          <table:table-cell table:formula="of:=SIN(RADIANS([.J198]))*(1.914602-[.G198]*(0.004817+0.000014*[.G198]))+SIN(RADIANS(2*[.J198]))*(0.019993-0.000101*[.G198])+SIN(RADIANS(3*[.J198]))*0.000289" office:value-type="float" office:value="-0.370498697988419">
            <text:p>-0.37</text:p>
          </table:table-cell>
          <table:table-cell table:formula="of:=[.I198]+[.L198]" office:value-type="float" office:value="114.140134421707">
            <text:p>114.14</text:p>
          </table:table-cell>
          <table:table-cell table:formula="of:=[.J198]+[.L198]" office:value-type="float" office:value="4151.02156070254">
            <text:p>4151.02</text:p>
          </table:table-cell>
          <table:table-cell table:formula="of:=(1.000001018*(1-[.K198]*[.K198]))/(1+[.K198]*COS(RADIANS([.N198])))" office:value-type="float" office:value="1.01638676494531">
            <text:p>1.02</text:p>
          </table:table-cell>
          <table:table-cell table:formula="of:=[.M198]-0.00569-0.00478*SIN(RADIANS(125.04-1934.136*[.G198]))" office:value-type="float" office:value="114.139133297527">
            <text:p>114.14</text:p>
          </table:table-cell>
          <table:table-cell table:formula="of:=23+(26+((21.448-[.G198]*(46.815+[.G198]*(0.00059-[.G198]*0.001813))))/60)/60" office:value-type="float" office:value="23.4379206285557">
            <text:p>23.44</text:p>
          </table:table-cell>
          <table:table-cell table:formula="of:=[.Q198]+0.00256*COS(RADIANS(125.04-1934.136*[.G198]))" office:value-type="float" office:value="23.4384181113853">
            <text:p>23.44</text:p>
          </table:table-cell>
          <table:table-cell table:formula="of:=DEGREES(ATAN2(COS(RADIANS([.P198]));COS(RADIANS([.R198]))*SIN(RADIANS([.P198]))))" office:value-type="float" office:value="116.032917194886">
            <text:p>116.03</text:p>
          </table:table-cell>
          <table:table-cell table:formula="of:=DEGREES(ASIN(SIN(RADIANS([.R198]))*SIN(RADIANS([.P198]))))" office:value-type="float" office:value="21.283370674647">
            <text:p>21.28</text:p>
          </table:table-cell>
          <table:table-cell table:formula="of:=TAN(RADIANS([.R198]/2))*TAN(RADIANS([.R198]/2))" office:value-type="float" office:value="0.0430312324952701">
            <text:p>0.04</text:p>
          </table:table-cell>
          <table:table-cell table:formula="of:=4*DEGREES([.U198]*SIN(2*RADIANS([.I198]))-2*[.K198]*SIN(RADIANS([.J198]))+4*[.K198]*[.U198]*SIN(RADIANS([.J198]))*COS(2*RADIANS([.I198]))-0.5*[.U198]*[.U198]*SIN(4*RADIANS([.I198]))-1.25*[.K198]*[.K198]*SIN(2*RADIANS([.J198])))" office:value-type="float" office:value="-6.08872251754526">
            <text:p>-6.09</text:p>
          </table:table-cell>
          <table:table-cell table:formula="of:=DEGREES(ACOS(COS(RADIANS(90.833))/(COS(RADIANS([.$B$2]))*COS(RADIANS([.T198])))-TAN(RADIANS([.$B$2]))*TAN(RADIANS([.T198]))))" office:value-type="float" office:value="110.318470408826">
            <text:p>110.32</text:p>
          </table:table-cell>
          <table:table-cell table:style-name="ce7" table:formula="of:=(720-4*[.$B$3]-[.V198]+[.$B$4]*60)/1440" office:value-type="float" office:value="0.504228279526073">
            <text:p>12:06:05</text:p>
          </table:table-cell>
          <table:table-cell table:style-name="ce7" table:formula="of:=([.X198]*1440-[.W198]*4)/1440" office:value-type="float" office:value="0.197788083946002">
            <text:p>4:44:49</text:p>
          </table:table-cell>
          <table:table-cell table:style-name="ce7" table:formula="of:=([.X198]*1440+[.W198]*4)/1440" office:value-type="float" office:value="0.810668475106144">
            <text:p>19:27:22</text:p>
          </table:table-cell>
          <table:table-cell table:formula="of:=8*[.W198]" office:value-type="float" office:value="882.547763270604">
            <text:p>882.55</text:p>
          </table:table-cell>
          <table:table-cell table:formula="of:=MOD([.E198]*1440+[.V198]+4*[.$B$3]-60*[.$B$4];1440)" office:value-type="float" office:value="713.911277482455">
            <text:p>713.91</text:p>
          </table:table-cell>
          <table:table-cell table:formula="of:=IF([.AB198]/4&lt;0;[.AB198]/4+180;[.AB198]/4-180)" office:value-type="float" office:value="-1.52218062938633">
            <text:p>-1.52</text:p>
          </table:table-cell>
          <table:table-cell table:formula="of:=DEGREES(ACOS(SIN(RADIANS([.$B$2]))*SIN(RADIANS([.T198]))+COS(RADIANS([.$B$2]))*COS(RADIANS([.T198]))*COS(RADIANS([.AC198]))))" office:value-type="float" office:value="18.7615528463013">
            <text:p>18.76</text:p>
          </table:table-cell>
          <table:table-cell table:formula="of:=90-[.AD198]" office:value-type="float" office:value="71.2384471536987">
            <text:p>71.24</text:p>
          </table:table-cell>
          <table:table-cell table:formula="of:=IF([.AE198]&gt;85;0;IF([.AE198]&gt;5;58.1/TAN(RADIANS([.AE198]))-0.07/POWER(TAN(RADIANS([.AE198]));3)+0.000086/POWER(TAN(RADIANS([.AE198]));5);IF([.AE198]&gt;-0.575;1735+[.AE198]*(-518.2+[.AE198]*(103.4+[.AE198]*(-12.79+[.AE198]*0.711)));-20.772/TAN(RADIANS([.AE198])))))/3600" office:value-type="float" office:value="0.00548128198366789">
            <text:p>0.01</text:p>
          </table:table-cell>
          <table:table-cell table:formula="of:=[.AE198]+[.AF198]" office:value-type="float" office:value="71.2439284356824">
            <text:p>71.24</text:p>
          </table:table-cell>
          <table:table-cell table:formula="of:=IF([.AC198]&gt;0;MOD(DEGREES(ACOS(((SIN(RADIANS([.$B$2]))*COS(RADIANS([.AD198])))-SIN(RADIANS([.T198])))/(COS(RADIANS([.$B$2]))*SIN(RADIANS([.AD198])))))+180;360);MOD(540-DEGREES(ACOS(((SIN(RADIANS([.$B$2]))*COS(RADIANS([.AD198])))-SIN(RADIANS([.T198])))/(COS(RADIANS([.$B$2]))*SIN(RADIANS([.AD198])))));360))" office:value-type="float" office:value="175.586239374524">
            <text:p>175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8]+1" office:value-type="date" office:date-value="2010-07-17">
            <text:p>7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9]+2415018.5+[.E199]-[.$B$4]/24" office:value-type="float" office:value="2455395.29166667">
            <text:p>2455395.29</text:p>
          </table:table-cell>
          <table:table-cell table:style-name="ce9" table:formula="of:=([.F199]-2451545)/36525" office:value-type="float" office:value="0.105415240702711">
            <text:p>0.10541524</text:p>
          </table:table-cell>
          <table:table-cell/>
          <table:table-cell table:formula="of:=MOD(280.46646+[.G199]*(36000.76983+[.G199]*0.0003032);360)" office:value-type="float" office:value="115.49628048161">
            <text:p>115.5</text:p>
          </table:table-cell>
          <table:table-cell table:formula="of:=357.52911+[.G199]*(35999.05029-0.0001537*[.G199])" office:value-type="float" office:value="4152.37765968137">
            <text:p>4152.38</text:p>
          </table:table-cell>
          <table:table-cell table:formula="of:=0.016708634-[.G199]*(0.000042037+0.0000001267*[.G199])" office:value-type="float" office:value="0.0167042012515889">
            <text:p>0.02</text:p>
          </table:table-cell>
          <table:table-cell table:formula="of:=SIN(RADIANS([.J199]))*(1.914602-[.G199]*(0.004817+0.000014*[.G199]))+SIN(RADIANS(2*[.J199]))*(0.019993-0.000101*[.G199])+SIN(RADIANS(3*[.J199]))*0.000289" office:value-type="float" office:value="-0.402101632828925">
            <text:p>-0.4</text:p>
          </table:table-cell>
          <table:table-cell table:formula="of:=[.I199]+[.L199]" office:value-type="float" office:value="115.094178848781">
            <text:p>115.09</text:p>
          </table:table-cell>
          <table:table-cell table:formula="of:=[.J199]+[.L199]" office:value-type="float" office:value="4151.97555804854">
            <text:p>4151.98</text:p>
          </table:table-cell>
          <table:table-cell table:formula="of:=(1.000001018*(1-[.K199]*[.K199]))/(1+[.K199]*COS(RADIANS([.N199])))" office:value-type="float" office:value="1.01632947614847">
            <text:p>1.02</text:p>
          </table:table-cell>
          <table:table-cell table:formula="of:=[.M199]-0.00569-0.00478*SIN(RADIANS(125.04-1934.136*[.G199]))" office:value-type="float" office:value="115.093178581098">
            <text:p>115.09</text:p>
          </table:table-cell>
          <table:table-cell table:formula="of:=23+(26+((21.448-[.G199]*(46.815+[.G199]*(0.00059-[.G199]*0.001813))))/60)/60" office:value-type="float" office:value="23.4379202725205">
            <text:p>23.44</text:p>
          </table:table-cell>
          <table:table-cell table:formula="of:=[.Q199]+0.00256*COS(RADIANS(125.04-1934.136*[.G199]))" office:value-type="float" office:value="23.4384154342459">
            <text:p>23.44</text:p>
          </table:table-cell>
          <table:table-cell table:formula="of:=DEGREES(ATAN2(COS(RADIANS([.P199]));COS(RADIANS([.R199]))*SIN(RADIANS([.P199]))))" office:value-type="float" office:value="117.039920394917">
            <text:p>117.04</text:p>
          </table:table-cell>
          <table:table-cell table:formula="of:=DEGREES(ASIN(SIN(RADIANS([.R199]))*SIN(RADIANS([.P199]))))" office:value-type="float" office:value="21.1138285283207">
            <text:p>21.11</text:p>
          </table:table-cell>
          <table:table-cell table:formula="of:=TAN(RADIANS([.R199]/2))*TAN(RADIANS([.R199]/2))" office:value-type="float" office:value="0.0430312223855872">
            <text:p>0.04</text:p>
          </table:table-cell>
          <table:table-cell table:formula="of:=4*DEGREES([.U199]*SIN(2*RADIANS([.I199]))-2*[.K199]*SIN(RADIANS([.J199]))+4*[.K199]*[.U199]*SIN(RADIANS([.J199]))*COS(2*RADIANS([.I199]))-0.5*[.U199]*[.U199]*SIN(4*RADIANS([.I199]))-1.25*[.K199]*[.K199]*SIN(2*RADIANS([.J199])))" office:value-type="float" office:value="-6.1743252211878">
            <text:p>-6.17</text:p>
          </table:table-cell>
          <table:table-cell table:formula="of:=DEGREES(ACOS(COS(RADIANS(90.833))/(COS(RADIANS([.$B$2]))*COS(RADIANS([.T199])))-TAN(RADIANS([.$B$2]))*TAN(RADIANS([.T199]))))" office:value-type="float" office:value="110.142620690882">
            <text:p>110.14</text:p>
          </table:table-cell>
          <table:table-cell table:style-name="ce7" table:formula="of:=(720-4*[.$B$3]-[.V199]+[.$B$4]*60)/1440" office:value-type="float" office:value="0.504287725848047">
            <text:p>12:06:10</text:p>
          </table:table-cell>
          <table:table-cell table:style-name="ce7" table:formula="of:=([.X199]*1440-[.W199]*4)/1440" office:value-type="float" office:value="0.198336001706709">
            <text:p>4:45:36</text:p>
          </table:table-cell>
          <table:table-cell table:style-name="ce7" table:formula="of:=([.X199]*1440+[.W199]*4)/1440" office:value-type="float" office:value="0.810239449989385">
            <text:p>19:26:45</text:p>
          </table:table-cell>
          <table:table-cell table:formula="of:=8*[.W199]" office:value-type="float" office:value="881.140965527052">
            <text:p>881.14</text:p>
          </table:table-cell>
          <table:table-cell table:formula="of:=MOD([.E199]*1440+[.V199]+4*[.$B$3]-60*[.$B$4];1440)" office:value-type="float" office:value="713.825674778812">
            <text:p>713.83</text:p>
          </table:table-cell>
          <table:table-cell table:formula="of:=IF([.AB199]/4&lt;0;[.AB199]/4+180;[.AB199]/4-180)" office:value-type="float" office:value="-1.54358130529695">
            <text:p>-1.54</text:p>
          </table:table-cell>
          <table:table-cell table:formula="of:=DEGREES(ACOS(SIN(RADIANS([.$B$2]))*SIN(RADIANS([.T199]))+COS(RADIANS([.$B$2]))*COS(RADIANS([.T199]))*COS(RADIANS([.AC199]))))" office:value-type="float" office:value="18.9320192235218">
            <text:p>18.93</text:p>
          </table:table-cell>
          <table:table-cell table:formula="of:=90-[.AD199]" office:value-type="float" office:value="71.0679807764782">
            <text:p>71.07</text:p>
          </table:table-cell>
          <table:table-cell table:formula="of:=IF([.AE199]&gt;85;0;IF([.AE199]&gt;5;58.1/TAN(RADIANS([.AE199]))-0.07/POWER(TAN(RADIANS([.AE199]));3)+0.000086/POWER(TAN(RADIANS([.AE199]));5);IF([.AE199]&gt;-0.575;1735+[.AE199]*(-518.2+[.AE199]*(103.4+[.AE199]*(-12.79+[.AE199]*0.711)));-20.772/TAN(RADIANS([.AE199])))))/3600" office:value-type="float" office:value="0.00553487039083336">
            <text:p>0.01</text:p>
          </table:table-cell>
          <table:table-cell table:formula="of:=[.AE199]+[.AF199]" office:value-type="float" office:value="71.073515646869">
            <text:p>71.07</text:p>
          </table:table-cell>
          <table:table-cell table:formula="of:=IF([.AC199]&gt;0;MOD(DEGREES(ACOS(((SIN(RADIANS([.$B$2]))*COS(RADIANS([.AD199])))-SIN(RADIANS([.T199])))/(COS(RADIANS([.$B$2]))*SIN(RADIANS([.AD199])))))+180;360);MOD(540-DEGREES(ACOS(((SIN(RADIANS([.$B$2]))*COS(RADIANS([.AD199])))-SIN(RADIANS([.T199])))/(COS(RADIANS([.$B$2]))*SIN(RADIANS([.AD199])))));360))" office:value-type="float" office:value="175.557891496246">
            <text:p>175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9]+1" office:value-type="date" office:date-value="2010-07-18">
            <text:p>7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0]+2415018.5+[.E200]-[.$B$4]/24" office:value-type="float" office:value="2455396.29166667">
            <text:p>2455396.29</text:p>
          </table:table-cell>
          <table:table-cell table:style-name="ce9" table:formula="of:=([.F200]-2451545)/36525" office:value-type="float" office:value="0.105442619210582">
            <text:p>0.10544262</text:p>
          </table:table-cell>
          <table:table-cell/>
          <table:table-cell table:formula="of:=MOD(280.46646+[.G200]*(36000.76983+[.G200]*0.0003032);360)" office:value-type="float" office:value="116.481927843524">
            <text:p>116.48</text:p>
          </table:table-cell>
          <table:table-cell table:formula="of:=357.52911+[.G200]*(35999.05029-0.0001537*[.G200])" office:value-type="float" office:value="4153.36325996221">
            <text:p>4153.36</text:p>
          </table:table-cell>
          <table:table-cell table:formula="of:=0.016708634-[.G200]*(0.000042037+0.0000001267*[.G200])" office:value-type="float" office:value="0.0167042000999472">
            <text:p>0.02</text:p>
          </table:table-cell>
          <table:table-cell table:formula="of:=SIN(RADIANS([.J200]))*(1.914602-[.G200]*(0.004817+0.000014*[.G200]))+SIN(RADIANS(2*[.J200]))*(0.019993-0.000101*[.G200])+SIN(RADIANS(3*[.J200]))*0.000289" office:value-type="float" office:value="-0.433592595554807">
            <text:p>-0.43</text:p>
          </table:table-cell>
          <table:table-cell table:formula="of:=[.I200]+[.L200]" office:value-type="float" office:value="116.04833524797">
            <text:p>116.05</text:p>
          </table:table-cell>
          <table:table-cell table:formula="of:=[.J200]+[.L200]" office:value-type="float" office:value="4152.92966736665">
            <text:p>4152.93</text:p>
          </table:table-cell>
          <table:table-cell table:formula="of:=(1.000001018*(1-[.K200]*[.K200]))/(1+[.K200]*COS(RADIANS([.N200])))" office:value-type="float" office:value="1.01626750625578">
            <text:p>1.02</text:p>
          </table:table-cell>
          <table:table-cell table:formula="of:=[.M200]-0.00569-0.00478*SIN(RADIANS(125.04-1934.136*[.G200]))" office:value-type="float" office:value="116.047335832778">
            <text:p>116.05</text:p>
          </table:table-cell>
          <table:table-cell table:formula="of:=23+(26+((21.448-[.G200]*(46.815+[.G200]*(0.00059-[.G200]*0.001813))))/60)/60" office:value-type="float" office:value="23.4379199164854">
            <text:p>23.44</text:p>
          </table:table-cell>
          <table:table-cell table:formula="of:=[.Q200]+0.00256*COS(RADIANS(125.04-1934.136*[.G200]))" office:value-type="float" office:value="23.4384127566835">
            <text:p>23.44</text:p>
          </table:table-cell>
          <table:table-cell table:formula="of:=DEGREES(ATAN2(COS(RADIANS([.P200]));COS(RADIANS([.R200]))*SIN(RADIANS([.P200]))))" office:value-type="float" office:value="118.044702670216">
            <text:p>118.04</text:p>
          </table:table-cell>
          <table:table-cell table:formula="of:=DEGREES(ASIN(SIN(RADIANS([.R200]))*SIN(RADIANS([.P200]))))" office:value-type="float" office:value="20.9383319027719">
            <text:p>20.94</text:p>
          </table:table-cell>
          <table:table-cell table:formula="of:=TAN(RADIANS([.R200]/2))*TAN(RADIANS([.R200]/2))" office:value-type="float" office:value="0.0430312122743084">
            <text:p>0.04</text:p>
          </table:table-cell>
          <table:table-cell table:formula="of:=4*DEGREES([.U200]*SIN(2*RADIANS([.I200]))-2*[.K200]*SIN(RADIANS([.J200]))+4*[.K200]*[.U200]*SIN(RADIANS([.J200]))*COS(2*RADIANS([.I200]))-0.5*[.U200]*[.U200]*SIN(4*RADIANS([.I200]))-1.25*[.K200]*[.K200]*SIN(2*RADIANS([.J200])))" office:value-type="float" office:value="-6.25104420160272">
            <text:p>-6.25</text:p>
          </table:table-cell>
          <table:table-cell table:formula="of:=DEGREES(ACOS(COS(RADIANS(90.833))/(COS(RADIANS([.$B$2]))*COS(RADIANS([.T200])))-TAN(RADIANS([.$B$2]))*TAN(RADIANS([.T200]))))" office:value-type="float" office:value="109.961236657062">
            <text:p>109.96</text:p>
          </table:table-cell>
          <table:table-cell table:style-name="ce7" table:formula="of:=(720-4*[.$B$3]-[.V200]+[.$B$4]*60)/1440" office:value-type="float" office:value="0.50434100291778">
            <text:p>12:06:15</text:p>
          </table:table-cell>
          <table:table-cell table:style-name="ce7" table:formula="of:=([.X200]*1440-[.W200]*4)/1440" office:value-type="float" office:value="0.19889312331483">
            <text:p>4:46:24</text:p>
          </table:table-cell>
          <table:table-cell table:style-name="ce7" table:formula="of:=([.X200]*1440+[.W200]*4)/1440" office:value-type="float" office:value="0.809788882520729">
            <text:p>19:26:06</text:p>
          </table:table-cell>
          <table:table-cell table:formula="of:=8*[.W200]" office:value-type="float" office:value="879.689893256495">
            <text:p>879.69</text:p>
          </table:table-cell>
          <table:table-cell table:formula="of:=MOD([.E200]*1440+[.V200]+4*[.$B$3]-60*[.$B$4];1440)" office:value-type="float" office:value="713.748955798397">
            <text:p>713.75</text:p>
          </table:table-cell>
          <table:table-cell table:formula="of:=IF([.AB200]/4&lt;0;[.AB200]/4+180;[.AB200]/4-180)" office:value-type="float" office:value="-1.56276105040067">
            <text:p>-1.56</text:p>
          </table:table-cell>
          <table:table-cell table:formula="of:=DEGREES(ACOS(SIN(RADIANS([.$B$2]))*SIN(RADIANS([.T200]))+COS(RADIANS([.$B$2]))*COS(RADIANS([.T200]))*COS(RADIANS([.AC200]))))" office:value-type="float" office:value="19.1082999039538">
            <text:p>19.11</text:p>
          </table:table-cell>
          <table:table-cell table:formula="of:=90-[.AD200]" office:value-type="float" office:value="70.8917000960462">
            <text:p>70.89</text:p>
          </table:table-cell>
          <table:table-cell table:formula="of:=IF([.AE200]&gt;85;0;IF([.AE200]&gt;5;58.1/TAN(RADIANS([.AE200]))-0.07/POWER(TAN(RADIANS([.AE200]));3)+0.000086/POWER(TAN(RADIANS([.AE200]));5);IF([.AE200]&gt;-0.575;1735+[.AE200]*(-518.2+[.AE200]*(103.4+[.AE200]*(-12.79+[.AE200]*0.711)));-20.772/TAN(RADIANS([.AE200])))))/3600" office:value-type="float" office:value="0.00559040130322652">
            <text:p>0.01</text:p>
          </table:table-cell>
          <table:table-cell table:formula="of:=[.AE200]+[.AF200]" office:value-type="float" office:value="70.8972904973494">
            <text:p>70.9</text:p>
          </table:table-cell>
          <table:table-cell table:formula="of:=IF([.AC200]&gt;0;MOD(DEGREES(ACOS(((SIN(RADIANS([.$B$2]))*COS(RADIANS([.AD200])))-SIN(RADIANS([.T200])))/(COS(RADIANS([.$B$2]))*SIN(RADIANS([.AD200])))))+180;360);MOD(540-DEGREES(ACOS(((SIN(RADIANS([.$B$2]))*COS(RADIANS([.AD200])))-SIN(RADIANS([.T200])))/(COS(RADIANS([.$B$2]))*SIN(RADIANS([.AD200])))));360))" office:value-type="float" office:value="175.537377872556">
            <text:p>175.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0]+1" office:value-type="date" office:date-value="2010-07-19">
            <text:p>7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1]+2415018.5+[.E201]-[.$B$4]/24" office:value-type="float" office:value="2455397.29166667">
            <text:p>2455397.29</text:p>
          </table:table-cell>
          <table:table-cell table:style-name="ce9" table:formula="of:=([.F201]-2451545)/36525" office:value-type="float" office:value="0.105469997718453">
            <text:p>0.10547000</text:p>
          </table:table-cell>
          <table:table-cell/>
          <table:table-cell table:formula="of:=MOD(280.46646+[.G201]*(36000.76983+[.G201]*0.0003032);360)" office:value-type="float" office:value="117.46757520544">
            <text:p>117.47</text:p>
          </table:table-cell>
          <table:table-cell table:formula="of:=357.52911+[.G201]*(35999.05029-0.0001537*[.G201])" office:value-type="float" office:value="4154.34886024304">
            <text:p>4154.35</text:p>
          </table:table-cell>
          <table:table-cell table:formula="of:=0.016708634-[.G201]*(0.000042037+0.0000001267*[.G201])" office:value-type="float" office:value="0.0167041989483052">
            <text:p>0.02</text:p>
          </table:table-cell>
          <table:table-cell table:formula="of:=SIN(RADIANS([.J201]))*(1.914602-[.G201]*(0.004817+0.000014*[.G201]))+SIN(RADIANS(2*[.J201]))*(0.019993-0.000101*[.G201])+SIN(RADIANS(3*[.J201]))*0.000289" office:value-type="float" office:value="-0.464962790040255">
            <text:p>-0.46</text:p>
          </table:table-cell>
          <table:table-cell table:formula="of:=[.I201]+[.L201]" office:value-type="float" office:value="117.002612415399">
            <text:p>117</text:p>
          </table:table-cell>
          <table:table-cell table:formula="of:=[.J201]+[.L201]" office:value-type="float" office:value="4153.883897453">
            <text:p>4153.88</text:p>
          </table:table-cell>
          <table:table-cell table:formula="of:=(1.000001018*(1-[.K201]*[.K201]))/(1+[.K201]*COS(RADIANS([.N201])))" office:value-type="float" office:value="1.01620087188177">
            <text:p>1.02</text:p>
          </table:table-cell>
          <table:table-cell table:formula="of:=[.M201]-0.00569-0.00478*SIN(RADIANS(125.04-1934.136*[.G201]))" office:value-type="float" office:value="117.001613848692">
            <text:p>117</text:p>
          </table:table-cell>
          <table:table-cell table:formula="of:=23+(26+((21.448-[.G201]*(46.815+[.G201]*(0.00059-[.G201]*0.001813))))/60)/60" office:value-type="float" office:value="23.4379195604502">
            <text:p>23.44</text:p>
          </table:table-cell>
          <table:table-cell table:formula="of:=[.Q201]+0.00256*COS(RADIANS(125.04-1934.136*[.G201]))" office:value-type="float" office:value="23.4384100787002">
            <text:p>23.44</text:p>
          </table:table-cell>
          <table:table-cell table:formula="of:=DEGREES(ATAN2(COS(RADIANS([.P201]));COS(RADIANS([.R201]))*SIN(RADIANS([.P201]))))" office:value-type="float" office:value="119.047220070551">
            <text:p>119.05</text:p>
          </table:table-cell>
          <table:table-cell table:formula="of:=DEGREES(ASIN(SIN(RADIANS([.R201]))*SIN(RADIANS([.P201]))))" office:value-type="float" office:value="20.7569448840575">
            <text:p>20.76</text:p>
          </table:table-cell>
          <table:table-cell table:formula="of:=TAN(RADIANS([.R201]/2))*TAN(RADIANS([.R201]/2))" office:value-type="float" office:value="0.0430312021614412">
            <text:p>0.04</text:p>
          </table:table-cell>
          <table:table-cell table:formula="of:=4*DEGREES([.U201]*SIN(2*RADIANS([.I201]))-2*[.K201]*SIN(RADIANS([.J201]))+4*[.K201]*[.U201]*SIN(RADIANS([.J201]))*COS(2*RADIANS([.I201]))-0.5*[.U201]*[.U201]*SIN(4*RADIANS([.I201]))-1.25*[.K201]*[.K201]*SIN(2*RADIANS([.J201])))" office:value-type="float" office:value="-6.3187017633992">
            <text:p>-6.32</text:p>
          </table:table-cell>
          <table:table-cell table:formula="of:=DEGREES(ACOS(COS(RADIANS(90.833))/(COS(RADIANS([.$B$2]))*COS(RADIANS([.T201])))-TAN(RADIANS([.$B$2]))*TAN(RADIANS([.T201]))))" office:value-type="float" office:value="109.77444114685">
            <text:p>109.77</text:p>
          </table:table-cell>
          <table:table-cell table:style-name="ce7" table:formula="of:=(720-4*[.$B$3]-[.V201]+[.$B$4]*60)/1440" office:value-type="float" office:value="0.504387987335694">
            <text:p>12:06:19</text:p>
          </table:table-cell>
          <table:table-cell table:style-name="ce7" table:formula="of:=([.X201]*1440-[.W201]*4)/1440" office:value-type="float" office:value="0.199458984150001">
            <text:p>4:47:13</text:p>
          </table:table-cell>
          <table:table-cell table:style-name="ce7" table:formula="of:=([.X201]*1440+[.W201]*4)/1440" office:value-type="float" office:value="0.809316990521388">
            <text:p>19:25:25</text:p>
          </table:table-cell>
          <table:table-cell table:formula="of:=8*[.W201]" office:value-type="float" office:value="878.195529174797">
            <text:p>878.2</text:p>
          </table:table-cell>
          <table:table-cell table:formula="of:=MOD([.E201]*1440+[.V201]+4*[.$B$3]-60*[.$B$4];1440)" office:value-type="float" office:value="713.681298236601">
            <text:p>713.68</text:p>
          </table:table-cell>
          <table:table-cell table:formula="of:=IF([.AB201]/4&lt;0;[.AB201]/4+180;[.AB201]/4-180)" office:value-type="float" office:value="-1.5796754408498">
            <text:p>-1.58</text:p>
          </table:table-cell>
          <table:table-cell table:formula="of:=DEGREES(ACOS(SIN(RADIANS([.$B$2]))*SIN(RADIANS([.T201]))+COS(RADIANS([.$B$2]))*COS(RADIANS([.T201]))*COS(RADIANS([.AC201]))))" office:value-type="float" office:value="19.2903261717276">
            <text:p>19.29</text:p>
          </table:table-cell>
          <table:table-cell table:formula="of:=90-[.AD201]" office:value-type="float" office:value="70.7096738282724">
            <text:p>70.71</text:p>
          </table:table-cell>
          <table:table-cell table:formula="of:=IF([.AE201]&gt;85;0;IF([.AE201]&gt;5;58.1/TAN(RADIANS([.AE201]))-0.07/POWER(TAN(RADIANS([.AE201]));3)+0.000086/POWER(TAN(RADIANS([.AE201]));5);IF([.AE201]&gt;-0.575;1735+[.AE201]*(-518.2+[.AE201]*(103.4+[.AE201]*(-12.79+[.AE201]*0.711)));-20.772/TAN(RADIANS([.AE201])))))/3600" office:value-type="float" office:value="0.00564786603298845">
            <text:p>0.01</text:p>
          </table:table-cell>
          <table:table-cell table:formula="of:=[.AE201]+[.AF201]" office:value-type="float" office:value="70.7153216943054">
            <text:p>70.72</text:p>
          </table:table-cell>
          <table:table-cell table:formula="of:=IF([.AC201]&gt;0;MOD(DEGREES(ACOS(((SIN(RADIANS([.$B$2]))*COS(RADIANS([.AD201])))-SIN(RADIANS([.T201])))/(COS(RADIANS([.$B$2]))*SIN(RADIANS([.AD201])))))+180;360);MOD(540-DEGREES(ACOS(((SIN(RADIANS([.$B$2]))*COS(RADIANS([.AD201])))-SIN(RADIANS([.T201])))/(COS(RADIANS([.$B$2]))*SIN(RADIANS([.AD201])))));360))" office:value-type="float" office:value="175.524638939445">
            <text:p>175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1]+1" office:value-type="date" office:date-value="2010-07-20">
            <text:p>7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2]+2415018.5+[.E202]-[.$B$4]/24" office:value-type="float" office:value="2455398.29166667">
            <text:p>2455398.29</text:p>
          </table:table-cell>
          <table:table-cell table:style-name="ce9" table:formula="of:=([.F202]-2451545)/36525" office:value-type="float" office:value="0.105497376226325">
            <text:p>0.10549738</text:p>
          </table:table-cell>
          <table:table-cell/>
          <table:table-cell table:formula="of:=MOD(280.46646+[.G202]*(36000.76983+[.G202]*0.0003032);360)" office:value-type="float" office:value="118.453222567355">
            <text:p>118.45</text:p>
          </table:table-cell>
          <table:table-cell table:formula="of:=357.52911+[.G202]*(35999.05029-0.0001537*[.G202])" office:value-type="float" office:value="4155.33446052388">
            <text:p>4155.33</text:p>
          </table:table-cell>
          <table:table-cell table:formula="of:=0.016708634-[.G202]*(0.000042037+0.0000001267*[.G202])" office:value-type="float" office:value="0.016704197796663">
            <text:p>0.02</text:p>
          </table:table-cell>
          <table:table-cell table:formula="of:=SIN(RADIANS([.J202]))*(1.914602-[.G202]*(0.004817+0.000014*[.G202]))+SIN(RADIANS(2*[.J202]))*(0.019993-0.000101*[.G202])+SIN(RADIANS(3*[.J202]))*0.000289" office:value-type="float" office:value="-0.496203447628081">
            <text:p>-0.5</text:p>
          </table:table-cell>
          <table:table-cell table:formula="of:=[.I202]+[.L202]" office:value-type="float" office:value="117.957019119727">
            <text:p>117.96</text:p>
          </table:table-cell>
          <table:table-cell table:formula="of:=[.J202]+[.L202]" office:value-type="float" office:value="4154.83825707625">
            <text:p>4154.84</text:p>
          </table:table-cell>
          <table:table-cell table:formula="of:=(1.000001018*(1-[.K202]*[.K202]))/(1+[.K202]*COS(RADIANS([.N202])))" office:value-type="float" office:value="1.01612959089839">
            <text:p>1.02</text:p>
          </table:table-cell>
          <table:table-cell table:formula="of:=[.M202]-0.00569-0.00478*SIN(RADIANS(125.04-1934.136*[.G202]))" office:value-type="float" office:value="117.956021397497">
            <text:p>117.96</text:p>
          </table:table-cell>
          <table:table-cell table:formula="of:=23+(26+((21.448-[.G202]*(46.815+[.G202]*(0.00059-[.G202]*0.001813))))/60)/60" office:value-type="float" office:value="23.4379192044151">
            <text:p>23.44</text:p>
          </table:table-cell>
          <table:table-cell table:formula="of:=[.Q202]+0.00256*COS(RADIANS(125.04-1934.136*[.G202]))" office:value-type="float" office:value="23.4384074002979">
            <text:p>23.44</text:p>
          </table:table-cell>
          <table:table-cell table:formula="of:=DEGREES(ATAN2(COS(RADIANS([.P202]));COS(RADIANS([.R202]))*SIN(RADIANS([.P202]))))" office:value-type="float" office:value="120.04743194871">
            <text:p>120.05</text:p>
          </table:table-cell>
          <table:table-cell table:formula="of:=DEGREES(ASIN(SIN(RADIANS([.R202]))*SIN(RADIANS([.P202]))))" office:value-type="float" office:value="20.5697331043344">
            <text:p>20.57</text:p>
          </table:table-cell>
          <table:table-cell table:formula="of:=TAN(RADIANS([.R202]/2))*TAN(RADIANS([.R202]/2))" office:value-type="float" office:value="0.043031192046993">
            <text:p>0.04</text:p>
          </table:table-cell>
          <table:table-cell table:formula="of:=4*DEGREES([.U202]*SIN(2*RADIANS([.I202]))-2*[.K202]*SIN(RADIANS([.J202]))+4*[.K202]*[.U202]*SIN(RADIANS([.J202]))*COS(2*RADIANS([.I202]))-0.5*[.U202]*[.U202]*SIN(4*RADIANS([.I202]))-1.25*[.K202]*[.K202]*SIN(2*RADIANS([.J202])))" office:value-type="float" office:value="-6.37713358573267">
            <text:p>-6.38</text:p>
          </table:table-cell>
          <table:table-cell table:formula="of:=DEGREES(ACOS(COS(RADIANS(90.833))/(COS(RADIANS([.$B$2]))*COS(RADIANS([.T202])))-TAN(RADIANS([.$B$2]))*TAN(RADIANS([.T202]))))" office:value-type="float" office:value="109.582358072848">
            <text:p>109.58</text:p>
          </table:table-cell>
          <table:table-cell table:style-name="ce7" table:formula="of:=(720-4*[.$B$3]-[.V202]+[.$B$4]*60)/1440" office:value-type="float" office:value="0.504428564990092">
            <text:p>12:06:23</text:p>
          </table:table-cell>
          <table:table-cell table:style-name="ce7" table:formula="of:=([.X202]*1440-[.W202]*4)/1440" office:value-type="float" office:value="0.200033125898849">
            <text:p>4:48:03</text:p>
          </table:table-cell>
          <table:table-cell table:style-name="ce7" table:formula="of:=([.X202]*1440+[.W202]*4)/1440" office:value-type="float" office:value="0.808824004081335">
            <text:p>19:24:42</text:p>
          </table:table-cell>
          <table:table-cell table:formula="of:=8*[.W202]" office:value-type="float" office:value="876.65886458278">
            <text:p>876.66</text:p>
          </table:table-cell>
          <table:table-cell table:formula="of:=MOD([.E202]*1440+[.V202]+4*[.$B$3]-60*[.$B$4];1440)" office:value-type="float" office:value="713.622866414267">
            <text:p>713.62</text:p>
          </table:table-cell>
          <table:table-cell table:formula="of:=IF([.AB202]/4&lt;0;[.AB202]/4+180;[.AB202]/4-180)" office:value-type="float" office:value="-1.59428339643316">
            <text:p>-1.59</text:p>
          </table:table-cell>
          <table:table-cell table:formula="of:=DEGREES(ACOS(SIN(RADIANS([.$B$2]))*SIN(RADIANS([.T202]))+COS(RADIANS([.$B$2]))*COS(RADIANS([.T202]))*COS(RADIANS([.AC202]))))" office:value-type="float" office:value="19.4780287814136">
            <text:p>19.48</text:p>
          </table:table-cell>
          <table:table-cell table:formula="of:=90-[.AD202]" office:value-type="float" office:value="70.5219712185864">
            <text:p>70.52</text:p>
          </table:table-cell>
          <table:table-cell table:formula="of:=IF([.AE202]&gt;85;0;IF([.AE202]&gt;5;58.1/TAN(RADIANS([.AE202]))-0.07/POWER(TAN(RADIANS([.AE202]));3)+0.000086/POWER(TAN(RADIANS([.AE202]));5);IF([.AE202]&gt;-0.575;1735+[.AE202]*(-518.2+[.AE202]*(103.4+[.AE202]*(-12.79+[.AE202]*0.711)));-20.772/TAN(RADIANS([.AE202])))))/3600" office:value-type="float" office:value="0.00570725621241787">
            <text:p>0.01</text:p>
          </table:table-cell>
          <table:table-cell table:formula="of:=[.AE202]+[.AF202]" office:value-type="float" office:value="70.5276784747989">
            <text:p>70.53</text:p>
          </table:table-cell>
          <table:table-cell table:formula="of:=IF([.AC202]&gt;0;MOD(DEGREES(ACOS(((SIN(RADIANS([.$B$2]))*COS(RADIANS([.AD202])))-SIN(RADIANS([.T202])))/(COS(RADIANS([.$B$2]))*SIN(RADIANS([.AD202])))))+180;360);MOD(540-DEGREES(ACOS(((SIN(RADIANS([.$B$2]))*COS(RADIANS([.AD202])))-SIN(RADIANS([.T202])))/(COS(RADIANS([.$B$2]))*SIN(RADIANS([.AD202])))));360))" office:value-type="float" office:value="175.519596399476">
            <text:p>175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2]+1" office:value-type="date" office:date-value="2010-07-21">
            <text:p>7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3]+2415018.5+[.E203]-[.$B$4]/24" office:value-type="float" office:value="2455399.29166667">
            <text:p>2455399.29</text:p>
          </table:table-cell>
          <table:table-cell table:style-name="ce9" table:formula="of:=([.F203]-2451545)/36525" office:value-type="float" office:value="0.105524754734196">
            <text:p>0.10552475</text:p>
          </table:table-cell>
          <table:table-cell/>
          <table:table-cell table:formula="of:=MOD(280.46646+[.G203]*(36000.76983+[.G203]*0.0003032);360)" office:value-type="float" office:value="119.438869929271">
            <text:p>119.44</text:p>
          </table:table-cell>
          <table:table-cell table:formula="of:=357.52911+[.G203]*(35999.05029-0.0001537*[.G203])" office:value-type="float" office:value="4156.32006080472">
            <text:p>4156.32</text:p>
          </table:table-cell>
          <table:table-cell table:formula="of:=0.016708634-[.G203]*(0.000042037+0.0000001267*[.G203])" office:value-type="float" office:value="0.0167041966450207">
            <text:p>0.02</text:p>
          </table:table-cell>
          <table:table-cell table:formula="of:=SIN(RADIANS([.J203]))*(1.914602-[.G203]*(0.004817+0.000014*[.G203]))+SIN(RADIANS(2*[.J203]))*(0.019993-0.000101*[.G203])+SIN(RADIANS(3*[.J203]))*0.000289" office:value-type="float" office:value="-0.527305829155167">
            <text:p>-0.53</text:p>
          </table:table-cell>
          <table:table-cell table:formula="of:=[.I203]+[.L203]" office:value-type="float" office:value="118.911564100116">
            <text:p>118.91</text:p>
          </table:table-cell>
          <table:table-cell table:formula="of:=[.J203]+[.L203]" office:value-type="float" office:value="4155.79275497556">
            <text:p>4155.79</text:p>
          </table:table-cell>
          <table:table-cell table:formula="of:=(1.000001018*(1-[.K203]*[.K203]))/(1+[.K203]*COS(RADIANS([.N203])))" office:value-type="float" office:value="1.01605368243177">
            <text:p>1.02</text:p>
          </table:table-cell>
          <table:table-cell table:formula="of:=[.M203]-0.00569-0.00478*SIN(RADIANS(125.04-1934.136*[.G203]))" office:value-type="float" office:value="118.910567218355">
            <text:p>118.91</text:p>
          </table:table-cell>
          <table:table-cell table:formula="of:=23+(26+((21.448-[.G203]*(46.815+[.G203]*(0.00059-[.G203]*0.001813))))/60)/60" office:value-type="float" office:value="23.4379188483799">
            <text:p>23.44</text:p>
          </table:table-cell>
          <table:table-cell table:formula="of:=[.Q203]+0.00256*COS(RADIANS(125.04-1934.136*[.G203]))" office:value-type="float" office:value="23.4384047214785">
            <text:p>23.44</text:p>
          </table:table-cell>
          <table:table-cell table:formula="of:=DEGREES(ATAN2(COS(RADIANS([.P203]));COS(RADIANS([.R203]))*SIN(RADIANS([.P203]))))" office:value-type="float" office:value="121.045300984349">
            <text:p>121.05</text:p>
          </table:table-cell>
          <table:table-cell table:formula="of:=DEGREES(ASIN(SIN(RADIANS([.R203]))*SIN(RADIANS([.P203]))))" office:value-type="float" office:value="20.3767636787498">
            <text:p>20.38</text:p>
          </table:table-cell>
          <table:table-cell table:formula="of:=TAN(RADIANS([.R203]/2))*TAN(RADIANS([.R203]/2))" office:value-type="float" office:value="0.0430311819309714">
            <text:p>0.04</text:p>
          </table:table-cell>
          <table:table-cell table:formula="of:=4*DEGREES([.U203]*SIN(2*RADIANS([.I203]))-2*[.K203]*SIN(RADIANS([.J203]))+4*[.K203]*[.U203]*SIN(RADIANS([.J203]))*COS(2*RADIANS([.I203]))-0.5*[.U203]*[.U203]*SIN(4*RADIANS([.I203]))-1.25*[.K203]*[.K203]*SIN(2*RADIANS([.J203])))" office:value-type="float" office:value="-6.42618884856993">
            <text:p>-6.43</text:p>
          </table:table-cell>
          <table:table-cell table:formula="of:=DEGREES(ACOS(COS(RADIANS(90.833))/(COS(RADIANS([.$B$2]))*COS(RADIANS([.T203])))-TAN(RADIANS([.$B$2]))*TAN(RADIANS([.T203]))))" office:value-type="float" office:value="109.385112171828">
            <text:p>109.39</text:p>
          </table:table-cell>
          <table:table-cell table:style-name="ce7" table:formula="of:=(720-4*[.$B$3]-[.V203]+[.$B$4]*60)/1440" office:value-type="float" office:value="0.50446263114484">
            <text:p>12:06:26</text:p>
          </table:table-cell>
          <table:table-cell table:style-name="ce7" table:formula="of:=([.X203]*1440-[.W203]*4)/1440" office:value-type="float" office:value="0.200615097334208">
            <text:p>4:48:53</text:p>
          </table:table-cell>
          <table:table-cell table:style-name="ce7" table:formula="of:=([.X203]*1440+[.W203]*4)/1440" office:value-type="float" office:value="0.808310164955472">
            <text:p>19:23:58</text:p>
          </table:table-cell>
          <table:table-cell table:formula="of:=8*[.W203]" office:value-type="float" office:value="875.080897374621">
            <text:p>875.08</text:p>
          </table:table-cell>
          <table:table-cell table:formula="of:=MOD([.E203]*1440+[.V203]+4*[.$B$3]-60*[.$B$4];1440)" office:value-type="float" office:value="713.57381115143">
            <text:p>713.57</text:p>
          </table:table-cell>
          <table:table-cell table:formula="of:=IF([.AB203]/4&lt;0;[.AB203]/4+180;[.AB203]/4-180)" office:value-type="float" office:value="-1.60654721214249">
            <text:p>-1.61</text:p>
          </table:table-cell>
          <table:table-cell table:formula="of:=DEGREES(ACOS(SIN(RADIANS([.$B$2]))*SIN(RADIANS([.T203]))+COS(RADIANS([.$B$2]))*COS(RADIANS([.T203]))*COS(RADIANS([.AC203]))))" office:value-type="float" office:value="19.6713380305339">
            <text:p>19.67</text:p>
          </table:table-cell>
          <table:table-cell table:formula="of:=90-[.AD203]" office:value-type="float" office:value="70.3286619694661">
            <text:p>70.33</text:p>
          </table:table-cell>
          <table:table-cell table:formula="of:=IF([.AE203]&gt;85;0;IF([.AE203]&gt;5;58.1/TAN(RADIANS([.AE203]))-0.07/POWER(TAN(RADIANS([.AE203]));3)+0.000086/POWER(TAN(RADIANS([.AE203]));5);IF([.AE203]&gt;-0.575;1735+[.AE203]*(-518.2+[.AE203]*(103.4+[.AE203]*(-12.79+[.AE203]*0.711)));-20.772/TAN(RADIANS([.AE203])))))/3600" office:value-type="float" office:value="0.00576856382123097">
            <text:p>0.01</text:p>
          </table:table-cell>
          <table:table-cell table:formula="of:=[.AE203]+[.AF203]" office:value-type="float" office:value="70.3344305332874">
            <text:p>70.33</text:p>
          </table:table-cell>
          <table:table-cell table:formula="of:=IF([.AC203]&gt;0;MOD(DEGREES(ACOS(((SIN(RADIANS([.$B$2]))*COS(RADIANS([.AD203])))-SIN(RADIANS([.T203])))/(COS(RADIANS([.$B$2]))*SIN(RADIANS([.AD203])))))+180;360);MOD(540-DEGREES(ACOS(((SIN(RADIANS([.$B$2]))*COS(RADIANS([.AD203])))-SIN(RADIANS([.T203])))/(COS(RADIANS([.$B$2]))*SIN(RADIANS([.AD203])))));360))" office:value-type="float" office:value="175.522154415293">
            <text:p>175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3]+1" office:value-type="date" office:date-value="2010-07-22">
            <text:p>7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4]+2415018.5+[.E204]-[.$B$4]/24" office:value-type="float" office:value="2455400.29166667">
            <text:p>2455400.29</text:p>
          </table:table-cell>
          <table:table-cell table:style-name="ce9" table:formula="of:=([.F204]-2451545)/36525" office:value-type="float" office:value="0.105552133242067">
            <text:p>0.10555213</text:p>
          </table:table-cell>
          <table:table-cell/>
          <table:table-cell table:formula="of:=MOD(280.46646+[.G204]*(36000.76983+[.G204]*0.0003032);360)" office:value-type="float" office:value="120.424517291187">
            <text:p>120.42</text:p>
          </table:table-cell>
          <table:table-cell table:formula="of:=357.52911+[.G204]*(35999.05029-0.0001537*[.G204])" office:value-type="float" office:value="4157.30566108555">
            <text:p>4157.31</text:p>
          </table:table-cell>
          <table:table-cell table:formula="of:=0.016708634-[.G204]*(0.000042037+0.0000001267*[.G204])" office:value-type="float" office:value="0.0167041954933782">
            <text:p>0.02</text:p>
          </table:table-cell>
          <table:table-cell table:formula="of:=SIN(RADIANS([.J204]))*(1.914602-[.G204]*(0.004817+0.000014*[.G204]))+SIN(RADIANS(2*[.J204]))*(0.019993-0.000101*[.G204])+SIN(RADIANS(3*[.J204]))*0.000289" office:value-type="float" office:value="-0.558261226978156">
            <text:p>-0.56</text:p>
          </table:table-cell>
          <table:table-cell table:formula="of:=[.I204]+[.L204]" office:value-type="float" office:value="119.866256064209">
            <text:p>119.87</text:p>
          </table:table-cell>
          <table:table-cell table:formula="of:=[.J204]+[.L204]" office:value-type="float" office:value="4156.74739985858">
            <text:p>4156.75</text:p>
          </table:table-cell>
          <table:table-cell table:formula="of:=(1.000001018*(1-[.K204]*[.K204]))/(1+[.K204]*COS(RADIANS([.N204])))" office:value-type="float" office:value="1.01597316685866">
            <text:p>1.02</text:p>
          </table:table-cell>
          <table:table-cell table:formula="of:=[.M204]-0.00569-0.00478*SIN(RADIANS(125.04-1934.136*[.G204]))" office:value-type="float" office:value="119.865260018909">
            <text:p>119.87</text:p>
          </table:table-cell>
          <table:table-cell table:formula="of:=23+(26+((21.448-[.G204]*(46.815+[.G204]*(0.00059-[.G204]*0.001813))))/60)/60" office:value-type="float" office:value="23.4379184923447">
            <text:p>23.44</text:p>
          </table:table-cell>
          <table:table-cell table:formula="of:=[.Q204]+0.00256*COS(RADIANS(125.04-1934.136*[.G204]))" office:value-type="float" office:value="23.4384020422442">
            <text:p>23.44</text:p>
          </table:table-cell>
          <table:table-cell table:formula="of:=DEGREES(ATAN2(COS(RADIANS([.P204]));COS(RADIANS([.R204]))*SIN(RADIANS([.P204]))))" office:value-type="float" office:value="122.040793201167">
            <text:p>122.04</text:p>
          </table:table-cell>
          <table:table-cell table:formula="of:=DEGREES(ASIN(SIN(RADIANS([.R204]))*SIN(RADIANS([.P204]))))" office:value-type="float" office:value="20.1781051426437">
            <text:p>20.18</text:p>
          </table:table-cell>
          <table:table-cell table:formula="of:=TAN(RADIANS([.R204]/2))*TAN(RADIANS([.R204]/2))" office:value-type="float" office:value="0.0430311718133838">
            <text:p>0.04</text:p>
          </table:table-cell>
          <table:table-cell table:formula="of:=4*DEGREES([.U204]*SIN(2*RADIANS([.I204]))-2*[.K204]*SIN(RADIANS([.J204]))+4*[.K204]*[.U204]*SIN(RADIANS([.J204]))*COS(2*RADIANS([.I204]))-0.5*[.U204]*[.U204]*SIN(4*RADIANS([.I204]))-1.25*[.K204]*[.K204]*SIN(2*RADIANS([.J204])))" office:value-type="float" office:value="-6.46573033020677">
            <text:p>-6.47</text:p>
          </table:table-cell>
          <table:table-cell table:formula="of:=DEGREES(ACOS(COS(RADIANS(90.833))/(COS(RADIANS([.$B$2]))*COS(RADIANS([.T204])))-TAN(RADIANS([.$B$2]))*TAN(RADIANS([.T204]))))" office:value-type="float" office:value="109.182828763188">
            <text:p>109.18</text:p>
          </table:table-cell>
          <table:table-cell table:style-name="ce7" table:formula="of:=(720-4*[.$B$3]-[.V204]+[.$B$4]*60)/1440" office:value-type="float" office:value="0.504490090507088">
            <text:p>12:06:28</text:p>
          </table:table-cell>
          <table:table-cell table:style-name="ce7" table:formula="of:=([.X204]*1440-[.W204]*4)/1440" office:value-type="float" office:value="0.201204455053789">
            <text:p>4:49:44</text:p>
          </table:table-cell>
          <table:table-cell table:style-name="ce7" table:formula="of:=([.X204]*1440+[.W204]*4)/1440" office:value-type="float" office:value="0.807775725960387">
            <text:p>19:23:12</text:p>
          </table:table-cell>
          <table:table-cell table:formula="of:=8*[.W204]" office:value-type="float" office:value="873.4626301055">
            <text:p>873.46</text:p>
          </table:table-cell>
          <table:table-cell table:formula="of:=MOD([.E204]*1440+[.V204]+4*[.$B$3]-60*[.$B$4];1440)" office:value-type="float" office:value="713.534269669793">
            <text:p>713.53</text:p>
          </table:table-cell>
          <table:table-cell table:formula="of:=IF([.AB204]/4&lt;0;[.AB204]/4+180;[.AB204]/4-180)" office:value-type="float" office:value="-1.61643258255168">
            <text:p>-1.62</text:p>
          </table:table-cell>
          <table:table-cell table:formula="of:=DEGREES(ACOS(SIN(RADIANS([.$B$2]))*SIN(RADIANS([.T204]))+COS(RADIANS([.$B$2]))*COS(RADIANS([.T204]))*COS(RADIANS([.AC204]))))" office:value-type="float" office:value="19.870183823492">
            <text:p>19.87</text:p>
          </table:table-cell>
          <table:table-cell table:formula="of:=90-[.AD204]" office:value-type="float" office:value="70.129816176508">
            <text:p>70.13</text:p>
          </table:table-cell>
          <table:table-cell table:formula="of:=IF([.AE204]&gt;85;0;IF([.AE204]&gt;5;58.1/TAN(RADIANS([.AE204]))-0.07/POWER(TAN(RADIANS([.AE204]));3)+0.000086/POWER(TAN(RADIANS([.AE204]));5);IF([.AE204]&gt;-0.575;1735+[.AE204]*(-518.2+[.AE204]*(103.4+[.AE204]*(-12.79+[.AE204]*0.711)));-20.772/TAN(RADIANS([.AE204])))))/3600" office:value-type="float" office:value="0.00583178121149242">
            <text:p>0.01</text:p>
          </table:table-cell>
          <table:table-cell table:formula="of:=[.AE204]+[.AF204]" office:value-type="float" office:value="70.1356479577195">
            <text:p>70.14</text:p>
          </table:table-cell>
          <table:table-cell table:formula="of:=IF([.AC204]&gt;0;MOD(DEGREES(ACOS(((SIN(RADIANS([.$B$2]))*COS(RADIANS([.AD204])))-SIN(RADIANS([.T204])))/(COS(RADIANS([.$B$2]))*SIN(RADIANS([.AD204])))))+180;360);MOD(540-DEGREES(ACOS(((SIN(RADIANS([.$B$2]))*COS(RADIANS([.AD204])))-SIN(RADIANS([.T204])))/(COS(RADIANS([.$B$2]))*SIN(RADIANS([.AD204])))));360))" office:value-type="float" office:value="175.532200818449">
            <text:p>175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4]+1" office:value-type="date" office:date-value="2010-07-23">
            <text:p>7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5]+2415018.5+[.E205]-[.$B$4]/24" office:value-type="float" office:value="2455401.29166667">
            <text:p>2455401.29</text:p>
          </table:table-cell>
          <table:table-cell table:style-name="ce9" table:formula="of:=([.F205]-2451545)/36525" office:value-type="float" office:value="0.105579511749939">
            <text:p>0.10557951</text:p>
          </table:table-cell>
          <table:table-cell/>
          <table:table-cell table:formula="of:=MOD(280.46646+[.G205]*(36000.76983+[.G205]*0.0003032);360)" office:value-type="float" office:value="121.410164653104">
            <text:p>121.41</text:p>
          </table:table-cell>
          <table:table-cell table:formula="of:=357.52911+[.G205]*(35999.05029-0.0001537*[.G205])" office:value-type="float" office:value="4158.29126136639">
            <text:p>4158.29</text:p>
          </table:table-cell>
          <table:table-cell table:formula="of:=0.016708634-[.G205]*(0.000042037+0.0000001267*[.G205])" office:value-type="float" office:value="0.0167041943417354">
            <text:p>0.02</text:p>
          </table:table-cell>
          <table:table-cell table:formula="of:=SIN(RADIANS([.J205]))*(1.914602-[.G205]*(0.004817+0.000014*[.G205]))+SIN(RADIANS(2*[.J205]))*(0.019993-0.000101*[.G205])+SIN(RADIANS(3*[.J205]))*0.000289" office:value-type="float" office:value="-0.589060966998862">
            <text:p>-0.59</text:p>
          </table:table-cell>
          <table:table-cell table:formula="of:=[.I205]+[.L205]" office:value-type="float" office:value="120.821103686106">
            <text:p>120.82</text:p>
          </table:table-cell>
          <table:table-cell table:formula="of:=[.J205]+[.L205]" office:value-type="float" office:value="4157.70220039939">
            <text:p>4157.7</text:p>
          </table:table-cell>
          <table:table-cell table:formula="of:=(1.000001018*(1-[.K205]*[.K205]))/(1+[.K205]*COS(RADIANS([.N205])))" office:value-type="float" office:value="1.01588806580263">
            <text:p>1.02</text:p>
          </table:table-cell>
          <table:table-cell table:formula="of:=[.M205]-0.00569-0.00478*SIN(RADIANS(125.04-1934.136*[.G205]))" office:value-type="float" office:value="120.820108473257">
            <text:p>120.82</text:p>
          </table:table-cell>
          <table:table-cell table:formula="of:=23+(26+((21.448-[.G205]*(46.815+[.G205]*(0.00059-[.G205]*0.001813))))/60)/60" office:value-type="float" office:value="23.4379181363096">
            <text:p>23.44</text:p>
          </table:table-cell>
          <table:table-cell table:formula="of:=[.Q205]+0.00256*COS(RADIANS(125.04-1934.136*[.G205]))" office:value-type="float" office:value="23.4383993625968">
            <text:p>23.44</text:p>
          </table:table-cell>
          <table:table-cell table:formula="of:=DEGREES(ATAN2(COS(RADIANS([.P205]));COS(RADIANS([.R205]))*SIN(RADIANS([.P205]))))" office:value-type="float" office:value="123.033877977616">
            <text:p>123.03</text:p>
          </table:table-cell>
          <table:table-cell table:formula="of:=DEGREES(ASIN(SIN(RADIANS([.R205]))*SIN(RADIANS([.P205]))))" office:value-type="float" office:value="19.9738273892203">
            <text:p>19.97</text:p>
          </table:table-cell>
          <table:table-cell table:formula="of:=TAN(RADIANS([.R205]/2))*TAN(RADIANS([.R205]/2))" office:value-type="float" office:value="0.0430311616942377">
            <text:p>0.04</text:p>
          </table:table-cell>
          <table:table-cell table:formula="of:=4*DEGREES([.U205]*SIN(2*RADIANS([.I205]))-2*[.K205]*SIN(RADIANS([.J205]))+4*[.K205]*[.U205]*SIN(RADIANS([.J205]))*COS(2*RADIANS([.I205]))-0.5*[.U205]*[.U205]*SIN(4*RADIANS([.I205]))-1.25*[.K205]*[.K205]*SIN(2*RADIANS([.J205])))" office:value-type="float" office:value="-6.49563447640445">
            <text:p>-6.5</text:p>
          </table:table-cell>
          <table:table-cell table:formula="of:=DEGREES(ACOS(COS(RADIANS(90.833))/(COS(RADIANS([.$B$2]))*COS(RADIANS([.T205])))-TAN(RADIANS([.$B$2]))*TAN(RADIANS([.T205]))))" office:value-type="float" office:value="108.975633515484">
            <text:p>108.98</text:p>
          </table:table-cell>
          <table:table-cell table:style-name="ce7" table:formula="of:=(720-4*[.$B$3]-[.V205]+[.$B$4]*60)/1440" office:value-type="float" office:value="0.504510857275281">
            <text:p>12:06:30</text:p>
          </table:table-cell>
          <table:table-cell table:style-name="ce7" table:formula="of:=([.X205]*1440-[.W205]*4)/1440" office:value-type="float" office:value="0.201800764176713">
            <text:p>4:50:36</text:p>
          </table:table-cell>
          <table:table-cell table:style-name="ce7" table:formula="of:=([.X205]*1440+[.W205]*4)/1440" office:value-type="float" office:value="0.807220950373848">
            <text:p>19:22:24</text:p>
          </table:table-cell>
          <table:table-cell table:formula="of:=8*[.W205]" office:value-type="float" office:value="871.805068123875">
            <text:p>871.81</text:p>
          </table:table-cell>
          <table:table-cell table:formula="of:=MOD([.E205]*1440+[.V205]+4*[.$B$3]-60*[.$B$4];1440)" office:value-type="float" office:value="713.504365523596">
            <text:p>713.5</text:p>
          </table:table-cell>
          <table:table-cell table:formula="of:=IF([.AB205]/4&lt;0;[.AB205]/4+180;[.AB205]/4-180)" office:value-type="float" office:value="-1.62390861910112">
            <text:p>-1.62</text:p>
          </table:table-cell>
          <table:table-cell table:formula="of:=DEGREES(ACOS(SIN(RADIANS([.$B$2]))*SIN(RADIANS([.T205]))+COS(RADIANS([.$B$2]))*COS(RADIANS([.T205]))*COS(RADIANS([.AC205]))))" office:value-type="float" office:value="20.0744957271658">
            <text:p>20.07</text:p>
          </table:table-cell>
          <table:table-cell table:formula="of:=90-[.AD205]" office:value-type="float" office:value="69.9255042728342">
            <text:p>69.93</text:p>
          </table:table-cell>
          <table:table-cell table:formula="of:=IF([.AE205]&gt;85;0;IF([.AE205]&gt;5;58.1/TAN(RADIANS([.AE205]))-0.07/POWER(TAN(RADIANS([.AE205]));3)+0.000086/POWER(TAN(RADIANS([.AE205]));5);IF([.AE205]&gt;-0.575;1735+[.AE205]*(-518.2+[.AE205]*(103.4+[.AE205]*(-12.79+[.AE205]*0.711)));-20.772/TAN(RADIANS([.AE205])))))/3600" office:value-type="float" office:value="0.00589690113026689">
            <text:p>0.01</text:p>
          </table:table-cell>
          <table:table-cell table:formula="of:=[.AE205]+[.AF205]" office:value-type="float" office:value="69.9314011739645">
            <text:p>69.93</text:p>
          </table:table-cell>
          <table:table-cell table:formula="of:=IF([.AC205]&gt;0;MOD(DEGREES(ACOS(((SIN(RADIANS([.$B$2]))*COS(RADIANS([.AD205])))-SIN(RADIANS([.T205])))/(COS(RADIANS([.$B$2]))*SIN(RADIANS([.AD205])))))+180;360);MOD(540-DEGREES(ACOS(((SIN(RADIANS([.$B$2]))*COS(RADIANS([.AD205])))-SIN(RADIANS([.T205])))/(COS(RADIANS([.$B$2]))*SIN(RADIANS([.AD205])))));360))" office:value-type="float" office:value="175.549608323038">
            <text:p>175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5]+1" office:value-type="date" office:date-value="2010-07-24">
            <text:p>7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6]+2415018.5+[.E206]-[.$B$4]/24" office:value-type="float" office:value="2455402.29166667">
            <text:p>2455402.29</text:p>
          </table:table-cell>
          <table:table-cell table:style-name="ce9" table:formula="of:=([.F206]-2451545)/36525" office:value-type="float" office:value="0.10560689025781">
            <text:p>0.10560689</text:p>
          </table:table-cell>
          <table:table-cell/>
          <table:table-cell table:formula="of:=MOD(280.46646+[.G206]*(36000.76983+[.G206]*0.0003032);360)" office:value-type="float" office:value="122.395812015022">
            <text:p>122.4</text:p>
          </table:table-cell>
          <table:table-cell table:formula="of:=357.52911+[.G206]*(35999.05029-0.0001537*[.G206])" office:value-type="float" office:value="4159.27686164723">
            <text:p>4159.28</text:p>
          </table:table-cell>
          <table:table-cell table:formula="of:=0.016708634-[.G206]*(0.000042037+0.0000001267*[.G206])" office:value-type="float" office:value="0.0167041931900925">
            <text:p>0.02</text:p>
          </table:table-cell>
          <table:table-cell table:formula="of:=SIN(RADIANS([.J206]))*(1.914602-[.G206]*(0.004817+0.000014*[.G206]))+SIN(RADIANS(2*[.J206]))*(0.019993-0.000101*[.G206])+SIN(RADIANS(3*[.J206]))*0.000289" office:value-type="float" office:value="-0.619696410689215">
            <text:p>-0.62</text:p>
          </table:table-cell>
          <table:table-cell table:formula="of:=[.I206]+[.L206]" office:value-type="float" office:value="121.776115604333">
            <text:p>121.78</text:p>
          </table:table-cell>
          <table:table-cell table:formula="of:=[.J206]+[.L206]" office:value-type="float" office:value="4158.65716523654">
            <text:p>4158.66</text:p>
          </table:table-cell>
          <table:table-cell table:formula="of:=(1.000001018*(1-[.K206]*[.K206]))/(1+[.K206]*COS(RADIANS([.N206])))" office:value-type="float" office:value="1.01579840213014">
            <text:p>1.02</text:p>
          </table:table-cell>
          <table:table-cell table:formula="of:=[.M206]-0.00569-0.00478*SIN(RADIANS(125.04-1934.136*[.G206]))" office:value-type="float" office:value="121.775121219924">
            <text:p>121.78</text:p>
          </table:table-cell>
          <table:table-cell table:formula="of:=23+(26+((21.448-[.G206]*(46.815+[.G206]*(0.00059-[.G206]*0.001813))))/60)/60" office:value-type="float" office:value="23.4379177802744">
            <text:p>23.44</text:p>
          </table:table-cell>
          <table:table-cell table:formula="of:=[.Q206]+0.00256*COS(RADIANS(125.04-1934.136*[.G206]))" office:value-type="float" office:value="23.4383966825383">
            <text:p>23.44</text:p>
          </table:table-cell>
          <table:table-cell table:formula="of:=DEGREES(ATAN2(COS(RADIANS([.P206]));COS(RADIANS([.R206]))*SIN(RADIANS([.P206]))))" office:value-type="float" office:value="124.024528051347">
            <text:p>124.02</text:p>
          </table:table-cell>
          <table:table-cell table:formula="of:=DEGREES(ASIN(SIN(RADIANS([.R206]))*SIN(RADIANS([.P206]))))" office:value-type="float" office:value="19.7640016078334">
            <text:p>19.76</text:p>
          </table:table-cell>
          <table:table-cell table:formula="of:=TAN(RADIANS([.R206]/2))*TAN(RADIANS([.R206]/2))" office:value-type="float" office:value="0.0430311515735407">
            <text:p>0.04</text:p>
          </table:table-cell>
          <table:table-cell table:formula="of:=4*DEGREES([.U206]*SIN(2*RADIANS([.I206]))-2*[.K206]*SIN(RADIANS([.J206]))+4*[.K206]*[.U206]*SIN(RADIANS([.J206]))*COS(2*RADIANS([.I206]))-0.5*[.U206]*[.U206]*SIN(4*RADIANS([.I206]))-1.25*[.K206]*[.K206]*SIN(2*RADIANS([.J206])))" office:value-type="float" office:value="-6.51579144161071">
            <text:p>-6.52</text:p>
          </table:table-cell>
          <table:table-cell table:formula="of:=DEGREES(ACOS(COS(RADIANS(90.833))/(COS(RADIANS([.$B$2]))*COS(RADIANS([.T206])))-TAN(RADIANS([.$B$2]))*TAN(RADIANS([.T206]))))" office:value-type="float" office:value="108.763652221638">
            <text:p>108.76</text:p>
          </table:table-cell>
          <table:table-cell table:style-name="ce7" table:formula="of:=(720-4*[.$B$3]-[.V206]+[.$B$4]*60)/1440" office:value-type="float" office:value="0.504524855167785">
            <text:p>12:06:31</text:p>
          </table:table-cell>
          <table:table-cell table:style-name="ce7" table:formula="of:=([.X206]*1440-[.W206]*4)/1440" office:value-type="float" office:value="0.20240359899657">
            <text:p>4:51:28</text:p>
          </table:table-cell>
          <table:table-cell table:style-name="ce7" table:formula="of:=([.X206]*1440+[.W206]*4)/1440" office:value-type="float" office:value="0.806646111339001">
            <text:p>19:21:34</text:p>
          </table:table-cell>
          <table:table-cell table:formula="of:=8*[.W206]" office:value-type="float" office:value="870.1092177731">
            <text:p>870.11</text:p>
          </table:table-cell>
          <table:table-cell table:formula="of:=MOD([.E206]*1440+[.V206]+4*[.$B$3]-60*[.$B$4];1440)" office:value-type="float" office:value="713.484208558389">
            <text:p>713.48</text:p>
          </table:table-cell>
          <table:table-cell table:formula="of:=IF([.AB206]/4&lt;0;[.AB206]/4+180;[.AB206]/4-180)" office:value-type="float" office:value="-1.62894786040269">
            <text:p>-1.63</text:p>
          </table:table-cell>
          <table:table-cell table:formula="of:=DEGREES(ACOS(SIN(RADIANS([.$B$2]))*SIN(RADIANS([.T206]))+COS(RADIANS([.$B$2]))*COS(RADIANS([.T206]))*COS(RADIANS([.AC206]))))" office:value-type="float" office:value="20.2842030184717">
            <text:p>20.28</text:p>
          </table:table-cell>
          <table:table-cell table:formula="of:=90-[.AD206]" office:value-type="float" office:value="69.7157969815283">
            <text:p>69.72</text:p>
          </table:table-cell>
          <table:table-cell table:formula="of:=IF([.AE206]&gt;85;0;IF([.AE206]&gt;5;58.1/TAN(RADIANS([.AE206]))-0.07/POWER(TAN(RADIANS([.AE206]));3)+0.000086/POWER(TAN(RADIANS([.AE206]));5);IF([.AE206]&gt;-0.575;1735+[.AE206]*(-518.2+[.AE206]*(103.4+[.AE206]*(-12.79+[.AE206]*0.711)));-20.772/TAN(RADIANS([.AE206])))))/3600" office:value-type="float" office:value="0.00596391674005782">
            <text:p>0.01</text:p>
          </table:table-cell>
          <table:table-cell table:formula="of:=[.AE206]+[.AF206]" office:value-type="float" office:value="69.7217608982683">
            <text:p>69.72</text:p>
          </table:table-cell>
          <table:table-cell table:formula="of:=IF([.AC206]&gt;0;MOD(DEGREES(ACOS(((SIN(RADIANS([.$B$2]))*COS(RADIANS([.AD206])))-SIN(RADIANS([.T206])))/(COS(RADIANS([.$B$2]))*SIN(RADIANS([.AD206])))))+180;360);MOD(540-DEGREES(ACOS(((SIN(RADIANS([.$B$2]))*COS(RADIANS([.AD206])))-SIN(RADIANS([.T206])))/(COS(RADIANS([.$B$2]))*SIN(RADIANS([.AD206])))));360))" office:value-type="float" office:value="175.574235734717">
            <text:p>175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6]+1" office:value-type="date" office:date-value="2010-07-25">
            <text:p>7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7]+2415018.5+[.E207]-[.$B$4]/24" office:value-type="float" office:value="2455403.29166667">
            <text:p>2455403.29</text:p>
          </table:table-cell>
          <table:table-cell table:style-name="ce9" table:formula="of:=([.F207]-2451545)/36525" office:value-type="float" office:value="0.105634268765681">
            <text:p>0.10563427</text:p>
          </table:table-cell>
          <table:table-cell/>
          <table:table-cell table:formula="of:=MOD(280.46646+[.G207]*(36000.76983+[.G207]*0.0003032);360)" office:value-type="float" office:value="123.381459376939">
            <text:p>123.38</text:p>
          </table:table-cell>
          <table:table-cell table:formula="of:=357.52911+[.G207]*(35999.05029-0.0001537*[.G207])" office:value-type="float" office:value="4160.26246192806">
            <text:p>4160.26</text:p>
          </table:table-cell>
          <table:table-cell table:formula="of:=0.016708634-[.G207]*(0.000042037+0.0000001267*[.G207])" office:value-type="float" office:value="0.0167041920384494">
            <text:p>0.02</text:p>
          </table:table-cell>
          <table:table-cell table:formula="of:=SIN(RADIANS([.J207]))*(1.914602-[.G207]*(0.004817+0.000014*[.G207]))+SIN(RADIANS(2*[.J207]))*(0.019993-0.000101*[.G207])+SIN(RADIANS(3*[.J207]))*0.000289" office:value-type="float" office:value="-0.650158957116567">
            <text:p>-0.65</text:p>
          </table:table-cell>
          <table:table-cell table:formula="of:=[.I207]+[.L207]" office:value-type="float" office:value="122.731300419823">
            <text:p>122.73</text:p>
          </table:table-cell>
          <table:table-cell table:formula="of:=[.J207]+[.L207]" office:value-type="float" office:value="4159.61230297095">
            <text:p>4159.61</text:p>
          </table:table-cell>
          <table:table-cell table:formula="of:=(1.000001018*(1-[.K207]*[.K207]))/(1+[.K207]*COS(RADIANS([.N207])))" office:value-type="float" office:value="1.01570419994621">
            <text:p>1.02</text:p>
          </table:table-cell>
          <table:table-cell table:formula="of:=[.M207]-0.00569-0.00478*SIN(RADIANS(125.04-1934.136*[.G207]))" office:value-type="float" office:value="122.730306859845">
            <text:p>122.73</text:p>
          </table:table-cell>
          <table:table-cell table:formula="of:=23+(26+((21.448-[.G207]*(46.815+[.G207]*(0.00059-[.G207]*0.001813))))/60)/60" office:value-type="float" office:value="23.4379174242392">
            <text:p>23.44</text:p>
          </table:table-cell>
          <table:table-cell table:formula="of:=[.Q207]+0.00256*COS(RADIANS(125.04-1934.136*[.G207]))" office:value-type="float" office:value="23.4383940020708">
            <text:p>23.44</text:p>
          </table:table-cell>
          <table:table-cell table:formula="of:=DEGREES(ATAN2(COS(RADIANS([.P207]));COS(RADIANS([.R207]))*SIN(RADIANS([.P207]))))" office:value-type="float" office:value="125.012719517641">
            <text:p>125.01</text:p>
          </table:table-cell>
          <table:table-cell table:formula="of:=DEGREES(ASIN(SIN(RADIANS([.R207]))*SIN(RADIANS([.P207]))))" office:value-type="float" office:value="19.54870022303">
            <text:p>19.55</text:p>
          </table:table-cell>
          <table:table-cell table:formula="of:=TAN(RADIANS([.R207]/2))*TAN(RADIANS([.R207]/2))" office:value-type="float" office:value="0.0430311414513001">
            <text:p>0.04</text:p>
          </table:table-cell>
          <table:table-cell table:formula="of:=4*DEGREES([.U207]*SIN(2*RADIANS([.I207]))-2*[.K207]*SIN(RADIANS([.J207]))+4*[.K207]*[.U207]*SIN(RADIANS([.J207]))*COS(2*RADIANS([.I207]))-0.5*[.U207]*[.U207]*SIN(4*RADIANS([.I207]))-1.25*[.K207]*[.K207]*SIN(2*RADIANS([.J207])))" office:value-type="float" office:value="-6.52610510281916">
            <text:p>-6.53</text:p>
          </table:table-cell>
          <table:table-cell table:formula="of:=DEGREES(ACOS(COS(RADIANS(90.833))/(COS(RADIANS([.$B$2]))*COS(RADIANS([.T207])))-TAN(RADIANS([.$B$2]))*TAN(RADIANS([.T207]))))" office:value-type="float" office:value="108.547010583312">
            <text:p>108.55</text:p>
          </table:table-cell>
          <table:table-cell table:style-name="ce7" table:formula="of:=(720-4*[.$B$3]-[.V207]+[.$B$4]*60)/1440" office:value-type="float" office:value="0.504532017432513">
            <text:p>12:06:32</text:p>
          </table:table-cell>
          <table:table-cell table:style-name="ce7" table:formula="of:=([.X207]*1440-[.W207]*4)/1440" office:value-type="float" office:value="0.20301254358998">
            <text:p>4:52:20</text:p>
          </table:table-cell>
          <table:table-cell table:style-name="ce7" table:formula="of:=([.X207]*1440+[.W207]*4)/1440" office:value-type="float" office:value="0.806051491275046">
            <text:p>19:20:43</text:p>
          </table:table-cell>
          <table:table-cell table:formula="of:=8*[.W207]" office:value-type="float" office:value="868.376084666495">
            <text:p>868.38</text:p>
          </table:table-cell>
          <table:table-cell table:formula="of:=MOD([.E207]*1440+[.V207]+4*[.$B$3]-60*[.$B$4];1440)" office:value-type="float" office:value="713.473894897181">
            <text:p>713.47</text:p>
          </table:table-cell>
          <table:table-cell table:formula="of:=IF([.AB207]/4&lt;0;[.AB207]/4+180;[.AB207]/4-180)" office:value-type="float" office:value="-1.6315262757048">
            <text:p>-1.63</text:p>
          </table:table-cell>
          <table:table-cell table:formula="of:=DEGREES(ACOS(SIN(RADIANS([.$B$2]))*SIN(RADIANS([.T207]))+COS(RADIANS([.$B$2]))*COS(RADIANS([.T207]))*COS(RADIANS([.AC207]))))" office:value-type="float" office:value="20.499234724256">
            <text:p>20.5</text:p>
          </table:table-cell>
          <table:table-cell table:formula="of:=90-[.AD207]" office:value-type="float" office:value="69.500765275744">
            <text:p>69.5</text:p>
          </table:table-cell>
          <table:table-cell table:formula="of:=IF([.AE207]&gt;85;0;IF([.AE207]&gt;5;58.1/TAN(RADIANS([.AE207]))-0.07/POWER(TAN(RADIANS([.AE207]));3)+0.000086/POWER(TAN(RADIANS([.AE207]));5);IF([.AE207]&gt;-0.575;1735+[.AE207]*(-518.2+[.AE207]*(103.4+[.AE207]*(-12.79+[.AE207]*0.711)));-20.772/TAN(RADIANS([.AE207])))))/3600" office:value-type="float" office:value="0.00603282163711273">
            <text:p>0.01</text:p>
          </table:table-cell>
          <table:table-cell table:formula="of:=[.AE207]+[.AF207]" office:value-type="float" office:value="69.5067980973811">
            <text:p>69.51</text:p>
          </table:table-cell>
          <table:table-cell table:formula="of:=IF([.AC207]&gt;0;MOD(DEGREES(ACOS(((SIN(RADIANS([.$B$2]))*COS(RADIANS([.AD207])))-SIN(RADIANS([.T207])))/(COS(RADIANS([.$B$2]))*SIN(RADIANS([.AD207])))))+180;360);MOD(540-DEGREES(ACOS(((SIN(RADIANS([.$B$2]))*COS(RADIANS([.AD207])))-SIN(RADIANS([.T207])))/(COS(RADIANS([.$B$2]))*SIN(RADIANS([.AD207])))));360))" office:value-type="float" office:value="175.605929146653">
            <text:p>175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7]+1" office:value-type="date" office:date-value="2010-07-26">
            <text:p>7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8]+2415018.5+[.E208]-[.$B$4]/24" office:value-type="float" office:value="2455404.29166667">
            <text:p>2455404.29</text:p>
          </table:table-cell>
          <table:table-cell table:style-name="ce9" table:formula="of:=([.F208]-2451545)/36525" office:value-type="float" office:value="0.105661647273553">
            <text:p>0.10566165</text:p>
          </table:table-cell>
          <table:table-cell/>
          <table:table-cell table:formula="of:=MOD(280.46646+[.G208]*(36000.76983+[.G208]*0.0003032);360)" office:value-type="float" office:value="124.367106738858">
            <text:p>124.37</text:p>
          </table:table-cell>
          <table:table-cell table:formula="of:=357.52911+[.G208]*(35999.05029-0.0001537*[.G208])" office:value-type="float" office:value="4161.2480622089">
            <text:p>4161.25</text:p>
          </table:table-cell>
          <table:table-cell table:formula="of:=0.016708634-[.G208]*(0.000042037+0.0000001267*[.G208])" office:value-type="float" office:value="0.0167041908868061">
            <text:p>0.02</text:p>
          </table:table-cell>
          <table:table-cell table:formula="of:=SIN(RADIANS([.J208]))*(1.914602-[.G208]*(0.004817+0.000014*[.G208]))+SIN(RADIANS(2*[.J208]))*(0.019993-0.000101*[.G208])+SIN(RADIANS(3*[.J208]))*0.000289" office:value-type="float" office:value="-0.680440044968182">
            <text:p>-0.68</text:p>
          </table:table-cell>
          <table:table-cell table:formula="of:=[.I208]+[.L208]" office:value-type="float" office:value="123.68666669389">
            <text:p>123.69</text:p>
          </table:table-cell>
          <table:table-cell table:formula="of:=[.J208]+[.L208]" office:value-type="float" office:value="4160.56762216393">
            <text:p>4160.57</text:p>
          </table:table-cell>
          <table:table-cell table:formula="of:=(1.000001018*(1-[.K208]*[.K208]))/(1+[.K208]*COS(RADIANS([.N208])))" office:value-type="float" office:value="1.01560548458997">
            <text:p>1.02</text:p>
          </table:table-cell>
          <table:table-cell table:formula="of:=[.M208]-0.00569-0.00478*SIN(RADIANS(125.04-1934.136*[.G208]))" office:value-type="float" office:value="123.68567395433">
            <text:p>123.69</text:p>
          </table:table-cell>
          <table:table-cell table:formula="of:=23+(26+((21.448-[.G208]*(46.815+[.G208]*(0.00059-[.G208]*0.001813))))/60)/60" office:value-type="float" office:value="23.4379170682041">
            <text:p>23.44</text:p>
          </table:table-cell>
          <table:table-cell table:formula="of:=[.Q208]+0.00256*COS(RADIANS(125.04-1934.136*[.G208]))" office:value-type="float" office:value="23.4383913211962">
            <text:p>23.44</text:p>
          </table:table-cell>
          <table:table-cell table:formula="of:=DEGREES(ATAN2(COS(RADIANS([.P208]));COS(RADIANS([.R208]))*SIN(RADIANS([.P208]))))" office:value-type="float" office:value="125.998431822049">
            <text:p>126</text:p>
          </table:table-cell>
          <table:table-cell table:formula="of:=DEGREES(ASIN(SIN(RADIANS([.R208]))*SIN(RADIANS([.P208]))))" office:value-type="float" office:value="19.3279968344813">
            <text:p>19.33</text:p>
          </table:table-cell>
          <table:table-cell table:formula="of:=TAN(RADIANS([.R208]/2))*TAN(RADIANS([.R208]/2))" office:value-type="float" office:value="0.0430311313275237">
            <text:p>0.04</text:p>
          </table:table-cell>
          <table:table-cell table:formula="of:=4*DEGREES([.U208]*SIN(2*RADIANS([.I208]))-2*[.K208]*SIN(RADIANS([.J208]))+4*[.K208]*[.U208]*SIN(RADIANS([.J208]))*COS(2*RADIANS([.I208]))-0.5*[.U208]*[.U208]*SIN(4*RADIANS([.I208]))-1.25*[.K208]*[.K208]*SIN(2*RADIANS([.J208])))" office:value-type="float" office:value="-6.52649304672221">
            <text:p>-6.53</text:p>
          </table:table-cell>
          <table:table-cell table:formula="of:=DEGREES(ACOS(COS(RADIANS(90.833))/(COS(RADIANS([.$B$2]))*COS(RADIANS([.T208])))-TAN(RADIANS([.$B$2]))*TAN(RADIANS([.T208]))))" office:value-type="float" office:value="108.325834004918">
            <text:p>108.33</text:p>
          </table:table-cell>
          <table:table-cell table:style-name="ce7" table:formula="of:=(720-4*[.$B$3]-[.V208]+[.$B$4]*60)/1440" office:value-type="float" office:value="0.504532286838002">
            <text:p>12:06:32</text:p>
          </table:table-cell>
          <table:table-cell table:style-name="ce7" table:formula="of:=([.X208]*1440-[.W208]*4)/1440" office:value-type="float" office:value="0.203627192379895">
            <text:p>4:53:13</text:p>
          </table:table-cell>
          <table:table-cell table:style-name="ce7" table:formula="of:=([.X208]*1440+[.W208]*4)/1440" office:value-type="float" office:value="0.805437381296108">
            <text:p>19:19:50</text:p>
          </table:table-cell>
          <table:table-cell table:formula="of:=8*[.W208]" office:value-type="float" office:value="866.606672039348">
            <text:p>866.61</text:p>
          </table:table-cell>
          <table:table-cell table:formula="of:=MOD([.E208]*1440+[.V208]+4*[.$B$3]-60*[.$B$4];1440)" office:value-type="float" office:value="713.473506953278">
            <text:p>713.47</text:p>
          </table:table-cell>
          <table:table-cell table:formula="of:=IF([.AB208]/4&lt;0;[.AB208]/4+180;[.AB208]/4-180)" office:value-type="float" office:value="-1.63162326168055">
            <text:p>-1.63</text:p>
          </table:table-cell>
          <table:table-cell table:formula="of:=DEGREES(ACOS(SIN(RADIANS([.$B$2]))*SIN(RADIANS([.T208]))+COS(RADIANS([.$B$2]))*COS(RADIANS([.T208]))*COS(RADIANS([.AC208]))))" office:value-type="float" office:value="20.7195196539122">
            <text:p>20.72</text:p>
          </table:table-cell>
          <table:table-cell table:formula="of:=90-[.AD208]" office:value-type="float" office:value="69.2804803460878">
            <text:p>69.28</text:p>
          </table:table-cell>
          <table:table-cell table:formula="of:=IF([.AE208]&gt;85;0;IF([.AE208]&gt;5;58.1/TAN(RADIANS([.AE208]))-0.07/POWER(TAN(RADIANS([.AE208]));3)+0.000086/POWER(TAN(RADIANS([.AE208]));5);IF([.AE208]&gt;-0.575;1735+[.AE208]*(-518.2+[.AE208]*(103.4+[.AE208]*(-12.79+[.AE208]*0.711)));-20.772/TAN(RADIANS([.AE208])))))/3600" office:value-type="float" office:value="0.00610360986768656">
            <text:p>0.01</text:p>
          </table:table-cell>
          <table:table-cell table:formula="of:=[.AE208]+[.AF208]" office:value-type="float" office:value="69.2865839559555">
            <text:p>69.29</text:p>
          </table:table-cell>
          <table:table-cell table:formula="of:=IF([.AC208]&gt;0;MOD(DEGREES(ACOS(((SIN(RADIANS([.$B$2]))*COS(RADIANS([.AD208])))-SIN(RADIANS([.T208])))/(COS(RADIANS([.$B$2]))*SIN(RADIANS([.AD208])))))+180;360);MOD(540-DEGREES(ACOS(((SIN(RADIANS([.$B$2]))*COS(RADIANS([.AD208])))-SIN(RADIANS([.T208])))/(COS(RADIANS([.$B$2]))*SIN(RADIANS([.AD208])))));360))" office:value-type="float" office:value="175.644523114907">
            <text:p>175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8]+1" office:value-type="date" office:date-value="2010-07-27">
            <text:p>7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9]+2415018.5+[.E209]-[.$B$4]/24" office:value-type="float" office:value="2455405.29166667">
            <text:p>2455405.29</text:p>
          </table:table-cell>
          <table:table-cell table:style-name="ce9" table:formula="of:=([.F209]-2451545)/36525" office:value-type="float" office:value="0.105689025781424">
            <text:p>0.10568903</text:p>
          </table:table-cell>
          <table:table-cell/>
          <table:table-cell table:formula="of:=MOD(280.46646+[.G209]*(36000.76983+[.G209]*0.0003032);360)" office:value-type="float" office:value="125.352754100777">
            <text:p>125.35</text:p>
          </table:table-cell>
          <table:table-cell table:formula="of:=357.52911+[.G209]*(35999.05029-0.0001537*[.G209])" office:value-type="float" office:value="4162.23366248974">
            <text:p>4162.23</text:p>
          </table:table-cell>
          <table:table-cell table:formula="of:=0.016708634-[.G209]*(0.000042037+0.0000001267*[.G209])" office:value-type="float" office:value="0.0167041897351627">
            <text:p>0.02</text:p>
          </table:table-cell>
          <table:table-cell table:formula="of:=SIN(RADIANS([.J209]))*(1.914602-[.G209]*(0.004817+0.000014*[.G209]))+SIN(RADIANS(2*[.J209]))*(0.019993-0.000101*[.G209])+SIN(RADIANS(3*[.J209]))*0.000289" office:value-type="float" office:value="-0.710531154575598">
            <text:p>-0.71</text:p>
          </table:table-cell>
          <table:table-cell table:formula="of:=[.I209]+[.L209]" office:value-type="float" office:value="124.642222946201">
            <text:p>124.64</text:p>
          </table:table-cell>
          <table:table-cell table:formula="of:=[.J209]+[.L209]" office:value-type="float" office:value="4161.52313133516">
            <text:p>4161.52</text:p>
          </table:table-cell>
          <table:table-cell table:formula="of:=(1.000001018*(1-[.K209]*[.K209]))/(1+[.K209]*COS(RADIANS([.N209])))" office:value-type="float" office:value="1.01550228262991">
            <text:p>1.02</text:p>
          </table:table-cell>
          <table:table-cell table:formula="of:=[.M209]-0.00569-0.00478*SIN(RADIANS(125.04-1934.136*[.G209]))" office:value-type="float" office:value="124.641231023047">
            <text:p>124.64</text:p>
          </table:table-cell>
          <table:table-cell table:formula="of:=23+(26+((21.448-[.G209]*(46.815+[.G209]*(0.00059-[.G209]*0.001813))))/60)/60" office:value-type="float" office:value="23.4379167121689">
            <text:p>23.44</text:p>
          </table:table-cell>
          <table:table-cell table:formula="of:=[.Q209]+0.00256*COS(RADIANS(125.04-1934.136*[.G209]))" office:value-type="float" office:value="23.4383886399165">
            <text:p>23.44</text:p>
          </table:table-cell>
          <table:table-cell table:formula="of:=DEGREES(ATAN2(COS(RADIANS([.P209]));COS(RADIANS([.R209]))*SIN(RADIANS([.P209]))))" office:value-type="float" office:value="126.981647747515">
            <text:p>126.98</text:p>
          </table:table-cell>
          <table:table-cell table:formula="of:=DEGREES(ASIN(SIN(RADIANS([.R209]))*SIN(RADIANS([.P209]))))" office:value-type="float" office:value="19.1019661579321">
            <text:p>19.1</text:p>
          </table:table-cell>
          <table:table-cell table:formula="of:=TAN(RADIANS([.R209]/2))*TAN(RADIANS([.R209]/2))" office:value-type="float" office:value="0.0430311212022187">
            <text:p>0.04</text:p>
          </table:table-cell>
          <table:table-cell table:formula="of:=4*DEGREES([.U209]*SIN(2*RADIANS([.I209]))-2*[.K209]*SIN(RADIANS([.J209]))+4*[.K209]*[.U209]*SIN(RADIANS([.J209]))*COS(2*RADIANS([.I209]))-0.5*[.U209]*[.U209]*SIN(4*RADIANS([.I209]))-1.25*[.K209]*[.K209]*SIN(2*RADIANS([.J209])))" office:value-type="float" office:value="-6.5168865308907">
            <text:p>-6.52</text:p>
          </table:table-cell>
          <table:table-cell table:formula="of:=DEGREES(ACOS(COS(RADIANS(90.833))/(COS(RADIANS([.$B$2]))*COS(RADIANS([.T209])))-TAN(RADIANS([.$B$2]))*TAN(RADIANS([.T209]))))" office:value-type="float" office:value="108.10024739759">
            <text:p>108.1</text:p>
          </table:table-cell>
          <table:table-cell table:style-name="ce7" table:formula="of:=(720-4*[.$B$3]-[.V209]+[.$B$4]*60)/1440" office:value-type="float" office:value="0.504525615646452">
            <text:p>12:06:31</text:p>
          </table:table-cell>
          <table:table-cell table:style-name="ce7" table:formula="of:=([.X209]*1440-[.W209]*4)/1440" office:value-type="float" office:value="0.204247150653146">
            <text:p>4:54:07</text:p>
          </table:table-cell>
          <table:table-cell table:style-name="ce7" table:formula="of:=([.X209]*1440+[.W209]*4)/1440" office:value-type="float" office:value="0.804804080639758">
            <text:p>19:18:55</text:p>
          </table:table-cell>
          <table:table-cell table:formula="of:=8*[.W209]" office:value-type="float" office:value="864.801979180722">
            <text:p>864.8</text:p>
          </table:table-cell>
          <table:table-cell table:formula="of:=MOD([.E209]*1440+[.V209]+4*[.$B$3]-60*[.$B$4];1440)" office:value-type="float" office:value="713.483113469109">
            <text:p>713.48</text:p>
          </table:table-cell>
          <table:table-cell table:formula="of:=IF([.AB209]/4&lt;0;[.AB209]/4+180;[.AB209]/4-180)" office:value-type="float" office:value="-1.62922163272268">
            <text:p>-1.63</text:p>
          </table:table-cell>
          <table:table-cell table:formula="of:=DEGREES(ACOS(SIN(RADIANS([.$B$2]))*SIN(RADIANS([.T209]))+COS(RADIANS([.$B$2]))*COS(RADIANS([.T209]))*COS(RADIANS([.AC209]))))" office:value-type="float" office:value="20.944986425152">
            <text:p>20.94</text:p>
          </table:table-cell>
          <table:table-cell table:formula="of:=90-[.AD209]" office:value-type="float" office:value="69.055013574848">
            <text:p>69.06</text:p>
          </table:table-cell>
          <table:table-cell table:formula="of:=IF([.AE209]&gt;85;0;IF([.AE209]&gt;5;58.1/TAN(RADIANS([.AE209]))-0.07/POWER(TAN(RADIANS([.AE209]));3)+0.000086/POWER(TAN(RADIANS([.AE209]));5);IF([.AE209]&gt;-0.575;1735+[.AE209]*(-518.2+[.AE209]*(103.4+[.AE209]*(-12.79+[.AE209]*0.711)));-20.772/TAN(RADIANS([.AE209])))))/3600" office:value-type="float" office:value="0.00617627594236162">
            <text:p>0.01</text:p>
          </table:table-cell>
          <table:table-cell table:formula="of:=[.AE209]+[.AF209]" office:value-type="float" office:value="69.0611898507904">
            <text:p>69.06</text:p>
          </table:table-cell>
          <table:table-cell table:formula="of:=IF([.AC209]&gt;0;MOD(DEGREES(ACOS(((SIN(RADIANS([.$B$2]))*COS(RADIANS([.AD209])))-SIN(RADIANS([.T209])))/(COS(RADIANS([.$B$2]))*SIN(RADIANS([.AD209])))))+180;360);MOD(540-DEGREES(ACOS(((SIN(RADIANS([.$B$2]))*COS(RADIANS([.AD209])))-SIN(RADIANS([.T209])))/(COS(RADIANS([.$B$2]))*SIN(RADIANS([.AD209])))));360))" office:value-type="float" office:value="175.689841806798">
            <text:p>175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9]+1" office:value-type="date" office:date-value="2010-07-28">
            <text:p>7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0]+2415018.5+[.E210]-[.$B$4]/24" office:value-type="float" office:value="2455406.29166667">
            <text:p>2455406.29</text:p>
          </table:table-cell>
          <table:table-cell table:style-name="ce9" table:formula="of:=([.F210]-2451545)/36525" office:value-type="float" office:value="0.105716404289295">
            <text:p>0.10571640</text:p>
          </table:table-cell>
          <table:table-cell/>
          <table:table-cell table:formula="of:=MOD(280.46646+[.G210]*(36000.76983+[.G210]*0.0003032);360)" office:value-type="float" office:value="126.338401462696">
            <text:p>126.34</text:p>
          </table:table-cell>
          <table:table-cell table:formula="of:=357.52911+[.G210]*(35999.05029-0.0001537*[.G210])" office:value-type="float" office:value="4163.21926277057">
            <text:p>4163.22</text:p>
          </table:table-cell>
          <table:table-cell table:formula="of:=0.016708634-[.G210]*(0.000042037+0.0000001267*[.G210])" office:value-type="float" office:value="0.016704188583519">
            <text:p>0.02</text:p>
          </table:table-cell>
          <table:table-cell table:formula="of:=SIN(RADIANS([.J210]))*(1.914602-[.G210]*(0.004817+0.000014*[.G210]))+SIN(RADIANS(2*[.J210]))*(0.019993-0.000101*[.G210])+SIN(RADIANS(3*[.J210]))*0.000289" office:value-type="float" office:value="-0.740423809938668">
            <text:p>-0.74</text:p>
          </table:table-cell>
          <table:table-cell table:formula="of:=[.I210]+[.L210]" office:value-type="float" office:value="125.597977652757">
            <text:p>125.6</text:p>
          </table:table-cell>
          <table:table-cell table:formula="of:=[.J210]+[.L210]" office:value-type="float" office:value="4162.47883896063">
            <text:p>4162.48</text:p>
          </table:table-cell>
          <table:table-cell table:formula="of:=(1.000001018*(1-[.K210]*[.K210]))/(1+[.K210]*COS(RADIANS([.N210])))" office:value-type="float" office:value="1.01539462185888">
            <text:p>1.02</text:p>
          </table:table-cell>
          <table:table-cell table:formula="of:=[.M210]-0.00569-0.00478*SIN(RADIANS(125.04-1934.136*[.G210]))" office:value-type="float" office:value="125.596986541996">
            <text:p>125.6</text:p>
          </table:table-cell>
          <table:table-cell table:formula="of:=23+(26+((21.448-[.G210]*(46.815+[.G210]*(0.00059-[.G210]*0.001813))))/60)/60" office:value-type="float" office:value="23.4379163561337">
            <text:p>23.44</text:p>
          </table:table-cell>
          <table:table-cell table:formula="of:=[.Q210]+0.00256*COS(RADIANS(125.04-1934.136*[.G210]))" office:value-type="float" office:value="23.4383859582337">
            <text:p>23.44</text:p>
          </table:table-cell>
          <table:table-cell table:formula="of:=DEGREES(ATAN2(COS(RADIANS([.P210]));COS(RADIANS([.R210]))*SIN(RADIANS([.P210]))))" office:value-type="float" office:value="127.962353396231">
            <text:p>127.96</text:p>
          </table:table-cell>
          <table:table-cell table:formula="of:=DEGREES(ASIN(SIN(RADIANS([.R210]))*SIN(RADIANS([.P210]))))" office:value-type="float" office:value="18.8706839672804">
            <text:p>18.87</text:p>
          </table:table-cell>
          <table:table-cell table:formula="of:=TAN(RADIANS([.R210]/2))*TAN(RADIANS([.R210]/2))" office:value-type="float" office:value="0.0430311110753928">
            <text:p>0.04</text:p>
          </table:table-cell>
          <table:table-cell table:formula="of:=4*DEGREES([.U210]*SIN(2*RADIANS([.I210]))-2*[.K210]*SIN(RADIANS([.J210]))+4*[.K210]*[.U210]*SIN(RADIANS([.J210]))*COS(2*RADIANS([.I210]))-0.5*[.U210]*[.U210]*SIN(4*RADIANS([.I210]))-1.25*[.K210]*[.K210]*SIN(2*RADIANS([.J210])))" office:value-type="float" office:value="-6.4972304198027">
            <text:p>-6.5</text:p>
          </table:table-cell>
          <table:table-cell table:formula="of:=DEGREES(ACOS(COS(RADIANS(90.833))/(COS(RADIANS([.$B$2]))*COS(RADIANS([.T210])))-TAN(RADIANS([.$B$2]))*TAN(RADIANS([.T210]))))" office:value-type="float" office:value="107.870374993419">
            <text:p>107.87</text:p>
          </table:table-cell>
          <table:table-cell table:style-name="ce7" table:formula="of:=(720-4*[.$B$3]-[.V210]+[.$B$4]*60)/1440" office:value-type="float" office:value="0.504511965569307">
            <text:p>12:06:30</text:p>
          </table:table-cell>
          <table:table-cell table:style-name="ce7" table:formula="of:=([.X210]*1440-[.W210]*4)/1440" office:value-type="float" office:value="0.204872035032032">
            <text:p>4:55:01</text:p>
          </table:table-cell>
          <table:table-cell table:style-name="ce7" table:formula="of:=([.X210]*1440+[.W210]*4)/1440" office:value-type="float" office:value="0.804151896106583">
            <text:p>19:17:59</text:p>
          </table:table-cell>
          <table:table-cell table:formula="of:=8*[.W210]" office:value-type="float" office:value="862.962999947353">
            <text:p>862.96</text:p>
          </table:table-cell>
          <table:table-cell table:formula="of:=MOD([.E210]*1440+[.V210]+4*[.$B$3]-60*[.$B$4];1440)" office:value-type="float" office:value="713.502769580197">
            <text:p>713.5</text:p>
          </table:table-cell>
          <table:table-cell table:formula="of:=IF([.AB210]/4&lt;0;[.AB210]/4+180;[.AB210]/4-180)" office:value-type="float" office:value="-1.62430760495067">
            <text:p>-1.62</text:p>
          </table:table-cell>
          <table:table-cell table:formula="of:=DEGREES(ACOS(SIN(RADIANS([.$B$2]))*SIN(RADIANS([.T210]))+COS(RADIANS([.$B$2]))*COS(RADIANS([.T210]))*COS(RADIANS([.AC210]))))" office:value-type="float" office:value="21.1755634833856">
            <text:p>21.18</text:p>
          </table:table-cell>
          <table:table-cell table:formula="of:=90-[.AD210]" office:value-type="float" office:value="68.8244365166144">
            <text:p>68.82</text:p>
          </table:table-cell>
          <table:table-cell table:formula="of:=IF([.AE210]&gt;85;0;IF([.AE210]&gt;5;58.1/TAN(RADIANS([.AE210]))-0.07/POWER(TAN(RADIANS([.AE210]));3)+0.000086/POWER(TAN(RADIANS([.AE210]));5);IF([.AE210]&gt;-0.575;1735+[.AE210]*(-518.2+[.AE210]*(103.4+[.AE210]*(-12.79+[.AE210]*0.711)));-20.772/TAN(RADIANS([.AE210])))))/3600" office:value-type="float" office:value="0.00625081484853052">
            <text:p>0.01</text:p>
          </table:table-cell>
          <table:table-cell table:formula="of:=[.AE210]+[.AF210]" office:value-type="float" office:value="68.8306873314629">
            <text:p>68.83</text:p>
          </table:table-cell>
          <table:table-cell table:formula="of:=IF([.AC210]&gt;0;MOD(DEGREES(ACOS(((SIN(RADIANS([.$B$2]))*COS(RADIANS([.AD210])))-SIN(RADIANS([.T210])))/(COS(RADIANS([.$B$2]))*SIN(RADIANS([.AD210])))))+180;360);MOD(540-DEGREES(ACOS(((SIN(RADIANS([.$B$2]))*COS(RADIANS([.AD210])))-SIN(RADIANS([.T210])))/(COS(RADIANS([.$B$2]))*SIN(RADIANS([.AD210])))));360))" office:value-type="float" office:value="175.741700116677">
            <text:p>175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0]+1" office:value-type="date" office:date-value="2010-07-29">
            <text:p>7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1]+2415018.5+[.E211]-[.$B$4]/24" office:value-type="float" office:value="2455407.29166667">
            <text:p>2455407.29</text:p>
          </table:table-cell>
          <table:table-cell table:style-name="ce9" table:formula="of:=([.F211]-2451545)/36525" office:value-type="float" office:value="0.105743782797167">
            <text:p>0.10574378</text:p>
          </table:table-cell>
          <table:table-cell/>
          <table:table-cell table:formula="of:=MOD(280.46646+[.G211]*(36000.76983+[.G211]*0.0003032);360)" office:value-type="float" office:value="127.324048824615">
            <text:p>127.32</text:p>
          </table:table-cell>
          <table:table-cell table:formula="of:=357.52911+[.G211]*(35999.05029-0.0001537*[.G211])" office:value-type="float" office:value="4164.2048630514">
            <text:p>4164.2</text:p>
          </table:table-cell>
          <table:table-cell table:formula="of:=0.016708634-[.G211]*(0.000042037+0.0000001267*[.G211])" office:value-type="float" office:value="0.0167041874318751">
            <text:p>0.02</text:p>
          </table:table-cell>
          <table:table-cell table:formula="of:=SIN(RADIANS([.J211]))*(1.914602-[.G211]*(0.004817+0.000014*[.G211]))+SIN(RADIANS(2*[.J211]))*(0.019993-0.000101*[.G211])+SIN(RADIANS(3*[.J211]))*0.000289" office:value-type="float" office:value="-0.770109580748803">
            <text:p>-0.77</text:p>
          </table:table-cell>
          <table:table-cell table:formula="of:=[.I211]+[.L211]" office:value-type="float" office:value="126.553939243866">
            <text:p>126.55</text:p>
          </table:table-cell>
          <table:table-cell table:formula="of:=[.J211]+[.L211]" office:value-type="float" office:value="4163.43475347066">
            <text:p>4163.43</text:p>
          </table:table-cell>
          <table:table-cell table:formula="of:=(1.000001018*(1-[.K211]*[.K211]))/(1+[.K211]*COS(RADIANS([.N211])))" office:value-type="float" office:value="1.01528253128887">
            <text:p>1.02</text:p>
          </table:table-cell>
          <table:table-cell table:formula="of:=[.M211]-0.00569-0.00478*SIN(RADIANS(125.04-1934.136*[.G211]))" office:value-type="float" office:value="126.552948941485">
            <text:p>126.55</text:p>
          </table:table-cell>
          <table:table-cell table:formula="of:=23+(26+((21.448-[.G211]*(46.815+[.G211]*(0.00059-[.G211]*0.001813))))/60)/60" office:value-type="float" office:value="23.4379160000986">
            <text:p>23.44</text:p>
          </table:table-cell>
          <table:table-cell table:formula="of:=[.Q211]+0.00256*COS(RADIANS(125.04-1934.136*[.G211]))" office:value-type="float" office:value="23.4383832761498">
            <text:p>23.44</text:p>
          </table:table-cell>
          <table:table-cell table:formula="of:=DEGREES(ATAN2(COS(RADIANS([.P211]));COS(RADIANS([.R211]))*SIN(RADIANS([.P211]))))" office:value-type="float" office:value="128.940538166517">
            <text:p>128.94</text:p>
          </table:table-cell>
          <table:table-cell table:formula="of:=DEGREES(ASIN(SIN(RADIANS([.R211]))*SIN(RADIANS([.P211]))))" office:value-type="float" office:value="18.6342270379016">
            <text:p>18.63</text:p>
          </table:table-cell>
          <table:table-cell table:formula="of:=TAN(RADIANS([.R211]/2))*TAN(RADIANS([.R211]/2))" office:value-type="float" office:value="0.0430311009470534">
            <text:p>0.04</text:p>
          </table:table-cell>
          <table:table-cell table:formula="of:=4*DEGREES([.U211]*SIN(2*RADIANS([.I211]))-2*[.K211]*SIN(RADIANS([.J211]))+4*[.K211]*[.U211]*SIN(RADIANS([.J211]))*COS(2*RADIANS([.I211]))-0.5*[.U211]*[.U211]*SIN(4*RADIANS([.I211]))-1.25*[.K211]*[.K211]*SIN(2*RADIANS([.J211])))" office:value-type="float" office:value="-6.46748309662092">
            <text:p>-6.47</text:p>
          </table:table-cell>
          <table:table-cell table:formula="of:=DEGREES(ACOS(COS(RADIANS(90.833))/(COS(RADIANS([.$B$2]))*COS(RADIANS([.T211])))-TAN(RADIANS([.$B$2]))*TAN(RADIANS([.T211]))))" office:value-type="float" office:value="107.636340170173">
            <text:p>107.64</text:p>
          </table:table-cell>
          <table:table-cell table:style-name="ce7" table:formula="of:=(720-4*[.$B$3]-[.V211]+[.$B$4]*60)/1440" office:value-type="float" office:value="0.504491307705987">
            <text:p>12:06:28</text:p>
          </table:table-cell>
          <table:table-cell table:style-name="ce7" table:formula="of:=([.X211]*1440-[.W211]*4)/1440" office:value-type="float" office:value="0.205501473899951">
            <text:p>4:55:55</text:p>
          </table:table-cell>
          <table:table-cell table:style-name="ce7" table:formula="of:=([.X211]*1440+[.W211]*4)/1440" office:value-type="float" office:value="0.803481141512023">
            <text:p>19:17:01</text:p>
          </table:table-cell>
          <table:table-cell table:formula="of:=8*[.W211]" office:value-type="float" office:value="861.090721361384">
            <text:p>861.09</text:p>
          </table:table-cell>
          <table:table-cell table:formula="of:=MOD([.E211]*1440+[.V211]+4*[.$B$3]-60*[.$B$4];1440)" office:value-type="float" office:value="713.532516903379">
            <text:p>713.53</text:p>
          </table:table-cell>
          <table:table-cell table:formula="of:=IF([.AB211]/4&lt;0;[.AB211]/4+180;[.AB211]/4-180)" office:value-type="float" office:value="-1.61687077415522">
            <text:p>-1.62</text:p>
          </table:table-cell>
          <table:table-cell table:formula="of:=DEGREES(ACOS(SIN(RADIANS([.$B$2]))*SIN(RADIANS([.T211]))+COS(RADIANS([.$B$2]))*COS(RADIANS([.T211]))*COS(RADIANS([.AC211]))))" office:value-type="float" office:value="21.4111791151787">
            <text:p>21.41</text:p>
          </table:table-cell>
          <table:table-cell table:formula="of:=90-[.AD211]" office:value-type="float" office:value="68.5888208848213">
            <text:p>68.59</text:p>
          </table:table-cell>
          <table:table-cell table:formula="of:=IF([.AE211]&gt;85;0;IF([.AE211]&gt;5;58.1/TAN(RADIANS([.AE211]))-0.07/POWER(TAN(RADIANS([.AE211]));3)+0.000086/POWER(TAN(RADIANS([.AE211]));5);IF([.AE211]&gt;-0.575;1735+[.AE211]*(-518.2+[.AE211]*(103.4+[.AE211]*(-12.79+[.AE211]*0.711)));-20.772/TAN(RADIANS([.AE211])))))/3600" office:value-type="float" office:value="0.00632722206115119">
            <text:p>0.01</text:p>
          </table:table-cell>
          <table:table-cell table:formula="of:=[.AE211]+[.AF211]" office:value-type="float" office:value="68.5951481068825">
            <text:p>68.6</text:p>
          </table:table-cell>
          <table:table-cell table:formula="of:=IF([.AC211]&gt;0;MOD(DEGREES(ACOS(((SIN(RADIANS([.$B$2]))*COS(RADIANS([.AD211])))-SIN(RADIANS([.T211])))/(COS(RADIANS([.$B$2]))*SIN(RADIANS([.AD211])))))+180;360);MOD(540-DEGREES(ACOS(((SIN(RADIANS([.$B$2]))*COS(RADIANS([.AD211])))-SIN(RADIANS([.T211])))/(COS(RADIANS([.$B$2]))*SIN(RADIANS([.AD211])))));360))" office:value-type="float" office:value="175.799904744436">
            <text:p>175.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1]+1" office:value-type="date" office:date-value="2010-07-30">
            <text:p>7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2]+2415018.5+[.E212]-[.$B$4]/24" office:value-type="float" office:value="2455408.29166667">
            <text:p>2455408.29</text:p>
          </table:table-cell>
          <table:table-cell table:style-name="ce9" table:formula="of:=([.F212]-2451545)/36525" office:value-type="float" office:value="0.105771161305038">
            <text:p>0.10577116</text:p>
          </table:table-cell>
          <table:table-cell/>
          <table:table-cell table:formula="of:=MOD(280.46646+[.G212]*(36000.76983+[.G212]*0.0003032);360)" office:value-type="float" office:value="128.309696186535">
            <text:p>128.31</text:p>
          </table:table-cell>
          <table:table-cell table:formula="of:=357.52911+[.G212]*(35999.05029-0.0001537*[.G212])" office:value-type="float" office:value="4165.19046333224">
            <text:p>4165.19</text:p>
          </table:table-cell>
          <table:table-cell table:formula="of:=0.016708634-[.G212]*(0.000042037+0.0000001267*[.G212])" office:value-type="float" office:value="0.0167041862802311">
            <text:p>0.02</text:p>
          </table:table-cell>
          <table:table-cell table:formula="of:=SIN(RADIANS([.J212]))*(1.914602-[.G212]*(0.004817+0.000014*[.G212]))+SIN(RADIANS(2*[.J212]))*(0.019993-0.000101*[.G212])+SIN(RADIANS(3*[.J212]))*0.000289" office:value-type="float" office:value="-0.799580084412098">
            <text:p>-0.8</text:p>
          </table:table-cell>
          <table:table-cell table:formula="of:=[.I212]+[.L212]" office:value-type="float" office:value="127.510116102123">
            <text:p>127.51</text:p>
          </table:table-cell>
          <table:table-cell table:formula="of:=[.J212]+[.L212]" office:value-type="float" office:value="4164.39088324783">
            <text:p>4164.39</text:p>
          </table:table-cell>
          <table:table-cell table:formula="of:=(1.000001018*(1-[.K212]*[.K212]))/(1+[.K212]*COS(RADIANS([.N212])))" office:value-type="float" office:value="1.01516604114555">
            <text:p>1.02</text:p>
          </table:table-cell>
          <table:table-cell table:formula="of:=[.M212]-0.00569-0.00478*SIN(RADIANS(125.04-1934.136*[.G212]))" office:value-type="float" office:value="127.509126604107">
            <text:p>127.51</text:p>
          </table:table-cell>
          <table:table-cell table:formula="of:=23+(26+((21.448-[.G212]*(46.815+[.G212]*(0.00059-[.G212]*0.001813))))/60)/60" office:value-type="float" office:value="23.4379156440634">
            <text:p>23.44</text:p>
          </table:table-cell>
          <table:table-cell table:formula="of:=[.Q212]+0.00256*COS(RADIANS(125.04-1934.136*[.G212]))" office:value-type="float" office:value="23.4383805936667">
            <text:p>23.44</text:p>
          </table:table-cell>
          <table:table-cell table:formula="of:=DEGREES(ATAN2(COS(RADIANS([.P212]));COS(RADIANS([.R212]))*SIN(RADIANS([.P212]))))" office:value-type="float" office:value="129.916194724988">
            <text:p>129.92</text:p>
          </table:table-cell>
          <table:table-cell table:formula="of:=DEGREES(ASIN(SIN(RADIANS([.R212]))*SIN(RADIANS([.P212]))))" office:value-type="float" office:value="18.3926730913149">
            <text:p>18.39</text:p>
          </table:table-cell>
          <table:table-cell table:formula="of:=TAN(RADIANS([.R212]/2))*TAN(RADIANS([.R212]/2))" office:value-type="float" office:value="0.043031090817208">
            <text:p>0.04</text:p>
          </table:table-cell>
          <table:table-cell table:formula="of:=4*DEGREES([.U212]*SIN(2*RADIANS([.I212]))-2*[.K212]*SIN(RADIANS([.J212]))+4*[.K212]*[.U212]*SIN(RADIANS([.J212]))*COS(2*RADIANS([.I212]))-0.5*[.U212]*[.U212]*SIN(4*RADIANS([.I212]))-1.25*[.K212]*[.K212]*SIN(2*RADIANS([.J212])))" office:value-type="float" office:value="-6.42761635168904">
            <text:p>-6.43</text:p>
          </table:table-cell>
          <table:table-cell table:formula="of:=DEGREES(ACOS(COS(RADIANS(90.833))/(COS(RADIANS([.$B$2]))*COS(RADIANS([.T212])))-TAN(RADIANS([.$B$2]))*TAN(RADIANS([.T212]))))" office:value-type="float" office:value="107.398265286639">
            <text:p>107.4</text:p>
          </table:table-cell>
          <table:table-cell table:style-name="ce7" table:formula="of:=(720-4*[.$B$3]-[.V212]+[.$B$4]*60)/1440" office:value-type="float" office:value="0.504463622466451">
            <text:p>12:06:26</text:p>
          </table:table-cell>
          <table:table-cell table:style-name="ce7" table:formula="of:=([.X212]*1440-[.W212]*4)/1440" office:value-type="float" office:value="0.206135107781343">
            <text:p>4:56:50</text:p>
          </table:table-cell>
          <table:table-cell table:style-name="ce7" table:formula="of:=([.X212]*1440+[.W212]*4)/1440" office:value-type="float" office:value="0.802792137151559">
            <text:p>19:16:01</text:p>
          </table:table-cell>
          <table:table-cell table:formula="of:=8*[.W212]" office:value-type="float" office:value="859.18612229311">
            <text:p>859.19</text:p>
          </table:table-cell>
          <table:table-cell table:formula="of:=MOD([.E212]*1440+[.V212]+4*[.$B$3]-60*[.$B$4];1440)" office:value-type="float" office:value="713.572383648311">
            <text:p>713.57</text:p>
          </table:table-cell>
          <table:table-cell table:formula="of:=IF([.AB212]/4&lt;0;[.AB212]/4+180;[.AB212]/4-180)" office:value-type="float" office:value="-1.60690408792226">
            <text:p>-1.61</text:p>
          </table:table-cell>
          <table:table-cell table:formula="of:=DEGREES(ACOS(SIN(RADIANS([.$B$2]))*SIN(RADIANS([.T212]))+COS(RADIANS([.$B$2]))*COS(RADIANS([.T212]))*COS(RADIANS([.AC212]))))" office:value-type="float" office:value="21.6517614562633">
            <text:p>21.65</text:p>
          </table:table-cell>
          <table:table-cell table:formula="of:=90-[.AD212]" office:value-type="float" office:value="68.3482385437367">
            <text:p>68.35</text:p>
          </table:table-cell>
          <table:table-cell table:formula="of:=IF([.AE212]&gt;85;0;IF([.AE212]&gt;5;58.1/TAN(RADIANS([.AE212]))-0.07/POWER(TAN(RADIANS([.AE212]));3)+0.000086/POWER(TAN(RADIANS([.AE212]));5);IF([.AE212]&gt;-0.575;1735+[.AE212]*(-518.2+[.AE212]*(103.4+[.AE212]*(-12.79+[.AE212]*0.711)));-20.772/TAN(RADIANS([.AE212])))))/3600" office:value-type="float" office:value="0.00640549355188576">
            <text:p>0.01</text:p>
          </table:table-cell>
          <table:table-cell table:formula="of:=[.AE212]+[.AF212]" office:value-type="float" office:value="68.3546440372886">
            <text:p>68.35</text:p>
          </table:table-cell>
          <table:table-cell table:formula="of:=IF([.AC212]&gt;0;MOD(DEGREES(ACOS(((SIN(RADIANS([.$B$2]))*COS(RADIANS([.AD212])))-SIN(RADIANS([.T212])))/(COS(RADIANS([.$B$2]))*SIN(RADIANS([.AD212])))))+180;360);MOD(540-DEGREES(ACOS(((SIN(RADIANS([.$B$2]))*COS(RADIANS([.AD212])))-SIN(RADIANS([.T212])))/(COS(RADIANS([.$B$2]))*SIN(RADIANS([.AD212])))));360))" office:value-type="float" office:value="175.864255232966">
            <text:p>175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2]+1" office:value-type="date" office:date-value="2010-07-31">
            <text:p>7/3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3]+2415018.5+[.E213]-[.$B$4]/24" office:value-type="float" office:value="2455409.29166667">
            <text:p>2455409.29</text:p>
          </table:table-cell>
          <table:table-cell table:style-name="ce9" table:formula="of:=([.F213]-2451545)/36525" office:value-type="float" office:value="0.105798539812909">
            <text:p>0.10579854</text:p>
          </table:table-cell>
          <table:table-cell/>
          <table:table-cell table:formula="of:=MOD(280.46646+[.G213]*(36000.76983+[.G213]*0.0003032);360)" office:value-type="float" office:value="129.295343548456">
            <text:p>129.3</text:p>
          </table:table-cell>
          <table:table-cell table:formula="of:=357.52911+[.G213]*(35999.05029-0.0001537*[.G213])" office:value-type="float" office:value="4166.17606361307">
            <text:p>4166.18</text:p>
          </table:table-cell>
          <table:table-cell table:formula="of:=0.016708634-[.G213]*(0.000042037+0.0000001267*[.G213])" office:value-type="float" office:value="0.0167041851285868">
            <text:p>0.02</text:p>
          </table:table-cell>
          <table:table-cell table:formula="of:=SIN(RADIANS([.J213]))*(1.914602-[.G213]*(0.004817+0.000014*[.G213]))+SIN(RADIANS(2*[.J213]))*(0.019993-0.000101*[.G213])+SIN(RADIANS(3*[.J213]))*0.000289" office:value-type="float" office:value="-0.828826988071397">
            <text:p>-0.83</text:p>
          </table:table-cell>
          <table:table-cell table:formula="of:=[.I213]+[.L213]" office:value-type="float" office:value="128.466516560385">
            <text:p>128.47</text:p>
          </table:table-cell>
          <table:table-cell table:formula="of:=[.J213]+[.L213]" office:value-type="float" office:value="4165.347236625">
            <text:p>4165.35</text:p>
          </table:table-cell>
          <table:table-cell table:formula="of:=(1.000001018*(1-[.K213]*[.K213]))/(1+[.K213]*COS(RADIANS([.N213])))" office:value-type="float" office:value="1.0150451828625">
            <text:p>1.02</text:p>
          </table:table-cell>
          <table:table-cell table:formula="of:=[.M213]-0.00569-0.00478*SIN(RADIANS(125.04-1934.136*[.G213]))" office:value-type="float" office:value="128.465527862718">
            <text:p>128.47</text:p>
          </table:table-cell>
          <table:table-cell table:formula="of:=23+(26+((21.448-[.G213]*(46.815+[.G213]*(0.00059-[.G213]*0.001813))))/60)/60" office:value-type="float" office:value="23.4379152880282">
            <text:p>23.44</text:p>
          </table:table-cell>
          <table:table-cell table:formula="of:=[.Q213]+0.00256*COS(RADIANS(125.04-1934.136*[.G213]))" office:value-type="float" office:value="23.4383779107865">
            <text:p>23.44</text:p>
          </table:table-cell>
          <table:table-cell table:formula="of:=DEGREES(ATAN2(COS(RADIANS([.P213]));COS(RADIANS([.R213]))*SIN(RADIANS([.P213]))))" office:value-type="float" office:value="130.889318974296">
            <text:p>130.89</text:p>
          </table:table-cell>
          <table:table-cell table:formula="of:=DEGREES(ASIN(SIN(RADIANS([.R213]))*SIN(RADIANS([.P213]))))" office:value-type="float" office:value="18.1461007412888">
            <text:p>18.15</text:p>
          </table:table-cell>
          <table:table-cell table:formula="of:=TAN(RADIANS([.R213]/2))*TAN(RADIANS([.R213]/2))" office:value-type="float" office:value="0.0430310806858642">
            <text:p>0.04</text:p>
          </table:table-cell>
          <table:table-cell table:formula="of:=4*DEGREES([.U213]*SIN(2*RADIANS([.I213]))-2*[.K213]*SIN(RADIANS([.J213]))+4*[.K213]*[.U213]*SIN(RADIANS([.J213]))*COS(2*RADIANS([.I213]))-0.5*[.U213]*[.U213]*SIN(4*RADIANS([.I213]))-1.25*[.K213]*[.K213]*SIN(2*RADIANS([.J213])))" office:value-type="float" office:value="-6.3776152487903">
            <text:p>-6.38</text:p>
          </table:table-cell>
          <table:table-cell table:formula="of:=DEGREES(ACOS(COS(RADIANS(90.833))/(COS(RADIANS([.$B$2]))*COS(RADIANS([.T213])))-TAN(RADIANS([.$B$2]))*TAN(RADIANS([.T213]))))" office:value-type="float" office:value="107.156271528684">
            <text:p>107.16</text:p>
          </table:table-cell>
          <table:table-cell table:style-name="ce7" table:formula="of:=(720-4*[.$B$3]-[.V213]+[.$B$4]*60)/1440" office:value-type="float" office:value="0.504428899478327">
            <text:p>12:06:23</text:p>
          </table:table-cell>
          <table:table-cell table:style-name="ce7" table:formula="of:=([.X213]*1440-[.W213]*4)/1440" office:value-type="float" office:value="0.206772589676425">
            <text:p>4:57:45</text:p>
          </table:table-cell>
          <table:table-cell table:style-name="ce7" table:formula="of:=([.X213]*1440+[.W213]*4)/1440" office:value-type="float" office:value="0.802085209280228">
            <text:p>19:15:00</text:p>
          </table:table-cell>
          <table:table-cell table:formula="of:=8*[.W213]" office:value-type="float" office:value="857.250172229476">
            <text:p>857.25</text:p>
          </table:table-cell>
          <table:table-cell table:formula="of:=MOD([.E213]*1440+[.V213]+4*[.$B$3]-60*[.$B$4];1440)" office:value-type="float" office:value="713.62238475121">
            <text:p>713.62</text:p>
          </table:table-cell>
          <table:table-cell table:formula="of:=IF([.AB213]/4&lt;0;[.AB213]/4+180;[.AB213]/4-180)" office:value-type="float" office:value="-1.59440381219758">
            <text:p>-1.59</text:p>
          </table:table-cell>
          <table:table-cell table:formula="of:=DEGREES(ACOS(SIN(RADIANS([.$B$2]))*SIN(RADIANS([.T213]))+COS(RADIANS([.$B$2]))*COS(RADIANS([.T213]))*COS(RADIANS([.AC213]))))" office:value-type="float" office:value="21.897238494584">
            <text:p>21.9</text:p>
          </table:table-cell>
          <table:table-cell table:formula="of:=90-[.AD213]" office:value-type="float" office:value="68.102761505416">
            <text:p>68.1</text:p>
          </table:table-cell>
          <table:table-cell table:formula="of:=IF([.AE213]&gt;85;0;IF([.AE213]&gt;5;58.1/TAN(RADIANS([.AE213]))-0.07/POWER(TAN(RADIANS([.AE213]));3)+0.000086/POWER(TAN(RADIANS([.AE213]));5);IF([.AE213]&gt;-0.575;1735+[.AE213]*(-518.2+[.AE213]*(103.4+[.AE213]*(-12.79+[.AE213]*0.711)));-20.772/TAN(RADIANS([.AE213])))))/3600" office:value-type="float" office:value="0.00648562579673505">
            <text:p>0.01</text:p>
          </table:table-cell>
          <table:table-cell table:formula="of:=[.AE213]+[.AF213]" office:value-type="float" office:value="68.1092471312127">
            <text:p>68.11</text:p>
          </table:table-cell>
          <table:table-cell table:formula="of:=IF([.AC213]&gt;0;MOD(DEGREES(ACOS(((SIN(RADIANS([.$B$2]))*COS(RADIANS([.AD213])))-SIN(RADIANS([.T213])))/(COS(RADIANS([.$B$2]))*SIN(RADIANS([.AD213])))))+180;360);MOD(540-DEGREES(ACOS(((SIN(RADIANS([.$B$2]))*COS(RADIANS([.AD213])))-SIN(RADIANS([.T213])))/(COS(RADIANS([.$B$2]))*SIN(RADIANS([.AD213])))));360))" office:value-type="float" office:value="175.934544961449">
            <text:p>175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3]+1" office:value-type="date" office:date-value="2010-08-01">
            <text:p>8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4]+2415018.5+[.E214]-[.$B$4]/24" office:value-type="float" office:value="2455410.29166667">
            <text:p>2455410.29</text:p>
          </table:table-cell>
          <table:table-cell table:style-name="ce9" table:formula="of:=([.F214]-2451545)/36525" office:value-type="float" office:value="0.105825918320781">
            <text:p>0.10582592</text:p>
          </table:table-cell>
          <table:table-cell/>
          <table:table-cell table:formula="of:=MOD(280.46646+[.G214]*(36000.76983+[.G214]*0.0003032);360)" office:value-type="float" office:value="130.280990910377">
            <text:p>130.28</text:p>
          </table:table-cell>
          <table:table-cell table:formula="of:=357.52911+[.G214]*(35999.05029-0.0001537*[.G214])" office:value-type="float" office:value="4167.16166389391">
            <text:p>4167.16</text:p>
          </table:table-cell>
          <table:table-cell table:formula="of:=0.016708634-[.G214]*(0.000042037+0.0000001267*[.G214])" office:value-type="float" office:value="0.0167041839769424">
            <text:p>0.02</text:p>
          </table:table-cell>
          <table:table-cell table:formula="of:=SIN(RADIANS([.J214]))*(1.914602-[.G214]*(0.004817+0.000014*[.G214]))+SIN(RADIANS(2*[.J214]))*(0.019993-0.000101*[.G214])+SIN(RADIANS(3*[.J214]))*0.000289" office:value-type="float" office:value="-0.857842010627693">
            <text:p>-0.86</text:p>
          </table:table-cell>
          <table:table-cell table:formula="of:=[.I214]+[.L214]" office:value-type="float" office:value="129.423148899749">
            <text:p>129.42</text:p>
          </table:table-cell>
          <table:table-cell table:formula="of:=[.J214]+[.L214]" office:value-type="float" office:value="4166.30382188328">
            <text:p>4166.3</text:p>
          </table:table-cell>
          <table:table-cell table:formula="of:=(1.000001018*(1-[.K214]*[.K214]))/(1+[.K214]*COS(RADIANS([.N214])))" office:value-type="float" office:value="1.01491998907524">
            <text:p>1.01</text:p>
          </table:table-cell>
          <table:table-cell table:formula="of:=[.M214]-0.00569-0.00478*SIN(RADIANS(125.04-1934.136*[.G214]))" office:value-type="float" office:value="129.422160998417">
            <text:p>129.42</text:p>
          </table:table-cell>
          <table:table-cell table:formula="of:=23+(26+((21.448-[.G214]*(46.815+[.G214]*(0.00059-[.G214]*0.001813))))/60)/60" office:value-type="float" office:value="23.4379149319931">
            <text:p>23.44</text:p>
          </table:table-cell>
          <table:table-cell table:formula="of:=[.Q214]+0.00256*COS(RADIANS(125.04-1934.136*[.G214]))" office:value-type="float" office:value="23.4383752275111">
            <text:p>23.44</text:p>
          </table:table-cell>
          <table:table-cell table:formula="of:=DEGREES(ATAN2(COS(RADIANS([.P214]));COS(RADIANS([.R214]))*SIN(RADIANS([.P214]))))" office:value-type="float" office:value="131.859910016747">
            <text:p>131.86</text:p>
          </table:table-cell>
          <table:table-cell table:formula="of:=DEGREES(ASIN(SIN(RADIANS([.R214]))*SIN(RADIANS([.P214]))))" office:value-type="float" office:value="17.8945894414665">
            <text:p>17.89</text:p>
          </table:table-cell>
          <table:table-cell table:formula="of:=TAN(RADIANS([.R214]/2))*TAN(RADIANS([.R214]/2))" office:value-type="float" office:value="0.0430310705530294">
            <text:p>0.04</text:p>
          </table:table-cell>
          <table:table-cell table:formula="of:=4*DEGREES([.U214]*SIN(2*RADIANS([.I214]))-2*[.K214]*SIN(RADIANS([.J214]))+4*[.K214]*[.U214]*SIN(RADIANS([.J214]))*COS(2*RADIANS([.I214]))-0.5*[.U214]*[.U214]*SIN(4*RADIANS([.I214]))-1.25*[.K214]*[.K214]*SIN(2*RADIANS([.J214])))" office:value-type="float" office:value="-6.31747797027083">
            <text:p>-6.32</text:p>
          </table:table-cell>
          <table:table-cell table:formula="of:=DEGREES(ACOS(COS(RADIANS(90.833))/(COS(RADIANS([.$B$2]))*COS(RADIANS([.T214])))-TAN(RADIANS([.$B$2]))*TAN(RADIANS([.T214]))))" office:value-type="float" office:value="106.910478766063">
            <text:p>106.91</text:p>
          </table:table-cell>
          <table:table-cell table:style-name="ce7" table:formula="of:=(720-4*[.$B$3]-[.V214]+[.$B$4]*60)/1440" office:value-type="float" office:value="0.504387137479355">
            <text:p>12:06:19</text:p>
          </table:table-cell>
          <table:table-cell table:style-name="ce7" table:formula="of:=([.X214]*1440-[.W214]*4)/1440" office:value-type="float" office:value="0.207413585351403">
            <text:p>4:58:41</text:p>
          </table:table-cell>
          <table:table-cell table:style-name="ce7" table:formula="of:=([.X214]*1440+[.W214]*4)/1440" office:value-type="float" office:value="0.801360689607306">
            <text:p>19:13:58</text:p>
          </table:table-cell>
          <table:table-cell table:formula="of:=8*[.W214]" office:value-type="float" office:value="855.283830128501">
            <text:p>855.28</text:p>
          </table:table-cell>
          <table:table-cell table:formula="of:=MOD([.E214]*1440+[.V214]+4*[.$B$3]-60*[.$B$4];1440)" office:value-type="float" office:value="713.682522029729">
            <text:p>713.68</text:p>
          </table:table-cell>
          <table:table-cell table:formula="of:=IF([.AB214]/4&lt;0;[.AB214]/4+180;[.AB214]/4-180)" office:value-type="float" office:value="-1.57936949256771">
            <text:p>-1.58</text:p>
          </table:table-cell>
          <table:table-cell table:formula="of:=DEGREES(ACOS(SIN(RADIANS([.$B$2]))*SIN(RADIANS([.T214]))+COS(RADIANS([.$B$2]))*COS(RADIANS([.T214]))*COS(RADIANS([.AC214]))))" office:value-type="float" office:value="22.1475380688565">
            <text:p>22.15</text:p>
          </table:table-cell>
          <table:table-cell table:formula="of:=90-[.AD214]" office:value-type="float" office:value="67.8524619311435">
            <text:p>67.85</text:p>
          </table:table-cell>
          <table:table-cell table:formula="of:=IF([.AE214]&gt;85;0;IF([.AE214]&gt;5;58.1/TAN(RADIANS([.AE214]))-0.07/POWER(TAN(RADIANS([.AE214]));3)+0.000086/POWER(TAN(RADIANS([.AE214]));5);IF([.AE214]&gt;-0.575;1735+[.AE214]*(-518.2+[.AE214]*(103.4+[.AE214]*(-12.79+[.AE214]*0.711)));-20.772/TAN(RADIANS([.AE214])))))/3600" office:value-type="float" office:value="0.0065676157822798">
            <text:p>0.01</text:p>
          </table:table-cell>
          <table:table-cell table:formula="of:=[.AE214]+[.AF214]" office:value-type="float" office:value="67.8590295469258">
            <text:p>67.86</text:p>
          </table:table-cell>
          <table:table-cell table:formula="of:=IF([.AC214]&gt;0;MOD(DEGREES(ACOS(((SIN(RADIANS([.$B$2]))*COS(RADIANS([.AD214])))-SIN(RADIANS([.T214])))/(COS(RADIANS([.$B$2]))*SIN(RADIANS([.AD214])))))+180;360);MOD(540-DEGREES(ACOS(((SIN(RADIANS([.$B$2]))*COS(RADIANS([.AD214])))-SIN(RADIANS([.T214])))/(COS(RADIANS([.$B$2]))*SIN(RADIANS([.AD214])))));360))" office:value-type="float" office:value="176.010562092218">
            <text:p>176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4]+1" office:value-type="date" office:date-value="2010-08-02">
            <text:p>8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5]+2415018.5+[.E215]-[.$B$4]/24" office:value-type="float" office:value="2455411.29166667">
            <text:p>2455411.29</text:p>
          </table:table-cell>
          <table:table-cell table:style-name="ce9" table:formula="of:=([.F215]-2451545)/36525" office:value-type="float" office:value="0.105853296828652">
            <text:p>0.10585330</text:p>
          </table:table-cell>
          <table:table-cell/>
          <table:table-cell table:formula="of:=MOD(280.46646+[.G215]*(36000.76983+[.G215]*0.0003032);360)" office:value-type="float" office:value="131.266638272299">
            <text:p>131.27</text:p>
          </table:table-cell>
          <table:table-cell table:formula="of:=357.52911+[.G215]*(35999.05029-0.0001537*[.G215])" office:value-type="float" office:value="4168.14726417474">
            <text:p>4168.15</text:p>
          </table:table-cell>
          <table:table-cell table:formula="of:=0.016708634-[.G215]*(0.000042037+0.0000001267*[.G215])" office:value-type="float" office:value="0.0167041828252978">
            <text:p>0.02</text:p>
          </table:table-cell>
          <table:table-cell table:formula="of:=SIN(RADIANS([.J215]))*(1.914602-[.G215]*(0.004817+0.000014*[.G215]))+SIN(RADIANS(2*[.J215]))*(0.019993-0.000101*[.G215])+SIN(RADIANS(3*[.J215]))*0.000289" office:value-type="float" office:value="-0.88661692476085">
            <text:p>-0.89</text:p>
          </table:table-cell>
          <table:table-cell table:formula="of:=[.I215]+[.L215]" office:value-type="float" office:value="130.380021347538">
            <text:p>130.38</text:p>
          </table:table-cell>
          <table:table-cell table:formula="of:=[.J215]+[.L215]" office:value-type="float" office:value="4167.26064724998">
            <text:p>4167.26</text:p>
          </table:table-cell>
          <table:table-cell table:formula="of:=(1.000001018*(1-[.K215]*[.K215]))/(1+[.K215]*COS(RADIANS([.N215])))" office:value-type="float" office:value="1.01479049361501">
            <text:p>1.01</text:p>
          </table:table-cell>
          <table:table-cell table:formula="of:=[.M215]-0.00569-0.00478*SIN(RADIANS(125.04-1934.136*[.G215]))" office:value-type="float" office:value="130.379034238523">
            <text:p>130.38</text:p>
          </table:table-cell>
          <table:table-cell table:formula="of:=23+(26+((21.448-[.G215]*(46.815+[.G215]*(0.00059-[.G215]*0.001813))))/60)/60" office:value-type="float" office:value="23.4379145759579">
            <text:p>23.44</text:p>
          </table:table-cell>
          <table:table-cell table:formula="of:=[.Q215]+0.00256*COS(RADIANS(125.04-1934.136*[.G215]))" office:value-type="float" office:value="23.4383725438426">
            <text:p>23.44</text:p>
          </table:table-cell>
          <table:table-cell table:formula="of:=DEGREES(ATAN2(COS(RADIANS([.P215]));COS(RADIANS([.R215]))*SIN(RADIANS([.P215]))))" office:value-type="float" office:value="132.827970114059">
            <text:p>132.83</text:p>
          </table:table-cell>
          <table:table-cell table:formula="of:=DEGREES(ASIN(SIN(RADIANS([.R215]))*SIN(RADIANS([.P215]))))" office:value-type="float" office:value="17.6382194345913">
            <text:p>17.64</text:p>
          </table:table-cell>
          <table:table-cell table:formula="of:=TAN(RADIANS([.R215]/2))*TAN(RADIANS([.R215]/2))" office:value-type="float" office:value="0.0430310604187112">
            <text:p>0.04</text:p>
          </table:table-cell>
          <table:table-cell table:formula="of:=4*DEGREES([.U215]*SIN(2*RADIANS([.I215]))-2*[.K215]*SIN(RADIANS([.J215]))+4*[.K215]*[.U215]*SIN(RADIANS([.J215]))*COS(2*RADIANS([.I215]))-0.5*[.U215]*[.U215]*SIN(4*RADIANS([.I215]))-1.25*[.K215]*[.K215]*SIN(2*RADIANS([.J215])))" office:value-type="float" office:value="-6.24721564218679">
            <text:p>-6.25</text:p>
          </table:table-cell>
          <table:table-cell table:formula="of:=DEGREES(ACOS(COS(RADIANS(90.833))/(COS(RADIANS([.$B$2]))*COS(RADIANS([.T215])))-TAN(RADIANS([.$B$2]))*TAN(RADIANS([.T215]))))" office:value-type="float" office:value="106.661005419934">
            <text:p>106.66</text:p>
          </table:table-cell>
          <table:table-cell table:style-name="ce7" table:formula="of:=(720-4*[.$B$3]-[.V215]+[.$B$4]*60)/1440" office:value-type="float" office:value="0.504338344195963">
            <text:p>12:06:15</text:p>
          </table:table-cell>
          <table:table-cell table:style-name="ce7" table:formula="of:=([.X215]*1440-[.W215]*4)/1440" office:value-type="float" office:value="0.208057773585035">
            <text:p>4:59:36</text:p>
          </table:table-cell>
          <table:table-cell table:style-name="ce7" table:formula="of:=([.X215]*1440+[.W215]*4)/1440" office:value-type="float" office:value="0.800618914806892">
            <text:p>19:12:53</text:p>
          </table:table-cell>
          <table:table-cell table:formula="of:=8*[.W215]" office:value-type="float" office:value="853.288043359474">
            <text:p>853.29</text:p>
          </table:table-cell>
          <table:table-cell table:formula="of:=MOD([.E215]*1440+[.V215]+4*[.$B$3]-60*[.$B$4];1440)" office:value-type="float" office:value="713.752784357813">
            <text:p>713.75</text:p>
          </table:table-cell>
          <table:table-cell table:formula="of:=IF([.AB215]/4&lt;0;[.AB215]/4+180;[.AB215]/4-180)" office:value-type="float" office:value="-1.5618039105467">
            <text:p>-1.56</text:p>
          </table:table-cell>
          <table:table-cell table:formula="of:=DEGREES(ACOS(SIN(RADIANS([.$B$2]))*SIN(RADIANS([.T215]))+COS(RADIANS([.$B$2]))*COS(RADIANS([.T215]))*COS(RADIANS([.AC215]))))" office:value-type="float" office:value="22.4025878631059">
            <text:p>22.4</text:p>
          </table:table-cell>
          <table:table-cell table:formula="of:=90-[.AD215]" office:value-type="float" office:value="67.5974121368941">
            <text:p>67.6</text:p>
          </table:table-cell>
          <table:table-cell table:formula="of:=IF([.AE215]&gt;85;0;IF([.AE215]&gt;5;58.1/TAN(RADIANS([.AE215]))-0.07/POWER(TAN(RADIANS([.AE215]));3)+0.000086/POWER(TAN(RADIANS([.AE215]));5);IF([.AE215]&gt;-0.575;1735+[.AE215]*(-518.2+[.AE215]*(103.4+[.AE215]*(-12.79+[.AE215]*0.711)));-20.772/TAN(RADIANS([.AE215])))))/3600" office:value-type="float" office:value="0.00665146101063622">
            <text:p>0.01</text:p>
          </table:table-cell>
          <table:table-cell table:formula="of:=[.AE215]+[.AF215]" office:value-type="float" office:value="67.6040635979047">
            <text:p>67.6</text:p>
          </table:table-cell>
          <table:table-cell table:formula="of:=IF([.AC215]&gt;0;MOD(DEGREES(ACOS(((SIN(RADIANS([.$B$2]))*COS(RADIANS([.AD215])))-SIN(RADIANS([.T215])))/(COS(RADIANS([.$B$2]))*SIN(RADIANS([.AD215])))))+180;360);MOD(540-DEGREES(ACOS(((SIN(RADIANS([.$B$2]))*COS(RADIANS([.AD215])))-SIN(RADIANS([.T215])))/(COS(RADIANS([.$B$2]))*SIN(RADIANS([.AD215])))));360))" office:value-type="float" office:value="176.092090469445">
            <text:p>176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5]+1" office:value-type="date" office:date-value="2010-08-03">
            <text:p>8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6]+2415018.5+[.E216]-[.$B$4]/24" office:value-type="float" office:value="2455412.29166667">
            <text:p>2455412.29</text:p>
          </table:table-cell>
          <table:table-cell table:style-name="ce9" table:formula="of:=([.F216]-2451545)/36525" office:value-type="float" office:value="0.105880675336523">
            <text:p>0.10588068</text:p>
          </table:table-cell>
          <table:table-cell/>
          <table:table-cell table:formula="of:=MOD(280.46646+[.G216]*(36000.76983+[.G216]*0.0003032);360)" office:value-type="float" office:value="132.252285634221">
            <text:p>132.25</text:p>
          </table:table-cell>
          <table:table-cell table:formula="of:=357.52911+[.G216]*(35999.05029-0.0001537*[.G216])" office:value-type="float" office:value="4169.13286445558">
            <text:p>4169.13</text:p>
          </table:table-cell>
          <table:table-cell table:formula="of:=0.016708634-[.G216]*(0.000042037+0.0000001267*[.G216])" office:value-type="float" office:value="0.016704181673653">
            <text:p>0.02</text:p>
          </table:table-cell>
          <table:table-cell table:formula="of:=SIN(RADIANS([.J216]))*(1.914602-[.G216]*(0.004817+0.000014*[.G216]))+SIN(RADIANS(2*[.J216]))*(0.019993-0.000101*[.G216])+SIN(RADIANS(3*[.J216]))*0.000289" office:value-type="float" office:value="-0.915143558949067">
            <text:p>-0.92</text:p>
          </table:table-cell>
          <table:table-cell table:formula="of:=[.I216]+[.L216]" office:value-type="float" office:value="131.337142075272">
            <text:p>131.34</text:p>
          </table:table-cell>
          <table:table-cell table:formula="of:=[.J216]+[.L216]" office:value-type="float" office:value="4168.21772089663">
            <text:p>4168.22</text:p>
          </table:table-cell>
          <table:table-cell table:formula="of:=(1.000001018*(1-[.K216]*[.K216]))/(1+[.K216]*COS(RADIANS([.N216])))" office:value-type="float" office:value="1.01465673150225">
            <text:p>1.01</text:p>
          </table:table-cell>
          <table:table-cell table:formula="of:=[.M216]-0.00569-0.00478*SIN(RADIANS(125.04-1934.136*[.G216]))" office:value-type="float" office:value="131.336155754558">
            <text:p>131.34</text:p>
          </table:table-cell>
          <table:table-cell table:formula="of:=23+(26+((21.448-[.G216]*(46.815+[.G216]*(0.00059-[.G216]*0.001813))))/60)/60" office:value-type="float" office:value="23.4379142199227">
            <text:p>23.44</text:p>
          </table:table-cell>
          <table:table-cell table:formula="of:=[.Q216]+0.00256*COS(RADIANS(125.04-1934.136*[.G216]))" office:value-type="float" office:value="23.4383698597829">
            <text:p>23.44</text:p>
          </table:table-cell>
          <table:table-cell table:formula="of:=DEGREES(ATAN2(COS(RADIANS([.P216]));COS(RADIANS([.R216]))*SIN(RADIANS([.P216]))))" office:value-type="float" office:value="133.793504643562">
            <text:p>133.79</text:p>
          </table:table-cell>
          <table:table-cell table:formula="of:=DEGREES(ASIN(SIN(RADIANS([.R216]))*SIN(RADIANS([.P216]))))" office:value-type="float" office:value="17.3770717033984">
            <text:p>17.38</text:p>
          </table:table-cell>
          <table:table-cell table:formula="of:=TAN(RADIANS([.R216]/2))*TAN(RADIANS([.R216]/2))" office:value-type="float" office:value="0.043031050282917">
            <text:p>0.04</text:p>
          </table:table-cell>
          <table:table-cell table:formula="of:=4*DEGREES([.U216]*SIN(2*RADIANS([.I216]))-2*[.K216]*SIN(RADIANS([.J216]))+4*[.K216]*[.U216]*SIN(RADIANS([.J216]))*COS(2*RADIANS([.I216]))-0.5*[.U216]*[.U216]*SIN(4*RADIANS([.I216]))-1.25*[.K216]*[.K216]*SIN(2*RADIANS([.J216])))" office:value-type="float" office:value="-6.16685214068824">
            <text:p>-6.17</text:p>
          </table:table-cell>
          <table:table-cell table:formula="of:=DEGREES(ACOS(COS(RADIANS(90.833))/(COS(RADIANS([.$B$2]))*COS(RADIANS([.T216])))-TAN(RADIANS([.$B$2]))*TAN(RADIANS([.T216]))))" office:value-type="float" office:value="106.407968341035">
            <text:p>106.41</text:p>
          </table:table-cell>
          <table:table-cell table:style-name="ce7" table:formula="of:=(720-4*[.$B$3]-[.V216]+[.$B$4]*60)/1440" office:value-type="float" office:value="0.504282536208811">
            <text:p>12:06:10</text:p>
          </table:table-cell>
          <table:table-cell table:style-name="ce7" table:formula="of:=([.X216]*1440-[.W216]*4)/1440" office:value-type="float" office:value="0.208704846372603">
            <text:p>5:00:32</text:p>
          </table:table-cell>
          <table:table-cell table:style-name="ce7" table:formula="of:=([.X216]*1440+[.W216]*4)/1440" office:value-type="float" office:value="0.79986022604502">
            <text:p>19:11:48</text:p>
          </table:table-cell>
          <table:table-cell table:formula="of:=8*[.W216]" office:value-type="float" office:value="851.263746728281">
            <text:p>851.26</text:p>
          </table:table-cell>
          <table:table-cell table:formula="of:=MOD([.E216]*1440+[.V216]+4*[.$B$3]-60*[.$B$4];1440)" office:value-type="float" office:value="713.833147859312">
            <text:p>713.83</text:p>
          </table:table-cell>
          <table:table-cell table:formula="of:=IF([.AB216]/4&lt;0;[.AB216]/4+180;[.AB216]/4-180)" office:value-type="float" office:value="-1.54171303517205">
            <text:p>-1.54</text:p>
          </table:table-cell>
          <table:table-cell table:formula="of:=DEGREES(ACOS(SIN(RADIANS([.$B$2]))*SIN(RADIANS([.T216]))+COS(RADIANS([.$B$2]))*COS(RADIANS([.T216]))*COS(RADIANS([.AC216]))))" office:value-type="float" office:value="22.6623153976456">
            <text:p>22.66</text:p>
          </table:table-cell>
          <table:table-cell table:formula="of:=90-[.AD216]" office:value-type="float" office:value="67.3376846023544">
            <text:p>67.34</text:p>
          </table:table-cell>
          <table:table-cell table:formula="of:=IF([.AE216]&gt;85;0;IF([.AE216]&gt;5;58.1/TAN(RADIANS([.AE216]))-0.07/POWER(TAN(RADIANS([.AE216]));3)+0.000086/POWER(TAN(RADIANS([.AE216]));5);IF([.AE216]&gt;-0.575;1735+[.AE216]*(-518.2+[.AE216]*(103.4+[.AE216]*(-12.79+[.AE216]*0.711)));-20.772/TAN(RADIANS([.AE216])))))/3600" office:value-type="float" office:value="0.00673715950323059">
            <text:p>0.01</text:p>
          </table:table-cell>
          <table:table-cell table:formula="of:=[.AE216]+[.AF216]" office:value-type="float" office:value="67.3444217618576">
            <text:p>67.34</text:p>
          </table:table-cell>
          <table:table-cell table:formula="of:=IF([.AC216]&gt;0;MOD(DEGREES(ACOS(((SIN(RADIANS([.$B$2]))*COS(RADIANS([.AD216])))-SIN(RADIANS([.T216])))/(COS(RADIANS([.$B$2]))*SIN(RADIANS([.AD216])))))+180;360);MOD(540-DEGREES(ACOS(((SIN(RADIANS([.$B$2]))*COS(RADIANS([.AD216])))-SIN(RADIANS([.T216])))/(COS(RADIANS([.$B$2]))*SIN(RADIANS([.AD216])))));360))" office:value-type="float" office:value="176.17891046858">
            <text:p>176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6]+1" office:value-type="date" office:date-value="2010-08-04">
            <text:p>8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7]+2415018.5+[.E217]-[.$B$4]/24" office:value-type="float" office:value="2455413.29166667">
            <text:p>2455413.29</text:p>
          </table:table-cell>
          <table:table-cell table:style-name="ce9" table:formula="of:=([.F217]-2451545)/36525" office:value-type="float" office:value="0.105908053844395">
            <text:p>0.10590805</text:p>
          </table:table-cell>
          <table:table-cell/>
          <table:table-cell table:formula="of:=MOD(280.46646+[.G217]*(36000.76983+[.G217]*0.0003032);360)" office:value-type="float" office:value="133.237932996143">
            <text:p>133.24</text:p>
          </table:table-cell>
          <table:table-cell table:formula="of:=357.52911+[.G217]*(35999.05029-0.0001537*[.G217])" office:value-type="float" office:value="4170.11846473641">
            <text:p>4170.12</text:p>
          </table:table-cell>
          <table:table-cell table:formula="of:=0.016708634-[.G217]*(0.000042037+0.0000001267*[.G217])" office:value-type="float" office:value="0.016704180522008">
            <text:p>0.02</text:p>
          </table:table-cell>
          <table:table-cell table:formula="of:=SIN(RADIANS([.J217]))*(1.914602-[.G217]*(0.004817+0.000014*[.G217]))+SIN(RADIANS(2*[.J217]))*(0.019993-0.000101*[.G217])+SIN(RADIANS(3*[.J217]))*0.000289" office:value-type="float" office:value="-0.943413799487402">
            <text:p>-0.94</text:p>
          </table:table-cell>
          <table:table-cell table:formula="of:=[.I217]+[.L217]" office:value-type="float" office:value="132.294519196655">
            <text:p>132.29</text:p>
          </table:table-cell>
          <table:table-cell table:formula="of:=[.J217]+[.L217]" office:value-type="float" office:value="4169.17505093692">
            <text:p>4169.18</text:p>
          </table:table-cell>
          <table:table-cell table:formula="of:=(1.000001018*(1-[.K217]*[.K217]))/(1+[.K217]*COS(RADIANS([.N217])))" office:value-type="float" office:value="1.01451873893991">
            <text:p>1.01</text:p>
          </table:table-cell>
          <table:table-cell table:formula="of:=[.M217]-0.00569-0.00478*SIN(RADIANS(125.04-1934.136*[.G217]))" office:value-type="float" office:value="132.293533660224">
            <text:p>132.29</text:p>
          </table:table-cell>
          <table:table-cell table:formula="of:=23+(26+((21.448-[.G217]*(46.815+[.G217]*(0.00059-[.G217]*0.001813))))/60)/60" office:value-type="float" office:value="23.4379138638876">
            <text:p>23.44</text:p>
          </table:table-cell>
          <table:table-cell table:formula="of:=[.Q217]+0.00256*COS(RADIANS(125.04-1934.136*[.G217]))" office:value-type="float" office:value="23.4383671753339">
            <text:p>23.44</text:p>
          </table:table-cell>
          <table:table-cell table:formula="of:=DEGREES(ATAN2(COS(RADIANS([.P217]));COS(RADIANS([.R217]))*SIN(RADIANS([.P217]))))" office:value-type="float" office:value="134.756522051117">
            <text:p>134.76</text:p>
          </table:table-cell>
          <table:table-cell table:formula="of:=DEGREES(ASIN(SIN(RADIANS([.R217]))*SIN(RADIANS([.P217]))))" office:value-type="float" office:value="17.1112279232352">
            <text:p>17.11</text:p>
          </table:table-cell>
          <table:table-cell table:formula="of:=TAN(RADIANS([.R217]/2))*TAN(RADIANS([.R217]/2))" office:value-type="float" office:value="0.0430310401456544">
            <text:p>0.04</text:p>
          </table:table-cell>
          <table:table-cell table:formula="of:=4*DEGREES([.U217]*SIN(2*RADIANS([.I217]))-2*[.K217]*SIN(RADIANS([.J217]))+4*[.K217]*[.U217]*SIN(RADIANS([.J217]))*COS(2*RADIANS([.I217]))-0.5*[.U217]*[.U217]*SIN(4*RADIANS([.I217]))-1.25*[.K217]*[.K217]*SIN(2*RADIANS([.J217])))" office:value-type="float" office:value="-6.07642388089327">
            <text:p>-6.08</text:p>
          </table:table-cell>
          <table:table-cell table:formula="of:=DEGREES(ACOS(COS(RADIANS(90.833))/(COS(RADIANS([.$B$2]))*COS(RADIANS([.T217])))-TAN(RADIANS([.$B$2]))*TAN(RADIANS([.T217]))))" office:value-type="float" office:value="106.151482698362">
            <text:p>106.15</text:p>
          </table:table-cell>
          <table:table-cell table:style-name="ce7" table:formula="of:=(720-4*[.$B$3]-[.V217]+[.$B$4]*60)/1440" office:value-type="float" office:value="0.504219738806176">
            <text:p>12:06:05</text:p>
          </table:table-cell>
          <table:table-cell table:style-name="ce7" table:formula="of:=([.X217]*1440-[.W217]*4)/1440" office:value-type="float" office:value="0.209354509088502">
            <text:p>5:01:28</text:p>
          </table:table-cell>
          <table:table-cell table:style-name="ce7" table:formula="of:=([.X217]*1440+[.W217]*4)/1440" office:value-type="float" office:value="0.799084968523849">
            <text:p>19:10:41</text:p>
          </table:table-cell>
          <table:table-cell table:formula="of:=8*[.W217]" office:value-type="float" office:value="849.2118615869">
            <text:p>849.21</text:p>
          </table:table-cell>
          <table:table-cell table:formula="of:=MOD([.E217]*1440+[.V217]+4*[.$B$3]-60*[.$B$4];1440)" office:value-type="float" office:value="713.923576119107">
            <text:p>713.92</text:p>
          </table:table-cell>
          <table:table-cell table:formula="of:=IF([.AB217]/4&lt;0;[.AB217]/4+180;[.AB217]/4-180)" office:value-type="float" office:value="-1.51910597022331">
            <text:p>-1.52</text:p>
          </table:table-cell>
          <table:table-cell table:formula="of:=DEGREES(ACOS(SIN(RADIANS([.$B$2]))*SIN(RADIANS([.T217]))+COS(RADIANS([.$B$2]))*COS(RADIANS([.T217]))*COS(RADIANS([.AC217]))))" office:value-type="float" office:value="22.9266480169343">
            <text:p>22.93</text:p>
          </table:table-cell>
          <table:table-cell table:formula="of:=90-[.AD217]" office:value-type="float" office:value="67.0733519830657">
            <text:p>67.07</text:p>
          </table:table-cell>
          <table:table-cell table:formula="of:=IF([.AE217]&gt;85;0;IF([.AE217]&gt;5;58.1/TAN(RADIANS([.AE217]))-0.07/POWER(TAN(RADIANS([.AE217]));3)+0.000086/POWER(TAN(RADIANS([.AE217]));5);IF([.AE217]&gt;-0.575;1735+[.AE217]*(-518.2+[.AE217]*(103.4+[.AE217]*(-12.79+[.AE217]*0.711)));-20.772/TAN(RADIANS([.AE217])))))/3600" office:value-type="float" office:value="0.00682470980349205">
            <text:p>0.01</text:p>
          </table:table-cell>
          <table:table-cell table:formula="of:=[.AE217]+[.AF217]" office:value-type="float" office:value="67.0801766928692">
            <text:p>67.08</text:p>
          </table:table-cell>
          <table:table-cell table:formula="of:=IF([.AC217]&gt;0;MOD(DEGREES(ACOS(((SIN(RADIANS([.$B$2]))*COS(RADIANS([.AD217])))-SIN(RADIANS([.T217])))/(COS(RADIANS([.$B$2]))*SIN(RADIANS([.AD217])))))+180;360);MOD(540-DEGREES(ACOS(((SIN(RADIANS([.$B$2]))*COS(RADIANS([.AD217])))-SIN(RADIANS([.T217])))/(COS(RADIANS([.$B$2]))*SIN(RADIANS([.AD217])))));360))" office:value-type="float" office:value="176.270799795951">
            <text:p>176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7]+1" office:value-type="date" office:date-value="2010-08-05">
            <text:p>8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8]+2415018.5+[.E218]-[.$B$4]/24" office:value-type="float" office:value="2455414.29166667">
            <text:p>2455414.29</text:p>
          </table:table-cell>
          <table:table-cell table:style-name="ce9" table:formula="of:=([.F218]-2451545)/36525" office:value-type="float" office:value="0.105935432352266">
            <text:p>0.10593543</text:p>
          </table:table-cell>
          <table:table-cell/>
          <table:table-cell table:formula="of:=MOD(280.46646+[.G218]*(36000.76983+[.G218]*0.0003032);360)" office:value-type="float" office:value="134.223580358065">
            <text:p>134.22</text:p>
          </table:table-cell>
          <table:table-cell table:formula="of:=357.52911+[.G218]*(35999.05029-0.0001537*[.G218])" office:value-type="float" office:value="4171.10406501724">
            <text:p>4171.1</text:p>
          </table:table-cell>
          <table:table-cell table:formula="of:=0.016708634-[.G218]*(0.000042037+0.0000001267*[.G218])" office:value-type="float" office:value="0.0167041793703628">
            <text:p>0.02</text:p>
          </table:table-cell>
          <table:table-cell table:formula="of:=SIN(RADIANS([.J218]))*(1.914602-[.G218]*(0.004817+0.000014*[.G218]))+SIN(RADIANS(2*[.J218]))*(0.019993-0.000101*[.G218])+SIN(RADIANS(3*[.J218]))*0.000289" office:value-type="float" office:value="-0.971419592505011">
            <text:p>-0.97</text:p>
          </table:table-cell>
          <table:table-cell table:formula="of:=[.I218]+[.L218]" office:value-type="float" office:value="133.25216076556">
            <text:p>133.25</text:p>
          </table:table-cell>
          <table:table-cell table:formula="of:=[.J218]+[.L218]" office:value-type="float" office:value="4170.13264542474">
            <text:p>4170.13</text:p>
          </table:table-cell>
          <table:table-cell table:formula="of:=(1.000001018*(1-[.K218]*[.K218]))/(1+[.K218]*COS(RADIANS([.N218])))" office:value-type="float" office:value="1.01437655330636">
            <text:p>1.01</text:p>
          </table:table-cell>
          <table:table-cell table:formula="of:=[.M218]-0.00569-0.00478*SIN(RADIANS(125.04-1934.136*[.G218]))" office:value-type="float" office:value="133.251176009394">
            <text:p>133.25</text:p>
          </table:table-cell>
          <table:table-cell table:formula="of:=23+(26+((21.448-[.G218]*(46.815+[.G218]*(0.00059-[.G218]*0.001813))))/60)/60" office:value-type="float" office:value="23.4379135078524">
            <text:p>23.44</text:p>
          </table:table-cell>
          <table:table-cell table:formula="of:=[.Q218]+0.00256*COS(RADIANS(125.04-1934.136*[.G218]))" office:value-type="float" office:value="23.4383644904978">
            <text:p>23.44</text:p>
          </table:table-cell>
          <table:table-cell table:formula="of:=DEGREES(ATAN2(COS(RADIANS([.P218]));COS(RADIANS([.R218]))*SIN(RADIANS([.P218]))))" office:value-type="float" office:value="135.717033801034">
            <text:p>135.72</text:p>
          </table:table-cell>
          <table:table-cell table:formula="of:=DEGREES(ASIN(SIN(RADIANS([.R218]))*SIN(RADIANS([.P218]))))" office:value-type="float" office:value="16.8407704164617">
            <text:p>16.84</text:p>
          </table:table-cell>
          <table:table-cell table:formula="of:=TAN(RADIANS([.R218]/2))*TAN(RADIANS([.R218]/2))" office:value-type="float" office:value="0.0430310300069308">
            <text:p>0.04</text:p>
          </table:table-cell>
          <table:table-cell table:formula="of:=4*DEGREES([.U218]*SIN(2*RADIANS([.I218]))-2*[.K218]*SIN(RADIANS([.J218]))+4*[.K218]*[.U218]*SIN(RADIANS([.J218]))*COS(2*RADIANS([.I218]))-0.5*[.U218]*[.U218]*SIN(4*RADIANS([.I218]))-1.25*[.K218]*[.K218]*SIN(2*RADIANS([.J218])))" office:value-type="float" office:value="-5.97597958954604">
            <text:p>-5.98</text:p>
          </table:table-cell>
          <table:table-cell table:formula="of:=DEGREES(ACOS(COS(RADIANS(90.833))/(COS(RADIANS([.$B$2]))*COS(RADIANS([.T218])))-TAN(RADIANS([.$B$2]))*TAN(RADIANS([.T218]))))" office:value-type="float" office:value="105.89166187822">
            <text:p>105.89</text:p>
          </table:table-cell>
          <table:table-cell table:style-name="ce7" table:formula="of:=(720-4*[.$B$3]-[.V218]+[.$B$4]*60)/1440" office:value-type="float" office:value="0.504149985826074">
            <text:p>12:05:59</text:p>
          </table:table-cell>
          <table:table-cell table:style-name="ce7" table:formula="of:=([.X218]*1440-[.W218]*4)/1440" office:value-type="float" office:value="0.210006480608797">
            <text:p>5:02:25</text:p>
          </table:table-cell>
          <table:table-cell table:style-name="ce7" table:formula="of:=([.X218]*1440+[.W218]*4)/1440" office:value-type="float" office:value="0.79829349104335">
            <text:p>19:09:33</text:p>
          </table:table-cell>
          <table:table-cell table:formula="of:=8*[.W218]" office:value-type="float" office:value="847.133295025756">
            <text:p>847.13</text:p>
          </table:table-cell>
          <table:table-cell table:formula="of:=MOD([.E218]*1440+[.V218]+4*[.$B$3]-60*[.$B$4];1440)" office:value-type="float" office:value="714.024020410454">
            <text:p>714.02</text:p>
          </table:table-cell>
          <table:table-cell table:formula="of:=IF([.AB218]/4&lt;0;[.AB218]/4+180;[.AB218]/4-180)" office:value-type="float" office:value="-1.4939948973865">
            <text:p>-1.49</text:p>
          </table:table-cell>
          <table:table-cell table:formula="of:=DEGREES(ACOS(SIN(RADIANS([.$B$2]))*SIN(RADIANS([.T218]))+COS(RADIANS([.$B$2]))*COS(RADIANS([.T218]))*COS(RADIANS([.AC218]))))" office:value-type="float" office:value="23.1955128747389">
            <text:p>23.2</text:p>
          </table:table-cell>
          <table:table-cell table:formula="of:=90-[.AD218]" office:value-type="float" office:value="66.8044871252611">
            <text:p>66.8</text:p>
          </table:table-cell>
          <table:table-cell table:formula="of:=IF([.AE218]&gt;85;0;IF([.AE218]&gt;5;58.1/TAN(RADIANS([.AE218]))-0.07/POWER(TAN(RADIANS([.AE218]));3)+0.000086/POWER(TAN(RADIANS([.AE218]));5);IF([.AE218]&gt;-0.575;1735+[.AE218]*(-518.2+[.AE218]*(103.4+[.AE218]*(-12.79+[.AE218]*0.711)));-20.772/TAN(RADIANS([.AE218])))))/3600" office:value-type="float" office:value="0.00691411097855791">
            <text:p>0.01</text:p>
          </table:table-cell>
          <table:table-cell table:formula="of:=[.AE218]+[.AF218]" office:value-type="float" office:value="66.8114012362397">
            <text:p>66.81</text:p>
          </table:table-cell>
          <table:table-cell table:formula="of:=IF([.AC218]&gt;0;MOD(DEGREES(ACOS(((SIN(RADIANS([.$B$2]))*COS(RADIANS([.AD218])))-SIN(RADIANS([.T218])))/(COS(RADIANS([.$B$2]))*SIN(RADIANS([.AD218])))))+180;360);MOD(540-DEGREES(ACOS(((SIN(RADIANS([.$B$2]))*COS(RADIANS([.AD218])))-SIN(RADIANS([.T218])))/(COS(RADIANS([.$B$2]))*SIN(RADIANS([.AD218])))));360))" office:value-type="float" office:value="176.367534238408">
            <text:p>176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8]+1" office:value-type="date" office:date-value="2010-08-06">
            <text:p>8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9]+2415018.5+[.E219]-[.$B$4]/24" office:value-type="float" office:value="2455415.29166667">
            <text:p>2455415.29</text:p>
          </table:table-cell>
          <table:table-cell table:style-name="ce9" table:formula="of:=([.F219]-2451545)/36525" office:value-type="float" office:value="0.105962810860137">
            <text:p>0.10596281</text:p>
          </table:table-cell>
          <table:table-cell/>
          <table:table-cell table:formula="of:=MOD(280.46646+[.G219]*(36000.76983+[.G219]*0.0003032);360)" office:value-type="float" office:value="135.209227719989">
            <text:p>135.21</text:p>
          </table:table-cell>
          <table:table-cell table:formula="of:=357.52911+[.G219]*(35999.05029-0.0001537*[.G219])" office:value-type="float" office:value="4172.08966529808">
            <text:p>4172.09</text:p>
          </table:table-cell>
          <table:table-cell table:formula="of:=0.016708634-[.G219]*(0.000042037+0.0000001267*[.G219])" office:value-type="float" office:value="0.0167041782187174">
            <text:p>0.02</text:p>
          </table:table-cell>
          <table:table-cell table:formula="of:=SIN(RADIANS([.J219]))*(1.914602-[.G219]*(0.004817+0.000014*[.G219]))+SIN(RADIANS(2*[.J219]))*(0.019993-0.000101*[.G219])+SIN(RADIANS(3*[.J219]))*0.000289" office:value-type="float" office:value="-0.999152945980707">
            <text:p>-1</text:p>
          </table:table-cell>
          <table:table-cell table:formula="of:=[.I219]+[.L219]" office:value-type="float" office:value="134.210074774008">
            <text:p>134.21</text:p>
          </table:table-cell>
          <table:table-cell table:formula="of:=[.J219]+[.L219]" office:value-type="float" office:value="4171.0905123521">
            <text:p>4171.09</text:p>
          </table:table-cell>
          <table:table-cell table:formula="of:=(1.000001018*(1-[.K219]*[.K219]))/(1+[.K219]*COS(RADIANS([.N219])))" office:value-type="float" office:value="1.01423021314822">
            <text:p>1.01</text:p>
          </table:table-cell>
          <table:table-cell table:formula="of:=[.M219]-0.00569-0.00478*SIN(RADIANS(125.04-1934.136*[.G219]))" office:value-type="float" office:value="134.209090794087">
            <text:p>134.21</text:p>
          </table:table-cell>
          <table:table-cell table:formula="of:=23+(26+((21.448-[.G219]*(46.815+[.G219]*(0.00059-[.G219]*0.001813))))/60)/60" office:value-type="float" office:value="23.4379131518172">
            <text:p>23.44</text:p>
          </table:table-cell>
          <table:table-cell table:formula="of:=[.Q219]+0.00256*COS(RADIANS(125.04-1934.136*[.G219]))" office:value-type="float" office:value="23.4383618052764">
            <text:p>23.44</text:p>
          </table:table-cell>
          <table:table-cell table:formula="of:=DEGREES(ATAN2(COS(RADIANS([.P219]));COS(RADIANS([.R219]))*SIN(RADIANS([.P219]))))" office:value-type="float" office:value="136.675054323273">
            <text:p>136.68</text:p>
          </table:table-cell>
          <table:table-cell table:formula="of:=DEGREES(ASIN(SIN(RADIANS([.R219]))*SIN(RADIANS([.P219]))))" office:value-type="float" office:value="16.565782108678">
            <text:p>16.57</text:p>
          </table:table-cell>
          <table:table-cell table:formula="of:=TAN(RADIANS([.R219]/2))*TAN(RADIANS([.R219]/2))" office:value-type="float" office:value="0.0430310198667539">
            <text:p>0.04</text:p>
          </table:table-cell>
          <table:table-cell table:formula="of:=4*DEGREES([.U219]*SIN(2*RADIANS([.I219]))-2*[.K219]*SIN(RADIANS([.J219]))+4*[.K219]*[.U219]*SIN(RADIANS([.J219]))*COS(2*RADIANS([.I219]))-0.5*[.U219]*[.U219]*SIN(4*RADIANS([.I219]))-1.25*[.K219]*[.K219]*SIN(2*RADIANS([.J219])))" office:value-type="float" office:value="-5.86558006278427">
            <text:p>-5.87</text:p>
          </table:table-cell>
          <table:table-cell table:formula="of:=DEGREES(ACOS(COS(RADIANS(90.833))/(COS(RADIANS([.$B$2]))*COS(RADIANS([.T219])))-TAN(RADIANS([.$B$2]))*TAN(RADIANS([.T219]))))" office:value-type="float" office:value="105.628617393418">
            <text:p>105.63</text:p>
          </table:table-cell>
          <table:table-cell table:style-name="ce7" table:formula="of:=(720-4*[.$B$3]-[.V219]+[.$B$4]*60)/1440" office:value-type="float" office:value="0.504073319488045">
            <text:p>12:05:52</text:p>
          </table:table-cell>
          <table:table-cell table:style-name="ce7" table:formula="of:=([.X219]*1440-[.W219]*4)/1440" office:value-type="float" office:value="0.210660493395216">
            <text:p>5:03:21</text:p>
          </table:table-cell>
          <table:table-cell table:style-name="ce7" table:formula="of:=([.X219]*1440+[.W219]*4)/1440" office:value-type="float" office:value="0.797486145580873">
            <text:p>19:08:23</text:p>
          </table:table-cell>
          <table:table-cell table:formula="of:=8*[.W219]" office:value-type="float" office:value="845.028939147346">
            <text:p>845.03</text:p>
          </table:table-cell>
          <table:table-cell table:formula="of:=MOD([.E219]*1440+[.V219]+4*[.$B$3]-60*[.$B$4];1440)" office:value-type="float" office:value="714.134419937216">
            <text:p>714.13</text:p>
          </table:table-cell>
          <table:table-cell table:formula="of:=IF([.AB219]/4&lt;0;[.AB219]/4+180;[.AB219]/4-180)" office:value-type="float" office:value="-1.46639501569607">
            <text:p>-1.47</text:p>
          </table:table-cell>
          <table:table-cell table:formula="of:=DEGREES(ACOS(SIN(RADIANS([.$B$2]))*SIN(RADIANS([.T219]))+COS(RADIANS([.$B$2]))*COS(RADIANS([.T219]))*COS(RADIANS([.AC219]))))" office:value-type="float" office:value="23.4688369170025">
            <text:p>23.47</text:p>
          </table:table-cell>
          <table:table-cell table:formula="of:=90-[.AD219]" office:value-type="float" office:value="66.5311630829975">
            <text:p>66.53</text:p>
          </table:table-cell>
          <table:table-cell table:formula="of:=IF([.AE219]&gt;85;0;IF([.AE219]&gt;5;58.1/TAN(RADIANS([.AE219]))-0.07/POWER(TAN(RADIANS([.AE219]));3)+0.000086/POWER(TAN(RADIANS([.AE219]));5);IF([.AE219]&gt;-0.575;1735+[.AE219]*(-518.2+[.AE219]*(103.4+[.AE219]*(-12.79+[.AE219]*0.711)));-20.772/TAN(RADIANS([.AE219])))))/3600" office:value-type="float" office:value="0.00700536262007843">
            <text:p>0.01</text:p>
          </table:table-cell>
          <table:table-cell table:formula="of:=[.AE219]+[.AF219]" office:value-type="float" office:value="66.5381684456176">
            <text:p>66.54</text:p>
          </table:table-cell>
          <table:table-cell table:formula="of:=IF([.AC219]&gt;0;MOD(DEGREES(ACOS(((SIN(RADIANS([.$B$2]))*COS(RADIANS([.AD219])))-SIN(RADIANS([.T219])))/(COS(RADIANS([.$B$2]))*SIN(RADIANS([.AD219])))))+180;360);MOD(540-DEGREES(ACOS(((SIN(RADIANS([.$B$2]))*COS(RADIANS([.AD219])))-SIN(RADIANS([.T219])))/(COS(RADIANS([.$B$2]))*SIN(RADIANS([.AD219])))));360))" office:value-type="float" office:value="176.468888363287">
            <text:p>176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9]+1" office:value-type="date" office:date-value="2010-08-07">
            <text:p>8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0]+2415018.5+[.E220]-[.$B$4]/24" office:value-type="float" office:value="2455416.29166667">
            <text:p>2455416.29</text:p>
          </table:table-cell>
          <table:table-cell table:style-name="ce9" table:formula="of:=([.F220]-2451545)/36525" office:value-type="float" office:value="0.105990189368009">
            <text:p>0.10599019</text:p>
          </table:table-cell>
          <table:table-cell/>
          <table:table-cell table:formula="of:=MOD(280.46646+[.G220]*(36000.76983+[.G220]*0.0003032);360)" office:value-type="float" office:value="136.194875081912">
            <text:p>136.19</text:p>
          </table:table-cell>
          <table:table-cell table:formula="of:=357.52911+[.G220]*(35999.05029-0.0001537*[.G220])" office:value-type="float" office:value="4173.07526557891">
            <text:p>4173.08</text:p>
          </table:table-cell>
          <table:table-cell table:formula="of:=0.016708634-[.G220]*(0.000042037+0.0000001267*[.G220])" office:value-type="float" office:value="0.0167041770670718">
            <text:p>0.02</text:p>
          </table:table-cell>
          <table:table-cell table:formula="of:=SIN(RADIANS([.J220]))*(1.914602-[.G220]*(0.004817+0.000014*[.G220]))+SIN(RADIANS(2*[.J220]))*(0.019993-0.000101*[.G220])+SIN(RADIANS(3*[.J220]))*0.000289" office:value-type="float" office:value="-1.02660593175733">
            <text:p>-1.03</text:p>
          </table:table-cell>
          <table:table-cell table:formula="of:=[.I220]+[.L220]" office:value-type="float" office:value="135.168269150155">
            <text:p>135.17</text:p>
          </table:table-cell>
          <table:table-cell table:formula="of:=[.J220]+[.L220]" office:value-type="float" office:value="4172.04865964715">
            <text:p>4172.05</text:p>
          </table:table-cell>
          <table:table-cell table:formula="of:=(1.000001018*(1-[.K220]*[.K220]))/(1+[.K220]*COS(RADIANS([.N220])))" office:value-type="float" office:value="1.01407975817276">
            <text:p>1.01</text:p>
          </table:table-cell>
          <table:table-cell table:formula="of:=[.M220]-0.00569-0.00478*SIN(RADIANS(125.04-1934.136*[.G220]))" office:value-type="float" office:value="135.167285942459">
            <text:p>135.17</text:p>
          </table:table-cell>
          <table:table-cell table:formula="of:=23+(26+((21.448-[.G220]*(46.815+[.G220]*(0.00059-[.G220]*0.001813))))/60)/60" office:value-type="float" office:value="23.4379127957821">
            <text:p>23.44</text:p>
          </table:table-cell>
          <table:table-cell table:formula="of:=[.Q220]+0.00256*COS(RADIANS(125.04-1934.136*[.G220]))" office:value-type="float" office:value="23.4383591196718">
            <text:p>23.44</text:p>
          </table:table-cell>
          <table:table-cell table:formula="of:=DEGREES(ATAN2(COS(RADIANS([.P220]));COS(RADIANS([.R220]))*SIN(RADIANS([.P220]))))" office:value-type="float" office:value="137.630600958178">
            <text:p>137.63</text:p>
          </table:table-cell>
          <table:table-cell table:formula="of:=DEGREES(ASIN(SIN(RADIANS([.R220]))*SIN(RADIANS([.P220]))))" office:value-type="float" office:value="16.2863464868153">
            <text:p>16.29</text:p>
          </table:table-cell>
          <table:table-cell table:formula="of:=TAN(RADIANS([.R220]/2))*TAN(RADIANS([.R220]/2))" office:value-type="float" office:value="0.0430310097251311">
            <text:p>0.04</text:p>
          </table:table-cell>
          <table:table-cell table:formula="of:=4*DEGREES([.U220]*SIN(2*RADIANS([.I220]))-2*[.K220]*SIN(RADIANS([.J220]))+4*[.K220]*[.U220]*SIN(RADIANS([.J220]))*COS(2*RADIANS([.I220]))-0.5*[.U220]*[.U220]*SIN(4*RADIANS([.I220]))-1.25*[.K220]*[.K220]*SIN(2*RADIANS([.J220])))" office:value-type="float" office:value="-5.7452979103622">
            <text:p>-5.75</text:p>
          </table:table-cell>
          <table:table-cell table:formula="of:=DEGREES(ACOS(COS(RADIANS(90.833))/(COS(RADIANS([.$B$2]))*COS(RADIANS([.T220])))-TAN(RADIANS([.$B$2]))*TAN(RADIANS([.T220]))))" office:value-type="float" office:value="105.362458802407">
            <text:p>105.36</text:p>
          </table:table-cell>
          <table:table-cell table:style-name="ce7" table:formula="of:=(720-4*[.$B$3]-[.V220]+[.$B$4]*60)/1440" office:value-type="float" office:value="0.503989790215529">
            <text:p>12:05:45</text:p>
          </table:table-cell>
          <table:table-cell table:style-name="ce7" table:formula="of:=([.X220]*1440-[.W220]*4)/1440" office:value-type="float" office:value="0.211316293542177">
            <text:p>5:04:18</text:p>
          </table:table-cell>
          <table:table-cell table:style-name="ce7" table:formula="of:=([.X220]*1440+[.W220]*4)/1440" office:value-type="float" office:value="0.796663286888881">
            <text:p>19:07:12</text:p>
          </table:table-cell>
          <table:table-cell table:formula="of:=8*[.W220]" office:value-type="float" office:value="842.899670419254">
            <text:p>842.9</text:p>
          </table:table-cell>
          <table:table-cell table:formula="of:=MOD([.E220]*1440+[.V220]+4*[.$B$3]-60*[.$B$4];1440)" office:value-type="float" office:value="714.254702089638">
            <text:p>714.25</text:p>
          </table:table-cell>
          <table:table-cell table:formula="of:=IF([.AB220]/4&lt;0;[.AB220]/4+180;[.AB220]/4-180)" office:value-type="float" office:value="-1.43632447759055">
            <text:p>-1.44</text:p>
          </table:table-cell>
          <table:table-cell table:formula="of:=DEGREES(ACOS(SIN(RADIANS([.$B$2]))*SIN(RADIANS([.T220]))+COS(RADIANS([.$B$2]))*COS(RADIANS([.T220]))*COS(RADIANS([.AC220]))))" office:value-type="float" office:value="23.7465468627993">
            <text:p>23.75</text:p>
          </table:table-cell>
          <table:table-cell table:formula="of:=90-[.AD220]" office:value-type="float" office:value="66.2534531372007">
            <text:p>66.25</text:p>
          </table:table-cell>
          <table:table-cell table:formula="of:=IF([.AE220]&gt;85;0;IF([.AE220]&gt;5;58.1/TAN(RADIANS([.AE220]))-0.07/POWER(TAN(RADIANS([.AE220]));3)+0.000086/POWER(TAN(RADIANS([.AE220]));5);IF([.AE220]&gt;-0.575;1735+[.AE220]*(-518.2+[.AE220]*(103.4+[.AE220]*(-12.79+[.AE220]*0.711)));-20.772/TAN(RADIANS([.AE220])))))/3600" office:value-type="float" office:value="0.00709846484420219">
            <text:p>0.01</text:p>
          </table:table-cell>
          <table:table-cell table:formula="of:=[.AE220]+[.AF220]" office:value-type="float" office:value="66.2605516020449">
            <text:p>66.26</text:p>
          </table:table-cell>
          <table:table-cell table:formula="of:=IF([.AC220]&gt;0;MOD(DEGREES(ACOS(((SIN(RADIANS([.$B$2]))*COS(RADIANS([.AD220])))-SIN(RADIANS([.T220])))/(COS(RADIANS([.$B$2]))*SIN(RADIANS([.AD220])))))+180;360);MOD(540-DEGREES(ACOS(((SIN(RADIANS([.$B$2]))*COS(RADIANS([.AD220])))-SIN(RADIANS([.T220])))/(COS(RADIANS([.$B$2]))*SIN(RADIANS([.AD220])))));360))" office:value-type="float" office:value="176.574636169322">
            <text:p>176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0]+1" office:value-type="date" office:date-value="2010-08-08">
            <text:p>8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1]+2415018.5+[.E221]-[.$B$4]/24" office:value-type="float" office:value="2455417.29166667">
            <text:p>2455417.29</text:p>
          </table:table-cell>
          <table:table-cell table:style-name="ce9" table:formula="of:=([.F221]-2451545)/36525" office:value-type="float" office:value="0.10601756787588">
            <text:p>0.10601757</text:p>
          </table:table-cell>
          <table:table-cell/>
          <table:table-cell table:formula="of:=MOD(280.46646+[.G221]*(36000.76983+[.G221]*0.0003032);360)" office:value-type="float" office:value="137.180522443837">
            <text:p>137.18</text:p>
          </table:table-cell>
          <table:table-cell table:formula="of:=357.52911+[.G221]*(35999.05029-0.0001537*[.G221])" office:value-type="float" office:value="4174.06086585974">
            <text:p>4174.06</text:p>
          </table:table-cell>
          <table:table-cell table:formula="of:=0.016708634-[.G221]*(0.000042037+0.0000001267*[.G221])" office:value-type="float" office:value="0.0167041759154261">
            <text:p>0.02</text:p>
          </table:table-cell>
          <table:table-cell table:formula="of:=SIN(RADIANS([.J221]))*(1.914602-[.G221]*(0.004817+0.000014*[.G221]))+SIN(RADIANS(2*[.J221]))*(0.019993-0.000101*[.G221])+SIN(RADIANS(3*[.J221]))*0.000289" office:value-type="float" office:value="-1.05377068755424">
            <text:p>-1.05</text:p>
          </table:table-cell>
          <table:table-cell table:formula="of:=[.I221]+[.L221]" office:value-type="float" office:value="136.126751756282">
            <text:p>136.13</text:p>
          </table:table-cell>
          <table:table-cell table:formula="of:=[.J221]+[.L221]" office:value-type="float" office:value="4173.00709517219">
            <text:p>4173.01</text:p>
          </table:table-cell>
          <table:table-cell table:formula="of:=(1.000001018*(1-[.K221]*[.K221]))/(1+[.K221]*COS(RADIANS([.N221])))" office:value-type="float" office:value="1.01392522924016">
            <text:p>1.01</text:p>
          </table:table-cell>
          <table:table-cell table:formula="of:=[.M221]-0.00569-0.00478*SIN(RADIANS(125.04-1934.136*[.G221]))" office:value-type="float" office:value="136.125769316792">
            <text:p>136.13</text:p>
          </table:table-cell>
          <table:table-cell table:formula="of:=23+(26+((21.448-[.G221]*(46.815+[.G221]*(0.00059-[.G221]*0.001813))))/60)/60" office:value-type="float" office:value="23.4379124397469">
            <text:p>23.44</text:p>
          </table:table-cell>
          <table:table-cell table:formula="of:=[.Q221]+0.00256*COS(RADIANS(125.04-1934.136*[.G221]))" office:value-type="float" office:value="23.438356433686">
            <text:p>23.44</text:p>
          </table:table-cell>
          <table:table-cell table:formula="of:=DEGREES(ATAN2(COS(RADIANS([.P221]));COS(RADIANS([.R221]))*SIN(RADIANS([.P221]))))" office:value-type="float" office:value="138.583693899035">
            <text:p>138.58</text:p>
          </table:table-cell>
          <table:table-cell table:formula="of:=DEGREES(ASIN(SIN(RADIANS([.R221]))*SIN(RADIANS([.P221]))))" office:value-type="float" office:value="16.002547559121">
            <text:p>16</text:p>
          </table:table-cell>
          <table:table-cell table:formula="of:=TAN(RADIANS([.R221]/2))*TAN(RADIANS([.R221]/2))" office:value-type="float" office:value="0.0430309995820699">
            <text:p>0.04</text:p>
          </table:table-cell>
          <table:table-cell table:formula="of:=4*DEGREES([.U221]*SIN(2*RADIANS([.I221]))-2*[.K221]*SIN(RADIANS([.J221]))+4*[.K221]*[.U221]*SIN(RADIANS([.J221]))*COS(2*RADIANS([.I221]))-0.5*[.U221]*[.U221]*SIN(4*RADIANS([.I221]))-1.25*[.K221]*[.K221]*SIN(2*RADIANS([.J221])))" office:value-type="float" office:value="-5.61521728769761">
            <text:p>-5.62</text:p>
          </table:table-cell>
          <table:table-cell table:formula="of:=DEGREES(ACOS(COS(RADIANS(90.833))/(COS(RADIANS([.$B$2]))*COS(RADIANS([.T221])))-TAN(RADIANS([.$B$2]))*TAN(RADIANS([.T221]))))" office:value-type="float" office:value="105.093293638059">
            <text:p>105.09</text:p>
          </table:table-cell>
          <table:table-cell table:style-name="ce7" table:formula="of:=(720-4*[.$B$3]-[.V221]+[.$B$4]*60)/1440" office:value-type="float" office:value="0.50389945644979">
            <text:p>12:05:37</text:p>
          </table:table-cell>
          <table:table-cell table:style-name="ce7" table:formula="of:=([.X221]*1440-[.W221]*4)/1440" office:value-type="float" office:value="0.211973640788514">
            <text:p>5:05:15</text:p>
          </table:table-cell>
          <table:table-cell table:style-name="ce7" table:formula="of:=([.X221]*1440+[.W221]*4)/1440" office:value-type="float" office:value="0.795825272111066">
            <text:p>19:05:59</text:p>
          </table:table-cell>
          <table:table-cell table:formula="of:=8*[.W221]" office:value-type="float" office:value="840.746349104475">
            <text:p>840.75</text:p>
          </table:table-cell>
          <table:table-cell table:formula="of:=MOD([.E221]*1440+[.V221]+4*[.$B$3]-60*[.$B$4];1440)" office:value-type="float" office:value="714.384782712302">
            <text:p>714.38</text:p>
          </table:table-cell>
          <table:table-cell table:formula="of:=IF([.AB221]/4&lt;0;[.AB221]/4+180;[.AB221]/4-180)" office:value-type="float" office:value="-1.40380432192441">
            <text:p>-1.4</text:p>
          </table:table-cell>
          <table:table-cell table:formula="of:=DEGREES(ACOS(SIN(RADIANS([.$B$2]))*SIN(RADIANS([.T221]))+COS(RADIANS([.$B$2]))*COS(RADIANS([.T221]))*COS(RADIANS([.AC221]))))" office:value-type="float" office:value="24.0285691837343">
            <text:p>24.03</text:p>
          </table:table-cell>
          <table:table-cell table:formula="of:=90-[.AD221]" office:value-type="float" office:value="65.9714308162657">
            <text:p>65.97</text:p>
          </table:table-cell>
          <table:table-cell table:formula="of:=IF([.AE221]&gt;85;0;IF([.AE221]&gt;5;58.1/TAN(RADIANS([.AE221]))-0.07/POWER(TAN(RADIANS([.AE221]));3)+0.000086/POWER(TAN(RADIANS([.AE221]));5);IF([.AE221]&gt;-0.575;1735+[.AE221]*(-518.2+[.AE221]*(103.4+[.AE221]*(-12.79+[.AE221]*0.711)));-20.772/TAN(RADIANS([.AE221])))))/3600" office:value-type="float" office:value="0.00719341829081569">
            <text:p>0.01</text:p>
          </table:table-cell>
          <table:table-cell table:formula="of:=[.AE221]+[.AF221]" office:value-type="float" office:value="65.9786242345565">
            <text:p>65.98</text:p>
          </table:table-cell>
          <table:table-cell table:formula="of:=IF([.AC221]&gt;0;MOD(DEGREES(ACOS(((SIN(RADIANS([.$B$2]))*COS(RADIANS([.AD221])))-SIN(RADIANS([.T221])))/(COS(RADIANS([.$B$2]))*SIN(RADIANS([.AD221])))))+180;360);MOD(540-DEGREES(ACOS(((SIN(RADIANS([.$B$2]))*COS(RADIANS([.AD221])))-SIN(RADIANS([.T221])))/(COS(RADIANS([.$B$2]))*SIN(RADIANS([.AD221])))));360))" office:value-type="float" office:value="176.684551689403">
            <text:p>176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1]+1" office:value-type="date" office:date-value="2010-08-09">
            <text:p>8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2]+2415018.5+[.E222]-[.$B$4]/24" office:value-type="float" office:value="2455418.29166667">
            <text:p>2455418.29</text:p>
          </table:table-cell>
          <table:table-cell table:style-name="ce9" table:formula="of:=([.F222]-2451545)/36525" office:value-type="float" office:value="0.106044946383751">
            <text:p>0.10604495</text:p>
          </table:table-cell>
          <table:table-cell/>
          <table:table-cell table:formula="of:=MOD(280.46646+[.G222]*(36000.76983+[.G222]*0.0003032);360)" office:value-type="float" office:value="138.166169805761">
            <text:p>138.17</text:p>
          </table:table-cell>
          <table:table-cell table:formula="of:=357.52911+[.G222]*(35999.05029-0.0001537*[.G222])" office:value-type="float" office:value="4175.04646614057">
            <text:p>4175.05</text:p>
          </table:table-cell>
          <table:table-cell table:formula="of:=0.016708634-[.G222]*(0.000042037+0.0000001267*[.G222])" office:value-type="float" office:value="0.0167041747637801">
            <text:p>0.02</text:p>
          </table:table-cell>
          <table:table-cell table:formula="of:=SIN(RADIANS([.J222]))*(1.914602-[.G222]*(0.004817+0.000014*[.G222]))+SIN(RADIANS(2*[.J222]))*(0.019993-0.000101*[.G222])+SIN(RADIANS(3*[.J222]))*0.000289" office:value-type="float" office:value="-1.08063941897757">
            <text:p>-1.08</text:p>
          </table:table-cell>
          <table:table-cell table:formula="of:=[.I222]+[.L222]" office:value-type="float" office:value="137.085530386784">
            <text:p>137.09</text:p>
          </table:table-cell>
          <table:table-cell table:formula="of:=[.J222]+[.L222]" office:value-type="float" office:value="4173.9658267216">
            <text:p>4173.97</text:p>
          </table:table-cell>
          <table:table-cell table:formula="of:=(1.000001018*(1-[.K222]*[.K222]))/(1+[.K222]*COS(RADIANS([.N222])))" office:value-type="float" office:value="1.01376666835547">
            <text:p>1.01</text:p>
          </table:table-cell>
          <table:table-cell table:formula="of:=[.M222]-0.00569-0.00478*SIN(RADIANS(125.04-1934.136*[.G222]))" office:value-type="float" office:value="137.084548711477">
            <text:p>137.08</text:p>
          </table:table-cell>
          <table:table-cell table:formula="of:=23+(26+((21.448-[.G222]*(46.815+[.G222]*(0.00059-[.G222]*0.001813))))/60)/60" office:value-type="float" office:value="23.4379120837117">
            <text:p>23.44</text:p>
          </table:table-cell>
          <table:table-cell table:formula="of:=[.Q222]+0.00256*COS(RADIANS(125.04-1934.136*[.G222]))" office:value-type="float" office:value="23.4383537473209">
            <text:p>23.44</text:p>
          </table:table-cell>
          <table:table-cell table:formula="of:=DEGREES(ATAN2(COS(RADIANS([.P222]));COS(RADIANS([.R222]))*SIN(RADIANS([.P222]))))" office:value-type="float" office:value="139.534356132673">
            <text:p>139.53</text:p>
          </table:table-cell>
          <table:table-cell table:formula="of:=DEGREES(ASIN(SIN(RADIANS([.R222]))*SIN(RADIANS([.P222]))))" office:value-type="float" office:value="15.7144698170657">
            <text:p>15.71</text:p>
          </table:table-cell>
          <table:table-cell table:formula="of:=TAN(RADIANS([.R222]/2))*TAN(RADIANS([.R222]/2))" office:value-type="float" office:value="0.0430309894375778">
            <text:p>0.04</text:p>
          </table:table-cell>
          <table:table-cell table:formula="of:=4*DEGREES([.U222]*SIN(2*RADIANS([.I222]))-2*[.K222]*SIN(RADIANS([.J222]))+4*[.K222]*[.U222]*SIN(RADIANS([.J222]))*COS(2*RADIANS([.I222]))-0.5*[.U222]*[.U222]*SIN(4*RADIANS([.I222]))-1.25*[.K222]*[.K222]*SIN(2*RADIANS([.J222])))" office:value-type="float" office:value="-5.47543361712094">
            <text:p>-5.48</text:p>
          </table:table-cell>
          <table:table-cell table:formula="of:=DEGREES(ACOS(COS(RADIANS(90.833))/(COS(RADIANS([.$B$2]))*COS(RADIANS([.T222])))-TAN(RADIANS([.$B$2]))*TAN(RADIANS([.T222]))))" office:value-type="float" office:value="104.821227345847">
            <text:p>104.82</text:p>
          </table:table-cell>
          <table:table-cell table:style-name="ce7" table:formula="of:=(720-4*[.$B$3]-[.V222]+[.$B$4]*60)/1440" office:value-type="float" office:value="0.503802384456334">
            <text:p>12:05:29</text:p>
          </table:table-cell>
          <table:table-cell table:style-name="ce7" table:formula="of:=([.X222]*1440-[.W222]*4)/1440" office:value-type="float" office:value="0.212632308495648">
            <text:p>5:06:11</text:p>
          </table:table-cell>
          <table:table-cell table:style-name="ce7" table:formula="of:=([.X222]*1440+[.W222]*4)/1440" office:value-type="float" office:value="0.79497246041702">
            <text:p>19:04:46</text:p>
          </table:table-cell>
          <table:table-cell table:formula="of:=8*[.W222]" office:value-type="float" office:value="838.569818766775">
            <text:p>838.57</text:p>
          </table:table-cell>
          <table:table-cell table:formula="of:=MOD([.E222]*1440+[.V222]+4*[.$B$3]-60*[.$B$4];1440)" office:value-type="float" office:value="714.524566382879">
            <text:p>714.52</text:p>
          </table:table-cell>
          <table:table-cell table:formula="of:=IF([.AB222]/4&lt;0;[.AB222]/4+180;[.AB222]/4-180)" office:value-type="float" office:value="-1.36885840428025">
            <text:p>-1.37</text:p>
          </table:table-cell>
          <table:table-cell table:formula="of:=DEGREES(ACOS(SIN(RADIANS([.$B$2]))*SIN(RADIANS([.T222]))+COS(RADIANS([.$B$2]))*COS(RADIANS([.T222]))*COS(RADIANS([.AC222]))))" office:value-type="float" office:value="24.3148300821153">
            <text:p>24.31</text:p>
          </table:table-cell>
          <table:table-cell table:formula="of:=90-[.AD222]" office:value-type="float" office:value="65.6851699178847">
            <text:p>65.69</text:p>
          </table:table-cell>
          <table:table-cell table:formula="of:=IF([.AE222]&gt;85;0;IF([.AE222]&gt;5;58.1/TAN(RADIANS([.AE222]))-0.07/POWER(TAN(RADIANS([.AE222]));3)+0.000086/POWER(TAN(RADIANS([.AE222]));5);IF([.AE222]&gt;-0.575;1735+[.AE222]*(-518.2+[.AE222]*(103.4+[.AE222]*(-12.79+[.AE222]*0.711)));-20.772/TAN(RADIANS([.AE222])))))/3600" office:value-type="float" office:value="0.00729022412210192">
            <text:p>0.01</text:p>
          </table:table-cell>
          <table:table-cell table:formula="of:=[.AE222]+[.AF222]" office:value-type="float" office:value="65.6924601420068">
            <text:p>65.69</text:p>
          </table:table-cell>
          <table:table-cell table:formula="of:=IF([.AC222]&gt;0;MOD(DEGREES(ACOS(((SIN(RADIANS([.$B$2]))*COS(RADIANS([.AD222])))-SIN(RADIANS([.T222])))/(COS(RADIANS([.$B$2]))*SIN(RADIANS([.AD222])))))+180;360);MOD(540-DEGREES(ACOS(((SIN(RADIANS([.$B$2]))*COS(RADIANS([.AD222])))-SIN(RADIANS([.T222])))/(COS(RADIANS([.$B$2]))*SIN(RADIANS([.AD222])))));360))" office:value-type="float" office:value="176.798409546382">
            <text:p>176.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2]+1" office:value-type="date" office:date-value="2010-08-10">
            <text:p>8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3]+2415018.5+[.E223]-[.$B$4]/24" office:value-type="float" office:value="2455419.29166667">
            <text:p>2455419.29</text:p>
          </table:table-cell>
          <table:table-cell table:style-name="ce9" table:formula="of:=([.F223]-2451545)/36525" office:value-type="float" office:value="0.106072324891622">
            <text:p>0.10607232</text:p>
          </table:table-cell>
          <table:table-cell/>
          <table:table-cell table:formula="of:=MOD(280.46646+[.G223]*(36000.76983+[.G223]*0.0003032);360)" office:value-type="float" office:value="139.151817167686">
            <text:p>139.15</text:p>
          </table:table-cell>
          <table:table-cell table:formula="of:=357.52911+[.G223]*(35999.05029-0.0001537*[.G223])" office:value-type="float" office:value="4176.03206642141">
            <text:p>4176.03</text:p>
          </table:table-cell>
          <table:table-cell table:formula="of:=0.016708634-[.G223]*(0.000042037+0.0000001267*[.G223])" office:value-type="float" office:value="0.016704173612134">
            <text:p>0.02</text:p>
          </table:table-cell>
          <table:table-cell table:formula="of:=SIN(RADIANS([.J223]))*(1.914602-[.G223]*(0.004817+0.000014*[.G223]))+SIN(RADIANS(2*[.J223]))*(0.019993-0.000101*[.G223])+SIN(RADIANS(3*[.J223]))*0.000289" office:value-type="float" office:value="-1.10720440152871">
            <text:p>-1.11</text:p>
          </table:table-cell>
          <table:table-cell table:formula="of:=[.I223]+[.L223]" office:value-type="float" office:value="138.044612766158">
            <text:p>138.04</text:p>
          </table:table-cell>
          <table:table-cell table:formula="of:=[.J223]+[.L223]" office:value-type="float" office:value="4174.92486201988">
            <text:p>4174.92</text:p>
          </table:table-cell>
          <table:table-cell table:formula="of:=(1.000001018*(1-[.K223]*[.K223]))/(1+[.K223]*COS(RADIANS([.N223])))" office:value-type="float" office:value="1.01360411866022">
            <text:p>1.01</text:p>
          </table:table-cell>
          <table:table-cell table:formula="of:=[.M223]-0.00569-0.00478*SIN(RADIANS(125.04-1934.136*[.G223]))" office:value-type="float" office:value="138.043631851013">
            <text:p>138.04</text:p>
          </table:table-cell>
          <table:table-cell table:formula="of:=23+(26+((21.448-[.G223]*(46.815+[.G223]*(0.00059-[.G223]*0.001813))))/60)/60" office:value-type="float" office:value="23.4379117276766">
            <text:p>23.44</text:p>
          </table:table-cell>
          <table:table-cell table:formula="of:=[.Q223]+0.00256*COS(RADIANS(125.04-1934.136*[.G223]))" office:value-type="float" office:value="23.4383510605786">
            <text:p>23.44</text:p>
          </table:table-cell>
          <table:table-cell table:formula="of:=DEGREES(ATAN2(COS(RADIANS([.P223]));COS(RADIANS([.R223]))*SIN(RADIANS([.P223]))))" office:value-type="float" office:value="140.482613378386">
            <text:p>140.48</text:p>
          </table:table-cell>
          <table:table-cell table:formula="of:=DEGREES(ASIN(SIN(RADIANS([.R223]))*SIN(RADIANS([.P223]))))" office:value-type="float" office:value="15.4221981991826">
            <text:p>15.42</text:p>
          </table:table-cell>
          <table:table-cell table:formula="of:=TAN(RADIANS([.R223]/2))*TAN(RADIANS([.R223]/2))" office:value-type="float" office:value="0.0430309792916624">
            <text:p>0.04</text:p>
          </table:table-cell>
          <table:table-cell table:formula="of:=4*DEGREES([.U223]*SIN(2*RADIANS([.I223]))-2*[.K223]*SIN(RADIANS([.J223]))+4*[.K223]*[.U223]*SIN(RADIANS([.J223]))*COS(2*RADIANS([.I223]))-0.5*[.U223]*[.U223]*SIN(4*RADIANS([.I223]))-1.25*[.K223]*[.K223]*SIN(2*RADIANS([.J223])))" office:value-type="float" office:value="-5.32605329970503">
            <text:p>-5.33</text:p>
          </table:table-cell>
          <table:table-cell table:formula="of:=DEGREES(ACOS(COS(RADIANS(90.833))/(COS(RADIANS([.$B$2]))*COS(RADIANS([.T223])))-TAN(RADIANS([.$B$2]))*TAN(RADIANS([.T223]))))" office:value-type="float" office:value="104.546363231076">
            <text:p>104.55</text:p>
          </table:table-cell>
          <table:table-cell table:style-name="ce7" table:formula="of:=(720-4*[.$B$3]-[.V223]+[.$B$4]*60)/1440" office:value-type="float" office:value="0.503698648124795">
            <text:p>12:05:20</text:p>
          </table:table-cell>
          <table:table-cell table:style-name="ce7" table:formula="of:=([.X223]*1440-[.W223]*4)/1440" office:value-type="float" office:value="0.213292083594029">
            <text:p>5:07:08</text:p>
          </table:table-cell>
          <table:table-cell table:style-name="ce7" table:formula="of:=([.X223]*1440+[.W223]*4)/1440" office:value-type="float" office:value="0.794105212655561">
            <text:p>19:03:31</text:p>
          </table:table-cell>
          <table:table-cell table:formula="of:=8*[.W223]" office:value-type="float" office:value="836.370905848606">
            <text:p>836.37</text:p>
          </table:table-cell>
          <table:table-cell table:formula="of:=MOD([.E223]*1440+[.V223]+4*[.$B$3]-60*[.$B$4];1440)" office:value-type="float" office:value="714.673946700295">
            <text:p>714.67</text:p>
          </table:table-cell>
          <table:table-cell table:formula="of:=IF([.AB223]/4&lt;0;[.AB223]/4+180;[.AB223]/4-180)" office:value-type="float" office:value="-1.33151332492625">
            <text:p>-1.33</text:p>
          </table:table-cell>
          <table:table-cell table:formula="of:=DEGREES(ACOS(SIN(RADIANS([.$B$2]))*SIN(RADIANS([.T223]))+COS(RADIANS([.$B$2]))*COS(RADIANS([.T223]))*COS(RADIANS([.AC223]))))" office:value-type="float" office:value="24.6052554682091">
            <text:p>24.61</text:p>
          </table:table-cell>
          <table:table-cell table:formula="of:=90-[.AD223]" office:value-type="float" office:value="65.3947445317909">
            <text:p>65.39</text:p>
          </table:table-cell>
          <table:table-cell table:formula="of:=IF([.AE223]&gt;85;0;IF([.AE223]&gt;5;58.1/TAN(RADIANS([.AE223]))-0.07/POWER(TAN(RADIANS([.AE223]));3)+0.000086/POWER(TAN(RADIANS([.AE223]));5);IF([.AE223]&gt;-0.575;1735+[.AE223]*(-518.2+[.AE223]*(103.4+[.AE223]*(-12.79+[.AE223]*0.711)));-20.772/TAN(RADIANS([.AE223])))))/3600" office:value-type="float" office:value="0.00738888402047718">
            <text:p>0.01</text:p>
          </table:table-cell>
          <table:table-cell table:formula="of:=[.AE223]+[.AF223]" office:value-type="float" office:value="65.4021334158113">
            <text:p>65.4</text:p>
          </table:table-cell>
          <table:table-cell table:formula="of:=IF([.AC223]&gt;0;MOD(DEGREES(ACOS(((SIN(RADIANS([.$B$2]))*COS(RADIANS([.AD223])))-SIN(RADIANS([.T223])))/(COS(RADIANS([.$B$2]))*SIN(RADIANS([.AD223])))))+180;360);MOD(540-DEGREES(ACOS(((SIN(RADIANS([.$B$2]))*COS(RADIANS([.AD223])))-SIN(RADIANS([.T223])))/(COS(RADIANS([.$B$2]))*SIN(RADIANS([.AD223])))));360))" office:value-type="float" office:value="176.915985463245">
            <text:p>176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3]+1" office:value-type="date" office:date-value="2010-08-11">
            <text:p>8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4]+2415018.5+[.E224]-[.$B$4]/24" office:value-type="float" office:value="2455420.29166667">
            <text:p>2455420.29</text:p>
          </table:table-cell>
          <table:table-cell table:style-name="ce9" table:formula="of:=([.F224]-2451545)/36525" office:value-type="float" office:value="0.106099703399494">
            <text:p>0.10609970</text:p>
          </table:table-cell>
          <table:table-cell/>
          <table:table-cell table:formula="of:=MOD(280.46646+[.G224]*(36000.76983+[.G224]*0.0003032);360)" office:value-type="float" office:value="140.137464529612">
            <text:p>140.14</text:p>
          </table:table-cell>
          <table:table-cell table:formula="of:=357.52911+[.G224]*(35999.05029-0.0001537*[.G224])" office:value-type="float" office:value="4177.01766670224">
            <text:p>4177.02</text:p>
          </table:table-cell>
          <table:table-cell table:formula="of:=0.016708634-[.G224]*(0.000042037+0.0000001267*[.G224])" office:value-type="float" office:value="0.0167041724604877">
            <text:p>0.02</text:p>
          </table:table-cell>
          <table:table-cell table:formula="of:=SIN(RADIANS([.J224]))*(1.914602-[.G224]*(0.004817+0.000014*[.G224]))+SIN(RADIANS(2*[.J224]))*(0.019993-0.000101*[.G224])+SIN(RADIANS(3*[.J224]))*0.000289" office:value-type="float" office:value="-1.1334579826102">
            <text:p>-1.13</text:p>
          </table:table-cell>
          <table:table-cell table:formula="of:=[.I224]+[.L224]" office:value-type="float" office:value="139.004006547002">
            <text:p>139</text:p>
          </table:table-cell>
          <table:table-cell table:formula="of:=[.J224]+[.L224]" office:value-type="float" office:value="4175.88420871963">
            <text:p>4175.88</text:p>
          </table:table-cell>
          <table:table-cell table:formula="of:=(1.000001018*(1-[.K224]*[.K224]))/(1+[.K224]*COS(RADIANS([.N224])))" office:value-type="float" office:value="1.01343762442392">
            <text:p>1.01</text:p>
          </table:table-cell>
          <table:table-cell table:formula="of:=[.M224]-0.00569-0.00478*SIN(RADIANS(125.04-1934.136*[.G224]))" office:value-type="float" office:value="139.003026387997">
            <text:p>139</text:p>
          </table:table-cell>
          <table:table-cell table:formula="of:=23+(26+((21.448-[.G224]*(46.815+[.G224]*(0.00059-[.G224]*0.001813))))/60)/60" office:value-type="float" office:value="23.4379113716414">
            <text:p>23.44</text:p>
          </table:table-cell>
          <table:table-cell table:formula="of:=[.Q224]+0.00256*COS(RADIANS(125.04-1934.136*[.G224]))" office:value-type="float" office:value="23.438348373461">
            <text:p>23.44</text:p>
          </table:table-cell>
          <table:table-cell table:formula="of:=DEGREES(ATAN2(COS(RADIANS([.P224]));COS(RADIANS([.R224]))*SIN(RADIANS([.P224]))))" office:value-type="float" office:value="141.428494025393">
            <text:p>141.43</text:p>
          </table:table-cell>
          <table:table-cell table:formula="of:=DEGREES(ASIN(SIN(RADIANS([.R224]))*SIN(RADIANS([.P224]))))" office:value-type="float" office:value="15.1258180568574">
            <text:p>15.13</text:p>
          </table:table-cell>
          <table:table-cell table:formula="of:=TAN(RADIANS([.R224]/2))*TAN(RADIANS([.R224]/2))" office:value-type="float" office:value="0.0430309691443311">
            <text:p>0.04</text:p>
          </table:table-cell>
          <table:table-cell table:formula="of:=4*DEGREES([.U224]*SIN(2*RADIANS([.I224]))-2*[.K224]*SIN(RADIANS([.J224]))+4*[.K224]*[.U224]*SIN(RADIANS([.J224]))*COS(2*RADIANS([.I224]))-0.5*[.U224]*[.U224]*SIN(4*RADIANS([.I224]))-1.25*[.K224]*[.K224]*SIN(2*RADIANS([.J224])))" office:value-type="float" office:value="-5.16719341905605">
            <text:p>-5.17</text:p>
          </table:table-cell>
          <table:table-cell table:formula="of:=DEGREES(ACOS(COS(RADIANS(90.833))/(COS(RADIANS([.$B$2]))*COS(RADIANS([.T224])))-TAN(RADIANS([.$B$2]))*TAN(RADIANS([.T224]))))" office:value-type="float" office:value="104.268802414877">
            <text:p>104.27</text:p>
          </table:table-cell>
          <table:table-cell table:style-name="ce7" table:formula="of:=(720-4*[.$B$3]-[.V224]+[.$B$4]*60)/1440" office:value-type="float" office:value="0.503588328763233">
            <text:p>12:05:10</text:p>
          </table:table-cell>
          <table:table-cell table:style-name="ce7" table:formula="of:=([.X224]*1440-[.W224]*4)/1440" office:value-type="float" office:value="0.213952766499686">
            <text:p>5:08:06</text:p>
          </table:table-cell>
          <table:table-cell table:style-name="ce7" table:formula="of:=([.X224]*1440+[.W224]*4)/1440" office:value-type="float" office:value="0.793223891026781">
            <text:p>19:02:15</text:p>
          </table:table-cell>
          <table:table-cell table:formula="of:=8*[.W224]" office:value-type="float" office:value="834.150419319018">
            <text:p>834.15</text:p>
          </table:table-cell>
          <table:table-cell table:formula="of:=MOD([.E224]*1440+[.V224]+4*[.$B$3]-60*[.$B$4];1440)" office:value-type="float" office:value="714.832806580944">
            <text:p>714.83</text:p>
          </table:table-cell>
          <table:table-cell table:formula="of:=IF([.AB224]/4&lt;0;[.AB224]/4+180;[.AB224]/4-180)" office:value-type="float" office:value="-1.29179835476401">
            <text:p>-1.29</text:p>
          </table:table-cell>
          <table:table-cell table:formula="of:=DEGREES(ACOS(SIN(RADIANS([.$B$2]))*SIN(RADIANS([.T224]))+COS(RADIANS([.$B$2]))*COS(RADIANS([.T224]))*COS(RADIANS([.AC224]))))" office:value-type="float" office:value="24.8997709368586">
            <text:p>24.9</text:p>
          </table:table-cell>
          <table:table-cell table:formula="of:=90-[.AD224]" office:value-type="float" office:value="65.1002290631414">
            <text:p>65.1</text:p>
          </table:table-cell>
          <table:table-cell table:formula="of:=IF([.AE224]&gt;85;0;IF([.AE224]&gt;5;58.1/TAN(RADIANS([.AE224]))-0.07/POWER(TAN(RADIANS([.AE224]));3)+0.000086/POWER(TAN(RADIANS([.AE224]));5);IF([.AE224]&gt;-0.575;1735+[.AE224]*(-518.2+[.AE224]*(103.4+[.AE224]*(-12.79+[.AE224]*0.711)));-20.772/TAN(RADIANS([.AE224])))))/3600" office:value-type="float" office:value="0.00748940018595511">
            <text:p>0.01</text:p>
          </table:table-cell>
          <table:table-cell table:formula="of:=[.AE224]+[.AF224]" office:value-type="float" office:value="65.1077184633273">
            <text:p>65.11</text:p>
          </table:table-cell>
          <table:table-cell table:formula="of:=IF([.AC224]&gt;0;MOD(DEGREES(ACOS(((SIN(RADIANS([.$B$2]))*COS(RADIANS([.AD224])))-SIN(RADIANS([.T224])))/(COS(RADIANS([.$B$2]))*SIN(RADIANS([.AD224])))))+180;360);MOD(540-DEGREES(ACOS(((SIN(RADIANS([.$B$2]))*COS(RADIANS([.AD224])))-SIN(RADIANS([.T224])))/(COS(RADIANS([.$B$2]))*SIN(RADIANS([.AD224])))));360))" office:value-type="float" office:value="177.037056729218">
            <text:p>177.0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4]+1" office:value-type="date" office:date-value="2010-08-12">
            <text:p>8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5]+2415018.5+[.E225]-[.$B$4]/24" office:value-type="float" office:value="2455421.29166667">
            <text:p>2455421.29</text:p>
          </table:table-cell>
          <table:table-cell table:style-name="ce9" table:formula="of:=([.F225]-2451545)/36525" office:value-type="float" office:value="0.106127081907365">
            <text:p>0.10612708</text:p>
          </table:table-cell>
          <table:table-cell/>
          <table:table-cell table:formula="of:=MOD(280.46646+[.G225]*(36000.76983+[.G225]*0.0003032);360)" office:value-type="float" office:value="141.123111891538">
            <text:p>141.12</text:p>
          </table:table-cell>
          <table:table-cell table:formula="of:=357.52911+[.G225]*(35999.05029-0.0001537*[.G225])" office:value-type="float" office:value="4178.00326698307">
            <text:p>4178</text:p>
          </table:table-cell>
          <table:table-cell table:formula="of:=0.016708634-[.G225]*(0.000042037+0.0000001267*[.G225])" office:value-type="float" office:value="0.0167041713088411">
            <text:p>0.02</text:p>
          </table:table-cell>
          <table:table-cell table:formula="of:=SIN(RADIANS([.J225]))*(1.914602-[.G225]*(0.004817+0.000014*[.G225]))+SIN(RADIANS(2*[.J225]))*(0.019993-0.000101*[.G225])+SIN(RADIANS(3*[.J225]))*0.000289" office:value-type="float" office:value="-1.1593925835291">
            <text:p>-1.16</text:p>
          </table:table-cell>
          <table:table-cell table:formula="of:=[.I225]+[.L225]" office:value-type="float" office:value="139.963719308008">
            <text:p>139.96</text:p>
          </table:table-cell>
          <table:table-cell table:formula="of:=[.J225]+[.L225]" office:value-type="float" office:value="4176.84387439954">
            <text:p>4176.84</text:p>
          </table:table-cell>
          <table:table-cell table:formula="of:=(1.000001018*(1-[.K225]*[.K225]))/(1+[.K225]*COS(RADIANS([.N225])))" office:value-type="float" office:value="1.01326723103519">
            <text:p>1.01</text:p>
          </table:table-cell>
          <table:table-cell table:formula="of:=[.M225]-0.00569-0.00478*SIN(RADIANS(125.04-1934.136*[.G225]))" office:value-type="float" office:value="139.962739901121">
            <text:p>139.96</text:p>
          </table:table-cell>
          <table:table-cell table:formula="of:=23+(26+((21.448-[.G225]*(46.815+[.G225]*(0.00059-[.G225]*0.001813))))/60)/60" office:value-type="float" office:value="23.4379110156062">
            <text:p>23.44</text:p>
          </table:table-cell>
          <table:table-cell table:formula="of:=[.Q225]+0.00256*COS(RADIANS(125.04-1934.136*[.G225]))" office:value-type="float" office:value="23.4383456859701">
            <text:p>23.44</text:p>
          </table:table-cell>
          <table:table-cell table:formula="of:=DEGREES(ATAN2(COS(RADIANS([.P225]));COS(RADIANS([.R225]))*SIN(RADIANS([.P225]))))" office:value-type="float" office:value="142.372029069064">
            <text:p>142.37</text:p>
          </table:table-cell>
          <table:table-cell table:formula="of:=DEGREES(ASIN(SIN(RADIANS([.R225]))*SIN(RADIANS([.P225]))))" office:value-type="float" office:value="14.8254151220715">
            <text:p>14.83</text:p>
          </table:table-cell>
          <table:table-cell table:formula="of:=TAN(RADIANS([.R225]/2))*TAN(RADIANS([.R225]/2))" office:value-type="float" office:value="0.0430309589955916">
            <text:p>0.04</text:p>
          </table:table-cell>
          <table:table-cell table:formula="of:=4*DEGREES([.U225]*SIN(2*RADIANS([.I225]))-2*[.K225]*SIN(RADIANS([.J225]))+4*[.K225]*[.U225]*SIN(RADIANS([.J225]))*COS(2*RADIANS([.I225]))-0.5*[.U225]*[.U225]*SIN(4*RADIANS([.I225]))-1.25*[.K225]*[.K225]*SIN(2*RADIANS([.J225])))" office:value-type="float" office:value="-4.99898143843375">
            <text:p>-5</text:p>
          </table:table-cell>
          <table:table-cell table:formula="of:=DEGREES(ACOS(COS(RADIANS(90.833))/(COS(RADIANS([.$B$2]))*COS(RADIANS([.T225])))-TAN(RADIANS([.$B$2]))*TAN(RADIANS([.T225]))))" office:value-type="float" office:value="103.98864379861">
            <text:p>103.99</text:p>
          </table:table-cell>
          <table:table-cell table:style-name="ce7" table:formula="of:=(720-4*[.$B$3]-[.V225]+[.$B$4]*60)/1440" office:value-type="float" office:value="0.503471514887801">
            <text:p>12:05:00</text:p>
          </table:table-cell>
          <table:table-cell table:style-name="ce7" table:formula="of:=([.X225]*1440-[.W225]*4)/1440" office:value-type="float" office:value="0.214614171002775">
            <text:p>5:09:03</text:p>
          </table:table-cell>
          <table:table-cell table:style-name="ce7" table:formula="of:=([.X225]*1440+[.W225]*4)/1440" office:value-type="float" office:value="0.792328858772828">
            <text:p>19:00:57</text:p>
          </table:table-cell>
          <table:table-cell table:formula="of:=8*[.W225]" office:value-type="float" office:value="831.909150388877">
            <text:p>831.91</text:p>
          </table:table-cell>
          <table:table-cell table:formula="of:=MOD([.E225]*1440+[.V225]+4*[.$B$3]-60*[.$B$4];1440)" office:value-type="float" office:value="715.001018561566">
            <text:p>715</text:p>
          </table:table-cell>
          <table:table-cell table:formula="of:=IF([.AB225]/4&lt;0;[.AB225]/4+180;[.AB225]/4-180)" office:value-type="float" office:value="-1.24974535960843">
            <text:p>-1.25</text:p>
          </table:table-cell>
          <table:table-cell table:formula="of:=DEGREES(ACOS(SIN(RADIANS([.$B$2]))*SIN(RADIANS([.T225]))+COS(RADIANS([.$B$2]))*COS(RADIANS([.T225]))*COS(RADIANS([.AC225]))))" office:value-type="float" office:value="25.1983017437172">
            <text:p>25.2</text:p>
          </table:table-cell>
          <table:table-cell table:formula="of:=90-[.AD225]" office:value-type="float" office:value="64.8016982562828">
            <text:p>64.8</text:p>
          </table:table-cell>
          <table:table-cell table:formula="of:=IF([.AE225]&gt;85;0;IF([.AE225]&gt;5;58.1/TAN(RADIANS([.AE225]))-0.07/POWER(TAN(RADIANS([.AE225]));3)+0.000086/POWER(TAN(RADIANS([.AE225]));5);IF([.AE225]&gt;-0.575;1735+[.AE225]*(-518.2+[.AE225]*(103.4+[.AE225]*(-12.79+[.AE225]*0.711)));-20.772/TAN(RADIANS([.AE225])))))/3600" office:value-type="float" office:value="0.00759177533297975">
            <text:p>0.01</text:p>
          </table:table-cell>
          <table:table-cell table:formula="of:=[.AE225]+[.AF225]" office:value-type="float" office:value="64.8092900316158">
            <text:p>64.81</text:p>
          </table:table-cell>
          <table:table-cell table:formula="of:=IF([.AC225]&gt;0;MOD(DEGREES(ACOS(((SIN(RADIANS([.$B$2]))*COS(RADIANS([.AD225])))-SIN(RADIANS([.T225])))/(COS(RADIANS([.$B$2]))*SIN(RADIANS([.AD225])))))+180;360);MOD(540-DEGREES(ACOS(((SIN(RADIANS([.$B$2]))*COS(RADIANS([.AD225])))-SIN(RADIANS([.T225])))/(COS(RADIANS([.$B$2]))*SIN(RADIANS([.AD225])))));360))" office:value-type="float" office:value="177.161402623427">
            <text:p>177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5]+1" office:value-type="date" office:date-value="2010-08-13">
            <text:p>8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6]+2415018.5+[.E226]-[.$B$4]/24" office:value-type="float" office:value="2455422.29166667">
            <text:p>2455422.29</text:p>
          </table:table-cell>
          <table:table-cell table:style-name="ce9" table:formula="of:=([.F226]-2451545)/36525" office:value-type="float" office:value="0.106154460415236">
            <text:p>0.10615446</text:p>
          </table:table-cell>
          <table:table-cell/>
          <table:table-cell table:formula="of:=MOD(280.46646+[.G226]*(36000.76983+[.G226]*0.0003032);360)" office:value-type="float" office:value="142.108759253464">
            <text:p>142.11</text:p>
          </table:table-cell>
          <table:table-cell table:formula="of:=357.52911+[.G226]*(35999.05029-0.0001537*[.G226])" office:value-type="float" office:value="4178.9888672639">
            <text:p>4178.99</text:p>
          </table:table-cell>
          <table:table-cell table:formula="of:=0.016708634-[.G226]*(0.000042037+0.0000001267*[.G226])" office:value-type="float" office:value="0.0167041701571944">
            <text:p>0.02</text:p>
          </table:table-cell>
          <table:table-cell table:formula="of:=SIN(RADIANS([.J226]))*(1.914602-[.G226]*(0.004817+0.000014*[.G226]))+SIN(RADIANS(2*[.J226]))*(0.019993-0.000101*[.G226])+SIN(RADIANS(3*[.J226]))*0.000289" office:value-type="float" office:value="-1.18500070149758">
            <text:p>-1.19</text:p>
          </table:table-cell>
          <table:table-cell table:formula="of:=[.I226]+[.L226]" office:value-type="float" office:value="140.923758551967">
            <text:p>140.92</text:p>
          </table:table-cell>
          <table:table-cell table:formula="of:=[.J226]+[.L226]" office:value-type="float" office:value="4177.8038665624">
            <text:p>4177.8</text:p>
          </table:table-cell>
          <table:table-cell table:formula="of:=(1.000001018*(1-[.K226]*[.K226]))/(1+[.K226]*COS(RADIANS([.N226])))" office:value-type="float" office:value="1.01309298499258">
            <text:p>1.01</text:p>
          </table:table-cell>
          <table:table-cell table:formula="of:=[.M226]-0.00569-0.00478*SIN(RADIANS(125.04-1934.136*[.G226]))" office:value-type="float" office:value="140.922779893172">
            <text:p>140.92</text:p>
          </table:table-cell>
          <table:table-cell table:formula="of:=23+(26+((21.448-[.G226]*(46.815+[.G226]*(0.00059-[.G226]*0.001813))))/60)/60" office:value-type="float" office:value="23.4379106595711">
            <text:p>23.44</text:p>
          </table:table-cell>
          <table:table-cell table:formula="of:=[.Q226]+0.00256*COS(RADIANS(125.04-1934.136*[.G226]))" office:value-type="float" office:value="23.4383429981079">
            <text:p>23.44</text:p>
          </table:table-cell>
          <table:table-cell table:formula="of:=DEGREES(ATAN2(COS(RADIANS([.P226]));COS(RADIANS([.R226]))*SIN(RADIANS([.P226]))))" office:value-type="float" office:value="143.313252046134">
            <text:p>143.31</text:p>
          </table:table-cell>
          <table:table-cell table:formula="of:=DEGREES(ASIN(SIN(RADIANS([.R226]))*SIN(RADIANS([.P226]))))" office:value-type="float" office:value="14.5210754770954">
            <text:p>14.52</text:p>
          </table:table-cell>
          <table:table-cell table:formula="of:=TAN(RADIANS([.R226]/2))*TAN(RADIANS([.R226]/2))" office:value-type="float" office:value="0.0430309488454512">
            <text:p>0.04</text:p>
          </table:table-cell>
          <table:table-cell table:formula="of:=4*DEGREES([.U226]*SIN(2*RADIANS([.I226]))-2*[.K226]*SIN(RADIANS([.J226]))+4*[.K226]*[.U226]*SIN(RADIANS([.J226]))*COS(2*RADIANS([.I226]))-0.5*[.U226]*[.U226]*SIN(4*RADIANS([.I226]))-1.25*[.K226]*[.K226]*SIN(2*RADIANS([.J226])))" office:value-type="float" office:value="-4.82155489255197">
            <text:p>-4.82</text:p>
          </table:table-cell>
          <table:table-cell table:formula="of:=DEGREES(ACOS(COS(RADIANS(90.833))/(COS(RADIANS([.$B$2]))*COS(RADIANS([.T226])))-TAN(RADIANS([.$B$2]))*TAN(RADIANS([.T226]))))" office:value-type="float" office:value="103.705984036324">
            <text:p>103.71</text:p>
          </table:table-cell>
          <table:table-cell table:style-name="ce7" table:formula="of:=(720-4*[.$B$3]-[.V226]+[.$B$4]*60)/1440" office:value-type="float" office:value="0.503348302008717">
            <text:p>12:04:49</text:p>
          </table:table-cell>
          <table:table-cell table:style-name="ce7" table:formula="of:=([.X226]*1440-[.W226]*4)/1440" office:value-type="float" office:value="0.215276124130039">
            <text:p>5:10:00</text:p>
          </table:table-cell>
          <table:table-cell table:style-name="ce7" table:formula="of:=([.X226]*1440+[.W226]*4)/1440" office:value-type="float" office:value="0.791420479887394">
            <text:p>18:59:39</text:p>
          </table:table-cell>
          <table:table-cell table:formula="of:=8*[.W226]" office:value-type="float" office:value="829.64787229059">
            <text:p>829.65</text:p>
          </table:table-cell>
          <table:table-cell table:formula="of:=MOD([.E226]*1440+[.V226]+4*[.$B$3]-60*[.$B$4];1440)" office:value-type="float" office:value="715.178445107448">
            <text:p>715.18</text:p>
          </table:table-cell>
          <table:table-cell table:formula="of:=IF([.AB226]/4&lt;0;[.AB226]/4+180;[.AB226]/4-180)" office:value-type="float" office:value="-1.20538872313799">
            <text:p>-1.21</text:p>
          </table:table-cell>
          <table:table-cell table:formula="of:=DEGREES(ACOS(SIN(RADIANS([.$B$2]))*SIN(RADIANS([.T226]))+COS(RADIANS([.$B$2]))*COS(RADIANS([.T226]))*COS(RADIANS([.AC226]))))" office:value-type="float" office:value="25.5007727813328">
            <text:p>25.5</text:p>
          </table:table-cell>
          <table:table-cell table:formula="of:=90-[.AD226]" office:value-type="float" office:value="64.4992272186672">
            <text:p>64.5</text:p>
          </table:table-cell>
          <table:table-cell table:formula="of:=IF([.AE226]&gt;85;0;IF([.AE226]&gt;5;58.1/TAN(RADIANS([.AE226]))-0.07/POWER(TAN(RADIANS([.AE226]));3)+0.000086/POWER(TAN(RADIANS([.AE226]));5);IF([.AE226]&gt;-0.575;1735+[.AE226]*(-518.2+[.AE226]*(103.4+[.AE226]*(-12.79+[.AE226]*0.711)));-20.772/TAN(RADIANS([.AE226])))))/3600" office:value-type="float" office:value="0.00769601268676223">
            <text:p>0.01</text:p>
          </table:table-cell>
          <table:table-cell table:formula="of:=[.AE226]+[.AF226]" office:value-type="float" office:value="64.506923231354">
            <text:p>64.51</text:p>
          </table:table-cell>
          <table:table-cell table:formula="of:=IF([.AC226]&gt;0;MOD(DEGREES(ACOS(((SIN(RADIANS([.$B$2]))*COS(RADIANS([.AD226])))-SIN(RADIANS([.T226])))/(COS(RADIANS([.$B$2]))*SIN(RADIANS([.AD226])))))+180;360);MOD(540-DEGREES(ACOS(((SIN(RADIANS([.$B$2]))*COS(RADIANS([.AD226])))-SIN(RADIANS([.T226])))/(COS(RADIANS([.$B$2]))*SIN(RADIANS([.AD226])))));360))" office:value-type="float" office:value="177.288804797908">
            <text:p>177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6]+1" office:value-type="date" office:date-value="2010-08-14">
            <text:p>8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7]+2415018.5+[.E227]-[.$B$4]/24" office:value-type="float" office:value="2455423.29166667">
            <text:p>2455423.29</text:p>
          </table:table-cell>
          <table:table-cell table:style-name="ce9" table:formula="of:=([.F227]-2451545)/36525" office:value-type="float" office:value="0.106181838923108">
            <text:p>0.10618184</text:p>
          </table:table-cell>
          <table:table-cell/>
          <table:table-cell table:formula="of:=MOD(280.46646+[.G227]*(36000.76983+[.G227]*0.0003032);360)" office:value-type="float" office:value="143.094406615392">
            <text:p>143.09</text:p>
          </table:table-cell>
          <table:table-cell table:formula="of:=357.52911+[.G227]*(35999.05029-0.0001537*[.G227])" office:value-type="float" office:value="4179.97446754473">
            <text:p>4179.97</text:p>
          </table:table-cell>
          <table:table-cell table:formula="of:=0.016708634-[.G227]*(0.000042037+0.0000001267*[.G227])" office:value-type="float" office:value="0.0167041690055475">
            <text:p>0.02</text:p>
          </table:table-cell>
          <table:table-cell table:formula="of:=SIN(RADIANS([.J227]))*(1.914602-[.G227]*(0.004817+0.000014*[.G227]))+SIN(RADIANS(2*[.J227]))*(0.019993-0.000101*[.G227])+SIN(RADIANS(3*[.J227]))*0.000289" office:value-type="float" office:value="-1.21027491163027">
            <text:p>-1.21</text:p>
          </table:table-cell>
          <table:table-cell table:formula="of:=[.I227]+[.L227]" office:value-type="float" office:value="141.884131703761">
            <text:p>141.88</text:p>
          </table:table-cell>
          <table:table-cell table:formula="of:=[.J227]+[.L227]" office:value-type="float" office:value="4178.7641926331">
            <text:p>4178.76</text:p>
          </table:table-cell>
          <table:table-cell table:formula="of:=(1.000001018*(1-[.K227]*[.K227]))/(1+[.K227]*COS(RADIANS([.N227])))" office:value-type="float" office:value="1.01291493389525">
            <text:p>1.01</text:p>
          </table:table-cell>
          <table:table-cell table:formula="of:=[.M227]-0.00569-0.00478*SIN(RADIANS(125.04-1934.136*[.G227]))" office:value-type="float" office:value="141.883153789036">
            <text:p>141.88</text:p>
          </table:table-cell>
          <table:table-cell table:formula="of:=23+(26+((21.448-[.G227]*(46.815+[.G227]*(0.00059-[.G227]*0.001813))))/60)/60" office:value-type="float" office:value="23.4379103035359">
            <text:p>23.44</text:p>
          </table:table-cell>
          <table:table-cell table:formula="of:=[.Q227]+0.00256*COS(RADIANS(125.04-1934.136*[.G227]))" office:value-type="float" office:value="23.4383403098764">
            <text:p>23.44</text:p>
          </table:table-cell>
          <table:table-cell table:formula="of:=DEGREES(ATAN2(COS(RADIANS([.P227]));COS(RADIANS([.R227]))*SIN(RADIANS([.P227]))))" office:value-type="float" office:value="144.252198969103">
            <text:p>144.25</text:p>
          </table:table-cell>
          <table:table-cell table:formula="of:=DEGREES(ASIN(SIN(RADIANS([.R227]))*SIN(RADIANS([.P227]))))" office:value-type="float" office:value="14.2128855261322">
            <text:p>14.21</text:p>
          </table:table-cell>
          <table:table-cell table:formula="of:=TAN(RADIANS([.R227]/2))*TAN(RADIANS([.R227]/2))" office:value-type="float" office:value="0.0430309386939177">
            <text:p>0.04</text:p>
          </table:table-cell>
          <table:table-cell table:formula="of:=4*DEGREES([.U227]*SIN(2*RADIANS([.I227]))-2*[.K227]*SIN(RADIANS([.J227]))+4*[.K227]*[.U227]*SIN(RADIANS([.J227]))*COS(2*RADIANS([.I227]))-0.5*[.U227]*[.U227]*SIN(4*RADIANS([.I227]))-1.25*[.K227]*[.K227]*SIN(2*RADIANS([.J227])))" office:value-type="float" office:value="-4.63506107539094">
            <text:p>-4.64</text:p>
          </table:table-cell>
          <table:table-cell table:formula="of:=DEGREES(ACOS(COS(RADIANS(90.833))/(COS(RADIANS([.$B$2]))*COS(RADIANS([.T227])))-TAN(RADIANS([.$B$2]))*TAN(RADIANS([.T227]))))" office:value-type="float" office:value="103.420917514943">
            <text:p>103.42</text:p>
          </table:table-cell>
          <table:table-cell table:style-name="ce7" table:formula="of:=(720-4*[.$B$3]-[.V227]+[.$B$4]*60)/1440" office:value-type="float" office:value="0.503218792413466">
            <text:p>12:04:38</text:p>
          </table:table-cell>
          <table:table-cell table:style-name="ce7" table:formula="of:=([.X227]*1440-[.W227]*4)/1440" office:value-type="float" office:value="0.215938465983068">
            <text:p>5:10:57</text:p>
          </table:table-cell>
          <table:table-cell table:style-name="ce7" table:formula="of:=([.X227]*1440+[.W227]*4)/1440" office:value-type="float" office:value="0.790499118843864">
            <text:p>18:58:19</text:p>
          </table:table-cell>
          <table:table-cell table:formula="of:=8*[.W227]" office:value-type="float" office:value="827.367340119546">
            <text:p>827.37</text:p>
          </table:table-cell>
          <table:table-cell table:formula="of:=MOD([.E227]*1440+[.V227]+4*[.$B$3]-60*[.$B$4];1440)" office:value-type="float" office:value="715.364938924609">
            <text:p>715.36</text:p>
          </table:table-cell>
          <table:table-cell table:formula="of:=IF([.AB227]/4&lt;0;[.AB227]/4+180;[.AB227]/4-180)" office:value-type="float" office:value="-1.15876526884773">
            <text:p>-1.16</text:p>
          </table:table-cell>
          <table:table-cell table:formula="of:=DEGREES(ACOS(SIN(RADIANS([.$B$2]))*SIN(RADIANS([.T227]))+COS(RADIANS([.$B$2]))*COS(RADIANS([.T227]))*COS(RADIANS([.AC227]))))" office:value-type="float" office:value="25.807108555285">
            <text:p>25.81</text:p>
          </table:table-cell>
          <table:table-cell table:formula="of:=90-[.AD227]" office:value-type="float" office:value="64.192891444715">
            <text:p>64.19</text:p>
          </table:table-cell>
          <table:table-cell table:formula="of:=IF([.AE227]&gt;85;0;IF([.AE227]&gt;5;58.1/TAN(RADIANS([.AE227]))-0.07/POWER(TAN(RADIANS([.AE227]));3)+0.000086/POWER(TAN(RADIANS([.AE227]));5);IF([.AE227]&gt;-0.575;1735+[.AE227]*(-518.2+[.AE227]*(103.4+[.AE227]*(-12.79+[.AE227]*0.711)));-20.772/TAN(RADIANS([.AE227])))))/3600" office:value-type="float" office:value="0.0078021159791458">
            <text:p>0.01</text:p>
          </table:table-cell>
          <table:table-cell table:formula="of:=[.AE227]+[.AF227]" office:value-type="float" office:value="64.2006935606941">
            <text:p>64.2</text:p>
          </table:table-cell>
          <table:table-cell table:formula="of:=IF([.AC227]&gt;0;MOD(DEGREES(ACOS(((SIN(RADIANS([.$B$2]))*COS(RADIANS([.AD227])))-SIN(RADIANS([.T227])))/(COS(RADIANS([.$B$2]))*SIN(RADIANS([.AD227])))))+180;360);MOD(540-DEGREES(ACOS(((SIN(RADIANS([.$B$2]))*COS(RADIANS([.AD227])))-SIN(RADIANS([.T227])))/(COS(RADIANS([.$B$2]))*SIN(RADIANS([.AD227])))));360))" office:value-type="float" office:value="177.419047621734">
            <text:p>177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7]+1" office:value-type="date" office:date-value="2010-08-15">
            <text:p>8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8]+2415018.5+[.E228]-[.$B$4]/24" office:value-type="float" office:value="2455424.29166667">
            <text:p>2455424.29</text:p>
          </table:table-cell>
          <table:table-cell table:style-name="ce9" table:formula="of:=([.F228]-2451545)/36525" office:value-type="float" office:value="0.106209217430979">
            <text:p>0.10620922</text:p>
          </table:table-cell>
          <table:table-cell/>
          <table:table-cell table:formula="of:=MOD(280.46646+[.G228]*(36000.76983+[.G228]*0.0003032);360)" office:value-type="float" office:value="144.080053977318">
            <text:p>144.08</text:p>
          </table:table-cell>
          <table:table-cell table:formula="of:=357.52911+[.G228]*(35999.05029-0.0001537*[.G228])" office:value-type="float" office:value="4180.96006782556">
            <text:p>4180.96</text:p>
          </table:table-cell>
          <table:table-cell table:formula="of:=0.016708634-[.G228]*(0.000042037+0.0000001267*[.G228])" office:value-type="float" office:value="0.0167041678539004">
            <text:p>0.02</text:p>
          </table:table-cell>
          <table:table-cell table:formula="of:=SIN(RADIANS([.J228]))*(1.914602-[.G228]*(0.004817+0.000014*[.G228]))+SIN(RADIANS(2*[.J228]))*(0.019993-0.000101*[.G228])+SIN(RADIANS(3*[.J228]))*0.000289" office:value-type="float" office:value="-1.23520786893827">
            <text:p>-1.24</text:p>
          </table:table-cell>
          <table:table-cell table:formula="of:=[.I228]+[.L228]" office:value-type="float" office:value="142.84484610838">
            <text:p>142.84</text:p>
          </table:table-cell>
          <table:table-cell table:formula="of:=[.J228]+[.L228]" office:value-type="float" office:value="4179.72485995663">
            <text:p>4179.72</text:p>
          </table:table-cell>
          <table:table-cell table:formula="of:=(1.000001018*(1-[.K228]*[.K228]))/(1+[.K228]*COS(RADIANS([.N228])))" office:value-type="float" office:value="1.01273312643324">
            <text:p>1.01</text:p>
          </table:table-cell>
          <table:table-cell table:formula="of:=[.M228]-0.00569-0.00478*SIN(RADIANS(125.04-1934.136*[.G228]))" office:value-type="float" office:value="142.843868933698">
            <text:p>142.84</text:p>
          </table:table-cell>
          <table:table-cell table:formula="of:=23+(26+((21.448-[.G228]*(46.815+[.G228]*(0.00059-[.G228]*0.001813))))/60)/60" office:value-type="float" office:value="23.4379099475007">
            <text:p>23.44</text:p>
          </table:table-cell>
          <table:table-cell table:formula="of:=[.Q228]+0.00256*COS(RADIANS(125.04-1934.136*[.G228]))" office:value-type="float" office:value="23.4383376212777">
            <text:p>23.44</text:p>
          </table:table-cell>
          <table:table-cell table:formula="of:=DEGREES(ATAN2(COS(RADIANS([.P228]));COS(RADIANS([.R228]))*SIN(RADIANS([.P228]))))" office:value-type="float" office:value="145.188908260016">
            <text:p>145.19</text:p>
          </table:table-cell>
          <table:table-cell table:formula="of:=DEGREES(ASIN(SIN(RADIANS([.R228]))*SIN(RADIANS([.P228]))))" office:value-type="float" office:value="13.9009319688965">
            <text:p>13.9</text:p>
          </table:table-cell>
          <table:table-cell table:formula="of:=TAN(RADIANS([.R228]/2))*TAN(RADIANS([.R228]/2))" office:value-type="float" office:value="0.0430309285409983">
            <text:p>0.04</text:p>
          </table:table-cell>
          <table:table-cell table:formula="of:=4*DEGREES([.U228]*SIN(2*RADIANS([.I228]))-2*[.K228]*SIN(RADIANS([.J228]))+4*[.K228]*[.U228]*SIN(RADIANS([.J228]))*COS(2*RADIANS([.I228]))-0.5*[.U228]*[.U228]*SIN(4*RADIANS([.I228]))-1.25*[.K228]*[.K228]*SIN(2*RADIANS([.J228])))" office:value-type="float" office:value="-4.43965672531943">
            <text:p>-4.44</text:p>
          </table:table-cell>
          <table:table-cell table:formula="of:=DEGREES(ACOS(COS(RADIANS(90.833))/(COS(RADIANS([.$B$2]))*COS(RADIANS([.T228])))-TAN(RADIANS([.$B$2]))*TAN(RADIANS([.T228]))))" office:value-type="float" office:value="103.133536341798">
            <text:p>103.13</text:p>
          </table:table-cell>
          <table:table-cell table:style-name="ce7" table:formula="of:=(720-4*[.$B$3]-[.V228]+[.$B$4]*60)/1440" office:value-type="float" office:value="0.503083094948139">
            <text:p>12:04:26</text:p>
          </table:table-cell>
          <table:table-cell table:style-name="ce7" table:formula="of:=([.X228]*1440-[.W228]*4)/1440" office:value-type="float" office:value="0.216601049554256">
            <text:p>5:11:54</text:p>
          </table:table-cell>
          <table:table-cell table:style-name="ce7" table:formula="of:=([.X228]*1440+[.W228]*4)/1440" office:value-type="float" office:value="0.789565140342021">
            <text:p>18:56:58</text:p>
          </table:table-cell>
          <table:table-cell table:formula="of:=8*[.W228]" office:value-type="float" office:value="825.068290734383">
            <text:p>825.07</text:p>
          </table:table-cell>
          <table:table-cell table:formula="of:=MOD([.E228]*1440+[.V228]+4*[.$B$3]-60*[.$B$4];1440)" office:value-type="float" office:value="715.560343274681">
            <text:p>715.56</text:p>
          </table:table-cell>
          <table:table-cell table:formula="of:=IF([.AB228]/4&lt;0;[.AB228]/4+180;[.AB228]/4-180)" office:value-type="float" office:value="-1.10991418132986">
            <text:p>-1.11</text:p>
          </table:table-cell>
          <table:table-cell table:formula="of:=DEGREES(ACOS(SIN(RADIANS([.$B$2]))*SIN(RADIANS([.T228]))+COS(RADIANS([.$B$2]))*COS(RADIANS([.T228]))*COS(RADIANS([.AC228]))))" office:value-type="float" office:value="26.1172331605583">
            <text:p>26.12</text:p>
          </table:table-cell>
          <table:table-cell table:formula="of:=90-[.AD228]" office:value-type="float" office:value="63.8827668394417">
            <text:p>63.88</text:p>
          </table:table-cell>
          <table:table-cell table:formula="of:=IF([.AE228]&gt;85;0;IF([.AE228]&gt;5;58.1/TAN(RADIANS([.AE228]))-0.07/POWER(TAN(RADIANS([.AE228]));3)+0.000086/POWER(TAN(RADIANS([.AE228]));5);IF([.AE228]&gt;-0.575;1735+[.AE228]*(-518.2+[.AE228]*(103.4+[.AE228]*(-12.79+[.AE228]*0.711)));-20.772/TAN(RADIANS([.AE228])))))/3600" office:value-type="float" office:value="0.00791008944401745">
            <text:p>0.01</text:p>
          </table:table-cell>
          <table:table-cell table:formula="of:=[.AE228]+[.AF228]" office:value-type="float" office:value="63.8906769288857">
            <text:p>63.89</text:p>
          </table:table-cell>
          <table:table-cell table:formula="of:=IF([.AC228]&gt;0;MOD(DEGREES(ACOS(((SIN(RADIANS([.$B$2]))*COS(RADIANS([.AD228])))-SIN(RADIANS([.T228])))/(COS(RADIANS([.$B$2]))*SIN(RADIANS([.AD228])))))+180;360);MOD(540-DEGREES(ACOS(((SIN(RADIANS([.$B$2]))*COS(RADIANS([.AD228])))-SIN(RADIANS([.T228])))/(COS(RADIANS([.$B$2]))*SIN(RADIANS([.AD228])))));360))" office:value-type="float" office:value="177.551918488165">
            <text:p>177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8]+1" office:value-type="date" office:date-value="2010-08-16">
            <text:p>8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9]+2415018.5+[.E229]-[.$B$4]/24" office:value-type="float" office:value="2455425.29166667">
            <text:p>2455425.29</text:p>
          </table:table-cell>
          <table:table-cell table:style-name="ce9" table:formula="of:=([.F229]-2451545)/36525" office:value-type="float" office:value="0.10623659593885">
            <text:p>0.10623660</text:p>
          </table:table-cell>
          <table:table-cell/>
          <table:table-cell table:formula="of:=MOD(280.46646+[.G229]*(36000.76983+[.G229]*0.0003032);360)" office:value-type="float" office:value="145.065701339247">
            <text:p>145.07</text:p>
          </table:table-cell>
          <table:table-cell table:formula="of:=357.52911+[.G229]*(35999.05029-0.0001537*[.G229])" office:value-type="float" office:value="4181.9456681064">
            <text:p>4181.95</text:p>
          </table:table-cell>
          <table:table-cell table:formula="of:=0.016708634-[.G229]*(0.000042037+0.0000001267*[.G229])" office:value-type="float" office:value="0.0167041667022532">
            <text:p>0.02</text:p>
          </table:table-cell>
          <table:table-cell table:formula="of:=SIN(RADIANS([.J229]))*(1.914602-[.G229]*(0.004817+0.000014*[.G229]))+SIN(RADIANS(2*[.J229]))*(0.019993-0.000101*[.G229])+SIN(RADIANS(3*[.J229]))*0.000289" office:value-type="float" office:value="-1.25979231031962">
            <text:p>-1.26</text:p>
          </table:table-cell>
          <table:table-cell table:formula="of:=[.I229]+[.L229]" office:value-type="float" office:value="143.805909028927">
            <text:p>143.81</text:p>
          </table:table-cell>
          <table:table-cell table:formula="of:=[.J229]+[.L229]" office:value-type="float" office:value="4180.68587579608">
            <text:p>4180.69</text:p>
          </table:table-cell>
          <table:table-cell table:formula="of:=(1.000001018*(1-[.K229]*[.K229]))/(1+[.K229]*COS(RADIANS([.N229])))" office:value-type="float" office:value="1.01254761237758">
            <text:p>1.01</text:p>
          </table:table-cell>
          <table:table-cell table:formula="of:=[.M229]-0.00569-0.00478*SIN(RADIANS(125.04-1934.136*[.G229]))" office:value-type="float" office:value="143.804932590263">
            <text:p>143.8</text:p>
          </table:table-cell>
          <table:table-cell table:formula="of:=23+(26+((21.448-[.G229]*(46.815+[.G229]*(0.00059-[.G229]*0.001813))))/60)/60" office:value-type="float" office:value="23.4379095914656">
            <text:p>23.44</text:p>
          </table:table-cell>
          <table:table-cell table:formula="of:=[.Q229]+0.00256*COS(RADIANS(125.04-1934.136*[.G229]))" office:value-type="float" office:value="23.4383349323136">
            <text:p>23.44</text:p>
          </table:table-cell>
          <table:table-cell table:formula="of:=DEGREES(ATAN2(COS(RADIANS([.P229]));COS(RADIANS([.R229]))*SIN(RADIANS([.P229]))))" office:value-type="float" office:value="146.12342068381">
            <text:p>146.12</text:p>
          </table:table-cell>
          <table:table-cell table:formula="of:=DEGREES(ASIN(SIN(RADIANS([.R229]))*SIN(RADIANS([.P229]))))" office:value-type="float" office:value="13.5853017761125">
            <text:p>13.59</text:p>
          </table:table-cell>
          <table:table-cell table:formula="of:=TAN(RADIANS([.R229]/2))*TAN(RADIANS([.R229]/2))" office:value-type="float" office:value="0.0430309183867007">
            <text:p>0.04</text:p>
          </table:table-cell>
          <table:table-cell table:formula="of:=4*DEGREES([.U229]*SIN(2*RADIANS([.I229]))-2*[.K229]*SIN(RADIANS([.J229]))+4*[.K229]*[.U229]*SIN(RADIANS([.J229]))*COS(2*RADIANS([.I229]))-0.5*[.U229]*[.U229]*SIN(4*RADIANS([.I229]))-1.25*[.K229]*[.K229]*SIN(2*RADIANS([.J229])))" office:value-type="float" office:value="-4.23550770878977">
            <text:p>-4.24</text:p>
          </table:table-cell>
          <table:table-cell table:formula="of:=DEGREES(ACOS(COS(RADIANS(90.833))/(COS(RADIANS([.$B$2]))*COS(RADIANS([.T229])))-TAN(RADIANS([.$B$2]))*TAN(RADIANS([.T229]))))" office:value-type="float" office:value="102.84393033915">
            <text:p>102.84</text:p>
          </table:table-cell>
          <table:table-cell table:style-name="ce7" table:formula="of:=(720-4*[.$B$3]-[.V229]+[.$B$4]*60)/1440" office:value-type="float" office:value="0.502941324797771">
            <text:p>12:04:14</text:p>
          </table:table-cell>
          <table:table-cell table:style-name="ce7" table:formula="of:=([.X229]*1440-[.W229]*4)/1440" office:value-type="float" office:value="0.217263740522353">
            <text:p>5:12:52</text:p>
          </table:table-cell>
          <table:table-cell table:style-name="ce7" table:formula="of:=([.X229]*1440+[.W229]*4)/1440" office:value-type="float" office:value="0.788618909073188">
            <text:p>18:55:37</text:p>
          </table:table-cell>
          <table:table-cell table:formula="of:=8*[.W229]" office:value-type="float" office:value="822.751442713203">
            <text:p>822.75</text:p>
          </table:table-cell>
          <table:table-cell table:formula="of:=MOD([.E229]*1440+[.V229]+4*[.$B$3]-60*[.$B$4];1440)" office:value-type="float" office:value="715.76449229121">
            <text:p>715.76</text:p>
          </table:table-cell>
          <table:table-cell table:formula="of:=IF([.AB229]/4&lt;0;[.AB229]/4+180;[.AB229]/4-180)" office:value-type="float" office:value="-1.05887692719745">
            <text:p>-1.06</text:p>
          </table:table-cell>
          <table:table-cell table:formula="of:=DEGREES(ACOS(SIN(RADIANS([.$B$2]))*SIN(RADIANS([.T229]))+COS(RADIANS([.$B$2]))*COS(RADIANS([.T229]))*COS(RADIANS([.AC229]))))" office:value-type="float" office:value="26.4310702583137">
            <text:p>26.43</text:p>
          </table:table-cell>
          <table:table-cell table:formula="of:=90-[.AD229]" office:value-type="float" office:value="63.5689297416863">
            <text:p>63.57</text:p>
          </table:table-cell>
          <table:table-cell table:formula="of:=IF([.AE229]&gt;85;0;IF([.AE229]&gt;5;58.1/TAN(RADIANS([.AE229]))-0.07/POWER(TAN(RADIANS([.AE229]));3)+0.000086/POWER(TAN(RADIANS([.AE229]));5);IF([.AE229]&gt;-0.575;1735+[.AE229]*(-518.2+[.AE229]*(103.4+[.AE229]*(-12.79+[.AE229]*0.711)));-20.772/TAN(RADIANS([.AE229])))))/3600" office:value-type="float" office:value="0.00801993781227679">
            <text:p>0.01</text:p>
          </table:table-cell>
          <table:table-cell table:formula="of:=[.AE229]+[.AF229]" office:value-type="float" office:value="63.5769496794985">
            <text:p>63.58</text:p>
          </table:table-cell>
          <table:table-cell table:formula="of:=IF([.AC229]&gt;0;MOD(DEGREES(ACOS(((SIN(RADIANS([.$B$2]))*COS(RADIANS([.AD229])))-SIN(RADIANS([.T229])))/(COS(RADIANS([.$B$2]))*SIN(RADIANS([.AD229])))))+180;360);MOD(540-DEGREES(ACOS(((SIN(RADIANS([.$B$2]))*COS(RADIANS([.AD229])))-SIN(RADIANS([.T229])))/(COS(RADIANS([.$B$2]))*SIN(RADIANS([.AD229])))));360))" office:value-type="float" office:value="177.6872080867">
            <text:p>177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9]+1" office:value-type="date" office:date-value="2010-08-17">
            <text:p>8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0]+2415018.5+[.E230]-[.$B$4]/24" office:value-type="float" office:value="2455426.29166667">
            <text:p>2455426.29</text:p>
          </table:table-cell>
          <table:table-cell table:style-name="ce9" table:formula="of:=([.F230]-2451545)/36525" office:value-type="float" office:value="0.106263974446722">
            <text:p>0.10626397</text:p>
          </table:table-cell>
          <table:table-cell/>
          <table:table-cell table:formula="of:=MOD(280.46646+[.G230]*(36000.76983+[.G230]*0.0003032);360)" office:value-type="float" office:value="146.051348701175">
            <text:p>146.05</text:p>
          </table:table-cell>
          <table:table-cell table:formula="of:=357.52911+[.G230]*(35999.05029-0.0001537*[.G230])" office:value-type="float" office:value="4182.93126838723">
            <text:p>4182.93</text:p>
          </table:table-cell>
          <table:table-cell table:formula="of:=0.016708634-[.G230]*(0.000042037+0.0000001267*[.G230])" office:value-type="float" office:value="0.0167041655506057">
            <text:p>0.02</text:p>
          </table:table-cell>
          <table:table-cell table:formula="of:=SIN(RADIANS([.J230]))*(1.914602-[.G230]*(0.004817+0.000014*[.G230]))+SIN(RADIANS(2*[.J230]))*(0.019993-0.000101*[.G230])+SIN(RADIANS(3*[.J230]))*0.000289" office:value-type="float" office:value="-1.28402105654565">
            <text:p>-1.28</text:p>
          </table:table-cell>
          <table:table-cell table:formula="of:=[.I230]+[.L230]" office:value-type="float" office:value="144.767327644629">
            <text:p>144.77</text:p>
          </table:table-cell>
          <table:table-cell table:formula="of:=[.J230]+[.L230]" office:value-type="float" office:value="4181.64724733068">
            <text:p>4181.65</text:p>
          </table:table-cell>
          <table:table-cell table:formula="of:=(1.000001018*(1-[.K230]*[.K230]))/(1+[.K230]*COS(RADIANS([.N230])))" office:value-type="float" office:value="1.01235844257002">
            <text:p>1.01</text:p>
          </table:table-cell>
          <table:table-cell table:formula="of:=[.M230]-0.00569-0.00478*SIN(RADIANS(125.04-1934.136*[.G230]))" office:value-type="float" office:value="144.766351937958">
            <text:p>144.77</text:p>
          </table:table-cell>
          <table:table-cell table:formula="of:=23+(26+((21.448-[.G230]*(46.815+[.G230]*(0.00059-[.G230]*0.001813))))/60)/60" office:value-type="float" office:value="23.4379092354304">
            <text:p>23.44</text:p>
          </table:table-cell>
          <table:table-cell table:formula="of:=[.Q230]+0.00256*COS(RADIANS(125.04-1934.136*[.G230]))" office:value-type="float" office:value="23.4383322429862">
            <text:p>23.44</text:p>
          </table:table-cell>
          <table:table-cell table:formula="of:=DEGREES(ATAN2(COS(RADIANS([.P230]));COS(RADIANS([.R230]))*SIN(RADIANS([.P230]))))" office:value-type="float" office:value="147.055779281384">
            <text:p>147.06</text:p>
          </table:table-cell>
          <table:table-cell table:formula="of:=DEGREES(ASIN(SIN(RADIANS([.R230]))*SIN(RADIANS([.P230]))))" office:value-type="float" office:value="13.2660821669192">
            <text:p>13.27</text:p>
          </table:table-cell>
          <table:table-cell table:formula="of:=TAN(RADIANS([.R230]/2))*TAN(RADIANS([.R230]/2))" office:value-type="float" office:value="0.0430309082310325">
            <text:p>0.04</text:p>
          </table:table-cell>
          <table:table-cell table:formula="of:=4*DEGREES([.U230]*SIN(2*RADIANS([.I230]))-2*[.K230]*SIN(RADIANS([.J230]))+4*[.K230]*[.U230]*SIN(RADIANS([.J230]))*COS(2*RADIANS([.I230]))-0.5*[.U230]*[.U230]*SIN(4*RADIANS([.I230]))-1.25*[.K230]*[.K230]*SIN(2*RADIANS([.J230])))" office:value-type="float" office:value="-4.02278870383155">
            <text:p>-4.02</text:p>
          </table:table-cell>
          <table:table-cell table:formula="of:=DEGREES(ACOS(COS(RADIANS(90.833))/(COS(RADIANS([.$B$2]))*COS(RADIANS([.T230])))-TAN(RADIANS([.$B$2]))*TAN(RADIANS([.T230]))))" office:value-type="float" office:value="102.552187045365">
            <text:p>102.55</text:p>
          </table:table-cell>
          <table:table-cell table:style-name="ce7" table:formula="of:=(720-4*[.$B$3]-[.V230]+[.$B$4]*60)/1440" office:value-type="float" office:value="0.50279360326655">
            <text:p>12:04:01</text:p>
          </table:table-cell>
          <table:table-cell table:style-name="ce7" table:formula="of:=([.X230]*1440-[.W230]*4)/1440" office:value-type="float" office:value="0.217926417029424">
            <text:p>5:13:49</text:p>
          </table:table-cell>
          <table:table-cell table:style-name="ce7" table:formula="of:=([.X230]*1440+[.W230]*4)/1440" office:value-type="float" office:value="0.787660789503675">
            <text:p>18:54:14</text:p>
          </table:table-cell>
          <table:table-cell table:formula="of:=8*[.W230]" office:value-type="float" office:value="820.417496362921">
            <text:p>820.42</text:p>
          </table:table-cell>
          <table:table-cell table:formula="of:=MOD([.E230]*1440+[.V230]+4*[.$B$3]-60*[.$B$4];1440)" office:value-type="float" office:value="715.977211296169">
            <text:p>715.98</text:p>
          </table:table-cell>
          <table:table-cell table:formula="of:=IF([.AB230]/4&lt;0;[.AB230]/4+180;[.AB230]/4-180)" office:value-type="float" office:value="-1.00569717595789">
            <text:p>-1.01</text:p>
          </table:table-cell>
          <table:table-cell table:formula="of:=DEGREES(ACOS(SIN(RADIANS([.$B$2]))*SIN(RADIANS([.T230]))+COS(RADIANS([.$B$2]))*COS(RADIANS([.T230]))*COS(RADIANS([.AC230]))))" office:value-type="float" office:value="26.7485430531879">
            <text:p>26.75</text:p>
          </table:table-cell>
          <table:table-cell table:formula="of:=90-[.AD230]" office:value-type="float" office:value="63.2514569468121">
            <text:p>63.25</text:p>
          </table:table-cell>
          <table:table-cell table:formula="of:=IF([.AE230]&gt;85;0;IF([.AE230]&gt;5;58.1/TAN(RADIANS([.AE230]))-0.07/POWER(TAN(RADIANS([.AE230]));3)+0.000086/POWER(TAN(RADIANS([.AE230]));5);IF([.AE230]&gt;-0.575;1735+[.AE230]*(-518.2+[.AE230]*(103.4+[.AE230]*(-12.79+[.AE230]*0.711)));-20.772/TAN(RADIANS([.AE230])))))/3600" office:value-type="float" office:value="0.00813166630636182">
            <text:p>0.01</text:p>
          </table:table-cell>
          <table:table-cell table:formula="of:=[.AE230]+[.AF230]" office:value-type="float" office:value="63.2595886131185">
            <text:p>63.26</text:p>
          </table:table-cell>
          <table:table-cell table:formula="of:=IF([.AC230]&gt;0;MOD(DEGREES(ACOS(((SIN(RADIANS([.$B$2]))*COS(RADIANS([.AD230])))-SIN(RADIANS([.T230])))/(COS(RADIANS([.$B$2]))*SIN(RADIANS([.AD230])))))+180;360);MOD(540-DEGREES(ACOS(((SIN(RADIANS([.$B$2]))*COS(RADIANS([.AD230])))-SIN(RADIANS([.T230])))/(COS(RADIANS([.$B$2]))*SIN(RADIANS([.AD230])))));360))" office:value-type="float" office:value="177.824710641919">
            <text:p>177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0]+1" office:value-type="date" office:date-value="2010-08-18">
            <text:p>8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1]+2415018.5+[.E231]-[.$B$4]/24" office:value-type="float" office:value="2455427.29166667">
            <text:p>2455427.29</text:p>
          </table:table-cell>
          <table:table-cell table:style-name="ce9" table:formula="of:=([.F231]-2451545)/36525" office:value-type="float" office:value="0.106291352954593">
            <text:p>0.10629135</text:p>
          </table:table-cell>
          <table:table-cell/>
          <table:table-cell table:formula="of:=MOD(280.46646+[.G231]*(36000.76983+[.G231]*0.0003032);360)" office:value-type="float" office:value="147.036996063103">
            <text:p>147.04</text:p>
          </table:table-cell>
          <table:table-cell table:formula="of:=357.52911+[.G231]*(35999.05029-0.0001537*[.G231])" office:value-type="float" office:value="4183.91686866806">
            <text:p>4183.92</text:p>
          </table:table-cell>
          <table:table-cell table:formula="of:=0.016708634-[.G231]*(0.000042037+0.0000001267*[.G231])" office:value-type="float" office:value="0.016704164398958">
            <text:p>0.02</text:p>
          </table:table-cell>
          <table:table-cell table:formula="of:=SIN(RADIANS([.J231]))*(1.914602-[.G231]*(0.004817+0.000014*[.G231]))+SIN(RADIANS(2*[.J231]))*(0.019993-0.000101*[.G231])+SIN(RADIANS(3*[.J231]))*0.000289" office:value-type="float" office:value="-1.3078870142431">
            <text:p>-1.31</text:p>
          </table:table-cell>
          <table:table-cell table:formula="of:=[.I231]+[.L231]" office:value-type="float" office:value="145.72910904886">
            <text:p>145.73</text:p>
          </table:table-cell>
          <table:table-cell table:formula="of:=[.J231]+[.L231]" office:value-type="float" office:value="4182.60898165381">
            <text:p>4182.61</text:p>
          </table:table-cell>
          <table:table-cell table:formula="of:=(1.000001018*(1-[.K231]*[.K231]))/(1+[.K231]*COS(RADIANS([.N231])))" office:value-type="float" office:value="1.01216566891254">
            <text:p>1.01</text:p>
          </table:table-cell>
          <table:table-cell table:formula="of:=[.M231]-0.00569-0.00478*SIN(RADIANS(125.04-1934.136*[.G231]))" office:value-type="float" office:value="145.728134070154">
            <text:p>145.73</text:p>
          </table:table-cell>
          <table:table-cell table:formula="of:=23+(26+((21.448-[.G231]*(46.815+[.G231]*(0.00059-[.G231]*0.001813))))/60)/60" office:value-type="float" office:value="23.4379088793952">
            <text:p>23.44</text:p>
          </table:table-cell>
          <table:table-cell table:formula="of:=[.Q231]+0.00256*COS(RADIANS(125.04-1934.136*[.G231]))" office:value-type="float" office:value="23.4383295532975">
            <text:p>23.44</text:p>
          </table:table-cell>
          <table:table-cell table:formula="of:=DEGREES(ATAN2(COS(RADIANS([.P231]));COS(RADIANS([.R231]))*SIN(RADIANS([.P231]))))" office:value-type="float" office:value="147.98602930257">
            <text:p>147.99</text:p>
          </table:table-cell>
          <table:table-cell table:formula="of:=DEGREES(ASIN(SIN(RADIANS([.R231]))*SIN(RADIANS([.P231]))))" office:value-type="float" office:value="12.9433605881487">
            <text:p>12.94</text:p>
          </table:table-cell>
          <table:table-cell table:formula="of:=TAN(RADIANS([.R231]/2))*TAN(RADIANS([.R231]/2))" office:value-type="float" office:value="0.0430308980740011">
            <text:p>0.04</text:p>
          </table:table-cell>
          <table:table-cell table:formula="of:=4*DEGREES([.U231]*SIN(2*RADIANS([.I231]))-2*[.K231]*SIN(RADIANS([.J231]))+4*[.K231]*[.U231]*SIN(RADIANS([.J231]))*COS(2*RADIANS([.I231]))-0.5*[.U231]*[.U231]*SIN(4*RADIANS([.I231]))-1.25*[.K231]*[.K231]*SIN(2*RADIANS([.J231])))" office:value-type="float" office:value="-3.80168288451484">
            <text:p>-3.8</text:p>
          </table:table-cell>
          <table:table-cell table:formula="of:=DEGREES(ACOS(COS(RADIANS(90.833))/(COS(RADIANS([.$B$2]))*COS(RADIANS([.T231])))-TAN(RADIANS([.$B$2]))*TAN(RADIANS([.T231]))))" office:value-type="float" office:value="102.258391722352">
            <text:p>102.26</text:p>
          </table:table-cell>
          <table:table-cell table:style-name="ce7" table:formula="of:=(720-4*[.$B$3]-[.V231]+[.$B$4]*60)/1440" office:value-type="float" office:value="0.502640057558691">
            <text:p>12:03:48</text:p>
          </table:table-cell>
          <table:table-cell table:style-name="ce7" table:formula="of:=([.X231]*1440-[.W231]*4)/1440" office:value-type="float" office:value="0.218588969441046">
            <text:p>5:14:46</text:p>
          </table:table-cell>
          <table:table-cell table:style-name="ce7" table:formula="of:=([.X231]*1440+[.W231]*4)/1440" office:value-type="float" office:value="0.786691145676335">
            <text:p>18:52:50</text:p>
          </table:table-cell>
          <table:table-cell table:formula="of:=8*[.W231]" office:value-type="float" office:value="818.067133778816">
            <text:p>818.07</text:p>
          </table:table-cell>
          <table:table-cell table:formula="of:=MOD([.E231]*1440+[.V231]+4*[.$B$3]-60*[.$B$4];1440)" office:value-type="float" office:value="716.198317115485">
            <text:p>716.2</text:p>
          </table:table-cell>
          <table:table-cell table:formula="of:=IF([.AB231]/4&lt;0;[.AB231]/4+180;[.AB231]/4-180)" office:value-type="float" office:value="-0.950420721128722">
            <text:p>-0.95</text:p>
          </table:table-cell>
          <table:table-cell table:formula="of:=DEGREES(ACOS(SIN(RADIANS([.$B$2]))*SIN(RADIANS([.T231]))+COS(RADIANS([.$B$2]))*COS(RADIANS([.T231]))*COS(RADIANS([.AC231]))))" office:value-type="float" office:value="27.0695742712476">
            <text:p>27.07</text:p>
          </table:table-cell>
          <table:table-cell table:formula="of:=90-[.AD231]" office:value-type="float" office:value="62.9304257287524">
            <text:p>62.93</text:p>
          </table:table-cell>
          <table:table-cell table:formula="of:=IF([.AE231]&gt;85;0;IF([.AE231]&gt;5;58.1/TAN(RADIANS([.AE231]))-0.07/POWER(TAN(RADIANS([.AE231]));3)+0.000086/POWER(TAN(RADIANS([.AE231]));5);IF([.AE231]&gt;-0.575;1735+[.AE231]*(-518.2+[.AE231]*(103.4+[.AE231]*(-12.79+[.AE231]*0.711)));-20.772/TAN(RADIANS([.AE231])))))/3600" office:value-type="float" office:value="0.00824528063432969">
            <text:p>0.01</text:p>
          </table:table-cell>
          <table:table-cell table:formula="of:=[.AE231]+[.AF231]" office:value-type="float" office:value="62.9386710093868">
            <text:p>62.94</text:p>
          </table:table-cell>
          <table:table-cell table:formula="of:=IF([.AC231]&gt;0;MOD(DEGREES(ACOS(((SIN(RADIANS([.$B$2]))*COS(RADIANS([.AD231])))-SIN(RADIANS([.T231])))/(COS(RADIANS([.$B$2]))*SIN(RADIANS([.AD231])))))+180;360);MOD(540-DEGREES(ACOS(((SIN(RADIANS([.$B$2]))*COS(RADIANS([.AD231])))-SIN(RADIANS([.T231])))/(COS(RADIANS([.$B$2]))*SIN(RADIANS([.AD231])))));360))" office:value-type="float" office:value="177.964224121008">
            <text:p>177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1]+1" office:value-type="date" office:date-value="2010-08-19">
            <text:p>8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2]+2415018.5+[.E232]-[.$B$4]/24" office:value-type="float" office:value="2455428.29166667">
            <text:p>2455428.29</text:p>
          </table:table-cell>
          <table:table-cell table:style-name="ce9" table:formula="of:=([.F232]-2451545)/36525" office:value-type="float" office:value="0.106318731462464">
            <text:p>0.10631873</text:p>
          </table:table-cell>
          <table:table-cell/>
          <table:table-cell table:formula="of:=MOD(280.46646+[.G232]*(36000.76983+[.G232]*0.0003032);360)" office:value-type="float" office:value="148.022643425033">
            <text:p>148.02</text:p>
          </table:table-cell>
          <table:table-cell table:formula="of:=357.52911+[.G232]*(35999.05029-0.0001537*[.G232])" office:value-type="float" office:value="4184.90246894889">
            <text:p>4184.9</text:p>
          </table:table-cell>
          <table:table-cell table:formula="of:=0.016708634-[.G232]*(0.000042037+0.0000001267*[.G232])" office:value-type="float" office:value="0.0167041632473102">
            <text:p>0.02</text:p>
          </table:table-cell>
          <table:table-cell table:formula="of:=SIN(RADIANS([.J232]))*(1.914602-[.G232]*(0.004817+0.000014*[.G232]))+SIN(RADIANS(2*[.J232]))*(0.019993-0.000101*[.G232])+SIN(RADIANS(3*[.J232]))*0.000289" office:value-type="float" office:value="-1.33138317787169">
            <text:p>-1.33</text:p>
          </table:table-cell>
          <table:table-cell table:formula="of:=[.I232]+[.L232]" office:value-type="float" office:value="146.691260247161">
            <text:p>146.69</text:p>
          </table:table-cell>
          <table:table-cell table:formula="of:=[.J232]+[.L232]" office:value-type="float" office:value="4183.57108577102">
            <text:p>4183.57</text:p>
          </table:table-cell>
          <table:table-cell table:formula="of:=(1.000001018*(1-[.K232]*[.K232]))/(1+[.K232]*COS(RADIANS([.N232])))" office:value-type="float" office:value="1.01196934435658">
            <text:p>1.01</text:p>
          </table:table-cell>
          <table:table-cell table:formula="of:=[.M232]-0.00569-0.00478*SIN(RADIANS(125.04-1934.136*[.G232]))" office:value-type="float" office:value="146.690285992392">
            <text:p>146.69</text:p>
          </table:table-cell>
          <table:table-cell table:formula="of:=23+(26+((21.448-[.G232]*(46.815+[.G232]*(0.00059-[.G232]*0.001813))))/60)/60" office:value-type="float" office:value="23.4379085233601">
            <text:p>23.44</text:p>
          </table:table-cell>
          <table:table-cell table:formula="of:=[.Q232]+0.00256*COS(RADIANS(125.04-1934.136*[.G232]))" office:value-type="float" office:value="23.4383268632494">
            <text:p>23.44</text:p>
          </table:table-cell>
          <table:table-cell table:formula="of:=DEGREES(ATAN2(COS(RADIANS([.P232]));COS(RADIANS([.R232]))*SIN(RADIANS([.P232]))))" office:value-type="float" office:value="148.91421813913">
            <text:p>148.91</text:p>
          </table:table-cell>
          <table:table-cell table:formula="of:=DEGREES(ASIN(SIN(RADIANS([.R232]))*SIN(RADIANS([.P232]))))" office:value-type="float" office:value="12.6172246954578">
            <text:p>12.62</text:p>
          </table:table-cell>
          <table:table-cell table:formula="of:=TAN(RADIANS([.R232]/2))*TAN(RADIANS([.R232]/2))" office:value-type="float" office:value="0.0430308879156141">
            <text:p>0.04</text:p>
          </table:table-cell>
          <table:table-cell table:formula="of:=4*DEGREES([.U232]*SIN(2*RADIANS([.I232]))-2*[.K232]*SIN(RADIANS([.J232]))+4*[.K232]*[.U232]*SIN(RADIANS([.J232]))*COS(2*RADIANS([.I232]))-0.5*[.U232]*[.U232]*SIN(4*RADIANS([.I232]))-1.25*[.K232]*[.K232]*SIN(2*RADIANS([.J232])))" office:value-type="float" office:value="-3.57238160750624">
            <text:p>-3.57</text:p>
          </table:table-cell>
          <table:table-cell table:formula="of:=DEGREES(ACOS(COS(RADIANS(90.833))/(COS(RADIANS([.$B$2]))*COS(RADIANS([.T232])))-TAN(RADIANS([.$B$2]))*TAN(RADIANS([.T232]))))" office:value-type="float" office:value="101.962627368944">
            <text:p>101.96</text:p>
          </table:table-cell>
          <table:table-cell table:style-name="ce7" table:formula="of:=(720-4*[.$B$3]-[.V232]+[.$B$4]*60)/1440" office:value-type="float" office:value="0.502480820560768">
            <text:p>12:03:34</text:p>
          </table:table-cell>
          <table:table-cell table:style-name="ce7" table:formula="of:=([.X232]*1440-[.W232]*4)/1440" office:value-type="float" office:value="0.219251300091479">
            <text:p>5:15:43</text:p>
          </table:table-cell>
          <table:table-cell table:style-name="ce7" table:formula="of:=([.X232]*1440+[.W232]*4)/1440" office:value-type="float" office:value="0.785710341030057">
            <text:p>18:51:25</text:p>
          </table:table-cell>
          <table:table-cell table:formula="of:=8*[.W232]" office:value-type="float" office:value="815.701018951552">
            <text:p>815.7</text:p>
          </table:table-cell>
          <table:table-cell table:formula="of:=MOD([.E232]*1440+[.V232]+4*[.$B$3]-60*[.$B$4];1440)" office:value-type="float" office:value="716.427618392494">
            <text:p>716.43</text:p>
          </table:table-cell>
          <table:table-cell table:formula="of:=IF([.AB232]/4&lt;0;[.AB232]/4+180;[.AB232]/4-180)" office:value-type="float" office:value="-0.893095401876565">
            <text:p>-0.89</text:p>
          </table:table-cell>
          <table:table-cell table:formula="of:=DEGREES(ACOS(SIN(RADIANS([.$B$2]))*SIN(RADIANS([.T232]))+COS(RADIANS([.$B$2]))*COS(RADIANS([.T232]))*COS(RADIANS([.AC232]))))" office:value-type="float" office:value="27.3940861386877">
            <text:p>27.39</text:p>
          </table:table-cell>
          <table:table-cell table:formula="of:=90-[.AD232]" office:value-type="float" office:value="62.6059138613123">
            <text:p>62.61</text:p>
          </table:table-cell>
          <table:table-cell table:formula="of:=IF([.AE232]&gt;85;0;IF([.AE232]&gt;5;58.1/TAN(RADIANS([.AE232]))-0.07/POWER(TAN(RADIANS([.AE232]));3)+0.000086/POWER(TAN(RADIANS([.AE232]));5);IF([.AE232]&gt;-0.575;1735+[.AE232]*(-518.2+[.AE232]*(103.4+[.AE232]*(-12.79+[.AE232]*0.711)));-20.772/TAN(RADIANS([.AE232])))))/3600" office:value-type="float" office:value="0.00836078698347689">
            <text:p>0.01</text:p>
          </table:table-cell>
          <table:table-cell table:formula="of:=[.AE232]+[.AF232]" office:value-type="float" office:value="62.6142746482958">
            <text:p>62.61</text:p>
          </table:table-cell>
          <table:table-cell table:formula="of:=IF([.AC232]&gt;0;MOD(DEGREES(ACOS(((SIN(RADIANS([.$B$2]))*COS(RADIANS([.AD232])))-SIN(RADIANS([.T232])))/(COS(RADIANS([.$B$2]))*SIN(RADIANS([.AD232])))))+180;360);MOD(540-DEGREES(ACOS(((SIN(RADIANS([.$B$2]))*COS(RADIANS([.AD232])))-SIN(RADIANS([.T232])))/(COS(RADIANS([.$B$2]))*SIN(RADIANS([.AD232])))));360))" office:value-type="float" office:value="178.105550411844">
            <text:p>178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2]+1" office:value-type="date" office:date-value="2010-08-20">
            <text:p>8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3]+2415018.5+[.E233]-[.$B$4]/24" office:value-type="float" office:value="2455429.29166667">
            <text:p>2455429.29</text:p>
          </table:table-cell>
          <table:table-cell table:style-name="ce9" table:formula="of:=([.F233]-2451545)/36525" office:value-type="float" office:value="0.106346109970336">
            <text:p>0.10634611</text:p>
          </table:table-cell>
          <table:table-cell/>
          <table:table-cell table:formula="of:=MOD(280.46646+[.G233]*(36000.76983+[.G233]*0.0003032);360)" office:value-type="float" office:value="149.008290786962">
            <text:p>149.01</text:p>
          </table:table-cell>
          <table:table-cell table:formula="of:=357.52911+[.G233]*(35999.05029-0.0001537*[.G233])" office:value-type="float" office:value="4185.88806922972">
            <text:p>4185.89</text:p>
          </table:table-cell>
          <table:table-cell table:formula="of:=0.016708634-[.G233]*(0.000042037+0.0000001267*[.G233])" office:value-type="float" office:value="0.0167041620956621">
            <text:p>0.02</text:p>
          </table:table-cell>
          <table:table-cell table:formula="of:=SIN(RADIANS([.J233]))*(1.914602-[.G233]*(0.004817+0.000014*[.G233]))+SIN(RADIANS(2*[.J233]))*(0.019993-0.000101*[.G233])+SIN(RADIANS(3*[.J233]))*0.000289" office:value-type="float" office:value="-1.35450263169647">
            <text:p>-1.35</text:p>
          </table:table-cell>
          <table:table-cell table:formula="of:=[.I233]+[.L233]" office:value-type="float" office:value="147.653788155265">
            <text:p>147.65</text:p>
          </table:table-cell>
          <table:table-cell table:formula="of:=[.J233]+[.L233]" office:value-type="float" office:value="4184.53356659802">
            <text:p>4184.53</text:p>
          </table:table-cell>
          <table:table-cell table:formula="of:=(1.000001018*(1-[.K233]*[.K233]))/(1+[.K233]*COS(RADIANS([.N233])))" office:value-type="float" office:value="1.01176952289196">
            <text:p>1.01</text:p>
          </table:table-cell>
          <table:table-cell table:formula="of:=[.M233]-0.00569-0.00478*SIN(RADIANS(125.04-1934.136*[.G233]))" office:value-type="float" office:value="147.652814620407">
            <text:p>147.65</text:p>
          </table:table-cell>
          <table:table-cell table:formula="of:=23+(26+((21.448-[.G233]*(46.815+[.G233]*(0.00059-[.G233]*0.001813))))/60)/60" office:value-type="float" office:value="23.4379081673249">
            <text:p>23.44</text:p>
          </table:table-cell>
          <table:table-cell table:formula="of:=[.Q233]+0.00256*COS(RADIANS(125.04-1934.136*[.G233]))" office:value-type="float" office:value="23.4383241728441">
            <text:p>23.44</text:p>
          </table:table-cell>
          <table:table-cell table:formula="of:=DEGREES(ATAN2(COS(RADIANS([.P233]));COS(RADIANS([.R233]))*SIN(RADIANS([.P233]))))" office:value-type="float" office:value="149.840395257928">
            <text:p>149.84</text:p>
          </table:table-cell>
          <table:table-cell table:formula="of:=DEGREES(ASIN(SIN(RADIANS([.R233]))*SIN(RADIANS([.P233]))))" office:value-type="float" office:value="12.2877623362813">
            <text:p>12.29</text:p>
          </table:table-cell>
          <table:table-cell table:formula="of:=TAN(RADIANS([.R233]/2))*TAN(RADIANS([.R233]/2))" office:value-type="float" office:value="0.0430308777558789">
            <text:p>0.04</text:p>
          </table:table-cell>
          <table:table-cell table:formula="of:=4*DEGREES([.U233]*SIN(2*RADIANS([.I233]))-2*[.K233]*SIN(RADIANS([.J233]))+4*[.K233]*[.U233]*SIN(RADIANS([.J233]))*COS(2*RADIANS([.I233]))-0.5*[.U233]*[.U233]*SIN(4*RADIANS([.I233]))-1.25*[.K233]*[.K233]*SIN(2*RADIANS([.J233])))" office:value-type="float" office:value="-3.33508410178267">
            <text:p>-3.34</text:p>
          </table:table-cell>
          <table:table-cell table:formula="of:=DEGREES(ACOS(COS(RADIANS(90.833))/(COS(RADIANS([.$B$2]))*COS(RADIANS([.T233])))-TAN(RADIANS([.$B$2]))*TAN(RADIANS([.T233]))))" office:value-type="float" office:value="101.664974739861">
            <text:p>101.66</text:p>
          </table:table-cell>
          <table:table-cell table:style-name="ce7" table:formula="of:=(720-4*[.$B$3]-[.V233]+[.$B$4]*60)/1440" office:value-type="float" office:value="0.502316030626238">
            <text:p>12:03:20</text:p>
          </table:table-cell>
          <table:table-cell table:style-name="ce7" table:formula="of:=([.X233]*1440-[.W233]*4)/1440" office:value-type="float" office:value="0.219913323015513">
            <text:p>5:16:41</text:p>
          </table:table-cell>
          <table:table-cell table:style-name="ce7" table:formula="of:=([.X233]*1440+[.W233]*4)/1440" office:value-type="float" office:value="0.784718738236963">
            <text:p>18:50:00</text:p>
          </table:table-cell>
          <table:table-cell table:formula="of:=8*[.W233]" office:value-type="float" office:value="813.319797918887">
            <text:p>813.32</text:p>
          </table:table-cell>
          <table:table-cell table:formula="of:=MOD([.E233]*1440+[.V233]+4*[.$B$3]-60*[.$B$4];1440)" office:value-type="float" office:value="716.664915898217">
            <text:p>716.66</text:p>
          </table:table-cell>
          <table:table-cell table:formula="of:=IF([.AB233]/4&lt;0;[.AB233]/4+180;[.AB233]/4-180)" office:value-type="float" office:value="-0.833771025445657">
            <text:p>-0.83</text:p>
          </table:table-cell>
          <table:table-cell table:formula="of:=DEGREES(ACOS(SIN(RADIANS([.$B$2]))*SIN(RADIANS([.T233]))+COS(RADIANS([.$B$2]))*COS(RADIANS([.T233]))*COS(RADIANS([.AC233]))))" office:value-type="float" office:value="27.7220003613556">
            <text:p>27.72</text:p>
          </table:table-cell>
          <table:table-cell table:formula="of:=90-[.AD233]" office:value-type="float" office:value="62.2779996386444">
            <text:p>62.28</text:p>
          </table:table-cell>
          <table:table-cell table:formula="of:=IF([.AE233]&gt;85;0;IF([.AE233]&gt;5;58.1/TAN(RADIANS([.AE233]))-0.07/POWER(TAN(RADIANS([.AE233]));3)+0.000086/POWER(TAN(RADIANS([.AE233]));5);IF([.AE233]&gt;-0.575;1735+[.AE233]*(-518.2+[.AE233]*(103.4+[.AE233]*(-12.79+[.AE233]*0.711)));-20.772/TAN(RADIANS([.AE233])))))/3600" office:value-type="float" office:value="0.00847819201347982">
            <text:p>0.01</text:p>
          </table:table-cell>
          <table:table-cell table:formula="of:=[.AE233]+[.AF233]" office:value-type="float" office:value="62.2864778306579">
            <text:p>62.29</text:p>
          </table:table-cell>
          <table:table-cell table:formula="of:=IF([.AC233]&gt;0;MOD(DEGREES(ACOS(((SIN(RADIANS([.$B$2]))*COS(RADIANS([.AD233])))-SIN(RADIANS([.T233])))/(COS(RADIANS([.$B$2]))*SIN(RADIANS([.AD233])))))+180;360);MOD(540-DEGREES(ACOS(((SIN(RADIANS([.$B$2]))*COS(RADIANS([.AD233])))-SIN(RADIANS([.T233])))/(COS(RADIANS([.$B$2]))*SIN(RADIANS([.AD233])))));360))" office:value-type="float" office:value="178.248495473443">
            <text:p>178.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3]+1" office:value-type="date" office:date-value="2010-08-21">
            <text:p>8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4]+2415018.5+[.E234]-[.$B$4]/24" office:value-type="float" office:value="2455430.29166667">
            <text:p>2455430.29</text:p>
          </table:table-cell>
          <table:table-cell table:style-name="ce9" table:formula="of:=([.F234]-2451545)/36525" office:value-type="float" office:value="0.106373488478207">
            <text:p>0.10637349</text:p>
          </table:table-cell>
          <table:table-cell/>
          <table:table-cell table:formula="of:=MOD(280.46646+[.G234]*(36000.76983+[.G234]*0.0003032);360)" office:value-type="float" office:value="149.993938148892">
            <text:p>149.99</text:p>
          </table:table-cell>
          <table:table-cell table:formula="of:=357.52911+[.G234]*(35999.05029-0.0001537*[.G234])" office:value-type="float" office:value="4186.87366951055">
            <text:p>4186.87</text:p>
          </table:table-cell>
          <table:table-cell table:formula="of:=0.016708634-[.G234]*(0.000042037+0.0000001267*[.G234])" office:value-type="float" office:value="0.0167041609440139">
            <text:p>0.02</text:p>
          </table:table-cell>
          <table:table-cell table:formula="of:=SIN(RADIANS([.J234]))*(1.914602-[.G234]*(0.004817+0.000014*[.G234]))+SIN(RADIANS(2*[.J234]))*(0.019993-0.000101*[.G234])+SIN(RADIANS(3*[.J234]))*0.000289" office:value-type="float" office:value="-1.37723855175502">
            <text:p>-1.38</text:p>
          </table:table-cell>
          <table:table-cell table:formula="of:=[.I234]+[.L234]" office:value-type="float" office:value="148.616699597137">
            <text:p>148.62</text:p>
          </table:table-cell>
          <table:table-cell table:formula="of:=[.J234]+[.L234]" office:value-type="float" office:value="4185.49643095879">
            <text:p>4185.5</text:p>
          </table:table-cell>
          <table:table-cell table:formula="of:=(1.000001018*(1-[.K234]*[.K234]))/(1+[.K234]*COS(RADIANS([.N234])))" office:value-type="float" office:value="1.01156625953555">
            <text:p>1.01</text:p>
          </table:table-cell>
          <table:table-cell table:formula="of:=[.M234]-0.00569-0.00478*SIN(RADIANS(125.04-1934.136*[.G234]))" office:value-type="float" office:value="148.615726778159">
            <text:p>148.62</text:p>
          </table:table-cell>
          <table:table-cell table:formula="of:=23+(26+((21.448-[.G234]*(46.815+[.G234]*(0.00059-[.G234]*0.001813))))/60)/60" office:value-type="float" office:value="23.4379078112897">
            <text:p>23.44</text:p>
          </table:table-cell>
          <table:table-cell table:formula="of:=[.Q234]+0.00256*COS(RADIANS(125.04-1934.136*[.G234]))" office:value-type="float" office:value="23.4383214820833">
            <text:p>23.44</text:p>
          </table:table-cell>
          <table:table-cell table:formula="of:=DEGREES(ATAN2(COS(RADIANS([.P234]));COS(RADIANS([.R234]))*SIN(RADIANS([.P234]))))" office:value-type="float" office:value="150.764612134395">
            <text:p>150.76</text:p>
          </table:table-cell>
          <table:table-cell table:formula="of:=DEGREES(ASIN(SIN(RADIANS([.R234]))*SIN(RADIANS([.P234]))))" office:value-type="float" office:value="11.9550615345687">
            <text:p>11.96</text:p>
          </table:table-cell>
          <table:table-cell table:formula="of:=TAN(RADIANS([.R234]/2))*TAN(RADIANS([.R234]/2))" office:value-type="float" office:value="0.0430308675948032">
            <text:p>0.04</text:p>
          </table:table-cell>
          <table:table-cell table:formula="of:=4*DEGREES([.U234]*SIN(2*RADIANS([.I234]))-2*[.K234]*SIN(RADIANS([.J234]))+4*[.K234]*[.U234]*SIN(RADIANS([.J234]))*COS(2*RADIANS([.I234]))-0.5*[.U234]*[.U234]*SIN(4*RADIANS([.I234]))-1.25*[.K234]*[.K234]*SIN(2*RADIANS([.J234])))" office:value-type="float" office:value="-3.08999716249969">
            <text:p>-3.09</text:p>
          </table:table-cell>
          <table:table-cell table:formula="of:=DEGREES(ACOS(COS(RADIANS(90.833))/(COS(RADIANS([.$B$2]))*COS(RADIANS([.T234])))-TAN(RADIANS([.$B$2]))*TAN(RADIANS([.T234]))))" office:value-type="float" office:value="101.36551236992">
            <text:p>101.37</text:p>
          </table:table-cell>
          <table:table-cell table:style-name="ce7" table:formula="of:=(720-4*[.$B$3]-[.V234]+[.$B$4]*60)/1440" office:value-type="float" office:value="0.502145831362847">
            <text:p>12:03:05</text:p>
          </table:table-cell>
          <table:table-cell table:style-name="ce7" table:formula="of:=([.X234]*1440-[.W234]*4)/1440" office:value-type="float" office:value="0.220574963668625">
            <text:p>5:17:38</text:p>
          </table:table-cell>
          <table:table-cell table:style-name="ce7" table:formula="of:=([.X234]*1440+[.W234]*4)/1440" office:value-type="float" office:value="0.783716699057069">
            <text:p>18:48:33</text:p>
          </table:table-cell>
          <table:table-cell table:formula="of:=8*[.W234]" office:value-type="float" office:value="810.92409895936">
            <text:p>810.92</text:p>
          </table:table-cell>
          <table:table-cell table:formula="of:=MOD([.E234]*1440+[.V234]+4*[.$B$3]-60*[.$B$4];1440)" office:value-type="float" office:value="716.9100028375">
            <text:p>716.91</text:p>
          </table:table-cell>
          <table:table-cell table:formula="of:=IF([.AB234]/4&lt;0;[.AB234]/4+180;[.AB234]/4-180)" office:value-type="float" office:value="-0.772499290624921">
            <text:p>-0.77</text:p>
          </table:table-cell>
          <table:table-cell table:formula="of:=DEGREES(ACOS(SIN(RADIANS([.$B$2]))*SIN(RADIANS([.T234]))+COS(RADIANS([.$B$2]))*COS(RADIANS([.T234]))*COS(RADIANS([.AC234]))))" office:value-type="float" office:value="28.0532381051643">
            <text:p>28.05</text:p>
          </table:table-cell>
          <table:table-cell table:formula="of:=90-[.AD234]" office:value-type="float" office:value="61.9467618948357">
            <text:p>61.95</text:p>
          </table:table-cell>
          <table:table-cell table:formula="of:=IF([.AE234]&gt;85;0;IF([.AE234]&gt;5;58.1/TAN(RADIANS([.AE234]))-0.07/POWER(TAN(RADIANS([.AE234]));3)+0.000086/POWER(TAN(RADIANS([.AE234]));5);IF([.AE234]&gt;-0.575;1735+[.AE234]*(-518.2+[.AE234]*(103.4+[.AE234]*(-12.79+[.AE234]*0.711)));-20.772/TAN(RADIANS([.AE234])))))/3600" office:value-type="float" office:value="0.00859750284902926">
            <text:p>0.01</text:p>
          </table:table-cell>
          <table:table-cell table:formula="of:=[.AE234]+[.AF234]" office:value-type="float" office:value="61.9553593976848">
            <text:p>61.96</text:p>
          </table:table-cell>
          <table:table-cell table:formula="of:=IF([.AC234]&gt;0;MOD(DEGREES(ACOS(((SIN(RADIANS([.$B$2]))*COS(RADIANS([.AD234])))-SIN(RADIANS([.T234])))/(COS(RADIANS([.$B$2]))*SIN(RADIANS([.AD234])))))+180;360);MOD(540-DEGREES(ACOS(((SIN(RADIANS([.$B$2]))*COS(RADIANS([.AD234])))-SIN(RADIANS([.T234])))/(COS(RADIANS([.$B$2]))*SIN(RADIANS([.AD234])))));360))" office:value-type="float" office:value="178.392869460621">
            <text:p>178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4]+1" office:value-type="date" office:date-value="2010-08-22">
            <text:p>8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5]+2415018.5+[.E235]-[.$B$4]/24" office:value-type="float" office:value="2455431.29166667">
            <text:p>2455431.29</text:p>
          </table:table-cell>
          <table:table-cell table:style-name="ce9" table:formula="of:=([.F235]-2451545)/36525" office:value-type="float" office:value="0.106400866986078">
            <text:p>0.10640087</text:p>
          </table:table-cell>
          <table:table-cell/>
          <table:table-cell table:formula="of:=MOD(280.46646+[.G235]*(36000.76983+[.G235]*0.0003032);360)" office:value-type="float" office:value="150.979585510823">
            <text:p>150.98</text:p>
          </table:table-cell>
          <table:table-cell table:formula="of:=357.52911+[.G235]*(35999.05029-0.0001537*[.G235])" office:value-type="float" office:value="4187.85926979138">
            <text:p>4187.86</text:p>
          </table:table-cell>
          <table:table-cell table:formula="of:=0.016708634-[.G235]*(0.000042037+0.0000001267*[.G235])" office:value-type="float" office:value="0.0167041597923655">
            <text:p>0.02</text:p>
          </table:table-cell>
          <table:table-cell table:formula="of:=SIN(RADIANS([.J235]))*(1.914602-[.G235]*(0.004817+0.000014*[.G235]))+SIN(RADIANS(2*[.J235]))*(0.019993-0.000101*[.G235])+SIN(RADIANS(3*[.J235]))*0.000289" office:value-type="float" office:value="-1.39958420781889">
            <text:p>-1.4</text:p>
          </table:table-cell>
          <table:table-cell table:formula="of:=[.I235]+[.L235]" office:value-type="float" office:value="149.580001303004">
            <text:p>149.58</text:p>
          </table:table-cell>
          <table:table-cell table:formula="of:=[.J235]+[.L235]" office:value-type="float" office:value="4186.45968558356">
            <text:p>4186.46</text:p>
          </table:table-cell>
          <table:table-cell table:formula="of:=(1.000001018*(1-[.K235]*[.K235]))/(1+[.K235]*COS(RADIANS([.N235])))" office:value-type="float" office:value="1.0113596103196">
            <text:p>1.01</text:p>
          </table:table-cell>
          <table:table-cell table:formula="of:=[.M235]-0.00569-0.00478*SIN(RADIANS(125.04-1934.136*[.G235]))" office:value-type="float" office:value="149.579029195878">
            <text:p>149.58</text:p>
          </table:table-cell>
          <table:table-cell table:formula="of:=23+(26+((21.448-[.G235]*(46.815+[.G235]*(0.00059-[.G235]*0.001813))))/60)/60" office:value-type="float" office:value="23.4379074552546">
            <text:p>23.44</text:p>
          </table:table-cell>
          <table:table-cell table:formula="of:=[.Q235]+0.00256*COS(RADIANS(125.04-1934.136*[.G235]))" office:value-type="float" office:value="23.4383187909692">
            <text:p>23.44</text:p>
          </table:table-cell>
          <table:table-cell table:formula="of:=DEGREES(ATAN2(COS(RADIANS([.P235]));COS(RADIANS([.R235]))*SIN(RADIANS([.P235]))))" office:value-type="float" office:value="151.68692218639">
            <text:p>151.69</text:p>
          </table:table-cell>
          <table:table-cell table:formula="of:=DEGREES(ASIN(SIN(RADIANS([.R235]))*SIN(RADIANS([.P235]))))" office:value-type="float" office:value="11.6192104772745">
            <text:p>11.62</text:p>
          </table:table-cell>
          <table:table-cell table:formula="of:=TAN(RADIANS([.R235]/2))*TAN(RADIANS([.R235]/2))" office:value-type="float" office:value="0.0430308574323944">
            <text:p>0.04</text:p>
          </table:table-cell>
          <table:table-cell table:formula="of:=4*DEGREES([.U235]*SIN(2*RADIANS([.I235]))-2*[.K235]*SIN(RADIANS([.J235]))+4*[.K235]*[.U235]*SIN(RADIANS([.J235]))*COS(2*RADIANS([.I235]))-0.5*[.U235]*[.U235]*SIN(4*RADIANS([.I235]))-1.25*[.K235]*[.K235]*SIN(2*RADIANS([.J235])))" office:value-type="float" office:value="-2.83733484994957">
            <text:p>-2.84</text:p>
          </table:table-cell>
          <table:table-cell table:formula="of:=DEGREES(ACOS(COS(RADIANS(90.833))/(COS(RADIANS([.$B$2]))*COS(RADIANS([.T235])))-TAN(RADIANS([.$B$2]))*TAN(RADIANS([.T235]))))" office:value-type="float" office:value="101.064316603174">
            <text:p>101.06</text:p>
          </table:table-cell>
          <table:table-cell table:style-name="ce7" table:formula="of:=(720-4*[.$B$3]-[.V235]+[.$B$4]*60)/1440" office:value-type="float" office:value="0.501970371423576">
            <text:p>12:02:50</text:p>
          </table:table-cell>
          <table:table-cell table:style-name="ce7" table:formula="of:=([.X235]*1440-[.W235]*4)/1440" office:value-type="float" office:value="0.221236158636982">
            <text:p>5:18:35</text:p>
          </table:table-cell>
          <table:table-cell table:style-name="ce7" table:formula="of:=([.X235]*1440+[.W235]*4)/1440" office:value-type="float" office:value="0.78270458421017">
            <text:p>18:47:06</text:p>
          </table:table-cell>
          <table:table-cell table:formula="of:=8*[.W235]" office:value-type="float" office:value="808.51453282539">
            <text:p>808.51</text:p>
          </table:table-cell>
          <table:table-cell table:formula="of:=MOD([.E235]*1440+[.V235]+4*[.$B$3]-60*[.$B$4];1440)" office:value-type="float" office:value="717.16266515005">
            <text:p>717.16</text:p>
          </table:table-cell>
          <table:table-cell table:formula="of:=IF([.AB235]/4&lt;0;[.AB235]/4+180;[.AB235]/4-180)" office:value-type="float" office:value="-0.709333712487393">
            <text:p>-0.71</text:p>
          </table:table-cell>
          <table:table-cell table:formula="of:=DEGREES(ACOS(SIN(RADIANS([.$B$2]))*SIN(RADIANS([.T235]))+COS(RADIANS([.$B$2]))*COS(RADIANS([.T235]))*COS(RADIANS([.AC235]))))" office:value-type="float" office:value="28.3877199774383">
            <text:p>28.39</text:p>
          </table:table-cell>
          <table:table-cell table:formula="of:=90-[.AD235]" office:value-type="float" office:value="61.6122800225617">
            <text:p>61.61</text:p>
          </table:table-cell>
          <table:table-cell table:formula="of:=IF([.AE235]&gt;85;0;IF([.AE235]&gt;5;58.1/TAN(RADIANS([.AE235]))-0.07/POWER(TAN(RADIANS([.AE235]));3)+0.000086/POWER(TAN(RADIANS([.AE235]));5);IF([.AE235]&gt;-0.575;1735+[.AE235]*(-518.2+[.AE235]*(103.4+[.AE235]*(-12.79+[.AE235]*0.711)));-20.772/TAN(RADIANS([.AE235])))))/3600" office:value-type="float" office:value="0.00871872707192361">
            <text:p>0.01</text:p>
          </table:table-cell>
          <table:table-cell table:formula="of:=[.AE235]+[.AF235]" office:value-type="float" office:value="61.6209987496336">
            <text:p>61.62</text:p>
          </table:table-cell>
          <table:table-cell table:formula="of:=IF([.AC235]&gt;0;MOD(DEGREES(ACOS(((SIN(RADIANS([.$B$2]))*COS(RADIANS([.AD235])))-SIN(RADIANS([.T235])))/(COS(RADIANS([.$B$2]))*SIN(RADIANS([.AD235])))))+180;360);MOD(540-DEGREES(ACOS(((SIN(RADIANS([.$B$2]))*COS(RADIANS([.AD235])))-SIN(RADIANS([.T235])))/(COS(RADIANS([.$B$2]))*SIN(RADIANS([.AD235])))));360))" office:value-type="float" office:value="178.538486824573">
            <text:p>178.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5]+1" office:value-type="date" office:date-value="2010-08-23">
            <text:p>8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6]+2415018.5+[.E236]-[.$B$4]/24" office:value-type="float" office:value="2455432.29166667">
            <text:p>2455432.29</text:p>
          </table:table-cell>
          <table:table-cell table:style-name="ce9" table:formula="of:=([.F236]-2451545)/36525" office:value-type="float" office:value="0.10642824549395">
            <text:p>0.10642825</text:p>
          </table:table-cell>
          <table:table-cell/>
          <table:table-cell table:formula="of:=MOD(280.46646+[.G236]*(36000.76983+[.G236]*0.0003032);360)" office:value-type="float" office:value="151.965232872754">
            <text:p>151.97</text:p>
          </table:table-cell>
          <table:table-cell table:formula="of:=357.52911+[.G236]*(35999.05029-0.0001537*[.G236])" office:value-type="float" office:value="4188.84487007221">
            <text:p>4188.84</text:p>
          </table:table-cell>
          <table:table-cell table:formula="of:=0.016708634-[.G236]*(0.000042037+0.0000001267*[.G236])" office:value-type="float" office:value="0.0167041586407169">
            <text:p>0.02</text:p>
          </table:table-cell>
          <table:table-cell table:formula="of:=SIN(RADIANS([.J236]))*(1.914602-[.G236]*(0.004817+0.000014*[.G236]))+SIN(RADIANS(2*[.J236]))*(0.019993-0.000101*[.G236])+SIN(RADIANS(3*[.J236]))*0.000289" office:value-type="float" office:value="-1.42153296534862">
            <text:p>-1.42</text:p>
          </table:table-cell>
          <table:table-cell table:formula="of:=[.I236]+[.L236]" office:value-type="float" office:value="150.543699907406">
            <text:p>150.54</text:p>
          </table:table-cell>
          <table:table-cell table:formula="of:=[.J236]+[.L236]" office:value-type="float" office:value="4187.42333710686">
            <text:p>4187.42</text:p>
          </table:table-cell>
          <table:table-cell table:formula="of:=(1.000001018*(1-[.K236]*[.K236]))/(1+[.K236]*COS(RADIANS([.N236])))" office:value-type="float" office:value="1.01114963227988">
            <text:p>1.01</text:p>
          </table:table-cell>
          <table:table-cell table:formula="of:=[.M236]-0.00569-0.00478*SIN(RADIANS(125.04-1934.136*[.G236]))" office:value-type="float" office:value="150.542728508101">
            <text:p>150.54</text:p>
          </table:table-cell>
          <table:table-cell table:formula="of:=23+(26+((21.448-[.G236]*(46.815+[.G236]*(0.00059-[.G236]*0.001813))))/60)/60" office:value-type="float" office:value="23.4379070992194">
            <text:p>23.44</text:p>
          </table:table-cell>
          <table:table-cell table:formula="of:=[.Q236]+0.00256*COS(RADIANS(125.04-1934.136*[.G236]))" office:value-type="float" office:value="23.4383160995038">
            <text:p>23.44</text:p>
          </table:table-cell>
          <table:table-cell table:formula="of:=DEGREES(ATAN2(COS(RADIANS([.P236]));COS(RADIANS([.R236]))*SIN(RADIANS([.P236]))))" office:value-type="float" office:value="152.607380708572">
            <text:p>152.61</text:p>
          </table:table-cell>
          <table:table-cell table:formula="of:=DEGREES(ASIN(SIN(RADIANS([.R236]))*SIN(RADIANS([.P236]))))" office:value-type="float" office:value="11.2802975025576">
            <text:p>11.28</text:p>
          </table:table-cell>
          <table:table-cell table:formula="of:=TAN(RADIANS([.R236]/2))*TAN(RADIANS([.R236]/2))" office:value-type="float" office:value="0.0430308472686601">
            <text:p>0.04</text:p>
          </table:table-cell>
          <table:table-cell table:formula="of:=4*DEGREES([.U236]*SIN(2*RADIANS([.I236]))-2*[.K236]*SIN(RADIANS([.J236]))+4*[.K236]*[.U236]*SIN(RADIANS([.J236]))*COS(2*RADIANS([.I236]))-0.5*[.U236]*[.U236]*SIN(4*RADIANS([.I236]))-1.25*[.K236]*[.K236]*SIN(2*RADIANS([.J236])))" office:value-type="float" office:value="-2.57731819446919">
            <text:p>-2.58</text:p>
          </table:table-cell>
          <table:table-cell table:formula="of:=DEGREES(ACOS(COS(RADIANS(90.833))/(COS(RADIANS([.$B$2]))*COS(RADIANS([.T236])))-TAN(RADIANS([.$B$2]))*TAN(RADIANS([.T236]))))" office:value-type="float" office:value="100.761461626649">
            <text:p>100.76</text:p>
          </table:table-cell>
          <table:table-cell table:style-name="ce7" table:formula="of:=(720-4*[.$B$3]-[.V236]+[.$B$4]*60)/1440" office:value-type="float" office:value="0.501789804301715">
            <text:p>12:02:35</text:p>
          </table:table-cell>
          <table:table-cell table:style-name="ce7" table:formula="of:=([.X236]*1440-[.W236]*4)/1440" office:value-type="float" office:value="0.221896855338799">
            <text:p>5:19:32</text:p>
          </table:table-cell>
          <table:table-cell table:style-name="ce7" table:formula="of:=([.X236]*1440+[.W236]*4)/1440" office:value-type="float" office:value="0.78168275326463">
            <text:p>18:45:37</text:p>
          </table:table-cell>
          <table:table-cell table:formula="of:=8*[.W236]" office:value-type="float" office:value="806.091693013196">
            <text:p>806.09</text:p>
          </table:table-cell>
          <table:table-cell table:formula="of:=MOD([.E236]*1440+[.V236]+4*[.$B$3]-60*[.$B$4];1440)" office:value-type="float" office:value="717.422681805531">
            <text:p>717.42</text:p>
          </table:table-cell>
          <table:table-cell table:formula="of:=IF([.AB236]/4&lt;0;[.AB236]/4+180;[.AB236]/4-180)" office:value-type="float" office:value="-0.644329548617293">
            <text:p>-0.64</text:p>
          </table:table-cell>
          <table:table-cell table:formula="of:=DEGREES(ACOS(SIN(RADIANS([.$B$2]))*SIN(RADIANS([.T236]))+COS(RADIANS([.$B$2]))*COS(RADIANS([.T236]))*COS(RADIANS([.AC236]))))" office:value-type="float" office:value="28.7253660092277">
            <text:p>28.73</text:p>
          </table:table-cell>
          <table:table-cell table:formula="of:=90-[.AD236]" office:value-type="float" office:value="61.2746339907723">
            <text:p>61.27</text:p>
          </table:table-cell>
          <table:table-cell table:formula="of:=IF([.AE236]&gt;85;0;IF([.AE236]&gt;5;58.1/TAN(RADIANS([.AE236]))-0.07/POWER(TAN(RADIANS([.AE236]));3)+0.000086/POWER(TAN(RADIANS([.AE236]));5);IF([.AE236]&gt;-0.575;1735+[.AE236]*(-518.2+[.AE236]*(103.4+[.AE236]*(-12.79+[.AE236]*0.711)));-20.772/TAN(RADIANS([.AE236])))))/3600" office:value-type="float" office:value="0.00884187271258142">
            <text:p>0.01</text:p>
          </table:table-cell>
          <table:table-cell table:formula="of:=[.AE236]+[.AF236]" office:value-type="float" office:value="61.2834758634849">
            <text:p>61.28</text:p>
          </table:table-cell>
          <table:table-cell table:formula="of:=IF([.AC236]&gt;0;MOD(DEGREES(ACOS(((SIN(RADIANS([.$B$2]))*COS(RADIANS([.AD236])))-SIN(RADIANS([.T236])))/(COS(RADIANS([.$B$2]))*SIN(RADIANS([.AD236])))))+180;360);MOD(540-DEGREES(ACOS(((SIN(RADIANS([.$B$2]))*COS(RADIANS([.AD236])))-SIN(RADIANS([.T236])))/(COS(RADIANS([.$B$2]))*SIN(RADIANS([.AD236])))));360))" office:value-type="float" office:value="178.685166391077">
            <text:p>178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6]+1" office:value-type="date" office:date-value="2010-08-24">
            <text:p>8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7]+2415018.5+[.E237]-[.$B$4]/24" office:value-type="float" office:value="2455433.29166667">
            <text:p>2455433.29</text:p>
          </table:table-cell>
          <table:table-cell table:style-name="ce9" table:formula="of:=([.F237]-2451545)/36525" office:value-type="float" office:value="0.106455624001821">
            <text:p>0.10645562</text:p>
          </table:table-cell>
          <table:table-cell/>
          <table:table-cell table:formula="of:=MOD(280.46646+[.G237]*(36000.76983+[.G237]*0.0003032);360)" office:value-type="float" office:value="152.950880234685">
            <text:p>152.95</text:p>
          </table:table-cell>
          <table:table-cell table:formula="of:=357.52911+[.G237]*(35999.05029-0.0001537*[.G237])" office:value-type="float" office:value="4189.83047035303">
            <text:p>4189.83</text:p>
          </table:table-cell>
          <table:table-cell table:formula="of:=0.016708634-[.G237]*(0.000042037+0.0000001267*[.G237])" office:value-type="float" office:value="0.0167041574890681">
            <text:p>0.02</text:p>
          </table:table-cell>
          <table:table-cell table:formula="of:=SIN(RADIANS([.J237]))*(1.914602-[.G237]*(0.004817+0.000014*[.G237]))+SIN(RADIANS(2*[.J237]))*(0.019993-0.000101*[.G237])+SIN(RADIANS(3*[.J237]))*0.000289" office:value-type="float" office:value="-1.44307828744254">
            <text:p>-1.44</text:p>
          </table:table-cell>
          <table:table-cell table:formula="of:=[.I237]+[.L237]" office:value-type="float" office:value="151.507801947243">
            <text:p>151.51</text:p>
          </table:table-cell>
          <table:table-cell table:formula="of:=[.J237]+[.L237]" office:value-type="float" office:value="4188.38739206559">
            <text:p>4188.39</text:p>
          </table:table-cell>
          <table:table-cell table:formula="of:=(1.000001018*(1-[.K237]*[.K237]))/(1+[.K237]*COS(RADIANS([.N237])))" office:value-type="float" office:value="1.01093638344339">
            <text:p>1.01</text:p>
          </table:table-cell>
          <table:table-cell table:formula="of:=[.M237]-0.00569-0.00478*SIN(RADIANS(125.04-1934.136*[.G237]))" office:value-type="float" office:value="151.50683125173">
            <text:p>151.51</text:p>
          </table:table-cell>
          <table:table-cell table:formula="of:=23+(26+((21.448-[.G237]*(46.815+[.G237]*(0.00059-[.G237]*0.001813))))/60)/60" office:value-type="float" office:value="23.4379067431842">
            <text:p>23.44</text:p>
          </table:table-cell>
          <table:table-cell table:formula="of:=[.Q237]+0.00256*COS(RADIANS(125.04-1934.136*[.G237]))" office:value-type="float" office:value="23.438313407689">
            <text:p>23.44</text:p>
          </table:table-cell>
          <table:table-cell table:formula="of:=DEGREES(ATAN2(COS(RADIANS([.P237]));COS(RADIANS([.R237]))*SIN(RADIANS([.P237]))))" office:value-type="float" office:value="153.526044807359">
            <text:p>153.53</text:p>
          </table:table-cell>
          <table:table-cell table:formula="of:=DEGREES(ASIN(SIN(RADIANS([.R237]))*SIN(RADIANS([.P237]))))" office:value-type="float" office:value="10.9384110896491">
            <text:p>10.94</text:p>
          </table:table-cell>
          <table:table-cell table:formula="of:=TAN(RADIANS([.R237]/2))*TAN(RADIANS([.R237]/2))" office:value-type="float" office:value="0.0430308371036078">
            <text:p>0.04</text:p>
          </table:table-cell>
          <table:table-cell table:formula="of:=4*DEGREES([.U237]*SIN(2*RADIANS([.I237]))-2*[.K237]*SIN(RADIANS([.J237]))+4*[.K237]*[.U237]*SIN(RADIANS([.J237]))*COS(2*RADIANS([.I237]))-0.5*[.U237]*[.U237]*SIN(4*RADIANS([.I237]))-1.25*[.K237]*[.K237]*SIN(2*RADIANS([.J237])))" office:value-type="float" office:value="-2.31017490808033">
            <text:p>-2.31</text:p>
          </table:table-cell>
          <table:table-cell table:formula="of:=DEGREES(ACOS(COS(RADIANS(90.833))/(COS(RADIANS([.$B$2]))*COS(RADIANS([.T237])))-TAN(RADIANS([.$B$2]))*TAN(RADIANS([.T237]))))" office:value-type="float" office:value="100.457019508393">
            <text:p>100.46</text:p>
          </table:table-cell>
          <table:table-cell table:style-name="ce7" table:formula="of:=(720-4*[.$B$3]-[.V237]+[.$B$4]*60)/1440" office:value-type="float" office:value="0.501604288130611">
            <text:p>12:02:19</text:p>
          </table:table-cell>
          <table:table-cell table:style-name="ce7" table:formula="of:=([.X237]*1440-[.W237]*4)/1440" office:value-type="float" office:value="0.22255701171841">
            <text:p>5:20:29</text:p>
          </table:table-cell>
          <table:table-cell table:style-name="ce7" table:formula="of:=([.X237]*1440+[.W237]*4)/1440" office:value-type="float" office:value="0.780651564542813">
            <text:p>18:44:08</text:p>
          </table:table-cell>
          <table:table-cell table:formula="of:=8*[.W237]" office:value-type="float" office:value="803.65615606714">
            <text:p>803.66</text:p>
          </table:table-cell>
          <table:table-cell table:formula="of:=MOD([.E237]*1440+[.V237]+4*[.$B$3]-60*[.$B$4];1440)" office:value-type="float" office:value="717.68982509192">
            <text:p>717.69</text:p>
          </table:table-cell>
          <table:table-cell table:formula="of:=IF([.AB237]/4&lt;0;[.AB237]/4+180;[.AB237]/4-180)" office:value-type="float" office:value="-0.577543727020071">
            <text:p>-0.58</text:p>
          </table:table-cell>
          <table:table-cell table:formula="of:=DEGREES(ACOS(SIN(RADIANS([.$B$2]))*SIN(RADIANS([.T237]))+COS(RADIANS([.$B$2]))*COS(RADIANS([.T237]))*COS(RADIANS([.AC237]))))" office:value-type="float" office:value="29.066095638608">
            <text:p>29.07</text:p>
          </table:table-cell>
          <table:table-cell table:formula="of:=90-[.AD237]" office:value-type="float" office:value="60.933904361392">
            <text:p>60.93</text:p>
          </table:table-cell>
          <table:table-cell table:formula="of:=IF([.AE237]&gt;85;0;IF([.AE237]&gt;5;58.1/TAN(RADIANS([.AE237]))-0.07/POWER(TAN(RADIANS([.AE237]));3)+0.000086/POWER(TAN(RADIANS([.AE237]));5);IF([.AE237]&gt;-0.575;1735+[.AE237]*(-518.2+[.AE237]*(103.4+[.AE237]*(-12.79+[.AE237]*0.711)));-20.772/TAN(RADIANS([.AE237])))))/3600" office:value-type="float" office:value="0.00896694824092584">
            <text:p>0.01</text:p>
          </table:table-cell>
          <table:table-cell table:formula="of:=[.AE237]+[.AF237]" office:value-type="float" office:value="60.9428713096329">
            <text:p>60.94</text:p>
          </table:table-cell>
          <table:table-cell table:formula="of:=IF([.AC237]&gt;0;MOD(DEGREES(ACOS(((SIN(RADIANS([.$B$2]))*COS(RADIANS([.AD237])))-SIN(RADIANS([.T237])))/(COS(RADIANS([.$B$2]))*SIN(RADIANS([.AD237])))))+180;360);MOD(540-DEGREES(ACOS(((SIN(RADIANS([.$B$2]))*COS(RADIANS([.AD237])))-SIN(RADIANS([.T237])))/(COS(RADIANS([.$B$2]))*SIN(RADIANS([.AD237])))));360))" office:value-type="float" office:value="178.832731418014">
            <text:p>178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7]+1" office:value-type="date" office:date-value="2010-08-25">
            <text:p>8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8]+2415018.5+[.E238]-[.$B$4]/24" office:value-type="float" office:value="2455434.29166667">
            <text:p>2455434.29</text:p>
          </table:table-cell>
          <table:table-cell table:style-name="ce9" table:formula="of:=([.F238]-2451545)/36525" office:value-type="float" office:value="0.106483002509692">
            <text:p>0.10648300</text:p>
          </table:table-cell>
          <table:table-cell/>
          <table:table-cell table:formula="of:=MOD(280.46646+[.G238]*(36000.76983+[.G238]*0.0003032);360)" office:value-type="float" office:value="153.936527596617">
            <text:p>153.94</text:p>
          </table:table-cell>
          <table:table-cell table:formula="of:=357.52911+[.G238]*(35999.05029-0.0001537*[.G238])" office:value-type="float" office:value="4190.81607063386">
            <text:p>4190.82</text:p>
          </table:table-cell>
          <table:table-cell table:formula="of:=0.016708634-[.G238]*(0.000042037+0.0000001267*[.G238])" office:value-type="float" office:value="0.0167041563374191">
            <text:p>0.02</text:p>
          </table:table-cell>
          <table:table-cell table:formula="of:=SIN(RADIANS([.J238]))*(1.914602-[.G238]*(0.004817+0.000014*[.G238]))+SIN(RADIANS(2*[.J238]))*(0.019993-0.000101*[.G238])+SIN(RADIANS(3*[.J238]))*0.000289" office:value-type="float" office:value="-1.46421373677821">
            <text:p>-1.46</text:p>
          </table:table-cell>
          <table:table-cell table:formula="of:=[.I238]+[.L238]" office:value-type="float" office:value="152.472313859838">
            <text:p>152.47</text:p>
          </table:table-cell>
          <table:table-cell table:formula="of:=[.J238]+[.L238]" office:value-type="float" office:value="4189.35185689708">
            <text:p>4189.35</text:p>
          </table:table-cell>
          <table:table-cell table:formula="of:=(1.000001018*(1-[.K238]*[.K238]))/(1+[.K238]*COS(RADIANS([.N238])))" office:value-type="float" office:value="1.01071992281593">
            <text:p>1.01</text:p>
          </table:table-cell>
          <table:table-cell table:formula="of:=[.M238]-0.00569-0.00478*SIN(RADIANS(125.04-1934.136*[.G238]))" office:value-type="float" office:value="152.471343864085">
            <text:p>152.47</text:p>
          </table:table-cell>
          <table:table-cell table:formula="of:=23+(26+((21.448-[.G238]*(46.815+[.G238]*(0.00059-[.G238]*0.001813))))/60)/60" office:value-type="float" office:value="23.4379063871491">
            <text:p>23.44</text:p>
          </table:table-cell>
          <table:table-cell table:formula="of:=[.Q238]+0.00256*COS(RADIANS(125.04-1934.136*[.G238]))" office:value-type="float" office:value="23.4383107155269">
            <text:p>23.44</text:p>
          </table:table-cell>
          <table:table-cell table:formula="of:=DEGREES(ATAN2(COS(RADIANS([.P238]));COS(RADIANS([.R238]))*SIN(RADIANS([.P238]))))" office:value-type="float" office:value="154.442973336554">
            <text:p>154.44</text:p>
          </table:table-cell>
          <table:table-cell table:formula="of:=DEGREES(ASIN(SIN(RADIANS([.R238]))*SIN(RADIANS([.P238]))))" office:value-type="float" office:value="10.5936398503479">
            <text:p>10.59</text:p>
          </table:table-cell>
          <table:table-cell table:formula="of:=TAN(RADIANS([.R238]/2))*TAN(RADIANS([.R238]/2))" office:value-type="float" office:value="0.0430308269372451">
            <text:p>0.04</text:p>
          </table:table-cell>
          <table:table-cell table:formula="of:=4*DEGREES([.U238]*SIN(2*RADIANS([.I238]))-2*[.K238]*SIN(RADIANS([.J238]))+4*[.K238]*[.U238]*SIN(RADIANS([.J238]))*COS(2*RADIANS([.I238]))-0.5*[.U238]*[.U238]*SIN(4*RADIANS([.I238]))-1.25*[.K238]*[.K238]*SIN(2*RADIANS([.J238])))" office:value-type="float" office:value="-2.03613910357152">
            <text:p>-2.04</text:p>
          </table:table-cell>
          <table:table-cell table:formula="of:=DEGREES(ACOS(COS(RADIANS(90.833))/(COS(RADIANS([.$B$2]))*COS(RADIANS([.T238])))-TAN(RADIANS([.$B$2]))*TAN(RADIANS([.T238]))))" office:value-type="float" office:value="100.151060239515">
            <text:p>100.15</text:p>
          </table:table-cell>
          <table:table-cell table:style-name="ce7" table:formula="of:=(720-4*[.$B$3]-[.V238]+[.$B$4]*60)/1440" office:value-type="float" office:value="0.501413985488591">
            <text:p>12:02:02</text:p>
          </table:table-cell>
          <table:table-cell table:style-name="ce7" table:formula="of:=([.X238]*1440-[.W238]*4)/1440" office:value-type="float" office:value="0.223216595934382">
            <text:p>5:21:26</text:p>
          </table:table-cell>
          <table:table-cell table:style-name="ce7" table:formula="of:=([.X238]*1440+[.W238]*4)/1440" office:value-type="float" office:value="0.779611375042801">
            <text:p>18:42:38</text:p>
          </table:table-cell>
          <table:table-cell table:formula="of:=8*[.W238]" office:value-type="float" office:value="801.208481916123">
            <text:p>801.21</text:p>
          </table:table-cell>
          <table:table-cell table:formula="of:=MOD([.E238]*1440+[.V238]+4*[.$B$3]-60*[.$B$4];1440)" office:value-type="float" office:value="717.963860896429">
            <text:p>717.96</text:p>
          </table:table-cell>
          <table:table-cell table:formula="of:=IF([.AB238]/4&lt;0;[.AB238]/4+180;[.AB238]/4-180)" office:value-type="float" office:value="-0.509034775892872">
            <text:p>-0.51</text:p>
          </table:table-cell>
          <table:table-cell table:formula="of:=DEGREES(ACOS(SIN(RADIANS([.$B$2]))*SIN(RADIANS([.T238]))+COS(RADIANS([.$B$2]))*COS(RADIANS([.T238]))*COS(RADIANS([.AC238]))))" office:value-type="float" office:value="29.4098276949751">
            <text:p>29.41</text:p>
          </table:table-cell>
          <table:table-cell table:formula="of:=90-[.AD238]" office:value-type="float" office:value="60.5901723050249">
            <text:p>60.59</text:p>
          </table:table-cell>
          <table:table-cell table:formula="of:=IF([.AE238]&gt;85;0;IF([.AE238]&gt;5;58.1/TAN(RADIANS([.AE238]))-0.07/POWER(TAN(RADIANS([.AE238]));3)+0.000086/POWER(TAN(RADIANS([.AE238]));5);IF([.AE238]&gt;-0.575;1735+[.AE238]*(-518.2+[.AE238]*(103.4+[.AE238]*(-12.79+[.AE238]*0.711)));-20.772/TAN(RADIANS([.AE238])))))/3600" office:value-type="float" office:value="0.00909396255658747">
            <text:p>0.01</text:p>
          </table:table-cell>
          <table:table-cell table:formula="of:=[.AE238]+[.AF238]" office:value-type="float" office:value="60.5992662675815">
            <text:p>60.6</text:p>
          </table:table-cell>
          <table:table-cell table:formula="of:=IF([.AC238]&gt;0;MOD(DEGREES(ACOS(((SIN(RADIANS([.$B$2]))*COS(RADIANS([.AD238])))-SIN(RADIANS([.T238])))/(COS(RADIANS([.$B$2]))*SIN(RADIANS([.AD238])))))+180;360);MOD(540-DEGREES(ACOS(((SIN(RADIANS([.$B$2]))*COS(RADIANS([.AD238])))-SIN(RADIANS([.T238])))/(COS(RADIANS([.$B$2]))*SIN(RADIANS([.AD238])))));360))" office:value-type="float" office:value="178.981009633711">
            <text:p>178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8]+1" office:value-type="date" office:date-value="2010-08-26">
            <text:p>8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9]+2415018.5+[.E239]-[.$B$4]/24" office:value-type="float" office:value="2455435.29166667">
            <text:p>2455435.29</text:p>
          </table:table-cell>
          <table:table-cell table:style-name="ce9" table:formula="of:=([.F239]-2451545)/36525" office:value-type="float" office:value="0.106510381017564">
            <text:p>0.10651038</text:p>
          </table:table-cell>
          <table:table-cell/>
          <table:table-cell table:formula="of:=MOD(280.46646+[.G239]*(36000.76983+[.G239]*0.0003032);360)" office:value-type="float" office:value="154.922174958549">
            <text:p>154.92</text:p>
          </table:table-cell>
          <table:table-cell table:formula="of:=357.52911+[.G239]*(35999.05029-0.0001537*[.G239])" office:value-type="float" office:value="4191.80167091469">
            <text:p>4191.8</text:p>
          </table:table-cell>
          <table:table-cell table:formula="of:=0.016708634-[.G239]*(0.000042037+0.0000001267*[.G239])" office:value-type="float" office:value="0.0167041551857699">
            <text:p>0.02</text:p>
          </table:table-cell>
          <table:table-cell table:formula="of:=SIN(RADIANS([.J239]))*(1.914602-[.G239]*(0.004817+0.000014*[.G239]))+SIN(RADIANS(2*[.J239]))*(0.019993-0.000101*[.G239])+SIN(RADIANS(3*[.J239]))*0.000289" office:value-type="float" office:value="-1.48493297754641">
            <text:p>-1.48</text:p>
          </table:table-cell>
          <table:table-cell table:formula="of:=[.I239]+[.L239]" office:value-type="float" office:value="153.437241981003">
            <text:p>153.44</text:p>
          </table:table-cell>
          <table:table-cell table:formula="of:=[.J239]+[.L239]" office:value-type="float" office:value="4190.31673793715">
            <text:p>4190.32</text:p>
          </table:table-cell>
          <table:table-cell table:formula="of:=(1.000001018*(1-[.K239]*[.K239]))/(1+[.K239]*COS(RADIANS([.N239])))" office:value-type="float" office:value="1.01050031036926">
            <text:p>1.01</text:p>
          </table:table-cell>
          <table:table-cell table:formula="of:=[.M239]-0.00569-0.00478*SIN(RADIANS(125.04-1934.136*[.G239]))" office:value-type="float" office:value="153.436272680978">
            <text:p>153.44</text:p>
          </table:table-cell>
          <table:table-cell table:formula="of:=23+(26+((21.448-[.G239]*(46.815+[.G239]*(0.00059-[.G239]*0.001813))))/60)/60" office:value-type="float" office:value="23.4379060311139">
            <text:p>23.44</text:p>
          </table:table-cell>
          <table:table-cell table:formula="of:=[.Q239]+0.00256*COS(RADIANS(125.04-1934.136*[.G239]))" office:value-type="float" office:value="23.4383080230194">
            <text:p>23.44</text:p>
          </table:table-cell>
          <table:table-cell table:formula="of:=DEGREES(ATAN2(COS(RADIANS([.P239]));COS(RADIANS([.R239]))*SIN(RADIANS([.P239]))))" office:value-type="float" office:value="155.358226833709">
            <text:p>155.36</text:p>
          </table:table-cell>
          <table:table-cell table:formula="of:=DEGREES(ASIN(SIN(RADIANS([.R239]))*SIN(RADIANS([.P239]))))" office:value-type="float" office:value="10.2460725220949">
            <text:p>10.25</text:p>
          </table:table-cell>
          <table:table-cell table:formula="of:=TAN(RADIANS([.R239]/2))*TAN(RADIANS([.R239]/2))" office:value-type="float" office:value="0.0430308167695795">
            <text:p>0.04</text:p>
          </table:table-cell>
          <table:table-cell table:formula="of:=4*DEGREES([.U239]*SIN(2*RADIANS([.I239]))-2*[.K239]*SIN(RADIANS([.J239]))+4*[.K239]*[.U239]*SIN(RADIANS([.J239]))*COS(2*RADIANS([.I239]))-0.5*[.U239]*[.U239]*SIN(4*RADIANS([.I239]))-1.25*[.K239]*[.K239]*SIN(2*RADIANS([.J239])))" office:value-type="float" office:value="-1.75545102164248">
            <text:p>-1.76</text:p>
          </table:table-cell>
          <table:table-cell table:formula="of:=DEGREES(ACOS(COS(RADIANS(90.833))/(COS(RADIANS([.$B$2]))*COS(RADIANS([.T239])))-TAN(RADIANS([.$B$2]))*TAN(RADIANS([.T239]))))" office:value-type="float" office:value="99.8436517799742">
            <text:p>99.84</text:p>
          </table:table-cell>
          <table:table-cell table:style-name="ce7" table:formula="of:=(720-4*[.$B$3]-[.V239]+[.$B$4]*60)/1440" office:value-type="float" office:value="0.501219063209474">
            <text:p>12:01:45</text:p>
          </table:table-cell>
          <table:table-cell table:style-name="ce7" table:formula="of:=([.X239]*1440-[.W239]*4)/1440" office:value-type="float" office:value="0.223875586042879">
            <text:p>5:22:23</text:p>
          </table:table-cell>
          <table:table-cell table:style-name="ce7" table:formula="of:=([.X239]*1440+[.W239]*4)/1440" office:value-type="float" office:value="0.778562540376069">
            <text:p>18:41:08</text:p>
          </table:table-cell>
          <table:table-cell table:formula="of:=8*[.W239]" office:value-type="float" office:value="798.749214239794">
            <text:p>798.75</text:p>
          </table:table-cell>
          <table:table-cell table:formula="of:=MOD([.E239]*1440+[.V239]+4*[.$B$3]-60*[.$B$4];1440)" office:value-type="float" office:value="718.244548978358">
            <text:p>718.24</text:p>
          </table:table-cell>
          <table:table-cell table:formula="of:=IF([.AB239]/4&lt;0;[.AB239]/4+180;[.AB239]/4-180)" office:value-type="float" office:value="-0.438862755410611">
            <text:p>-0.44</text:p>
          </table:table-cell>
          <table:table-cell table:formula="of:=DEGREES(ACOS(SIN(RADIANS([.$B$2]))*SIN(RADIANS([.T239]))+COS(RADIANS([.$B$2]))*COS(RADIANS([.T239]))*COS(RADIANS([.AC239]))))" office:value-type="float" office:value="29.7564803843334">
            <text:p>29.76</text:p>
          </table:table-cell>
          <table:table-cell table:formula="of:=90-[.AD239]" office:value-type="float" office:value="60.2435196156666">
            <text:p>60.24</text:p>
          </table:table-cell>
          <table:table-cell table:formula="of:=IF([.AE239]&gt;85;0;IF([.AE239]&gt;5;58.1/TAN(RADIANS([.AE239]))-0.07/POWER(TAN(RADIANS([.AE239]));3)+0.000086/POWER(TAN(RADIANS([.AE239]));5);IF([.AE239]&gt;-0.575;1735+[.AE239]*(-518.2+[.AE239]*(103.4+[.AE239]*(-12.79+[.AE239]*0.711)));-20.772/TAN(RADIANS([.AE239])))))/3600" office:value-type="float" office:value="0.00922292497836636">
            <text:p>0.01</text:p>
          </table:table-cell>
          <table:table-cell table:formula="of:=[.AE239]+[.AF239]" office:value-type="float" office:value="60.252742540645">
            <text:p>60.25</text:p>
          </table:table-cell>
          <table:table-cell table:formula="of:=IF([.AC239]&gt;0;MOD(DEGREES(ACOS(((SIN(RADIANS([.$B$2]))*COS(RADIANS([.AD239])))-SIN(RADIANS([.T239])))/(COS(RADIANS([.$B$2]))*SIN(RADIANS([.AD239])))))+180;360);MOD(540-DEGREES(ACOS(((SIN(RADIANS([.$B$2]))*COS(RADIANS([.AD239])))-SIN(RADIANS([.T239])))/(COS(RADIANS([.$B$2]))*SIN(RADIANS([.AD239])))));360))" office:value-type="float" office:value="179.129833257726">
            <text:p>179.1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9]+1" office:value-type="date" office:date-value="2010-08-27">
            <text:p>8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0]+2415018.5+[.E240]-[.$B$4]/24" office:value-type="float" office:value="2455436.29166667">
            <text:p>2455436.29</text:p>
          </table:table-cell>
          <table:table-cell table:style-name="ce9" table:formula="of:=([.F240]-2451545)/36525" office:value-type="float" office:value="0.106537759525435">
            <text:p>0.10653776</text:p>
          </table:table-cell>
          <table:table-cell/>
          <table:table-cell table:formula="of:=MOD(280.46646+[.G240]*(36000.76983+[.G240]*0.0003032);360)" office:value-type="float" office:value="155.907822320482">
            <text:p>155.91</text:p>
          </table:table-cell>
          <table:table-cell table:formula="of:=357.52911+[.G240]*(35999.05029-0.0001537*[.G240])" office:value-type="float" office:value="4192.78727119552">
            <text:p>4192.79</text:p>
          </table:table-cell>
          <table:table-cell table:formula="of:=0.016708634-[.G240]*(0.000042037+0.0000001267*[.G240])" office:value-type="float" office:value="0.0167041540341206">
            <text:p>0.02</text:p>
          </table:table-cell>
          <table:table-cell table:formula="of:=SIN(RADIANS([.J240]))*(1.914602-[.G240]*(0.004817+0.000014*[.G240]))+SIN(RADIANS(2*[.J240]))*(0.019993-0.000101*[.G240])+SIN(RADIANS(3*[.J240]))*0.000289" office:value-type="float" office:value="-1.50522977737725">
            <text:p>-1.51</text:p>
          </table:table-cell>
          <table:table-cell table:formula="of:=[.I240]+[.L240]" office:value-type="float" office:value="154.402592543105">
            <text:p>154.4</text:p>
          </table:table-cell>
          <table:table-cell table:formula="of:=[.J240]+[.L240]" office:value-type="float" office:value="4191.28204141814">
            <text:p>4191.28</text:p>
          </table:table-cell>
          <table:table-cell table:formula="of:=(1.000001018*(1-[.K240]*[.K240]))/(1+[.K240]*COS(RADIANS([.N240])))" office:value-type="float" office:value="1.01027760702808">
            <text:p>1.01</text:p>
          </table:table-cell>
          <table:table-cell table:formula="of:=[.M240]-0.00569-0.00478*SIN(RADIANS(125.04-1934.136*[.G240]))" office:value-type="float" office:value="154.401623934776">
            <text:p>154.4</text:p>
          </table:table-cell>
          <table:table-cell table:formula="of:=23+(26+((21.448-[.G240]*(46.815+[.G240]*(0.00059-[.G240]*0.001813))))/60)/60" office:value-type="float" office:value="23.4379056750787">
            <text:p>23.44</text:p>
          </table:table-cell>
          <table:table-cell table:formula="of:=[.Q240]+0.00256*COS(RADIANS(125.04-1934.136*[.G240]))" office:value-type="float" office:value="23.4383053301685">
            <text:p>23.44</text:p>
          </table:table-cell>
          <table:table-cell table:formula="of:=DEGREES(ATAN2(COS(RADIANS([.P240]));COS(RADIANS([.R240]))*SIN(RADIANS([.P240]))))" office:value-type="float" office:value="156.271867457271">
            <text:p>156.27</text:p>
          </table:table-cell>
          <table:table-cell table:formula="of:=DEGREES(ASIN(SIN(RADIANS([.R240]))*SIN(RADIANS([.P240]))))" office:value-type="float" office:value="9.89579796258332">
            <text:p>9.9</text:p>
          </table:table-cell>
          <table:table-cell table:formula="of:=TAN(RADIANS([.R240]/2))*TAN(RADIANS([.R240]/2))" office:value-type="float" office:value="0.0430308066006185">
            <text:p>0.04</text:p>
          </table:table-cell>
          <table:table-cell table:formula="of:=4*DEGREES([.U240]*SIN(2*RADIANS([.I240]))-2*[.K240]*SIN(RADIANS([.J240]))+4*[.K240]*[.U240]*SIN(RADIANS([.J240]))*COS(2*RADIANS([.I240]))-0.5*[.U240]*[.U240]*SIN(4*RADIANS([.I240]))-1.25*[.K240]*[.K240]*SIN(2*RADIANS([.J240])))" office:value-type="float" office:value="-1.4683567666524">
            <text:p>-1.47</text:p>
          </table:table-cell>
          <table:table-cell table:formula="of:=DEGREES(ACOS(COS(RADIANS(90.833))/(COS(RADIANS([.$B$2]))*COS(RADIANS([.T240])))-TAN(RADIANS([.$B$2]))*TAN(RADIANS([.T240]))))" office:value-type="float" office:value="99.5348601078065">
            <text:p>99.53</text:p>
          </table:table-cell>
          <table:table-cell table:style-name="ce7" table:formula="of:=(720-4*[.$B$3]-[.V240]+[.$B$4]*60)/1440" office:value-type="float" office:value="0.501019692199064">
            <text:p>12:01:28</text:p>
          </table:table-cell>
          <table:table-cell table:style-name="ce7" table:formula="of:=([.X240]*1440-[.W240]*4)/1440" office:value-type="float" office:value="0.22453396967738">
            <text:p>5:23:20</text:p>
          </table:table-cell>
          <table:table-cell table:style-name="ce7" table:formula="of:=([.X240]*1440+[.W240]*4)/1440" office:value-type="float" office:value="0.777505414720749">
            <text:p>18:39:36</text:p>
          </table:table-cell>
          <table:table-cell table:formula="of:=8*[.W240]" office:value-type="float" office:value="796.278880862452">
            <text:p>796.28</text:p>
          </table:table-cell>
          <table:table-cell table:formula="of:=MOD([.E240]*1440+[.V240]+4*[.$B$3]-60*[.$B$4];1440)" office:value-type="float" office:value="718.531643233348">
            <text:p>718.53</text:p>
          </table:table-cell>
          <table:table-cell table:formula="of:=IF([.AB240]/4&lt;0;[.AB240]/4+180;[.AB240]/4-180)" office:value-type="float" office:value="-0.367089191663098">
            <text:p>-0.37</text:p>
          </table:table-cell>
          <table:table-cell table:formula="of:=DEGREES(ACOS(SIN(RADIANS([.$B$2]))*SIN(RADIANS([.T240]))+COS(RADIANS([.$B$2]))*COS(RADIANS([.T240]))*COS(RADIANS([.AC240]))))" office:value-type="float" office:value="30.1059712755637">
            <text:p>30.11</text:p>
          </table:table-cell>
          <table:table-cell table:formula="of:=90-[.AD240]" office:value-type="float" office:value="59.8940287244363">
            <text:p>59.89</text:p>
          </table:table-cell>
          <table:table-cell table:formula="of:=IF([.AE240]&gt;85;0;IF([.AE240]&gt;5;58.1/TAN(RADIANS([.AE240]))-0.07/POWER(TAN(RADIANS([.AE240]));3)+0.000086/POWER(TAN(RADIANS([.AE240]));5);IF([.AE240]&gt;-0.575;1735+[.AE240]*(-518.2+[.AE240]*(103.4+[.AE240]*(-12.79+[.AE240]*0.711)));-20.772/TAN(RADIANS([.AE240])))))/3600" office:value-type="float" office:value="0.00935384523288687">
            <text:p>0.01</text:p>
          </table:table-cell>
          <table:table-cell table:formula="of:=[.AE240]+[.AF240]" office:value-type="float" office:value="59.9033825696692">
            <text:p>59.9</text:p>
          </table:table-cell>
          <table:table-cell table:formula="of:=IF([.AC240]&gt;0;MOD(DEGREES(ACOS(((SIN(RADIANS([.$B$2]))*COS(RADIANS([.AD240])))-SIN(RADIANS([.T240])))/(COS(RADIANS([.$B$2]))*SIN(RADIANS([.AD240])))))+180;360);MOD(540-DEGREES(ACOS(((SIN(RADIANS([.$B$2]))*COS(RADIANS([.AD240])))-SIN(RADIANS([.T240])))/(COS(RADIANS([.$B$2]))*SIN(RADIANS([.AD240])))));360))" office:value-type="float" office:value="179.279039005473">
            <text:p>179.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0]+1" office:value-type="date" office:date-value="2010-08-28">
            <text:p>8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1]+2415018.5+[.E241]-[.$B$4]/24" office:value-type="float" office:value="2455437.29166667">
            <text:p>2455437.29</text:p>
          </table:table-cell>
          <table:table-cell table:style-name="ce9" table:formula="of:=([.F241]-2451545)/36525" office:value-type="float" office:value="0.106565138033306">
            <text:p>0.10656514</text:p>
          </table:table-cell>
          <table:table-cell/>
          <table:table-cell table:formula="of:=MOD(280.46646+[.G241]*(36000.76983+[.G241]*0.0003032);360)" office:value-type="float" office:value="156.893469682415">
            <text:p>156.89</text:p>
          </table:table-cell>
          <table:table-cell table:formula="of:=357.52911+[.G241]*(35999.05029-0.0001537*[.G241])" office:value-type="float" office:value="4193.77287147635">
            <text:p>4193.77</text:p>
          </table:table-cell>
          <table:table-cell table:formula="of:=0.016708634-[.G241]*(0.000042037+0.0000001267*[.G241])" office:value-type="float" office:value="0.016704152882471">
            <text:p>0.02</text:p>
          </table:table-cell>
          <table:table-cell table:formula="of:=SIN(RADIANS([.J241]))*(1.914602-[.G241]*(0.004817+0.000014*[.G241]))+SIN(RADIANS(2*[.J241]))*(0.019993-0.000101*[.G241])+SIN(RADIANS(3*[.J241]))*0.000289" office:value-type="float" office:value="-1.52509800925766">
            <text:p>-1.53</text:p>
          </table:table-cell>
          <table:table-cell table:formula="of:=[.I241]+[.L241]" office:value-type="float" office:value="155.368371673158">
            <text:p>155.37</text:p>
          </table:table-cell>
          <table:table-cell table:formula="of:=[.J241]+[.L241]" office:value-type="float" office:value="4192.24777346709">
            <text:p>4192.25</text:p>
          </table:table-cell>
          <table:table-cell table:formula="of:=(1.000001018*(1-[.K241]*[.K241]))/(1+[.K241]*COS(RADIANS([.N241])))" office:value-type="float" office:value="1.01005187465658">
            <text:p>1.01</text:p>
          </table:table-cell>
          <table:table-cell table:formula="of:=[.M241]-0.00569-0.00478*SIN(RADIANS(125.04-1934.136*[.G241]))" office:value-type="float" office:value="155.367403752492">
            <text:p>155.37</text:p>
          </table:table-cell>
          <table:table-cell table:formula="of:=23+(26+((21.448-[.G241]*(46.815+[.G241]*(0.00059-[.G241]*0.001813))))/60)/60" office:value-type="float" office:value="23.4379053190436">
            <text:p>23.44</text:p>
          </table:table-cell>
          <table:table-cell table:formula="of:=[.Q241]+0.00256*COS(RADIANS(125.04-1934.136*[.G241]))" office:value-type="float" office:value="23.4383026369762">
            <text:p>23.44</text:p>
          </table:table-cell>
          <table:table-cell table:formula="of:=DEGREES(ATAN2(COS(RADIANS([.P241]));COS(RADIANS([.R241]))*SIN(RADIANS([.P241]))))" office:value-type="float" office:value="157.183958924578">
            <text:p>157.18</text:p>
          </table:table-cell>
          <table:table-cell table:formula="of:=DEGREES(ASIN(SIN(RADIANS([.R241]))*SIN(RADIANS([.P241]))))" office:value-type="float" office:value="9.54290514584988">
            <text:p>9.54</text:p>
          </table:table-cell>
          <table:table-cell table:formula="of:=TAN(RADIANS([.R241]/2))*TAN(RADIANS([.R241]/2))" office:value-type="float" office:value="0.0430307964303697">
            <text:p>0.04</text:p>
          </table:table-cell>
          <table:table-cell table:formula="of:=4*DEGREES([.U241]*SIN(2*RADIANS([.I241]))-2*[.K241]*SIN(RADIANS([.J241]))+4*[.K241]*[.U241]*SIN(RADIANS([.J241]))*COS(2*RADIANS([.I241]))-0.5*[.U241]*[.U241]*SIN(4*RADIANS([.I241]))-1.25*[.K241]*[.K241]*SIN(2*RADIANS([.J241])))" office:value-type="float" office:value="-1.17510805142156">
            <text:p>-1.18</text:p>
          </table:table-cell>
          <table:table-cell table:formula="of:=DEGREES(ACOS(COS(RADIANS(90.833))/(COS(RADIANS([.$B$2]))*COS(RADIANS([.T241])))-TAN(RADIANS([.$B$2]))*TAN(RADIANS([.T241]))))" office:value-type="float" office:value="99.2247492715705">
            <text:p>99.22</text:p>
          </table:table-cell>
          <table:table-cell table:style-name="ce7" table:formula="of:=(720-4*[.$B$3]-[.V241]+[.$B$4]*60)/1440" office:value-type="float" office:value="0.500816047257932">
            <text:p>12:01:11</text:p>
          </table:table-cell>
          <table:table-cell table:style-name="ce7" table:formula="of:=([.X241]*1440-[.W241]*4)/1440" office:value-type="float" office:value="0.225191743725791">
            <text:p>5:24:17</text:p>
          </table:table-cell>
          <table:table-cell table:style-name="ce7" table:formula="of:=([.X241]*1440+[.W241]*4)/1440" office:value-type="float" office:value="0.776440350790072">
            <text:p>18:38:04</text:p>
          </table:table-cell>
          <table:table-cell table:formula="of:=8*[.W241]" office:value-type="float" office:value="793.797994172564">
            <text:p>793.8</text:p>
          </table:table-cell>
          <table:table-cell table:formula="of:=MOD([.E241]*1440+[.V241]+4*[.$B$3]-60*[.$B$4];1440)" office:value-type="float" office:value="718.824891948578">
            <text:p>718.82</text:p>
          </table:table-cell>
          <table:table-cell table:formula="of:=IF([.AB241]/4&lt;0;[.AB241]/4+180;[.AB241]/4-180)" office:value-type="float" office:value="-0.293777012855401">
            <text:p>-0.29</text:p>
          </table:table-cell>
          <table:table-cell table:formula="of:=DEGREES(ACOS(SIN(RADIANS([.$B$2]))*SIN(RADIANS([.T241]))+COS(RADIANS([.$B$2]))*COS(RADIANS([.T241]))*COS(RADIANS([.AC241]))))" office:value-type="float" office:value="30.4582172876609">
            <text:p>30.46</text:p>
          </table:table-cell>
          <table:table-cell table:formula="of:=90-[.AD241]" office:value-type="float" office:value="59.5417827123391">
            <text:p>59.54</text:p>
          </table:table-cell>
          <table:table-cell table:formula="of:=IF([.AE241]&gt;85;0;IF([.AE241]&gt;5;58.1/TAN(RADIANS([.AE241]))-0.07/POWER(TAN(RADIANS([.AE241]));3)+0.000086/POWER(TAN(RADIANS([.AE241]));5);IF([.AE241]&gt;-0.575;1735+[.AE241]*(-518.2+[.AE241]*(103.4+[.AE241]*(-12.79+[.AE241]*0.711)));-20.772/TAN(RADIANS([.AE241])))))/3600" office:value-type="float" office:value="0.00948673344237604">
            <text:p>0.01</text:p>
          </table:table-cell>
          <table:table-cell table:formula="of:=[.AE241]+[.AF241]" office:value-type="float" office:value="59.5512694457815">
            <text:p>59.55</text:p>
          </table:table-cell>
          <table:table-cell table:formula="of:=IF([.AC241]&gt;0;MOD(DEGREES(ACOS(((SIN(RADIANS([.$B$2]))*COS(RADIANS([.AD241])))-SIN(RADIANS([.T241])))/(COS(RADIANS([.$B$2]))*SIN(RADIANS([.AD241])))))+180;360);MOD(540-DEGREES(ACOS(((SIN(RADIANS([.$B$2]))*COS(RADIANS([.AD241])))-SIN(RADIANS([.T241])))/(COS(RADIANS([.$B$2]))*SIN(RADIANS([.AD241])))));360))" office:value-type="float" office:value="179.428468078163">
            <text:p>179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1]+1" office:value-type="date" office:date-value="2010-08-29">
            <text:p>8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2]+2415018.5+[.E242]-[.$B$4]/24" office:value-type="float" office:value="2455438.29166667">
            <text:p>2455438.29</text:p>
          </table:table-cell>
          <table:table-cell table:style-name="ce9" table:formula="of:=([.F242]-2451545)/36525" office:value-type="float" office:value="0.106592516541178">
            <text:p>0.10659252</text:p>
          </table:table-cell>
          <table:table-cell/>
          <table:table-cell table:formula="of:=MOD(280.46646+[.G242]*(36000.76983+[.G242]*0.0003032);360)" office:value-type="float" office:value="157.879117044349">
            <text:p>157.88</text:p>
          </table:table-cell>
          <table:table-cell table:formula="of:=357.52911+[.G242]*(35999.05029-0.0001537*[.G242])" office:value-type="float" office:value="4194.75847175718">
            <text:p>4194.76</text:p>
          </table:table-cell>
          <table:table-cell table:formula="of:=0.016708634-[.G242]*(0.000042037+0.0000001267*[.G242])" office:value-type="float" office:value="0.0167041517308212">
            <text:p>0.02</text:p>
          </table:table-cell>
          <table:table-cell table:formula="of:=SIN(RADIANS([.J242]))*(1.914602-[.G242]*(0.004817+0.000014*[.G242]))+SIN(RADIANS(2*[.J242]))*(0.019993-0.000101*[.G242])+SIN(RADIANS(3*[.J242]))*0.000289" office:value-type="float" office:value="-1.54453165343982">
            <text:p>-1.54</text:p>
          </table:table-cell>
          <table:table-cell table:formula="of:=[.I242]+[.L242]" office:value-type="float" office:value="156.334585390909">
            <text:p>156.33</text:p>
          </table:table-cell>
          <table:table-cell table:formula="of:=[.J242]+[.L242]" office:value-type="float" office:value="4193.21394010374">
            <text:p>4193.21</text:p>
          </table:table-cell>
          <table:table-cell table:formula="of:=(1.000001018*(1-[.K242]*[.K242]))/(1+[.K242]*COS(RADIANS([.N242])))" office:value-type="float" office:value="1.00982317604481">
            <text:p>1.01</text:p>
          </table:table-cell>
          <table:table-cell table:formula="of:=[.M242]-0.00569-0.00478*SIN(RADIANS(125.04-1934.136*[.G242]))" office:value-type="float" office:value="156.333618153873">
            <text:p>156.33</text:p>
          </table:table-cell>
          <table:table-cell table:formula="of:=23+(26+((21.448-[.G242]*(46.815+[.G242]*(0.00059-[.G242]*0.001813))))/60)/60" office:value-type="float" office:value="23.4379049630084">
            <text:p>23.44</text:p>
          </table:table-cell>
          <table:table-cell table:formula="of:=[.Q242]+0.00256*COS(RADIANS(125.04-1934.136*[.G242]))" office:value-type="float" office:value="23.4382999434445">
            <text:p>23.44</text:p>
          </table:table-cell>
          <table:table-cell table:formula="of:=DEGREES(ATAN2(COS(RADIANS([.P242]));COS(RADIANS([.R242]))*SIN(RADIANS([.P242]))))" office:value-type="float" office:value="158.094566450719">
            <text:p>158.09</text:p>
          </table:table-cell>
          <table:table-cell table:formula="of:=DEGREES(ASIN(SIN(RADIANS([.R242]))*SIN(RADIANS([.P242]))))" office:value-type="float" office:value="9.18748315980294">
            <text:p>9.19</text:p>
          </table:table-cell>
          <table:table-cell table:formula="of:=TAN(RADIANS([.R242]/2))*TAN(RADIANS([.R242]/2))" office:value-type="float" office:value="0.0430307862588406">
            <text:p>0.04</text:p>
          </table:table-cell>
          <table:table-cell table:formula="of:=4*DEGREES([.U242]*SIN(2*RADIANS([.I242]))-2*[.K242]*SIN(RADIANS([.J242]))+4*[.K242]*[.U242]*SIN(RADIANS([.J242]))*COS(2*RADIANS([.I242]))-0.5*[.U242]*[.U242]*SIN(4*RADIANS([.I242]))-1.25*[.K242]*[.K242]*SIN(2*RADIANS([.J242])))" office:value-type="float" office:value="-0.875961951453771">
            <text:p>-0.88</text:p>
          </table:table-cell>
          <table:table-cell table:formula="of:=DEGREES(ACOS(COS(RADIANS(90.833))/(COS(RADIANS([.$B$2]))*COS(RADIANS([.T242])))-TAN(RADIANS([.$B$2]))*TAN(RADIANS([.T242]))))" office:value-type="float" office:value="98.9133814457524">
            <text:p>98.91</text:p>
          </table:table-cell>
          <table:table-cell table:style-name="ce7" table:formula="of:=(720-4*[.$B$3]-[.V242]+[.$B$4]*60)/1440" office:value-type="float" office:value="0.500608306910732">
            <text:p>12:00:53</text:p>
          </table:table-cell>
          <table:table-cell table:style-name="ce7" table:formula="of:=([.X242]*1440-[.W242]*4)/1440" office:value-type="float" office:value="0.225848914005864">
            <text:p>5:25:13</text:p>
          </table:table-cell>
          <table:table-cell table:style-name="ce7" table:formula="of:=([.X242]*1440+[.W242]*4)/1440" office:value-type="float" office:value="0.7753676998156">
            <text:p>18:36:32</text:p>
          </table:table-cell>
          <table:table-cell table:formula="of:=8*[.W242]" office:value-type="float" office:value="791.30705156602">
            <text:p>791.31</text:p>
          </table:table-cell>
          <table:table-cell table:formula="of:=MOD([.E242]*1440+[.V242]+4*[.$B$3]-60*[.$B$4];1440)" office:value-type="float" office:value="719.124038048546">
            <text:p>719.12</text:p>
          </table:table-cell>
          <table:table-cell table:formula="of:=IF([.AB242]/4&lt;0;[.AB242]/4+180;[.AB242]/4-180)" office:value-type="float" office:value="-0.218990487863437">
            <text:p>-0.22</text:p>
          </table:table-cell>
          <table:table-cell table:formula="of:=DEGREES(ACOS(SIN(RADIANS([.$B$2]))*SIN(RADIANS([.T242]))+COS(RADIANS([.$B$2]))*COS(RADIANS([.T242]))*COS(RADIANS([.AC242]))))" office:value-type="float" office:value="30.8131346779094">
            <text:p>30.81</text:p>
          </table:table-cell>
          <table:table-cell table:formula="of:=90-[.AD242]" office:value-type="float" office:value="59.1868653220906">
            <text:p>59.19</text:p>
          </table:table-cell>
          <table:table-cell table:formula="of:=IF([.AE242]&gt;85;0;IF([.AE242]&gt;5;58.1/TAN(RADIANS([.AE242]))-0.07/POWER(TAN(RADIANS([.AE242]));3)+0.000086/POWER(TAN(RADIANS([.AE242]));5);IF([.AE242]&gt;-0.575;1735+[.AE242]*(-518.2+[.AE242]*(103.4+[.AE242]*(-12.79+[.AE242]*0.711)));-20.772/TAN(RADIANS([.AE242])))))/3600" office:value-type="float" office:value="0.00962160011148647">
            <text:p>0.01</text:p>
          </table:table-cell>
          <table:table-cell table:formula="of:=[.AE242]+[.AF242]" office:value-type="float" office:value="59.1964869222021">
            <text:p>59.2</text:p>
          </table:table-cell>
          <table:table-cell table:formula="of:=IF([.AC242]&gt;0;MOD(DEGREES(ACOS(((SIN(RADIANS([.$B$2]))*COS(RADIANS([.AD242])))-SIN(RADIANS([.T242])))/(COS(RADIANS([.$B$2]))*SIN(RADIANS([.AD242])))))+180;360);MOD(540-DEGREES(ACOS(((SIN(RADIANS([.$B$2]))*COS(RADIANS([.AD242])))-SIN(RADIANS([.T242])))/(COS(RADIANS([.$B$2]))*SIN(RADIANS([.AD242])))));360))" office:value-type="float" office:value="179.577966139327">
            <text:p>179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2]+1" office:value-type="date" office:date-value="2010-08-30">
            <text:p>8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3]+2415018.5+[.E243]-[.$B$4]/24" office:value-type="float" office:value="2455439.29166667">
            <text:p>2455439.29</text:p>
          </table:table-cell>
          <table:table-cell table:style-name="ce9" table:formula="of:=([.F243]-2451545)/36525" office:value-type="float" office:value="0.106619895049049">
            <text:p>0.10661990</text:p>
          </table:table-cell>
          <table:table-cell/>
          <table:table-cell table:formula="of:=MOD(280.46646+[.G243]*(36000.76983+[.G243]*0.0003032);360)" office:value-type="float" office:value="158.864764406284">
            <text:p>158.86</text:p>
          </table:table-cell>
          <table:table-cell table:formula="of:=357.52911+[.G243]*(35999.05029-0.0001537*[.G243])" office:value-type="float" office:value="4195.744072038">
            <text:p>4195.74</text:p>
          </table:table-cell>
          <table:table-cell table:formula="of:=0.016708634-[.G243]*(0.000042037+0.0000001267*[.G243])" office:value-type="float" office:value="0.0167041505791713">
            <text:p>0.02</text:p>
          </table:table-cell>
          <table:table-cell table:formula="of:=SIN(RADIANS([.J243]))*(1.914602-[.G243]*(0.004817+0.000014*[.G243]))+SIN(RADIANS(2*[.J243]))*(0.019993-0.000101*[.G243])+SIN(RADIANS(3*[.J243]))*0.000289" office:value-type="float" office:value="-1.56352479933995">
            <text:p>-1.56</text:p>
          </table:table-cell>
          <table:table-cell table:formula="of:=[.I243]+[.L243]" office:value-type="float" office:value="157.301239606944">
            <text:p>157.3</text:p>
          </table:table-cell>
          <table:table-cell table:formula="of:=[.J243]+[.L243]" office:value-type="float" office:value="4194.18054723866">
            <text:p>4194.18</text:p>
          </table:table-cell>
          <table:table-cell table:formula="of:=(1.000001018*(1-[.K243]*[.K243]))/(1+[.K243]*COS(RADIANS([.N243])))" office:value-type="float" office:value="1.00959157489472">
            <text:p>1.01</text:p>
          </table:table-cell>
          <table:table-cell table:formula="of:=[.M243]-0.00569-0.00478*SIN(RADIANS(125.04-1934.136*[.G243]))" office:value-type="float" office:value="157.300273049504">
            <text:p>157.3</text:p>
          </table:table-cell>
          <table:table-cell table:formula="of:=23+(26+((21.448-[.G243]*(46.815+[.G243]*(0.00059-[.G243]*0.001813))))/60)/60" office:value-type="float" office:value="23.4379046069732">
            <text:p>23.44</text:p>
          </table:table-cell>
          <table:table-cell table:formula="of:=[.Q243]+0.00256*COS(RADIANS(125.04-1934.136*[.G243]))" office:value-type="float" office:value="23.4382972495755">
            <text:p>23.44</text:p>
          </table:table-cell>
          <table:table-cell table:formula="of:=DEGREES(ATAN2(COS(RADIANS([.P243]));COS(RADIANS([.R243]))*SIN(RADIANS([.P243]))))" office:value-type="float" office:value="159.003756688298">
            <text:p>159</text:p>
          </table:table-cell>
          <table:table-cell table:formula="of:=DEGREES(ASIN(SIN(RADIANS([.R243]))*SIN(RADIANS([.P243]))))" office:value-type="float" office:value="8.82962120513532">
            <text:p>8.83</text:p>
          </table:table-cell>
          <table:table-cell table:formula="of:=TAN(RADIANS([.R243]/2))*TAN(RADIANS([.R243]/2))" office:value-type="float" office:value="0.0430307760860387">
            <text:p>0.04</text:p>
          </table:table-cell>
          <table:table-cell table:formula="of:=4*DEGREES([.U243]*SIN(2*RADIANS([.I243]))-2*[.K243]*SIN(RADIANS([.J243]))+4*[.K243]*[.U243]*SIN(RADIANS([.J243]))*COS(2*RADIANS([.I243]))-0.5*[.U243]*[.U243]*SIN(4*RADIANS([.I243]))-1.25*[.K243]*[.K243]*SIN(2*RADIANS([.J243])))" office:value-type="float" office:value="-0.571180668853767">
            <text:p>-0.57</text:p>
          </table:table-cell>
          <table:table-cell table:formula="of:=DEGREES(ACOS(COS(RADIANS(90.833))/(COS(RADIANS([.$B$2]))*COS(RADIANS([.T243])))-TAN(RADIANS([.$B$2]))*TAN(RADIANS([.T243]))))" office:value-type="float" office:value="98.600816988911">
            <text:p>98.6</text:p>
          </table:table-cell>
          <table:table-cell table:style-name="ce7" table:formula="of:=(720-4*[.$B$3]-[.V243]+[.$B$4]*60)/1440" office:value-type="float" office:value="0.500396653242259">
            <text:p>12:00:34</text:p>
          </table:table-cell>
          <table:table-cell table:style-name="ce7" table:formula="of:=([.X243]*1440-[.W243]*4)/1440" office:value-type="float" office:value="0.226505494939729">
            <text:p>5:26:10</text:p>
          </table:table-cell>
          <table:table-cell table:style-name="ce7" table:formula="of:=([.X243]*1440+[.W243]*4)/1440" office:value-type="float" office:value="0.77428781154479">
            <text:p>18:34:58</text:p>
          </table:table-cell>
          <table:table-cell table:formula="of:=8*[.W243]" office:value-type="float" office:value="788.806535911288">
            <text:p>788.81</text:p>
          </table:table-cell>
          <table:table-cell table:formula="of:=MOD([.E243]*1440+[.V243]+4*[.$B$3]-60*[.$B$4];1440)" office:value-type="float" office:value="719.428819331146">
            <text:p>719.43</text:p>
          </table:table-cell>
          <table:table-cell table:formula="of:=IF([.AB243]/4&lt;0;[.AB243]/4+180;[.AB243]/4-180)" office:value-type="float" office:value="-0.14279516721345">
            <text:p>-0.14</text:p>
          </table:table-cell>
          <table:table-cell table:formula="of:=DEGREES(ACOS(SIN(RADIANS([.$B$2]))*SIN(RADIANS([.T243]))+COS(RADIANS([.$B$2]))*COS(RADIANS([.T243]))*COS(RADIANS([.AC243]))))" office:value-type="float" office:value="31.1706390309718">
            <text:p>31.17</text:p>
          </table:table-cell>
          <table:table-cell table:formula="of:=90-[.AD243]" office:value-type="float" office:value="58.8293609690282">
            <text:p>58.83</text:p>
          </table:table-cell>
          <table:table-cell table:formula="of:=IF([.AE243]&gt;85;0;IF([.AE243]&gt;5;58.1/TAN(RADIANS([.AE243]))-0.07/POWER(TAN(RADIANS([.AE243]));3)+0.000086/POWER(TAN(RADIANS([.AE243]));5);IF([.AE243]&gt;-0.575;1735+[.AE243]*(-518.2+[.AE243]*(103.4+[.AE243]*(-12.79+[.AE243]*0.711)));-20.772/TAN(RADIANS([.AE243])))))/3600" office:value-type="float" office:value="0.00975845611308188">
            <text:p>0.01</text:p>
          </table:table-cell>
          <table:table-cell table:formula="of:=[.AE243]+[.AF243]" office:value-type="float" office:value="58.8391194251413">
            <text:p>58.84</text:p>
          </table:table-cell>
          <table:table-cell table:formula="of:=IF([.AC243]&gt;0;MOD(DEGREES(ACOS(((SIN(RADIANS([.$B$2]))*COS(RADIANS([.AD243])))-SIN(RADIANS([.T243])))/(COS(RADIANS([.$B$2]))*SIN(RADIANS([.AD243])))))+180;360);MOD(540-DEGREES(ACOS(((SIN(RADIANS([.$B$2]))*COS(RADIANS([.AD243])))-SIN(RADIANS([.T243])))/(COS(RADIANS([.$B$2]))*SIN(RADIANS([.AD243])))));360))" office:value-type="float" office:value="179.727383279334">
            <text:p>179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3]+1" office:value-type="date" office:date-value="2010-08-31">
            <text:p>8/3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4]+2415018.5+[.E244]-[.$B$4]/24" office:value-type="float" office:value="2455440.29166667">
            <text:p>2455440.29</text:p>
          </table:table-cell>
          <table:table-cell table:style-name="ce9" table:formula="of:=([.F244]-2451545)/36525" office:value-type="float" office:value="0.10664727355692">
            <text:p>0.10664727</text:p>
          </table:table-cell>
          <table:table-cell/>
          <table:table-cell table:formula="of:=MOD(280.46646+[.G244]*(36000.76983+[.G244]*0.0003032);360)" office:value-type="float" office:value="159.850411768219">
            <text:p>159.85</text:p>
          </table:table-cell>
          <table:table-cell table:formula="of:=357.52911+[.G244]*(35999.05029-0.0001537*[.G244])" office:value-type="float" office:value="4196.72967231883">
            <text:p>4196.73</text:p>
          </table:table-cell>
          <table:table-cell table:formula="of:=0.016708634-[.G244]*(0.000042037+0.0000001267*[.G244])" office:value-type="float" office:value="0.0167041494275212">
            <text:p>0.02</text:p>
          </table:table-cell>
          <table:table-cell table:formula="of:=SIN(RADIANS([.J244]))*(1.914602-[.G244]*(0.004817+0.000014*[.G244]))+SIN(RADIANS(2*[.J244]))*(0.019993-0.000101*[.G244])+SIN(RADIANS(3*[.J244]))*0.000289" office:value-type="float" office:value="-1.58207164742717">
            <text:p>-1.58</text:p>
          </table:table-cell>
          <table:table-cell table:formula="of:=[.I244]+[.L244]" office:value-type="float" office:value="158.268340120792">
            <text:p>158.27</text:p>
          </table:table-cell>
          <table:table-cell table:formula="of:=[.J244]+[.L244]" office:value-type="float" office:value="4195.1476006714">
            <text:p>4195.15</text:p>
          </table:table-cell>
          <table:table-cell table:formula="of:=(1.000001018*(1-[.K244]*[.K244]))/(1+[.K244]*COS(RADIANS([.N244])))" office:value-type="float" office:value="1.0093571358059">
            <text:p>1.01</text:p>
          </table:table-cell>
          <table:table-cell table:formula="of:=[.M244]-0.00569-0.00478*SIN(RADIANS(125.04-1934.136*[.G244]))" office:value-type="float" office:value="158.267374238912">
            <text:p>158.27</text:p>
          </table:table-cell>
          <table:table-cell table:formula="of:=23+(26+((21.448-[.G244]*(46.815+[.G244]*(0.00059-[.G244]*0.001813))))/60)/60" office:value-type="float" office:value="23.4379042509381">
            <text:p>23.44</text:p>
          </table:table-cell>
          <table:table-cell table:formula="of:=[.Q244]+0.00256*COS(RADIANS(125.04-1934.136*[.G244]))" office:value-type="float" office:value="23.4382945553711">
            <text:p>23.44</text:p>
          </table:table-cell>
          <table:table-cell table:formula="of:=DEGREES(ATAN2(COS(RADIANS([.P244]));COS(RADIANS([.R244]))*SIN(RADIANS([.P244]))))" office:value-type="float" office:value="159.911597668118">
            <text:p>159.91</text:p>
          </table:table-cell>
          <table:table-cell table:formula="of:=DEGREES(ASIN(SIN(RADIANS([.R244]))*SIN(RADIANS([.P244]))))" office:value-type="float" office:value="8.46940859556838">
            <text:p>8.47</text:p>
          </table:table-cell>
          <table:table-cell table:formula="of:=TAN(RADIANS([.R244]/2))*TAN(RADIANS([.R244]/2))" office:value-type="float" office:value="0.0430307659119716">
            <text:p>0.04</text:p>
          </table:table-cell>
          <table:table-cell table:formula="of:=4*DEGREES([.U244]*SIN(2*RADIANS([.I244]))-2*[.K244]*SIN(RADIANS([.J244]))+4*[.K244]*[.U244]*SIN(RADIANS([.J244]))*COS(2*RADIANS([.I244]))-0.5*[.U244]*[.U244]*SIN(4*RADIANS([.I244]))-1.25*[.K244]*[.K244]*SIN(2*RADIANS([.J244])))" office:value-type="float" office:value="-0.261031306123106">
            <text:p>-0.26</text:p>
          </table:table-cell>
          <table:table-cell table:formula="of:=DEGREES(ACOS(COS(RADIANS(90.833))/(COS(RADIANS([.$B$2]))*COS(RADIANS([.T244])))-TAN(RADIANS([.$B$2]))*TAN(RADIANS([.T244]))))" office:value-type="float" office:value="98.2871145043474">
            <text:p>98.29</text:p>
          </table:table-cell>
          <table:table-cell table:style-name="ce7" table:formula="of:=(720-4*[.$B$3]-[.V244]+[.$B$4]*60)/1440" office:value-type="float" office:value="0.500181271740363">
            <text:p>12:00:16</text:p>
          </table:table-cell>
          <table:table-cell table:style-name="ce7" table:formula="of:=([.X244]*1440-[.W244]*4)/1440" office:value-type="float" office:value="0.227161509228287">
            <text:p>5:27:07</text:p>
          </table:table-cell>
          <table:table-cell table:style-name="ce7" table:formula="of:=([.X244]*1440+[.W244]*4)/1440" office:value-type="float" office:value="0.773201034252439">
            <text:p>18:33:25</text:p>
          </table:table-cell>
          <table:table-cell table:formula="of:=8*[.W244]" office:value-type="float" office:value="786.29691603478">
            <text:p>786.3</text:p>
          </table:table-cell>
          <table:table-cell table:formula="of:=MOD([.E244]*1440+[.V244]+4*[.$B$3]-60*[.$B$4];1440)" office:value-type="float" office:value="719.738968693877">
            <text:p>719.74</text:p>
          </table:table-cell>
          <table:table-cell table:formula="of:=IF([.AB244]/4&lt;0;[.AB244]/4+180;[.AB244]/4-180)" office:value-type="float" office:value="-0.0652578265307682">
            <text:p>-0.07</text:p>
          </table:table-cell>
          <table:table-cell table:formula="of:=DEGREES(ACOS(SIN(RADIANS([.$B$2]))*SIN(RADIANS([.T244]))+COS(RADIANS([.$B$2]))*COS(RADIANS([.T244]))*COS(RADIANS([.AC244]))))" office:value-type="float" office:value="31.5306452488575">
            <text:p>31.53</text:p>
          </table:table-cell>
          <table:table-cell table:formula="of:=90-[.AD244]" office:value-type="float" office:value="58.4693547511425">
            <text:p>58.47</text:p>
          </table:table-cell>
          <table:table-cell table:formula="of:=IF([.AE244]&gt;85;0;IF([.AE244]&gt;5;58.1/TAN(RADIANS([.AE244]))-0.07/POWER(TAN(RADIANS([.AE244]));3)+0.000086/POWER(TAN(RADIANS([.AE244]));5);IF([.AE244]&gt;-0.575;1735+[.AE244]*(-518.2+[.AE244]*(103.4+[.AE244]*(-12.79+[.AE244]*0.711)));-20.772/TAN(RADIANS([.AE244])))))/3600" office:value-type="float" office:value="0.00989731267289741">
            <text:p>0.01</text:p>
          </table:table-cell>
          <table:table-cell table:formula="of:=[.AE244]+[.AF244]" office:value-type="float" office:value="58.4792520638154">
            <text:p>58.48</text:p>
          </table:table-cell>
          <table:table-cell table:formula="of:=IF([.AC244]&gt;0;MOD(DEGREES(ACOS(((SIN(RADIANS([.$B$2]))*COS(RADIANS([.AD244])))-SIN(RADIANS([.T244])))/(COS(RADIANS([.$B$2]))*SIN(RADIANS([.AD244])))))+180;360);MOD(540-DEGREES(ACOS(((SIN(RADIANS([.$B$2]))*COS(RADIANS([.AD244])))-SIN(RADIANS([.T244])))/(COS(RADIANS([.$B$2]))*SIN(RADIANS([.AD244])))));360))" office:value-type="float" office:value="179.876573968997">
            <text:p>179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4]+1" office:value-type="date" office:date-value="2010-09-01">
            <text:p>9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5]+2415018.5+[.E245]-[.$B$4]/24" office:value-type="float" office:value="2455441.29166667">
            <text:p>2455441.29</text:p>
          </table:table-cell>
          <table:table-cell table:style-name="ce9" table:formula="of:=([.F245]-2451545)/36525" office:value-type="float" office:value="0.106674652064792">
            <text:p>0.10667465</text:p>
          </table:table-cell>
          <table:table-cell/>
          <table:table-cell table:formula="of:=MOD(280.46646+[.G245]*(36000.76983+[.G245]*0.0003032);360)" office:value-type="float" office:value="160.836059130153">
            <text:p>160.84</text:p>
          </table:table-cell>
          <table:table-cell table:formula="of:=357.52911+[.G245]*(35999.05029-0.0001537*[.G245])" office:value-type="float" office:value="4197.71527259966">
            <text:p>4197.72</text:p>
          </table:table-cell>
          <table:table-cell table:formula="of:=0.016708634-[.G245]*(0.000042037+0.0000001267*[.G245])" office:value-type="float" office:value="0.0167041482758709">
            <text:p>0.02</text:p>
          </table:table-cell>
          <table:table-cell table:formula="of:=SIN(RADIANS([.J245]))*(1.914602-[.G245]*(0.004817+0.000014*[.G245]))+SIN(RADIANS(2*[.J245]))*(0.019993-0.000101*[.G245])+SIN(RADIANS(3*[.J245]))*0.000289" office:value-type="float" office:value="-1.60016651110127">
            <text:p>-1.6</text:p>
          </table:table-cell>
          <table:table-cell table:formula="of:=[.I245]+[.L245]" office:value-type="float" office:value="159.235892619052">
            <text:p>159.24</text:p>
          </table:table-cell>
          <table:table-cell table:formula="of:=[.J245]+[.L245]" office:value-type="float" office:value="4196.11510608855">
            <text:p>4196.12</text:p>
          </table:table-cell>
          <table:table-cell table:formula="of:=(1.000001018*(1-[.K245]*[.K245]))/(1+[.K245]*COS(RADIANS([.N245])))" office:value-type="float" office:value="1.00911992426099">
            <text:p>1.01</text:p>
          </table:table-cell>
          <table:table-cell table:formula="of:=[.M245]-0.00569-0.00478*SIN(RADIANS(125.04-1934.136*[.G245]))" office:value-type="float" office:value="159.234927408698">
            <text:p>159.23</text:p>
          </table:table-cell>
          <table:table-cell table:formula="of:=23+(26+((21.448-[.G245]*(46.815+[.G245]*(0.00059-[.G245]*0.001813))))/60)/60" office:value-type="float" office:value="23.4379038949029">
            <text:p>23.44</text:p>
          </table:table-cell>
          <table:table-cell table:formula="of:=[.Q245]+0.00256*COS(RADIANS(125.04-1934.136*[.G245]))" office:value-type="float" office:value="23.4382918608333">
            <text:p>23.44</text:p>
          </table:table-cell>
          <table:table-cell table:formula="of:=DEGREES(ATAN2(COS(RADIANS([.P245]));COS(RADIANS([.R245]))*SIN(RADIANS([.P245]))))" office:value-type="float" office:value="160.818158740788">
            <text:p>160.82</text:p>
          </table:table-cell>
          <table:table-cell table:formula="of:=DEGREES(ASIN(SIN(RADIANS([.R245]))*SIN(RADIANS([.P245]))))" office:value-type="float" office:value="8.10693475937494">
            <text:p>8.11</text:p>
          </table:table-cell>
          <table:table-cell table:formula="of:=TAN(RADIANS([.R245]/2))*TAN(RADIANS([.R245]/2))" office:value-type="float" office:value="0.0430307557366469">
            <text:p>0.04</text:p>
          </table:table-cell>
          <table:table-cell table:formula="of:=4*DEGREES([.U245]*SIN(2*RADIANS([.I245]))-2*[.K245]*SIN(RADIANS([.J245]))+4*[.K245]*[.U245]*SIN(RADIANS([.J245]))*COS(2*RADIANS([.I245]))-0.5*[.U245]*[.U245]*SIN(4*RADIANS([.I245]))-1.25*[.K245]*[.K245]*SIN(2*RADIANS([.J245])))" office:value-type="float" office:value="0.0542143500686929">
            <text:p>0.05</text:p>
          </table:table-cell>
          <table:table-cell table:formula="of:=DEGREES(ACOS(COS(RADIANS(90.833))/(COS(RADIANS([.$B$2]))*COS(RADIANS([.T245])))-TAN(RADIANS([.$B$2]))*TAN(RADIANS([.T245]))))" office:value-type="float" office:value="97.9723309031011">
            <text:p>97.97</text:p>
          </table:table-cell>
          <table:table-cell table:style-name="ce7" table:formula="of:=(720-4*[.$B$3]-[.V245]+[.$B$4]*60)/1440" office:value-type="float" office:value="0.499962351145786">
            <text:p>11:59:57</text:p>
          </table:table-cell>
          <table:table-cell table:style-name="ce7" table:formula="of:=([.X245]*1440-[.W245]*4)/1440" office:value-type="float" office:value="0.22781698752606">
            <text:p>5:28:03</text:p>
          </table:table-cell>
          <table:table-cell table:style-name="ce7" table:formula="of:=([.X245]*1440+[.W245]*4)/1440" office:value-type="float" office:value="0.772107714765511">
            <text:p>18:31:50</text:p>
          </table:table-cell>
          <table:table-cell table:formula="of:=8*[.W245]" office:value-type="float" office:value="783.778647224809">
            <text:p>783.78</text:p>
          </table:table-cell>
          <table:table-cell table:formula="of:=MOD([.E245]*1440+[.V245]+4*[.$B$3]-60*[.$B$4];1440)" office:value-type="float" office:value="720.054214350069">
            <text:p>720.05</text:p>
          </table:table-cell>
          <table:table-cell table:formula="of:=IF([.AB245]/4&lt;0;[.AB245]/4+180;[.AB245]/4-180)" office:value-type="float" office:value="0.0135535875171797">
            <text:p>0.01</text:p>
          </table:table-cell>
          <table:table-cell table:formula="of:=DEGREES(ACOS(SIN(RADIANS([.$B$2]))*SIN(RADIANS([.T245]))+COS(RADIANS([.$B$2]))*COS(RADIANS([.T245]))*COS(RADIANS([.AC245]))))" office:value-type="float" office:value="31.8930675417388">
            <text:p>31.89</text:p>
          </table:table-cell>
          <table:table-cell table:formula="of:=90-[.AD245]" office:value-type="float" office:value="58.1069324582612">
            <text:p>58.11</text:p>
          </table:table-cell>
          <table:table-cell table:formula="of:=IF([.AE245]&gt;85;0;IF([.AE245]&gt;5;58.1/TAN(RADIANS([.AE245]))-0.07/POWER(TAN(RADIANS([.AE245]));3)+0.000086/POWER(TAN(RADIANS([.AE245]));5);IF([.AE245]&gt;-0.575;1735+[.AE245]*(-518.2+[.AE245]*(103.4+[.AE245]*(-12.79+[.AE245]*0.711)));-20.772/TAN(RADIANS([.AE245])))))/3600" office:value-type="float" office:value="0.0100381813529817">
            <text:p>0.01</text:p>
          </table:table-cell>
          <table:table-cell table:formula="of:=[.AE245]+[.AF245]" office:value-type="float" office:value="58.1169706396142">
            <text:p>58.12</text:p>
          </table:table-cell>
          <table:table-cell table:formula="of:=IF([.AC245]&gt;0;MOD(DEGREES(ACOS(((SIN(RADIANS([.$B$2]))*COS(RADIANS([.AD245])))-SIN(RADIANS([.T245])))/(COS(RADIANS([.$B$2]))*SIN(RADIANS([.AD245])))))+180;360);MOD(540-DEGREES(ACOS(((SIN(RADIANS([.$B$2]))*COS(RADIANS([.AD245])))-SIN(RADIANS([.T245])))/(COS(RADIANS([.$B$2]))*SIN(RADIANS([.AD245])))));360))" office:value-type="float" office:value="180.025397003595">
            <text:p>180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5]+1" office:value-type="date" office:date-value="2010-09-02">
            <text:p>9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6]+2415018.5+[.E246]-[.$B$4]/24" office:value-type="float" office:value="2455442.29166667">
            <text:p>2455442.29</text:p>
          </table:table-cell>
          <table:table-cell table:style-name="ce9" table:formula="of:=([.F246]-2451545)/36525" office:value-type="float" office:value="0.106702030572663">
            <text:p>0.10670203</text:p>
          </table:table-cell>
          <table:table-cell/>
          <table:table-cell table:formula="of:=MOD(280.46646+[.G246]*(36000.76983+[.G246]*0.0003032);360)" office:value-type="float" office:value="161.821706492089">
            <text:p>161.82</text:p>
          </table:table-cell>
          <table:table-cell table:formula="of:=357.52911+[.G246]*(35999.05029-0.0001537*[.G246])" office:value-type="float" office:value="4198.70087288048">
            <text:p>4198.7</text:p>
          </table:table-cell>
          <table:table-cell table:formula="of:=0.016708634-[.G246]*(0.000042037+0.0000001267*[.G246])" office:value-type="float" office:value="0.0167041471242204">
            <text:p>0.02</text:p>
          </table:table-cell>
          <table:table-cell table:formula="of:=SIN(RADIANS([.J246]))*(1.914602-[.G246]*(0.004817+0.000014*[.G246]))+SIN(RADIANS(2*[.J246]))*(0.019993-0.000101*[.G246])+SIN(RADIANS(3*[.J246]))*0.000289" office:value-type="float" office:value="-1.61780381855941">
            <text:p>-1.62</text:p>
          </table:table-cell>
          <table:table-cell table:formula="of:=[.I246]+[.L246]" office:value-type="float" office:value="160.20390267353">
            <text:p>160.2</text:p>
          </table:table-cell>
          <table:table-cell table:formula="of:=[.J246]+[.L246]" office:value-type="float" office:value="4197.08306906193">
            <text:p>4197.08</text:p>
          </table:table-cell>
          <table:table-cell table:formula="of:=(1.000001018*(1-[.K246]*[.K246]))/(1+[.K246]*COS(RADIANS([.N246])))" office:value-type="float" office:value="1.00888000661084">
            <text:p>1.01</text:p>
          </table:table-cell>
          <table:table-cell table:formula="of:=[.M246]-0.00569-0.00478*SIN(RADIANS(125.04-1934.136*[.G246]))" office:value-type="float" office:value="160.202938130666">
            <text:p>160.2</text:p>
          </table:table-cell>
          <table:table-cell table:formula="of:=23+(26+((21.448-[.G246]*(46.815+[.G246]*(0.00059-[.G246]*0.001813))))/60)/60" office:value-type="float" office:value="23.4379035388678">
            <text:p>23.44</text:p>
          </table:table-cell>
          <table:table-cell table:formula="of:=[.Q246]+0.00256*COS(RADIANS(125.04-1934.136*[.G246]))" office:value-type="float" office:value="23.4382891659641">
            <text:p>23.44</text:p>
          </table:table-cell>
          <table:table-cell table:formula="of:=DEGREES(ATAN2(COS(RADIANS([.P246]));COS(RADIANS([.R246]))*SIN(RADIANS([.P246]))))" office:value-type="float" office:value="161.723510519272">
            <text:p>161.72</text:p>
          </table:table-cell>
          <table:table-cell table:formula="of:=DEGREES(ASIN(SIN(RADIANS([.R246]))*SIN(RADIANS([.P246]))))" office:value-type="float" office:value="7.74228924212884">
            <text:p>7.74</text:p>
          </table:table-cell>
          <table:table-cell table:formula="of:=TAN(RADIANS([.R246]/2))*TAN(RADIANS([.R246]/2))" office:value-type="float" office:value="0.043030745560072">
            <text:p>0.04</text:p>
          </table:table-cell>
          <table:table-cell table:formula="of:=4*DEGREES([.U246]*SIN(2*RADIANS([.I246]))-2*[.K246]*SIN(RADIANS([.J246]))+4*[.K246]*[.U246]*SIN(RADIANS([.J246]))*COS(2*RADIANS([.I246]))-0.5*[.U246]*[.U246]*SIN(4*RADIANS([.I246]))-1.25*[.K246]*[.K246]*SIN(2*RADIANS([.J246])))" office:value-type="float" office:value="0.374280035134326">
            <text:p>0.37</text:p>
          </table:table-cell>
          <table:table-cell table:formula="of:=DEGREES(ACOS(COS(RADIANS(90.833))/(COS(RADIANS([.$B$2]))*COS(RADIANS([.T246])))-TAN(RADIANS([.$B$2]))*TAN(RADIANS([.T246]))))" office:value-type="float" office:value="97.656521469085">
            <text:p>97.66</text:p>
          </table:table-cell>
          <table:table-cell table:style-name="ce7" table:formula="of:=(720-4*[.$B$3]-[.V246]+[.$B$4]*60)/1440" office:value-type="float" office:value="0.499740083308935">
            <text:p>11:59:38</text:p>
          </table:table-cell>
          <table:table-cell table:style-name="ce7" table:formula="of:=([.X246]*1440-[.W246]*4)/1440" office:value-type="float" office:value="0.228471968117032">
            <text:p>5:29:00</text:p>
          </table:table-cell>
          <table:table-cell table:style-name="ce7" table:formula="of:=([.X246]*1440+[.W246]*4)/1440" office:value-type="float" office:value="0.771008198500838">
            <text:p>18:30:15</text:p>
          </table:table-cell>
          <table:table-cell table:formula="of:=8*[.W246]" office:value-type="float" office:value="781.25217175268">
            <text:p>781.25</text:p>
          </table:table-cell>
          <table:table-cell table:formula="of:=MOD([.E246]*1440+[.V246]+4*[.$B$3]-60*[.$B$4];1440)" office:value-type="float" office:value="720.374280035134">
            <text:p>720.37</text:p>
          </table:table-cell>
          <table:table-cell table:formula="of:=IF([.AB246]/4&lt;0;[.AB246]/4+180;[.AB246]/4-180)" office:value-type="float" office:value="0.0935700087835869">
            <text:p>0.09</text:p>
          </table:table-cell>
          <table:table-cell table:formula="of:=DEGREES(ACOS(SIN(RADIANS([.$B$2]))*SIN(RADIANS([.T246]))+COS(RADIANS([.$B$2]))*COS(RADIANS([.T246]))*COS(RADIANS([.AC246]))))" office:value-type="float" office:value="32.2578194195744">
            <text:p>32.26</text:p>
          </table:table-cell>
          <table:table-cell table:formula="of:=90-[.AD246]" office:value-type="float" office:value="57.7421805804256">
            <text:p>57.74</text:p>
          </table:table-cell>
          <table:table-cell table:formula="of:=IF([.AE246]&gt;85;0;IF([.AE246]&gt;5;58.1/TAN(RADIANS([.AE246]))-0.07/POWER(TAN(RADIANS([.AE246]));3)+0.000086/POWER(TAN(RADIANS([.AE246]));5);IF([.AE246]&gt;-0.575;1735+[.AE246]*(-518.2+[.AE246]*(103.4+[.AE246]*(-12.79+[.AE246]*0.711)));-20.772/TAN(RADIANS([.AE246])))))/3600" office:value-type="float" office:value="0.0101810740338213">
            <text:p>0.01</text:p>
          </table:table-cell>
          <table:table-cell table:formula="of:=[.AE246]+[.AF246]" office:value-type="float" office:value="57.7523616544594">
            <text:p>57.75</text:p>
          </table:table-cell>
          <table:table-cell table:formula="of:=IF([.AC246]&gt;0;MOD(DEGREES(ACOS(((SIN(RADIANS([.$B$2]))*COS(RADIANS([.AD246])))-SIN(RADIANS([.T246])))/(COS(RADIANS([.$B$2]))*SIN(RADIANS([.AD246])))))+180;360);MOD(540-DEGREES(ACOS(((SIN(RADIANS([.$B$2]))*COS(RADIANS([.AD246])))-SIN(RADIANS([.T246])))/(COS(RADIANS([.$B$2]))*SIN(RADIANS([.AD246])))));360))" office:value-type="float" office:value="180.173715438056">
            <text:p>180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6]+1" office:value-type="date" office:date-value="2010-09-03">
            <text:p>9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7]+2415018.5+[.E247]-[.$B$4]/24" office:value-type="float" office:value="2455443.29166667">
            <text:p>2455443.29</text:p>
          </table:table-cell>
          <table:table-cell table:style-name="ce9" table:formula="of:=([.F247]-2451545)/36525" office:value-type="float" office:value="0.106729409080534">
            <text:p>0.10672941</text:p>
          </table:table-cell>
          <table:table-cell/>
          <table:table-cell table:formula="of:=MOD(280.46646+[.G247]*(36000.76983+[.G247]*0.0003032);360)" office:value-type="float" office:value="162.807353854025">
            <text:p>162.81</text:p>
          </table:table-cell>
          <table:table-cell table:formula="of:=357.52911+[.G247]*(35999.05029-0.0001537*[.G247])" office:value-type="float" office:value="4199.68647316131">
            <text:p>4199.69</text:p>
          </table:table-cell>
          <table:table-cell table:formula="of:=0.016708634-[.G247]*(0.000042037+0.0000001267*[.G247])" office:value-type="float" office:value="0.0167041459725697">
            <text:p>0.02</text:p>
          </table:table-cell>
          <table:table-cell table:formula="of:=SIN(RADIANS([.J247]))*(1.914602-[.G247]*(0.004817+0.000014*[.G247]))+SIN(RADIANS(2*[.J247]))*(0.019993-0.000101*[.G247])+SIN(RADIANS(3*[.J247]))*0.000289" office:value-type="float" office:value="-1.6349781146505">
            <text:p>-1.63</text:p>
          </table:table-cell>
          <table:table-cell table:formula="of:=[.I247]+[.L247]" office:value-type="float" office:value="161.172375739374">
            <text:p>161.17</text:p>
          </table:table-cell>
          <table:table-cell table:formula="of:=[.J247]+[.L247]" office:value-type="float" office:value="4198.05149504666">
            <text:p>4198.05</text:p>
          </table:table-cell>
          <table:table-cell table:formula="of:=(1.000001018*(1-[.K247]*[.K247]))/(1+[.K247]*COS(RADIANS([.N247])))" office:value-type="float" office:value="1.00863745005938">
            <text:p>1.01</text:p>
          </table:table-cell>
          <table:table-cell table:formula="of:=[.M247]-0.00569-0.00478*SIN(RADIANS(125.04-1934.136*[.G247]))" office:value-type="float" office:value="161.171411859964">
            <text:p>161.17</text:p>
          </table:table-cell>
          <table:table-cell table:formula="of:=23+(26+((21.448-[.G247]*(46.815+[.G247]*(0.00059-[.G247]*0.001813))))/60)/60" office:value-type="float" office:value="23.4379031828326">
            <text:p>23.44</text:p>
          </table:table-cell>
          <table:table-cell table:formula="of:=[.Q247]+0.00256*COS(RADIANS(125.04-1934.136*[.G247]))" office:value-type="float" office:value="23.4382864707655">
            <text:p>23.44</text:p>
          </table:table-cell>
          <table:table-cell table:formula="of:=DEGREES(ATAN2(COS(RADIANS([.P247]));COS(RADIANS([.R247]))*SIN(RADIANS([.P247]))))" office:value-type="float" office:value="162.627724822346">
            <text:p>162.63</text:p>
          </table:table-cell>
          <table:table-cell table:formula="of:=DEGREES(ASIN(SIN(RADIANS([.R247]))*SIN(RADIANS([.P247]))))" office:value-type="float" office:value="7.37556171062777">
            <text:p>7.38</text:p>
          </table:table-cell>
          <table:table-cell table:formula="of:=TAN(RADIANS([.R247]/2))*TAN(RADIANS([.R247]/2))" office:value-type="float" office:value="0.0430307353822546">
            <text:p>0.04</text:p>
          </table:table-cell>
          <table:table-cell table:formula="of:=4*DEGREES([.U247]*SIN(2*RADIANS([.I247]))-2*[.K247]*SIN(RADIANS([.J247]))+4*[.K247]*[.U247]*SIN(RADIANS([.J247]))*COS(2*RADIANS([.I247]))-0.5*[.U247]*[.U247]*SIN(4*RADIANS([.I247]))-1.25*[.K247]*[.K247]*SIN(2*RADIANS([.J247])))" office:value-type="float" office:value="0.698885202920987">
            <text:p>0.7</text:p>
          </table:table-cell>
          <table:table-cell table:formula="of:=DEGREES(ACOS(COS(RADIANS(90.833))/(COS(RADIANS([.$B$2]))*COS(RADIANS([.T247])))-TAN(RADIANS([.$B$2]))*TAN(RADIANS([.T247]))))" office:value-type="float" office:value="97.3397399261909">
            <text:p>97.34</text:p>
          </table:table-cell>
          <table:table-cell table:style-name="ce7" table:formula="of:=(720-4*[.$B$3]-[.V247]+[.$B$4]*60)/1440" office:value-type="float" office:value="0.499514663053527">
            <text:p>11:59:18</text:p>
          </table:table-cell>
          <table:table-cell table:style-name="ce7" table:formula="of:=([.X247]*1440-[.W247]*4)/1440" office:value-type="float" office:value="0.229126496591886">
            <text:p>5:29:57</text:p>
          </table:table-cell>
          <table:table-cell table:style-name="ce7" table:formula="of:=([.X247]*1440+[.W247]*4)/1440" office:value-type="float" office:value="0.769902829515168">
            <text:p>18:28:40</text:p>
          </table:table-cell>
          <table:table-cell table:formula="of:=8*[.W247]" office:value-type="float" office:value="778.717919409527">
            <text:p>778.72</text:p>
          </table:table-cell>
          <table:table-cell table:formula="of:=MOD([.E247]*1440+[.V247]+4*[.$B$3]-60*[.$B$4];1440)" office:value-type="float" office:value="720.698885202921">
            <text:p>720.7</text:p>
          </table:table-cell>
          <table:table-cell table:formula="of:=IF([.AB247]/4&lt;0;[.AB247]/4+180;[.AB247]/4-180)" office:value-type="float" office:value="0.174721300730255">
            <text:p>0.17</text:p>
          </table:table-cell>
          <table:table-cell table:formula="of:=DEGREES(ACOS(SIN(RADIANS([.$B$2]))*SIN(RADIANS([.T247]))+COS(RADIANS([.$B$2]))*COS(RADIANS([.T247]))*COS(RADIANS([.AC247]))))" office:value-type="float" office:value="32.6248136845055">
            <text:p>32.62</text:p>
          </table:table-cell>
          <table:table-cell table:formula="of:=90-[.AD247]" office:value-type="float" office:value="57.3751863154945">
            <text:p>57.38</text:p>
          </table:table-cell>
          <table:table-cell table:formula="of:=IF([.AE247]&gt;85;0;IF([.AE247]&gt;5;58.1/TAN(RADIANS([.AE247]))-0.07/POWER(TAN(RADIANS([.AE247]));3)+0.000086/POWER(TAN(RADIANS([.AE247]));5);IF([.AE247]&gt;-0.575;1735+[.AE247]*(-518.2+[.AE247]*(103.4+[.AE247]*(-12.79+[.AE247]*0.711)));-20.772/TAN(RADIANS([.AE247])))))/3600" office:value-type="float" office:value="0.0103260028950436">
            <text:p>0.01</text:p>
          </table:table-cell>
          <table:table-cell table:formula="of:=[.AE247]+[.AF247]" office:value-type="float" office:value="57.3855123183895">
            <text:p>57.39</text:p>
          </table:table-cell>
          <table:table-cell table:formula="of:=IF([.AC247]&gt;0;MOD(DEGREES(ACOS(((SIN(RADIANS([.$B$2]))*COS(RADIANS([.AD247])))-SIN(RADIANS([.T247])))/(COS(RADIANS([.$B$2]))*SIN(RADIANS([.AD247])))))+180;360);MOD(540-DEGREES(ACOS(((SIN(RADIANS([.$B$2]))*COS(RADIANS([.AD247])))-SIN(RADIANS([.T247])))/(COS(RADIANS([.$B$2]))*SIN(RADIANS([.AD247])))));360))" office:value-type="float" office:value="180.321396515424">
            <text:p>180.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7]+1" office:value-type="date" office:date-value="2010-09-04">
            <text:p>9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8]+2415018.5+[.E248]-[.$B$4]/24" office:value-type="float" office:value="2455444.29166667">
            <text:p>2455444.29</text:p>
          </table:table-cell>
          <table:table-cell table:style-name="ce9" table:formula="of:=([.F248]-2451545)/36525" office:value-type="float" office:value="0.106756787588406">
            <text:p>0.10675679</text:p>
          </table:table-cell>
          <table:table-cell/>
          <table:table-cell table:formula="of:=MOD(280.46646+[.G248]*(36000.76983+[.G248]*0.0003032);360)" office:value-type="float" office:value="163.79300121596">
            <text:p>163.79</text:p>
          </table:table-cell>
          <table:table-cell table:formula="of:=357.52911+[.G248]*(35999.05029-0.0001537*[.G248])" office:value-type="float" office:value="4200.67207344214">
            <text:p>4200.67</text:p>
          </table:table-cell>
          <table:table-cell table:formula="of:=0.016708634-[.G248]*(0.000042037+0.0000001267*[.G248])" office:value-type="float" office:value="0.0167041448209188">
            <text:p>0.02</text:p>
          </table:table-cell>
          <table:table-cell table:formula="of:=SIN(RADIANS([.J248]))*(1.914602-[.G248]*(0.004817+0.000014*[.G248]))+SIN(RADIANS(2*[.J248]))*(0.019993-0.000101*[.G248])+SIN(RADIANS(3*[.J248]))*0.000289" office:value-type="float" office:value="-1.65168406271729">
            <text:p>-1.65</text:p>
          </table:table-cell>
          <table:table-cell table:formula="of:=[.I248]+[.L248]" office:value-type="float" office:value="162.141317153243">
            <text:p>162.14</text:p>
          </table:table-cell>
          <table:table-cell table:formula="of:=[.J248]+[.L248]" office:value-type="float" office:value="4199.02038937942">
            <text:p>4199.02</text:p>
          </table:table-cell>
          <table:table-cell table:formula="of:=(1.000001018*(1-[.K248]*[.K248]))/(1+[.K248]*COS(RADIANS([.N248])))" office:value-type="float" office:value="1.00839232264811">
            <text:p>1.01</text:p>
          </table:table-cell>
          <table:table-cell table:formula="of:=[.M248]-0.00569-0.00478*SIN(RADIANS(125.04-1934.136*[.G248]))" office:value-type="float" office:value="162.140353933249">
            <text:p>162.14</text:p>
          </table:table-cell>
          <table:table-cell table:formula="of:=23+(26+((21.448-[.G248]*(46.815+[.G248]*(0.00059-[.G248]*0.001813))))/60)/60" office:value-type="float" office:value="23.4379028267974">
            <text:p>23.44</text:p>
          </table:table-cell>
          <table:table-cell table:formula="of:=[.Q248]+0.00256*COS(RADIANS(125.04-1934.136*[.G248]))" office:value-type="float" office:value="23.4382837752395">
            <text:p>23.44</text:p>
          </table:table-cell>
          <table:table-cell table:formula="of:=DEGREES(ATAN2(COS(RADIANS([.P248]));COS(RADIANS([.R248]))*SIN(RADIANS([.P248]))))" office:value-type="float" office:value="163.530874618973">
            <text:p>163.53</text:p>
          </table:table-cell>
          <table:table-cell table:formula="of:=DEGREES(ASIN(SIN(RADIANS([.R248]))*SIN(RADIANS([.P248]))))" office:value-type="float" office:value="7.0068419579313">
            <text:p>7.01</text:p>
          </table:table-cell>
          <table:table-cell table:formula="of:=TAN(RADIANS([.R248]/2))*TAN(RADIANS([.R248]/2))" office:value-type="float" office:value="0.0430307252032021">
            <text:p>0.04</text:p>
          </table:table-cell>
          <table:table-cell table:formula="of:=4*DEGREES([.U248]*SIN(2*RADIANS([.I248]))-2*[.K248]*SIN(RADIANS([.J248]))+4*[.K248]*[.U248]*SIN(RADIANS([.J248]))*COS(2*RADIANS([.I248]))-0.5*[.U248]*[.U248]*SIN(4*RADIANS([.I248]))-1.25*[.K248]*[.K248]*SIN(2*RADIANS([.J248])))" office:value-type="float" office:value="1.02774521234156">
            <text:p>1.03</text:p>
          </table:table-cell>
          <table:table-cell table:formula="of:=DEGREES(ACOS(COS(RADIANS(90.833))/(COS(RADIANS([.$B$2]))*COS(RADIANS([.T248])))-TAN(RADIANS([.$B$2]))*TAN(RADIANS([.T248]))))" office:value-type="float" office:value="97.0220385071992">
            <text:p>97.02</text:p>
          </table:table-cell>
          <table:table-cell table:style-name="ce7" table:formula="of:=(720-4*[.$B$3]-[.V248]+[.$B$4]*60)/1440" office:value-type="float" office:value="0.499286288046985">
            <text:p>11:58:58</text:p>
          </table:table-cell>
          <table:table-cell table:style-name="ce7" table:formula="of:=([.X248]*1440-[.W248]*4)/1440" office:value-type="float" office:value="0.229780625526987">
            <text:p>5:30:53</text:p>
          </table:table-cell>
          <table:table-cell table:style-name="ce7" table:formula="of:=([.X248]*1440+[.W248]*4)/1440" office:value-type="float" office:value="0.768791950566983">
            <text:p>18:27:04</text:p>
          </table:table-cell>
          <table:table-cell table:formula="of:=8*[.W248]" office:value-type="float" office:value="776.176308057593">
            <text:p>776.18</text:p>
          </table:table-cell>
          <table:table-cell table:formula="of:=MOD([.E248]*1440+[.V248]+4*[.$B$3]-60*[.$B$4];1440)" office:value-type="float" office:value="721.027745212342">
            <text:p>721.03</text:p>
          </table:table-cell>
          <table:table-cell table:formula="of:=IF([.AB248]/4&lt;0;[.AB248]/4+180;[.AB248]/4-180)" office:value-type="float" office:value="0.256936303085382">
            <text:p>0.26</text:p>
          </table:table-cell>
          <table:table-cell table:formula="of:=DEGREES(ACOS(SIN(RADIANS([.$B$2]))*SIN(RADIANS([.T248]))+COS(RADIANS([.$B$2]))*COS(RADIANS([.T248]))*COS(RADIANS([.AC248]))))" office:value-type="float" office:value="32.9939624239899">
            <text:p>32.99</text:p>
          </table:table-cell>
          <table:table-cell table:formula="of:=90-[.AD248]" office:value-type="float" office:value="57.0060375760101">
            <text:p>57.01</text:p>
          </table:table-cell>
          <table:table-cell table:formula="of:=IF([.AE248]&gt;85;0;IF([.AE248]&gt;5;58.1/TAN(RADIANS([.AE248]))-0.07/POWER(TAN(RADIANS([.AE248]));3)+0.000086/POWER(TAN(RADIANS([.AE248]));5);IF([.AE248]&gt;-0.575;1735+[.AE248]*(-518.2+[.AE248]*(103.4+[.AE248]*(-12.79+[.AE248]*0.711)));-20.772/TAN(RADIANS([.AE248])))))/3600" office:value-type="float" office:value="0.0104729803945909">
            <text:p>0.01</text:p>
          </table:table-cell>
          <table:table-cell table:formula="of:=[.AE248]+[.AF248]" office:value-type="float" office:value="57.0165105564047">
            <text:p>57.02</text:p>
          </table:table-cell>
          <table:table-cell table:formula="of:=IF([.AC248]&gt;0;MOD(DEGREES(ACOS(((SIN(RADIANS([.$B$2]))*COS(RADIANS([.AD248])))-SIN(RADIANS([.T248])))/(COS(RADIANS([.$B$2]))*SIN(RADIANS([.AD248])))))+180;360);MOD(540-DEGREES(ACOS(((SIN(RADIANS([.$B$2]))*COS(RADIANS([.AD248])))-SIN(RADIANS([.T248])))/(COS(RADIANS([.$B$2]))*SIN(RADIANS([.AD248])))));360))" office:value-type="float" office:value="180.468311587817">
            <text:p>180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8]+1" office:value-type="date" office:date-value="2010-09-05">
            <text:p>9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9]+2415018.5+[.E249]-[.$B$4]/24" office:value-type="float" office:value="2455445.29166667">
            <text:p>2455445.29</text:p>
          </table:table-cell>
          <table:table-cell table:style-name="ce9" table:formula="of:=([.F249]-2451545)/36525" office:value-type="float" office:value="0.106784166096277">
            <text:p>0.10678417</text:p>
          </table:table-cell>
          <table:table-cell/>
          <table:table-cell table:formula="of:=MOD(280.46646+[.G249]*(36000.76983+[.G249]*0.0003032);360)" office:value-type="float" office:value="164.778648577898">
            <text:p>164.78</text:p>
          </table:table-cell>
          <table:table-cell table:formula="of:=357.52911+[.G249]*(35999.05029-0.0001537*[.G249])" office:value-type="float" office:value="4201.65767372296">
            <text:p>4201.66</text:p>
          </table:table-cell>
          <table:table-cell table:formula="of:=0.016708634-[.G249]*(0.000042037+0.0000001267*[.G249])" office:value-type="float" office:value="0.0167041436692677">
            <text:p>0.02</text:p>
          </table:table-cell>
          <table:table-cell table:formula="of:=SIN(RADIANS([.J249]))*(1.914602-[.G249]*(0.004817+0.000014*[.G249]))+SIN(RADIANS(2*[.J249]))*(0.019993-0.000101*[.G249])+SIN(RADIANS(3*[.J249]))*0.000289" office:value-type="float" office:value="-1.66791644642483">
            <text:p>-1.67</text:p>
          </table:table-cell>
          <table:table-cell table:formula="of:=[.I249]+[.L249]" office:value-type="float" office:value="163.110732131473">
            <text:p>163.11</text:p>
          </table:table-cell>
          <table:table-cell table:formula="of:=[.J249]+[.L249]" office:value-type="float" office:value="4199.98975727654">
            <text:p>4199.99</text:p>
          </table:table-cell>
          <table:table-cell table:formula="of:=(1.000001018*(1-[.K249]*[.K249]))/(1+[.K249]*COS(RADIANS([.N249])))" office:value-type="float" office:value="1.00814469324041">
            <text:p>1.01</text:p>
          </table:table-cell>
          <table:table-cell table:formula="of:=[.M249]-0.00569-0.00478*SIN(RADIANS(125.04-1934.136*[.G249]))" office:value-type="float" office:value="163.109769566858">
            <text:p>163.11</text:p>
          </table:table-cell>
          <table:table-cell table:formula="of:=23+(26+((21.448-[.G249]*(46.815+[.G249]*(0.00059-[.G249]*0.001813))))/60)/60" office:value-type="float" office:value="23.4379024707623">
            <text:p>23.44</text:p>
          </table:table-cell>
          <table:table-cell table:formula="of:=[.Q249]+0.00256*COS(RADIANS(125.04-1934.136*[.G249]))" office:value-type="float" office:value="23.4382810793881">
            <text:p>23.44</text:p>
          </table:table-cell>
          <table:table-cell table:formula="of:=DEGREES(ATAN2(COS(RADIANS([.P249]));COS(RADIANS([.R249]))*SIN(RADIANS([.P249]))))" office:value-type="float" office:value="164.43303397357">
            <text:p>164.43</text:p>
          </table:table-cell>
          <table:table-cell table:formula="of:=DEGREES(ASIN(SIN(RADIANS([.R249]))*SIN(RADIANS([.P249]))))" office:value-type="float" office:value="6.63621990946255">
            <text:p>6.64</text:p>
          </table:table-cell>
          <table:table-cell table:formula="of:=TAN(RADIANS([.R249]/2))*TAN(RADIANS([.R249]/2))" office:value-type="float" office:value="0.0430307150229221">
            <text:p>0.04</text:p>
          </table:table-cell>
          <table:table-cell table:formula="of:=4*DEGREES([.U249]*SIN(2*RADIANS([.I249]))-2*[.K249]*SIN(RADIANS([.J249]))+4*[.K249]*[.U249]*SIN(RADIANS([.J249]))*COS(2*RADIANS([.I249]))-0.5*[.U249]*[.U249]*SIN(4*RADIANS([.I249]))-1.25*[.K249]*[.K249]*SIN(2*RADIANS([.J249])))" office:value-type="float" office:value="1.36057150453802">
            <text:p>1.36</text:p>
          </table:table-cell>
          <table:table-cell table:formula="of:=DEGREES(ACOS(COS(RADIANS(90.833))/(COS(RADIANS([.$B$2]))*COS(RADIANS([.T249])))-TAN(RADIANS([.$B$2]))*TAN(RADIANS([.T249]))))" office:value-type="float" office:value="96.7034680243513">
            <text:p>96.7</text:p>
          </table:table-cell>
          <table:table-cell table:style-name="ce7" table:formula="of:=(720-4*[.$B$3]-[.V249]+[.$B$4]*60)/1440" office:value-type="float" office:value="0.499055158677404">
            <text:p>11:58:38</text:p>
          </table:table-cell>
          <table:table-cell table:style-name="ce7" table:formula="of:=([.X249]*1440-[.W249]*4)/1440" office:value-type="float" office:value="0.230434414165317">
            <text:p>5:31:50</text:p>
          </table:table-cell>
          <table:table-cell table:style-name="ce7" table:formula="of:=([.X249]*1440+[.W249]*4)/1440" office:value-type="float" office:value="0.767675903189491">
            <text:p>18:25:27</text:p>
          </table:table-cell>
          <table:table-cell table:formula="of:=8*[.W249]" office:value-type="float" office:value="773.627744194811">
            <text:p>773.63</text:p>
          </table:table-cell>
          <table:table-cell table:formula="of:=MOD([.E249]*1440+[.V249]+4*[.$B$3]-60*[.$B$4];1440)" office:value-type="float" office:value="721.360571504538">
            <text:p>721.36</text:p>
          </table:table-cell>
          <table:table-cell table:formula="of:=IF([.AB249]/4&lt;0;[.AB249]/4+180;[.AB249]/4-180)" office:value-type="float" office:value="0.340142876134507">
            <text:p>0.34</text:p>
          </table:table-cell>
          <table:table-cell table:formula="of:=DEGREES(ACOS(SIN(RADIANS([.$B$2]))*SIN(RADIANS([.T249]))+COS(RADIANS([.$B$2]))*COS(RADIANS([.T249]))*COS(RADIANS([.AC249]))))" office:value-type="float" office:value="33.3651770046365">
            <text:p>33.37</text:p>
          </table:table-cell>
          <table:table-cell table:formula="of:=90-[.AD249]" office:value-type="float" office:value="56.6348229953635">
            <text:p>56.63</text:p>
          </table:table-cell>
          <table:table-cell table:formula="of:=IF([.AE249]&gt;85;0;IF([.AE249]&gt;5;58.1/TAN(RADIANS([.AE249]))-0.07/POWER(TAN(RADIANS([.AE249]));3)+0.000086/POWER(TAN(RADIANS([.AE249]));5);IF([.AE249]&gt;-0.575;1735+[.AE249]*(-518.2+[.AE249]*(103.4+[.AE249]*(-12.79+[.AE249]*0.711)));-20.772/TAN(RADIANS([.AE249])))))/3600" office:value-type="float" office:value="0.01062201924625">
            <text:p>0.01</text:p>
          </table:table-cell>
          <table:table-cell table:formula="of:=[.AE249]+[.AF249]" office:value-type="float" office:value="56.6454450146098">
            <text:p>56.65</text:p>
          </table:table-cell>
          <table:table-cell table:formula="of:=IF([.AC249]&gt;0;MOD(DEGREES(ACOS(((SIN(RADIANS([.$B$2]))*COS(RADIANS([.AD249])))-SIN(RADIANS([.T249])))/(COS(RADIANS([.$B$2]))*SIN(RADIANS([.AD249])))))+180;360);MOD(540-DEGREES(ACOS(((SIN(RADIANS([.$B$2]))*COS(RADIANS([.AD249])))-SIN(RADIANS([.T249])))/(COS(RADIANS([.$B$2]))*SIN(RADIANS([.AD249])))));360))" office:value-type="float" office:value="180.61433603264">
            <text:p>180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9]+1" office:value-type="date" office:date-value="2010-09-06">
            <text:p>9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0]+2415018.5+[.E250]-[.$B$4]/24" office:value-type="float" office:value="2455446.29166667">
            <text:p>2455446.29</text:p>
          </table:table-cell>
          <table:table-cell table:style-name="ce9" table:formula="of:=([.F250]-2451545)/36525" office:value-type="float" office:value="0.106811544604148">
            <text:p>0.10681154</text:p>
          </table:table-cell>
          <table:table-cell/>
          <table:table-cell table:formula="of:=MOD(280.46646+[.G250]*(36000.76983+[.G250]*0.0003032);360)" office:value-type="float" office:value="165.764295939835">
            <text:p>165.76</text:p>
          </table:table-cell>
          <table:table-cell table:formula="of:=357.52911+[.G250]*(35999.05029-0.0001537*[.G250])" office:value-type="float" office:value="4202.64327400379">
            <text:p>4202.64</text:p>
          </table:table-cell>
          <table:table-cell table:formula="of:=0.016708634-[.G250]*(0.000042037+0.0000001267*[.G250])" office:value-type="float" office:value="0.0167041425176164">
            <text:p>0.02</text:p>
          </table:table-cell>
          <table:table-cell table:formula="of:=SIN(RADIANS([.J250]))*(1.914602-[.G250]*(0.004817+0.000014*[.G250]))+SIN(RADIANS(2*[.J250]))*(0.019993-0.000101*[.G250])+SIN(RADIANS(3*[.J250]))*0.000289" office:value-type="float" office:value="-1.68367017157495">
            <text:p>-1.68</text:p>
          </table:table-cell>
          <table:table-cell table:formula="of:=[.I250]+[.L250]" office:value-type="float" office:value="164.08062576826">
            <text:p>164.08</text:p>
          </table:table-cell>
          <table:table-cell table:formula="of:=[.J250]+[.L250]" office:value-type="float" office:value="4200.95960383222">
            <text:p>4200.96</text:p>
          </table:table-cell>
          <table:table-cell table:formula="of:=(1.000001018*(1-[.K250]*[.K250]))/(1+[.K250]*COS(RADIANS([.N250])))" office:value-type="float" office:value="1.00789463150542">
            <text:p>1.01</text:p>
          </table:table-cell>
          <table:table-cell table:formula="of:=[.M250]-0.00569-0.00478*SIN(RADIANS(125.04-1934.136*[.G250]))" office:value-type="float" office:value="164.079663854986">
            <text:p>164.08</text:p>
          </table:table-cell>
          <table:table-cell table:formula="of:=23+(26+((21.448-[.G250]*(46.815+[.G250]*(0.00059-[.G250]*0.001813))))/60)/60" office:value-type="float" office:value="23.4379021147271">
            <text:p>23.44</text:p>
          </table:table-cell>
          <table:table-cell table:formula="of:=[.Q250]+0.00256*COS(RADIANS(125.04-1934.136*[.G250]))" office:value-type="float" office:value="23.4382783832133">
            <text:p>23.44</text:p>
          </table:table-cell>
          <table:table-cell table:formula="of:=DEGREES(ATAN2(COS(RADIANS([.P250]));COS(RADIANS([.R250]))*SIN(RADIANS([.P250]))))" office:value-type="float" office:value="165.334277992119">
            <text:p>165.33</text:p>
          </table:table-cell>
          <table:table-cell table:formula="of:=DEGREES(ASIN(SIN(RADIANS([.R250]))*SIN(RADIANS([.P250]))))" office:value-type="float" office:value="6.26378563011939">
            <text:p>6.26</text:p>
          </table:table-cell>
          <table:table-cell table:formula="of:=TAN(RADIANS([.R250]/2))*TAN(RADIANS([.R250]/2))" office:value-type="float" office:value="0.0430307048414222">
            <text:p>0.04</text:p>
          </table:table-cell>
          <table:table-cell table:formula="of:=4*DEGREES([.U250]*SIN(2*RADIANS([.I250]))-2*[.K250]*SIN(RADIANS([.J250]))+4*[.K250]*[.U250]*SIN(RADIANS([.J250]))*COS(2*RADIANS([.I250]))-0.5*[.U250]*[.U250]*SIN(4*RADIANS([.I250]))-1.25*[.K250]*[.K250]*SIN(2*RADIANS([.J250])))" office:value-type="float" office:value="1.69707177091855">
            <text:p>1.7</text:p>
          </table:table-cell>
          <table:table-cell table:formula="of:=DEGREES(ACOS(COS(RADIANS(90.833))/(COS(RADIANS([.$B$2]))*COS(RADIANS([.T250])))-TAN(RADIANS([.$B$2]))*TAN(RADIANS([.T250]))))" office:value-type="float" office:value="96.3840779414495">
            <text:p>96.38</text:p>
          </table:table-cell>
          <table:table-cell table:style-name="ce7" table:formula="of:=(720-4*[.$B$3]-[.V250]+[.$B$4]*60)/1440" office:value-type="float" office:value="0.498821477936862">
            <text:p>11:58:18</text:p>
          </table:table-cell>
          <table:table-cell table:style-name="ce7" table:formula="of:=([.X250]*1440-[.W250]*4)/1440" office:value-type="float" office:value="0.231087928099502">
            <text:p>5:32:46</text:p>
          </table:table-cell>
          <table:table-cell table:style-name="ce7" table:formula="of:=([.X250]*1440+[.W250]*4)/1440" office:value-type="float" office:value="0.766555027774222">
            <text:p>18:23:50</text:p>
          </table:table-cell>
          <table:table-cell table:formula="of:=8*[.W250]" office:value-type="float" office:value="771.072623531596">
            <text:p>771.07</text:p>
          </table:table-cell>
          <table:table-cell table:formula="of:=MOD([.E250]*1440+[.V250]+4*[.$B$3]-60*[.$B$4];1440)" office:value-type="float" office:value="721.697071770919">
            <text:p>721.7</text:p>
          </table:table-cell>
          <table:table-cell table:formula="of:=IF([.AB250]/4&lt;0;[.AB250]/4+180;[.AB250]/4-180)" office:value-type="float" office:value="0.424267942729642">
            <text:p>0.42</text:p>
          </table:table-cell>
          <table:table-cell table:formula="of:=DEGREES(ACOS(SIN(RADIANS([.$B$2]))*SIN(RADIANS([.T250]))+COS(RADIANS([.$B$2]))*COS(RADIANS([.T250]))*COS(RADIANS([.AC250]))))" office:value-type="float" office:value="33.7383680667063">
            <text:p>33.74</text:p>
          </table:table-cell>
          <table:table-cell table:formula="of:=90-[.AD250]" office:value-type="float" office:value="56.2616319332937">
            <text:p>56.26</text:p>
          </table:table-cell>
          <table:table-cell table:formula="of:=IF([.AE250]&gt;85;0;IF([.AE250]&gt;5;58.1/TAN(RADIANS([.AE250]))-0.07/POWER(TAN(RADIANS([.AE250]));3)+0.000086/POWER(TAN(RADIANS([.AE250]));5);IF([.AE250]&gt;-0.575;1735+[.AE250]*(-518.2+[.AE250]*(103.4+[.AE250]*(-12.79+[.AE250]*0.711)));-20.772/TAN(RADIANS([.AE250])))))/3600" office:value-type="float" office:value="0.0107731323954188">
            <text:p>0.01</text:p>
          </table:table-cell>
          <table:table-cell table:formula="of:=[.AE250]+[.AF250]" office:value-type="float" office:value="56.2724050656891">
            <text:p>56.27</text:p>
          </table:table-cell>
          <table:table-cell table:formula="of:=IF([.AC250]&gt;0;MOD(DEGREES(ACOS(((SIN(RADIANS([.$B$2]))*COS(RADIANS([.AD250])))-SIN(RADIANS([.T250])))/(COS(RADIANS([.$B$2]))*SIN(RADIANS([.AD250])))))+180;360);MOD(540-DEGREES(ACOS(((SIN(RADIANS([.$B$2]))*COS(RADIANS([.AD250])))-SIN(RADIANS([.T250])))/(COS(RADIANS([.$B$2]))*SIN(RADIANS([.AD250])))));360))" office:value-type="float" office:value="180.759349163968">
            <text:p>180.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0]+1" office:value-type="date" office:date-value="2010-09-07">
            <text:p>9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1]+2415018.5+[.E251]-[.$B$4]/24" office:value-type="float" office:value="2455447.29166667">
            <text:p>2455447.29</text:p>
          </table:table-cell>
          <table:table-cell table:style-name="ce9" table:formula="of:=([.F251]-2451545)/36525" office:value-type="float" office:value="0.106838923112019">
            <text:p>0.10683892</text:p>
          </table:table-cell>
          <table:table-cell/>
          <table:table-cell table:formula="of:=MOD(280.46646+[.G251]*(36000.76983+[.G251]*0.0003032);360)" office:value-type="float" office:value="166.749943301773">
            <text:p>166.75</text:p>
          </table:table-cell>
          <table:table-cell table:formula="of:=357.52911+[.G251]*(35999.05029-0.0001537*[.G251])" office:value-type="float" office:value="4203.62887428462">
            <text:p>4203.63</text:p>
          </table:table-cell>
          <table:table-cell table:formula="of:=0.016708634-[.G251]*(0.000042037+0.0000001267*[.G251])" office:value-type="float" office:value="0.016704141365965">
            <text:p>0.02</text:p>
          </table:table-cell>
          <table:table-cell table:formula="of:=SIN(RADIANS([.J251]))*(1.914602-[.G251]*(0.004817+0.000014*[.G251]))+SIN(RADIANS(2*[.J251]))*(0.019993-0.000101*[.G251])+SIN(RADIANS(3*[.J251]))*0.000289" office:value-type="float" office:value="-1.69894026790613">
            <text:p>-1.7</text:p>
          </table:table-cell>
          <table:table-cell table:formula="of:=[.I251]+[.L251]" office:value-type="float" office:value="165.051003033867">
            <text:p>165.05</text:p>
          </table:table-cell>
          <table:table-cell table:formula="of:=[.J251]+[.L251]" office:value-type="float" office:value="4201.92993401671">
            <text:p>4201.93</text:p>
          </table:table-cell>
          <table:table-cell table:formula="of:=(1.000001018*(1-[.K251]*[.K251]))/(1+[.K251]*COS(RADIANS([.N251])))" office:value-type="float" office:value="1.00764220790173">
            <text:p>1.01</text:p>
          </table:table-cell>
          <table:table-cell table:formula="of:=[.M251]-0.00569-0.00478*SIN(RADIANS(125.04-1934.136*[.G251]))" office:value-type="float" office:value="165.050041767895">
            <text:p>165.05</text:p>
          </table:table-cell>
          <table:table-cell table:formula="of:=23+(26+((21.448-[.G251]*(46.815+[.G251]*(0.00059-[.G251]*0.001813))))/60)/60" office:value-type="float" office:value="23.4379017586919">
            <text:p>23.44</text:p>
          </table:table-cell>
          <table:table-cell table:formula="of:=[.Q251]+0.00256*COS(RADIANS(125.04-1934.136*[.G251]))" office:value-type="float" office:value="23.4382756867171">
            <text:p>23.44</text:p>
          </table:table-cell>
          <table:table-cell table:formula="of:=DEGREES(ATAN2(COS(RADIANS([.P251]));COS(RADIANS([.R251]))*SIN(RADIANS([.P251]))))" office:value-type="float" office:value="166.234682769122">
            <text:p>166.23</text:p>
          </table:table-cell>
          <table:table-cell table:formula="of:=DEGREES(ASIN(SIN(RADIANS([.R251]))*SIN(RADIANS([.P251]))))" office:value-type="float" office:value="5.88962933233336">
            <text:p>5.89</text:p>
          </table:table-cell>
          <table:table-cell table:formula="of:=TAN(RADIANS([.R251]/2))*TAN(RADIANS([.R251]/2))" office:value-type="float" office:value="0.0430306946587099">
            <text:p>0.04</text:p>
          </table:table-cell>
          <table:table-cell table:formula="of:=4*DEGREES([.U251]*SIN(2*RADIANS([.I251]))-2*[.K251]*SIN(RADIANS([.J251]))+4*[.K251]*[.U251]*SIN(RADIANS([.J251]))*COS(2*RADIANS([.I251]))-0.5*[.U251]*[.U251]*SIN(4*RADIANS([.I251]))-1.25*[.K251]*[.K251]*SIN(2*RADIANS([.J251])))" office:value-type="float" office:value="2.03695011249583">
            <text:p>2.04</text:p>
          </table:table-cell>
          <table:table-cell table:formula="of:=DEGREES(ACOS(COS(RADIANS(90.833))/(COS(RADIANS([.$B$2]))*COS(RADIANS([.T251])))-TAN(RADIANS([.$B$2]))*TAN(RADIANS([.T251]))))" office:value-type="float" office:value="96.0639164473551">
            <text:p>96.06</text:p>
          </table:table-cell>
          <table:table-cell table:style-name="ce7" table:formula="of:=(720-4*[.$B$3]-[.V251]+[.$B$4]*60)/1440" office:value-type="float" office:value="0.498585451310767">
            <text:p>11:57:58</text:p>
          </table:table-cell>
          <table:table-cell table:style-name="ce7" table:formula="of:=([.X251]*1440-[.W251]*4)/1440" office:value-type="float" office:value="0.231741238957003">
            <text:p>5:33:42</text:p>
          </table:table-cell>
          <table:table-cell table:style-name="ce7" table:formula="of:=([.X251]*1440+[.W251]*4)/1440" office:value-type="float" office:value="0.765429663664531">
            <text:p>18:22:13</text:p>
          </table:table-cell>
          <table:table-cell table:formula="of:=8*[.W251]" office:value-type="float" office:value="768.51133157884">
            <text:p>768.51</text:p>
          </table:table-cell>
          <table:table-cell table:formula="of:=MOD([.E251]*1440+[.V251]+4*[.$B$3]-60*[.$B$4];1440)" office:value-type="float" office:value="722.036950112496">
            <text:p>722.04</text:p>
          </table:table-cell>
          <table:table-cell table:formula="of:=IF([.AB251]/4&lt;0;[.AB251]/4+180;[.AB251]/4-180)" office:value-type="float" office:value="0.509237528123947">
            <text:p>0.51</text:p>
          </table:table-cell>
          <table:table-cell table:formula="of:=DEGREES(ACOS(SIN(RADIANS([.$B$2]))*SIN(RADIANS([.T251]))+COS(RADIANS([.$B$2]))*COS(RADIANS([.T251]))*COS(RADIANS([.AC251]))))" office:value-type="float" office:value="34.1134455192556">
            <text:p>34.11</text:p>
          </table:table-cell>
          <table:table-cell table:formula="of:=90-[.AD251]" office:value-type="float" office:value="55.8865544807444">
            <text:p>55.89</text:p>
          </table:table-cell>
          <table:table-cell table:formula="of:=IF([.AE251]&gt;85;0;IF([.AE251]&gt;5;58.1/TAN(RADIANS([.AE251]))-0.07/POWER(TAN(RADIANS([.AE251]));3)+0.000086/POWER(TAN(RADIANS([.AE251]));5);IF([.AE251]&gt;-0.575;1735+[.AE251]*(-518.2+[.AE251]*(103.4+[.AE251]*(-12.79+[.AE251]*0.711)));-20.772/TAN(RADIANS([.AE251])))))/3600" office:value-type="float" office:value="0.0109263329929875">
            <text:p>0.01</text:p>
          </table:table-cell>
          <table:table-cell table:formula="of:=[.AE251]+[.AF251]" office:value-type="float" office:value="55.8974808137373">
            <text:p>55.9</text:p>
          </table:table-cell>
          <table:table-cell table:formula="of:=IF([.AC251]&gt;0;MOD(DEGREES(ACOS(((SIN(RADIANS([.$B$2]))*COS(RADIANS([.AD251])))-SIN(RADIANS([.T251])))/(COS(RADIANS([.$B$2]))*SIN(RADIANS([.AD251])))))+180;360);MOD(540-DEGREES(ACOS(((SIN(RADIANS([.$B$2]))*COS(RADIANS([.AD251])))-SIN(RADIANS([.T251])))/(COS(RADIANS([.$B$2]))*SIN(RADIANS([.AD251])))));360))" office:value-type="float" office:value="180.903234140186">
            <text:p>180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1]+1" office:value-type="date" office:date-value="2010-09-08">
            <text:p>9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2]+2415018.5+[.E252]-[.$B$4]/24" office:value-type="float" office:value="2455448.29166667">
            <text:p>2455448.29</text:p>
          </table:table-cell>
          <table:table-cell table:style-name="ce9" table:formula="of:=([.F252]-2451545)/36525" office:value-type="float" office:value="0.106866301619891">
            <text:p>0.10686630</text:p>
          </table:table-cell>
          <table:table-cell/>
          <table:table-cell table:formula="of:=MOD(280.46646+[.G252]*(36000.76983+[.G252]*0.0003032);360)" office:value-type="float" office:value="167.735590663711">
            <text:p>167.74</text:p>
          </table:table-cell>
          <table:table-cell table:formula="of:=357.52911+[.G252]*(35999.05029-0.0001537*[.G252])" office:value-type="float" office:value="4204.61447456544">
            <text:p>4204.61</text:p>
          </table:table-cell>
          <table:table-cell table:formula="of:=0.016708634-[.G252]*(0.000042037+0.0000001267*[.G252])" office:value-type="float" office:value="0.0167041402143133">
            <text:p>0.02</text:p>
          </table:table-cell>
          <table:table-cell table:formula="of:=SIN(RADIANS([.J252]))*(1.914602-[.G252]*(0.004817+0.000014*[.G252]))+SIN(RADIANS(2*[.J252]))*(0.019993-0.000101*[.G252])+SIN(RADIANS(3*[.J252]))*0.000289" office:value-type="float" office:value="-1.71372189087776">
            <text:p>-1.71</text:p>
          </table:table-cell>
          <table:table-cell table:formula="of:=[.I252]+[.L252]" office:value-type="float" office:value="166.021868772834">
            <text:p>166.02</text:p>
          </table:table-cell>
          <table:table-cell table:formula="of:=[.J252]+[.L252]" office:value-type="float" office:value="4202.90075267456">
            <text:p>4202.9</text:p>
          </table:table-cell>
          <table:table-cell table:formula="of:=(1.000001018*(1-[.K252]*[.K252]))/(1+[.K252]*COS(RADIANS([.N252])))" office:value-type="float" office:value="1.00738749366072">
            <text:p>1.01</text:p>
          </table:table-cell>
          <table:table-cell table:formula="of:=[.M252]-0.00569-0.00478*SIN(RADIANS(125.04-1934.136*[.G252]))" office:value-type="float" office:value="166.020908150125">
            <text:p>166.02</text:p>
          </table:table-cell>
          <table:table-cell table:formula="of:=23+(26+((21.448-[.G252]*(46.815+[.G252]*(0.00059-[.G252]*0.001813))))/60)/60" office:value-type="float" office:value="23.4379014026568">
            <text:p>23.44</text:p>
          </table:table-cell>
          <table:table-cell table:formula="of:=[.Q252]+0.00256*COS(RADIANS(125.04-1934.136*[.G252]))" office:value-type="float" office:value="23.4382729899015">
            <text:p>23.44</text:p>
          </table:table-cell>
          <table:table-cell table:formula="of:=DEGREES(ATAN2(COS(RADIANS([.P252]));COS(RADIANS([.R252]))*SIN(RADIANS([.P252]))))" office:value-type="float" office:value="167.134325335329">
            <text:p>167.13</text:p>
          </table:table-cell>
          <table:table-cell table:formula="of:=DEGREES(ASIN(SIN(RADIANS([.R252]))*SIN(RADIANS([.P252]))))" office:value-type="float" office:value="5.51384138502692">
            <text:p>5.51</text:p>
          </table:table-cell>
          <table:table-cell table:formula="of:=TAN(RADIANS([.R252]/2))*TAN(RADIANS([.R252]/2))" office:value-type="float" office:value="0.0430306844747927">
            <text:p>0.04</text:p>
          </table:table-cell>
          <table:table-cell table:formula="of:=4*DEGREES([.U252]*SIN(2*RADIANS([.I252]))-2*[.K252]*SIN(RADIANS([.J252]))+4*[.K252]*[.U252]*SIN(RADIANS([.J252]))*COS(2*RADIANS([.I252]))-0.5*[.U252]*[.U252]*SIN(4*RADIANS([.I252]))-1.25*[.K252]*[.K252]*SIN(2*RADIANS([.J252])))" office:value-type="float" office:value="2.37990719102209">
            <text:p>2.38</text:p>
          </table:table-cell>
          <table:table-cell table:formula="of:=DEGREES(ACOS(COS(RADIANS(90.833))/(COS(RADIANS([.$B$2]))*COS(RADIANS([.T252])))-TAN(RADIANS([.$B$2]))*TAN(RADIANS([.T252]))))" office:value-type="float" office:value="95.7430305307792">
            <text:p>95.74</text:p>
          </table:table-cell>
          <table:table-cell table:style-name="ce7" table:formula="of:=(720-4*[.$B$3]-[.V252]+[.$B$4]*60)/1440" office:value-type="float" office:value="0.498347286672901">
            <text:p>11:57:37</text:p>
          </table:table-cell>
          <table:table-cell table:style-name="ce7" table:formula="of:=([.X252]*1440-[.W252]*4)/1440" office:value-type="float" office:value="0.232394424087403">
            <text:p>5:34:39</text:p>
          </table:table-cell>
          <table:table-cell table:style-name="ce7" table:formula="of:=([.X252]*1440+[.W252]*4)/1440" office:value-type="float" office:value="0.764300149258399">
            <text:p>18:20:36</text:p>
          </table:table-cell>
          <table:table-cell table:formula="of:=8*[.W252]" office:value-type="float" office:value="765.944244246234">
            <text:p>765.94</text:p>
          </table:table-cell>
          <table:table-cell table:formula="of:=MOD([.E252]*1440+[.V252]+4*[.$B$3]-60*[.$B$4];1440)" office:value-type="float" office:value="722.379907191022">
            <text:p>722.38</text:p>
          </table:table-cell>
          <table:table-cell table:formula="of:=IF([.AB252]/4&lt;0;[.AB252]/4+180;[.AB252]/4-180)" office:value-type="float" office:value="0.594976797755521">
            <text:p>0.59</text:p>
          </table:table-cell>
          <table:table-cell table:formula="of:=DEGREES(ACOS(SIN(RADIANS([.$B$2]))*SIN(RADIANS([.T252]))+COS(RADIANS([.$B$2]))*COS(RADIANS([.T252]))*COS(RADIANS([.AC252]))))" office:value-type="float" office:value="34.4903185358881">
            <text:p>34.49</text:p>
          </table:table-cell>
          <table:table-cell table:formula="of:=90-[.AD252]" office:value-type="float" office:value="55.5096814641119">
            <text:p>55.51</text:p>
          </table:table-cell>
          <table:table-cell table:formula="of:=IF([.AE252]&gt;85;0;IF([.AE252]&gt;5;58.1/TAN(RADIANS([.AE252]))-0.07/POWER(TAN(RADIANS([.AE252]));3)+0.000086/POWER(TAN(RADIANS([.AE252]));5);IF([.AE252]&gt;-0.575;1735+[.AE252]*(-518.2+[.AE252]*(103.4+[.AE252]*(-12.79+[.AE252]*0.711)));-20.772/TAN(RADIANS([.AE252])))))/3600" office:value-type="float" office:value="0.0110816343672051">
            <text:p>0.01</text:p>
          </table:table-cell>
          <table:table-cell table:formula="of:=[.AE252]+[.AF252]" office:value-type="float" office:value="55.5207630984791">
            <text:p>55.52</text:p>
          </table:table-cell>
          <table:table-cell table:formula="of:=IF([.AC252]&gt;0;MOD(DEGREES(ACOS(((SIN(RADIANS([.$B$2]))*COS(RADIANS([.AD252])))-SIN(RADIANS([.T252])))/(COS(RADIANS([.$B$2]))*SIN(RADIANS([.AD252])))))+180;360);MOD(540-DEGREES(ACOS(((SIN(RADIANS([.$B$2]))*COS(RADIANS([.AD252])))-SIN(RADIANS([.T252])))/(COS(RADIANS([.$B$2]))*SIN(RADIANS([.AD252])))));360))" office:value-type="float" office:value="181.045877868721">
            <text:p>181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2]+1" office:value-type="date" office:date-value="2010-09-09">
            <text:p>9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3]+2415018.5+[.E253]-[.$B$4]/24" office:value-type="float" office:value="2455449.29166667">
            <text:p>2455449.29</text:p>
          </table:table-cell>
          <table:table-cell table:style-name="ce9" table:formula="of:=([.F253]-2451545)/36525" office:value-type="float" office:value="0.106893680127762">
            <text:p>0.10689368</text:p>
          </table:table-cell>
          <table:table-cell/>
          <table:table-cell table:formula="of:=MOD(280.46646+[.G253]*(36000.76983+[.G253]*0.0003032);360)" office:value-type="float" office:value="168.721238025651">
            <text:p>168.72</text:p>
          </table:table-cell>
          <table:table-cell table:formula="of:=357.52911+[.G253]*(35999.05029-0.0001537*[.G253])" office:value-type="float" office:value="4205.60007484627">
            <text:p>4205.6</text:p>
          </table:table-cell>
          <table:table-cell table:formula="of:=0.016708634-[.G253]*(0.000042037+0.0000001267*[.G253])" office:value-type="float" office:value="0.0167041390626615">
            <text:p>0.02</text:p>
          </table:table-cell>
          <table:table-cell table:formula="of:=SIN(RADIANS([.J253]))*(1.914602-[.G253]*(0.004817+0.000014*[.G253]))+SIN(RADIANS(2*[.J253]))*(0.019993-0.000101*[.G253])+SIN(RADIANS(3*[.J253]))*0.000289" office:value-type="float" office:value="-1.72801032343811">
            <text:p>-1.73</text:p>
          </table:table-cell>
          <table:table-cell table:formula="of:=[.I253]+[.L253]" office:value-type="float" office:value="166.993227702212">
            <text:p>166.99</text:p>
          </table:table-cell>
          <table:table-cell table:formula="of:=[.J253]+[.L253]" office:value-type="float" office:value="4203.87206452283">
            <text:p>4203.87</text:p>
          </table:table-cell>
          <table:table-cell table:formula="of:=(1.000001018*(1-[.K253]*[.K253]))/(1+[.K253]*COS(RADIANS([.N253])))" office:value-type="float" office:value="1.00713056076956">
            <text:p>1.01</text:p>
          </table:table-cell>
          <table:table-cell table:formula="of:=[.M253]-0.00569-0.00478*SIN(RADIANS(125.04-1934.136*[.G253]))" office:value-type="float" office:value="166.992267718727">
            <text:p>166.99</text:p>
          </table:table-cell>
          <table:table-cell table:formula="of:=23+(26+((21.448-[.G253]*(46.815+[.G253]*(0.00059-[.G253]*0.001813))))/60)/60" office:value-type="float" office:value="23.4379010466216">
            <text:p>23.44</text:p>
          </table:table-cell>
          <table:table-cell table:formula="of:=[.Q253]+0.00256*COS(RADIANS(125.04-1934.136*[.G253]))" office:value-type="float" office:value="23.4382702927685">
            <text:p>23.44</text:p>
          </table:table-cell>
          <table:table-cell table:formula="of:=DEGREES(ATAN2(COS(RADIANS([.P253]));COS(RADIANS([.R253]))*SIN(RADIANS([.P253]))))" office:value-type="float" office:value="168.033283606205">
            <text:p>168.03</text:p>
          </table:table-cell>
          <table:table-cell table:formula="of:=DEGREES(ASIN(SIN(RADIANS([.R253]))*SIN(RADIANS([.P253]))))" office:value-type="float" office:value="5.13651232341062">
            <text:p>5.14</text:p>
          </table:table-cell>
          <table:table-cell table:formula="of:=TAN(RADIANS([.R253]/2))*TAN(RADIANS([.R253]/2))" office:value-type="float" office:value="0.0430306742896783">
            <text:p>0.04</text:p>
          </table:table-cell>
          <table:table-cell table:formula="of:=4*DEGREES([.U253]*SIN(2*RADIANS([.I253]))-2*[.K253]*SIN(RADIANS([.J253]))+4*[.K253]*[.U253]*SIN(RADIANS([.J253]))*COS(2*RADIANS([.I253]))-0.5*[.U253]*[.U253]*SIN(4*RADIANS([.I253]))-1.25*[.K253]*[.K253]*SIN(2*RADIANS([.J253])))" office:value-type="float" office:value="2.72564037249748">
            <text:p>2.73</text:p>
          </table:table-cell>
          <table:table-cell table:formula="of:=DEGREES(ACOS(COS(RADIANS(90.833))/(COS(RADIANS([.$B$2]))*COS(RADIANS([.T253])))-TAN(RADIANS([.$B$2]))*TAN(RADIANS([.T253]))))" office:value-type="float" office:value="95.4214660562632">
            <text:p>95.42</text:p>
          </table:table-cell>
          <table:table-cell table:style-name="ce7" table:formula="of:=(720-4*[.$B$3]-[.V253]+[.$B$4]*60)/1440" office:value-type="float" office:value="0.498107194185766">
            <text:p>11:57:16</text:p>
          </table:table-cell>
          <table:table-cell table:style-name="ce7" table:formula="of:=([.X253]*1440-[.W253]*4)/1440" office:value-type="float" office:value="0.233047566251701">
            <text:p>5:35:35</text:p>
          </table:table-cell>
          <table:table-cell table:style-name="ce7" table:formula="of:=([.X253]*1440+[.W253]*4)/1440" office:value-type="float" office:value="0.76316682211983">
            <text:p>18:18:58</text:p>
          </table:table-cell>
          <table:table-cell table:formula="of:=8*[.W253]" office:value-type="float" office:value="763.371728450106">
            <text:p>763.37</text:p>
          </table:table-cell>
          <table:table-cell table:formula="of:=MOD([.E253]*1440+[.V253]+4*[.$B$3]-60*[.$B$4];1440)" office:value-type="float" office:value="722.725640372497">
            <text:p>722.73</text:p>
          </table:table-cell>
          <table:table-cell table:formula="of:=IF([.AB253]/4&lt;0;[.AB253]/4+180;[.AB253]/4-180)" office:value-type="float" office:value="0.681410093124356">
            <text:p>0.68</text:p>
          </table:table-cell>
          <table:table-cell table:formula="of:=DEGREES(ACOS(SIN(RADIANS([.$B$2]))*SIN(RADIANS([.T253]))+COS(RADIANS([.$B$2]))*COS(RADIANS([.T253]))*COS(RADIANS([.AC253]))))" office:value-type="float" office:value="34.868895551095">
            <text:p>34.87</text:p>
          </table:table-cell>
          <table:table-cell table:formula="of:=90-[.AD253]" office:value-type="float" office:value="55.131104448905">
            <text:p>55.13</text:p>
          </table:table-cell>
          <table:table-cell table:formula="of:=IF([.AE253]&gt;85;0;IF([.AE253]&gt;5;58.1/TAN(RADIANS([.AE253]))-0.07/POWER(TAN(RADIANS([.AE253]));3)+0.000086/POWER(TAN(RADIANS([.AE253]));5);IF([.AE253]&gt;-0.575;1735+[.AE253]*(-518.2+[.AE253]*(103.4+[.AE253]*(-12.79+[.AE253]*0.711)));-20.772/TAN(RADIANS([.AE253])))))/3600" office:value-type="float" office:value="0.011239049993397">
            <text:p>0.01</text:p>
          </table:table-cell>
          <table:table-cell table:formula="of:=[.AE253]+[.AF253]" office:value-type="float" office:value="55.1423434988984">
            <text:p>55.14</text:p>
          </table:table-cell>
          <table:table-cell table:formula="of:=IF([.AC253]&gt;0;MOD(DEGREES(ACOS(((SIN(RADIANS([.$B$2]))*COS(RADIANS([.AD253])))-SIN(RADIANS([.T253])))/(COS(RADIANS([.$B$2]))*SIN(RADIANS([.AD253])))))+180;360);MOD(540-DEGREES(ACOS(((SIN(RADIANS([.$B$2]))*COS(RADIANS([.AD253])))-SIN(RADIANS([.T253])))/(COS(RADIANS([.$B$2]))*SIN(RADIANS([.AD253])))));360))" office:value-type="float" office:value="181.18717090868">
            <text:p>181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3]+1" office:value-type="date" office:date-value="2010-09-10">
            <text:p>9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4]+2415018.5+[.E254]-[.$B$4]/24" office:value-type="float" office:value="2455450.29166667">
            <text:p>2455450.29</text:p>
          </table:table-cell>
          <table:table-cell table:style-name="ce9" table:formula="of:=([.F254]-2451545)/36525" office:value-type="float" office:value="0.106921058635633">
            <text:p>0.10692106</text:p>
          </table:table-cell>
          <table:table-cell/>
          <table:table-cell table:formula="of:=MOD(280.46646+[.G254]*(36000.76983+[.G254]*0.0003032);360)" office:value-type="float" office:value="169.70688538759">
            <text:p>169.71</text:p>
          </table:table-cell>
          <table:table-cell table:formula="of:=357.52911+[.G254]*(35999.05029-0.0001537*[.G254])" office:value-type="float" office:value="4206.58567512709">
            <text:p>4206.59</text:p>
          </table:table-cell>
          <table:table-cell table:formula="of:=0.016708634-[.G254]*(0.000042037+0.0000001267*[.G254])" office:value-type="float" office:value="0.0167041379110094">
            <text:p>0.02</text:p>
          </table:table-cell>
          <table:table-cell table:formula="of:=SIN(RADIANS([.J254]))*(1.914602-[.G254]*(0.004817+0.000014*[.G254]))+SIN(RADIANS(2*[.J254]))*(0.019993-0.000101*[.G254])+SIN(RADIANS(3*[.J254]))*0.000289" office:value-type="float" office:value="-1.74180097777536">
            <text:p>-1.74</text:p>
          </table:table-cell>
          <table:table-cell table:formula="of:=[.I254]+[.L254]" office:value-type="float" office:value="167.965084409815">
            <text:p>167.97</text:p>
          </table:table-cell>
          <table:table-cell table:formula="of:=[.J254]+[.L254]" office:value-type="float" office:value="4204.84387414932">
            <text:p>4204.84</text:p>
          </table:table-cell>
          <table:table-cell table:formula="of:=(1.000001018*(1-[.K254]*[.K254]))/(1+[.K254]*COS(RADIANS([.N254])))" office:value-type="float" office:value="1.00687148195401">
            <text:p>1.01</text:p>
          </table:table-cell>
          <table:table-cell table:formula="of:=[.M254]-0.00569-0.00478*SIN(RADIANS(125.04-1934.136*[.G254]))" office:value-type="float" office:value="167.964125061512">
            <text:p>167.96</text:p>
          </table:table-cell>
          <table:table-cell table:formula="of:=23+(26+((21.448-[.G254]*(46.815+[.G254]*(0.00059-[.G254]*0.001813))))/60)/60" office:value-type="float" office:value="23.4379006905864">
            <text:p>23.44</text:p>
          </table:table-cell>
          <table:table-cell table:formula="of:=[.Q254]+0.00256*COS(RADIANS(125.04-1934.136*[.G254]))" office:value-type="float" office:value="23.4382675953201">
            <text:p>23.44</text:p>
          </table:table-cell>
          <table:table-cell table:formula="of:=DEGREES(ATAN2(COS(RADIANS([.P254]));COS(RADIANS([.R254]))*SIN(RADIANS([.P254]))))" office:value-type="float" office:value="168.931636331086">
            <text:p>168.93</text:p>
          </table:table-cell>
          <table:table-cell table:formula="of:=DEGREES(ASIN(SIN(RADIANS([.R254]))*SIN(RADIANS([.P254]))))" office:value-type="float" office:value="4.75773285956325">
            <text:p>4.76</text:p>
          </table:table-cell>
          <table:table-cell table:formula="of:=TAN(RADIANS([.R254]/2))*TAN(RADIANS([.R254]/2))" office:value-type="float" office:value="0.0430306641033741">
            <text:p>0.04</text:p>
          </table:table-cell>
          <table:table-cell table:formula="of:=4*DEGREES([.U254]*SIN(2*RADIANS([.I254]))-2*[.K254]*SIN(RADIANS([.J254]))+4*[.K254]*[.U254]*SIN(RADIANS([.J254]))*COS(2*RADIANS([.I254]))-0.5*[.U254]*[.U254]*SIN(4*RADIANS([.I254]))-1.25*[.K254]*[.K254]*SIN(2*RADIANS([.J254])))" office:value-type="float" office:value="3.07384386369933">
            <text:p>3.07</text:p>
          </table:table-cell>
          <table:table-cell table:formula="of:=DEGREES(ACOS(COS(RADIANS(90.833))/(COS(RADIANS([.$B$2]))*COS(RADIANS([.T254])))-TAN(RADIANS([.$B$2]))*TAN(RADIANS([.T254]))))" office:value-type="float" office:value="95.0992678412547">
            <text:p>95.1</text:p>
          </table:table-cell>
          <table:table-cell table:style-name="ce7" table:formula="of:=(720-4*[.$B$3]-[.V254]+[.$B$4]*60)/1440" office:value-type="float" office:value="0.497865386205764">
            <text:p>11:56:56</text:p>
          </table:table-cell>
          <table:table-cell table:style-name="ce7" table:formula="of:=([.X254]*1440-[.W254]*4)/1440" office:value-type="float" office:value="0.23370075331339">
            <text:p>5:36:32</text:p>
          </table:table-cell>
          <table:table-cell table:style-name="ce7" table:formula="of:=([.X254]*1440+[.W254]*4)/1440" office:value-type="float" office:value="0.762030019098139">
            <text:p>18:17:19</text:p>
          </table:table-cell>
          <table:table-cell table:formula="of:=8*[.W254]" office:value-type="float" office:value="760.794142730038">
            <text:p>760.79</text:p>
          </table:table-cell>
          <table:table-cell table:formula="of:=MOD([.E254]*1440+[.V254]+4*[.$B$3]-60*[.$B$4];1440)" office:value-type="float" office:value="723.073843863699">
            <text:p>723.07</text:p>
          </table:table-cell>
          <table:table-cell table:formula="of:=IF([.AB254]/4&lt;0;[.AB254]/4+180;[.AB254]/4-180)" office:value-type="float" office:value="0.768460965924845">
            <text:p>0.77</text:p>
          </table:table-cell>
          <table:table-cell table:formula="of:=DEGREES(ACOS(SIN(RADIANS([.$B$2]))*SIN(RADIANS([.T254]))+COS(RADIANS([.$B$2]))*COS(RADIANS([.T254]))*COS(RADIANS([.AC254]))))" office:value-type="float" office:value="35.2490842571664">
            <text:p>35.25</text:p>
          </table:table-cell>
          <table:table-cell table:formula="of:=90-[.AD254]" office:value-type="float" office:value="54.7509157428336">
            <text:p>54.75</text:p>
          </table:table-cell>
          <table:table-cell table:formula="of:=IF([.AE254]&gt;85;0;IF([.AE254]&gt;5;58.1/TAN(RADIANS([.AE254]))-0.07/POWER(TAN(RADIANS([.AE254]));3)+0.000086/POWER(TAN(RADIANS([.AE254]));5);IF([.AE254]&gt;-0.575;1735+[.AE254]*(-518.2+[.AE254]*(103.4+[.AE254]*(-12.79+[.AE254]*0.711)));-20.772/TAN(RADIANS([.AE254])))))/3600" office:value-type="float" office:value="0.0113985934613971">
            <text:p>0.01</text:p>
          </table:table-cell>
          <table:table-cell table:formula="of:=[.AE254]+[.AF254]" office:value-type="float" office:value="54.762314336295">
            <text:p>54.76</text:p>
          </table:table-cell>
          <table:table-cell table:formula="of:=IF([.AC254]&gt;0;MOD(DEGREES(ACOS(((SIN(RADIANS([.$B$2]))*COS(RADIANS([.AD254])))-SIN(RADIANS([.T254])))/(COS(RADIANS([.$B$2]))*SIN(RADIANS([.AD254])))))+180;360);MOD(540-DEGREES(ACOS(((SIN(RADIANS([.$B$2]))*COS(RADIANS([.AD254])))-SIN(RADIANS([.T254])))/(COS(RADIANS([.$B$2]))*SIN(RADIANS([.AD254])))));360))" office:value-type="float" office:value="181.327007372029">
            <text:p>181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4]+1" office:value-type="date" office:date-value="2010-09-11">
            <text:p>9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5]+2415018.5+[.E255]-[.$B$4]/24" office:value-type="float" office:value="2455451.29166667">
            <text:p>2455451.29</text:p>
          </table:table-cell>
          <table:table-cell table:style-name="ce9" table:formula="of:=([.F255]-2451545)/36525" office:value-type="float" office:value="0.106948437143505">
            <text:p>0.10694844</text:p>
          </table:table-cell>
          <table:table-cell/>
          <table:table-cell table:formula="of:=MOD(280.46646+[.G255]*(36000.76983+[.G255]*0.0003032);360)" office:value-type="float" office:value="170.692532749529">
            <text:p>170.69</text:p>
          </table:table-cell>
          <table:table-cell table:formula="of:=357.52911+[.G255]*(35999.05029-0.0001537*[.G255])" office:value-type="float" office:value="4207.57127540792">
            <text:p>4207.57</text:p>
          </table:table-cell>
          <table:table-cell table:formula="of:=0.016708634-[.G255]*(0.000042037+0.0000001267*[.G255])" office:value-type="float" office:value="0.0167041367593572">
            <text:p>0.02</text:p>
          </table:table-cell>
          <table:table-cell table:formula="of:=SIN(RADIANS([.J255]))*(1.914602-[.G255]*(0.004817+0.000014*[.G255]))+SIN(RADIANS(2*[.J255]))*(0.019993-0.000101*[.G255])+SIN(RADIANS(3*[.J255]))*0.000289" office:value-type="float" office:value="-1.75508939705081">
            <text:p>-1.76</text:p>
          </table:table-cell>
          <table:table-cell table:formula="of:=[.I255]+[.L255]" office:value-type="float" office:value="168.937443352478">
            <text:p>168.94</text:p>
          </table:table-cell>
          <table:table-cell table:formula="of:=[.J255]+[.L255]" office:value-type="float" office:value="4205.81618601087">
            <text:p>4205.82</text:p>
          </table:table-cell>
          <table:table-cell table:formula="of:=(1.000001018*(1-[.K255]*[.K255]))/(1+[.K255]*COS(RADIANS([.N255])))" office:value-type="float" office:value="1.00661033066083">
            <text:p>1.01</text:p>
          </table:table-cell>
          <table:table-cell table:formula="of:=[.M255]-0.00569-0.00478*SIN(RADIANS(125.04-1934.136*[.G255]))" office:value-type="float" office:value="168.936484635319">
            <text:p>168.94</text:p>
          </table:table-cell>
          <table:table-cell table:formula="of:=23+(26+((21.448-[.G255]*(46.815+[.G255]*(0.00059-[.G255]*0.001813))))/60)/60" office:value-type="float" office:value="23.4379003345513">
            <text:p>23.44</text:p>
          </table:table-cell>
          <table:table-cell table:formula="of:=[.Q255]+0.00256*COS(RADIANS(125.04-1934.136*[.G255]))" office:value-type="float" office:value="23.4382648975584">
            <text:p>23.44</text:p>
          </table:table-cell>
          <table:table-cell table:formula="of:=DEGREES(ATAN2(COS(RADIANS([.P255]));COS(RADIANS([.R255]))*SIN(RADIANS([.P255]))))" office:value-type="float" office:value="169.829463042964">
            <text:p>169.83</text:p>
          </table:table-cell>
          <table:table-cell table:formula="of:=DEGREES(ASIN(SIN(RADIANS([.R255]))*SIN(RADIANS([.P255]))))" office:value-type="float" office:value="4.37759389373798">
            <text:p>4.38</text:p>
          </table:table-cell>
          <table:table-cell table:formula="of:=TAN(RADIANS([.R255]/2))*TAN(RADIANS([.R255]/2))" office:value-type="float" office:value="0.0430306539158877">
            <text:p>0.04</text:p>
          </table:table-cell>
          <table:table-cell table:formula="of:=4*DEGREES([.U255]*SIN(2*RADIANS([.I255]))-2*[.K255]*SIN(RADIANS([.J255]))+4*[.K255]*[.U255]*SIN(RADIANS([.J255]))*COS(2*RADIANS([.I255]))-0.5*[.U255]*[.U255]*SIN(4*RADIANS([.I255]))-1.25*[.K255]*[.K255]*SIN(2*RADIANS([.J255])))" office:value-type="float" office:value="3.42420884244389">
            <text:p>3.42</text:p>
          </table:table-cell>
          <table:table-cell table:formula="of:=DEGREES(ACOS(COS(RADIANS(90.833))/(COS(RADIANS([.$B$2]))*COS(RADIANS([.T255])))-TAN(RADIANS([.$B$2]))*TAN(RADIANS([.T255]))))" office:value-type="float" office:value="94.7764797341994">
            <text:p>94.78</text:p>
          </table:table-cell>
          <table:table-cell table:style-name="ce7" table:formula="of:=(720-4*[.$B$3]-[.V255]+[.$B$4]*60)/1440" office:value-type="float" office:value="0.497622077192747">
            <text:p>11:56:35</text:p>
          </table:table-cell>
          <table:table-cell table:style-name="ce7" table:formula="of:=([.X255]*1440-[.W255]*4)/1440" office:value-type="float" office:value="0.234354077931082">
            <text:p>5:37:28</text:p>
          </table:table-cell>
          <table:table-cell table:style-name="ce7" table:formula="of:=([.X255]*1440+[.W255]*4)/1440" office:value-type="float" office:value="0.760890076454412">
            <text:p>18:15:41</text:p>
          </table:table-cell>
          <table:table-cell table:formula="of:=8*[.W255]" office:value-type="float" office:value="758.211837873595">
            <text:p>758.21</text:p>
          </table:table-cell>
          <table:table-cell table:formula="of:=MOD([.E255]*1440+[.V255]+4*[.$B$3]-60*[.$B$4];1440)" office:value-type="float" office:value="723.424208842444">
            <text:p>723.42</text:p>
          </table:table-cell>
          <table:table-cell table:formula="of:=IF([.AB255]/4&lt;0;[.AB255]/4+180;[.AB255]/4-180)" office:value-type="float" office:value="0.856052210610983">
            <text:p>0.86</text:p>
          </table:table-cell>
          <table:table-cell table:formula="of:=DEGREES(ACOS(SIN(RADIANS([.$B$2]))*SIN(RADIANS([.T255]))+COS(RADIANS([.$B$2]))*COS(RADIANS([.T255]))*COS(RADIANS([.AC255]))))" office:value-type="float" office:value="35.6307916016587">
            <text:p>35.63</text:p>
          </table:table-cell>
          <table:table-cell table:formula="of:=90-[.AD255]" office:value-type="float" office:value="54.3692083983413">
            <text:p>54.37</text:p>
          </table:table-cell>
          <table:table-cell table:formula="of:=IF([.AE255]&gt;85;0;IF([.AE255]&gt;5;58.1/TAN(RADIANS([.AE255]))-0.07/POWER(TAN(RADIANS([.AE255]));3)+0.000086/POWER(TAN(RADIANS([.AE255]));5);IF([.AE255]&gt;-0.575;1735+[.AE255]*(-518.2+[.AE255]*(103.4+[.AE255]*(-12.79+[.AE255]*0.711)));-20.772/TAN(RADIANS([.AE255])))))/3600" office:value-type="float" office:value="0.0115602784405527">
            <text:p>0.01</text:p>
          </table:table-cell>
          <table:table-cell table:formula="of:=[.AE255]+[.AF255]" office:value-type="float" office:value="54.3807686767818">
            <text:p>54.38</text:p>
          </table:table-cell>
          <table:table-cell table:formula="of:=IF([.AC255]&gt;0;MOD(DEGREES(ACOS(((SIN(RADIANS([.$B$2]))*COS(RADIANS([.AD255])))-SIN(RADIANS([.T255])))/(COS(RADIANS([.$B$2]))*SIN(RADIANS([.AD255])))))+180;360);MOD(540-DEGREES(ACOS(((SIN(RADIANS([.$B$2]))*COS(RADIANS([.AD255])))-SIN(RADIANS([.T255])))/(COS(RADIANS([.$B$2]))*SIN(RADIANS([.AD255])))));360))" office:value-type="float" office:value="181.465284824058">
            <text:p>181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5]+1" office:value-type="date" office:date-value="2010-09-12">
            <text:p>9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6]+2415018.5+[.E256]-[.$B$4]/24" office:value-type="float" office:value="2455452.29166667">
            <text:p>2455452.29</text:p>
          </table:table-cell>
          <table:table-cell table:style-name="ce9" table:formula="of:=([.F256]-2451545)/36525" office:value-type="float" office:value="0.106975815651376">
            <text:p>0.10697582</text:p>
          </table:table-cell>
          <table:table-cell/>
          <table:table-cell table:formula="of:=MOD(280.46646+[.G256]*(36000.76983+[.G256]*0.0003032);360)" office:value-type="float" office:value="171.678180111469">
            <text:p>171.68</text:p>
          </table:table-cell>
          <table:table-cell table:formula="of:=357.52911+[.G256]*(35999.05029-0.0001537*[.G256])" office:value-type="float" office:value="4208.55687568874">
            <text:p>4208.56</text:p>
          </table:table-cell>
          <table:table-cell table:formula="of:=0.016708634-[.G256]*(0.000042037+0.0000001267*[.G256])" office:value-type="float" office:value="0.0167041356077048">
            <text:p>0.02</text:p>
          </table:table-cell>
          <table:table-cell table:formula="of:=SIN(RADIANS([.J256]))*(1.914602-[.G256]*(0.004817+0.000014*[.G256]))+SIN(RADIANS(2*[.J256]))*(0.019993-0.000101*[.G256])+SIN(RADIANS(3*[.J256]))*0.000289" office:value-type="float" office:value="-1.76787125711328">
            <text:p>-1.77</text:p>
          </table:table-cell>
          <table:table-cell table:formula="of:=[.I256]+[.L256]" office:value-type="float" office:value="169.910308854356">
            <text:p>169.91</text:p>
          </table:table-cell>
          <table:table-cell table:formula="of:=[.J256]+[.L256]" office:value-type="float" office:value="4206.78900443163">
            <text:p>4206.79</text:p>
          </table:table-cell>
          <table:table-cell table:formula="of:=(1.000001018*(1-[.K256]*[.K256]))/(1+[.K256]*COS(RADIANS([.N256])))" office:value-type="float" office:value="1.00634718103993">
            <text:p>1.01</text:p>
          </table:table-cell>
          <table:table-cell table:formula="of:=[.M256]-0.00569-0.00478*SIN(RADIANS(125.04-1934.136*[.G256]))" office:value-type="float" office:value="169.909350764297">
            <text:p>169.91</text:p>
          </table:table-cell>
          <table:table-cell table:formula="of:=23+(26+((21.448-[.G256]*(46.815+[.G256]*(0.00059-[.G256]*0.001813))))/60)/60" office:value-type="float" office:value="23.4378999785161">
            <text:p>23.44</text:p>
          </table:table-cell>
          <table:table-cell table:formula="of:=[.Q256]+0.00256*COS(RADIANS(125.04-1934.136*[.G256]))" office:value-type="float" office:value="23.4382621994852">
            <text:p>23.44</text:p>
          </table:table-cell>
          <table:table-cell table:formula="of:=DEGREES(ATAN2(COS(RADIANS([.P256]));COS(RADIANS([.R256]))*SIN(RADIANS([.P256]))))" office:value-type="float" office:value="170.726844008835">
            <text:p>170.73</text:p>
          </table:table-cell>
          <table:table-cell table:formula="of:=DEGREES(ASIN(SIN(RADIANS([.R256]))*SIN(RADIANS([.P256]))))" office:value-type="float" office:value="3.99618652633932">
            <text:p>4</text:p>
          </table:table-cell>
          <table:table-cell table:formula="of:=TAN(RADIANS([.R256]/2))*TAN(RADIANS([.R256]/2))" office:value-type="float" office:value="0.0430306437272267">
            <text:p>0.04</text:p>
          </table:table-cell>
          <table:table-cell table:formula="of:=4*DEGREES([.U256]*SIN(2*RADIANS([.I256]))-2*[.K256]*SIN(RADIANS([.J256]))+4*[.K256]*[.U256]*SIN(RADIANS([.J256]))*COS(2*RADIANS([.I256]))-0.5*[.U256]*[.U256]*SIN(4*RADIANS([.I256]))-1.25*[.K256]*[.K256]*SIN(2*RADIANS([.J256])))" office:value-type="float" office:value="3.77642358235355">
            <text:p>3.78</text:p>
          </table:table-cell>
          <table:table-cell table:formula="of:=DEGREES(ACOS(COS(RADIANS(90.833))/(COS(RADIANS([.$B$2]))*COS(RADIANS([.T256])))-TAN(RADIANS([.$B$2]))*TAN(RADIANS([.T256]))))" office:value-type="float" office:value="94.4531446935754">
            <text:p>94.45</text:p>
          </table:table-cell>
          <table:table-cell table:style-name="ce7" table:formula="of:=(720-4*[.$B$3]-[.V256]+[.$B$4]*60)/1440" office:value-type="float" office:value="0.497377483623366">
            <text:p>11:56:13</text:p>
          </table:table-cell>
          <table:table-cell table:style-name="ce7" table:formula="of:=([.X256]*1440-[.W256]*4)/1440" office:value-type="float" office:value="0.235007637252323">
            <text:p>5:38:25</text:p>
          </table:table-cell>
          <table:table-cell table:style-name="ce7" table:formula="of:=([.X256]*1440+[.W256]*4)/1440" office:value-type="float" office:value="0.759747329994408">
            <text:p>18:14:02</text:p>
          </table:table-cell>
          <table:table-cell table:formula="of:=8*[.W256]" office:value-type="float" office:value="755.625157548603">
            <text:p>755.63</text:p>
          </table:table-cell>
          <table:table-cell table:formula="of:=MOD([.E256]*1440+[.V256]+4*[.$B$3]-60*[.$B$4];1440)" office:value-type="float" office:value="723.776423582354">
            <text:p>723.78</text:p>
          </table:table-cell>
          <table:table-cell table:formula="of:=IF([.AB256]/4&lt;0;[.AB256]/4+180;[.AB256]/4-180)" office:value-type="float" office:value="0.944105895588393">
            <text:p>0.94</text:p>
          </table:table-cell>
          <table:table-cell table:formula="of:=DEGREES(ACOS(SIN(RADIANS([.$B$2]))*SIN(RADIANS([.T256]))+COS(RADIANS([.$B$2]))*COS(RADIANS([.T256]))*COS(RADIANS([.AC256]))))" office:value-type="float" office:value="36.0139237854094">
            <text:p>36.01</text:p>
          </table:table-cell>
          <table:table-cell table:formula="of:=90-[.AD256]" office:value-type="float" office:value="53.9860762145906">
            <text:p>53.99</text:p>
          </table:table-cell>
          <table:table-cell table:formula="of:=IF([.AE256]&gt;85;0;IF([.AE256]&gt;5;58.1/TAN(RADIANS([.AE256]))-0.07/POWER(TAN(RADIANS([.AE256]));3)+0.000086/POWER(TAN(RADIANS([.AE256]));5);IF([.AE256]&gt;-0.575;1735+[.AE256]*(-518.2+[.AE256]*(103.4+[.AE256]*(-12.79+[.AE256]*0.711)));-20.772/TAN(RADIANS([.AE256])))))/3600" office:value-type="float" office:value="0.0117241186421529">
            <text:p>0.01</text:p>
          </table:table-cell>
          <table:table-cell table:formula="of:=[.AE256]+[.AF256]" office:value-type="float" office:value="53.9978003332327">
            <text:p>54</text:p>
          </table:table-cell>
          <table:table-cell table:formula="of:=IF([.AC256]&gt;0;MOD(DEGREES(ACOS(((SIN(RADIANS([.$B$2]))*COS(RADIANS([.AD256])))-SIN(RADIANS([.T256])))/(COS(RADIANS([.$B$2]))*SIN(RADIANS([.AD256])))))+180;360);MOD(540-DEGREES(ACOS(((SIN(RADIANS([.$B$2]))*COS(RADIANS([.AD256])))-SIN(RADIANS([.T256])))/(COS(RADIANS([.$B$2]))*SIN(RADIANS([.AD256])))));360))" office:value-type="float" office:value="181.601904183765">
            <text:p>181.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6]+1" office:value-type="date" office:date-value="2010-09-13">
            <text:p>9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7]+2415018.5+[.E257]-[.$B$4]/24" office:value-type="float" office:value="2455453.29166667">
            <text:p>2455453.29</text:p>
          </table:table-cell>
          <table:table-cell table:style-name="ce9" table:formula="of:=([.F257]-2451545)/36525" office:value-type="float" office:value="0.107003194159247">
            <text:p>0.10700319</text:p>
          </table:table-cell>
          <table:table-cell/>
          <table:table-cell table:formula="of:=MOD(280.46646+[.G257]*(36000.76983+[.G257]*0.0003032);360)" office:value-type="float" office:value="172.663827473411">
            <text:p>172.66</text:p>
          </table:table-cell>
          <table:table-cell table:formula="of:=357.52911+[.G257]*(35999.05029-0.0001537*[.G257])" office:value-type="float" office:value="4209.54247596957">
            <text:p>4209.54</text:p>
          </table:table-cell>
          <table:table-cell table:formula="of:=0.016708634-[.G257]*(0.000042037+0.0000001267*[.G257])" office:value-type="float" office:value="0.0167041344560522">
            <text:p>0.02</text:p>
          </table:table-cell>
          <table:table-cell table:formula="of:=SIN(RADIANS([.J257]))*(1.914602-[.G257]*(0.004817+0.000014*[.G257]))+SIN(RADIANS(2*[.J257]))*(0.019993-0.000101*[.G257])+SIN(RADIANS(3*[.J257]))*0.000289" office:value-type="float" office:value="-1.78014236819411">
            <text:p>-1.78</text:p>
          </table:table-cell>
          <table:table-cell table:formula="of:=[.I257]+[.L257]" office:value-type="float" office:value="170.883685105216">
            <text:p>170.88</text:p>
          </table:table-cell>
          <table:table-cell table:formula="of:=[.J257]+[.L257]" office:value-type="float" office:value="4207.76233360137">
            <text:p>4207.76</text:p>
          </table:table-cell>
          <table:table-cell table:formula="of:=(1.000001018*(1-[.K257]*[.K257]))/(1+[.K257]*COS(RADIANS([.N257])))" office:value-type="float" office:value="1.00608210792619">
            <text:p>1.01</text:p>
          </table:table-cell>
          <table:table-cell table:formula="of:=[.M257]-0.00569-0.00478*SIN(RADIANS(125.04-1934.136*[.G257]))" office:value-type="float" office:value="170.882727638217">
            <text:p>170.88</text:p>
          </table:table-cell>
          <table:table-cell table:formula="of:=23+(26+((21.448-[.G257]*(46.815+[.G257]*(0.00059-[.G257]*0.001813))))/60)/60" office:value-type="float" office:value="23.4378996224809">
            <text:p>23.44</text:p>
          </table:table-cell>
          <table:table-cell table:formula="of:=[.Q257]+0.00256*COS(RADIANS(125.04-1934.136*[.G257]))" office:value-type="float" office:value="23.4382595011026">
            <text:p>23.44</text:p>
          </table:table-cell>
          <table:table-cell table:formula="of:=DEGREES(ATAN2(COS(RADIANS([.P257]));COS(RADIANS([.R257]))*SIN(RADIANS([.P257]))))" office:value-type="float" office:value="171.623860180556">
            <text:p>171.62</text:p>
          </table:table-cell>
          <table:table-cell table:formula="of:=DEGREES(ASIN(SIN(RADIANS([.R257]))*SIN(RADIANS([.P257]))))" office:value-type="float" office:value="3.61360207051365">
            <text:p>3.61</text:p>
          </table:table-cell>
          <table:table-cell table:formula="of:=TAN(RADIANS([.R257]/2))*TAN(RADIANS([.R257]/2))" office:value-type="float" office:value="0.0430306335373987">
            <text:p>0.04</text:p>
          </table:table-cell>
          <table:table-cell table:formula="of:=4*DEGREES([.U257]*SIN(2*RADIANS([.I257]))-2*[.K257]*SIN(RADIANS([.J257]))+4*[.K257]*[.U257]*SIN(RADIANS([.J257]))*COS(2*RADIANS([.I257]))-0.5*[.U257]*[.U257]*SIN(4*RADIANS([.I257]))-1.25*[.K257]*[.K257]*SIN(2*RADIANS([.J257])))" office:value-type="float" office:value="4.13017357296006">
            <text:p>4.13</text:p>
          </table:table-cell>
          <table:table-cell table:formula="of:=DEGREES(ACOS(COS(RADIANS(90.833))/(COS(RADIANS([.$B$2]))*COS(RADIANS([.T257])))-TAN(RADIANS([.$B$2]))*TAN(RADIANS([.T257]))))" office:value-type="float" office:value="94.1293048678064">
            <text:p>94.13</text:p>
          </table:table-cell>
          <table:table-cell table:style-name="ce7" table:formula="of:=(720-4*[.$B$3]-[.V257]+[.$B$4]*60)/1440" office:value-type="float" office:value="0.497131823907667">
            <text:p>11:55:52</text:p>
          </table:table-cell>
          <table:table-cell table:style-name="ce7" table:formula="of:=([.X257]*1440-[.W257]*4)/1440" office:value-type="float" office:value="0.235661532608204">
            <text:p>5:39:21</text:p>
          </table:table-cell>
          <table:table-cell table:style-name="ce7" table:formula="of:=([.X257]*1440+[.W257]*4)/1440" office:value-type="float" office:value="0.758602115207129">
            <text:p>18:12:23</text:p>
          </table:table-cell>
          <table:table-cell table:formula="of:=8*[.W257]" office:value-type="float" office:value="753.034438942451">
            <text:p>753.03</text:p>
          </table:table-cell>
          <table:table-cell table:formula="of:=MOD([.E257]*1440+[.V257]+4*[.$B$3]-60*[.$B$4];1440)" office:value-type="float" office:value="724.13017357296">
            <text:p>724.13</text:p>
          </table:table-cell>
          <table:table-cell table:formula="of:=IF([.AB257]/4&lt;0;[.AB257]/4+180;[.AB257]/4-180)" office:value-type="float" office:value="1.03254339324002">
            <text:p>1.03</text:p>
          </table:table-cell>
          <table:table-cell table:formula="of:=DEGREES(ACOS(SIN(RADIANS([.$B$2]))*SIN(RADIANS([.T257]))+COS(RADIANS([.$B$2]))*COS(RADIANS([.T257]))*COS(RADIANS([.AC257]))))" office:value-type="float" office:value="36.3983862610943">
            <text:p>36.4</text:p>
          </table:table-cell>
          <table:table-cell table:formula="of:=90-[.AD257]" office:value-type="float" office:value="53.6016137389057">
            <text:p>53.6</text:p>
          </table:table-cell>
          <table:table-cell table:formula="of:=IF([.AE257]&gt;85;0;IF([.AE257]&gt;5;58.1/TAN(RADIANS([.AE257]))-0.07/POWER(TAN(RADIANS([.AE257]));3)+0.000086/POWER(TAN(RADIANS([.AE257]));5);IF([.AE257]&gt;-0.575;1735+[.AE257]*(-518.2+[.AE257]*(103.4+[.AE257]*(-12.79+[.AE257]*0.711)));-20.772/TAN(RADIANS([.AE257])))))/3600" office:value-type="float" office:value="0.0118901277791305">
            <text:p>0.01</text:p>
          </table:table-cell>
          <table:table-cell table:formula="of:=[.AE257]+[.AF257]" office:value-type="float" office:value="53.6135038666848">
            <text:p>53.61</text:p>
          </table:table-cell>
          <table:table-cell table:formula="of:=IF([.AC257]&gt;0;MOD(DEGREES(ACOS(((SIN(RADIANS([.$B$2]))*COS(RADIANS([.AD257])))-SIN(RADIANS([.T257])))/(COS(RADIANS([.$B$2]))*SIN(RADIANS([.AD257])))))+180;360);MOD(540-DEGREES(ACOS(((SIN(RADIANS([.$B$2]))*COS(RADIANS([.AD257])))-SIN(RADIANS([.T257])))/(COS(RADIANS([.$B$2]))*SIN(RADIANS([.AD257])))));360))" office:value-type="float" office:value="181.736769624722">
            <text:p>181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7]+1" office:value-type="date" office:date-value="2010-09-14">
            <text:p>9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8]+2415018.5+[.E258]-[.$B$4]/24" office:value-type="float" office:value="2455454.29166667">
            <text:p>2455454.29</text:p>
          </table:table-cell>
          <table:table-cell table:style-name="ce9" table:formula="of:=([.F258]-2451545)/36525" office:value-type="float" office:value="0.107030572667119">
            <text:p>0.10703057</text:p>
          </table:table-cell>
          <table:table-cell/>
          <table:table-cell table:formula="of:=MOD(280.46646+[.G258]*(36000.76983+[.G258]*0.0003032);360)" office:value-type="float" office:value="173.649474835352">
            <text:p>173.65</text:p>
          </table:table-cell>
          <table:table-cell table:formula="of:=357.52911+[.G258]*(35999.05029-0.0001537*[.G258])" office:value-type="float" office:value="4210.52807625039">
            <text:p>4210.53</text:p>
          </table:table-cell>
          <table:table-cell table:formula="of:=0.016708634-[.G258]*(0.000042037+0.0000001267*[.G258])" office:value-type="float" office:value="0.0167041333043994">
            <text:p>0.02</text:p>
          </table:table-cell>
          <table:table-cell table:formula="of:=SIN(RADIANS([.J258]))*(1.914602-[.G258]*(0.004817+0.000014*[.G258]))+SIN(RADIANS(2*[.J258]))*(0.019993-0.000101*[.G258])+SIN(RADIANS(3*[.J258]))*0.000289" office:value-type="float" office:value="-1.79189867658188">
            <text:p>-1.79</text:p>
          </table:table-cell>
          <table:table-cell table:formula="of:=[.I258]+[.L258]" office:value-type="float" office:value="171.85757615877">
            <text:p>171.86</text:p>
          </table:table-cell>
          <table:table-cell table:formula="of:=[.J258]+[.L258]" office:value-type="float" office:value="4208.73617757381">
            <text:p>4208.74</text:p>
          </table:table-cell>
          <table:table-cell table:formula="of:=(1.000001018*(1-[.K258]*[.K258]))/(1+[.K258]*COS(RADIANS([.N258])))" office:value-type="float" office:value="1.00581518682107">
            <text:p>1.01</text:p>
          </table:table-cell>
          <table:table-cell table:formula="of:=[.M258]-0.00569-0.00478*SIN(RADIANS(125.04-1934.136*[.G258]))" office:value-type="float" office:value="171.856619310787">
            <text:p>171.86</text:p>
          </table:table-cell>
          <table:table-cell table:formula="of:=23+(26+((21.448-[.G258]*(46.815+[.G258]*(0.00059-[.G258]*0.001813))))/60)/60" office:value-type="float" office:value="23.4378992664458">
            <text:p>23.44</text:p>
          </table:table-cell>
          <table:table-cell table:formula="of:=[.Q258]+0.00256*COS(RADIANS(125.04-1934.136*[.G258]))" office:value-type="float" office:value="23.4382568024126">
            <text:p>23.44</text:p>
          </table:table-cell>
          <table:table-cell table:formula="of:=DEGREES(ATAN2(COS(RADIANS([.P258]));COS(RADIANS([.R258]))*SIN(RADIANS([.P258]))))" office:value-type="float" office:value="172.520593146118">
            <text:p>172.52</text:p>
          </table:table-cell>
          <table:table-cell table:formula="of:=DEGREES(ASIN(SIN(RADIANS([.R258]))*SIN(RADIANS([.P258]))))" office:value-type="float" office:value="3.22993206529512">
            <text:p>3.23</text:p>
          </table:table-cell>
          <table:table-cell table:formula="of:=TAN(RADIANS([.R258]/2))*TAN(RADIANS([.R258]/2))" office:value-type="float" office:value="0.0430306233464111">
            <text:p>0.04</text:p>
          </table:table-cell>
          <table:table-cell table:formula="of:=4*DEGREES([.U258]*SIN(2*RADIANS([.I258]))-2*[.K258]*SIN(RADIANS([.J258]))+4*[.K258]*[.U258]*SIN(RADIANS([.J258]))*COS(2*RADIANS([.I258]))-0.5*[.U258]*[.U258]*SIN(4*RADIANS([.I258]))-1.25*[.K258]*[.K258]*SIN(2*RADIANS([.J258])))" office:value-type="float" office:value="4.48514163602742">
            <text:p>4.49</text:p>
          </table:table-cell>
          <table:table-cell table:formula="of:=DEGREES(ACOS(COS(RADIANS(90.833))/(COS(RADIANS([.$B$2]))*COS(RADIANS([.T258])))-TAN(RADIANS([.$B$2]))*TAN(RADIANS([.T258]))))" office:value-type="float" office:value="93.8050016759948">
            <text:p>93.81</text:p>
          </table:table-cell>
          <table:table-cell table:style-name="ce7" table:formula="of:=(720-4*[.$B$3]-[.V258]+[.$B$4]*60)/1440" office:value-type="float" office:value="0.496885318308314">
            <text:p>11:55:31</text:p>
          </table:table-cell>
          <table:table-cell table:style-name="ce7" table:formula="of:=([.X258]*1440-[.W258]*4)/1440" office:value-type="float" office:value="0.236315869208329">
            <text:p>5:40:18</text:p>
          </table:table-cell>
          <table:table-cell table:style-name="ce7" table:formula="of:=([.X258]*1440+[.W258]*4)/1440" office:value-type="float" office:value="0.7574547674083">
            <text:p>18:10:44</text:p>
          </table:table-cell>
          <table:table-cell table:formula="of:=8*[.W258]" office:value-type="float" office:value="750.440013407959">
            <text:p>750.44</text:p>
          </table:table-cell>
          <table:table-cell table:formula="of:=MOD([.E258]*1440+[.V258]+4*[.$B$3]-60*[.$B$4];1440)" office:value-type="float" office:value="724.485141636027">
            <text:p>724.49</text:p>
          </table:table-cell>
          <table:table-cell table:formula="of:=IF([.AB258]/4&lt;0;[.AB258]/4+180;[.AB258]/4-180)" office:value-type="float" office:value="1.12128540900684">
            <text:p>1.12</text:p>
          </table:table-cell>
          <table:table-cell table:formula="of:=DEGREES(ACOS(SIN(RADIANS([.$B$2]))*SIN(RADIANS([.T258]))+COS(RADIANS([.$B$2]))*COS(RADIANS([.T258]))*COS(RADIANS([.AC258]))))" office:value-type="float" office:value="36.7840837323312">
            <text:p>36.78</text:p>
          </table:table-cell>
          <table:table-cell table:formula="of:=90-[.AD258]" office:value-type="float" office:value="53.2159162676688">
            <text:p>53.22</text:p>
          </table:table-cell>
          <table:table-cell table:formula="of:=IF([.AE258]&gt;85;0;IF([.AE258]&gt;5;58.1/TAN(RADIANS([.AE258]))-0.07/POWER(TAN(RADIANS([.AE258]));3)+0.000086/POWER(TAN(RADIANS([.AE258]));5);IF([.AE258]&gt;-0.575;1735+[.AE258]*(-518.2+[.AE258]*(103.4+[.AE258]*(-12.79+[.AE258]*0.711)));-20.772/TAN(RADIANS([.AE258])))))/3600" office:value-type="float" office:value="0.0120583195228817">
            <text:p>0.01</text:p>
          </table:table-cell>
          <table:table-cell table:formula="of:=[.AE258]+[.AF258]" office:value-type="float" office:value="53.2279745871917">
            <text:p>53.23</text:p>
          </table:table-cell>
          <table:table-cell table:formula="of:=IF([.AC258]&gt;0;MOD(DEGREES(ACOS(((SIN(RADIANS([.$B$2]))*COS(RADIANS([.AD258])))-SIN(RADIANS([.T258])))/(COS(RADIANS([.$B$2]))*SIN(RADIANS([.AD258])))))+180;360);MOD(540-DEGREES(ACOS(((SIN(RADIANS([.$B$2]))*COS(RADIANS([.AD258])))-SIN(RADIANS([.T258])))/(COS(RADIANS([.$B$2]))*SIN(RADIANS([.AD258])))));360))" office:value-type="float" office:value="181.869788477039">
            <text:p>181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8]+1" office:value-type="date" office:date-value="2010-09-15">
            <text:p>9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9]+2415018.5+[.E259]-[.$B$4]/24" office:value-type="float" office:value="2455455.29166667">
            <text:p>2455455.29</text:p>
          </table:table-cell>
          <table:table-cell table:style-name="ce9" table:formula="of:=([.F259]-2451545)/36525" office:value-type="float" office:value="0.10705795117499">
            <text:p>0.10705795</text:p>
          </table:table-cell>
          <table:table-cell/>
          <table:table-cell table:formula="of:=MOD(280.46646+[.G259]*(36000.76983+[.G259]*0.0003032);360)" office:value-type="float" office:value="174.635122197292">
            <text:p>174.64</text:p>
          </table:table-cell>
          <table:table-cell table:formula="of:=357.52911+[.G259]*(35999.05029-0.0001537*[.G259])" office:value-type="float" office:value="4211.51367653121">
            <text:p>4211.51</text:p>
          </table:table-cell>
          <table:table-cell table:formula="of:=0.016708634-[.G259]*(0.000042037+0.0000001267*[.G259])" office:value-type="float" office:value="0.0167041321527465">
            <text:p>0.02</text:p>
          </table:table-cell>
          <table:table-cell table:formula="of:=SIN(RADIANS([.J259]))*(1.914602-[.G259]*(0.004817+0.000014*[.G259]))+SIN(RADIANS(2*[.J259]))*(0.019993-0.000101*[.G259])+SIN(RADIANS(3*[.J259]))*0.000289" office:value-type="float" office:value="-1.80313626627563">
            <text:p>-1.8</text:p>
          </table:table-cell>
          <table:table-cell table:formula="of:=[.I259]+[.L259]" office:value-type="float" office:value="172.831985931016">
            <text:p>172.83</text:p>
          </table:table-cell>
          <table:table-cell table:formula="of:=[.J259]+[.L259]" office:value-type="float" office:value="4209.71054026494">
            <text:p>4209.71</text:p>
          </table:table-cell>
          <table:table-cell table:formula="of:=(1.000001018*(1-[.K259]*[.K259]))/(1+[.K259]*COS(RADIANS([.N259])))" office:value-type="float" office:value="1.00554649387377">
            <text:p>1.01</text:p>
          </table:table-cell>
          <table:table-cell table:formula="of:=[.M259]-0.00569-0.00478*SIN(RADIANS(125.04-1934.136*[.G259]))" office:value-type="float" office:value="172.831029698007">
            <text:p>172.83</text:p>
          </table:table-cell>
          <table:table-cell table:formula="of:=23+(26+((21.448-[.G259]*(46.815+[.G259]*(0.00059-[.G259]*0.001813))))/60)/60" office:value-type="float" office:value="23.4378989104106">
            <text:p>23.44</text:p>
          </table:table-cell>
          <table:table-cell table:formula="of:=[.Q259]+0.00256*COS(RADIANS(125.04-1934.136*[.G259]))" office:value-type="float" office:value="23.4382541034172">
            <text:p>23.44</text:p>
          </table:table-cell>
          <table:table-cell table:formula="of:=DEGREES(ATAN2(COS(RADIANS([.P259]));COS(RADIANS([.R259]))*SIN(RADIANS([.P259]))))" office:value-type="float" office:value="173.41712508129">
            <text:p>173.42</text:p>
          </table:table-cell>
          <table:table-cell table:formula="of:=DEGREES(ASIN(SIN(RADIANS([.R259]))*SIN(RADIANS([.P259]))))" office:value-type="float" office:value="2.84526828924883">
            <text:p>2.85</text:p>
          </table:table-cell>
          <table:table-cell table:formula="of:=TAN(RADIANS([.R259]/2))*TAN(RADIANS([.R259]/2))" office:value-type="float" office:value="0.0430306131542715">
            <text:p>0.04</text:p>
          </table:table-cell>
          <table:table-cell table:formula="of:=4*DEGREES([.U259]*SIN(2*RADIANS([.I259]))-2*[.K259]*SIN(RADIANS([.J259]))+4*[.K259]*[.U259]*SIN(RADIANS([.J259]))*COS(2*RADIANS([.I259]))-0.5*[.U259]*[.U259]*SIN(4*RADIANS([.I259]))-1.25*[.K259]*[.K259]*SIN(2*RADIANS([.J259])))" office:value-type="float" office:value="4.84100803902021">
            <text:p>4.84</text:p>
          </table:table-cell>
          <table:table-cell table:formula="of:=DEGREES(ACOS(COS(RADIANS(90.833))/(COS(RADIANS([.$B$2]))*COS(RADIANS([.T259])))-TAN(RADIANS([.$B$2]))*TAN(RADIANS([.T259]))))" office:value-type="float" office:value="93.4802758894255">
            <text:p>93.48</text:p>
          </table:table-cell>
          <table:table-cell table:style-name="ce7" table:formula="of:=(720-4*[.$B$3]-[.V259]+[.$B$4]*60)/1440" office:value-type="float" office:value="0.496638188861792">
            <text:p>11:55:10</text:p>
          </table:table-cell>
          <table:table-cell table:style-name="ce7" table:formula="of:=([.X259]*1440-[.W259]*4)/1440" office:value-type="float" office:value="0.236970755835609">
            <text:p>5:41:14</text:p>
          </table:table-cell>
          <table:table-cell table:style-name="ce7" table:formula="of:=([.X259]*1440+[.W259]*4)/1440" office:value-type="float" office:value="0.756305621887974">
            <text:p>18:09:05</text:p>
          </table:table-cell>
          <table:table-cell table:formula="of:=8*[.W259]" office:value-type="float" office:value="747.842207115404">
            <text:p>747.84</text:p>
          </table:table-cell>
          <table:table-cell table:formula="of:=MOD([.E259]*1440+[.V259]+4*[.$B$3]-60*[.$B$4];1440)" office:value-type="float" office:value="724.84100803902">
            <text:p>724.84</text:p>
          </table:table-cell>
          <table:table-cell table:formula="of:=IF([.AB259]/4&lt;0;[.AB259]/4+180;[.AB259]/4-180)" office:value-type="float" office:value="1.21025200975504">
            <text:p>1.21</text:p>
          </table:table-cell>
          <table:table-cell table:formula="of:=DEGREES(ACOS(SIN(RADIANS([.$B$2]))*SIN(RADIANS([.T259]))+COS(RADIANS([.$B$2]))*COS(RADIANS([.T259]))*COS(RADIANS([.AC259]))))" office:value-type="float" office:value="37.1709201533371">
            <text:p>37.17</text:p>
          </table:table-cell>
          <table:table-cell table:formula="of:=90-[.AD259]" office:value-type="float" office:value="52.8290798466629">
            <text:p>52.83</text:p>
          </table:table-cell>
          <table:table-cell table:formula="of:=IF([.AE259]&gt;85;0;IF([.AE259]&gt;5;58.1/TAN(RADIANS([.AE259]))-0.07/POWER(TAN(RADIANS([.AE259]));3)+0.000086/POWER(TAN(RADIANS([.AE259]));5);IF([.AE259]&gt;-0.575;1735+[.AE259]*(-518.2+[.AE259]*(103.4+[.AE259]*(-12.79+[.AE259]*0.711)));-20.772/TAN(RADIANS([.AE259])))))/3600" office:value-type="float" office:value="0.0122287074570449">
            <text:p>0.01</text:p>
          </table:table-cell>
          <table:table-cell table:formula="of:=[.AE259]+[.AF259]" office:value-type="float" office:value="52.8413085541199">
            <text:p>52.84</text:p>
          </table:table-cell>
          <table:table-cell table:formula="of:=IF([.AC259]&gt;0;MOD(DEGREES(ACOS(((SIN(RADIANS([.$B$2]))*COS(RADIANS([.AD259])))-SIN(RADIANS([.T259])))/(COS(RADIANS([.$B$2]))*SIN(RADIANS([.AD259])))))+180;360);MOD(540-DEGREES(ACOS(((SIN(RADIANS([.$B$2]))*COS(RADIANS([.AD259])))-SIN(RADIANS([.T259])))/(COS(RADIANS([.$B$2]))*SIN(RADIANS([.AD259])))));360))" office:value-type="float" office:value="182.000871130899">
            <text:p>1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9]+1" office:value-type="date" office:date-value="2010-09-16">
            <text:p>9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0]+2415018.5+[.E260]-[.$B$4]/24" office:value-type="float" office:value="2455456.29166667">
            <text:p>2455456.29</text:p>
          </table:table-cell>
          <table:table-cell table:style-name="ce9" table:formula="of:=([.F260]-2451545)/36525" office:value-type="float" office:value="0.107085329682861">
            <text:p>0.10708533</text:p>
          </table:table-cell>
          <table:table-cell/>
          <table:table-cell table:formula="of:=MOD(280.46646+[.G260]*(36000.76983+[.G260]*0.0003032);360)" office:value-type="float" office:value="175.620769559234">
            <text:p>175.62</text:p>
          </table:table-cell>
          <table:table-cell table:formula="of:=357.52911+[.G260]*(35999.05029-0.0001537*[.G260])" office:value-type="float" office:value="4212.49927681204">
            <text:p>4212.5</text:p>
          </table:table-cell>
          <table:table-cell table:formula="of:=0.016708634-[.G260]*(0.000042037+0.0000001267*[.G260])" office:value-type="float" office:value="0.0167041310010933">
            <text:p>0.02</text:p>
          </table:table-cell>
          <table:table-cell table:formula="of:=SIN(RADIANS([.J260]))*(1.914602-[.G260]*(0.004817+0.000014*[.G260]))+SIN(RADIANS(2*[.J260]))*(0.019993-0.000101*[.G260])+SIN(RADIANS(3*[.J260]))*0.000289" office:value-type="float" office:value="-1.8138513606162">
            <text:p>-1.81</text:p>
          </table:table-cell>
          <table:table-cell table:formula="of:=[.I260]+[.L260]" office:value-type="float" office:value="173.806918198618">
            <text:p>173.81</text:p>
          </table:table-cell>
          <table:table-cell table:formula="of:=[.J260]+[.L260]" office:value-type="float" office:value="4210.68542545142">
            <text:p>4210.69</text:p>
          </table:table-cell>
          <table:table-cell table:formula="of:=(1.000001018*(1-[.K260]*[.K260]))/(1+[.K260]*COS(RADIANS([.N260])))" office:value-type="float" office:value="1.00527610586226">
            <text:p>1.01</text:p>
          </table:table-cell>
          <table:table-cell table:formula="of:=[.M260]-0.00569-0.00478*SIN(RADIANS(125.04-1934.136*[.G260]))" office:value-type="float" office:value="173.805962576538">
            <text:p>173.81</text:p>
          </table:table-cell>
          <table:table-cell table:formula="of:=23+(26+((21.448-[.G260]*(46.815+[.G260]*(0.00059-[.G260]*0.001813))))/60)/60" office:value-type="float" office:value="23.4378985543754">
            <text:p>23.44</text:p>
          </table:table-cell>
          <table:table-cell table:formula="of:=[.Q260]+0.00256*COS(RADIANS(125.04-1934.136*[.G260]))" office:value-type="float" office:value="23.4382514041184">
            <text:p>23.44</text:p>
          </table:table-cell>
          <table:table-cell table:formula="of:=DEGREES(ATAN2(COS(RADIANS([.P260]));COS(RADIANS([.R260]))*SIN(RADIANS([.P260]))))" office:value-type="float" office:value="174.313538701533">
            <text:p>174.31</text:p>
          </table:table-cell>
          <table:table-cell table:formula="of:=DEGREES(ASIN(SIN(RADIANS([.R260]))*SIN(RADIANS([.P260]))))" office:value-type="float" office:value="2.45970277455342">
            <text:p>2.46</text:p>
          </table:table-cell>
          <table:table-cell table:formula="of:=TAN(RADIANS([.R260]/2))*TAN(RADIANS([.R260]/2))" office:value-type="float" office:value="0.0430306029609875">
            <text:p>0.04</text:p>
          </table:table-cell>
          <table:table-cell table:formula="of:=4*DEGREES([.U260]*SIN(2*RADIANS([.I260]))-2*[.K260]*SIN(RADIANS([.J260]))+4*[.K260]*[.U260]*SIN(RADIANS([.J260]))*COS(2*RADIANS([.I260]))-0.5*[.U260]*[.U260]*SIN(4*RADIANS([.I260]))-1.25*[.K260]*[.K260]*SIN(2*RADIANS([.J260])))" office:value-type="float" office:value="5.19745060668744">
            <text:p>5.2</text:p>
          </table:table-cell>
          <table:table-cell table:formula="of:=DEGREES(ACOS(COS(RADIANS(90.833))/(COS(RADIANS([.$B$2]))*COS(RADIANS([.T260])))-TAN(RADIANS([.$B$2]))*TAN(RADIANS([.T260]))))" office:value-type="float" office:value="93.1551677137958">
            <text:p>93.16</text:p>
          </table:table-cell>
          <table:table-cell table:style-name="ce7" table:formula="of:=(720-4*[.$B$3]-[.V260]+[.$B$4]*60)/1440" office:value-type="float" office:value="0.496390659300912">
            <text:p>11:54:48</text:p>
          </table:table-cell>
          <table:table-cell table:style-name="ce7" table:formula="of:=([.X260]*1440-[.W260]*4)/1440" office:value-type="float" office:value="0.237626304540368">
            <text:p>5:42:11</text:p>
          </table:table-cell>
          <table:table-cell table:style-name="ce7" table:formula="of:=([.X260]*1440+[.W260]*4)/1440" office:value-type="float" office:value="0.755155014061455">
            <text:p>18:07:25</text:p>
          </table:table-cell>
          <table:table-cell table:formula="of:=8*[.W260]" office:value-type="float" office:value="745.241341710367">
            <text:p>745.24</text:p>
          </table:table-cell>
          <table:table-cell table:formula="of:=MOD([.E260]*1440+[.V260]+4*[.$B$3]-60*[.$B$4];1440)" office:value-type="float" office:value="725.197450606687">
            <text:p>725.2</text:p>
          </table:table-cell>
          <table:table-cell table:formula="of:=IF([.AB260]/4&lt;0;[.AB260]/4+180;[.AB260]/4-180)" office:value-type="float" office:value="1.29936265167186">
            <text:p>1.3</text:p>
          </table:table-cell>
          <table:table-cell table:formula="of:=DEGREES(ACOS(SIN(RADIANS([.$B$2]))*SIN(RADIANS([.T260]))+COS(RADIANS([.$B$2]))*COS(RADIANS([.T260]))*COS(RADIANS([.AC260]))))" office:value-type="float" office:value="37.5587987291516">
            <text:p>37.56</text:p>
          </table:table-cell>
          <table:table-cell table:formula="of:=90-[.AD260]" office:value-type="float" office:value="52.4412012708484">
            <text:p>52.44</text:p>
          </table:table-cell>
          <table:table-cell table:formula="of:=IF([.AE260]&gt;85;0;IF([.AE260]&gt;5;58.1/TAN(RADIANS([.AE260]))-0.07/POWER(TAN(RADIANS([.AE260]));3)+0.000086/POWER(TAN(RADIANS([.AE260]));5);IF([.AE260]&gt;-0.575;1735+[.AE260]*(-518.2+[.AE260]*(103.4+[.AE260]*(-12.79+[.AE260]*0.711)));-20.772/TAN(RADIANS([.AE260])))))/3600" office:value-type="float" office:value="0.0124013050280728">
            <text:p>0.01</text:p>
          </table:table-cell>
          <table:table-cell table:formula="of:=[.AE260]+[.AF260]" office:value-type="float" office:value="52.4536025758765">
            <text:p>52.45</text:p>
          </table:table-cell>
          <table:table-cell table:formula="of:=IF([.AC260]&gt;0;MOD(DEGREES(ACOS(((SIN(RADIANS([.$B$2]))*COS(RADIANS([.AD260])))-SIN(RADIANS([.T260])))/(COS(RADIANS([.$B$2]))*SIN(RADIANS([.AD260])))))+180;360);MOD(540-DEGREES(ACOS(((SIN(RADIANS([.$B$2]))*COS(RADIANS([.AD260])))-SIN(RADIANS([.T260])))/(COS(RADIANS([.$B$2]))*SIN(RADIANS([.AD260])))));360))" office:value-type="float" office:value="182.129930942161">
            <text:p>182.1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0]+1" office:value-type="date" office:date-value="2010-09-17">
            <text:p>9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1]+2415018.5+[.E261]-[.$B$4]/24" office:value-type="float" office:value="2455457.29166667">
            <text:p>2455457.29</text:p>
          </table:table-cell>
          <table:table-cell table:style-name="ce9" table:formula="of:=([.F261]-2451545)/36525" office:value-type="float" office:value="0.107112708190733">
            <text:p>0.10711271</text:p>
          </table:table-cell>
          <table:table-cell/>
          <table:table-cell table:formula="of:=MOD(280.46646+[.G261]*(36000.76983+[.G261]*0.0003032);360)" office:value-type="float" office:value="176.606416921177">
            <text:p>176.61</text:p>
          </table:table-cell>
          <table:table-cell table:formula="of:=357.52911+[.G261]*(35999.05029-0.0001537*[.G261])" office:value-type="float" office:value="4213.48487709286">
            <text:p>4213.48</text:p>
          </table:table-cell>
          <table:table-cell table:formula="of:=0.016708634-[.G261]*(0.000042037+0.0000001267*[.G261])" office:value-type="float" office:value="0.0167041298494399">
            <text:p>0.02</text:p>
          </table:table-cell>
          <table:table-cell table:formula="of:=SIN(RADIANS([.J261]))*(1.914602-[.G261]*(0.004817+0.000014*[.G261]))+SIN(RADIANS(2*[.J261]))*(0.019993-0.000101*[.G261])+SIN(RADIANS(3*[.J261]))*0.000289" office:value-type="float" office:value="-1.82404032389429">
            <text:p>-1.82</text:p>
          </table:table-cell>
          <table:table-cell table:formula="of:=[.I261]+[.L261]" office:value-type="float" office:value="174.782376597283">
            <text:p>174.78</text:p>
          </table:table-cell>
          <table:table-cell table:formula="of:=[.J261]+[.L261]" office:value-type="float" office:value="4211.66083676897">
            <text:p>4211.66</text:p>
          </table:table-cell>
          <table:table-cell table:formula="of:=(1.000001018*(1-[.K261]*[.K261]))/(1+[.K261]*COS(RADIANS([.N261])))" office:value-type="float" office:value="1.00500410017388">
            <text:p>1.01</text:p>
          </table:table-cell>
          <table:table-cell table:formula="of:=[.M261]-0.00569-0.00478*SIN(RADIANS(125.04-1934.136*[.G261]))" office:value-type="float" office:value="174.781421582089">
            <text:p>174.78</text:p>
          </table:table-cell>
          <table:table-cell table:formula="of:=23+(26+((21.448-[.G261]*(46.815+[.G261]*(0.00059-[.G261]*0.001813))))/60)/60" office:value-type="float" office:value="23.4378981983403">
            <text:p>23.44</text:p>
          </table:table-cell>
          <table:table-cell table:formula="of:=[.Q261]+0.00256*COS(RADIANS(125.04-1934.136*[.G261]))" office:value-type="float" office:value="23.4382487045182">
            <text:p>23.44</text:p>
          </table:table-cell>
          <table:table-cell table:formula="of:=DEGREES(ATAN2(COS(RADIANS([.P261]));COS(RADIANS([.R261]))*SIN(RADIANS([.P261]))))" office:value-type="float" office:value="175.209917214104">
            <text:p>175.21</text:p>
          </table:table-cell>
          <table:table-cell table:formula="of:=DEGREES(ASIN(SIN(RADIANS([.R261]))*SIN(RADIANS([.P261]))))" office:value-type="float" office:value="2.07332782146976">
            <text:p>2.07</text:p>
          </table:table-cell>
          <table:table-cell table:formula="of:=TAN(RADIANS([.R261]/2))*TAN(RADIANS([.R261]/2))" office:value-type="float" office:value="0.0430305927665667">
            <text:p>0.04</text:p>
          </table:table-cell>
          <table:table-cell table:formula="of:=4*DEGREES([.U261]*SIN(2*RADIANS([.I261]))-2*[.K261]*SIN(RADIANS([.J261]))+4*[.K261]*[.U261]*SIN(RADIANS([.J261]))*COS(2*RADIANS([.I261]))-0.5*[.U261]*[.U261]*SIN(4*RADIANS([.I261]))-1.25*[.K261]*[.K261]*SIN(2*RADIANS([.J261])))" office:value-type="float" office:value="5.55414483175663">
            <text:p>5.55</text:p>
          </table:table-cell>
          <table:table-cell table:formula="of:=DEGREES(ACOS(COS(RADIANS(90.833))/(COS(RADIANS([.$B$2]))*COS(RADIANS([.T261])))-TAN(RADIANS([.$B$2]))*TAN(RADIANS([.T261]))))" office:value-type="float" office:value="92.8297168721387">
            <text:p>92.83</text:p>
          </table:table-cell>
          <table:table-cell table:style-name="ce7" table:formula="of:=(720-4*[.$B$3]-[.V261]+[.$B$4]*60)/1440" office:value-type="float" office:value="0.496142954977947">
            <text:p>11:54:27</text:p>
          </table:table-cell>
          <table:table-cell table:style-name="ce7" table:formula="of:=([.X261]*1440-[.W261]*4)/1440" office:value-type="float" office:value="0.238282630333117">
            <text:p>5:43:08</text:p>
          </table:table-cell>
          <table:table-cell table:style-name="ce7" table:formula="of:=([.X261]*1440+[.W261]*4)/1440" office:value-type="float" office:value="0.754003279622777">
            <text:p>18:05:46</text:p>
          </table:table-cell>
          <table:table-cell table:formula="of:=8*[.W261]" office:value-type="float" office:value="742.63773497711">
            <text:p>742.64</text:p>
          </table:table-cell>
          <table:table-cell table:formula="of:=MOD([.E261]*1440+[.V261]+4*[.$B$3]-60*[.$B$4];1440)" office:value-type="float" office:value="725.554144831757">
            <text:p>725.55</text:p>
          </table:table-cell>
          <table:table-cell table:formula="of:=IF([.AB261]/4&lt;0;[.AB261]/4+180;[.AB261]/4-180)" office:value-type="float" office:value="1.38853620793915">
            <text:p>1.39</text:p>
          </table:table-cell>
          <table:table-cell table:formula="of:=DEGREES(ACOS(SIN(RADIANS([.$B$2]))*SIN(RADIANS([.T261]))+COS(RADIANS([.$B$2]))*COS(RADIANS([.T261]))*COS(RADIANS([.AC261]))))" office:value-type="float" office:value="37.9476219164392">
            <text:p>37.95</text:p>
          </table:table-cell>
          <table:table-cell table:formula="of:=90-[.AD261]" office:value-type="float" office:value="52.0523780835608">
            <text:p>52.05</text:p>
          </table:table-cell>
          <table:table-cell table:formula="of:=IF([.AE261]&gt;85;0;IF([.AE261]&gt;5;58.1/TAN(RADIANS([.AE261]))-0.07/POWER(TAN(RADIANS([.AE261]));3)+0.000086/POWER(TAN(RADIANS([.AE261]));5);IF([.AE261]&gt;-0.575;1735+[.AE261]*(-518.2+[.AE261]*(103.4+[.AE261]*(-12.79+[.AE261]*0.711)));-20.772/TAN(RADIANS([.AE261])))))/3600" office:value-type="float" office:value="0.0125761254924312">
            <text:p>0.01</text:p>
          </table:table-cell>
          <table:table-cell table:formula="of:=[.AE261]+[.AF261]" office:value-type="float" office:value="52.0649542090532">
            <text:p>52.06</text:p>
          </table:table-cell>
          <table:table-cell table:formula="of:=IF([.AC261]&gt;0;MOD(DEGREES(ACOS(((SIN(RADIANS([.$B$2]))*COS(RADIANS([.AD261])))-SIN(RADIANS([.T261])))/(COS(RADIANS([.$B$2]))*SIN(RADIANS([.AD261])))))+180;360);MOD(540-DEGREES(ACOS(((SIN(RADIANS([.$B$2]))*COS(RADIANS([.AD261])))-SIN(RADIANS([.T261])))/(COS(RADIANS([.$B$2]))*SIN(RADIANS([.AD261])))));360))" office:value-type="float" office:value="182.256884140484">
            <text:p>182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1]+1" office:value-type="date" office:date-value="2010-09-18">
            <text:p>9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2]+2415018.5+[.E262]-[.$B$4]/24" office:value-type="float" office:value="2455458.29166667">
            <text:p>2455458.29</text:p>
          </table:table-cell>
          <table:table-cell table:style-name="ce9" table:formula="of:=([.F262]-2451545)/36525" office:value-type="float" office:value="0.107140086698604">
            <text:p>0.10714009</text:p>
          </table:table-cell>
          <table:table-cell/>
          <table:table-cell table:formula="of:=MOD(280.46646+[.G262]*(36000.76983+[.G262]*0.0003032);360)" office:value-type="float" office:value="177.592064283119">
            <text:p>177.59</text:p>
          </table:table-cell>
          <table:table-cell table:formula="of:=357.52911+[.G262]*(35999.05029-0.0001537*[.G262])" office:value-type="float" office:value="4214.47047737368">
            <text:p>4214.47</text:p>
          </table:table-cell>
          <table:table-cell table:formula="of:=0.016708634-[.G262]*(0.000042037+0.0000001267*[.G262])" office:value-type="float" office:value="0.0167041286977864">
            <text:p>0.02</text:p>
          </table:table-cell>
          <table:table-cell table:formula="of:=SIN(RADIANS([.J262]))*(1.914602-[.G262]*(0.004817+0.000014*[.G262]))+SIN(RADIANS(2*[.J262]))*(0.019993-0.000101*[.G262])+SIN(RADIANS(3*[.J262]))*0.000289" office:value-type="float" office:value="-1.83369966293457">
            <text:p>-1.83</text:p>
          </table:table-cell>
          <table:table-cell table:formula="of:=[.I262]+[.L262]" office:value-type="float" office:value="175.758364620184">
            <text:p>175.76</text:p>
          </table:table-cell>
          <table:table-cell table:formula="of:=[.J262]+[.L262]" office:value-type="float" office:value="4212.63677771075">
            <text:p>4212.64</text:p>
          </table:table-cell>
          <table:table-cell table:formula="of:=(1.000001018*(1-[.K262]*[.K262]))/(1+[.K262]*COS(RADIANS([.N262])))" office:value-type="float" office:value="1.00473055478573">
            <text:p>1</text:p>
          </table:table-cell>
          <table:table-cell table:formula="of:=[.M262]-0.00569-0.00478*SIN(RADIANS(125.04-1934.136*[.G262]))" office:value-type="float" office:value="175.757410207833">
            <text:p>175.76</text:p>
          </table:table-cell>
          <table:table-cell table:formula="of:=23+(26+((21.448-[.G262]*(46.815+[.G262]*(0.00059-[.G262]*0.001813))))/60)/60" office:value-type="float" office:value="23.4378978423051">
            <text:p>23.44</text:p>
          </table:table-cell>
          <table:table-cell table:formula="of:=[.Q262]+0.00256*COS(RADIANS(125.04-1934.136*[.G262]))" office:value-type="float" office:value="23.4382460046186">
            <text:p>23.44</text:p>
          </table:table-cell>
          <table:table-cell table:formula="of:=DEGREES(ATAN2(COS(RADIANS([.P262]));COS(RADIANS([.R262]))*SIN(RADIANS([.P262]))))" office:value-type="float" office:value="176.106344270278">
            <text:p>176.11</text:p>
          </table:table-cell>
          <table:table-cell table:formula="of:=DEGREES(ASIN(SIN(RADIANS([.R262]))*SIN(RADIANS([.P262]))))" office:value-type="float" office:value="1.68623601312872">
            <text:p>1.69</text:p>
          </table:table-cell>
          <table:table-cell table:formula="of:=TAN(RADIANS([.R262]/2))*TAN(RADIANS([.R262]/2))" office:value-type="float" office:value="0.0430305825710166">
            <text:p>0.04</text:p>
          </table:table-cell>
          <table:table-cell table:formula="of:=4*DEGREES([.U262]*SIN(2*RADIANS([.I262]))-2*[.K262]*SIN(RADIANS([.J262]))+4*[.K262]*[.U262]*SIN(RADIANS([.J262]))*COS(2*RADIANS([.I262]))-0.5*[.U262]*[.U262]*SIN(4*RADIANS([.I262]))-1.25*[.K262]*[.K262]*SIN(2*RADIANS([.J262])))" office:value-type="float" office:value="5.91076398577448">
            <text:p>5.91</text:p>
          </table:table-cell>
          <table:table-cell table:formula="of:=DEGREES(ACOS(COS(RADIANS(90.833))/(COS(RADIANS([.$B$2]))*COS(RADIANS([.T262])))-TAN(RADIANS([.$B$2]))*TAN(RADIANS([.T262]))))" office:value-type="float" office:value="92.5039626883985">
            <text:p>92.5</text:p>
          </table:table-cell>
          <table:table-cell table:style-name="ce7" table:formula="of:=(720-4*[.$B$3]-[.V262]+[.$B$4]*60)/1440" office:value-type="float" office:value="0.495895302787657">
            <text:p>11:54:05</text:p>
          </table:table-cell>
          <table:table-cell table:style-name="ce7" table:formula="of:=([.X262]*1440-[.W262]*4)/1440" office:value-type="float" office:value="0.238939850875438">
            <text:p>5:44:04</text:p>
          </table:table-cell>
          <table:table-cell table:style-name="ce7" table:formula="of:=([.X262]*1440+[.W262]*4)/1440" office:value-type="float" office:value="0.752850754699875">
            <text:p>18:04:06</text:p>
          </table:table-cell>
          <table:table-cell table:formula="of:=8*[.W262]" office:value-type="float" office:value="740.031701507188">
            <text:p>740.03</text:p>
          </table:table-cell>
          <table:table-cell table:formula="of:=MOD([.E262]*1440+[.V262]+4*[.$B$3]-60*[.$B$4];1440)" office:value-type="float" office:value="725.910763985775">
            <text:p>725.91</text:p>
          </table:table-cell>
          <table:table-cell table:formula="of:=IF([.AB262]/4&lt;0;[.AB262]/4+180;[.AB262]/4-180)" office:value-type="float" office:value="1.47769099644361">
            <text:p>1.48</text:p>
          </table:table-cell>
          <table:table-cell table:formula="of:=DEGREES(ACOS(SIN(RADIANS([.$B$2]))*SIN(RADIANS([.T262]))+COS(RADIANS([.$B$2]))*COS(RADIANS([.T262]))*COS(RADIANS([.AC262]))))" office:value-type="float" office:value="38.337291424903">
            <text:p>38.34</text:p>
          </table:table-cell>
          <table:table-cell table:formula="of:=90-[.AD262]" office:value-type="float" office:value="51.662708575097">
            <text:p>51.66</text:p>
          </table:table-cell>
          <table:table-cell table:formula="of:=IF([.AE262]&gt;85;0;IF([.AE262]&gt;5;58.1/TAN(RADIANS([.AE262]))-0.07/POWER(TAN(RADIANS([.AE262]));3)+0.000086/POWER(TAN(RADIANS([.AE262]));5);IF([.AE262]&gt;-0.575;1735+[.AE262]*(-518.2+[.AE262]*(103.4+[.AE262]*(-12.79+[.AE262]*0.711)));-20.772/TAN(RADIANS([.AE262])))))/3600" office:value-type="float" office:value="0.0127531818602544">
            <text:p>0.01</text:p>
          </table:table-cell>
          <table:table-cell table:formula="of:=[.AE262]+[.AF262]" office:value-type="float" office:value="51.6754617569572">
            <text:p>51.68</text:p>
          </table:table-cell>
          <table:table-cell table:formula="of:=IF([.AC262]&gt;0;MOD(DEGREES(ACOS(((SIN(RADIANS([.$B$2]))*COS(RADIANS([.AD262])))-SIN(RADIANS([.T262])))/(COS(RADIANS([.$B$2]))*SIN(RADIANS([.AD262])))))+180;360);MOD(540-DEGREES(ACOS(((SIN(RADIANS([.$B$2]))*COS(RADIANS([.AD262])))-SIN(RADIANS([.T262])))/(COS(RADIANS([.$B$2]))*SIN(RADIANS([.AD262])))));360))" office:value-type="float" office:value="182.381649740364">
            <text:p>182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2]+1" office:value-type="date" office:date-value="2010-09-19">
            <text:p>9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3]+2415018.5+[.E263]-[.$B$4]/24" office:value-type="float" office:value="2455459.29166667">
            <text:p>2455459.29</text:p>
          </table:table-cell>
          <table:table-cell table:style-name="ce9" table:formula="of:=([.F263]-2451545)/36525" office:value-type="float" office:value="0.107167465206475">
            <text:p>0.10716747</text:p>
          </table:table-cell>
          <table:table-cell/>
          <table:table-cell table:formula="of:=MOD(280.46646+[.G263]*(36000.76983+[.G263]*0.0003032);360)" office:value-type="float" office:value="178.577711645063">
            <text:p>178.58</text:p>
          </table:table-cell>
          <table:table-cell table:formula="of:=357.52911+[.G263]*(35999.05029-0.0001537*[.G263])" office:value-type="float" office:value="4215.45607765451">
            <text:p>4215.46</text:p>
          </table:table-cell>
          <table:table-cell table:formula="of:=0.016708634-[.G263]*(0.000042037+0.0000001267*[.G263])" office:value-type="float" office:value="0.0167041275461326">
            <text:p>0.02</text:p>
          </table:table-cell>
          <table:table-cell table:formula="of:=SIN(RADIANS([.J263]))*(1.914602-[.G263]*(0.004817+0.000014*[.G263]))+SIN(RADIANS(2*[.J263]))*(0.019993-0.000101*[.G263])+SIN(RADIANS(3*[.J263]))*0.000289" office:value-type="float" office:value="-1.84282602865493">
            <text:p>-1.84</text:p>
          </table:table-cell>
          <table:table-cell table:formula="of:=[.I263]+[.L263]" office:value-type="float" office:value="176.734885616408">
            <text:p>176.73</text:p>
          </table:table-cell>
          <table:table-cell table:formula="of:=[.J263]+[.L263]" office:value-type="float" office:value="4213.61325162585">
            <text:p>4213.61</text:p>
          </table:table-cell>
          <table:table-cell table:formula="of:=(1.000001018*(1-[.K263]*[.K263]))/(1+[.K263]*COS(RADIANS([.N263])))" office:value-type="float" office:value="1.00445554824473">
            <text:p>1</text:p>
          </table:table-cell>
          <table:table-cell table:formula="of:=[.M263]-0.00569-0.00478*SIN(RADIANS(125.04-1934.136*[.G263]))" office:value-type="float" office:value="176.733931802853">
            <text:p>176.73</text:p>
          </table:table-cell>
          <table:table-cell table:formula="of:=23+(26+((21.448-[.G263]*(46.815+[.G263]*(0.00059-[.G263]*0.001813))))/60)/60" office:value-type="float" office:value="23.4378974862699">
            <text:p>23.44</text:p>
          </table:table-cell>
          <table:table-cell table:formula="of:=[.Q263]+0.00256*COS(RADIANS(125.04-1934.136*[.G263]))" office:value-type="float" office:value="23.4382433044216">
            <text:p>23.44</text:p>
          </table:table-cell>
          <table:table-cell table:formula="of:=DEGREES(ATAN2(COS(RADIANS([.P263]));COS(RADIANS([.R263]))*SIN(RADIANS([.P263]))))" office:value-type="float" office:value="177.002903917597">
            <text:p>177</text:p>
          </table:table-cell>
          <table:table-cell table:formula="of:=DEGREES(ASIN(SIN(RADIANS([.R263]))*SIN(RADIANS([.P263]))))" office:value-type="float" office:value="1.29852023058163">
            <text:p>1.3</text:p>
          </table:table-cell>
          <table:table-cell table:formula="of:=TAN(RADIANS([.R263]/2))*TAN(RADIANS([.R263]/2))" office:value-type="float" office:value="0.0430305723743448">
            <text:p>0.04</text:p>
          </table:table-cell>
          <table:table-cell table:formula="of:=4*DEGREES([.U263]*SIN(2*RADIANS([.I263]))-2*[.K263]*SIN(RADIANS([.J263]))+4*[.K263]*[.U263]*SIN(RADIANS([.J263]))*COS(2*RADIANS([.I263]))-0.5*[.U263]*[.U263]*SIN(4*RADIANS([.I263]))-1.25*[.K263]*[.K263]*SIN(2*RADIANS([.J263])))" office:value-type="float" office:value="6.26697923114103">
            <text:p>6.27</text:p>
          </table:table-cell>
          <table:table-cell table:formula="of:=DEGREES(ACOS(COS(RADIANS(90.833))/(COS(RADIANS([.$B$2]))*COS(RADIANS([.T263])))-TAN(RADIANS([.$B$2]))*TAN(RADIANS([.T263]))))" office:value-type="float" office:value="92.1779441716338">
            <text:p>92.18</text:p>
          </table:table-cell>
          <table:table-cell table:style-name="ce7" table:formula="of:=(720-4*[.$B$3]-[.V263]+[.$B$4]*60)/1440" office:value-type="float" office:value="0.495647931089485">
            <text:p>11:53:44</text:p>
          </table:table-cell>
          <table:table-cell table:style-name="ce7" table:formula="of:=([.X263]*1440-[.W263]*4)/1440" office:value-type="float" office:value="0.23959808616828">
            <text:p>5:45:01</text:p>
          </table:table-cell>
          <table:table-cell table:style-name="ce7" table:formula="of:=([.X263]*1440+[.W263]*4)/1440" office:value-type="float" office:value="0.75169777601069">
            <text:p>18:02:27</text:p>
          </table:table-cell>
          <table:table-cell table:formula="of:=8*[.W263]" office:value-type="float" office:value="737.42355337307">
            <text:p>737.42</text:p>
          </table:table-cell>
          <table:table-cell table:formula="of:=MOD([.E263]*1440+[.V263]+4*[.$B$3]-60*[.$B$4];1440)" office:value-type="float" office:value="726.266979231141">
            <text:p>726.27</text:p>
          </table:table-cell>
          <table:table-cell table:formula="of:=IF([.AB263]/4&lt;0;[.AB263]/4+180;[.AB263]/4-180)" office:value-type="float" office:value="1.56674480778526">
            <text:p>1.57</text:p>
          </table:table-cell>
          <table:table-cell table:formula="of:=DEGREES(ACOS(SIN(RADIANS([.$B$2]))*SIN(RADIANS([.T263]))+COS(RADIANS([.$B$2]))*COS(RADIANS([.T263]))*COS(RADIANS([.AC263]))))" office:value-type="float" office:value="38.7277082193338">
            <text:p>38.73</text:p>
          </table:table-cell>
          <table:table-cell table:formula="of:=90-[.AD263]" office:value-type="float" office:value="51.2722917806662">
            <text:p>51.27</text:p>
          </table:table-cell>
          <table:table-cell table:formula="of:=IF([.AE263]&gt;85;0;IF([.AE263]&gt;5;58.1/TAN(RADIANS([.AE263]))-0.07/POWER(TAN(RADIANS([.AE263]));3)+0.000086/POWER(TAN(RADIANS([.AE263]));5);IF([.AE263]&gt;-0.575;1735+[.AE263]*(-518.2+[.AE263]*(103.4+[.AE263]*(-12.79+[.AE263]*0.711)));-20.772/TAN(RADIANS([.AE263])))))/3600" office:value-type="float" office:value="0.0129324868352837">
            <text:p>0.01</text:p>
          </table:table-cell>
          <table:table-cell table:formula="of:=[.AE263]+[.AF263]" office:value-type="float" office:value="51.2852242675015">
            <text:p>51.29</text:p>
          </table:table-cell>
          <table:table-cell table:formula="of:=IF([.AC263]&gt;0;MOD(DEGREES(ACOS(((SIN(RADIANS([.$B$2]))*COS(RADIANS([.AD263])))-SIN(RADIANS([.T263])))/(COS(RADIANS([.$B$2]))*SIN(RADIANS([.AD263])))))+180;360);MOD(540-DEGREES(ACOS(((SIN(RADIANS([.$B$2]))*COS(RADIANS([.AD263])))-SIN(RADIANS([.T263])))/(COS(RADIANS([.$B$2]))*SIN(RADIANS([.AD263])))));360))" office:value-type="float" office:value="182.504149455462">
            <text:p>182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3]+1" office:value-type="date" office:date-value="2010-09-20">
            <text:p>9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4]+2415018.5+[.E264]-[.$B$4]/24" office:value-type="float" office:value="2455460.29166667">
            <text:p>2455460.29</text:p>
          </table:table-cell>
          <table:table-cell table:style-name="ce9" table:formula="of:=([.F264]-2451545)/36525" office:value-type="float" office:value="0.107194843714347">
            <text:p>0.10719484</text:p>
          </table:table-cell>
          <table:table-cell/>
          <table:table-cell table:formula="of:=MOD(280.46646+[.G264]*(36000.76983+[.G264]*0.0003032);360)" office:value-type="float" office:value="179.563359007007">
            <text:p>179.56</text:p>
          </table:table-cell>
          <table:table-cell table:formula="of:=357.52911+[.G264]*(35999.05029-0.0001537*[.G264])" office:value-type="float" office:value="4216.44167793533">
            <text:p>4216.44</text:p>
          </table:table-cell>
          <table:table-cell table:formula="of:=0.016708634-[.G264]*(0.000042037+0.0000001267*[.G264])" office:value-type="float" office:value="0.0167041263944787">
            <text:p>0.02</text:p>
          </table:table-cell>
          <table:table-cell table:formula="of:=SIN(RADIANS([.J264]))*(1.914602-[.G264]*(0.004817+0.000014*[.G264]))+SIN(RADIANS(2*[.J264]))*(0.019993-0.000101*[.G264])+SIN(RADIANS(3*[.J264]))*0.000289" office:value-type="float" office:value="-1.85141621759952">
            <text:p>-1.85</text:p>
          </table:table-cell>
          <table:table-cell table:formula="of:=[.I264]+[.L264]" office:value-type="float" office:value="177.711942789407">
            <text:p>177.71</text:p>
          </table:table-cell>
          <table:table-cell table:formula="of:=[.J264]+[.L264]" office:value-type="float" office:value="4214.59026171773">
            <text:p>4214.59</text:p>
          </table:table-cell>
          <table:table-cell table:formula="of:=(1.000001018*(1-[.K264]*[.K264]))/(1+[.K264]*COS(RADIANS([.N264])))" office:value-type="float" office:value="1.0041791596474">
            <text:p>1</text:p>
          </table:table-cell>
          <table:table-cell table:formula="of:=[.M264]-0.00569-0.00478*SIN(RADIANS(125.04-1934.136*[.G264]))" office:value-type="float" office:value="177.710989570603">
            <text:p>177.71</text:p>
          </table:table-cell>
          <table:table-cell table:formula="of:=23+(26+((21.448-[.G264]*(46.815+[.G264]*(0.00059-[.G264]*0.001813))))/60)/60" office:value-type="float" office:value="23.4378971302348">
            <text:p>23.44</text:p>
          </table:table-cell>
          <table:table-cell table:formula="of:=[.Q264]+0.00256*COS(RADIANS(125.04-1934.136*[.G264]))" office:value-type="float" office:value="23.4382406039292">
            <text:p>23.44</text:p>
          </table:table-cell>
          <table:table-cell table:formula="of:=DEGREES(ATAN2(COS(RADIANS([.P264]));COS(RADIANS([.R264]))*SIN(RADIANS([.P264]))))" office:value-type="float" office:value="177.899680552037">
            <text:p>177.9</text:p>
          </table:table-cell>
          <table:table-cell table:formula="of:=DEGREES(ASIN(SIN(RADIANS([.R264]))*SIN(RADIANS([.P264]))))" office:value-type="float" office:value="0.910273668060757">
            <text:p>0.91</text:p>
          </table:table-cell>
          <table:table-cell table:formula="of:=TAN(RADIANS([.R264]/2))*TAN(RADIANS([.R264]/2))" office:value-type="float" office:value="0.0430305621765588">
            <text:p>0.04</text:p>
          </table:table-cell>
          <table:table-cell table:formula="of:=4*DEGREES([.U264]*SIN(2*RADIANS([.I264]))-2*[.K264]*SIN(RADIANS([.J264]))+4*[.K264]*[.U264]*SIN(RADIANS([.J264]))*COS(2*RADIANS([.I264]))-0.5*[.U264]*[.U264]*SIN(4*RADIANS([.I264]))-1.25*[.K264]*[.K264]*SIN(2*RADIANS([.J264])))" office:value-type="float" office:value="6.62245973539403">
            <text:p>6.62</text:p>
          </table:table-cell>
          <table:table-cell table:formula="of:=DEGREES(ACOS(COS(RADIANS(90.833))/(COS(RADIANS([.$B$2]))*COS(RADIANS([.T264])))-TAN(RADIANS([.$B$2]))*TAN(RADIANS([.T264]))))" office:value-type="float" office:value="91.8517001008275">
            <text:p>91.85</text:p>
          </table:table-cell>
          <table:table-cell table:style-name="ce7" table:formula="of:=(720-4*[.$B$3]-[.V264]+[.$B$4]*60)/1440" office:value-type="float" office:value="0.495401069628199">
            <text:p>11:53:23</text:p>
          </table:table-cell>
          <table:table-cell table:style-name="ce7" table:formula="of:=([.X264]*1440-[.W264]*4)/1440" office:value-type="float" office:value="0.240257458237011">
            <text:p>5:45:58</text:p>
          </table:table-cell>
          <table:table-cell table:style-name="ce7" table:formula="of:=([.X264]*1440+[.W264]*4)/1440" office:value-type="float" office:value="0.750544681019386">
            <text:p>18:00:47</text:p>
          </table:table-cell>
          <table:table-cell table:formula="of:=8*[.W264]" office:value-type="float" office:value="734.81360080662">
            <text:p>734.81</text:p>
          </table:table-cell>
          <table:table-cell table:formula="of:=MOD([.E264]*1440+[.V264]+4*[.$B$3]-60*[.$B$4];1440)" office:value-type="float" office:value="726.622459735394">
            <text:p>726.62</text:p>
          </table:table-cell>
          <table:table-cell table:formula="of:=IF([.AB264]/4&lt;0;[.AB264]/4+180;[.AB264]/4-180)" office:value-type="float" office:value="1.65561493384851">
            <text:p>1.66</text:p>
          </table:table-cell>
          <table:table-cell table:formula="of:=DEGREES(ACOS(SIN(RADIANS([.$B$2]))*SIN(RADIANS([.T264]))+COS(RADIANS([.$B$2]))*COS(RADIANS([.T264]))*COS(RADIANS([.AC264]))))" office:value-type="float" office:value="39.1187725223211">
            <text:p>39.12</text:p>
          </table:table-cell>
          <table:table-cell table:formula="of:=90-[.AD264]" office:value-type="float" office:value="50.8812274776789">
            <text:p>50.88</text:p>
          </table:table-cell>
          <table:table-cell table:formula="of:=IF([.AE264]&gt;85;0;IF([.AE264]&gt;5;58.1/TAN(RADIANS([.AE264]))-0.07/POWER(TAN(RADIANS([.AE264]));3)+0.000086/POWER(TAN(RADIANS([.AE264]));5);IF([.AE264]&gt;-0.575;1735+[.AE264]*(-518.2+[.AE264]*(103.4+[.AE264]*(-12.79+[.AE264]*0.711)));-20.772/TAN(RADIANS([.AE264])))))/3600" office:value-type="float" office:value="0.0131140527509086">
            <text:p>0.01</text:p>
          </table:table-cell>
          <table:table-cell table:formula="of:=[.AE264]+[.AF264]" office:value-type="float" office:value="50.8943415304298">
            <text:p>50.89</text:p>
          </table:table-cell>
          <table:table-cell table:formula="of:=IF([.AC264]&gt;0;MOD(DEGREES(ACOS(((SIN(RADIANS([.$B$2]))*COS(RADIANS([.AD264])))-SIN(RADIANS([.T264])))/(COS(RADIANS([.$B$2]))*SIN(RADIANS([.AD264])))))+180;360);MOD(540-DEGREES(ACOS(((SIN(RADIANS([.$B$2]))*COS(RADIANS([.AD264])))-SIN(RADIANS([.T264])))/(COS(RADIANS([.$B$2]))*SIN(RADIANS([.AD264])))));360))" office:value-type="float" office:value="182.624307616551">
            <text:p>182.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4]+1" office:value-type="date" office:date-value="2010-09-21">
            <text:p>9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5]+2415018.5+[.E265]-[.$B$4]/24" office:value-type="float" office:value="2455461.29166667">
            <text:p>2455461.29</text:p>
          </table:table-cell>
          <table:table-cell table:style-name="ce9" table:formula="of:=([.F265]-2451545)/36525" office:value-type="float" office:value="0.107222222222218">
            <text:p>0.10722222</text:p>
          </table:table-cell>
          <table:table-cell/>
          <table:table-cell table:formula="of:=MOD(280.46646+[.G265]*(36000.76983+[.G265]*0.0003032);360)" office:value-type="float" office:value="180.54900636895">
            <text:p>180.55</text:p>
          </table:table-cell>
          <table:table-cell table:formula="of:=357.52911+[.G265]*(35999.05029-0.0001537*[.G265])" office:value-type="float" office:value="4217.42727821615">
            <text:p>4217.43</text:p>
          </table:table-cell>
          <table:table-cell table:formula="of:=0.016708634-[.G265]*(0.000042037+0.0000001267*[.G265])" office:value-type="float" office:value="0.0167041252428246">
            <text:p>0.02</text:p>
          </table:table-cell>
          <table:table-cell table:formula="of:=SIN(RADIANS([.J265]))*(1.914602-[.G265]*(0.004817+0.000014*[.G265]))+SIN(RADIANS(2*[.J265]))*(0.019993-0.000101*[.G265])+SIN(RADIANS(3*[.J265]))*0.000289" office:value-type="float" office:value="-1.85946717344512">
            <text:p>-1.86</text:p>
          </table:table-cell>
          <table:table-cell table:formula="of:=[.I265]+[.L265]" office:value-type="float" office:value="178.689539195505">
            <text:p>178.69</text:p>
          </table:table-cell>
          <table:table-cell table:formula="of:=[.J265]+[.L265]" office:value-type="float" office:value="4215.56781104271">
            <text:p>4215.57</text:p>
          </table:table-cell>
          <table:table-cell table:formula="of:=(1.000001018*(1-[.K265]*[.K265]))/(1+[.K265]*COS(RADIANS([.N265])))" office:value-type="float" office:value="1.00390146861936">
            <text:p>1</text:p>
          </table:table-cell>
          <table:table-cell table:formula="of:=[.M265]-0.00569-0.00478*SIN(RADIANS(125.04-1934.136*[.G265]))" office:value-type="float" office:value="178.688586567407">
            <text:p>178.69</text:p>
          </table:table-cell>
          <table:table-cell table:formula="of:=23+(26+((21.448-[.G265]*(46.815+[.G265]*(0.00059-[.G265]*0.001813))))/60)/60" office:value-type="float" office:value="23.4378967741996">
            <text:p>23.44</text:p>
          </table:table-cell>
          <table:table-cell table:formula="of:=[.Q265]+0.00256*COS(RADIANS(125.04-1934.136*[.G265]))" office:value-type="float" office:value="23.4382379031435">
            <text:p>23.44</text:p>
          </table:table-cell>
          <table:table-cell table:formula="of:=DEGREES(ATAN2(COS(RADIANS([.P265]));COS(RADIANS([.R265]))*SIN(RADIANS([.P265]))))" office:value-type="float" office:value="178.796758870027">
            <text:p>178.8</text:p>
          </table:table-cell>
          <table:table-cell table:formula="of:=DEGREES(ASIN(SIN(RADIANS([.R265]))*SIN(RADIANS([.P265]))))" office:value-type="float" office:value="0.521589848377047">
            <text:p>0.52</text:p>
          </table:table-cell>
          <table:table-cell table:formula="of:=TAN(RADIANS([.R265]/2))*TAN(RADIANS([.R265]/2))" office:value-type="float" office:value="0.0430305519776662">
            <text:p>0.04</text:p>
          </table:table-cell>
          <table:table-cell table:formula="of:=4*DEGREES([.U265]*SIN(2*RADIANS([.I265]))-2*[.K265]*SIN(RADIANS([.J265]))+4*[.K265]*[.U265]*SIN(RADIANS([.J265]))*COS(2*RADIANS([.I265]))-0.5*[.U265]*[.U265]*SIN(4*RADIANS([.I265]))-1.25*[.K265]*[.K265]*SIN(2*RADIANS([.J265])))" office:value-type="float" office:value="6.97687278882605">
            <text:p>6.98</text:p>
          </table:table-cell>
          <table:table-cell table:formula="of:=DEGREES(ACOS(COS(RADIANS(90.833))/(COS(RADIANS([.$B$2]))*COS(RADIANS([.T265])))-TAN(RADIANS([.$B$2]))*TAN(RADIANS([.T265]))))" office:value-type="float" office:value="91.5252691102721">
            <text:p>91.53</text:p>
          </table:table-cell>
          <table:table-cell table:style-name="ce7" table:formula="of:=(720-4*[.$B$3]-[.V265]+[.$B$4]*60)/1440" office:value-type="float" office:value="0.495154949452204">
            <text:p>11:53:01</text:p>
          </table:table-cell>
          <table:table-cell table:style-name="ce7" table:formula="of:=([.X265]*1440-[.W265]*4)/1440" office:value-type="float" office:value="0.24091809081256">
            <text:p>5:46:55</text:p>
          </table:table-cell>
          <table:table-cell table:style-name="ce7" table:formula="of:=([.X265]*1440+[.W265]*4)/1440" office:value-type="float" office:value="0.749391808091849">
            <text:p>17:59:07</text:p>
          </table:table-cell>
          <table:table-cell table:formula="of:=8*[.W265]" office:value-type="float" office:value="732.202152882176">
            <text:p>732.2</text:p>
          </table:table-cell>
          <table:table-cell table:formula="of:=MOD([.E265]*1440+[.V265]+4*[.$B$3]-60*[.$B$4];1440)" office:value-type="float" office:value="726.976872788826">
            <text:p>726.98</text:p>
          </table:table-cell>
          <table:table-cell table:formula="of:=IF([.AB265]/4&lt;0;[.AB265]/4+180;[.AB265]/4-180)" office:value-type="float" office:value="1.74421819720652">
            <text:p>1.74</text:p>
          </table:table-cell>
          <table:table-cell table:formula="of:=DEGREES(ACOS(SIN(RADIANS([.$B$2]))*SIN(RADIANS([.T265]))+COS(RADIANS([.$B$2]))*COS(RADIANS([.T265]))*COS(RADIANS([.AC265]))))" office:value-type="float" office:value="39.5103838176753">
            <text:p>39.51</text:p>
          </table:table-cell>
          <table:table-cell table:formula="of:=90-[.AD265]" office:value-type="float" office:value="50.4896161823247">
            <text:p>50.49</text:p>
          </table:table-cell>
          <table:table-cell table:formula="of:=IF([.AE265]&gt;85;0;IF([.AE265]&gt;5;58.1/TAN(RADIANS([.AE265]))-0.07/POWER(TAN(RADIANS([.AE265]));3)+0.000086/POWER(TAN(RADIANS([.AE265]));5);IF([.AE265]&gt;-0.575;1735+[.AE265]*(-518.2+[.AE265]*(103.4+[.AE265]*(-12.79+[.AE265]*0.711)));-20.772/TAN(RADIANS([.AE265])))))/3600" office:value-type="float" office:value="0.0132978915021361">
            <text:p>0.01</text:p>
          </table:table-cell>
          <table:table-cell table:formula="of:=[.AE265]+[.AF265]" office:value-type="float" office:value="50.5029140738268">
            <text:p>50.5</text:p>
          </table:table-cell>
          <table:table-cell table:formula="of:=IF([.AC265]&gt;0;MOD(DEGREES(ACOS(((SIN(RADIANS([.$B$2]))*COS(RADIANS([.AD265])))-SIN(RADIANS([.T265])))/(COS(RADIANS([.$B$2]))*SIN(RADIANS([.AD265])))))+180;360);MOD(540-DEGREES(ACOS(((SIN(RADIANS([.$B$2]))*COS(RADIANS([.AD265])))-SIN(RADIANS([.T265])))/(COS(RADIANS([.$B$2]))*SIN(RADIANS([.AD265])))));360))" office:value-type="float" office:value="182.742051093383">
            <text:p>182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5]+1" office:value-type="date" office:date-value="2010-09-22">
            <text:p>9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6]+2415018.5+[.E266]-[.$B$4]/24" office:value-type="float" office:value="2455462.29166667">
            <text:p>2455462.29</text:p>
          </table:table-cell>
          <table:table-cell table:style-name="ce9" table:formula="of:=([.F266]-2451545)/36525" office:value-type="float" office:value="0.107249600730089">
            <text:p>0.10724960</text:p>
          </table:table-cell>
          <table:table-cell/>
          <table:table-cell table:formula="of:=MOD(280.46646+[.G266]*(36000.76983+[.G266]*0.0003032);360)" office:value-type="float" office:value="181.534653730895">
            <text:p>181.53</text:p>
          </table:table-cell>
          <table:table-cell table:formula="of:=357.52911+[.G266]*(35999.05029-0.0001537*[.G266])" office:value-type="float" office:value="4218.41287849697">
            <text:p>4218.41</text:p>
          </table:table-cell>
          <table:table-cell table:formula="of:=0.016708634-[.G266]*(0.000042037+0.0000001267*[.G266])" office:value-type="float" office:value="0.0167041240911703">
            <text:p>0.02</text:p>
          </table:table-cell>
          <table:table-cell table:formula="of:=SIN(RADIANS([.J266]))*(1.914602-[.G266]*(0.004817+0.000014*[.G266]))+SIN(RADIANS(2*[.J266]))*(0.019993-0.000101*[.G266])+SIN(RADIANS(3*[.J266]))*0.000289" office:value-type="float" office:value="-1.8669759884794">
            <text:p>-1.87</text:p>
          </table:table-cell>
          <table:table-cell table:formula="of:=[.I266]+[.L266]" office:value-type="float" office:value="179.667677742416">
            <text:p>179.67</text:p>
          </table:table-cell>
          <table:table-cell table:formula="of:=[.J266]+[.L266]" office:value-type="float" office:value="4216.54590250849">
            <text:p>4216.55</text:p>
          </table:table-cell>
          <table:table-cell table:formula="of:=(1.000001018*(1-[.K266]*[.K266]))/(1+[.K266]*COS(RADIANS([.N266])))" office:value-type="float" office:value="1.00362255529451">
            <text:p>1</text:p>
          </table:table-cell>
          <table:table-cell table:formula="of:=[.M266]-0.00569-0.00478*SIN(RADIANS(125.04-1934.136*[.G266]))" office:value-type="float" office:value="179.666725700976">
            <text:p>179.67</text:p>
          </table:table-cell>
          <table:table-cell table:formula="of:=23+(26+((21.448-[.G266]*(46.815+[.G266]*(0.00059-[.G266]*0.001813))))/60)/60" office:value-type="float" office:value="23.4378964181644">
            <text:p>23.44</text:p>
          </table:table-cell>
          <table:table-cell table:formula="of:=[.Q266]+0.00256*COS(RADIANS(125.04-1934.136*[.G266]))" office:value-type="float" office:value="23.4382352020663">
            <text:p>23.44</text:p>
          </table:table-cell>
          <table:table-cell table:formula="of:=DEGREES(ATAN2(COS(RADIANS([.P266]));COS(RADIANS([.R266]))*SIN(RADIANS([.P266]))))" office:value-type="float" office:value="179.694223820216">
            <text:p>179.69</text:p>
          </table:table-cell>
          <table:table-cell table:formula="of:=DEGREES(ASIN(SIN(RADIANS([.R266]))*SIN(RADIANS([.P266]))))" office:value-type="float" office:value="0.132562638403335">
            <text:p>0.13</text:p>
          </table:table-cell>
          <table:table-cell table:formula="of:=TAN(RADIANS([.R266]/2))*TAN(RADIANS([.R266]/2))" office:value-type="float" office:value="0.0430305417776746">
            <text:p>0.04</text:p>
          </table:table-cell>
          <table:table-cell table:formula="of:=4*DEGREES([.U266]*SIN(2*RADIANS([.I266]))-2*[.K266]*SIN(RADIANS([.J266]))+4*[.K266]*[.U266]*SIN(RADIANS([.J266]))*COS(2*RADIANS([.I266]))-0.5*[.U266]*[.U266]*SIN(4*RADIANS([.I266]))-1.25*[.K266]*[.K266]*SIN(2*RADIANS([.J266])))" office:value-type="float" office:value="7.32988392649696">
            <text:p>7.33</text:p>
          </table:table-cell>
          <table:table-cell table:formula="of:=DEGREES(ACOS(COS(RADIANS(90.833))/(COS(RADIANS([.$B$2]))*COS(RADIANS([.T266])))-TAN(RADIANS([.$B$2]))*TAN(RADIANS([.T266]))))" office:value-type="float" office:value="91.198689775518">
            <text:p>91.2</text:p>
          </table:table-cell>
          <table:table-cell table:style-name="ce7" table:formula="of:=(720-4*[.$B$3]-[.V266]+[.$B$4]*60)/1440" office:value-type="float" office:value="0.494909802828822">
            <text:p>11:52:40</text:p>
          </table:table-cell>
          <table:table-cell table:style-name="ce7" table:formula="of:=([.X266]*1440-[.W266]*4)/1440" office:value-type="float" office:value="0.241580109007938">
            <text:p>5:47:53</text:p>
          </table:table-cell>
          <table:table-cell table:style-name="ce7" table:formula="of:=([.X266]*1440+[.W266]*4)/1440" office:value-type="float" office:value="0.748239496649705">
            <text:p>17:57:28</text:p>
          </table:table-cell>
          <table:table-cell table:formula="of:=8*[.W266]" office:value-type="float" office:value="729.589518204144">
            <text:p>729.59</text:p>
          </table:table-cell>
          <table:table-cell table:formula="of:=MOD([.E266]*1440+[.V266]+4*[.$B$3]-60*[.$B$4];1440)" office:value-type="float" office:value="727.329883926497">
            <text:p>727.33</text:p>
          </table:table-cell>
          <table:table-cell table:formula="of:=IF([.AB266]/4&lt;0;[.AB266]/4+180;[.AB266]/4-180)" office:value-type="float" office:value="1.83247098162423">
            <text:p>1.83</text:p>
          </table:table-cell>
          <table:table-cell table:formula="of:=DEGREES(ACOS(SIN(RADIANS([.$B$2]))*SIN(RADIANS([.T266]))+COS(RADIANS([.$B$2]))*COS(RADIANS([.T266]))*COS(RADIANS([.AC266]))))" office:value-type="float" office:value="39.9024408545939">
            <text:p>39.9</text:p>
          </table:table-cell>
          <table:table-cell table:formula="of:=90-[.AD266]" office:value-type="float" office:value="50.0975591454061">
            <text:p>50.1</text:p>
          </table:table-cell>
          <table:table-cell table:formula="of:=IF([.AE266]&gt;85;0;IF([.AE266]&gt;5;58.1/TAN(RADIANS([.AE266]))-0.07/POWER(TAN(RADIANS([.AE266]));3)+0.000086/POWER(TAN(RADIANS([.AE266]));5);IF([.AE266]&gt;-0.575;1735+[.AE266]*(-518.2+[.AE266]*(103.4+[.AE266]*(-12.79+[.AE266]*0.711)));-20.772/TAN(RADIANS([.AE266])))))/3600" office:value-type="float" office:value="0.0134840144733036">
            <text:p>0.01</text:p>
          </table:table-cell>
          <table:table-cell table:formula="of:=[.AE266]+[.AF266]" office:value-type="float" office:value="50.1110431598794">
            <text:p>50.11</text:p>
          </table:table-cell>
          <table:table-cell table:formula="of:=IF([.AC266]&gt;0;MOD(DEGREES(ACOS(((SIN(RADIANS([.$B$2]))*COS(RADIANS([.AD266])))-SIN(RADIANS([.T266])))/(COS(RADIANS([.$B$2]))*SIN(RADIANS([.AD266])))))+180;360);MOD(540-DEGREES(ACOS(((SIN(RADIANS([.$B$2]))*COS(RADIANS([.AD266])))-SIN(RADIANS([.T266])))/(COS(RADIANS([.$B$2]))*SIN(RADIANS([.AD266])))));360))" office:value-type="float" office:value="182.857309220749">
            <text:p>182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6]+1" office:value-type="date" office:date-value="2010-09-23">
            <text:p>9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7]+2415018.5+[.E267]-[.$B$4]/24" office:value-type="float" office:value="2455463.29166667">
            <text:p>2455463.29</text:p>
          </table:table-cell>
          <table:table-cell table:style-name="ce9" table:formula="of:=([.F267]-2451545)/36525" office:value-type="float" office:value="0.107276979237961">
            <text:p>0.10727698</text:p>
          </table:table-cell>
          <table:table-cell/>
          <table:table-cell table:formula="of:=MOD(280.46646+[.G267]*(36000.76983+[.G267]*0.0003032);360)" office:value-type="float" office:value="182.520301092841">
            <text:p>182.52</text:p>
          </table:table-cell>
          <table:table-cell table:formula="of:=357.52911+[.G267]*(35999.05029-0.0001537*[.G267])" office:value-type="float" office:value="4219.3984787778">
            <text:p>4219.4</text:p>
          </table:table-cell>
          <table:table-cell table:formula="of:=0.016708634-[.G267]*(0.000042037+0.0000001267*[.G267])" office:value-type="float" office:value="0.0167041229395158">
            <text:p>0.02</text:p>
          </table:table-cell>
          <table:table-cell table:formula="of:=SIN(RADIANS([.J267]))*(1.914602-[.G267]*(0.004817+0.000014*[.G267]))+SIN(RADIANS(2*[.J267]))*(0.019993-0.000101*[.G267])+SIN(RADIANS(3*[.J267]))*0.000289" office:value-type="float" office:value="-1.87393990505022">
            <text:p>-1.87</text:p>
          </table:table-cell>
          <table:table-cell table:formula="of:=[.I267]+[.L267]" office:value-type="float" office:value="180.646361187791">
            <text:p>180.65</text:p>
          </table:table-cell>
          <table:table-cell table:formula="of:=[.J267]+[.L267]" office:value-type="float" office:value="4217.52453887275">
            <text:p>4217.52</text:p>
          </table:table-cell>
          <table:table-cell table:formula="of:=(1.000001018*(1-[.K267]*[.K267]))/(1+[.K267]*COS(RADIANS([.N267])))" office:value-type="float" office:value="1.00334250029397">
            <text:p>1</text:p>
          </table:table-cell>
          <table:table-cell table:formula="of:=[.M267]-0.00569-0.00478*SIN(RADIANS(125.04-1934.136*[.G267]))" office:value-type="float" office:value="180.645409728962">
            <text:p>180.65</text:p>
          </table:table-cell>
          <table:table-cell table:formula="of:=23+(26+((21.448-[.G267]*(46.815+[.G267]*(0.00059-[.G267]*0.001813))))/60)/60" office:value-type="float" office:value="23.4378960621293">
            <text:p>23.44</text:p>
          </table:table-cell>
          <table:table-cell table:formula="of:=[.Q267]+0.00256*COS(RADIANS(125.04-1934.136*[.G267]))" office:value-type="float" office:value="23.4382325006998">
            <text:p>23.44</text:p>
          </table:table-cell>
          <table:table-cell table:formula="of:=DEGREES(ATAN2(COS(RADIANS([.P267]));COS(RADIANS([.R267]))*SIN(RADIANS([.P267]))))" office:value-type="float" office:value="-179.407839445124">
            <text:p>-179.41</text:p>
          </table:table-cell>
          <table:table-cell table:formula="of:=DEGREES(ASIN(SIN(RADIANS([.R267]))*SIN(RADIANS([.P267]))))" office:value-type="float" office:value="-0.256713735421517">
            <text:p>-0.26</text:p>
          </table:table-cell>
          <table:table-cell table:formula="of:=TAN(RADIANS([.R267]/2))*TAN(RADIANS([.R267]/2))" office:value-type="float" office:value="0.0430305315765914">
            <text:p>0.04</text:p>
          </table:table-cell>
          <table:table-cell table:formula="of:=4*DEGREES([.U267]*SIN(2*RADIANS([.I267]))-2*[.K267]*SIN(RADIANS([.J267]))+4*[.K267]*[.U267]*SIN(RADIANS([.J267]))*COS(2*RADIANS([.I267]))-0.5*[.U267]*[.U267]*SIN(4*RADIANS([.I267]))-1.25*[.K267]*[.K267]*SIN(2*RADIANS([.J267])))" office:value-type="float" office:value="7.68115705570985">
            <text:p>7.68</text:p>
          </table:table-cell>
          <table:table-cell table:formula="of:=DEGREES(ACOS(COS(RADIANS(90.833))/(COS(RADIANS([.$B$2]))*COS(RADIANS([.T267])))-TAN(RADIANS([.$B$2]))*TAN(RADIANS([.T267]))))" office:value-type="float" office:value="90.8720006998637">
            <text:p>90.87</text:p>
          </table:table-cell>
          <table:table-cell table:style-name="ce7" table:formula="of:=(720-4*[.$B$3]-[.V267]+[.$B$4]*60)/1440" office:value-type="float" office:value="0.494665863155757">
            <text:p>11:52:19</text:p>
          </table:table-cell>
          <table:table-cell table:style-name="ce7" table:formula="of:=([.X267]*1440-[.W267]*4)/1440" office:value-type="float" office:value="0.242243638989469">
            <text:p>5:48:50</text:p>
          </table:table-cell>
          <table:table-cell table:style-name="ce7" table:formula="of:=([.X267]*1440+[.W267]*4)/1440" office:value-type="float" office:value="0.747088087322045">
            <text:p>17:55:48</text:p>
          </table:table-cell>
          <table:table-cell table:formula="of:=8*[.W267]" office:value-type="float" office:value="726.97600559891">
            <text:p>726.98</text:p>
          </table:table-cell>
          <table:table-cell table:formula="of:=MOD([.E267]*1440+[.V267]+4*[.$B$3]-60*[.$B$4];1440)" office:value-type="float" office:value="727.68115705571">
            <text:p>727.68</text:p>
          </table:table-cell>
          <table:table-cell table:formula="of:=IF([.AB267]/4&lt;0;[.AB267]/4+180;[.AB267]/4-180)" office:value-type="float" office:value="1.92028926392746">
            <text:p>1.92</text:p>
          </table:table-cell>
          <table:table-cell table:formula="of:=DEGREES(ACOS(SIN(RADIANS([.$B$2]))*SIN(RADIANS([.T267]))+COS(RADIANS([.$B$2]))*COS(RADIANS([.T267]))*COS(RADIANS([.AC267]))))" office:value-type="float" office:value="40.2948416526171">
            <text:p>40.29</text:p>
          </table:table-cell>
          <table:table-cell table:formula="of:=90-[.AD267]" office:value-type="float" office:value="49.7051583473829">
            <text:p>49.71</text:p>
          </table:table-cell>
          <table:table-cell table:formula="of:=IF([.AE267]&gt;85;0;IF([.AE267]&gt;5;58.1/TAN(RADIANS([.AE267]))-0.07/POWER(TAN(RADIANS([.AE267]));3)+0.000086/POWER(TAN(RADIANS([.AE267]));5);IF([.AE267]&gt;-0.575;1735+[.AE267]*(-518.2+[.AE267]*(103.4+[.AE267]*(-12.79+[.AE267]*0.711)));-20.772/TAN(RADIANS([.AE267])))))/3600" office:value-type="float" office:value="0.013672432461353">
            <text:p>0.01</text:p>
          </table:table-cell>
          <table:table-cell table:formula="of:=[.AE267]+[.AF267]" office:value-type="float" office:value="49.7188307798443">
            <text:p>49.72</text:p>
          </table:table-cell>
          <table:table-cell table:formula="of:=IF([.AC267]&gt;0;MOD(DEGREES(ACOS(((SIN(RADIANS([.$B$2]))*COS(RADIANS([.AD267])))-SIN(RADIANS([.T267])))/(COS(RADIANS([.$B$2]))*SIN(RADIANS([.AD267])))))+180;360);MOD(540-DEGREES(ACOS(((SIN(RADIANS([.$B$2]))*COS(RADIANS([.AD267])))-SIN(RADIANS([.T267])))/(COS(RADIANS([.$B$2]))*SIN(RADIANS([.AD267])))));360))" office:value-type="float" office:value="182.970013728935">
            <text:p>182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7]+1" office:value-type="date" office:date-value="2010-09-24">
            <text:p>9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8]+2415018.5+[.E268]-[.$B$4]/24" office:value-type="float" office:value="2455464.29166667">
            <text:p>2455464.29</text:p>
          </table:table-cell>
          <table:table-cell table:style-name="ce9" table:formula="of:=([.F268]-2451545)/36525" office:value-type="float" office:value="0.107304357745832">
            <text:p>0.10730436</text:p>
          </table:table-cell>
          <table:table-cell/>
          <table:table-cell table:formula="of:=MOD(280.46646+[.G268]*(36000.76983+[.G268]*0.0003032);360)" office:value-type="float" office:value="183.505948454786">
            <text:p>183.51</text:p>
          </table:table-cell>
          <table:table-cell table:formula="of:=357.52911+[.G268]*(35999.05029-0.0001537*[.G268])" office:value-type="float" office:value="4220.38407905862">
            <text:p>4220.38</text:p>
          </table:table-cell>
          <table:table-cell table:formula="of:=0.016708634-[.G268]*(0.000042037+0.0000001267*[.G268])" office:value-type="float" office:value="0.0167041217878611">
            <text:p>0.02</text:p>
          </table:table-cell>
          <table:table-cell table:formula="of:=SIN(RADIANS([.J268]))*(1.914602-[.G268]*(0.004817+0.000014*[.G268]))+SIN(RADIANS(2*[.J268]))*(0.019993-0.000101*[.G268])+SIN(RADIANS(3*[.J268]))*0.000289" office:value-type="float" office:value="-1.88035631698499">
            <text:p>-1.88</text:p>
          </table:table-cell>
          <table:table-cell table:formula="of:=[.I268]+[.L268]" office:value-type="float" office:value="181.625592137801">
            <text:p>181.63</text:p>
          </table:table-cell>
          <table:table-cell table:formula="of:=[.J268]+[.L268]" office:value-type="float" office:value="4218.50372274163">
            <text:p>4218.5</text:p>
          </table:table-cell>
          <table:table-cell table:formula="of:=(1.000001018*(1-[.K268]*[.K268]))/(1+[.K268]*COS(RADIANS([.N268])))" office:value-type="float" office:value="1.00306138470472">
            <text:p>1</text:p>
          </table:table-cell>
          <table:table-cell table:formula="of:=[.M268]-0.00569-0.00478*SIN(RADIANS(125.04-1934.136*[.G268]))" office:value-type="float" office:value="181.624641257537">
            <text:p>181.62</text:p>
          </table:table-cell>
          <table:table-cell table:formula="of:=23+(26+((21.448-[.G268]*(46.815+[.G268]*(0.00059-[.G268]*0.001813))))/60)/60" office:value-type="float" office:value="23.4378957060941">
            <text:p>23.44</text:p>
          </table:table-cell>
          <table:table-cell table:formula="of:=[.Q268]+0.00256*COS(RADIANS(125.04-1934.136*[.G268]))" office:value-type="float" office:value="23.4382297990459">
            <text:p>23.44</text:p>
          </table:table-cell>
          <table:table-cell table:formula="of:=DEGREES(ATAN2(COS(RADIANS([.P268]));COS(RADIANS([.R268]))*SIN(RADIANS([.P268]))))" office:value-type="float" office:value="-178.509345619132">
            <text:p>-178.51</text:p>
          </table:table-cell>
          <table:table-cell table:formula="of:=DEGREES(ASIN(SIN(RADIANS([.R268]))*SIN(RADIANS([.P268]))))" office:value-type="float" office:value="-0.646144671631302">
            <text:p>-0.65</text:p>
          </table:table-cell>
          <table:table-cell table:formula="of:=TAN(RADIANS([.R268]/2))*TAN(RADIANS([.R268]/2))" office:value-type="float" office:value="0.0430305213744244">
            <text:p>0.04</text:p>
          </table:table-cell>
          <table:table-cell table:formula="of:=4*DEGREES([.U268]*SIN(2*RADIANS([.I268]))-2*[.K268]*SIN(RADIANS([.J268]))+4*[.K268]*[.U268]*SIN(RADIANS([.J268]))*COS(2*RADIANS([.I268]))-0.5*[.U268]*[.U268]*SIN(4*RADIANS([.I268]))-1.25*[.K268]*[.K268]*SIN(2*RADIANS([.J268])))" office:value-type="float" office:value="8.03035459000343">
            <text:p>8.03</text:p>
          </table:table-cell>
          <table:table-cell table:formula="of:=DEGREES(ACOS(COS(RADIANS(90.833))/(COS(RADIANS([.$B$2]))*COS(RADIANS([.T268])))-TAN(RADIANS([.$B$2]))*TAN(RADIANS([.T268]))))" office:value-type="float" office:value="90.5452406013691">
            <text:p>90.55</text:p>
          </table:table-cell>
          <table:table-cell table:style-name="ce7" table:formula="of:=(720-4*[.$B$3]-[.V268]+[.$B$4]*60)/1440" office:value-type="float" office:value="0.494423364868053">
            <text:p>11:51:58</text:p>
          </table:table-cell>
          <table:table-cell table:style-name="ce7" table:formula="of:=([.X268]*1440-[.W268]*4)/1440" office:value-type="float" office:value="0.242908807642028">
            <text:p>5:49:47</text:p>
          </table:table-cell>
          <table:table-cell table:style-name="ce7" table:formula="of:=([.X268]*1440+[.W268]*4)/1440" office:value-type="float" office:value="0.745937922094078">
            <text:p>17:54:09</text:p>
          </table:table-cell>
          <table:table-cell table:formula="of:=8*[.W268]" office:value-type="float" office:value="724.361924810953">
            <text:p>724.36</text:p>
          </table:table-cell>
          <table:table-cell table:formula="of:=MOD([.E268]*1440+[.V268]+4*[.$B$3]-60*[.$B$4];1440)" office:value-type="float" office:value="728.030354590003">
            <text:p>728.03</text:p>
          </table:table-cell>
          <table:table-cell table:formula="of:=IF([.AB268]/4&lt;0;[.AB268]/4+180;[.AB268]/4-180)" office:value-type="float" office:value="2.00758864750085">
            <text:p>2.01</text:p>
          </table:table-cell>
          <table:table-cell table:formula="of:=DEGREES(ACOS(SIN(RADIANS([.$B$2]))*SIN(RADIANS([.T268]))+COS(RADIANS([.$B$2]))*COS(RADIANS([.T268]))*COS(RADIANS([.AC268]))))" office:value-type="float" office:value="40.687483507424">
            <text:p>40.69</text:p>
          </table:table-cell>
          <table:table-cell table:formula="of:=90-[.AD268]" office:value-type="float" office:value="49.312516492576">
            <text:p>49.31</text:p>
          </table:table-cell>
          <table:table-cell table:formula="of:=IF([.AE268]&gt;85;0;IF([.AE268]&gt;5;58.1/TAN(RADIANS([.AE268]))-0.07/POWER(TAN(RADIANS([.AE268]));3)+0.000086/POWER(TAN(RADIANS([.AE268]));5);IF([.AE268]&gt;-0.575;1735+[.AE268]*(-518.2+[.AE268]*(103.4+[.AE268]*(-12.79+[.AE268]*0.711)));-20.772/TAN(RADIANS([.AE268])))))/3600" office:value-type="float" office:value="0.013863155594484">
            <text:p>0.01</text:p>
          </table:table-cell>
          <table:table-cell table:formula="of:=[.AE268]+[.AF268]" office:value-type="float" office:value="49.3263796481705">
            <text:p>49.33</text:p>
          </table:table-cell>
          <table:table-cell table:formula="of:=IF([.AC268]&gt;0;MOD(DEGREES(ACOS(((SIN(RADIANS([.$B$2]))*COS(RADIANS([.AD268])))-SIN(RADIANS([.T268])))/(COS(RADIANS([.$B$2]))*SIN(RADIANS([.AD268])))))+180;360);MOD(540-DEGREES(ACOS(((SIN(RADIANS([.$B$2]))*COS(RADIANS([.AD268])))-SIN(RADIANS([.T268])))/(COS(RADIANS([.$B$2]))*SIN(RADIANS([.AD268])))));360))" office:value-type="float" office:value="183.080098678809">
            <text:p>183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8]+1" office:value-type="date" office:date-value="2010-09-25">
            <text:p>9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9]+2415018.5+[.E269]-[.$B$4]/24" office:value-type="float" office:value="2455465.29166667">
            <text:p>2455465.29</text:p>
          </table:table-cell>
          <table:table-cell table:style-name="ce9" table:formula="of:=([.F269]-2451545)/36525" office:value-type="float" office:value="0.107331736253703">
            <text:p>0.10733174</text:p>
          </table:table-cell>
          <table:table-cell/>
          <table:table-cell table:formula="of:=MOD(280.46646+[.G269]*(36000.76983+[.G269]*0.0003032);360)" office:value-type="float" office:value="184.491595816731">
            <text:p>184.49</text:p>
          </table:table-cell>
          <table:table-cell table:formula="of:=357.52911+[.G269]*(35999.05029-0.0001537*[.G269])" office:value-type="float" office:value="4221.36967933944">
            <text:p>4221.37</text:p>
          </table:table-cell>
          <table:table-cell table:formula="of:=0.016708634-[.G269]*(0.000042037+0.0000001267*[.G269])" office:value-type="float" office:value="0.0167041206362062">
            <text:p>0.02</text:p>
          </table:table-cell>
          <table:table-cell table:formula="of:=SIN(RADIANS([.J269]))*(1.914602-[.G269]*(0.004817+0.000014*[.G269]))+SIN(RADIANS(2*[.J269]))*(0.019993-0.000101*[.G269])+SIN(RADIANS(3*[.J269]))*0.000289" office:value-type="float" office:value="-1.88622277097894">
            <text:p>-1.89</text:p>
          </table:table-cell>
          <table:table-cell table:formula="of:=[.I269]+[.L269]" office:value-type="float" office:value="182.605373045752">
            <text:p>182.61</text:p>
          </table:table-cell>
          <table:table-cell table:formula="of:=[.J269]+[.L269]" office:value-type="float" office:value="4219.48345656846">
            <text:p>4219.48</text:p>
          </table:table-cell>
          <table:table-cell table:formula="of:=(1.000001018*(1-[.K269]*[.K269]))/(1+[.K269]*COS(RADIANS([.N269])))" office:value-type="float" office:value="1.00277929005794">
            <text:p>1</text:p>
          </table:table-cell>
          <table:table-cell table:formula="of:=[.M269]-0.00569-0.00478*SIN(RADIANS(125.04-1934.136*[.G269]))" office:value-type="float" office:value="182.604422740003">
            <text:p>182.6</text:p>
          </table:table-cell>
          <table:table-cell table:formula="of:=23+(26+((21.448-[.G269]*(46.815+[.G269]*(0.00059-[.G269]*0.001813))))/60)/60" office:value-type="float" office:value="23.4378953500589">
            <text:p>23.44</text:p>
          </table:table-cell>
          <table:table-cell table:formula="of:=[.Q269]+0.00256*COS(RADIANS(125.04-1934.136*[.G269]))" office:value-type="float" office:value="23.4382270971067">
            <text:p>23.44</text:p>
          </table:table-cell>
          <table:table-cell table:formula="of:=DEGREES(ATAN2(COS(RADIANS([.P269]));COS(RADIANS([.R269]))*SIN(RADIANS([.P269]))))" office:value-type="float" office:value="-177.610209289943">
            <text:p>-177.61</text:p>
          </table:table-cell>
          <table:table-cell table:formula="of:=DEGREES(ASIN(SIN(RADIANS([.R269]))*SIN(RADIANS([.P269]))))" office:value-type="float" office:value="-1.03563517837749">
            <text:p>-1.04</text:p>
          </table:table-cell>
          <table:table-cell table:formula="of:=TAN(RADIANS([.R269]/2))*TAN(RADIANS([.R269]/2))" office:value-type="float" office:value="0.0430305111711811">
            <text:p>0.04</text:p>
          </table:table-cell>
          <table:table-cell table:formula="of:=4*DEGREES([.U269]*SIN(2*RADIANS([.I269]))-2*[.K269]*SIN(RADIANS([.J269]))+4*[.K269]*[.U269]*SIN(RADIANS([.J269]))*COS(2*RADIANS([.I269]))-0.5*[.U269]*[.U269]*SIN(4*RADIANS([.I269]))-1.25*[.K269]*[.K269]*SIN(2*RADIANS([.J269])))" office:value-type="float" office:value="8.37713759069313">
            <text:p>8.38</text:p>
          </table:table-cell>
          <table:table-cell table:formula="of:=DEGREES(ACOS(COS(RADIANS(90.833))/(COS(RADIANS([.$B$2]))*COS(RADIANS([.T269])))-TAN(RADIANS([.$B$2]))*TAN(RADIANS([.T269]))))" office:value-type="float" office:value="90.2184484003738">
            <text:p>90.22</text:p>
          </table:table-cell>
          <table:table-cell table:style-name="ce7" table:formula="of:=(720-4*[.$B$3]-[.V269]+[.$B$4]*60)/1440" office:value-type="float" office:value="0.494182543339796">
            <text:p>11:51:37</text:p>
          </table:table-cell>
          <table:table-cell table:style-name="ce7" table:formula="of:=([.X269]*1440-[.W269]*4)/1440" office:value-type="float" office:value="0.243575742227647">
            <text:p>5:50:45</text:p>
          </table:table-cell>
          <table:table-cell table:style-name="ce7" table:formula="of:=([.X269]*1440+[.W269]*4)/1440" office:value-type="float" office:value="0.744789344451946">
            <text:p>17:52:30</text:p>
          </table:table-cell>
          <table:table-cell table:formula="of:=8*[.W269]" office:value-type="float" office:value="721.747587202991">
            <text:p>721.75</text:p>
          </table:table-cell>
          <table:table-cell table:formula="of:=MOD([.E269]*1440+[.V269]+4*[.$B$3]-60*[.$B$4];1440)" office:value-type="float" office:value="728.377137590693">
            <text:p>728.38</text:p>
          </table:table-cell>
          <table:table-cell table:formula="of:=IF([.AB269]/4&lt;0;[.AB269]/4+180;[.AB269]/4-180)" office:value-type="float" office:value="2.09428439767328">
            <text:p>2.09</text:p>
          </table:table-cell>
          <table:table-cell table:formula="of:=DEGREES(ACOS(SIN(RADIANS([.$B$2]))*SIN(RADIANS([.T269]))+COS(RADIANS([.$B$2]))*COS(RADIANS([.T269]))*COS(RADIANS([.AC269]))))" office:value-type="float" office:value="41.0802629975192">
            <text:p>41.08</text:p>
          </table:table-cell>
          <table:table-cell table:formula="of:=90-[.AD269]" office:value-type="float" office:value="48.9197370024808">
            <text:p>48.92</text:p>
          </table:table-cell>
          <table:table-cell table:formula="of:=IF([.AE269]&gt;85;0;IF([.AE269]&gt;5;58.1/TAN(RADIANS([.AE269]))-0.07/POWER(TAN(RADIANS([.AE269]));3)+0.000086/POWER(TAN(RADIANS([.AE269]));5);IF([.AE269]&gt;-0.575;1735+[.AE269]*(-518.2+[.AE269]*(103.4+[.AE269]*(-12.79+[.AE269]*0.711)));-20.772/TAN(RADIANS([.AE269])))))/3600" office:value-type="float" office:value="0.0140561932460019">
            <text:p>0.01</text:p>
          </table:table-cell>
          <table:table-cell table:formula="of:=[.AE269]+[.AF269]" office:value-type="float" office:value="48.9337931957268">
            <text:p>48.93</text:p>
          </table:table-cell>
          <table:table-cell table:formula="of:=IF([.AC269]&gt;0;MOD(DEGREES(ACOS(((SIN(RADIANS([.$B$2]))*COS(RADIANS([.AD269])))-SIN(RADIANS([.T269])))/(COS(RADIANS([.$B$2]))*SIN(RADIANS([.AD269])))))+180;360);MOD(540-DEGREES(ACOS(((SIN(RADIANS([.$B$2]))*COS(RADIANS([.AD269])))-SIN(RADIANS([.T269])))/(COS(RADIANS([.$B$2]))*SIN(RADIANS([.AD269])))));360))" office:value-type="float" office:value="183.187500401665">
            <text:p>183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9]+1" office:value-type="date" office:date-value="2010-09-26">
            <text:p>9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0]+2415018.5+[.E270]-[.$B$4]/24" office:value-type="float" office:value="2455466.29166667">
            <text:p>2455466.29</text:p>
          </table:table-cell>
          <table:table-cell table:style-name="ce9" table:formula="of:=([.F270]-2451545)/36525" office:value-type="float" office:value="0.107359114761575">
            <text:p>0.10735911</text:p>
          </table:table-cell>
          <table:table-cell/>
          <table:table-cell table:formula="of:=MOD(280.46646+[.G270]*(36000.76983+[.G270]*0.0003032);360)" office:value-type="float" office:value="185.477243178678">
            <text:p>185.48</text:p>
          </table:table-cell>
          <table:table-cell table:formula="of:=357.52911+[.G270]*(35999.05029-0.0001537*[.G270])" office:value-type="float" office:value="4222.35527962026">
            <text:p>4222.36</text:p>
          </table:table-cell>
          <table:table-cell table:formula="of:=0.016708634-[.G270]*(0.000042037+0.0000001267*[.G270])" office:value-type="float" office:value="0.0167041194845512">
            <text:p>0.02</text:p>
          </table:table-cell>
          <table:table-cell table:formula="of:=SIN(RADIANS([.J270]))*(1.914602-[.G270]*(0.004817+0.000014*[.G270]))+SIN(RADIANS(2*[.J270]))*(0.019993-0.000101*[.G270])+SIN(RADIANS(3*[.J270]))*0.000289" office:value-type="float" office:value="-1.89153696795117">
            <text:p>-1.89</text:p>
          </table:table-cell>
          <table:table-cell table:formula="of:=[.I270]+[.L270]" office:value-type="float" office:value="183.585706210727">
            <text:p>183.59</text:p>
          </table:table-cell>
          <table:table-cell table:formula="of:=[.J270]+[.L270]" office:value-type="float" office:value="4220.46374265231">
            <text:p>4220.46</text:p>
          </table:table-cell>
          <table:table-cell table:formula="of:=(1.000001018*(1-[.K270]*[.K270]))/(1+[.K270]*COS(RADIANS([.N270])))" office:value-type="float" office:value="1.00249629830712">
            <text:p>1</text:p>
          </table:table-cell>
          <table:table-cell table:formula="of:=[.M270]-0.00569-0.00478*SIN(RADIANS(125.04-1934.136*[.G270]))" office:value-type="float" office:value="183.584756475445">
            <text:p>183.58</text:p>
          </table:table-cell>
          <table:table-cell table:formula="of:=23+(26+((21.448-[.G270]*(46.815+[.G270]*(0.00059-[.G270]*0.001813))))/60)/60" office:value-type="float" office:value="23.4378949940238">
            <text:p>23.44</text:p>
          </table:table-cell>
          <table:table-cell table:formula="of:=[.Q270]+0.00256*COS(RADIANS(125.04-1934.136*[.G270]))" office:value-type="float" office:value="23.438224394884">
            <text:p>23.44</text:p>
          </table:table-cell>
          <table:table-cell table:formula="of:=DEGREES(ATAN2(COS(RADIANS([.P270]));COS(RADIANS([.R270]))*SIN(RADIANS([.P270]))))" office:value-type="float" office:value="-176.710344990922">
            <text:p>-176.71</text:p>
          </table:table-cell>
          <table:table-cell table:formula="of:=DEGREES(ASIN(SIN(RADIANS([.R270]))*SIN(RADIANS([.P270]))))" office:value-type="float" office:value="-1.42508985824555">
            <text:p>-1.43</text:p>
          </table:table-cell>
          <table:table-cell table:formula="of:=TAN(RADIANS([.R270]/2))*TAN(RADIANS([.R270]/2))" office:value-type="float" office:value="0.0430305009668689">
            <text:p>0.04</text:p>
          </table:table-cell>
          <table:table-cell table:formula="of:=4*DEGREES([.U270]*SIN(2*RADIANS([.I270]))-2*[.K270]*SIN(RADIANS([.J270]))+4*[.K270]*[.U270]*SIN(RADIANS([.J270]))*COS(2*RADIANS([.I270]))-0.5*[.U270]*[.U270]*SIN(4*RADIANS([.I270]))-1.25*[.K270]*[.K270]*SIN(2*RADIANS([.J270])))" office:value-type="float" office:value="8.72116591696628">
            <text:p>8.72</text:p>
          </table:table-cell>
          <table:table-cell table:formula="of:=DEGREES(ACOS(COS(RADIANS(90.833))/(COS(RADIANS([.$B$2]))*COS(RADIANS([.T270])))-TAN(RADIANS([.$B$2]))*TAN(RADIANS([.T270]))))" office:value-type="float" office:value="89.891663307502">
            <text:p>89.89</text:p>
          </table:table-cell>
          <table:table-cell table:style-name="ce7" table:formula="of:=(720-4*[.$B$3]-[.V270]+[.$B$4]*60)/1440" office:value-type="float" office:value="0.493943634779884">
            <text:p>11:51:17</text:p>
          </table:table-cell>
          <table:table-cell table:style-name="ce7" table:formula="of:=([.X270]*1440-[.W270]*4)/1440" office:value-type="float" office:value="0.244244570036823">
            <text:p>5:51:43</text:p>
          </table:table-cell>
          <table:table-cell table:style-name="ce7" table:formula="of:=([.X270]*1440+[.W270]*4)/1440" office:value-type="float" office:value="0.743642699522946">
            <text:p>17:50:51</text:p>
          </table:table-cell>
          <table:table-cell table:formula="of:=8*[.W270]" office:value-type="float" office:value="719.133306460016">
            <text:p>719.13</text:p>
          </table:table-cell>
          <table:table-cell table:formula="of:=MOD([.E270]*1440+[.V270]+4*[.$B$3]-60*[.$B$4];1440)" office:value-type="float" office:value="728.721165916966">
            <text:p>728.72</text:p>
          </table:table-cell>
          <table:table-cell table:formula="of:=IF([.AB270]/4&lt;0;[.AB270]/4+180;[.AB270]/4-180)" office:value-type="float" office:value="2.18029147924156">
            <text:p>2.18</text:p>
          </table:table-cell>
          <table:table-cell table:formula="of:=DEGREES(ACOS(SIN(RADIANS([.$B$2]))*SIN(RADIANS([.T270]))+COS(RADIANS([.$B$2]))*COS(RADIANS([.T270]))*COS(RADIANS([.AC270]))))" office:value-type="float" office:value="41.4730759918611">
            <text:p>41.47</text:p>
          </table:table-cell>
          <table:table-cell table:formula="of:=90-[.AD270]" office:value-type="float" office:value="48.5269240081389">
            <text:p>48.53</text:p>
          </table:table-cell>
          <table:table-cell table:formula="of:=IF([.AE270]&gt;85;0;IF([.AE270]&gt;5;58.1/TAN(RADIANS([.AE270]))-0.07/POWER(TAN(RADIANS([.AE270]));3)+0.000086/POWER(TAN(RADIANS([.AE270]));5);IF([.AE270]&gt;-0.575;1735+[.AE270]*(-518.2+[.AE270]*(103.4+[.AE270]*(-12.79+[.AE270]*0.711)));-20.772/TAN(RADIANS([.AE270])))))/3600" office:value-type="float" office:value="0.0142515539431784">
            <text:p>0.01</text:p>
          </table:table-cell>
          <table:table-cell table:formula="of:=[.AE270]+[.AF270]" office:value-type="float" office:value="48.5411755620821">
            <text:p>48.54</text:p>
          </table:table-cell>
          <table:table-cell table:formula="of:=IF([.AC270]&gt;0;MOD(DEGREES(ACOS(((SIN(RADIANS([.$B$2]))*COS(RADIANS([.AD270])))-SIN(RADIANS([.T270])))/(COS(RADIANS([.$B$2]))*SIN(RADIANS([.AD270])))))+180;360);MOD(540-DEGREES(ACOS(((SIN(RADIANS([.$B$2]))*COS(RADIANS([.AD270])))-SIN(RADIANS([.T270])))/(COS(RADIANS([.$B$2]))*SIN(RADIANS([.AD270])))));360))" office:value-type="float" office:value="183.292157443973">
            <text:p>183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0]+1" office:value-type="date" office:date-value="2010-09-27">
            <text:p>9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1]+2415018.5+[.E271]-[.$B$4]/24" office:value-type="float" office:value="2455467.29166667">
            <text:p>2455467.29</text:p>
          </table:table-cell>
          <table:table-cell table:style-name="ce9" table:formula="of:=([.F271]-2451545)/36525" office:value-type="float" office:value="0.107386493269446">
            <text:p>0.10738649</text:p>
          </table:table-cell>
          <table:table-cell/>
          <table:table-cell table:formula="of:=MOD(280.46646+[.G271]*(36000.76983+[.G271]*0.0003032);360)" office:value-type="float" office:value="186.462890540625">
            <text:p>186.46</text:p>
          </table:table-cell>
          <table:table-cell table:formula="of:=357.52911+[.G271]*(35999.05029-0.0001537*[.G271])" office:value-type="float" office:value="4223.34087990108">
            <text:p>4223.34</text:p>
          </table:table-cell>
          <table:table-cell table:formula="of:=0.016708634-[.G271]*(0.000042037+0.0000001267*[.G271])" office:value-type="float" office:value="0.0167041183328959">
            <text:p>0.02</text:p>
          </table:table-cell>
          <table:table-cell table:formula="of:=SIN(RADIANS([.J271]))*(1.914602-[.G271]*(0.004817+0.000014*[.G271]))+SIN(RADIANS(2*[.J271]))*(0.019993-0.000101*[.G271])+SIN(RADIANS(3*[.J271]))*0.000289" office:value-type="float" office:value="-1.89629676436763">
            <text:p>-1.9</text:p>
          </table:table-cell>
          <table:table-cell table:formula="of:=[.I271]+[.L271]" office:value-type="float" office:value="184.566593776258">
            <text:p>184.57</text:p>
          </table:table-cell>
          <table:table-cell table:formula="of:=[.J271]+[.L271]" office:value-type="float" office:value="4221.44458313672">
            <text:p>4221.44</text:p>
          </table:table-cell>
          <table:table-cell table:formula="of:=(1.000001018*(1-[.K271]*[.K271]))/(1+[.K271]*COS(RADIANS([.N271])))" office:value-type="float" office:value="1.00221249180585">
            <text:p>1</text:p>
          </table:table-cell>
          <table:table-cell table:formula="of:=[.M271]-0.00569-0.00478*SIN(RADIANS(125.04-1934.136*[.G271]))" office:value-type="float" office:value="184.565644607394">
            <text:p>184.57</text:p>
          </table:table-cell>
          <table:table-cell table:formula="of:=23+(26+((21.448-[.G271]*(46.815+[.G271]*(0.00059-[.G271]*0.001813))))/60)/60" office:value-type="float" office:value="23.4378946379886">
            <text:p>23.44</text:p>
          </table:table-cell>
          <table:table-cell table:formula="of:=[.Q271]+0.00256*COS(RADIANS(125.04-1934.136*[.G271]))" office:value-type="float" office:value="23.43822169238">
            <text:p>23.44</text:p>
          </table:table-cell>
          <table:table-cell table:formula="of:=DEGREES(ATAN2(COS(RADIANS([.P271]));COS(RADIANS([.R271]))*SIN(RADIANS([.P271]))))" office:value-type="float" office:value="-175.809667251647">
            <text:p>-175.81</text:p>
          </table:table-cell>
          <table:table-cell table:formula="of:=DEGREES(ASIN(SIN(RADIANS([.R271]))*SIN(RADIANS([.P271]))))" office:value-type="float" office:value="-1.81441289330335">
            <text:p>-1.81</text:p>
          </table:table-cell>
          <table:table-cell table:formula="of:=TAN(RADIANS([.R271]/2))*TAN(RADIANS([.R271]/2))" office:value-type="float" office:value="0.0430304907614956">
            <text:p>0.04</text:p>
          </table:table-cell>
          <table:table-cell table:formula="of:=4*DEGREES([.U271]*SIN(2*RADIANS([.I271]))-2*[.K271]*SIN(RADIANS([.J271]))+4*[.K271]*[.U271]*SIN(RADIANS([.J271]))*COS(2*RADIANS([.I271]))-0.5*[.U271]*[.U271]*SIN(4*RADIANS([.I271]))-1.25*[.K271]*[.K271]*SIN(2*RADIANS([.J271])))" office:value-type="float" office:value="9.06209838549974">
            <text:p>9.06</text:p>
          </table:table-cell>
          <table:table-cell table:formula="of:=DEGREES(ACOS(COS(RADIANS(90.833))/(COS(RADIANS([.$B$2]))*COS(RADIANS([.T271])))-TAN(RADIANS([.$B$2]))*TAN(RADIANS([.T271]))))" office:value-type="float" office:value="89.5649249121359">
            <text:p>89.56</text:p>
          </table:table-cell>
          <table:table-cell table:style-name="ce7" table:formula="of:=(720-4*[.$B$3]-[.V271]+[.$B$4]*60)/1440" office:value-type="float" office:value="0.493706876121181">
            <text:p>11:50:56</text:p>
          </table:table-cell>
          <table:table-cell table:style-name="ce7" table:formula="of:=([.X271]*1440-[.W271]*4)/1440" office:value-type="float" office:value="0.244915418031914">
            <text:p>5:52:41</text:p>
          </table:table-cell>
          <table:table-cell table:style-name="ce7" table:formula="of:=([.X271]*1440+[.W271]*4)/1440" office:value-type="float" office:value="0.742498334210447">
            <text:p>17:49:12</text:p>
          </table:table-cell>
          <table:table-cell table:formula="of:=8*[.W271]" office:value-type="float" office:value="716.519399297087">
            <text:p>716.52</text:p>
          </table:table-cell>
          <table:table-cell table:formula="of:=MOD([.E271]*1440+[.V271]+4*[.$B$3]-60*[.$B$4];1440)" office:value-type="float" office:value="729.0620983855">
            <text:p>729.06</text:p>
          </table:table-cell>
          <table:table-cell table:formula="of:=IF([.AB271]/4&lt;0;[.AB271]/4+180;[.AB271]/4-180)" office:value-type="float" office:value="2.26552459637494">
            <text:p>2.27</text:p>
          </table:table-cell>
          <table:table-cell table:formula="of:=DEGREES(ACOS(SIN(RADIANS([.$B$2]))*SIN(RADIANS([.T271]))+COS(RADIANS([.$B$2]))*COS(RADIANS([.T271]))*COS(RADIANS([.AC271]))))" office:value-type="float" office:value="41.8658176584836">
            <text:p>41.87</text:p>
          </table:table-cell>
          <table:table-cell table:formula="of:=90-[.AD271]" office:value-type="float" office:value="48.1341823415164">
            <text:p>48.13</text:p>
          </table:table-cell>
          <table:table-cell table:formula="of:=IF([.AE271]&gt;85;0;IF([.AE271]&gt;5;58.1/TAN(RADIANS([.AE271]))-0.07/POWER(TAN(RADIANS([.AE271]));3)+0.000086/POWER(TAN(RADIANS([.AE271]));5);IF([.AE271]&gt;-0.575;1735+[.AE271]*(-518.2+[.AE271]*(103.4+[.AE271]*(-12.79+[.AE271]*0.711)));-20.772/TAN(RADIANS([.AE271])))))/3600" office:value-type="float" office:value="0.0144492452709405">
            <text:p>0.01</text:p>
          </table:table-cell>
          <table:table-cell table:formula="of:=[.AE271]+[.AF271]" office:value-type="float" office:value="48.1486315867873">
            <text:p>48.15</text:p>
          </table:table-cell>
          <table:table-cell table:formula="of:=IF([.AC271]&gt;0;MOD(DEGREES(ACOS(((SIN(RADIANS([.$B$2]))*COS(RADIANS([.AD271])))-SIN(RADIANS([.T271])))/(COS(RADIANS([.$B$2]))*SIN(RADIANS([.AD271])))))+180;360);MOD(540-DEGREES(ACOS(((SIN(RADIANS([.$B$2]))*COS(RADIANS([.AD271])))-SIN(RADIANS([.T271])))/(COS(RADIANS([.$B$2]))*SIN(RADIANS([.AD271])))));360))" office:value-type="float" office:value="183.394010517141">
            <text:p>183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1]+1" office:value-type="date" office:date-value="2010-09-28">
            <text:p>9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2]+2415018.5+[.E272]-[.$B$4]/24" office:value-type="float" office:value="2455468.29166667">
            <text:p>2455468.29</text:p>
          </table:table-cell>
          <table:table-cell table:style-name="ce9" table:formula="of:=([.F272]-2451545)/36525" office:value-type="float" office:value="0.107413871777317">
            <text:p>0.10741387</text:p>
          </table:table-cell>
          <table:table-cell/>
          <table:table-cell table:formula="of:=MOD(280.46646+[.G272]*(36000.76983+[.G272]*0.0003032);360)" office:value-type="float" office:value="187.448537902573">
            <text:p>187.45</text:p>
          </table:table-cell>
          <table:table-cell table:formula="of:=357.52911+[.G272]*(35999.05029-0.0001537*[.G272])" office:value-type="float" office:value="4224.3264801819">
            <text:p>4224.33</text:p>
          </table:table-cell>
          <table:table-cell table:formula="of:=0.016708634-[.G272]*(0.000042037+0.0000001267*[.G272])" office:value-type="float" office:value="0.0167041171812405">
            <text:p>0.02</text:p>
          </table:table-cell>
          <table:table-cell table:formula="of:=SIN(RADIANS([.J272]))*(1.914602-[.G272]*(0.004817+0.000014*[.G272]))+SIN(RADIANS(2*[.J272]))*(0.019993-0.000101*[.G272])+SIN(RADIANS(3*[.J272]))*0.000289" office:value-type="float" office:value="-1.90050017352976">
            <text:p>-1.9</text:p>
          </table:table-cell>
          <table:table-cell table:formula="of:=[.I272]+[.L272]" office:value-type="float" office:value="185.548037729043">
            <text:p>185.55</text:p>
          </table:table-cell>
          <table:table-cell table:formula="of:=[.J272]+[.L272]" office:value-type="float" office:value="4222.42598000837">
            <text:p>4222.43</text:p>
          </table:table-cell>
          <table:table-cell table:formula="of:=(1.000001018*(1-[.K272]*[.K272]))/(1+[.K272]*COS(RADIANS([.N272])))" office:value-type="float" office:value="1.00192795328537">
            <text:p>1</text:p>
          </table:table-cell>
          <table:table-cell table:formula="of:=[.M272]-0.00569-0.00478*SIN(RADIANS(125.04-1934.136*[.G272]))" office:value-type="float" office:value="185.547089122548">
            <text:p>185.55</text:p>
          </table:table-cell>
          <table:table-cell table:formula="of:=23+(26+((21.448-[.G272]*(46.815+[.G272]*(0.00059-[.G272]*0.001813))))/60)/60" office:value-type="float" office:value="23.4378942819534">
            <text:p>23.44</text:p>
          </table:table-cell>
          <table:table-cell table:formula="of:=[.Q272]+0.00256*COS(RADIANS(125.04-1934.136*[.G272]))" office:value-type="float" office:value="23.4382189895966">
            <text:p>23.44</text:p>
          </table:table-cell>
          <table:table-cell table:formula="of:=DEGREES(ATAN2(COS(RADIANS([.P272]));COS(RADIANS([.R272]))*SIN(RADIANS([.P272]))))" office:value-type="float" office:value="-174.908090649743">
            <text:p>-174.91</text:p>
          </table:table-cell>
          <table:table-cell table:formula="of:=DEGREES(ASIN(SIN(RADIANS([.R272]))*SIN(RADIANS([.P272]))))" office:value-type="float" office:value="-2.20350803045694">
            <text:p>-2.2</text:p>
          </table:table-cell>
          <table:table-cell table:formula="of:=TAN(RADIANS([.R272]/2))*TAN(RADIANS([.R272]/2))" office:value-type="float" office:value="0.0430304805550686">
            <text:p>0.04</text:p>
          </table:table-cell>
          <table:table-cell table:formula="of:=4*DEGREES([.U272]*SIN(2*RADIANS([.I272]))-2*[.K272]*SIN(RADIANS([.J272]))+4*[.K272]*[.U272]*SIN(RADIANS([.J272]))*COS(2*RADIANS([.I272]))-0.5*[.U272]*[.U272]*SIN(4*RADIANS([.I272]))-1.25*[.K272]*[.K272]*SIN(2*RADIANS([.J272])))" office:value-type="float" office:value="9.39959294053915">
            <text:p>9.4</text:p>
          </table:table-cell>
          <table:table-cell table:formula="of:=DEGREES(ACOS(COS(RADIANS(90.833))/(COS(RADIANS([.$B$2]))*COS(RADIANS([.T272])))-TAN(RADIANS([.$B$2]))*TAN(RADIANS([.T272]))))" office:value-type="float" office:value="89.2382732713289">
            <text:p>89.24</text:p>
          </table:table-cell>
          <table:table-cell table:style-name="ce7" table:formula="of:=(720-4*[.$B$3]-[.V272]+[.$B$4]*60)/1440" office:value-type="float" office:value="0.493472504902403">
            <text:p>11:50:36</text:p>
          </table:table-cell>
          <table:table-cell table:style-name="ce7" table:formula="of:=([.X272]*1440-[.W272]*4)/1440" office:value-type="float" office:value="0.245588412482045">
            <text:p>5:53:39</text:p>
          </table:table-cell>
          <table:table-cell table:style-name="ce7" table:formula="of:=([.X272]*1440+[.W272]*4)/1440" office:value-type="float" office:value="0.741356597322761">
            <text:p>17:47:33</text:p>
          </table:table-cell>
          <table:table-cell table:formula="of:=8*[.W272]" office:value-type="float" office:value="713.906186170631">
            <text:p>713.91</text:p>
          </table:table-cell>
          <table:table-cell table:formula="of:=MOD([.E272]*1440+[.V272]+4*[.$B$3]-60*[.$B$4];1440)" office:value-type="float" office:value="729.399592940539">
            <text:p>729.4</text:p>
          </table:table-cell>
          <table:table-cell table:formula="of:=IF([.AB272]/4&lt;0;[.AB272]/4+180;[.AB272]/4-180)" office:value-type="float" office:value="2.34989823513479">
            <text:p>2.35</text:p>
          </table:table-cell>
          <table:table-cell table:formula="of:=DEGREES(ACOS(SIN(RADIANS([.$B$2]))*SIN(RADIANS([.T272]))+COS(RADIANS([.$B$2]))*COS(RADIANS([.T272]))*COS(RADIANS([.AC272]))))" office:value-type="float" office:value="42.2583824741737">
            <text:p>42.26</text:p>
          </table:table-cell>
          <table:table-cell table:formula="of:=90-[.AD272]" office:value-type="float" office:value="47.7416175258264">
            <text:p>47.74</text:p>
          </table:table-cell>
          <table:table-cell table:formula="of:=IF([.AE272]&gt;85;0;IF([.AE272]&gt;5;58.1/TAN(RADIANS([.AE272]))-0.07/POWER(TAN(RADIANS([.AE272]));3)+0.000086/POWER(TAN(RADIANS([.AE272]));5);IF([.AE272]&gt;-0.575;1735+[.AE272]*(-518.2+[.AE272]*(103.4+[.AE272]*(-12.79+[.AE272]*0.711)));-20.772/TAN(RADIANS([.AE272])))))/3600" office:value-type="float" office:value="0.0146492737702151">
            <text:p>0.01</text:p>
          </table:table-cell>
          <table:table-cell table:formula="of:=[.AE272]+[.AF272]" office:value-type="float" office:value="47.7562667995966">
            <text:p>47.76</text:p>
          </table:table-cell>
          <table:table-cell table:formula="of:=IF([.AC272]&gt;0;MOD(DEGREES(ACOS(((SIN(RADIANS([.$B$2]))*COS(RADIANS([.AD272])))-SIN(RADIANS([.T272])))/(COS(RADIANS([.$B$2]))*SIN(RADIANS([.AD272])))))+180;360);MOD(540-DEGREES(ACOS(((SIN(RADIANS([.$B$2]))*COS(RADIANS([.AD272])))-SIN(RADIANS([.T272])))/(COS(RADIANS([.$B$2]))*SIN(RADIANS([.AD272])))));360))" office:value-type="float" office:value="183.493002452329">
            <text:p>183.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2]+1" office:value-type="date" office:date-value="2010-09-29">
            <text:p>9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3]+2415018.5+[.E273]-[.$B$4]/24" office:value-type="float" office:value="2455469.29166667">
            <text:p>2455469.29</text:p>
          </table:table-cell>
          <table:table-cell table:style-name="ce9" table:formula="of:=([.F273]-2451545)/36525" office:value-type="float" office:value="0.107441250285189">
            <text:p>0.10744125</text:p>
          </table:table-cell>
          <table:table-cell/>
          <table:table-cell table:formula="of:=MOD(280.46646+[.G273]*(36000.76983+[.G273]*0.0003032);360)" office:value-type="float" office:value="188.43418526452">
            <text:p>188.43</text:p>
          </table:table-cell>
          <table:table-cell table:formula="of:=357.52911+[.G273]*(35999.05029-0.0001537*[.G273])" office:value-type="float" office:value="4225.31208046273">
            <text:p>4225.31</text:p>
          </table:table-cell>
          <table:table-cell table:formula="of:=0.016708634-[.G273]*(0.000042037+0.0000001267*[.G273])" office:value-type="float" office:value="0.0167041160295848">
            <text:p>0.02</text:p>
          </table:table-cell>
          <table:table-cell table:formula="of:=SIN(RADIANS([.J273]))*(1.914602-[.G273]*(0.004817+0.000014*[.G273]))+SIN(RADIANS(2*[.J273]))*(0.019993-0.000101*[.G273])+SIN(RADIANS(3*[.J273]))*0.000289" office:value-type="float" office:value="-1.90414536682765">
            <text:p>-1.9</text:p>
          </table:table-cell>
          <table:table-cell table:formula="of:=[.I273]+[.L273]" office:value-type="float" office:value="186.530039897693">
            <text:p>186.53</text:p>
          </table:table-cell>
          <table:table-cell table:formula="of:=[.J273]+[.L273]" office:value-type="float" office:value="4223.4079350959">
            <text:p>4223.41</text:p>
          </table:table-cell>
          <table:table-cell table:formula="of:=(1.000001018*(1-[.K273]*[.K273]))/(1+[.K273]*COS(RADIANS([.N273])))" office:value-type="float" office:value="1.00164276583184">
            <text:p>1</text:p>
          </table:table-cell>
          <table:table-cell table:formula="of:=[.M273]-0.00569-0.00478*SIN(RADIANS(125.04-1934.136*[.G273]))" office:value-type="float" office:value="186.529091849517">
            <text:p>186.53</text:p>
          </table:table-cell>
          <table:table-cell table:formula="of:=23+(26+((21.448-[.G273]*(46.815+[.G273]*(0.00059-[.G273]*0.001813))))/60)/60" office:value-type="float" office:value="23.4378939259183">
            <text:p>23.44</text:p>
          </table:table-cell>
          <table:table-cell table:formula="of:=[.Q273]+0.00256*COS(RADIANS(125.04-1934.136*[.G273]))" office:value-type="float" office:value="23.4382162865359">
            <text:p>23.44</text:p>
          </table:table-cell>
          <table:table-cell table:formula="of:=DEGREES(ATAN2(COS(RADIANS([.P273]));COS(RADIANS([.R273]))*SIN(RADIANS([.P273]))))" office:value-type="float" office:value="-174.005529863661">
            <text:p>-174.01</text:p>
          </table:table-cell>
          <table:table-cell table:formula="of:=DEGREES(ASIN(SIN(RADIANS([.R273]))*SIN(RADIANS([.P273]))))" office:value-type="float" office:value="-2.59227856717642">
            <text:p>-2.59</text:p>
          </table:table-cell>
          <table:table-cell table:formula="of:=TAN(RADIANS([.R273]/2))*TAN(RADIANS([.R273]/2))" office:value-type="float" office:value="0.0430304703475956">
            <text:p>0.04</text:p>
          </table:table-cell>
          <table:table-cell table:formula="of:=4*DEGREES([.U273]*SIN(2*RADIANS([.I273]))-2*[.K273]*SIN(RADIANS([.J273]))+4*[.K273]*[.U273]*SIN(RADIANS([.J273]))*COS(2*RADIANS([.I273]))-0.5*[.U273]*[.U273]*SIN(4*RADIANS([.I273]))-1.25*[.K273]*[.K273]*SIN(2*RADIANS([.J273])))" office:value-type="float" office:value="9.73330683532048">
            <text:p>9.73</text:p>
          </table:table-cell>
          <table:table-cell table:formula="of:=DEGREES(ACOS(COS(RADIANS(90.833))/(COS(RADIANS([.$B$2]))*COS(RADIANS([.T273])))-TAN(RADIANS([.$B$2]))*TAN(RADIANS([.T273]))))" office:value-type="float" office:value="88.9117489991356">
            <text:p>88.91</text:p>
          </table:table-cell>
          <table:table-cell table:style-name="ce7" table:formula="of:=(720-4*[.$B$3]-[.V273]+[.$B$4]*60)/1440" office:value-type="float" office:value="0.493240759142139">
            <text:p>11:50:16</text:p>
          </table:table-cell>
          <table:table-cell table:style-name="ce7" table:formula="of:=([.X273]*1440-[.W273]*4)/1440" office:value-type="float" office:value="0.246263678588984">
            <text:p>5:54:37</text:p>
          </table:table-cell>
          <table:table-cell table:style-name="ce7" table:formula="of:=([.X273]*1440+[.W273]*4)/1440" office:value-type="float" office:value="0.740217839695293">
            <text:p>17:45:55</text:p>
          </table:table-cell>
          <table:table-cell table:formula="of:=8*[.W273]" office:value-type="float" office:value="711.293991993085">
            <text:p>711.29</text:p>
          </table:table-cell>
          <table:table-cell table:formula="of:=MOD([.E273]*1440+[.V273]+4*[.$B$3]-60*[.$B$4];1440)" office:value-type="float" office:value="729.733306835321">
            <text:p>729.73</text:p>
          </table:table-cell>
          <table:table-cell table:formula="of:=IF([.AB273]/4&lt;0;[.AB273]/4+180;[.AB273]/4-180)" office:value-type="float" office:value="2.43332670883012">
            <text:p>2.43</text:p>
          </table:table-cell>
          <table:table-cell table:formula="of:=DEGREES(ACOS(SIN(RADIANS([.$B$2]))*SIN(RADIANS([.T273]))+COS(RADIANS([.$B$2]))*COS(RADIANS([.T273]))*COS(RADIANS([.AC273]))))" office:value-type="float" office:value="42.6506642352536">
            <text:p>42.65</text:p>
          </table:table-cell>
          <table:table-cell table:formula="of:=90-[.AD273]" office:value-type="float" office:value="47.3493357647464">
            <text:p>47.35</text:p>
          </table:table-cell>
          <table:table-cell table:formula="of:=IF([.AE273]&gt;85;0;IF([.AE273]&gt;5;58.1/TAN(RADIANS([.AE273]))-0.07/POWER(TAN(RADIANS([.AE273]));3)+0.000086/POWER(TAN(RADIANS([.AE273]));5);IF([.AE273]&gt;-0.575;1735+[.AE273]*(-518.2+[.AE273]*(103.4+[.AE273]*(-12.79+[.AE273]*0.711)));-20.772/TAN(RADIANS([.AE273])))))/3600" office:value-type="float" office:value="0.0148516448307504">
            <text:p>0.01</text:p>
          </table:table-cell>
          <table:table-cell table:formula="of:=[.AE273]+[.AF273]" office:value-type="float" office:value="47.3641874095772">
            <text:p>47.36</text:p>
          </table:table-cell>
          <table:table-cell table:formula="of:=IF([.AC273]&gt;0;MOD(DEGREES(ACOS(((SIN(RADIANS([.$B$2]))*COS(RADIANS([.AD273])))-SIN(RADIANS([.T273])))/(COS(RADIANS([.$B$2]))*SIN(RADIANS([.AD273])))))+180;360);MOD(540-DEGREES(ACOS(((SIN(RADIANS([.$B$2]))*COS(RADIANS([.AD273])))-SIN(RADIANS([.T273])))/(COS(RADIANS([.$B$2]))*SIN(RADIANS([.AD273])))));360))" office:value-type="float" office:value="183.58907816039">
            <text:p>183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3]+1" office:value-type="date" office:date-value="2010-09-30">
            <text:p>9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4]+2415018.5+[.E274]-[.$B$4]/24" office:value-type="float" office:value="2455470.29166667">
            <text:p>2455470.29</text:p>
          </table:table-cell>
          <table:table-cell table:style-name="ce9" table:formula="of:=([.F274]-2451545)/36525" office:value-type="float" office:value="0.10746862879306">
            <text:p>0.10746863</text:p>
          </table:table-cell>
          <table:table-cell/>
          <table:table-cell table:formula="of:=MOD(280.46646+[.G274]*(36000.76983+[.G274]*0.0003032);360)" office:value-type="float" office:value="189.419832626469">
            <text:p>189.42</text:p>
          </table:table-cell>
          <table:table-cell table:formula="of:=357.52911+[.G274]*(35999.05029-0.0001537*[.G274])" office:value-type="float" office:value="4226.29768074355">
            <text:p>4226.3</text:p>
          </table:table-cell>
          <table:table-cell table:formula="of:=0.016708634-[.G274]*(0.000042037+0.0000001267*[.G274])" office:value-type="float" office:value="0.016704114877929">
            <text:p>0.02</text:p>
          </table:table-cell>
          <table:table-cell table:formula="of:=SIN(RADIANS([.J274]))*(1.914602-[.G274]*(0.004817+0.000014*[.G274]))+SIN(RADIANS(2*[.J274]))*(0.019993-0.000101*[.G274])+SIN(RADIANS(3*[.J274]))*0.000289" office:value-type="float" office:value="-1.90723067495686">
            <text:p>-1.91</text:p>
          </table:table-cell>
          <table:table-cell table:formula="of:=[.I274]+[.L274]" office:value-type="float" office:value="187.512601951512">
            <text:p>187.51</text:p>
          </table:table-cell>
          <table:table-cell table:formula="of:=[.J274]+[.L274]" office:value-type="float" office:value="4224.39045006859">
            <text:p>4224.39</text:p>
          </table:table-cell>
          <table:table-cell table:formula="of:=(1.000001018*(1-[.K274]*[.K274]))/(1+[.K274]*COS(RADIANS([.N274])))" office:value-type="float" office:value="1.00135701286338">
            <text:p>1</text:p>
          </table:table-cell>
          <table:table-cell table:formula="of:=[.M274]-0.00569-0.00478*SIN(RADIANS(125.04-1934.136*[.G274]))" office:value-type="float" office:value="187.511654457604">
            <text:p>187.51</text:p>
          </table:table-cell>
          <table:table-cell table:formula="of:=23+(26+((21.448-[.G274]*(46.815+[.G274]*(0.00059-[.G274]*0.001813))))/60)/60" office:value-type="float" office:value="23.4378935698831">
            <text:p>23.44</text:p>
          </table:table-cell>
          <table:table-cell table:formula="of:=[.Q274]+0.00256*COS(RADIANS(125.04-1934.136*[.G274]))" office:value-type="float" office:value="23.4382135831998">
            <text:p>23.44</text:p>
          </table:table-cell>
          <table:table-cell table:formula="of:=DEGREES(ATAN2(COS(RADIANS([.P274]));COS(RADIANS([.R274]))*SIN(RADIANS([.P274]))))" office:value-type="float" office:value="-173.101899726513">
            <text:p>-173.1</text:p>
          </table:table-cell>
          <table:table-cell table:formula="of:=DEGREES(ASIN(SIN(RADIANS([.R274]))*SIN(RADIANS([.P274]))))" office:value-type="float" office:value="-2.98062733766229">
            <text:p>-2.98</text:p>
          </table:table-cell>
          <table:table-cell table:formula="of:=TAN(RADIANS([.R274]/2))*TAN(RADIANS([.R274]/2))" office:value-type="float" office:value="0.043030460139084">
            <text:p>0.04</text:p>
          </table:table-cell>
          <table:table-cell table:formula="of:=4*DEGREES([.U274]*SIN(2*RADIANS([.I274]))-2*[.K274]*SIN(RADIANS([.J274]))+4*[.K274]*[.U274]*SIN(RADIANS([.J274]))*COS(2*RADIANS([.I274]))-0.5*[.U274]*[.U274]*SIN(4*RADIANS([.I274]))-1.25*[.K274]*[.K274]*SIN(2*RADIANS([.J274])))" office:value-type="float" office:value="10.0628968256683">
            <text:p>10.06</text:p>
          </table:table-cell>
          <table:table-cell table:formula="of:=DEGREES(ACOS(COS(RADIANS(90.833))/(COS(RADIANS([.$B$2]))*COS(RADIANS([.T274])))-TAN(RADIANS([.$B$2]))*TAN(RADIANS([.T274]))))" office:value-type="float" office:value="88.5853933563278">
            <text:p>88.59</text:p>
          </table:table-cell>
          <table:table-cell table:style-name="ce7" table:formula="of:=(720-4*[.$B$3]-[.V274]+[.$B$4]*60)/1440" office:value-type="float" office:value="0.493011877204397">
            <text:p>11:49:56</text:p>
          </table:table-cell>
          <table:table-cell table:style-name="ce7" table:formula="of:=([.X274]*1440-[.W274]*4)/1440" office:value-type="float" office:value="0.246941340103487">
            <text:p>5:55:36</text:p>
          </table:table-cell>
          <table:table-cell table:style-name="ce7" table:formula="of:=([.X274]*1440+[.W274]*4)/1440" office:value-type="float" office:value="0.739082414305307">
            <text:p>17:44:17</text:p>
          </table:table-cell>
          <table:table-cell table:formula="of:=8*[.W274]" office:value-type="float" office:value="708.683146850622">
            <text:p>708.68</text:p>
          </table:table-cell>
          <table:table-cell table:formula="of:=MOD([.E274]*1440+[.V274]+4*[.$B$3]-60*[.$B$4];1440)" office:value-type="float" office:value="730.062896825668">
            <text:p>730.06</text:p>
          </table:table-cell>
          <table:table-cell table:formula="of:=IF([.AB274]/4&lt;0;[.AB274]/4+180;[.AB274]/4-180)" office:value-type="float" office:value="2.51572420641708">
            <text:p>2.52</text:p>
          </table:table-cell>
          <table:table-cell table:formula="of:=DEGREES(ACOS(SIN(RADIANS([.$B$2]))*SIN(RADIANS([.T274]))+COS(RADIANS([.$B$2]))*COS(RADIANS([.T274]))*COS(RADIANS([.AC274]))))" office:value-type="float" office:value="43.0425560695271">
            <text:p>43.04</text:p>
          </table:table-cell>
          <table:table-cell table:formula="of:=90-[.AD274]" office:value-type="float" office:value="46.9574439304729">
            <text:p>46.96</text:p>
          </table:table-cell>
          <table:table-cell table:formula="of:=IF([.AE274]&gt;85;0;IF([.AE274]&gt;5;58.1/TAN(RADIANS([.AE274]))-0.07/POWER(TAN(RADIANS([.AE274]));3)+0.000086/POWER(TAN(RADIANS([.AE274]));5);IF([.AE274]&gt;-0.575;1735+[.AE274]*(-518.2+[.AE274]*(103.4+[.AE274]*(-12.79+[.AE274]*0.711)));-20.772/TAN(RADIANS([.AE274])))))/3600" office:value-type="float" office:value="0.0150563625782469">
            <text:p>0.02</text:p>
          </table:table-cell>
          <table:table-cell table:formula="of:=[.AE274]+[.AF274]" office:value-type="float" office:value="46.9725002930511">
            <text:p>46.97</text:p>
          </table:table-cell>
          <table:table-cell table:formula="of:=IF([.AC274]&gt;0;MOD(DEGREES(ACOS(((SIN(RADIANS([.$B$2]))*COS(RADIANS([.AD274])))-SIN(RADIANS([.T274])))/(COS(RADIANS([.$B$2]))*SIN(RADIANS([.AD274])))))+180;360);MOD(540-DEGREES(ACOS(((SIN(RADIANS([.$B$2]))*COS(RADIANS([.AD274])))-SIN(RADIANS([.T274])))/(COS(RADIANS([.$B$2]))*SIN(RADIANS([.AD274])))));360))" office:value-type="float" office:value="183.682184596911">
            <text:p>183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4]+1" office:value-type="date" office:date-value="2010-10-01">
            <text:p>10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5]+2415018.5+[.E275]-[.$B$4]/24" office:value-type="float" office:value="2455471.29166667">
            <text:p>2455471.29</text:p>
          </table:table-cell>
          <table:table-cell table:style-name="ce9" table:formula="of:=([.F275]-2451545)/36525" office:value-type="float" office:value="0.107496007300931">
            <text:p>0.10749601</text:p>
          </table:table-cell>
          <table:table-cell/>
          <table:table-cell table:formula="of:=MOD(280.46646+[.G275]*(36000.76983+[.G275]*0.0003032);360)" office:value-type="float" office:value="190.405479988418">
            <text:p>190.41</text:p>
          </table:table-cell>
          <table:table-cell table:formula="of:=357.52911+[.G275]*(35999.05029-0.0001537*[.G275])" office:value-type="float" office:value="4227.28328102437">
            <text:p>4227.28</text:p>
          </table:table-cell>
          <table:table-cell table:formula="of:=0.016708634-[.G275]*(0.000042037+0.0000001267*[.G275])" office:value-type="float" office:value="0.016704113726273">
            <text:p>0.02</text:p>
          </table:table-cell>
          <table:table-cell table:formula="of:=SIN(RADIANS([.J275]))*(1.914602-[.G275]*(0.004817+0.000014*[.G275]))+SIN(RADIANS(2*[.J275]))*(0.019993-0.000101*[.G275])+SIN(RADIANS(3*[.J275]))*0.000289" office:value-type="float" office:value="-1.90975458909748">
            <text:p>-1.91</text:p>
          </table:table-cell>
          <table:table-cell table:formula="of:=[.I275]+[.L275]" office:value-type="float" office:value="188.49572539932">
            <text:p>188.5</text:p>
          </table:table-cell>
          <table:table-cell table:formula="of:=[.J275]+[.L275]" office:value-type="float" office:value="4225.37352643527">
            <text:p>4225.37</text:p>
          </table:table-cell>
          <table:table-cell table:formula="of:=(1.000001018*(1-[.K275]*[.K275]))/(1+[.K275]*COS(RADIANS([.N275])))" office:value-type="float" office:value="1.00107077810681">
            <text:p>1</text:p>
          </table:table-cell>
          <table:table-cell table:formula="of:=[.M275]-0.00569-0.00478*SIN(RADIANS(125.04-1934.136*[.G275]))" office:value-type="float" office:value="188.49477845563">
            <text:p>188.49</text:p>
          </table:table-cell>
          <table:table-cell table:formula="of:=23+(26+((21.448-[.G275]*(46.815+[.G275]*(0.00059-[.G275]*0.001813))))/60)/60" office:value-type="float" office:value="23.4378932138479">
            <text:p>23.44</text:p>
          </table:table-cell>
          <table:table-cell table:formula="of:=[.Q275]+0.00256*COS(RADIANS(125.04-1934.136*[.G275]))" office:value-type="float" office:value="23.4382108795904">
            <text:p>23.44</text:p>
          </table:table-cell>
          <table:table-cell table:formula="of:=DEGREES(ATAN2(COS(RADIANS([.P275]));COS(RADIANS([.R275]))*SIN(RADIANS([.P275]))))" office:value-type="float" office:value="-172.197115281061">
            <text:p>-172.2</text:p>
          </table:table-cell>
          <table:table-cell table:formula="of:=DEGREES(ASIN(SIN(RADIANS([.R275]))*SIN(RADIANS([.P275]))))" office:value-type="float" office:value="-3.36845669952231">
            <text:p>-3.37</text:p>
          </table:table-cell>
          <table:table-cell table:formula="of:=TAN(RADIANS([.R275]/2))*TAN(RADIANS([.R275]/2))" office:value-type="float" office:value="0.0430304499295416">
            <text:p>0.04</text:p>
          </table:table-cell>
          <table:table-cell table:formula="of:=4*DEGREES([.U275]*SIN(2*RADIANS([.I275]))-2*[.K275]*SIN(RADIANS([.J275]))+4*[.K275]*[.U275]*SIN(RADIANS([.J275]))*COS(2*RADIANS([.I275]))-0.5*[.U275]*[.U275]*SIN(4*RADIANS([.I275]))-1.25*[.K275]*[.K275]*SIN(2*RADIANS([.J275])))" office:value-type="float" office:value="10.3880193765448">
            <text:p>10.39</text:p>
          </table:table-cell>
          <table:table-cell table:formula="of:=DEGREES(ACOS(COS(RADIANS(90.833))/(COS(RADIANS([.$B$2]))*COS(RADIANS([.T275])))-TAN(RADIANS([.$B$2]))*TAN(RADIANS([.T275]))))" office:value-type="float" office:value="88.2592483404607">
            <text:p>88.26</text:p>
          </table:table-cell>
          <table:table-cell table:style-name="ce7" table:formula="of:=(720-4*[.$B$3]-[.V275]+[.$B$4]*60)/1440" office:value-type="float" office:value="0.492786097655177">
            <text:p>11:49:37</text:p>
          </table:table-cell>
          <table:table-cell table:style-name="ce7" table:formula="of:=([.X275]*1440-[.W275]*4)/1440" office:value-type="float" office:value="0.247621518931675">
            <text:p>5:56:34</text:p>
          </table:table-cell>
          <table:table-cell table:style-name="ce7" table:formula="of:=([.X275]*1440+[.W275]*4)/1440" office:value-type="float" office:value="0.737950676378679">
            <text:p>17:42:39</text:p>
          </table:table-cell>
          <table:table-cell table:formula="of:=8*[.W275]" office:value-type="float" office:value="706.073986723685">
            <text:p>706.07</text:p>
          </table:table-cell>
          <table:table-cell table:formula="of:=MOD([.E275]*1440+[.V275]+4*[.$B$3]-60*[.$B$4];1440)" office:value-type="float" office:value="730.388019376545">
            <text:p>730.39</text:p>
          </table:table-cell>
          <table:table-cell table:formula="of:=IF([.AB275]/4&lt;0;[.AB275]/4+180;[.AB275]/4-180)" office:value-type="float" office:value="2.59700484413619">
            <text:p>2.6</text:p>
          </table:table-cell>
          <table:table-cell table:formula="of:=DEGREES(ACOS(SIN(RADIANS([.$B$2]))*SIN(RADIANS([.T275]))+COS(RADIANS([.$B$2]))*COS(RADIANS([.T275]))*COS(RADIANS([.AC275]))))" office:value-type="float" office:value="43.4339504494404">
            <text:p>43.43</text:p>
          </table:table-cell>
          <table:table-cell table:formula="of:=90-[.AD275]" office:value-type="float" office:value="46.5660495505596">
            <text:p>46.57</text:p>
          </table:table-cell>
          <table:table-cell table:formula="of:=IF([.AE275]&gt;85;0;IF([.AE275]&gt;5;58.1/TAN(RADIANS([.AE275]))-0.07/POWER(TAN(RADIANS([.AE275]));3)+0.000086/POWER(TAN(RADIANS([.AE275]));5);IF([.AE275]&gt;-0.575;1735+[.AE275]*(-518.2+[.AE275]*(103.4+[.AE275]*(-12.79+[.AE275]*0.711)));-20.772/TAN(RADIANS([.AE275])))))/3600" office:value-type="float" office:value="0.015263429755635">
            <text:p>0.02</text:p>
          </table:table-cell>
          <table:table-cell table:formula="of:=[.AE275]+[.AF275]" office:value-type="float" office:value="46.5813129803152">
            <text:p>46.58</text:p>
          </table:table-cell>
          <table:table-cell table:formula="of:=IF([.AC275]&gt;0;MOD(DEGREES(ACOS(((SIN(RADIANS([.$B$2]))*COS(RADIANS([.AD275])))-SIN(RADIANS([.T275])))/(COS(RADIANS([.$B$2]))*SIN(RADIANS([.AD275])))))+180;360);MOD(540-DEGREES(ACOS(((SIN(RADIANS([.$B$2]))*COS(RADIANS([.AD275])))-SIN(RADIANS([.T275])))/(COS(RADIANS([.$B$2]))*SIN(RADIANS([.AD275])))));360))" office:value-type="float" office:value="183.772270732348">
            <text:p>183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5]+1" office:value-type="date" office:date-value="2010-10-02">
            <text:p>10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6]+2415018.5+[.E276]-[.$B$4]/24" office:value-type="float" office:value="2455472.29166667">
            <text:p>2455472.29</text:p>
          </table:table-cell>
          <table:table-cell table:style-name="ce9" table:formula="of:=([.F276]-2451545)/36525" office:value-type="float" office:value="0.107523385808803">
            <text:p>0.10752339</text:p>
          </table:table-cell>
          <table:table-cell/>
          <table:table-cell table:formula="of:=MOD(280.46646+[.G276]*(36000.76983+[.G276]*0.0003032);360)" office:value-type="float" office:value="191.391127350367">
            <text:p>191.39</text:p>
          </table:table-cell>
          <table:table-cell table:formula="of:=357.52911+[.G276]*(35999.05029-0.0001537*[.G276])" office:value-type="float" office:value="4228.26888130519">
            <text:p>4228.27</text:p>
          </table:table-cell>
          <table:table-cell table:formula="of:=0.016708634-[.G276]*(0.000042037+0.0000001267*[.G276])" office:value-type="float" office:value="0.0167041125746168">
            <text:p>0.02</text:p>
          </table:table-cell>
          <table:table-cell table:formula="of:=SIN(RADIANS([.J276]))*(1.914602-[.G276]*(0.004817+0.000014*[.G276]))+SIN(RADIANS(2*[.J276]))*(0.019993-0.000101*[.G276])+SIN(RADIANS(3*[.J276]))*0.000289" office:value-type="float" office:value="-1.91171576205455">
            <text:p>-1.91</text:p>
          </table:table-cell>
          <table:table-cell table:formula="of:=[.I276]+[.L276]" office:value-type="float" office:value="189.479411588313">
            <text:p>189.48</text:p>
          </table:table-cell>
          <table:table-cell table:formula="of:=[.J276]+[.L276]" office:value-type="float" office:value="4226.35716554313">
            <text:p>4226.36</text:p>
          </table:table-cell>
          <table:table-cell table:formula="of:=(1.000001018*(1-[.K276]*[.K276]))/(1+[.K276]*COS(RADIANS([.N276])))" office:value-type="float" office:value="1.00078414557414">
            <text:p>1</text:p>
          </table:table-cell>
          <table:table-cell table:formula="of:=[.M276]-0.00569-0.00478*SIN(RADIANS(125.04-1934.136*[.G276]))" office:value-type="float" office:value="189.478465190788">
            <text:p>189.48</text:p>
          </table:table-cell>
          <table:table-cell table:formula="of:=23+(26+((21.448-[.G276]*(46.815+[.G276]*(0.00059-[.G276]*0.001813))))/60)/60" office:value-type="float" office:value="23.4378928578128">
            <text:p>23.44</text:p>
          </table:table-cell>
          <table:table-cell table:formula="of:=[.Q276]+0.00256*COS(RADIANS(125.04-1934.136*[.G276]))" office:value-type="float" office:value="23.4382081757096">
            <text:p>23.44</text:p>
          </table:table-cell>
          <table:table-cell table:formula="of:=DEGREES(ATAN2(COS(RADIANS([.P276]));COS(RADIANS([.R276]))*SIN(RADIANS([.P276]))))" office:value-type="float" office:value="-171.291091835955">
            <text:p>-171.29</text:p>
          </table:table-cell>
          <table:table-cell table:formula="of:=DEGREES(ASIN(SIN(RADIANS([.R276]))*SIN(RADIANS([.P276]))))" office:value-type="float" office:value="-3.75566852103301">
            <text:p>-3.76</text:p>
          </table:table-cell>
          <table:table-cell table:formula="of:=TAN(RADIANS([.R276]/2))*TAN(RADIANS([.R276]/2))" office:value-type="float" office:value="0.0430304397189757">
            <text:p>0.04</text:p>
          </table:table-cell>
          <table:table-cell table:formula="of:=4*DEGREES([.U276]*SIN(2*RADIANS([.I276]))-2*[.K276]*SIN(RADIANS([.J276]))+4*[.K276]*[.U276]*SIN(RADIANS([.J276]))*COS(2*RADIANS([.I276]))-0.5*[.U276]*[.U276]*SIN(4*RADIANS([.I276]))-1.25*[.K276]*[.K276]*SIN(2*RADIANS([.J276])))" office:value-type="float" office:value="10.7083308822608">
            <text:p>10.71</text:p>
          </table:table-cell>
          <table:table-cell table:formula="of:=DEGREES(ACOS(COS(RADIANS(90.833))/(COS(RADIANS([.$B$2]))*COS(RADIANS([.T276])))-TAN(RADIANS([.$B$2]))*TAN(RADIANS([.T276]))))" office:value-type="float" office:value="87.9333567762465">
            <text:p>87.93</text:p>
          </table:table-cell>
          <table:table-cell table:style-name="ce7" table:formula="of:=(720-4*[.$B$3]-[.V276]+[.$B$4]*60)/1440" office:value-type="float" office:value="0.492563659109541">
            <text:p>11:49:18</text:p>
          </table:table-cell>
          <table:table-cell table:style-name="ce7" table:formula="of:=([.X276]*1440-[.W276]*4)/1440" office:value-type="float" office:value="0.248304334731079">
            <text:p>5:57:33</text:p>
          </table:table-cell>
          <table:table-cell table:style-name="ce7" table:formula="of:=([.X276]*1440+[.W276]*4)/1440" office:value-type="float" office:value="0.736822983488004">
            <text:p>17:41:02</text:p>
          </table:table-cell>
          <table:table-cell table:formula="of:=8*[.W276]" office:value-type="float" office:value="703.466854209972">
            <text:p>703.47</text:p>
          </table:table-cell>
          <table:table-cell table:formula="of:=MOD([.E276]*1440+[.V276]+4*[.$B$3]-60*[.$B$4];1440)" office:value-type="float" office:value="730.708330882261">
            <text:p>730.71</text:p>
          </table:table-cell>
          <table:table-cell table:formula="of:=IF([.AB276]/4&lt;0;[.AB276]/4+180;[.AB276]/4-180)" office:value-type="float" office:value="2.67708272056521">
            <text:p>2.68</text:p>
          </table:table-cell>
          <table:table-cell table:formula="of:=DEGREES(ACOS(SIN(RADIANS([.$B$2]))*SIN(RADIANS([.T276]))+COS(RADIANS([.$B$2]))*COS(RADIANS([.T276]))*COS(RADIANS([.AC276]))))" office:value-type="float" office:value="43.8247392065153">
            <text:p>43.82</text:p>
          </table:table-cell>
          <table:table-cell table:formula="of:=90-[.AD276]" office:value-type="float" office:value="46.1752607934847">
            <text:p>46.18</text:p>
          </table:table-cell>
          <table:table-cell table:formula="of:=IF([.AE276]&gt;85;0;IF([.AE276]&gt;5;58.1/TAN(RADIANS([.AE276]))-0.07/POWER(TAN(RADIANS([.AE276]));3)+0.000086/POWER(TAN(RADIANS([.AE276]));5);IF([.AE276]&gt;-0.575;1735+[.AE276]*(-518.2+[.AE276]*(103.4+[.AE276]*(-12.79+[.AE276]*0.711)));-20.772/TAN(RADIANS([.AE276])))))/3600" office:value-type="float" office:value="0.0154728475983456">
            <text:p>0.02</text:p>
          </table:table-cell>
          <table:table-cell table:formula="of:=[.AE276]+[.AF276]" office:value-type="float" office:value="46.1907336410831">
            <text:p>46.19</text:p>
          </table:table-cell>
          <table:table-cell table:formula="of:=IF([.AC276]&gt;0;MOD(DEGREES(ACOS(((SIN(RADIANS([.$B$2]))*COS(RADIANS([.AD276])))-SIN(RADIANS([.T276])))/(COS(RADIANS([.$B$2]))*SIN(RADIANS([.AD276])))))+180;360);MOD(540-DEGREES(ACOS(((SIN(RADIANS([.$B$2]))*COS(RADIANS([.AD276])))-SIN(RADIANS([.T276])))/(COS(RADIANS([.$B$2]))*SIN(RADIANS([.AD276])))));360))" office:value-type="float" office:value="183.859287527214">
            <text:p>183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6]+1" office:value-type="date" office:date-value="2010-10-03">
            <text:p>10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7]+2415018.5+[.E277]-[.$B$4]/24" office:value-type="float" office:value="2455473.29166667">
            <text:p>2455473.29</text:p>
          </table:table-cell>
          <table:table-cell table:style-name="ce9" table:formula="of:=([.F277]-2451545)/36525" office:value-type="float" office:value="0.107550764316674">
            <text:p>0.10755076</text:p>
          </table:table-cell>
          <table:table-cell/>
          <table:table-cell table:formula="of:=MOD(280.46646+[.G277]*(36000.76983+[.G277]*0.0003032);360)" office:value-type="float" office:value="192.376774712317">
            <text:p>192.38</text:p>
          </table:table-cell>
          <table:table-cell table:formula="of:=357.52911+[.G277]*(35999.05029-0.0001537*[.G277])" office:value-type="float" office:value="4229.25448158601">
            <text:p>4229.25</text:p>
          </table:table-cell>
          <table:table-cell table:formula="of:=0.016708634-[.G277]*(0.000042037+0.0000001267*[.G277])" office:value-type="float" office:value="0.0167041114229604">
            <text:p>0.02</text:p>
          </table:table-cell>
          <table:table-cell table:formula="of:=SIN(RADIANS([.J277]))*(1.914602-[.G277]*(0.004817+0.000014*[.G277]))+SIN(RADIANS(2*[.J277]))*(0.019993-0.000101*[.G277])+SIN(RADIANS(3*[.J277]))*0.000289" office:value-type="float" office:value="-1.91311300935856">
            <text:p>-1.91</text:p>
          </table:table-cell>
          <table:table-cell table:formula="of:=[.I277]+[.L277]" office:value-type="float" office:value="190.463661702958">
            <text:p>190.46</text:p>
          </table:table-cell>
          <table:table-cell table:formula="of:=[.J277]+[.L277]" office:value-type="float" office:value="4227.34136857665">
            <text:p>4227.34</text:p>
          </table:table-cell>
          <table:table-cell table:formula="of:=(1.000001018*(1-[.K277]*[.K277]))/(1+[.K277]*COS(RADIANS([.N277])))" office:value-type="float" office:value="1.00049719953886">
            <text:p>1</text:p>
          </table:table-cell>
          <table:table-cell table:formula="of:=[.M277]-0.00569-0.00478*SIN(RADIANS(125.04-1934.136*[.G277]))" office:value-type="float" office:value="190.462715847548">
            <text:p>190.46</text:p>
          </table:table-cell>
          <table:table-cell table:formula="of:=23+(26+((21.448-[.G277]*(46.815+[.G277]*(0.00059-[.G277]*0.001813))))/60)/60" office:value-type="float" office:value="23.4378925017776">
            <text:p>23.44</text:p>
          </table:table-cell>
          <table:table-cell table:formula="of:=[.Q277]+0.00256*COS(RADIANS(125.04-1934.136*[.G277]))" office:value-type="float" office:value="23.4382054715595">
            <text:p>23.44</text:p>
          </table:table-cell>
          <table:table-cell table:formula="of:=DEGREES(ATAN2(COS(RADIANS([.P277]));COS(RADIANS([.R277]))*SIN(RADIANS([.P277]))))" office:value-type="float" office:value="-170.383745023317">
            <text:p>-170.38</text:p>
          </table:table-cell>
          <table:table-cell table:formula="of:=DEGREES(ASIN(SIN(RADIANS([.R277]))*SIN(RADIANS([.P277]))))" office:value-type="float" office:value="-4.1421641690593">
            <text:p>-4.14</text:p>
          </table:table-cell>
          <table:table-cell table:formula="of:=TAN(RADIANS([.R277]/2))*TAN(RADIANS([.R277]/2))" office:value-type="float" office:value="0.0430304295073942">
            <text:p>0.04</text:p>
          </table:table-cell>
          <table:table-cell table:formula="of:=4*DEGREES([.U277]*SIN(2*RADIANS([.I277]))-2*[.K277]*SIN(RADIANS([.J277]))+4*[.K277]*[.U277]*SIN(RADIANS([.J277]))*COS(2*RADIANS([.I277]))-0.5*[.U277]*[.U277]*SIN(4*RADIANS([.I277]))-1.25*[.K277]*[.K277]*SIN(2*RADIANS([.J277])))" office:value-type="float" office:value="11.02348790099">
            <text:p>11.02</text:p>
          </table:table-cell>
          <table:table-cell table:formula="of:=DEGREES(ACOS(COS(RADIANS(90.833))/(COS(RADIANS([.$B$2]))*COS(RADIANS([.T277])))-TAN(RADIANS([.$B$2]))*TAN(RADIANS([.T277]))))" office:value-type="float" office:value="87.6077624061874">
            <text:p>87.61</text:p>
          </table:table-cell>
          <table:table-cell table:style-name="ce7" table:formula="of:=(720-4*[.$B$3]-[.V277]+[.$B$4]*60)/1440" office:value-type="float" office:value="0.492344800068757">
            <text:p>11:48:59</text:p>
          </table:table-cell>
          <table:table-cell table:style-name="ce7" table:formula="of:=([.X277]*1440-[.W277]*4)/1440" office:value-type="float" office:value="0.248989904496014">
            <text:p>5:58:33</text:p>
          </table:table-cell>
          <table:table-cell table:style-name="ce7" table:formula="of:=([.X277]*1440+[.W277]*4)/1440" office:value-type="float" office:value="0.7356996956415">
            <text:p>17:39:24</text:p>
          </table:table-cell>
          <table:table-cell table:formula="of:=8*[.W277]" office:value-type="float" office:value="700.862099249499">
            <text:p>700.86</text:p>
          </table:table-cell>
          <table:table-cell table:formula="of:=MOD([.E277]*1440+[.V277]+4*[.$B$3]-60*[.$B$4];1440)" office:value-type="float" office:value="731.02348790099">
            <text:p>731.02</text:p>
          </table:table-cell>
          <table:table-cell table:formula="of:=IF([.AB277]/4&lt;0;[.AB277]/4+180;[.AB277]/4-180)" office:value-type="float" office:value="2.75587197524749">
            <text:p>2.76</text:p>
          </table:table-cell>
          <table:table-cell table:formula="of:=DEGREES(ACOS(SIN(RADIANS([.$B$2]))*SIN(RADIANS([.T277]))+COS(RADIANS([.$B$2]))*COS(RADIANS([.T277]))*COS(RADIANS([.AC277]))))" office:value-type="float" office:value="44.2148135471039">
            <text:p>44.21</text:p>
          </table:table-cell>
          <table:table-cell table:formula="of:=90-[.AD277]" office:value-type="float" office:value="45.7851864528961">
            <text:p>45.79</text:p>
          </table:table-cell>
          <table:table-cell table:formula="of:=IF([.AE277]&gt;85;0;IF([.AE277]&gt;5;58.1/TAN(RADIANS([.AE277]))-0.07/POWER(TAN(RADIANS([.AE277]));3)+0.000086/POWER(TAN(RADIANS([.AE277]));5);IF([.AE277]&gt;-0.575;1735+[.AE277]*(-518.2+[.AE277]*(103.4+[.AE277]*(-12.79+[.AE277]*0.711)));-20.772/TAN(RADIANS([.AE277])))))/3600" office:value-type="float" office:value="0.0156846157034311">
            <text:p>0.02</text:p>
          </table:table-cell>
          <table:table-cell table:formula="of:=[.AE277]+[.AF277]" office:value-type="float" office:value="45.8008710685995">
            <text:p>45.8</text:p>
          </table:table-cell>
          <table:table-cell table:formula="of:=IF([.AC277]&gt;0;MOD(DEGREES(ACOS(((SIN(RADIANS([.$B$2]))*COS(RADIANS([.AD277])))-SIN(RADIANS([.T277])))/(COS(RADIANS([.$B$2]))*SIN(RADIANS([.AD277])))))+180;360);MOD(540-DEGREES(ACOS(((SIN(RADIANS([.$B$2]))*COS(RADIANS([.AD277])))-SIN(RADIANS([.T277])))/(COS(RADIANS([.$B$2]))*SIN(RADIANS([.AD277])))));360))" office:value-type="float" office:value="183.943187912226">
            <text:p>183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7]+1" office:value-type="date" office:date-value="2010-10-04">
            <text:p>10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8]+2415018.5+[.E278]-[.$B$4]/24" office:value-type="float" office:value="2455474.29166667">
            <text:p>2455474.29</text:p>
          </table:table-cell>
          <table:table-cell table:style-name="ce9" table:formula="of:=([.F278]-2451545)/36525" office:value-type="float" office:value="0.107578142824545">
            <text:p>0.10757814</text:p>
          </table:table-cell>
          <table:table-cell/>
          <table:table-cell table:formula="of:=MOD(280.46646+[.G278]*(36000.76983+[.G278]*0.0003032);360)" office:value-type="float" office:value="193.362422074267">
            <text:p>193.36</text:p>
          </table:table-cell>
          <table:table-cell table:formula="of:=357.52911+[.G278]*(35999.05029-0.0001537*[.G278])" office:value-type="float" office:value="4230.24008186682">
            <text:p>4230.24</text:p>
          </table:table-cell>
          <table:table-cell table:formula="of:=0.016708634-[.G278]*(0.000042037+0.0000001267*[.G278])" office:value-type="float" office:value="0.0167041102713038">
            <text:p>0.02</text:p>
          </table:table-cell>
          <table:table-cell table:formula="of:=SIN(RADIANS([.J278]))*(1.914602-[.G278]*(0.004817+0.000014*[.G278]))+SIN(RADIANS(2*[.J278]))*(0.019993-0.000101*[.G278])+SIN(RADIANS(3*[.J278]))*0.000289" office:value-type="float" office:value="-1.91394531032498">
            <text:p>-1.91</text:p>
          </table:table-cell>
          <table:table-cell table:formula="of:=[.I278]+[.L278]" office:value-type="float" office:value="191.448476763942">
            <text:p>191.45</text:p>
          </table:table-cell>
          <table:table-cell table:formula="of:=[.J278]+[.L278]" office:value-type="float" office:value="4228.3261365565">
            <text:p>4228.33</text:p>
          </table:table-cell>
          <table:table-cell table:formula="of:=(1.000001018*(1-[.K278]*[.K278]))/(1+[.K278]*COS(RADIANS([.N278])))" office:value-type="float" office:value="1.00021002451194">
            <text:p>1</text:p>
          </table:table-cell>
          <table:table-cell table:formula="of:=[.M278]-0.00569-0.00478*SIN(RADIANS(125.04-1934.136*[.G278]))" office:value-type="float" office:value="191.447531446593">
            <text:p>191.45</text:p>
          </table:table-cell>
          <table:table-cell table:formula="of:=23+(26+((21.448-[.G278]*(46.815+[.G278]*(0.00059-[.G278]*0.001813))))/60)/60" office:value-type="float" office:value="23.4378921457424">
            <text:p>23.44</text:p>
          </table:table-cell>
          <table:table-cell table:formula="of:=[.Q278]+0.00256*COS(RADIANS(125.04-1934.136*[.G278]))" office:value-type="float" office:value="23.438202767142">
            <text:p>23.44</text:p>
          </table:table-cell>
          <table:table-cell table:formula="of:=DEGREES(ATAN2(COS(RADIANS([.P278]));COS(RADIANS([.R278]))*SIN(RADIANS([.P278]))))" office:value-type="float" office:value="-169.474990857771">
            <text:p>-169.47</text:p>
          </table:table-cell>
          <table:table-cell table:formula="of:=DEGREES(ASIN(SIN(RADIANS([.R278]))*SIN(RADIANS([.P278]))))" office:value-type="float" office:value="-4.52784449770609">
            <text:p>-4.53</text:p>
          </table:table-cell>
          <table:table-cell table:formula="of:=TAN(RADIANS([.R278]/2))*TAN(RADIANS([.R278]/2))" office:value-type="float" office:value="0.0430304192948044">
            <text:p>0.04</text:p>
          </table:table-cell>
          <table:table-cell table:formula="of:=4*DEGREES([.U278]*SIN(2*RADIANS([.I278]))-2*[.K278]*SIN(RADIANS([.J278]))+4*[.K278]*[.U278]*SIN(RADIANS([.J278]))*COS(2*RADIANS([.I278]))-0.5*[.U278]*[.U278]*SIN(4*RADIANS([.I278]))-1.25*[.K278]*[.K278]*SIN(2*RADIANS([.J278])))" office:value-type="float" office:value="11.3331474041506">
            <text:p>11.33</text:p>
          </table:table-cell>
          <table:table-cell table:formula="of:=DEGREES(ACOS(COS(RADIANS(90.833))/(COS(RADIANS([.$B$2]))*COS(RADIANS([.T278])))-TAN(RADIANS([.$B$2]))*TAN(RADIANS([.T278]))))" office:value-type="float" office:value="87.2825099814117">
            <text:p>87.28</text:p>
          </table:table-cell>
          <table:table-cell table:style-name="ce7" table:formula="of:=(720-4*[.$B$3]-[.V278]+[.$B$4]*60)/1440" office:value-type="float" office:value="0.492129758747118">
            <text:p>11:48:40</text:p>
          </table:table-cell>
          <table:table-cell table:style-name="ce7" table:formula="of:=([.X278]*1440-[.W278]*4)/1440" office:value-type="float" office:value="0.249678342132085">
            <text:p>5:59:32</text:p>
          </table:table-cell>
          <table:table-cell table:style-name="ce7" table:formula="of:=([.X278]*1440+[.W278]*4)/1440" office:value-type="float" office:value="0.73458117536215">
            <text:p>17:37:48</text:p>
          </table:table-cell>
          <table:table-cell table:formula="of:=8*[.W278]" office:value-type="float" office:value="698.260079851294">
            <text:p>698.26</text:p>
          </table:table-cell>
          <table:table-cell table:formula="of:=MOD([.E278]*1440+[.V278]+4*[.$B$3]-60*[.$B$4];1440)" office:value-type="float" office:value="731.333147404151">
            <text:p>731.33</text:p>
          </table:table-cell>
          <table:table-cell table:formula="of:=IF([.AB278]/4&lt;0;[.AB278]/4+180;[.AB278]/4-180)" office:value-type="float" office:value="2.83328685103766">
            <text:p>2.83</text:p>
          </table:table-cell>
          <table:table-cell table:formula="of:=DEGREES(ACOS(SIN(RADIANS([.$B$2]))*SIN(RADIANS([.T278]))+COS(RADIANS([.$B$2]))*COS(RADIANS([.T278]))*COS(RADIANS([.AC278]))))" office:value-type="float" office:value="44.6040640695143">
            <text:p>44.6</text:p>
          </table:table-cell>
          <table:table-cell table:formula="of:=90-[.AD278]" office:value-type="float" office:value="45.3959359304857">
            <text:p>45.4</text:p>
          </table:table-cell>
          <table:table-cell table:formula="of:=IF([.AE278]&gt;85;0;IF([.AE278]&gt;5;58.1/TAN(RADIANS([.AE278]))-0.07/POWER(TAN(RADIANS([.AE278]));3)+0.000086/POWER(TAN(RADIANS([.AE278]));5);IF([.AE278]&gt;-0.575;1735+[.AE278]*(-518.2+[.AE278]*(103.4+[.AE278]*(-12.79+[.AE278]*0.711)));-20.772/TAN(RADIANS([.AE278])))))/3600" office:value-type="float" office:value="0.0158987318924043">
            <text:p>0.02</text:p>
          </table:table-cell>
          <table:table-cell table:formula="of:=[.AE278]+[.AF278]" office:value-type="float" office:value="45.4118346623781">
            <text:p>45.41</text:p>
          </table:table-cell>
          <table:table-cell table:formula="of:=IF([.AC278]&gt;0;MOD(DEGREES(ACOS(((SIN(RADIANS([.$B$2]))*COS(RADIANS([.AD278])))-SIN(RADIANS([.T278])))/(COS(RADIANS([.$B$2]))*SIN(RADIANS([.AD278])))))+180;360);MOD(540-DEGREES(ACOS(((SIN(RADIANS([.$B$2]))*COS(RADIANS([.AD278])))-SIN(RADIANS([.T278])))/(COS(RADIANS([.$B$2]))*SIN(RADIANS([.AD278])))));360))" office:value-type="float" office:value="184.023926773319">
            <text:p>184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8]+1" office:value-type="date" office:date-value="2010-10-05">
            <text:p>10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9]+2415018.5+[.E279]-[.$B$4]/24" office:value-type="float" office:value="2455475.29166667">
            <text:p>2455475.29</text:p>
          </table:table-cell>
          <table:table-cell table:style-name="ce9" table:formula="of:=([.F279]-2451545)/36525" office:value-type="float" office:value="0.107605521332416">
            <text:p>0.10760552</text:p>
          </table:table-cell>
          <table:table-cell/>
          <table:table-cell table:formula="of:=MOD(280.46646+[.G279]*(36000.76983+[.G279]*0.0003032);360)" office:value-type="float" office:value="194.348069436216">
            <text:p>194.35</text:p>
          </table:table-cell>
          <table:table-cell table:formula="of:=357.52911+[.G279]*(35999.05029-0.0001537*[.G279])" office:value-type="float" office:value="4231.22568214764">
            <text:p>4231.23</text:p>
          </table:table-cell>
          <table:table-cell table:formula="of:=0.016708634-[.G279]*(0.000042037+0.0000001267*[.G279])" office:value-type="float" office:value="0.016704109119647">
            <text:p>0.02</text:p>
          </table:table-cell>
          <table:table-cell table:formula="of:=SIN(RADIANS([.J279]))*(1.914602-[.G279]*(0.004817+0.000014*[.G279]))+SIN(RADIANS(2*[.J279]))*(0.019993-0.000101*[.G279])+SIN(RADIANS(3*[.J279]))*0.000289" office:value-type="float" office:value="-1.91421180907163">
            <text:p>-1.91</text:p>
          </table:table-cell>
          <table:table-cell table:formula="of:=[.I279]+[.L279]" office:value-type="float" office:value="192.433857627144">
            <text:p>192.43</text:p>
          </table:table-cell>
          <table:table-cell table:formula="of:=[.J279]+[.L279]" office:value-type="float" office:value="4229.31147033857">
            <text:p>4229.31</text:p>
          </table:table-cell>
          <table:table-cell table:formula="of:=(1.000001018*(1-[.K279]*[.K279]))/(1+[.K279]*COS(RADIANS([.N279])))" office:value-type="float" office:value="0.999922705217597">
            <text:p>1</text:p>
          </table:table-cell>
          <table:table-cell table:formula="of:=[.M279]-0.00569-0.00478*SIN(RADIANS(125.04-1934.136*[.G279]))" office:value-type="float" office:value="192.432912843805">
            <text:p>192.43</text:p>
          </table:table-cell>
          <table:table-cell table:formula="of:=23+(26+((21.448-[.G279]*(46.815+[.G279]*(0.00059-[.G279]*0.001813))))/60)/60" office:value-type="float" office:value="23.4378917897073">
            <text:p>23.44</text:p>
          </table:table-cell>
          <table:table-cell table:formula="of:=[.Q279]+0.00256*COS(RADIANS(125.04-1934.136*[.G279]))" office:value-type="float" office:value="23.4382000624592">
            <text:p>23.44</text:p>
          </table:table-cell>
          <table:table-cell table:formula="of:=DEGREES(ATAN2(COS(RADIANS([.P279]));COS(RADIANS([.R279]))*SIN(RADIANS([.P279]))))" office:value-type="float" office:value="-168.564745797018">
            <text:p>-168.56</text:p>
          </table:table-cell>
          <table:table-cell table:formula="of:=DEGREES(ASIN(SIN(RADIANS([.R279]))*SIN(RADIANS([.P279]))))" office:value-type="float" office:value="-4.91260983777807">
            <text:p>-4.91</text:p>
          </table:table-cell>
          <table:table-cell table:formula="of:=TAN(RADIANS([.R279]/2))*TAN(RADIANS([.R279]/2))" office:value-type="float" office:value="0.0430304090812139">
            <text:p>0.04</text:p>
          </table:table-cell>
          <table:table-cell table:formula="of:=4*DEGREES([.U279]*SIN(2*RADIANS([.I279]))-2*[.K279]*SIN(RADIANS([.J279]))+4*[.K279]*[.U279]*SIN(RADIANS([.J279]))*COS(2*RADIANS([.I279]))-0.5*[.U279]*[.U279]*SIN(4*RADIANS([.I279]))-1.25*[.K279]*[.K279]*SIN(2*RADIANS([.J279])))" office:value-type="float" office:value="11.6369670411402">
            <text:p>11.64</text:p>
          </table:table-cell>
          <table:table-cell table:formula="of:=DEGREES(ACOS(COS(RADIANS(90.833))/(COS(RADIANS([.$B$2]))*COS(RADIANS([.T279])))-TAN(RADIANS([.$B$2]))*TAN(RADIANS([.T279]))))" office:value-type="float" office:value="86.9576453526504">
            <text:p>86.96</text:p>
          </table:table-cell>
          <table:table-cell table:style-name="ce7" table:formula="of:=(720-4*[.$B$3]-[.V279]+[.$B$4]*60)/1440" office:value-type="float" office:value="0.491918772888097">
            <text:p>11:48:22</text:p>
          </table:table-cell>
          <table:table-cell table:style-name="ce7" table:formula="of:=([.X279]*1440-[.W279]*4)/1440" office:value-type="float" office:value="0.250369758019624">
            <text:p>6:00:32</text:p>
          </table:table-cell>
          <table:table-cell table:style-name="ce7" table:formula="of:=([.X279]*1440+[.W279]*4)/1440" office:value-type="float" office:value="0.73346778775657">
            <text:p>17:36:12</text:p>
          </table:table-cell>
          <table:table-cell table:formula="of:=8*[.W279]" office:value-type="float" office:value="695.661162821203">
            <text:p>695.66</text:p>
          </table:table-cell>
          <table:table-cell table:formula="of:=MOD([.E279]*1440+[.V279]+4*[.$B$3]-60*[.$B$4];1440)" office:value-type="float" office:value="731.63696704114">
            <text:p>731.64</text:p>
          </table:table-cell>
          <table:table-cell table:formula="of:=IF([.AB279]/4&lt;0;[.AB279]/4+180;[.AB279]/4-180)" office:value-type="float" office:value="2.90924176028506">
            <text:p>2.91</text:p>
          </table:table-cell>
          <table:table-cell table:formula="of:=DEGREES(ACOS(SIN(RADIANS([.$B$2]))*SIN(RADIANS([.T279]))+COS(RADIANS([.$B$2]))*COS(RADIANS([.T279]))*COS(RADIANS([.AC279]))))" office:value-type="float" office:value="44.9923807825509">
            <text:p>44.99</text:p>
          </table:table-cell>
          <table:table-cell table:formula="of:=90-[.AD279]" office:value-type="float" office:value="45.0076192174491">
            <text:p>45.01</text:p>
          </table:table-cell>
          <table:table-cell table:formula="of:=IF([.AE279]&gt;85;0;IF([.AE279]&gt;5;58.1/TAN(RADIANS([.AE279]))-0.07/POWER(TAN(RADIANS([.AE279]));3)+0.000086/POWER(TAN(RADIANS([.AE279]));5);IF([.AE279]&gt;-0.575;1735+[.AE279]*(-518.2+[.AE279]*(103.4+[.AE279]*(-12.79+[.AE279]*0.711)));-20.772/TAN(RADIANS([.AE279])))))/3600" office:value-type="float" office:value="0.0161151920676777">
            <text:p>0.02</text:p>
          </table:table-cell>
          <table:table-cell table:formula="of:=[.AE279]+[.AF279]" office:value-type="float" office:value="45.0237344095168">
            <text:p>45.02</text:p>
          </table:table-cell>
          <table:table-cell table:formula="of:=IF([.AC279]&gt;0;MOD(DEGREES(ACOS(((SIN(RADIANS([.$B$2]))*COS(RADIANS([.AD279])))-SIN(RADIANS([.T279])))/(COS(RADIANS([.$B$2]))*SIN(RADIANS([.AD279])))))+180;360);MOD(540-DEGREES(ACOS(((SIN(RADIANS([.$B$2]))*COS(RADIANS([.AD279])))-SIN(RADIANS([.T279])))/(COS(RADIANS([.$B$2]))*SIN(RADIANS([.AD279])))));360))" office:value-type="float" office:value="184.101460941393">
            <text:p>184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9]+1" office:value-type="date" office:date-value="2010-10-06">
            <text:p>10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0]+2415018.5+[.E280]-[.$B$4]/24" office:value-type="float" office:value="2455476.29166667">
            <text:p>2455476.29</text:p>
          </table:table-cell>
          <table:table-cell table:style-name="ce9" table:formula="of:=([.F280]-2451545)/36525" office:value-type="float" office:value="0.107632899840288">
            <text:p>0.10763290</text:p>
          </table:table-cell>
          <table:table-cell/>
          <table:table-cell table:formula="of:=MOD(280.46646+[.G280]*(36000.76983+[.G280]*0.0003032);360)" office:value-type="float" office:value="195.333716798167">
            <text:p>195.33</text:p>
          </table:table-cell>
          <table:table-cell table:formula="of:=357.52911+[.G280]*(35999.05029-0.0001537*[.G280])" office:value-type="float" office:value="4232.21128242846">
            <text:p>4232.21</text:p>
          </table:table-cell>
          <table:table-cell table:formula="of:=0.016708634-[.G280]*(0.000042037+0.0000001267*[.G280])" office:value-type="float" office:value="0.01670410796799">
            <text:p>0.02</text:p>
          </table:table-cell>
          <table:table-cell table:formula="of:=SIN(RADIANS([.J280]))*(1.914602-[.G280]*(0.004817+0.000014*[.G280]))+SIN(RADIANS(2*[.J280]))*(0.019993-0.000101*[.G280])+SIN(RADIANS(3*[.J280]))*0.000289" office:value-type="float" office:value="-1.91391181549281">
            <text:p>-1.91</text:p>
          </table:table-cell>
          <table:table-cell table:formula="of:=[.I280]+[.L280]" office:value-type="float" office:value="193.419804982674">
            <text:p>193.42</text:p>
          </table:table-cell>
          <table:table-cell table:formula="of:=[.J280]+[.L280]" office:value-type="float" office:value="4230.29737061297">
            <text:p>4230.3</text:p>
          </table:table-cell>
          <table:table-cell table:formula="of:=(1.000001018*(1-[.K280]*[.K280]))/(1+[.K280]*COS(RADIANS([.N280])))" office:value-type="float" office:value="0.99963532656885">
            <text:p>1</text:p>
          </table:table-cell>
          <table:table-cell table:formula="of:=[.M280]-0.00569-0.00478*SIN(RADIANS(125.04-1934.136*[.G280]))" office:value-type="float" office:value="193.41886072929">
            <text:p>193.42</text:p>
          </table:table-cell>
          <table:table-cell table:formula="of:=23+(26+((21.448-[.G280]*(46.815+[.G280]*(0.00059-[.G280]*0.001813))))/60)/60" office:value-type="float" office:value="23.4378914336721">
            <text:p>23.44</text:p>
          </table:table-cell>
          <table:table-cell table:formula="of:=[.Q280]+0.00256*COS(RADIANS(125.04-1934.136*[.G280]))" office:value-type="float" office:value="23.4381973575131">
            <text:p>23.44</text:p>
          </table:table-cell>
          <table:table-cell table:formula="of:=DEGREES(ATAN2(COS(RADIANS([.P280]));COS(RADIANS([.R280]))*SIN(RADIANS([.P280]))))" office:value-type="float" office:value="-167.652926804026">
            <text:p>-167.65</text:p>
          </table:table-cell>
          <table:table-cell table:formula="of:=DEGREES(ASIN(SIN(RADIANS([.R280]))*SIN(RADIANS([.P280]))))" office:value-type="float" office:value="-5.29635998713196">
            <text:p>-5.3</text:p>
          </table:table-cell>
          <table:table-cell table:formula="of:=TAN(RADIANS([.R280]/2))*TAN(RADIANS([.R280]/2))" office:value-type="float" office:value="0.0430303988666305">
            <text:p>0.04</text:p>
          </table:table-cell>
          <table:table-cell table:formula="of:=4*DEGREES([.U280]*SIN(2*RADIANS([.I280]))-2*[.K280]*SIN(RADIANS([.J280]))+4*[.K280]*[.U280]*SIN(RADIANS([.J280]))*COS(2*RADIANS([.I280]))-0.5*[.U280]*[.U280]*SIN(4*RADIANS([.I280]))-1.25*[.K280]*[.K280]*SIN(2*RADIANS([.J280])))" office:value-type="float" office:value="11.9346054198311">
            <text:p>11.93</text:p>
          </table:table-cell>
          <table:table-cell table:formula="of:=DEGREES(ACOS(COS(RADIANS(90.833))/(COS(RADIANS([.$B$2]))*COS(RADIANS([.T280])))-TAN(RADIANS([.$B$2]))*TAN(RADIANS([.T280]))))" office:value-type="float" office:value="86.6332155612734">
            <text:p>86.63</text:p>
          </table:table-cell>
          <table:table-cell table:style-name="ce7" table:formula="of:=(720-4*[.$B$3]-[.V280]+[.$B$4]*60)/1440" office:value-type="float" office:value="0.491712079569562">
            <text:p>11:48:04</text:p>
          </table:table-cell>
          <table:table-cell table:style-name="ce7" table:formula="of:=([.X280]*1440-[.W280]*4)/1440" office:value-type="float" office:value="0.251064258566024">
            <text:p>6:01:32</text:p>
          </table:table-cell>
          <table:table-cell table:style-name="ce7" table:formula="of:=([.X280]*1440+[.W280]*4)/1440" office:value-type="float" office:value="0.732359900573099">
            <text:p>17:34:36</text:p>
          </table:table-cell>
          <table:table-cell table:formula="of:=8*[.W280]" office:value-type="float" office:value="693.065724490188">
            <text:p>693.07</text:p>
          </table:table-cell>
          <table:table-cell table:formula="of:=MOD([.E280]*1440+[.V280]+4*[.$B$3]-60*[.$B$4];1440)" office:value-type="float" office:value="731.934605419831">
            <text:p>731.93</text:p>
          </table:table-cell>
          <table:table-cell table:formula="of:=IF([.AB280]/4&lt;0;[.AB280]/4+180;[.AB280]/4-180)" office:value-type="float" office:value="2.98365135495777">
            <text:p>2.98</text:p>
          </table:table-cell>
          <table:table-cell table:formula="of:=DEGREES(ACOS(SIN(RADIANS([.$B$2]))*SIN(RADIANS([.T280]))+COS(RADIANS([.$B$2]))*COS(RADIANS([.T280]))*COS(RADIANS([.AC280]))))" office:value-type="float" office:value="45.3796531255185">
            <text:p>45.38</text:p>
          </table:table-cell>
          <table:table-cell table:formula="of:=90-[.AD280]" office:value-type="float" office:value="44.6203468744815">
            <text:p>44.62</text:p>
          </table:table-cell>
          <table:table-cell table:formula="of:=IF([.AE280]&gt;85;0;IF([.AE280]&gt;5;58.1/TAN(RADIANS([.AE280]))-0.07/POWER(TAN(RADIANS([.AE280]));3)+0.000086/POWER(TAN(RADIANS([.AE280]));5);IF([.AE280]&gt;-0.575;1735+[.AE280]*(-518.2+[.AE280]*(103.4+[.AE280]*(-12.79+[.AE280]*0.711)));-20.772/TAN(RADIANS([.AE280])))))/3600" office:value-type="float" office:value="0.016333990062508">
            <text:p>0.02</text:p>
          </table:table-cell>
          <table:table-cell table:formula="of:=[.AE280]+[.AF280]" office:value-type="float" office:value="44.636680864544">
            <text:p>44.64</text:p>
          </table:table-cell>
          <table:table-cell table:formula="of:=IF([.AC280]&gt;0;MOD(DEGREES(ACOS(((SIN(RADIANS([.$B$2]))*COS(RADIANS([.AD280])))-SIN(RADIANS([.T280])))/(COS(RADIANS([.$B$2]))*SIN(RADIANS([.AD280])))))+180;360);MOD(540-DEGREES(ACOS(((SIN(RADIANS([.$B$2]))*COS(RADIANS([.AD280])))-SIN(RADIANS([.T280])))/(COS(RADIANS([.$B$2]))*SIN(RADIANS([.AD280])))));360))" office:value-type="float" office:value="184.175749186647">
            <text:p>184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0]+1" office:value-type="date" office:date-value="2010-10-07">
            <text:p>10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1]+2415018.5+[.E281]-[.$B$4]/24" office:value-type="float" office:value="2455477.29166667">
            <text:p>2455477.29</text:p>
          </table:table-cell>
          <table:table-cell table:style-name="ce9" table:formula="of:=([.F281]-2451545)/36525" office:value-type="float" office:value="0.107660278348159">
            <text:p>0.10766028</text:p>
          </table:table-cell>
          <table:table-cell/>
          <table:table-cell table:formula="of:=MOD(280.46646+[.G281]*(36000.76983+[.G281]*0.0003032);360)" office:value-type="float" office:value="196.319364160119">
            <text:p>196.32</text:p>
          </table:table-cell>
          <table:table-cell table:formula="of:=357.52911+[.G281]*(35999.05029-0.0001537*[.G281])" office:value-type="float" office:value="4233.19688270928">
            <text:p>4233.2</text:p>
          </table:table-cell>
          <table:table-cell table:formula="of:=0.016708634-[.G281]*(0.000042037+0.0000001267*[.G281])" office:value-type="float" office:value="0.0167041068163329">
            <text:p>0.02</text:p>
          </table:table-cell>
          <table:table-cell table:formula="of:=SIN(RADIANS([.J281]))*(1.914602-[.G281]*(0.004817+0.000014*[.G281]))+SIN(RADIANS(2*[.J281]))*(0.019993-0.000101*[.G281])+SIN(RADIANS(3*[.J281]))*0.000289" office:value-type="float" office:value="-1.91304480618897">
            <text:p>-1.91</text:p>
          </table:table-cell>
          <table:table-cell table:formula="of:=[.I281]+[.L281]" office:value-type="float" office:value="194.40631935393">
            <text:p>194.41</text:p>
          </table:table-cell>
          <table:table-cell table:formula="of:=[.J281]+[.L281]" office:value-type="float" office:value="4231.28383790309">
            <text:p>4231.28</text:p>
          </table:table-cell>
          <table:table-cell table:formula="of:=(1.000001018*(1-[.K281]*[.K281]))/(1+[.K281]*COS(RADIANS([.N281])))" office:value-type="float" office:value="0.999347973642835">
            <text:p>1</text:p>
          </table:table-cell>
          <table:table-cell table:formula="of:=[.M281]-0.00569-0.00478*SIN(RADIANS(125.04-1934.136*[.G281]))" office:value-type="float" office:value="194.405375626448">
            <text:p>194.41</text:p>
          </table:table-cell>
          <table:table-cell table:formula="of:=23+(26+((21.448-[.G281]*(46.815+[.G281]*(0.00059-[.G281]*0.001813))))/60)/60" office:value-type="float" office:value="23.4378910776369">
            <text:p>23.44</text:p>
          </table:table-cell>
          <table:table-cell table:formula="of:=[.Q281]+0.00256*COS(RADIANS(125.04-1934.136*[.G281]))" office:value-type="float" office:value="23.4381946523057">
            <text:p>23.44</text:p>
          </table:table-cell>
          <table:table-cell table:formula="of:=DEGREES(ATAN2(COS(RADIANS([.P281]));COS(RADIANS([.R281]))*SIN(RADIANS([.P281]))))" office:value-type="float" office:value="-166.739451410954">
            <text:p>-166.74</text:p>
          </table:table-cell>
          <table:table-cell table:formula="of:=DEGREES(ASIN(SIN(RADIANS([.R281]))*SIN(RADIANS([.P281]))))" office:value-type="float" office:value="-5.67899420199087">
            <text:p>-5.68</text:p>
          </table:table-cell>
          <table:table-cell table:formula="of:=TAN(RADIANS([.R281]/2))*TAN(RADIANS([.R281]/2))" office:value-type="float" office:value="0.0430303886510615">
            <text:p>0.04</text:p>
          </table:table-cell>
          <table:table-cell table:formula="of:=4*DEGREES([.U281]*SIN(2*RADIANS([.I281]))-2*[.K281]*SIN(RADIANS([.J281]))+4*[.K281]*[.U281]*SIN(RADIANS([.J281]))*COS(2*RADIANS([.I281]))-0.5*[.U281]*[.U281]*SIN(4*RADIANS([.I281]))-1.25*[.K281]*[.K281]*SIN(2*RADIANS([.J281])))" office:value-type="float" office:value="12.2257224031319">
            <text:p>12.23</text:p>
          </table:table-cell>
          <table:table-cell table:formula="of:=DEGREES(ACOS(COS(RADIANS(90.833))/(COS(RADIANS([.$B$2]))*COS(RADIANS([.T281])))-TAN(RADIANS([.$B$2]))*TAN(RADIANS([.T281]))))" office:value-type="float" office:value="86.3092689303102">
            <text:p>86.31</text:p>
          </table:table-cell>
          <table:table-cell table:style-name="ce7" table:formula="of:=(720-4*[.$B$3]-[.V281]+[.$B$4]*60)/1440" office:value-type="float" office:value="0.491509914997825">
            <text:p>11:47:46</text:p>
          </table:table-cell>
          <table:table-cell table:style-name="ce7" table:formula="of:=([.X281]*1440-[.W281]*4)/1440" office:value-type="float" office:value="0.251761945746963">
            <text:p>6:02:32</text:p>
          </table:table-cell>
          <table:table-cell table:style-name="ce7" table:formula="of:=([.X281]*1440+[.W281]*4)/1440" office:value-type="float" office:value="0.731257884248687">
            <text:p>17:33:01</text:p>
          </table:table-cell>
          <table:table-cell table:formula="of:=8*[.W281]" office:value-type="float" office:value="690.474151442482">
            <text:p>690.47</text:p>
          </table:table-cell>
          <table:table-cell table:formula="of:=MOD([.E281]*1440+[.V281]+4*[.$B$3]-60*[.$B$4];1440)" office:value-type="float" office:value="732.225722403132">
            <text:p>732.23</text:p>
          </table:table-cell>
          <table:table-cell table:formula="of:=IF([.AB281]/4&lt;0;[.AB281]/4+180;[.AB281]/4-180)" office:value-type="float" office:value="3.05643060078299">
            <text:p>3.06</text:p>
          </table:table-cell>
          <table:table-cell table:formula="of:=DEGREES(ACOS(SIN(RADIANS([.$B$2]))*SIN(RADIANS([.T281]))+COS(RADIANS([.$B$2]))*COS(RADIANS([.T281]))*COS(RADIANS([.AC281]))))" office:value-type="float" office:value="45.765769989719">
            <text:p>45.77</text:p>
          </table:table-cell>
          <table:table-cell table:formula="of:=90-[.AD281]" office:value-type="float" office:value="44.234230010281">
            <text:p>44.23</text:p>
          </table:table-cell>
          <table:table-cell table:formula="of:=IF([.AE281]&gt;85;0;IF([.AE281]&gt;5;58.1/TAN(RADIANS([.AE281]))-0.07/POWER(TAN(RADIANS([.AE281]));3)+0.000086/POWER(TAN(RADIANS([.AE281]));5);IF([.AE281]&gt;-0.575;1735+[.AE281]*(-518.2+[.AE281]*(103.4+[.AE281]*(-12.79+[.AE281]*0.711)));-20.772/TAN(RADIANS([.AE281])))))/3600" office:value-type="float" office:value="0.0165551174843588">
            <text:p>0.02</text:p>
          </table:table-cell>
          <table:table-cell table:formula="of:=[.AE281]+[.AF281]" office:value-type="float" office:value="44.2507851277654">
            <text:p>44.25</text:p>
          </table:table-cell>
          <table:table-cell table:formula="of:=IF([.AC281]&gt;0;MOD(DEGREES(ACOS(((SIN(RADIANS([.$B$2]))*COS(RADIANS([.AD281])))-SIN(RADIANS([.T281])))/(COS(RADIANS([.$B$2]))*SIN(RADIANS([.AD281])))))+180;360);MOD(540-DEGREES(ACOS(((SIN(RADIANS([.$B$2]))*COS(RADIANS([.AD281])))-SIN(RADIANS([.T281])))/(COS(RADIANS([.$B$2]))*SIN(RADIANS([.AD281])))));360))" office:value-type="float" office:value="184.246752217323">
            <text:p>184.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1]+1" office:value-type="date" office:date-value="2010-10-08">
            <text:p>10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2]+2415018.5+[.E282]-[.$B$4]/24" office:value-type="float" office:value="2455478.29166667">
            <text:p>2455478.29</text:p>
          </table:table-cell>
          <table:table-cell table:style-name="ce9" table:formula="of:=([.F282]-2451545)/36525" office:value-type="float" office:value="0.10768765685603">
            <text:p>0.10768766</text:p>
          </table:table-cell>
          <table:table-cell/>
          <table:table-cell table:formula="of:=MOD(280.46646+[.G282]*(36000.76983+[.G282]*0.0003032);360)" office:value-type="float" office:value="197.305011522071">
            <text:p>197.31</text:p>
          </table:table-cell>
          <table:table-cell table:formula="of:=357.52911+[.G282]*(35999.05029-0.0001537*[.G282])" office:value-type="float" office:value="4234.1824829901">
            <text:p>4234.18</text:p>
          </table:table-cell>
          <table:table-cell table:formula="of:=0.016708634-[.G282]*(0.000042037+0.0000001267*[.G282])" office:value-type="float" office:value="0.0167041056646755">
            <text:p>0.02</text:p>
          </table:table-cell>
          <table:table-cell table:formula="of:=SIN(RADIANS([.J282]))*(1.914602-[.G282]*(0.004817+0.000014*[.G282]))+SIN(RADIANS(2*[.J282]))*(0.019993-0.000101*[.G282])+SIN(RADIANS(3*[.J282]))*0.000289" office:value-type="float" office:value="-1.91161042535088">
            <text:p>-1.91</text:p>
          </table:table-cell>
          <table:table-cell table:formula="of:=[.I282]+[.L282]" office:value-type="float" office:value="195.39340109672">
            <text:p>195.39</text:p>
          </table:table-cell>
          <table:table-cell table:formula="of:=[.J282]+[.L282]" office:value-type="float" office:value="4232.27087256475">
            <text:p>4232.27</text:p>
          </table:table-cell>
          <table:table-cell table:formula="of:=(1.000001018*(1-[.K282]*[.K282]))/(1+[.K282]*COS(RADIANS([.N282])))" office:value-type="float" office:value="0.999060731655898">
            <text:p>1</text:p>
          </table:table-cell>
          <table:table-cell table:formula="of:=[.M282]-0.00569-0.00478*SIN(RADIANS(125.04-1934.136*[.G282]))" office:value-type="float" office:value="195.392457891086">
            <text:p>195.39</text:p>
          </table:table-cell>
          <table:table-cell table:formula="of:=23+(26+((21.448-[.G282]*(46.815+[.G282]*(0.00059-[.G282]*0.001813))))/60)/60" office:value-type="float" office:value="23.4378907216018">
            <text:p>23.44</text:p>
          </table:table-cell>
          <table:table-cell table:formula="of:=[.Q282]+0.00256*COS(RADIANS(125.04-1934.136*[.G282]))" office:value-type="float" office:value="23.438191946839">
            <text:p>23.44</text:p>
          </table:table-cell>
          <table:table-cell table:formula="of:=DEGREES(ATAN2(COS(RADIANS([.P282]));COS(RADIANS([.R282]))*SIN(RADIANS([.P282]))))" office:value-type="float" office:value="-165.824237784862">
            <text:p>-165.82</text:p>
          </table:table-cell>
          <table:table-cell table:formula="of:=DEGREES(ASIN(SIN(RADIANS([.R282]))*SIN(RADIANS([.P282]))))" office:value-type="float" office:value="-6.06041118931342">
            <text:p>-6.06</text:p>
          </table:table-cell>
          <table:table-cell table:formula="of:=TAN(RADIANS([.R282]/2))*TAN(RADIANS([.R282]/2))" office:value-type="float" office:value="0.0430303784345147">
            <text:p>0.04</text:p>
          </table:table-cell>
          <table:table-cell table:formula="of:=4*DEGREES([.U282]*SIN(2*RADIANS([.I282]))-2*[.K282]*SIN(RADIANS([.J282]))+4*[.K282]*[.U282]*SIN(RADIANS([.J282]))*COS(2*RADIANS([.I282]))-0.5*[.U282]*[.U282]*SIN(4*RADIANS([.I282]))-1.25*[.K282]*[.K282]*SIN(2*RADIANS([.J282])))" office:value-type="float" office:value="12.5099794218467">
            <text:p>12.51</text:p>
          </table:table-cell>
          <table:table-cell table:formula="of:=DEGREES(ACOS(COS(RADIANS(90.833))/(COS(RADIANS([.$B$2]))*COS(RADIANS([.T282])))-TAN(RADIANS([.$B$2]))*TAN(RADIANS([.T282]))))" office:value-type="float" office:value="85.9858551553478">
            <text:p>85.99</text:p>
          </table:table-cell>
          <table:table-cell table:style-name="ce7" table:formula="of:=(720-4*[.$B$3]-[.V282]+[.$B$4]*60)/1440" office:value-type="float" office:value="0.491312514290384">
            <text:p>11:47:29</text:p>
          </table:table-cell>
          <table:table-cell table:style-name="ce7" table:formula="of:=([.X282]*1440-[.W282]*4)/1440" office:value-type="float" office:value="0.25246291663664">
            <text:p>6:03:33</text:p>
          </table:table-cell>
          <table:table-cell table:style-name="ce7" table:formula="of:=([.X282]*1440+[.W282]*4)/1440" office:value-type="float" office:value="0.730162111944128">
            <text:p>17:31:26</text:p>
          </table:table-cell>
          <table:table-cell table:formula="of:=8*[.W282]" office:value-type="float" office:value="687.886841242782">
            <text:p>687.89</text:p>
          </table:table-cell>
          <table:table-cell table:formula="of:=MOD([.E282]*1440+[.V282]+4*[.$B$3]-60*[.$B$4];1440)" office:value-type="float" office:value="732.509979421847">
            <text:p>732.51</text:p>
          </table:table-cell>
          <table:table-cell table:formula="of:=IF([.AB282]/4&lt;0;[.AB282]/4+180;[.AB282]/4-180)" office:value-type="float" office:value="3.12749485546166">
            <text:p>3.13</text:p>
          </table:table-cell>
          <table:table-cell table:formula="of:=DEGREES(ACOS(SIN(RADIANS([.$B$2]))*SIN(RADIANS([.T282]))+COS(RADIANS([.$B$2]))*COS(RADIANS([.T282]))*COS(RADIANS([.AC282]))))" office:value-type="float" office:value="46.1506197414851">
            <text:p>46.15</text:p>
          </table:table-cell>
          <table:table-cell table:formula="of:=90-[.AD282]" office:value-type="float" office:value="43.8493802585149">
            <text:p>43.85</text:p>
          </table:table-cell>
          <table:table-cell table:formula="of:=IF([.AE282]&gt;85;0;IF([.AE282]&gt;5;58.1/TAN(RADIANS([.AE282]))-0.07/POWER(TAN(RADIANS([.AE282]));3)+0.000086/POWER(TAN(RADIANS([.AE282]));5);IF([.AE282]&gt;-0.575;1735+[.AE282]*(-518.2+[.AE282]*(103.4+[.AE282]*(-12.79+[.AE282]*0.711)));-20.772/TAN(RADIANS([.AE282])))))/3600" office:value-type="float" office:value="0.016778563551631">
            <text:p>0.02</text:p>
          </table:table-cell>
          <table:table-cell table:formula="of:=[.AE282]+[.AF282]" office:value-type="float" office:value="43.8661588220665">
            <text:p>43.87</text:p>
          </table:table-cell>
          <table:table-cell table:formula="of:=IF([.AC282]&gt;0;MOD(DEGREES(ACOS(((SIN(RADIANS([.$B$2]))*COS(RADIANS([.AD282])))-SIN(RADIANS([.T282])))/(COS(RADIANS([.$B$2]))*SIN(RADIANS([.AD282])))))+180;360);MOD(540-DEGREES(ACOS(((SIN(RADIANS([.$B$2]))*COS(RADIANS([.AD282])))-SIN(RADIANS([.T282])))/(COS(RADIANS([.$B$2]))*SIN(RADIANS([.AD282])))));360))" office:value-type="float" office:value="184.314432682653">
            <text:p>184.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2]+1" office:value-type="date" office:date-value="2010-10-09">
            <text:p>10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3]+2415018.5+[.E283]-[.$B$4]/24" office:value-type="float" office:value="2455479.29166667">
            <text:p>2455479.29</text:p>
          </table:table-cell>
          <table:table-cell table:style-name="ce9" table:formula="of:=([.F283]-2451545)/36525" office:value-type="float" office:value="0.107715035363902">
            <text:p>0.10771504</text:p>
          </table:table-cell>
          <table:table-cell/>
          <table:table-cell table:formula="of:=MOD(280.46646+[.G283]*(36000.76983+[.G283]*0.0003032);360)" office:value-type="float" office:value="198.290658884023">
            <text:p>198.29</text:p>
          </table:table-cell>
          <table:table-cell table:formula="of:=357.52911+[.G283]*(35999.05029-0.0001537*[.G283])" office:value-type="float" office:value="4235.16808327092">
            <text:p>4235.17</text:p>
          </table:table-cell>
          <table:table-cell table:formula="of:=0.016708634-[.G283]*(0.000042037+0.0000001267*[.G283])" office:value-type="float" office:value="0.016704104513018">
            <text:p>0.02</text:p>
          </table:table-cell>
          <table:table-cell table:formula="of:=SIN(RADIANS([.J283]))*(1.914602-[.G283]*(0.004817+0.000014*[.G283]))+SIN(RADIANS(2*[.J283]))*(0.019993-0.000101*[.G283])+SIN(RADIANS(3*[.J283]))*0.000289" office:value-type="float" office:value="-1.90960848559707">
            <text:p>-1.91</text:p>
          </table:table-cell>
          <table:table-cell table:formula="of:=[.I283]+[.L283]" office:value-type="float" office:value="196.381050398426">
            <text:p>196.38</text:p>
          </table:table-cell>
          <table:table-cell table:formula="of:=[.J283]+[.L283]" office:value-type="float" office:value="4233.25847478532">
            <text:p>4233.26</text:p>
          </table:table-cell>
          <table:table-cell table:formula="of:=(1.000001018*(1-[.K283]*[.K283]))/(1+[.K283]*COS(RADIANS([.N283])))" office:value-type="float" office:value="0.998773685938473">
            <text:p>1</text:p>
          </table:table-cell>
          <table:table-cell table:formula="of:=[.M283]-0.00569-0.00478*SIN(RADIANS(125.04-1934.136*[.G283]))" office:value-type="float" office:value="196.380107710585">
            <text:p>196.38</text:p>
          </table:table-cell>
          <table:table-cell table:formula="of:=23+(26+((21.448-[.G283]*(46.815+[.G283]*(0.00059-[.G283]*0.001813))))/60)/60" office:value-type="float" office:value="23.4378903655666">
            <text:p>23.44</text:p>
          </table:table-cell>
          <table:table-cell table:formula="of:=[.Q283]+0.00256*COS(RADIANS(125.04-1934.136*[.G283]))" office:value-type="float" office:value="23.438189241115">
            <text:p>23.44</text:p>
          </table:table-cell>
          <table:table-cell table:formula="of:=DEGREES(ATAN2(COS(RADIANS([.P283]));COS(RADIANS([.R283]))*SIN(RADIANS([.P283]))))" office:value-type="float" office:value="-164.907204795308">
            <text:p>-164.91</text:p>
          </table:table-cell>
          <table:table-cell table:formula="of:=DEGREES(ASIN(SIN(RADIANS([.R283]))*SIN(RADIANS([.P283]))))" office:value-type="float" office:value="-6.44050910029529">
            <text:p>-6.44</text:p>
          </table:table-cell>
          <table:table-cell table:formula="of:=TAN(RADIANS([.R283]/2))*TAN(RADIANS([.R283]/2))" office:value-type="float" office:value="0.0430303682169975">
            <text:p>0.04</text:p>
          </table:table-cell>
          <table:table-cell table:formula="of:=4*DEGREES([.U283]*SIN(2*RADIANS([.I283]))-2*[.K283]*SIN(RADIANS([.J283]))+4*[.K283]*[.U283]*SIN(RADIANS([.J283]))*COS(2*RADIANS([.I283]))-0.5*[.U283]*[.U283]*SIN(4*RADIANS([.I283]))-1.25*[.K283]*[.K283]*SIN(2*RADIANS([.J283])))" office:value-type="float" office:value="12.7870398039555">
            <text:p>12.79</text:p>
          </table:table-cell>
          <table:table-cell table:formula="of:=DEGREES(ACOS(COS(RADIANS(90.833))/(COS(RADIANS([.$B$2]))*COS(RADIANS([.T283])))-TAN(RADIANS([.$B$2]))*TAN(RADIANS([.T283]))))" office:value-type="float" office:value="85.6630253952026">
            <text:p>85.66</text:p>
          </table:table-cell>
          <table:table-cell table:style-name="ce7" table:formula="of:=(720-4*[.$B$3]-[.V283]+[.$B$4]*60)/1440" office:value-type="float" office:value="0.491120111247253">
            <text:p>11:47:13</text:p>
          </table:table-cell>
          <table:table-cell table:style-name="ce7" table:formula="of:=([.X283]*1440-[.W283]*4)/1440" office:value-type="float" office:value="0.253167262927246">
            <text:p>6:04:34</text:p>
          </table:table-cell>
          <table:table-cell table:style-name="ce7" table:formula="of:=([.X283]*1440+[.W283]*4)/1440" office:value-type="float" office:value="0.72907295956726">
            <text:p>17:29:52</text:p>
          </table:table-cell>
          <table:table-cell table:formula="of:=8*[.W283]" office:value-type="float" office:value="685.304203161621">
            <text:p>685.3</text:p>
          </table:table-cell>
          <table:table-cell table:formula="of:=MOD([.E283]*1440+[.V283]+4*[.$B$3]-60*[.$B$4];1440)" office:value-type="float" office:value="732.787039803955">
            <text:p>732.79</text:p>
          </table:table-cell>
          <table:table-cell table:formula="of:=IF([.AB283]/4&lt;0;[.AB283]/4+180;[.AB283]/4-180)" office:value-type="float" office:value="3.19675995098885">
            <text:p>3.2</text:p>
          </table:table-cell>
          <table:table-cell table:formula="of:=DEGREES(ACOS(SIN(RADIANS([.$B$2]))*SIN(RADIANS([.T283]))+COS(RADIANS([.$B$2]))*COS(RADIANS([.T283]))*COS(RADIANS([.AC283]))))" office:value-type="float" office:value="46.5340902467759">
            <text:p>46.53</text:p>
          </table:table-cell>
          <table:table-cell table:formula="of:=90-[.AD283]" office:value-type="float" office:value="43.4659097532241">
            <text:p>43.47</text:p>
          </table:table-cell>
          <table:table-cell table:formula="of:=IF([.AE283]&gt;85;0;IF([.AE283]&gt;5;58.1/TAN(RADIANS([.AE283]))-0.07/POWER(TAN(RADIANS([.AE283]));3)+0.000086/POWER(TAN(RADIANS([.AE283]));5);IF([.AE283]&gt;-0.575;1735+[.AE283]*(-518.2+[.AE283]*(103.4+[.AE283]*(-12.79+[.AE283]*0.711)));-20.772/TAN(RADIANS([.AE283])))))/3600" office:value-type="float" office:value="0.0170043149237251">
            <text:p>0.02</text:p>
          </table:table-cell>
          <table:table-cell table:formula="of:=[.AE283]+[.AF283]" office:value-type="float" office:value="43.4829140681478">
            <text:p>43.48</text:p>
          </table:table-cell>
          <table:table-cell table:formula="of:=IF([.AC283]&gt;0;MOD(DEGREES(ACOS(((SIN(RADIANS([.$B$2]))*COS(RADIANS([.AD283])))-SIN(RADIANS([.T283])))/(COS(RADIANS([.$B$2]))*SIN(RADIANS([.AD283])))))+180;360);MOD(540-DEGREES(ACOS(((SIN(RADIANS([.$B$2]))*COS(RADIANS([.AD283])))-SIN(RADIANS([.T283])))/(COS(RADIANS([.$B$2]))*SIN(RADIANS([.AD283])))));360))" office:value-type="float" office:value="184.378755179814">
            <text:p>184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3]+1" office:value-type="date" office:date-value="2010-10-10">
            <text:p>10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4]+2415018.5+[.E284]-[.$B$4]/24" office:value-type="float" office:value="2455480.29166667">
            <text:p>2455480.29</text:p>
          </table:table-cell>
          <table:table-cell table:style-name="ce9" table:formula="of:=([.F284]-2451545)/36525" office:value-type="float" office:value="0.107742413871773">
            <text:p>0.10774241</text:p>
          </table:table-cell>
          <table:table-cell/>
          <table:table-cell table:formula="of:=MOD(280.46646+[.G284]*(36000.76983+[.G284]*0.0003032);360)" office:value-type="float" office:value="199.276306245976">
            <text:p>199.28</text:p>
          </table:table-cell>
          <table:table-cell table:formula="of:=357.52911+[.G284]*(35999.05029-0.0001537*[.G284])" office:value-type="float" office:value="4236.15368355174">
            <text:p>4236.15</text:p>
          </table:table-cell>
          <table:table-cell table:formula="of:=0.016708634-[.G284]*(0.000042037+0.0000001267*[.G284])" office:value-type="float" office:value="0.0167041033613603">
            <text:p>0.02</text:p>
          </table:table-cell>
          <table:table-cell table:formula="of:=SIN(RADIANS([.J284]))*(1.914602-[.G284]*(0.004817+0.000014*[.G284]))+SIN(RADIANS(2*[.J284]))*(0.019993-0.000101*[.G284])+SIN(RADIANS(3*[.J284]))*0.000289" office:value-type="float" office:value="-1.90703896876344">
            <text:p>-1.91</text:p>
          </table:table-cell>
          <table:table-cell table:formula="of:=[.I284]+[.L284]" office:value-type="float" office:value="197.369267277213">
            <text:p>197.37</text:p>
          </table:table-cell>
          <table:table-cell table:formula="of:=[.J284]+[.L284]" office:value-type="float" office:value="4234.24664458297">
            <text:p>4234.25</text:p>
          </table:table-cell>
          <table:table-cell table:formula="of:=(1.000001018*(1-[.K284]*[.K284]))/(1+[.K284]*COS(RADIANS([.N284])))" office:value-type="float" office:value="0.998486921909758">
            <text:p>1</text:p>
          </table:table-cell>
          <table:table-cell table:formula="of:=[.M284]-0.00569-0.00478*SIN(RADIANS(125.04-1934.136*[.G284]))" office:value-type="float" office:value="197.36832510311">
            <text:p>197.37</text:p>
          </table:table-cell>
          <table:table-cell table:formula="of:=23+(26+((21.448-[.G284]*(46.815+[.G284]*(0.00059-[.G284]*0.001813))))/60)/60" office:value-type="float" office:value="23.4378900095314">
            <text:p>23.44</text:p>
          </table:table-cell>
          <table:table-cell table:formula="of:=[.Q284]+0.00256*COS(RADIANS(125.04-1934.136*[.G284]))" office:value-type="float" office:value="23.4381865351357">
            <text:p>23.44</text:p>
          </table:table-cell>
          <table:table-cell table:formula="of:=DEGREES(ATAN2(COS(RADIANS([.P284]));COS(RADIANS([.R284]))*SIN(RADIANS([.P284]))))" office:value-type="float" office:value="-163.988272083898">
            <text:p>-163.99</text:p>
          </table:table-cell>
          <table:table-cell table:formula="of:=DEGREES(ASIN(SIN(RADIANS([.R284]))*SIN(RADIANS([.P284]))))" office:value-type="float" office:value="-6.81918552508892">
            <text:p>-6.82</text:p>
          </table:table-cell>
          <table:table-cell table:formula="of:=TAN(RADIANS([.R284]/2))*TAN(RADIANS([.R284]/2))" office:value-type="float" office:value="0.0430303579985176">
            <text:p>0.04</text:p>
          </table:table-cell>
          <table:table-cell table:formula="of:=4*DEGREES([.U284]*SIN(2*RADIANS([.I284]))-2*[.K284]*SIN(RADIANS([.J284]))+4*[.K284]*[.U284]*SIN(RADIANS([.J284]))*COS(2*RADIANS([.I284]))-0.5*[.U284]*[.U284]*SIN(4*RADIANS([.I284]))-1.25*[.K284]*[.K284]*SIN(2*RADIANS([.J284])))" office:value-type="float" office:value="13.0565691203478">
            <text:p>13.06</text:p>
          </table:table-cell>
          <table:table-cell table:formula="of:=DEGREES(ACOS(COS(RADIANS(90.833))/(COS(RADIANS([.$B$2]))*COS(RADIANS([.T284])))-TAN(RADIANS([.$B$2]))*TAN(RADIANS([.T284]))))" office:value-type="float" office:value="85.3408323622433">
            <text:p>85.34</text:p>
          </table:table-cell>
          <table:table-cell table:style-name="ce7" table:formula="of:=(720-4*[.$B$3]-[.V284]+[.$B$4]*60)/1440" office:value-type="float" office:value="0.49093293811087">
            <text:p>11:46:57</text:p>
          </table:table-cell>
          <table:table-cell table:style-name="ce7" table:formula="of:=([.X284]*1440-[.W284]*4)/1440" office:value-type="float" office:value="0.253875070437971">
            <text:p>6:05:35</text:p>
          </table:table-cell>
          <table:table-cell table:style-name="ce7" table:formula="of:=([.X284]*1440+[.W284]*4)/1440" office:value-type="float" office:value="0.727990805783768">
            <text:p>17:28:18</text:p>
          </table:table-cell>
          <table:table-cell table:formula="of:=8*[.W284]" office:value-type="float" office:value="682.726658897947">
            <text:p>682.73</text:p>
          </table:table-cell>
          <table:table-cell table:formula="of:=MOD([.E284]*1440+[.V284]+4*[.$B$3]-60*[.$B$4];1440)" office:value-type="float" office:value="733.056569120348">
            <text:p>733.06</text:p>
          </table:table-cell>
          <table:table-cell table:formula="of:=IF([.AB284]/4&lt;0;[.AB284]/4+180;[.AB284]/4-180)" office:value-type="float" office:value="3.26414228008693">
            <text:p>3.26</text:p>
          </table:table-cell>
          <table:table-cell table:formula="of:=DEGREES(ACOS(SIN(RADIANS([.$B$2]))*SIN(RADIANS([.T284]))+COS(RADIANS([.$B$2]))*COS(RADIANS([.T284]))*COS(RADIANS([.AC284]))))" office:value-type="float" office:value="46.9160688973598">
            <text:p>46.92</text:p>
          </table:table-cell>
          <table:table-cell table:formula="of:=90-[.AD284]" office:value-type="float" office:value="43.0839311026402">
            <text:p>43.08</text:p>
          </table:table-cell>
          <table:table-cell table:formula="of:=IF([.AE284]&gt;85;0;IF([.AE284]&gt;5;58.1/TAN(RADIANS([.AE284]))-0.07/POWER(TAN(RADIANS([.AE284]));3)+0.000086/POWER(TAN(RADIANS([.AE284]));5);IF([.AE284]&gt;-0.575;1735+[.AE284]*(-518.2+[.AE284]*(103.4+[.AE284]*(-12.79+[.AE284]*0.711)));-20.772/TAN(RADIANS([.AE284])))))/3600" office:value-type="float" office:value="0.0172323555244352">
            <text:p>0.02</text:p>
          </table:table-cell>
          <table:table-cell table:formula="of:=[.AE284]+[.AF284]" office:value-type="float" office:value="43.1011634581646">
            <text:p>43.1</text:p>
          </table:table-cell>
          <table:table-cell table:formula="of:=IF([.AC284]&gt;0;MOD(DEGREES(ACOS(((SIN(RADIANS([.$B$2]))*COS(RADIANS([.AD284])))-SIN(RADIANS([.T284])))/(COS(RADIANS([.$B$2]))*SIN(RADIANS([.AD284])))))+180;360);MOD(540-DEGREES(ACOS(((SIN(RADIANS([.$B$2]))*COS(RADIANS([.AD284])))-SIN(RADIANS([.T284])))/(COS(RADIANS([.$B$2]))*SIN(RADIANS([.AD284])))));360))" office:value-type="float" office:value="184.439686264628">
            <text:p>184.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4]+1" office:value-type="date" office:date-value="2010-10-11">
            <text:p>10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5]+2415018.5+[.E285]-[.$B$4]/24" office:value-type="float" office:value="2455481.29166667">
            <text:p>2455481.29</text:p>
          </table:table-cell>
          <table:table-cell table:style-name="ce9" table:formula="of:=([.F285]-2451545)/36525" office:value-type="float" office:value="0.107769792379644">
            <text:p>0.10776979</text:p>
          </table:table-cell>
          <table:table-cell/>
          <table:table-cell table:formula="of:=MOD(280.46646+[.G285]*(36000.76983+[.G285]*0.0003032);360)" office:value-type="float" office:value="200.261953607929">
            <text:p>200.26</text:p>
          </table:table-cell>
          <table:table-cell table:formula="of:=357.52911+[.G285]*(35999.05029-0.0001537*[.G285])" office:value-type="float" office:value="4237.13928383256">
            <text:p>4237.14</text:p>
          </table:table-cell>
          <table:table-cell table:formula="of:=0.016708634-[.G285]*(0.000042037+0.0000001267*[.G285])" office:value-type="float" office:value="0.0167041022097024">
            <text:p>0.02</text:p>
          </table:table-cell>
          <table:table-cell table:formula="of:=SIN(RADIANS([.J285]))*(1.914602-[.G285]*(0.004817+0.000014*[.G285]))+SIN(RADIANS(2*[.J285]))*(0.019993-0.000101*[.G285])+SIN(RADIANS(3*[.J285]))*0.000289" office:value-type="float" office:value="-1.90390202664399">
            <text:p>-1.9</text:p>
          </table:table-cell>
          <table:table-cell table:formula="of:=[.I285]+[.L285]" office:value-type="float" office:value="198.358051581285">
            <text:p>198.36</text:p>
          </table:table-cell>
          <table:table-cell table:formula="of:=[.J285]+[.L285]" office:value-type="float" office:value="4235.23538180591">
            <text:p>4235.24</text:p>
          </table:table-cell>
          <table:table-cell table:formula="of:=(1.000001018*(1-[.K285]*[.K285]))/(1+[.K285]*COS(RADIANS([.N285])))" office:value-type="float" office:value="0.998200525052183">
            <text:p>1</text:p>
          </table:table-cell>
          <table:table-cell table:formula="of:=[.M285]-0.00569-0.00478*SIN(RADIANS(125.04-1934.136*[.G285]))" office:value-type="float" office:value="198.357109916865">
            <text:p>198.36</text:p>
          </table:table-cell>
          <table:table-cell table:formula="of:=23+(26+((21.448-[.G285]*(46.815+[.G285]*(0.00059-[.G285]*0.001813))))/60)/60" office:value-type="float" office:value="23.4378896534963">
            <text:p>23.44</text:p>
          </table:table-cell>
          <table:table-cell table:formula="of:=[.Q285]+0.00256*COS(RADIANS(125.04-1934.136*[.G285]))" office:value-type="float" office:value="23.4381838289031">
            <text:p>23.44</text:p>
          </table:table-cell>
          <table:table-cell table:formula="of:=DEGREES(ATAN2(COS(RADIANS([.P285]));COS(RADIANS([.R285]))*SIN(RADIANS([.P285]))))" office:value-type="float" office:value="-163.067360135861">
            <text:p>-163.07</text:p>
          </table:table-cell>
          <table:table-cell table:formula="of:=DEGREES(ASIN(SIN(RADIANS([.R285]))*SIN(RADIANS([.P285]))))" office:value-type="float" office:value="-7.19633748882762">
            <text:p>-7.2</text:p>
          </table:table-cell>
          <table:table-cell table:formula="of:=TAN(RADIANS([.R285]/2))*TAN(RADIANS([.R285]/2))" office:value-type="float" office:value="0.0430303477790825">
            <text:p>0.04</text:p>
          </table:table-cell>
          <table:table-cell table:formula="of:=4*DEGREES([.U285]*SIN(2*RADIANS([.I285]))-2*[.K285]*SIN(RADIANS([.J285]))+4*[.K285]*[.U285]*SIN(RADIANS([.J285]))*COS(2*RADIANS([.I285]))-0.5*[.U285]*[.U285]*SIN(4*RADIANS([.I285]))-1.25*[.K285]*[.K285]*SIN(2*RADIANS([.J285])))" office:value-type="float" office:value="13.3182355469388">
            <text:p>13.32</text:p>
          </table:table-cell>
          <table:table-cell table:formula="of:=DEGREES(ACOS(COS(RADIANS(90.833))/(COS(RADIANS([.$B$2]))*COS(RADIANS([.T285])))-TAN(RADIANS([.$B$2]))*TAN(RADIANS([.T285]))))" office:value-type="float" office:value="85.0193304122256">
            <text:p>85.02</text:p>
          </table:table-cell>
          <table:table-cell table:style-name="ce7" table:formula="of:=(720-4*[.$B$3]-[.V285]+[.$B$4]*60)/1440" office:value-type="float" office:value="0.490751225314626">
            <text:p>11:46:41</text:p>
          </table:table-cell>
          <table:table-cell table:style-name="ce7" table:formula="of:=([.X285]*1440-[.W285]*4)/1440" office:value-type="float" office:value="0.254586418613999">
            <text:p>6:06:36</text:p>
          </table:table-cell>
          <table:table-cell table:style-name="ce7" table:formula="of:=([.X285]*1440+[.W285]*4)/1440" office:value-type="float" office:value="0.726916032015252">
            <text:p>17:26:46</text:p>
          </table:table-cell>
          <table:table-cell table:formula="of:=8*[.W285]" office:value-type="float" office:value="680.154643297805">
            <text:p>680.15</text:p>
          </table:table-cell>
          <table:table-cell table:formula="of:=MOD([.E285]*1440+[.V285]+4*[.$B$3]-60*[.$B$4];1440)" office:value-type="float" office:value="733.318235546939">
            <text:p>733.32</text:p>
          </table:table-cell>
          <table:table-cell table:formula="of:=IF([.AB285]/4&lt;0;[.AB285]/4+180;[.AB285]/4-180)" office:value-type="float" office:value="3.3295588867347">
            <text:p>3.33</text:p>
          </table:table-cell>
          <table:table-cell table:formula="of:=DEGREES(ACOS(SIN(RADIANS([.$B$2]))*SIN(RADIANS([.T285]))+COS(RADIANS([.$B$2]))*COS(RADIANS([.T285]))*COS(RADIANS([.AC285]))))" office:value-type="float" office:value="47.2964426386042">
            <text:p>47.3</text:p>
          </table:table-cell>
          <table:table-cell table:formula="of:=90-[.AD285]" office:value-type="float" office:value="42.7035573613958">
            <text:p>42.7</text:p>
          </table:table-cell>
          <table:table-cell table:formula="of:=IF([.AE285]&gt;85;0;IF([.AE285]&gt;5;58.1/TAN(RADIANS([.AE285]))-0.07/POWER(TAN(RADIANS([.AE285]));3)+0.000086/POWER(TAN(RADIANS([.AE285]));5);IF([.AE285]&gt;-0.575;1735+[.AE285]*(-518.2+[.AE285]*(103.4+[.AE285]*(-12.79+[.AE285]*0.711)));-20.772/TAN(RADIANS([.AE285])))))/3600" office:value-type="float" office:value="0.0174626663587027">
            <text:p>0.02</text:p>
          </table:table-cell>
          <table:table-cell table:formula="of:=[.AE285]+[.AF285]" office:value-type="float" office:value="42.7210200277545">
            <text:p>42.72</text:p>
          </table:table-cell>
          <table:table-cell table:formula="of:=IF([.AC285]&gt;0;MOD(DEGREES(ACOS(((SIN(RADIANS([.$B$2]))*COS(RADIANS([.AD285])))-SIN(RADIANS([.T285])))/(COS(RADIANS([.$B$2]))*SIN(RADIANS([.AD285])))))+180;360);MOD(540-DEGREES(ACOS(((SIN(RADIANS([.$B$2]))*COS(RADIANS([.AD285])))-SIN(RADIANS([.T285])))/(COS(RADIANS([.$B$2]))*SIN(RADIANS([.AD285])))));360))" office:value-type="float" office:value="184.497194465773">
            <text:p>184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5]+1" office:value-type="date" office:date-value="2010-10-12">
            <text:p>10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6]+2415018.5+[.E286]-[.$B$4]/24" office:value-type="float" office:value="2455482.29166667">
            <text:p>2455482.29</text:p>
          </table:table-cell>
          <table:table-cell table:style-name="ce9" table:formula="of:=([.F286]-2451545)/36525" office:value-type="float" office:value="0.107797170887516">
            <text:p>0.10779717</text:p>
          </table:table-cell>
          <table:table-cell/>
          <table:table-cell table:formula="of:=MOD(280.46646+[.G286]*(36000.76983+[.G286]*0.0003032);360)" office:value-type="float" office:value="201.247600969883">
            <text:p>201.25</text:p>
          </table:table-cell>
          <table:table-cell table:formula="of:=357.52911+[.G286]*(35999.05029-0.0001537*[.G286])" office:value-type="float" office:value="4238.12488411337">
            <text:p>4238.12</text:p>
          </table:table-cell>
          <table:table-cell table:formula="of:=0.016708634-[.G286]*(0.000042037+0.0000001267*[.G286])" office:value-type="float" office:value="0.0167041010580443">
            <text:p>0.02</text:p>
          </table:table-cell>
          <table:table-cell table:formula="of:=SIN(RADIANS([.J286]))*(1.914602-[.G286]*(0.004817+0.000014*[.G286]))+SIN(RADIANS(2*[.J286]))*(0.019993-0.000101*[.G286])+SIN(RADIANS(3*[.J286]))*0.000289" office:value-type="float" office:value="-1.90019798168134">
            <text:p>-1.9</text:p>
          </table:table-cell>
          <table:table-cell table:formula="of:=[.I286]+[.L286]" office:value-type="float" office:value="199.347402988202">
            <text:p>199.35</text:p>
          </table:table-cell>
          <table:table-cell table:formula="of:=[.J286]+[.L286]" office:value-type="float" office:value="4236.22468613169">
            <text:p>4236.22</text:p>
          </table:table-cell>
          <table:table-cell table:formula="of:=(1.000001018*(1-[.K286]*[.K286]))/(1+[.K286]*COS(RADIANS([.N286])))" office:value-type="float" office:value="0.997914580885684">
            <text:p>1</text:p>
          </table:table-cell>
          <table:table-cell table:formula="of:=[.M286]-0.00569-0.00478*SIN(RADIANS(125.04-1934.136*[.G286]))" office:value-type="float" office:value="199.346461829408">
            <text:p>199.35</text:p>
          </table:table-cell>
          <table:table-cell table:formula="of:=23+(26+((21.448-[.G286]*(46.815+[.G286]*(0.00059-[.G286]*0.001813))))/60)/60" office:value-type="float" office:value="23.4378892974611">
            <text:p>23.44</text:p>
          </table:table-cell>
          <table:table-cell table:formula="of:=[.Q286]+0.00256*COS(RADIANS(125.04-1934.136*[.G286]))" office:value-type="float" office:value="23.4381811224192">
            <text:p>23.44</text:p>
          </table:table-cell>
          <table:table-cell table:formula="of:=DEGREES(ATAN2(COS(RADIANS([.P286]));COS(RADIANS([.R286]))*SIN(RADIANS([.P286]))))" office:value-type="float" office:value="-162.144390353708">
            <text:p>-162.14</text:p>
          </table:table-cell>
          <table:table-cell table:formula="of:=DEGREES(ASIN(SIN(RADIANS([.R286]))*SIN(RADIANS([.P286]))))" office:value-type="float" office:value="-7.57186144904563">
            <text:p>-7.57</text:p>
          </table:table-cell>
          <table:table-cell table:formula="of:=TAN(RADIANS([.R286]/2))*TAN(RADIANS([.R286]/2))" office:value-type="float" office:value="0.0430303375586999">
            <text:p>0.04</text:p>
          </table:table-cell>
          <table:table-cell table:formula="of:=4*DEGREES([.U286]*SIN(2*RADIANS([.I286]))-2*[.K286]*SIN(RADIANS([.J286]))+4*[.K286]*[.U286]*SIN(RADIANS([.J286]))*COS(2*RADIANS([.I286]))-0.5*[.U286]*[.U286]*SIN(4*RADIANS([.I286]))-1.25*[.K286]*[.K286]*SIN(2*RADIANS([.J286])))" office:value-type="float" office:value="13.5717102430014">
            <text:p>13.57</text:p>
          </table:table-cell>
          <table:table-cell table:formula="of:=DEGREES(ACOS(COS(RADIANS(90.833))/(COS(RADIANS([.$B$2]))*COS(RADIANS([.T286])))-TAN(RADIANS([.$B$2]))*TAN(RADIANS([.T286]))))" office:value-type="float" office:value="84.6985756334858">
            <text:p>84.7</text:p>
          </table:table-cell>
          <table:table-cell table:style-name="ce7" table:formula="of:=(720-4*[.$B$3]-[.V286]+[.$B$4]*60)/1440" office:value-type="float" office:value="0.490575201220138">
            <text:p>11:46:26</text:p>
          </table:table-cell>
          <table:table-cell table:style-name="ce7" table:formula="of:=([.X286]*1440-[.W286]*4)/1440" office:value-type="float" office:value="0.255301380016011">
            <text:p>6:07:38</text:p>
          </table:table-cell>
          <table:table-cell table:style-name="ce7" table:formula="of:=([.X286]*1440+[.W286]*4)/1440" office:value-type="float" office:value="0.725849022424265">
            <text:p>17:25:13</text:p>
          </table:table-cell>
          <table:table-cell table:formula="of:=8*[.W286]" office:value-type="float" office:value="677.588605067886">
            <text:p>677.59</text:p>
          </table:table-cell>
          <table:table-cell table:formula="of:=MOD([.E286]*1440+[.V286]+4*[.$B$3]-60*[.$B$4];1440)" office:value-type="float" office:value="733.571710243001">
            <text:p>733.57</text:p>
          </table:table-cell>
          <table:table-cell table:formula="of:=IF([.AB286]/4&lt;0;[.AB286]/4+180;[.AB286]/4-180)" office:value-type="float" office:value="3.39292756075037">
            <text:p>3.39</text:p>
          </table:table-cell>
          <table:table-cell table:formula="of:=DEGREES(ACOS(SIN(RADIANS([.$B$2]))*SIN(RADIANS([.T286]))+COS(RADIANS([.$B$2]))*COS(RADIANS([.T286]))*COS(RADIANS([.AC286]))))" office:value-type="float" office:value="47.6750979988902">
            <text:p>47.68</text:p>
          </table:table-cell>
          <table:table-cell table:formula="of:=90-[.AD286]" office:value-type="float" office:value="42.3249020011098">
            <text:p>42.32</text:p>
          </table:table-cell>
          <table:table-cell table:formula="of:=IF([.AE286]&gt;85;0;IF([.AE286]&gt;5;58.1/TAN(RADIANS([.AE286]))-0.07/POWER(TAN(RADIANS([.AE286]));3)+0.000086/POWER(TAN(RADIANS([.AE286]));5);IF([.AE286]&gt;-0.575;1735+[.AE286]*(-518.2+[.AE286]*(103.4+[.AE286]*(-12.79+[.AE286]*0.711)));-20.772/TAN(RADIANS([.AE286])))))/3600" office:value-type="float" office:value="0.0176952253228008">
            <text:p>0.02</text:p>
          </table:table-cell>
          <table:table-cell table:formula="of:=[.AE286]+[.AF286]" office:value-type="float" office:value="42.3425972264326">
            <text:p>42.34</text:p>
          </table:table-cell>
          <table:table-cell table:formula="of:=IF([.AC286]&gt;0;MOD(DEGREES(ACOS(((SIN(RADIANS([.$B$2]))*COS(RADIANS([.AD286])))-SIN(RADIANS([.T286])))/(COS(RADIANS([.$B$2]))*SIN(RADIANS([.AD286])))))+180;360);MOD(540-DEGREES(ACOS(((SIN(RADIANS([.$B$2]))*COS(RADIANS([.AD286])))-SIN(RADIANS([.T286])))/(COS(RADIANS([.$B$2]))*SIN(RADIANS([.AD286])))));360))" office:value-type="float" office:value="184.551250302222">
            <text:p>184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6]+1" office:value-type="date" office:date-value="2010-10-13">
            <text:p>10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7]+2415018.5+[.E287]-[.$B$4]/24" office:value-type="float" office:value="2455483.29166667">
            <text:p>2455483.29</text:p>
          </table:table-cell>
          <table:table-cell table:style-name="ce9" table:formula="of:=([.F287]-2451545)/36525" office:value-type="float" office:value="0.107824549395387">
            <text:p>0.10782455</text:p>
          </table:table-cell>
          <table:table-cell/>
          <table:table-cell table:formula="of:=MOD(280.46646+[.G287]*(36000.76983+[.G287]*0.0003032);360)" office:value-type="float" office:value="202.233248331838">
            <text:p>202.23</text:p>
          </table:table-cell>
          <table:table-cell table:formula="of:=357.52911+[.G287]*(35999.05029-0.0001537*[.G287])" office:value-type="float" office:value="4239.11048439419">
            <text:p>4239.11</text:p>
          </table:table-cell>
          <table:table-cell table:formula="of:=0.016708634-[.G287]*(0.000042037+0.0000001267*[.G287])" office:value-type="float" office:value="0.016704099906386">
            <text:p>0.02</text:p>
          </table:table-cell>
          <table:table-cell table:formula="of:=SIN(RADIANS([.J287]))*(1.914602-[.G287]*(0.004817+0.000014*[.G287]))+SIN(RADIANS(2*[.J287]))*(0.019993-0.000101*[.G287])+SIN(RADIANS(3*[.J287]))*0.000289" office:value-type="float" office:value="-1.89592732760622">
            <text:p>-1.9</text:p>
          </table:table-cell>
          <table:table-cell table:formula="of:=[.I287]+[.L287]" office:value-type="float" office:value="200.337321004232">
            <text:p>200.34</text:p>
          </table:table-cell>
          <table:table-cell table:formula="of:=[.J287]+[.L287]" office:value-type="float" office:value="4237.21455706659">
            <text:p>4237.21</text:p>
          </table:table-cell>
          <table:table-cell table:formula="of:=(1.000001018*(1-[.K287]*[.K287]))/(1+[.K287]*COS(RADIANS([.N287])))" office:value-type="float" office:value="0.997629174941791">
            <text:p>1</text:p>
          </table:table-cell>
          <table:table-cell table:formula="of:=[.M287]-0.00569-0.00478*SIN(RADIANS(125.04-1934.136*[.G287]))" office:value-type="float" office:value="200.336380347008">
            <text:p>200.34</text:p>
          </table:table-cell>
          <table:table-cell table:formula="of:=23+(26+((21.448-[.G287]*(46.815+[.G287]*(0.00059-[.G287]*0.001813))))/60)/60" office:value-type="float" office:value="23.4378889414259">
            <text:p>23.44</text:p>
          </table:table-cell>
          <table:table-cell table:formula="of:=[.Q287]+0.00256*COS(RADIANS(125.04-1934.136*[.G287]))" office:value-type="float" office:value="23.4381784156861">
            <text:p>23.44</text:p>
          </table:table-cell>
          <table:table-cell table:formula="of:=DEGREES(ATAN2(COS(RADIANS([.P287]));COS(RADIANS([.R287]))*SIN(RADIANS([.P287]))))" office:value-type="float" office:value="-161.219285133034">
            <text:p>-161.22</text:p>
          </table:table-cell>
          <table:table-cell table:formula="of:=DEGREES(ASIN(SIN(RADIANS([.R287]))*SIN(RADIANS([.P287]))))" office:value-type="float" office:value="-7.9456532945791">
            <text:p>-7.95</text:p>
          </table:table-cell>
          <table:table-cell table:formula="of:=TAN(RADIANS([.R287]/2))*TAN(RADIANS([.R287]/2))" office:value-type="float" office:value="0.0430303273373772">
            <text:p>0.04</text:p>
          </table:table-cell>
          <table:table-cell table:formula="of:=4*DEGREES([.U287]*SIN(2*RADIANS([.I287]))-2*[.K287]*SIN(RADIANS([.J287]))+4*[.K287]*[.U287]*SIN(RADIANS([.J287]))*COS(2*RADIANS([.I287]))-0.5*[.U287]*[.U287]*SIN(4*RADIANS([.I287]))-1.25*[.K287]*[.K287]*SIN(2*RADIANS([.J287])))" office:value-type="float" office:value="13.8166677454371">
            <text:p>13.82</text:p>
          </table:table-cell>
          <table:table-cell table:formula="of:=DEGREES(ACOS(COS(RADIANS(90.833))/(COS(RADIANS([.$B$2]))*COS(RADIANS([.T287])))-TAN(RADIANS([.$B$2]))*TAN(RADIANS([.T287]))))" office:value-type="float" office:value="84.3786259353256">
            <text:p>84.38</text:p>
          </table:table-cell>
          <table:table-cell table:style-name="ce7" table:formula="of:=(720-4*[.$B$3]-[.V287]+[.$B$4]*60)/1440" office:value-type="float" office:value="0.490405091843446">
            <text:p>11:46:11</text:p>
          </table:table-cell>
          <table:table-cell table:style-name="ce7" table:formula="of:=([.X287]*1440-[.W287]*4)/1440" office:value-type="float" office:value="0.256020019800875">
            <text:p>6:08:40</text:p>
          </table:table-cell>
          <table:table-cell table:style-name="ce7" table:formula="of:=([.X287]*1440+[.W287]*4)/1440" office:value-type="float" office:value="0.724790163886018">
            <text:p>17:23:42</text:p>
          </table:table-cell>
          <table:table-cell table:formula="of:=8*[.W287]" office:value-type="float" office:value="675.029007482605">
            <text:p>675.03</text:p>
          </table:table-cell>
          <table:table-cell table:formula="of:=MOD([.E287]*1440+[.V287]+4*[.$B$3]-60*[.$B$4];1440)" office:value-type="float" office:value="733.816667745437">
            <text:p>733.82</text:p>
          </table:table-cell>
          <table:table-cell table:formula="of:=IF([.AB287]/4&lt;0;[.AB287]/4+180;[.AB287]/4-180)" office:value-type="float" office:value="3.45416693635929">
            <text:p>3.45</text:p>
          </table:table-cell>
          <table:table-cell table:formula="of:=DEGREES(ACOS(SIN(RADIANS([.$B$2]))*SIN(RADIANS([.T287]))+COS(RADIANS([.$B$2]))*COS(RADIANS([.T287]))*COS(RADIANS([.AC287]))))" office:value-type="float" office:value="48.0519211206556">
            <text:p>48.05</text:p>
          </table:table-cell>
          <table:table-cell table:formula="of:=90-[.AD287]" office:value-type="float" office:value="41.9480788793444">
            <text:p>41.95</text:p>
          </table:table-cell>
          <table:table-cell table:formula="of:=IF([.AE287]&gt;85;0;IF([.AE287]&gt;5;58.1/TAN(RADIANS([.AE287]))-0.07/POWER(TAN(RADIANS([.AE287]));3)+0.000086/POWER(TAN(RADIANS([.AE287]));5);IF([.AE287]&gt;-0.575;1735+[.AE287]*(-518.2+[.AE287]*(103.4+[.AE287]*(-12.79+[.AE287]*0.711)));-20.772/TAN(RADIANS([.AE287])))))/3600" office:value-type="float" office:value="0.0179300070080541">
            <text:p>0.02</text:p>
          </table:table-cell>
          <table:table-cell table:formula="of:=[.AE287]+[.AF287]" office:value-type="float" office:value="41.9660088863525">
            <text:p>41.97</text:p>
          </table:table-cell>
          <table:table-cell table:formula="of:=IF([.AC287]&gt;0;MOD(DEGREES(ACOS(((SIN(RADIANS([.$B$2]))*COS(RADIANS([.AD287])))-SIN(RADIANS([.T287])))/(COS(RADIANS([.$B$2]))*SIN(RADIANS([.AD287])))))+180;360);MOD(540-DEGREES(ACOS(((SIN(RADIANS([.$B$2]))*COS(RADIANS([.AD287])))-SIN(RADIANS([.T287])))/(COS(RADIANS([.$B$2]))*SIN(RADIANS([.AD287])))));360))" office:value-type="float" office:value="184.601826303636">
            <text:p>184.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7]+1" office:value-type="date" office:date-value="2010-10-14">
            <text:p>10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8]+2415018.5+[.E288]-[.$B$4]/24" office:value-type="float" office:value="2455484.29166667">
            <text:p>2455484.29</text:p>
          </table:table-cell>
          <table:table-cell table:style-name="ce9" table:formula="of:=([.F288]-2451545)/36525" office:value-type="float" office:value="0.107851927903258">
            <text:p>0.10785193</text:p>
          </table:table-cell>
          <table:table-cell/>
          <table:table-cell table:formula="of:=MOD(280.46646+[.G288]*(36000.76983+[.G288]*0.0003032);360)" office:value-type="float" office:value="203.218895693793">
            <text:p>203.22</text:p>
          </table:table-cell>
          <table:table-cell table:formula="of:=357.52911+[.G288]*(35999.05029-0.0001537*[.G288])" office:value-type="float" office:value="4240.09608467501">
            <text:p>4240.1</text:p>
          </table:table-cell>
          <table:table-cell table:formula="of:=0.016708634-[.G288]*(0.000042037+0.0000001267*[.G288])" office:value-type="float" office:value="0.0167040987547275">
            <text:p>0.02</text:p>
          </table:table-cell>
          <table:table-cell table:formula="of:=SIN(RADIANS([.J288]))*(1.914602-[.G288]*(0.004817+0.000014*[.G288]))+SIN(RADIANS(2*[.J288]))*(0.019993-0.000101*[.G288])+SIN(RADIANS(3*[.J288]))*0.000289" office:value-type="float" office:value="-1.89109073002452">
            <text:p>-1.89</text:p>
          </table:table-cell>
          <table:table-cell table:formula="of:=[.I288]+[.L288]" office:value-type="float" office:value="201.327804963768">
            <text:p>201.33</text:p>
          </table:table-cell>
          <table:table-cell table:formula="of:=[.J288]+[.L288]" office:value-type="float" office:value="4238.20499394498">
            <text:p>4238.2</text:p>
          </table:table-cell>
          <table:table-cell table:formula="of:=(1.000001018*(1-[.K288]*[.K288]))/(1+[.K288]*COS(RADIANS([.N288])))" office:value-type="float" office:value="0.99734439273754">
            <text:p>1</text:p>
          </table:table-cell>
          <table:table-cell table:formula="of:=[.M288]-0.00569-0.00478*SIN(RADIANS(125.04-1934.136*[.G288]))" office:value-type="float" office:value="201.326864804058">
            <text:p>201.33</text:p>
          </table:table-cell>
          <table:table-cell table:formula="of:=23+(26+((21.448-[.G288]*(46.815+[.G288]*(0.00059-[.G288]*0.001813))))/60)/60" office:value-type="float" office:value="23.4378885853908">
            <text:p>23.44</text:p>
          </table:table-cell>
          <table:table-cell table:formula="of:=[.Q288]+0.00256*COS(RADIANS(125.04-1934.136*[.G288]))" office:value-type="float" office:value="23.4381757087057">
            <text:p>23.44</text:p>
          </table:table-cell>
          <table:table-cell table:formula="of:=DEGREES(ATAN2(COS(RADIANS([.P288]));COS(RADIANS([.R288]))*SIN(RADIANS([.P288]))))" office:value-type="float" office:value="-160.291967940515">
            <text:p>-160.29</text:p>
          </table:table-cell>
          <table:table-cell table:formula="of:=DEGREES(ASIN(SIN(RADIANS([.R288]))*SIN(RADIANS([.P288]))))" office:value-type="float" office:value="-8.31760834604252">
            <text:p>-8.32</text:p>
          </table:table-cell>
          <table:table-cell table:formula="of:=TAN(RADIANS([.R288]/2))*TAN(RADIANS([.R288]/2))" office:value-type="float" office:value="0.0430303171151222">
            <text:p>0.04</text:p>
          </table:table-cell>
          <table:table-cell table:formula="of:=4*DEGREES([.U288]*SIN(2*RADIANS([.I288]))-2*[.K288]*SIN(RADIANS([.J288]))+4*[.K288]*[.U288]*SIN(RADIANS([.J288]))*COS(2*RADIANS([.I288]))-0.5*[.U288]*[.U288]*SIN(4*RADIANS([.I288]))-1.25*[.K288]*[.K288]*SIN(2*RADIANS([.J288])))" office:value-type="float" office:value="14.0527863786121">
            <text:p>14.05</text:p>
          </table:table-cell>
          <table:table-cell table:formula="of:=DEGREES(ACOS(COS(RADIANS(90.833))/(COS(RADIANS([.$B$2]))*COS(RADIANS([.T288])))-TAN(RADIANS([.$B$2]))*TAN(RADIANS([.T288]))))" office:value-type="float" office:value="84.0595411354007">
            <text:p>84.06</text:p>
          </table:table-cell>
          <table:table-cell table:style-name="ce7" table:formula="of:=(720-4*[.$B$3]-[.V288]+[.$B$4]*60)/1440" office:value-type="float" office:value="0.490241120570408">
            <text:p>11:45:57</text:p>
          </table:table-cell>
          <table:table-cell table:style-name="ce7" table:formula="of:=([.X288]*1440-[.W288]*4)/1440" office:value-type="float" office:value="0.256742395194295">
            <text:p>6:09:43</text:p>
          </table:table-cell>
          <table:table-cell table:style-name="ce7" table:formula="of:=([.X288]*1440+[.W288]*4)/1440" office:value-type="float" office:value="0.723739845946521">
            <text:p>17:22:11</text:p>
          </table:table-cell>
          <table:table-cell table:formula="of:=8*[.W288]" office:value-type="float" office:value="672.476329083205">
            <text:p>672.48</text:p>
          </table:table-cell>
          <table:table-cell table:formula="of:=MOD([.E288]*1440+[.V288]+4*[.$B$3]-60*[.$B$4];1440)" office:value-type="float" office:value="734.052786378612">
            <text:p>734.05</text:p>
          </table:table-cell>
          <table:table-cell table:formula="of:=IF([.AB288]/4&lt;0;[.AB288]/4+180;[.AB288]/4-180)" office:value-type="float" office:value="3.51319659465301">
            <text:p>3.51</text:p>
          </table:table-cell>
          <table:table-cell table:formula="of:=DEGREES(ACOS(SIN(RADIANS([.$B$2]))*SIN(RADIANS([.T288]))+COS(RADIANS([.$B$2]))*COS(RADIANS([.T288]))*COS(RADIANS([.AC288]))))" office:value-type="float" office:value="48.4267977930749">
            <text:p>48.43</text:p>
          </table:table-cell>
          <table:table-cell table:formula="of:=90-[.AD288]" office:value-type="float" office:value="41.5732022069251">
            <text:p>41.57</text:p>
          </table:table-cell>
          <table:table-cell table:formula="of:=IF([.AE288]&gt;85;0;IF([.AE288]&gt;5;58.1/TAN(RADIANS([.AE288]))-0.07/POWER(TAN(RADIANS([.AE288]));3)+0.000086/POWER(TAN(RADIANS([.AE288]));5);IF([.AE288]&gt;-0.575;1735+[.AE288]*(-518.2+[.AE288]*(103.4+[.AE288]*(-12.79+[.AE288]*0.711)));-20.772/TAN(RADIANS([.AE288])))))/3600" office:value-type="float" office:value="0.0181669824982493">
            <text:p>0.02</text:p>
          </table:table-cell>
          <table:table-cell table:formula="of:=[.AE288]+[.AF288]" office:value-type="float" office:value="41.5913691894233">
            <text:p>41.59</text:p>
          </table:table-cell>
          <table:table-cell table:formula="of:=IF([.AC288]&gt;0;MOD(DEGREES(ACOS(((SIN(RADIANS([.$B$2]))*COS(RADIANS([.AD288])))-SIN(RADIANS([.T288])))/(COS(RADIANS([.$B$2]))*SIN(RADIANS([.AD288])))))+180;360);MOD(540-DEGREES(ACOS(((SIN(RADIANS([.$B$2]))*COS(RADIANS([.AD288])))-SIN(RADIANS([.T288])))/(COS(RADIANS([.$B$2]))*SIN(RADIANS([.AD288])))));360))" office:value-type="float" office:value="184.648897033399">
            <text:p>184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8]+1" office:value-type="date" office:date-value="2010-10-15">
            <text:p>10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9]+2415018.5+[.E289]-[.$B$4]/24" office:value-type="float" office:value="2455485.29166667">
            <text:p>2455485.29</text:p>
          </table:table-cell>
          <table:table-cell table:style-name="ce9" table:formula="of:=([.F289]-2451545)/36525" office:value-type="float" office:value="0.10787930641113">
            <text:p>0.10787931</text:p>
          </table:table-cell>
          <table:table-cell/>
          <table:table-cell table:formula="of:=MOD(280.46646+[.G289]*(36000.76983+[.G289]*0.0003032);360)" office:value-type="float" office:value="204.204543055748">
            <text:p>204.2</text:p>
          </table:table-cell>
          <table:table-cell table:formula="of:=357.52911+[.G289]*(35999.05029-0.0001537*[.G289])" office:value-type="float" office:value="4241.08168495583">
            <text:p>4241.08</text:p>
          </table:table-cell>
          <table:table-cell table:formula="of:=0.016708634-[.G289]*(0.000042037+0.0000001267*[.G289])" office:value-type="float" office:value="0.0167040976030688">
            <text:p>0.02</text:p>
          </table:table-cell>
          <table:table-cell table:formula="of:=SIN(RADIANS([.J289]))*(1.914602-[.G289]*(0.004817+0.000014*[.G289]))+SIN(RADIANS(2*[.J289]))*(0.019993-0.000101*[.G289])+SIN(RADIANS(3*[.J289]))*0.000289" office:value-type="float" office:value="-1.88568902695105">
            <text:p>-1.89</text:p>
          </table:table-cell>
          <table:table-cell table:formula="of:=[.I289]+[.L289]" office:value-type="float" office:value="202.318854028797">
            <text:p>202.32</text:p>
          </table:table-cell>
          <table:table-cell table:formula="of:=[.J289]+[.L289]" office:value-type="float" office:value="4239.19599592887">
            <text:p>4239.2</text:p>
          </table:table-cell>
          <table:table-cell table:formula="of:=(1.000001018*(1-[.K289]*[.K289]))/(1+[.K289]*COS(RADIANS([.N289])))" office:value-type="float" office:value="0.9970603197492">
            <text:p>1</text:p>
          </table:table-cell>
          <table:table-cell table:formula="of:=[.M289]-0.00569-0.00478*SIN(RADIANS(125.04-1934.136*[.G289]))" office:value-type="float" office:value="202.317914362544">
            <text:p>202.32</text:p>
          </table:table-cell>
          <table:table-cell table:formula="of:=23+(26+((21.448-[.G289]*(46.815+[.G289]*(0.00059-[.G289]*0.001813))))/60)/60" office:value-type="float" office:value="23.4378882293556">
            <text:p>23.44</text:p>
          </table:table-cell>
          <table:table-cell table:formula="of:=[.Q289]+0.00256*COS(RADIANS(125.04-1934.136*[.G289]))" office:value-type="float" office:value="23.43817300148">
            <text:p>23.44</text:p>
          </table:table-cell>
          <table:table-cell table:formula="of:=DEGREES(ATAN2(COS(RADIANS([.P289]));COS(RADIANS([.R289]))*SIN(RADIANS([.P289]))))" office:value-type="float" office:value="-159.362363394126">
            <text:p>-159.36</text:p>
          </table:table-cell>
          <table:table-cell table:formula="of:=DEGREES(ASIN(SIN(RADIANS([.R289]))*SIN(RADIANS([.P289]))))" office:value-type="float" office:value="-8.6876213579733">
            <text:p>-8.69</text:p>
          </table:table-cell>
          <table:table-cell table:formula="of:=TAN(RADIANS([.R289]/2))*TAN(RADIANS([.R289]/2))" office:value-type="float" office:value="0.0430303068919423">
            <text:p>0.04</text:p>
          </table:table-cell>
          <table:table-cell table:formula="of:=4*DEGREES([.U289]*SIN(2*RADIANS([.I289]))-2*[.K289]*SIN(RADIANS([.J289]))+4*[.K289]*[.U289]*SIN(RADIANS([.J289]))*COS(2*RADIANS([.I289]))-0.5*[.U289]*[.U289]*SIN(4*RADIANS([.I289]))-1.25*[.K289]*[.K289]*SIN(2*RADIANS([.J289])))" office:value-type="float" office:value="14.2797486792781">
            <text:p>14.28</text:p>
          </table:table-cell>
          <table:table-cell table:formula="of:=DEGREES(ACOS(COS(RADIANS(90.833))/(COS(RADIANS([.$B$2]))*COS(RADIANS([.T289])))-TAN(RADIANS([.$B$2]))*TAN(RADIANS([.T289]))))" office:value-type="float" office:value="83.7413830459041">
            <text:p>83.74</text:p>
          </table:table-cell>
          <table:table-cell table:style-name="ce7" table:formula="of:=(720-4*[.$B$3]-[.V289]+[.$B$4]*60)/1440" office:value-type="float" office:value="0.490083507861612">
            <text:p>11:45:43</text:p>
          </table:table-cell>
          <table:table-cell table:style-name="ce7" table:formula="of:=([.X289]*1440-[.W289]*4)/1440" office:value-type="float" office:value="0.257468554956323">
            <text:p>6:10:45</text:p>
          </table:table-cell>
          <table:table-cell table:style-name="ce7" table:formula="of:=([.X289]*1440+[.W289]*4)/1440" office:value-type="float" office:value="0.722698460766902">
            <text:p>17:20:41</text:p>
          </table:table-cell>
          <table:table-cell table:formula="of:=8*[.W289]" office:value-type="float" office:value="669.931064367233">
            <text:p>669.93</text:p>
          </table:table-cell>
          <table:table-cell table:formula="of:=MOD([.E289]*1440+[.V289]+4*[.$B$3]-60*[.$B$4];1440)" office:value-type="float" office:value="734.279748679278">
            <text:p>734.28</text:p>
          </table:table-cell>
          <table:table-cell table:formula="of:=IF([.AB289]/4&lt;0;[.AB289]/4+180;[.AB289]/4-180)" office:value-type="float" office:value="3.56993716981952">
            <text:p>3.57</text:p>
          </table:table-cell>
          <table:table-cell table:formula="of:=DEGREES(ACOS(SIN(RADIANS([.$B$2]))*SIN(RADIANS([.T289]))+COS(RADIANS([.$B$2]))*COS(RADIANS([.T289]))*COS(RADIANS([.AC289]))))" office:value-type="float" office:value="48.7996134863733">
            <text:p>48.8</text:p>
          </table:table-cell>
          <table:table-cell table:formula="of:=90-[.AD289]" office:value-type="float" office:value="41.2003865136267">
            <text:p>41.2</text:p>
          </table:table-cell>
          <table:table-cell table:formula="of:=IF([.AE289]&gt;85;0;IF([.AE289]&gt;5;58.1/TAN(RADIANS([.AE289]))-0.07/POWER(TAN(RADIANS([.AE289]));3)+0.000086/POWER(TAN(RADIANS([.AE289]));5);IF([.AE289]&gt;-0.575;1735+[.AE289]*(-518.2+[.AE289]*(103.4+[.AE289]*(-12.79+[.AE289]*0.711)));-20.772/TAN(RADIANS([.AE289])))))/3600" office:value-type="float" office:value="0.0184061191609422">
            <text:p>0.02</text:p>
          </table:table-cell>
          <table:table-cell table:formula="of:=[.AE289]+[.AF289]" office:value-type="float" office:value="41.2187926327876">
            <text:p>41.22</text:p>
          </table:table-cell>
          <table:table-cell table:formula="of:=IF([.AC289]&gt;0;MOD(DEGREES(ACOS(((SIN(RADIANS([.$B$2]))*COS(RADIANS([.AD289])))-SIN(RADIANS([.T289])))/(COS(RADIANS([.$B$2]))*SIN(RADIANS([.AD289])))))+180;360);MOD(540-DEGREES(ACOS(((SIN(RADIANS([.$B$2]))*COS(RADIANS([.AD289])))-SIN(RADIANS([.T289])))/(COS(RADIANS([.$B$2]))*SIN(RADIANS([.AD289])))));360))" office:value-type="float" office:value="184.692439113995">
            <text:p>184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9]+1" office:value-type="date" office:date-value="2010-10-16">
            <text:p>10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0]+2415018.5+[.E290]-[.$B$4]/24" office:value-type="float" office:value="2455486.29166667">
            <text:p>2455486.29</text:p>
          </table:table-cell>
          <table:table-cell table:style-name="ce9" table:formula="of:=([.F290]-2451545)/36525" office:value-type="float" office:value="0.107906684919001">
            <text:p>0.10790668</text:p>
          </table:table-cell>
          <table:table-cell/>
          <table:table-cell table:formula="of:=MOD(280.46646+[.G290]*(36000.76983+[.G290]*0.0003032);360)" office:value-type="float" office:value="205.190190417703">
            <text:p>205.19</text:p>
          </table:table-cell>
          <table:table-cell table:formula="of:=357.52911+[.G290]*(35999.05029-0.0001537*[.G290])" office:value-type="float" office:value="4242.06728523664">
            <text:p>4242.07</text:p>
          </table:table-cell>
          <table:table-cell table:formula="of:=0.016708634-[.G290]*(0.000042037+0.0000001267*[.G290])" office:value-type="float" office:value="0.0167040964514099">
            <text:p>0.02</text:p>
          </table:table-cell>
          <table:table-cell table:formula="of:=SIN(RADIANS([.J290]))*(1.914602-[.G290]*(0.004817+0.000014*[.G290]))+SIN(RADIANS(2*[.J290]))*(0.019993-0.000101*[.G290])+SIN(RADIANS(3*[.J290]))*0.000289" office:value-type="float" office:value="-1.87972322928874">
            <text:p>-1.88</text:p>
          </table:table-cell>
          <table:table-cell table:formula="of:=[.I290]+[.L290]" office:value-type="float" office:value="203.310467188414">
            <text:p>203.31</text:p>
          </table:table-cell>
          <table:table-cell table:formula="of:=[.J290]+[.L290]" office:value-type="float" office:value="4240.18756200735">
            <text:p>4240.19</text:p>
          </table:table-cell>
          <table:table-cell table:formula="of:=(1.000001018*(1-[.K290]*[.K290]))/(1+[.K290]*COS(RADIANS([.N290])))" office:value-type="float" office:value="0.996777041385852">
            <text:p>1</text:p>
          </table:table-cell>
          <table:table-cell table:formula="of:=[.M290]-0.00569-0.00478*SIN(RADIANS(125.04-1934.136*[.G290]))" office:value-type="float" office:value="203.309528011559">
            <text:p>203.31</text:p>
          </table:table-cell>
          <table:table-cell table:formula="of:=23+(26+((21.448-[.G290]*(46.815+[.G290]*(0.00059-[.G290]*0.001813))))/60)/60" office:value-type="float" office:value="23.4378878733204">
            <text:p>23.44</text:p>
          </table:table-cell>
          <table:table-cell table:formula="of:=[.Q290]+0.00256*COS(RADIANS(125.04-1934.136*[.G290]))" office:value-type="float" office:value="23.4381702940111">
            <text:p>23.44</text:p>
          </table:table-cell>
          <table:table-cell table:formula="of:=DEGREES(ATAN2(COS(RADIANS([.P290]));COS(RADIANS([.R290]))*SIN(RADIANS([.P290]))))" office:value-type="float" office:value="-158.430397345635">
            <text:p>-158.43</text:p>
          </table:table-cell>
          <table:table-cell table:formula="of:=DEGREES(ASIN(SIN(RADIANS([.R290]))*SIN(RADIANS([.P290]))))" office:value-type="float" office:value="-9.05558652273375">
            <text:p>-9.06</text:p>
          </table:table-cell>
          <table:table-cell table:formula="of:=TAN(RADIANS([.R290]/2))*TAN(RADIANS([.R290]/2))" office:value-type="float" office:value="0.0430302966678452">
            <text:p>0.04</text:p>
          </table:table-cell>
          <table:table-cell table:formula="of:=4*DEGREES([.U290]*SIN(2*RADIANS([.I290]))-2*[.K290]*SIN(RADIANS([.J290]))+4*[.K290]*[.U290]*SIN(RADIANS([.J290]))*COS(2*RADIANS([.I290]))-0.5*[.U290]*[.U290]*SIN(4*RADIANS([.I290]))-1.25*[.K290]*[.K290]*SIN(2*RADIANS([.J290])))" office:value-type="float" office:value="14.4972418359929">
            <text:p>14.5</text:p>
          </table:table-cell>
          <table:table-cell table:formula="of:=DEGREES(ACOS(COS(RADIANS(90.833))/(COS(RADIANS([.$B$2]))*COS(RADIANS([.T290])))-TAN(RADIANS([.$B$2]))*TAN(RADIANS([.T290]))))" office:value-type="float" office:value="83.4242155583281">
            <text:p>83.42</text:p>
          </table:table-cell>
          <table:table-cell table:style-name="ce7" table:formula="of:=(720-4*[.$B$3]-[.V290]+[.$B$4]*60)/1440" office:value-type="float" office:value="0.489932470947227">
            <text:p>11:45:30</text:p>
          </table:table-cell>
          <table:table-cell table:style-name="ce7" table:formula="of:=([.X290]*1440-[.W290]*4)/1440" office:value-type="float" office:value="0.25819853884076">
            <text:p>6:11:48</text:p>
          </table:table-cell>
          <table:table-cell table:style-name="ce7" table:formula="of:=([.X290]*1440+[.W290]*4)/1440" office:value-type="float" office:value="0.721666403053694">
            <text:p>17:19:12</text:p>
          </table:table-cell>
          <table:table-cell table:formula="of:=8*[.W290]" office:value-type="float" office:value="667.393724466625">
            <text:p>667.39</text:p>
          </table:table-cell>
          <table:table-cell table:formula="of:=MOD([.E290]*1440+[.V290]+4*[.$B$3]-60*[.$B$4];1440)" office:value-type="float" office:value="734.497241835993">
            <text:p>734.5</text:p>
          </table:table-cell>
          <table:table-cell table:formula="of:=IF([.AB290]/4&lt;0;[.AB290]/4+180;[.AB290]/4-180)" office:value-type="float" office:value="3.62431045899822">
            <text:p>3.62</text:p>
          </table:table-cell>
          <table:table-cell table:formula="of:=DEGREES(ACOS(SIN(RADIANS([.$B$2]))*SIN(RADIANS([.T290]))+COS(RADIANS([.$B$2]))*COS(RADIANS([.T290]))*COS(RADIANS([.AC290]))))" office:value-type="float" office:value="49.1702533877628">
            <text:p>49.17</text:p>
          </table:table-cell>
          <table:table-cell table:formula="of:=90-[.AD290]" office:value-type="float" office:value="40.8297466122372">
            <text:p>40.83</text:p>
          </table:table-cell>
          <table:table-cell table:formula="of:=IF([.AE290]&gt;85;0;IF([.AE290]&gt;5;58.1/TAN(RADIANS([.AE290]))-0.07/POWER(TAN(RADIANS([.AE290]));3)+0.000086/POWER(TAN(RADIANS([.AE290]));5);IF([.AE290]&gt;-0.575;1735+[.AE290]*(-518.2+[.AE290]*(103.4+[.AE290]*(-12.79+[.AE290]*0.711)));-20.772/TAN(RADIANS([.AE290])))))/3600" office:value-type="float" office:value="0.0186473804329154">
            <text:p>0.02</text:p>
          </table:table-cell>
          <table:table-cell table:formula="of:=[.AE290]+[.AF290]" office:value-type="float" office:value="40.8483939926701">
            <text:p>40.85</text:p>
          </table:table-cell>
          <table:table-cell table:formula="of:=IF([.AC290]&gt;0;MOD(DEGREES(ACOS(((SIN(RADIANS([.$B$2]))*COS(RADIANS([.AD290])))-SIN(RADIANS([.T290])))/(COS(RADIANS([.$B$2]))*SIN(RADIANS([.AD290])))))+180;360);MOD(540-DEGREES(ACOS(((SIN(RADIANS([.$B$2]))*COS(RADIANS([.AD290])))-SIN(RADIANS([.T290])))/(COS(RADIANS([.$B$2]))*SIN(RADIANS([.AD290])))));360))" office:value-type="float" office:value="184.73243125441">
            <text:p>184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0]+1" office:value-type="date" office:date-value="2010-10-17">
            <text:p>10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1]+2415018.5+[.E291]-[.$B$4]/24" office:value-type="float" office:value="2455487.29166667">
            <text:p>2455487.29</text:p>
          </table:table-cell>
          <table:table-cell table:style-name="ce9" table:formula="of:=([.F291]-2451545)/36525" office:value-type="float" office:value="0.107934063426872">
            <text:p>0.10793406</text:p>
          </table:table-cell>
          <table:table-cell/>
          <table:table-cell table:formula="of:=MOD(280.46646+[.G291]*(36000.76983+[.G291]*0.0003032);360)" office:value-type="float" office:value="206.175837779659">
            <text:p>206.18</text:p>
          </table:table-cell>
          <table:table-cell table:formula="of:=357.52911+[.G291]*(35999.05029-0.0001537*[.G291])" office:value-type="float" office:value="4243.05288551746">
            <text:p>4243.05</text:p>
          </table:table-cell>
          <table:table-cell table:formula="of:=0.016708634-[.G291]*(0.000042037+0.0000001267*[.G291])" office:value-type="float" office:value="0.0167040952997509">
            <text:p>0.02</text:p>
          </table:table-cell>
          <table:table-cell table:formula="of:=SIN(RADIANS([.J291]))*(1.914602-[.G291]*(0.004817+0.000014*[.G291]))+SIN(RADIANS(2*[.J291]))*(0.019993-0.000101*[.G291])+SIN(RADIANS(3*[.J291]))*0.000289" office:value-type="float" office:value="-1.87319452125235">
            <text:p>-1.87</text:p>
          </table:table-cell>
          <table:table-cell table:formula="of:=[.I291]+[.L291]" office:value-type="float" office:value="204.302643258406">
            <text:p>204.3</text:p>
          </table:table-cell>
          <table:table-cell table:formula="of:=[.J291]+[.L291]" office:value-type="float" office:value="4241.17969099621">
            <text:p>4241.18</text:p>
          </table:table-cell>
          <table:table-cell table:formula="of:=(1.000001018*(1-[.K291]*[.K291]))/(1+[.K291]*COS(RADIANS([.N291])))" office:value-type="float" office:value="0.996494642962801">
            <text:p>1</text:p>
          </table:table-cell>
          <table:table-cell table:formula="of:=[.M291]-0.00569-0.00478*SIN(RADIANS(125.04-1934.136*[.G291]))" office:value-type="float" office:value="204.301704566892">
            <text:p>204.3</text:p>
          </table:table-cell>
          <table:table-cell table:formula="of:=23+(26+((21.448-[.G291]*(46.815+[.G291]*(0.00059-[.G291]*0.001813))))/60)/60" office:value-type="float" office:value="23.4378875172853">
            <text:p>23.44</text:p>
          </table:table-cell>
          <table:table-cell table:formula="of:=[.Q291]+0.00256*COS(RADIANS(125.04-1934.136*[.G291]))" office:value-type="float" office:value="23.438167586301">
            <text:p>23.44</text:p>
          </table:table-cell>
          <table:table-cell table:formula="of:=DEGREES(ATAN2(COS(RADIANS([.P291]));COS(RADIANS([.R291]))*SIN(RADIANS([.P291]))))" office:value-type="float" office:value="-157.495996965361">
            <text:p>-157.5</text:p>
          </table:table-cell>
          <table:table-cell table:formula="of:=DEGREES(ASIN(SIN(RADIANS([.R291]))*SIN(RADIANS([.P291]))))" office:value-type="float" office:value="-9.4213974762727">
            <text:p>-9.42</text:p>
          </table:table-cell>
          <table:table-cell table:formula="of:=TAN(RADIANS([.R291]/2))*TAN(RADIANS([.R291]/2))" office:value-type="float" office:value="0.0430302864428384">
            <text:p>0.04</text:p>
          </table:table-cell>
          <table:table-cell table:formula="of:=4*DEGREES([.U291]*SIN(2*RADIANS([.I291]))-2*[.K291]*SIN(RADIANS([.J291]))+4*[.K291]*[.U291]*SIN(RADIANS([.J291]))*COS(2*RADIANS([.I291]))-0.5*[.U291]*[.U291]*SIN(4*RADIANS([.I291]))-1.25*[.K291]*[.K291]*SIN(2*RADIANS([.J291])))" office:value-type="float" office:value="14.7049581423577">
            <text:p>14.7</text:p>
          </table:table-cell>
          <table:table-cell table:formula="of:=DEGREES(ACOS(COS(RADIANS(90.833))/(COS(RADIANS([.$B$2]))*COS(RADIANS([.T291])))-TAN(RADIANS([.$B$2]))*TAN(RADIANS([.T291]))))" office:value-type="float" office:value="83.1081047265486">
            <text:p>83.11</text:p>
          </table:table-cell>
          <table:table-cell table:style-name="ce7" table:formula="of:=(720-4*[.$B$3]-[.V291]+[.$B$4]*60)/1440" office:value-type="float" office:value="0.489788223512252">
            <text:p>11:45:18</text:p>
          </table:table-cell>
          <table:table-cell table:style-name="ce7" table:formula="of:=([.X291]*1440-[.W291]*4)/1440" office:value-type="float" office:value="0.258932377049617">
            <text:p>6:12:52</text:p>
          </table:table-cell>
          <table:table-cell table:style-name="ce7" table:formula="of:=([.X291]*1440+[.W291]*4)/1440" office:value-type="float" office:value="0.720644069974886">
            <text:p>17:17:44</text:p>
          </table:table-cell>
          <table:table-cell table:formula="of:=8*[.W291]" office:value-type="float" office:value="664.864837812389">
            <text:p>664.86</text:p>
          </table:table-cell>
          <table:table-cell table:formula="of:=MOD([.E291]*1440+[.V291]+4*[.$B$3]-60*[.$B$4];1440)" office:value-type="float" office:value="734.704958142358">
            <text:p>734.7</text:p>
          </table:table-cell>
          <table:table-cell table:formula="of:=IF([.AB291]/4&lt;0;[.AB291]/4+180;[.AB291]/4-180)" office:value-type="float" office:value="3.67623953558945">
            <text:p>3.68</text:p>
          </table:table-cell>
          <table:table-cell table:formula="of:=DEGREES(ACOS(SIN(RADIANS([.$B$2]))*SIN(RADIANS([.T291]))+COS(RADIANS([.$B$2]))*COS(RADIANS([.T291]))*COS(RADIANS([.AC291]))))" office:value-type="float" office:value="49.5386024389966">
            <text:p>49.54</text:p>
          </table:table-cell>
          <table:table-cell table:formula="of:=90-[.AD291]" office:value-type="float" office:value="40.4613975610034">
            <text:p>40.46</text:p>
          </table:table-cell>
          <table:table-cell table:formula="of:=IF([.AE291]&gt;85;0;IF([.AE291]&gt;5;58.1/TAN(RADIANS([.AE291]))-0.07/POWER(TAN(RADIANS([.AE291]));3)+0.000086/POWER(TAN(RADIANS([.AE291]));5);IF([.AE291]&gt;-0.575;1735+[.AE291]*(-518.2+[.AE291]*(103.4+[.AE291]*(-12.79+[.AE291]*0.711)));-20.772/TAN(RADIANS([.AE291])))))/3600" office:value-type="float" office:value="0.0188907256001131">
            <text:p>0.02</text:p>
          </table:table-cell>
          <table:table-cell table:formula="of:=[.AE291]+[.AF291]" office:value-type="float" office:value="40.4802882866035">
            <text:p>40.48</text:p>
          </table:table-cell>
          <table:table-cell table:formula="of:=IF([.AC291]&gt;0;MOD(DEGREES(ACOS(((SIN(RADIANS([.$B$2]))*COS(RADIANS([.AD291])))-SIN(RADIANS([.T291])))/(COS(RADIANS([.$B$2]))*SIN(RADIANS([.AD291])))))+180;360);MOD(540-DEGREES(ACOS(((SIN(RADIANS([.$B$2]))*COS(RADIANS([.AD291])))-SIN(RADIANS([.T291])))/(COS(RADIANS([.$B$2]))*SIN(RADIANS([.AD291])))));360))" office:value-type="float" office:value="184.768854279217">
            <text:p>184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1]+1" office:value-type="date" office:date-value="2010-10-18">
            <text:p>10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2]+2415018.5+[.E292]-[.$B$4]/24" office:value-type="float" office:value="2455488.29166667">
            <text:p>2455488.29</text:p>
          </table:table-cell>
          <table:table-cell table:style-name="ce9" table:formula="of:=([.F292]-2451545)/36525" office:value-type="float" office:value="0.107961441934744">
            <text:p>0.10796144</text:p>
          </table:table-cell>
          <table:table-cell/>
          <table:table-cell table:formula="of:=MOD(280.46646+[.G292]*(36000.76983+[.G292]*0.0003032);360)" office:value-type="float" office:value="207.161485141615">
            <text:p>207.16</text:p>
          </table:table-cell>
          <table:table-cell table:formula="of:=357.52911+[.G292]*(35999.05029-0.0001537*[.G292])" office:value-type="float" office:value="4244.03848579827">
            <text:p>4244.04</text:p>
          </table:table-cell>
          <table:table-cell table:formula="of:=0.016708634-[.G292]*(0.000042037+0.0000001267*[.G292])" office:value-type="float" office:value="0.0167040941480916">
            <text:p>0.02</text:p>
          </table:table-cell>
          <table:table-cell table:formula="of:=SIN(RADIANS([.J292]))*(1.914602-[.G292]*(0.004817+0.000014*[.G292]))+SIN(RADIANS(2*[.J292]))*(0.019993-0.000101*[.G292])+SIN(RADIANS(3*[.J292]))*0.000289" office:value-type="float" office:value="-1.86610426073556">
            <text:p>-1.87</text:p>
          </table:table-cell>
          <table:table-cell table:formula="of:=[.I292]+[.L292]" office:value-type="float" office:value="205.29538088088">
            <text:p>205.3</text:p>
          </table:table-cell>
          <table:table-cell table:formula="of:=[.J292]+[.L292]" office:value-type="float" office:value="4242.17238153754">
            <text:p>4242.17</text:p>
          </table:table-cell>
          <table:table-cell table:formula="of:=(1.000001018*(1-[.K292]*[.K292]))/(1+[.K292]*COS(RADIANS([.N292])))" office:value-type="float" office:value="0.996213209674844">
            <text:p>1</text:p>
          </table:table-cell>
          <table:table-cell table:formula="of:=[.M292]-0.00569-0.00478*SIN(RADIANS(125.04-1934.136*[.G292]))" office:value-type="float" office:value="205.294442670648">
            <text:p>205.29</text:p>
          </table:table-cell>
          <table:table-cell table:formula="of:=23+(26+((21.448-[.G292]*(46.815+[.G292]*(0.00059-[.G292]*0.001813))))/60)/60" office:value-type="float" office:value="23.4378871612501">
            <text:p>23.44</text:p>
          </table:table-cell>
          <table:table-cell table:formula="of:=[.Q292]+0.00256*COS(RADIANS(125.04-1934.136*[.G292]))" office:value-type="float" office:value="23.4381648783516">
            <text:p>23.44</text:p>
          </table:table-cell>
          <table:table-cell table:formula="of:=DEGREES(ATAN2(COS(RADIANS([.P292]));COS(RADIANS([.R292]))*SIN(RADIANS([.P292]))))" office:value-type="float" office:value="-156.559090829243">
            <text:p>-156.56</text:p>
          </table:table-cell>
          <table:table-cell table:formula="of:=DEGREES(ASIN(SIN(RADIANS([.R292]))*SIN(RADIANS([.P292]))))" office:value-type="float" office:value="-9.78494730583276">
            <text:p>-9.78</text:p>
          </table:table-cell>
          <table:table-cell table:formula="of:=TAN(RADIANS([.R292]/2))*TAN(RADIANS([.R292]/2))" office:value-type="float" office:value="0.0430302762169295">
            <text:p>0.04</text:p>
          </table:table-cell>
          <table:table-cell table:formula="of:=4*DEGREES([.U292]*SIN(2*RADIANS([.I292]))-2*[.K292]*SIN(RADIANS([.J292]))+4*[.K292]*[.U292]*SIN(RADIANS([.J292]))*COS(2*RADIANS([.I292]))-0.5*[.U292]*[.U292]*SIN(4*RADIANS([.I292]))-1.25*[.K292]*[.K292]*SIN(2*RADIANS([.J292])))" office:value-type="float" office:value="14.9025954632791">
            <text:p>14.9</text:p>
          </table:table-cell>
          <table:table-cell table:formula="of:=DEGREES(ACOS(COS(RADIANS(90.833))/(COS(RADIANS([.$B$2]))*COS(RADIANS([.T292])))-TAN(RADIANS([.$B$2]))*TAN(RADIANS([.T292]))))" office:value-type="float" office:value="82.7931188479774">
            <text:p>82.79</text:p>
          </table:table-cell>
          <table:table-cell table:style-name="ce7" table:formula="of:=(720-4*[.$B$3]-[.V292]+[.$B$4]*60)/1440" office:value-type="float" office:value="0.489650975372723">
            <text:p>11:45:06</text:p>
          </table:table-cell>
          <table:table-cell table:style-name="ce7" table:formula="of:=([.X292]*1440-[.W292]*4)/1440" office:value-type="float" office:value="0.259670089683897">
            <text:p>6:13:55</text:p>
          </table:table-cell>
          <table:table-cell table:style-name="ce7" table:formula="of:=([.X292]*1440+[.W292]*4)/1440" office:value-type="float" office:value="0.719631861061549">
            <text:p>17:16:16</text:p>
          </table:table-cell>
          <table:table-cell table:formula="of:=8*[.W292]" office:value-type="float" office:value="662.344950783819">
            <text:p>662.34</text:p>
          </table:table-cell>
          <table:table-cell table:formula="of:=MOD([.E292]*1440+[.V292]+4*[.$B$3]-60*[.$B$4];1440)" office:value-type="float" office:value="734.902595463279">
            <text:p>734.9</text:p>
          </table:table-cell>
          <table:table-cell table:formula="of:=IF([.AB292]/4&lt;0;[.AB292]/4+180;[.AB292]/4-180)" office:value-type="float" office:value="3.72564886581978">
            <text:p>3.73</text:p>
          </table:table-cell>
          <table:table-cell table:formula="of:=DEGREES(ACOS(SIN(RADIANS([.$B$2]))*SIN(RADIANS([.T292]))+COS(RADIANS([.$B$2]))*COS(RADIANS([.T292]))*COS(RADIANS([.AC292]))))" office:value-type="float" office:value="49.9045453755131">
            <text:p>49.9</text:p>
          </table:table-cell>
          <table:table-cell table:formula="of:=90-[.AD292]" office:value-type="float" office:value="40.0954546244869">
            <text:p>40.1</text:p>
          </table:table-cell>
          <table:table-cell table:formula="of:=IF([.AE292]&gt;85;0;IF([.AE292]&gt;5;58.1/TAN(RADIANS([.AE292]))-0.07/POWER(TAN(RADIANS([.AE292]));3)+0.000086/POWER(TAN(RADIANS([.AE292]));5);IF([.AE292]&gt;-0.575;1735+[.AE292]*(-518.2+[.AE292]*(103.4+[.AE292]*(-12.79+[.AE292]*0.711)));-20.772/TAN(RADIANS([.AE292])))))/3600" office:value-type="float" office:value="0.0191361095724315">
            <text:p>0.02</text:p>
          </table:table-cell>
          <table:table-cell table:formula="of:=[.AE292]+[.AF292]" office:value-type="float" office:value="40.1145907340594">
            <text:p>40.11</text:p>
          </table:table-cell>
          <table:table-cell table:formula="of:=IF([.AC292]&gt;0;MOD(DEGREES(ACOS(((SIN(RADIANS([.$B$2]))*COS(RADIANS([.AD292])))-SIN(RADIANS([.T292])))/(COS(RADIANS([.$B$2]))*SIN(RADIANS([.AD292])))))+180;360);MOD(540-DEGREES(ACOS(((SIN(RADIANS([.$B$2]))*COS(RADIANS([.AD292])))-SIN(RADIANS([.T292])))/(COS(RADIANS([.$B$2]))*SIN(RADIANS([.AD292])))));360))" office:value-type="float" office:value="184.801691159024">
            <text:p>184.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2]+1" office:value-type="date" office:date-value="2010-10-19">
            <text:p>10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3]+2415018.5+[.E293]-[.$B$4]/24" office:value-type="float" office:value="2455489.29166667">
            <text:p>2455489.29</text:p>
          </table:table-cell>
          <table:table-cell table:style-name="ce9" table:formula="of:=([.F293]-2451545)/36525" office:value-type="float" office:value="0.107988820442615">
            <text:p>0.10798882</text:p>
          </table:table-cell>
          <table:table-cell/>
          <table:table-cell table:formula="of:=MOD(280.46646+[.G293]*(36000.76983+[.G293]*0.0003032);360)" office:value-type="float" office:value="208.147132503572">
            <text:p>208.15</text:p>
          </table:table-cell>
          <table:table-cell table:formula="of:=357.52911+[.G293]*(35999.05029-0.0001537*[.G293])" office:value-type="float" office:value="4245.02408607909">
            <text:p>4245.02</text:p>
          </table:table-cell>
          <table:table-cell table:formula="of:=0.016708634-[.G293]*(0.000042037+0.0000001267*[.G293])" office:value-type="float" office:value="0.0167040929964322">
            <text:p>0.02</text:p>
          </table:table-cell>
          <table:table-cell table:formula="of:=SIN(RADIANS([.J293]))*(1.914602-[.G293]*(0.004817+0.000014*[.G293]))+SIN(RADIANS(2*[.J293]))*(0.019993-0.000101*[.G293])+SIN(RADIANS(3*[.J293]))*0.000289" office:value-type="float" office:value="-1.85845397962044">
            <text:p>-1.86</text:p>
          </table:table-cell>
          <table:table-cell table:formula="of:=[.I293]+[.L293]" office:value-type="float" office:value="206.288678523951">
            <text:p>206.29</text:p>
          </table:table-cell>
          <table:table-cell table:formula="of:=[.J293]+[.L293]" office:value-type="float" office:value="4243.16563209947">
            <text:p>4243.17</text:p>
          </table:table-cell>
          <table:table-cell table:formula="of:=(1.000001018*(1-[.K293]*[.K293]))/(1+[.K293]*COS(RADIANS([.N293])))" office:value-type="float" office:value="0.9959328265694">
            <text:p>1</text:p>
          </table:table-cell>
          <table:table-cell table:formula="of:=[.M293]-0.00569-0.00478*SIN(RADIANS(125.04-1934.136*[.G293]))" office:value-type="float" office:value="206.287740790943">
            <text:p>206.29</text:p>
          </table:table-cell>
          <table:table-cell table:formula="of:=23+(26+((21.448-[.G293]*(46.815+[.G293]*(0.00059-[.G293]*0.001813))))/60)/60" office:value-type="float" office:value="23.4378868052149">
            <text:p>23.44</text:p>
          </table:table-cell>
          <table:table-cell table:formula="of:=[.Q293]+0.00256*COS(RADIANS(125.04-1934.136*[.G293]))" office:value-type="float" office:value="23.438162170165">
            <text:p>23.44</text:p>
          </table:table-cell>
          <table:table-cell table:formula="of:=DEGREES(ATAN2(COS(RADIANS([.P293]));COS(RADIANS([.R293]))*SIN(RADIANS([.P293]))))" office:value-type="float" office:value="-155.619609008188">
            <text:p>-155.62</text:p>
          </table:table-cell>
          <table:table-cell table:formula="of:=DEGREES(ASIN(SIN(RADIANS([.R293]))*SIN(RADIANS([.P293]))))" office:value-type="float" office:value="-10.1461285597066">
            <text:p>-10.15</text:p>
          </table:table-cell>
          <table:table-cell table:formula="of:=TAN(RADIANS([.R293]/2))*TAN(RADIANS([.R293]/2))" office:value-type="float" office:value="0.0430302659901262">
            <text:p>0.04</text:p>
          </table:table-cell>
          <table:table-cell table:formula="of:=4*DEGREES([.U293]*SIN(2*RADIANS([.I293]))-2*[.K293]*SIN(RADIANS([.J293]))+4*[.K293]*[.U293]*SIN(RADIANS([.J293]))*COS(2*RADIANS([.I293]))-0.5*[.U293]*[.U293]*SIN(4*RADIANS([.I293]))-1.25*[.K293]*[.K293]*SIN(2*RADIANS([.J293])))" office:value-type="float" office:value="15.0898577133732">
            <text:p>15.09</text:p>
          </table:table-cell>
          <table:table-cell table:formula="of:=DEGREES(ACOS(COS(RADIANS(90.833))/(COS(RADIANS([.$B$2]))*COS(RADIANS([.T293])))-TAN(RADIANS([.$B$2]))*TAN(RADIANS([.T293]))))" office:value-type="float" office:value="82.4793285424878">
            <text:p>82.48</text:p>
          </table:table-cell>
          <table:table-cell table:style-name="ce7" table:formula="of:=(720-4*[.$B$3]-[.V293]+[.$B$4]*60)/1440" office:value-type="float" office:value="0.489520932143491">
            <text:p>11:44:55</text:p>
          </table:table-cell>
          <table:table-cell table:style-name="ce7" table:formula="of:=([.X293]*1440-[.W293]*4)/1440" office:value-type="float" office:value="0.260411686192136">
            <text:p>6:15:00</text:p>
          </table:table-cell>
          <table:table-cell table:style-name="ce7" table:formula="of:=([.X293]*1440+[.W293]*4)/1440" office:value-type="float" office:value="0.718630178094846">
            <text:p>17:14:50</text:p>
          </table:table-cell>
          <table:table-cell table:formula="of:=8*[.W293]" office:value-type="float" office:value="659.834628339903">
            <text:p>659.83</text:p>
          </table:table-cell>
          <table:table-cell table:formula="of:=MOD([.E293]*1440+[.V293]+4*[.$B$3]-60*[.$B$4];1440)" office:value-type="float" office:value="735.089857713373">
            <text:p>735.09</text:p>
          </table:table-cell>
          <table:table-cell table:formula="of:=IF([.AB293]/4&lt;0;[.AB293]/4+180;[.AB293]/4-180)" office:value-type="float" office:value="3.77246442834328">
            <text:p>3.77</text:p>
          </table:table-cell>
          <table:table-cell table:formula="of:=DEGREES(ACOS(SIN(RADIANS([.$B$2]))*SIN(RADIANS([.T293]))+COS(RADIANS([.$B$2]))*COS(RADIANS([.T293]))*COS(RADIANS([.AC293]))))" office:value-type="float" office:value="50.2679667671546">
            <text:p>50.27</text:p>
          </table:table-cell>
          <table:table-cell table:formula="of:=90-[.AD293]" office:value-type="float" office:value="39.7320332328454">
            <text:p>39.73</text:p>
          </table:table-cell>
          <table:table-cell table:formula="of:=IF([.AE293]&gt;85;0;IF([.AE293]&gt;5;58.1/TAN(RADIANS([.AE293]))-0.07/POWER(TAN(RADIANS([.AE293]));3)+0.000086/POWER(TAN(RADIANS([.AE293]));5);IF([.AE293]&gt;-0.575;1735+[.AE293]*(-518.2+[.AE293]*(103.4+[.AE293]*(-12.79+[.AE293]*0.711)));-20.772/TAN(RADIANS([.AE293])))))/3600" office:value-type="float" office:value="0.0193834826538253">
            <text:p>0.02</text:p>
          </table:table-cell>
          <table:table-cell table:formula="of:=[.AE293]+[.AF293]" office:value-type="float" office:value="39.7514167154992">
            <text:p>39.75</text:p>
          </table:table-cell>
          <table:table-cell table:formula="of:=IF([.AC293]&gt;0;MOD(DEGREES(ACOS(((SIN(RADIANS([.$B$2]))*COS(RADIANS([.AD293])))-SIN(RADIANS([.T293])))/(COS(RADIANS([.$B$2]))*SIN(RADIANS([.AD293])))))+180;360);MOD(540-DEGREES(ACOS(((SIN(RADIANS([.$B$2]))*COS(RADIANS([.AD293])))-SIN(RADIANS([.T293])))/(COS(RADIANS([.$B$2]))*SIN(RADIANS([.AD293])))));360))" office:value-type="float" office:value="184.830927041944">
            <text:p>184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3]+1" office:value-type="date" office:date-value="2010-10-20">
            <text:p>10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4]+2415018.5+[.E294]-[.$B$4]/24" office:value-type="float" office:value="2455490.29166667">
            <text:p>2455490.29</text:p>
          </table:table-cell>
          <table:table-cell table:style-name="ce9" table:formula="of:=([.F294]-2451545)/36525" office:value-type="float" office:value="0.108016198950486">
            <text:p>0.10801620</text:p>
          </table:table-cell>
          <table:table-cell/>
          <table:table-cell table:formula="of:=MOD(280.46646+[.G294]*(36000.76983+[.G294]*0.0003032);360)" office:value-type="float" office:value="209.132779865529">
            <text:p>209.13</text:p>
          </table:table-cell>
          <table:table-cell table:formula="of:=357.52911+[.G294]*(35999.05029-0.0001537*[.G294])" office:value-type="float" office:value="4246.00968635991">
            <text:p>4246.01</text:p>
          </table:table-cell>
          <table:table-cell table:formula="of:=0.016708634-[.G294]*(0.000042037+0.0000001267*[.G294])" office:value-type="float" office:value="0.0167040918447726">
            <text:p>0.02</text:p>
          </table:table-cell>
          <table:table-cell table:formula="of:=SIN(RADIANS([.J294]))*(1.914602-[.G294]*(0.004817+0.000014*[.G294]))+SIN(RADIANS(2*[.J294]))*(0.019993-0.000101*[.G294])+SIN(RADIANS(3*[.J294]))*0.000289" office:value-type="float" office:value="-1.85024538402823">
            <text:p>-1.85</text:p>
          </table:table-cell>
          <table:table-cell table:formula="of:=[.I294]+[.L294]" office:value-type="float" office:value="207.282534481501">
            <text:p>207.28</text:p>
          </table:table-cell>
          <table:table-cell table:formula="of:=[.J294]+[.L294]" office:value-type="float" office:value="4244.15944097588">
            <text:p>4244.16</text:p>
          </table:table-cell>
          <table:table-cell table:formula="of:=(1.000001018*(1-[.K294]*[.K294]))/(1+[.K294]*COS(RADIANS([.N294])))" office:value-type="float" office:value="0.995653578519514">
            <text:p>1</text:p>
          </table:table-cell>
          <table:table-cell table:formula="of:=[.M294]-0.00569-0.00478*SIN(RADIANS(125.04-1934.136*[.G294]))" office:value-type="float" office:value="207.281597221657">
            <text:p>207.28</text:p>
          </table:table-cell>
          <table:table-cell table:formula="of:=23+(26+((21.448-[.G294]*(46.815+[.G294]*(0.00059-[.G294]*0.001813))))/60)/60" office:value-type="float" office:value="23.4378864491798">
            <text:p>23.44</text:p>
          </table:table-cell>
          <table:table-cell table:formula="of:=[.Q294]+0.00256*COS(RADIANS(125.04-1934.136*[.G294]))" office:value-type="float" office:value="23.4381594617432">
            <text:p>23.44</text:p>
          </table:table-cell>
          <table:table-cell table:formula="of:=DEGREES(ATAN2(COS(RADIANS([.P294]));COS(RADIANS([.R294]))*SIN(RADIANS([.P294]))))" office:value-type="float" office:value="-154.677483159695">
            <text:p>-154.68</text:p>
          </table:table-cell>
          <table:table-cell table:formula="of:=DEGREES(ASIN(SIN(RADIANS([.R294]))*SIN(RADIANS([.P294]))))" office:value-type="float" office:value="-10.5048332591365">
            <text:p>-10.5</text:p>
          </table:table-cell>
          <table:table-cell table:formula="of:=TAN(RADIANS([.R294]/2))*TAN(RADIANS([.R294]/2))" office:value-type="float" office:value="0.0430302557624359">
            <text:p>0.04</text:p>
          </table:table-cell>
          <table:table-cell table:formula="of:=4*DEGREES([.U294]*SIN(2*RADIANS([.I294]))-2*[.K294]*SIN(RADIANS([.J294]))+4*[.K294]*[.U294]*SIN(RADIANS([.J294]))*COS(2*RADIANS([.I294]))-0.5*[.U294]*[.U294]*SIN(4*RADIANS([.I294]))-1.25*[.K294]*[.K294]*SIN(2*RADIANS([.J294])))" office:value-type="float" office:value="15.2664553465259">
            <text:p>15.27</text:p>
          </table:table-cell>
          <table:table-cell table:formula="of:=DEGREES(ACOS(COS(RADIANS(90.833))/(COS(RADIANS([.$B$2]))*COS(RADIANS([.T294])))-TAN(RADIANS([.$B$2]))*TAN(RADIANS([.T294]))))" office:value-type="float" office:value="82.1668068288049">
            <text:p>82.17</text:p>
          </table:table-cell>
          <table:table-cell table:style-name="ce7" table:formula="of:=(720-4*[.$B$3]-[.V294]+[.$B$4]*60)/1440" office:value-type="float" office:value="0.489398294898246">
            <text:p>11:44:44</text:p>
          </table:table-cell>
          <table:table-cell table:style-name="ce7" table:formula="of:=([.X294]*1440-[.W294]*4)/1440" office:value-type="float" office:value="0.261157164818232">
            <text:p>6:16:04</text:p>
          </table:table-cell>
          <table:table-cell table:style-name="ce7" table:formula="of:=([.X294]*1440+[.W294]*4)/1440" office:value-type="float" office:value="0.71763942497826">
            <text:p>17:13:24</text:p>
          </table:table-cell>
          <table:table-cell table:formula="of:=8*[.W294]" office:value-type="float" office:value="657.334454630439">
            <text:p>657.33</text:p>
          </table:table-cell>
          <table:table-cell table:formula="of:=MOD([.E294]*1440+[.V294]+4*[.$B$3]-60*[.$B$4];1440)" office:value-type="float" office:value="735.266455346526">
            <text:p>735.27</text:p>
          </table:table-cell>
          <table:table-cell table:formula="of:=IF([.AB294]/4&lt;0;[.AB294]/4+180;[.AB294]/4-180)" office:value-type="float" office:value="3.81661383663146">
            <text:p>3.82</text:p>
          </table:table-cell>
          <table:table-cell table:formula="of:=DEGREES(ACOS(SIN(RADIANS([.$B$2]))*SIN(RADIANS([.T294]))+COS(RADIANS([.$B$2]))*COS(RADIANS([.T294]))*COS(RADIANS([.AC294]))))" office:value-type="float" office:value="50.6287510604309">
            <text:p>50.63</text:p>
          </table:table-cell>
          <table:table-cell table:formula="of:=90-[.AD294]" office:value-type="float" office:value="39.3712489395691">
            <text:p>39.37</text:p>
          </table:table-cell>
          <table:table-cell table:formula="of:=IF([.AE294]&gt;85;0;IF([.AE294]&gt;5;58.1/TAN(RADIANS([.AE294]))-0.07/POWER(TAN(RADIANS([.AE294]));3)+0.000086/POWER(TAN(RADIANS([.AE294]));5);IF([.AE294]&gt;-0.575;1735+[.AE294]*(-518.2+[.AE294]*(103.4+[.AE294]*(-12.79+[.AE294]*0.711)));-20.772/TAN(RADIANS([.AE294])))))/3600" office:value-type="float" office:value="0.0196327903082643">
            <text:p>0.02</text:p>
          </table:table-cell>
          <table:table-cell table:formula="of:=[.AE294]+[.AF294]" office:value-type="float" office:value="39.3908817298774">
            <text:p>39.39</text:p>
          </table:table-cell>
          <table:table-cell table:formula="of:=IF([.AC294]&gt;0;MOD(DEGREES(ACOS(((SIN(RADIANS([.$B$2]))*COS(RADIANS([.AD294])))-SIN(RADIANS([.T294])))/(COS(RADIANS([.$B$2]))*SIN(RADIANS([.AD294])))))+180;360);MOD(540-DEGREES(ACOS(((SIN(RADIANS([.$B$2]))*COS(RADIANS([.AD294])))-SIN(RADIANS([.T294])))/(COS(RADIANS([.$B$2]))*SIN(RADIANS([.AD294])))));360))" office:value-type="float" office:value="184.856549285731">
            <text:p>184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4]+1" office:value-type="date" office:date-value="2010-10-21">
            <text:p>10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5]+2415018.5+[.E295]-[.$B$4]/24" office:value-type="float" office:value="2455491.29166667">
            <text:p>2455491.29</text:p>
          </table:table-cell>
          <table:table-cell table:style-name="ce9" table:formula="of:=([.F295]-2451545)/36525" office:value-type="float" office:value="0.108043577458358">
            <text:p>0.10804358</text:p>
          </table:table-cell>
          <table:table-cell/>
          <table:table-cell table:formula="of:=MOD(280.46646+[.G295]*(36000.76983+[.G295]*0.0003032);360)" office:value-type="float" office:value="210.118427227488">
            <text:p>210.12</text:p>
          </table:table-cell>
          <table:table-cell table:formula="of:=357.52911+[.G295]*(35999.05029-0.0001537*[.G295])" office:value-type="float" office:value="4246.99528664072">
            <text:p>4247</text:p>
          </table:table-cell>
          <table:table-cell table:formula="of:=0.016708634-[.G295]*(0.000042037+0.0000001267*[.G295])" office:value-type="float" office:value="0.0167040906931128">
            <text:p>0.02</text:p>
          </table:table-cell>
          <table:table-cell table:formula="of:=SIN(RADIANS([.J295]))*(1.914602-[.G295]*(0.004817+0.000014*[.G295]))+SIN(RADIANS(2*[.J295]))*(0.019993-0.000101*[.G295])+SIN(RADIANS(3*[.J295]))*0.000289" office:value-type="float" office:value="-1.84148035451047">
            <text:p>-1.84</text:p>
          </table:table-cell>
          <table:table-cell table:formula="of:=[.I295]+[.L295]" office:value-type="float" office:value="208.276946872977">
            <text:p>208.28</text:p>
          </table:table-cell>
          <table:table-cell table:formula="of:=[.J295]+[.L295]" office:value-type="float" office:value="4245.15380628621">
            <text:p>4245.15</text:p>
          </table:table-cell>
          <table:table-cell table:formula="of:=(1.000001018*(1-[.K295]*[.K295]))/(1+[.K295]*COS(RADIANS([.N295])))" office:value-type="float" office:value="0.995375550196733">
            <text:p>1</text:p>
          </table:table-cell>
          <table:table-cell table:formula="of:=[.M295]-0.00569-0.00478*SIN(RADIANS(125.04-1934.136*[.G295]))" office:value-type="float" office:value="208.276010082237">
            <text:p>208.28</text:p>
          </table:table-cell>
          <table:table-cell table:formula="of:=23+(26+((21.448-[.G295]*(46.815+[.G295]*(0.00059-[.G295]*0.001813))))/60)/60" office:value-type="float" office:value="23.4378860931446">
            <text:p>23.44</text:p>
          </table:table-cell>
          <table:table-cell table:formula="of:=[.Q295]+0.00256*COS(RADIANS(125.04-1934.136*[.G295]))" office:value-type="float" office:value="23.4381567530882">
            <text:p>23.44</text:p>
          </table:table-cell>
          <table:table-cell table:formula="of:=DEGREES(ATAN2(COS(RADIANS([.P295]));COS(RADIANS([.R295]))*SIN(RADIANS([.P295]))))" office:value-type="float" office:value="-153.732646621738">
            <text:p>-153.73</text:p>
          </table:table-cell>
          <table:table-cell table:formula="of:=DEGREES(ASIN(SIN(RADIANS([.R295]))*SIN(RADIANS([.P295]))))" office:value-type="float" office:value="-10.8609529124511">
            <text:p>-10.86</text:p>
          </table:table-cell>
          <table:table-cell table:formula="of:=TAN(RADIANS([.R295]/2))*TAN(RADIANS([.R295]/2))" office:value-type="float" office:value="0.0430302455338664">
            <text:p>0.04</text:p>
          </table:table-cell>
          <table:table-cell table:formula="of:=4*DEGREES([.U295]*SIN(2*RADIANS([.I295]))-2*[.K295]*SIN(RADIANS([.J295]))+4*[.K295]*[.U295]*SIN(RADIANS([.J295]))*COS(2*RADIANS([.I295]))-0.5*[.U295]*[.U295]*SIN(4*RADIANS([.I295]))-1.25*[.K295]*[.K295]*SIN(2*RADIANS([.J295])))" office:value-type="float" office:value="15.4321058555298">
            <text:p>15.43</text:p>
          </table:table-cell>
          <table:table-cell table:formula="of:=DEGREES(ACOS(COS(RADIANS(90.833))/(COS(RADIANS([.$B$2]))*COS(RADIANS([.T295])))-TAN(RADIANS([.$B$2]))*TAN(RADIANS([.T295]))))" office:value-type="float" office:value="81.8556291980308">
            <text:p>81.86</text:p>
          </table:table-cell>
          <table:table-cell table:style-name="ce7" table:formula="of:=(720-4*[.$B$3]-[.V295]+[.$B$4]*60)/1440" office:value-type="float" office:value="0.489283259822549">
            <text:p>11:44:34</text:p>
          </table:table-cell>
          <table:table-cell table:style-name="ce7" table:formula="of:=([.X295]*1440-[.W295]*4)/1440" office:value-type="float" office:value="0.261906512050241">
            <text:p>6:17:09</text:p>
          </table:table-cell>
          <table:table-cell table:style-name="ce7" table:formula="of:=([.X295]*1440+[.W295]*4)/1440" office:value-type="float" office:value="0.716660007594857">
            <text:p>17:11:59</text:p>
          </table:table-cell>
          <table:table-cell table:formula="of:=8*[.W295]" office:value-type="float" office:value="654.845033584247">
            <text:p>654.85</text:p>
          </table:table-cell>
          <table:table-cell table:formula="of:=MOD([.E295]*1440+[.V295]+4*[.$B$3]-60*[.$B$4];1440)" office:value-type="float" office:value="735.43210585553">
            <text:p>735.43</text:p>
          </table:table-cell>
          <table:table-cell table:formula="of:=IF([.AB295]/4&lt;0;[.AB295]/4+180;[.AB295]/4-180)" office:value-type="float" office:value="3.85802646388245">
            <text:p>3.86</text:p>
          </table:table-cell>
          <table:table-cell table:formula="of:=DEGREES(ACOS(SIN(RADIANS([.$B$2]))*SIN(RADIANS([.T295]))+COS(RADIANS([.$B$2]))*COS(RADIANS([.T295]))*COS(RADIANS([.AC295]))))" office:value-type="float" office:value="50.9867826222931">
            <text:p>50.99</text:p>
          </table:table-cell>
          <table:table-cell table:formula="of:=90-[.AD295]" office:value-type="float" office:value="39.0132173777069">
            <text:p>39.01</text:p>
          </table:table-cell>
          <table:table-cell table:formula="of:=IF([.AE295]&gt;85;0;IF([.AE295]&gt;5;58.1/TAN(RADIANS([.AE295]))-0.07/POWER(TAN(RADIANS([.AE295]));3)+0.000086/POWER(TAN(RADIANS([.AE295]));5);IF([.AE295]&gt;-0.575;1735+[.AE295]*(-518.2+[.AE295]*(103.4+[.AE295]*(-12.79+[.AE295]*0.711)));-20.772/TAN(RADIANS([.AE295])))))/3600" office:value-type="float" office:value="0.0198839729221544">
            <text:p>0.02</text:p>
          </table:table-cell>
          <table:table-cell table:formula="of:=[.AE295]+[.AF295]" office:value-type="float" office:value="39.0331013506291">
            <text:p>39.03</text:p>
          </table:table-cell>
          <table:table-cell table:formula="of:=IF([.AC295]&gt;0;MOD(DEGREES(ACOS(((SIN(RADIANS([.$B$2]))*COS(RADIANS([.AD295])))-SIN(RADIANS([.T295])))/(COS(RADIANS([.$B$2]))*SIN(RADIANS([.AD295])))))+180;360);MOD(540-DEGREES(ACOS(((SIN(RADIANS([.$B$2]))*COS(RADIANS([.AD295])))-SIN(RADIANS([.T295])))/(COS(RADIANS([.$B$2]))*SIN(RADIANS([.AD295])))));360))" office:value-type="float" office:value="184.878547490273">
            <text:p>184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5]+1" office:value-type="date" office:date-value="2010-10-22">
            <text:p>10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6]+2415018.5+[.E296]-[.$B$4]/24" office:value-type="float" office:value="2455492.29166667">
            <text:p>2455492.29</text:p>
          </table:table-cell>
          <table:table-cell table:style-name="ce9" table:formula="of:=([.F296]-2451545)/36525" office:value-type="float" office:value="0.108070955966229">
            <text:p>0.10807096</text:p>
          </table:table-cell>
          <table:table-cell/>
          <table:table-cell table:formula="of:=MOD(280.46646+[.G296]*(36000.76983+[.G296]*0.0003032);360)" office:value-type="float" office:value="211.104074589446">
            <text:p>211.1</text:p>
          </table:table-cell>
          <table:table-cell table:formula="of:=357.52911+[.G296]*(35999.05029-0.0001537*[.G296])" office:value-type="float" office:value="4247.98088692154">
            <text:p>4247.98</text:p>
          </table:table-cell>
          <table:table-cell table:formula="of:=0.016708634-[.G296]*(0.000042037+0.0000001267*[.G296])" office:value-type="float" office:value="0.0167040895414527">
            <text:p>0.02</text:p>
          </table:table-cell>
          <table:table-cell table:formula="of:=SIN(RADIANS([.J296]))*(1.914602-[.G296]*(0.004817+0.000014*[.G296]))+SIN(RADIANS(2*[.J296]))*(0.019993-0.000101*[.G296])+SIN(RADIANS(3*[.J296]))*0.000289" office:value-type="float" office:value="-1.83216094617957">
            <text:p>-1.83</text:p>
          </table:table-cell>
          <table:table-cell table:formula="of:=[.I296]+[.L296]" office:value-type="float" office:value="209.271913643267">
            <text:p>209.27</text:p>
          </table:table-cell>
          <table:table-cell table:formula="of:=[.J296]+[.L296]" office:value-type="float" office:value="4246.14872597536">
            <text:p>4246.15</text:p>
          </table:table-cell>
          <table:table-cell table:formula="of:=(1.000001018*(1-[.K296]*[.K296]))/(1+[.K296]*COS(RADIANS([.N296])))" office:value-type="float" office:value="0.995098826043882">
            <text:p>1</text:p>
          </table:table-cell>
          <table:table-cell table:formula="of:=[.M296]-0.00569-0.00478*SIN(RADIANS(125.04-1934.136*[.G296]))" office:value-type="float" office:value="209.270977317571">
            <text:p>209.27</text:p>
          </table:table-cell>
          <table:table-cell table:formula="of:=23+(26+((21.448-[.G296]*(46.815+[.G296]*(0.00059-[.G296]*0.001813))))/60)/60" office:value-type="float" office:value="23.4378857371094">
            <text:p>23.44</text:p>
          </table:table-cell>
          <table:table-cell table:formula="of:=[.Q296]+0.00256*COS(RADIANS(125.04-1934.136*[.G296]))" office:value-type="float" office:value="23.438154044202">
            <text:p>23.44</text:p>
          </table:table-cell>
          <table:table-cell table:formula="of:=DEGREES(ATAN2(COS(RADIANS([.P296]));COS(RADIANS([.R296]))*SIN(RADIANS([.P296]))))" office:value-type="float" office:value="-152.785034508845">
            <text:p>-152.79</text:p>
          </table:table-cell>
          <table:table-cell table:formula="of:=DEGREES(ASIN(SIN(RADIANS([.R296]))*SIN(RADIANS([.P296]))))" office:value-type="float" office:value="-11.2143785315382">
            <text:p>-11.21</text:p>
          </table:table-cell>
          <table:table-cell table:formula="of:=TAN(RADIANS([.R296]/2))*TAN(RADIANS([.R296]/2))" office:value-type="float" office:value="0.0430302353044251">
            <text:p>0.04</text:p>
          </table:table-cell>
          <table:table-cell table:formula="of:=4*DEGREES([.U296]*SIN(2*RADIANS([.I296]))-2*[.K296]*SIN(RADIANS([.J296]))+4*[.K296]*[.U296]*SIN(RADIANS([.J296]))*COS(2*RADIANS([.I296]))-0.5*[.U296]*[.U296]*SIN(4*RADIANS([.I296]))-1.25*[.K296]*[.K296]*SIN(2*RADIANS([.J296])))" office:value-type="float" office:value="15.5865342806293">
            <text:p>15.59</text:p>
          </table:table-cell>
          <table:table-cell table:formula="of:=DEGREES(ACOS(COS(RADIANS(90.833))/(COS(RADIANS([.$B$2]))*COS(RADIANS([.T296])))-TAN(RADIANS([.$B$2]))*TAN(RADIANS([.T296]))))" office:value-type="float" office:value="81.5458736839462">
            <text:p>81.55</text:p>
          </table:table-cell>
          <table:table-cell table:style-name="ce7" table:formula="of:=(720-4*[.$B$3]-[.V296]+[.$B$4]*60)/1440" office:value-type="float" office:value="0.489176017860674">
            <text:p>11:44:25</text:p>
          </table:table-cell>
          <table:table-cell table:style-name="ce7" table:formula="of:=([.X296]*1440-[.W296]*4)/1440" office:value-type="float" office:value="0.262659702071935">
            <text:p>6:18:14</text:p>
          </table:table-cell>
          <table:table-cell table:style-name="ce7" table:formula="of:=([.X296]*1440+[.W296]*4)/1440" office:value-type="float" office:value="0.715692333649414">
            <text:p>17:10:36</text:p>
          </table:table-cell>
          <table:table-cell table:formula="of:=8*[.W296]" office:value-type="float" office:value="652.36698947157">
            <text:p>652.37</text:p>
          </table:table-cell>
          <table:table-cell table:formula="of:=MOD([.E296]*1440+[.V296]+4*[.$B$3]-60*[.$B$4];1440)" office:value-type="float" office:value="735.586534280629">
            <text:p>735.59</text:p>
          </table:table-cell>
          <table:table-cell table:formula="of:=IF([.AB296]/4&lt;0;[.AB296]/4+180;[.AB296]/4-180)" office:value-type="float" office:value="3.89663357015732">
            <text:p>3.9</text:p>
          </table:table-cell>
          <table:table-cell table:formula="of:=DEGREES(ACOS(SIN(RADIANS([.$B$2]))*SIN(RADIANS([.T296]))+COS(RADIANS([.$B$2]))*COS(RADIANS([.T296]))*COS(RADIANS([.AC296]))))" office:value-type="float" office:value="51.341945785385">
            <text:p>51.34</text:p>
          </table:table-cell>
          <table:table-cell table:formula="of:=90-[.AD296]" office:value-type="float" office:value="38.658054214615">
            <text:p>38.66</text:p>
          </table:table-cell>
          <table:table-cell table:formula="of:=IF([.AE296]&gt;85;0;IF([.AE296]&gt;5;58.1/TAN(RADIANS([.AE296]))-0.07/POWER(TAN(RADIANS([.AE296]));3)+0.000086/POWER(TAN(RADIANS([.AE296]));5);IF([.AE296]&gt;-0.575;1735+[.AE296]*(-518.2+[.AE296]*(103.4+[.AE296]*(-12.79+[.AE296]*0.711)));-20.772/TAN(RADIANS([.AE296])))))/3600" office:value-type="float" office:value="0.0201369655639297">
            <text:p>0.02</text:p>
          </table:table-cell>
          <table:table-cell table:formula="of:=[.AE296]+[.AF296]" office:value-type="float" office:value="38.6781911801789">
            <text:p>38.68</text:p>
          </table:table-cell>
          <table:table-cell table:formula="of:=IF([.AC296]&gt;0;MOD(DEGREES(ACOS(((SIN(RADIANS([.$B$2]))*COS(RADIANS([.AD296])))-SIN(RADIANS([.T296])))/(COS(RADIANS([.$B$2]))*SIN(RADIANS([.AD296])))))+180;360);MOD(540-DEGREES(ACOS(((SIN(RADIANS([.$B$2]))*COS(RADIANS([.AD296])))-SIN(RADIANS([.T296])))/(COS(RADIANS([.$B$2]))*SIN(RADIANS([.AD296])))));360))" office:value-type="float" office:value="184.896913530055">
            <text:p>184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6]+1" office:value-type="date" office:date-value="2010-10-23">
            <text:p>10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7]+2415018.5+[.E297]-[.$B$4]/24" office:value-type="float" office:value="2455493.29166667">
            <text:p>2455493.29</text:p>
          </table:table-cell>
          <table:table-cell table:style-name="ce9" table:formula="of:=([.F297]-2451545)/36525" office:value-type="float" office:value="0.1080983344741">
            <text:p>0.10809833</text:p>
          </table:table-cell>
          <table:table-cell/>
          <table:table-cell table:formula="of:=MOD(280.46646+[.G297]*(36000.76983+[.G297]*0.0003032);360)" office:value-type="float" office:value="212.089721951404">
            <text:p>212.09</text:p>
          </table:table-cell>
          <table:table-cell table:formula="of:=357.52911+[.G297]*(35999.05029-0.0001537*[.G297])" office:value-type="float" office:value="4248.96648720235">
            <text:p>4248.97</text:p>
          </table:table-cell>
          <table:table-cell table:formula="of:=0.016708634-[.G297]*(0.000042037+0.0000001267*[.G297])" office:value-type="float" office:value="0.0167040883897925">
            <text:p>0.02</text:p>
          </table:table-cell>
          <table:table-cell table:formula="of:=SIN(RADIANS([.J297]))*(1.914602-[.G297]*(0.004817+0.000014*[.G297]))+SIN(RADIANS(2*[.J297]))*(0.019993-0.000101*[.G297])+SIN(RADIANS(3*[.J297]))*0.000289" office:value-type="float" office:value="-1.82228938877768">
            <text:p>-1.82</text:p>
          </table:table-cell>
          <table:table-cell table:formula="of:=[.I297]+[.L297]" office:value-type="float" office:value="210.267432562627">
            <text:p>210.27</text:p>
          </table:table-cell>
          <table:table-cell table:formula="of:=[.J297]+[.L297]" office:value-type="float" office:value="4247.14419781358">
            <text:p>4247.14</text:p>
          </table:table-cell>
          <table:table-cell table:formula="of:=(1.000001018*(1-[.K297]*[.K297]))/(1+[.K297]*COS(RADIANS([.N297])))" office:value-type="float" office:value="0.994823490247732">
            <text:p>0.99</text:p>
          </table:table-cell>
          <table:table-cell table:formula="of:=[.M297]-0.00569-0.00478*SIN(RADIANS(125.04-1934.136*[.G297]))" office:value-type="float" office:value="210.266496697915">
            <text:p>210.27</text:p>
          </table:table-cell>
          <table:table-cell table:formula="of:=23+(26+((21.448-[.G297]*(46.815+[.G297]*(0.00059-[.G297]*0.001813))))/60)/60" office:value-type="float" office:value="23.4378853810743">
            <text:p>23.44</text:p>
          </table:table-cell>
          <table:table-cell table:formula="of:=[.Q297]+0.00256*COS(RADIANS(125.04-1934.136*[.G297]))" office:value-type="float" office:value="23.4381513350867">
            <text:p>23.44</text:p>
          </table:table-cell>
          <table:table-cell table:formula="of:=DEGREES(ATAN2(COS(RADIANS([.P297]));COS(RADIANS([.R297]))*SIN(RADIANS([.P297]))))" office:value-type="float" office:value="-151.83458381033">
            <text:p>-151.83</text:p>
          </table:table-cell>
          <table:table-cell table:formula="of:=DEGREES(ASIN(SIN(RADIANS([.R297]))*SIN(RADIANS([.P297]))))" office:value-type="float" office:value="-11.565000650749">
            <text:p>-11.57</text:p>
          </table:table-cell>
          <table:table-cell table:formula="of:=TAN(RADIANS([.R297]/2))*TAN(RADIANS([.R297]/2))" office:value-type="float" office:value="0.0430302250741197">
            <text:p>0.04</text:p>
          </table:table-cell>
          <table:table-cell table:formula="of:=4*DEGREES([.U297]*SIN(2*RADIANS([.I297]))-2*[.K297]*SIN(RADIANS([.J297]))+4*[.K297]*[.U297]*SIN(RADIANS([.J297]))*COS(2*RADIANS([.I297]))-0.5*[.U297]*[.U297]*SIN(4*RADIANS([.I297]))-1.25*[.K297]*[.K297]*SIN(2*RADIANS([.J297])))" office:value-type="float" office:value="15.7294737257163">
            <text:p>15.73</text:p>
          </table:table-cell>
          <table:table-cell table:formula="of:=DEGREES(ACOS(COS(RADIANS(90.833))/(COS(RADIANS([.$B$2]))*COS(RADIANS([.T297])))-TAN(RADIANS([.$B$2]))*TAN(RADIANS([.T297]))))" office:value-type="float" office:value="81.2376209297097">
            <text:p>81.24</text:p>
          </table:table-cell>
          <table:table-cell table:style-name="ce7" table:formula="of:=(720-4*[.$B$3]-[.V297]+[.$B$4]*60)/1440" office:value-type="float" office:value="0.489076754357141">
            <text:p>11:44:16</text:p>
          </table:table-cell>
          <table:table-cell table:style-name="ce7" table:formula="of:=([.X297]*1440-[.W297]*4)/1440" office:value-type="float" office:value="0.263416696219059">
            <text:p>6:19:19</text:p>
          </table:table-cell>
          <table:table-cell table:style-name="ce7" table:formula="of:=([.X297]*1440+[.W297]*4)/1440" office:value-type="float" office:value="0.714736812495224">
            <text:p>17:09:13</text:p>
          </table:table-cell>
          <table:table-cell table:formula="of:=8*[.W297]" office:value-type="float" office:value="649.900967437677">
            <text:p>649.9</text:p>
          </table:table-cell>
          <table:table-cell table:formula="of:=MOD([.E297]*1440+[.V297]+4*[.$B$3]-60*[.$B$4];1440)" office:value-type="float" office:value="735.729473725716">
            <text:p>735.73</text:p>
          </table:table-cell>
          <table:table-cell table:formula="of:=IF([.AB297]/4&lt;0;[.AB297]/4+180;[.AB297]/4-180)" office:value-type="float" office:value="3.93236843142907">
            <text:p>3.93</text:p>
          </table:table-cell>
          <table:table-cell table:formula="of:=DEGREES(ACOS(SIN(RADIANS([.$B$2]))*SIN(RADIANS([.T297]))+COS(RADIANS([.$B$2]))*COS(RADIANS([.T297]))*COS(RADIANS([.AC297]))))" office:value-type="float" office:value="51.6941248947317">
            <text:p>51.69</text:p>
          </table:table-cell>
          <table:table-cell table:formula="of:=90-[.AD297]" office:value-type="float" office:value="38.3058751052683">
            <text:p>38.31</text:p>
          </table:table-cell>
          <table:table-cell table:formula="of:=IF([.AE297]&gt;85;0;IF([.AE297]&gt;5;58.1/TAN(RADIANS([.AE297]))-0.07/POWER(TAN(RADIANS([.AE297]));3)+0.000086/POWER(TAN(RADIANS([.AE297]));5);IF([.AE297]&gt;-0.575;1735+[.AE297]*(-518.2+[.AE297]*(103.4+[.AE297]*(-12.79+[.AE297]*0.711)));-20.772/TAN(RADIANS([.AE297])))))/3600" office:value-type="float" office:value="0.0203916977416165">
            <text:p>0.02</text:p>
          </table:table-cell>
          <table:table-cell table:formula="of:=[.AE297]+[.AF297]" office:value-type="float" office:value="38.3262668030099">
            <text:p>38.33</text:p>
          </table:table-cell>
          <table:table-cell table:formula="of:=IF([.AC297]&gt;0;MOD(DEGREES(ACOS(((SIN(RADIANS([.$B$2]))*COS(RADIANS([.AD297])))-SIN(RADIANS([.T297])))/(COS(RADIANS([.$B$2]))*SIN(RADIANS([.AD297])))))+180;360);MOD(540-DEGREES(ACOS(((SIN(RADIANS([.$B$2]))*COS(RADIANS([.AD297])))-SIN(RADIANS([.T297])))/(COS(RADIANS([.$B$2]))*SIN(RADIANS([.AD297])))));360))" office:value-type="float" office:value="184.911641586294">
            <text:p>184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7]+1" office:value-type="date" office:date-value="2010-10-24">
            <text:p>10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8]+2415018.5+[.E298]-[.$B$4]/24" office:value-type="float" office:value="2455494.29166667">
            <text:p>2455494.29</text:p>
          </table:table-cell>
          <table:table-cell table:style-name="ce9" table:formula="of:=([.F298]-2451545)/36525" office:value-type="float" office:value="0.108125712981972">
            <text:p>0.10812571</text:p>
          </table:table-cell>
          <table:table-cell/>
          <table:table-cell table:formula="of:=MOD(280.46646+[.G298]*(36000.76983+[.G298]*0.0003032);360)" office:value-type="float" office:value="213.075369313364">
            <text:p>213.08</text:p>
          </table:table-cell>
          <table:table-cell table:formula="of:=357.52911+[.G298]*(35999.05029-0.0001537*[.G298])" office:value-type="float" office:value="4249.95208748317">
            <text:p>4249.95</text:p>
          </table:table-cell>
          <table:table-cell table:formula="of:=0.016708634-[.G298]*(0.000042037+0.0000001267*[.G298])" office:value-type="float" office:value="0.0167040872381322">
            <text:p>0.02</text:p>
          </table:table-cell>
          <table:table-cell table:formula="of:=SIN(RADIANS([.J298]))*(1.914602-[.G298]*(0.004817+0.000014*[.G298]))+SIN(RADIANS(2*[.J298]))*(0.019993-0.000101*[.G298])+SIN(RADIANS(3*[.J298]))*0.000289" office:value-type="float" office:value="-1.81186808668314">
            <text:p>-1.81</text:p>
          </table:table-cell>
          <table:table-cell table:formula="of:=[.I298]+[.L298]" office:value-type="float" office:value="211.263501226681">
            <text:p>211.26</text:p>
          </table:table-cell>
          <table:table-cell table:formula="of:=[.J298]+[.L298]" office:value-type="float" office:value="4248.14021939649">
            <text:p>4248.14</text:p>
          </table:table-cell>
          <table:table-cell table:formula="of:=(1.000001018*(1-[.K298]*[.K298]))/(1+[.K298]*COS(RADIANS([.N298])))" office:value-type="float" office:value="0.994549626711579">
            <text:p>0.99</text:p>
          </table:table-cell>
          <table:table-cell table:formula="of:=[.M298]-0.00569-0.00478*SIN(RADIANS(125.04-1934.136*[.G298]))" office:value-type="float" office:value="211.262565818892">
            <text:p>211.26</text:p>
          </table:table-cell>
          <table:table-cell table:formula="of:=23+(26+((21.448-[.G298]*(46.815+[.G298]*(0.00059-[.G298]*0.001813))))/60)/60" office:value-type="float" office:value="23.4378850250391">
            <text:p>23.44</text:p>
          </table:table-cell>
          <table:table-cell table:formula="of:=[.Q298]+0.00256*COS(RADIANS(125.04-1934.136*[.G298]))" office:value-type="float" office:value="23.4381486257441">
            <text:p>23.44</text:p>
          </table:table-cell>
          <table:table-cell table:formula="of:=DEGREES(ATAN2(COS(RADIANS([.P298]));COS(RADIANS([.R298]))*SIN(RADIANS([.P298]))))" office:value-type="float" office:value="-150.881233490602">
            <text:p>-150.88</text:p>
          </table:table-cell>
          <table:table-cell table:formula="of:=DEGREES(ASIN(SIN(RADIANS([.R298]))*SIN(RADIANS([.P298]))))" office:value-type="float" office:value="-11.9127093483266">
            <text:p>-11.91</text:p>
          </table:table-cell>
          <table:table-cell table:formula="of:=TAN(RADIANS([.R298]/2))*TAN(RADIANS([.R298]/2))" office:value-type="float" office:value="0.0430302148429577">
            <text:p>0.04</text:p>
          </table:table-cell>
          <table:table-cell table:formula="of:=4*DEGREES([.U298]*SIN(2*RADIANS([.I298]))-2*[.K298]*SIN(RADIANS([.J298]))+4*[.K298]*[.U298]*SIN(RADIANS([.J298]))*COS(2*RADIANS([.I298]))-0.5*[.U298]*[.U298]*SIN(4*RADIANS([.I298]))-1.25*[.K298]*[.K298]*SIN(2*RADIANS([.J298])))" office:value-type="float" office:value="15.8606658808356">
            <text:p>15.86</text:p>
          </table:table-cell>
          <table:table-cell table:formula="of:=DEGREES(ACOS(COS(RADIANS(90.833))/(COS(RADIANS([.$B$2]))*COS(RADIANS([.T298])))-TAN(RADIANS([.$B$2]))*TAN(RADIANS([.T298]))))" office:value-type="float" office:value="80.930954250552">
            <text:p>80.93</text:p>
          </table:table-cell>
          <table:table-cell table:style-name="ce7" table:formula="of:=(720-4*[.$B$3]-[.V298]+[.$B$4]*60)/1440" office:value-type="float" office:value="0.488985648693864">
            <text:p>11:44:08</text:p>
          </table:table-cell>
          <table:table-cell table:style-name="ce7" table:formula="of:=([.X298]*1440-[.W298]*4)/1440" office:value-type="float" office:value="0.264177442442331">
            <text:p>6:20:25</text:p>
          </table:table-cell>
          <table:table-cell table:style-name="ce7" table:formula="of:=([.X298]*1440+[.W298]*4)/1440" office:value-type="float" office:value="0.713793854945398">
            <text:p>17:07:52</text:p>
          </table:table-cell>
          <table:table-cell table:formula="of:=8*[.W298]" office:value-type="float" office:value="647.447634004416">
            <text:p>647.45</text:p>
          </table:table-cell>
          <table:table-cell table:formula="of:=MOD([.E298]*1440+[.V298]+4*[.$B$3]-60*[.$B$4];1440)" office:value-type="float" office:value="735.860665880836">
            <text:p>735.86</text:p>
          </table:table-cell>
          <table:table-cell table:formula="of:=IF([.AB298]/4&lt;0;[.AB298]/4+180;[.AB298]/4-180)" office:value-type="float" office:value="3.96516647020891">
            <text:p>3.97</text:p>
          </table:table-cell>
          <table:table-cell table:formula="of:=DEGREES(ACOS(SIN(RADIANS([.$B$2]))*SIN(RADIANS([.T298]))+COS(RADIANS([.$B$2]))*COS(RADIANS([.T298]))*COS(RADIANS([.AC298]))))" office:value-type="float" office:value="52.0432043558221">
            <text:p>52.04</text:p>
          </table:table-cell>
          <table:table-cell table:formula="of:=90-[.AD298]" office:value-type="float" office:value="37.9567956441779">
            <text:p>37.96</text:p>
          </table:table-cell>
          <table:table-cell table:formula="of:=IF([.AE298]&gt;85;0;IF([.AE298]&gt;5;58.1/TAN(RADIANS([.AE298]))-0.07/POWER(TAN(RADIANS([.AE298]));3)+0.000086/POWER(TAN(RADIANS([.AE298]));5);IF([.AE298]&gt;-0.575;1735+[.AE298]*(-518.2+[.AE298]*(103.4+[.AE298]*(-12.79+[.AE298]*0.711)));-20.772/TAN(RADIANS([.AE298])))))/3600" office:value-type="float" office:value="0.0206480931592687">
            <text:p>0.02</text:p>
          </table:table-cell>
          <table:table-cell table:formula="of:=[.AE298]+[.AF298]" office:value-type="float" office:value="37.9774437373372">
            <text:p>37.98</text:p>
          </table:table-cell>
          <table:table-cell table:formula="of:=IF([.AC298]&gt;0;MOD(DEGREES(ACOS(((SIN(RADIANS([.$B$2]))*COS(RADIANS([.AD298])))-SIN(RADIANS([.T298])))/(COS(RADIANS([.$B$2]))*SIN(RADIANS([.AD298])))))+180;360);MOD(540-DEGREES(ACOS(((SIN(RADIANS([.$B$2]))*COS(RADIANS([.AD298])))-SIN(RADIANS([.T298])))/(COS(RADIANS([.$B$2]))*SIN(RADIANS([.AD298])))));360))" office:value-type="float" office:value="184.922728178396">
            <text:p>184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8]+1" office:value-type="date" office:date-value="2010-10-25">
            <text:p>10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9]+2415018.5+[.E299]-[.$B$4]/24" office:value-type="float" office:value="2455495.29166667">
            <text:p>2455495.29</text:p>
          </table:table-cell>
          <table:table-cell table:style-name="ce9" table:formula="of:=([.F299]-2451545)/36525" office:value-type="float" office:value="0.108153091489843">
            <text:p>0.10815309</text:p>
          </table:table-cell>
          <table:table-cell/>
          <table:table-cell table:formula="of:=MOD(280.46646+[.G299]*(36000.76983+[.G299]*0.0003032);360)" office:value-type="float" office:value="214.061016675323">
            <text:p>214.06</text:p>
          </table:table-cell>
          <table:table-cell table:formula="of:=357.52911+[.G299]*(35999.05029-0.0001537*[.G299])" office:value-type="float" office:value="4250.93768776398">
            <text:p>4250.94</text:p>
          </table:table-cell>
          <table:table-cell table:formula="of:=0.016708634-[.G299]*(0.000042037+0.0000001267*[.G299])" office:value-type="float" office:value="0.0167040860864716">
            <text:p>0.02</text:p>
          </table:table-cell>
          <table:table-cell table:formula="of:=SIN(RADIANS([.J299]))*(1.914602-[.G299]*(0.004817+0.000014*[.G299]))+SIN(RADIANS(2*[.J299]))*(0.019993-0.000101*[.G299])+SIN(RADIANS(3*[.J299]))*0.000289" office:value-type="float" office:value="-1.80089961885354">
            <text:p>-1.8</text:p>
          </table:table-cell>
          <table:table-cell table:formula="of:=[.I299]+[.L299]" office:value-type="float" office:value="212.26011705647">
            <text:p>212.26</text:p>
          </table:table-cell>
          <table:table-cell table:formula="of:=[.J299]+[.L299]" office:value-type="float" office:value="4249.13678814513">
            <text:p>4249.14</text:p>
          </table:table-cell>
          <table:table-cell table:formula="of:=(1.000001018*(1-[.K299]*[.K299]))/(1+[.K299]*COS(RADIANS([.N299])))" office:value-type="float" office:value="0.994277319027753">
            <text:p>0.99</text:p>
          </table:table-cell>
          <table:table-cell table:formula="of:=[.M299]-0.00569-0.00478*SIN(RADIANS(125.04-1934.136*[.G299]))" office:value-type="float" office:value="212.259182101542">
            <text:p>212.26</text:p>
          </table:table-cell>
          <table:table-cell table:formula="of:=23+(26+((21.448-[.G299]*(46.815+[.G299]*(0.00059-[.G299]*0.001813))))/60)/60" office:value-type="float" office:value="23.4378846690039">
            <text:p>23.44</text:p>
          </table:table-cell>
          <table:table-cell table:formula="of:=[.Q299]+0.00256*COS(RADIANS(125.04-1934.136*[.G299]))" office:value-type="float" office:value="23.4381459161764">
            <text:p>23.44</text:p>
          </table:table-cell>
          <table:table-cell table:formula="of:=DEGREES(ATAN2(COS(RADIANS([.P299]));COS(RADIANS([.R299]))*SIN(RADIANS([.P299]))))" office:value-type="float" office:value="-149.924924591453">
            <text:p>-149.92</text:p>
          </table:table-cell>
          <table:table-cell table:formula="of:=DEGREES(ASIN(SIN(RADIANS([.R299]))*SIN(RADIANS([.P299]))))" office:value-type="float" office:value="-12.2573942704521">
            <text:p>-12.26</text:p>
          </table:table-cell>
          <table:table-cell table:formula="of:=TAN(RADIANS([.R299]/2))*TAN(RADIANS([.R299]/2))" office:value-type="float" office:value="0.0430302046109468">
            <text:p>0.04</text:p>
          </table:table-cell>
          <table:table-cell table:formula="of:=4*DEGREES([.U299]*SIN(2*RADIANS([.I299]))-2*[.K299]*SIN(RADIANS([.J299]))+4*[.K299]*[.U299]*SIN(RADIANS([.J299]))*COS(2*RADIANS([.I299]))-0.5*[.U299]*[.U299]*SIN(4*RADIANS([.I299]))-1.25*[.K299]*[.K299]*SIN(2*RADIANS([.J299])))" office:value-type="float" office:value="15.9798615495819">
            <text:p>15.98</text:p>
          </table:table-cell>
          <table:table-cell table:formula="of:=DEGREES(ACOS(COS(RADIANS(90.833))/(COS(RADIANS([.$B$2]))*COS(RADIANS([.T299])))-TAN(RADIANS([.$B$2]))*TAN(RADIANS([.T299]))))" office:value-type="float" office:value="80.6259596920404">
            <text:p>80.63</text:p>
          </table:table-cell>
          <table:table-cell table:style-name="ce7" table:formula="of:=(720-4*[.$B$3]-[.V299]+[.$B$4]*60)/1440" office:value-type="float" office:value="0.488902873923901">
            <text:p>11:44:01</text:p>
          </table:table-cell>
          <table:table-cell table:style-name="ce7" table:formula="of:=([.X299]*1440-[.W299]*4)/1440" office:value-type="float" office:value="0.264941874779345">
            <text:p>6:21:31</text:p>
          </table:table-cell>
          <table:table-cell table:style-name="ce7" table:formula="of:=([.X299]*1440+[.W299]*4)/1440" office:value-type="float" office:value="0.712863873068458">
            <text:p>17:06:31</text:p>
          </table:table-cell>
          <table:table-cell table:formula="of:=8*[.W299]" office:value-type="float" office:value="645.007677536323">
            <text:p>645.01</text:p>
          </table:table-cell>
          <table:table-cell table:formula="of:=MOD([.E299]*1440+[.V299]+4*[.$B$3]-60*[.$B$4];1440)" office:value-type="float" office:value="735.979861549582">
            <text:p>735.98</text:p>
          </table:table-cell>
          <table:table-cell table:formula="of:=IF([.AB299]/4&lt;0;[.AB299]/4+180;[.AB299]/4-180)" office:value-type="float" office:value="3.99496538739547">
            <text:p>3.99</text:p>
          </table:table-cell>
          <table:table-cell table:formula="of:=DEGREES(ACOS(SIN(RADIANS([.$B$2]))*SIN(RADIANS([.T299]))+COS(RADIANS([.$B$2]))*COS(RADIANS([.T299]))*COS(RADIANS([.AC299]))))" office:value-type="float" office:value="52.3890686840389">
            <text:p>52.39</text:p>
          </table:table-cell>
          <table:table-cell table:formula="of:=90-[.AD299]" office:value-type="float" office:value="37.6109313159611">
            <text:p>37.61</text:p>
          </table:table-cell>
          <table:table-cell table:formula="of:=IF([.AE299]&gt;85;0;IF([.AE299]&gt;5;58.1/TAN(RADIANS([.AE299]))-0.07/POWER(TAN(RADIANS([.AE299]));3)+0.000086/POWER(TAN(RADIANS([.AE299]));5);IF([.AE299]&gt;-0.575;1735+[.AE299]*(-518.2+[.AE299]*(103.4+[.AE299]*(-12.79+[.AE299]*0.711)));-20.772/TAN(RADIANS([.AE299])))))/3600" office:value-type="float" office:value="0.0209060694732805">
            <text:p>0.02</text:p>
          </table:table-cell>
          <table:table-cell table:formula="of:=[.AE299]+[.AF299]" office:value-type="float" office:value="37.6318373854343">
            <text:p>37.63</text:p>
          </table:table-cell>
          <table:table-cell table:formula="of:=IF([.AC299]&gt;0;MOD(DEGREES(ACOS(((SIN(RADIANS([.$B$2]))*COS(RADIANS([.AD299])))-SIN(RADIANS([.T299])))/(COS(RADIANS([.$B$2]))*SIN(RADIANS([.AD299])))))+180;360);MOD(540-DEGREES(ACOS(((SIN(RADIANS([.$B$2]))*COS(RADIANS([.AD299])))-SIN(RADIANS([.T299])))/(COS(RADIANS([.$B$2]))*SIN(RADIANS([.AD299])))));360))" office:value-type="float" office:value="184.930172194402">
            <text:p>184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9]+1" office:value-type="date" office:date-value="2010-10-26">
            <text:p>10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0]+2415018.5+[.E300]-[.$B$4]/24" office:value-type="float" office:value="2455496.29166667">
            <text:p>2455496.29</text:p>
          </table:table-cell>
          <table:table-cell table:style-name="ce9" table:formula="of:=([.F300]-2451545)/36525" office:value-type="float" office:value="0.108180469997714">
            <text:p>0.10818047</text:p>
          </table:table-cell>
          <table:table-cell/>
          <table:table-cell table:formula="of:=MOD(280.46646+[.G300]*(36000.76983+[.G300]*0.0003032);360)" office:value-type="float" office:value="215.046664037282">
            <text:p>215.05</text:p>
          </table:table-cell>
          <table:table-cell table:formula="of:=357.52911+[.G300]*(35999.05029-0.0001537*[.G300])" office:value-type="float" office:value="4251.9232880448">
            <text:p>4251.92</text:p>
          </table:table-cell>
          <table:table-cell table:formula="of:=0.016708634-[.G300]*(0.000042037+0.0000001267*[.G300])" office:value-type="float" office:value="0.0167040849348108">
            <text:p>0.02</text:p>
          </table:table-cell>
          <table:table-cell table:formula="of:=SIN(RADIANS([.J300]))*(1.914602-[.G300]*(0.004817+0.000014*[.G300]))+SIN(RADIANS(2*[.J300]))*(0.019993-0.000101*[.G300])+SIN(RADIANS(3*[.J300]))*0.000289" office:value-type="float" office:value="-1.78938673870432">
            <text:p>-1.79</text:p>
          </table:table-cell>
          <table:table-cell table:formula="of:=[.I300]+[.L300]" office:value-type="float" office:value="213.257277298578">
            <text:p>213.26</text:p>
          </table:table-cell>
          <table:table-cell table:formula="of:=[.J300]+[.L300]" office:value-type="float" office:value="4250.13390130609">
            <text:p>4250.13</text:p>
          </table:table-cell>
          <table:table-cell table:formula="of:=(1.000001018*(1-[.K300]*[.K300]))/(1+[.K300]*COS(RADIANS([.N300])))" office:value-type="float" office:value="0.994006650450042">
            <text:p>0.99</text:p>
          </table:table-cell>
          <table:table-cell table:formula="of:=[.M300]-0.00569-0.00478*SIN(RADIANS(125.04-1934.136*[.G300]))" office:value-type="float" office:value="213.256342792451">
            <text:p>213.26</text:p>
          </table:table-cell>
          <table:table-cell table:formula="of:=23+(26+((21.448-[.G300]*(46.815+[.G300]*(0.00059-[.G300]*0.001813))))/60)/60" office:value-type="float" office:value="23.4378843129688">
            <text:p>23.44</text:p>
          </table:table-cell>
          <table:table-cell table:formula="of:=[.Q300]+0.00256*COS(RADIANS(125.04-1934.136*[.G300]))" office:value-type="float" office:value="23.4381432063855">
            <text:p>23.44</text:p>
          </table:table-cell>
          <table:table-cell table:formula="of:=DEGREES(ATAN2(COS(RADIANS([.P300]));COS(RADIANS([.R300]))*SIN(RADIANS([.P300]))))" office:value-type="float" office:value="-148.965600336227">
            <text:p>-148.97</text:p>
          </table:table-cell>
          <table:table-cell table:formula="of:=DEGREES(ASIN(SIN(RADIANS([.R300]))*SIN(RADIANS([.P300]))))" office:value-type="float" office:value="-12.5989446580024">
            <text:p>-12.6</text:p>
          </table:table-cell>
          <table:table-cell table:formula="of:=TAN(RADIANS([.R300]/2))*TAN(RADIANS([.R300]/2))" office:value-type="float" office:value="0.0430301943780946">
            <text:p>0.04</text:p>
          </table:table-cell>
          <table:table-cell table:formula="of:=4*DEGREES([.U300]*SIN(2*RADIANS([.I300]))-2*[.K300]*SIN(RADIANS([.J300]))+4*[.K300]*[.U300]*SIN(RADIANS([.J300]))*COS(2*RADIANS([.I300]))-0.5*[.U300]*[.U300]*SIN(4*RADIANS([.I300]))-1.25*[.K300]*[.K300]*SIN(2*RADIANS([.J300])))" office:value-type="float" office:value="16.0868211798954">
            <text:p>16.09</text:p>
          </table:table-cell>
          <table:table-cell table:formula="of:=DEGREES(ACOS(COS(RADIANS(90.833))/(COS(RADIANS([.$B$2]))*COS(RADIANS([.T300])))-TAN(RADIANS([.$B$2]))*TAN(RADIANS([.T300]))))" office:value-type="float" office:value="80.3227260834594">
            <text:p>80.32</text:p>
          </table:table-cell>
          <table:table-cell table:style-name="ce7" table:formula="of:=(720-4*[.$B$3]-[.V300]+[.$B$4]*60)/1440" office:value-type="float" office:value="0.48882859640285">
            <text:p>11:43:55</text:p>
          </table:table-cell>
          <table:table-cell table:style-name="ce7" table:formula="of:=([.X300]*1440-[.W300]*4)/1440" office:value-type="float" office:value="0.265709912837685">
            <text:p>6:22:37</text:p>
          </table:table-cell>
          <table:table-cell table:style-name="ce7" table:formula="of:=([.X300]*1440+[.W300]*4)/1440" office:value-type="float" office:value="0.711947279968015">
            <text:p>17:05:12</text:p>
          </table:table-cell>
          <table:table-cell table:formula="of:=8*[.W300]" office:value-type="float" office:value="642.581808667675">
            <text:p>642.58</text:p>
          </table:table-cell>
          <table:table-cell table:formula="of:=MOD([.E300]*1440+[.V300]+4*[.$B$3]-60*[.$B$4];1440)" office:value-type="float" office:value="736.086821179895">
            <text:p>736.09</text:p>
          </table:table-cell>
          <table:table-cell table:formula="of:=IF([.AB300]/4&lt;0;[.AB300]/4+180;[.AB300]/4-180)" office:value-type="float" office:value="4.02170529497383">
            <text:p>4.02</text:p>
          </table:table-cell>
          <table:table-cell table:formula="of:=DEGREES(ACOS(SIN(RADIANS([.$B$2]))*SIN(RADIANS([.T300]))+COS(RADIANS([.$B$2]))*COS(RADIANS([.T300]))*COS(RADIANS([.AC300]))))" office:value-type="float" office:value="52.7316025553929">
            <text:p>52.73</text:p>
          </table:table-cell>
          <table:table-cell table:formula="of:=90-[.AD300]" office:value-type="float" office:value="37.2683974446071">
            <text:p>37.27</text:p>
          </table:table-cell>
          <table:table-cell table:formula="of:=IF([.AE300]&gt;85;0;IF([.AE300]&gt;5;58.1/TAN(RADIANS([.AE300]))-0.07/POWER(TAN(RADIANS([.AE300]));3)+0.000086/POWER(TAN(RADIANS([.AE300]));5);IF([.AE300]&gt;-0.575;1735+[.AE300]*(-518.2+[.AE300]*(103.4+[.AE300]*(-12.79+[.AE300]*0.711)));-20.772/TAN(RADIANS([.AE300])))))/3600" office:value-type="float" office:value="0.0211655380496961">
            <text:p>0.02</text:p>
          </table:table-cell>
          <table:table-cell table:formula="of:=[.AE300]+[.AF300]" office:value-type="float" office:value="37.2895629826568">
            <text:p>37.29</text:p>
          </table:table-cell>
          <table:table-cell table:formula="of:=IF([.AC300]&gt;0;MOD(DEGREES(ACOS(((SIN(RADIANS([.$B$2]))*COS(RADIANS([.AD300])))-SIN(RADIANS([.T300])))/(COS(RADIANS([.$B$2]))*SIN(RADIANS([.AD300])))))+180;360);MOD(540-DEGREES(ACOS(((SIN(RADIANS([.$B$2]))*COS(RADIANS([.AD300])))-SIN(RADIANS([.T300])))/(COS(RADIANS([.$B$2]))*SIN(RADIANS([.AD300])))));360))" office:value-type="float" office:value="184.933974920111">
            <text:p>184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0]+1" office:value-type="date" office:date-value="2010-10-27">
            <text:p>10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1]+2415018.5+[.E301]-[.$B$4]/24" office:value-type="float" office:value="2455497.29166667">
            <text:p>2455497.29</text:p>
          </table:table-cell>
          <table:table-cell table:style-name="ce9" table:formula="of:=([.F301]-2451545)/36525" office:value-type="float" office:value="0.108207848505586">
            <text:p>0.10820785</text:p>
          </table:table-cell>
          <table:table-cell/>
          <table:table-cell table:formula="of:=MOD(280.46646+[.G301]*(36000.76983+[.G301]*0.0003032);360)" office:value-type="float" office:value="216.032311399244">
            <text:p>216.03</text:p>
          </table:table-cell>
          <table:table-cell table:formula="of:=357.52911+[.G301]*(35999.05029-0.0001537*[.G301])" office:value-type="float" office:value="4252.90888832561">
            <text:p>4252.91</text:p>
          </table:table-cell>
          <table:table-cell table:formula="of:=0.016708634-[.G301]*(0.000042037+0.0000001267*[.G301])" office:value-type="float" office:value="0.0167040837831499">
            <text:p>0.02</text:p>
          </table:table-cell>
          <table:table-cell table:formula="of:=SIN(RADIANS([.J301]))*(1.914602-[.G301]*(0.004817+0.000014*[.G301]))+SIN(RADIANS(2*[.J301]))*(0.019993-0.000101*[.G301])+SIN(RADIANS(3*[.J301]))*0.000289" office:value-type="float" office:value="-1.77733237392251">
            <text:p>-1.78</text:p>
          </table:table-cell>
          <table:table-cell table:formula="of:=[.I301]+[.L301]" office:value-type="float" office:value="214.254979025321">
            <text:p>214.25</text:p>
          </table:table-cell>
          <table:table-cell table:formula="of:=[.J301]+[.L301]" office:value-type="float" office:value="4251.13155595169">
            <text:p>4251.13</text:p>
          </table:table-cell>
          <table:table-cell table:formula="of:=(1.000001018*(1-[.K301]*[.K301]))/(1+[.K301]*COS(RADIANS([.N301])))" office:value-type="float" office:value="0.99373770386607">
            <text:p>0.99</text:p>
          </table:table-cell>
          <table:table-cell table:formula="of:=[.M301]-0.00569-0.00478*SIN(RADIANS(125.04-1934.136*[.G301]))" office:value-type="float" office:value="214.254044963932">
            <text:p>214.25</text:p>
          </table:table-cell>
          <table:table-cell table:formula="of:=23+(26+((21.448-[.G301]*(46.815+[.G301]*(0.00059-[.G301]*0.001813))))/60)/60" office:value-type="float" office:value="23.4378839569336">
            <text:p>23.44</text:p>
          </table:table-cell>
          <table:table-cell table:formula="of:=[.Q301]+0.00256*COS(RADIANS(125.04-1934.136*[.G301]))" office:value-type="float" office:value="23.4381404963735">
            <text:p>23.44</text:p>
          </table:table-cell>
          <table:table-cell table:formula="of:=DEGREES(ATAN2(COS(RADIANS([.P301]));COS(RADIANS([.R301]))*SIN(RADIANS([.P301]))))" office:value-type="float" office:value="-148.00320623573">
            <text:p>-148</text:p>
          </table:table-cell>
          <table:table-cell table:formula="of:=DEGREES(ASIN(SIN(RADIANS([.R301]))*SIN(RADIANS([.P301]))))" office:value-type="float" office:value="-12.937249376105">
            <text:p>-12.94</text:p>
          </table:table-cell>
          <table:table-cell table:formula="of:=TAN(RADIANS([.R301]/2))*TAN(RADIANS([.R301]/2))" office:value-type="float" office:value="0.0430301841444085">
            <text:p>0.04</text:p>
          </table:table-cell>
          <table:table-cell table:formula="of:=4*DEGREES([.U301]*SIN(2*RADIANS([.I301]))-2*[.K301]*SIN(RADIANS([.J301]))+4*[.K301]*[.U301]*SIN(RADIANS([.J301]))*COS(2*RADIANS([.I301]))-0.5*[.U301]*[.U301]*SIN(4*RADIANS([.I301]))-1.25*[.K301]*[.K301]*SIN(2*RADIANS([.J301])))" office:value-type="float" office:value="16.1813153966972">
            <text:p>16.18</text:p>
          </table:table-cell>
          <table:table-cell table:formula="of:=DEGREES(ACOS(COS(RADIANS(90.833))/(COS(RADIANS([.$B$2]))*COS(RADIANS([.T301])))-TAN(RADIANS([.$B$2]))*TAN(RADIANS([.T301]))))" office:value-type="float" office:value="80.0213450858393">
            <text:p>80.02</text:p>
          </table:table-cell>
          <table:table-cell table:style-name="ce7" table:formula="of:=(720-4*[.$B$3]-[.V301]+[.$B$4]*60)/1440" office:value-type="float" office:value="0.48876297541896">
            <text:p>11:43:49</text:p>
          </table:table-cell>
          <table:table-cell table:style-name="ce7" table:formula="of:=([.X301]*1440-[.W301]*4)/1440" office:value-type="float" office:value="0.266481461291629">
            <text:p>6:23:44</text:p>
          </table:table-cell>
          <table:table-cell table:style-name="ce7" table:formula="of:=([.X301]*1440+[.W301]*4)/1440" office:value-type="float" office:value="0.711044489546292">
            <text:p>17:03:54</text:p>
          </table:table-cell>
          <table:table-cell table:formula="of:=8*[.W301]" office:value-type="float" office:value="640.170760686715">
            <text:p>640.17</text:p>
          </table:table-cell>
          <table:table-cell table:formula="of:=MOD([.E301]*1440+[.V301]+4*[.$B$3]-60*[.$B$4];1440)" office:value-type="float" office:value="736.181315396697">
            <text:p>736.18</text:p>
          </table:table-cell>
          <table:table-cell table:formula="of:=IF([.AB301]/4&lt;0;[.AB301]/4+180;[.AB301]/4-180)" office:value-type="float" office:value="4.0453288491743">
            <text:p>4.05</text:p>
          </table:table-cell>
          <table:table-cell table:formula="of:=DEGREES(ACOS(SIN(RADIANS([.$B$2]))*SIN(RADIANS([.T301]))+COS(RADIANS([.$B$2]))*COS(RADIANS([.T301]))*COS(RADIANS([.AC301]))))" office:value-type="float" office:value="53.0706908585083">
            <text:p>53.07</text:p>
          </table:table-cell>
          <table:table-cell table:formula="of:=90-[.AD301]" office:value-type="float" office:value="36.9293091414917">
            <text:p>36.93</text:p>
          </table:table-cell>
          <table:table-cell table:formula="of:=IF([.AE301]&gt;85;0;IF([.AE301]&gt;5;58.1/TAN(RADIANS([.AE301]))-0.07/POWER(TAN(RADIANS([.AE301]));3)+0.000086/POWER(TAN(RADIANS([.AE301]));5);IF([.AE301]&gt;-0.575;1735+[.AE301]*(-518.2+[.AE301]*(103.4+[.AE301]*(-12.79+[.AE301]*0.711)));-20.772/TAN(RADIANS([.AE301])))))/3600" office:value-type="float" office:value="0.0214264037237493">
            <text:p>0.02</text:p>
          </table:table-cell>
          <table:table-cell table:formula="of:=[.AE301]+[.AF301]" office:value-type="float" office:value="36.9507355452155">
            <text:p>36.95</text:p>
          </table:table-cell>
          <table:table-cell table:formula="of:=IF([.AC301]&gt;0;MOD(DEGREES(ACOS(((SIN(RADIANS([.$B$2]))*COS(RADIANS([.AD301])))-SIN(RADIANS([.T301])))/(COS(RADIANS([.$B$2]))*SIN(RADIANS([.AD301])))))+180;360);MOD(540-DEGREES(ACOS(((SIN(RADIANS([.$B$2]))*COS(RADIANS([.AD301])))-SIN(RADIANS([.T301])))/(COS(RADIANS([.$B$2]))*SIN(RADIANS([.AD301])))));360))" office:value-type="float" office:value="184.93414006658">
            <text:p>184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1]+1" office:value-type="date" office:date-value="2010-10-28">
            <text:p>10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2]+2415018.5+[.E302]-[.$B$4]/24" office:value-type="float" office:value="2455498.29166667">
            <text:p>2455498.29</text:p>
          </table:table-cell>
          <table:table-cell table:style-name="ce9" table:formula="of:=([.F302]-2451545)/36525" office:value-type="float" office:value="0.108235227013457">
            <text:p>0.10823523</text:p>
          </table:table-cell>
          <table:table-cell/>
          <table:table-cell table:formula="of:=MOD(280.46646+[.G302]*(36000.76983+[.G302]*0.0003032);360)" office:value-type="float" office:value="217.017958761205">
            <text:p>217.02</text:p>
          </table:table-cell>
          <table:table-cell table:formula="of:=357.52911+[.G302]*(35999.05029-0.0001537*[.G302])" office:value-type="float" office:value="4253.89448860642">
            <text:p>4253.89</text:p>
          </table:table-cell>
          <table:table-cell table:formula="of:=0.016708634-[.G302]*(0.000042037+0.0000001267*[.G302])" office:value-type="float" office:value="0.0167040826314887">
            <text:p>0.02</text:p>
          </table:table-cell>
          <table:table-cell table:formula="of:=SIN(RADIANS([.J302]))*(1.914602-[.G302]*(0.004817+0.000014*[.G302]))+SIN(RADIANS(2*[.J302]))*(0.019993-0.000101*[.G302])+SIN(RADIANS(3*[.J302]))*0.000289" office:value-type="float" office:value="-1.76473962621435">
            <text:p>-1.76</text:p>
          </table:table-cell>
          <table:table-cell table:formula="of:=[.I302]+[.L302]" office:value-type="float" office:value="215.25321913499">
            <text:p>215.25</text:p>
          </table:table-cell>
          <table:table-cell table:formula="of:=[.J302]+[.L302]" office:value-type="float" office:value="4252.12974898021">
            <text:p>4252.13</text:p>
          </table:table-cell>
          <table:table-cell table:formula="of:=(1.000001018*(1-[.K302]*[.K302]))/(1+[.K302]*COS(RADIANS([.N302])))" office:value-type="float" office:value="0.993470561769627">
            <text:p>0.99</text:p>
          </table:table-cell>
          <table:table-cell table:formula="of:=[.M302]-0.00569-0.00478*SIN(RADIANS(125.04-1934.136*[.G302]))" office:value-type="float" office:value="215.252285514277">
            <text:p>215.25</text:p>
          </table:table-cell>
          <table:table-cell table:formula="of:=23+(26+((21.448-[.G302]*(46.815+[.G302]*(0.00059-[.G302]*0.001813))))/60)/60" office:value-type="float" office:value="23.4378836008984">
            <text:p>23.44</text:p>
          </table:table-cell>
          <table:table-cell table:formula="of:=[.Q302]+0.00256*COS(RADIANS(125.04-1934.136*[.G302]))" office:value-type="float" office:value="23.4381377861424">
            <text:p>23.44</text:p>
          </table:table-cell>
          <table:table-cell table:formula="of:=DEGREES(ATAN2(COS(RADIANS([.P302]));COS(RADIANS([.R302]))*SIN(RADIANS([.P302]))))" office:value-type="float" office:value="-147.037690195746">
            <text:p>-147.04</text:p>
          </table:table-cell>
          <table:table-cell table:formula="of:=DEGREES(ASIN(SIN(RADIANS([.R302]))*SIN(RADIANS([.P302]))))" office:value-type="float" office:value="-13.2721969465761">
            <text:p>-13.27</text:p>
          </table:table-cell>
          <table:table-cell table:formula="of:=TAN(RADIANS([.R302]/2))*TAN(RADIANS([.R302]/2))" office:value-type="float" office:value="0.0430301739098963">
            <text:p>0.04</text:p>
          </table:table-cell>
          <table:table-cell table:formula="of:=4*DEGREES([.U302]*SIN(2*RADIANS([.I302]))-2*[.K302]*SIN(RADIANS([.J302]))+4*[.K302]*[.U302]*SIN(RADIANS([.J302]))*COS(2*RADIANS([.I302]))-0.5*[.U302]*[.U302]*SIN(4*RADIANS([.I302]))-1.25*[.K302]*[.K302]*SIN(2*RADIANS([.J302])))" office:value-type="float" office:value="16.2631255347406">
            <text:p>16.26</text:p>
          </table:table-cell>
          <table:table-cell table:formula="of:=DEGREES(ACOS(COS(RADIANS(90.833))/(COS(RADIANS([.$B$2]))*COS(RADIANS([.T302])))-TAN(RADIANS([.$B$2]))*TAN(RADIANS([.T302]))))" office:value-type="float" office:value="79.7219112341376">
            <text:p>79.72</text:p>
          </table:table-cell>
          <table:table-cell table:style-name="ce7" table:formula="of:=(720-4*[.$B$3]-[.V302]+[.$B$4]*60)/1440" office:value-type="float" office:value="0.488706162823097">
            <text:p>11:43:44</text:p>
          </table:table-cell>
          <table:table-cell table:style-name="ce7" table:formula="of:=([.X302]*1440-[.W302]*4)/1440" office:value-type="float" office:value="0.267256409394937">
            <text:p>6:24:51</text:p>
          </table:table-cell>
          <table:table-cell table:style-name="ce7" table:formula="of:=([.X302]*1440+[.W302]*4)/1440" office:value-type="float" office:value="0.710155916251257">
            <text:p>17:02:37</text:p>
          </table:table-cell>
          <table:table-cell table:formula="of:=8*[.W302]" office:value-type="float" office:value="637.775289873101">
            <text:p>637.78</text:p>
          </table:table-cell>
          <table:table-cell table:formula="of:=MOD([.E302]*1440+[.V302]+4*[.$B$3]-60*[.$B$4];1440)" office:value-type="float" office:value="736.263125534741">
            <text:p>736.26</text:p>
          </table:table-cell>
          <table:table-cell table:formula="of:=IF([.AB302]/4&lt;0;[.AB302]/4+180;[.AB302]/4-180)" office:value-type="float" office:value="4.06578138368513">
            <text:p>4.07</text:p>
          </table:table-cell>
          <table:table-cell table:formula="of:=DEGREES(ACOS(SIN(RADIANS([.$B$2]))*SIN(RADIANS([.T302]))+COS(RADIANS([.$B$2]))*COS(RADIANS([.T302]))*COS(RADIANS([.AC302]))))" office:value-type="float" office:value="53.4062187478097">
            <text:p>53.41</text:p>
          </table:table-cell>
          <table:table-cell table:formula="of:=90-[.AD302]" office:value-type="float" office:value="36.5937812521903">
            <text:p>36.59</text:p>
          </table:table-cell>
          <table:table-cell table:formula="of:=IF([.AE302]&gt;85;0;IF([.AE302]&gt;5;58.1/TAN(RADIANS([.AE302]))-0.07/POWER(TAN(RADIANS([.AE302]));3)+0.000086/POWER(TAN(RADIANS([.AE302]));5);IF([.AE302]&gt;-0.575;1735+[.AE302]*(-518.2+[.AE302]*(103.4+[.AE302]*(-12.79+[.AE302]*0.711)));-20.772/TAN(RADIANS([.AE302])))))/3600" office:value-type="float" office:value="0.0216885645629863">
            <text:p>0.02</text:p>
          </table:table-cell>
          <table:table-cell table:formula="of:=[.AE302]+[.AF302]" office:value-type="float" office:value="36.6154698167533">
            <text:p>36.62</text:p>
          </table:table-cell>
          <table:table-cell table:formula="of:=IF([.AC302]&gt;0;MOD(DEGREES(ACOS(((SIN(RADIANS([.$B$2]))*COS(RADIANS([.AD302])))-SIN(RADIANS([.T302])))/(COS(RADIANS([.$B$2]))*SIN(RADIANS([.AD302])))))+180;360);MOD(540-DEGREES(ACOS(((SIN(RADIANS([.$B$2]))*COS(RADIANS([.AD302])))-SIN(RADIANS([.T302])))/(COS(RADIANS([.$B$2]))*SIN(RADIANS([.AD302])))));360))" office:value-type="float" office:value="184.930673795684">
            <text:p>184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2]+1" office:value-type="date" office:date-value="2010-10-29">
            <text:p>10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3]+2415018.5+[.E303]-[.$B$4]/24" office:value-type="float" office:value="2455499.29166667">
            <text:p>2455499.29</text:p>
          </table:table-cell>
          <table:table-cell table:style-name="ce9" table:formula="of:=([.F303]-2451545)/36525" office:value-type="float" office:value="0.108262605521328">
            <text:p>0.10826261</text:p>
          </table:table-cell>
          <table:table-cell/>
          <table:table-cell table:formula="of:=MOD(280.46646+[.G303]*(36000.76983+[.G303]*0.0003032);360)" office:value-type="float" office:value="218.003606123166">
            <text:p>218</text:p>
          </table:table-cell>
          <table:table-cell table:formula="of:=357.52911+[.G303]*(35999.05029-0.0001537*[.G303])" office:value-type="float" office:value="4254.88008888724">
            <text:p>4254.88</text:p>
          </table:table-cell>
          <table:table-cell table:formula="of:=0.016708634-[.G303]*(0.000042037+0.0000001267*[.G303])" office:value-type="float" office:value="0.0167040814798274">
            <text:p>0.02</text:p>
          </table:table-cell>
          <table:table-cell table:formula="of:=SIN(RADIANS([.J303]))*(1.914602-[.G303]*(0.004817+0.000014*[.G303]))+SIN(RADIANS(2*[.J303]))*(0.019993-0.000101*[.G303])+SIN(RADIANS(3*[.J303]))*0.000289" office:value-type="float" office:value="-1.75161177098621">
            <text:p>-1.75</text:p>
          </table:table-cell>
          <table:table-cell table:formula="of:=[.I303]+[.L303]" office:value-type="float" office:value="216.25199435218">
            <text:p>216.25</text:p>
          </table:table-cell>
          <table:table-cell table:formula="of:=[.J303]+[.L303]" office:value-type="float" office:value="4253.12847711625">
            <text:p>4253.13</text:p>
          </table:table-cell>
          <table:table-cell table:formula="of:=(1.000001018*(1-[.K303]*[.K303]))/(1+[.K303]*COS(RADIANS([.N303])))" office:value-type="float" office:value="0.993205306232961">
            <text:p>0.99</text:p>
          </table:table-cell>
          <table:table-cell table:formula="of:=[.M303]-0.00569-0.00478*SIN(RADIANS(125.04-1934.136*[.G303]))" office:value-type="float" office:value="216.251061168079">
            <text:p>216.25</text:p>
          </table:table-cell>
          <table:table-cell table:formula="of:=23+(26+((21.448-[.G303]*(46.815+[.G303]*(0.00059-[.G303]*0.001813))))/60)/60" office:value-type="float" office:value="23.4378832448633">
            <text:p>23.44</text:p>
          </table:table-cell>
          <table:table-cell table:formula="of:=[.Q303]+0.00256*COS(RADIANS(125.04-1934.136*[.G303]))" office:value-type="float" office:value="23.4381350756941">
            <text:p>23.44</text:p>
          </table:table-cell>
          <table:table-cell table:formula="of:=DEGREES(ATAN2(COS(RADIANS([.P303]));COS(RADIANS([.R303]))*SIN(RADIANS([.P303]))))" office:value-type="float" office:value="-146.069002625973">
            <text:p>-146.07</text:p>
          </table:table-cell>
          <table:table-cell table:formula="of:=DEGREES(ASIN(SIN(RADIANS([.R303]))*SIN(RADIANS([.P303]))))" office:value-type="float" office:value="-13.6036755833289">
            <text:p>-13.6</text:p>
          </table:table-cell>
          <table:table-cell table:formula="of:=TAN(RADIANS([.R303]/2))*TAN(RADIANS([.R303]/2))" office:value-type="float" office:value="0.0430301636745655">
            <text:p>0.04</text:p>
          </table:table-cell>
          <table:table-cell table:formula="of:=4*DEGREES([.U303]*SIN(2*RADIANS([.I303]))-2*[.K303]*SIN(RADIANS([.J303]))+4*[.K303]*[.U303]*SIN(RADIANS([.J303]))*COS(2*RADIANS([.I303]))-0.5*[.U303]*[.U303]*SIN(4*RADIANS([.I303]))-1.25*[.K303]*[.K303]*SIN(2*RADIANS([.J303])))" office:value-type="float" office:value="16.3320441700013">
            <text:p>16.33</text:p>
          </table:table-cell>
          <table:table-cell table:formula="of:=DEGREES(ACOS(COS(RADIANS(90.833))/(COS(RADIANS([.$B$2]))*COS(RADIANS([.T303])))-TAN(RADIANS([.$B$2]))*TAN(RADIANS([.T303]))))" office:value-type="float" office:value="79.4245219730545">
            <text:p>79.42</text:p>
          </table:table-cell>
          <table:table-cell table:style-name="ce7" table:formula="of:=(720-4*[.$B$3]-[.V303]+[.$B$4]*60)/1440" office:value-type="float" office:value="0.488658302659721">
            <text:p>11:43:40</text:p>
          </table:table-cell>
          <table:table-cell table:style-name="ce7" table:formula="of:=([.X303]*1440-[.W303]*4)/1440" office:value-type="float" office:value="0.268034630512348">
            <text:p>6:25:58</text:p>
          </table:table-cell>
          <table:table-cell table:style-name="ce7" table:formula="of:=([.X303]*1440+[.W303]*4)/1440" office:value-type="float" office:value="0.709281974807095">
            <text:p>17:01:22</text:p>
          </table:table-cell>
          <table:table-cell table:formula="of:=8*[.W303]" office:value-type="float" office:value="635.396175784436">
            <text:p>635.4</text:p>
          </table:table-cell>
          <table:table-cell table:formula="of:=MOD([.E303]*1440+[.V303]+4*[.$B$3]-60*[.$B$4];1440)" office:value-type="float" office:value="736.332044170001">
            <text:p>736.33</text:p>
          </table:table-cell>
          <table:table-cell table:formula="of:=IF([.AB303]/4&lt;0;[.AB303]/4+180;[.AB303]/4-180)" office:value-type="float" office:value="4.08301104250032">
            <text:p>4.08</text:p>
          </table:table-cell>
          <table:table-cell table:formula="of:=DEGREES(ACOS(SIN(RADIANS([.$B$2]))*SIN(RADIANS([.T303]))+COS(RADIANS([.$B$2]))*COS(RADIANS([.T303]))*COS(RADIANS([.AC303]))))" office:value-type="float" office:value="53.7380716978634">
            <text:p>53.74</text:p>
          </table:table-cell>
          <table:table-cell table:formula="of:=90-[.AD303]" office:value-type="float" office:value="36.2619283021366">
            <text:p>36.26</text:p>
          </table:table-cell>
          <table:table-cell table:formula="of:=IF([.AE303]&gt;85;0;IF([.AE303]&gt;5;58.1/TAN(RADIANS([.AE303]))-0.07/POWER(TAN(RADIANS([.AE303]));3)+0.000086/POWER(TAN(RADIANS([.AE303]));5);IF([.AE303]&gt;-0.575;1735+[.AE303]*(-518.2+[.AE303]*(103.4+[.AE303]*(-12.79+[.AE303]*0.711)));-20.772/TAN(RADIANS([.AE303])))))/3600" office:value-type="float" office:value="0.0219519116354541">
            <text:p>0.02</text:p>
          </table:table-cell>
          <table:table-cell table:formula="of:=[.AE303]+[.AF303]" office:value-type="float" office:value="36.283880213772">
            <text:p>36.28</text:p>
          </table:table-cell>
          <table:table-cell table:formula="of:=IF([.AC303]&gt;0;MOD(DEGREES(ACOS(((SIN(RADIANS([.$B$2]))*COS(RADIANS([.AD303])))-SIN(RADIANS([.T303])))/(COS(RADIANS([.$B$2]))*SIN(RADIANS([.AD303])))))+180;360);MOD(540-DEGREES(ACOS(((SIN(RADIANS([.$B$2]))*COS(RADIANS([.AD303])))-SIN(RADIANS([.T303])))/(COS(RADIANS([.$B$2]))*SIN(RADIANS([.AD303])))));360))" office:value-type="float" office:value="184.923584743467">
            <text:p>184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3]+1" office:value-type="date" office:date-value="2010-10-30">
            <text:p>10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4]+2415018.5+[.E304]-[.$B$4]/24" office:value-type="float" office:value="2455500.29166667">
            <text:p>2455500.29</text:p>
          </table:table-cell>
          <table:table-cell table:style-name="ce9" table:formula="of:=([.F304]-2451545)/36525" office:value-type="float" office:value="0.1082899840292">
            <text:p>0.10828998</text:p>
          </table:table-cell>
          <table:table-cell/>
          <table:table-cell table:formula="of:=MOD(280.46646+[.G304]*(36000.76983+[.G304]*0.0003032);360)" office:value-type="float" office:value="218.989253485128">
            <text:p>218.99</text:p>
          </table:table-cell>
          <table:table-cell table:formula="of:=357.52911+[.G304]*(35999.05029-0.0001537*[.G304])" office:value-type="float" office:value="4255.86568916805">
            <text:p>4255.87</text:p>
          </table:table-cell>
          <table:table-cell table:formula="of:=0.016708634-[.G304]*(0.000042037+0.0000001267*[.G304])" office:value-type="float" office:value="0.0167040803281659">
            <text:p>0.02</text:p>
          </table:table-cell>
          <table:table-cell table:formula="of:=SIN(RADIANS([.J304]))*(1.914602-[.G304]*(0.004817+0.000014*[.G304]))+SIN(RADIANS(2*[.J304]))*(0.019993-0.000101*[.G304])+SIN(RADIANS(3*[.J304]))*0.000289" office:value-type="float" office:value="-1.73795225695815">
            <text:p>-1.74</text:p>
          </table:table-cell>
          <table:table-cell table:formula="of:=[.I304]+[.L304]" office:value-type="float" office:value="217.25130122817">
            <text:p>217.25</text:p>
          </table:table-cell>
          <table:table-cell table:formula="of:=[.J304]+[.L304]" office:value-type="float" office:value="4254.1277369111">
            <text:p>4254.13</text:p>
          </table:table-cell>
          <table:table-cell table:formula="of:=(1.000001018*(1-[.K304]*[.K304]))/(1+[.K304]*COS(RADIANS([.N304])))" office:value-type="float" office:value="0.992942018879043">
            <text:p>0.99</text:p>
          </table:table-cell>
          <table:table-cell table:formula="of:=[.M304]-0.00569-0.00478*SIN(RADIANS(125.04-1934.136*[.G304]))" office:value-type="float" office:value="217.250368476618">
            <text:p>217.25</text:p>
          </table:table-cell>
          <table:table-cell table:formula="of:=23+(26+((21.448-[.G304]*(46.815+[.G304]*(0.00059-[.G304]*0.001813))))/60)/60" office:value-type="float" office:value="23.4378828888281">
            <text:p>23.44</text:p>
          </table:table-cell>
          <table:table-cell table:formula="of:=[.Q304]+0.00256*COS(RADIANS(125.04-1934.136*[.G304]))" office:value-type="float" office:value="23.4381323650308">
            <text:p>23.44</text:p>
          </table:table-cell>
          <table:table-cell table:formula="of:=DEGREES(ATAN2(COS(RADIANS([.P304]));COS(RADIANS([.R304]))*SIN(RADIANS([.P304]))))" office:value-type="float" office:value="-145.097096550201">
            <text:p>-145.1</text:p>
          </table:table-cell>
          <table:table-cell table:formula="of:=DEGREES(ASIN(SIN(RADIANS([.R304]))*SIN(RADIANS([.P304]))))" office:value-type="float" office:value="-13.9315732308257">
            <text:p>-13.93</text:p>
          </table:table-cell>
          <table:table-cell table:formula="of:=TAN(RADIANS([.R304]/2))*TAN(RADIANS([.R304]/2))" office:value-type="float" office:value="0.0430301534384238">
            <text:p>0.04</text:p>
          </table:table-cell>
          <table:table-cell table:formula="of:=4*DEGREES([.U304]*SIN(2*RADIANS([.I304]))-2*[.K304]*SIN(RADIANS([.J304]))+4*[.K304]*[.U304]*SIN(RADIANS([.J304]))*COS(2*RADIANS([.I304]))-0.5*[.U304]*[.U304]*SIN(4*RADIANS([.I304]))-1.25*[.K304]*[.K304]*SIN(2*RADIANS([.J304])))" office:value-type="float" office:value="16.3878756478807">
            <text:p>16.39</text:p>
          </table:table-cell>
          <table:table-cell table:formula="of:=DEGREES(ACOS(COS(RADIANS(90.833))/(COS(RADIANS([.$B$2]))*COS(RADIANS([.T304])))-TAN(RADIANS([.$B$2]))*TAN(RADIANS([.T304]))))" office:value-type="float" office:value="79.1292776859517">
            <text:p>79.13</text:p>
          </table:table-cell>
          <table:table-cell table:style-name="ce7" table:formula="of:=(720-4*[.$B$3]-[.V304]+[.$B$4]*60)/1440" office:value-type="float" office:value="0.488619530800083">
            <text:p>11:43:37</text:p>
          </table:table-cell>
          <table:table-cell table:style-name="ce7" table:formula="of:=([.X304]*1440-[.W304]*4)/1440" office:value-type="float" office:value="0.268815981672439">
            <text:p>6:27:06</text:p>
          </table:table-cell>
          <table:table-cell table:style-name="ce7" table:formula="of:=([.X304]*1440+[.W304]*4)/1440" office:value-type="float" office:value="0.708423079927726">
            <text:p>17:00:08</text:p>
          </table:table-cell>
          <table:table-cell table:formula="of:=8*[.W304]" office:value-type="float" office:value="633.034221487613">
            <text:p>633.03</text:p>
          </table:table-cell>
          <table:table-cell table:formula="of:=MOD([.E304]*1440+[.V304]+4*[.$B$3]-60*[.$B$4];1440)" office:value-type="float" office:value="736.387875647881">
            <text:p>736.39</text:p>
          </table:table-cell>
          <table:table-cell table:formula="of:=IF([.AB304]/4&lt;0;[.AB304]/4+180;[.AB304]/4-180)" office:value-type="float" office:value="4.09696891197018">
            <text:p>4.1</text:p>
          </table:table-cell>
          <table:table-cell table:formula="of:=DEGREES(ACOS(SIN(RADIANS([.$B$2]))*SIN(RADIANS([.T304]))+COS(RADIANS([.$B$2]))*COS(RADIANS([.T304]))*COS(RADIANS([.AC304]))))" office:value-type="float" office:value="54.0661355588186">
            <text:p>54.07</text:p>
          </table:table-cell>
          <table:table-cell table:formula="of:=90-[.AD304]" office:value-type="float" office:value="35.9338644411814">
            <text:p>35.93</text:p>
          </table:table-cell>
          <table:table-cell table:formula="of:=IF([.AE304]&gt;85;0;IF([.AE304]&gt;5;58.1/TAN(RADIANS([.AE304]))-0.07/POWER(TAN(RADIANS([.AE304]));3)+0.000086/POWER(TAN(RADIANS([.AE304]));5);IF([.AE304]&gt;-0.575;1735+[.AE304]*(-518.2+[.AE304]*(103.4+[.AE304]*(-12.79+[.AE304]*0.711)));-20.772/TAN(RADIANS([.AE304])))))/3600" office:value-type="float" office:value="0.0222163287845578">
            <text:p>0.02</text:p>
          </table:table-cell>
          <table:table-cell table:formula="of:=[.AE304]+[.AF304]" office:value-type="float" office:value="35.956080769966">
            <text:p>35.96</text:p>
          </table:table-cell>
          <table:table-cell table:formula="of:=IF([.AC304]&gt;0;MOD(DEGREES(ACOS(((SIN(RADIANS([.$B$2]))*COS(RADIANS([.AD304])))-SIN(RADIANS([.T304])))/(COS(RADIANS([.$B$2]))*SIN(RADIANS([.AD304])))))+180;360);MOD(540-DEGREES(ACOS(((SIN(RADIANS([.$B$2]))*COS(RADIANS([.AD304])))-SIN(RADIANS([.T304])))/(COS(RADIANS([.$B$2]))*SIN(RADIANS([.AD304])))));360))" office:value-type="float" office:value="184.912884041013">
            <text:p>184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4]+1" office:value-type="date" office:date-value="2010-10-31">
            <text:p>10/3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5]+2415018.5+[.E305]-[.$B$4]/24" office:value-type="float" office:value="2455501.29166667">
            <text:p>2455501.29</text:p>
          </table:table-cell>
          <table:table-cell table:style-name="ce9" table:formula="of:=([.F305]-2451545)/36525" office:value-type="float" office:value="0.108317362537071">
            <text:p>0.10831736</text:p>
          </table:table-cell>
          <table:table-cell/>
          <table:table-cell table:formula="of:=MOD(280.46646+[.G305]*(36000.76983+[.G305]*0.0003032);360)" office:value-type="float" office:value="219.974900847091">
            <text:p>219.97</text:p>
          </table:table-cell>
          <table:table-cell table:formula="of:=357.52911+[.G305]*(35999.05029-0.0001537*[.G305])" office:value-type="float" office:value="4256.85128944887">
            <text:p>4256.85</text:p>
          </table:table-cell>
          <table:table-cell table:formula="of:=0.016708634-[.G305]*(0.000042037+0.0000001267*[.G305])" office:value-type="float" office:value="0.0167040791765041">
            <text:p>0.02</text:p>
          </table:table-cell>
          <table:table-cell table:formula="of:=SIN(RADIANS([.J305]))*(1.914602-[.G305]*(0.004817+0.000014*[.G305]))+SIN(RADIANS(2*[.J305]))*(0.019993-0.000101*[.G305])+SIN(RADIANS(3*[.J305]))*0.000289" office:value-type="float" office:value="-1.72376470570925">
            <text:p>-1.72</text:p>
          </table:table-cell>
          <table:table-cell table:formula="of:=[.I305]+[.L305]" office:value-type="float" office:value="218.251136141382">
            <text:p>218.25</text:p>
          </table:table-cell>
          <table:table-cell table:formula="of:=[.J305]+[.L305]" office:value-type="float" office:value="4255.12752474316">
            <text:p>4255.13</text:p>
          </table:table-cell>
          <table:table-cell table:formula="of:=(1.000001018*(1-[.K305]*[.K305]))/(1+[.K305]*COS(RADIANS([.N305])))" office:value-type="float" office:value="0.992680780853833">
            <text:p>0.99</text:p>
          </table:table-cell>
          <table:table-cell table:formula="of:=[.M305]-0.00569-0.00478*SIN(RADIANS(125.04-1934.136*[.G305]))" office:value-type="float" office:value="218.250203818316">
            <text:p>218.25</text:p>
          </table:table-cell>
          <table:table-cell table:formula="of:=23+(26+((21.448-[.G305]*(46.815+[.G305]*(0.00059-[.G305]*0.001813))))/60)/60" office:value-type="float" office:value="23.4378825327929">
            <text:p>23.44</text:p>
          </table:table-cell>
          <table:table-cell table:formula="of:=[.Q305]+0.00256*COS(RADIANS(125.04-1934.136*[.G305]))" office:value-type="float" office:value="23.4381296541543">
            <text:p>23.44</text:p>
          </table:table-cell>
          <table:table-cell table:formula="of:=DEGREES(ATAN2(COS(RADIANS([.P305]));COS(RADIANS([.R305]))*SIN(RADIANS([.P305]))))" office:value-type="float" office:value="-144.121927717525">
            <text:p>-144.12</text:p>
          </table:table-cell>
          <table:table-cell table:formula="of:=DEGREES(ASIN(SIN(RADIANS([.R305]))*SIN(RADIANS([.P305]))))" office:value-type="float" office:value="-14.2557776056491">
            <text:p>-14.26</text:p>
          </table:table-cell>
          <table:table-cell table:formula="of:=TAN(RADIANS([.R305]/2))*TAN(RADIANS([.R305]/2))" office:value-type="float" office:value="0.0430301432014786">
            <text:p>0.04</text:p>
          </table:table-cell>
          <table:table-cell table:formula="of:=4*DEGREES([.U305]*SIN(2*RADIANS([.I305]))-2*[.K305]*SIN(RADIANS([.J305]))+4*[.K305]*[.U305]*SIN(RADIANS([.J305]))*COS(2*RADIANS([.I305]))-0.5*[.U305]*[.U305]*SIN(4*RADIANS([.I305]))-1.25*[.K305]*[.K305]*SIN(2*RADIANS([.J305])))" office:value-type="float" office:value="16.430436606449">
            <text:p>16.43</text:p>
          </table:table-cell>
          <table:table-cell table:formula="of:=DEGREES(ACOS(COS(RADIANS(90.833))/(COS(RADIANS([.$B$2]))*COS(RADIANS([.T305])))-TAN(RADIANS([.$B$2]))*TAN(RADIANS([.T305]))))" office:value-type="float" office:value="78.8362817163207">
            <text:p>78.84</text:p>
          </table:table-cell>
          <table:table-cell table:style-name="ce7" table:formula="of:=(720-4*[.$B$3]-[.V305]+[.$B$4]*60)/1440" office:value-type="float" office:value="0.488589974578855">
            <text:p>11:43:34</text:p>
          </table:table-cell>
          <table:table-cell table:style-name="ce7" table:formula="of:=([.X305]*1440-[.W305]*4)/1440" office:value-type="float" office:value="0.269600303144631">
            <text:p>6:28:13</text:p>
          </table:table-cell>
          <table:table-cell table:style-name="ce7" table:formula="of:=([.X305]*1440+[.W305]*4)/1440" office:value-type="float" office:value="0.707579646013079">
            <text:p>16:58:55</text:p>
          </table:table-cell>
          <table:table-cell table:formula="of:=8*[.W305]" office:value-type="float" office:value="630.690253730566">
            <text:p>630.69</text:p>
          </table:table-cell>
          <table:table-cell table:formula="of:=MOD([.E305]*1440+[.V305]+4*[.$B$3]-60*[.$B$4];1440)" office:value-type="float" office:value="736.430436606449">
            <text:p>736.43</text:p>
          </table:table-cell>
          <table:table-cell table:formula="of:=IF([.AB305]/4&lt;0;[.AB305]/4+180;[.AB305]/4-180)" office:value-type="float" office:value="4.10760915161225">
            <text:p>4.11</text:p>
          </table:table-cell>
          <table:table-cell table:formula="of:=DEGREES(ACOS(SIN(RADIANS([.$B$2]))*SIN(RADIANS([.T305]))+COS(RADIANS([.$B$2]))*COS(RADIANS([.T305]))*COS(RADIANS([.AC305]))))" office:value-type="float" office:value="54.390296612898">
            <text:p>54.39</text:p>
          </table:table-cell>
          <table:table-cell table:formula="of:=90-[.AD305]" office:value-type="float" office:value="35.609703387102">
            <text:p>35.61</text:p>
          </table:table-cell>
          <table:table-cell table:formula="of:=IF([.AE305]&gt;85;0;IF([.AE305]&gt;5;58.1/TAN(RADIANS([.AE305]))-0.07/POWER(TAN(RADIANS([.AE305]));3)+0.000086/POWER(TAN(RADIANS([.AE305]));5);IF([.AE305]&gt;-0.575;1735+[.AE305]*(-518.2+[.AE305]*(103.4+[.AE305]*(-12.79+[.AE305]*0.711)));-20.772/TAN(RADIANS([.AE305])))))/3600" office:value-type="float" office:value="0.0224816924123238">
            <text:p>0.02</text:p>
          </table:table-cell>
          <table:table-cell table:formula="of:=[.AE305]+[.AF305]" office:value-type="float" office:value="35.6321850795143">
            <text:p>35.63</text:p>
          </table:table-cell>
          <table:table-cell table:formula="of:=IF([.AC305]&gt;0;MOD(DEGREES(ACOS(((SIN(RADIANS([.$B$2]))*COS(RADIANS([.AD305])))-SIN(RADIANS([.T305])))/(COS(RADIANS([.$B$2]))*SIN(RADIANS([.AD305])))))+180;360);MOD(540-DEGREES(ACOS(((SIN(RADIANS([.$B$2]))*COS(RADIANS([.AD305])))-SIN(RADIANS([.T305])))/(COS(RADIANS([.$B$2]))*SIN(RADIANS([.AD305])))));360))" office:value-type="float" office:value="184.898585332586">
            <text:p>184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5]+1" office:value-type="date" office:date-value="2010-11-01">
            <text:p>11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6]+2415018.5+[.E306]-[.$B$4]/24" office:value-type="float" office:value="2455502.29166667">
            <text:p>2455502.29</text:p>
          </table:table-cell>
          <table:table-cell table:style-name="ce9" table:formula="of:=([.F306]-2451545)/36525" office:value-type="float" office:value="0.108344741044942">
            <text:p>0.10834474</text:p>
          </table:table-cell>
          <table:table-cell/>
          <table:table-cell table:formula="of:=MOD(280.46646+[.G306]*(36000.76983+[.G306]*0.0003032);360)" office:value-type="float" office:value="220.960548209053">
            <text:p>220.96</text:p>
          </table:table-cell>
          <table:table-cell table:formula="of:=357.52911+[.G306]*(35999.05029-0.0001537*[.G306])" office:value-type="float" office:value="4257.83688972968">
            <text:p>4257.84</text:p>
          </table:table-cell>
          <table:table-cell table:formula="of:=0.016708634-[.G306]*(0.000042037+0.0000001267*[.G306])" office:value-type="float" office:value="0.0167040780248422">
            <text:p>0.02</text:p>
          </table:table-cell>
          <table:table-cell table:formula="of:=SIN(RADIANS([.J306]))*(1.914602-[.G306]*(0.004817+0.000014*[.G306]))+SIN(RADIANS(2*[.J306]))*(0.019993-0.000101*[.G306])+SIN(RADIANS(3*[.J306]))*0.000289" office:value-type="float" office:value="-1.70905291115405">
            <text:p>-1.71</text:p>
          </table:table-cell>
          <table:table-cell table:formula="of:=[.I306]+[.L306]" office:value-type="float" office:value="219.251495297899">
            <text:p>219.25</text:p>
          </table:table-cell>
          <table:table-cell table:formula="of:=[.J306]+[.L306]" office:value-type="float" office:value="4256.12783681853">
            <text:p>4256.13</text:p>
          </table:table-cell>
          <table:table-cell table:formula="of:=(1.000001018*(1-[.K306]*[.K306]))/(1+[.K306]*COS(RADIANS([.N306])))" office:value-type="float" office:value="0.992421672798527">
            <text:p>0.99</text:p>
          </table:table-cell>
          <table:table-cell table:formula="of:=[.M306]-0.00569-0.00478*SIN(RADIANS(125.04-1934.136*[.G306]))" office:value-type="float" office:value="219.250563399256">
            <text:p>219.25</text:p>
          </table:table-cell>
          <table:table-cell table:formula="of:=23+(26+((21.448-[.G306]*(46.815+[.G306]*(0.00059-[.G306]*0.001813))))/60)/60" office:value-type="float" office:value="23.4378821767578">
            <text:p>23.44</text:p>
          </table:table-cell>
          <table:table-cell table:formula="of:=[.Q306]+0.00256*COS(RADIANS(125.04-1934.136*[.G306]))" office:value-type="float" office:value="23.4381269430668">
            <text:p>23.44</text:p>
          </table:table-cell>
          <table:table-cell table:formula="of:=DEGREES(ATAN2(COS(RADIANS([.P306]));COS(RADIANS([.R306]))*SIN(RADIANS([.P306]))))" office:value-type="float" office:value="-143.143454714337">
            <text:p>-143.14</text:p>
          </table:table-cell>
          <table:table-cell table:formula="of:=DEGREES(ASIN(SIN(RADIANS([.R306]))*SIN(RADIANS([.P306]))))" office:value-type="float" office:value="-14.5761762412617">
            <text:p>-14.58</text:p>
          </table:table-cell>
          <table:table-cell table:formula="of:=TAN(RADIANS([.R306]/2))*TAN(RADIANS([.R306]/2))" office:value-type="float" office:value="0.0430301329637377">
            <text:p>0.04</text:p>
          </table:table-cell>
          <table:table-cell table:formula="of:=4*DEGREES([.U306]*SIN(2*RADIANS([.I306]))-2*[.K306]*SIN(RADIANS([.J306]))+4*[.K306]*[.U306]*SIN(RADIANS([.J306]))*COS(2*RADIANS([.I306]))-0.5*[.U306]*[.U306]*SIN(4*RADIANS([.I306]))-1.25*[.K306]*[.K306]*SIN(2*RADIANS([.J306])))" office:value-type="float" office:value="16.4595564929274">
            <text:p>16.46</text:p>
          </table:table-cell>
          <table:table-cell table:formula="of:=DEGREES(ACOS(COS(RADIANS(90.833))/(COS(RADIANS([.$B$2]))*COS(RADIANS([.T306])))-TAN(RADIANS([.$B$2]))*TAN(RADIANS([.T306]))))" office:value-type="float" office:value="78.5456403812318">
            <text:p>78.55</text:p>
          </table:table-cell>
          <table:table-cell table:style-name="ce7" table:formula="of:=(720-4*[.$B$3]-[.V306]+[.$B$4]*60)/1440" office:value-type="float" office:value="0.488569752435467">
            <text:p>11:43:32</text:p>
          </table:table-cell>
          <table:table-cell table:style-name="ce7" table:formula="of:=([.X306]*1440-[.W306]*4)/1440" office:value-type="float" office:value="0.270387418043157">
            <text:p>6:29:21</text:p>
          </table:table-cell>
          <table:table-cell table:style-name="ce7" table:formula="of:=([.X306]*1440+[.W306]*4)/1440" office:value-type="float" office:value="0.706752086827778">
            <text:p>16:57:43</text:p>
          </table:table-cell>
          <table:table-cell table:formula="of:=8*[.W306]" office:value-type="float" office:value="628.365123049854">
            <text:p>628.37</text:p>
          </table:table-cell>
          <table:table-cell table:formula="of:=MOD([.E306]*1440+[.V306]+4*[.$B$3]-60*[.$B$4];1440)" office:value-type="float" office:value="736.459556492927">
            <text:p>736.46</text:p>
          </table:table-cell>
          <table:table-cell table:formula="of:=IF([.AB306]/4&lt;0;[.AB306]/4+180;[.AB306]/4-180)" office:value-type="float" office:value="4.11488912323185">
            <text:p>4.11</text:p>
          </table:table-cell>
          <table:table-cell table:formula="of:=DEGREES(ACOS(SIN(RADIANS([.$B$2]))*SIN(RADIANS([.T306]))+COS(RADIANS([.$B$2]))*COS(RADIANS([.T306]))*COS(RADIANS([.AC306]))))" office:value-type="float" office:value="54.7104416318907">
            <text:p>54.71</text:p>
          </table:table-cell>
          <table:table-cell table:formula="of:=90-[.AD306]" office:value-type="float" office:value="35.2895583681093">
            <text:p>35.29</text:p>
          </table:table-cell>
          <table:table-cell table:formula="of:=IF([.AE306]&gt;85;0;IF([.AE306]&gt;5;58.1/TAN(RADIANS([.AE306]))-0.07/POWER(TAN(RADIANS([.AE306]));3)+0.000086/POWER(TAN(RADIANS([.AE306]));5);IF([.AE306]&gt;-0.575;1735+[.AE306]*(-518.2+[.AE306]*(103.4+[.AE306]*(-12.79+[.AE306]*0.711)));-20.772/TAN(RADIANS([.AE306])))))/3600" office:value-type="float" office:value="0.0227478712729327">
            <text:p>0.02</text:p>
          </table:table-cell>
          <table:table-cell table:formula="of:=[.AE306]+[.AF306]" office:value-type="float" office:value="35.3123062393822">
            <text:p>35.31</text:p>
          </table:table-cell>
          <table:table-cell table:formula="of:=IF([.AC306]&gt;0;MOD(DEGREES(ACOS(((SIN(RADIANS([.$B$2]))*COS(RADIANS([.AD306])))-SIN(RADIANS([.T306])))/(COS(RADIANS([.$B$2]))*SIN(RADIANS([.AD306])))))+180;360);MOD(540-DEGREES(ACOS(((SIN(RADIANS([.$B$2]))*COS(RADIANS([.AD306])))-SIN(RADIANS([.T306])))/(COS(RADIANS([.$B$2]))*SIN(RADIANS([.AD306])))));360))" office:value-type="float" office:value="184.880704790795">
            <text:p>184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6]+1" office:value-type="date" office:date-value="2010-11-02">
            <text:p>11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7]+2415018.5+[.E307]-[.$B$4]/24" office:value-type="float" office:value="2455503.29166667">
            <text:p>2455503.29</text:p>
          </table:table-cell>
          <table:table-cell table:style-name="ce9" table:formula="of:=([.F307]-2451545)/36525" office:value-type="float" office:value="0.108372119552813">
            <text:p>0.10837212</text:p>
          </table:table-cell>
          <table:table-cell/>
          <table:table-cell table:formula="of:=MOD(280.46646+[.G307]*(36000.76983+[.G307]*0.0003032);360)" office:value-type="float" office:value="221.946195571017">
            <text:p>221.95</text:p>
          </table:table-cell>
          <table:table-cell table:formula="of:=357.52911+[.G307]*(35999.05029-0.0001537*[.G307])" office:value-type="float" office:value="4258.82249001049">
            <text:p>4258.82</text:p>
          </table:table-cell>
          <table:table-cell table:formula="of:=0.016708634-[.G307]*(0.000042037+0.0000001267*[.G307])" office:value-type="float" office:value="0.0167040768731801">
            <text:p>0.02</text:p>
          </table:table-cell>
          <table:table-cell table:formula="of:=SIN(RADIANS([.J307]))*(1.914602-[.G307]*(0.004817+0.000014*[.G307]))+SIN(RADIANS(2*[.J307]))*(0.019993-0.000101*[.G307])+SIN(RADIANS(3*[.J307]))*0.000289" office:value-type="float" office:value="-1.6938208389497">
            <text:p>-1.69</text:p>
          </table:table-cell>
          <table:table-cell table:formula="of:=[.I307]+[.L307]" office:value-type="float" office:value="220.252374732067">
            <text:p>220.25</text:p>
          </table:table-cell>
          <table:table-cell table:formula="of:=[.J307]+[.L307]" office:value-type="float" office:value="4257.12866917154">
            <text:p>4257.13</text:p>
          </table:table-cell>
          <table:table-cell table:formula="of:=(1.000001018*(1-[.K307]*[.K307]))/(1+[.K307]*COS(RADIANS([.N307])))" office:value-type="float" office:value="0.992164774821835">
            <text:p>0.99</text:p>
          </table:table-cell>
          <table:table-cell table:formula="of:=[.M307]-0.00569-0.00478*SIN(RADIANS(125.04-1934.136*[.G307]))" office:value-type="float" office:value="220.251443253782">
            <text:p>220.25</text:p>
          </table:table-cell>
          <table:table-cell table:formula="of:=23+(26+((21.448-[.G307]*(46.815+[.G307]*(0.00059-[.G307]*0.001813))))/60)/60" office:value-type="float" office:value="23.4378818207226">
            <text:p>23.44</text:p>
          </table:table-cell>
          <table:table-cell table:formula="of:=[.Q307]+0.00256*COS(RADIANS(125.04-1934.136*[.G307]))" office:value-type="float" office:value="23.4381242317702">
            <text:p>23.44</text:p>
          </table:table-cell>
          <table:table-cell table:formula="of:=DEGREES(ATAN2(COS(RADIANS([.P307]));COS(RADIANS([.R307]))*SIN(RADIANS([.P307]))))" office:value-type="float" office:value="-142.161639076856">
            <text:p>-142.16</text:p>
          </table:table-cell>
          <table:table-cell table:formula="of:=DEGREES(ASIN(SIN(RADIANS([.R307]))*SIN(RADIANS([.P307]))))" office:value-type="float" office:value="-14.8926565360188">
            <text:p>-14.89</text:p>
          </table:table-cell>
          <table:table-cell table:formula="of:=TAN(RADIANS([.R307]/2))*TAN(RADIANS([.R307]/2))" office:value-type="float" office:value="0.0430301227252085">
            <text:p>0.04</text:p>
          </table:table-cell>
          <table:table-cell table:formula="of:=4*DEGREES([.U307]*SIN(2*RADIANS([.I307]))-2*[.K307]*SIN(RADIANS([.J307]))+4*[.K307]*[.U307]*SIN(RADIANS([.J307]))*COS(2*RADIANS([.I307]))-0.5*[.U307]*[.U307]*SIN(4*RADIANS([.I307]))-1.25*[.K307]*[.K307]*SIN(2*RADIANS([.J307])))" office:value-type="float" office:value="16.4750780715748">
            <text:p>16.48</text:p>
          </table:table-cell>
          <table:table-cell table:formula="of:=DEGREES(ACOS(COS(RADIANS(90.833))/(COS(RADIANS([.$B$2]))*COS(RADIANS([.T307])))-TAN(RADIANS([.$B$2]))*TAN(RADIANS([.T307]))))" office:value-type="float" office:value="78.2574629761788">
            <text:p>78.26</text:p>
          </table:table-cell>
          <table:table-cell table:style-name="ce7" table:formula="of:=(720-4*[.$B$3]-[.V307]+[.$B$4]*60)/1440" office:value-type="float" office:value="0.488558973561406">
            <text:p>11:43:31</text:p>
          </table:table-cell>
          <table:table-cell table:style-name="ce7" table:formula="of:=([.X307]*1440-[.W307]*4)/1440" office:value-type="float" office:value="0.27117713196091">
            <text:p>6:30:30</text:p>
          </table:table-cell>
          <table:table-cell table:style-name="ce7" table:formula="of:=([.X307]*1440+[.W307]*4)/1440" office:value-type="float" office:value="0.705940815161903">
            <text:p>16:56:33</text:p>
          </table:table-cell>
          <table:table-cell table:formula="of:=8*[.W307]" office:value-type="float" office:value="626.059703809431">
            <text:p>626.06</text:p>
          </table:table-cell>
          <table:table-cell table:formula="of:=MOD([.E307]*1440+[.V307]+4*[.$B$3]-60*[.$B$4];1440)" office:value-type="float" office:value="736.475078071575">
            <text:p>736.48</text:p>
          </table:table-cell>
          <table:table-cell table:formula="of:=IF([.AB307]/4&lt;0;[.AB307]/4+180;[.AB307]/4-180)" office:value-type="float" office:value="4.1187695178937">
            <text:p>4.12</text:p>
          </table:table-cell>
          <table:table-cell table:formula="of:=DEGREES(ACOS(SIN(RADIANS([.$B$2]))*SIN(RADIANS([.T307]))+COS(RADIANS([.$B$2]))*COS(RADIANS([.T307]))*COS(RADIANS([.AC307]))))" office:value-type="float" office:value="55.0264579355985">
            <text:p>55.03</text:p>
          </table:table-cell>
          <table:table-cell table:formula="of:=90-[.AD307]" office:value-type="float" office:value="34.9735420644015">
            <text:p>34.97</text:p>
          </table:table-cell>
          <table:table-cell table:formula="of:=IF([.AE307]&gt;85;0;IF([.AE307]&gt;5;58.1/TAN(RADIANS([.AE307]))-0.07/POWER(TAN(RADIANS([.AE307]));3)+0.000086/POWER(TAN(RADIANS([.AE307]));5);IF([.AE307]&gt;-0.575;1735+[.AE307]*(-518.2+[.AE307]*(103.4+[.AE307]*(-12.79+[.AE307]*0.711)));-20.772/TAN(RADIANS([.AE307])))))/3600" office:value-type="float" office:value="0.0230147262785224">
            <text:p>0.02</text:p>
          </table:table-cell>
          <table:table-cell table:formula="of:=[.AE307]+[.AF307]" office:value-type="float" office:value="34.9965567906801">
            <text:p>35</text:p>
          </table:table-cell>
          <table:table-cell table:formula="of:=IF([.AC307]&gt;0;MOD(DEGREES(ACOS(((SIN(RADIANS([.$B$2]))*COS(RADIANS([.AD307])))-SIN(RADIANS([.T307])))/(COS(RADIANS([.$B$2]))*SIN(RADIANS([.AD307])))))+180;360);MOD(540-DEGREES(ACOS(((SIN(RADIANS([.$B$2]))*COS(RADIANS([.AD307])))-SIN(RADIANS([.T307])))/(COS(RADIANS([.$B$2]))*SIN(RADIANS([.AD307])))));360))" office:value-type="float" office:value="184.859261128588">
            <text:p>184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7]+1" office:value-type="date" office:date-value="2010-11-03">
            <text:p>11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8]+2415018.5+[.E308]-[.$B$4]/24" office:value-type="float" office:value="2455504.29166667">
            <text:p>2455504.29</text:p>
          </table:table-cell>
          <table:table-cell table:style-name="ce9" table:formula="of:=([.F308]-2451545)/36525" office:value-type="float" office:value="0.108399498060685">
            <text:p>0.10839950</text:p>
          </table:table-cell>
          <table:table-cell/>
          <table:table-cell table:formula="of:=MOD(280.46646+[.G308]*(36000.76983+[.G308]*0.0003032);360)" office:value-type="float" office:value="222.931842932981">
            <text:p>222.93</text:p>
          </table:table-cell>
          <table:table-cell table:formula="of:=357.52911+[.G308]*(35999.05029-0.0001537*[.G308])" office:value-type="float" office:value="4259.80809029131">
            <text:p>4259.81</text:p>
          </table:table-cell>
          <table:table-cell table:formula="of:=0.016708634-[.G308]*(0.000042037+0.0000001267*[.G308])" office:value-type="float" office:value="0.0167040757215179">
            <text:p>0.02</text:p>
          </table:table-cell>
          <table:table-cell table:formula="of:=SIN(RADIANS([.J308]))*(1.914602-[.G308]*(0.004817+0.000014*[.G308]))+SIN(RADIANS(2*[.J308]))*(0.019993-0.000101*[.G308])+SIN(RADIANS(3*[.J308]))*0.000289" office:value-type="float" office:value="-1.67807262583294">
            <text:p>-1.68</text:p>
          </table:table-cell>
          <table:table-cell table:formula="of:=[.I308]+[.L308]" office:value-type="float" office:value="221.253770307148">
            <text:p>221.25</text:p>
          </table:table-cell>
          <table:table-cell table:formula="of:=[.J308]+[.L308]" office:value-type="float" office:value="4258.13001766547">
            <text:p>4258.13</text:p>
          </table:table-cell>
          <table:table-cell table:formula="of:=(1.000001018*(1-[.K308]*[.K308]))/(1+[.K308]*COS(RADIANS([.N308])))" office:value-type="float" office:value="0.991910166472277">
            <text:p>0.99</text:p>
          </table:table-cell>
          <table:table-cell table:formula="of:=[.M308]-0.00569-0.00478*SIN(RADIANS(125.04-1934.136*[.G308]))" office:value-type="float" office:value="221.252839245156">
            <text:p>221.25</text:p>
          </table:table-cell>
          <table:table-cell table:formula="of:=23+(26+((21.448-[.G308]*(46.815+[.G308]*(0.00059-[.G308]*0.001813))))/60)/60" office:value-type="float" office:value="23.4378814646874">
            <text:p>23.44</text:p>
          </table:table-cell>
          <table:table-cell table:formula="of:=[.Q308]+0.00256*COS(RADIANS(125.04-1934.136*[.G308]))" office:value-type="float" office:value="23.4381215202665">
            <text:p>23.44</text:p>
          </table:table-cell>
          <table:table-cell table:formula="of:=DEGREES(ATAN2(COS(RADIANS([.P308]));COS(RADIANS([.R308]))*SIN(RADIANS([.P308]))))" office:value-type="float" office:value="-141.17644540391">
            <text:p>-141.18</text:p>
          </table:table-cell>
          <table:table-cell table:formula="of:=DEGREES(ASIN(SIN(RADIANS([.R308]))*SIN(RADIANS([.P308]))))" office:value-type="float" office:value="-15.205105804482">
            <text:p>-15.21</text:p>
          </table:table-cell>
          <table:table-cell table:formula="of:=TAN(RADIANS([.R308]/2))*TAN(RADIANS([.R308]/2))" office:value-type="float" office:value="0.0430301124858988">
            <text:p>0.04</text:p>
          </table:table-cell>
          <table:table-cell table:formula="of:=4*DEGREES([.U308]*SIN(2*RADIANS([.I308]))-2*[.K308]*SIN(RADIANS([.J308]))+4*[.K308]*[.U308]*SIN(RADIANS([.J308]))*COS(2*RADIANS([.I308]))-0.5*[.U308]*[.U308]*SIN(4*RADIANS([.I308]))-1.25*[.K308]*[.K308]*SIN(2*RADIANS([.J308])))" office:value-type="float" office:value="16.4768579211255">
            <text:p>16.48</text:p>
          </table:table-cell>
          <table:table-cell table:formula="of:=DEGREES(ACOS(COS(RADIANS(90.833))/(COS(RADIANS([.$B$2]))*COS(RADIANS([.T308])))-TAN(RADIANS([.$B$2]))*TAN(RADIANS([.T308]))))" office:value-type="float" office:value="77.9718617707359">
            <text:p>77.97</text:p>
          </table:table-cell>
          <table:table-cell table:style-name="ce7" table:formula="of:=(720-4*[.$B$3]-[.V308]+[.$B$4]*60)/1440" office:value-type="float" office:value="0.488557737554774">
            <text:p>11:43:31</text:p>
          </table:table-cell>
          <table:table-cell table:style-name="ce7" table:formula="of:=([.X308]*1440-[.W308]*4)/1440" office:value-type="float" office:value="0.271969232636063">
            <text:p>6:31:38</text:p>
          </table:table-cell>
          <table:table-cell table:style-name="ce7" table:formula="of:=([.X308]*1440+[.W308]*4)/1440" office:value-type="float" office:value="0.705146242473485">
            <text:p>16:55:25</text:p>
          </table:table-cell>
          <table:table-cell table:formula="of:=8*[.W308]" office:value-type="float" office:value="623.774894165887">
            <text:p>623.77</text:p>
          </table:table-cell>
          <table:table-cell table:formula="of:=MOD([.E308]*1440+[.V308]+4*[.$B$3]-60*[.$B$4];1440)" office:value-type="float" office:value="736.476857921126">
            <text:p>736.48</text:p>
          </table:table-cell>
          <table:table-cell table:formula="of:=IF([.AB308]/4&lt;0;[.AB308]/4+180;[.AB308]/4-180)" office:value-type="float" office:value="4.11921448028139">
            <text:p>4.12</text:p>
          </table:table-cell>
          <table:table-cell table:formula="of:=DEGREES(ACOS(SIN(RADIANS([.$B$2]))*SIN(RADIANS([.T308]))+COS(RADIANS([.$B$2]))*COS(RADIANS([.T308]))*COS(RADIANS([.AC308]))))" office:value-type="float" office:value="55.3382334511831">
            <text:p>55.34</text:p>
          </table:table-cell>
          <table:table-cell table:formula="of:=90-[.AD308]" office:value-type="float" office:value="34.6617665488169">
            <text:p>34.66</text:p>
          </table:table-cell>
          <table:table-cell table:formula="of:=IF([.AE308]&gt;85;0;IF([.AE308]&gt;5;58.1/TAN(RADIANS([.AE308]))-0.07/POWER(TAN(RADIANS([.AE308]));3)+0.000086/POWER(TAN(RADIANS([.AE308]));5);IF([.AE308]&gt;-0.575;1735+[.AE308]*(-518.2+[.AE308]*(103.4+[.AE308]*(-12.79+[.AE308]*0.711)));-20.772/TAN(RADIANS([.AE308])))))/3600" office:value-type="float" office:value="0.0232821103193744">
            <text:p>0.02</text:p>
          </table:table-cell>
          <table:table-cell table:formula="of:=[.AE308]+[.AF308]" office:value-type="float" office:value="34.6850486591363">
            <text:p>34.69</text:p>
          </table:table-cell>
          <table:table-cell table:formula="of:=IF([.AC308]&gt;0;MOD(DEGREES(ACOS(((SIN(RADIANS([.$B$2]))*COS(RADIANS([.AD308])))-SIN(RADIANS([.T308])))/(COS(RADIANS([.$B$2]))*SIN(RADIANS([.AD308])))))+180;360);MOD(540-DEGREES(ACOS(((SIN(RADIANS([.$B$2]))*COS(RADIANS([.AD308])))-SIN(RADIANS([.T308])))/(COS(RADIANS([.$B$2]))*SIN(RADIANS([.AD308])))));360))" office:value-type="float" office:value="184.834275607859">
            <text:p>184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8]+1" office:value-type="date" office:date-value="2010-11-04">
            <text:p>11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9]+2415018.5+[.E309]-[.$B$4]/24" office:value-type="float" office:value="2455505.29166667">
            <text:p>2455505.29</text:p>
          </table:table-cell>
          <table:table-cell table:style-name="ce9" table:formula="of:=([.F309]-2451545)/36525" office:value-type="float" office:value="0.108426876568556">
            <text:p>0.10842688</text:p>
          </table:table-cell>
          <table:table-cell/>
          <table:table-cell table:formula="of:=MOD(280.46646+[.G309]*(36000.76983+[.G309]*0.0003032);360)" office:value-type="float" office:value="223.917490294945">
            <text:p>223.92</text:p>
          </table:table-cell>
          <table:table-cell table:formula="of:=357.52911+[.G309]*(35999.05029-0.0001537*[.G309])" office:value-type="float" office:value="4260.79369057212">
            <text:p>4260.79</text:p>
          </table:table-cell>
          <table:table-cell table:formula="of:=0.016708634-[.G309]*(0.000042037+0.0000001267*[.G309])" office:value-type="float" office:value="0.0167040745698554">
            <text:p>0.02</text:p>
          </table:table-cell>
          <table:table-cell table:formula="of:=SIN(RADIANS([.J309]))*(1.914602-[.G309]*(0.004817+0.000014*[.G309]))+SIN(RADIANS(2*[.J309]))*(0.019993-0.000101*[.G309])+SIN(RADIANS(3*[.J309]))*0.000289" office:value-type="float" office:value="-1.66181257888646">
            <text:p>-1.66</text:p>
          </table:table-cell>
          <table:table-cell table:formula="of:=[.I309]+[.L309]" office:value-type="float" office:value="222.255677716059">
            <text:p>222.26</text:p>
          </table:table-cell>
          <table:table-cell table:formula="of:=[.J309]+[.L309]" office:value-type="float" office:value="4259.13187799323">
            <text:p>4259.13</text:p>
          </table:table-cell>
          <table:table-cell table:formula="of:=(1.000001018*(1-[.K309]*[.K309]))/(1+[.K309]*COS(RADIANS([.N309])))" office:value-type="float" office:value="0.991657926710509">
            <text:p>0.99</text:p>
          </table:table-cell>
          <table:table-cell table:formula="of:=[.M309]-0.00569-0.00478*SIN(RADIANS(125.04-1934.136*[.G309]))" office:value-type="float" office:value="222.254747066295">
            <text:p>222.25</text:p>
          </table:table-cell>
          <table:table-cell table:formula="of:=23+(26+((21.448-[.G309]*(46.815+[.G309]*(0.00059-[.G309]*0.001813))))/60)/60" office:value-type="float" office:value="23.4378811086523">
            <text:p>23.44</text:p>
          </table:table-cell>
          <table:table-cell table:formula="of:=[.Q309]+0.00256*COS(RADIANS(125.04-1934.136*[.G309]))" office:value-type="float" office:value="23.4381188085578">
            <text:p>23.44</text:p>
          </table:table-cell>
          <table:table-cell table:formula="of:=DEGREES(ATAN2(COS(RADIANS([.P309]));COS(RADIANS([.R309]))*SIN(RADIANS([.P309]))))" office:value-type="float" office:value="-140.187841469658">
            <text:p>-140.19</text:p>
          </table:table-cell>
          <table:table-cell table:formula="of:=DEGREES(ASIN(SIN(RADIANS([.R309]))*SIN(RADIANS([.P309]))))" office:value-type="float" office:value="-15.5134113320927">
            <text:p>-15.51</text:p>
          </table:table-cell>
          <table:table-cell table:formula="of:=TAN(RADIANS([.R309]/2))*TAN(RADIANS([.R309]/2))" office:value-type="float" office:value="0.043030102245816">
            <text:p>0.04</text:p>
          </table:table-cell>
          <table:table-cell table:formula="of:=4*DEGREES([.U309]*SIN(2*RADIANS([.I309]))-2*[.K309]*SIN(RADIANS([.J309]))+4*[.K309]*[.U309]*SIN(RADIANS([.J309]))*COS(2*RADIANS([.I309]))-0.5*[.U309]*[.U309]*SIN(4*RADIANS([.I309]))-1.25*[.K309]*[.K309]*SIN(2*RADIANS([.J309])))" office:value-type="float" office:value="16.4647669199136">
            <text:p>16.46</text:p>
          </table:table-cell>
          <table:table-cell table:formula="of:=DEGREES(ACOS(COS(RADIANS(90.833))/(COS(RADIANS([.$B$2]))*COS(RADIANS([.T309])))-TAN(RADIANS([.$B$2]))*TAN(RADIANS([.T309]))))" office:value-type="float" office:value="77.6889519944162">
            <text:p>77.69</text:p>
          </table:table-cell>
          <table:table-cell table:style-name="ce7" table:formula="of:=(720-4*[.$B$3]-[.V309]+[.$B$4]*60)/1440" office:value-type="float" office:value="0.488566134083393">
            <text:p>11:43:32</text:p>
          </table:table-cell>
          <table:table-cell table:style-name="ce7" table:formula="of:=([.X309]*1440-[.W309]*4)/1440" office:value-type="float" office:value="0.272763489654459">
            <text:p>6:32:47</text:p>
          </table:table-cell>
          <table:table-cell table:style-name="ce7" table:formula="of:=([.X309]*1440+[.W309]*4)/1440" office:value-type="float" office:value="0.704368778512327">
            <text:p>16:54:17</text:p>
          </table:table-cell>
          <table:table-cell table:formula="of:=8*[.W309]" office:value-type="float" office:value="621.511615955329">
            <text:p>621.51</text:p>
          </table:table-cell>
          <table:table-cell table:formula="of:=MOD([.E309]*1440+[.V309]+4*[.$B$3]-60*[.$B$4];1440)" office:value-type="float" office:value="736.464766919914">
            <text:p>736.46</text:p>
          </table:table-cell>
          <table:table-cell table:formula="of:=IF([.AB309]/4&lt;0;[.AB309]/4+180;[.AB309]/4-180)" office:value-type="float" office:value="4.1161917299784">
            <text:p>4.12</text:p>
          </table:table-cell>
          <table:table-cell table:formula="of:=DEGREES(ACOS(SIN(RADIANS([.$B$2]))*SIN(RADIANS([.T309]))+COS(RADIANS([.$B$2]))*COS(RADIANS([.T309]))*COS(RADIANS([.AC309]))))" office:value-type="float" office:value="55.6456567733781">
            <text:p>55.65</text:p>
          </table:table-cell>
          <table:table-cell table:formula="of:=90-[.AD309]" office:value-type="float" office:value="34.3543432266219">
            <text:p>34.35</text:p>
          </table:table-cell>
          <table:table-cell table:formula="of:=IF([.AE309]&gt;85;0;IF([.AE309]&gt;5;58.1/TAN(RADIANS([.AE309]))-0.07/POWER(TAN(RADIANS([.AE309]));3)+0.000086/POWER(TAN(RADIANS([.AE309]));5);IF([.AE309]&gt;-0.575;1735+[.AE309]*(-518.2+[.AE309]*(103.4+[.AE309]*(-12.79+[.AE309]*0.711)));-20.772/TAN(RADIANS([.AE309])))))/3600" office:value-type="float" office:value="0.023549868100741">
            <text:p>0.02</text:p>
          </table:table-cell>
          <table:table-cell table:formula="of:=[.AE309]+[.AF309]" office:value-type="float" office:value="34.3778930947226">
            <text:p>34.38</text:p>
          </table:table-cell>
          <table:table-cell table:formula="of:=IF([.AC309]&gt;0;MOD(DEGREES(ACOS(((SIN(RADIANS([.$B$2]))*COS(RADIANS([.AD309])))-SIN(RADIANS([.T309])))/(COS(RADIANS([.$B$2]))*SIN(RADIANS([.AD309])))))+180;360);MOD(540-DEGREES(ACOS(((SIN(RADIANS([.$B$2]))*COS(RADIANS([.AD309])))-SIN(RADIANS([.T309])))/(COS(RADIANS([.$B$2]))*SIN(RADIANS([.AD309])))));360))" office:value-type="float" office:value="184.80577204452">
            <text:p>184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9]+1" office:value-type="date" office:date-value="2010-11-05">
            <text:p>11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0]+2415018.5+[.E310]-[.$B$4]/24" office:value-type="float" office:value="2455506.29166667">
            <text:p>2455506.29</text:p>
          </table:table-cell>
          <table:table-cell table:style-name="ce9" table:formula="of:=([.F310]-2451545)/36525" office:value-type="float" office:value="0.108454255076427">
            <text:p>0.10845426</text:p>
          </table:table-cell>
          <table:table-cell/>
          <table:table-cell table:formula="of:=MOD(280.46646+[.G310]*(36000.76983+[.G310]*0.0003032);360)" office:value-type="float" office:value="224.903137656909">
            <text:p>224.9</text:p>
          </table:table-cell>
          <table:table-cell table:formula="of:=357.52911+[.G310]*(35999.05029-0.0001537*[.G310])" office:value-type="float" office:value="4261.77929085293">
            <text:p>4261.78</text:p>
          </table:table-cell>
          <table:table-cell table:formula="of:=0.016708634-[.G310]*(0.000042037+0.0000001267*[.G310])" office:value-type="float" office:value="0.0167040734181927">
            <text:p>0.02</text:p>
          </table:table-cell>
          <table:table-cell table:formula="of:=SIN(RADIANS([.J310]))*(1.914602-[.G310]*(0.004817+0.000014*[.G310]))+SIN(RADIANS(2*[.J310]))*(0.019993-0.000101*[.G310])+SIN(RADIANS(3*[.J310]))*0.000289" office:value-type="float" office:value="-1.64504517473435">
            <text:p>-1.65</text:p>
          </table:table-cell>
          <table:table-cell table:formula="of:=[.I310]+[.L310]" office:value-type="float" office:value="223.258092482175">
            <text:p>223.26</text:p>
          </table:table-cell>
          <table:table-cell table:formula="of:=[.J310]+[.L310]" office:value-type="float" office:value="4260.1342456782">
            <text:p>4260.13</text:p>
          </table:table-cell>
          <table:table-cell table:formula="of:=(1.000001018*(1-[.K310]*[.K310]))/(1+[.K310]*COS(RADIANS([.N310])))" office:value-type="float" office:value="0.991408133881714">
            <text:p>0.99</text:p>
          </table:table-cell>
          <table:table-cell table:formula="of:=[.M310]-0.00569-0.00478*SIN(RADIANS(125.04-1934.136*[.G310]))" office:value-type="float" office:value="223.257162240574">
            <text:p>223.26</text:p>
          </table:table-cell>
          <table:table-cell table:formula="of:=23+(26+((21.448-[.G310]*(46.815+[.G310]*(0.00059-[.G310]*0.001813))))/60)/60" office:value-type="float" office:value="23.4378807526171">
            <text:p>23.44</text:p>
          </table:table-cell>
          <table:table-cell table:formula="of:=[.Q310]+0.00256*COS(RADIANS(125.04-1934.136*[.G310]))" office:value-type="float" office:value="23.438116096646">
            <text:p>23.44</text:p>
          </table:table-cell>
          <table:table-cell table:formula="of:=DEGREES(ATAN2(COS(RADIANS([.P310]));COS(RADIANS([.R310]))*SIN(RADIANS([.P310]))))" office:value-type="float" office:value="-139.195798335929">
            <text:p>-139.2</text:p>
          </table:table-cell>
          <table:table-cell table:formula="of:=DEGREES(ASIN(SIN(RADIANS([.R310]))*SIN(RADIANS([.P310]))))" office:value-type="float" office:value="-15.8174604332356">
            <text:p>-15.82</text:p>
          </table:table-cell>
          <table:table-cell table:formula="of:=TAN(RADIANS([.R310]/2))*TAN(RADIANS([.R310]/2))" office:value-type="float" office:value="0.0430300920049679">
            <text:p>0.04</text:p>
          </table:table-cell>
          <table:table-cell table:formula="of:=4*DEGREES([.U310]*SIN(2*RADIANS([.I310]))-2*[.K310]*SIN(RADIANS([.J310]))+4*[.K310]*[.U310]*SIN(RADIANS([.J310]))*COS(2*RADIANS([.I310]))-0.5*[.U310]*[.U310]*SIN(4*RADIANS([.I310]))-1.25*[.K310]*[.K310]*SIN(2*RADIANS([.J310])))" office:value-type="float" office:value="16.4386907168135">
            <text:p>16.44</text:p>
          </table:table-cell>
          <table:table-cell table:formula="of:=DEGREES(ACOS(COS(RADIANS(90.833))/(COS(RADIANS([.$B$2]))*COS(RADIANS([.T310])))-TAN(RADIANS([.$B$2]))*TAN(RADIANS([.T310]))))" office:value-type="float" office:value="77.4088518121376">
            <text:p>77.41</text:p>
          </table:table-cell>
          <table:table-cell table:style-name="ce7" table:formula="of:=(720-4*[.$B$3]-[.V310]+[.$B$4]*60)/1440" office:value-type="float" office:value="0.488584242557768">
            <text:p>11:43:34</text:p>
          </table:table-cell>
          <table:table-cell table:style-name="ce7" table:formula="of:=([.X310]*1440-[.W310]*4)/1440" office:value-type="float" office:value="0.273559654190719">
            <text:p>6:33:56</text:p>
          </table:table-cell>
          <table:table-cell table:style-name="ce7" table:formula="of:=([.X310]*1440+[.W310]*4)/1440" office:value-type="float" office:value="0.703608830924817">
            <text:p>16:53:12</text:p>
          </table:table-cell>
          <table:table-cell table:formula="of:=8*[.W310]" office:value-type="float" office:value="619.270814497101">
            <text:p>619.27</text:p>
          </table:table-cell>
          <table:table-cell table:formula="of:=MOD([.E310]*1440+[.V310]+4*[.$B$3]-60*[.$B$4];1440)" office:value-type="float" office:value="736.438690716814">
            <text:p>736.44</text:p>
          </table:table-cell>
          <table:table-cell table:formula="of:=IF([.AB310]/4&lt;0;[.AB310]/4+180;[.AB310]/4-180)" office:value-type="float" office:value="4.10967267920339">
            <text:p>4.11</text:p>
          </table:table-cell>
          <table:table-cell table:formula="of:=DEGREES(ACOS(SIN(RADIANS([.$B$2]))*SIN(RADIANS([.T310]))+COS(RADIANS([.$B$2]))*COS(RADIANS([.T310]))*COS(RADIANS([.AC310]))))" office:value-type="float" office:value="55.9486172255132">
            <text:p>55.95</text:p>
          </table:table-cell>
          <table:table-cell table:formula="of:=90-[.AD310]" office:value-type="float" office:value="34.0513827744868">
            <text:p>34.05</text:p>
          </table:table-cell>
          <table:table-cell table:formula="of:=IF([.AE310]&gt;85;0;IF([.AE310]&gt;5;58.1/TAN(RADIANS([.AE310]))-0.07/POWER(TAN(RADIANS([.AE310]));3)+0.000086/POWER(TAN(RADIANS([.AE310]));5);IF([.AE310]&gt;-0.575;1735+[.AE310]*(-518.2+[.AE310]*(103.4+[.AE310]*(-12.79+[.AE310]*0.711)));-20.772/TAN(RADIANS([.AE310])))))/3600" office:value-type="float" office:value="0.0238178359986672">
            <text:p>0.02</text:p>
          </table:table-cell>
          <table:table-cell table:formula="of:=[.AE310]+[.AF310]" office:value-type="float" office:value="34.0752006104854">
            <text:p>34.08</text:p>
          </table:table-cell>
          <table:table-cell table:formula="of:=IF([.AC310]&gt;0;MOD(DEGREES(ACOS(((SIN(RADIANS([.$B$2]))*COS(RADIANS([.AD310])))-SIN(RADIANS([.T310])))/(COS(RADIANS([.$B$2]))*SIN(RADIANS([.AD310])))))+180;360);MOD(540-DEGREES(ACOS(((SIN(RADIANS([.$B$2]))*COS(RADIANS([.AD310])))-SIN(RADIANS([.T310])))/(COS(RADIANS([.$B$2]))*SIN(RADIANS([.AD310])))));360))" office:value-type="float" office:value="184.773776809865">
            <text:p>184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0]+1" office:value-type="date" office:date-value="2010-11-06">
            <text:p>11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1]+2415018.5+[.E311]-[.$B$4]/24" office:value-type="float" office:value="2455507.29166667">
            <text:p>2455507.29</text:p>
          </table:table-cell>
          <table:table-cell table:style-name="ce9" table:formula="of:=([.F311]-2451545)/36525" office:value-type="float" office:value="0.108481633584299">
            <text:p>0.10848163</text:p>
          </table:table-cell>
          <table:table-cell/>
          <table:table-cell table:formula="of:=MOD(280.46646+[.G311]*(36000.76983+[.G311]*0.0003032);360)" office:value-type="float" office:value="225.888785018874">
            <text:p>225.89</text:p>
          </table:table-cell>
          <table:table-cell table:formula="of:=357.52911+[.G311]*(35999.05029-0.0001537*[.G311])" office:value-type="float" office:value="4262.76489113374">
            <text:p>4262.76</text:p>
          </table:table-cell>
          <table:table-cell table:formula="of:=0.016708634-[.G311]*(0.000042037+0.0000001267*[.G311])" office:value-type="float" office:value="0.0167040722665299">
            <text:p>0.02</text:p>
          </table:table-cell>
          <table:table-cell table:formula="of:=SIN(RADIANS([.J311]))*(1.914602-[.G311]*(0.004817+0.000014*[.G311]))+SIN(RADIANS(2*[.J311]))*(0.019993-0.000101*[.G311])+SIN(RADIANS(3*[.J311]))*0.000289" office:value-type="float" office:value="-1.6277750586657">
            <text:p>-1.63</text:p>
          </table:table-cell>
          <table:table-cell table:formula="of:=[.I311]+[.L311]" office:value-type="float" office:value="224.261009960208">
            <text:p>224.26</text:p>
          </table:table-cell>
          <table:table-cell table:formula="of:=[.J311]+[.L311]" office:value-type="float" office:value="4261.13711607507">
            <text:p>4261.14</text:p>
          </table:table-cell>
          <table:table-cell table:formula="of:=(1.000001018*(1-[.K311]*[.K311]))/(1+[.K311]*COS(RADIANS([.N311])))" office:value-type="float" office:value="0.991160865688047">
            <text:p>0.99</text:p>
          </table:table-cell>
          <table:table-cell table:formula="of:=[.M311]-0.00569-0.00478*SIN(RADIANS(125.04-1934.136*[.G311]))" office:value-type="float" office:value="224.260080122705">
            <text:p>224.26</text:p>
          </table:table-cell>
          <table:table-cell table:formula="of:=23+(26+((21.448-[.G311]*(46.815+[.G311]*(0.00059-[.G311]*0.001813))))/60)/60" office:value-type="float" office:value="23.437880396582">
            <text:p>23.44</text:p>
          </table:table-cell>
          <table:table-cell table:formula="of:=[.Q311]+0.00256*COS(RADIANS(125.04-1934.136*[.G311]))" office:value-type="float" office:value="23.4381133845332">
            <text:p>23.44</text:p>
          </table:table-cell>
          <table:table-cell table:formula="of:=DEGREES(ATAN2(COS(RADIANS([.P311]));COS(RADIANS([.R311]))*SIN(RADIANS([.P311]))))" office:value-type="float" office:value="-138.200290463813">
            <text:p>-138.2</text:p>
          </table:table-cell>
          <table:table-cell table:formula="of:=DEGREES(ASIN(SIN(RADIANS([.R311]))*SIN(RADIANS([.P311]))))" office:value-type="float" office:value="-16.117140512731">
            <text:p>-16.12</text:p>
          </table:table-cell>
          <table:table-cell table:formula="of:=TAN(RADIANS([.R311]/2))*TAN(RADIANS([.R311]/2))" office:value-type="float" office:value="0.0430300817633619">
            <text:p>0.04</text:p>
          </table:table-cell>
          <table:table-cell table:formula="of:=4*DEGREES([.U311]*SIN(2*RADIANS([.I311]))-2*[.K311]*SIN(RADIANS([.J311]))+4*[.K311]*[.U311]*SIN(RADIANS([.J311]))*COS(2*RADIANS([.I311]))-0.5*[.U311]*[.U311]*SIN(4*RADIANS([.I311]))-1.25*[.K311]*[.K311]*SIN(2*RADIANS([.J311])))" office:value-type="float" office:value="16.3985301861289">
            <text:p>16.4</text:p>
          </table:table-cell>
          <table:table-cell table:formula="of:=DEGREES(ACOS(COS(RADIANS(90.833))/(COS(RADIANS([.$B$2]))*COS(RADIANS([.T311])))-TAN(RADIANS([.$B$2]))*TAN(RADIANS([.T311]))))" office:value-type="float" office:value="77.1316822886884">
            <text:p>77.13</text:p>
          </table:table-cell>
          <table:table-cell table:style-name="ce7" table:formula="of:=(720-4*[.$B$3]-[.V311]+[.$B$4]*60)/1440" office:value-type="float" office:value="0.488612131815188">
            <text:p>11:43:36</text:p>
          </table:table-cell>
          <table:table-cell table:style-name="ce7" table:formula="of:=([.X311]*1440-[.W311]*4)/1440" office:value-type="float" office:value="0.274357458791054">
            <text:p>6:35:04</text:p>
          </table:table-cell>
          <table:table-cell table:style-name="ce7" table:formula="of:=([.X311]*1440+[.W311]*4)/1440" office:value-type="float" office:value="0.702866804839323">
            <text:p>16:52:08</text:p>
          </table:table-cell>
          <table:table-cell table:formula="of:=8*[.W311]" office:value-type="float" office:value="617.053458309507">
            <text:p>617.05</text:p>
          </table:table-cell>
          <table:table-cell table:formula="of:=MOD([.E311]*1440+[.V311]+4*[.$B$3]-60*[.$B$4];1440)" office:value-type="float" office:value="736.398530186129">
            <text:p>736.4</text:p>
          </table:table-cell>
          <table:table-cell table:formula="of:=IF([.AB311]/4&lt;0;[.AB311]/4+180;[.AB311]/4-180)" office:value-type="float" office:value="4.09963254653221">
            <text:p>4.1</text:p>
          </table:table-cell>
          <table:table-cell table:formula="of:=DEGREES(ACOS(SIN(RADIANS([.$B$2]))*SIN(RADIANS([.T311]))+COS(RADIANS([.$B$2]))*COS(RADIANS([.T311]))*COS(RADIANS([.AC311]))))" office:value-type="float" office:value="56.2470049213165">
            <text:p>56.25</text:p>
          </table:table-cell>
          <table:table-cell table:formula="of:=90-[.AD311]" office:value-type="float" office:value="33.7529950786835">
            <text:p>33.75</text:p>
          </table:table-cell>
          <table:table-cell table:formula="of:=IF([.AE311]&gt;85;0;IF([.AE311]&gt;5;58.1/TAN(RADIANS([.AE311]))-0.07/POWER(TAN(RADIANS([.AE311]));3)+0.000086/POWER(TAN(RADIANS([.AE311]));5);IF([.AE311]&gt;-0.575;1735+[.AE311]*(-518.2+[.AE311]*(103.4+[.AE311]*(-12.79+[.AE311]*0.711)));-20.772/TAN(RADIANS([.AE311])))))/3600" office:value-type="float" office:value="0.0240858419372894">
            <text:p>0.02</text:p>
          </table:table-cell>
          <table:table-cell table:formula="of:=[.AE311]+[.AF311]" office:value-type="float" office:value="33.7770809206208">
            <text:p>33.78</text:p>
          </table:table-cell>
          <table:table-cell table:formula="of:=IF([.AC311]&gt;0;MOD(DEGREES(ACOS(((SIN(RADIANS([.$B$2]))*COS(RADIANS([.AD311])))-SIN(RADIANS([.T311])))/(COS(RADIANS([.$B$2]))*SIN(RADIANS([.AD311])))))+180;360);MOD(540-DEGREES(ACOS(((SIN(RADIANS([.$B$2]))*COS(RADIANS([.AD311])))-SIN(RADIANS([.T311])))/(COS(RADIANS([.$B$2]))*SIN(RADIANS([.AD311])))));360))" office:value-type="float" office:value="184.738318828116">
            <text:p>184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1]+1" office:value-type="date" office:date-value="2010-11-07">
            <text:p>11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2]+2415018.5+[.E312]-[.$B$4]/24" office:value-type="float" office:value="2455508.29166667">
            <text:p>2455508.29</text:p>
          </table:table-cell>
          <table:table-cell table:style-name="ce9" table:formula="of:=([.F312]-2451545)/36525" office:value-type="float" office:value="0.10850901209217">
            <text:p>0.10850901</text:p>
          </table:table-cell>
          <table:table-cell/>
          <table:table-cell table:formula="of:=MOD(280.46646+[.G312]*(36000.76983+[.G312]*0.0003032);360)" office:value-type="float" office:value="226.87443238084">
            <text:p>226.87</text:p>
          </table:table-cell>
          <table:table-cell table:formula="of:=357.52911+[.G312]*(35999.05029-0.0001537*[.G312])" office:value-type="float" office:value="4263.75049141455">
            <text:p>4263.75</text:p>
          </table:table-cell>
          <table:table-cell table:formula="of:=0.016708634-[.G312]*(0.000042037+0.0000001267*[.G312])" office:value-type="float" office:value="0.0167040711148668">
            <text:p>0.02</text:p>
          </table:table-cell>
          <table:table-cell table:formula="of:=SIN(RADIANS([.J312]))*(1.914602-[.G312]*(0.004817+0.000014*[.G312]))+SIN(RADIANS(2*[.J312]))*(0.019993-0.000101*[.G312])+SIN(RADIANS(3*[.J312]))*0.000289" office:value-type="float" office:value="-1.61000704368657">
            <text:p>-1.61</text:p>
          </table:table-cell>
          <table:table-cell table:formula="of:=[.I312]+[.L312]" office:value-type="float" office:value="225.264425337153">
            <text:p>225.26</text:p>
          </table:table-cell>
          <table:table-cell table:formula="of:=[.J312]+[.L312]" office:value-type="float" office:value="4262.14048437087">
            <text:p>4262.14</text:p>
          </table:table-cell>
          <table:table-cell table:formula="of:=(1.000001018*(1-[.K312]*[.K312]))/(1+[.K312]*COS(RADIANS([.N312])))" office:value-type="float" office:value="0.99091619916116">
            <text:p>0.99</text:p>
          </table:table-cell>
          <table:table-cell table:formula="of:=[.M312]-0.00569-0.00478*SIN(RADIANS(125.04-1934.136*[.G312]))" office:value-type="float" office:value="225.263495899681">
            <text:p>225.26</text:p>
          </table:table-cell>
          <table:table-cell table:formula="of:=23+(26+((21.448-[.G312]*(46.815+[.G312]*(0.00059-[.G312]*0.001813))))/60)/60" office:value-type="float" office:value="23.4378800405468">
            <text:p>23.44</text:p>
          </table:table-cell>
          <table:table-cell table:formula="of:=[.Q312]+0.00256*COS(RADIANS(125.04-1934.136*[.G312]))" office:value-type="float" office:value="23.4381106722214">
            <text:p>23.44</text:p>
          </table:table-cell>
          <table:table-cell table:formula="of:=DEGREES(ATAN2(COS(RADIANS([.P312]));COS(RADIANS([.R312]))*SIN(RADIANS([.P312]))))" office:value-type="float" office:value="-137.201295824137">
            <text:p>-137.2</text:p>
          </table:table-cell>
          <table:table-cell table:formula="of:=DEGREES(ASIN(SIN(RADIANS([.R312]))*SIN(RADIANS([.P312]))))" office:value-type="float" office:value="-16.4123391307678">
            <text:p>-16.41</text:p>
          </table:table-cell>
          <table:table-cell table:formula="of:=TAN(RADIANS([.R312]/2))*TAN(RADIANS([.R312]/2))" office:value-type="float" office:value="0.0430300715210057">
            <text:p>0.04</text:p>
          </table:table-cell>
          <table:table-cell table:formula="of:=4*DEGREES([.U312]*SIN(2*RADIANS([.I312]))-2*[.K312]*SIN(RADIANS([.J312]))+4*[.K312]*[.U312]*SIN(RADIANS([.J312]))*COS(2*RADIANS([.I312]))-0.5*[.U312]*[.U312]*SIN(4*RADIANS([.I312]))-1.25*[.K312]*[.K312]*SIN(2*RADIANS([.J312])))" office:value-type="float" office:value="16.3442018645758">
            <text:p>16.34</text:p>
          </table:table-cell>
          <table:table-cell table:formula="of:=DEGREES(ACOS(COS(RADIANS(90.833))/(COS(RADIANS([.$B$2]))*COS(RADIANS([.T312])))-TAN(RADIANS([.$B$2]))*TAN(RADIANS([.T312]))))" office:value-type="float" office:value="76.8575673415988">
            <text:p>76.86</text:p>
          </table:table-cell>
          <table:table-cell table:style-name="ce7" table:formula="of:=(720-4*[.$B$3]-[.V312]+[.$B$4]*60)/1440" office:value-type="float" office:value="0.488649859816267">
            <text:p>11:43:39</text:p>
          </table:table-cell>
          <table:table-cell table:style-name="ce7" table:formula="of:=([.X312]*1440-[.W312]*4)/1440" office:value-type="float" office:value="0.275156617200715">
            <text:p>6:36:14</text:p>
          </table:table-cell>
          <table:table-cell table:style-name="ce7" table:formula="of:=([.X312]*1440+[.W312]*4)/1440" office:value-type="float" office:value="0.702143102431819">
            <text:p>16:51:05</text:p>
          </table:table-cell>
          <table:table-cell table:formula="of:=8*[.W312]" office:value-type="float" office:value="614.86053873279">
            <text:p>614.86</text:p>
          </table:table-cell>
          <table:table-cell table:formula="of:=MOD([.E312]*1440+[.V312]+4*[.$B$3]-60*[.$B$4];1440)" office:value-type="float" office:value="736.344201864576">
            <text:p>736.34</text:p>
          </table:table-cell>
          <table:table-cell table:formula="of:=IF([.AB312]/4&lt;0;[.AB312]/4+180;[.AB312]/4-180)" office:value-type="float" office:value="4.08605046614395">
            <text:p>4.09</text:p>
          </table:table-cell>
          <table:table-cell table:formula="of:=DEGREES(ACOS(SIN(RADIANS([.$B$2]))*SIN(RADIANS([.T312]))+COS(RADIANS([.$B$2]))*COS(RADIANS([.T312]))*COS(RADIANS([.AC312]))))" office:value-type="float" office:value="56.5407108274488">
            <text:p>56.54</text:p>
          </table:table-cell>
          <table:table-cell table:formula="of:=90-[.AD312]" office:value-type="float" office:value="33.4592891725512">
            <text:p>33.46</text:p>
          </table:table-cell>
          <table:table-cell table:formula="of:=IF([.AE312]&gt;85;0;IF([.AE312]&gt;5;58.1/TAN(RADIANS([.AE312]))-0.07/POWER(TAN(RADIANS([.AE312]));3)+0.000086/POWER(TAN(RADIANS([.AE312]));5);IF([.AE312]&gt;-0.575;1735+[.AE312]*(-518.2+[.AE312]*(103.4+[.AE312]*(-12.79+[.AE312]*0.711)));-20.772/TAN(RADIANS([.AE312])))))/3600" office:value-type="float" office:value="0.0243537052901781">
            <text:p>0.02</text:p>
          </table:table-cell>
          <table:table-cell table:formula="of:=[.AE312]+[.AF312]" office:value-type="float" office:value="33.4836428778413">
            <text:p>33.48</text:p>
          </table:table-cell>
          <table:table-cell table:formula="of:=IF([.AC312]&gt;0;MOD(DEGREES(ACOS(((SIN(RADIANS([.$B$2]))*COS(RADIANS([.AD312])))-SIN(RADIANS([.T312])))/(COS(RADIANS([.$B$2]))*SIN(RADIANS([.AD312])))))+180;360);MOD(540-DEGREES(ACOS(((SIN(RADIANS([.$B$2]))*COS(RADIANS([.AD312])))-SIN(RADIANS([.T312])))/(COS(RADIANS([.$B$2]))*SIN(RADIANS([.AD312])))));360))" office:value-type="float" office:value="184.699429570049">
            <text:p>184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2]+1" office:value-type="date" office:date-value="2010-11-08">
            <text:p>11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3]+2415018.5+[.E313]-[.$B$4]/24" office:value-type="float" office:value="2455509.29166667">
            <text:p>2455509.29</text:p>
          </table:table-cell>
          <table:table-cell table:style-name="ce9" table:formula="of:=([.F313]-2451545)/36525" office:value-type="float" office:value="0.108536390600041">
            <text:p>0.10853639</text:p>
          </table:table-cell>
          <table:table-cell/>
          <table:table-cell table:formula="of:=MOD(280.46646+[.G313]*(36000.76983+[.G313]*0.0003032);360)" office:value-type="float" office:value="227.860079742806">
            <text:p>227.86</text:p>
          </table:table-cell>
          <table:table-cell table:formula="of:=357.52911+[.G313]*(35999.05029-0.0001537*[.G313])" office:value-type="float" office:value="4264.73609169536">
            <text:p>4264.74</text:p>
          </table:table-cell>
          <table:table-cell table:formula="of:=0.016708634-[.G313]*(0.000042037+0.0000001267*[.G313])" office:value-type="float" office:value="0.0167040699632036">
            <text:p>0.02</text:p>
          </table:table-cell>
          <table:table-cell table:formula="of:=SIN(RADIANS([.J313]))*(1.914602-[.G313]*(0.004817+0.000014*[.G313]))+SIN(RADIANS(2*[.J313]))*(0.019993-0.000101*[.G313])+SIN(RADIANS(3*[.J313]))*0.000289" office:value-type="float" office:value="-1.59174610949939">
            <text:p>-1.59</text:p>
          </table:table-cell>
          <table:table-cell table:formula="of:=[.I313]+[.L313]" office:value-type="float" office:value="226.268333633307">
            <text:p>226.27</text:p>
          </table:table-cell>
          <table:table-cell table:formula="of:=[.J313]+[.L313]" office:value-type="float" office:value="4263.14434558586">
            <text:p>4263.14</text:p>
          </table:table-cell>
          <table:table-cell table:formula="of:=(1.000001018*(1-[.K313]*[.K313]))/(1+[.K313]*COS(RADIANS([.N313])))" office:value-type="float" office:value="0.990674210634817">
            <text:p>0.99</text:p>
          </table:table-cell>
          <table:table-cell table:formula="of:=[.M313]-0.00569-0.00478*SIN(RADIANS(125.04-1934.136*[.G313]))" office:value-type="float" office:value="226.2674045918">
            <text:p>226.27</text:p>
          </table:table-cell>
          <table:table-cell table:formula="of:=23+(26+((21.448-[.G313]*(46.815+[.G313]*(0.00059-[.G313]*0.001813))))/60)/60" office:value-type="float" office:value="23.4378796845116">
            <text:p>23.44</text:p>
          </table:table-cell>
          <table:table-cell table:formula="of:=[.Q313]+0.00256*COS(RADIANS(125.04-1934.136*[.G313]))" office:value-type="float" office:value="23.4381079597126">
            <text:p>23.44</text:p>
          </table:table-cell>
          <table:table-cell table:formula="of:=DEGREES(ATAN2(COS(RADIANS([.P313]));COS(RADIANS([.R313]))*SIN(RADIANS([.P313]))))" office:value-type="float" office:value="-136.198796006421">
            <text:p>-136.2</text:p>
          </table:table-cell>
          <table:table-cell table:formula="of:=DEGREES(ASIN(SIN(RADIANS([.R313]))*SIN(RADIANS([.P313]))))" office:value-type="float" office:value="-16.7029440712959">
            <text:p>-16.7</text:p>
          </table:table-cell>
          <table:table-cell table:formula="of:=TAN(RADIANS([.R313]/2))*TAN(RADIANS([.R313]/2))" office:value-type="float" office:value="0.043030061277907">
            <text:p>0.04</text:p>
          </table:table-cell>
          <table:table-cell table:formula="of:=4*DEGREES([.U313]*SIN(2*RADIANS([.I313]))-2*[.K313]*SIN(RADIANS([.J313]))+4*[.K313]*[.U313]*SIN(RADIANS([.J313]))*COS(2*RADIANS([.I313]))-0.5*[.U313]*[.U313]*SIN(4*RADIANS([.I313]))-1.25*[.K313]*[.K313]*SIN(2*RADIANS([.J313])))" office:value-type="float" office:value="16.2756383685226">
            <text:p>16.28</text:p>
          </table:table-cell>
          <table:table-cell table:formula="of:=DEGREES(ACOS(COS(RADIANS(90.833))/(COS(RADIANS([.$B$2]))*COS(RADIANS([.T313])))-TAN(RADIANS([.$B$2]))*TAN(RADIANS([.T313]))))" office:value-type="float" office:value="76.5866336818306">
            <text:p>76.59</text:p>
          </table:table-cell>
          <table:table-cell table:style-name="ce7" table:formula="of:=(720-4*[.$B$3]-[.V313]+[.$B$4]*60)/1440" office:value-type="float" office:value="0.488697473355193">
            <text:p>11:43:43</text:p>
          </table:table-cell>
          <table:table-cell table:style-name="ce7" table:formula="of:=([.X313]*1440-[.W313]*4)/1440" office:value-type="float" office:value="0.275956824238997">
            <text:p>6:37:23</text:p>
          </table:table-cell>
          <table:table-cell table:style-name="ce7" table:formula="of:=([.X313]*1440+[.W313]*4)/1440" office:value-type="float" office:value="0.701438122471389">
            <text:p>16:50:04</text:p>
          </table:table-cell>
          <table:table-cell table:formula="of:=8*[.W313]" office:value-type="float" office:value="612.693069454645">
            <text:p>612.69</text:p>
          </table:table-cell>
          <table:table-cell table:formula="of:=MOD([.E313]*1440+[.V313]+4*[.$B$3]-60*[.$B$4];1440)" office:value-type="float" office:value="736.275638368523">
            <text:p>736.28</text:p>
          </table:table-cell>
          <table:table-cell table:formula="of:=IF([.AB313]/4&lt;0;[.AB313]/4+180;[.AB313]/4-180)" office:value-type="float" office:value="4.06890959213064">
            <text:p>4.07</text:p>
          </table:table-cell>
          <table:table-cell table:formula="of:=DEGREES(ACOS(SIN(RADIANS([.$B$2]))*SIN(RADIANS([.T313]))+COS(RADIANS([.$B$2]))*COS(RADIANS([.T313]))*COS(RADIANS([.AC313]))))" office:value-type="float" office:value="56.8296268267383">
            <text:p>56.83</text:p>
          </table:table-cell>
          <table:table-cell table:formula="of:=90-[.AD313]" office:value-type="float" office:value="33.1703731732617">
            <text:p>33.17</text:p>
          </table:table-cell>
          <table:table-cell table:formula="of:=IF([.AE313]&gt;85;0;IF([.AE313]&gt;5;58.1/TAN(RADIANS([.AE313]))-0.07/POWER(TAN(RADIANS([.AE313]));3)+0.000086/POWER(TAN(RADIANS([.AE313]));5);IF([.AE313]&gt;-0.575;1735+[.AE313]*(-518.2+[.AE313]*(103.4+[.AE313]*(-12.79+[.AE313]*0.711)));-20.772/TAN(RADIANS([.AE313])))))/3600" office:value-type="float" office:value="0.0246212368083879">
            <text:p>0.02</text:p>
          </table:table-cell>
          <table:table-cell table:formula="of:=[.AE313]+[.AF313]" office:value-type="float" office:value="33.1949944100701">
            <text:p>33.19</text:p>
          </table:table-cell>
          <table:table-cell table:formula="of:=IF([.AC313]&gt;0;MOD(DEGREES(ACOS(((SIN(RADIANS([.$B$2]))*COS(RADIANS([.AD313])))-SIN(RADIANS([.T313])))/(COS(RADIANS([.$B$2]))*SIN(RADIANS([.AD313])))))+180;360);MOD(540-DEGREES(ACOS(((SIN(RADIANS([.$B$2]))*COS(RADIANS([.AD313])))-SIN(RADIANS([.T313])))/(COS(RADIANS([.$B$2]))*SIN(RADIANS([.AD313])))));360))" office:value-type="float" office:value="184.657143042605">
            <text:p>184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3]+1" office:value-type="date" office:date-value="2010-11-09">
            <text:p>11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4]+2415018.5+[.E314]-[.$B$4]/24" office:value-type="float" office:value="2455510.29166667">
            <text:p>2455510.29</text:p>
          </table:table-cell>
          <table:table-cell table:style-name="ce9" table:formula="of:=([.F314]-2451545)/36525" office:value-type="float" office:value="0.108563769107913">
            <text:p>0.10856377</text:p>
          </table:table-cell>
          <table:table-cell/>
          <table:table-cell table:formula="of:=MOD(280.46646+[.G314]*(36000.76983+[.G314]*0.0003032);360)" office:value-type="float" office:value="228.845727104772">
            <text:p>228.85</text:p>
          </table:table-cell>
          <table:table-cell table:formula="of:=357.52911+[.G314]*(35999.05029-0.0001537*[.G314])" office:value-type="float" office:value="4265.72169197618">
            <text:p>4265.72</text:p>
          </table:table-cell>
          <table:table-cell table:formula="of:=0.016708634-[.G314]*(0.000042037+0.0000001267*[.G314])" office:value-type="float" office:value="0.0167040688115402">
            <text:p>0.02</text:p>
          </table:table-cell>
          <table:table-cell table:formula="of:=SIN(RADIANS([.J314]))*(1.914602-[.G314]*(0.004817+0.000014*[.G314]))+SIN(RADIANS(2*[.J314]))*(0.019993-0.000101*[.G314])+SIN(RADIANS(3*[.J314]))*0.000289" office:value-type="float" office:value="-1.57299740140983">
            <text:p>-1.57</text:p>
          </table:table-cell>
          <table:table-cell table:formula="of:=[.I314]+[.L314]" office:value-type="float" office:value="227.272729703362">
            <text:p>227.27</text:p>
          </table:table-cell>
          <table:table-cell table:formula="of:=[.J314]+[.L314]" office:value-type="float" office:value="4264.14869457476">
            <text:p>4264.15</text:p>
          </table:table-cell>
          <table:table-cell table:formula="of:=(1.000001018*(1-[.K314]*[.K314]))/(1+[.K314]*COS(RADIANS([.N314])))" office:value-type="float" office:value="0.990434975717614">
            <text:p>0.99</text:p>
          </table:table-cell>
          <table:table-cell table:formula="of:=[.M314]-0.00569-0.00478*SIN(RADIANS(125.04-1934.136*[.G314]))" office:value-type="float" office:value="227.271801053753">
            <text:p>227.27</text:p>
          </table:table-cell>
          <table:table-cell table:formula="of:=23+(26+((21.448-[.G314]*(46.815+[.G314]*(0.00059-[.G314]*0.001813))))/60)/60" office:value-type="float" office:value="23.4378793284765">
            <text:p>23.44</text:p>
          </table:table-cell>
          <table:table-cell table:formula="of:=[.Q314]+0.00256*COS(RADIANS(125.04-1934.136*[.G314]))" office:value-type="float" office:value="23.4381052470088">
            <text:p>23.44</text:p>
          </table:table-cell>
          <table:table-cell table:formula="of:=DEGREES(ATAN2(COS(RADIANS([.P314]));COS(RADIANS([.R314]))*SIN(RADIANS([.P314]))))" office:value-type="float" office:value="-135.192776325888">
            <text:p>-135.19</text:p>
          </table:table-cell>
          <table:table-cell table:formula="of:=DEGREES(ASIN(SIN(RADIANS([.R314]))*SIN(RADIANS([.P314]))))" office:value-type="float" office:value="-16.9888434138699">
            <text:p>-16.99</text:p>
          </table:table-cell>
          <table:table-cell table:formula="of:=TAN(RADIANS([.R314]/2))*TAN(RADIANS([.R314]/2))" office:value-type="float" office:value="0.0430300510340732">
            <text:p>0.04</text:p>
          </table:table-cell>
          <table:table-cell table:formula="of:=4*DEGREES([.U314]*SIN(2*RADIANS([.I314]))-2*[.K314]*SIN(RADIANS([.J314]))+4*[.K314]*[.U314]*SIN(RADIANS([.J314]))*COS(2*RADIANS([.I314]))-0.5*[.U314]*[.U314]*SIN(4*RADIANS([.I314]))-1.25*[.K314]*[.K314]*SIN(2*RADIANS([.J314])))" office:value-type="float" office:value="16.1927887896786">
            <text:p>16.19</text:p>
          </table:table-cell>
          <table:table-cell table:formula="of:=DEGREES(ACOS(COS(RADIANS(90.833))/(COS(RADIANS([.$B$2]))*COS(RADIANS([.T314])))-TAN(RADIANS([.$B$2]))*TAN(RADIANS([.T314]))))" office:value-type="float" office:value="76.319010741714">
            <text:p>76.32</text:p>
          </table:table-cell>
          <table:table-cell table:style-name="ce7" table:formula="of:=(720-4*[.$B$3]-[.V314]+[.$B$4]*60)/1440" office:value-type="float" office:value="0.488755007784945">
            <text:p>11:43:48</text:p>
          </table:table-cell>
          <table:table-cell table:style-name="ce7" table:formula="of:=([.X314]*1440-[.W314]*4)/1440" office:value-type="float" office:value="0.276757755724629">
            <text:p>6:38:32</text:p>
          </table:table-cell>
          <table:table-cell table:style-name="ce7" table:formula="of:=([.X314]*1440+[.W314]*4)/1440" office:value-type="float" office:value="0.700752259845262">
            <text:p>16:49:05</text:p>
          </table:table-cell>
          <table:table-cell table:formula="of:=8*[.W314]" office:value-type="float" office:value="610.552085933712">
            <text:p>610.55</text:p>
          </table:table-cell>
          <table:table-cell table:formula="of:=MOD([.E314]*1440+[.V314]+4*[.$B$3]-60*[.$B$4];1440)" office:value-type="float" office:value="736.192788789679">
            <text:p>736.19</text:p>
          </table:table-cell>
          <table:table-cell table:formula="of:=IF([.AB314]/4&lt;0;[.AB314]/4+180;[.AB314]/4-180)" office:value-type="float" office:value="4.04819719741965">
            <text:p>4.05</text:p>
          </table:table-cell>
          <table:table-cell table:formula="of:=DEGREES(ACOS(SIN(RADIANS([.$B$2]))*SIN(RADIANS([.T314]))+COS(RADIANS([.$B$2]))*COS(RADIANS([.T314]))*COS(RADIANS([.AC314]))))" office:value-type="float" office:value="57.113645782076">
            <text:p>57.11</text:p>
          </table:table-cell>
          <table:table-cell table:formula="of:=90-[.AD314]" office:value-type="float" office:value="32.886354217924">
            <text:p>32.89</text:p>
          </table:table-cell>
          <table:table-cell table:formula="of:=IF([.AE314]&gt;85;0;IF([.AE314]&gt;5;58.1/TAN(RADIANS([.AE314]))-0.07/POWER(TAN(RADIANS([.AE314]));3)+0.000086/POWER(TAN(RADIANS([.AE314]));5);IF([.AE314]&gt;-0.575;1735+[.AE314]*(-518.2+[.AE314]*(103.4+[.AE314]*(-12.79+[.AE314]*0.711)));-20.772/TAN(RADIANS([.AE314])))))/3600" office:value-type="float" office:value="0.0248882385779453">
            <text:p>0.02</text:p>
          </table:table-cell>
          <table:table-cell table:formula="of:=[.AE314]+[.AF314]" office:value-type="float" office:value="32.9112424565019">
            <text:p>32.91</text:p>
          </table:table-cell>
          <table:table-cell table:formula="of:=IF([.AC314]&gt;0;MOD(DEGREES(ACOS(((SIN(RADIANS([.$B$2]))*COS(RADIANS([.AD314])))-SIN(RADIANS([.T314])))/(COS(RADIANS([.$B$2]))*SIN(RADIANS([.AD314])))))+180;360);MOD(540-DEGREES(ACOS(((SIN(RADIANS([.$B$2]))*COS(RADIANS([.AD314])))-SIN(RADIANS([.T314])))/(COS(RADIANS([.$B$2]))*SIN(RADIANS([.AD314])))));360))" office:value-type="float" office:value="184.611495774463">
            <text:p>184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4]+1" office:value-type="date" office:date-value="2010-11-10">
            <text:p>11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5]+2415018.5+[.E315]-[.$B$4]/24" office:value-type="float" office:value="2455511.29166667">
            <text:p>2455511.29</text:p>
          </table:table-cell>
          <table:table-cell table:style-name="ce9" table:formula="of:=([.F315]-2451545)/36525" office:value-type="float" office:value="0.108591147615784">
            <text:p>0.10859115</text:p>
          </table:table-cell>
          <table:table-cell/>
          <table:table-cell table:formula="of:=MOD(280.46646+[.G315]*(36000.76983+[.G315]*0.0003032);360)" office:value-type="float" office:value="229.831374466739">
            <text:p>229.83</text:p>
          </table:table-cell>
          <table:table-cell table:formula="of:=357.52911+[.G315]*(35999.05029-0.0001537*[.G315])" office:value-type="float" office:value="4266.70729225699">
            <text:p>4266.71</text:p>
          </table:table-cell>
          <table:table-cell table:formula="of:=0.016708634-[.G315]*(0.000042037+0.0000001267*[.G315])" office:value-type="float" office:value="0.0167040676598765">
            <text:p>0.02</text:p>
          </table:table-cell>
          <table:table-cell table:formula="of:=SIN(RADIANS([.J315]))*(1.914602-[.G315]*(0.004817+0.000014*[.G315]))+SIN(RADIANS(2*[.J315]))*(0.019993-0.000101*[.G315])+SIN(RADIANS(3*[.J315]))*0.000289" office:value-type="float" office:value="-1.55376622916076">
            <text:p>-1.55</text:p>
          </table:table-cell>
          <table:table-cell table:formula="of:=[.I315]+[.L315]" office:value-type="float" office:value="228.277608237579">
            <text:p>228.28</text:p>
          </table:table-cell>
          <table:table-cell table:formula="of:=[.J315]+[.L315]" office:value-type="float" office:value="4265.15352602783">
            <text:p>4265.15</text:p>
          </table:table-cell>
          <table:table-cell table:formula="of:=(1.000001018*(1-[.K315]*[.K315]))/(1+[.K315]*COS(RADIANS([.N315])))" office:value-type="float" office:value="0.990198569265813">
            <text:p>0.99</text:p>
          </table:table-cell>
          <table:table-cell table:formula="of:=[.M315]-0.00569-0.00478*SIN(RADIANS(125.04-1934.136*[.G315]))" office:value-type="float" office:value="228.276679975801">
            <text:p>228.28</text:p>
          </table:table-cell>
          <table:table-cell table:formula="of:=23+(26+((21.448-[.G315]*(46.815+[.G315]*(0.00059-[.G315]*0.001813))))/60)/60" office:value-type="float" office:value="23.4378789724413">
            <text:p>23.44</text:p>
          </table:table-cell>
          <table:table-cell table:formula="of:=[.Q315]+0.00256*COS(RADIANS(125.04-1934.136*[.G315]))" office:value-type="float" office:value="23.438102534112">
            <text:p>23.44</text:p>
          </table:table-cell>
          <table:table-cell table:formula="of:=DEGREES(ATAN2(COS(RADIANS([.P315]));COS(RADIANS([.R315]))*SIN(RADIANS([.P315]))))" office:value-type="float" office:value="-134.183225928063">
            <text:p>-134.18</text:p>
          </table:table-cell>
          <table:table-cell table:formula="of:=DEGREES(ASIN(SIN(RADIANS([.R315]))*SIN(RADIANS([.P315]))))" office:value-type="float" office:value="-17.2699256089349">
            <text:p>-17.27</text:p>
          </table:table-cell>
          <table:table-cell table:formula="of:=TAN(RADIANS([.R315]/2))*TAN(RADIANS([.R315]/2))" office:value-type="float" office:value="0.0430300407895121">
            <text:p>0.04</text:p>
          </table:table-cell>
          <table:table-cell table:formula="of:=4*DEGREES([.U315]*SIN(2*RADIANS([.I315]))-2*[.K315]*SIN(RADIANS([.J315]))+4*[.K315]*[.U315]*SIN(RADIANS([.J315]))*COS(2*RADIANS([.I315]))-0.5*[.U315]*[.U315]*SIN(4*RADIANS([.I315]))-1.25*[.K315]*[.K315]*SIN(2*RADIANS([.J315])))" office:value-type="float" office:value="16.0956190674592">
            <text:p>16.1</text:p>
          </table:table-cell>
          <table:table-cell table:formula="of:=DEGREES(ACOS(COS(RADIANS(90.833))/(COS(RADIANS([.$B$2]))*COS(RADIANS([.T315])))-TAN(RADIANS([.$B$2]))*TAN(RADIANS([.T315]))))" office:value-type="float" office:value="76.0548305895823">
            <text:p>76.05</text:p>
          </table:table-cell>
          <table:table-cell table:style-name="ce7" table:formula="of:=(720-4*[.$B$3]-[.V315]+[.$B$4]*60)/1440" office:value-type="float" office:value="0.488822486758709">
            <text:p>11:43:54</text:p>
          </table:table-cell>
          <table:table-cell table:style-name="ce7" table:formula="of:=([.X315]*1440-[.W315]*4)/1440" office:value-type="float" office:value="0.277559068454314">
            <text:p>6:39:41</text:p>
          </table:table-cell>
          <table:table-cell table:style-name="ce7" table:formula="of:=([.X315]*1440+[.W315]*4)/1440" office:value-type="float" office:value="0.700085905063104">
            <text:p>16:48:07</text:p>
          </table:table-cell>
          <table:table-cell table:formula="of:=8*[.W315]" office:value-type="float" office:value="608.438644716659">
            <text:p>608.44</text:p>
          </table:table-cell>
          <table:table-cell table:formula="of:=MOD([.E315]*1440+[.V315]+4*[.$B$3]-60*[.$B$4];1440)" office:value-type="float" office:value="736.095619067459">
            <text:p>736.1</text:p>
          </table:table-cell>
          <table:table-cell table:formula="of:=IF([.AB315]/4&lt;0;[.AB315]/4+180;[.AB315]/4-180)" office:value-type="float" office:value="4.0239047668648">
            <text:p>4.02</text:p>
          </table:table-cell>
          <table:table-cell table:formula="of:=DEGREES(ACOS(SIN(RADIANS([.$B$2]))*SIN(RADIANS([.T315]))+COS(RADIANS([.$B$2]))*COS(RADIANS([.T315]))*COS(RADIANS([.AC315]))))" office:value-type="float" office:value="57.3926616009434">
            <text:p>57.39</text:p>
          </table:table-cell>
          <table:table-cell table:formula="of:=90-[.AD315]" office:value-type="float" office:value="32.6073383990566">
            <text:p>32.61</text:p>
          </table:table-cell>
          <table:table-cell table:formula="of:=IF([.AE315]&gt;85;0;IF([.AE315]&gt;5;58.1/TAN(RADIANS([.AE315]))-0.07/POWER(TAN(RADIANS([.AE315]));3)+0.000086/POWER(TAN(RADIANS([.AE315]));5);IF([.AE315]&gt;-0.575;1735+[.AE315]*(-518.2+[.AE315]*(103.4+[.AE315]*(-12.79+[.AE315]*0.711)));-20.772/TAN(RADIANS([.AE315])))))/3600" office:value-type="float" office:value="0.0251545040095591">
            <text:p>0.03</text:p>
          </table:table-cell>
          <table:table-cell table:formula="of:=[.AE315]+[.AF315]" office:value-type="float" office:value="32.6324929030662">
            <text:p>32.63</text:p>
          </table:table-cell>
          <table:table-cell table:formula="of:=IF([.AC315]&gt;0;MOD(DEGREES(ACOS(((SIN(RADIANS([.$B$2]))*COS(RADIANS([.AD315])))-SIN(RADIANS([.T315])))/(COS(RADIANS([.$B$2]))*SIN(RADIANS([.AD315])))))+180;360);MOD(540-DEGREES(ACOS(((SIN(RADIANS([.$B$2]))*COS(RADIANS([.AD315])))-SIN(RADIANS([.T315])))/(COS(RADIANS([.$B$2]))*SIN(RADIANS([.AD315])))));360))" office:value-type="float" office:value="184.562526797523">
            <text:p>184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5]+1" office:value-type="date" office:date-value="2010-11-11">
            <text:p>11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6]+2415018.5+[.E316]-[.$B$4]/24" office:value-type="float" office:value="2455512.29166667">
            <text:p>2455512.29</text:p>
          </table:table-cell>
          <table:table-cell table:style-name="ce9" table:formula="of:=([.F316]-2451545)/36525" office:value-type="float" office:value="0.108618526123655">
            <text:p>0.10861853</text:p>
          </table:table-cell>
          <table:table-cell/>
          <table:table-cell table:formula="of:=MOD(280.46646+[.G316]*(36000.76983+[.G316]*0.0003032);360)" office:value-type="float" office:value="230.817021828707">
            <text:p>230.82</text:p>
          </table:table-cell>
          <table:table-cell table:formula="of:=357.52911+[.G316]*(35999.05029-0.0001537*[.G316])" office:value-type="float" office:value="4267.6928925378">
            <text:p>4267.69</text:p>
          </table:table-cell>
          <table:table-cell table:formula="of:=0.016708634-[.G316]*(0.000042037+0.0000001267*[.G316])" office:value-type="float" office:value="0.0167040665082127">
            <text:p>0.02</text:p>
          </table:table-cell>
          <table:table-cell table:formula="of:=SIN(RADIANS([.J316]))*(1.914602-[.G316]*(0.004817+0.000014*[.G316]))+SIN(RADIANS(2*[.J316]))*(0.019993-0.000101*[.G316])+SIN(RADIANS(3*[.J316]))*0.000289" office:value-type="float" office:value="-1.53405806569314">
            <text:p>-1.53</text:p>
          </table:table-cell>
          <table:table-cell table:formula="of:=[.I316]+[.L316]" office:value-type="float" office:value="229.282963763014">
            <text:p>229.28</text:p>
          </table:table-cell>
          <table:table-cell table:formula="of:=[.J316]+[.L316]" office:value-type="float" office:value="4266.1588344721">
            <text:p>4266.16</text:p>
          </table:table-cell>
          <table:table-cell table:formula="of:=(1.000001018*(1-[.K316]*[.K316]))/(1+[.K316]*COS(RADIANS([.N316])))" office:value-type="float" office:value="0.989965065356315">
            <text:p>0.99</text:p>
          </table:table-cell>
          <table:table-cell table:formula="of:=[.M316]-0.00569-0.00478*SIN(RADIANS(125.04-1934.136*[.G316]))" office:value-type="float" office:value="229.282035885">
            <text:p>229.28</text:p>
          </table:table-cell>
          <table:table-cell table:formula="of:=23+(26+((21.448-[.G316]*(46.815+[.G316]*(0.00059-[.G316]*0.001813))))/60)/60" office:value-type="float" office:value="23.4378786164061">
            <text:p>23.44</text:p>
          </table:table-cell>
          <table:table-cell table:formula="of:=[.Q316]+0.00256*COS(RADIANS(125.04-1934.136*[.G316]))" office:value-type="float" office:value="23.4380998210243">
            <text:p>23.44</text:p>
          </table:table-cell>
          <table:table-cell table:formula="of:=DEGREES(ATAN2(COS(RADIANS([.P316]));COS(RADIANS([.R316]))*SIN(RADIANS([.P316]))))" office:value-type="float" office:value="-133.170137890541">
            <text:p>-133.17</text:p>
          </table:table-cell>
          <table:table-cell table:formula="of:=DEGREES(ASIN(SIN(RADIANS([.R316]))*SIN(RADIANS([.P316]))))" office:value-type="float" office:value="-17.5460795565207">
            <text:p>-17.55</text:p>
          </table:table-cell>
          <table:table-cell table:formula="of:=TAN(RADIANS([.R316]/2))*TAN(RADIANS([.R316]/2))" office:value-type="float" office:value="0.0430300305442311">
            <text:p>0.04</text:p>
          </table:table-cell>
          <table:table-cell table:formula="of:=4*DEGREES([.U316]*SIN(2*RADIANS([.I316]))-2*[.K316]*SIN(RADIANS([.J316]))+4*[.K316]*[.U316]*SIN(RADIANS([.J316]))*COS(2*RADIANS([.I316]))-0.5*[.U316]*[.U316]*SIN(4*RADIANS([.I316]))-1.25*[.K316]*[.K316]*SIN(2*RADIANS([.J316])))" office:value-type="float" office:value="15.9841123362955">
            <text:p>15.98</text:p>
          </table:table-cell>
          <table:table-cell table:formula="of:=DEGREES(ACOS(COS(RADIANS(90.833))/(COS(RADIANS([.$B$2]))*COS(RADIANS([.T316])))-TAN(RADIANS([.$B$2]))*TAN(RADIANS([.T316]))))" office:value-type="float" office:value="75.7942278305898">
            <text:p>75.79</text:p>
          </table:table-cell>
          <table:table-cell table:style-name="ce7" table:formula="of:=(720-4*[.$B$3]-[.V316]+[.$B$4]*60)/1440" office:value-type="float" office:value="0.488899921988684">
            <text:p>11:44:01</text:p>
          </table:table-cell>
          <table:table-cell table:style-name="ce7" table:formula="of:=([.X316]*1440-[.W316]*4)/1440" office:value-type="float" office:value="0.278360400237045">
            <text:p>6:40:50</text:p>
          </table:table-cell>
          <table:table-cell table:style-name="ce7" table:formula="of:=([.X316]*1440+[.W316]*4)/1440" office:value-type="float" office:value="0.699439443740322">
            <text:p>16:47:12</text:p>
          </table:table-cell>
          <table:table-cell table:formula="of:=8*[.W316]" office:value-type="float" office:value="606.353822644719">
            <text:p>606.35</text:p>
          </table:table-cell>
          <table:table-cell table:formula="of:=MOD([.E316]*1440+[.V316]+4*[.$B$3]-60*[.$B$4];1440)" office:value-type="float" office:value="735.984112336296">
            <text:p>735.98</text:p>
          </table:table-cell>
          <table:table-cell table:formula="of:=IF([.AB316]/4&lt;0;[.AB316]/4+180;[.AB316]/4-180)" office:value-type="float" office:value="3.99602808407388">
            <text:p>4</text:p>
          </table:table-cell>
          <table:table-cell table:formula="of:=DEGREES(ACOS(SIN(RADIANS([.$B$2]))*SIN(RADIANS([.T316]))+COS(RADIANS([.$B$2]))*COS(RADIANS([.T316]))*COS(RADIANS([.AC316]))))" office:value-type="float" office:value="57.666569300531">
            <text:p>57.67</text:p>
          </table:table-cell>
          <table:table-cell table:formula="of:=90-[.AD316]" office:value-type="float" office:value="32.333430699469">
            <text:p>32.33</text:p>
          </table:table-cell>
          <table:table-cell table:formula="of:=IF([.AE316]&gt;85;0;IF([.AE316]&gt;5;58.1/TAN(RADIANS([.AE316]))-0.07/POWER(TAN(RADIANS([.AE316]));3)+0.000086/POWER(TAN(RADIANS([.AE316]));5);IF([.AE316]&gt;-0.575;1735+[.AE316]*(-518.2+[.AE316]*(103.4+[.AE316]*(-12.79+[.AE316]*0.711)));-20.772/TAN(RADIANS([.AE316])))))/3600" office:value-type="float" office:value="0.0254198178633625">
            <text:p>0.03</text:p>
          </table:table-cell>
          <table:table-cell table:formula="of:=[.AE316]+[.AF316]" office:value-type="float" office:value="32.3588505173324">
            <text:p>32.36</text:p>
          </table:table-cell>
          <table:table-cell table:formula="of:=IF([.AC316]&gt;0;MOD(DEGREES(ACOS(((SIN(RADIANS([.$B$2]))*COS(RADIANS([.AD316])))-SIN(RADIANS([.T316])))/(COS(RADIANS([.$B$2]))*SIN(RADIANS([.AD316])))))+180;360);MOD(540-DEGREES(ACOS(((SIN(RADIANS([.$B$2]))*COS(RADIANS([.AD316])))-SIN(RADIANS([.T316])))/(COS(RADIANS([.$B$2]))*SIN(RADIANS([.AD316])))));360))" office:value-type="float" office:value="184.510277624315">
            <text:p>184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6]+1" office:value-type="date" office:date-value="2010-11-12">
            <text:p>11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7]+2415018.5+[.E317]-[.$B$4]/24" office:value-type="float" office:value="2455513.29166667">
            <text:p>2455513.29</text:p>
          </table:table-cell>
          <table:table-cell table:style-name="ce9" table:formula="of:=([.F317]-2451545)/36525" office:value-type="float" office:value="0.108645904631527">
            <text:p>0.10864590</text:p>
          </table:table-cell>
          <table:table-cell/>
          <table:table-cell table:formula="of:=MOD(280.46646+[.G317]*(36000.76983+[.G317]*0.0003032);360)" office:value-type="float" office:value="231.802669190674">
            <text:p>231.8</text:p>
          </table:table-cell>
          <table:table-cell table:formula="of:=357.52911+[.G317]*(35999.05029-0.0001537*[.G317])" office:value-type="float" office:value="4268.67849281861">
            <text:p>4268.68</text:p>
          </table:table-cell>
          <table:table-cell table:formula="of:=0.016708634-[.G317]*(0.000042037+0.0000001267*[.G317])" office:value-type="float" office:value="0.0167040653565487">
            <text:p>0.02</text:p>
          </table:table-cell>
          <table:table-cell table:formula="of:=SIN(RADIANS([.J317]))*(1.914602-[.G317]*(0.004817+0.000014*[.G317]))+SIN(RADIANS(2*[.J317]))*(0.019993-0.000101*[.G317])+SIN(RADIANS(3*[.J317]))*0.000289" office:value-type="float" office:value="-1.51387854583346">
            <text:p>-1.51</text:p>
          </table:table-cell>
          <table:table-cell table:formula="of:=[.I317]+[.L317]" office:value-type="float" office:value="230.288790644841">
            <text:p>230.29</text:p>
          </table:table-cell>
          <table:table-cell table:formula="of:=[.J317]+[.L317]" office:value-type="float" office:value="4267.16461427277">
            <text:p>4267.16</text:p>
          </table:table-cell>
          <table:table-cell table:formula="of:=(1.000001018*(1-[.K317]*[.K317]))/(1+[.K317]*COS(RADIANS([.N317])))" office:value-type="float" office:value="0.989734537259766">
            <text:p>0.99</text:p>
          </table:table-cell>
          <table:table-cell table:formula="of:=[.M317]-0.00569-0.00478*SIN(RADIANS(125.04-1934.136*[.G317]))" office:value-type="float" office:value="230.287863146523">
            <text:p>230.29</text:p>
          </table:table-cell>
          <table:table-cell table:formula="of:=23+(26+((21.448-[.G317]*(46.815+[.G317]*(0.00059-[.G317]*0.001813))))/60)/60" office:value-type="float" office:value="23.437878260371">
            <text:p>23.44</text:p>
          </table:table-cell>
          <table:table-cell table:formula="of:=[.Q317]+0.00256*COS(RADIANS(125.04-1934.136*[.G317]))" office:value-type="float" office:value="23.4380971077476">
            <text:p>23.44</text:p>
          </table:table-cell>
          <table:table-cell table:formula="of:=DEGREES(ATAN2(COS(RADIANS([.P317]));COS(RADIANS([.R317]))*SIN(RADIANS([.P317]))))" office:value-type="float" office:value="-132.15350932138">
            <text:p>-132.15</text:p>
          </table:table-cell>
          <table:table-cell table:formula="of:=DEGREES(ASIN(SIN(RADIANS([.R317]))*SIN(RADIANS([.P317]))))" office:value-type="float" office:value="-17.8171946883104">
            <text:p>-17.82</text:p>
          </table:table-cell>
          <table:table-cell table:formula="of:=TAN(RADIANS([.R317]/2))*TAN(RADIANS([.R317]/2))" office:value-type="float" office:value="0.043030020298238">
            <text:p>0.04</text:p>
          </table:table-cell>
          <table:table-cell table:formula="of:=4*DEGREES([.U317]*SIN(2*RADIANS([.I317]))-2*[.K317]*SIN(RADIANS([.J317]))+4*[.K317]*[.U317]*SIN(RADIANS([.J317]))*COS(2*RADIANS([.I317]))-0.5*[.U317]*[.U317]*SIN(4*RADIANS([.I317]))-1.25*[.K317]*[.K317]*SIN(2*RADIANS([.J317])))" office:value-type="float" office:value="15.8582692462129">
            <text:p>15.86</text:p>
          </table:table-cell>
          <table:table-cell table:formula="of:=DEGREES(ACOS(COS(RADIANS(90.833))/(COS(RADIANS([.$B$2]))*COS(RADIANS([.T317])))-TAN(RADIANS([.$B$2]))*TAN(RADIANS([.T317]))))" office:value-type="float" office:value="75.5373394932208">
            <text:p>75.54</text:p>
          </table:table-cell>
          <table:table-cell table:style-name="ce7" table:formula="of:=(720-4*[.$B$3]-[.V317]+[.$B$4]*60)/1440" office:value-type="float" office:value="0.488987313023463">
            <text:p>11:44:09</text:p>
          </table:table-cell>
          <table:table-cell table:style-name="ce7" table:formula="of:=([.X317]*1440-[.W317]*4)/1440" office:value-type="float" office:value="0.279161369986739">
            <text:p>6:42:00</text:p>
          </table:table-cell>
          <table:table-cell table:style-name="ce7" table:formula="of:=([.X317]*1440+[.W317]*4)/1440" office:value-type="float" office:value="0.698813256060187">
            <text:p>16:46:17</text:p>
          </table:table-cell>
          <table:table-cell table:formula="of:=8*[.W317]" office:value-type="float" office:value="604.298715945766">
            <text:p>604.3</text:p>
          </table:table-cell>
          <table:table-cell table:formula="of:=MOD([.E317]*1440+[.V317]+4*[.$B$3]-60*[.$B$4];1440)" office:value-type="float" office:value="735.858269246213">
            <text:p>735.86</text:p>
          </table:table-cell>
          <table:table-cell table:formula="of:=IF([.AB317]/4&lt;0;[.AB317]/4+180;[.AB317]/4-180)" office:value-type="float" office:value="3.96456731155322">
            <text:p>3.96</text:p>
          </table:table-cell>
          <table:table-cell table:formula="of:=DEGREES(ACOS(SIN(RADIANS([.$B$2]))*SIN(RADIANS([.T317]))+COS(RADIANS([.$B$2]))*COS(RADIANS([.T317]))*COS(RADIANS([.AC317]))))" office:value-type="float" office:value="57.9352650734266">
            <text:p>57.94</text:p>
          </table:table-cell>
          <table:table-cell table:formula="of:=90-[.AD317]" office:value-type="float" office:value="32.0647349265734">
            <text:p>32.06</text:p>
          </table:table-cell>
          <table:table-cell table:formula="of:=IF([.AE317]&gt;85;0;IF([.AE317]&gt;5;58.1/TAN(RADIANS([.AE317]))-0.07/POWER(TAN(RADIANS([.AE317]));3)+0.000086/POWER(TAN(RADIANS([.AE317]));5);IF([.AE317]&gt;-0.575;1735+[.AE317]*(-518.2+[.AE317]*(103.4+[.AE317]*(-12.79+[.AE317]*0.711)));-20.772/TAN(RADIANS([.AE317])))))/3600" office:value-type="float" office:value="0.0256839563115131">
            <text:p>0.03</text:p>
          </table:table-cell>
          <table:table-cell table:formula="of:=[.AE317]+[.AF317]" office:value-type="float" office:value="32.090418882885">
            <text:p>32.09</text:p>
          </table:table-cell>
          <table:table-cell table:formula="of:=IF([.AC317]&gt;0;MOD(DEGREES(ACOS(((SIN(RADIANS([.$B$2]))*COS(RADIANS([.AD317])))-SIN(RADIANS([.T317])))/(COS(RADIANS([.$B$2]))*SIN(RADIANS([.AD317])))))+180;360);MOD(540-DEGREES(ACOS(((SIN(RADIANS([.$B$2]))*COS(RADIANS([.AD317])))-SIN(RADIANS([.T317])))/(COS(RADIANS([.$B$2]))*SIN(RADIANS([.AD317])))));360))" office:value-type="float" office:value="184.454792221347">
            <text:p>184.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7]+1" office:value-type="date" office:date-value="2010-11-13">
            <text:p>11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8]+2415018.5+[.E318]-[.$B$4]/24" office:value-type="float" office:value="2455514.29166667">
            <text:p>2455514.29</text:p>
          </table:table-cell>
          <table:table-cell table:style-name="ce9" table:formula="of:=([.F318]-2451545)/36525" office:value-type="float" office:value="0.108673283139398">
            <text:p>0.10867328</text:p>
          </table:table-cell>
          <table:table-cell/>
          <table:table-cell table:formula="of:=MOD(280.46646+[.G318]*(36000.76983+[.G318]*0.0003032);360)" office:value-type="float" office:value="232.788316552643">
            <text:p>232.79</text:p>
          </table:table-cell>
          <table:table-cell table:formula="of:=357.52911+[.G318]*(35999.05029-0.0001537*[.G318])" office:value-type="float" office:value="4269.66409309942">
            <text:p>4269.66</text:p>
          </table:table-cell>
          <table:table-cell table:formula="of:=0.016708634-[.G318]*(0.000042037+0.0000001267*[.G318])" office:value-type="float" office:value="0.0167040642048846">
            <text:p>0.02</text:p>
          </table:table-cell>
          <table:table-cell table:formula="of:=SIN(RADIANS([.J318]))*(1.914602-[.G318]*(0.004817+0.000014*[.G318]))+SIN(RADIANS(2*[.J318]))*(0.019993-0.000101*[.G318])+SIN(RADIANS(3*[.J318]))*0.000289" office:value-type="float" office:value="-1.49323346490804">
            <text:p>-1.49</text:p>
          </table:table-cell>
          <table:table-cell table:formula="of:=[.I318]+[.L318]" office:value-type="float" office:value="231.295083087735">
            <text:p>231.3</text:p>
          </table:table-cell>
          <table:table-cell table:formula="of:=[.J318]+[.L318]" office:value-type="float" office:value="4268.17085963451">
            <text:p>4268.17</text:p>
          </table:table-cell>
          <table:table-cell table:formula="of:=(1.000001018*(1-[.K318]*[.K318]))/(1+[.K318]*COS(RADIANS([.N318])))" office:value-type="float" office:value="0.989507057413839">
            <text:p>0.99</text:p>
          </table:table-cell>
          <table:table-cell table:formula="of:=[.M318]-0.00569-0.00478*SIN(RADIANS(125.04-1934.136*[.G318]))" office:value-type="float" office:value="231.294155965045">
            <text:p>231.29</text:p>
          </table:table-cell>
          <table:table-cell table:formula="of:=23+(26+((21.448-[.G318]*(46.815+[.G318]*(0.00059-[.G318]*0.001813))))/60)/60" office:value-type="float" office:value="23.4378779043358">
            <text:p>23.44</text:p>
          </table:table-cell>
          <table:table-cell table:formula="of:=[.Q318]+0.00256*COS(RADIANS(125.04-1934.136*[.G318]))" office:value-type="float" office:value="23.438094394284">
            <text:p>23.44</text:p>
          </table:table-cell>
          <table:table-cell table:formula="of:=DEGREES(ATAN2(COS(RADIANS([.P318]));COS(RADIANS([.R318]))*SIN(RADIANS([.P318]))))" office:value-type="float" office:value="-131.133341453651">
            <text:p>-131.13</text:p>
          </table:table-cell>
          <table:table-cell table:formula="of:=DEGREES(ASIN(SIN(RADIANS([.R318]))*SIN(RADIANS([.P318]))))" office:value-type="float" office:value="-18.0831610530221">
            <text:p>-18.08</text:p>
          </table:table-cell>
          <table:table-cell table:formula="of:=TAN(RADIANS([.R318]/2))*TAN(RADIANS([.R318]/2))" office:value-type="float" office:value="0.0430300100515402">
            <text:p>0.04</text:p>
          </table:table-cell>
          <table:table-cell table:formula="of:=4*DEGREES([.U318]*SIN(2*RADIANS([.I318]))-2*[.K318]*SIN(RADIANS([.J318]))+4*[.K318]*[.U318]*SIN(RADIANS([.J318]))*COS(2*RADIANS([.I318]))-0.5*[.U318]*[.U318]*SIN(4*RADIANS([.I318]))-1.25*[.K318]*[.K318]*SIN(2*RADIANS([.J318])))" office:value-type="float" office:value="15.7181082550577">
            <text:p>15.72</text:p>
          </table:table-cell>
          <table:table-cell table:formula="of:=DEGREES(ACOS(COS(RADIANS(90.833))/(COS(RADIANS([.$B$2]))*COS(RADIANS([.T318])))-TAN(RADIANS([.$B$2]))*TAN(RADIANS([.T318]))))" office:value-type="float" office:value="75.2843049010538">
            <text:p>75.28</text:p>
          </table:table-cell>
          <table:table-cell table:style-name="ce7" table:formula="of:=(720-4*[.$B$3]-[.V318]+[.$B$4]*60)/1440" office:value-type="float" office:value="0.489084647045099">
            <text:p>11:44:17</text:p>
          </table:table-cell>
          <table:table-cell table:style-name="ce7" table:formula="of:=([.X318]*1440-[.W318]*4)/1440" office:value-type="float" office:value="0.279961577875505">
            <text:p>6:43:09</text:p>
          </table:table-cell>
          <table:table-cell table:style-name="ce7" table:formula="of:=([.X318]*1440+[.W318]*4)/1440" office:value-type="float" office:value="0.698207716214693">
            <text:p>16:45:25</text:p>
          </table:table-cell>
          <table:table-cell table:formula="of:=8*[.W318]" office:value-type="float" office:value="602.27443920843">
            <text:p>602.27</text:p>
          </table:table-cell>
          <table:table-cell table:formula="of:=MOD([.E318]*1440+[.V318]+4*[.$B$3]-60*[.$B$4];1440)" office:value-type="float" office:value="735.718108255058">
            <text:p>735.72</text:p>
          </table:table-cell>
          <table:table-cell table:formula="of:=IF([.AB318]/4&lt;0;[.AB318]/4+180;[.AB318]/4-180)" office:value-type="float" office:value="3.92952706376443">
            <text:p>3.93</text:p>
          </table:table-cell>
          <table:table-cell table:formula="of:=DEGREES(ACOS(SIN(RADIANS([.$B$2]))*SIN(RADIANS([.T318]))+COS(RADIANS([.$B$2]))*COS(RADIANS([.T318]))*COS(RADIANS([.AC318]))))" office:value-type="float" office:value="58.1986463538354">
            <text:p>58.2</text:p>
          </table:table-cell>
          <table:table-cell table:formula="of:=90-[.AD318]" office:value-type="float" office:value="31.8013536461646">
            <text:p>31.8</text:p>
          </table:table-cell>
          <table:table-cell table:formula="of:=IF([.AE318]&gt;85;0;IF([.AE318]&gt;5;58.1/TAN(RADIANS([.AE318]))-0.07/POWER(TAN(RADIANS([.AE318]));3)+0.000086/POWER(TAN(RADIANS([.AE318]));5);IF([.AE318]&gt;-0.575;1735+[.AE318]*(-518.2+[.AE318]*(103.4+[.AE318]*(-12.79+[.AE318]*0.711)));-20.772/TAN(RADIANS([.AE318])))))/3600" office:value-type="float" office:value="0.0259466870414453">
            <text:p>0.03</text:p>
          </table:table-cell>
          <table:table-cell table:formula="of:=[.AE318]+[.AF318]" office:value-type="float" office:value="31.827300333206">
            <text:p>31.83</text:p>
          </table:table-cell>
          <table:table-cell table:formula="of:=IF([.AC318]&gt;0;MOD(DEGREES(ACOS(((SIN(RADIANS([.$B$2]))*COS(RADIANS([.AD318])))-SIN(RADIANS([.T318])))/(COS(RADIANS([.$B$2]))*SIN(RADIANS([.AD318])))))+180;360);MOD(540-DEGREES(ACOS(((SIN(RADIANS([.$B$2]))*COS(RADIANS([.AD318])))-SIN(RADIANS([.T318])))/(COS(RADIANS([.$B$2]))*SIN(RADIANS([.AD318])))));360))" office:value-type="float" office:value="184.396116978449">
            <text:p>184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8]+1" office:value-type="date" office:date-value="2010-11-14">
            <text:p>11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9]+2415018.5+[.E319]-[.$B$4]/24" office:value-type="float" office:value="2455515.29166667">
            <text:p>2455515.29</text:p>
          </table:table-cell>
          <table:table-cell table:style-name="ce9" table:formula="of:=([.F319]-2451545)/36525" office:value-type="float" office:value="0.108700661647269">
            <text:p>0.10870066</text:p>
          </table:table-cell>
          <table:table-cell/>
          <table:table-cell table:formula="of:=MOD(280.46646+[.G319]*(36000.76983+[.G319]*0.0003032);360)" office:value-type="float" office:value="233.773963914612">
            <text:p>233.77</text:p>
          </table:table-cell>
          <table:table-cell table:formula="of:=357.52911+[.G319]*(35999.05029-0.0001537*[.G319])" office:value-type="float" office:value="4270.64969338023">
            <text:p>4270.65</text:p>
          </table:table-cell>
          <table:table-cell table:formula="of:=0.016708634-[.G319]*(0.000042037+0.0000001267*[.G319])" office:value-type="float" office:value="0.0167040630532202">
            <text:p>0.02</text:p>
          </table:table-cell>
          <table:table-cell table:formula="of:=SIN(RADIANS([.J319]))*(1.914602-[.G319]*(0.004817+0.000014*[.G319]))+SIN(RADIANS(2*[.J319]))*(0.019993-0.000101*[.G319])+SIN(RADIANS(3*[.J319]))*0.000289" office:value-type="float" office:value="-1.47212877728378">
            <text:p>-1.47</text:p>
          </table:table-cell>
          <table:table-cell table:formula="of:=[.I319]+[.L319]" office:value-type="float" office:value="232.301835137328">
            <text:p>232.3</text:p>
          </table:table-cell>
          <table:table-cell table:formula="of:=[.J319]+[.L319]" office:value-type="float" office:value="4269.17756460295">
            <text:p>4269.18</text:p>
          </table:table-cell>
          <table:table-cell table:formula="of:=(1.000001018*(1-[.K319]*[.K319]))/(1+[.K319]*COS(RADIANS([.N319])))" office:value-type="float" office:value="0.989282697396672">
            <text:p>0.99</text:p>
          </table:table-cell>
          <table:table-cell table:formula="of:=[.M319]-0.00569-0.00478*SIN(RADIANS(125.04-1934.136*[.G319]))" office:value-type="float" office:value="232.300908386198">
            <text:p>232.3</text:p>
          </table:table-cell>
          <table:table-cell table:formula="of:=23+(26+((21.448-[.G319]*(46.815+[.G319]*(0.00059-[.G319]*0.001813))))/60)/60" office:value-type="float" office:value="23.4378775483006">
            <text:p>23.44</text:p>
          </table:table-cell>
          <table:table-cell table:formula="of:=[.Q319]+0.00256*COS(RADIANS(125.04-1934.136*[.G319]))" office:value-type="float" office:value="23.4380916806355">
            <text:p>23.44</text:p>
          </table:table-cell>
          <table:table-cell table:formula="of:=DEGREES(ATAN2(COS(RADIANS([.P319]));COS(RADIANS([.R319]))*SIN(RADIANS([.P319]))))" office:value-type="float" office:value="-130.109639735609">
            <text:p>-130.11</text:p>
          </table:table-cell>
          <table:table-cell table:formula="of:=DEGREES(ASIN(SIN(RADIANS([.R319]))*SIN(RADIANS([.P319]))))" office:value-type="float" office:value="-18.3438694050327">
            <text:p>-18.34</text:p>
          </table:table-cell>
          <table:table-cell table:formula="of:=TAN(RADIANS([.R319]/2))*TAN(RADIANS([.R319]/2))" office:value-type="float" office:value="0.0430299998041455">
            <text:p>0.04</text:p>
          </table:table-cell>
          <table:table-cell table:formula="of:=4*DEGREES([.U319]*SIN(2*RADIANS([.I319]))-2*[.K319]*SIN(RADIANS([.J319]))+4*[.K319]*[.U319]*SIN(RADIANS([.J319]))*COS(2*RADIANS([.I319]))-0.5*[.U319]*[.U319]*SIN(4*RADIANS([.I319]))-1.25*[.K319]*[.K319]*SIN(2*RADIANS([.J319])))" office:value-type="float" office:value="15.5636658908193">
            <text:p>15.56</text:p>
          </table:table-cell>
          <table:table-cell table:formula="of:=DEGREES(ACOS(COS(RADIANS(90.833))/(COS(RADIANS([.$B$2]))*COS(RADIANS([.T319])))-TAN(RADIANS([.$B$2]))*TAN(RADIANS([.T319]))))" office:value-type="float" office:value="75.0352655293893">
            <text:p>75.04</text:p>
          </table:table-cell>
          <table:table-cell table:style-name="ce7" table:formula="of:=(720-4*[.$B$3]-[.V319]+[.$B$4]*60)/1440" office:value-type="float" office:value="0.489191898686931">
            <text:p>11:44:26</text:p>
          </table:table-cell>
          <table:table-cell table:style-name="ce7" table:formula="of:=([.X319]*1440-[.W319]*4)/1440" office:value-type="float" office:value="0.280760605549739">
            <text:p>6:44:18</text:p>
          </table:table-cell>
          <table:table-cell table:style-name="ce7" table:formula="of:=([.X319]*1440+[.W319]*4)/1440" office:value-type="float" office:value="0.697623191824123">
            <text:p>16:44:35</text:p>
          </table:table-cell>
          <table:table-cell table:formula="of:=8*[.W319]" office:value-type="float" office:value="600.282124235114">
            <text:p>600.28</text:p>
          </table:table-cell>
          <table:table-cell table:formula="of:=MOD([.E319]*1440+[.V319]+4*[.$B$3]-60*[.$B$4];1440)" office:value-type="float" office:value="735.563665890819">
            <text:p>735.56</text:p>
          </table:table-cell>
          <table:table-cell table:formula="of:=IF([.AB319]/4&lt;0;[.AB319]/4+180;[.AB319]/4-180)" office:value-type="float" office:value="3.89091647270484">
            <text:p>3.89</text:p>
          </table:table-cell>
          <table:table-cell table:formula="of:=DEGREES(ACOS(SIN(RADIANS([.$B$2]))*SIN(RADIANS([.T319]))+COS(RADIANS([.$B$2]))*COS(RADIANS([.T319]))*COS(RADIANS([.AC319]))))" office:value-type="float" office:value="58.4566118843031">
            <text:p>58.46</text:p>
          </table:table-cell>
          <table:table-cell table:formula="of:=90-[.AD319]" office:value-type="float" office:value="31.5433881156969">
            <text:p>31.54</text:p>
          </table:table-cell>
          <table:table-cell table:formula="of:=IF([.AE319]&gt;85;0;IF([.AE319]&gt;5;58.1/TAN(RADIANS([.AE319]))-0.07/POWER(TAN(RADIANS([.AE319]));3)+0.000086/POWER(TAN(RADIANS([.AE319]));5);IF([.AE319]&gt;-0.575;1735+[.AE319]*(-518.2+[.AE319]*(103.4+[.AE319]*(-12.79+[.AE319]*0.711)));-20.772/TAN(RADIANS([.AE319])))))/3600" office:value-type="float" office:value="0.0262077694025192">
            <text:p>0.03</text:p>
          </table:table-cell>
          <table:table-cell table:formula="of:=[.AE319]+[.AF319]" office:value-type="float" office:value="31.5695958850994">
            <text:p>31.57</text:p>
          </table:table-cell>
          <table:table-cell table:formula="of:=IF([.AC319]&gt;0;MOD(DEGREES(ACOS(((SIN(RADIANS([.$B$2]))*COS(RADIANS([.AD319])))-SIN(RADIANS([.T319])))/(COS(RADIANS([.$B$2]))*SIN(RADIANS([.AD319])))))+180;360);MOD(540-DEGREES(ACOS(((SIN(RADIANS([.$B$2]))*COS(RADIANS([.AD319])))-SIN(RADIANS([.T319])))/(COS(RADIANS([.$B$2]))*SIN(RADIANS([.AD319])))));360))" office:value-type="float" office:value="184.334300674184">
            <text:p>184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9]+1" office:value-type="date" office:date-value="2010-11-15">
            <text:p>11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0]+2415018.5+[.E320]-[.$B$4]/24" office:value-type="float" office:value="2455516.29166667">
            <text:p>2455516.29</text:p>
          </table:table-cell>
          <table:table-cell table:style-name="ce9" table:formula="of:=([.F320]-2451545)/36525" office:value-type="float" office:value="0.108728040155141">
            <text:p>0.10872804</text:p>
          </table:table-cell>
          <table:table-cell/>
          <table:table-cell table:formula="of:=MOD(280.46646+[.G320]*(36000.76983+[.G320]*0.0003032);360)" office:value-type="float" office:value="234.759611276581">
            <text:p>234.76</text:p>
          </table:table-cell>
          <table:table-cell table:formula="of:=357.52911+[.G320]*(35999.05029-0.0001537*[.G320])" office:value-type="float" office:value="4271.63529366104">
            <text:p>4271.64</text:p>
          </table:table-cell>
          <table:table-cell table:formula="of:=0.016708634-[.G320]*(0.000042037+0.0000001267*[.G320])" office:value-type="float" office:value="0.0167040619015556">
            <text:p>0.02</text:p>
          </table:table-cell>
          <table:table-cell table:formula="of:=SIN(RADIANS([.J320]))*(1.914602-[.G320]*(0.004817+0.000014*[.G320]))+SIN(RADIANS(2*[.J320]))*(0.019993-0.000101*[.G320])+SIN(RADIANS(3*[.J320]))*0.000289" office:value-type="float" office:value="-1.45057059483533">
            <text:p>-1.45</text:p>
          </table:table-cell>
          <table:table-cell table:formula="of:=[.I320]+[.L320]" office:value-type="float" office:value="233.309040681746">
            <text:p>233.31</text:p>
          </table:table-cell>
          <table:table-cell table:formula="of:=[.J320]+[.L320]" office:value-type="float" office:value="4270.1847230662">
            <text:p>4270.18</text:p>
          </table:table-cell>
          <table:table-cell table:formula="of:=(1.000001018*(1-[.K320]*[.K320]))/(1+[.K320]*COS(RADIANS([.N320])))" office:value-type="float" office:value="0.989061527900507">
            <text:p>0.99</text:p>
          </table:table-cell>
          <table:table-cell table:formula="of:=[.M320]-0.00569-0.00478*SIN(RADIANS(125.04-1934.136*[.G320]))" office:value-type="float" office:value="233.308114298107">
            <text:p>233.31</text:p>
          </table:table-cell>
          <table:table-cell table:formula="of:=23+(26+((21.448-[.G320]*(46.815+[.G320]*(0.00059-[.G320]*0.001813))))/60)/60" office:value-type="float" office:value="23.4378771922655">
            <text:p>23.44</text:p>
          </table:table-cell>
          <table:table-cell table:formula="of:=[.Q320]+0.00256*COS(RADIANS(125.04-1934.136*[.G320]))" office:value-type="float" office:value="23.438088966804">
            <text:p>23.44</text:p>
          </table:table-cell>
          <table:table-cell table:formula="of:=DEGREES(ATAN2(COS(RADIANS([.P320]));COS(RADIANS([.R320]))*SIN(RADIANS([.P320]))))" office:value-type="float" office:value="-129.08241391596">
            <text:p>-129.08</text:p>
          </table:table-cell>
          <table:table-cell table:formula="of:=DEGREES(ASIN(SIN(RADIANS([.R320]))*SIN(RADIANS([.P320]))))" office:value-type="float" office:value="-18.5992112961576">
            <text:p>-18.6</text:p>
          </table:table-cell>
          <table:table-cell table:formula="of:=TAN(RADIANS([.R320]/2))*TAN(RADIANS([.R320]/2))" office:value-type="float" office:value="0.0430299895560614">
            <text:p>0.04</text:p>
          </table:table-cell>
          <table:table-cell table:formula="of:=4*DEGREES([.U320]*SIN(2*RADIANS([.I320]))-2*[.K320]*SIN(RADIANS([.J320]))+4*[.K320]*[.U320]*SIN(RADIANS([.J320]))*COS(2*RADIANS([.I320]))-0.5*[.U320]*[.U320]*SIN(4*RADIANS([.I320]))-1.25*[.K320]*[.K320]*SIN(2*RADIANS([.J320])))" office:value-type="float" office:value="15.3949969825694">
            <text:p>15.39</text:p>
          </table:table-cell>
          <table:table-cell table:formula="of:=DEGREES(ACOS(COS(RADIANS(90.833))/(COS(RADIANS([.$B$2]))*COS(RADIANS([.T320])))-TAN(RADIANS([.$B$2]))*TAN(RADIANS([.T320]))))" office:value-type="float" office:value="74.7903648464064">
            <text:p>74.79</text:p>
          </table:table-cell>
          <table:table-cell table:style-name="ce7" table:formula="of:=(720-4*[.$B$3]-[.V320]+[.$B$4]*60)/1440" office:value-type="float" office:value="0.489309029873216">
            <text:p>11:44:36</text:p>
          </table:table-cell>
          <table:table-cell table:style-name="ce7" table:formula="of:=([.X320]*1440-[.W320]*4)/1440" office:value-type="float" office:value="0.281558016410976">
            <text:p>6:45:27</text:p>
          </table:table-cell>
          <table:table-cell table:style-name="ce7" table:formula="of:=([.X320]*1440+[.W320]*4)/1440" office:value-type="float" office:value="0.697060043335456">
            <text:p>16:43:46</text:p>
          </table:table-cell>
          <table:table-cell table:formula="of:=8*[.W320]" office:value-type="float" office:value="598.322918771251">
            <text:p>598.32</text:p>
          </table:table-cell>
          <table:table-cell table:formula="of:=MOD([.E320]*1440+[.V320]+4*[.$B$3]-60*[.$B$4];1440)" office:value-type="float" office:value="735.394996982569">
            <text:p>735.39</text:p>
          </table:table-cell>
          <table:table-cell table:formula="of:=IF([.AB320]/4&lt;0;[.AB320]/4+180;[.AB320]/4-180)" office:value-type="float" office:value="3.84874924564235">
            <text:p>3.85</text:p>
          </table:table-cell>
          <table:table-cell table:formula="of:=DEGREES(ACOS(SIN(RADIANS([.$B$2]))*SIN(RADIANS([.T320]))+COS(RADIANS([.$B$2]))*COS(RADIANS([.T320]))*COS(RADIANS([.AC320]))))" office:value-type="float" office:value="58.7090617829099">
            <text:p>58.71</text:p>
          </table:table-cell>
          <table:table-cell table:formula="of:=90-[.AD320]" office:value-type="float" office:value="31.2909382170901">
            <text:p>31.29</text:p>
          </table:table-cell>
          <table:table-cell table:formula="of:=IF([.AE320]&gt;85;0;IF([.AE320]&gt;5;58.1/TAN(RADIANS([.AE320]))-0.07/POWER(TAN(RADIANS([.AE320]));3)+0.000086/POWER(TAN(RADIANS([.AE320]));5);IF([.AE320]&gt;-0.575;1735+[.AE320]*(-518.2+[.AE320]*(103.4+[.AE320]*(-12.79+[.AE320]*0.711)));-20.772/TAN(RADIANS([.AE320])))))/3600" office:value-type="float" office:value="0.0264669545987234">
            <text:p>0.03</text:p>
          </table:table-cell>
          <table:table-cell table:formula="of:=[.AE320]+[.AF320]" office:value-type="float" office:value="31.3174051716889">
            <text:p>31.32</text:p>
          </table:table-cell>
          <table:table-cell table:formula="of:=IF([.AC320]&gt;0;MOD(DEGREES(ACOS(((SIN(RADIANS([.$B$2]))*COS(RADIANS([.AD320])))-SIN(RADIANS([.T320])))/(COS(RADIANS([.$B$2]))*SIN(RADIANS([.AD320])))))+180;360);MOD(540-DEGREES(ACOS(((SIN(RADIANS([.$B$2]))*COS(RADIANS([.AD320])))-SIN(RADIANS([.T320])))/(COS(RADIANS([.$B$2]))*SIN(RADIANS([.AD320])))));360))" office:value-type="float" office:value="184.269394437422">
            <text:p>184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0]+1" office:value-type="date" office:date-value="2010-11-16">
            <text:p>11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1]+2415018.5+[.E321]-[.$B$4]/24" office:value-type="float" office:value="2455517.29166667">
            <text:p>2455517.29</text:p>
          </table:table-cell>
          <table:table-cell table:style-name="ce9" table:formula="of:=([.F321]-2451545)/36525" office:value-type="float" office:value="0.108755418663012">
            <text:p>0.10875542</text:p>
          </table:table-cell>
          <table:table-cell/>
          <table:table-cell table:formula="of:=MOD(280.46646+[.G321]*(36000.76983+[.G321]*0.0003032);360)" office:value-type="float" office:value="235.74525863855">
            <text:p>235.75</text:p>
          </table:table-cell>
          <table:table-cell table:formula="of:=357.52911+[.G321]*(35999.05029-0.0001537*[.G321])" office:value-type="float" office:value="4272.62089394185">
            <text:p>4272.62</text:p>
          </table:table-cell>
          <table:table-cell table:formula="of:=0.016708634-[.G321]*(0.000042037+0.0000001267*[.G321])" office:value-type="float" office:value="0.0167040607498909">
            <text:p>0.02</text:p>
          </table:table-cell>
          <table:table-cell table:formula="of:=SIN(RADIANS([.J321]))*(1.914602-[.G321]*(0.004817+0.000014*[.G321]))+SIN(RADIANS(2*[.J321]))*(0.019993-0.000101*[.G321])+SIN(RADIANS(3*[.J321]))*0.000289" office:value-type="float" office:value="-1.42856518533928">
            <text:p>-1.43</text:p>
          </table:table-cell>
          <table:table-cell table:formula="of:=[.I321]+[.L321]" office:value-type="float" office:value="234.316693453211">
            <text:p>234.32</text:p>
          </table:table-cell>
          <table:table-cell table:formula="of:=[.J321]+[.L321]" office:value-type="float" office:value="4271.19232875651">
            <text:p>4271.19</text:p>
          </table:table-cell>
          <table:table-cell table:formula="of:=(1.000001018*(1-[.K321]*[.K321]))/(1+[.K321]*COS(RADIANS([.N321])))" office:value-type="float" office:value="0.988843618705524">
            <text:p>0.99</text:p>
          </table:table-cell>
          <table:table-cell table:formula="of:=[.M321]-0.00569-0.00478*SIN(RADIANS(125.04-1934.136*[.G321]))" office:value-type="float" office:value="234.315767432993">
            <text:p>234.32</text:p>
          </table:table-cell>
          <table:table-cell table:formula="of:=23+(26+((21.448-[.G321]*(46.815+[.G321]*(0.00059-[.G321]*0.001813))))/60)/60" office:value-type="float" office:value="23.4378768362303">
            <text:p>23.44</text:p>
          </table:table-cell>
          <table:table-cell table:formula="of:=[.Q321]+0.00256*COS(RADIANS(125.04-1934.136*[.G321]))" office:value-type="float" office:value="23.4380862527917">
            <text:p>23.44</text:p>
          </table:table-cell>
          <table:table-cell table:formula="of:=DEGREES(ATAN2(COS(RADIANS([.P321]));COS(RADIANS([.R321]))*SIN(RADIANS([.P321]))))" office:value-type="float" office:value="-128.051678123654">
            <text:p>-128.05</text:p>
          </table:table-cell>
          <table:table-cell table:formula="of:=DEGREES(ASIN(SIN(RADIANS([.R321]))*SIN(RADIANS([.P321]))))" office:value-type="float" office:value="-18.8490791704804">
            <text:p>-18.85</text:p>
          </table:table-cell>
          <table:table-cell table:formula="of:=TAN(RADIANS([.R321]/2))*TAN(RADIANS([.R321]/2))" office:value-type="float" office:value="0.0430299793072955">
            <text:p>0.04</text:p>
          </table:table-cell>
          <table:table-cell table:formula="of:=4*DEGREES([.U321]*SIN(2*RADIANS([.I321]))-2*[.K321]*SIN(RADIANS([.J321]))+4*[.K321]*[.U321]*SIN(RADIANS([.J321]))*COS(2*RADIANS([.I321]))-0.5*[.U321]*[.U321]*SIN(4*RADIANS([.I321]))-1.25*[.K321]*[.K321]*SIN(2*RADIANS([.J321])))" office:value-type="float" office:value="15.2121748586197">
            <text:p>15.21</text:p>
          </table:table-cell>
          <table:table-cell table:formula="of:=DEGREES(ACOS(COS(RADIANS(90.833))/(COS(RADIANS([.$B$2]))*COS(RADIANS([.T321])))-TAN(RADIANS([.$B$2]))*TAN(RADIANS([.T321]))))" office:value-type="float" office:value="74.5497481385834">
            <text:p>74.55</text:p>
          </table:table-cell>
          <table:table-cell table:style-name="ce7" table:formula="of:=(720-4*[.$B$3]-[.V321]+[.$B$4]*60)/1440" office:value-type="float" office:value="0.489435989681514">
            <text:p>11:44:47</text:p>
          </table:table-cell>
          <table:table-cell table:style-name="ce7" table:formula="of:=([.X321]*1440-[.W321]*4)/1440" office:value-type="float" office:value="0.282353355963227">
            <text:p>6:46:35</text:p>
          </table:table-cell>
          <table:table-cell table:style-name="ce7" table:formula="of:=([.X321]*1440+[.W321]*4)/1440" office:value-type="float" office:value="0.696518623399801">
            <text:p>16:42:59</text:p>
          </table:table-cell>
          <table:table-cell table:formula="of:=8*[.W321]" office:value-type="float" office:value="596.397985108667">
            <text:p>596.4</text:p>
          </table:table-cell>
          <table:table-cell table:formula="of:=MOD([.E321]*1440+[.V321]+4*[.$B$3]-60*[.$B$4];1440)" office:value-type="float" office:value="735.21217485862">
            <text:p>735.21</text:p>
          </table:table-cell>
          <table:table-cell table:formula="of:=IF([.AB321]/4&lt;0;[.AB321]/4+180;[.AB321]/4-180)" office:value-type="float" office:value="3.80304371465493">
            <text:p>3.8</text:p>
          </table:table-cell>
          <table:table-cell table:formula="of:=DEGREES(ACOS(SIN(RADIANS([.$B$2]))*SIN(RADIANS([.T321]))+COS(RADIANS([.$B$2]))*COS(RADIANS([.T321]))*COS(RADIANS([.AC321]))))" office:value-type="float" office:value="58.9558976109029">
            <text:p>58.96</text:p>
          </table:table-cell>
          <table:table-cell table:formula="of:=90-[.AD321]" office:value-type="float" office:value="31.0441023890971">
            <text:p>31.04</text:p>
          </table:table-cell>
          <table:table-cell table:formula="of:=IF([.AE321]&gt;85;0;IF([.AE321]&gt;5;58.1/TAN(RADIANS([.AE321]))-0.07/POWER(TAN(RADIANS([.AE321]));3)+0.000086/POWER(TAN(RADIANS([.AE321]));5);IF([.AE321]&gt;-0.575;1735+[.AE321]*(-518.2+[.AE321]*(103.4+[.AE321]*(-12.79+[.AE321]*0.711)));-20.772/TAN(RADIANS([.AE321])))))/3600" office:value-type="float" office:value="0.0267239859299656">
            <text:p>0.03</text:p>
          </table:table-cell>
          <table:table-cell table:formula="of:=[.AE321]+[.AF321]" office:value-type="float" office:value="31.070826375027">
            <text:p>31.07</text:p>
          </table:table-cell>
          <table:table-cell table:formula="of:=IF([.AC321]&gt;0;MOD(DEGREES(ACOS(((SIN(RADIANS([.$B$2]))*COS(RADIANS([.AD321])))-SIN(RADIANS([.T321])))/(COS(RADIANS([.$B$2]))*SIN(RADIANS([.AD321])))))+180;360);MOD(540-DEGREES(ACOS(((SIN(RADIANS([.$B$2]))*COS(RADIANS([.AD321])))-SIN(RADIANS([.T321])))/(COS(RADIANS([.$B$2]))*SIN(RADIANS([.AD321])))));360))" office:value-type="float" office:value="184.201451705198">
            <text:p>184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1]+1" office:value-type="date" office:date-value="2010-11-17">
            <text:p>11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2]+2415018.5+[.E322]-[.$B$4]/24" office:value-type="float" office:value="2455518.29166667">
            <text:p>2455518.29</text:p>
          </table:table-cell>
          <table:table-cell table:style-name="ce9" table:formula="of:=([.F322]-2451545)/36525" office:value-type="float" office:value="0.108782797170883">
            <text:p>0.10878280</text:p>
          </table:table-cell>
          <table:table-cell/>
          <table:table-cell table:formula="of:=MOD(280.46646+[.G322]*(36000.76983+[.G322]*0.0003032);360)" office:value-type="float" office:value="236.73090600052">
            <text:p>236.73</text:p>
          </table:table-cell>
          <table:table-cell table:formula="of:=357.52911+[.G322]*(35999.05029-0.0001537*[.G322])" office:value-type="float" office:value="4273.60649422266">
            <text:p>4273.61</text:p>
          </table:table-cell>
          <table:table-cell table:formula="of:=0.016708634-[.G322]*(0.000042037+0.0000001267*[.G322])" office:value-type="float" office:value="0.0167040595982259">
            <text:p>0.02</text:p>
          </table:table-cell>
          <table:table-cell table:formula="of:=SIN(RADIANS([.J322]))*(1.914602-[.G322]*(0.004817+0.000014*[.G322]))+SIN(RADIANS(2*[.J322]))*(0.019993-0.000101*[.G322])+SIN(RADIANS(3*[.J322]))*0.000289" office:value-type="float" office:value="-1.40611897079474">
            <text:p>-1.41</text:p>
          </table:table-cell>
          <table:table-cell table:formula="of:=[.I322]+[.L322]" office:value-type="float" office:value="235.324787029725">
            <text:p>235.32</text:p>
          </table:table-cell>
          <table:table-cell table:formula="of:=[.J322]+[.L322]" office:value-type="float" office:value="4272.20037525186">
            <text:p>4272.2</text:p>
          </table:table-cell>
          <table:table-cell table:formula="of:=(1.000001018*(1-[.K322]*[.K322]))/(1+[.K322]*COS(RADIANS([.N322])))" office:value-type="float" office:value="0.988629038653896">
            <text:p>0.99</text:p>
          </table:table-cell>
          <table:table-cell table:formula="of:=[.M322]-0.00569-0.00478*SIN(RADIANS(125.04-1934.136*[.G322]))" office:value-type="float" office:value="235.323861368861">
            <text:p>235.32</text:p>
          </table:table-cell>
          <table:table-cell table:formula="of:=23+(26+((21.448-[.G322]*(46.815+[.G322]*(0.00059-[.G322]*0.001813))))/60)/60" office:value-type="float" office:value="23.4378764801951">
            <text:p>23.44</text:p>
          </table:table-cell>
          <table:table-cell table:formula="of:=[.Q322]+0.00256*COS(RADIANS(125.04-1934.136*[.G322]))" office:value-type="float" office:value="23.4380835386005">
            <text:p>23.44</text:p>
          </table:table-cell>
          <table:table-cell table:formula="of:=DEGREES(ATAN2(COS(RADIANS([.P322]));COS(RADIANS([.R322]))*SIN(RADIANS([.P322]))))" office:value-type="float" office:value="-127.017450941668">
            <text:p>-127.02</text:p>
          </table:table-cell>
          <table:table-cell table:formula="of:=DEGREES(ASIN(SIN(RADIANS([.R322]))*SIN(RADIANS([.P322]))))" office:value-type="float" office:value="-19.0933664621117">
            <text:p>-19.09</text:p>
          </table:table-cell>
          <table:table-cell table:formula="of:=TAN(RADIANS([.R322]/2))*TAN(RADIANS([.R322]/2))" office:value-type="float" office:value="0.0430299690578554">
            <text:p>0.04</text:p>
          </table:table-cell>
          <table:table-cell table:formula="of:=4*DEGREES([.U322]*SIN(2*RADIANS([.I322]))-2*[.K322]*SIN(RADIANS([.J322]))+4*[.K322]*[.U322]*SIN(RADIANS([.J322]))*COS(2*RADIANS([.I322]))-0.5*[.U322]*[.U322]*SIN(4*RADIANS([.I322]))-1.25*[.K322]*[.K322]*SIN(2*RADIANS([.J322])))" office:value-type="float" office:value="15.0152915105874">
            <text:p>15.02</text:p>
          </table:table-cell>
          <table:table-cell table:formula="of:=DEGREES(ACOS(COS(RADIANS(90.833))/(COS(RADIANS([.$B$2]))*COS(RADIANS([.T322])))-TAN(RADIANS([.$B$2]))*TAN(RADIANS([.T322]))))" office:value-type="float" office:value="74.31356232019">
            <text:p>74.31</text:p>
          </table:table-cell>
          <table:table-cell table:style-name="ce7" table:formula="of:=(720-4*[.$B$3]-[.V322]+[.$B$4]*60)/1440" office:value-type="float" office:value="0.489572714228759">
            <text:p>11:44:59</text:p>
          </table:table-cell>
          <table:table-cell table:style-name="ce7" table:formula="of:=([.X322]*1440-[.W322]*4)/1440" office:value-type="float" office:value="0.283146152228231">
            <text:p>6:47:44</text:p>
          </table:table-cell>
          <table:table-cell table:style-name="ce7" table:formula="of:=([.X322]*1440+[.W322]*4)/1440" office:value-type="float" office:value="0.695999276229286">
            <text:p>16:42:14</text:p>
          </table:table-cell>
          <table:table-cell table:formula="of:=8*[.W322]" office:value-type="float" office:value="594.50849856152">
            <text:p>594.51</text:p>
          </table:table-cell>
          <table:table-cell table:formula="of:=MOD([.E322]*1440+[.V322]+4*[.$B$3]-60*[.$B$4];1440)" office:value-type="float" office:value="735.015291510587">
            <text:p>735.02</text:p>
          </table:table-cell>
          <table:table-cell table:formula="of:=IF([.AB322]/4&lt;0;[.AB322]/4+180;[.AB322]/4-180)" office:value-type="float" office:value="3.75382287764685">
            <text:p>3.75</text:p>
          </table:table-cell>
          <table:table-cell table:formula="of:=DEGREES(ACOS(SIN(RADIANS([.$B$2]))*SIN(RADIANS([.T322]))+COS(RADIANS([.$B$2]))*COS(RADIANS([.T322]))*COS(RADIANS([.AC322]))))" office:value-type="float" office:value="59.1970224407328">
            <text:p>59.2</text:p>
          </table:table-cell>
          <table:table-cell table:formula="of:=90-[.AD322]" office:value-type="float" office:value="30.8029775592672">
            <text:p>30.8</text:p>
          </table:table-cell>
          <table:table-cell table:formula="of:=IF([.AE322]&gt;85;0;IF([.AE322]&gt;5;58.1/TAN(RADIANS([.AE322]))-0.07/POWER(TAN(RADIANS([.AE322]));3)+0.000086/POWER(TAN(RADIANS([.AE322]));5);IF([.AE322]&gt;-0.575;1735+[.AE322]*(-518.2+[.AE322]*(103.4+[.AE322]*(-12.79+[.AE322]*0.711)));-20.772/TAN(RADIANS([.AE322])))))/3600" office:value-type="float" office:value="0.0269785990843155">
            <text:p>0.03</text:p>
          </table:table-cell>
          <table:table-cell table:formula="of:=[.AE322]+[.AF322]" office:value-type="float" office:value="30.8299561583515">
            <text:p>30.83</text:p>
          </table:table-cell>
          <table:table-cell table:formula="of:=IF([.AC322]&gt;0;MOD(DEGREES(ACOS(((SIN(RADIANS([.$B$2]))*COS(RADIANS([.AD322])))-SIN(RADIANS([.T322])))/(COS(RADIANS([.$B$2]))*SIN(RADIANS([.AD322])))))+180;360);MOD(540-DEGREES(ACOS(((SIN(RADIANS([.$B$2]))*COS(RADIANS([.AD322])))-SIN(RADIANS([.T322])))/(COS(RADIANS([.$B$2]))*SIN(RADIANS([.AD322])))));360))" office:value-type="float" office:value="184.130528176999">
            <text:p>184.1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2]+1" office:value-type="date" office:date-value="2010-11-18">
            <text:p>11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3]+2415018.5+[.E323]-[.$B$4]/24" office:value-type="float" office:value="2455519.29166667">
            <text:p>2455519.29</text:p>
          </table:table-cell>
          <table:table-cell table:style-name="ce9" table:formula="of:=([.F323]-2451545)/36525" office:value-type="float" office:value="0.108810175678755">
            <text:p>0.10881018</text:p>
          </table:table-cell>
          <table:table-cell/>
          <table:table-cell table:formula="of:=MOD(280.46646+[.G323]*(36000.76983+[.G323]*0.0003032);360)" office:value-type="float" office:value="237.71655336249">
            <text:p>237.72</text:p>
          </table:table-cell>
          <table:table-cell table:formula="of:=357.52911+[.G323]*(35999.05029-0.0001537*[.G323])" office:value-type="float" office:value="4274.59209450347">
            <text:p>4274.59</text:p>
          </table:table-cell>
          <table:table-cell table:formula="of:=0.016708634-[.G323]*(0.000042037+0.0000001267*[.G323])" office:value-type="float" office:value="0.0167040584465608">
            <text:p>0.02</text:p>
          </table:table-cell>
          <table:table-cell table:formula="of:=SIN(RADIANS([.J323]))*(1.914602-[.G323]*(0.004817+0.000014*[.G323]))+SIN(RADIANS(2*[.J323]))*(0.019993-0.000101*[.G323])+SIN(RADIANS(3*[.J323]))*0.000289" office:value-type="float" office:value="-1.38323852567083">
            <text:p>-1.38</text:p>
          </table:table-cell>
          <table:table-cell table:formula="of:=[.I323]+[.L323]" office:value-type="float" office:value="236.333314836819">
            <text:p>236.33</text:p>
          </table:table-cell>
          <table:table-cell table:formula="of:=[.J323]+[.L323]" office:value-type="float" office:value="4273.2088559778">
            <text:p>4273.21</text:p>
          </table:table-cell>
          <table:table-cell table:formula="of:=(1.000001018*(1-[.K323]*[.K323]))/(1+[.K323]*COS(RADIANS([.N323])))" office:value-type="float" office:value="0.988417855624066">
            <text:p>0.99</text:p>
          </table:table-cell>
          <table:table-cell table:formula="of:=[.M323]-0.00569-0.00478*SIN(RADIANS(125.04-1934.136*[.G323]))" office:value-type="float" office:value="236.332389531238">
            <text:p>236.33</text:p>
          </table:table-cell>
          <table:table-cell table:formula="of:=23+(26+((21.448-[.G323]*(46.815+[.G323]*(0.00059-[.G323]*0.001813))))/60)/60" office:value-type="float" office:value="23.43787612416">
            <text:p>23.44</text:p>
          </table:table-cell>
          <table:table-cell table:formula="of:=[.Q323]+0.00256*COS(RADIANS(125.04-1934.136*[.G323]))" office:value-type="float" office:value="23.4380808242324">
            <text:p>23.44</text:p>
          </table:table-cell>
          <table:table-cell table:formula="of:=DEGREES(ATAN2(COS(RADIANS([.P323]));COS(RADIANS([.R323]))*SIN(RADIANS([.P323]))))" office:value-type="float" office:value="-125.979755474225">
            <text:p>-125.98</text:p>
          </table:table-cell>
          <table:table-cell table:formula="of:=DEGREES(ASIN(SIN(RADIANS([.R323]))*SIN(RADIANS([.P323]))))" office:value-type="float" office:value="-19.3319676957325">
            <text:p>-19.33</text:p>
          </table:table-cell>
          <table:table-cell table:formula="of:=TAN(RADIANS([.R323]/2))*TAN(RADIANS([.R323]/2))" office:value-type="float" office:value="0.0430299588077488">
            <text:p>0.04</text:p>
          </table:table-cell>
          <table:table-cell table:formula="of:=4*DEGREES([.U323]*SIN(2*RADIANS([.I323]))-2*[.K323]*SIN(RADIANS([.J323]))+4*[.K323]*[.U323]*SIN(RADIANS([.J323]))*COS(2*RADIANS([.I323]))-0.5*[.U323]*[.U323]*SIN(4*RADIANS([.I323]))-1.25*[.K323]*[.K323]*SIN(2*RADIANS([.J323])))" office:value-type="float" office:value="14.8044577221522">
            <text:p>14.8</text:p>
          </table:table-cell>
          <table:table-cell table:formula="of:=DEGREES(ACOS(COS(RADIANS(90.833))/(COS(RADIANS([.$B$2]))*COS(RADIANS([.T323])))-TAN(RADIANS([.$B$2]))*TAN(RADIANS([.T323]))))" office:value-type="float" office:value="74.0819557267467">
            <text:p>74.08</text:p>
          </table:table-cell>
          <table:table-cell table:style-name="ce7" table:formula="of:=(720-4*[.$B$3]-[.V323]+[.$B$4]*60)/1440" office:value-type="float" office:value="0.489719126581839">
            <text:p>11:45:12</text:p>
          </table:table-cell>
          <table:table-cell table:style-name="ce7" table:formula="of:=([.X323]*1440-[.W323]*4)/1440" office:value-type="float" office:value="0.283935916229765">
            <text:p>6:48:52</text:p>
          </table:table-cell>
          <table:table-cell table:style-name="ce7" table:formula="of:=([.X323]*1440+[.W323]*4)/1440" office:value-type="float" office:value="0.695502336933913">
            <text:p>16:41:31</text:p>
          </table:table-cell>
          <table:table-cell table:formula="of:=8*[.W323]" office:value-type="float" office:value="592.655645813974">
            <text:p>592.66</text:p>
          </table:table-cell>
          <table:table-cell table:formula="of:=MOD([.E323]*1440+[.V323]+4*[.$B$3]-60*[.$B$4];1440)" office:value-type="float" office:value="734.804457722152">
            <text:p>734.8</text:p>
          </table:table-cell>
          <table:table-cell table:formula="of:=IF([.AB323]/4&lt;0;[.AB323]/4+180;[.AB323]/4-180)" office:value-type="float" office:value="3.70111443053804">
            <text:p>3.7</text:p>
          </table:table-cell>
          <table:table-cell table:formula="of:=DEGREES(ACOS(SIN(RADIANS([.$B$2]))*SIN(RADIANS([.T323]))+COS(RADIANS([.$B$2]))*COS(RADIANS([.T323]))*COS(RADIANS([.AC323]))))" office:value-type="float" office:value="59.4323409244501">
            <text:p>59.43</text:p>
          </table:table-cell>
          <table:table-cell table:formula="of:=90-[.AD323]" office:value-type="float" office:value="30.5676590755499">
            <text:p>30.57</text:p>
          </table:table-cell>
          <table:table-cell table:formula="of:=IF([.AE323]&gt;85;0;IF([.AE323]&gt;5;58.1/TAN(RADIANS([.AE323]))-0.07/POWER(TAN(RADIANS([.AE323]));3)+0.000086/POWER(TAN(RADIANS([.AE323]));5);IF([.AE323]&gt;-0.575;1735+[.AE323]*(-518.2+[.AE323]*(103.4+[.AE323]*(-12.79+[.AE323]*0.711)));-20.772/TAN(RADIANS([.AE323])))))/3600" office:value-type="float" office:value="0.0272305224833562">
            <text:p>0.03</text:p>
          </table:table-cell>
          <table:table-cell table:formula="of:=[.AE323]+[.AF323]" office:value-type="float" office:value="30.5948895980332">
            <text:p>30.59</text:p>
          </table:table-cell>
          <table:table-cell table:formula="of:=IF([.AC323]&gt;0;MOD(DEGREES(ACOS(((SIN(RADIANS([.$B$2]))*COS(RADIANS([.AD323])))-SIN(RADIANS([.T323])))/(COS(RADIANS([.$B$2]))*SIN(RADIANS([.AD323])))))+180;360);MOD(540-DEGREES(ACOS(((SIN(RADIANS([.$B$2]))*COS(RADIANS([.AD323])))-SIN(RADIANS([.T323])))/(COS(RADIANS([.$B$2]))*SIN(RADIANS([.AD323])))));360))" office:value-type="float" office:value="184.056681765633">
            <text:p>184.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3]+1" office:value-type="date" office:date-value="2010-11-19">
            <text:p>11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4]+2415018.5+[.E324]-[.$B$4]/24" office:value-type="float" office:value="2455520.29166667">
            <text:p>2455520.29</text:p>
          </table:table-cell>
          <table:table-cell table:style-name="ce9" table:formula="of:=([.F324]-2451545)/36525" office:value-type="float" office:value="0.108837554186626">
            <text:p>0.10883755</text:p>
          </table:table-cell>
          <table:table-cell/>
          <table:table-cell table:formula="of:=MOD(280.46646+[.G324]*(36000.76983+[.G324]*0.0003032);360)" office:value-type="float" office:value="238.702200724461">
            <text:p>238.7</text:p>
          </table:table-cell>
          <table:table-cell table:formula="of:=357.52911+[.G324]*(35999.05029-0.0001537*[.G324])" office:value-type="float" office:value="4275.57769478428">
            <text:p>4275.58</text:p>
          </table:table-cell>
          <table:table-cell table:formula="of:=0.016708634-[.G324]*(0.000042037+0.0000001267*[.G324])" office:value-type="float" office:value="0.0167040572948955">
            <text:p>0.02</text:p>
          </table:table-cell>
          <table:table-cell table:formula="of:=SIN(RADIANS([.J324]))*(1.914602-[.G324]*(0.004817+0.000014*[.G324]))+SIN(RADIANS(2*[.J324]))*(0.019993-0.000101*[.G324])+SIN(RADIANS(3*[.J324]))*0.000289" office:value-type="float" office:value="-1.35993057508171">
            <text:p>-1.36</text:p>
          </table:table-cell>
          <table:table-cell table:formula="of:=[.I324]+[.L324]" office:value-type="float" office:value="237.34227014938">
            <text:p>237.34</text:p>
          </table:table-cell>
          <table:table-cell table:formula="of:=[.J324]+[.L324]" office:value-type="float" office:value="4274.2177642092">
            <text:p>4274.22</text:p>
          </table:table-cell>
          <table:table-cell table:formula="of:=(1.000001018*(1-[.K324]*[.K324]))/(1+[.K324]*COS(RADIANS([.N324])))" office:value-type="float" office:value="0.988210136505284">
            <text:p>0.99</text:p>
          </table:table-cell>
          <table:table-cell table:formula="of:=[.M324]-0.00569-0.00478*SIN(RADIANS(125.04-1934.136*[.G324]))" office:value-type="float" office:value="237.341345195012">
            <text:p>237.34</text:p>
          </table:table-cell>
          <table:table-cell table:formula="of:=23+(26+((21.448-[.G324]*(46.815+[.G324]*(0.00059-[.G324]*0.001813))))/60)/60" office:value-type="float" office:value="23.4378757681248">
            <text:p>23.44</text:p>
          </table:table-cell>
          <table:table-cell table:formula="of:=[.Q324]+0.00256*COS(RADIANS(125.04-1934.136*[.G324]))" office:value-type="float" office:value="23.4380781096895">
            <text:p>23.44</text:p>
          </table:table-cell>
          <table:table-cell table:formula="of:=DEGREES(ATAN2(COS(RADIANS([.P324]));COS(RADIANS([.R324]))*SIN(RADIANS([.P324]))))" office:value-type="float" office:value="-124.938619406852">
            <text:p>-124.94</text:p>
          </table:table-cell>
          <table:table-cell table:formula="of:=DEGREES(ASIN(SIN(RADIANS([.R324]))*SIN(RADIANS([.P324]))))" office:value-type="float" office:value="-19.5647785897723">
            <text:p>-19.56</text:p>
          </table:table-cell>
          <table:table-cell table:formula="of:=TAN(RADIANS([.R324]/2))*TAN(RADIANS([.R324]/2))" office:value-type="float" office:value="0.0430299485569833">
            <text:p>0.04</text:p>
          </table:table-cell>
          <table:table-cell table:formula="of:=4*DEGREES([.U324]*SIN(2*RADIANS([.I324]))-2*[.K324]*SIN(RADIANS([.J324]))+4*[.K324]*[.U324]*SIN(RADIANS([.J324]))*COS(2*RADIANS([.I324]))-0.5*[.U324]*[.U324]*SIN(4*RADIANS([.I324]))-1.25*[.K324]*[.K324]*SIN(2*RADIANS([.J324])))" office:value-type="float" office:value="14.579803161388">
            <text:p>14.58</text:p>
          </table:table-cell>
          <table:table-cell table:formula="of:=DEGREES(ACOS(COS(RADIANS(90.833))/(COS(RADIANS([.$B$2]))*COS(RADIANS([.T324])))-TAN(RADIANS([.$B$2]))*TAN(RADIANS([.T324]))))" office:value-type="float" office:value="73.855077892428">
            <text:p>73.86</text:p>
          </table:table-cell>
          <table:table-cell table:style-name="ce7" table:formula="of:=(720-4*[.$B$3]-[.V324]+[.$B$4]*60)/1440" office:value-type="float" office:value="0.48987513669348">
            <text:p>11:45:25</text:p>
          </table:table-cell>
          <table:table-cell table:style-name="ce7" table:formula="of:=([.X324]*1440-[.W324]*4)/1440" office:value-type="float" office:value="0.284722142547847">
            <text:p>6:50:00</text:p>
          </table:table-cell>
          <table:table-cell table:style-name="ce7" table:formula="of:=([.X324]*1440+[.W324]*4)/1440" office:value-type="float" office:value="0.695028130839114">
            <text:p>16:40:50</text:p>
          </table:table-cell>
          <table:table-cell table:formula="of:=8*[.W324]" office:value-type="float" office:value="590.840623139424">
            <text:p>590.84</text:p>
          </table:table-cell>
          <table:table-cell table:formula="of:=MOD([.E324]*1440+[.V324]+4*[.$B$3]-60*[.$B$4];1440)" office:value-type="float" office:value="734.579803161388">
            <text:p>734.58</text:p>
          </table:table-cell>
          <table:table-cell table:formula="of:=IF([.AB324]/4&lt;0;[.AB324]/4+180;[.AB324]/4-180)" office:value-type="float" office:value="3.644950790347">
            <text:p>3.64</text:p>
          </table:table-cell>
          <table:table-cell table:formula="of:=DEGREES(ACOS(SIN(RADIANS([.$B$2]))*SIN(RADIANS([.T324]))+COS(RADIANS([.$B$2]))*COS(RADIANS([.T324]))*COS(RADIANS([.AC324]))))" office:value-type="float" office:value="59.6617593624292">
            <text:p>59.66</text:p>
          </table:table-cell>
          <table:table-cell table:formula="of:=90-[.AD324]" office:value-type="float" office:value="30.3382406375708">
            <text:p>30.34</text:p>
          </table:table-cell>
          <table:table-cell table:formula="of:=IF([.AE324]&gt;85;0;IF([.AE324]&gt;5;58.1/TAN(RADIANS([.AE324]))-0.07/POWER(TAN(RADIANS([.AE324]));3)+0.000086/POWER(TAN(RADIANS([.AE324]));5);IF([.AE324]&gt;-0.575;1735+[.AE324]*(-518.2+[.AE324]*(103.4+[.AE324]*(-12.79+[.AE324]*0.711)));-20.772/TAN(RADIANS([.AE324])))))/3600" office:value-type="float" office:value="0.0274794776825568">
            <text:p>0.03</text:p>
          </table:table-cell>
          <table:table-cell table:formula="of:=[.AE324]+[.AF324]" office:value-type="float" office:value="30.3657201152533">
            <text:p>30.37</text:p>
          </table:table-cell>
          <table:table-cell table:formula="of:=IF([.AC324]&gt;0;MOD(DEGREES(ACOS(((SIN(RADIANS([.$B$2]))*COS(RADIANS([.AD324])))-SIN(RADIANS([.T324])))/(COS(RADIANS([.$B$2]))*SIN(RADIANS([.AD324])))))+180;360);MOD(540-DEGREES(ACOS(((SIN(RADIANS([.$B$2]))*COS(RADIANS([.AD324])))-SIN(RADIANS([.T324])))/(COS(RADIANS([.$B$2]))*SIN(RADIANS([.AD324])))));360))" office:value-type="float" office:value="183.979972544871">
            <text:p>183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4]+1" office:value-type="date" office:date-value="2010-11-20">
            <text:p>11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5]+2415018.5+[.E325]-[.$B$4]/24" office:value-type="float" office:value="2455521.29166667">
            <text:p>2455521.29</text:p>
          </table:table-cell>
          <table:table-cell table:style-name="ce9" table:formula="of:=([.F325]-2451545)/36525" office:value-type="float" office:value="0.108864932694497">
            <text:p>0.10886493</text:p>
          </table:table-cell>
          <table:table-cell/>
          <table:table-cell table:formula="of:=MOD(280.46646+[.G325]*(36000.76983+[.G325]*0.0003032);360)" office:value-type="float" office:value="239.687848086433">
            <text:p>239.69</text:p>
          </table:table-cell>
          <table:table-cell table:formula="of:=357.52911+[.G325]*(35999.05029-0.0001537*[.G325])" office:value-type="float" office:value="4276.56329506509">
            <text:p>4276.56</text:p>
          </table:table-cell>
          <table:table-cell table:formula="of:=0.016708634-[.G325]*(0.000042037+0.0000001267*[.G325])" office:value-type="float" office:value="0.01670405614323">
            <text:p>0.02</text:p>
          </table:table-cell>
          <table:table-cell table:formula="of:=SIN(RADIANS([.J325]))*(1.914602-[.G325]*(0.004817+0.000014*[.G325]))+SIN(RADIANS(2*[.J325]))*(0.019993-0.000101*[.G325])+SIN(RADIANS(3*[.J325]))*0.000289" office:value-type="float" office:value="-1.33620199288864">
            <text:p>-1.34</text:p>
          </table:table-cell>
          <table:table-cell table:formula="of:=[.I325]+[.L325]" office:value-type="float" office:value="238.351646093545">
            <text:p>238.35</text:p>
          </table:table-cell>
          <table:table-cell table:formula="of:=[.J325]+[.L325]" office:value-type="float" office:value="4275.2270930722">
            <text:p>4275.23</text:p>
          </table:table-cell>
          <table:table-cell table:formula="of:=(1.000001018*(1-[.K325]*[.K325]))/(1+[.K325]*COS(RADIANS([.N325])))" office:value-type="float" office:value="0.988005947172388">
            <text:p>0.99</text:p>
          </table:table-cell>
          <table:table-cell table:formula="of:=[.M325]-0.00569-0.00478*SIN(RADIANS(125.04-1934.136*[.G325]))" office:value-type="float" office:value="238.35072148632">
            <text:p>238.35</text:p>
          </table:table-cell>
          <table:table-cell table:formula="of:=23+(26+((21.448-[.G325]*(46.815+[.G325]*(0.00059-[.G325]*0.001813))))/60)/60" office:value-type="float" office:value="23.4378754120896">
            <text:p>23.44</text:p>
          </table:table-cell>
          <table:table-cell table:formula="of:=[.Q325]+0.00256*COS(RADIANS(125.04-1934.136*[.G325]))" office:value-type="float" office:value="23.4380753949737">
            <text:p>23.44</text:p>
          </table:table-cell>
          <table:table-cell table:formula="of:=DEGREES(ATAN2(COS(RADIANS([.P325]));COS(RADIANS([.R325]))*SIN(RADIANS([.P325]))))" office:value-type="float" office:value="-123.894075058739">
            <text:p>-123.89</text:p>
          </table:table-cell>
          <table:table-cell table:formula="of:=DEGREES(ASIN(SIN(RADIANS([.R325]))*SIN(RADIANS([.P325]))))" office:value-type="float" office:value="-19.7916961620375">
            <text:p>-19.79</text:p>
          </table:table-cell>
          <table:table-cell table:formula="of:=TAN(RADIANS([.R325]/2))*TAN(RADIANS([.R325]/2))" office:value-type="float" office:value="0.0430299383055664">
            <text:p>0.04</text:p>
          </table:table-cell>
          <table:table-cell table:formula="of:=4*DEGREES([.U325]*SIN(2*RADIANS([.I325]))-2*[.K325]*SIN(RADIANS([.J325]))+4*[.K325]*[.U325]*SIN(RADIANS([.J325]))*COS(2*RADIANS([.I325]))-0.5*[.U325]*[.U325]*SIN(4*RADIANS([.I325]))-1.25*[.K325]*[.K325]*SIN(2*RADIANS([.J325])))" office:value-type="float" office:value="14.3414764356586">
            <text:p>14.34</text:p>
          </table:table-cell>
          <table:table-cell table:formula="of:=DEGREES(ACOS(COS(RADIANS(90.833))/(COS(RADIANS([.$B$2]))*COS(RADIANS([.T325])))-TAN(RADIANS([.$B$2]))*TAN(RADIANS([.T325]))))" office:value-type="float" office:value="73.6330793114968">
            <text:p>73.63</text:p>
          </table:table-cell>
          <table:table-cell table:style-name="ce7" table:formula="of:=(720-4*[.$B$3]-[.V325]+[.$B$4]*60)/1440" office:value-type="float" office:value="0.490040641364126">
            <text:p>11:45:40</text:p>
          </table:table-cell>
          <table:table-cell table:style-name="ce7" table:formula="of:=([.X325]*1440-[.W325]*4)/1440" office:value-type="float" office:value="0.285504309943301">
            <text:p>6:51:08</text:p>
          </table:table-cell>
          <table:table-cell table:style-name="ce7" table:formula="of:=([.X325]*1440+[.W325]*4)/1440" office:value-type="float" office:value="0.69457697278495">
            <text:p>16:40:11</text:p>
          </table:table-cell>
          <table:table-cell table:formula="of:=8*[.W325]" office:value-type="float" office:value="589.064634491975">
            <text:p>589.06</text:p>
          </table:table-cell>
          <table:table-cell table:formula="of:=MOD([.E325]*1440+[.V325]+4*[.$B$3]-60*[.$B$4];1440)" office:value-type="float" office:value="734.341476435659">
            <text:p>734.34</text:p>
          </table:table-cell>
          <table:table-cell table:formula="of:=IF([.AB325]/4&lt;0;[.AB325]/4+180;[.AB325]/4-180)" office:value-type="float" office:value="3.58536910891465">
            <text:p>3.59</text:p>
          </table:table-cell>
          <table:table-cell table:formula="of:=DEGREES(ACOS(SIN(RADIANS([.$B$2]))*SIN(RADIANS([.T325]))+COS(RADIANS([.$B$2]))*COS(RADIANS([.T325]))*COS(RADIANS([.AC325]))))" office:value-type="float" office:value="59.8851857723641">
            <text:p>59.89</text:p>
          </table:table-cell>
          <table:table-cell table:formula="of:=90-[.AD325]" office:value-type="float" office:value="30.1148142276359">
            <text:p>30.11</text:p>
          </table:table-cell>
          <table:table-cell table:formula="of:=IF([.AE325]&gt;85;0;IF([.AE325]&gt;5;58.1/TAN(RADIANS([.AE325]))-0.07/POWER(TAN(RADIANS([.AE325]));3)+0.000086/POWER(TAN(RADIANS([.AE325]));5);IF([.AE325]&gt;-0.575;1735+[.AE325]*(-518.2+[.AE325]*(103.4+[.AE325]*(-12.79+[.AE325]*0.711)));-20.772/TAN(RADIANS([.AE325])))))/3600" office:value-type="float" office:value="0.0277251798282674">
            <text:p>0.03</text:p>
          </table:table-cell>
          <table:table-cell table:formula="of:=[.AE325]+[.AF325]" office:value-type="float" office:value="30.1425394074641">
            <text:p>30.14</text:p>
          </table:table-cell>
          <table:table-cell table:formula="of:=IF([.AC325]&gt;0;MOD(DEGREES(ACOS(((SIN(RADIANS([.$B$2]))*COS(RADIANS([.AD325])))-SIN(RADIANS([.T325])))/(COS(RADIANS([.$B$2]))*SIN(RADIANS([.AD325])))))+180;360);MOD(540-DEGREES(ACOS(((SIN(RADIANS([.$B$2]))*COS(RADIANS([.AD325])))-SIN(RADIANS([.T325])))/(COS(RADIANS([.$B$2]))*SIN(RADIANS([.AD325])))));360))" office:value-type="float" office:value="183.900462694057">
            <text:p>183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5]+1" office:value-type="date" office:date-value="2010-11-21">
            <text:p>11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6]+2415018.5+[.E326]-[.$B$4]/24" office:value-type="float" office:value="2455522.29166667">
            <text:p>2455522.29</text:p>
          </table:table-cell>
          <table:table-cell table:style-name="ce9" table:formula="of:=([.F326]-2451545)/36525" office:value-type="float" office:value="0.108892311202369">
            <text:p>0.10889231</text:p>
          </table:table-cell>
          <table:table-cell/>
          <table:table-cell table:formula="of:=MOD(280.46646+[.G326]*(36000.76983+[.G326]*0.0003032);360)" office:value-type="float" office:value="240.673495448405">
            <text:p>240.67</text:p>
          </table:table-cell>
          <table:table-cell table:formula="of:=357.52911+[.G326]*(35999.05029-0.0001537*[.G326])" office:value-type="float" office:value="4277.54889534589">
            <text:p>4277.55</text:p>
          </table:table-cell>
          <table:table-cell table:formula="of:=0.016708634-[.G326]*(0.000042037+0.0000001267*[.G326])" office:value-type="float" office:value="0.0167040549915642">
            <text:p>0.02</text:p>
          </table:table-cell>
          <table:table-cell table:formula="of:=SIN(RADIANS([.J326]))*(1.914602-[.G326]*(0.004817+0.000014*[.G326]))+SIN(RADIANS(2*[.J326]))*(0.019993-0.000101*[.G326])+SIN(RADIANS(3*[.J326]))*0.000289" office:value-type="float" office:value="-1.3120597997299">
            <text:p>-1.31</text:p>
          </table:table-cell>
          <table:table-cell table:formula="of:=[.I326]+[.L326]" office:value-type="float" office:value="239.361435648676">
            <text:p>239.36</text:p>
          </table:table-cell>
          <table:table-cell table:formula="of:=[.J326]+[.L326]" office:value-type="float" office:value="4276.23683554616">
            <text:p>4276.24</text:p>
          </table:table-cell>
          <table:table-cell table:formula="of:=(1.000001018*(1-[.K326]*[.K326]))/(1+[.K326]*COS(RADIANS([.N326])))" office:value-type="float" office:value="0.987805352460867">
            <text:p>0.99</text:p>
          </table:table-cell>
          <table:table-cell table:formula="of:=[.M326]-0.00569-0.00478*SIN(RADIANS(125.04-1934.136*[.G326]))" office:value-type="float" office:value="239.360511384523">
            <text:p>239.36</text:p>
          </table:table-cell>
          <table:table-cell table:formula="of:=23+(26+((21.448-[.G326]*(46.815+[.G326]*(0.00059-[.G326]*0.001813))))/60)/60" office:value-type="float" office:value="23.4378750560545">
            <text:p>23.44</text:p>
          </table:table-cell>
          <table:table-cell table:formula="of:=[.Q326]+0.00256*COS(RADIANS(125.04-1934.136*[.G326]))" office:value-type="float" office:value="23.4380726800871">
            <text:p>23.44</text:p>
          </table:table-cell>
          <table:table-cell table:formula="of:=DEGREES(ATAN2(COS(RADIANS([.P326]));COS(RADIANS([.R326]))*SIN(RADIANS([.P326]))))" office:value-type="float" office:value="-122.846159426838">
            <text:p>-122.85</text:p>
          </table:table-cell>
          <table:table-cell table:formula="of:=DEGREES(ASIN(SIN(RADIANS([.R326]))*SIN(RADIANS([.P326]))))" office:value-type="float" office:value="-20.012618837599">
            <text:p>-20.01</text:p>
          </table:table-cell>
          <table:table-cell table:formula="of:=TAN(RADIANS([.R326]/2))*TAN(RADIANS([.R326]/2))" office:value-type="float" office:value="0.0430299280535057">
            <text:p>0.04</text:p>
          </table:table-cell>
          <table:table-cell table:formula="of:=4*DEGREES([.U326]*SIN(2*RADIANS([.I326]))-2*[.K326]*SIN(RADIANS([.J326]))+4*[.K326]*[.U326]*SIN(RADIANS([.J326]))*COS(2*RADIANS([.I326]))-0.5*[.U326]*[.U326]*SIN(4*RADIANS([.I326]))-1.25*[.K326]*[.K326]*SIN(2*RADIANS([.J326])))" office:value-type="float" office:value="14.0896451081763">
            <text:p>14.09</text:p>
          </table:table-cell>
          <table:table-cell table:formula="of:=DEGREES(ACOS(COS(RADIANS(90.833))/(COS(RADIANS([.$B$2]))*COS(RADIANS([.T326])))-TAN(RADIANS([.$B$2]))*TAN(RADIANS([.T326]))))" office:value-type="float" office:value="73.416111183958">
            <text:p>73.42</text:p>
          </table:table-cell>
          <table:table-cell table:style-name="ce7" table:formula="of:=(720-4*[.$B$3]-[.V326]+[.$B$4]*60)/1440" office:value-type="float" office:value="0.490215524230433">
            <text:p>11:45:55</text:p>
          </table:table-cell>
          <table:table-cell table:style-name="ce7" table:formula="of:=([.X326]*1440-[.W326]*4)/1440" office:value-type="float" office:value="0.286281882052772">
            <text:p>6:52:15</text:p>
          </table:table-cell>
          <table:table-cell table:style-name="ce7" table:formula="of:=([.X326]*1440+[.W326]*4)/1440" office:value-type="float" office:value="0.694149166408094">
            <text:p>16:39:34</text:p>
          </table:table-cell>
          <table:table-cell table:formula="of:=8*[.W326]" office:value-type="float" office:value="587.328889471664">
            <text:p>587.33</text:p>
          </table:table-cell>
          <table:table-cell table:formula="of:=MOD([.E326]*1440+[.V326]+4*[.$B$3]-60*[.$B$4];1440)" office:value-type="float" office:value="734.089645108176">
            <text:p>734.09</text:p>
          </table:table-cell>
          <table:table-cell table:formula="of:=IF([.AB326]/4&lt;0;[.AB326]/4+180;[.AB326]/4-180)" office:value-type="float" office:value="3.52241127704409">
            <text:p>3.52</text:p>
          </table:table-cell>
          <table:table-cell table:formula="of:=DEGREES(ACOS(SIN(RADIANS([.$B$2]))*SIN(RADIANS([.T326]))+COS(RADIANS([.$B$2]))*COS(RADIANS([.T326]))*COS(RADIANS([.AC326]))))" office:value-type="float" office:value="60.1025299584892">
            <text:p>60.1</text:p>
          </table:table-cell>
          <table:table-cell table:formula="of:=90-[.AD326]" office:value-type="float" office:value="29.8974700415107">
            <text:p>29.9</text:p>
          </table:table-cell>
          <table:table-cell table:formula="of:=IF([.AE326]&gt;85;0;IF([.AE326]&gt;5;58.1/TAN(RADIANS([.AE326]))-0.07/POWER(TAN(RADIANS([.AE326]));3)+0.000086/POWER(TAN(RADIANS([.AE326]));5);IF([.AE326]&gt;-0.575;1735+[.AE326]*(-518.2+[.AE326]*(103.4+[.AE326]*(-12.79+[.AE326]*0.711)));-20.772/TAN(RADIANS([.AE326])))))/3600" office:value-type="float" office:value="0.0279673381726003">
            <text:p>0.03</text:p>
          </table:table-cell>
          <table:table-cell table:formula="of:=[.AE326]+[.AF326]" office:value-type="float" office:value="29.9254373796834">
            <text:p>29.93</text:p>
          </table:table-cell>
          <table:table-cell table:formula="of:=IF([.AC326]&gt;0;MOD(DEGREES(ACOS(((SIN(RADIANS([.$B$2]))*COS(RADIANS([.AD326])))-SIN(RADIANS([.T326])))/(COS(RADIANS([.$B$2]))*SIN(RADIANS([.AD326])))))+180;360);MOD(540-DEGREES(ACOS(((SIN(RADIANS([.$B$2]))*COS(RADIANS([.AD326])))-SIN(RADIANS([.T326])))/(COS(RADIANS([.$B$2]))*SIN(RADIANS([.AD326])))));360))" office:value-type="float" office:value="183.81821643989">
            <text:p>183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6]+1" office:value-type="date" office:date-value="2010-11-22">
            <text:p>11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7]+2415018.5+[.E327]-[.$B$4]/24" office:value-type="float" office:value="2455523.29166667">
            <text:p>2455523.29</text:p>
          </table:table-cell>
          <table:table-cell table:style-name="ce9" table:formula="of:=([.F327]-2451545)/36525" office:value-type="float" office:value="0.10891968971024">
            <text:p>0.10891969</text:p>
          </table:table-cell>
          <table:table-cell/>
          <table:table-cell table:formula="of:=MOD(280.46646+[.G327]*(36000.76983+[.G327]*0.0003032);360)" office:value-type="float" office:value="241.659142810377">
            <text:p>241.66</text:p>
          </table:table-cell>
          <table:table-cell table:formula="of:=357.52911+[.G327]*(35999.05029-0.0001537*[.G327])" office:value-type="float" office:value="4278.5344956267">
            <text:p>4278.53</text:p>
          </table:table-cell>
          <table:table-cell table:formula="of:=0.016708634-[.G327]*(0.000042037+0.0000001267*[.G327])" office:value-type="float" office:value="0.0167040538398984">
            <text:p>0.02</text:p>
          </table:table-cell>
          <table:table-cell table:formula="of:=SIN(RADIANS([.J327]))*(1.914602-[.G327]*(0.004817+0.000014*[.G327]))+SIN(RADIANS(2*[.J327]))*(0.019993-0.000101*[.G327])+SIN(RADIANS(3*[.J327]))*0.000289" office:value-type="float" office:value="-1.28751116097923">
            <text:p>-1.29</text:p>
          </table:table-cell>
          <table:table-cell table:formula="of:=[.I327]+[.L327]" office:value-type="float" office:value="240.371631649398">
            <text:p>240.37</text:p>
          </table:table-cell>
          <table:table-cell table:formula="of:=[.J327]+[.L327]" office:value-type="float" office:value="4277.24698446572">
            <text:p>4277.25</text:p>
          </table:table-cell>
          <table:table-cell table:formula="of:=(1.000001018*(1-[.K327]*[.K327]))/(1+[.K327]*COS(RADIANS([.N327])))" office:value-type="float" office:value="0.987608416142214">
            <text:p>0.99</text:p>
          </table:table-cell>
          <table:table-cell table:formula="of:=[.M327]-0.00569-0.00478*SIN(RADIANS(125.04-1934.136*[.G327]))" office:value-type="float" office:value="240.370707724248">
            <text:p>240.37</text:p>
          </table:table-cell>
          <table:table-cell table:formula="of:=23+(26+((21.448-[.G327]*(46.815+[.G327]*(0.00059-[.G327]*0.001813))))/60)/60" office:value-type="float" office:value="23.4378747000193">
            <text:p>23.44</text:p>
          </table:table-cell>
          <table:table-cell table:formula="of:=[.Q327]+0.00256*COS(RADIANS(125.04-1934.136*[.G327]))" office:value-type="float" office:value="23.4380699650318">
            <text:p>23.44</text:p>
          </table:table-cell>
          <table:table-cell table:formula="of:=DEGREES(ATAN2(COS(RADIANS([.P327]));COS(RADIANS([.R327]))*SIN(RADIANS([.P327]))))" office:value-type="float" office:value="-121.794914221135">
            <text:p>-121.79</text:p>
          </table:table-cell>
          <table:table-cell table:formula="of:=DEGREES(ASIN(SIN(RADIANS([.R327]))*SIN(RADIANS([.P327]))))" office:value-type="float" office:value="-20.227446558725">
            <text:p>-20.23</text:p>
          </table:table-cell>
          <table:table-cell table:formula="of:=TAN(RADIANS([.R327]/2))*TAN(RADIANS([.R327]/2))" office:value-type="float" office:value="0.0430299178008089">
            <text:p>0.04</text:p>
          </table:table-cell>
          <table:table-cell table:formula="of:=4*DEGREES([.U327]*SIN(2*RADIANS([.I327]))-2*[.K327]*SIN(RADIANS([.J327]))+4*[.K327]*[.U327]*SIN(RADIANS([.J327]))*COS(2*RADIANS([.I327]))-0.5*[.U327]*[.U327]*SIN(4*RADIANS([.I327]))-1.25*[.K327]*[.K327]*SIN(2*RADIANS([.J327])))" office:value-type="float" office:value="13.8244956754415">
            <text:p>13.82</text:p>
          </table:table-cell>
          <table:table-cell table:formula="of:=DEGREES(ACOS(COS(RADIANS(90.833))/(COS(RADIANS([.$B$2]))*COS(RADIANS([.T327])))-TAN(RADIANS([.$B$2]))*TAN(RADIANS([.T327]))))" office:value-type="float" office:value="73.204325145733">
            <text:p>73.2</text:p>
          </table:table-cell>
          <table:table-cell table:style-name="ce7" table:formula="of:=(720-4*[.$B$3]-[.V327]+[.$B$4]*60)/1440" office:value-type="float" office:value="0.490399655780943">
            <text:p>11:46:11</text:p>
          </table:table-cell>
          <table:table-cell table:style-name="ce7" table:formula="of:=([.X327]*1440-[.W327]*4)/1440" office:value-type="float" office:value="0.287054308153907">
            <text:p>6:53:21</text:p>
          </table:table-cell>
          <table:table-cell table:style-name="ce7" table:formula="of:=([.X327]*1440+[.W327]*4)/1440" office:value-type="float" office:value="0.69374500340798">
            <text:p>16:39:00</text:p>
          </table:table-cell>
          <table:table-cell table:formula="of:=8*[.W327]" office:value-type="float" office:value="585.634601165864">
            <text:p>585.63</text:p>
          </table:table-cell>
          <table:table-cell table:formula="of:=MOD([.E327]*1440+[.V327]+4*[.$B$3]-60*[.$B$4];1440)" office:value-type="float" office:value="733.824495675442">
            <text:p>733.82</text:p>
          </table:table-cell>
          <table:table-cell table:formula="of:=IF([.AB327]/4&lt;0;[.AB327]/4+180;[.AB327]/4-180)" office:value-type="float" office:value="3.45612391886038">
            <text:p>3.46</text:p>
          </table:table-cell>
          <table:table-cell table:formula="of:=DEGREES(ACOS(SIN(RADIANS([.$B$2]))*SIN(RADIANS([.T327]))+COS(RADIANS([.$B$2]))*COS(RADIANS([.T327]))*COS(RADIANS([.AC327]))))" office:value-type="float" office:value="60.3137035809655">
            <text:p>60.31</text:p>
          </table:table-cell>
          <table:table-cell table:formula="of:=90-[.AD327]" office:value-type="float" office:value="29.6862964190345">
            <text:p>29.69</text:p>
          </table:table-cell>
          <table:table-cell table:formula="of:=IF([.AE327]&gt;85;0;IF([.AE327]&gt;5;58.1/TAN(RADIANS([.AE327]))-0.07/POWER(TAN(RADIANS([.AE327]));3)+0.000086/POWER(TAN(RADIANS([.AE327]));5);IF([.AE327]&gt;-0.575;1735+[.AE327]*(-518.2+[.AE327]*(103.4+[.AE327]*(-12.79+[.AE327]*0.711)));-20.772/TAN(RADIANS([.AE327])))))/3600" office:value-type="float" office:value="0.0282056566470646">
            <text:p>0.03</text:p>
          </table:table-cell>
          <table:table-cell table:formula="of:=[.AE327]+[.AF327]" office:value-type="float" office:value="29.7145020756816">
            <text:p>29.71</text:p>
          </table:table-cell>
          <table:table-cell table:formula="of:=IF([.AC327]&gt;0;MOD(DEGREES(ACOS(((SIN(RADIANS([.$B$2]))*COS(RADIANS([.AD327])))-SIN(RADIANS([.T327])))/(COS(RADIANS([.$B$2]))*SIN(RADIANS([.AD327])))))+180;360);MOD(540-DEGREES(ACOS(((SIN(RADIANS([.$B$2]))*COS(RADIANS([.AD327])))-SIN(RADIANS([.T327])))/(COS(RADIANS([.$B$2]))*SIN(RADIANS([.AD327])))));360))" office:value-type="float" office:value="183.733299995622">
            <text:p>183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7]+1" office:value-type="date" office:date-value="2010-11-23">
            <text:p>11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8]+2415018.5+[.E328]-[.$B$4]/24" office:value-type="float" office:value="2455524.29166667">
            <text:p>2455524.29</text:p>
          </table:table-cell>
          <table:table-cell table:style-name="ce9" table:formula="of:=([.F328]-2451545)/36525" office:value-type="float" office:value="0.108947068218111">
            <text:p>0.10894707</text:p>
          </table:table-cell>
          <table:table-cell/>
          <table:table-cell table:formula="of:=MOD(280.46646+[.G328]*(36000.76983+[.G328]*0.0003032);360)" office:value-type="float" office:value="242.64479017235">
            <text:p>242.64</text:p>
          </table:table-cell>
          <table:table-cell table:formula="of:=357.52911+[.G328]*(35999.05029-0.0001537*[.G328])" office:value-type="float" office:value="4279.52009590751">
            <text:p>4279.52</text:p>
          </table:table-cell>
          <table:table-cell table:formula="of:=0.016708634-[.G328]*(0.000042037+0.0000001267*[.G328])" office:value-type="float" office:value="0.0167040526882323">
            <text:p>0.02</text:p>
          </table:table-cell>
          <table:table-cell table:formula="of:=SIN(RADIANS([.J328]))*(1.914602-[.G328]*(0.004817+0.000014*[.G328]))+SIN(RADIANS(2*[.J328]))*(0.019993-0.000101*[.G328])+SIN(RADIANS(3*[.J328]))*0.000289" office:value-type="float" office:value="-1.26256338463241">
            <text:p>-1.26</text:p>
          </table:table-cell>
          <table:table-cell table:formula="of:=[.I328]+[.L328]" office:value-type="float" office:value="241.382226787718">
            <text:p>241.38</text:p>
          </table:table-cell>
          <table:table-cell table:formula="of:=[.J328]+[.L328]" office:value-type="float" office:value="4278.25753252288">
            <text:p>4278.26</text:p>
          </table:table-cell>
          <table:table-cell table:formula="of:=(1.000001018*(1-[.K328]*[.K328]))/(1+[.K328]*COS(RADIANS([.N328])))" office:value-type="float" office:value="0.987415200899579">
            <text:p>0.99</text:p>
          </table:table-cell>
          <table:table-cell table:formula="of:=[.M328]-0.00569-0.00478*SIN(RADIANS(125.04-1934.136*[.G328]))" office:value-type="float" office:value="241.381303197498">
            <text:p>241.38</text:p>
          </table:table-cell>
          <table:table-cell table:formula="of:=23+(26+((21.448-[.G328]*(46.815+[.G328]*(0.00059-[.G328]*0.001813))))/60)/60" office:value-type="float" office:value="23.4378743439841">
            <text:p>23.44</text:p>
          </table:table-cell>
          <table:table-cell table:formula="of:=[.Q328]+0.00256*COS(RADIANS(125.04-1934.136*[.G328]))" office:value-type="float" office:value="23.4380672498096">
            <text:p>23.44</text:p>
          </table:table-cell>
          <table:table-cell table:formula="of:=DEGREES(ATAN2(COS(RADIANS([.P328]));COS(RADIANS([.R328]))*SIN(RADIANS([.P328]))))" office:value-type="float" office:value="-120.740385890583">
            <text:p>-120.74</text:p>
          </table:table-cell>
          <table:table-cell table:formula="of:=DEGREES(ASIN(SIN(RADIANS([.R328]))*SIN(RADIANS([.P328]))))" office:value-type="float" office:value="-20.4360808966251">
            <text:p>-20.44</text:p>
          </table:table-cell>
          <table:table-cell table:formula="of:=TAN(RADIANS([.R328]/2))*TAN(RADIANS([.R328]/2))" office:value-type="float" office:value="0.0430299075474836">
            <text:p>0.04</text:p>
          </table:table-cell>
          <table:table-cell table:formula="of:=4*DEGREES([.U328]*SIN(2*RADIANS([.I328]))-2*[.K328]*SIN(RADIANS([.J328]))+4*[.K328]*[.U328]*SIN(RADIANS([.J328]))*COS(2*RADIANS([.I328]))-0.5*[.U328]*[.U328]*SIN(4*RADIANS([.I328]))-1.25*[.K328]*[.K328]*SIN(2*RADIANS([.J328])))" office:value-type="float" office:value="13.5462335048968">
            <text:p>13.55</text:p>
          </table:table-cell>
          <table:table-cell table:formula="of:=DEGREES(ACOS(COS(RADIANS(90.833))/(COS(RADIANS([.$B$2]))*COS(RADIANS([.T328])))-TAN(RADIANS([.$B$2]))*TAN(RADIANS([.T328]))))" office:value-type="float" office:value="72.9978729837828">
            <text:p>73</text:p>
          </table:table-cell>
          <table:table-cell table:style-name="ce7" table:formula="of:=(720-4*[.$B$3]-[.V328]+[.$B$4]*60)/1440" office:value-type="float" office:value="0.490592893399377">
            <text:p>11:46:27</text:p>
          </table:table-cell>
          <table:table-cell table:style-name="ce7" table:formula="of:=([.X328]*1440-[.W328]*4)/1440" office:value-type="float" office:value="0.287821023999981">
            <text:p>6:54:28</text:p>
          </table:table-cell>
          <table:table-cell table:style-name="ce7" table:formula="of:=([.X328]*1440+[.W328]*4)/1440" office:value-type="float" office:value="0.693364762798774">
            <text:p>16:38:27</text:p>
          </table:table-cell>
          <table:table-cell table:formula="of:=8*[.W328]" office:value-type="float" office:value="583.982983870262">
            <text:p>583.98</text:p>
          </table:table-cell>
          <table:table-cell table:formula="of:=MOD([.E328]*1440+[.V328]+4*[.$B$3]-60*[.$B$4];1440)" office:value-type="float" office:value="733.546233504897">
            <text:p>733.55</text:p>
          </table:table-cell>
          <table:table-cell table:formula="of:=IF([.AB328]/4&lt;0;[.AB328]/4+180;[.AB328]/4-180)" office:value-type="float" office:value="3.3865583762242">
            <text:p>3.39</text:p>
          </table:table-cell>
          <table:table-cell table:formula="of:=DEGREES(ACOS(SIN(RADIANS([.$B$2]))*SIN(RADIANS([.T328]))+COS(RADIANS([.$B$2]))*COS(RADIANS([.T328]))*COS(RADIANS([.AC328]))))" office:value-type="float" office:value="60.5186202253655">
            <text:p>60.52</text:p>
          </table:table-cell>
          <table:table-cell table:formula="of:=90-[.AD328]" office:value-type="float" office:value="29.4813797746345">
            <text:p>29.48</text:p>
          </table:table-cell>
          <table:table-cell table:formula="of:=IF([.AE328]&gt;85;0;IF([.AE328]&gt;5;58.1/TAN(RADIANS([.AE328]))-0.07/POWER(TAN(RADIANS([.AE328]));3)+0.000086/POWER(TAN(RADIANS([.AE328]));5);IF([.AE328]&gt;-0.575;1735+[.AE328]*(-518.2+[.AE328]*(103.4+[.AE328]*(-12.79+[.AE328]*0.711)));-20.772/TAN(RADIANS([.AE328])))))/3600" office:value-type="float" office:value="0.0284398344953792">
            <text:p>0.03</text:p>
          </table:table-cell>
          <table:table-cell table:formula="of:=[.AE328]+[.AF328]" office:value-type="float" office:value="29.5098196091299">
            <text:p>29.51</text:p>
          </table:table-cell>
          <table:table-cell table:formula="of:=IF([.AC328]&gt;0;MOD(DEGREES(ACOS(((SIN(RADIANS([.$B$2]))*COS(RADIANS([.AD328])))-SIN(RADIANS([.T328])))/(COS(RADIANS([.$B$2]))*SIN(RADIANS([.AD328])))))+180;360);MOD(540-DEGREES(ACOS(((SIN(RADIANS([.$B$2]))*COS(RADIANS([.AD328])))-SIN(RADIANS([.T328])))/(COS(RADIANS([.$B$2]))*SIN(RADIANS([.AD328])))));360))" office:value-type="float" office:value="183.645781497897">
            <text:p>183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8]+1" office:value-type="date" office:date-value="2010-11-24">
            <text:p>11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9]+2415018.5+[.E329]-[.$B$4]/24" office:value-type="float" office:value="2455525.29166667">
            <text:p>2455525.29</text:p>
          </table:table-cell>
          <table:table-cell table:style-name="ce9" table:formula="of:=([.F329]-2451545)/36525" office:value-type="float" office:value="0.108974446725983">
            <text:p>0.10897445</text:p>
          </table:table-cell>
          <table:table-cell/>
          <table:table-cell table:formula="of:=MOD(280.46646+[.G329]*(36000.76983+[.G329]*0.0003032);360)" office:value-type="float" office:value="243.630437534323">
            <text:p>243.63</text:p>
          </table:table-cell>
          <table:table-cell table:formula="of:=357.52911+[.G329]*(35999.05029-0.0001537*[.G329])" office:value-type="float" office:value="4280.50569618832">
            <text:p>4280.51</text:p>
          </table:table-cell>
          <table:table-cell table:formula="of:=0.016708634-[.G329]*(0.000042037+0.0000001267*[.G329])" office:value-type="float" office:value="0.016704051536566">
            <text:p>0.02</text:p>
          </table:table-cell>
          <table:table-cell table:formula="of:=SIN(RADIANS([.J329]))*(1.914602-[.G329]*(0.004817+0.000014*[.G329]))+SIN(RADIANS(2*[.J329]))*(0.019993-0.000101*[.G329])+SIN(RADIANS(3*[.J329]))*0.000289" office:value-type="float" office:value="-1.23722391912355">
            <text:p>-1.24</text:p>
          </table:table-cell>
          <table:table-cell table:formula="of:=[.I329]+[.L329]" office:value-type="float" office:value="242.3932136152">
            <text:p>242.39</text:p>
          </table:table-cell>
          <table:table-cell table:formula="of:=[.J329]+[.L329]" office:value-type="float" office:value="4279.26847226919">
            <text:p>4279.27</text:p>
          </table:table-cell>
          <table:table-cell table:formula="of:=(1.000001018*(1-[.K329]*[.K329]))/(1+[.K329]*COS(RADIANS([.N329])))" office:value-type="float" office:value="0.987225768303735">
            <text:p>0.99</text:p>
          </table:table-cell>
          <table:table-cell table:formula="of:=[.M329]-0.00569-0.00478*SIN(RADIANS(125.04-1934.136*[.G329]))" office:value-type="float" office:value="242.39229035584">
            <text:p>242.39</text:p>
          </table:table-cell>
          <table:table-cell table:formula="of:=23+(26+((21.448-[.G329]*(46.815+[.G329]*(0.00059-[.G329]*0.001813))))/60)/60" office:value-type="float" office:value="23.437873987949">
            <text:p>23.44</text:p>
          </table:table-cell>
          <table:table-cell table:formula="of:=[.Q329]+0.00256*COS(RADIANS(125.04-1934.136*[.G329]))" office:value-type="float" office:value="23.4380645344226">
            <text:p>23.44</text:p>
          </table:table-cell>
          <table:table-cell table:formula="of:=DEGREES(ATAN2(COS(RADIANS([.P329]));COS(RADIANS([.R329]))*SIN(RADIANS([.P329]))))" office:value-type="float" office:value="-119.68262563915">
            <text:p>-119.68</text:p>
          </table:table-cell>
          <table:table-cell table:formula="of:=DEGREES(ASIN(SIN(RADIANS([.R329]))*SIN(RADIANS([.P329]))))" office:value-type="float" office:value="-20.6384251647554">
            <text:p>-20.64</text:p>
          </table:table-cell>
          <table:table-cell table:formula="of:=TAN(RADIANS([.R329]/2))*TAN(RADIANS([.R329]/2))" office:value-type="float" office:value="0.0430298972935374">
            <text:p>0.04</text:p>
          </table:table-cell>
          <table:table-cell table:formula="of:=4*DEGREES([.U329]*SIN(2*RADIANS([.I329]))-2*[.K329]*SIN(RADIANS([.J329]))+4*[.K329]*[.U329]*SIN(RADIANS([.J329]))*COS(2*RADIANS([.I329]))-0.5*[.U329]*[.U329]*SIN(4*RADIANS([.I329]))-1.25*[.K329]*[.K329]*SIN(2*RADIANS([.J329])))" office:value-type="float" office:value="13.2550827322587">
            <text:p>13.26</text:p>
          </table:table-cell>
          <table:table-cell table:formula="of:=DEGREES(ACOS(COS(RADIANS(90.833))/(COS(RADIANS([.$B$2]))*COS(RADIANS([.T329])))-TAN(RADIANS([.$B$2]))*TAN(RADIANS([.T329]))))" office:value-type="float" office:value="72.7969063367287">
            <text:p>72.8</text:p>
          </table:table-cell>
          <table:table-cell table:style-name="ce7" table:formula="of:=(720-4*[.$B$3]-[.V329]+[.$B$4]*60)/1440" office:value-type="float" office:value="0.490795081435932">
            <text:p>11:46:45</text:p>
          </table:table-cell>
          <table:table-cell table:style-name="ce7" table:formula="of:=([.X329]*1440-[.W329]*4)/1440" office:value-type="float" office:value="0.288581452722796">
            <text:p>6:55:33</text:p>
          </table:table-cell>
          <table:table-cell table:style-name="ce7" table:formula="of:=([.X329]*1440+[.W329]*4)/1440" office:value-type="float" office:value="0.693008710149067">
            <text:p>16:37:56</text:p>
          </table:table-cell>
          <table:table-cell table:formula="of:=8*[.W329]" office:value-type="float" office:value="582.37525069383">
            <text:p>582.38</text:p>
          </table:table-cell>
          <table:table-cell table:formula="of:=MOD([.E329]*1440+[.V329]+4*[.$B$3]-60*[.$B$4];1440)" office:value-type="float" office:value="733.255082732259">
            <text:p>733.26</text:p>
          </table:table-cell>
          <table:table-cell table:formula="of:=IF([.AB329]/4&lt;0;[.AB329]/4+180;[.AB329]/4-180)" office:value-type="float" office:value="3.31377068306469">
            <text:p>3.31</text:p>
          </table:table-cell>
          <table:table-cell table:formula="of:=DEGREES(ACOS(SIN(RADIANS([.$B$2]))*SIN(RADIANS([.T329]))+COS(RADIANS([.$B$2]))*COS(RADIANS([.T329]))*COS(RADIANS([.AC329]))))" office:value-type="float" office:value="60.7171954721851">
            <text:p>60.72</text:p>
          </table:table-cell>
          <table:table-cell table:formula="of:=90-[.AD329]" office:value-type="float" office:value="29.2828045278149">
            <text:p>29.28</text:p>
          </table:table-cell>
          <table:table-cell table:formula="of:=IF([.AE329]&gt;85;0;IF([.AE329]&gt;5;58.1/TAN(RADIANS([.AE329]))-0.07/POWER(TAN(RADIANS([.AE329]));3)+0.000086/POWER(TAN(RADIANS([.AE329]));5);IF([.AE329]&gt;-0.575;1735+[.AE329]*(-518.2+[.AE329]*(103.4+[.AE329]*(-12.79+[.AE329]*0.711)));-20.772/TAN(RADIANS([.AE329])))))/3600" office:value-type="float" office:value="0.0286695669654019">
            <text:p>0.03</text:p>
          </table:table-cell>
          <table:table-cell table:formula="of:=[.AE329]+[.AF329]" office:value-type="float" office:value="29.3114740947803">
            <text:p>29.31</text:p>
          </table:table-cell>
          <table:table-cell table:formula="of:=IF([.AC329]&gt;0;MOD(DEGREES(ACOS(((SIN(RADIANS([.$B$2]))*COS(RADIANS([.AD329])))-SIN(RADIANS([.T329])))/(COS(RADIANS([.$B$2]))*SIN(RADIANS([.AD329])))))+180;360);MOD(540-DEGREES(ACOS(((SIN(RADIANS([.$B$2]))*COS(RADIANS([.AD329])))-SIN(RADIANS([.T329])))/(COS(RADIANS([.$B$2]))*SIN(RADIANS([.AD329])))));360))" office:value-type="float" office:value="183.555730941479">
            <text:p>183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9]+1" office:value-type="date" office:date-value="2010-11-25">
            <text:p>11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0]+2415018.5+[.E330]-[.$B$4]/24" office:value-type="float" office:value="2455526.29166667">
            <text:p>2455526.29</text:p>
          </table:table-cell>
          <table:table-cell table:style-name="ce9" table:formula="of:=([.F330]-2451545)/36525" office:value-type="float" office:value="0.109001825233854">
            <text:p>0.10900183</text:p>
          </table:table-cell>
          <table:table-cell/>
          <table:table-cell table:formula="of:=MOD(280.46646+[.G330]*(36000.76983+[.G330]*0.0003032);360)" office:value-type="float" office:value="244.616084896297">
            <text:p>244.62</text:p>
          </table:table-cell>
          <table:table-cell table:formula="of:=357.52911+[.G330]*(35999.05029-0.0001537*[.G330])" office:value-type="float" office:value="4281.49129646912">
            <text:p>4281.49</text:p>
          </table:table-cell>
          <table:table-cell table:formula="of:=0.016708634-[.G330]*(0.000042037+0.0000001267*[.G330])" office:value-type="float" office:value="0.0167040503848995">
            <text:p>0.02</text:p>
          </table:table-cell>
          <table:table-cell table:formula="of:=SIN(RADIANS([.J330]))*(1.914602-[.G330]*(0.004817+0.000014*[.G330]))+SIN(RADIANS(2*[.J330]))*(0.019993-0.000101*[.G330])+SIN(RADIANS(3*[.J330]))*0.000289" office:value-type="float" office:value="-1.2115003510709">
            <text:p>-1.21</text:p>
          </table:table-cell>
          <table:table-cell table:formula="of:=[.I330]+[.L330]" office:value-type="float" office:value="243.404584545226">
            <text:p>243.4</text:p>
          </table:table-cell>
          <table:table-cell table:formula="of:=[.J330]+[.L330]" office:value-type="float" office:value="4280.27979611805">
            <text:p>4280.28</text:p>
          </table:table-cell>
          <table:table-cell table:formula="of:=(1.000001018*(1-[.K330]*[.K330]))/(1+[.K330]*COS(RADIANS([.N330])))" office:value-type="float" office:value="0.987040178789385">
            <text:p>0.99</text:p>
          </table:table-cell>
          <table:table-cell table:formula="of:=[.M330]-0.00569-0.00478*SIN(RADIANS(125.04-1934.136*[.G330]))" office:value-type="float" office:value="243.403661612654">
            <text:p>243.4</text:p>
          </table:table-cell>
          <table:table-cell table:formula="of:=23+(26+((21.448-[.G330]*(46.815+[.G330]*(0.00059-[.G330]*0.001813))))/60)/60" office:value-type="float" office:value="23.4378736319138">
            <text:p>23.44</text:p>
          </table:table-cell>
          <table:table-cell table:formula="of:=[.Q330]+0.00256*COS(RADIANS(125.04-1934.136*[.G330]))" office:value-type="float" office:value="23.4380618188729">
            <text:p>23.44</text:p>
          </table:table-cell>
          <table:table-cell table:formula="of:=DEGREES(ATAN2(COS(RADIANS([.P330]));COS(RADIANS([.R330]))*SIN(RADIANS([.P330]))))" office:value-type="float" office:value="-118.621689431508">
            <text:p>-118.62</text:p>
          </table:table-cell>
          <table:table-cell table:formula="of:=DEGREES(ASIN(SIN(RADIANS([.R330]))*SIN(RADIANS([.P330]))))" office:value-type="float" office:value="-20.8343845334175">
            <text:p>-20.83</text:p>
          </table:table-cell>
          <table:table-cell table:formula="of:=TAN(RADIANS([.R330]/2))*TAN(RADIANS([.R330]/2))" office:value-type="float" office:value="0.0430298870389779">
            <text:p>0.04</text:p>
          </table:table-cell>
          <table:table-cell table:formula="of:=4*DEGREES([.U330]*SIN(2*RADIANS([.I330]))-2*[.K330]*SIN(RADIANS([.J330]))+4*[.K330]*[.U330]*SIN(RADIANS([.J330]))*COS(2*RADIANS([.I330]))-0.5*[.U330]*[.U330]*SIN(4*RADIANS([.I330]))-1.25*[.K330]*[.K330]*SIN(2*RADIANS([.J330])))" office:value-type="float" office:value="12.9512861181126">
            <text:p>12.95</text:p>
          </table:table-cell>
          <table:table-cell table:formula="of:=DEGREES(ACOS(COS(RADIANS(90.833))/(COS(RADIANS([.$B$2]))*COS(RADIANS([.T330])))-TAN(RADIANS([.$B$2]))*TAN(RADIANS([.T330]))))" office:value-type="float" office:value="72.6015763816546">
            <text:p>72.6</text:p>
          </table:table-cell>
          <table:table-cell table:style-name="ce7" table:formula="of:=(720-4*[.$B$3]-[.V330]+[.$B$4]*60)/1440" office:value-type="float" office:value="0.491006051306866">
            <text:p>11:47:03</text:p>
          </table:table-cell>
          <table:table-cell table:style-name="ce7" table:formula="of:=([.X330]*1440-[.W330]*4)/1440" office:value-type="float" office:value="0.28933500580227">
            <text:p>6:56:39</text:p>
          </table:table-cell>
          <table:table-cell table:style-name="ce7" table:formula="of:=([.X330]*1440+[.W330]*4)/1440" office:value-type="float" office:value="0.692677096811462">
            <text:p>16:37:27</text:p>
          </table:table-cell>
          <table:table-cell table:formula="of:=8*[.W330]" office:value-type="float" office:value="580.812611053237">
            <text:p>580.81</text:p>
          </table:table-cell>
          <table:table-cell table:formula="of:=MOD([.E330]*1440+[.V330]+4*[.$B$3]-60*[.$B$4];1440)" office:value-type="float" office:value="732.951286118113">
            <text:p>732.95</text:p>
          </table:table-cell>
          <table:table-cell table:formula="of:=IF([.AB330]/4&lt;0;[.AB330]/4+180;[.AB330]/4-180)" office:value-type="float" office:value="3.23782152952816">
            <text:p>3.24</text:p>
          </table:table-cell>
          <table:table-cell table:formula="of:=DEGREES(ACOS(SIN(RADIANS([.$B$2]))*SIN(RADIANS([.T330]))+COS(RADIANS([.$B$2]))*COS(RADIANS([.T330]))*COS(RADIANS([.AC330]))))" office:value-type="float" office:value="60.9093469663015">
            <text:p>60.91</text:p>
          </table:table-cell>
          <table:table-cell table:formula="of:=90-[.AD330]" office:value-type="float" office:value="29.0906530336985">
            <text:p>29.09</text:p>
          </table:table-cell>
          <table:table-cell table:formula="of:=IF([.AE330]&gt;85;0;IF([.AE330]&gt;5;58.1/TAN(RADIANS([.AE330]))-0.07/POWER(TAN(RADIANS([.AE330]));3)+0.000086/POWER(TAN(RADIANS([.AE330]));5);IF([.AE330]&gt;-0.575;1735+[.AE330]*(-518.2+[.AE330]*(103.4+[.AE330]*(-12.79+[.AE330]*0.711)));-20.772/TAN(RADIANS([.AE330])))))/3600" office:value-type="float" office:value="0.0288945460595871">
            <text:p>0.03</text:p>
          </table:table-cell>
          <table:table-cell table:formula="of:=[.AE330]+[.AF330]" office:value-type="float" office:value="29.1195475797581">
            <text:p>29.12</text:p>
          </table:table-cell>
          <table:table-cell table:formula="of:=IF([.AC330]&gt;0;MOD(DEGREES(ACOS(((SIN(RADIANS([.$B$2]))*COS(RADIANS([.AD330])))-SIN(RADIANS([.T330])))/(COS(RADIANS([.$B$2]))*SIN(RADIANS([.AD330])))))+180;360);MOD(540-DEGREES(ACOS(((SIN(RADIANS([.$B$2]))*COS(RADIANS([.AD330])))-SIN(RADIANS([.T330])))/(COS(RADIANS([.$B$2]))*SIN(RADIANS([.AD330])))));360))" office:value-type="float" office:value="183.463220112137">
            <text:p>183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0]+1" office:value-type="date" office:date-value="2010-11-26">
            <text:p>11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1]+2415018.5+[.E331]-[.$B$4]/24" office:value-type="float" office:value="2455527.29166667">
            <text:p>2455527.29</text:p>
          </table:table-cell>
          <table:table-cell table:style-name="ce9" table:formula="of:=([.F331]-2451545)/36525" office:value-type="float" office:value="0.109029203741725">
            <text:p>0.10902920</text:p>
          </table:table-cell>
          <table:table-cell/>
          <table:table-cell table:formula="of:=MOD(280.46646+[.G331]*(36000.76983+[.G331]*0.0003032);360)" office:value-type="float" office:value="245.601732258271">
            <text:p>245.6</text:p>
          </table:table-cell>
          <table:table-cell table:formula="of:=357.52911+[.G331]*(35999.05029-0.0001537*[.G331])" office:value-type="float" office:value="4282.47689674993">
            <text:p>4282.48</text:p>
          </table:table-cell>
          <table:table-cell table:formula="of:=0.016708634-[.G331]*(0.000042037+0.0000001267*[.G331])" office:value-type="float" office:value="0.0167040492332329">
            <text:p>0.02</text:p>
          </table:table-cell>
          <table:table-cell table:formula="of:=SIN(RADIANS([.J331]))*(1.914602-[.G331]*(0.004817+0.000014*[.G331]))+SIN(RADIANS(2*[.J331]))*(0.019993-0.000101*[.G331])+SIN(RADIANS(3*[.J331]))*0.000289" office:value-type="float" office:value="-1.18540040295298">
            <text:p>-1.19</text:p>
          </table:table-cell>
          <table:table-cell table:formula="of:=[.I331]+[.L331]" office:value-type="float" office:value="244.416331855318">
            <text:p>244.42</text:p>
          </table:table-cell>
          <table:table-cell table:formula="of:=[.J331]+[.L331]" office:value-type="float" office:value="4281.29149634698">
            <text:p>4281.29</text:p>
          </table:table-cell>
          <table:table-cell table:formula="of:=(1.000001018*(1-[.K331]*[.K331]))/(1+[.K331]*COS(RADIANS([.N331])))" office:value-type="float" office:value="0.986858491631807">
            <text:p>0.99</text:p>
          </table:table-cell>
          <table:table-cell table:formula="of:=[.M331]-0.00569-0.00478*SIN(RADIANS(125.04-1934.136*[.G331]))" office:value-type="float" office:value="244.415409245461">
            <text:p>244.42</text:p>
          </table:table-cell>
          <table:table-cell table:formula="of:=23+(26+((21.448-[.G331]*(46.815+[.G331]*(0.00059-[.G331]*0.001813))))/60)/60" office:value-type="float" office:value="23.4378732758786">
            <text:p>23.44</text:p>
          </table:table-cell>
          <table:table-cell table:formula="of:=[.Q331]+0.00256*COS(RADIANS(125.04-1934.136*[.G331]))" office:value-type="float" office:value="23.4380591031624">
            <text:p>23.44</text:p>
          </table:table-cell>
          <table:table-cell table:formula="of:=DEGREES(ATAN2(COS(RADIANS([.P331]));COS(RADIANS([.R331]))*SIN(RADIANS([.P331]))))" office:value-type="float" office:value="-117.557637987872">
            <text:p>-117.56</text:p>
          </table:table-cell>
          <table:table-cell table:formula="of:=DEGREES(ASIN(SIN(RADIANS([.R331]))*SIN(RADIANS([.P331]))))" office:value-type="float" office:value="-21.0238661453639">
            <text:p>-21.02</text:p>
          </table:table-cell>
          <table:table-cell table:formula="of:=TAN(RADIANS([.R331]/2))*TAN(RADIANS([.R331]/2))" office:value-type="float" office:value="0.0430298767838127">
            <text:p>0.04</text:p>
          </table:table-cell>
          <table:table-cell table:formula="of:=4*DEGREES([.U331]*SIN(2*RADIANS([.I331]))-2*[.K331]*SIN(RADIANS([.J331]))+4*[.K331]*[.U331]*SIN(RADIANS([.J331]))*COS(2*RADIANS([.I331]))-0.5*[.U331]*[.U331]*SIN(4*RADIANS([.I331]))-1.25*[.K331]*[.K331]*SIN(2*RADIANS([.J331])))" office:value-type="float" office:value="12.6351048634901">
            <text:p>12.64</text:p>
          </table:table-cell>
          <table:table-cell table:formula="of:=DEGREES(ACOS(COS(RADIANS(90.833))/(COS(RADIANS([.$B$2]))*COS(RADIANS([.T331])))-TAN(RADIANS([.$B$2]))*TAN(RADIANS([.T331]))))" office:value-type="float" office:value="72.4120335079098">
            <text:p>72.41</text:p>
          </table:table-cell>
          <table:table-cell table:style-name="ce7" table:formula="of:=(720-4*[.$B$3]-[.V331]+[.$B$4]*60)/1440" office:value-type="float" office:value="0.491225621622576">
            <text:p>11:47:22</text:p>
          </table:table-cell>
          <table:table-cell table:style-name="ce7" table:formula="of:=([.X331]*1440-[.W331]*4)/1440" office:value-type="float" office:value="0.290081084100605">
            <text:p>6:57:43</text:p>
          </table:table-cell>
          <table:table-cell table:style-name="ce7" table:formula="of:=([.X331]*1440+[.W331]*4)/1440" office:value-type="float" office:value="0.692370159144548">
            <text:p>16:37:01</text:p>
          </table:table-cell>
          <table:table-cell table:formula="of:=8*[.W331]" office:value-type="float" office:value="579.296268063278">
            <text:p>579.3</text:p>
          </table:table-cell>
          <table:table-cell table:formula="of:=MOD([.E331]*1440+[.V331]+4*[.$B$3]-60*[.$B$4];1440)" office:value-type="float" office:value="732.63510486349">
            <text:p>732.64</text:p>
          </table:table-cell>
          <table:table-cell table:formula="of:=IF([.AB331]/4&lt;0;[.AB331]/4+180;[.AB331]/4-180)" office:value-type="float" office:value="3.15877621587254">
            <text:p>3.16</text:p>
          </table:table-cell>
          <table:table-cell table:formula="of:=DEGREES(ACOS(SIN(RADIANS([.$B$2]))*SIN(RADIANS([.T331]))+COS(RADIANS([.$B$2]))*COS(RADIANS([.T331]))*COS(RADIANS([.AC331]))))" office:value-type="float" office:value="61.094994486284">
            <text:p>61.09</text:p>
          </table:table-cell>
          <table:table-cell table:formula="of:=90-[.AD331]" office:value-type="float" office:value="28.905005513716">
            <text:p>28.91</text:p>
          </table:table-cell>
          <table:table-cell table:formula="of:=IF([.AE331]&gt;85;0;IF([.AE331]&gt;5;58.1/TAN(RADIANS([.AE331]))-0.07/POWER(TAN(RADIANS([.AE331]));3)+0.000086/POWER(TAN(RADIANS([.AE331]));5);IF([.AE331]&gt;-0.575;1735+[.AE331]*(-518.2+[.AE331]*(103.4+[.AE331]*(-12.79+[.AE331]*0.711)));-20.772/TAN(RADIANS([.AE331])))))/3600" office:value-type="float" office:value="0.0291144613428053">
            <text:p>0.03</text:p>
          </table:table-cell>
          <table:table-cell table:formula="of:=[.AE331]+[.AF331]" office:value-type="float" office:value="28.9341199750589">
            <text:p>28.93</text:p>
          </table:table-cell>
          <table:table-cell table:formula="of:=IF([.AC331]&gt;0;MOD(DEGREES(ACOS(((SIN(RADIANS([.$B$2]))*COS(RADIANS([.AD331])))-SIN(RADIANS([.T331])))/(COS(RADIANS([.$B$2]))*SIN(RADIANS([.AD331])))))+180;360);MOD(540-DEGREES(ACOS(((SIN(RADIANS([.$B$2]))*COS(RADIANS([.AD331])))-SIN(RADIANS([.T331])))/(COS(RADIANS([.$B$2]))*SIN(RADIANS([.AD331])))));360))" office:value-type="float" office:value="183.368322517924">
            <text:p>183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1]+1" office:value-type="date" office:date-value="2010-11-27">
            <text:p>11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2]+2415018.5+[.E332]-[.$B$4]/24" office:value-type="float" office:value="2455528.29166667">
            <text:p>2455528.29</text:p>
          </table:table-cell>
          <table:table-cell table:style-name="ce9" table:formula="of:=([.F332]-2451545)/36525" office:value-type="float" office:value="0.109056582249596">
            <text:p>0.10905658</text:p>
          </table:table-cell>
          <table:table-cell/>
          <table:table-cell table:formula="of:=MOD(280.46646+[.G332]*(36000.76983+[.G332]*0.0003032);360)" office:value-type="float" office:value="246.587379620246">
            <text:p>246.59</text:p>
          </table:table-cell>
          <table:table-cell table:formula="of:=357.52911+[.G332]*(35999.05029-0.0001537*[.G332])" office:value-type="float" office:value="4283.46249703074">
            <text:p>4283.46</text:p>
          </table:table-cell>
          <table:table-cell table:formula="of:=0.016708634-[.G332]*(0.000042037+0.0000001267*[.G332])" office:value-type="float" office:value="0.016704048081566">
            <text:p>0.02</text:p>
          </table:table-cell>
          <table:table-cell table:formula="of:=SIN(RADIANS([.J332]))*(1.914602-[.G332]*(0.004817+0.000014*[.G332]))+SIN(RADIANS(2*[.J332]))*(0.019993-0.000101*[.G332])+SIN(RADIANS(3*[.J332]))*0.000289" office:value-type="float" office:value="-1.15893193071632">
            <text:p>-1.16</text:p>
          </table:table-cell>
          <table:table-cell table:formula="of:=[.I332]+[.L332]" office:value-type="float" office:value="245.42844768953">
            <text:p>245.43</text:p>
          </table:table-cell>
          <table:table-cell table:formula="of:=[.J332]+[.L332]" office:value-type="float" office:value="4282.30356510002">
            <text:p>4282.3</text:p>
          </table:table-cell>
          <table:table-cell table:formula="of:=(1.000001018*(1-[.K332]*[.K332]))/(1+[.K332]*COS(RADIANS([.N332])))" office:value-type="float" office:value="0.986680764923863">
            <text:p>0.99</text:p>
          </table:table-cell>
          <table:table-cell table:formula="of:=[.M332]-0.00569-0.00478*SIN(RADIANS(125.04-1934.136*[.G332]))" office:value-type="float" office:value="245.427525398317">
            <text:p>245.43</text:p>
          </table:table-cell>
          <table:table-cell table:formula="of:=23+(26+((21.448-[.G332]*(46.815+[.G332]*(0.00059-[.G332]*0.001813))))/60)/60" office:value-type="float" office:value="23.4378729198435">
            <text:p>23.44</text:p>
          </table:table-cell>
          <table:table-cell table:formula="of:=[.Q332]+0.00256*COS(RADIANS(125.04-1934.136*[.G332]))" office:value-type="float" office:value="23.4380563872932">
            <text:p>23.44</text:p>
          </table:table-cell>
          <table:table-cell table:formula="of:=DEGREES(ATAN2(COS(RADIANS([.P332]));COS(RADIANS([.R332]))*SIN(RADIANS([.P332]))))" office:value-type="float" office:value="-116.490536767565">
            <text:p>-116.49</text:p>
          </table:table-cell>
          <table:table-cell table:formula="of:=DEGREES(ASIN(SIN(RADIANS([.R332]))*SIN(RADIANS([.P332]))))" office:value-type="float" office:value="-21.2067792321075">
            <text:p>-21.21</text:p>
          </table:table-cell>
          <table:table-cell table:formula="of:=TAN(RADIANS([.R332]/2))*TAN(RADIANS([.R332]/2))" office:value-type="float" office:value="0.0430298665280494">
            <text:p>0.04</text:p>
          </table:table-cell>
          <table:table-cell table:formula="of:=4*DEGREES([.U332]*SIN(2*RADIANS([.I332]))-2*[.K332]*SIN(RADIANS([.J332]))+4*[.K332]*[.U332]*SIN(RADIANS([.J332]))*COS(2*RADIANS([.I332]))-0.5*[.U332]*[.U332]*SIN(4*RADIANS([.I332]))-1.25*[.K332]*[.K332]*SIN(2*RADIANS([.J332])))" office:value-type="float" office:value="12.3068183842811">
            <text:p>12.31</text:p>
          </table:table-cell>
          <table:table-cell table:formula="of:=DEGREES(ACOS(COS(RADIANS(90.833))/(COS(RADIANS([.$B$2]))*COS(RADIANS([.T332])))-TAN(RADIANS([.$B$2]))*TAN(RADIANS([.T332]))))" office:value-type="float" office:value="72.2284269788679">
            <text:p>72.23</text:p>
          </table:table-cell>
          <table:table-cell table:style-name="ce7" table:formula="of:=(720-4*[.$B$3]-[.V332]+[.$B$4]*60)/1440" office:value-type="float" office:value="0.491453598344249">
            <text:p>11:47:42</text:p>
          </table:table-cell>
          <table:table-cell table:style-name="ce7" table:formula="of:=([.X332]*1440-[.W332]*4)/1440" office:value-type="float" office:value="0.290819078958505">
            <text:p>6:58:47</text:p>
          </table:table-cell>
          <table:table-cell table:style-name="ce7" table:formula="of:=([.X332]*1440+[.W332]*4)/1440" office:value-type="float" office:value="0.692088117729994">
            <text:p>16:36:36</text:p>
          </table:table-cell>
          <table:table-cell table:formula="of:=8*[.W332]" office:value-type="float" office:value="577.827415830944">
            <text:p>577.83</text:p>
          </table:table-cell>
          <table:table-cell table:formula="of:=MOD([.E332]*1440+[.V332]+4*[.$B$3]-60*[.$B$4];1440)" office:value-type="float" office:value="732.306818384281">
            <text:p>732.31</text:p>
          </table:table-cell>
          <table:table-cell table:formula="of:=IF([.AB332]/4&lt;0;[.AB332]/4+180;[.AB332]/4-180)" office:value-type="float" office:value="3.07670459607027">
            <text:p>3.08</text:p>
          </table:table-cell>
          <table:table-cell table:formula="of:=DEGREES(ACOS(SIN(RADIANS([.$B$2]))*SIN(RADIANS([.T332]))+COS(RADIANS([.$B$2]))*COS(RADIANS([.T332]))*COS(RADIANS([.AC332]))))" office:value-type="float" office:value="61.2740600134621">
            <text:p>61.27</text:p>
          </table:table-cell>
          <table:table-cell table:formula="of:=90-[.AD332]" office:value-type="float" office:value="28.7259399865379">
            <text:p>28.73</text:p>
          </table:table-cell>
          <table:table-cell table:formula="of:=IF([.AE332]&gt;85;0;IF([.AE332]&gt;5;58.1/TAN(RADIANS([.AE332]))-0.07/POWER(TAN(RADIANS([.AE332]));3)+0.000086/POWER(TAN(RADIANS([.AE332]));5);IF([.AE332]&gt;-0.575;1735+[.AE332]*(-518.2+[.AE332]*(103.4+[.AE332]*(-12.79+[.AE332]*0.711)));-20.772/TAN(RADIANS([.AE332])))))/3600" office:value-type="float" office:value="0.0293290008057609">
            <text:p>0.03</text:p>
          </table:table-cell>
          <table:table-cell table:formula="of:=[.AE332]+[.AF332]" office:value-type="float" office:value="28.7552689873436">
            <text:p>28.76</text:p>
          </table:table-cell>
          <table:table-cell table:formula="of:=IF([.AC332]&gt;0;MOD(DEGREES(ACOS(((SIN(RADIANS([.$B$2]))*COS(RADIANS([.AD332])))-SIN(RADIANS([.T332])))/(COS(RADIANS([.$B$2]))*SIN(RADIANS([.AD332])))))+180;360);MOD(540-DEGREES(ACOS(((SIN(RADIANS([.$B$2]))*COS(RADIANS([.AD332])))-SIN(RADIANS([.T332])))/(COS(RADIANS([.$B$2]))*SIN(RADIANS([.AD332])))));360))" office:value-type="float" office:value="183.271113319126">
            <text:p>183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2]+1" office:value-type="date" office:date-value="2010-11-28">
            <text:p>11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3]+2415018.5+[.E333]-[.$B$4]/24" office:value-type="float" office:value="2455529.29166667">
            <text:p>2455529.29</text:p>
          </table:table-cell>
          <table:table-cell table:style-name="ce9" table:formula="of:=([.F333]-2451545)/36525" office:value-type="float" office:value="0.109083960757468">
            <text:p>0.10908396</text:p>
          </table:table-cell>
          <table:table-cell/>
          <table:table-cell table:formula="of:=MOD(280.46646+[.G333]*(36000.76983+[.G333]*0.0003032);360)" office:value-type="float" office:value="247.573026982222">
            <text:p>247.57</text:p>
          </table:table-cell>
          <table:table-cell table:formula="of:=357.52911+[.G333]*(35999.05029-0.0001537*[.G333])" office:value-type="float" office:value="4284.44809731155">
            <text:p>4284.45</text:p>
          </table:table-cell>
          <table:table-cell table:formula="of:=0.016708634-[.G333]*(0.000042037+0.0000001267*[.G333])" office:value-type="float" office:value="0.016704046929899">
            <text:p>0.02</text:p>
          </table:table-cell>
          <table:table-cell table:formula="of:=SIN(RADIANS([.J333]))*(1.914602-[.G333]*(0.004817+0.000014*[.G333]))+SIN(RADIANS(2*[.J333]))*(0.019993-0.000101*[.G333])+SIN(RADIANS(3*[.J333]))*0.000289" office:value-type="float" office:value="-1.13210292131458">
            <text:p>-1.13</text:p>
          </table:table-cell>
          <table:table-cell table:formula="of:=[.I333]+[.L333]" office:value-type="float" office:value="246.440924060907">
            <text:p>246.44</text:p>
          </table:table-cell>
          <table:table-cell table:formula="of:=[.J333]+[.L333]" office:value-type="float" office:value="4283.31599439023">
            <text:p>4283.32</text:p>
          </table:table-cell>
          <table:table-cell table:formula="of:=(1.000001018*(1-[.K333]*[.K333]))/(1+[.K333]*COS(RADIANS([.N333])))" office:value-type="float" office:value="0.986507055553379">
            <text:p>0.99</text:p>
          </table:table-cell>
          <table:table-cell table:formula="of:=[.M333]-0.00569-0.00478*SIN(RADIANS(125.04-1934.136*[.G333]))" office:value-type="float" office:value="246.440002084265">
            <text:p>246.44</text:p>
          </table:table-cell>
          <table:table-cell table:formula="of:=23+(26+((21.448-[.G333]*(46.815+[.G333]*(0.00059-[.G333]*0.001813))))/60)/60" office:value-type="float" office:value="23.4378725638083">
            <text:p>23.44</text:p>
          </table:table-cell>
          <table:table-cell table:formula="of:=[.Q333]+0.00256*COS(RADIANS(125.04-1934.136*[.G333]))" office:value-type="float" office:value="23.4380536712673">
            <text:p>23.44</text:p>
          </table:table-cell>
          <table:table-cell table:formula="of:=DEGREES(ATAN2(COS(RADIANS([.P333]));COS(RADIANS([.R333]))*SIN(RADIANS([.P333]))))" office:value-type="float" office:value="-115.420455940898">
            <text:p>-115.42</text:p>
          </table:table-cell>
          <table:table-cell table:formula="of:=DEGREES(ASIN(SIN(RADIANS([.R333]))*SIN(RADIANS([.P333]))))" office:value-type="float" office:value="-21.3830352306169">
            <text:p>-21.38</text:p>
          </table:table-cell>
          <table:table-cell table:formula="of:=TAN(RADIANS([.R333]/2))*TAN(RADIANS([.R333]/2))" office:value-type="float" office:value="0.0430298562716957">
            <text:p>0.04</text:p>
          </table:table-cell>
          <table:table-cell table:formula="of:=4*DEGREES([.U333]*SIN(2*RADIANS([.I333]))-2*[.K333]*SIN(RADIANS([.J333]))+4*[.K333]*[.U333]*SIN(RADIANS([.J333]))*COS(2*RADIANS([.I333]))-0.5*[.U333]*[.U333]*SIN(4*RADIANS([.I333]))-1.25*[.K333]*[.K333]*SIN(2*RADIANS([.J333])))" office:value-type="float" office:value="11.9667240444652">
            <text:p>11.97</text:p>
          </table:table-cell>
          <table:table-cell table:formula="of:=DEGREES(ACOS(COS(RADIANS(90.833))/(COS(RADIANS([.$B$2]))*COS(RADIANS([.T333])))-TAN(RADIANS([.$B$2]))*TAN(RADIANS([.T333]))))" office:value-type="float" office:value="72.0509045827417">
            <text:p>72.05</text:p>
          </table:table-cell>
          <table:table-cell table:style-name="ce7" table:formula="of:=(720-4*[.$B$3]-[.V333]+[.$B$4]*60)/1440" office:value-type="float" office:value="0.491689774969121">
            <text:p>11:48:02</text:p>
          </table:table-cell>
          <table:table-cell table:style-name="ce7" table:formula="of:=([.X333]*1440-[.W333]*4)/1440" office:value-type="float" office:value="0.291548373350394">
            <text:p>6:59:50</text:p>
          </table:table-cell>
          <table:table-cell table:style-name="ce7" table:formula="of:=([.X333]*1440+[.W333]*4)/1440" office:value-type="float" office:value="0.691831176587849">
            <text:p>16:36:14</text:p>
          </table:table-cell>
          <table:table-cell table:formula="of:=8*[.W333]" office:value-type="float" office:value="576.407236661934">
            <text:p>576.41</text:p>
          </table:table-cell>
          <table:table-cell table:formula="of:=MOD([.E333]*1440+[.V333]+4*[.$B$3]-60*[.$B$4];1440)" office:value-type="float" office:value="731.966724044465">
            <text:p>731.97</text:p>
          </table:table-cell>
          <table:table-cell table:formula="of:=IF([.AB333]/4&lt;0;[.AB333]/4+180;[.AB333]/4-180)" office:value-type="float" office:value="2.9916810111163">
            <text:p>2.99</text:p>
          </table:table-cell>
          <table:table-cell table:formula="of:=DEGREES(ACOS(SIN(RADIANS([.$B$2]))*SIN(RADIANS([.T333]))+COS(RADIANS([.$B$2]))*COS(RADIANS([.T333]))*COS(RADIANS([.AC333]))))" office:value-type="float" office:value="61.4464678006378">
            <text:p>61.45</text:p>
          </table:table-cell>
          <table:table-cell table:formula="of:=90-[.AD333]" office:value-type="float" office:value="28.5535321993622">
            <text:p>28.55</text:p>
          </table:table-cell>
          <table:table-cell table:formula="of:=IF([.AE333]&gt;85;0;IF([.AE333]&gt;5;58.1/TAN(RADIANS([.AE333]))-0.07/POWER(TAN(RADIANS([.AE333]));3)+0.000086/POWER(TAN(RADIANS([.AE333]));5);IF([.AE333]&gt;-0.575;1735+[.AE333]*(-518.2+[.AE333]*(103.4+[.AE333]*(-12.79+[.AE333]*0.711)));-20.772/TAN(RADIANS([.AE333])))))/3600" office:value-type="float" office:value="0.0295378517816">
            <text:p>0.03</text:p>
          </table:table-cell>
          <table:table-cell table:formula="of:=[.AE333]+[.AF333]" office:value-type="float" office:value="28.5830700511438">
            <text:p>28.58</text:p>
          </table:table-cell>
          <table:table-cell table:formula="of:=IF([.AC333]&gt;0;MOD(DEGREES(ACOS(((SIN(RADIANS([.$B$2]))*COS(RADIANS([.AD333])))-SIN(RADIANS([.T333])))/(COS(RADIANS([.$B$2]))*SIN(RADIANS([.AD333])))))+180;360);MOD(540-DEGREES(ACOS(((SIN(RADIANS([.$B$2]))*COS(RADIANS([.AD333])))-SIN(RADIANS([.T333])))/(COS(RADIANS([.$B$2]))*SIN(RADIANS([.AD333])))));360))" office:value-type="float" office:value="183.171669257149">
            <text:p>183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3]+1" office:value-type="date" office:date-value="2010-11-29">
            <text:p>11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4]+2415018.5+[.E334]-[.$B$4]/24" office:value-type="float" office:value="2455530.29166667">
            <text:p>2455530.29</text:p>
          </table:table-cell>
          <table:table-cell table:style-name="ce9" table:formula="of:=([.F334]-2451545)/36525" office:value-type="float" office:value="0.109111339265339">
            <text:p>0.10911134</text:p>
          </table:table-cell>
          <table:table-cell/>
          <table:table-cell table:formula="of:=MOD(280.46646+[.G334]*(36000.76983+[.G334]*0.0003032);360)" office:value-type="float" office:value="248.558674344197">
            <text:p>248.56</text:p>
          </table:table-cell>
          <table:table-cell table:formula="of:=357.52911+[.G334]*(35999.05029-0.0001537*[.G334])" office:value-type="float" office:value="4285.43369759235">
            <text:p>4285.43</text:p>
          </table:table-cell>
          <table:table-cell table:formula="of:=0.016708634-[.G334]*(0.000042037+0.0000001267*[.G334])" office:value-type="float" office:value="0.0167040457782318">
            <text:p>0.02</text:p>
          </table:table-cell>
          <table:table-cell table:formula="of:=SIN(RADIANS([.J334]))*(1.914602-[.G334]*(0.004817+0.000014*[.G334]))+SIN(RADIANS(2*[.J334]))*(0.019993-0.000101*[.G334])+SIN(RADIANS(3*[.J334]))*0.000289" office:value-type="float" office:value="-1.10492149018079">
            <text:p>-1.1</text:p>
          </table:table-cell>
          <table:table-cell table:formula="of:=[.I334]+[.L334]" office:value-type="float" office:value="247.453752854016">
            <text:p>247.45</text:p>
          </table:table-cell>
          <table:table-cell table:formula="of:=[.J334]+[.L334]" office:value-type="float" office:value="4284.32877610217">
            <text:p>4284.33</text:p>
          </table:table-cell>
          <table:table-cell table:formula="of:=(1.000001018*(1-[.K334]*[.K334]))/(1+[.K334]*COS(RADIANS([.N334])))" office:value-type="float" office:value="0.986337419180918">
            <text:p>0.99</text:p>
          </table:table-cell>
          <table:table-cell table:formula="of:=[.M334]-0.00569-0.00478*SIN(RADIANS(125.04-1934.136*[.G334]))" office:value-type="float" office:value="247.452831187873">
            <text:p>247.45</text:p>
          </table:table-cell>
          <table:table-cell table:formula="of:=23+(26+((21.448-[.G334]*(46.815+[.G334]*(0.00059-[.G334]*0.001813))))/60)/60" office:value-type="float" office:value="23.4378722077731">
            <text:p>23.44</text:p>
          </table:table-cell>
          <table:table-cell table:formula="of:=[.Q334]+0.00256*COS(RADIANS(125.04-1934.136*[.G334]))" office:value-type="float" office:value="23.4380509550867">
            <text:p>23.44</text:p>
          </table:table-cell>
          <table:table-cell table:formula="of:=DEGREES(ATAN2(COS(RADIANS([.P334]));COS(RADIANS([.R334]))*SIN(RADIANS([.P334]))))" office:value-type="float" office:value="-114.347470349004">
            <text:p>-114.35</text:p>
          </table:table-cell>
          <table:table-cell table:formula="of:=DEGREES(ASIN(SIN(RADIANS([.R334]))*SIN(RADIANS([.P334]))))" office:value-type="float" office:value="-21.5525479000655">
            <text:p>-21.55</text:p>
          </table:table-cell>
          <table:table-cell table:formula="of:=TAN(RADIANS([.R334]/2))*TAN(RADIANS([.R334]/2))" office:value-type="float" office:value="0.0430298460147591">
            <text:p>0.04</text:p>
          </table:table-cell>
          <table:table-cell table:formula="of:=4*DEGREES([.U334]*SIN(2*RADIANS([.I334]))-2*[.K334]*SIN(RADIANS([.J334]))+4*[.K334]*[.U334]*SIN(RADIANS([.J334]))*COS(2*RADIANS([.I334]))-0.5*[.U334]*[.U334]*SIN(4*RADIANS([.I334]))-1.25*[.K334]*[.K334]*SIN(2*RADIANS([.J334])))" office:value-type="float" office:value="11.6151368482854">
            <text:p>11.62</text:p>
          </table:table-cell>
          <table:table-cell table:formula="of:=DEGREES(ACOS(COS(RADIANS(90.833))/(COS(RADIANS([.$B$2]))*COS(RADIANS([.T334])))-TAN(RADIANS([.$B$2]))*TAN(RADIANS([.T334]))))" office:value-type="float" office:value="71.8796122736856">
            <text:p>71.88</text:p>
          </table:table-cell>
          <table:table-cell table:style-name="ce7" table:formula="of:=(720-4*[.$B$3]-[.V334]+[.$B$4]*60)/1440" office:value-type="float" office:value="0.491933932744246">
            <text:p>11:48:23</text:p>
          </table:table-cell>
          <table:table-cell table:style-name="ce7" table:formula="of:=([.X334]*1440-[.W334]*4)/1440" office:value-type="float" office:value="0.29226834309512">
            <text:p>7:00:52</text:p>
          </table:table-cell>
          <table:table-cell table:style-name="ce7" table:formula="of:=([.X334]*1440+[.W334]*4)/1440" office:value-type="float" office:value="0.691599522393373">
            <text:p>16:35:54</text:p>
          </table:table-cell>
          <table:table-cell table:formula="of:=8*[.W334]" office:value-type="float" office:value="575.036898189485">
            <text:p>575.04</text:p>
          </table:table-cell>
          <table:table-cell table:formula="of:=MOD([.E334]*1440+[.V334]+4*[.$B$3]-60*[.$B$4];1440)" office:value-type="float" office:value="731.615136848285">
            <text:p>731.62</text:p>
          </table:table-cell>
          <table:table-cell table:formula="of:=IF([.AB334]/4&lt;0;[.AB334]/4+180;[.AB334]/4-180)" office:value-type="float" office:value="2.90378421207134">
            <text:p>2.9</text:p>
          </table:table-cell>
          <table:table-cell table:formula="of:=DEGREES(ACOS(SIN(RADIANS([.$B$2]))*SIN(RADIANS([.T334]))+COS(RADIANS([.$B$2]))*COS(RADIANS([.T334]))*COS(RADIANS([.AC334]))))" office:value-type="float" office:value="61.6121444403238">
            <text:p>61.61</text:p>
          </table:table-cell>
          <table:table-cell table:formula="of:=90-[.AD334]" office:value-type="float" office:value="28.3878555596762">
            <text:p>28.39</text:p>
          </table:table-cell>
          <table:table-cell table:formula="of:=IF([.AE334]&gt;85;0;IF([.AE334]&gt;5;58.1/TAN(RADIANS([.AE334]))-0.07/POWER(TAN(RADIANS([.AE334]));3)+0.000086/POWER(TAN(RADIANS([.AE334]));5);IF([.AE334]&gt;-0.575;1735+[.AE334]*(-518.2+[.AE334]*(103.4+[.AE334]*(-12.79+[.AE334]*0.711)));-20.772/TAN(RADIANS([.AE334])))))/3600" office:value-type="float" office:value="0.0297407019126464">
            <text:p>0.03</text:p>
          </table:table-cell>
          <table:table-cell table:formula="of:=[.AE334]+[.AF334]" office:value-type="float" office:value="28.4175962615889">
            <text:p>28.42</text:p>
          </table:table-cell>
          <table:table-cell table:formula="of:=IF([.AC334]&gt;0;MOD(DEGREES(ACOS(((SIN(RADIANS([.$B$2]))*COS(RADIANS([.AD334])))-SIN(RADIANS([.T334])))/(COS(RADIANS([.$B$2]))*SIN(RADIANS([.AD334])))))+180;360);MOD(540-DEGREES(ACOS(((SIN(RADIANS([.$B$2]))*COS(RADIANS([.AD334])))-SIN(RADIANS([.T334])))/(COS(RADIANS([.$B$2]))*SIN(RADIANS([.AD334])))));360))" office:value-type="float" office:value="183.070068582567">
            <text:p>183.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4]+1" office:value-type="date" office:date-value="2010-11-30">
            <text:p>11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5]+2415018.5+[.E335]-[.$B$4]/24" office:value-type="float" office:value="2455531.29166667">
            <text:p>2455531.29</text:p>
          </table:table-cell>
          <table:table-cell table:style-name="ce9" table:formula="of:=([.F335]-2451545)/36525" office:value-type="float" office:value="0.10913871777321">
            <text:p>0.10913872</text:p>
          </table:table-cell>
          <table:table-cell/>
          <table:table-cell table:formula="of:=MOD(280.46646+[.G335]*(36000.76983+[.G335]*0.0003032);360)" office:value-type="float" office:value="249.544321706173">
            <text:p>249.54</text:p>
          </table:table-cell>
          <table:table-cell table:formula="of:=357.52911+[.G335]*(35999.05029-0.0001537*[.G335])" office:value-type="float" office:value="4286.41929787316">
            <text:p>4286.42</text:p>
          </table:table-cell>
          <table:table-cell table:formula="of:=0.016708634-[.G335]*(0.000042037+0.0000001267*[.G335])" office:value-type="float" office:value="0.0167040446265644">
            <text:p>0.02</text:p>
          </table:table-cell>
          <table:table-cell table:formula="of:=SIN(RADIANS([.J335]))*(1.914602-[.G335]*(0.004817+0.000014*[.G335]))+SIN(RADIANS(2*[.J335]))*(0.019993-0.000101*[.G335])+SIN(RADIANS(3*[.J335]))*0.000289" office:value-type="float" office:value="-1.07739587863307">
            <text:p>-1.08</text:p>
          </table:table-cell>
          <table:table-cell table:formula="of:=[.I335]+[.L335]" office:value-type="float" office:value="248.46692582754">
            <text:p>248.47</text:p>
          </table:table-cell>
          <table:table-cell table:formula="of:=[.J335]+[.L335]" office:value-type="float" office:value="4285.34190199453">
            <text:p>4285.34</text:p>
          </table:table-cell>
          <table:table-cell table:formula="of:=(1.000001018*(1-[.K335]*[.K335]))/(1+[.K335]*COS(RADIANS([.N335])))" office:value-type="float" office:value="0.986171910217945">
            <text:p>0.99</text:p>
          </table:table-cell>
          <table:table-cell table:formula="of:=[.M335]-0.00569-0.00478*SIN(RADIANS(125.04-1934.136*[.G335]))" office:value-type="float" office:value="248.466004467822">
            <text:p>248.47</text:p>
          </table:table-cell>
          <table:table-cell table:formula="of:=23+(26+((21.448-[.G335]*(46.815+[.G335]*(0.00059-[.G335]*0.001813))))/60)/60" office:value-type="float" office:value="23.437871851738">
            <text:p>23.44</text:p>
          </table:table-cell>
          <table:table-cell table:formula="of:=[.Q335]+0.00256*COS(RADIANS(125.04-1934.136*[.G335]))" office:value-type="float" office:value="23.4380482387534">
            <text:p>23.44</text:p>
          </table:table-cell>
          <table:table-cell table:formula="of:=DEGREES(ATAN2(COS(RADIANS([.P335]));COS(RADIANS([.R335]))*SIN(RADIANS([.P335]))))" office:value-type="float" office:value="-113.271659451313">
            <text:p>-113.27</text:p>
          </table:table-cell>
          <table:table-cell table:formula="of:=DEGREES(ASIN(SIN(RADIANS([.R335]))*SIN(RADIANS([.P335]))))" office:value-type="float" office:value="-21.7152334382867">
            <text:p>-21.72</text:p>
          </table:table-cell>
          <table:table-cell table:formula="of:=TAN(RADIANS([.R335]/2))*TAN(RADIANS([.R335]/2))" office:value-type="float" office:value="0.0430298357572472">
            <text:p>0.04</text:p>
          </table:table-cell>
          <table:table-cell table:formula="of:=4*DEGREES([.U335]*SIN(2*RADIANS([.I335]))-2*[.K335]*SIN(RADIANS([.J335]))+4*[.K335]*[.U335]*SIN(RADIANS([.J335]))*COS(2*RADIANS([.I335]))-0.5*[.U335]*[.U335]*SIN(4*RADIANS([.I335]))-1.25*[.K335]*[.K335]*SIN(2*RADIANS([.J335])))" office:value-type="float" office:value="11.2523890916233">
            <text:p>11.25</text:p>
          </table:table-cell>
          <table:table-cell table:formula="of:=DEGREES(ACOS(COS(RADIANS(90.833))/(COS(RADIANS([.$B$2]))*COS(RADIANS([.T335])))-TAN(RADIANS([.$B$2]))*TAN(RADIANS([.T335]))))" office:value-type="float" office:value="71.7146938045617">
            <text:p>71.71</text:p>
          </table:table-cell>
          <table:table-cell table:style-name="ce7" table:formula="of:=(720-4*[.$B$3]-[.V335]+[.$B$4]*60)/1440" office:value-type="float" office:value="0.492185840908595">
            <text:p>11:48:45</text:p>
          </table:table-cell>
          <table:table-cell table:style-name="ce7" table:formula="of:=([.X335]*1440-[.W335]*4)/1440" office:value-type="float" office:value="0.292978358118146">
            <text:p>7:01:53</text:p>
          </table:table-cell>
          <table:table-cell table:style-name="ce7" table:formula="of:=([.X335]*1440+[.W335]*4)/1440" office:value-type="float" office:value="0.691393323699044">
            <text:p>16:35:36</text:p>
          </table:table-cell>
          <table:table-cell table:formula="of:=8*[.W335]" office:value-type="float" office:value="573.717550436494">
            <text:p>573.72</text:p>
          </table:table-cell>
          <table:table-cell table:formula="of:=MOD([.E335]*1440+[.V335]+4*[.$B$3]-60*[.$B$4];1440)" office:value-type="float" office:value="731.252389091623">
            <text:p>731.25</text:p>
          </table:table-cell>
          <table:table-cell table:formula="of:=IF([.AB335]/4&lt;0;[.AB335]/4+180;[.AB335]/4-180)" office:value-type="float" office:value="2.81309727290582">
            <text:p>2.81</text:p>
          </table:table-cell>
          <table:table-cell table:formula="of:=DEGREES(ACOS(SIN(RADIANS([.$B$2]))*SIN(RADIANS([.T335]))+COS(RADIANS([.$B$2]))*COS(RADIANS([.T335]))*COS(RADIANS([.AC335]))))" office:value-type="float" office:value="61.7710189323807">
            <text:p>61.77</text:p>
          </table:table-cell>
          <table:table-cell table:formula="of:=90-[.AD335]" office:value-type="float" office:value="28.2289810676193">
            <text:p>28.23</text:p>
          </table:table-cell>
          <table:table-cell table:formula="of:=IF([.AE335]&gt;85;0;IF([.AE335]&gt;5;58.1/TAN(RADIANS([.AE335]))-0.07/POWER(TAN(RADIANS([.AE335]));3)+0.000086/POWER(TAN(RADIANS([.AE335]));5);IF([.AE335]&gt;-0.575;1735+[.AE335]*(-518.2+[.AE335]*(103.4+[.AE335]*(-12.79+[.AE335]*0.711)));-20.772/TAN(RADIANS([.AE335])))))/3600" office:value-type="float" office:value="0.0299372401635279">
            <text:p>0.03</text:p>
          </table:table-cell>
          <table:table-cell table:formula="of:=[.AE335]+[.AF335]" office:value-type="float" office:value="28.2589183077828">
            <text:p>28.26</text:p>
          </table:table-cell>
          <table:table-cell table:formula="of:=IF([.AC335]&gt;0;MOD(DEGREES(ACOS(((SIN(RADIANS([.$B$2]))*COS(RADIANS([.AD335])))-SIN(RADIANS([.T335])))/(COS(RADIANS([.$B$2]))*SIN(RADIANS([.AD335])))))+180;360);MOD(540-DEGREES(ACOS(((SIN(RADIANS([.$B$2]))*COS(RADIANS([.AD335])))-SIN(RADIANS([.T335])))/(COS(RADIANS([.$B$2]))*SIN(RADIANS([.AD335])))));360))" office:value-type="float" office:value="182.966390982634">
            <text:p>182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5]+1" office:value-type="date" office:date-value="2010-12-01">
            <text:p>12/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6]+2415018.5+[.E336]-[.$B$4]/24" office:value-type="float" office:value="2455532.29166667">
            <text:p>2455532.29</text:p>
          </table:table-cell>
          <table:table-cell table:style-name="ce9" table:formula="of:=([.F336]-2451545)/36525" office:value-type="float" office:value="0.109166096281082">
            <text:p>0.10916610</text:p>
          </table:table-cell>
          <table:table-cell/>
          <table:table-cell table:formula="of:=MOD(280.46646+[.G336]*(36000.76983+[.G336]*0.0003032);360)" office:value-type="float" office:value="250.529969068149">
            <text:p>250.53</text:p>
          </table:table-cell>
          <table:table-cell table:formula="of:=357.52911+[.G336]*(35999.05029-0.0001537*[.G336])" office:value-type="float" office:value="4287.40489815396">
            <text:p>4287.4</text:p>
          </table:table-cell>
          <table:table-cell table:formula="of:=0.016708634-[.G336]*(0.000042037+0.0000001267*[.G336])" office:value-type="float" office:value="0.0167040434748968">
            <text:p>0.02</text:p>
          </table:table-cell>
          <table:table-cell table:formula="of:=SIN(RADIANS([.J336]))*(1.914602-[.G336]*(0.004817+0.000014*[.G336]))+SIN(RADIANS(2*[.J336]))*(0.019993-0.000101*[.G336])+SIN(RADIANS(3*[.J336]))*0.000289" office:value-type="float" office:value="-1.04953445121519">
            <text:p>-1.05</text:p>
          </table:table-cell>
          <table:table-cell table:formula="of:=[.I336]+[.L336]" office:value-type="float" office:value="249.480434616934">
            <text:p>249.48</text:p>
          </table:table-cell>
          <table:table-cell table:formula="of:=[.J336]+[.L336]" office:value-type="float" office:value="4286.35536370275">
            <text:p>4286.36</text:p>
          </table:table-cell>
          <table:table-cell table:formula="of:=(1.000001018*(1-[.K336]*[.K336]))/(1+[.K336]*COS(RADIANS([.N336])))" office:value-type="float" office:value="0.986010581805422">
            <text:p>0.99</text:p>
          </table:table-cell>
          <table:table-cell table:formula="of:=[.M336]-0.00569-0.00478*SIN(RADIANS(125.04-1934.136*[.G336]))" office:value-type="float" office:value="249.479513559568">
            <text:p>249.48</text:p>
          </table:table-cell>
          <table:table-cell table:formula="of:=23+(26+((21.448-[.G336]*(46.815+[.G336]*(0.00059-[.G336]*0.001813))))/60)/60" office:value-type="float" office:value="23.4378714957028">
            <text:p>23.44</text:p>
          </table:table-cell>
          <table:table-cell table:formula="of:=[.Q336]+0.00256*COS(RADIANS(125.04-1934.136*[.G336]))" office:value-type="float" office:value="23.4380455222695">
            <text:p>23.44</text:p>
          </table:table-cell>
          <table:table-cell table:formula="of:=DEGREES(ATAN2(COS(RADIANS([.P336]));COS(RADIANS([.R336]))*SIN(RADIANS([.P336]))))" office:value-type="float" office:value="-112.193107260394">
            <text:p>-112.19</text:p>
          </table:table-cell>
          <table:table-cell table:formula="of:=DEGREES(ASIN(SIN(RADIANS([.R336]))*SIN(RADIANS([.P336]))))" office:value-type="float" office:value="-21.8710105975771">
            <text:p>-21.87</text:p>
          </table:table-cell>
          <table:table-cell table:formula="of:=TAN(RADIANS([.R336]/2))*TAN(RADIANS([.R336]/2))" office:value-type="float" office:value="0.0430298254991677">
            <text:p>0.04</text:p>
          </table:table-cell>
          <table:table-cell table:formula="of:=4*DEGREES([.U336]*SIN(2*RADIANS([.I336]))-2*[.K336]*SIN(RADIANS([.J336]))+4*[.K336]*[.U336]*SIN(RADIANS([.J336]))*COS(2*RADIANS([.I336]))-0.5*[.U336]*[.U336]*SIN(4*RADIANS([.I336]))-1.25*[.K336]*[.K336]*SIN(2*RADIANS([.J336])))" office:value-type="float" office:value="10.8788299729715">
            <text:p>10.88</text:p>
          </table:table-cell>
          <table:table-cell table:formula="of:=DEGREES(ACOS(COS(RADIANS(90.833))/(COS(RADIANS([.$B$2]))*COS(RADIANS([.T336])))-TAN(RADIANS([.$B$2]))*TAN(RADIANS([.T336]))))" office:value-type="float" office:value="71.5562903528753">
            <text:p>71.56</text:p>
          </table:table-cell>
          <table:table-cell table:style-name="ce7" table:formula="of:=(720-4*[.$B$3]-[.V336]+[.$B$4]*60)/1440" office:value-type="float" office:value="0.492445256963214">
            <text:p>11:49:07</text:p>
          </table:table-cell>
          <table:table-cell table:style-name="ce7" table:formula="of:=([.X336]*1440-[.W336]*4)/1440" office:value-type="float" office:value="0.293677783760783">
            <text:p>7:02:54</text:p>
          </table:table-cell>
          <table:table-cell table:style-name="ce7" table:formula="of:=([.X336]*1440+[.W336]*4)/1440" office:value-type="float" office:value="0.691212730165646">
            <text:p>16:35:21</text:p>
          </table:table-cell>
          <table:table-cell table:formula="of:=8*[.W336]" office:value-type="float" office:value="572.450322823002">
            <text:p>572.45</text:p>
          </table:table-cell>
          <table:table-cell table:formula="of:=MOD([.E336]*1440+[.V336]+4*[.$B$3]-60*[.$B$4];1440)" office:value-type="float" office:value="730.878829972972">
            <text:p>730.88</text:p>
          </table:table-cell>
          <table:table-cell table:formula="of:=IF([.AB336]/4&lt;0;[.AB336]/4+180;[.AB336]/4-180)" office:value-type="float" office:value="2.71970749324288">
            <text:p>2.72</text:p>
          </table:table-cell>
          <table:table-cell table:formula="of:=DEGREES(ACOS(SIN(RADIANS([.$B$2]))*SIN(RADIANS([.T336]))+COS(RADIANS([.$B$2]))*COS(RADIANS([.T336]))*COS(RADIANS([.AC336]))))" office:value-type="float" office:value="61.9230227509109">
            <text:p>61.92</text:p>
          </table:table-cell>
          <table:table-cell table:formula="of:=90-[.AD336]" office:value-type="float" office:value="28.0769772490891">
            <text:p>28.08</text:p>
          </table:table-cell>
          <table:table-cell table:formula="of:=IF([.AE336]&gt;85;0;IF([.AE336]&gt;5;58.1/TAN(RADIANS([.AE336]))-0.07/POWER(TAN(RADIANS([.AE336]));3)+0.000086/POWER(TAN(RADIANS([.AE336]));5);IF([.AE336]&gt;-0.575;1735+[.AE336]*(-518.2+[.AE336]*(103.4+[.AE336]*(-12.79+[.AE336]*0.711)));-20.772/TAN(RADIANS([.AE336])))))/3600" office:value-type="float" office:value="0.0301271578762699">
            <text:p>0.03</text:p>
          </table:table-cell>
          <table:table-cell table:formula="of:=[.AE336]+[.AF336]" office:value-type="float" office:value="28.1071044069654">
            <text:p>28.11</text:p>
          </table:table-cell>
          <table:table-cell table:formula="of:=IF([.AC336]&gt;0;MOD(DEGREES(ACOS(((SIN(RADIANS([.$B$2]))*COS(RADIANS([.AD336])))-SIN(RADIANS([.T336])))/(COS(RADIANS([.$B$2]))*SIN(RADIANS([.AD336])))))+180;360);MOD(540-DEGREES(ACOS(((SIN(RADIANS([.$B$2]))*COS(RADIANS([.AD336])))-SIN(RADIANS([.T336])))/(COS(RADIANS([.$B$2]))*SIN(RADIANS([.AD336])))));360))" office:value-type="float" office:value="182.860717508455">
            <text:p>182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6]+1" office:value-type="date" office:date-value="2010-12-02">
            <text:p>12/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7]+2415018.5+[.E337]-[.$B$4]/24" office:value-type="float" office:value="2455533.29166667">
            <text:p>2455533.29</text:p>
          </table:table-cell>
          <table:table-cell table:style-name="ce9" table:formula="of:=([.F337]-2451545)/36525" office:value-type="float" office:value="0.109193474788953">
            <text:p>0.10919347</text:p>
          </table:table-cell>
          <table:table-cell/>
          <table:table-cell table:formula="of:=MOD(280.46646+[.G337]*(36000.76983+[.G337]*0.0003032);360)" office:value-type="float" office:value="251.515616430126">
            <text:p>251.52</text:p>
          </table:table-cell>
          <table:table-cell table:formula="of:=357.52911+[.G337]*(35999.05029-0.0001537*[.G337])" office:value-type="float" office:value="4288.39049843477">
            <text:p>4288.39</text:p>
          </table:table-cell>
          <table:table-cell table:formula="of:=0.016708634-[.G337]*(0.000042037+0.0000001267*[.G337])" office:value-type="float" office:value="0.016704042323229">
            <text:p>0.02</text:p>
          </table:table-cell>
          <table:table-cell table:formula="of:=SIN(RADIANS([.J337]))*(1.914602-[.G337]*(0.004817+0.000014*[.G337]))+SIN(RADIANS(2*[.J337]))*(0.019993-0.000101*[.G337])+SIN(RADIANS(3*[.J337]))*0.000289" office:value-type="float" office:value="-1.02134569297212">
            <text:p>-1.02</text:p>
          </table:table-cell>
          <table:table-cell table:formula="of:=[.I337]+[.L337]" office:value-type="float" office:value="250.494270737154">
            <text:p>250.49</text:p>
          </table:table-cell>
          <table:table-cell table:formula="of:=[.J337]+[.L337]" office:value-type="float" office:value="4287.3691527418">
            <text:p>4287.37</text:p>
          </table:table-cell>
          <table:table-cell table:formula="of:=(1.000001018*(1-[.K337]*[.K337]))/(1+[.K337]*COS(RADIANS([.N337])))" office:value-type="float" office:value="0.985853485792816">
            <text:p>0.99</text:p>
          </table:table-cell>
          <table:table-cell table:formula="of:=[.M337]-0.00569-0.00478*SIN(RADIANS(125.04-1934.136*[.G337]))" office:value-type="float" office:value="250.493349978067">
            <text:p>250.49</text:p>
          </table:table-cell>
          <table:table-cell table:formula="of:=23+(26+((21.448-[.G337]*(46.815+[.G337]*(0.00059-[.G337]*0.001813))))/60)/60" office:value-type="float" office:value="23.4378711396676">
            <text:p>23.44</text:p>
          </table:table-cell>
          <table:table-cell table:formula="of:=[.Q337]+0.00256*COS(RADIANS(125.04-1934.136*[.G337]))" office:value-type="float" office:value="23.4380428056369">
            <text:p>23.44</text:p>
          </table:table-cell>
          <table:table-cell table:formula="of:=DEGREES(ATAN2(COS(RADIANS([.P337]));COS(RADIANS([.R337]))*SIN(RADIANS([.P337]))))" office:value-type="float" office:value="-111.11190226397">
            <text:p>-111.11</text:p>
          </table:table-cell>
          <table:table-cell table:formula="of:=DEGREES(ASIN(SIN(RADIANS([.R337]))*SIN(RADIANS([.P337]))))" office:value-type="float" office:value="-22.0198007994787">
            <text:p>-22.02</text:p>
          </table:table-cell>
          <table:table-cell table:formula="of:=TAN(RADIANS([.R337]/2))*TAN(RADIANS([.R337]/2))" office:value-type="float" office:value="0.0430298152405283">
            <text:p>0.04</text:p>
          </table:table-cell>
          <table:table-cell table:formula="of:=4*DEGREES([.U337]*SIN(2*RADIANS([.I337]))-2*[.K337]*SIN(RADIANS([.J337]))+4*[.K337]*[.U337]*SIN(RADIANS([.J337]))*COS(2*RADIANS([.I337]))-0.5*[.U337]*[.U337]*SIN(4*RADIANS([.I337]))-1.25*[.K337]*[.K337]*SIN(2*RADIANS([.J337])))" office:value-type="float" office:value="10.4948251645346">
            <text:p>10.49</text:p>
          </table:table-cell>
          <table:table-cell table:formula="of:=DEGREES(ACOS(COS(RADIANS(90.833))/(COS(RADIANS([.$B$2]))*COS(RADIANS([.T337])))-TAN(RADIANS([.$B$2]))*TAN(RADIANS([.T337]))))" office:value-type="float" office:value="71.4045401415149">
            <text:p>71.4</text:p>
          </table:table-cell>
          <table:table-cell table:style-name="ce7" table:formula="of:=(720-4*[.$B$3]-[.V337]+[.$B$4]*60)/1440" office:value-type="float" office:value="0.492711926969073">
            <text:p>11:49:30</text:p>
          </table:table-cell>
          <table:table-cell table:style-name="ce7" table:formula="of:=([.X337]*1440-[.W337]*4)/1440" office:value-type="float" office:value="0.294365982131532">
            <text:p>7:03:53</text:p>
          </table:table-cell>
          <table:table-cell table:style-name="ce7" table:formula="of:=([.X337]*1440+[.W337]*4)/1440" office:value-type="float" office:value="0.691057871806614">
            <text:p>16:35:07</text:p>
          </table:table-cell>
          <table:table-cell table:formula="of:=8*[.W337]" office:value-type="float" office:value="571.236321132119">
            <text:p>571.24</text:p>
          </table:table-cell>
          <table:table-cell table:formula="of:=MOD([.E337]*1440+[.V337]+4*[.$B$3]-60*[.$B$4];1440)" office:value-type="float" office:value="730.494825164535">
            <text:p>730.49</text:p>
          </table:table-cell>
          <table:table-cell table:formula="of:=IF([.AB337]/4&lt;0;[.AB337]/4+180;[.AB337]/4-180)" office:value-type="float" office:value="2.62370629113366">
            <text:p>2.62</text:p>
          </table:table-cell>
          <table:table-cell table:formula="of:=DEGREES(ACOS(SIN(RADIANS([.$B$2]))*SIN(RADIANS([.T337]))+COS(RADIANS([.$B$2]))*COS(RADIANS([.T337]))*COS(RADIANS([.AC337]))))" office:value-type="float" office:value="62.0680899102623">
            <text:p>62.07</text:p>
          </table:table-cell>
          <table:table-cell table:formula="of:=90-[.AD337]" office:value-type="float" office:value="27.9319100897377">
            <text:p>27.93</text:p>
          </table:table-cell>
          <table:table-cell table:formula="of:=IF([.AE337]&gt;85;0;IF([.AE337]&gt;5;58.1/TAN(RADIANS([.AE337]))-0.07/POWER(TAN(RADIANS([.AE337]));3)+0.000086/POWER(TAN(RADIANS([.AE337]));5);IF([.AE337]&gt;-0.575;1735+[.AE337]*(-518.2+[.AE337]*(103.4+[.AE337]*(-12.79+[.AE337]*0.711)));-20.772/TAN(RADIANS([.AE337])))))/3600" office:value-type="float" office:value="0.0303101498622588">
            <text:p>0.03</text:p>
          </table:table-cell>
          <table:table-cell table:formula="of:=[.AE337]+[.AF337]" office:value-type="float" office:value="27.9622202396">
            <text:p>27.96</text:p>
          </table:table-cell>
          <table:table-cell table:formula="of:=IF([.AC337]&gt;0;MOD(DEGREES(ACOS(((SIN(RADIANS([.$B$2]))*COS(RADIANS([.AD337])))-SIN(RADIANS([.T337])))/(COS(RADIANS([.$B$2]))*SIN(RADIANS([.AD337])))))+180;360);MOD(540-DEGREES(ACOS(((SIN(RADIANS([.$B$2]))*COS(RADIANS([.AD337])))-SIN(RADIANS([.T337])))/(COS(RADIANS([.$B$2]))*SIN(RADIANS([.AD337])))));360))" office:value-type="float" office:value="182.75313050209">
            <text:p>182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7]+1" office:value-type="date" office:date-value="2010-12-03">
            <text:p>12/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8]+2415018.5+[.E338]-[.$B$4]/24" office:value-type="float" office:value="2455534.29166667">
            <text:p>2455534.29</text:p>
          </table:table-cell>
          <table:table-cell table:style-name="ce9" table:formula="of:=([.F338]-2451545)/36525" office:value-type="float" office:value="0.109220853296824">
            <text:p>0.10922085</text:p>
          </table:table-cell>
          <table:table-cell/>
          <table:table-cell table:formula="of:=MOD(280.46646+[.G338]*(36000.76983+[.G338]*0.0003032);360)" office:value-type="float" office:value="252.501263792104">
            <text:p>252.5</text:p>
          </table:table-cell>
          <table:table-cell table:formula="of:=357.52911+[.G338]*(35999.05029-0.0001537*[.G338])" office:value-type="float" office:value="4289.37609871558">
            <text:p>4289.38</text:p>
          </table:table-cell>
          <table:table-cell table:formula="of:=0.016708634-[.G338]*(0.000042037+0.0000001267*[.G338])" office:value-type="float" office:value="0.016704041171561">
            <text:p>0.02</text:p>
          </table:table-cell>
          <table:table-cell table:formula="of:=SIN(RADIANS([.J338]))*(1.914602-[.G338]*(0.004817+0.000014*[.G338]))+SIN(RADIANS(2*[.J338]))*(0.019993-0.000101*[.G338])+SIN(RADIANS(3*[.J338]))*0.000289" office:value-type="float" office:value="-0.992838206663259">
            <text:p>-0.99</text:p>
          </table:table-cell>
          <table:table-cell table:formula="of:=[.I338]+[.L338]" office:value-type="float" office:value="251.50842558544">
            <text:p>251.51</text:p>
          </table:table-cell>
          <table:table-cell table:formula="of:=[.J338]+[.L338]" office:value-type="float" office:value="4288.38326050891">
            <text:p>4288.38</text:p>
          </table:table-cell>
          <table:table-cell table:formula="of:=(1.000001018*(1-[.K338]*[.K338]))/(1+[.K338]*COS(RADIANS([.N338])))" office:value-type="float" office:value="0.985700672717564">
            <text:p>0.99</text:p>
          </table:table-cell>
          <table:table-cell table:formula="of:=[.M338]-0.00569-0.00478*SIN(RADIANS(125.04-1934.136*[.G338]))" office:value-type="float" office:value="251.507505120558">
            <text:p>251.51</text:p>
          </table:table-cell>
          <table:table-cell table:formula="of:=23+(26+((21.448-[.G338]*(46.815+[.G338]*(0.00059-[.G338]*0.001813))))/60)/60" office:value-type="float" office:value="23.4378707836325">
            <text:p>23.44</text:p>
          </table:table-cell>
          <table:table-cell table:formula="of:=[.Q338]+0.00256*COS(RADIANS(125.04-1934.136*[.G338]))" office:value-type="float" office:value="23.4380400888577">
            <text:p>23.44</text:p>
          </table:table-cell>
          <table:table-cell table:formula="of:=DEGREES(ATAN2(COS(RADIANS([.P338]));COS(RADIANS([.R338]))*SIN(RADIANS([.P338]))))" office:value-type="float" office:value="-110.028137333931">
            <text:p>-110.03</text:p>
          </table:table-cell>
          <table:table-cell table:formula="of:=DEGREES(ASIN(SIN(RADIANS([.R338]))*SIN(RADIANS([.P338]))))" office:value-type="float" office:value="-22.1615282481632">
            <text:p>-22.16</text:p>
          </table:table-cell>
          <table:table-cell table:formula="of:=TAN(RADIANS([.R338]/2))*TAN(RADIANS([.R338]/2))" office:value-type="float" office:value="0.0430298049813364">
            <text:p>0.04</text:p>
          </table:table-cell>
          <table:table-cell table:formula="of:=4*DEGREES([.U338]*SIN(2*RADIANS([.I338]))-2*[.K338]*SIN(RADIANS([.J338]))+4*[.K338]*[.U338]*SIN(RADIANS([.J338]))*COS(2*RADIANS([.I338]))-0.5*[.U338]*[.U338]*SIN(4*RADIANS([.I338]))-1.25*[.K338]*[.K338]*SIN(2*RADIANS([.J338])))" office:value-type="float" office:value="10.1007563441314">
            <text:p>10.1</text:p>
          </table:table-cell>
          <table:table-cell table:formula="of:=DEGREES(ACOS(COS(RADIANS(90.833))/(COS(RADIANS([.$B$2]))*COS(RADIANS([.T338])))-TAN(RADIANS([.$B$2]))*TAN(RADIANS([.T338]))))" office:value-type="float" office:value="71.2595780560505">
            <text:p>71.26</text:p>
          </table:table-cell>
          <table:table-cell table:style-name="ce7" table:formula="of:=(720-4*[.$B$3]-[.V338]+[.$B$4]*60)/1440" office:value-type="float" office:value="0.492985585872131">
            <text:p>11:49:54</text:p>
          </table:table-cell>
          <table:table-cell table:style-name="ce7" table:formula="of:=([.X338]*1440-[.W338]*4)/1440" office:value-type="float" office:value="0.295042313494213">
            <text:p>7:04:52</text:p>
          </table:table-cell>
          <table:table-cell table:style-name="ce7" table:formula="of:=([.X338]*1440+[.W338]*4)/1440" office:value-type="float" office:value="0.690928858250049">
            <text:p>16:34:56</text:p>
          </table:table-cell>
          <table:table-cell table:formula="of:=8*[.W338]" office:value-type="float" office:value="570.076624448404">
            <text:p>570.08</text:p>
          </table:table-cell>
          <table:table-cell table:formula="of:=MOD([.E338]*1440+[.V338]+4*[.$B$3]-60*[.$B$4];1440)" office:value-type="float" office:value="730.100756344131">
            <text:p>730.1</text:p>
          </table:table-cell>
          <table:table-cell table:formula="of:=IF([.AB338]/4&lt;0;[.AB338]/4+180;[.AB338]/4-180)" office:value-type="float" office:value="2.52518908603284">
            <text:p>2.53</text:p>
          </table:table-cell>
          <table:table-cell table:formula="of:=DEGREES(ACOS(SIN(RADIANS([.$B$2]))*SIN(RADIANS([.T338]))+COS(RADIANS([.$B$2]))*COS(RADIANS([.T338]))*COS(RADIANS([.AC338]))))" office:value-type="float" office:value="62.2061570299854">
            <text:p>62.21</text:p>
          </table:table-cell>
          <table:table-cell table:formula="of:=90-[.AD338]" office:value-type="float" office:value="27.7938429700146">
            <text:p>27.79</text:p>
          </table:table-cell>
          <table:table-cell table:formula="of:=IF([.AE338]&gt;85;0;IF([.AE338]&gt;5;58.1/TAN(RADIANS([.AE338]))-0.07/POWER(TAN(RADIANS([.AE338]));3)+0.000086/POWER(TAN(RADIANS([.AE338]));5);IF([.AE338]&gt;-0.575;1735+[.AE338]*(-518.2+[.AE338]*(103.4+[.AE338]*(-12.79+[.AE338]*0.711)));-20.772/TAN(RADIANS([.AE338])))))/3600" office:value-type="float" office:value="0.030485915525313">
            <text:p>0.03</text:p>
          </table:table-cell>
          <table:table-cell table:formula="of:=[.AE338]+[.AF338]" office:value-type="float" office:value="27.8243288855399">
            <text:p>27.82</text:p>
          </table:table-cell>
          <table:table-cell table:formula="of:=IF([.AC338]&gt;0;MOD(DEGREES(ACOS(((SIN(RADIANS([.$B$2]))*COS(RADIANS([.AD338])))-SIN(RADIANS([.T338])))/(COS(RADIANS([.$B$2]))*SIN(RADIANS([.AD338])))))+180;360);MOD(540-DEGREES(ACOS(((SIN(RADIANS([.$B$2]))*COS(RADIANS([.AD338])))-SIN(RADIANS([.T338])))/(COS(RADIANS([.$B$2]))*SIN(RADIANS([.AD338])))));360))" office:value-type="float" office:value="182.643713523784">
            <text:p>182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8]+1" office:value-type="date" office:date-value="2010-12-04">
            <text:p>12/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9]+2415018.5+[.E339]-[.$B$4]/24" office:value-type="float" office:value="2455535.29166667">
            <text:p>2455535.29</text:p>
          </table:table-cell>
          <table:table-cell table:style-name="ce9" table:formula="of:=([.F339]-2451545)/36525" office:value-type="float" office:value="0.109248231804696">
            <text:p>0.10924823</text:p>
          </table:table-cell>
          <table:table-cell/>
          <table:table-cell table:formula="of:=MOD(280.46646+[.G339]*(36000.76983+[.G339]*0.0003032);360)" office:value-type="float" office:value="253.486911154082">
            <text:p>253.49</text:p>
          </table:table-cell>
          <table:table-cell table:formula="of:=357.52911+[.G339]*(35999.05029-0.0001537*[.G339])" office:value-type="float" office:value="4290.36169899638">
            <text:p>4290.36</text:p>
          </table:table-cell>
          <table:table-cell table:formula="of:=0.016708634-[.G339]*(0.000042037+0.0000001267*[.G339])" office:value-type="float" office:value="0.0167040400198928">
            <text:p>0.02</text:p>
          </table:table-cell>
          <table:table-cell table:formula="of:=SIN(RADIANS([.J339]))*(1.914602-[.G339]*(0.004817+0.000014*[.G339]))+SIN(RADIANS(2*[.J339]))*(0.019993-0.000101*[.G339])+SIN(RADIANS(3*[.J339]))*0.000289" office:value-type="float" office:value="-0.964020709912633">
            <text:p>-0.96</text:p>
          </table:table-cell>
          <table:table-cell table:formula="of:=[.I339]+[.L339]" office:value-type="float" office:value="252.522890444169">
            <text:p>252.52</text:p>
          </table:table-cell>
          <table:table-cell table:formula="of:=[.J339]+[.L339]" office:value-type="float" office:value="4289.39767828647">
            <text:p>4289.4</text:p>
          </table:table-cell>
          <table:table-cell table:formula="of:=(1.000001018*(1-[.K339]*[.K339]))/(1+[.K339]*COS(RADIANS([.N339])))" office:value-type="float" office:value="0.985552191784981">
            <text:p>0.99</text:p>
          </table:table-cell>
          <table:table-cell table:formula="of:=[.M339]-0.00569-0.00478*SIN(RADIANS(125.04-1934.136*[.G339]))" office:value-type="float" office:value="252.521970269418">
            <text:p>252.52</text:p>
          </table:table-cell>
          <table:table-cell table:formula="of:=23+(26+((21.448-[.G339]*(46.815+[.G339]*(0.00059-[.G339]*0.001813))))/60)/60" office:value-type="float" office:value="23.4378704275973">
            <text:p>23.44</text:p>
          </table:table-cell>
          <table:table-cell table:formula="of:=[.Q339]+0.00256*COS(RADIANS(125.04-1934.136*[.G339]))" office:value-type="float" office:value="23.4380373719338">
            <text:p>23.44</text:p>
          </table:table-cell>
          <table:table-cell table:formula="of:=DEGREES(ATAN2(COS(RADIANS([.P339]));COS(RADIANS([.R339]))*SIN(RADIANS([.P339]))))" office:value-type="float" office:value="-108.941909622274">
            <text:p>-108.94</text:p>
          </table:table-cell>
          <table:table-cell table:formula="of:=DEGREES(ASIN(SIN(RADIANS([.R339]))*SIN(RADIANS([.P339]))))" office:value-type="float" office:value="-22.2961200420322">
            <text:p>-22.3</text:p>
          </table:table-cell>
          <table:table-cell table:formula="of:=TAN(RADIANS([.R339]/2))*TAN(RADIANS([.R339]/2))" office:value-type="float" office:value="0.0430297947215998">
            <text:p>0.04</text:p>
          </table:table-cell>
          <table:table-cell table:formula="of:=4*DEGREES([.U339]*SIN(2*RADIANS([.I339]))-2*[.K339]*SIN(RADIANS([.J339]))+4*[.K339]*[.U339]*SIN(RADIANS([.J339]))*COS(2*RADIANS([.I339]))-0.5*[.U339]*[.U339]*SIN(4*RADIANS([.I339]))-1.25*[.K339]*[.K339]*SIN(2*RADIANS([.J339])))" office:value-type="float" office:value="9.69702068869549">
            <text:p>9.7</text:p>
          </table:table-cell>
          <table:table-cell table:formula="of:=DEGREES(ACOS(COS(RADIANS(90.833))/(COS(RADIANS([.$B$2]))*COS(RADIANS([.T339])))-TAN(RADIANS([.$B$2]))*TAN(RADIANS([.T339]))))" office:value-type="float" office:value="71.1215352604582">
            <text:p>71.12</text:p>
          </table:table-cell>
          <table:table-cell table:style-name="ce7" table:formula="of:=(720-4*[.$B$3]-[.V339]+[.$B$4]*60)/1440" office:value-type="float" office:value="0.493265957855073">
            <text:p>11:50:18</text:p>
          </table:table-cell>
          <table:table-cell table:style-name="ce7" table:formula="of:=([.X339]*1440-[.W339]*4)/1440" office:value-type="float" office:value="0.295706137687133">
            <text:p>7:05:49</text:p>
          </table:table-cell>
          <table:table-cell table:style-name="ce7" table:formula="of:=([.X339]*1440+[.W339]*4)/1440" office:value-type="float" office:value="0.690825778023012">
            <text:p>16:34:47</text:p>
          </table:table-cell>
          <table:table-cell table:formula="of:=8*[.W339]" office:value-type="float" office:value="568.972282083666">
            <text:p>568.97</text:p>
          </table:table-cell>
          <table:table-cell table:formula="of:=MOD([.E339]*1440+[.V339]+4*[.$B$3]-60*[.$B$4];1440)" office:value-type="float" office:value="729.697020688695">
            <text:p>729.7</text:p>
          </table:table-cell>
          <table:table-cell table:formula="of:=IF([.AB339]/4&lt;0;[.AB339]/4+180;[.AB339]/4-180)" office:value-type="float" office:value="2.42425517217387">
            <text:p>2.42</text:p>
          </table:table-cell>
          <table:table-cell table:formula="of:=DEGREES(ACOS(SIN(RADIANS([.$B$2]))*SIN(RADIANS([.T339]))+COS(RADIANS([.$B$2]))*COS(RADIANS([.T339]))*COS(RADIANS([.AC339]))))" office:value-type="float" office:value="62.3371633985762">
            <text:p>62.34</text:p>
          </table:table-cell>
          <table:table-cell table:formula="of:=90-[.AD339]" office:value-type="float" office:value="27.6628366014238">
            <text:p>27.66</text:p>
          </table:table-cell>
          <table:table-cell table:formula="of:=IF([.AE339]&gt;85;0;IF([.AE339]&gt;5;58.1/TAN(RADIANS([.AE339]))-0.07/POWER(TAN(RADIANS([.AE339]));3)+0.000086/POWER(TAN(RADIANS([.AE339]));5);IF([.AE339]&gt;-0.575;1735+[.AE339]*(-518.2+[.AE339]*(103.4+[.AE339]*(-12.79+[.AE339]*0.711)));-20.772/TAN(RADIANS([.AE339])))))/3600" office:value-type="float" office:value="0.0306541600094561">
            <text:p>0.03</text:p>
          </table:table-cell>
          <table:table-cell table:formula="of:=[.AE339]+[.AF339]" office:value-type="float" office:value="27.6934907614333">
            <text:p>27.69</text:p>
          </table:table-cell>
          <table:table-cell table:formula="of:=IF([.AC339]&gt;0;MOD(DEGREES(ACOS(((SIN(RADIANS([.$B$2]))*COS(RADIANS([.AD339])))-SIN(RADIANS([.T339])))/(COS(RADIANS([.$B$2]))*SIN(RADIANS([.AD339])))))+180;360);MOD(540-DEGREES(ACOS(((SIN(RADIANS([.$B$2]))*COS(RADIANS([.AD339])))-SIN(RADIANS([.T339])))/(COS(RADIANS([.$B$2]))*SIN(RADIANS([.AD339])))));360))" office:value-type="float" office:value="182.532551279555">
            <text:p>182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9]+1" office:value-type="date" office:date-value="2010-12-05">
            <text:p>12/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0]+2415018.5+[.E340]-[.$B$4]/24" office:value-type="float" office:value="2455536.29166667">
            <text:p>2455536.29</text:p>
          </table:table-cell>
          <table:table-cell table:style-name="ce9" table:formula="of:=([.F340]-2451545)/36525" office:value-type="float" office:value="0.109275610312567">
            <text:p>0.10927561</text:p>
          </table:table-cell>
          <table:table-cell/>
          <table:table-cell table:formula="of:=MOD(280.46646+[.G340]*(36000.76983+[.G340]*0.0003032);360)" office:value-type="float" office:value="254.47255851606">
            <text:p>254.47</text:p>
          </table:table-cell>
          <table:table-cell table:formula="of:=357.52911+[.G340]*(35999.05029-0.0001537*[.G340])" office:value-type="float" office:value="4291.34729927719">
            <text:p>4291.35</text:p>
          </table:table-cell>
          <table:table-cell table:formula="of:=0.016708634-[.G340]*(0.000042037+0.0000001267*[.G340])" office:value-type="float" office:value="0.0167040388682244">
            <text:p>0.02</text:p>
          </table:table-cell>
          <table:table-cell table:formula="of:=SIN(RADIANS([.J340]))*(1.914602-[.G340]*(0.004817+0.000014*[.G340]))+SIN(RADIANS(2*[.J340]))*(0.019993-0.000101*[.G340])+SIN(RADIANS(3*[.J340]))*0.000289" office:value-type="float" office:value="-0.934902032298232">
            <text:p>-0.93</text:p>
          </table:table-cell>
          <table:table-cell table:formula="of:=[.I340]+[.L340]" office:value-type="float" office:value="253.537656483762">
            <text:p>253.54</text:p>
          </table:table-cell>
          <table:table-cell table:formula="of:=[.J340]+[.L340]" office:value-type="float" office:value="4290.41239724489">
            <text:p>4290.41</text:p>
          </table:table-cell>
          <table:table-cell table:formula="of:=(1.000001018*(1-[.K340]*[.K340]))/(1+[.K340]*COS(RADIANS([.N340])))" office:value-type="float" office:value="0.985408090848644">
            <text:p>0.99</text:p>
          </table:table-cell>
          <table:table-cell table:formula="of:=[.M340]-0.00569-0.00478*SIN(RADIANS(125.04-1934.136*[.G340]))" office:value-type="float" office:value="253.536736595067">
            <text:p>253.54</text:p>
          </table:table-cell>
          <table:table-cell table:formula="of:=23+(26+((21.448-[.G340]*(46.815+[.G340]*(0.00059-[.G340]*0.001813))))/60)/60" office:value-type="float" office:value="23.4378700715621">
            <text:p>23.44</text:p>
          </table:table-cell>
          <table:table-cell table:formula="of:=[.Q340]+0.00256*COS(RADIANS(125.04-1934.136*[.G340]))" office:value-type="float" office:value="23.4380346548674">
            <text:p>23.44</text:p>
          </table:table-cell>
          <table:table-cell table:formula="of:=DEGREES(ATAN2(COS(RADIANS([.P340]));COS(RADIANS([.R340]))*SIN(RADIANS([.P340]))))" office:value-type="float" office:value="-107.853320443933">
            <text:p>-107.85</text:p>
          </table:table-cell>
          <table:table-cell table:formula="of:=DEGREES(ASIN(SIN(RADIANS([.R340]))*SIN(RADIANS([.P340]))))" office:value-type="float" office:value="-22.4235062831457">
            <text:p>-22.42</text:p>
          </table:table-cell>
          <table:table-cell table:formula="of:=TAN(RADIANS([.R340]/2))*TAN(RADIANS([.R340]/2))" office:value-type="float" office:value="0.0430297844613259">
            <text:p>0.04</text:p>
          </table:table-cell>
          <table:table-cell table:formula="of:=4*DEGREES([.U340]*SIN(2*RADIANS([.I340]))-2*[.K340]*SIN(RADIANS([.J340]))+4*[.K340]*[.U340]*SIN(RADIANS([.J340]))*COS(2*RADIANS([.I340]))-0.5*[.U340]*[.U340]*SIN(4*RADIANS([.I340]))-1.25*[.K340]*[.K340]*SIN(2*RADIANS([.J340])))" office:value-type="float" office:value="9.28403033031201">
            <text:p>9.28</text:p>
          </table:table-cell>
          <table:table-cell table:formula="of:=DEGREES(ACOS(COS(RADIANS(90.833))/(COS(RADIANS([.$B$2]))*COS(RADIANS([.T340])))-TAN(RADIANS([.$B$2]))*TAN(RADIANS([.T340]))))" office:value-type="float" office:value="70.9905388132347">
            <text:p>70.99</text:p>
          </table:table-cell>
          <table:table-cell table:style-name="ce7" table:formula="of:=(720-4*[.$B$3]-[.V340]+[.$B$4]*60)/1440" office:value-type="float" office:value="0.493552756715061">
            <text:p>11:50:43</text:p>
          </table:table-cell>
          <table:table-cell table:style-name="ce7" table:formula="of:=([.X340]*1440-[.W340]*4)/1440" office:value-type="float" office:value="0.296356815567187">
            <text:p>7:06:45</text:p>
          </table:table-cell>
          <table:table-cell table:style-name="ce7" table:formula="of:=([.X340]*1440+[.W340]*4)/1440" office:value-type="float" office:value="0.690748697862935">
            <text:p>16:34:41</text:p>
          </table:table-cell>
          <table:table-cell table:formula="of:=8*[.W340]" office:value-type="float" office:value="567.924310505878">
            <text:p>567.92</text:p>
          </table:table-cell>
          <table:table-cell table:formula="of:=MOD([.E340]*1440+[.V340]+4*[.$B$3]-60*[.$B$4];1440)" office:value-type="float" office:value="729.284030330312">
            <text:p>729.28</text:p>
          </table:table-cell>
          <table:table-cell table:formula="of:=IF([.AB340]/4&lt;0;[.AB340]/4+180;[.AB340]/4-180)" office:value-type="float" office:value="2.32100758257801">
            <text:p>2.32</text:p>
          </table:table-cell>
          <table:table-cell table:formula="of:=DEGREES(ACOS(SIN(RADIANS([.$B$2]))*SIN(RADIANS([.T340]))+COS(RADIANS([.$B$2]))*COS(RADIANS([.T340]))*COS(RADIANS([.AC340]))))" office:value-type="float" office:value="62.4610510358326">
            <text:p>62.46</text:p>
          </table:table-cell>
          <table:table-cell table:formula="of:=90-[.AD340]" office:value-type="float" office:value="27.5389489641674">
            <text:p>27.54</text:p>
          </table:table-cell>
          <table:table-cell table:formula="of:=IF([.AE340]&gt;85;0;IF([.AE340]&gt;5;58.1/TAN(RADIANS([.AE340]))-0.07/POWER(TAN(RADIANS([.AE340]));3)+0.000086/POWER(TAN(RADIANS([.AE340]));5);IF([.AE340]&gt;-0.575;1735+[.AE340]*(-518.2+[.AE340]*(103.4+[.AE340]*(-12.79+[.AE340]*0.711)));-20.772/TAN(RADIANS([.AE340])))))/3600" office:value-type="float" office:value="0.0308145953643908">
            <text:p>0.03</text:p>
          </table:table-cell>
          <table:table-cell table:formula="of:=[.AE340]+[.AF340]" office:value-type="float" office:value="27.5697635595318">
            <text:p>27.57</text:p>
          </table:table-cell>
          <table:table-cell table:formula="of:=IF([.AC340]&gt;0;MOD(DEGREES(ACOS(((SIN(RADIANS([.$B$2]))*COS(RADIANS([.AD340])))-SIN(RADIANS([.T340])))/(COS(RADIANS([.$B$2]))*SIN(RADIANS([.AD340])))))+180;360);MOD(540-DEGREES(ACOS(((SIN(RADIANS([.$B$2]))*COS(RADIANS([.AD340])))-SIN(RADIANS([.T340])))/(COS(RADIANS([.$B$2]))*SIN(RADIANS([.AD340])))));360))" office:value-type="float" office:value="182.419729549309">
            <text:p>182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0]+1" office:value-type="date" office:date-value="2010-12-06">
            <text:p>12/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1]+2415018.5+[.E341]-[.$B$4]/24" office:value-type="float" office:value="2455537.29166667">
            <text:p>2455537.29</text:p>
          </table:table-cell>
          <table:table-cell table:style-name="ce9" table:formula="of:=([.F341]-2451545)/36525" office:value-type="float" office:value="0.109302988820438">
            <text:p>0.10930299</text:p>
          </table:table-cell>
          <table:table-cell/>
          <table:table-cell table:formula="of:=MOD(280.46646+[.G341]*(36000.76983+[.G341]*0.0003032);360)" office:value-type="float" office:value="255.458205878038">
            <text:p>255.46</text:p>
          </table:table-cell>
          <table:table-cell table:formula="of:=357.52911+[.G341]*(35999.05029-0.0001537*[.G341])" office:value-type="float" office:value="4292.33289955799">
            <text:p>4292.33</text:p>
          </table:table-cell>
          <table:table-cell table:formula="of:=0.016708634-[.G341]*(0.000042037+0.0000001267*[.G341])" office:value-type="float" office:value="0.0167040377165559">
            <text:p>0.02</text:p>
          </table:table-cell>
          <table:table-cell table:formula="of:=SIN(RADIANS([.J341]))*(1.914602-[.G341]*(0.004817+0.000014*[.G341]))+SIN(RADIANS(2*[.J341]))*(0.019993-0.000101*[.G341])+SIN(RADIANS(3*[.J341]))*0.000289" office:value-type="float" office:value="-0.905491112382097">
            <text:p>-0.91</text:p>
          </table:table-cell>
          <table:table-cell table:formula="of:=[.I341]+[.L341]" office:value-type="float" office:value="254.552714765656">
            <text:p>254.55</text:p>
          </table:table-cell>
          <table:table-cell table:formula="of:=[.J341]+[.L341]" office:value-type="float" office:value="4291.42740844561">
            <text:p>4291.43</text:p>
          </table:table-cell>
          <table:table-cell table:formula="of:=(1.000001018*(1-[.K341]*[.K341]))/(1+[.K341]*COS(RADIANS([.N341])))" office:value-type="float" office:value="0.985268416391258">
            <text:p>0.99</text:p>
          </table:table-cell>
          <table:table-cell table:formula="of:=[.M341]-0.00569-0.00478*SIN(RADIANS(125.04-1934.136*[.G341]))" office:value-type="float" office:value="254.551795158943">
            <text:p>254.55</text:p>
          </table:table-cell>
          <table:table-cell table:formula="of:=23+(26+((21.448-[.G341]*(46.815+[.G341]*(0.00059-[.G341]*0.001813))))/60)/60" office:value-type="float" office:value="23.437869715527">
            <text:p>23.44</text:p>
          </table:table-cell>
          <table:table-cell table:formula="of:=[.Q341]+0.00256*COS(RADIANS(125.04-1934.136*[.G341]))" office:value-type="float" office:value="23.4380319376603">
            <text:p>23.44</text:p>
          </table:table-cell>
          <table:table-cell table:formula="of:=DEGREES(ATAN2(COS(RADIANS([.P341]));COS(RADIANS([.R341]))*SIN(RADIANS([.P341]))))" office:value-type="float" office:value="-106.762475146555">
            <text:p>-106.76</text:p>
          </table:table-cell>
          <table:table-cell table:formula="of:=DEGREES(ASIN(SIN(RADIANS([.R341]))*SIN(RADIANS([.P341]))))" office:value-type="float" office:value="-22.5436201840854">
            <text:p>-22.54</text:p>
          </table:table-cell>
          <table:table-cell table:formula="of:=TAN(RADIANS([.R341]/2))*TAN(RADIANS([.R341]/2))" office:value-type="float" office:value="0.0430297742005225">
            <text:p>0.04</text:p>
          </table:table-cell>
          <table:table-cell table:formula="of:=4*DEGREES([.U341]*SIN(2*RADIANS([.I341]))-2*[.K341]*SIN(RADIANS([.J341]))+4*[.K341]*[.U341]*SIN(RADIANS([.J341]))*COS(2*RADIANS([.I341]))-0.5*[.U341]*[.U341]*SIN(4*RADIANS([.I341]))-1.25*[.K341]*[.K341]*SIN(2*RADIANS([.J341])))" office:value-type="float" office:value="8.8622117758555">
            <text:p>8.86</text:p>
          </table:table-cell>
          <table:table-cell table:formula="of:=DEGREES(ACOS(COS(RADIANS(90.833))/(COS(RADIANS([.$B$2]))*COS(RADIANS([.T341])))-TAN(RADIANS([.$B$2]))*TAN(RADIANS([.T341]))))" office:value-type="float" office:value="70.8667112859544">
            <text:p>70.87</text:p>
          </table:table-cell>
          <table:table-cell table:style-name="ce7" table:formula="of:=(720-4*[.$B$3]-[.V341]+[.$B$4]*60)/1440" office:value-type="float" office:value="0.493845686266767">
            <text:p>11:51:08</text:p>
          </table:table-cell>
          <table:table-cell table:style-name="ce7" table:formula="of:=([.X341]*1440-[.W341]*4)/1440" office:value-type="float" office:value="0.296993710472449">
            <text:p>7:07:40</text:p>
          </table:table-cell>
          <table:table-cell table:style-name="ce7" table:formula="of:=([.X341]*1440+[.W341]*4)/1440" office:value-type="float" office:value="0.690697662061085">
            <text:p>16:34:36</text:p>
          </table:table-cell>
          <table:table-cell table:formula="of:=8*[.W341]" office:value-type="float" office:value="566.933690287635">
            <text:p>566.93</text:p>
          </table:table-cell>
          <table:table-cell table:formula="of:=MOD([.E341]*1440+[.V341]+4*[.$B$3]-60*[.$B$4];1440)" office:value-type="float" office:value="728.862211775856">
            <text:p>728.86</text:p>
          </table:table-cell>
          <table:table-cell table:formula="of:=IF([.AB341]/4&lt;0;[.AB341]/4+180;[.AB341]/4-180)" office:value-type="float" office:value="2.21555294396387">
            <text:p>2.22</text:p>
          </table:table-cell>
          <table:table-cell table:formula="of:=DEGREES(ACOS(SIN(RADIANS([.$B$2]))*SIN(RADIANS([.T341]))+COS(RADIANS([.$B$2]))*COS(RADIANS([.T341]))*COS(RADIANS([.AC341]))))" office:value-type="float" office:value="62.5777647536444">
            <text:p>62.58</text:p>
          </table:table-cell>
          <table:table-cell table:formula="of:=90-[.AD341]" office:value-type="float" office:value="27.4222352463556">
            <text:p>27.42</text:p>
          </table:table-cell>
          <table:table-cell table:formula="of:=IF([.AE341]&gt;85;0;IF([.AE341]&gt;5;58.1/TAN(RADIANS([.AE341]))-0.07/POWER(TAN(RADIANS([.AE341]));3)+0.000086/POWER(TAN(RADIANS([.AE341]));5);IF([.AE341]&gt;-0.575;1735+[.AE341]*(-518.2+[.AE341]*(103.4+[.AE341]*(-12.79+[.AE341]*0.711)));-20.772/TAN(RADIANS([.AE341])))))/3600" office:value-type="float" office:value="0.0309669417211132">
            <text:p>0.03</text:p>
          </table:table-cell>
          <table:table-cell table:formula="of:=[.AE341]+[.AF341]" office:value-type="float" office:value="27.4532021880767">
            <text:p>27.45</text:p>
          </table:table-cell>
          <table:table-cell table:formula="of:=IF([.AC341]&gt;0;MOD(DEGREES(ACOS(((SIN(RADIANS([.$B$2]))*COS(RADIANS([.AD341])))-SIN(RADIANS([.T341])))/(COS(RADIANS([.$B$2]))*SIN(RADIANS([.AD341])))))+180;360);MOD(540-DEGREES(ACOS(((SIN(RADIANS([.$B$2]))*COS(RADIANS([.AD341])))-SIN(RADIANS([.T341])))/(COS(RADIANS([.$B$2]))*SIN(RADIANS([.AD341])))));360))" office:value-type="float" office:value="182.305335115683">
            <text:p>182.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1]+1" office:value-type="date" office:date-value="2010-12-07">
            <text:p>12/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2]+2415018.5+[.E342]-[.$B$4]/24" office:value-type="float" office:value="2455538.29166667">
            <text:p>2455538.29</text:p>
          </table:table-cell>
          <table:table-cell table:style-name="ce9" table:formula="of:=([.F342]-2451545)/36525" office:value-type="float" office:value="0.10933036732831">
            <text:p>0.10933037</text:p>
          </table:table-cell>
          <table:table-cell/>
          <table:table-cell table:formula="of:=MOD(280.46646+[.G342]*(36000.76983+[.G342]*0.0003032);360)" office:value-type="float" office:value="256.443853240017">
            <text:p>256.44</text:p>
          </table:table-cell>
          <table:table-cell table:formula="of:=357.52911+[.G342]*(35999.05029-0.0001537*[.G342])" office:value-type="float" office:value="4293.3184998388">
            <text:p>4293.32</text:p>
          </table:table-cell>
          <table:table-cell table:formula="of:=0.016708634-[.G342]*(0.000042037+0.0000001267*[.G342])" office:value-type="float" office:value="0.0167040365648871">
            <text:p>0.02</text:p>
          </table:table-cell>
          <table:table-cell table:formula="of:=SIN(RADIANS([.J342]))*(1.914602-[.G342]*(0.004817+0.000014*[.G342]))+SIN(RADIANS(2*[.J342]))*(0.019993-0.000101*[.G342])+SIN(RADIANS(3*[.J342]))*0.000289" office:value-type="float" office:value="-0.875796994681437">
            <text:p>-0.88</text:p>
          </table:table-cell>
          <table:table-cell table:formula="of:=[.I342]+[.L342]" office:value-type="float" office:value="255.568056245336">
            <text:p>255.57</text:p>
          </table:table-cell>
          <table:table-cell table:formula="of:=[.J342]+[.L342]" office:value-type="float" office:value="4292.44270284412">
            <text:p>4292.44</text:p>
          </table:table-cell>
          <table:table-cell table:formula="of:=(1.000001018*(1-[.K342]*[.K342]))/(1+[.K342]*COS(RADIANS([.N342])))" office:value-type="float" office:value="0.985133213506008">
            <text:p>0.99</text:p>
          </table:table-cell>
          <table:table-cell table:formula="of:=[.M342]-0.00569-0.00478*SIN(RADIANS(125.04-1934.136*[.G342]))" office:value-type="float" office:value="255.56713691653">
            <text:p>255.57</text:p>
          </table:table-cell>
          <table:table-cell table:formula="of:=23+(26+((21.448-[.G342]*(46.815+[.G342]*(0.00059-[.G342]*0.001813))))/60)/60" office:value-type="float" office:value="23.4378693594918">
            <text:p>23.44</text:p>
          </table:table-cell>
          <table:table-cell table:formula="of:=[.Q342]+0.00256*COS(RADIANS(125.04-1934.136*[.G342]))" office:value-type="float" office:value="23.4380292203147">
            <text:p>23.44</text:p>
          </table:table-cell>
          <table:table-cell table:formula="of:=DEGREES(ATAN2(COS(RADIANS([.P342]));COS(RADIANS([.R342]))*SIN(RADIANS([.P342]))))" office:value-type="float" office:value="-105.669482967321">
            <text:p>-105.67</text:p>
          </table:table-cell>
          <table:table-cell table:formula="of:=DEGREES(ASIN(SIN(RADIANS([.R342]))*SIN(RADIANS([.P342]))))" office:value-type="float" office:value="-22.6563981718615">
            <text:p>-22.66</text:p>
          </table:table-cell>
          <table:table-cell table:formula="of:=TAN(RADIANS([.R342]/2))*TAN(RADIANS([.R342]/2))" office:value-type="float" office:value="0.0430297639391972">
            <text:p>0.04</text:p>
          </table:table-cell>
          <table:table-cell table:formula="of:=4*DEGREES([.U342]*SIN(2*RADIANS([.I342]))-2*[.K342]*SIN(RADIANS([.J342]))+4*[.K342]*[.U342]*SIN(RADIANS([.J342]))*COS(2*RADIANS([.I342]))-0.5*[.U342]*[.U342]*SIN(4*RADIANS([.I342]))-1.25*[.K342]*[.K342]*SIN(2*RADIANS([.J342])))" office:value-type="float" office:value="8.43200529141596">
            <text:p>8.43</text:p>
          </table:table-cell>
          <table:table-cell table:formula="of:=DEGREES(ACOS(COS(RADIANS(90.833))/(COS(RADIANS([.$B$2]))*COS(RADIANS([.T342])))-TAN(RADIANS([.$B$2]))*TAN(RADIANS([.T342]))))" office:value-type="float" office:value="70.7501703863904">
            <text:p>70.75</text:p>
          </table:table-cell>
          <table:table-cell table:style-name="ce7" table:formula="of:=(720-4*[.$B$3]-[.V342]+[.$B$4]*60)/1440" office:value-type="float" office:value="0.49414444076985">
            <text:p>11:51:34</text:p>
          </table:table-cell>
          <table:table-cell table:style-name="ce7" table:formula="of:=([.X342]*1440-[.W342]*4)/1440" office:value-type="float" office:value="0.297616189696543">
            <text:p>7:08:34</text:p>
          </table:table-cell>
          <table:table-cell table:style-name="ce7" table:formula="of:=([.X342]*1440+[.W342]*4)/1440" office:value-type="float" office:value="0.690672691843157">
            <text:p>16:34:34</text:p>
          </table:table-cell>
          <table:table-cell table:formula="of:=8*[.W342]" office:value-type="float" office:value="566.001363091123">
            <text:p>566</text:p>
          </table:table-cell>
          <table:table-cell table:formula="of:=MOD([.E342]*1440+[.V342]+4*[.$B$3]-60*[.$B$4];1440)" office:value-type="float" office:value="728.432005291416">
            <text:p>728.43</text:p>
          </table:table-cell>
          <table:table-cell table:formula="of:=IF([.AB342]/4&lt;0;[.AB342]/4+180;[.AB342]/4-180)" office:value-type="float" office:value="2.10800132285399">
            <text:p>2.11</text:p>
          </table:table-cell>
          <table:table-cell table:formula="of:=DEGREES(ACOS(SIN(RADIANS([.$B$2]))*SIN(RADIANS([.T342]))+COS(RADIANS([.$B$2]))*COS(RADIANS([.T342]))*COS(RADIANS([.AC342]))))" office:value-type="float" office:value="62.6872522150322">
            <text:p>62.69</text:p>
          </table:table-cell>
          <table:table-cell table:formula="of:=90-[.AD342]" office:value-type="float" office:value="27.3127477849678">
            <text:p>27.31</text:p>
          </table:table-cell>
          <table:table-cell table:formula="of:=IF([.AE342]&gt;85;0;IF([.AE342]&gt;5;58.1/TAN(RADIANS([.AE342]))-0.07/POWER(TAN(RADIANS([.AE342]));3)+0.000086/POWER(TAN(RADIANS([.AE342]));5);IF([.AE342]&gt;-0.575;1735+[.AE342]*(-518.2+[.AE342]*(103.4+[.AE342]*(-12.79+[.AE342]*0.711)));-20.772/TAN(RADIANS([.AE342])))))/3600" office:value-type="float" office:value="0.0311109284696202">
            <text:p>0.03</text:p>
          </table:table-cell>
          <table:table-cell table:formula="of:=[.AE342]+[.AF342]" office:value-type="float" office:value="27.3438587134374">
            <text:p>27.34</text:p>
          </table:table-cell>
          <table:table-cell table:formula="of:=IF([.AC342]&gt;0;MOD(DEGREES(ACOS(((SIN(RADIANS([.$B$2]))*COS(RADIANS([.AD342])))-SIN(RADIANS([.T342])))/(COS(RADIANS([.$B$2]))*SIN(RADIANS([.AD342])))))+180;360);MOD(540-DEGREES(ACOS(((SIN(RADIANS([.$B$2]))*COS(RADIANS([.AD342])))-SIN(RADIANS([.T342])))/(COS(RADIANS([.$B$2]))*SIN(RADIANS([.AD342])))));360))" office:value-type="float" office:value="182.189455693736">
            <text:p>182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2]+1" office:value-type="date" office:date-value="2010-12-08">
            <text:p>12/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3]+2415018.5+[.E343]-[.$B$4]/24" office:value-type="float" office:value="2455539.29166667">
            <text:p>2455539.29</text:p>
          </table:table-cell>
          <table:table-cell table:style-name="ce9" table:formula="of:=([.F343]-2451545)/36525" office:value-type="float" office:value="0.109357745836181">
            <text:p>0.10935775</text:p>
          </table:table-cell>
          <table:table-cell/>
          <table:table-cell table:formula="of:=MOD(280.46646+[.G343]*(36000.76983+[.G343]*0.0003032);360)" office:value-type="float" office:value="257.429500601997">
            <text:p>257.43</text:p>
          </table:table-cell>
          <table:table-cell table:formula="of:=357.52911+[.G343]*(35999.05029-0.0001537*[.G343])" office:value-type="float" office:value="4294.3041001196">
            <text:p>4294.3</text:p>
          </table:table-cell>
          <table:table-cell table:formula="of:=0.016708634-[.G343]*(0.000042037+0.0000001267*[.G343])" office:value-type="float" office:value="0.0167040354132182">
            <text:p>0.02</text:p>
          </table:table-cell>
          <table:table-cell table:formula="of:=SIN(RADIANS([.J343]))*(1.914602-[.G343]*(0.004817+0.000014*[.G343]))+SIN(RADIANS(2*[.J343]))*(0.019993-0.000101*[.G343])+SIN(RADIANS(3*[.J343]))*0.000289" office:value-type="float" office:value="-0.845828826582695">
            <text:p>-0.85</text:p>
          </table:table-cell>
          <table:table-cell table:formula="of:=[.I343]+[.L343]" office:value-type="float" office:value="256.583671775414">
            <text:p>256.58</text:p>
          </table:table-cell>
          <table:table-cell table:formula="of:=[.J343]+[.L343]" office:value-type="float" office:value="4293.45827129302">
            <text:p>4293.46</text:p>
          </table:table-cell>
          <table:table-cell table:formula="of:=(1.000001018*(1-[.K343]*[.K343]))/(1+[.K343]*COS(RADIANS([.N343])))" office:value-type="float" office:value="0.985002525878424">
            <text:p>0.99</text:p>
          </table:table-cell>
          <table:table-cell table:formula="of:=[.M343]-0.00569-0.00478*SIN(RADIANS(125.04-1934.136*[.G343]))" office:value-type="float" office:value="256.58275272044">
            <text:p>256.58</text:p>
          </table:table-cell>
          <table:table-cell table:formula="of:=23+(26+((21.448-[.G343]*(46.815+[.G343]*(0.00059-[.G343]*0.001813))))/60)/60" office:value-type="float" office:value="23.4378690034566">
            <text:p>23.44</text:p>
          </table:table-cell>
          <table:table-cell table:formula="of:=[.Q343]+0.00256*COS(RADIANS(125.04-1934.136*[.G343]))" office:value-type="float" office:value="23.4380265028326">
            <text:p>23.44</text:p>
          </table:table-cell>
          <table:table-cell table:formula="of:=DEGREES(ATAN2(COS(RADIANS([.P343]));COS(RADIANS([.R343]))*SIN(RADIANS([.P343]))))" office:value-type="float" office:value="-104.574456877025">
            <text:p>-104.57</text:p>
          </table:table-cell>
          <table:table-cell table:formula="of:=DEGREES(ASIN(SIN(RADIANS([.R343]))*SIN(RADIANS([.P343]))))" office:value-type="float" office:value="-22.7617799884706">
            <text:p>-22.76</text:p>
          </table:table-cell>
          <table:table-cell table:formula="of:=TAN(RADIANS([.R343]/2))*TAN(RADIANS([.R343]/2))" office:value-type="float" office:value="0.0430297536773576">
            <text:p>0.04</text:p>
          </table:table-cell>
          <table:table-cell table:formula="of:=4*DEGREES([.U343]*SIN(2*RADIANS([.I343]))-2*[.K343]*SIN(RADIANS([.J343]))+4*[.K343]*[.U343]*SIN(RADIANS([.J343]))*COS(2*RADIANS([.I343]))-0.5*[.U343]*[.U343]*SIN(4*RADIANS([.I343]))-1.25*[.K343]*[.K343]*SIN(2*RADIANS([.J343])))" office:value-type="float" office:value="7.99386425283252">
            <text:p>7.99</text:p>
          </table:table-cell>
          <table:table-cell table:formula="of:=DEGREES(ACOS(COS(RADIANS(90.833))/(COS(RADIANS([.$B$2]))*COS(RADIANS([.T343])))-TAN(RADIANS([.$B$2]))*TAN(RADIANS([.T343]))))" office:value-type="float" office:value="70.6410285883772">
            <text:p>70.64</text:p>
          </table:table-cell>
          <table:table-cell table:style-name="ce7" table:formula="of:=(720-4*[.$B$3]-[.V343]+[.$B$4]*60)/1440" office:value-type="float" office:value="0.494448705379977">
            <text:p>11:52:00</text:p>
          </table:table-cell>
          <table:table-cell table:style-name="ce7" table:formula="of:=([.X343]*1440-[.W343]*4)/1440" office:value-type="float" office:value="0.298223625967818">
            <text:p>7:09:27</text:p>
          </table:table-cell>
          <table:table-cell table:style-name="ce7" table:formula="of:=([.X343]*1440+[.W343]*4)/1440" office:value-type="float" office:value="0.690673784792136">
            <text:p>16:34:34</text:p>
          </table:table-cell>
          <table:table-cell table:formula="of:=8*[.W343]" office:value-type="float" office:value="565.128228707018">
            <text:p>565.13</text:p>
          </table:table-cell>
          <table:table-cell table:formula="of:=MOD([.E343]*1440+[.V343]+4*[.$B$3]-60*[.$B$4];1440)" office:value-type="float" office:value="727.993864252833">
            <text:p>727.99</text:p>
          </table:table-cell>
          <table:table-cell table:formula="of:=IF([.AB343]/4&lt;0;[.AB343]/4+180;[.AB343]/4-180)" office:value-type="float" office:value="1.99846606320813">
            <text:p>2</text:p>
          </table:table-cell>
          <table:table-cell table:formula="of:=DEGREES(ACOS(SIN(RADIANS([.$B$2]))*SIN(RADIANS([.T343]))+COS(RADIANS([.$B$2]))*COS(RADIANS([.T343]))*COS(RADIANS([.AC343]))))" office:value-type="float" office:value="62.7894639912435">
            <text:p>62.79</text:p>
          </table:table-cell>
          <table:table-cell table:formula="of:=90-[.AD343]" office:value-type="float" office:value="27.2105360087565">
            <text:p>27.21</text:p>
          </table:table-cell>
          <table:table-cell table:formula="of:=IF([.AE343]&gt;85;0;IF([.AE343]&gt;5;58.1/TAN(RADIANS([.AE343]))-0.07/POWER(TAN(RADIANS([.AE343]));3)+0.000086/POWER(TAN(RADIANS([.AE343]));5);IF([.AE343]&gt;-0.575;1735+[.AE343]*(-518.2+[.AE343]*(103.4+[.AE343]*(-12.79+[.AE343]*0.711)));-20.772/TAN(RADIANS([.AE343])))))/3600" office:value-type="float" office:value="0.0312462954302394">
            <text:p>0.03</text:p>
          </table:table-cell>
          <table:table-cell table:formula="of:=[.AE343]+[.AF343]" office:value-type="float" office:value="27.2417823041867">
            <text:p>27.24</text:p>
          </table:table-cell>
          <table:table-cell table:formula="of:=IF([.AC343]&gt;0;MOD(DEGREES(ACOS(((SIN(RADIANS([.$B$2]))*COS(RADIANS([.AD343])))-SIN(RADIANS([.T343])))/(COS(RADIANS([.$B$2]))*SIN(RADIANS([.AD343])))))+180;360);MOD(540-DEGREES(ACOS(((SIN(RADIANS([.$B$2]))*COS(RADIANS([.AD343])))-SIN(RADIANS([.T343])))/(COS(RADIANS([.$B$2]))*SIN(RADIANS([.AD343])))));360))" office:value-type="float" office:value="182.072179861663">
            <text:p>182.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3]+1" office:value-type="date" office:date-value="2010-12-09">
            <text:p>12/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4]+2415018.5+[.E344]-[.$B$4]/24" office:value-type="float" office:value="2455540.29166667">
            <text:p>2455540.29</text:p>
          </table:table-cell>
          <table:table-cell table:style-name="ce9" table:formula="of:=([.F344]-2451545)/36525" office:value-type="float" office:value="0.109385124344052">
            <text:p>0.10938512</text:p>
          </table:table-cell>
          <table:table-cell/>
          <table:table-cell table:formula="of:=MOD(280.46646+[.G344]*(36000.76983+[.G344]*0.0003032);360)" office:value-type="float" office:value="258.415147963977">
            <text:p>258.42</text:p>
          </table:table-cell>
          <table:table-cell table:formula="of:=357.52911+[.G344]*(35999.05029-0.0001537*[.G344])" office:value-type="float" office:value="4295.28970040041">
            <text:p>4295.29</text:p>
          </table:table-cell>
          <table:table-cell table:formula="of:=0.016708634-[.G344]*(0.000042037+0.0000001267*[.G344])" office:value-type="float" office:value="0.0167040342615491">
            <text:p>0.02</text:p>
          </table:table-cell>
          <table:table-cell table:formula="of:=SIN(RADIANS([.J344]))*(1.914602-[.G344]*(0.004817+0.000014*[.G344]))+SIN(RADIANS(2*[.J344]))*(0.019993-0.000101*[.G344])+SIN(RADIANS(3*[.J344]))*0.000289" office:value-type="float" office:value="-0.815595855200328">
            <text:p>-0.82</text:p>
          </table:table-cell>
          <table:table-cell table:formula="of:=[.I344]+[.L344]" office:value-type="float" office:value="257.599552108776">
            <text:p>257.6</text:p>
          </table:table-cell>
          <table:table-cell table:formula="of:=[.J344]+[.L344]" office:value-type="float" office:value="4294.47410454521">
            <text:p>4294.47</text:p>
          </table:table-cell>
          <table:table-cell table:formula="of:=(1.000001018*(1-[.K344]*[.K344]))/(1+[.K344]*COS(RADIANS([.N344])))" office:value-type="float" office:value="0.984876395768762">
            <text:p>0.98</text:p>
          </table:table-cell>
          <table:table-cell table:formula="of:=[.M344]-0.00569-0.00478*SIN(RADIANS(125.04-1934.136*[.G344]))" office:value-type="float" office:value="257.59863332356">
            <text:p>257.6</text:p>
          </table:table-cell>
          <table:table-cell table:formula="of:=23+(26+((21.448-[.G344]*(46.815+[.G344]*(0.00059-[.G344]*0.001813))))/60)/60" office:value-type="float" office:value="23.4378686474215">
            <text:p>23.44</text:p>
          </table:table-cell>
          <table:table-cell table:formula="of:=[.Q344]+0.00256*COS(RADIANS(125.04-1934.136*[.G344]))" office:value-type="float" office:value="23.4380237852159">
            <text:p>23.44</text:p>
          </table:table-cell>
          <table:table-cell table:formula="of:=DEGREES(ATAN2(COS(RADIANS([.P344]));COS(RADIANS([.R344]))*SIN(RADIANS([.P344]))))" office:value-type="float" office:value="-103.477513411649">
            <text:p>-103.48</text:p>
          </table:table-cell>
          <table:table-cell table:formula="of:=DEGREES(ASIN(SIN(RADIANS([.R344]))*SIN(RADIANS([.P344]))))" office:value-type="float" office:value="-22.8597087877216">
            <text:p>-22.86</text:p>
          </table:table-cell>
          <table:table-cell table:formula="of:=TAN(RADIANS([.R344]/2))*TAN(RADIANS([.R344]/2))" office:value-type="float" office:value="0.0430297434150113">
            <text:p>0.04</text:p>
          </table:table-cell>
          <table:table-cell table:formula="of:=4*DEGREES([.U344]*SIN(2*RADIANS([.I344]))-2*[.K344]*SIN(RADIANS([.J344]))+4*[.K344]*[.U344]*SIN(RADIANS([.J344]))*COS(2*RADIANS([.I344]))-0.5*[.U344]*[.U344]*SIN(4*RADIANS([.I344]))-1.25*[.K344]*[.K344]*SIN(2*RADIANS([.J344])))" office:value-type="float" office:value="7.54825446376031">
            <text:p>7.55</text:p>
          </table:table-cell>
          <table:table-cell table:formula="of:=DEGREES(ACOS(COS(RADIANS(90.833))/(COS(RADIANS([.$B$2]))*COS(RADIANS([.T344])))-TAN(RADIANS([.$B$2]))*TAN(RADIANS([.T344]))))" office:value-type="float" office:value="70.5393927706236">
            <text:p>70.54</text:p>
          </table:table-cell>
          <table:table-cell table:style-name="ce7" table:formula="of:=(720-4*[.$B$3]-[.V344]+[.$B$4]*60)/1440" office:value-type="float" office:value="0.494758156622389">
            <text:p>11:52:27</text:p>
          </table:table-cell>
          <table:table-cell table:style-name="ce7" table:formula="of:=([.X344]*1440-[.W344]*4)/1440" office:value-type="float" office:value="0.298815398926212">
            <text:p>7:10:18</text:p>
          </table:table-cell>
          <table:table-cell table:style-name="ce7" table:formula="of:=([.X344]*1440+[.W344]*4)/1440" office:value-type="float" office:value="0.690700914318565">
            <text:p>16:34:37</text:p>
          </table:table-cell>
          <table:table-cell table:formula="of:=8*[.W344]" office:value-type="float" office:value="564.315142164988">
            <text:p>564.32</text:p>
          </table:table-cell>
          <table:table-cell table:formula="of:=MOD([.E344]*1440+[.V344]+4*[.$B$3]-60*[.$B$4];1440)" office:value-type="float" office:value="727.54825446376">
            <text:p>727.55</text:p>
          </table:table-cell>
          <table:table-cell table:formula="of:=IF([.AB344]/4&lt;0;[.AB344]/4+180;[.AB344]/4-180)" office:value-type="float" office:value="1.88706361594006">
            <text:p>1.89</text:p>
          </table:table-cell>
          <table:table-cell table:formula="of:=DEGREES(ACOS(SIN(RADIANS([.$B$2]))*SIN(RADIANS([.T344]))+COS(RADIANS([.$B$2]))*COS(RADIANS([.T344]))*COS(RADIANS([.AC344]))))" office:value-type="float" office:value="62.8843536167173">
            <text:p>62.88</text:p>
          </table:table-cell>
          <table:table-cell table:formula="of:=90-[.AD344]" office:value-type="float" office:value="27.1156463832827">
            <text:p>27.12</text:p>
          </table:table-cell>
          <table:table-cell table:formula="of:=IF([.AE344]&gt;85;0;IF([.AE344]&gt;5;58.1/TAN(RADIANS([.AE344]))-0.07/POWER(TAN(RADIANS([.AE344]));3)+0.000086/POWER(TAN(RADIANS([.AE344]));5);IF([.AE344]&gt;-0.575;1735+[.AE344]*(-518.2+[.AE344]*(103.4+[.AE344]*(-12.79+[.AE344]*0.711)));-20.772/TAN(RADIANS([.AE344])))))/3600" office:value-type="float" office:value="0.0313727940097813">
            <text:p>0.03</text:p>
          </table:table-cell>
          <table:table-cell table:formula="of:=[.AE344]+[.AF344]" office:value-type="float" office:value="27.1470191772925">
            <text:p>27.15</text:p>
          </table:table-cell>
          <table:table-cell table:formula="of:=IF([.AC344]&gt;0;MOD(DEGREES(ACOS(((SIN(RADIANS([.$B$2]))*COS(RADIANS([.AD344])))-SIN(RADIANS([.T344])))/(COS(RADIANS([.$B$2]))*SIN(RADIANS([.AD344])))))+180;360);MOD(540-DEGREES(ACOS(((SIN(RADIANS([.$B$2]))*COS(RADIANS([.AD344])))-SIN(RADIANS([.T344])))/(COS(RADIANS([.$B$2]))*SIN(RADIANS([.AD344])))));360))" office:value-type="float" office:value="181.953596992602">
            <text:p>181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4]+1" office:value-type="date" office:date-value="2010-12-10">
            <text:p>12/1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5]+2415018.5+[.E345]-[.$B$4]/24" office:value-type="float" office:value="2455541.29166667">
            <text:p>2455541.29</text:p>
          </table:table-cell>
          <table:table-cell table:style-name="ce9" table:formula="of:=([.F345]-2451545)/36525" office:value-type="float" office:value="0.109412502851924">
            <text:p>0.10941250</text:p>
          </table:table-cell>
          <table:table-cell/>
          <table:table-cell table:formula="of:=MOD(280.46646+[.G345]*(36000.76983+[.G345]*0.0003032);360)" office:value-type="float" office:value="259.400795325958">
            <text:p>259.4</text:p>
          </table:table-cell>
          <table:table-cell table:formula="of:=357.52911+[.G345]*(35999.05029-0.0001537*[.G345])" office:value-type="float" office:value="4296.27530068121">
            <text:p>4296.28</text:p>
          </table:table-cell>
          <table:table-cell table:formula="of:=0.016708634-[.G345]*(0.000042037+0.0000001267*[.G345])" office:value-type="float" office:value="0.0167040331098798">
            <text:p>0.02</text:p>
          </table:table-cell>
          <table:table-cell table:formula="of:=SIN(RADIANS([.J345]))*(1.914602-[.G345]*(0.004817+0.000014*[.G345]))+SIN(RADIANS(2*[.J345]))*(0.019993-0.000101*[.G345])+SIN(RADIANS(3*[.J345]))*0.000289" office:value-type="float" office:value="-0.785107424180765">
            <text:p>-0.79</text:p>
          </table:table-cell>
          <table:table-cell table:formula="of:=[.I345]+[.L345]" office:value-type="float" office:value="258.615687901777">
            <text:p>258.62</text:p>
          </table:table-cell>
          <table:table-cell table:formula="of:=[.J345]+[.L345]" office:value-type="float" office:value="4295.49019325703">
            <text:p>4295.49</text:p>
          </table:table-cell>
          <table:table-cell table:formula="of:=(1.000001018*(1-[.K345]*[.K345]))/(1+[.K345]*COS(RADIANS([.N345])))" office:value-type="float" office:value="0.984754863994915">
            <text:p>0.98</text:p>
          </table:table-cell>
          <table:table-cell table:formula="of:=[.M345]-0.00569-0.00478*SIN(RADIANS(125.04-1934.136*[.G345]))" office:value-type="float" office:value="258.614769382242">
            <text:p>258.61</text:p>
          </table:table-cell>
          <table:table-cell table:formula="of:=23+(26+((21.448-[.G345]*(46.815+[.G345]*(0.00059-[.G345]*0.001813))))/60)/60" office:value-type="float" office:value="23.4378682913863">
            <text:p>23.44</text:p>
          </table:table-cell>
          <table:table-cell table:formula="of:=[.Q345]+0.00256*COS(RADIANS(125.04-1934.136*[.G345]))" office:value-type="float" office:value="23.4380210674667">
            <text:p>23.44</text:p>
          </table:table-cell>
          <table:table-cell table:formula="of:=DEGREES(ATAN2(COS(RADIANS([.P345]));COS(RADIANS([.R345]))*SIN(RADIANS([.P345]))))" office:value-type="float" office:value="-102.378772491788">
            <text:p>-102.38</text:p>
          </table:table-cell>
          <table:table-cell table:formula="of:=DEGREES(ASIN(SIN(RADIANS([.R345]))*SIN(RADIANS([.P345]))))" office:value-type="float" office:value="-22.9501312279464">
            <text:p>-22.95</text:p>
          </table:table-cell>
          <table:table-cell table:formula="of:=TAN(RADIANS([.R345]/2))*TAN(RADIANS([.R345]/2))" office:value-type="float" office:value="0.0430297331521659">
            <text:p>0.04</text:p>
          </table:table-cell>
          <table:table-cell table:formula="of:=4*DEGREES([.U345]*SIN(2*RADIANS([.I345]))-2*[.K345]*SIN(RADIANS([.J345]))+4*[.K345]*[.U345]*SIN(RADIANS([.J345]))*COS(2*RADIANS([.I345]))-0.5*[.U345]*[.U345]*SIN(4*RADIANS([.I345]))-1.25*[.K345]*[.K345]*SIN(2*RADIANS([.J345])))" office:value-type="float" office:value="7.09565344282013">
            <text:p>7.1</text:p>
          </table:table-cell>
          <table:table-cell table:formula="of:=DEGREES(ACOS(COS(RADIANS(90.833))/(COS(RADIANS([.$B$2]))*COS(RADIANS([.T345])))-TAN(RADIANS([.$B$2]))*TAN(RADIANS([.T345]))))" office:value-type="float" office:value="70.4453638667035">
            <text:p>70.45</text:p>
          </table:table-cell>
          <table:table-cell table:style-name="ce7" table:formula="of:=(720-4*[.$B$3]-[.V345]+[.$B$4]*60)/1440" office:value-type="float" office:value="0.49507246288693">
            <text:p>11:52:54</text:p>
          </table:table-cell>
          <table:table-cell table:style-name="ce7" table:formula="of:=([.X345]*1440-[.W345]*4)/1440" office:value-type="float" office:value="0.299390896590532">
            <text:p>7:11:07</text:p>
          </table:table-cell>
          <table:table-cell table:style-name="ce7" table:formula="of:=([.X345]*1440+[.W345]*4)/1440" office:value-type="float" office:value="0.690754029183329">
            <text:p>16:34:41</text:p>
          </table:table-cell>
          <table:table-cell table:formula="of:=8*[.W345]" office:value-type="float" office:value="563.562910933628">
            <text:p>563.56</text:p>
          </table:table-cell>
          <table:table-cell table:formula="of:=MOD([.E345]*1440+[.V345]+4*[.$B$3]-60*[.$B$4];1440)" office:value-type="float" office:value="727.09565344282">
            <text:p>727.1</text:p>
          </table:table-cell>
          <table:table-cell table:formula="of:=IF([.AB345]/4&lt;0;[.AB345]/4+180;[.AB345]/4-180)" office:value-type="float" office:value="1.77391336070502">
            <text:p>1.77</text:p>
          </table:table-cell>
          <table:table-cell table:formula="of:=DEGREES(ACOS(SIN(RADIANS([.$B$2]))*SIN(RADIANS([.T345]))+COS(RADIANS([.$B$2]))*COS(RADIANS([.T345]))*COS(RADIANS([.AC345]))))" office:value-type="float" office:value="62.9718776417215">
            <text:p>62.97</text:p>
          </table:table-cell>
          <table:table-cell table:formula="of:=90-[.AD345]" office:value-type="float" office:value="27.0281223582785">
            <text:p>27.03</text:p>
          </table:table-cell>
          <table:table-cell table:formula="of:=IF([.AE345]&gt;85;0;IF([.AE345]&gt;5;58.1/TAN(RADIANS([.AE345]))-0.07/POWER(TAN(RADIANS([.AE345]));3)+0.000086/POWER(TAN(RADIANS([.AE345]));5);IF([.AE345]&gt;-0.575;1735+[.AE345]*(-518.2+[.AE345]*(103.4+[.AE345]*(-12.79+[.AE345]*0.711)));-20.772/TAN(RADIANS([.AE345])))))/3600" office:value-type="float" office:value="0.0314901883334687">
            <text:p>0.03</text:p>
          </table:table-cell>
          <table:table-cell table:formula="of:=[.AE345]+[.AF345]" office:value-type="float" office:value="27.059612546612">
            <text:p>27.06</text:p>
          </table:table-cell>
          <table:table-cell table:formula="of:=IF([.AC345]&gt;0;MOD(DEGREES(ACOS(((SIN(RADIANS([.$B$2]))*COS(RADIANS([.AD345])))-SIN(RADIANS([.T345])))/(COS(RADIANS([.$B$2]))*SIN(RADIANS([.AD345])))))+180;360);MOD(540-DEGREES(ACOS(((SIN(RADIANS([.$B$2]))*COS(RADIANS([.AD345])))-SIN(RADIANS([.T345])))/(COS(RADIANS([.$B$2]))*SIN(RADIANS([.AD345])))));360))" office:value-type="float" office:value="181.833797187654">
            <text:p>181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5]+1" office:value-type="date" office:date-value="2010-12-11">
            <text:p>12/1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6]+2415018.5+[.E346]-[.$B$4]/24" office:value-type="float" office:value="2455542.29166667">
            <text:p>2455542.29</text:p>
          </table:table-cell>
          <table:table-cell table:style-name="ce9" table:formula="of:=([.F346]-2451545)/36525" office:value-type="float" office:value="0.109439881359795">
            <text:p>0.10943988</text:p>
          </table:table-cell>
          <table:table-cell/>
          <table:table-cell table:formula="of:=MOD(280.46646+[.G346]*(36000.76983+[.G346]*0.0003032);360)" office:value-type="float" office:value="260.386442687939">
            <text:p>260.39</text:p>
          </table:table-cell>
          <table:table-cell table:formula="of:=357.52911+[.G346]*(35999.05029-0.0001537*[.G346])" office:value-type="float" office:value="4297.26090096202">
            <text:p>4297.26</text:p>
          </table:table-cell>
          <table:table-cell table:formula="of:=0.016708634-[.G346]*(0.000042037+0.0000001267*[.G346])" office:value-type="float" office:value="0.0167040319582103">
            <text:p>0.02</text:p>
          </table:table-cell>
          <table:table-cell table:formula="of:=SIN(RADIANS([.J346]))*(1.914602-[.G346]*(0.004817+0.000014*[.G346]))+SIN(RADIANS(2*[.J346]))*(0.019993-0.000101*[.G346])+SIN(RADIANS(3*[.J346]))*0.000289" office:value-type="float" office:value="-0.754372970454373">
            <text:p>-0.75</text:p>
          </table:table-cell>
          <table:table-cell table:formula="of:=[.I346]+[.L346]" office:value-type="float" office:value="259.632069717485">
            <text:p>259.63</text:p>
          </table:table-cell>
          <table:table-cell table:formula="of:=[.J346]+[.L346]" office:value-type="float" office:value="4296.50652799156">
            <text:p>4296.51</text:p>
          </table:table-cell>
          <table:table-cell table:formula="of:=(1.000001018*(1-[.K346]*[.K346]))/(1+[.K346]*COS(RADIANS([.N346])))" office:value-type="float" office:value="0.984637969915862">
            <text:p>0.98</text:p>
          </table:table-cell>
          <table:table-cell table:formula="of:=[.M346]-0.00569-0.00478*SIN(RADIANS(125.04-1934.136*[.G346]))" office:value-type="float" office:value="259.631151459555">
            <text:p>259.63</text:p>
          </table:table-cell>
          <table:table-cell table:formula="of:=23+(26+((21.448-[.G346]*(46.815+[.G346]*(0.00059-[.G346]*0.001813))))/60)/60" office:value-type="float" office:value="23.4378679353511">
            <text:p>23.44</text:p>
          </table:table-cell>
          <table:table-cell table:formula="of:=[.Q346]+0.00256*COS(RADIANS(125.04-1934.136*[.G346]))" office:value-type="float" office:value="23.438018349587">
            <text:p>23.44</text:p>
          </table:table-cell>
          <table:table-cell table:formula="of:=DEGREES(ATAN2(COS(RADIANS([.P346]));COS(RADIANS([.R346]))*SIN(RADIANS([.P346]))))" office:value-type="float" office:value="-101.278357230334">
            <text:p>-101.28</text:p>
          </table:table-cell>
          <table:table-cell table:formula="of:=DEGREES(ASIN(SIN(RADIANS([.R346]))*SIN(RADIANS([.P346]))))" office:value-type="float" office:value="-23.0329975602291">
            <text:p>-23.03</text:p>
          </table:table-cell>
          <table:table-cell table:formula="of:=TAN(RADIANS([.R346]/2))*TAN(RADIANS([.R346]/2))" office:value-type="float" office:value="0.043029722888829">
            <text:p>0.04</text:p>
          </table:table-cell>
          <table:table-cell table:formula="of:=4*DEGREES([.U346]*SIN(2*RADIANS([.I346]))-2*[.K346]*SIN(RADIANS([.J346]))+4*[.K346]*[.U346]*SIN(RADIANS([.J346]))*COS(2*RADIANS([.I346]))-0.5*[.U346]*[.U346]*SIN(4*RADIANS([.I346]))-1.25*[.K346]*[.K346]*SIN(2*RADIANS([.J346])))" office:value-type="float" office:value="6.63654968148656">
            <text:p>6.64</text:p>
          </table:table-cell>
          <table:table-cell table:formula="of:=DEGREES(ACOS(COS(RADIANS(90.833))/(COS(RADIANS([.$B$2]))*COS(RADIANS([.T346])))-TAN(RADIANS([.$B$2]))*TAN(RADIANS([.T346]))))" office:value-type="float" office:value="70.3590365284454">
            <text:p>70.36</text:p>
          </table:table-cell>
          <table:table-cell table:style-name="ce7" table:formula="of:=(720-4*[.$B$3]-[.V346]+[.$B$4]*60)/1440" office:value-type="float" office:value="0.495391284943412">
            <text:p>11:53:22</text:p>
          </table:table-cell>
          <table:table-cell table:style-name="ce7" table:formula="of:=([.X346]*1440-[.W346]*4)/1440" office:value-type="float" office:value="0.299949516808842">
            <text:p>7:11:56</text:p>
          </table:table-cell>
          <table:table-cell table:style-name="ce7" table:formula="of:=([.X346]*1440+[.W346]*4)/1440" office:value-type="float" office:value="0.690833053077983">
            <text:p>16:34:48</text:p>
          </table:table-cell>
          <table:table-cell table:formula="of:=8*[.W346]" office:value-type="float" office:value="562.872292227563">
            <text:p>562.87</text:p>
          </table:table-cell>
          <table:table-cell table:formula="of:=MOD([.E346]*1440+[.V346]+4*[.$B$3]-60*[.$B$4];1440)" office:value-type="float" office:value="726.636549681487">
            <text:p>726.64</text:p>
          </table:table-cell>
          <table:table-cell table:formula="of:=IF([.AB346]/4&lt;0;[.AB346]/4+180;[.AB346]/4-180)" office:value-type="float" office:value="1.65913742037165">
            <text:p>1.66</text:p>
          </table:table-cell>
          <table:table-cell table:formula="of:=DEGREES(ACOS(SIN(RADIANS([.$B$2]))*SIN(RADIANS([.T346]))+COS(RADIANS([.$B$2]))*COS(RADIANS([.T346]))*COS(RADIANS([.AC346]))))" office:value-type="float" office:value="63.0519956824717">
            <text:p>63.05</text:p>
          </table:table-cell>
          <table:table-cell table:formula="of:=90-[.AD346]" office:value-type="float" office:value="26.9480043175284">
            <text:p>26.95</text:p>
          </table:table-cell>
          <table:table-cell table:formula="of:=IF([.AE346]&gt;85;0;IF([.AE346]&gt;5;58.1/TAN(RADIANS([.AE346]))-0.07/POWER(TAN(RADIANS([.AE346]));3)+0.000086/POWER(TAN(RADIANS([.AE346]));5);IF([.AE346]&gt;-0.575;1735+[.AE346]*(-518.2+[.AE346]*(103.4+[.AE346]*(-12.79+[.AE346]*0.711)));-20.772/TAN(RADIANS([.AE346])))))/3600" office:value-type="float" office:value="0.0315982563434658">
            <text:p>0.03</text:p>
          </table:table-cell>
          <table:table-cell table:formula="of:=[.AE346]+[.AF346]" office:value-type="float" office:value="26.9796025738718">
            <text:p>26.98</text:p>
          </table:table-cell>
          <table:table-cell table:formula="of:=IF([.AC346]&gt;0;MOD(DEGREES(ACOS(((SIN(RADIANS([.$B$2]))*COS(RADIANS([.AD346])))-SIN(RADIANS([.T346])))/(COS(RADIANS([.$B$2]))*SIN(RADIANS([.AD346])))))+180;360);MOD(540-DEGREES(ACOS(((SIN(RADIANS([.$B$2]))*COS(RADIANS([.AD346])))-SIN(RADIANS([.T346])))/(COS(RADIANS([.$B$2]))*SIN(RADIANS([.AD346])))));360))" office:value-type="float" office:value="181.712871210171">
            <text:p>181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6]+1" office:value-type="date" office:date-value="2010-12-12">
            <text:p>12/1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7]+2415018.5+[.E347]-[.$B$4]/24" office:value-type="float" office:value="2455543.29166667">
            <text:p>2455543.29</text:p>
          </table:table-cell>
          <table:table-cell table:style-name="ce9" table:formula="of:=([.F347]-2451545)/36525" office:value-type="float" office:value="0.109467259867666">
            <text:p>0.10946726</text:p>
          </table:table-cell>
          <table:table-cell/>
          <table:table-cell table:formula="of:=MOD(280.46646+[.G347]*(36000.76983+[.G347]*0.0003032);360)" office:value-type="float" office:value="261.37209004992">
            <text:p>261.37</text:p>
          </table:table-cell>
          <table:table-cell table:formula="of:=357.52911+[.G347]*(35999.05029-0.0001537*[.G347])" office:value-type="float" office:value="4298.24650124282">
            <text:p>4298.25</text:p>
          </table:table-cell>
          <table:table-cell table:formula="of:=0.016708634-[.G347]*(0.000042037+0.0000001267*[.G347])" office:value-type="float" office:value="0.0167040308065406">
            <text:p>0.02</text:p>
          </table:table-cell>
          <table:table-cell table:formula="of:=SIN(RADIANS([.J347]))*(1.914602-[.G347]*(0.004817+0.000014*[.G347]))+SIN(RADIANS(2*[.J347]))*(0.019993-0.000101*[.G347])+SIN(RADIANS(3*[.J347]))*0.000289" office:value-type="float" office:value="-0.72340202093552">
            <text:p>-0.72</text:p>
          </table:table-cell>
          <table:table-cell table:formula="of:=[.I347]+[.L347]" office:value-type="float" office:value="260.648688028985">
            <text:p>260.65</text:p>
          </table:table-cell>
          <table:table-cell table:formula="of:=[.J347]+[.L347]" office:value-type="float" office:value="4297.52309922188">
            <text:p>4297.52</text:p>
          </table:table-cell>
          <table:table-cell table:formula="of:=(1.000001018*(1-[.K347]*[.K347]))/(1+[.K347]*COS(RADIANS([.N347])))" office:value-type="float" office:value="0.984525751415675">
            <text:p>0.98</text:p>
          </table:table-cell>
          <table:table-cell table:formula="of:=[.M347]-0.00569-0.00478*SIN(RADIANS(125.04-1934.136*[.G347]))" office:value-type="float" office:value="260.647770028585">
            <text:p>260.65</text:p>
          </table:table-cell>
          <table:table-cell table:formula="of:=23+(26+((21.448-[.G347]*(46.815+[.G347]*(0.00059-[.G347]*0.001813))))/60)/60" office:value-type="float" office:value="23.437867579316">
            <text:p>23.44</text:p>
          </table:table-cell>
          <table:table-cell table:formula="of:=[.Q347]+0.00256*COS(RADIANS(125.04-1934.136*[.G347]))" office:value-type="float" office:value="23.4380156315788">
            <text:p>23.44</text:p>
          </table:table-cell>
          <table:table-cell table:formula="of:=DEGREES(ATAN2(COS(RADIANS([.P347]));COS(RADIANS([.R347]))*SIN(RADIANS([.P347]))))" office:value-type="float" office:value="-100.176393728903">
            <text:p>-100.18</text:p>
          </table:table-cell>
          <table:table-cell table:formula="of:=DEGREES(ASIN(SIN(RADIANS([.R347]))*SIN(RADIANS([.P347]))))" office:value-type="float" office:value="-23.1082617117938">
            <text:p>-23.11</text:p>
          </table:table-cell>
          <table:table-cell table:formula="of:=TAN(RADIANS([.R347]/2))*TAN(RADIANS([.R347]/2))" office:value-type="float" office:value="0.0430297126250083">
            <text:p>0.04</text:p>
          </table:table-cell>
          <table:table-cell table:formula="of:=4*DEGREES([.U347]*SIN(2*RADIANS([.I347]))-2*[.K347]*SIN(RADIANS([.J347]))+4*[.K347]*[.U347]*SIN(RADIANS([.J347]))*COS(2*RADIANS([.I347]))-0.5*[.U347]*[.U347]*SIN(4*RADIANS([.I347]))-1.25*[.K347]*[.K347]*SIN(2*RADIANS([.J347])))" office:value-type="float" office:value="6.1714418744667">
            <text:p>6.17</text:p>
          </table:table-cell>
          <table:table-cell table:formula="of:=DEGREES(ACOS(COS(RADIANS(90.833))/(COS(RADIANS([.$B$2]))*COS(RADIANS([.T347])))-TAN(RADIANS([.$B$2]))*TAN(RADIANS([.T347]))))" office:value-type="float" office:value="70.2804988049097">
            <text:p>70.28</text:p>
          </table:table-cell>
          <table:table-cell table:style-name="ce7" table:formula="of:=(720-4*[.$B$3]-[.V347]+[.$B$4]*60)/1440" office:value-type="float" office:value="0.495714276476065">
            <text:p>11:53:50</text:p>
          </table:table-cell>
          <table:table-cell table:style-name="ce7" table:formula="of:=([.X347]*1440-[.W347]*4)/1440" office:value-type="float" office:value="0.300490668684649">
            <text:p>7:12:42</text:p>
          </table:table-cell>
          <table:table-cell table:style-name="ce7" table:formula="of:=([.X347]*1440+[.W347]*4)/1440" office:value-type="float" office:value="0.690937884267481">
            <text:p>16:34:57</text:p>
          </table:table-cell>
          <table:table-cell table:formula="of:=8*[.W347]" office:value-type="float" office:value="562.243990439278">
            <text:p>562.24</text:p>
          </table:table-cell>
          <table:table-cell table:formula="of:=MOD([.E347]*1440+[.V347]+4*[.$B$3]-60*[.$B$4];1440)" office:value-type="float" office:value="726.171441874467">
            <text:p>726.17</text:p>
          </table:table-cell>
          <table:table-cell table:formula="of:=IF([.AB347]/4&lt;0;[.AB347]/4+180;[.AB347]/4-180)" office:value-type="float" office:value="1.54286046861668">
            <text:p>1.54</text:p>
          </table:table-cell>
          <table:table-cell table:formula="of:=DEGREES(ACOS(SIN(RADIANS([.$B$2]))*SIN(RADIANS([.T347]))+COS(RADIANS([.$B$2]))*COS(RADIANS([.T347]))*COS(RADIANS([.AC347]))))" office:value-type="float" office:value="63.1246704685406">
            <text:p>63.12</text:p>
          </table:table-cell>
          <table:table-cell table:formula="of:=90-[.AD347]" office:value-type="float" office:value="26.8753295314594">
            <text:p>26.88</text:p>
          </table:table-cell>
          <table:table-cell table:formula="of:=IF([.AE347]&gt;85;0;IF([.AE347]&gt;5;58.1/TAN(RADIANS([.AE347]))-0.07/POWER(TAN(RADIANS([.AE347]));3)+0.000086/POWER(TAN(RADIANS([.AE347]));5);IF([.AE347]&gt;-0.575;1735+[.AE347]*(-518.2+[.AE347]*(103.4+[.AE347]*(-12.79+[.AE347]*0.711)));-20.772/TAN(RADIANS([.AE347])))))/3600" office:value-type="float" office:value="0.0316967908548007">
            <text:p>0.03</text:p>
          </table:table-cell>
          <table:table-cell table:formula="of:=[.AE347]+[.AF347]" office:value-type="float" office:value="26.9070263223142">
            <text:p>26.91</text:p>
          </table:table-cell>
          <table:table-cell table:formula="of:=IF([.AC347]&gt;0;MOD(DEGREES(ACOS(((SIN(RADIANS([.$B$2]))*COS(RADIANS([.AD347])))-SIN(RADIANS([.T347])))/(COS(RADIANS([.$B$2]))*SIN(RADIANS([.AD347])))))+180;360);MOD(540-DEGREES(ACOS(((SIN(RADIANS([.$B$2]))*COS(RADIANS([.AD347])))-SIN(RADIANS([.T347])))/(COS(RADIANS([.$B$2]))*SIN(RADIANS([.AD347])))));360))" office:value-type="float" office:value="181.590910421347">
            <text:p>181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7]+1" office:value-type="date" office:date-value="2010-12-13">
            <text:p>12/1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8]+2415018.5+[.E348]-[.$B$4]/24" office:value-type="float" office:value="2455544.29166667">
            <text:p>2455544.29</text:p>
          </table:table-cell>
          <table:table-cell table:style-name="ce9" table:formula="of:=([.F348]-2451545)/36525" office:value-type="float" office:value="0.109494638375538">
            <text:p>0.10949464</text:p>
          </table:table-cell>
          <table:table-cell/>
          <table:table-cell table:formula="of:=MOD(280.46646+[.G348]*(36000.76983+[.G348]*0.0003032);360)" office:value-type="float" office:value="262.357737411902">
            <text:p>262.36</text:p>
          </table:table-cell>
          <table:table-cell table:formula="of:=357.52911+[.G348]*(35999.05029-0.0001537*[.G348])" office:value-type="float" office:value="4299.23210152362">
            <text:p>4299.23</text:p>
          </table:table-cell>
          <table:table-cell table:formula="of:=0.016708634-[.G348]*(0.000042037+0.0000001267*[.G348])" office:value-type="float" office:value="0.0167040296548707">
            <text:p>0.02</text:p>
          </table:table-cell>
          <table:table-cell table:formula="of:=SIN(RADIANS([.J348]))*(1.914602-[.G348]*(0.004817+0.000014*[.G348]))+SIN(RADIANS(2*[.J348]))*(0.019993-0.000101*[.G348])+SIN(RADIANS(3*[.J348]))*0.000289" office:value-type="float" office:value="-0.692204189173814">
            <text:p>-0.69</text:p>
          </table:table-cell>
          <table:table-cell table:formula="of:=[.I348]+[.L348]" office:value-type="float" office:value="261.665533222728">
            <text:p>261.67</text:p>
          </table:table-cell>
          <table:table-cell table:formula="of:=[.J348]+[.L348]" office:value-type="float" office:value="4298.53989733445">
            <text:p>4298.54</text:p>
          </table:table-cell>
          <table:table-cell table:formula="of:=(1.000001018*(1-[.K348]*[.K348]))/(1+[.K348]*COS(RADIANS([.N348])))" office:value-type="float" office:value="0.98441824488808">
            <text:p>0.98</text:p>
          </table:table-cell>
          <table:table-cell table:formula="of:=[.M348]-0.00569-0.00478*SIN(RADIANS(125.04-1934.136*[.G348]))" office:value-type="float" office:value="261.664615475783">
            <text:p>261.66</text:p>
          </table:table-cell>
          <table:table-cell table:formula="of:=23+(26+((21.448-[.G348]*(46.815+[.G348]*(0.00059-[.G348]*0.001813))))/60)/60" office:value-type="float" office:value="23.4378672232808">
            <text:p>23.44</text:p>
          </table:table-cell>
          <table:table-cell table:formula="of:=[.Q348]+0.00256*COS(RADIANS(125.04-1934.136*[.G348]))" office:value-type="float" office:value="23.4380129134442">
            <text:p>23.44</text:p>
          </table:table-cell>
          <table:table-cell table:formula="of:=DEGREES(ATAN2(COS(RADIANS([.P348]));COS(RADIANS([.R348]))*SIN(RADIANS([.P348]))))" office:value-type="float" office:value="-99.0730108635609">
            <text:p>-99.07</text:p>
          </table:table-cell>
          <table:table-cell table:formula="of:=DEGREES(ASIN(SIN(RADIANS([.R348]))*SIN(RADIANS([.P348]))))" office:value-type="float" office:value="-23.1758813642074">
            <text:p>-23.18</text:p>
          </table:table-cell>
          <table:table-cell table:formula="of:=TAN(RADIANS([.R348]/2))*TAN(RADIANS([.R348]/2))" office:value-type="float" office:value="0.0430297023607113">
            <text:p>0.04</text:p>
          </table:table-cell>
          <table:table-cell table:formula="of:=4*DEGREES([.U348]*SIN(2*RADIANS([.I348]))-2*[.K348]*SIN(RADIANS([.J348]))+4*[.K348]*[.U348]*SIN(RADIANS([.J348]))*COS(2*RADIANS([.I348]))-0.5*[.U348]*[.U348]*SIN(4*RADIANS([.I348]))-1.25*[.K348]*[.K348]*SIN(2*RADIANS([.J348])))" office:value-type="float" office:value="5.70083812443132">
            <text:p>5.7</text:p>
          </table:table-cell>
          <table:table-cell table:formula="of:=DEGREES(ACOS(COS(RADIANS(90.833))/(COS(RADIANS([.$B$2]))*COS(RADIANS([.T348])))-TAN(RADIANS([.$B$2]))*TAN(RADIANS([.T348]))))" office:value-type="float" office:value="70.2098318390979">
            <text:p>70.21</text:p>
          </table:table-cell>
          <table:table-cell table:style-name="ce7" table:formula="of:=(720-4*[.$B$3]-[.V348]+[.$B$4]*60)/1440" office:value-type="float" office:value="0.496041084635812">
            <text:p>11:54:18</text:p>
          </table:table-cell>
          <table:table-cell table:style-name="ce7" table:formula="of:=([.X348]*1440-[.W348]*4)/1440" office:value-type="float" office:value="0.301013773971651">
            <text:p>7:13:28</text:p>
          </table:table-cell>
          <table:table-cell table:style-name="ce7" table:formula="of:=([.X348]*1440+[.W348]*4)/1440" office:value-type="float" office:value="0.691068395299973">
            <text:p>16:35:08</text:p>
          </table:table-cell>
          <table:table-cell table:formula="of:=8*[.W348]" office:value-type="float" office:value="561.678654712783">
            <text:p>561.68</text:p>
          </table:table-cell>
          <table:table-cell table:formula="of:=MOD([.E348]*1440+[.V348]+4*[.$B$3]-60*[.$B$4];1440)" office:value-type="float" office:value="725.700838124431">
            <text:p>725.7</text:p>
          </table:table-cell>
          <table:table-cell table:formula="of:=IF([.AB348]/4&lt;0;[.AB348]/4+180;[.AB348]/4-180)" office:value-type="float" office:value="1.42520953110784">
            <text:p>1.43</text:p>
          </table:table-cell>
          <table:table-cell table:formula="of:=DEGREES(ACOS(SIN(RADIANS([.$B$2]))*SIN(RADIANS([.T348]))+COS(RADIANS([.$B$2]))*COS(RADIANS([.T348]))*COS(RADIANS([.AC348]))))" office:value-type="float" office:value="63.1898678873722">
            <text:p>63.19</text:p>
          </table:table-cell>
          <table:table-cell table:formula="of:=90-[.AD348]" office:value-type="float" office:value="26.8101321126278">
            <text:p>26.81</text:p>
          </table:table-cell>
          <table:table-cell table:formula="of:=IF([.AE348]&gt;85;0;IF([.AE348]&gt;5;58.1/TAN(RADIANS([.AE348]))-0.07/POWER(TAN(RADIANS([.AE348]));3)+0.000086/POWER(TAN(RADIANS([.AE348]));5);IF([.AE348]&gt;-0.575;1735+[.AE348]*(-518.2+[.AE348]*(103.4+[.AE348]*(-12.79+[.AE348]*0.711)));-20.772/TAN(RADIANS([.AE348])))))/3600" office:value-type="float" office:value="0.0317856005595696">
            <text:p>0.03</text:p>
          </table:table-cell>
          <table:table-cell table:formula="of:=[.AE348]+[.AF348]" office:value-type="float" office:value="26.8419177131873">
            <text:p>26.84</text:p>
          </table:table-cell>
          <table:table-cell table:formula="of:=IF([.AC348]&gt;0;MOD(DEGREES(ACOS(((SIN(RADIANS([.$B$2]))*COS(RADIANS([.AD348])))-SIN(RADIANS([.T348])))/(COS(RADIANS([.$B$2]))*SIN(RADIANS([.AD348])))))+180;360);MOD(540-DEGREES(ACOS(((SIN(RADIANS([.$B$2]))*COS(RADIANS([.AD348])))-SIN(RADIANS([.T348])))/(COS(RADIANS([.$B$2]))*SIN(RADIANS([.AD348])))));360))" office:value-type="float" office:value="181.468006717146">
            <text:p>181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8]+1" office:value-type="date" office:date-value="2010-12-14">
            <text:p>12/1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9]+2415018.5+[.E349]-[.$B$4]/24" office:value-type="float" office:value="2455545.29166667">
            <text:p>2455545.29</text:p>
          </table:table-cell>
          <table:table-cell table:style-name="ce9" table:formula="of:=([.F349]-2451545)/36525" office:value-type="float" office:value="0.109522016883409">
            <text:p>0.10952202</text:p>
          </table:table-cell>
          <table:table-cell/>
          <table:table-cell table:formula="of:=MOD(280.46646+[.G349]*(36000.76983+[.G349]*0.0003032);360)" office:value-type="float" office:value="263.343384773885">
            <text:p>263.34</text:p>
          </table:table-cell>
          <table:table-cell table:formula="of:=357.52911+[.G349]*(35999.05029-0.0001537*[.G349])" office:value-type="float" office:value="4300.21770180443">
            <text:p>4300.22</text:p>
          </table:table-cell>
          <table:table-cell table:formula="of:=0.016708634-[.G349]*(0.000042037+0.0000001267*[.G349])" office:value-type="float" office:value="0.0167040285032006">
            <text:p>0.02</text:p>
          </table:table-cell>
          <table:table-cell table:formula="of:=SIN(RADIANS([.J349]))*(1.914602-[.G349]*(0.004817+0.000014*[.G349]))+SIN(RADIANS(2*[.J349]))*(0.019993-0.000101*[.G349])+SIN(RADIANS(3*[.J349]))*0.000289" office:value-type="float" office:value="-0.660789171957011">
            <text:p>-0.66</text:p>
          </table:table-cell>
          <table:table-cell table:formula="of:=[.I349]+[.L349]" office:value-type="float" office:value="262.682595601928">
            <text:p>262.68</text:p>
          </table:table-cell>
          <table:table-cell table:formula="of:=[.J349]+[.L349]" office:value-type="float" office:value="4299.55691263247">
            <text:p>4299.56</text:p>
          </table:table-cell>
          <table:table-cell table:formula="of:=(1.000001018*(1-[.K349]*[.K349]))/(1+[.K349]*COS(RADIANS([.N349])))" office:value-type="float" office:value="0.984315485221606">
            <text:p>0.98</text:p>
          </table:table-cell>
          <table:table-cell table:formula="of:=[.M349]-0.00569-0.00478*SIN(RADIANS(125.04-1934.136*[.G349]))" office:value-type="float" office:value="262.68167810436">
            <text:p>262.68</text:p>
          </table:table-cell>
          <table:table-cell table:formula="of:=23+(26+((21.448-[.G349]*(46.815+[.G349]*(0.00059-[.G349]*0.001813))))/60)/60" office:value-type="float" office:value="23.4378668672456">
            <text:p>23.44</text:p>
          </table:table-cell>
          <table:table-cell table:formula="of:=[.Q349]+0.00256*COS(RADIANS(125.04-1934.136*[.G349]))" office:value-type="float" office:value="23.4380101951851">
            <text:p>23.44</text:p>
          </table:table-cell>
          <table:table-cell table:formula="of:=DEGREES(ATAN2(COS(RADIANS([.P349]));COS(RADIANS([.R349]))*SIN(RADIANS([.P349]))))" office:value-type="float" office:value="-97.9683400604984">
            <text:p>-97.97</text:p>
          </table:table-cell>
          <table:table-cell table:formula="of:=DEGREES(ASIN(SIN(RADIANS([.R349]))*SIN(RADIANS([.P349]))))" office:value-type="float" office:value="-23.235818026072">
            <text:p>-23.24</text:p>
          </table:table-cell>
          <table:table-cell table:formula="of:=TAN(RADIANS([.R349]/2))*TAN(RADIANS([.R349]/2))" office:value-type="float" office:value="0.0430296920959458">
            <text:p>0.04</text:p>
          </table:table-cell>
          <table:table-cell table:formula="of:=4*DEGREES([.U349]*SIN(2*RADIANS([.I349]))-2*[.K349]*SIN(RADIANS([.J349]))+4*[.K349]*[.U349]*SIN(RADIANS([.J349]))*COS(2*RADIANS([.I349]))-0.5*[.U349]*[.U349]*SIN(4*RADIANS([.I349]))-1.25*[.K349]*[.K349]*SIN(2*RADIANS([.J349])))" office:value-type="float" office:value="5.22525512303931">
            <text:p>5.23</text:p>
          </table:table-cell>
          <table:table-cell table:formula="of:=DEGREES(ACOS(COS(RADIANS(90.833))/(COS(RADIANS([.$B$2]))*COS(RADIANS([.T349])))-TAN(RADIANS([.$B$2]))*TAN(RADIANS([.T349]))))" office:value-type="float" office:value="70.1471095844588">
            <text:p>70.15</text:p>
          </table:table-cell>
          <table:table-cell table:style-name="ce7" table:formula="of:=(720-4*[.$B$3]-[.V349]+[.$B$4]*60)/1440" office:value-type="float" office:value="0.496371350609001">
            <text:p>11:54:46</text:p>
          </table:table-cell>
          <table:table-cell table:style-name="ce7" table:formula="of:=([.X349]*1440-[.W349]*4)/1440" office:value-type="float" office:value="0.301518268429948">
            <text:p>7:14:11</text:p>
          </table:table-cell>
          <table:table-cell table:style-name="ce7" table:formula="of:=([.X349]*1440+[.W349]*4)/1440" office:value-type="float" office:value="0.691224432788053">
            <text:p>16:35:22</text:p>
          </table:table-cell>
          <table:table-cell table:formula="of:=8*[.W349]" office:value-type="float" office:value="561.176876675671">
            <text:p>561.18</text:p>
          </table:table-cell>
          <table:table-cell table:formula="of:=MOD([.E349]*1440+[.V349]+4*[.$B$3]-60*[.$B$4];1440)" office:value-type="float" office:value="725.225255123039">
            <text:p>725.23</text:p>
          </table:table-cell>
          <table:table-cell table:formula="of:=IF([.AB349]/4&lt;0;[.AB349]/4+180;[.AB349]/4-180)" office:value-type="float" office:value="1.30631378075984">
            <text:p>1.31</text:p>
          </table:table-cell>
          <table:table-cell table:formula="of:=DEGREES(ACOS(SIN(RADIANS([.$B$2]))*SIN(RADIANS([.T349]))+COS(RADIANS([.$B$2]))*COS(RADIANS([.T349]))*COS(RADIANS([.AC349]))))" office:value-type="float" office:value="63.2475570257194">
            <text:p>63.25</text:p>
          </table:table-cell>
          <table:table-cell table:formula="of:=90-[.AD349]" office:value-type="float" office:value="26.7524429742806">
            <text:p>26.75</text:p>
          </table:table-cell>
          <table:table-cell table:formula="of:=IF([.AE349]&gt;85;0;IF([.AE349]&gt;5;58.1/TAN(RADIANS([.AE349]))-0.07/POWER(TAN(RADIANS([.AE349]));3)+0.000086/POWER(TAN(RADIANS([.AE349]));5);IF([.AE349]&gt;-0.575;1735+[.AE349]*(-518.2+[.AE349]*(103.4+[.AE349]*(-12.79+[.AE349]*0.711)));-20.772/TAN(RADIANS([.AE349])))))/3600" office:value-type="float" office:value="0.0318645109705212">
            <text:p>0.03</text:p>
          </table:table-cell>
          <table:table-cell table:formula="of:=[.AE349]+[.AF349]" office:value-type="float" office:value="26.7843074852511">
            <text:p>26.78</text:p>
          </table:table-cell>
          <table:table-cell table:formula="of:=IF([.AC349]&gt;0;MOD(DEGREES(ACOS(((SIN(RADIANS([.$B$2]))*COS(RADIANS([.AD349])))-SIN(RADIANS([.T349])))/(COS(RADIANS([.$B$2]))*SIN(RADIANS([.AD349])))))+180;360);MOD(540-DEGREES(ACOS(((SIN(RADIANS([.$B$2]))*COS(RADIANS([.AD349])))-SIN(RADIANS([.T349])))/(COS(RADIANS([.$B$2]))*SIN(RADIANS([.AD349])))));360))" office:value-type="float" office:value="181.344252466554">
            <text:p>181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9]+1" office:value-type="date" office:date-value="2010-12-15">
            <text:p>12/1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0]+2415018.5+[.E350]-[.$B$4]/24" office:value-type="float" office:value="2455546.29166667">
            <text:p>2455546.29</text:p>
          </table:table-cell>
          <table:table-cell table:style-name="ce9" table:formula="of:=([.F350]-2451545)/36525" office:value-type="float" office:value="0.10954939539128">
            <text:p>0.10954940</text:p>
          </table:table-cell>
          <table:table-cell/>
          <table:table-cell table:formula="of:=MOD(280.46646+[.G350]*(36000.76983+[.G350]*0.0003032);360)" office:value-type="float" office:value="264.329032135867">
            <text:p>264.33</text:p>
          </table:table-cell>
          <table:table-cell table:formula="of:=357.52911+[.G350]*(35999.05029-0.0001537*[.G350])" office:value-type="float" office:value="4301.20330208523">
            <text:p>4301.2</text:p>
          </table:table-cell>
          <table:table-cell table:formula="of:=0.016708634-[.G350]*(0.000042037+0.0000001267*[.G350])" office:value-type="float" office:value="0.0167040273515304">
            <text:p>0.02</text:p>
          </table:table-cell>
          <table:table-cell table:formula="of:=SIN(RADIANS([.J350]))*(1.914602-[.G350]*(0.004817+0.000014*[.G350]))+SIN(RADIANS(2*[.J350]))*(0.019993-0.000101*[.G350])+SIN(RADIANS(3*[.J350]))*0.000289" office:value-type="float" office:value="-0.629166745867953">
            <text:p>-0.63</text:p>
          </table:table-cell>
          <table:table-cell table:formula="of:=[.I350]+[.L350]" office:value-type="float" office:value="263.699865389999">
            <text:p>263.7</text:p>
          </table:table-cell>
          <table:table-cell table:formula="of:=[.J350]+[.L350]" office:value-type="float" office:value="4300.57413533936">
            <text:p>4300.57</text:p>
          </table:table-cell>
          <table:table-cell table:formula="of:=(1.000001018*(1-[.K350]*[.K350]))/(1+[.K350]*COS(RADIANS([.N350])))" office:value-type="float" office:value="0.984217505785298">
            <text:p>0.98</text:p>
          </table:table-cell>
          <table:table-cell table:formula="of:=[.M350]-0.00569-0.00478*SIN(RADIANS(125.04-1934.136*[.G350]))" office:value-type="float" office:value="263.698948137732">
            <text:p>263.7</text:p>
          </table:table-cell>
          <table:table-cell table:formula="of:=23+(26+((21.448-[.G350]*(46.815+[.G350]*(0.00059-[.G350]*0.001813))))/60)/60" office:value-type="float" office:value="23.4378665112105">
            <text:p>23.44</text:p>
          </table:table-cell>
          <table:table-cell table:formula="of:=[.Q350]+0.00256*COS(RADIANS(125.04-1934.136*[.G350]))" office:value-type="float" office:value="23.4380074768036">
            <text:p>23.44</text:p>
          </table:table-cell>
          <table:table-cell table:formula="of:=DEGREES(ATAN2(COS(RADIANS([.P350]));COS(RADIANS([.R350]))*SIN(RADIANS([.P350]))))" office:value-type="float" office:value="-96.8625150623251">
            <text:p>-96.86</text:p>
          </table:table-cell>
          <table:table-cell table:formula="of:=DEGREES(ASIN(SIN(RADIANS([.R350]))*SIN(RADIANS([.P350]))))" office:value-type="float" office:value="-23.2880370998983">
            <text:p>-23.29</text:p>
          </table:table-cell>
          <table:table-cell table:formula="of:=TAN(RADIANS([.R350]/2))*TAN(RADIANS([.R350]/2))" office:value-type="float" office:value="0.0430296818307192">
            <text:p>0.04</text:p>
          </table:table-cell>
          <table:table-cell table:formula="of:=4*DEGREES([.U350]*SIN(2*RADIANS([.I350]))-2*[.K350]*SIN(RADIANS([.J350]))+4*[.K350]*[.U350]*SIN(RADIANS([.J350]))*COS(2*RADIANS([.I350]))-0.5*[.U350]*[.U350]*SIN(4*RADIANS([.I350]))-1.25*[.K350]*[.K350]*SIN(2*RADIANS([.J350])))" office:value-type="float" office:value="4.74521731028626">
            <text:p>4.75</text:p>
          </table:table-cell>
          <table:table-cell table:formula="of:=DEGREES(ACOS(COS(RADIANS(90.833))/(COS(RADIANS([.$B$2]))*COS(RADIANS([.T350])))-TAN(RADIANS([.$B$2]))*TAN(RADIANS([.T350]))))" office:value-type="float" office:value="70.0923985431636">
            <text:p>70.09</text:p>
          </table:table-cell>
          <table:table-cell table:style-name="ce7" table:formula="of:=(720-4*[.$B$3]-[.V350]+[.$B$4]*60)/1440" office:value-type="float" office:value="0.49670471020119">
            <text:p>11:55:15</text:p>
          </table:table-cell>
          <table:table-cell table:style-name="ce7" table:formula="of:=([.X350]*1440-[.W350]*4)/1440" office:value-type="float" office:value="0.302003603136847">
            <text:p>7:14:53</text:p>
          </table:table-cell>
          <table:table-cell table:style-name="ce7" table:formula="of:=([.X350]*1440+[.W350]*4)/1440" office:value-type="float" office:value="0.691405817265533">
            <text:p>16:35:37</text:p>
          </table:table-cell>
          <table:table-cell table:formula="of:=8*[.W350]" office:value-type="float" office:value="560.739188345309">
            <text:p>560.74</text:p>
          </table:table-cell>
          <table:table-cell table:formula="of:=MOD([.E350]*1440+[.V350]+4*[.$B$3]-60*[.$B$4];1440)" office:value-type="float" office:value="724.745217310286">
            <text:p>724.75</text:p>
          </table:table-cell>
          <table:table-cell table:formula="of:=IF([.AB350]/4&lt;0;[.AB350]/4+180;[.AB350]/4-180)" office:value-type="float" office:value="1.18630432757158">
            <text:p>1.19</text:p>
          </table:table-cell>
          <table:table-cell table:formula="of:=DEGREES(ACOS(SIN(RADIANS([.$B$2]))*SIN(RADIANS([.T350]))+COS(RADIANS([.$B$2]))*COS(RADIANS([.T350]))*COS(RADIANS([.AC350]))))" office:value-type="float" office:value="63.297710207833">
            <text:p>63.3</text:p>
          </table:table-cell>
          <table:table-cell table:formula="of:=90-[.AD350]" office:value-type="float" office:value="26.702289792167">
            <text:p>26.7</text:p>
          </table:table-cell>
          <table:table-cell table:formula="of:=IF([.AE350]&gt;85;0;IF([.AE350]&gt;5;58.1/TAN(RADIANS([.AE350]))-0.07/POWER(TAN(RADIANS([.AE350]));3)+0.000086/POWER(TAN(RADIANS([.AE350]));5);IF([.AE350]&gt;-0.575;1735+[.AE350]*(-518.2+[.AE350]*(103.4+[.AE350]*(-12.79+[.AE350]*0.711)));-20.772/TAN(RADIANS([.AE350])))))/3600" office:value-type="float" office:value="0.0319333652954559">
            <text:p>0.03</text:p>
          </table:table-cell>
          <table:table-cell table:formula="of:=[.AE350]+[.AF350]" office:value-type="float" office:value="26.7342231574624">
            <text:p>26.73</text:p>
          </table:table-cell>
          <table:table-cell table:formula="of:=IF([.AC350]&gt;0;MOD(DEGREES(ACOS(((SIN(RADIANS([.$B$2]))*COS(RADIANS([.AD350])))-SIN(RADIANS([.T350])))/(COS(RADIANS([.$B$2]))*SIN(RADIANS([.AD350])))))+180;360);MOD(540-DEGREES(ACOS(((SIN(RADIANS([.$B$2]))*COS(RADIANS([.AD350])))-SIN(RADIANS([.T350])))/(COS(RADIANS([.$B$2]))*SIN(RADIANS([.AD350])))));360))" office:value-type="float" office:value="181.219740451126">
            <text:p>181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0]+1" office:value-type="date" office:date-value="2010-12-16">
            <text:p>12/1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1]+2415018.5+[.E351]-[.$B$4]/24" office:value-type="float" office:value="2455547.29166667">
            <text:p>2455547.29</text:p>
          </table:table-cell>
          <table:table-cell table:style-name="ce9" table:formula="of:=([.F351]-2451545)/36525" office:value-type="float" office:value="0.109576773899152">
            <text:p>0.10957677</text:p>
          </table:table-cell>
          <table:table-cell/>
          <table:table-cell table:formula="of:=MOD(280.46646+[.G351]*(36000.76983+[.G351]*0.0003032);360)" office:value-type="float" office:value="265.314679497851">
            <text:p>265.31</text:p>
          </table:table-cell>
          <table:table-cell table:formula="of:=357.52911+[.G351]*(35999.05029-0.0001537*[.G351])" office:value-type="float" office:value="4302.18890236603">
            <text:p>4302.19</text:p>
          </table:table-cell>
          <table:table-cell table:formula="of:=0.016708634-[.G351]*(0.000042037+0.0000001267*[.G351])" office:value-type="float" office:value="0.0167040261998599">
            <text:p>0.02</text:p>
          </table:table-cell>
          <table:table-cell table:formula="of:=SIN(RADIANS([.J351]))*(1.914602-[.G351]*(0.004817+0.000014*[.G351]))+SIN(RADIANS(2*[.J351]))*(0.019993-0.000101*[.G351])+SIN(RADIANS(3*[.J351]))*0.000289" office:value-type="float" office:value="-0.597346763797295">
            <text:p>-0.6</text:p>
          </table:table-cell>
          <table:table-cell table:formula="of:=[.I351]+[.L351]" office:value-type="float" office:value="264.717332734054">
            <text:p>264.72</text:p>
          </table:table-cell>
          <table:table-cell table:formula="of:=[.J351]+[.L351]" office:value-type="float" office:value="4301.59155560223">
            <text:p>4301.59</text:p>
          </table:table-cell>
          <table:table-cell table:formula="of:=(1.000001018*(1-[.K351]*[.K351]))/(1+[.K351]*COS(RADIANS([.N351])))" office:value-type="float" office:value="0.984124338415043">
            <text:p>0.98</text:p>
          </table:table-cell>
          <table:table-cell table:formula="of:=[.M351]-0.00569-0.00478*SIN(RADIANS(125.04-1934.136*[.G351]))" office:value-type="float" office:value="264.716415723011">
            <text:p>264.72</text:p>
          </table:table-cell>
          <table:table-cell table:formula="of:=23+(26+((21.448-[.G351]*(46.815+[.G351]*(0.00059-[.G351]*0.001813))))/60)/60" office:value-type="float" office:value="23.4378661551753">
            <text:p>23.44</text:p>
          </table:table-cell>
          <table:table-cell table:formula="of:=[.Q351]+0.00256*COS(RADIANS(125.04-1934.136*[.G351]))" office:value-type="float" office:value="23.4380047583017">
            <text:p>23.44</text:p>
          </table:table-cell>
          <table:table-cell table:formula="of:=DEGREES(ATAN2(COS(RADIANS([.P351]));COS(RADIANS([.R351]))*SIN(RADIANS([.P351]))))" office:value-type="float" office:value="-95.7556716857562">
            <text:p>-95.76</text:p>
          </table:table-cell>
          <table:table-cell table:formula="of:=DEGREES(ASIN(SIN(RADIANS([.R351]))*SIN(RADIANS([.P351]))))" office:value-type="float" office:value="-23.3325079428756">
            <text:p>-23.33</text:p>
          </table:table-cell>
          <table:table-cell table:formula="of:=TAN(RADIANS([.R351]/2))*TAN(RADIANS([.R351]/2))" office:value-type="float" office:value="0.0430296715650393">
            <text:p>0.04</text:p>
          </table:table-cell>
          <table:table-cell table:formula="of:=4*DEGREES([.U351]*SIN(2*RADIANS([.I351]))-2*[.K351]*SIN(RADIANS([.J351]))+4*[.K351]*[.U351]*SIN(RADIANS([.J351]))*COS(2*RADIANS([.I351]))-0.5*[.U351]*[.U351]*SIN(4*RADIANS([.I351]))-1.25*[.K351]*[.K351]*SIN(2*RADIANS([.J351])))" office:value-type="float" office:value="4.26125601428078">
            <text:p>4.26</text:p>
          </table:table-cell>
          <table:table-cell table:formula="of:=DEGREES(ACOS(COS(RADIANS(90.833))/(COS(RADIANS([.$B$2]))*COS(RADIANS([.T351])))-TAN(RADIANS([.$B$2]))*TAN(RADIANS([.T351]))))" office:value-type="float" office:value="70.0457575279997">
            <text:p>70.05</text:p>
          </table:table-cell>
          <table:table-cell table:style-name="ce7" table:formula="of:=(720-4*[.$B$3]-[.V351]+[.$B$4]*60)/1440" office:value-type="float" office:value="0.497040794434527">
            <text:p>11:55:44</text:p>
          </table:table-cell>
          <table:table-cell table:style-name="ce7" table:formula="of:=([.X351]*1440-[.W351]*4)/1440" office:value-type="float" office:value="0.302469245745639">
            <text:p>7:15:33</text:p>
          </table:table-cell>
          <table:table-cell table:style-name="ce7" table:formula="of:=([.X351]*1440+[.W351]*4)/1440" office:value-type="float" office:value="0.691612343123415">
            <text:p>16:35:55</text:p>
          </table:table-cell>
          <table:table-cell table:formula="of:=8*[.W351]" office:value-type="float" office:value="560.366060223998">
            <text:p>560.37</text:p>
          </table:table-cell>
          <table:table-cell table:formula="of:=MOD([.E351]*1440+[.V351]+4*[.$B$3]-60*[.$B$4];1440)" office:value-type="float" office:value="724.261256014281">
            <text:p>724.26</text:p>
          </table:table-cell>
          <table:table-cell table:formula="of:=IF([.AB351]/4&lt;0;[.AB351]/4+180;[.AB351]/4-180)" office:value-type="float" office:value="1.06531400357019">
            <text:p>1.07</text:p>
          </table:table-cell>
          <table:table-cell table:formula="of:=DEGREES(ACOS(SIN(RADIANS([.$B$2]))*SIN(RADIANS([.T351]))+COS(RADIANS([.$B$2]))*COS(RADIANS([.T351]))*COS(RADIANS([.AC351]))))" office:value-type="float" office:value="63.3403030302391">
            <text:p>63.34</text:p>
          </table:table-cell>
          <table:table-cell table:formula="of:=90-[.AD351]" office:value-type="float" office:value="26.6596969697609">
            <text:p>26.66</text:p>
          </table:table-cell>
          <table:table-cell table:formula="of:=IF([.AE351]&gt;85;0;IF([.AE351]&gt;5;58.1/TAN(RADIANS([.AE351]))-0.07/POWER(TAN(RADIANS([.AE351]));3)+0.000086/POWER(TAN(RADIANS([.AE351]));5);IF([.AE351]&gt;-0.575;1735+[.AE351]*(-518.2+[.AE351]*(103.4+[.AE351]*(-12.79+[.AE351]*0.711)));-20.772/TAN(RADIANS([.AE351])))))/3600" office:value-type="float" office:value="0.0319920252343315">
            <text:p>0.03</text:p>
          </table:table-cell>
          <table:table-cell table:formula="of:=[.AE351]+[.AF351]" office:value-type="float" office:value="26.6916889949952">
            <text:p>26.69</text:p>
          </table:table-cell>
          <table:table-cell table:formula="of:=IF([.AC351]&gt;0;MOD(DEGREES(ACOS(((SIN(RADIANS([.$B$2]))*COS(RADIANS([.AD351])))-SIN(RADIANS([.T351])))/(COS(RADIANS([.$B$2]))*SIN(RADIANS([.AD351])))))+180;360);MOD(540-DEGREES(ACOS(((SIN(RADIANS([.$B$2]))*COS(RADIANS([.AD351])))-SIN(RADIANS([.T351])))/(COS(RADIANS([.$B$2]))*SIN(RADIANS([.AD351])))));360))" office:value-type="float" office:value="181.09456380579">
            <text:p>181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1]+1" office:value-type="date" office:date-value="2010-12-17">
            <text:p>12/1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2]+2415018.5+[.E352]-[.$B$4]/24" office:value-type="float" office:value="2455548.29166667">
            <text:p>2455548.29</text:p>
          </table:table-cell>
          <table:table-cell table:style-name="ce9" table:formula="of:=([.F352]-2451545)/36525" office:value-type="float" office:value="0.109604152407023">
            <text:p>0.10960415</text:p>
          </table:table-cell>
          <table:table-cell/>
          <table:table-cell table:formula="of:=MOD(280.46646+[.G352]*(36000.76983+[.G352]*0.0003032);360)" office:value-type="float" office:value="266.300326859834">
            <text:p>266.3</text:p>
          </table:table-cell>
          <table:table-cell table:formula="of:=357.52911+[.G352]*(35999.05029-0.0001537*[.G352])" office:value-type="float" office:value="4303.17450264683">
            <text:p>4303.17</text:p>
          </table:table-cell>
          <table:table-cell table:formula="of:=0.016708634-[.G352]*(0.000042037+0.0000001267*[.G352])" office:value-type="float" office:value="0.0167040250481893">
            <text:p>0.02</text:p>
          </table:table-cell>
          <table:table-cell table:formula="of:=SIN(RADIANS([.J352]))*(1.914602-[.G352]*(0.004817+0.000014*[.G352]))+SIN(RADIANS(2*[.J352]))*(0.019993-0.000101*[.G352])+SIN(RADIANS(3*[.J352]))*0.000289" office:value-type="float" office:value="-0.565339151413319">
            <text:p>-0.57</text:p>
          </table:table-cell>
          <table:table-cell table:formula="of:=[.I352]+[.L352]" office:value-type="float" office:value="265.734987708421">
            <text:p>265.73</text:p>
          </table:table-cell>
          <table:table-cell table:formula="of:=[.J352]+[.L352]" office:value-type="float" office:value="4302.60916349542">
            <text:p>4302.61</text:p>
          </table:table-cell>
          <table:table-cell table:formula="of:=(1.000001018*(1-[.K352]*[.K352]))/(1+[.K352]*COS(RADIANS([.N352])))" office:value-type="float" office:value="0.984036013400484">
            <text:p>0.98</text:p>
          </table:table-cell>
          <table:table-cell table:formula="of:=[.M352]-0.00569-0.00478*SIN(RADIANS(125.04-1934.136*[.G352]))" office:value-type="float" office:value="265.734070934525">
            <text:p>265.73</text:p>
          </table:table-cell>
          <table:table-cell table:formula="of:=23+(26+((21.448-[.G352]*(46.815+[.G352]*(0.00059-[.G352]*0.001813))))/60)/60" office:value-type="float" office:value="23.4378657991401">
            <text:p>23.44</text:p>
          </table:table-cell>
          <table:table-cell table:formula="of:=[.Q352]+0.00256*COS(RADIANS(125.04-1934.136*[.G352]))" office:value-type="float" office:value="23.4380020396813">
            <text:p>23.44</text:p>
          </table:table-cell>
          <table:table-cell table:formula="of:=DEGREES(ATAN2(COS(RADIANS([.P352]));COS(RADIANS([.R352]))*SIN(RADIANS([.P352]))))" office:value-type="float" office:value="-94.6479475715272">
            <text:p>-94.65</text:p>
          </table:table-cell>
          <table:table-cell table:formula="of:=DEGREES(ASIN(SIN(RADIANS([.R352]))*SIN(RADIANS([.P352]))))" office:value-type="float" office:value="-23.3692039212751">
            <text:p>-23.37</text:p>
          </table:table-cell>
          <table:table-cell table:formula="of:=TAN(RADIANS([.R352]/2))*TAN(RADIANS([.R352]/2))" office:value-type="float" office:value="0.0430296612989136">
            <text:p>0.04</text:p>
          </table:table-cell>
          <table:table-cell table:formula="of:=4*DEGREES([.U352]*SIN(2*RADIANS([.I352]))-2*[.K352]*SIN(RADIANS([.J352]))+4*[.K352]*[.U352]*SIN(RADIANS([.J352]))*COS(2*RADIANS([.I352]))-0.5*[.U352]*[.U352]*SIN(4*RADIANS([.I352]))-1.25*[.K352]*[.K352]*SIN(2*RADIANS([.J352])))" office:value-type="float" office:value="3.77390857362963">
            <text:p>3.77</text:p>
          </table:table-cell>
          <table:table-cell table:formula="of:=DEGREES(ACOS(COS(RADIANS(90.833))/(COS(RADIANS([.$B$2]))*COS(RADIANS([.T352])))-TAN(RADIANS([.$B$2]))*TAN(RADIANS([.T352]))))" office:value-type="float" office:value="70.0072374495979">
            <text:p>70.01</text:p>
          </table:table-cell>
          <table:table-cell table:style-name="ce7" table:formula="of:=(720-4*[.$B$3]-[.V352]+[.$B$4]*60)/1440" office:value-type="float" office:value="0.497379230157202">
            <text:p>11:56:14</text:p>
          </table:table-cell>
          <table:table-cell table:style-name="ce7" table:formula="of:=([.X352]*1440-[.W352]*4)/1440" office:value-type="float" office:value="0.302914681686096">
            <text:p>7:16:12</text:p>
          </table:table-cell>
          <table:table-cell table:style-name="ce7" table:formula="of:=([.X352]*1440+[.W352]*4)/1440" office:value-type="float" office:value="0.691843778628307">
            <text:p>16:36:15</text:p>
          </table:table-cell>
          <table:table-cell table:formula="of:=8*[.W352]" office:value-type="float" office:value="560.057899596783">
            <text:p>560.06</text:p>
          </table:table-cell>
          <table:table-cell table:formula="of:=MOD([.E352]*1440+[.V352]+4*[.$B$3]-60*[.$B$4];1440)" office:value-type="float" office:value="723.77390857363">
            <text:p>723.77</text:p>
          </table:table-cell>
          <table:table-cell table:formula="of:=IF([.AB352]/4&lt;0;[.AB352]/4+180;[.AB352]/4-180)" office:value-type="float" office:value="0.943477143407392">
            <text:p>0.94</text:p>
          </table:table-cell>
          <table:table-cell table:formula="of:=DEGREES(ACOS(SIN(RADIANS([.$B$2]))*SIN(RADIANS([.T352]))+COS(RADIANS([.$B$2]))*COS(RADIANS([.T352]))*COS(RADIANS([.AC352]))))" office:value-type="float" office:value="63.3753143929512">
            <text:p>63.38</text:p>
          </table:table-cell>
          <table:table-cell table:formula="of:=90-[.AD352]" office:value-type="float" office:value="26.6246856070488">
            <text:p>26.62</text:p>
          </table:table-cell>
          <table:table-cell table:formula="of:=IF([.AE352]&gt;85;0;IF([.AE352]&gt;5;58.1/TAN(RADIANS([.AE352]))-0.07/POWER(TAN(RADIANS([.AE352]));3)+0.000086/POWER(TAN(RADIANS([.AE352]));5);IF([.AE352]&gt;-0.575;1735+[.AE352]*(-518.2+[.AE352]*(103.4+[.AE352]*(-12.79+[.AE352]*0.711)));-20.772/TAN(RADIANS([.AE352])))))/3600" office:value-type="float" office:value="0.0320403716915406">
            <text:p>0.03</text:p>
          </table:table-cell>
          <table:table-cell table:formula="of:=[.AE352]+[.AF352]" office:value-type="float" office:value="26.6567259787403">
            <text:p>26.66</text:p>
          </table:table-cell>
          <table:table-cell table:formula="of:=IF([.AC352]&gt;0;MOD(DEGREES(ACOS(((SIN(RADIANS([.$B$2]))*COS(RADIANS([.AD352])))-SIN(RADIANS([.T352])))/(COS(RADIANS([.$B$2]))*SIN(RADIANS([.AD352])))))+180;360);MOD(540-DEGREES(ACOS(((SIN(RADIANS([.$B$2]))*COS(RADIANS([.AD352])))-SIN(RADIANS([.T352])))/(COS(RADIANS([.$B$2]))*SIN(RADIANS([.AD352])))));360))" office:value-type="float" office:value="180.968815960834">
            <text:p>180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2]+1" office:value-type="date" office:date-value="2010-12-18">
            <text:p>12/1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3]+2415018.5+[.E353]-[.$B$4]/24" office:value-type="float" office:value="2455549.29166667">
            <text:p>2455549.29</text:p>
          </table:table-cell>
          <table:table-cell table:style-name="ce9" table:formula="of:=([.F353]-2451545)/36525" office:value-type="float" office:value="0.109631530914894">
            <text:p>0.10963153</text:p>
          </table:table-cell>
          <table:table-cell/>
          <table:table-cell table:formula="of:=MOD(280.46646+[.G353]*(36000.76983+[.G353]*0.0003032);360)" office:value-type="float" office:value="267.285974221818">
            <text:p>267.29</text:p>
          </table:table-cell>
          <table:table-cell table:formula="of:=357.52911+[.G353]*(35999.05029-0.0001537*[.G353])" office:value-type="float" office:value="4304.16010292764">
            <text:p>4304.16</text:p>
          </table:table-cell>
          <table:table-cell table:formula="of:=0.016708634-[.G353]*(0.000042037+0.0000001267*[.G353])" office:value-type="float" office:value="0.0167040238965184">
            <text:p>0.02</text:p>
          </table:table-cell>
          <table:table-cell table:formula="of:=SIN(RADIANS([.J353]))*(1.914602-[.G353]*(0.004817+0.000014*[.G353]))+SIN(RADIANS(2*[.J353]))*(0.019993-0.000101*[.G353])+SIN(RADIANS(3*[.J353]))*0.000289" office:value-type="float" office:value="-0.533153903591303">
            <text:p>-0.53</text:p>
          </table:table-cell>
          <table:table-cell table:formula="of:=[.I353]+[.L353]" office:value-type="float" office:value="266.752820318227">
            <text:p>266.75</text:p>
          </table:table-cell>
          <table:table-cell table:formula="of:=[.J353]+[.L353]" office:value-type="float" office:value="4303.62694902404">
            <text:p>4303.63</text:p>
          </table:table-cell>
          <table:table-cell table:formula="of:=(1.000001018*(1-[.K353]*[.K353]))/(1+[.K353]*COS(RADIANS([.N353])))" office:value-type="float" office:value="0.983952559472558">
            <text:p>0.98</text:p>
          </table:table-cell>
          <table:table-cell table:formula="of:=[.M353]-0.00569-0.00478*SIN(RADIANS(125.04-1934.136*[.G353]))" office:value-type="float" office:value="266.751903777401">
            <text:p>266.75</text:p>
          </table:table-cell>
          <table:table-cell table:formula="of:=23+(26+((21.448-[.G353]*(46.815+[.G353]*(0.00059-[.G353]*0.001813))))/60)/60" office:value-type="float" office:value="23.437865443105">
            <text:p>23.44</text:p>
          </table:table-cell>
          <table:table-cell table:formula="of:=[.Q353]+0.00256*COS(RADIANS(125.04-1934.136*[.G353]))" office:value-type="float" office:value="23.4379993209447">
            <text:p>23.44</text:p>
          </table:table-cell>
          <table:table-cell table:formula="of:=DEGREES(ATAN2(COS(RADIANS([.P353]));COS(RADIANS([.R353]))*SIN(RADIANS([.P353]))))" office:value-type="float" office:value="-93.5394819273789">
            <text:p>-93.54</text:p>
          </table:table-cell>
          <table:table-cell table:formula="of:=DEGREES(ASIN(SIN(RADIANS([.R353]))*SIN(RADIANS([.P353]))))" office:value-type="float" office:value="-23.3981024582507">
            <text:p>-23.4</text:p>
          </table:table-cell>
          <table:table-cell table:formula="of:=TAN(RADIANS([.R353]/2))*TAN(RADIANS([.R353]/2))" office:value-type="float" office:value="0.0430296510323498">
            <text:p>0.04</text:p>
          </table:table-cell>
          <table:table-cell table:formula="of:=4*DEGREES([.U353]*SIN(2*RADIANS([.I353]))-2*[.K353]*SIN(RADIANS([.J353]))+4*[.K353]*[.U353]*SIN(RADIANS([.J353]))*COS(2*RADIANS([.I353]))-0.5*[.U353]*[.U353]*SIN(4*RADIANS([.I353]))-1.25*[.K353]*[.K353]*SIN(2*RADIANS([.J353])))" office:value-type="float" office:value="3.28371744465784">
            <text:p>3.28</text:p>
          </table:table-cell>
          <table:table-cell table:formula="of:=DEGREES(ACOS(COS(RADIANS(90.833))/(COS(RADIANS([.$B$2]))*COS(RADIANS([.T353])))-TAN(RADIANS([.$B$2]))*TAN(RADIANS([.T353]))))" office:value-type="float" office:value="69.9768811305389">
            <text:p>69.98</text:p>
          </table:table-cell>
          <table:table-cell table:style-name="ce7" table:formula="of:=(720-4*[.$B$3]-[.V353]+[.$B$4]*60)/1440" office:value-type="float" office:value="0.497719640663432">
            <text:p>11:56:43</text:p>
          </table:table-cell>
          <table:table-cell table:style-name="ce7" table:formula="of:=([.X353]*1440-[.W353]*4)/1440" office:value-type="float" office:value="0.303339415300824">
            <text:p>7:16:49</text:p>
          </table:table-cell>
          <table:table-cell table:style-name="ce7" table:formula="of:=([.X353]*1440+[.W353]*4)/1440" office:value-type="float" office:value="0.69209986602604">
            <text:p>16:36:37</text:p>
          </table:table-cell>
          <table:table-cell table:formula="of:=8*[.W353]" office:value-type="float" office:value="559.815049044311">
            <text:p>559.82</text:p>
          </table:table-cell>
          <table:table-cell table:formula="of:=MOD([.E353]*1440+[.V353]+4*[.$B$3]-60*[.$B$4];1440)" office:value-type="float" office:value="723.283717444658">
            <text:p>723.28</text:p>
          </table:table-cell>
          <table:table-cell table:formula="of:=IF([.AB353]/4&lt;0;[.AB353]/4+180;[.AB353]/4-180)" office:value-type="float" office:value="0.820929361164446">
            <text:p>0.82</text:p>
          </table:table-cell>
          <table:table-cell table:formula="of:=DEGREES(ACOS(SIN(RADIANS([.$B$2]))*SIN(RADIANS([.T353]))+COS(RADIANS([.$B$2]))*COS(RADIANS([.T353]))*COS(RADIANS([.AC353]))))" office:value-type="float" office:value="63.4027265269795">
            <text:p>63.4</text:p>
          </table:table-cell>
          <table:table-cell table:formula="of:=90-[.AD353]" office:value-type="float" office:value="26.5972734730205">
            <text:p>26.6</text:p>
          </table:table-cell>
          <table:table-cell table:formula="of:=IF([.AE353]&gt;85;0;IF([.AE353]&gt;5;58.1/TAN(RADIANS([.AE353]))-0.07/POWER(TAN(RADIANS([.AE353]));3)+0.000086/POWER(TAN(RADIANS([.AE353]));5);IF([.AE353]&gt;-0.575;1735+[.AE353]*(-518.2+[.AE353]*(103.4+[.AE353]*(-12.79+[.AE353]*0.711)));-20.772/TAN(RADIANS([.AE353])))))/3600" office:value-type="float" office:value="0.0320783053965141">
            <text:p>0.03</text:p>
          </table:table-cell>
          <table:table-cell table:formula="of:=[.AE353]+[.AF353]" office:value-type="float" office:value="26.629351778417">
            <text:p>26.63</text:p>
          </table:table-cell>
          <table:table-cell table:formula="of:=IF([.AC353]&gt;0;MOD(DEGREES(ACOS(((SIN(RADIANS([.$B$2]))*COS(RADIANS([.AD353])))-SIN(RADIANS([.T353])))/(COS(RADIANS([.$B$2]))*SIN(RADIANS([.AD353])))))+180;360);MOD(540-DEGREES(ACOS(((SIN(RADIANS([.$B$2]))*COS(RADIANS([.AD353])))-SIN(RADIANS([.T353])))/(COS(RADIANS([.$B$2]))*SIN(RADIANS([.AD353])))));360))" office:value-type="float" office:value="180.842590584986">
            <text:p>180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3]+1" office:value-type="date" office:date-value="2010-12-19">
            <text:p>12/1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4]+2415018.5+[.E354]-[.$B$4]/24" office:value-type="float" office:value="2455550.29166667">
            <text:p>2455550.29</text:p>
          </table:table-cell>
          <table:table-cell table:style-name="ce9" table:formula="of:=([.F354]-2451545)/36525" office:value-type="float" office:value="0.109658909422766">
            <text:p>0.10965891</text:p>
          </table:table-cell>
          <table:table-cell/>
          <table:table-cell table:formula="of:=MOD(280.46646+[.G354]*(36000.76983+[.G354]*0.0003032);360)" office:value-type="float" office:value="268.271621583803">
            <text:p>268.27</text:p>
          </table:table-cell>
          <table:table-cell table:formula="of:=357.52911+[.G354]*(35999.05029-0.0001537*[.G354])" office:value-type="float" office:value="4305.14570320844">
            <text:p>4305.15</text:p>
          </table:table-cell>
          <table:table-cell table:formula="of:=0.016708634-[.G354]*(0.000042037+0.0000001267*[.G354])" office:value-type="float" office:value="0.0167040227448474">
            <text:p>0.02</text:p>
          </table:table-cell>
          <table:table-cell table:formula="of:=SIN(RADIANS([.J354]))*(1.914602-[.G354]*(0.004817+0.000014*[.G354]))+SIN(RADIANS(2*[.J354]))*(0.019993-0.000101*[.G354])+SIN(RADIANS(3*[.J354]))*0.000289" office:value-type="float" office:value="-0.500801080803947">
            <text:p>-0.5</text:p>
          </table:table-cell>
          <table:table-cell table:formula="of:=[.I354]+[.L354]" office:value-type="float" office:value="267.770820502999">
            <text:p>267.77</text:p>
          </table:table-cell>
          <table:table-cell table:formula="of:=[.J354]+[.L354]" office:value-type="float" office:value="4304.64490212763">
            <text:p>4304.64</text:p>
          </table:table-cell>
          <table:table-cell table:formula="of:=(1.000001018*(1-[.K354]*[.K354]))/(1+[.K354]*COS(RADIANS([.N354])))" office:value-type="float" office:value="0.98387400379164">
            <text:p>0.98</text:p>
          </table:table-cell>
          <table:table-cell table:formula="of:=[.M354]-0.00569-0.00478*SIN(RADIANS(125.04-1934.136*[.G354]))" office:value-type="float" office:value="267.769904191165">
            <text:p>267.77</text:p>
          </table:table-cell>
          <table:table-cell table:formula="of:=23+(26+((21.448-[.G354]*(46.815+[.G354]*(0.00059-[.G354]*0.001813))))/60)/60" office:value-type="float" office:value="23.4378650870698">
            <text:p>23.44</text:p>
          </table:table-cell>
          <table:table-cell table:formula="of:=[.Q354]+0.00256*COS(RADIANS(125.04-1934.136*[.G354]))" office:value-type="float" office:value="23.4379966020936">
            <text:p>23.44</text:p>
          </table:table-cell>
          <table:table-cell table:formula="of:=DEGREES(ATAN2(COS(RADIANS([.P354]));COS(RADIANS([.R354]))*SIN(RADIANS([.P354]))))" office:value-type="float" office:value="-92.4304152650725">
            <text:p>-92.43</text:p>
          </table:table-cell>
          <table:table-cell table:formula="of:=DEGREES(ASIN(SIN(RADIANS([.R354]))*SIN(RADIANS([.P354]))))" office:value-type="float" office:value="-23.4191850748301">
            <text:p>-23.42</text:p>
          </table:table-cell>
          <table:table-cell table:formula="of:=TAN(RADIANS([.R354]/2))*TAN(RADIANS([.R354]/2))" office:value-type="float" office:value="0.0430296407653555">
            <text:p>0.04</text:p>
          </table:table-cell>
          <table:table-cell table:formula="of:=4*DEGREES([.U354]*SIN(2*RADIANS([.I354]))-2*[.K354]*SIN(RADIANS([.J354]))+4*[.K354]*[.U354]*SIN(RADIANS([.J354]))*COS(2*RADIANS([.I354]))-0.5*[.U354]*[.U354]*SIN(4*RADIANS([.I354]))-1.25*[.K354]*[.K354]*SIN(2*RADIANS([.J354])))" office:value-type="float" office:value="2.79122929576469">
            <text:p>2.79</text:p>
          </table:table-cell>
          <table:table-cell table:formula="of:=DEGREES(ACOS(COS(RADIANS(90.833))/(COS(RADIANS([.$B$2]))*COS(RADIANS([.T354])))-TAN(RADIANS([.$B$2]))*TAN(RADIANS([.T354]))))" office:value-type="float" office:value="69.954723147714">
            <text:p>69.95</text:p>
          </table:table-cell>
          <table:table-cell table:style-name="ce7" table:formula="of:=(720-4*[.$B$3]-[.V354]+[.$B$4]*60)/1440" office:value-type="float" office:value="0.498061646322386">
            <text:p>11:57:13</text:p>
          </table:table-cell>
          <table:table-cell table:style-name="ce7" table:formula="of:=([.X354]*1440-[.W354]*4)/1440" office:value-type="float" office:value="0.303742970912069">
            <text:p>7:17:23</text:p>
          </table:table-cell>
          <table:table-cell table:style-name="ce7" table:formula="of:=([.X354]*1440+[.W354]*4)/1440" office:value-type="float" office:value="0.692380321732702">
            <text:p>16:37:02</text:p>
          </table:table-cell>
          <table:table-cell table:formula="of:=8*[.W354]" office:value-type="float" office:value="559.637785181712">
            <text:p>559.64</text:p>
          </table:table-cell>
          <table:table-cell table:formula="of:=MOD([.E354]*1440+[.V354]+4*[.$B$3]-60*[.$B$4];1440)" office:value-type="float" office:value="722.791229295765">
            <text:p>722.79</text:p>
          </table:table-cell>
          <table:table-cell table:formula="of:=IF([.AB354]/4&lt;0;[.AB354]/4+180;[.AB354]/4-180)" office:value-type="float" office:value="0.697807323941163">
            <text:p>0.7</text:p>
          </table:table-cell>
          <table:table-cell table:formula="of:=DEGREES(ACOS(SIN(RADIANS([.$B$2]))*SIN(RADIANS([.T354]))+COS(RADIANS([.$B$2]))*COS(RADIANS([.T354]))*COS(RADIANS([.AC354]))))" office:value-type="float" office:value="63.4225250180108">
            <text:p>63.42</text:p>
          </table:table-cell>
          <table:table-cell table:formula="of:=90-[.AD354]" office:value-type="float" office:value="26.5774749819892">
            <text:p>26.58</text:p>
          </table:table-cell>
          <table:table-cell table:formula="of:=IF([.AE354]&gt;85;0;IF([.AE354]&gt;5;58.1/TAN(RADIANS([.AE354]))-0.07/POWER(TAN(RADIANS([.AE354]));3)+0.000086/POWER(TAN(RADIANS([.AE354]));5);IF([.AE354]&gt;-0.575;1735+[.AE354]*(-518.2+[.AE354]*(103.4+[.AE354]*(-12.79+[.AE354]*0.711)));-20.772/TAN(RADIANS([.AE354])))))/3600" office:value-type="float" office:value="0.0321057474265979">
            <text:p>0.03</text:p>
          </table:table-cell>
          <table:table-cell table:formula="of:=[.AE354]+[.AF354]" office:value-type="float" office:value="26.6095807294158">
            <text:p>26.61</text:p>
          </table:table-cell>
          <table:table-cell table:formula="of:=IF([.AC354]&gt;0;MOD(DEGREES(ACOS(((SIN(RADIANS([.$B$2]))*COS(RADIANS([.AD354])))-SIN(RADIANS([.T354])))/(COS(RADIANS([.$B$2]))*SIN(RADIANS([.AD354])))))+180;360);MOD(540-DEGREES(ACOS(((SIN(RADIANS([.$B$2]))*COS(RADIANS([.AD354])))-SIN(RADIANS([.T354])))/(COS(RADIANS([.$B$2]))*SIN(RADIANS([.AD354])))));360))" office:value-type="float" office:value="180.7159815295">
            <text:p>180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4]+1" office:value-type="date" office:date-value="2010-12-20">
            <text:p>12/2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5]+2415018.5+[.E355]-[.$B$4]/24" office:value-type="float" office:value="2455551.29166667">
            <text:p>2455551.29</text:p>
          </table:table-cell>
          <table:table-cell table:style-name="ce9" table:formula="of:=([.F355]-2451545)/36525" office:value-type="float" office:value="0.109686287930637">
            <text:p>0.10968629</text:p>
          </table:table-cell>
          <table:table-cell/>
          <table:table-cell table:formula="of:=MOD(280.46646+[.G355]*(36000.76983+[.G355]*0.0003032);360)" office:value-type="float" office:value="269.257268945788">
            <text:p>269.26</text:p>
          </table:table-cell>
          <table:table-cell table:formula="of:=357.52911+[.G355]*(35999.05029-0.0001537*[.G355])" office:value-type="float" office:value="4306.13130348924">
            <text:p>4306.13</text:p>
          </table:table-cell>
          <table:table-cell table:formula="of:=0.016708634-[.G355]*(0.000042037+0.0000001267*[.G355])" office:value-type="float" office:value="0.0167040215931762">
            <text:p>0.02</text:p>
          </table:table-cell>
          <table:table-cell table:formula="of:=SIN(RADIANS([.J355]))*(1.914602-[.G355]*(0.004817+0.000014*[.G355]))+SIN(RADIANS(2*[.J355]))*(0.019993-0.000101*[.G355])+SIN(RADIANS(3*[.J355]))*0.000289" office:value-type="float" office:value="-0.468290805474775">
            <text:p>-0.47</text:p>
          </table:table-cell>
          <table:table-cell table:formula="of:=[.I355]+[.L355]" office:value-type="float" office:value="268.788978140314">
            <text:p>268.79</text:p>
          </table:table-cell>
          <table:table-cell table:formula="of:=[.J355]+[.L355]" office:value-type="float" office:value="4305.66301268377">
            <text:p>4305.66</text:p>
          </table:table-cell>
          <table:table-cell table:formula="of:=(1.000001018*(1-[.K355]*[.K355]))/(1+[.K355]*COS(RADIANS([.N355])))" office:value-type="float" office:value="0.983800371936332">
            <text:p>0.98</text:p>
          </table:table-cell>
          <table:table-cell table:formula="of:=[.M355]-0.00569-0.00478*SIN(RADIANS(125.04-1934.136*[.G355]))" office:value-type="float" office:value="268.788062053395">
            <text:p>268.79</text:p>
          </table:table-cell>
          <table:table-cell table:formula="of:=23+(26+((21.448-[.G355]*(46.815+[.G355]*(0.00059-[.G355]*0.001813))))/60)/60" office:value-type="float" office:value="23.4378647310346">
            <text:p>23.44</text:p>
          </table:table-cell>
          <table:table-cell table:formula="of:=[.Q355]+0.00256*COS(RADIANS(125.04-1934.136*[.G355]))" office:value-type="float" office:value="23.4379938831302">
            <text:p>23.44</text:p>
          </table:table-cell>
          <table:table-cell table:formula="of:=DEGREES(ATAN2(COS(RADIANS([.P355]));COS(RADIANS([.R355]))*SIN(RADIANS([.P355]))))" office:value-type="float" office:value="-91.3208891323777">
            <text:p>-91.32</text:p>
          </table:table-cell>
          <table:table-cell table:formula="of:=DEGREES(ASIN(SIN(RADIANS([.R355]))*SIN(RADIANS([.P355]))))" office:value-type="float" office:value="-23.4324374239139">
            <text:p>-23.43</text:p>
          </table:table-cell>
          <table:table-cell table:formula="of:=TAN(RADIANS([.R355]/2))*TAN(RADIANS([.R355]/2))" office:value-type="float" office:value="0.0430296304979383">
            <text:p>0.04</text:p>
          </table:table-cell>
          <table:table-cell table:formula="of:=4*DEGREES([.U355]*SIN(2*RADIANS([.I355]))-2*[.K355]*SIN(RADIANS([.J355]))+4*[.K355]*[.U355]*SIN(RADIANS([.J355]))*COS(2*RADIANS([.I355]))-0.5*[.U355]*[.U355]*SIN(4*RADIANS([.I355]))-1.25*[.K355]*[.K355]*SIN(2*RADIANS([.J355])))" office:value-type="float" office:value="2.29699409124128">
            <text:p>2.3</text:p>
          </table:table-cell>
          <table:table-cell table:formula="of:=DEGREES(ACOS(COS(RADIANS(90.833))/(COS(RADIANS([.$B$2]))*COS(RADIANS([.T355])))-TAN(RADIANS([.$B$2]))*TAN(RADIANS([.T355]))))" office:value-type="float" office:value="69.940789704112">
            <text:p>69.94</text:p>
          </table:table-cell>
          <table:table-cell table:style-name="ce7" table:formula="of:=(720-4*[.$B$3]-[.V355]+[.$B$4]*60)/1440" office:value-type="float" office:value="0.498404865214416">
            <text:p>11:57:42</text:p>
          </table:table-cell>
          <table:table-cell table:style-name="ce7" table:formula="of:=([.X355]*1440-[.W355]*4)/1440" office:value-type="float" office:value="0.304124893814105">
            <text:p>7:17:56</text:p>
          </table:table-cell>
          <table:table-cell table:style-name="ce7" table:formula="of:=([.X355]*1440+[.W355]*4)/1440" office:value-type="float" office:value="0.692684836614727">
            <text:p>16:37:28</text:p>
          </table:table-cell>
          <table:table-cell table:formula="of:=8*[.W355]" office:value-type="float" office:value="559.526317632896">
            <text:p>559.53</text:p>
          </table:table-cell>
          <table:table-cell table:formula="of:=MOD([.E355]*1440+[.V355]+4*[.$B$3]-60*[.$B$4];1440)" office:value-type="float" office:value="722.296994091241">
            <text:p>722.3</text:p>
          </table:table-cell>
          <table:table-cell table:formula="of:=IF([.AB355]/4&lt;0;[.AB355]/4+180;[.AB355]/4-180)" office:value-type="float" office:value="0.574248522810308">
            <text:p>0.57</text:p>
          </table:table-cell>
          <table:table-cell table:formula="of:=DEGREES(ACOS(SIN(RADIANS([.$B$2]))*SIN(RADIANS([.T355]))+COS(RADIANS([.$B$2]))*COS(RADIANS([.T355]))*COS(RADIANS([.AC355]))))" office:value-type="float" office:value="63.4346988261501">
            <text:p>63.43</text:p>
          </table:table-cell>
          <table:table-cell table:formula="of:=90-[.AD355]" office:value-type="float" office:value="26.5653011738499">
            <text:p>26.57</text:p>
          </table:table-cell>
          <table:table-cell table:formula="of:=IF([.AE355]&gt;85;0;IF([.AE355]&gt;5;58.1/TAN(RADIANS([.AE355]))-0.07/POWER(TAN(RADIANS([.AE355]));3)+0.000086/POWER(TAN(RADIANS([.AE355]));5);IF([.AE355]&gt;-0.575;1735+[.AE355]*(-518.2+[.AE355]*(103.4+[.AE355]*(-12.79+[.AE355]*0.711)));-20.772/TAN(RADIANS([.AE355])))))/3600" office:value-type="float" office:value="0.0321226396270355">
            <text:p>0.03</text:p>
          </table:table-cell>
          <table:table-cell table:formula="of:=[.AE355]+[.AF355]" office:value-type="float" office:value="26.5974238134769">
            <text:p>26.6</text:p>
          </table:table-cell>
          <table:table-cell table:formula="of:=IF([.AC355]&gt;0;MOD(DEGREES(ACOS(((SIN(RADIANS([.$B$2]))*COS(RADIANS([.AD355])))-SIN(RADIANS([.T355])))/(COS(RADIANS([.$B$2]))*SIN(RADIANS([.AD355])))))+180;360);MOD(540-DEGREES(ACOS(((SIN(RADIANS([.$B$2]))*COS(RADIANS([.AD355])))-SIN(RADIANS([.T355])))/(COS(RADIANS([.$B$2]))*SIN(RADIANS([.AD355])))));360))" office:value-type="float" office:value="180.589082773107">
            <text:p>180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5]+1" office:value-type="date" office:date-value="2010-12-21">
            <text:p>12/2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6]+2415018.5+[.E356]-[.$B$4]/24" office:value-type="float" office:value="2455552.29166667">
            <text:p>2455552.29</text:p>
          </table:table-cell>
          <table:table-cell table:style-name="ce9" table:formula="of:=([.F356]-2451545)/36525" office:value-type="float" office:value="0.109713666438508">
            <text:p>0.10971367</text:p>
          </table:table-cell>
          <table:table-cell/>
          <table:table-cell table:formula="of:=MOD(280.46646+[.G356]*(36000.76983+[.G356]*0.0003032);360)" office:value-type="float" office:value="270.242916307774">
            <text:p>270.24</text:p>
          </table:table-cell>
          <table:table-cell table:formula="of:=357.52911+[.G356]*(35999.05029-0.0001537*[.G356])" office:value-type="float" office:value="4307.11690377004">
            <text:p>4307.12</text:p>
          </table:table-cell>
          <table:table-cell table:formula="of:=0.016708634-[.G356]*(0.000042037+0.0000001267*[.G356])" office:value-type="float" office:value="0.0167040204415048">
            <text:p>0.02</text:p>
          </table:table-cell>
          <table:table-cell table:formula="of:=SIN(RADIANS([.J356]))*(1.914602-[.G356]*(0.004817+0.000014*[.G356]))+SIN(RADIANS(2*[.J356]))*(0.019993-0.000101*[.G356])+SIN(RADIANS(3*[.J356]))*0.000289" office:value-type="float" office:value="-0.435633258296904">
            <text:p>-0.44</text:p>
          </table:table-cell>
          <table:table-cell table:formula="of:=[.I356]+[.L356]" office:value-type="float" office:value="269.807283049477">
            <text:p>269.81</text:p>
          </table:table-cell>
          <table:table-cell table:formula="of:=[.J356]+[.L356]" office:value-type="float" office:value="4306.68127051175">
            <text:p>4306.68</text:p>
          </table:table-cell>
          <table:table-cell table:formula="of:=(1.000001018*(1-[.K356]*[.K356]))/(1+[.K356]*COS(RADIANS([.N356])))" office:value-type="float" office:value="0.983731687892875">
            <text:p>0.98</text:p>
          </table:table-cell>
          <table:table-cell table:formula="of:=[.M356]-0.00569-0.00478*SIN(RADIANS(125.04-1934.136*[.G356]))" office:value-type="float" office:value="269.806367183396">
            <text:p>269.81</text:p>
          </table:table-cell>
          <table:table-cell table:formula="of:=23+(26+((21.448-[.G356]*(46.815+[.G356]*(0.00059-[.G356]*0.001813))))/60)/60" office:value-type="float" office:value="23.4378643749995">
            <text:p>23.44</text:p>
          </table:table-cell>
          <table:table-cell table:formula="of:=[.Q356]+0.00256*COS(RADIANS(125.04-1934.136*[.G356]))" office:value-type="float" office:value="23.4379911640565">
            <text:p>23.44</text:p>
          </table:table-cell>
          <table:table-cell table:formula="of:=DEGREES(ATAN2(COS(RADIANS([.P356]));COS(RADIANS([.R356]))*SIN(RADIANS([.P356]))))" office:value-type="float" office:value="-90.2110458410489">
            <text:p>-90.21</text:p>
          </table:table-cell>
          <table:table-cell table:formula="of:=DEGREES(ASIN(SIN(RADIANS([.R356]))*SIN(RADIANS([.P356]))))" office:value-type="float" office:value="-23.4378493171373">
            <text:p>-23.44</text:p>
          </table:table-cell>
          <table:table-cell table:formula="of:=TAN(RADIANS([.R356]/2))*TAN(RADIANS([.R356]/2))" office:value-type="float" office:value="0.0430296202301059">
            <text:p>0.04</text:p>
          </table:table-cell>
          <table:table-cell table:formula="of:=4*DEGREES([.U356]*SIN(2*RADIANS([.I356]))-2*[.K356]*SIN(RADIANS([.J356]))+4*[.K356]*[.U356]*SIN(RADIANS([.J356]))*COS(2*RADIANS([.I356]))-0.5*[.U356]*[.U356]*SIN(4*RADIANS([.I356]))-1.25*[.K356]*[.K356]*SIN(2*RADIANS([.J356])))" office:value-type="float" office:value="1.80156416692674">
            <text:p>1.8</text:p>
          </table:table-cell>
          <table:table-cell table:formula="of:=DEGREES(ACOS(COS(RADIANS(90.833))/(COS(RADIANS([.$B$2]))*COS(RADIANS([.T356])))-TAN(RADIANS([.$B$2]))*TAN(RADIANS([.T356]))))" office:value-type="float" office:value="69.9350985309971">
            <text:p>69.94</text:p>
          </table:table-cell>
          <table:table-cell table:style-name="ce7" table:formula="of:=(720-4*[.$B$3]-[.V356]+[.$B$4]*60)/1440" office:value-type="float" office:value="0.498748913772968">
            <text:p>11:58:12</text:p>
          </table:table-cell>
          <table:table-cell table:style-name="ce7" table:formula="of:=([.X356]*1440-[.W356]*4)/1440" office:value-type="float" office:value="0.304484751186864">
            <text:p>7:18:27</text:p>
          </table:table-cell>
          <table:table-cell table:style-name="ce7" table:formula="of:=([.X356]*1440+[.W356]*4)/1440" office:value-type="float" office:value="0.693013076359071">
            <text:p>16:37:56</text:p>
          </table:table-cell>
          <table:table-cell table:formula="of:=8*[.W356]" office:value-type="float" office:value="559.480788247977">
            <text:p>559.48</text:p>
          </table:table-cell>
          <table:table-cell table:formula="of:=MOD([.E356]*1440+[.V356]+4*[.$B$3]-60*[.$B$4];1440)" office:value-type="float" office:value="721.801564166927">
            <text:p>721.8</text:p>
          </table:table-cell>
          <table:table-cell table:formula="of:=IF([.AB356]/4&lt;0;[.AB356]/4+180;[.AB356]/4-180)" office:value-type="float" office:value="0.450391041731677">
            <text:p>0.45</text:p>
          </table:table-cell>
          <table:table-cell table:formula="of:=DEGREES(ACOS(SIN(RADIANS([.$B$2]))*SIN(RADIANS([.T356]))+COS(RADIANS([.$B$2]))*COS(RADIANS([.T356]))*COS(RADIANS([.AC356]))))" office:value-type="float" office:value="63.4392403016316">
            <text:p>63.44</text:p>
          </table:table-cell>
          <table:table-cell table:formula="of:=90-[.AD356]" office:value-type="float" office:value="26.5607596983684">
            <text:p>26.56</text:p>
          </table:table-cell>
          <table:table-cell table:formula="of:=IF([.AE356]&gt;85;0;IF([.AE356]&gt;5;58.1/TAN(RADIANS([.AE356]))-0.07/POWER(TAN(RADIANS([.AE356]));3)+0.000086/POWER(TAN(RADIANS([.AE356]));5);IF([.AE356]&gt;-0.575;1735+[.AE356]*(-518.2+[.AE356]*(103.4+[.AE356]*(-12.79+[.AE356]*0.711)));-20.772/TAN(RADIANS([.AE356])))))/3600" office:value-type="float" office:value="0.0321289449238589">
            <text:p>0.03</text:p>
          </table:table-cell>
          <table:table-cell table:formula="of:=[.AE356]+[.AF356]" office:value-type="float" office:value="26.5928886432923">
            <text:p>26.59</text:p>
          </table:table-cell>
          <table:table-cell table:formula="of:=IF([.AC356]&gt;0;MOD(DEGREES(ACOS(((SIN(RADIANS([.$B$2]))*COS(RADIANS([.AD356])))-SIN(RADIANS([.T356])))/(COS(RADIANS([.$B$2]))*SIN(RADIANS([.AD356])))))+180;360);MOD(540-DEGREES(ACOS(((SIN(RADIANS([.$B$2]))*COS(RADIANS([.AD356])))-SIN(RADIANS([.T356])))/(COS(RADIANS([.$B$2]))*SIN(RADIANS([.AD356])))));360))" office:value-type="float" office:value="180.46198836771">
            <text:p>180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6]+1" office:value-type="date" office:date-value="2010-12-22">
            <text:p>12/22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7]+2415018.5+[.E357]-[.$B$4]/24" office:value-type="float" office:value="2455553.29166667">
            <text:p>2455553.29</text:p>
          </table:table-cell>
          <table:table-cell table:style-name="ce9" table:formula="of:=([.F357]-2451545)/36525" office:value-type="float" office:value="0.10974104494638">
            <text:p>0.10974104</text:p>
          </table:table-cell>
          <table:table-cell/>
          <table:table-cell table:formula="of:=MOD(280.46646+[.G357]*(36000.76983+[.G357]*0.0003032);360)" office:value-type="float" office:value="271.22856366976">
            <text:p>271.23</text:p>
          </table:table-cell>
          <table:table-cell table:formula="of:=357.52911+[.G357]*(35999.05029-0.0001537*[.G357])" office:value-type="float" office:value="4308.10250405084">
            <text:p>4308.1</text:p>
          </table:table-cell>
          <table:table-cell table:formula="of:=0.016708634-[.G357]*(0.000042037+0.0000001267*[.G357])" office:value-type="float" office:value="0.0167040192898332">
            <text:p>0.02</text:p>
          </table:table-cell>
          <table:table-cell table:formula="of:=SIN(RADIANS([.J357]))*(1.914602-[.G357]*(0.004817+0.000014*[.G357]))+SIN(RADIANS(2*[.J357]))*(0.019993-0.000101*[.G357])+SIN(RADIANS(3*[.J357]))*0.000289" office:value-type="float" office:value="-0.40283867451835">
            <text:p>-0.4</text:p>
          </table:table-cell>
          <table:table-cell table:formula="of:=[.I357]+[.L357]" office:value-type="float" office:value="270.825724995241">
            <text:p>270.83</text:p>
          </table:table-cell>
          <table:table-cell table:formula="of:=[.J357]+[.L357]" office:value-type="float" office:value="4307.69966537632">
            <text:p>4307.7</text:p>
          </table:table-cell>
          <table:table-cell table:formula="of:=(1.000001018*(1-[.K357]*[.K357]))/(1+[.K357]*COS(RADIANS([.N357])))" office:value-type="float" office:value="0.983667974045214">
            <text:p>0.98</text:p>
          </table:table-cell>
          <table:table-cell table:formula="of:=[.M357]-0.00569-0.00478*SIN(RADIANS(125.04-1934.136*[.G357]))" office:value-type="float" office:value="270.824809345919">
            <text:p>270.82</text:p>
          </table:table-cell>
          <table:table-cell table:formula="of:=23+(26+((21.448-[.G357]*(46.815+[.G357]*(0.00059-[.G357]*0.001813))))/60)/60" office:value-type="float" office:value="23.4378640189643">
            <text:p>23.44</text:p>
          </table:table-cell>
          <table:table-cell table:formula="of:=[.Q357]+0.00256*COS(RADIANS(125.04-1934.136*[.G357]))" office:value-type="float" office:value="23.4379884448745">
            <text:p>23.44</text:p>
          </table:table-cell>
          <table:table-cell table:formula="of:=DEGREES(ATAN2(COS(RADIANS([.P357]));COS(RADIANS([.R357]))*SIN(RADIANS([.P357]))))" office:value-type="float" office:value="-89.1010281918148">
            <text:p>-89.1</text:p>
          </table:table-cell>
          <table:table-cell table:formula="of:=DEGREES(ASIN(SIN(RADIANS([.R357]))*SIN(RADIANS([.P357]))))" office:value-type="float" office:value="-23.4354147444747">
            <text:p>-23.44</text:p>
          </table:table-cell>
          <table:table-cell table:formula="of:=TAN(RADIANS([.R357]/2))*TAN(RADIANS([.R357]/2))" office:value-type="float" office:value="0.0430296099618658">
            <text:p>0.04</text:p>
          </table:table-cell>
          <table:table-cell table:formula="of:=4*DEGREES([.U357]*SIN(2*RADIANS([.I357]))-2*[.K357]*SIN(RADIANS([.J357]))+4*[.K357]*[.U357]*SIN(RADIANS([.J357]))*COS(2*RADIANS([.I357]))-0.5*[.U357]*[.U357]*SIN(4*RADIANS([.I357]))-1.25*[.K357]*[.K357]*SIN(2*RADIANS([.J357])))" office:value-type="float" office:value="1.30549330009665">
            <text:p>1.31</text:p>
          </table:table-cell>
          <table:table-cell table:formula="of:=DEGREES(ACOS(COS(RADIANS(90.833))/(COS(RADIANS([.$B$2]))*COS(RADIANS([.T357])))-TAN(RADIANS([.$B$2]))*TAN(RADIANS([.T357]))))" office:value-type="float" office:value="69.9376588212178">
            <text:p>69.94</text:p>
          </table:table-cell>
          <table:table-cell table:style-name="ce7" table:formula="of:=(720-4*[.$B$3]-[.V357]+[.$B$4]*60)/1440" office:value-type="float" office:value="0.499093407430488">
            <text:p>11:58:42</text:p>
          </table:table-cell>
          <table:table-cell table:style-name="ce7" table:formula="of:=([.X357]*1440-[.W357]*4)/1440" office:value-type="float" office:value="0.304822132927106">
            <text:p>7:18:57</text:p>
          </table:table-cell>
          <table:table-cell table:style-name="ce7" table:formula="of:=([.X357]*1440+[.W357]*4)/1440" office:value-type="float" office:value="0.693364681933871">
            <text:p>16:38:27</text:p>
          </table:table-cell>
          <table:table-cell table:formula="of:=8*[.W357]" office:value-type="float" office:value="559.501270569742">
            <text:p>559.5</text:p>
          </table:table-cell>
          <table:table-cell table:formula="of:=MOD([.E357]*1440+[.V357]+4*[.$B$3]-60*[.$B$4];1440)" office:value-type="float" office:value="721.305493300097">
            <text:p>721.31</text:p>
          </table:table-cell>
          <table:table-cell table:formula="of:=IF([.AB357]/4&lt;0;[.AB357]/4+180;[.AB357]/4-180)" office:value-type="float" office:value="0.32637332502415">
            <text:p>0.33</text:p>
          </table:table-cell>
          <table:table-cell table:formula="of:=DEGREES(ACOS(SIN(RADIANS([.$B$2]))*SIN(RADIANS([.T357]))+COS(RADIANS([.$B$2]))*COS(RADIANS([.T357]))*COS(RADIANS([.AC357]))))" office:value-type="float" office:value="63.436145196424">
            <text:p>63.44</text:p>
          </table:table-cell>
          <table:table-cell table:formula="of:=90-[.AD357]" office:value-type="float" office:value="26.563854803576">
            <text:p>26.56</text:p>
          </table:table-cell>
          <table:table-cell table:formula="of:=IF([.AE357]&gt;85;0;IF([.AE357]&gt;5;58.1/TAN(RADIANS([.AE357]))-0.07/POWER(TAN(RADIANS([.AE357]));3)+0.000086/POWER(TAN(RADIANS([.AE357]));5);IF([.AE357]&gt;-0.575;1735+[.AE357]*(-518.2+[.AE357]*(103.4+[.AE357]*(-12.79+[.AE357]*0.711)));-20.772/TAN(RADIANS([.AE357])))))/3600" office:value-type="float" office:value="0.0321246475265273">
            <text:p>0.03</text:p>
          </table:table-cell>
          <table:table-cell table:formula="of:=[.AE357]+[.AF357]" office:value-type="float" office:value="26.5959794511025">
            <text:p>26.6</text:p>
          </table:table-cell>
          <table:table-cell table:formula="of:=IF([.AC357]&gt;0;MOD(DEGREES(ACOS(((SIN(RADIANS([.$B$2]))*COS(RADIANS([.AD357])))-SIN(RADIANS([.T357])))/(COS(RADIANS([.$B$2]))*SIN(RADIANS([.AD357])))))+180;360);MOD(540-DEGREES(ACOS(((SIN(RADIANS([.$B$2]))*COS(RADIANS([.AD357])))-SIN(RADIANS([.T357])))/(COS(RADIANS([.$B$2]))*SIN(RADIANS([.AD357])))));360))" office:value-type="float" office:value="180.334792384688">
            <text:p>180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7]+1" office:value-type="date" office:date-value="2010-12-23">
            <text:p>12/23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8]+2415018.5+[.E358]-[.$B$4]/24" office:value-type="float" office:value="2455554.29166667">
            <text:p>2455554.29</text:p>
          </table:table-cell>
          <table:table-cell table:style-name="ce9" table:formula="of:=([.F358]-2451545)/36525" office:value-type="float" office:value="0.109768423454251">
            <text:p>0.10976842</text:p>
          </table:table-cell>
          <table:table-cell/>
          <table:table-cell table:formula="of:=MOD(280.46646+[.G358]*(36000.76983+[.G358]*0.0003032);360)" office:value-type="float" office:value="272.214211031746">
            <text:p>272.21</text:p>
          </table:table-cell>
          <table:table-cell table:formula="of:=357.52911+[.G358]*(35999.05029-0.0001537*[.G358])" office:value-type="float" office:value="4309.08810433164">
            <text:p>4309.09</text:p>
          </table:table-cell>
          <table:table-cell table:formula="of:=0.016708634-[.G358]*(0.000042037+0.0000001267*[.G358])" office:value-type="float" office:value="0.0167040181381614">
            <text:p>0.02</text:p>
          </table:table-cell>
          <table:table-cell table:formula="of:=SIN(RADIANS([.J358]))*(1.914602-[.G358]*(0.004817+0.000014*[.G358]))+SIN(RADIANS(2*[.J358]))*(0.019993-0.000101*[.G358])+SIN(RADIANS(3*[.J358]))*0.000289" office:value-type="float" office:value="-0.369917340197">
            <text:p>-0.37</text:p>
          </table:table-cell>
          <table:table-cell table:formula="of:=[.I358]+[.L358]" office:value-type="float" office:value="271.844293691549">
            <text:p>271.84</text:p>
          </table:table-cell>
          <table:table-cell table:formula="of:=[.J358]+[.L358]" office:value-type="float" office:value="4308.71818699145">
            <text:p>4308.72</text:p>
          </table:table-cell>
          <table:table-cell table:formula="of:=(1.000001018*(1-[.K358]*[.K358]))/(1+[.K358]*COS(RADIANS([.N358])))" office:value-type="float" office:value="0.983609251165709">
            <text:p>0.98</text:p>
          </table:table-cell>
          <table:table-cell table:formula="of:=[.M358]-0.00569-0.00478*SIN(RADIANS(125.04-1934.136*[.G358]))" office:value-type="float" office:value="271.843378254908">
            <text:p>271.84</text:p>
          </table:table-cell>
          <table:table-cell table:formula="of:=23+(26+((21.448-[.G358]*(46.815+[.G358]*(0.00059-[.G358]*0.001813))))/60)/60" office:value-type="float" office:value="23.4378636629291">
            <text:p>23.44</text:p>
          </table:table-cell>
          <table:table-cell table:formula="of:=[.Q358]+0.00256*COS(RADIANS(125.04-1934.136*[.G358]))" office:value-type="float" office:value="23.4379857255862">
            <text:p>23.44</text:p>
          </table:table-cell>
          <table:table-cell table:formula="of:=DEGREES(ATAN2(COS(RADIANS([.P358]));COS(RADIANS([.R358]))*SIN(RADIANS([.P358]))))" office:value-type="float" office:value="-87.9909791974429">
            <text:p>-87.99</text:p>
          </table:table-cell>
          <table:table-cell table:formula="of:=DEGREES(ASIN(SIN(RADIANS([.R358]))*SIN(RADIANS([.P358]))))" office:value-type="float" office:value="-23.425131886505">
            <text:p>-23.43</text:p>
          </table:table-cell>
          <table:table-cell table:formula="of:=TAN(RADIANS([.R358]/2))*TAN(RADIANS([.R358]/2))" office:value-type="float" office:value="0.0430295996932257">
            <text:p>0.04</text:p>
          </table:table-cell>
          <table:table-cell table:formula="of:=4*DEGREES([.U358]*SIN(2*RADIANS([.I358]))-2*[.K358]*SIN(RADIANS([.J358]))+4*[.K358]*[.U358]*SIN(RADIANS([.J358]))*COS(2*RADIANS([.I358]))-0.5*[.U358]*[.U358]*SIN(4*RADIANS([.I358]))-1.25*[.K358]*[.K358]*SIN(2*RADIANS([.J358])))" office:value-type="float" office:value="0.80933577600856">
            <text:p>0.81</text:p>
          </table:table-cell>
          <table:table-cell table:formula="of:=DEGREES(ACOS(COS(RADIANS(90.833))/(COS(RADIANS([.$B$2]))*COS(RADIANS([.T358])))-TAN(RADIANS([.$B$2]))*TAN(RADIANS([.T358]))))" office:value-type="float" office:value="69.9484711941547">
            <text:p>69.95</text:p>
          </table:table-cell>
          <table:table-cell table:style-name="ce7" table:formula="of:=(720-4*[.$B$3]-[.V358]+[.$B$4]*60)/1440" office:value-type="float" office:value="0.499437961266661">
            <text:p>11:59:11</text:p>
          </table:table-cell>
          <table:table-cell table:style-name="ce7" table:formula="of:=([.X358]*1440-[.W358]*4)/1440" office:value-type="float" office:value="0.305136652394009">
            <text:p>7:19:24</text:p>
          </table:table-cell>
          <table:table-cell table:style-name="ce7" table:formula="of:=([.X358]*1440+[.W358]*4)/1440" office:value-type="float" office:value="0.693739270139313">
            <text:p>16:38:59</text:p>
          </table:table-cell>
          <table:table-cell table:formula="of:=8*[.W358]" office:value-type="float" office:value="559.587769553238">
            <text:p>559.59</text:p>
          </table:table-cell>
          <table:table-cell table:formula="of:=MOD([.E358]*1440+[.V358]+4*[.$B$3]-60*[.$B$4];1440)" office:value-type="float" office:value="720.809335776009">
            <text:p>720.81</text:p>
          </table:table-cell>
          <table:table-cell table:formula="of:=IF([.AB358]/4&lt;0;[.AB358]/4+180;[.AB358]/4-180)" office:value-type="float" office:value="0.202333944002135">
            <text:p>0.2</text:p>
          </table:table-cell>
          <table:table-cell table:formula="of:=DEGREES(ACOS(SIN(RADIANS([.$B$2]))*SIN(RADIANS([.T358]))+COS(RADIANS([.$B$2]))*COS(RADIANS([.T358]))*COS(RADIANS([.AC358]))))" office:value-type="float" office:value="63.4254126716751">
            <text:p>63.43</text:p>
          </table:table-cell>
          <table:table-cell table:formula="of:=90-[.AD358]" office:value-type="float" office:value="26.5745873283249">
            <text:p>26.57</text:p>
          </table:table-cell>
          <table:table-cell table:formula="of:=IF([.AE358]&gt;85;0;IF([.AE358]&gt;5;58.1/TAN(RADIANS([.AE358]))-0.07/POWER(TAN(RADIANS([.AE358]));3)+0.000086/POWER(TAN(RADIANS([.AE358]));5);IF([.AE358]&gt;-0.575;1735+[.AE358]*(-518.2+[.AE358]*(103.4+[.AE358]*(-12.79+[.AE358]*0.711)));-20.772/TAN(RADIANS([.AE358])))))/3600" office:value-type="float" office:value="0.0321097530182368">
            <text:p>0.03</text:p>
          </table:table-cell>
          <table:table-cell table:formula="of:=[.AE358]+[.AF358]" office:value-type="float" office:value="26.6066970813431">
            <text:p>26.61</text:p>
          </table:table-cell>
          <table:table-cell table:formula="of:=IF([.AC358]&gt;0;MOD(DEGREES(ACOS(((SIN(RADIANS([.$B$2]))*COS(RADIANS([.AD358])))-SIN(RADIANS([.T358])))/(COS(RADIANS([.$B$2]))*SIN(RADIANS([.AD358])))))+180;360);MOD(540-DEGREES(ACOS(((SIN(RADIANS([.$B$2]))*COS(RADIANS([.AD358])))-SIN(RADIANS([.T358])))/(COS(RADIANS([.$B$2]))*SIN(RADIANS([.AD358])))));360))" office:value-type="float" office:value="180.207588861648">
            <text:p>180.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8]+1" office:value-type="date" office:date-value="2010-12-24">
            <text:p>12/24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9]+2415018.5+[.E359]-[.$B$4]/24" office:value-type="float" office:value="2455555.29166667">
            <text:p>2455555.29</text:p>
          </table:table-cell>
          <table:table-cell table:style-name="ce9" table:formula="of:=([.F359]-2451545)/36525" office:value-type="float" office:value="0.109795801962122">
            <text:p>0.10979580</text:p>
          </table:table-cell>
          <table:table-cell/>
          <table:table-cell table:formula="of:=MOD(280.46646+[.G359]*(36000.76983+[.G359]*0.0003032);360)" office:value-type="float" office:value="273.199858393733">
            <text:p>273.2</text:p>
          </table:table-cell>
          <table:table-cell table:formula="of:=357.52911+[.G359]*(35999.05029-0.0001537*[.G359])" office:value-type="float" office:value="4310.07370461244">
            <text:p>4310.07</text:p>
          </table:table-cell>
          <table:table-cell table:formula="of:=0.016708634-[.G359]*(0.000042037+0.0000001267*[.G359])" office:value-type="float" office:value="0.0167040169864895">
            <text:p>0.02</text:p>
          </table:table-cell>
          <table:table-cell table:formula="of:=SIN(RADIANS([.J359]))*(1.914602-[.G359]*(0.004817+0.000014*[.G359]))+SIN(RADIANS(2*[.J359]))*(0.019993-0.000101*[.G359])+SIN(RADIANS(3*[.J359]))*0.000289" office:value-type="float" office:value="-0.336879588426236">
            <text:p>-0.34</text:p>
          </table:table-cell>
          <table:table-cell table:formula="of:=[.I359]+[.L359]" office:value-type="float" office:value="272.862978805307">
            <text:p>272.86</text:p>
          </table:table-cell>
          <table:table-cell table:formula="of:=[.J359]+[.L359]" office:value-type="float" office:value="4309.73682502402">
            <text:p>4309.74</text:p>
          </table:table-cell>
          <table:table-cell table:formula="of:=(1.000001018*(1-[.K359]*[.K359]))/(1+[.K359]*COS(RADIANS([.N359])))" office:value-type="float" office:value="0.983555538406506">
            <text:p>0.98</text:p>
          </table:table-cell>
          <table:table-cell table:formula="of:=[.M359]-0.00569-0.00478*SIN(RADIANS(125.04-1934.136*[.G359]))" office:value-type="float" office:value="272.862063577268">
            <text:p>272.86</text:p>
          </table:table-cell>
          <table:table-cell table:formula="of:=23+(26+((21.448-[.G359]*(46.815+[.G359]*(0.00059-[.G359]*0.001813))))/60)/60" office:value-type="float" office:value="23.437863306894">
            <text:p>23.44</text:p>
          </table:table-cell>
          <table:table-cell table:formula="of:=[.Q359]+0.00256*COS(RADIANS(125.04-1934.136*[.G359]))" office:value-type="float" office:value="23.4379830061937">
            <text:p>23.44</text:p>
          </table:table-cell>
          <table:table-cell table:formula="of:=DEGREES(ATAN2(COS(RADIANS([.P359]));COS(RADIANS([.R359]))*SIN(RADIANS([.P359]))))" office:value-type="float" office:value="-86.8810418049472">
            <text:p>-86.88</text:p>
          </table:table-cell>
          <table:table-cell table:formula="of:=DEGREES(ASIN(SIN(RADIANS([.R359]))*SIN(RADIANS([.P359]))))" office:value-type="float" office:value="-23.4070031192856">
            <text:p>-23.41</text:p>
          </table:table-cell>
          <table:table-cell table:formula="of:=TAN(RADIANS([.R359]/2))*TAN(RADIANS([.R359]/2))" office:value-type="float" office:value="0.0430295894241932">
            <text:p>0.04</text:p>
          </table:table-cell>
          <table:table-cell table:formula="of:=4*DEGREES([.U359]*SIN(2*RADIANS([.I359]))-2*[.K359]*SIN(RADIANS([.J359]))+4*[.K359]*[.U359]*SIN(RADIANS([.J359]))*COS(2*RADIANS([.I359]))-0.5*[.U359]*[.U359]*SIN(4*RADIANS([.I359]))-1.25*[.K359]*[.K359]*SIN(2*RADIANS([.J359])))" office:value-type="float" office:value="0.313645453529366">
            <text:p>0.31</text:p>
          </table:table-cell>
          <table:table-cell table:formula="of:=DEGREES(ACOS(COS(RADIANS(90.833))/(COS(RADIANS([.$B$2]))*COS(RADIANS([.T359])))-TAN(RADIANS([.$B$2]))*TAN(RADIANS([.T359]))))" office:value-type="float" office:value="69.9675276925767">
            <text:p>69.97</text:p>
          </table:table-cell>
          <table:table-cell table:style-name="ce7" table:formula="of:=(720-4*[.$B$3]-[.V359]+[.$B$4]*60)/1440" office:value-type="float" office:value="0.499782190657271">
            <text:p>11:59:41</text:p>
          </table:table-cell>
          <table:table-cell table:style-name="ce7" table:formula="of:=([.X359]*1440-[.W359]*4)/1440" office:value-type="float" office:value="0.30542794706678">
            <text:p>7:19:49</text:p>
          </table:table-cell>
          <table:table-cell table:style-name="ce7" table:formula="of:=([.X359]*1440+[.W359]*4)/1440" office:value-type="float" office:value="0.694136434247762">
            <text:p>16:39:33</text:p>
          </table:table-cell>
          <table:table-cell table:formula="of:=8*[.W359]" office:value-type="float" office:value="559.740221540614">
            <text:p>559.74</text:p>
          </table:table-cell>
          <table:table-cell table:formula="of:=MOD([.E359]*1440+[.V359]+4*[.$B$3]-60*[.$B$4];1440)" office:value-type="float" office:value="720.313645453529">
            <text:p>720.31</text:p>
          </table:table-cell>
          <table:table-cell table:formula="of:=IF([.AB359]/4&lt;0;[.AB359]/4+180;[.AB359]/4-180)" office:value-type="float" office:value="0.0784113633823438">
            <text:p>0.08</text:p>
          </table:table-cell>
          <table:table-cell table:formula="of:=DEGREES(ACOS(SIN(RADIANS([.$B$2]))*SIN(RADIANS([.T359]))+COS(RADIANS([.$B$2]))*COS(RADIANS([.T359]))*COS(RADIANS([.AC359]))))" office:value-type="float" office:value="63.4070453009577">
            <text:p>63.41</text:p>
          </table:table-cell>
          <table:table-cell table:formula="of:=90-[.AD359]" office:value-type="float" office:value="26.5929546990423">
            <text:p>26.59</text:p>
          </table:table-cell>
          <table:table-cell table:formula="of:=IF([.AE359]&gt;85;0;IF([.AE359]&gt;5;58.1/TAN(RADIANS([.AE359]))-0.07/POWER(TAN(RADIANS([.AE359]));3)+0.000086/POWER(TAN(RADIANS([.AE359]));5);IF([.AE359]&gt;-0.575;1735+[.AE359]*(-518.2+[.AE359]*(103.4+[.AE359]*(-12.79+[.AE359]*0.711)));-20.772/TAN(RADIANS([.AE359])))))/3600" office:value-type="float" office:value="0.0320842883329496">
            <text:p>0.03</text:p>
          </table:table-cell>
          <table:table-cell table:formula="of:=[.AE359]+[.AF359]" office:value-type="float" office:value="26.6250389873752">
            <text:p>26.63</text:p>
          </table:table-cell>
          <table:table-cell table:formula="of:=IF([.AC359]&gt;0;MOD(DEGREES(ACOS(((SIN(RADIANS([.$B$2]))*COS(RADIANS([.AD359])))-SIN(RADIANS([.T359])))/(COS(RADIANS([.$B$2]))*SIN(RADIANS([.AD359])))))+180;360);MOD(540-DEGREES(ACOS(((SIN(RADIANS([.$B$2]))*COS(RADIANS([.AD359])))-SIN(RADIANS([.T359])))/(COS(RADIANS([.$B$2]))*SIN(RADIANS([.AD359])))));360))" office:value-type="float" office:value="180.080471749494">
            <text:p>180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9]+1" office:value-type="date" office:date-value="2010-12-25">
            <text:p>12/25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0]+2415018.5+[.E360]-[.$B$4]/24" office:value-type="float" office:value="2455556.29166667">
            <text:p>2455556.29</text:p>
          </table:table-cell>
          <table:table-cell table:style-name="ce9" table:formula="of:=([.F360]-2451545)/36525" office:value-type="float" office:value="0.109823180469993">
            <text:p>0.10982318</text:p>
          </table:table-cell>
          <table:table-cell/>
          <table:table-cell table:formula="of:=MOD(280.46646+[.G360]*(36000.76983+[.G360]*0.0003032);360)" office:value-type="float" office:value="274.18550575572">
            <text:p>274.19</text:p>
          </table:table-cell>
          <table:table-cell table:formula="of:=357.52911+[.G360]*(35999.05029-0.0001537*[.G360])" office:value-type="float" office:value="4311.05930489325">
            <text:p>4311.06</text:p>
          </table:table-cell>
          <table:table-cell table:formula="of:=0.016708634-[.G360]*(0.000042037+0.0000001267*[.G360])" office:value-type="float" office:value="0.0167040158348173">
            <text:p>0.02</text:p>
          </table:table-cell>
          <table:table-cell table:formula="of:=SIN(RADIANS([.J360]))*(1.914602-[.G360]*(0.004817+0.000014*[.G360]))+SIN(RADIANS(2*[.J360]))*(0.019993-0.000101*[.G360])+SIN(RADIANS(3*[.J360]))*0.000289" office:value-type="float" office:value="-0.303735795533981">
            <text:p>-0.3</text:p>
          </table:table-cell>
          <table:table-cell table:formula="of:=[.I360]+[.L360]" office:value-type="float" office:value="273.881769960186">
            <text:p>273.88</text:p>
          </table:table-cell>
          <table:table-cell table:formula="of:=[.J360]+[.L360]" office:value-type="float" office:value="4310.75556909771">
            <text:p>4310.76</text:p>
          </table:table-cell>
          <table:table-cell table:formula="of:=(1.000001018*(1-[.K360]*[.K360]))/(1+[.K360]*COS(RADIANS([.N360])))" office:value-type="float" office:value="0.983506853291568">
            <text:p>0.98</text:p>
          </table:table-cell>
          <table:table-cell table:formula="of:=[.M360]-0.00569-0.00478*SIN(RADIANS(125.04-1934.136*[.G360]))" office:value-type="float" office:value="273.880854936673">
            <text:p>273.88</text:p>
          </table:table-cell>
          <table:table-cell table:formula="of:=23+(26+((21.448-[.G360]*(46.815+[.G360]*(0.00059-[.G360]*0.001813))))/60)/60" office:value-type="float" office:value="23.4378629508588">
            <text:p>23.44</text:p>
          </table:table-cell>
          <table:table-cell table:formula="of:=[.Q360]+0.00256*COS(RADIANS(125.04-1934.136*[.G360]))" office:value-type="float" office:value="23.4379802866989">
            <text:p>23.44</text:p>
          </table:table-cell>
          <table:table-cell table:formula="of:=DEGREES(ATAN2(COS(RADIANS([.P360]));COS(RADIANS([.R360]))*SIN(RADIANS([.P360]))))" office:value-type="float" office:value="-85.7713586180037">
            <text:p>-85.77</text:p>
          </table:table-cell>
          <table:table-cell table:formula="of:=DEGREES(ASIN(SIN(RADIANS([.R360]))*SIN(RADIANS([.P360]))))" office:value-type="float" office:value="-23.3810350118192">
            <text:p>-23.38</text:p>
          </table:table-cell>
          <table:table-cell table:formula="of:=TAN(RADIANS([.R360]/2))*TAN(RADIANS([.R360]/2))" office:value-type="float" office:value="0.0430295791547759">
            <text:p>0.04</text:p>
          </table:table-cell>
          <table:table-cell table:formula="of:=4*DEGREES([.U360]*SIN(2*RADIANS([.I360]))-2*[.K360]*SIN(RADIANS([.J360]))+4*[.K360]*[.U360]*SIN(RADIANS([.J360]))*COS(2*RADIANS([.I360]))-0.5*[.U360]*[.U360]*SIN(4*RADIANS([.I360]))-1.25*[.K360]*[.K360]*SIN(2*RADIANS([.J360])))" office:value-type="float" office:value="-0.18102516772563">
            <text:p>-0.18</text:p>
          </table:table-cell>
          <table:table-cell table:formula="of:=DEGREES(ACOS(COS(RADIANS(90.833))/(COS(RADIANS([.$B$2]))*COS(RADIANS([.T360])))-TAN(RADIANS([.$B$2]))*TAN(RADIANS([.T360]))))" office:value-type="float" office:value="69.9948118114314">
            <text:p>69.99</text:p>
          </table:table-cell>
          <table:table-cell table:style-name="ce7" table:formula="of:=(720-4*[.$B$3]-[.V360]+[.$B$4]*60)/1440" office:value-type="float" office:value="0.500125711922032">
            <text:p>12:00:11</text:p>
          </table:table-cell>
          <table:table-cell table:style-name="ce7" table:formula="of:=([.X360]*1440-[.W360]*4)/1440" office:value-type="float" office:value="0.3056956791125">
            <text:p>7:20:12</text:p>
          </table:table-cell>
          <table:table-cell table:style-name="ce7" table:formula="of:=([.X360]*1440+[.W360]*4)/1440" office:value-type="float" office:value="0.694555744731564">
            <text:p>16:40:10</text:p>
          </table:table-cell>
          <table:table-cell table:formula="of:=8*[.W360]" office:value-type="float" office:value="559.958494491452">
            <text:p>559.96</text:p>
          </table:table-cell>
          <table:table-cell table:formula="of:=MOD([.E360]*1440+[.V360]+4*[.$B$3]-60*[.$B$4];1440)" office:value-type="float" office:value="719.818974832274">
            <text:p>719.82</text:p>
          </table:table-cell>
          <table:table-cell table:formula="of:=IF([.AB360]/4&lt;0;[.AB360]/4+180;[.AB360]/4-180)" office:value-type="float" office:value="-0.0452562919313948">
            <text:p>-0.05</text:p>
          </table:table-cell>
          <table:table-cell table:formula="of:=DEGREES(ACOS(SIN(RADIANS([.$B$2]))*SIN(RADIANS([.T360]))+COS(RADIANS([.$B$2]))*COS(RADIANS([.T360]))*COS(RADIANS([.AC360]))))" office:value-type="float" office:value="63.381049069302">
            <text:p>63.38</text:p>
          </table:table-cell>
          <table:table-cell table:formula="of:=90-[.AD360]" office:value-type="float" office:value="26.618950930698">
            <text:p>26.62</text:p>
          </table:table-cell>
          <table:table-cell table:formula="of:=IF([.AE360]&gt;85;0;IF([.AE360]&gt;5;58.1/TAN(RADIANS([.AE360]))-0.07/POWER(TAN(RADIANS([.AE360]));3)+0.000086/POWER(TAN(RADIANS([.AE360]));5);IF([.AE360]&gt;-0.575;1735+[.AE360]*(-518.2+[.AE360]*(103.4+[.AE360]*(-12.79+[.AE360]*0.711)));-20.772/TAN(RADIANS([.AE360])))))/3600" office:value-type="float" office:value="0.0320483016193261">
            <text:p>0.03</text:p>
          </table:table-cell>
          <table:table-cell table:formula="of:=[.AE360]+[.AF360]" office:value-type="float" office:value="26.6509992323173">
            <text:p>26.65</text:p>
          </table:table-cell>
          <table:table-cell table:formula="of:=IF([.AC360]&gt;0;MOD(DEGREES(ACOS(((SIN(RADIANS([.$B$2]))*COS(RADIANS([.AD360])))-SIN(RADIANS([.T360])))/(COS(RADIANS([.$B$2]))*SIN(RADIANS([.AD360])))))+180;360);MOD(540-DEGREES(ACOS(((SIN(RADIANS([.$B$2]))*COS(RADIANS([.AD360])))-SIN(RADIANS([.T360])))/(COS(RADIANS([.$B$2]))*SIN(RADIANS([.AD360])))));360))" office:value-type="float" office:value="179.953534859581">
            <text:p>179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0]+1" office:value-type="date" office:date-value="2010-12-26">
            <text:p>12/26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1]+2415018.5+[.E361]-[.$B$4]/24" office:value-type="float" office:value="2455557.29166667">
            <text:p>2455557.29</text:p>
          </table:table-cell>
          <table:table-cell table:style-name="ce9" table:formula="of:=([.F361]-2451545)/36525" office:value-type="float" office:value="0.109850558977865">
            <text:p>0.10985056</text:p>
          </table:table-cell>
          <table:table-cell/>
          <table:table-cell table:formula="of:=MOD(280.46646+[.G361]*(36000.76983+[.G361]*0.0003032);360)" office:value-type="float" office:value="275.171153117709">
            <text:p>275.17</text:p>
          </table:table-cell>
          <table:table-cell table:formula="of:=357.52911+[.G361]*(35999.05029-0.0001537*[.G361])" office:value-type="float" office:value="4312.04490517405">
            <text:p>4312.04</text:p>
          </table:table-cell>
          <table:table-cell table:formula="of:=0.016708634-[.G361]*(0.000042037+0.0000001267*[.G361])" office:value-type="float" office:value="0.0167040146831449">
            <text:p>0.02</text:p>
          </table:table-cell>
          <table:table-cell table:formula="of:=SIN(RADIANS([.J361]))*(1.914602-[.G361]*(0.004817+0.000014*[.G361]))+SIN(RADIANS(2*[.J361]))*(0.019993-0.000101*[.G361])+SIN(RADIANS(3*[.J361]))*0.000289" office:value-type="float" office:value="-0.270496377257256">
            <text:p>-0.27</text:p>
          </table:table-cell>
          <table:table-cell table:formula="of:=[.I361]+[.L361]" office:value-type="float" office:value="274.900656740452">
            <text:p>274.9</text:p>
          </table:table-cell>
          <table:table-cell table:formula="of:=[.J361]+[.L361]" office:value-type="float" office:value="4311.77440879679">
            <text:p>4311.77</text:p>
          </table:table-cell>
          <table:table-cell table:formula="of:=(1.000001018*(1-[.K361]*[.K361]))/(1+[.K361]*COS(RADIANS([.N361])))" office:value-type="float" office:value="0.983463211709383">
            <text:p>0.98</text:p>
          </table:table-cell>
          <table:table-cell table:formula="of:=[.M361]-0.00569-0.00478*SIN(RADIANS(125.04-1934.136*[.G361]))" office:value-type="float" office:value="274.899741917383">
            <text:p>274.9</text:p>
          </table:table-cell>
          <table:table-cell table:formula="of:=23+(26+((21.448-[.G361]*(46.815+[.G361]*(0.00059-[.G361]*0.001813))))/60)/60" office:value-type="float" office:value="23.4378625948236">
            <text:p>23.44</text:p>
          </table:table-cell>
          <table:table-cell table:formula="of:=[.Q361]+0.00256*COS(RADIANS(125.04-1934.136*[.G361]))" office:value-type="float" office:value="23.4379775671039">
            <text:p>23.44</text:p>
          </table:table-cell>
          <table:table-cell table:formula="of:=DEGREES(ATAN2(COS(RADIANS([.P361]));COS(RADIANS([.R361]))*SIN(RADIANS([.P361]))))" office:value-type="float" office:value="-84.6620716206632">
            <text:p>-84.66</text:p>
          </table:table-cell>
          <table:table-cell table:formula="of:=DEGREES(ASIN(SIN(RADIANS([.R361]))*SIN(RADIANS([.P361]))))" office:value-type="float" office:value="-23.3472383161299">
            <text:p>-23.35</text:p>
          </table:table-cell>
          <table:table-cell table:formula="of:=TAN(RADIANS([.R361]/2))*TAN(RADIANS([.R361]/2))" office:value-type="float" office:value="0.0430295688849815">
            <text:p>0.04</text:p>
          </table:table-cell>
          <table:table-cell table:formula="of:=4*DEGREES([.U361]*SIN(2*RADIANS([.I361]))-2*[.K361]*SIN(RADIANS([.J361]))+4*[.K361]*[.U361]*SIN(RADIANS([.J361]))*COS(2*RADIANS([.I361]))-0.5*[.U361]*[.U361]*SIN(4*RADIANS([.I361]))-1.25*[.K361]*[.K361]*SIN(2*RADIANS([.J361])))" office:value-type="float" office:value="-0.674125876313445">
            <text:p>-0.67</text:p>
          </table:table-cell>
          <table:table-cell table:formula="of:=DEGREES(ACOS(COS(RADIANS(90.833))/(COS(RADIANS([.$B$2]))*COS(RADIANS([.T361])))-TAN(RADIANS([.$B$2]))*TAN(RADIANS([.T361]))))" office:value-type="float" office:value="70.0302985583539">
            <text:p>70.03</text:p>
          </table:table-cell>
          <table:table-cell table:style-name="ce7" table:formula="of:=(720-4*[.$B$3]-[.V361]+[.$B$4]*60)/1440" office:value-type="float" office:value="0.500468142969662">
            <text:p>12:00:40</text:p>
          </table:table-cell>
          <table:table-cell table:style-name="ce7" table:formula="of:=([.X361]*1440-[.W361]*4)/1440" office:value-type="float" office:value="0.305939535863123">
            <text:p>7:20:33</text:p>
          </table:table-cell>
          <table:table-cell table:style-name="ce7" table:formula="of:=([.X361]*1440+[.W361]*4)/1440" office:value-type="float" office:value="0.694996750076201">
            <text:p>16:40:48</text:p>
          </table:table-cell>
          <table:table-cell table:formula="of:=8*[.W361]" office:value-type="float" office:value="560.242388466831">
            <text:p>560.24</text:p>
          </table:table-cell>
          <table:table-cell table:formula="of:=MOD([.E361]*1440+[.V361]+4*[.$B$3]-60*[.$B$4];1440)" office:value-type="float" office:value="719.325874123687">
            <text:p>719.33</text:p>
          </table:table-cell>
          <table:table-cell table:formula="of:=IF([.AB361]/4&lt;0;[.AB361]/4+180;[.AB361]/4-180)" office:value-type="float" office:value="-0.168531469078374">
            <text:p>-0.17</text:p>
          </table:table-cell>
          <table:table-cell table:formula="of:=DEGREES(ACOS(SIN(RADIANS([.$B$2]))*SIN(RADIANS([.T361]))+COS(RADIANS([.$B$2]))*COS(RADIANS([.T361]))*COS(RADIANS([.AC361]))))" office:value-type="float" office:value="63.3474333680162">
            <text:p>63.35</text:p>
          </table:table-cell>
          <table:table-cell table:formula="of:=90-[.AD361]" office:value-type="float" office:value="26.6525666319838">
            <text:p>26.65</text:p>
          </table:table-cell>
          <table:table-cell table:formula="of:=IF([.AE361]&gt;85;0;IF([.AE361]&gt;5;58.1/TAN(RADIANS([.AE361]))-0.07/POWER(TAN(RADIANS([.AE361]));3)+0.000086/POWER(TAN(RADIANS([.AE361]));5);IF([.AE361]&gt;-0.575;1735+[.AE361]*(-518.2+[.AE361]*(103.4+[.AE361]*(-12.79+[.AE361]*0.711)));-20.772/TAN(RADIANS([.AE361])))))/3600" office:value-type="float" office:value="0.0320018619928786">
            <text:p>0.03</text:p>
          </table:table-cell>
          <table:table-cell table:formula="of:=[.AE361]+[.AF361]" office:value-type="float" office:value="26.6845684939767">
            <text:p>26.68</text:p>
          </table:table-cell>
          <table:table-cell table:formula="of:=IF([.AC361]&gt;0;MOD(DEGREES(ACOS(((SIN(RADIANS([.$B$2]))*COS(RADIANS([.AD361])))-SIN(RADIANS([.T361])))/(COS(RADIANS([.$B$2]))*SIN(RADIANS([.AD361])))))+180;360);MOD(540-DEGREES(ACOS(((SIN(RADIANS([.$B$2]))*COS(RADIANS([.AD361])))-SIN(RADIANS([.T361])))/(COS(RADIANS([.$B$2]))*SIN(RADIANS([.AD361])))));360))" office:value-type="float" office:value="179.826871810918">
            <text:p>179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1]+1" office:value-type="date" office:date-value="2010-12-27">
            <text:p>12/27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2]+2415018.5+[.E362]-[.$B$4]/24" office:value-type="float" office:value="2455558.29166667">
            <text:p>2455558.29</text:p>
          </table:table-cell>
          <table:table-cell table:style-name="ce9" table:formula="of:=([.F362]-2451545)/36525" office:value-type="float" office:value="0.109877937485736">
            <text:p>0.10987794</text:p>
          </table:table-cell>
          <table:table-cell/>
          <table:table-cell table:formula="of:=MOD(280.46646+[.G362]*(36000.76983+[.G362]*0.0003032);360)" office:value-type="float" office:value="276.156800479696">
            <text:p>276.16</text:p>
          </table:table-cell>
          <table:table-cell table:formula="of:=357.52911+[.G362]*(35999.05029-0.0001537*[.G362])" office:value-type="float" office:value="4313.03050545485">
            <text:p>4313.03</text:p>
          </table:table-cell>
          <table:table-cell table:formula="of:=0.016708634-[.G362]*(0.000042037+0.0000001267*[.G362])" office:value-type="float" office:value="0.0167040135314724">
            <text:p>0.02</text:p>
          </table:table-cell>
          <table:table-cell table:formula="of:=SIN(RADIANS([.J362]))*(1.914602-[.G362]*(0.004817+0.000014*[.G362]))+SIN(RADIANS(2*[.J362]))*(0.019993-0.000101*[.G362])+SIN(RADIANS(3*[.J362]))*0.000289" office:value-type="float" office:value="-0.237171784893886">
            <text:p>-0.24</text:p>
          </table:table-cell>
          <table:table-cell table:formula="of:=[.I362]+[.L362]" office:value-type="float" office:value="275.919628694802">
            <text:p>275.92</text:p>
          </table:table-cell>
          <table:table-cell table:formula="of:=[.J362]+[.L362]" office:value-type="float" office:value="4312.79333366995">
            <text:p>4312.79</text:p>
          </table:table-cell>
          <table:table-cell table:formula="of:=(1.000001018*(1-[.K362]*[.K362]))/(1+[.K362]*COS(RADIANS([.N362])))" office:value-type="float" office:value="0.983424627906336">
            <text:p>0.98</text:p>
          </table:table-cell>
          <table:table-cell table:formula="of:=[.M362]-0.00569-0.00478*SIN(RADIANS(125.04-1934.136*[.G362]))" office:value-type="float" office:value="275.918714068101">
            <text:p>275.92</text:p>
          </table:table-cell>
          <table:table-cell table:formula="of:=23+(26+((21.448-[.G362]*(46.815+[.G362]*(0.00059-[.G362]*0.001813))))/60)/60" office:value-type="float" office:value="23.4378622387885">
            <text:p>23.44</text:p>
          </table:table-cell>
          <table:table-cell table:formula="of:=[.Q362]+0.00256*COS(RADIANS(125.04-1934.136*[.G362]))" office:value-type="float" office:value="23.4379748474107">
            <text:p>23.44</text:p>
          </table:table-cell>
          <table:table-cell table:formula="of:=DEGREES(ATAN2(COS(RADIANS([.P362]));COS(RADIANS([.R362]))*SIN(RADIANS([.P362]))))" office:value-type="float" office:value="-83.553321903413">
            <text:p>-83.55</text:p>
          </table:table-cell>
          <table:table-cell table:formula="of:=DEGREES(ASIN(SIN(RADIANS([.R362]))*SIN(RADIANS([.P362]))))" office:value-type="float" office:value="-23.3056279499994">
            <text:p>-23.31</text:p>
          </table:table-cell>
          <table:table-cell table:formula="of:=TAN(RADIANS([.R362]/2))*TAN(RADIANS([.R362]/2))" office:value-type="float" office:value="0.0430295586148176">
            <text:p>0.04</text:p>
          </table:table-cell>
          <table:table-cell table:formula="of:=4*DEGREES([.U362]*SIN(2*RADIANS([.I362]))-2*[.K362]*SIN(RADIANS([.J362]))+4*[.K362]*[.U362]*SIN(RADIANS([.J362]))*COS(2*RADIANS([.I362]))-0.5*[.U362]*[.U362]*SIN(4*RADIANS([.I362]))-1.25*[.K362]*[.K362]*SIN(2*RADIANS([.J362])))" office:value-type="float" office:value="-1.1651096715423">
            <text:p>-1.17</text:p>
          </table:table-cell>
          <table:table-cell table:formula="of:=DEGREES(ACOS(COS(RADIANS(90.833))/(COS(RADIANS([.$B$2]))*COS(RADIANS([.T362])))-TAN(RADIANS([.$B$2]))*TAN(RADIANS([.T362]))))" office:value-type="float" office:value="70.073954545437">
            <text:p>70.07</text:p>
          </table:table-cell>
          <table:table-cell table:style-name="ce7" table:formula="of:=(720-4*[.$B$3]-[.V362]+[.$B$4]*60)/1440" office:value-type="float" office:value="0.500809103938571">
            <text:p>12:01:10</text:p>
          </table:table-cell>
          <table:table-cell table:style-name="ce7" table:formula="of:=([.X362]*1440-[.W362]*4)/1440" office:value-type="float" office:value="0.306159230201246">
            <text:p>7:20:52</text:p>
          </table:table-cell>
          <table:table-cell table:style-name="ce7" table:formula="of:=([.X362]*1440+[.W362]*4)/1440" office:value-type="float" office:value="0.695458977675896">
            <text:p>16:41:28</text:p>
          </table:table-cell>
          <table:table-cell table:formula="of:=8*[.W362]" office:value-type="float" office:value="560.591636363496">
            <text:p>560.59</text:p>
          </table:table-cell>
          <table:table-cell table:formula="of:=MOD([.E362]*1440+[.V362]+4*[.$B$3]-60*[.$B$4];1440)" office:value-type="float" office:value="718.834890328458">
            <text:p>718.83</text:p>
          </table:table-cell>
          <table:table-cell table:formula="of:=IF([.AB362]/4&lt;0;[.AB362]/4+180;[.AB362]/4-180)" office:value-type="float" office:value="-0.291277417885567">
            <text:p>-0.29</text:p>
          </table:table-cell>
          <table:table-cell table:formula="of:=DEGREES(ACOS(SIN(RADIANS([.$B$2]))*SIN(RADIANS([.T362]))+COS(RADIANS([.$B$2]))*COS(RADIANS([.T362]))*COS(RADIANS([.AC362]))))" office:value-type="float" office:value="63.3062109853196">
            <text:p>63.31</text:p>
          </table:table-cell>
          <table:table-cell table:formula="of:=90-[.AD362]" office:value-type="float" office:value="26.6937890146804">
            <text:p>26.69</text:p>
          </table:table-cell>
          <table:table-cell table:formula="of:=IF([.AE362]&gt;85;0;IF([.AE362]&gt;5;58.1/TAN(RADIANS([.AE362]))-0.07/POWER(TAN(RADIANS([.AE362]));3)+0.000086/POWER(TAN(RADIANS([.AE362]));5);IF([.AE362]&gt;-0.575;1735+[.AE362]*(-518.2+[.AE362]*(103.4+[.AE362]*(-12.79+[.AE362]*0.711)));-20.772/TAN(RADIANS([.AE362])))))/3600" office:value-type="float" office:value="0.0319450591787813">
            <text:p>0.03</text:p>
          </table:table-cell>
          <table:table-cell table:formula="of:=[.AE362]+[.AF362]" office:value-type="float" office:value="26.7257340738592">
            <text:p>26.73</text:p>
          </table:table-cell>
          <table:table-cell table:formula="of:=IF([.AC362]&gt;0;MOD(DEGREES(ACOS(((SIN(RADIANS([.$B$2]))*COS(RADIANS([.AD362])))-SIN(RADIANS([.T362])))/(COS(RADIANS([.$B$2]))*SIN(RADIANS([.AD362])))))+180;360);MOD(540-DEGREES(ACOS(((SIN(RADIANS([.$B$2]))*COS(RADIANS([.AD362])))-SIN(RADIANS([.T362])))/(COS(RADIANS([.$B$2]))*SIN(RADIANS([.AD362])))));360))" office:value-type="float" office:value="179.700575977159">
            <text:p>179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2]+1" office:value-type="date" office:date-value="2010-12-28">
            <text:p>12/28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3]+2415018.5+[.E363]-[.$B$4]/24" office:value-type="float" office:value="2455559.29166667">
            <text:p>2455559.29</text:p>
          </table:table-cell>
          <table:table-cell table:style-name="ce9" table:formula="of:=([.F363]-2451545)/36525" office:value-type="float" office:value="0.109905315993607">
            <text:p>0.10990532</text:p>
          </table:table-cell>
          <table:table-cell/>
          <table:table-cell table:formula="of:=MOD(280.46646+[.G363]*(36000.76983+[.G363]*0.0003032);360)" office:value-type="float" office:value="277.142447841686">
            <text:p>277.14</text:p>
          </table:table-cell>
          <table:table-cell table:formula="of:=357.52911+[.G363]*(35999.05029-0.0001537*[.G363])" office:value-type="float" office:value="4314.01610573565">
            <text:p>4314.02</text:p>
          </table:table-cell>
          <table:table-cell table:formula="of:=0.016708634-[.G363]*(0.000042037+0.0000001267*[.G363])" office:value-type="float" office:value="0.0167040123797997">
            <text:p>0.02</text:p>
          </table:table-cell>
          <table:table-cell table:formula="of:=SIN(RADIANS([.J363]))*(1.914602-[.G363]*(0.004817+0.000014*[.G363]))+SIN(RADIANS(2*[.J363]))*(0.019993-0.000101*[.G363])+SIN(RADIANS(3*[.J363]))*0.000289" office:value-type="float" office:value="-0.203772501434123">
            <text:p>-0.2</text:p>
          </table:table-cell>
          <table:table-cell table:formula="of:=[.I363]+[.L363]" office:value-type="float" office:value="276.938675340252">
            <text:p>276.94</text:p>
          </table:table-cell>
          <table:table-cell table:formula="of:=[.J363]+[.L363]" office:value-type="float" office:value="4313.81233323421">
            <text:p>4313.81</text:p>
          </table:table-cell>
          <table:table-cell table:formula="of:=(1.000001018*(1-[.K363]*[.K363]))/(1+[.K363]*COS(RADIANS([.N363])))" office:value-type="float" office:value="0.983391114480769">
            <text:p>0.98</text:p>
          </table:table-cell>
          <table:table-cell table:formula="of:=[.M363]-0.00569-0.00478*SIN(RADIANS(125.04-1934.136*[.G363]))" office:value-type="float" office:value="276.937760905838">
            <text:p>276.94</text:p>
          </table:table-cell>
          <table:table-cell table:formula="of:=23+(26+((21.448-[.G363]*(46.815+[.G363]*(0.00059-[.G363]*0.001813))))/60)/60" office:value-type="float" office:value="23.4378618827533">
            <text:p>23.44</text:p>
          </table:table-cell>
          <table:table-cell table:formula="of:=[.Q363]+0.00256*COS(RADIANS(125.04-1934.136*[.G363]))" office:value-type="float" office:value="23.4379721276213">
            <text:p>23.44</text:p>
          </table:table-cell>
          <table:table-cell table:formula="of:=DEGREES(ATAN2(COS(RADIANS([.P363]));COS(RADIANS([.R363]))*SIN(RADIANS([.P363]))))" office:value-type="float" office:value="-82.4452493926315">
            <text:p>-82.45</text:p>
          </table:table-cell>
          <table:table-cell table:formula="of:=DEGREES(ASIN(SIN(RADIANS([.R363]))*SIN(RADIANS([.P363]))))" office:value-type="float" office:value="-23.2562229724477">
            <text:p>-23.26</text:p>
          </table:table-cell>
          <table:table-cell table:formula="of:=TAN(RADIANS([.R363]/2))*TAN(RADIANS([.R363]/2))" office:value-type="float" office:value="0.0430295483442917">
            <text:p>0.04</text:p>
          </table:table-cell>
          <table:table-cell table:formula="of:=4*DEGREES([.U363]*SIN(2*RADIANS([.I363]))-2*[.K363]*SIN(RADIANS([.J363]))+4*[.K363]*[.U363]*SIN(RADIANS([.J363]))*COS(2*RADIANS([.I363]))-0.5*[.U363]*[.U363]*SIN(4*RADIANS([.I363]))-1.25*[.K363]*[.K363]*SIN(2*RADIANS([.J363])))" office:value-type="float" office:value="-1.65343367732444">
            <text:p>-1.65</text:p>
          </table:table-cell>
          <table:table-cell table:formula="of:=DEGREES(ACOS(COS(RADIANS(90.833))/(COS(RADIANS([.$B$2]))*COS(RADIANS([.T363])))-TAN(RADIANS([.$B$2]))*TAN(RADIANS([.T363]))))" office:value-type="float" office:value="70.1257381115732">
            <text:p>70.13</text:p>
          </table:table-cell>
          <table:table-cell table:style-name="ce7" table:formula="of:=(720-4*[.$B$3]-[.V363]+[.$B$4]*60)/1440" office:value-type="float" office:value="0.501148217831475">
            <text:p>12:01:39</text:p>
          </table:table-cell>
          <table:table-cell table:style-name="ce7" table:formula="of:=([.X363]*1440-[.W363]*4)/1440" office:value-type="float" office:value="0.306354500854883">
            <text:p>7:21:09</text:p>
          </table:table-cell>
          <table:table-cell table:style-name="ce7" table:formula="of:=([.X363]*1440+[.W363]*4)/1440" office:value-type="float" office:value="0.695941934808067">
            <text:p>16:42:09</text:p>
          </table:table-cell>
          <table:table-cell table:formula="of:=8*[.W363]" office:value-type="float" office:value="561.005904892585">
            <text:p>561.01</text:p>
          </table:table-cell>
          <table:table-cell table:formula="of:=MOD([.E363]*1440+[.V363]+4*[.$B$3]-60*[.$B$4];1440)" office:value-type="float" office:value="718.346566322676">
            <text:p>718.35</text:p>
          </table:table-cell>
          <table:table-cell table:formula="of:=IF([.AB363]/4&lt;0;[.AB363]/4+180;[.AB363]/4-180)" office:value-type="float" office:value="-0.413358419331104">
            <text:p>-0.41</text:p>
          </table:table-cell>
          <table:table-cell table:formula="of:=DEGREES(ACOS(SIN(RADIANS([.$B$2]))*SIN(RADIANS([.T363]))+COS(RADIANS([.$B$2]))*COS(RADIANS([.T363]))*COS(RADIANS([.AC363]))))" office:value-type="float" office:value="63.2573980928298">
            <text:p>63.26</text:p>
          </table:table-cell>
          <table:table-cell table:formula="of:=90-[.AD363]" office:value-type="float" office:value="26.7426019071702">
            <text:p>26.74</text:p>
          </table:table-cell>
          <table:table-cell table:formula="of:=IF([.AE363]&gt;85;0;IF([.AE363]&gt;5;58.1/TAN(RADIANS([.AE363]))-0.07/POWER(TAN(RADIANS([.AE363]));3)+0.000086/POWER(TAN(RADIANS([.AE363]));5);IF([.AE363]&gt;-0.575;1735+[.AE363]*(-518.2+[.AE363]*(103.4+[.AE363]*(-12.79+[.AE363]*0.711)));-20.772/TAN(RADIANS([.AE363])))))/3600" office:value-type="float" office:value="0.0318780030488431">
            <text:p>0.03</text:p>
          </table:table-cell>
          <table:table-cell table:formula="of:=[.AE363]+[.AF363]" office:value-type="float" office:value="26.774479910219">
            <text:p>26.77</text:p>
          </table:table-cell>
          <table:table-cell table:formula="of:=IF([.AC363]&gt;0;MOD(DEGREES(ACOS(((SIN(RADIANS([.$B$2]))*COS(RADIANS([.AD363])))-SIN(RADIANS([.T363])))/(COS(RADIANS([.$B$2]))*SIN(RADIANS([.AD363])))))+180;360);MOD(540-DEGREES(ACOS(((SIN(RADIANS([.$B$2]))*COS(RADIANS([.AD363])))-SIN(RADIANS([.T363])))/(COS(RADIANS([.$B$2]))*SIN(RADIANS([.AD363])))));360))" office:value-type="float" office:value="179.574740433243">
            <text:p>179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3]+1" office:value-type="date" office:date-value="2010-12-29">
            <text:p>12/29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4]+2415018.5+[.E364]-[.$B$4]/24" office:value-type="float" office:value="2455560.29166667">
            <text:p>2455560.29</text:p>
          </table:table-cell>
          <table:table-cell table:style-name="ce9" table:formula="of:=([.F364]-2451545)/36525" office:value-type="float" office:value="0.109932694501479">
            <text:p>0.10993269</text:p>
          </table:table-cell>
          <table:table-cell/>
          <table:table-cell table:formula="of:=MOD(280.46646+[.G364]*(36000.76983+[.G364]*0.0003032);360)" office:value-type="float" office:value="278.128095203675">
            <text:p>278.13</text:p>
          </table:table-cell>
          <table:table-cell table:formula="of:=357.52911+[.G364]*(35999.05029-0.0001537*[.G364])" office:value-type="float" office:value="4315.00170601645">
            <text:p>4315</text:p>
          </table:table-cell>
          <table:table-cell table:formula="of:=0.016708634-[.G364]*(0.000042037+0.0000001267*[.G364])" office:value-type="float" office:value="0.0167040112281267">
            <text:p>0.02</text:p>
          </table:table-cell>
          <table:table-cell table:formula="of:=SIN(RADIANS([.J364]))*(1.914602-[.G364]*(0.004817+0.000014*[.G364]))+SIN(RADIANS(2*[.J364]))*(0.019993-0.000101*[.G364])+SIN(RADIANS(3*[.J364]))*0.000289" office:value-type="float" office:value="-0.170309037674174">
            <text:p>-0.17</text:p>
          </table:table-cell>
          <table:table-cell table:formula="of:=[.I364]+[.L364]" office:value-type="float" office:value="277.957786166001">
            <text:p>277.96</text:p>
          </table:table-cell>
          <table:table-cell table:formula="of:=[.J364]+[.L364]" office:value-type="float" office:value="4314.83139697877">
            <text:p>4314.83</text:p>
          </table:table-cell>
          <table:table-cell table:formula="of:=(1.000001018*(1-[.K364]*[.K364]))/(1+[.K364]*COS(RADIANS([.N364])))" office:value-type="float" office:value="0.98336268237772">
            <text:p>0.98</text:p>
          </table:table-cell>
          <table:table-cell table:formula="of:=[.M364]-0.00569-0.00478*SIN(RADIANS(125.04-1934.136*[.G364]))" office:value-type="float" office:value="277.956871919795">
            <text:p>277.96</text:p>
          </table:table-cell>
          <table:table-cell table:formula="of:=23+(26+((21.448-[.G364]*(46.815+[.G364]*(0.00059-[.G364]*0.001813))))/60)/60" office:value-type="float" office:value="23.4378615267181">
            <text:p>23.44</text:p>
          </table:table-cell>
          <table:table-cell table:formula="of:=[.Q364]+0.00256*COS(RADIANS(125.04-1934.136*[.G364]))" office:value-type="float" office:value="23.4379694077377">
            <text:p>23.44</text:p>
          </table:table-cell>
          <table:table-cell table:formula="of:=DEGREES(ATAN2(COS(RADIANS([.P364]));COS(RADIANS([.R364]))*SIN(RADIANS([.P364]))))" office:value-type="float" office:value="-81.3379925844821">
            <text:p>-81.34</text:p>
          </table:table-cell>
          <table:table-cell table:formula="of:=DEGREES(ASIN(SIN(RADIANS([.R364]))*SIN(RADIANS([.P364]))))" office:value-type="float" office:value="-23.1990465520753">
            <text:p>-23.2</text:p>
          </table:table-cell>
          <table:table-cell table:formula="of:=TAN(RADIANS([.R364]/2))*TAN(RADIANS([.R364]/2))" office:value-type="float" office:value="0.0430295380734116">
            <text:p>0.04</text:p>
          </table:table-cell>
          <table:table-cell table:formula="of:=4*DEGREES([.U364]*SIN(2*RADIANS([.I364]))-2*[.K364]*SIN(RADIANS([.J364]))+4*[.K364]*[.U364]*SIN(RADIANS([.J364]))*COS(2*RADIANS([.I364]))-0.5*[.U364]*[.U364]*SIN(4*RADIANS([.I364]))-1.25*[.K364]*[.K364]*SIN(2*RADIANS([.J364])))" office:value-type="float" office:value="-2.13856004494686">
            <text:p>-2.14</text:p>
          </table:table-cell>
          <table:table-cell table:formula="of:=DEGREES(ACOS(COS(RADIANS(90.833))/(COS(RADIANS([.$B$2]))*COS(RADIANS([.T364])))-TAN(RADIANS([.$B$2]))*TAN(RADIANS([.T364]))))" office:value-type="float" office:value="70.1855994744505">
            <text:p>70.19</text:p>
          </table:table-cell>
          <table:table-cell table:style-name="ce7" table:formula="of:=(720-4*[.$B$3]-[.V364]+[.$B$4]*60)/1440" office:value-type="float" office:value="0.501485111142324">
            <text:p>12:02:08</text:p>
          </table:table-cell>
          <table:table-cell table:style-name="ce7" table:formula="of:=([.X364]*1440-[.W364]*4)/1440" office:value-type="float" office:value="0.306525112602184">
            <text:p>7:21:24</text:p>
          </table:table-cell>
          <table:table-cell table:style-name="ce7" table:formula="of:=([.X364]*1440+[.W364]*4)/1440" office:value-type="float" office:value="0.696445109682465">
            <text:p>16:42:53</text:p>
          </table:table-cell>
          <table:table-cell table:formula="of:=8*[.W364]" office:value-type="float" office:value="561.484795795604">
            <text:p>561.48</text:p>
          </table:table-cell>
          <table:table-cell table:formula="of:=MOD([.E364]*1440+[.V364]+4*[.$B$3]-60*[.$B$4];1440)" office:value-type="float" office:value="717.861439955053">
            <text:p>717.86</text:p>
          </table:table-cell>
          <table:table-cell table:formula="of:=IF([.AB364]/4&lt;0;[.AB364]/4+180;[.AB364]/4-180)" office:value-type="float" office:value="-0.534640011236718">
            <text:p>-0.53</text:p>
          </table:table-cell>
          <table:table-cell table:formula="of:=DEGREES(ACOS(SIN(RADIANS([.$B$2]))*SIN(RADIANS([.T364]))+COS(RADIANS([.$B$2]))*COS(RADIANS([.T364]))*COS(RADIANS([.AC364]))))" office:value-type="float" office:value="63.2010142279676">
            <text:p>63.2</text:p>
          </table:table-cell>
          <table:table-cell table:formula="of:=90-[.AD364]" office:value-type="float" office:value="26.7989857720324">
            <text:p>26.8</text:p>
          </table:table-cell>
          <table:table-cell table:formula="of:=IF([.AE364]&gt;85;0;IF([.AE364]&gt;5;58.1/TAN(RADIANS([.AE364]))-0.07/POWER(TAN(RADIANS([.AE364]));3)+0.000086/POWER(TAN(RADIANS([.AE364]));5);IF([.AE364]&gt;-0.575;1735+[.AE364]*(-518.2+[.AE364]*(103.4+[.AE364]*(-12.79+[.AE364]*0.711)));-20.772/TAN(RADIANS([.AE364])))))/3600" office:value-type="float" office:value="0.0318008230571734">
            <text:p>0.03</text:p>
          </table:table-cell>
          <table:table-cell table:formula="of:=[.AE364]+[.AF364]" office:value-type="float" office:value="26.8307865950895">
            <text:p>26.83</text:p>
          </table:table-cell>
          <table:table-cell table:formula="of:=IF([.AC364]&gt;0;MOD(DEGREES(ACOS(((SIN(RADIANS([.$B$2]))*COS(RADIANS([.AD364])))-SIN(RADIANS([.T364])))/(COS(RADIANS([.$B$2]))*SIN(RADIANS([.AD364])))))+180;360);MOD(540-DEGREES(ACOS(((SIN(RADIANS([.$B$2]))*COS(RADIANS([.AD364])))-SIN(RADIANS([.T364])))/(COS(RADIANS([.$B$2]))*SIN(RADIANS([.AD364])))));360))" office:value-type="float" office:value="179.449457901627">
            <text:p>179.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4]+1" office:value-type="date" office:date-value="2010-12-30">
            <text:p>12/30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5]+2415018.5+[.E365]-[.$B$4]/24" office:value-type="float" office:value="2455561.29166667">
            <text:p>2455561.29</text:p>
          </table:table-cell>
          <table:table-cell table:style-name="ce9" table:formula="of:=([.F365]-2451545)/36525" office:value-type="float" office:value="0.10996007300935">
            <text:p>0.10996007</text:p>
          </table:table-cell>
          <table:table-cell/>
          <table:table-cell table:formula="of:=MOD(280.46646+[.G365]*(36000.76983+[.G365]*0.0003032);360)" office:value-type="float" office:value="279.113742565664">
            <text:p>279.11</text:p>
          </table:table-cell>
          <table:table-cell table:formula="of:=357.52911+[.G365]*(35999.05029-0.0001537*[.G365])" office:value-type="float" office:value="4315.98730629724">
            <text:p>4315.99</text:p>
          </table:table-cell>
          <table:table-cell table:formula="of:=0.016708634-[.G365]*(0.000042037+0.0000001267*[.G365])" office:value-type="float" office:value="0.0167040100764536">
            <text:p>0.02</text:p>
          </table:table-cell>
          <table:table-cell table:formula="of:=SIN(RADIANS([.J365]))*(1.914602-[.G365]*(0.004817+0.000014*[.G365]))+SIN(RADIANS(2*[.J365]))*(0.019993-0.000101*[.G365])+SIN(RADIANS(3*[.J365]))*0.000289" office:value-type="float" office:value="-0.136791928313403">
            <text:p>-0.14</text:p>
          </table:table-cell>
          <table:table-cell table:formula="of:=[.I365]+[.L365]" office:value-type="float" office:value="278.976950637351">
            <text:p>278.98</text:p>
          </table:table-cell>
          <table:table-cell table:formula="of:=[.J365]+[.L365]" office:value-type="float" office:value="4315.85051436893">
            <text:p>4315.85</text:p>
          </table:table-cell>
          <table:table-cell table:formula="of:=(1.000001018*(1-[.K365]*[.K365]))/(1+[.K365]*COS(RADIANS([.N365])))" office:value-type="float" office:value="0.983339340884349">
            <text:p>0.98</text:p>
          </table:table-cell>
          <table:table-cell table:formula="of:=[.M365]-0.00569-0.00478*SIN(RADIANS(125.04-1934.136*[.G365]))" office:value-type="float" office:value="278.976036575275">
            <text:p>278.98</text:p>
          </table:table-cell>
          <table:table-cell table:formula="of:=23+(26+((21.448-[.G365]*(46.815+[.G365]*(0.00059-[.G365]*0.001813))))/60)/60" office:value-type="float" office:value="23.437861170683">
            <text:p>23.44</text:p>
          </table:table-cell>
          <table:table-cell table:formula="of:=[.Q365]+0.00256*COS(RADIANS(125.04-1934.136*[.G365]))" office:value-type="float" office:value="23.437966687762">
            <text:p>23.44</text:p>
          </table:table-cell>
          <table:table-cell table:formula="of:=DEGREES(ATAN2(COS(RADIANS([.P365]));COS(RADIANS([.R365]))*SIN(RADIANS([.P365]))))" office:value-type="float" office:value="-80.231688284199">
            <text:p>-80.23</text:p>
          </table:table-cell>
          <table:table-cell table:formula="of:=DEGREES(ASIN(SIN(RADIANS([.R365]))*SIN(RADIANS([.P365]))))" office:value-type="float" office:value="-23.1341259284152">
            <text:p>-23.13</text:p>
          </table:table-cell>
          <table:table-cell table:formula="of:=TAN(RADIANS([.R365]/2))*TAN(RADIANS([.R365]/2))" office:value-type="float" office:value="0.0430295278021848">
            <text:p>0.04</text:p>
          </table:table-cell>
          <table:table-cell table:formula="of:=4*DEGREES([.U365]*SIN(2*RADIANS([.I365]))-2*[.K365]*SIN(RADIANS([.J365]))+4*[.K365]*[.U365]*SIN(RADIANS([.J365]))*COS(2*RADIANS([.I365]))-0.5*[.U365]*[.U365]*SIN(4*RADIANS([.I365]))-1.25*[.K365]*[.K365]*SIN(2*RADIANS([.J365])))" office:value-type="float" office:value="-2.61995684246447">
            <text:p>-2.62</text:p>
          </table:table-cell>
          <table:table-cell table:formula="of:=DEGREES(ACOS(COS(RADIANS(90.833))/(COS(RADIANS([.$B$2]))*COS(RADIANS([.T365])))-TAN(RADIANS([.$B$2]))*TAN(RADIANS([.T365]))))" office:value-type="float" office:value="70.2534809110739">
            <text:p>70.25</text:p>
          </table:table-cell>
          <table:table-cell table:style-name="ce7" table:formula="of:=(720-4*[.$B$3]-[.V365]+[.$B$4]*60)/1440" office:value-type="float" office:value="0.501819414473934">
            <text:p>12:02:37</text:p>
          </table:table-cell>
          <table:table-cell table:style-name="ce7" table:formula="of:=([.X365]*1440-[.W365]*4)/1440" office:value-type="float" office:value="0.306670856387617">
            <text:p>7:21:36</text:p>
          </table:table-cell>
          <table:table-cell table:style-name="ce7" table:formula="of:=([.X365]*1440+[.W365]*4)/1440" office:value-type="float" office:value="0.69696797256025">
            <text:p>16:43:38</text:p>
          </table:table-cell>
          <table:table-cell table:formula="of:=8*[.W365]" office:value-type="float" office:value="562.027847288591">
            <text:p>562.03</text:p>
          </table:table-cell>
          <table:table-cell table:formula="of:=MOD([.E365]*1440+[.V365]+4*[.$B$3]-60*[.$B$4];1440)" office:value-type="float" office:value="717.380043157536">
            <text:p>717.38</text:p>
          </table:table-cell>
          <table:table-cell table:formula="of:=IF([.AB365]/4&lt;0;[.AB365]/4+180;[.AB365]/4-180)" office:value-type="float" office:value="-0.654989210616122">
            <text:p>-0.65</text:p>
          </table:table-cell>
          <table:table-cell table:formula="of:=DEGREES(ACOS(SIN(RADIANS([.$B$2]))*SIN(RADIANS([.T365]))+COS(RADIANS([.$B$2]))*COS(RADIANS([.T365]))*COS(RADIANS([.AC365]))))" office:value-type="float" office:value="63.1370822723569">
            <text:p>63.14</text:p>
          </table:table-cell>
          <table:table-cell table:formula="of:=90-[.AD365]" office:value-type="float" office:value="26.8629177276431">
            <text:p>26.86</text:p>
          </table:table-cell>
          <table:table-cell table:formula="of:=IF([.AE365]&gt;85;0;IF([.AE365]&gt;5;58.1/TAN(RADIANS([.AE365]))-0.07/POWER(TAN(RADIANS([.AE365]));3)+0.000086/POWER(TAN(RADIANS([.AE365]));5);IF([.AE365]&gt;-0.575;1735+[.AE365]*(-518.2+[.AE365]*(103.4+[.AE365]*(-12.79+[.AE365]*0.711)));-20.772/TAN(RADIANS([.AE365])))))/3600" office:value-type="float" office:value="0.0317136675800171">
            <text:p>0.03</text:p>
          </table:table-cell>
          <table:table-cell table:formula="of:=[.AE365]+[.AF365]" office:value-type="float" office:value="26.8946313952231">
            <text:p>26.89</text:p>
          </table:table-cell>
          <table:table-cell table:formula="of:=IF([.AC365]&gt;0;MOD(DEGREES(ACOS(((SIN(RADIANS([.$B$2]))*COS(RADIANS([.AD365])))-SIN(RADIANS([.T365])))/(COS(RADIANS([.$B$2]))*SIN(RADIANS([.AD365])))))+180;360);MOD(540-DEGREES(ACOS(((SIN(RADIANS([.$B$2]))*COS(RADIANS([.AD365])))-SIN(RADIANS([.T365])))/(COS(RADIANS([.$B$2]))*SIN(RADIANS([.AD365])))));360))" office:value-type="float" office:value="179.324820697852">
            <text:p>179.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5]+1" office:value-type="date" office:date-value="2010-12-31">
            <text:p>12/31/2010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6]+2415018.5+[.E366]-[.$B$4]/24" office:value-type="float" office:value="2455562.29166667">
            <text:p>2455562.29</text:p>
          </table:table-cell>
          <table:table-cell table:style-name="ce9" table:formula="of:=([.F366]-2451545)/36525" office:value-type="float" office:value="0.109987451517221">
            <text:p>0.10998745</text:p>
          </table:table-cell>
          <table:table-cell/>
          <table:table-cell table:formula="of:=MOD(280.46646+[.G366]*(36000.76983+[.G366]*0.0003032);360)" office:value-type="float" office:value="280.099389927655">
            <text:p>280.1</text:p>
          </table:table-cell>
          <table:table-cell table:formula="of:=357.52911+[.G366]*(35999.05029-0.0001537*[.G366])" office:value-type="float" office:value="4316.97290657804">
            <text:p>4316.97</text:p>
          </table:table-cell>
          <table:table-cell table:formula="of:=0.016708634-[.G366]*(0.000042037+0.0000001267*[.G366])" office:value-type="float" office:value="0.0167040089247803">
            <text:p>0.02</text:p>
          </table:table-cell>
          <table:table-cell table:formula="of:=SIN(RADIANS([.J366]))*(1.914602-[.G366]*(0.004817+0.000014*[.G366]))+SIN(RADIANS(2*[.J366]))*(0.019993-0.000101*[.G366])+SIN(RADIANS(3*[.J366]))*0.000289" office:value-type="float" office:value="-0.103231728038277">
            <text:p>-0.1</text:p>
          </table:table-cell>
          <table:table-cell table:formula="of:=[.I366]+[.L366]" office:value-type="float" office:value="279.996158199616">
            <text:p>280</text:p>
          </table:table-cell>
          <table:table-cell table:formula="of:=[.J366]+[.L366]" office:value-type="float" office:value="4316.86967485001">
            <text:p>4316.87</text:p>
          </table:table-cell>
          <table:table-cell table:formula="of:=(1.000001018*(1-[.K366]*[.K366]))/(1+[.K366]*COS(RADIANS([.N366])))" office:value-type="float" office:value="0.983321097626056">
            <text:p>0.98</text:p>
          </table:table-cell>
          <table:table-cell table:formula="of:=[.M366]-0.00569-0.00478*SIN(RADIANS(125.04-1934.136*[.G366]))" office:value-type="float" office:value="279.99524431759">
            <text:p>280</text:p>
          </table:table-cell>
          <table:table-cell table:formula="of:=23+(26+((21.448-[.G366]*(46.815+[.G366]*(0.00059-[.G366]*0.001813))))/60)/60" office:value-type="float" office:value="23.4378608146478">
            <text:p>23.44</text:p>
          </table:table-cell>
          <table:table-cell table:formula="of:=[.Q366]+0.00256*COS(RADIANS(125.04-1934.136*[.G366]))" office:value-type="float" office:value="23.4379639676961">
            <text:p>23.44</text:p>
          </table:table-cell>
          <table:table-cell table:formula="of:=DEGREES(ATAN2(COS(RADIANS([.P366]));COS(RADIANS([.R366]))*SIN(RADIANS([.P366]))))" office:value-type="float" office:value="-79.1264713517489">
            <text:p>-79.13</text:p>
          </table:table-cell>
          <table:table-cell table:formula="of:=DEGREES(ASIN(SIN(RADIANS([.R366]))*SIN(RADIANS([.P366]))))" office:value-type="float" office:value="-23.0614923664736">
            <text:p>-23.06</text:p>
          </table:table-cell>
          <table:table-cell table:formula="of:=TAN(RADIANS([.R366]/2))*TAN(RADIANS([.R366]/2))" office:value-type="float" office:value="0.0430295175306191">
            <text:p>0.04</text:p>
          </table:table-cell>
          <table:table-cell table:formula="of:=4*DEGREES([.U366]*SIN(2*RADIANS([.I366]))-2*[.K366]*SIN(RADIANS([.J366]))+4*[.K366]*[.U366]*SIN(RADIANS([.J366]))*COS(2*RADIANS([.I366]))-0.5*[.U366]*[.U366]*SIN(4*RADIANS([.I366]))-1.25*[.K366]*[.K366]*SIN(2*RADIANS([.J366])))" office:value-type="float" office:value="-3.09709892844636">
            <text:p>-3.1</text:p>
          </table:table-cell>
          <table:table-cell table:formula="of:=DEGREES(ACOS(COS(RADIANS(90.833))/(COS(RADIANS([.$B$2]))*COS(RADIANS([.T366])))-TAN(RADIANS([.$B$2]))*TAN(RADIANS([.T366]))))" office:value-type="float" office:value="70.3293169654795">
            <text:p>70.33</text:p>
          </table:table-cell>
          <table:table-cell table:style-name="ce7" table:formula="of:=(720-4*[.$B$3]-[.V366]+[.$B$4]*60)/1440" office:value-type="float" office:value="0.502150763144754">
            <text:p>12:03:06</text:p>
          </table:table-cell>
          <table:table-cell table:style-name="ce7" table:formula="of:=([.X366]*1440-[.W366]*4)/1440" office:value-type="float" office:value="0.306791549351756">
            <text:p>7:21:47</text:p>
          </table:table-cell>
          <table:table-cell table:style-name="ce7" table:formula="of:=([.X366]*1440+[.W366]*4)/1440" office:value-type="float" office:value="0.697509976937753">
            <text:p>16:44:25</text:p>
          </table:table-cell>
          <table:table-cell table:formula="of:=8*[.W366]" office:value-type="float" office:value="562.634535723836">
            <text:p>562.63</text:p>
          </table:table-cell>
          <table:table-cell table:formula="of:=MOD([.E366]*1440+[.V366]+4*[.$B$3]-60*[.$B$4];1440)" office:value-type="float" office:value="716.902901071554">
            <text:p>716.9</text:p>
          </table:table-cell>
          <table:table-cell table:formula="of:=IF([.AB366]/4&lt;0;[.AB366]/4+180;[.AB366]/4-180)" office:value-type="float" office:value="-0.774274732111593">
            <text:p>-0.77</text:p>
          </table:table-cell>
          <table:table-cell table:formula="of:=DEGREES(ACOS(SIN(RADIANS([.$B$2]))*SIN(RADIANS([.T366]))+COS(RADIANS([.$B$2]))*COS(RADIANS([.T366]))*COS(RADIANS([.AC366]))))" office:value-type="float" office:value="63.0656284263199">
            <text:p>63.07</text:p>
          </table:table-cell>
          <table:table-cell table:formula="of:=90-[.AD366]" office:value-type="float" office:value="26.9343715736801">
            <text:p>26.93</text:p>
          </table:table-cell>
          <table:table-cell table:formula="of:=IF([.AE366]&gt;85;0;IF([.AE366]&gt;5;58.1/TAN(RADIANS([.AE366]))-0.07/POWER(TAN(RADIANS([.AE366]));3)+0.000086/POWER(TAN(RADIANS([.AE366]));5);IF([.AE366]&gt;-0.575;1735+[.AE366]*(-518.2+[.AE366]*(103.4+[.AE366]*(-12.79+[.AE366]*0.711)));-20.772/TAN(RADIANS([.AE366])))))/3600" office:value-type="float" office:value="0.0316167031660986">
            <text:p>0.03</text:p>
          </table:table-cell>
          <table:table-cell table:formula="of:=[.AE366]+[.AF366]" office:value-type="float" office:value="26.9659882768462">
            <text:p>26.97</text:p>
          </table:table-cell>
          <table:table-cell table:formula="of:=IF([.AC366]&gt;0;MOD(DEGREES(ACOS(((SIN(RADIANS([.$B$2]))*COS(RADIANS([.AD366])))-SIN(RADIANS([.T366])))/(COS(RADIANS([.$B$2]))*SIN(RADIANS([.AD366])))))+180;360);MOD(540-DEGREES(ACOS(((SIN(RADIANS([.$B$2]))*COS(RADIANS([.AD366])))-SIN(RADIANS([.T366])))/(COS(RADIANS([.$B$2]))*SIN(RADIANS([.AD366])))));360))" office:value-type="float" office:value="179.200920675412">
            <text:p>179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6]+1" office:value-type="date" office:date-value="2011-01-01">
            <text:p>1/1/2011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7]+2415018.5+[.E367]-[.$B$4]/24" office:value-type="float" office:value="2455563.29166667">
            <text:p>2455563.29</text:p>
          </table:table-cell>
          <table:table-cell table:style-name="ce9" table:formula="of:=([.F367]-2451545)/36525" office:value-type="float" office:value="0.110014830025093">
            <text:p>0.11001483</text:p>
          </table:table-cell>
          <table:table-cell/>
          <table:table-cell table:formula="of:=MOD(280.46646+[.G367]*(36000.76983+[.G367]*0.0003032);360)" office:value-type="float" office:value="281.085037289645">
            <text:p>281.09</text:p>
          </table:table-cell>
          <table:table-cell table:formula="of:=357.52911+[.G367]*(35999.05029-0.0001537*[.G367])" office:value-type="float" office:value="4317.95850685884">
            <text:p>4317.96</text:p>
          </table:table-cell>
          <table:table-cell table:formula="of:=0.016708634-[.G367]*(0.000042037+0.0000001267*[.G367])" office:value-type="float" office:value="0.0167040077731068">
            <text:p>0.02</text:p>
          </table:table-cell>
          <table:table-cell table:formula="of:=SIN(RADIANS([.J367]))*(1.914602-[.G367]*(0.004817+0.000014*[.G367]))+SIN(RADIANS(2*[.J367]))*(0.019993-0.000101*[.G367])+SIN(RADIANS(3*[.J367]))*0.000289" office:value-type="float" office:value="-0.0696390075945712">
            <text:p>-0.07</text:p>
          </table:table-cell>
          <table:table-cell table:formula="of:=[.I367]+[.L367]" office:value-type="float" office:value="281.01539828205">
            <text:p>281.02</text:p>
          </table:table-cell>
          <table:table-cell table:formula="of:=[.J367]+[.L367]" office:value-type="float" office:value="4317.88886785125">
            <text:p>4317.89</text:p>
          </table:table-cell>
          <table:table-cell table:formula="of:=(1.000001018*(1-[.K367]*[.K367]))/(1+[.K367]*COS(RADIANS([.N367])))" office:value-type="float" office:value="0.983307958563291">
            <text:p>0.98</text:p>
          </table:table-cell>
          <table:table-cell table:formula="of:=[.M367]-0.00569-0.00478*SIN(RADIANS(125.04-1934.136*[.G367]))" office:value-type="float" office:value="281.014484575994">
            <text:p>281.01</text:p>
          </table:table-cell>
          <table:table-cell table:formula="of:=23+(26+((21.448-[.G367]*(46.815+[.G367]*(0.00059-[.G367]*0.001813))))/60)/60" office:value-type="float" office:value="23.4378604586126">
            <text:p>23.44</text:p>
          </table:table-cell>
          <table:table-cell table:formula="of:=[.Q367]+0.00256*COS(RADIANS(125.04-1934.136*[.G367]))" office:value-type="float" office:value="23.4379612475421">
            <text:p>23.44</text:p>
          </table:table-cell>
          <table:table-cell table:formula="of:=DEGREES(ATAN2(COS(RADIANS([.P367]));COS(RADIANS([.R367]))*SIN(RADIANS([.P367]))))" office:value-type="float" office:value="-78.0224744547586">
            <text:p>-78.02</text:p>
          </table:table-cell>
          <table:table-cell table:formula="of:=DEGREES(ASIN(SIN(RADIANS([.R367]))*SIN(RADIANS([.P367]))))" office:value-type="float" office:value="-22.9811811046671">
            <text:p>-22.98</text:p>
          </table:table-cell>
          <table:table-cell table:formula="of:=TAN(RADIANS([.R367]/2))*TAN(RADIANS([.R367]/2))" office:value-type="float" office:value="0.0430295072587219">
            <text:p>0.04</text:p>
          </table:table-cell>
          <table:table-cell table:formula="of:=4*DEGREES([.U367]*SIN(2*RADIANS([.I367]))-2*[.K367]*SIN(RADIANS([.J367]))+4*[.K367]*[.U367]*SIN(RADIANS([.J367]))*COS(2*RADIANS([.I367]))-0.5*[.U367]*[.U367]*SIN(4*RADIANS([.I367]))-1.25*[.K367]*[.K367]*SIN(2*RADIANS([.J367])))" office:value-type="float" office:value="-3.56946880788069">
            <text:p>-3.57</text:p>
          </table:table-cell>
          <table:table-cell table:formula="of:=DEGREES(ACOS(COS(RADIANS(90.833))/(COS(RADIANS([.$B$2]))*COS(RADIANS([.T367])))-TAN(RADIANS([.$B$2]))*TAN(RADIANS([.T367]))))" office:value-type="float" office:value="70.41303468213">
            <text:p>70.41</text:p>
          </table:table-cell>
          <table:table-cell table:style-name="ce7" table:formula="of:=(720-4*[.$B$3]-[.V367]+[.$B$4]*60)/1440" office:value-type="float" office:value="0.50247879778325">
            <text:p>12:03:34</text:p>
          </table:table-cell>
          <table:table-cell table:style-name="ce7" table:formula="of:=([.X367]*1440-[.W367]*4)/1440" office:value-type="float" office:value="0.306887034777334">
            <text:p>7:21:55</text:p>
          </table:table-cell>
          <table:table-cell table:style-name="ce7" table:formula="of:=([.X367]*1440+[.W367]*4)/1440" office:value-type="float" office:value="0.698070560789167">
            <text:p>16:45:13</text:p>
          </table:table-cell>
          <table:table-cell table:formula="of:=8*[.W367]" office:value-type="float" office:value="563.30427745704">
            <text:p>563.3</text:p>
          </table:table-cell>
          <table:table-cell table:formula="of:=MOD([.E367]*1440+[.V367]+4*[.$B$3]-60*[.$B$4];1440)" office:value-type="float" office:value="716.430531192119">
            <text:p>716.43</text:p>
          </table:table-cell>
          <table:table-cell table:formula="of:=IF([.AB367]/4&lt;0;[.AB367]/4+180;[.AB367]/4-180)" office:value-type="float" office:value="-0.89236720197016">
            <text:p>-0.89</text:p>
          </table:table-cell>
          <table:table-cell table:formula="of:=DEGREES(ACOS(SIN(RADIANS([.$B$2]))*SIN(RADIANS([.T367]))+COS(RADIANS([.$B$2]))*COS(RADIANS([.T367]))*COS(RADIANS([.AC367]))))" office:value-type="float" office:value="62.98668217958">
            <text:p>62.99</text:p>
          </table:table-cell>
          <table:table-cell table:formula="of:=90-[.AD367]" office:value-type="float" office:value="27.01331782042">
            <text:p>27.01</text:p>
          </table:table-cell>
          <table:table-cell table:formula="of:=IF([.AE367]&gt;85;0;IF([.AE367]&gt;5;58.1/TAN(RADIANS([.AE367]))-0.07/POWER(TAN(RADIANS([.AE367]));3)+0.000086/POWER(TAN(RADIANS([.AE367]));5);IF([.AE367]&gt;-0.575;1735+[.AE367]*(-518.2+[.AE367]*(103.4+[.AE367]*(-12.79+[.AE367]*0.711)));-20.772/TAN(RADIANS([.AE367])))))/3600" office:value-type="float" office:value="0.0315101137045804">
            <text:p>0.03</text:p>
          </table:table-cell>
          <table:table-cell table:formula="of:=[.AE367]+[.AF367]" office:value-type="float" office:value="27.0448279341246">
            <text:p>27.04</text:p>
          </table:table-cell>
          <table:table-cell table:formula="of:=IF([.AC367]&gt;0;MOD(DEGREES(ACOS(((SIN(RADIANS([.$B$2]))*COS(RADIANS([.AD367])))-SIN(RADIANS([.T367])))/(COS(RADIANS([.$B$2]))*SIN(RADIANS([.AD367])))))+180;360);MOD(540-DEGREES(ACOS(((SIN(RADIANS([.$B$2]))*COS(RADIANS([.AD367])))-SIN(RADIANS([.T367])))/(COS(RADIANS([.$B$2]))*SIN(RADIANS([.AD367])))));360))" office:value-type="float" office:value="179.077849169795">
            <text:p>179.08</text:p>
          </table:table-cell>
          <table:table-cell table:number-columns-repeated="990"/>
        </table:table-row>
        <table:table-row table:style-name="ro2" table:number-rows-repeated="104820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P0" style:volatile="true">
      <number:hours/>
      <number:text>:</number:text>
      <number:minutes number:style="long"/>
    </number:time-style>
    <number:text-style style:name="N145">
      <number:text-content/>
      <style:map style:condition="value()&gt;=0" style:apply-style-name="N145P0"/>
    </number:text-style>
    <number:number-style style:name="N146">
      <number:number number:decimal-places="8" number:min-integer-digits="1"/>
    </number:number-style>
    <number:time-style style:name="N148P0" style:volatile="true">
      <number:hours/>
      <number:text>:</number:text>
      <number:minutes number:style="long"/>
      <number:text>:</number:text>
      <number:seconds number:style="long"/>
    </number:time-style>
    <number:text-style style:name="N148">
      <number:text-content/>
      <style:map style:condition="value()&gt;=0" style:apply-style-name="N148P0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13:1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Cornwall</meta:initial-creator>
    <meta:creation-date>2010-02-16T08:55:33</meta:creation-date>
    <dc:creator>Chris Cornwall</dc:creator>
    <dc:date>2011-08-02T13:11:09.70</dc:date>
    <meta:generator>OpenOffice.org/3.3$Win32 OpenOffice.org_project/330m20$Build-9567</meta:generator>
    <meta:editing-duration>PT5H10M20S</meta:editing-duration>
    <meta:editing-cycles>3</meta:editing-cycles>
    <meta:document-statistic meta:table-count="1" meta:cell-count="1102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178cm" svg:height="5.21cm" xlink:href=".." chart:class="chart:line" chart:style-name="ch1">
        <chart:title svg:x="0.861cm" svg:y="0.105cm" chart:style-name="ch2">
          <text:p>Sunlight Duration vs. Day of Year</text:p>
        </chart:title>
        <chart:plot-area chart:style-name="ch3" table:cell-range-address="Calculations.AA1:Calculations.AA367" chart:data-source-has-labels="row" svg:x="0.125cm" svg:y="0.712cm" svg:width="7.89cm" svg:height="4.491cm">
          <chart:axis chart:dimension="x" chart:name="primary-x" chart:style-name="ch4">
            <chart:title svg:x="3.549cm" svg:y="4.709cm" chart:style-name="ch5">
              <text:p>Day of Year</text:p>
            </chart:title>
          </chart:axis>
          <chart:axis chart:dimension="y" chart:name="primary-y" chart:style-name="ch4">
            <chart:title svg:x="0.164cm" svg:y="3.994cm" chart:style-name="ch6">
              <text:p>Sunlight (minutes)</text:p>
            </chart:title>
            <chart:grid chart:style-name="ch7" chart:class="major"/>
          </chart:axis>
          <chart:series chart:style-name="ch8" chart:values-cell-range-address="Calculations.AA2:Calculations.AA367" chart:label-cell-address="Calculations.AA1:Calculations.AA1" chart:class="chart:line"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lculations.AA1:Calculations.AA1">Sunlight Duration (minute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3.468165204657">
                <text:p text:id="Calculations.AA2:Calculations.AA367">563.4681652046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4.215396464395">
                <text:p>564.215396464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5.024169009174">
                <text:p>565.024169009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5.893719574223">
                <text:p>565.893719574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.82323476763">
                <text:p>566.82323476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7.811853771658">
                <text:p>567.811853771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8.858671150668">
                <text:p>568.858671150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9.962739747848">
                <text:p>569.962739747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1.123073652916">
                <text:p>571.123073652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2.338651223053">
                <text:p>572.3386512230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3.608418139655">
                <text:p>573.608418139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4.93129048388">
                <text:p>574.931290483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6.306157814547">
                <text:p>576.306157814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7.73188623267">
                <text:p>577.731886232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9.207321417641">
                <text:p>579.207321417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0.73129162103">
                <text:p>580.731291621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2.3026106049">
                <text:p>582.3026106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3.920080512573">
                <text:p>583.9200805125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5.582494660855">
                <text:p>585.582494660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7.288640243814">
                <text:p>587.2886402438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9.037300939363">
                <text:p>589.0373009393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0.827259410944">
                <text:p>590.8272594109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2.657299697825">
                <text:p>592.657299697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4.526209488484">
                <text:p>594.526209488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6.432782272728">
                <text:p>596.4327822727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8.375819369119">
                <text:p>598.375819369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0.35413182532">
                <text:p>600.354131825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2.366542189828">
                <text:p>602.3665421898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4.411886154473">
                <text:p>604.4118861544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6.489014067813">
                <text:p>606.4890140678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8.596792320337">
                <text:p>608.596792320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0.734104602974">
                <text:p>610.7341046029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2.899853041112">
                <text:p>612.899853041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5.09295920677">
                <text:p>615.09295920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7.312365012069">
                <text:p>617.3123650120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9.557033487586">
                <text:p>619.557033487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1.825949449442">
                <text:p>621.8259494494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4.118120059337">
                <text:p>624.1181200593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6.432575281919">
                <text:p>626.432575281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8.768368244075">
                <text:p>628.7683682440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1.124575500864">
                <text:p>631.1245755008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3.500297212871">
                <text:p>633.5002972128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5.894657239824">
                <text:p>635.8946572398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8.306803155326">
                <text:p>638.3068031553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0.7359061875">
                <text:p>640.7359061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3.181161090299">
                <text:p>643.181161090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5.641785950167">
                <text:p>645.641785950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8.117021932594">
                <text:p>648.1170219325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0.606132973011">
                <text:p>650.606132973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3.1084054163">
                <text:p>653.10840541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5.623147609074">
                <text:p>655.6231476090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8.149689448679">
                <text:p>658.1496894486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0.687381892697">
                <text:p>660.6873818926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3.235596432585">
                <text:p>663.2355964325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5.793724534838">
                <text:p>665.7937245348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8.361177052934">
                <text:p>668.3611770529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0.937383613079">
                <text:p>670.9373836130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.521791976628">
                <text:p>673.5217919766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6.113867381837">
                <text:p>676.1138673818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8.713091867427">
                <text:p>678.7130918674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1.318963580291">
                <text:p>681.3189635802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3.930996069453">
                <text:p>683.9309960694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6.548717568256">
                <text:p>686.5487175682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9.171670266596">
                <text:p>689.171670266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1.79940957485">
                <text:p>691.799409574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4.431503381003">
                <text:p>694.431503381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7.067531302365">
                <text:p>697.0675313023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9.707083933098">
                <text:p>699.7070839330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2.349762088686">
                <text:p>702.3497620886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4.995176048361">
                <text:p>704.9951760483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7.642944796383">
                <text:p>707.6429447963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292695262965">
                <text:p>710.2926952629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2.944061565603">
                <text:p>712.9440615656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5.596684251394">
                <text:p>715.5966842513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8.250209540966">
                <text:p>718.2502095409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0.904288574474">
                <text:p>720.9042885744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3.558576660136">
                <text:p>723.5585766601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6.212732525712">
                <text:p>726.212732525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8.866417573256">
                <text:p>728.866417573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1.519295137491">
                <text:p>731.5192951374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4.171029748111">
                <text:p>734.171029748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6.821286396264">
                <text:p>736.8212863962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9.469729805522">
                <text:p>739.4697298055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2.116023707563">
                <text:p>742.1160237075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4.759830122885">
                <text:p>744.7598301228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7.400808646775">
                <text:p>747.4008086467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50.038615740886">
                <text:p>750.0386157408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2.672904030687">
                <text:p>752.6729040306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5.303321609166">
                <text:p>755.3033216091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7.929511347155">
                <text:p>757.9295113471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0.551110210702">
                <text:p>760.5511102107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3.167748585958">
                <text:p>763.1677485859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5.779049612118">
                <text:p>765.7790496121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8.384628522961">
                <text:p>768.3846285229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0.98409199768">
                <text:p>770.984091997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73.577037521695">
                <text:p>773.5770375216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6.163052758237">
                <text:p>776.1630527582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8.741714931592">
                <text:p>778.7417149315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1.312590222939">
                <text:p>781.3125902229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3.875233179854">
                <text:p>783.8752331798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6.429186140589">
                <text:p>786.4291861405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8.973978674393">
                <text:p>788.9739786743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1.509127039184">
                <text:p>791.5091270391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94.034133658036">
                <text:p>794.0341336580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96.548486615997">
                <text:p>796.5484866159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9.051659178928">
                <text:p>799.0516591789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01.543109336103">
                <text:p>801.5431093361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04.022279368434">
                <text:p>804.0222793684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06.488595444333">
                <text:p>806.488595444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08.94146724527">
                <text:p>808.941467245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11.380287623242">
                <text:p>811.3802876232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13.804432292438">
                <text:p>813.8044322924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16.213259557511">
                <text:p>816.2132595575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18.606110080935">
                <text:p>818.6061100809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20.982306692036">
                <text:p>820.9823066920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3.34115424033">
                <text:p>823.341154240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25.681939495927">
                <text:p>825.6819394959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28.00393109975">
                <text:p>828.003931099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0.306379566411">
                <text:p>830.3063795664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2.588517342596">
                <text:p>832.5885173425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4.849558923825">
                <text:p>834.8495589238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37.088701032467">
                <text:p>837.0887010324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9.305122859822">
                <text:p>839.3051228598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41.497986375099">
                <text:p>841.4979863750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43.666436703981">
                <text:p>843.6664367039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45.80960257943">
                <text:p>845.809602579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7.926596867218">
                <text:p>847.9265968672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50.016517168558">
                <text:p>850.0165171685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52.078446501973">
                <text:p>852.0784465019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4.111454066404">
                <text:p>854.1114540664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56.11459608721">
                <text:p>856.114596087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58.086916746529">
                <text:p>858.0869167465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0.027449199095">
                <text:p>860.0274491990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1.935216674255">
                <text:p>861.9352166742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3.809233664574">
                <text:p>863.8092336645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5.648507200954">
                <text:p>865.6485072009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7.452038213777">
                <text:p>867.4520382137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9.218822979059">
                <text:p>869.2188229790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70.947854648098">
                <text:p>870.9478546480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72.638124858554">
                <text:p>872.6381248585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74.288625424306">
                <text:p>874.2886254243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75.898350100854">
                <text:p>875.8983501008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77.466296422409">
                <text:p>877.4662964224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78.991467606186">
                <text:p>878.9914676061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80.472874518781">
                <text:p>880.4728745187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81.90953769886">
                <text:p>881.909537698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83.300489429789">
                <text:p>883.3004894297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4.644775855167">
                <text:p>884.6447758551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5.941459129626">
                <text:p>885.9414591296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7.189619596721">
                <text:p>887.1896195967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8.388357985115">
                <text:p>888.3883579851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89.536797613832">
                <text:p>889.5367976138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90.634086596816">
                <text:p>890.6340865968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91.679400036704">
                <text:p>891.6794000367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92.671942197333">
                <text:p>892.671942197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93.610948644247">
                <text:p>893.6109486442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94.495688342294">
                <text:p>894.4956883422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95.325465699274">
                <text:p>895.3254656992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96.099622544615">
                <text:p>896.0996225446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96.817540032076">
                <text:p>896.8175400320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97.478640455712">
                <text:p>897.4786404557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98.082388968557">
                <text:p>898.0823889685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98.628295193863">
                <text:p>898.6282951938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99.1159147192">
                <text:p>899.11591471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99.54485046428">
                <text:p>899.544850464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99.914753914035">
                <text:p>899.9147539140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0.225326209167">
                <text:p>900.2253262091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0.476319087288">
                <text:p>900.4763190872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00.667535668588">
                <text:p>900.6675356685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00.798831080972">
                <text:p>900.7988310809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00.870112920596">
                <text:p>900.8701129205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00.881341544807">
                <text:p>900.8813415448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0.832530195569">
                <text:p>900.8325301955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00.723744952582">
                <text:p>900.7237449525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00.555104516403">
                <text:p>900.5551045164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00.326779823013">
                <text:p>900.3267798230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00.038993492364">
                <text:p>900.0389934923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9.692019114523">
                <text:p>899.6920191145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9.286180378041">
                <text:p>899.2861803780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8.82185004619">
                <text:p>898.821850046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98.299448787599">
                <text:p>898.2994487875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97.719443868697">
                <text:p>897.7194438686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97.082347716126">
                <text:p>897.0823477161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96.388716357988">
                <text:p>896.3887163579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95.639147753389">
                <text:p>895.6391477533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94.834280020227">
                <text:p>894.8342800202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93.974789571609">
                <text:p>893.9747895716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93.061389171573">
                <text:p>893.0613891715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92.094825921">
                <text:p>892.0948259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1.075879184721">
                <text:p>891.0758791847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90.00535847086">
                <text:p>890.005358470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88.884101273343">
                <text:p>888.8841012733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87.712970888397">
                <text:p>887.7129708883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86.49285421559">
                <text:p>886.492854215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85.224659553671">
                <text:p>885.2246595536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83.909314401084">
                <text:p>883.9093144010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82.547763270604">
                <text:p>882.5477632706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81.140965527052">
                <text:p>881.1409655270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79.689893256495">
                <text:p>879.6898932564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78.195529174797">
                <text:p>878.1955291747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76.65886458278">
                <text:p>876.658864582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75.080897374621">
                <text:p>875.0808973746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73.4626301055">
                <text:p>873.46263010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1.805068123875">
                <text:p>871.8050681238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70.1092177731">
                <text:p>870.10921777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68.376084666495">
                <text:p>868.3760846664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66.606672039348">
                <text:p>866.6066720393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64.801979180722">
                <text:p>864.8019791807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2.962999947353">
                <text:p>862.9629999473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61.090721361384">
                <text:p>861.0907213613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9.18612229311">
                <text:p>859.186122293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57.250172229476">
                <text:p>857.2501722294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55.283830128501">
                <text:p>855.2838301285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53.288043359474">
                <text:p>853.2880433594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1.263746728281">
                <text:p>851.2637467282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49.2118615869">
                <text:p>849.21186158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47.133295025756">
                <text:p>847.1332950257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45.028939147346">
                <text:p>845.0289391473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42.899670419254">
                <text:p>842.8996704192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40.746349104475">
                <text:p>840.7463491044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38.569818766775">
                <text:p>838.5698187667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36.370905848606">
                <text:p>836.3709058486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4.150419319018">
                <text:p>834.1504193190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1.909150388877">
                <text:p>831.9091503888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29.64787229059">
                <text:p>829.647872290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27.367340119546">
                <text:p>827.3673401195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25.068290734383">
                <text:p>825.0682907343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22.751442713203">
                <text:p>822.7514427132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20.417496362921">
                <text:p>820.4174963629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18.067133778816">
                <text:p>818.0671337788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15.701018951552">
                <text:p>815.7010189515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13.319797918887">
                <text:p>813.3197979188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10.92409895936">
                <text:p>810.924098959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8.51453282539">
                <text:p>808.514532825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06.091693013196">
                <text:p>806.0916930131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03.65615606714">
                <text:p>803.656156067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1.208481916123">
                <text:p>801.2084819161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98.749214239794">
                <text:p>798.7492142397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96.278880862452">
                <text:p>796.2788808624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93.797994172564">
                <text:p>793.7979941725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91.30705156602">
                <text:p>791.307051566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88.806535911288">
                <text:p>788.8065359112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86.29691603478">
                <text:p>786.296916034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83.778647224809">
                <text:p>783.7786472248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1.25217175268">
                <text:p>781.252171752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78.717919409527">
                <text:p>778.7179194095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6.176308057593">
                <text:p>776.1763080575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73.627744194811">
                <text:p>773.6277441948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71.072623531596">
                <text:p>771.0726235315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68.51133157884">
                <text:p>768.511331578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65.944244246234">
                <text:p>765.9442442462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63.371728450106">
                <text:p>763.3717284501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60.794142730038">
                <text:p>760.7941427300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58.211837873595">
                <text:p>758.2118378735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55.625157548603">
                <text:p>755.6251575486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53.034438942451">
                <text:p>753.0344389424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50.440013407959">
                <text:p>750.4400134079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7.842207115404">
                <text:p>747.8422071154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5.241341710367">
                <text:p>745.2413417103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2.63773497711">
                <text:p>742.637734977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0.031701507188">
                <text:p>740.0317015071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7.42355337307">
                <text:p>737.423553373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4.81360080662">
                <text:p>734.813600806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2.202152882176">
                <text:p>732.2021528821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29.589518204144">
                <text:p>729.5895182041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26.97600559891">
                <text:p>726.976005598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24.361924810953">
                <text:p>724.3619248109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21.747587202991">
                <text:p>721.7475872029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19.133306460016">
                <text:p>719.1333064600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16.519399297087">
                <text:p>716.5193992970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13.906186170631">
                <text:p>713.9061861706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11.293991993085">
                <text:p>711.2939919930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8.683146850622">
                <text:p>708.6831468506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.073986723685">
                <text:p>706.0739867236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3.466854209972">
                <text:p>703.4668542099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00.862099249499">
                <text:p>700.8620992494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8.260079851294">
                <text:p>698.2600798512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5.661162821203">
                <text:p>695.6611628212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3.065724490188">
                <text:p>693.0657244901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90.474151442482">
                <text:p>690.4741514424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87.886841242782">
                <text:p>687.8868412427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85.304203161621">
                <text:p>685.3042031616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82.726658897947">
                <text:p>682.7266588979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80.154643297805">
                <text:p>680.1546432978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77.588605067886">
                <text:p>677.5886050678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75.029007482605">
                <text:p>675.0290074826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72.476329083205">
                <text:p>672.4763290832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69.931064367233">
                <text:p>669.9310643672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67.393724466625">
                <text:p>667.3937244666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64.864837812389">
                <text:p>664.8648378123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62.344950783819">
                <text:p>662.3449507838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59.834628339903">
                <text:p>659.8346283399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57.334454630439">
                <text:p>657.3344546304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54.845033584247">
                <text:p>654.8450335842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52.36698947157">
                <text:p>652.366989471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9.900967437677">
                <text:p>649.9009674376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7.447634004416">
                <text:p>647.4476340044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5.007677536323">
                <text:p>645.0076775363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2.581808667675">
                <text:p>642.5818086676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40.170760686715">
                <text:p>640.1707606867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37.775289873101">
                <text:p>637.7752898731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35.396175784436">
                <text:p>635.3961757844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33.034221487613">
                <text:p>633.0342214876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30.690253730566">
                <text:p>630.6902537305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28.365123049854">
                <text:p>628.3651230498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26.059703809431">
                <text:p>626.0597038094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23.774894165887">
                <text:p>623.7748941658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21.511615955329">
                <text:p>621.5116159553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9.270814497101">
                <text:p>619.2708144971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7.053458309507">
                <text:p>617.0534583095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14.86053873279">
                <text:p>614.860538732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2.693069454645">
                <text:p>612.6930694546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10.552085933712">
                <text:p>610.5520859337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08.438644716659">
                <text:p>608.4386447166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06.353822644719">
                <text:p>606.3538226447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4.298715945766">
                <text:p>604.2987159457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02.27443920843">
                <text:p>602.274439208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00.282124235114">
                <text:p>600.2821242351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98.322918771251">
                <text:p>598.3229187712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96.397985108667">
                <text:p>596.397985108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94.50849856152">
                <text:p>594.508498561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92.655645813974">
                <text:p>592.6556458139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90.840623139424">
                <text:p>590.8406231394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89.064634491975">
                <text:p>589.0646344919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87.328889471664">
                <text:p>587.3288894716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85.634601165864">
                <text:p>585.6346011658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83.982983870262">
                <text:p>583.9829838702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82.37525069383">
                <text:p>582.375250693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80.812611053237">
                <text:p>580.8126110532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79.296268063278">
                <text:p>579.2962680632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77.827415830944">
                <text:p>577.8274158309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76.407236661934">
                <text:p>576.4072366619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75.036898189485">
                <text:p>575.0368981894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73.717550436494">
                <text:p>573.7175504364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72.450322823002">
                <text:p>572.4503228230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71.236321132119">
                <text:p>571.2363211321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70.076624448404">
                <text:p>570.0766244484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68.972282083666">
                <text:p>568.9722820836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7.924310505878">
                <text:p>567.9243105058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66.933690287635">
                <text:p>566.9336902876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66.001363091123">
                <text:p>566.0013630911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65.128228707018">
                <text:p>565.1282287070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64.315142164988">
                <text:p>564.3151421649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63.562910933628">
                <text:p>563.5629109336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62.872292227563">
                <text:p>562.8722922275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62.243990439278">
                <text:p>562.2439904392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61.678654712783">
                <text:p>561.6786547127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61.176876675671">
                <text:p>561.1768766756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60.739188345309">
                <text:p>560.7391883453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60.366060223998">
                <text:p>560.3660602239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60.057899596783">
                <text:p>560.0578995967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59.815049044311">
                <text:p>559.8150490443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59.637785181712">
                <text:p>559.6377851817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59.526317632896">
                <text:p>559.5263176328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59.480788247977">
                <text:p>559.4807882479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59.501270569742">
                <text:p>559.5012705697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59.587769553238">
                <text:p>559.5877695532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59.740221540614">
                <text:p>559.7402215406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59.958494491452">
                <text:p>559.9584944914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60.242388466831">
                <text:p>560.2423884668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60.591636363496">
                <text:p>560.5916363634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61.005904892585">
                <text:p>561.0059048925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61.484795795604">
                <text:p>561.4847957956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62.027847288591">
                <text:p>562.0278472885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62.634535723836">
                <text:p>562.6345357238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63.30427745704">
                <text:p>563.30427745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148P0" style:volatile="true">
      <number:hours/>
      <number:text>:</number:text>
      <number:minutes number:style="long"/>
      <number:text>:</number:text>
      <number:seconds number:style="long"/>
    </number:time-style>
    <number:text-style style:name="N148">
      <number:text-content/>
      <style:map style:condition="value()&gt;=0" style:apply-style-name="N148P0"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4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48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48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178cm" svg:height="5.21cm" xlink:href=".." xlink:type="simple" chart:class="chart:line" chart:style-name="ch1">
        <chart:title svg:x="1.479cm" svg:y="0.24cm" chart:style-name="ch2">
          <text:p>Sunrise and Sunset Times</text:p>
        </chart:title>
        <chart:plot-area chart:style-name="ch3" table:cell-range-address="Calculations.Y1:Calculations.Z367" chart:data-source-has-labels="row" svg:x="0.613cm" svg:y="1.331cm" svg:width="7.239cm" svg:height="2.767cm">
          <chartooo:coordinate-region svg:x="1.975cm" svg:y="1.517cm" svg:width="5.838cm" svg:height="1.59cm"/>
          <chart:axis chart:dimension="x" chart:name="primary-x" chart:style-name="ch4">
            <chart:title svg:x="3.355cm" svg:y="4.203cm" chart:style-name="ch5">
              <text:p>Day of Year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culations.Y2:Calculations.Y367" chart:label-cell-address="Calculations.Y1:Calculations.Y1" chart:class="chart:line">
            <chart:data-point chart:repeated="366"/>
          </chart:series>
          <chart:series chart:style-name="ch9" chart:values-cell-range-address="Calculations.Z2:Calculations.Z367" chart:label-cell-address="Calculations.Z1:Calculations.Z1" chart:class="chart:line">
            <chart:data-point chart:repeated="3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nrise Time (LST)</text:p>
                <draw:g>
                  <svg:desc>Calculations.Y1:Calculations.Y1</svg:desc>
                </draw:g>
              </table:table-cell>
              <table:table-cell office:value-type="string">
                <text:p>Sunset Time (LST)</text:p>
                <draw:g>
                  <svg:desc>Calculations.Z1:Calculations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6911029149302">
                <text:p>0.306911029149302</text:p>
                <draw:g>
                  <svg:desc>Calculations.Y2:Calculations.Y367</svg:desc>
                </draw:g>
              </table:table-cell>
              <table:table-cell office:value-type="float" office:value="0.698208366096981">
                <text:p>0.698208366096981</text:p>
                <draw:g>
                  <svg:desc>Calculations.Z2:Calculations.Z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6975021950651">
                <text:p>0.306975021950651</text:p>
              </table:table-cell>
              <table:table-cell office:value-type="float" office:value="0.698791269495369">
                <text:p>0.6987912694953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7013547606996">
                <text:p>0.307013547606996</text:p>
              </table:table-cell>
              <table:table-cell office:value-type="float" office:value="0.699391442752255">
                <text:p>0.699391442752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7026532870128">
                <text:p>0.307026532870128</text:p>
              </table:table-cell>
              <table:table-cell office:value-type="float" office:value="0.700008282574449">
                <text:p>0.700008282574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7013929559026">
                <text:p>0.307013929559026</text:p>
              </table:table-cell>
              <table:table-cell office:value-type="float" office:value="0.700641175925436">
                <text:p>0.700641175925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6975714128395">
                <text:p>0.306975714128395</text:p>
              </table:table-cell>
              <table:table-cell office:value-type="float" office:value="0.701289501469825">
                <text:p>0.701289501469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6911887179488">
                <text:p>0.306911887179488</text:p>
              </table:table-cell>
              <table:table-cell office:value-type="float" office:value="0.701952631034119">
                <text:p>0.701952631034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6822472918307">
                <text:p>0.306822472918307</text:p>
              </table:table-cell>
              <table:table-cell office:value-type="float" office:value="0.702629931076535">
                <text:p>0.702629931076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6707518566359">
                <text:p>0.306707518566359</text:p>
              </table:table-cell>
              <table:table-cell office:value-type="float" office:value="0.703320764158662">
                <text:p>0.703320764158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6567093729204">
                <text:p>0.306567093729204</text:p>
              </table:table-cell>
              <table:table-cell office:value-type="float" office:value="0.704024490411879">
                <text:p>0.7040244904118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640128972799">
                <text:p>0.30640128972799</text:p>
              </table:table-cell>
              <table:table-cell office:value-type="float" office:value="0.70474046899164">
                <text:p>0.70474046899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6210218899136">
                <text:p>0.306210218899136</text:p>
              </table:table-cell>
              <table:table-cell office:value-type="float" office:value="0.705468059512941">
                <text:p>0.705468059512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5994013867181">
                <text:p>0.305994013867181</text:p>
              </table:table-cell>
              <table:table-cell office:value-type="float" office:value="0.706206623460616">
                <text:p>0.706206623460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5752826795709">
                <text:p>0.305752826795709</text:p>
              </table:table-cell>
              <table:table-cell office:value-type="float" office:value="0.706955525568397">
                <text:p>0.706955525568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5486828621031">
                <text:p>0.305486828621031</text:p>
              </table:table-cell>
              <table:table-cell office:value-type="float" office:value="0.70771413516106">
                <text:p>0.70771413516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5196208273118">
                <text:p>0.305196208273118</text:p>
              </table:table-cell>
              <table:table-cell office:value-type="float" office:value="0.708481827454389">
                <text:p>0.7084818274543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4881171888031">
                <text:p>0.304881171888031</text:p>
              </table:table-cell>
              <table:table-cell office:value-type="float" office:value="0.7092579848081">
                <text:p>0.7092579848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4541942015821">
                <text:p>0.304541942015821</text:p>
              </table:table-cell>
              <table:table-cell office:value-type="float" office:value="0.71004199792733">
                <text:p>0.710041997927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4178756827606">
                <text:p>0.304178756827606</text:p>
              </table:table-cell>
              <table:table-cell office:value-type="float" office:value="0.710833267008755">
                <text:p>0.710833267008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3791869325226">
                <text:p>0.303791869325226</text:p>
              </table:table-cell>
              <table:table-cell office:value-type="float" office:value="0.711631202827875">
                <text:p>0.711631202827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3381546556612">
                <text:p>0.303381546556612</text:p>
              </table:table-cell>
              <table:table-cell office:value-type="float" office:value="0.712435227764502">
                <text:p>0.7124352277645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2948068839661">
                <text:p>0.302948068839661</text:p>
              </table:table-cell>
              <table:table-cell office:value-type="float" office:value="0.713244776763928">
                <text:p>0.713244776763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2491728997164">
                <text:p>0.302491728997164</text:p>
              </table:table-cell>
              <table:table-cell office:value-type="float" office:value="0.714059298231765">
                <text:p>0.7140592982317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2012831604993">
                <text:p>0.302012831604993</text:p>
              </table:table-cell>
              <table:table-cell office:value-type="float" office:value="0.714878254860885">
                <text:p>0.7148782548608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1511692255519">
                <text:p>0.301511692255519</text:p>
              </table:table-cell>
              <table:table-cell office:value-type="float" office:value="0.715701124389358">
                <text:p>0.7157011243893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098863683792">
                <text:p>0.30098863683792</text:p>
              </table:table-cell>
              <table:table-cell office:value-type="float" office:value="0.716527400288697">
                <text:p>0.716527400288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0444000836812">
                <text:p>0.300444000836812</text:p>
              </table:table-cell>
              <table:table-cell office:value-type="float" office:value="0.717356592382174">
                <text:p>0.7173565923821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987812865037">
                <text:p>0.29987812865037</text:p>
              </table:table-cell>
              <table:table-cell office:value-type="float" office:value="0.718188227393307">
                <text:p>0.7181882273933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9291372928893">
                <text:p>0.299291372928893</text:p>
              </table:table-cell>
              <table:table-cell office:value-type="float" office:value="0.719021849425055">
                <text:p>0.7190218494250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8684093934561">
                <text:p>0.298684093934561</text:p>
              </table:table-cell>
              <table:table-cell office:value-type="float" office:value="0.719857020370543">
                <text:p>0.719857020370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8056658922929">
                <text:p>0.298056658922929</text:p>
              </table:table-cell>
              <table:table-cell office:value-type="float" office:value="0.720693320256496">
                <text:p>0.7206933202564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409441546537">
                <text:p>0.297409441546537</text:p>
              </table:table-cell>
              <table:table-cell office:value-type="float" office:value="0.721530347520824">
                <text:p>0.7215303475208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674282128088">
                <text:p>0.29674282128088</text:p>
              </table:table-cell>
              <table:table-cell office:value-type="float" office:value="0.722367719226097">
                <text:p>0.722367719226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6057182872801">
                <text:p>0.296057182872801</text:p>
              </table:table-cell>
              <table:table-cell office:value-type="float" office:value="0.723205071210836">
                <text:p>0.7232050712108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5352915811315">
                <text:p>0.295352915811315</text:p>
              </table:table-cell>
              <table:table-cell office:value-type="float" office:value="0.724042058180807">
                <text:p>0.7240420581808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4630413820713">
                <text:p>0.294630413820713</text:p>
              </table:table-cell>
              <table:table-cell office:value-type="float" office:value="0.724878353742648">
                <text:p>0.7248783537426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3890074375756">
                <text:p>0.293890074375756</text:p>
              </table:table-cell>
              <table:table-cell office:value-type="float" office:value="0.725713650382313">
                <text:p>0.7257136503823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93132298238664">
                <text:p>0.293132298238664</text:p>
              </table:table-cell>
              <table:table-cell office:value-type="float" office:value="0.726547659390981">
                <text:p>0.7265476593909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2357489017581">
                <text:p>0.292357489017581</text:p>
              </table:table-cell>
              <table:table-cell office:value-type="float" office:value="0.727380110741136">
                <text:p>0.727380110741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91566052746135">
                <text:p>0.291566052746135</text:p>
              </table:table-cell>
              <table:table-cell office:value-type="float" office:value="0.728210752915631">
                <text:p>0.7282107529156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075839748368">
                <text:p>0.29075839748368</text:p>
              </table:table-cell>
              <table:table-cell office:value-type="float" office:value="0.729039352692614">
                <text:p>0.7290393526926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9934932935807">
                <text:p>0.289934932935807</text:p>
              </table:table-cell>
              <table:table-cell office:value-type="float" office:value="0.72986569488919">
                <text:p>0.729865694889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89096070094667">
                <text:p>0.289096070094667</text:p>
              </table:table-cell>
              <table:table-cell office:value-type="float" office:value="0.730689582066767">
                <text:p>0.7306895820667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8242220898674">
                <text:p>0.288242220898674</text:p>
              </table:table-cell>
              <table:table-cell office:value-type="float" office:value="0.731510834200984">
                <text:p>0.7315108342009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7373797911148">
                <text:p>0.287373797911148</text:p>
              </table:table-cell>
              <table:table-cell office:value-type="float" office:value="0.732329288319134">
                <text:p>0.7323292883191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6491214017443">
                <text:p>0.286491214017443</text:p>
              </table:table-cell>
              <table:table-cell office:value-type="float" office:value="0.733144798107928">
                <text:p>0.733144798107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85594882140167">
                <text:p>0.285594882140167</text:p>
              </table:table-cell>
              <table:table-cell office:value-type="float" office:value="0.733957233494449">
                <text:p>0.7339572334944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4685214972054">
                <text:p>0.284685214972054</text:p>
              </table:table-cell>
              <table:table-cell office:value-type="float" office:value="0.734766480203022">
                <text:p>0.7347664802030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3762624726117">
                <text:p>0.283762624726117</text:p>
              </table:table-cell>
              <table:table-cell office:value-type="float" office:value="0.735572439290708">
                <text:p>0.7355724392907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2827522902692">
                <text:p>0.282827522902692</text:p>
              </table:table-cell>
              <table:table-cell office:value-type="float" office:value="0.736375026664011">
                <text:p>0.7363750266640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1880320073022">
                <text:p>0.281880320073022</text:p>
              </table:table-cell>
              <table:table-cell office:value-type="float" office:value="0.737174172579324">
                <text:p>0.7371741725793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80921425679038">
                <text:p>0.280921425679038</text:p>
              </table:table-cell>
              <table:table-cell office:value-type="float" office:value="0.737969821129509">
                <text:p>0.7379698211295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9951247849009">
                <text:p>0.279951247849009</text:p>
              </table:table-cell>
              <table:table-cell office:value-type="float" office:value="0.738761929718937">
                <text:p>0.7387619297189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897019322876">
                <text:p>0.27897019322876</text:p>
              </table:table-cell>
              <table:table-cell office:value-type="float" office:value="0.739550468529167">
                <text:p>0.7395504685291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7978666828154">
                <text:p>0.277978666828154</text:p>
              </table:table-cell>
              <table:table-cell office:value-type="float" office:value="0.740335419977347">
                <text:p>0.7403354199773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6977071882555">
                <text:p>0.276977071882555</text:p>
              </table:table-cell>
              <table:table-cell office:value-type="float" office:value="0.741116778169314">
                <text:p>0.7411167781693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5965809728993">
                <text:p>0.275965809728993</text:p>
              </table:table-cell>
              <table:table-cell office:value-type="float" office:value="0.741894548349187">
                <text:p>0.7418945483491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4945279696769">
                <text:p>0.274945279696769</text:p>
              </table:table-cell>
              <table:table-cell office:value-type="float" office:value="0.742668746347205">
                <text:p>0.7426687463472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7391587901221">
                <text:p>0.27391587901221</text:p>
              </table:table-cell>
              <table:table-cell office:value-type="float" office:value="0.743439398027374">
                <text:p>0.7434393980273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72878002717334">
                <text:p>0.272878002717334</text:p>
              </table:table-cell>
              <table:table-cell office:value-type="float" office:value="0.744206538736381">
                <text:p>0.7442065387363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1832043602119">
                <text:p>0.271832043602119</text:p>
              </table:table-cell>
              <table:table-cell office:value-type="float" office:value="0.744970212755098">
                <text:p>0.7449702127550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70778392150121">
                <text:p>0.270778392150121</text:p>
              </table:table-cell>
              <table:table-cell office:value-type="float" office:value="0.745730472753907">
                <text:p>0.7457304727539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9717436497149">
                <text:p>0.269717436497149</text:p>
              </table:table-cell>
              <table:table-cell office:value-type="float" office:value="0.746487379252883">
                <text:p>0.7464873792528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8649562402691">
                <text:p>0.268649562402691</text:p>
              </table:table-cell>
              <table:table-cell office:value-type="float" office:value="0.747241000087827">
                <text:p>0.7472410000878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7575153233768">
                <text:p>0.267575153233768</text:p>
              </table:table-cell>
              <table:table-cell office:value-type="float" office:value="0.74799140988297">
                <text:p>0.747991409882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494589960918">
                <text:p>0.266494589960918</text:p>
              </table:table-cell>
              <table:table-cell office:value-type="float" office:value="0.748738689531059">
                <text:p>0.7487386895310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5408251165915">
                <text:p>0.265408251165915</text:p>
              </table:table-cell>
              <table:table-cell office:value-type="float" office:value="0.749482925681446">
                <text:p>0.7494829256814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4316513060893">
                <text:p>0.264316513060893</text:p>
              </table:table-cell>
              <table:table-cell office:value-type="float" office:value="0.750224210236655">
                <text:p>0.7502242102366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3219749518462">
                <text:p>0.263219749518462</text:p>
              </table:table-cell>
              <table:table-cell office:value-type="float" office:value="0.750962639857827">
                <text:p>0.7509626398578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62118332112402">
                <text:p>0.262118332112402</text:p>
              </table:table-cell>
              <table:table-cell office:value-type="float" office:value="0.75169831547932">
                <text:p>0.751698315479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61012630168499">
                <text:p>0.261012630168499</text:p>
              </table:table-cell>
              <table:table-cell office:value-type="float" office:value="0.752431341832654">
                <text:p>0.7524313418326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9903010825067">
                <text:p>0.259903010825067</text:p>
              </table:table-cell>
              <table:table-cell office:value-type="float" office:value="0.753161826979904">
                <text:p>0.7531618269799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8789839102642">
                <text:p>0.258789839102642</text:p>
              </table:table-cell>
              <table:table-cell office:value-type="float" office:value="0.753889881856533">
                <text:p>0.7538898818565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767347798236">
                <text:p>0.25767347798236</text:p>
              </table:table-cell>
              <table:table-cell office:value-type="float" office:value="0.754615619823606">
                <text:p>0.7546156198236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6554288492462">
                <text:p>0.256554288492462</text:p>
              </table:table-cell>
              <table:table-cell office:value-type="float" office:value="0.755339156229245">
                <text:p>0.7553391562292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5432629802364">
                <text:p>0.255432629802364</text:p>
              </table:table-cell>
              <table:table-cell office:value-type="float" office:value="0.756060607979081">
                <text:p>0.7560606079790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543088593237">
                <text:p>0.2543088593237</text:p>
              </table:table-cell>
              <table:table-cell office:value-type="float" office:value="0.75678009311546">
                <text:p>0.756780093115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3183332817736">
                <text:p>0.253183332817736</text:p>
              </table:table-cell>
              <table:table-cell office:value-type="float" office:value="0.757497730405036">
                <text:p>0.7574977304050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2056404508509">
                <text:p>0.252056404508509</text:p>
              </table:table-cell>
              <table:table-cell office:value-type="float" office:value="0.758213638934381">
                <text:p>0.7582136389343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0928427201037">
                <text:p>0.250928427201037</text:p>
              </table:table-cell>
              <table:table-cell office:value-type="float" office:value="0.758927937713184">
                <text:p>0.7589279377131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49799752403933">
                <text:p>0.249799752403933</text:p>
              </table:table-cell>
              <table:table-cell office:value-type="float" office:value="0.759640745284565">
                <text:p>0.7596407452845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8670730455722">
                <text:p>0.248670730455722</text:p>
              </table:table-cell>
              <table:table-cell office:value-type="float" office:value="0.760352179342016">
                <text:p>0.760352179342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47541710654163">
                <text:p>0.247541710654163</text:p>
              </table:table-cell>
              <table:table-cell office:value-type="float" office:value="0.761062356352442">
                <text:p>0.7610623563524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46413041387856">
                <text:p>0.246413041387856</text:p>
              </table:table-cell>
              <table:table-cell office:value-type="float" office:value="0.761771391184775">
                <text:p>0.7617713911847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45285070269385">
                <text:p>0.245285070269385</text:p>
              </table:table-cell>
              <table:table-cell office:value-type="float" office:value="0.762479396743611">
                <text:p>0.7624793967436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44158144269289">
                <text:p>0.244158144269289</text:p>
              </table:table-cell>
              <table:table-cell office:value-type="float" office:value="0.763186483607327">
                <text:p>0.7631864836073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43032609850077">
                <text:p>0.243032609850077</text:p>
              </table:table-cell>
              <table:table-cell office:value-type="float" office:value="0.763892759670137">
                <text:p>0.7638927596701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41908813099565">
                <text:p>0.241908813099565</text:p>
              </table:table-cell>
              <table:table-cell office:value-type="float" office:value="0.764598329787542">
                <text:p>0.764598329787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40787099862758">
                <text:p>0.240787099862758</text:p>
              </table:table-cell>
              <table:table-cell office:value-type="float" office:value="0.765303295424678">
                <text:p>0.7653032954246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39667815871545">
                <text:p>0.239667815871545</text:p>
              </table:table-cell>
              <table:table-cell office:value-type="float" office:value="0.766007754307069">
                <text:p>0.7660077543070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8551306871429">
                <text:p>0.238551306871429</text:p>
              </table:table-cell>
              <table:table-cell office:value-type="float" office:value="0.766711800073305">
                <text:p>0.7667118000733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7437918744565">
                <text:p>0.237437918744565</text:p>
              </table:table-cell>
              <table:table-cell office:value-type="float" office:value="0.767415521929257">
                <text:p>0.7674155219292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6327997628343">
                <text:p>0.236327997628343</text:p>
              </table:table-cell>
              <table:table-cell office:value-type="float" office:value="0.768119004303425">
                <text:p>0.7681190043034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5221890028808">
                <text:p>0.235221890028808</text:p>
              </table:table-cell>
              <table:table-cell office:value-type="float" office:value="0.768822326503087">
                <text:p>0.7688223265030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4119942928164">
                <text:p>0.234119942928164</text:p>
              </table:table-cell>
              <table:table-cell office:value-type="float" office:value="0.769525562370997">
                <text:p>0.769525562370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3022503885658">
                <text:p>0.233022503885658</text:p>
              </table:table-cell>
              <table:table-cell office:value-type="float" office:value="0.77022877994239">
                <text:p>0.770228779942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1929921131159">
                <text:p>0.231929921131159</text:p>
              </table:table-cell>
              <table:table-cell office:value-type="float" office:value="0.770932041102157">
                <text:p>0.7709320411021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3084254365072">
                <text:p>0.23084254365072</text:p>
              </table:table-cell>
              <table:table-cell office:value-type="float" office:value="0.771635401242103">
                <text:p>0.7716354012421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29760721263469">
                <text:p>0.229760721263469</text:p>
              </table:table-cell>
              <table:table-cell office:value-type="float" office:value="0.772338908918288">
                <text:p>0.7723389089182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28684804689168">
                <text:p>0.228684804689168</text:p>
              </table:table-cell>
              <table:table-cell office:value-type="float" office:value="0.773042605508511">
                <text:p>0.7730426055085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7615145605804">
                <text:p>0.227615145605804</text:p>
              </table:table-cell>
              <table:table-cell office:value-type="float" office:value="0.773746524870103">
                <text:p>0.7737465248701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26552096696598">
                <text:p>0.226552096696598</text:p>
              </table:table-cell>
              <table:table-cell office:value-type="float" office:value="0.77445069299826">
                <text:p>0.774450692998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25496011685816">
                <text:p>0.225496011685816</text:p>
              </table:table-cell>
              <table:table-cell office:value-type="float" office:value="0.77515512768525">
                <text:p>0.775155127685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24447245362826">
                <text:p>0.224447245362826</text:p>
              </table:table-cell>
              <table:table-cell office:value-type="float" office:value="0.775859838180907">
                <text:p>0.7758598381809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23406153593815">
                <text:p>0.223406153593815</text:p>
              </table:table-cell>
              <table:table-cell office:value-type="float" office:value="0.776564824854924">
                <text:p>0.7765648248549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22373093320639">
                <text:p>0.222373093320639</text:p>
              </table:table-cell>
              <table:table-cell office:value-type="float" office:value="0.777270078861561">
                <text:p>0.7772700788615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21348422546276">
                <text:p>0.221348422546276</text:p>
              </table:table-cell>
              <table:table-cell office:value-type="float" office:value="0.777975581807459">
                <text:p>0.7779755818074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20332500306388">
                <text:p>0.220332500306388</text:p>
              </table:table-cell>
              <table:table-cell office:value-type="float" office:value="0.778681305423356">
                <text:p>0.7786813054233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19325686626496">
                <text:p>0.219325686626496</text:p>
              </table:table-cell>
              <table:table-cell office:value-type="float" office:value="0.779387211240616">
                <text:p>0.7793872112406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8328342464319">
                <text:p>0.218328342464319</text:p>
              </table:table-cell>
              <table:table-cell office:value-type="float" office:value="0.780093250273535">
                <text:p>0.7800932502735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17340829636829">
                <text:p>0.217340829636829</text:p>
              </table:table-cell>
              <table:table-cell office:value-type="float" office:value="0.780799362708524">
                <text:p>0.7807993627085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16363510731584">
                <text:p>0.216363510731584</text:p>
              </table:table-cell>
              <table:table-cell office:value-type="float" office:value="0.781505477601332">
                <text:p>0.7815054776013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15396749001966">
                <text:p>0.215396749001966</text:p>
              </table:table-cell>
              <table:table-cell office:value-type="float" office:value="0.782211512583571">
                <text:p>0.7822115125835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14440908245907">
                <text:p>0.214440908245907</text:p>
              </table:table-cell>
              <table:table-cell office:value-type="float" office:value="0.78291737357989">
                <text:p>0.782917373579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13496352667757">
                <text:p>0.213496352667757</text:p>
              </table:table-cell>
              <table:table-cell office:value-type="float" office:value="0.783622954537226">
                <text:p>0.7836229545372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12563446722953">
                <text:p>0.212563446722953</text:p>
              </table:table-cell>
              <table:table-cell office:value-type="float" office:value="0.784328137167627">
                <text:p>0.7843281371676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11642554945157">
                <text:p>0.211642554945157</text:p>
              </table:table-cell>
              <table:table-cell office:value-type="float" office:value="0.785032790706218">
                <text:p>0.7850327907062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10734041755572">
                <text:p>0.210734041755572</text:p>
              </table:table-cell>
              <table:table-cell office:value-type="float" office:value="0.785736771685954">
                <text:p>0.7857367716859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09838271254156">
                <text:p>0.209838271254156</text:p>
              </table:table-cell>
              <table:table-cell office:value-type="float" office:value="0.786439923730831">
                <text:p>0.7864399237308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08955606992498">
                <text:p>0.208955606992498</text:p>
              </table:table-cell>
              <table:table-cell office:value-type="float" office:value="0.787142077369301">
                <text:p>0.7871420773693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8086411728119">
                <text:p>0.208086411728119</text:p>
              </table:table-cell>
              <table:table-cell office:value-type="float" office:value="0.787843049869664">
                <text:p>0.7878430498696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7231047160016">
                <text:p>0.207231047160016</text:p>
              </table:table-cell>
              <table:table-cell office:value-type="float" office:value="0.788542645099229">
                <text:p>0.7885426450992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06389873645307">
                <text:p>0.206389873645307</text:p>
              </table:table-cell>
              <table:table-cell office:value-type="float" office:value="0.789240653409072">
                <text:p>0.7892406534090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05563249896826">
                <text:p>0.205563249896826</text:p>
              </table:table-cell>
              <table:table-cell office:value-type="float" office:value="0.7899368515462">
                <text:p>0.78993685154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0475153266163">
                <text:p>0.20475153266163</text:p>
              </table:table-cell>
              <table:table-cell office:value-type="float" office:value="0.79063100259495">
                <text:p>0.790631002594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3955076380358">
                <text:p>0.203955076380358</text:p>
              </table:table-cell>
              <table:table-cell office:value-type="float" office:value="0.791322855949406">
                <text:p>0.7913228559494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03174232827472">
                <text:p>0.203174232827472</text:p>
              </table:table-cell>
              <table:table-cell office:value-type="float" office:value="0.792012147318596">
                <text:p>0.7920121473185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02409350732465">
                <text:p>0.202409350732465</text:p>
              </table:table-cell>
              <table:table-cell office:value-type="float" office:value="0.792698598766186">
                <text:p>0.792698598766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01660775382166">
                <text:p>0.201660775382166</text:p>
              </table:table-cell>
              <table:table-cell office:value-type="float" office:value="0.793381918786314">
                <text:p>0.7933819187863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00928848204343">
                <text:p>0.200928848204343</text:p>
              </table:table-cell>
              <table:table-cell office:value-type="float" office:value="0.794061802417123">
                <text:p>0.7940618024171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00213906332922">
                <text:p>0.200213906332922</text:p>
              </table:table-cell>
              <table:table-cell office:value-type="float" office:value="0.794737931393484">
                <text:p>0.7947379313934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9951628215515">
                <text:p>0.19951628215515</text:p>
              </table:table-cell>
              <table:table-cell office:value-type="float" office:value="0.795409974340239">
                <text:p>0.7954099743402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98836302841188">
                <text:p>0.198836302841188</text:p>
              </table:table-cell>
              <table:table-cell office:value-type="float" office:value="0.796077587007226">
                <text:p>0.7960775870072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98174289856688">
                <text:p>0.198174289856688</text:p>
              </table:table-cell>
              <table:table-cell office:value-type="float" office:value="0.796740412547142">
                <text:p>0.7967404125471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7530558459012">
                <text:p>0.197530558459012</text:p>
              </table:table-cell>
              <table:table-cell office:value-type="float" office:value="0.797398081837189">
                <text:p>0.7973980818371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6905417177889">
                <text:p>0.196905417177889</text:p>
              </table:table-cell>
              <table:table-cell office:value-type="float" office:value="0.798050213845218">
                <text:p>0.7980502138452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96299167281386">
                <text:p>0.196299167281386</text:p>
              </table:table-cell>
              <table:table-cell office:value-type="float" office:value="0.798696416040953">
                <text:p>0.7986964160409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5712102228258">
                <text:p>0.195712102228258</text:p>
              </table:table-cell>
              <table:table-cell office:value-type="float" office:value="0.799336284852605">
                <text:p>0.7993362848526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5144507107817">
                <text:p>0.195144507107817</text:p>
              </table:table-cell>
              <table:table-cell office:value-type="float" office:value="0.799969406168997">
                <text:p>0.7999694061689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4596658068646">
                <text:p>0.194596658068646</text:p>
              </table:table-cell>
              <table:table-cell office:value-type="float" office:value="0.800595355887087">
                <text:p>0.8005953558870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4068821737612">
                <text:p>0.194068821737612</text:p>
              </table:table-cell>
              <table:table-cell office:value-type="float" office:value="0.801213700504492">
                <text:p>0.8012137005044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3561254630794">
                <text:p>0.193561254630794</text:p>
              </table:table-cell>
              <table:table-cell office:value-type="float" office:value="0.801823997756387">
                <text:p>0.8018239977563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93074202558085">
                <text:p>0.193074202558085</text:p>
              </table:table-cell>
              <table:table-cell office:value-type="float" office:value="0.802425797295869">
                <text:p>0.8024257972958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2607900023409">
                <text:p>0.192607900023409</text:p>
              </table:table-cell>
              <table:table-cell office:value-type="float" office:value="0.803018641416593">
                <text:p>0.8030186414165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2162569622614">
                <text:p>0.192162569622614</text:p>
              </table:table-cell>
              <table:table-cell office:value-type="float" office:value="0.803602065816212">
                <text:p>0.8036020658162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1738421441307">
                <text:p>0.191738421441307</text:p>
              </table:table-cell>
              <table:table-cell office:value-type="float" office:value="0.804175600398848">
                <text:p>0.8041756003988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91335652455001">
                <text:p>0.191335652455001</text:p>
              </table:table-cell>
              <table:table-cell office:value-type="float" office:value="0.804738770114577">
                <text:p>0.8047387701145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90954445934134">
                <text:p>0.190954445934134</text:p>
              </table:table-cell>
              <table:table-cell office:value-type="float" office:value="0.805291095833555">
                <text:p>0.8052910958335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90594970856632">
                <text:p>0.190594970856632</text:p>
              </table:table-cell>
              <table:table-cell office:value-type="float" office:value="0.805832095252206">
                <text:p>0.8058320952522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90257381330833">
                <text:p>0.190257381330833</text:p>
              </table:table-cell>
              <table:table-cell office:value-type="float" office:value="0.806361283828556">
                <text:p>0.8063612838285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89941816031702">
                <text:p>0.189941816031702</text:p>
              </table:table-cell>
              <table:table-cell office:value-type="float" office:value="0.806878175743588">
                <text:p>0.8068781757435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89648397653379">
                <text:p>0.189648397653379</text:p>
              </table:table-cell>
              <table:table-cell office:value-type="float" office:value="0.807382284885207">
                <text:p>0.8073822848852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89377232381171">
                <text:p>0.189377232381171</text:p>
              </table:table-cell>
              <table:table-cell office:value-type="float" office:value="0.807873125851182">
                <text:p>0.8078731258511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8912840938619">
                <text:p>0.18912840938619</text:p>
              </table:table-cell>
              <table:table-cell office:value-type="float" office:value="0.808350214967234">
                <text:p>0.8083502149672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8890200034587">
                <text:p>0.18890200034587</text:p>
              </table:table-cell>
              <table:table-cell office:value-type="float" office:value="0.80881307131624">
                <text:p>0.808813071316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88698058993619">
                <text:p>0.188698058993619</text:p>
              </table:table-cell>
              <table:table-cell office:value-type="float" office:value="0.809261217774346">
                <text:p>0.8092612177743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88516620700866">
                <text:p>0.188516620700866</text:p>
              </table:table-cell>
              <table:table-cell office:value-type="float" office:value="0.809694182049681">
                <text:p>0.8096941820496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88357702094724">
                <text:p>0.188357702094724</text:p>
              </table:table-cell>
              <table:table-cell office:value-type="float" office:value="0.81011149771922">
                <text:p>0.810111497719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88221300714444">
                <text:p>0.188221300714444</text:p>
              </table:table-cell>
              <table:table-cell office:value-type="float" office:value="0.810512705259315">
                <text:p>0.8105127052593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88107394709719">
                <text:p>0.188107394709719</text:p>
              </table:table-cell>
              <table:table-cell office:value-type="float" office:value="0.810897353065328">
                <text:p>0.810897353065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88015942583816">
                <text:p>0.188015942583816</text:p>
              </table:table-cell>
              <table:table-cell office:value-type="float" office:value="0.811264998455838">
                <text:p>0.8112649984558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87946882984317">
                <text:p>0.187946882984317</text:p>
              </table:table-cell>
              <table:table-cell office:value-type="float" office:value="0.811615208656926">
                <text:p>0.8116152086569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8790013454411">
                <text:p>0.18790013454411</text:p>
              </table:table-cell>
              <table:table-cell office:value-type="float" office:value="0.811947561762071">
                <text:p>0.8119475617620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87875595775032">
                <text:p>0.187875595775032</text:p>
              </table:table-cell>
              <table:table-cell office:value-type="float" office:value="0.812261647663365">
                <text:p>0.8122616476633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87873145016323">
                <text:p>0.187873145016323</text:p>
              </table:table-cell>
              <table:table-cell office:value-type="float" office:value="0.812557068949851">
                <text:p>0.8125570689498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87892640439801">
                <text:p>0.187892640439801</text:p>
              </table:table-cell>
              <table:table-cell office:value-type="float" office:value="0.812833441768992">
                <text:p>0.8128334417689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8793392011335">
                <text:p>0.18793392011335</text:p>
              </table:table-cell>
              <table:table-cell office:value-type="float" office:value="0.813090396647493">
                <text:p>0.8130903966474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87996802123989">
                <text:p>0.187996802123989</text:p>
              </table:table-cell>
              <table:table-cell office:value-type="float" office:value="0.813327579267939">
                <text:p>0.8133275792679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88081084761481">
                <text:p>0.188081084761481</text:p>
              </table:table-cell>
              <table:table-cell office:value-type="float" office:value="0.813544651198001">
                <text:p>0.813544651198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88186546763035">
                <text:p>0.188186546763035</text:p>
              </table:table-cell>
              <table:table-cell office:value-type="float" office:value="0.813741290569266">
                <text:p>0.8137412905692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88312947619318">
                <text:p>0.188312947619318</text:p>
              </table:table-cell>
              <table:table-cell office:value-type="float" office:value="0.813917192703065">
                <text:p>0.8139171927030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88460027941587">
                <text:p>0.188460027941587</text:p>
              </table:table-cell>
              <table:table-cell office:value-type="float" office:value="0.814072070681036">
                <text:p>0.8140720706810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88627509889367">
                <text:p>0.188627509889367</text:p>
              </table:table-cell>
              <table:table-cell office:value-type="float" office:value="0.814205655858511">
                <text:p>0.8142056558585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88815097657712">
                <text:p>0.188815097657712</text:p>
              </table:table-cell>
              <table:table-cell office:value-type="float" office:value="0.814317698319227">
                <text:p>0.8143176983192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89022478022676">
                <text:p>0.189022478022676</text:p>
              </table:table-cell>
              <table:table-cell office:value-type="float" office:value="0.814407967270178">
                <text:p>0.8144079672701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89249320943261">
                <text:p>0.189249320943261</text:p>
              </table:table-cell>
              <table:table-cell office:value-type="float" office:value="0.814476251375909">
                <text:p>0.8144762513759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89495280217712">
                <text:p>0.189495280217712</text:p>
              </table:table-cell>
              <table:table-cell office:value-type="float" office:value="0.814522359031853">
                <text:p>0.8145223590318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89759994191674">
                <text:p>0.189759994191674</text:p>
              </table:table-cell>
              <table:table-cell office:value-type="float" office:value="0.814546118576759">
                <text:p>0.8145461185767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90043086515398">
                <text:p>0.190043086515398</text:p>
              </table:table-cell>
              <table:table-cell office:value-type="float" office:value="0.814547378444594">
                <text:p>0.8145473784445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90344166946841">
                <text:p>0.190344166946841</text:p>
              </table:table-cell>
              <table:table-cell office:value-type="float" office:value="0.814526007256695">
                <text:p>0.8145260072566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90662832197222">
                <text:p>0.190662832197222</text:p>
              </table:table-cell>
              <table:table-cell office:value-type="float" office:value="0.814481893855277">
                <text:p>0.8144818938552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90998666815341">
                <text:p>0.190998666815341</text:p>
              </table:table-cell>
              <table:table-cell office:value-type="float" office:value="0.814414947279714">
                <text:p>0.8144149472797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9135124410672">
                <text:p>0.19135124410672</text:p>
              </table:table-cell>
              <table:table-cell office:value-type="float" office:value="0.814325096687362">
                <text:p>0.8143250966873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91720127083428">
                <text:p>0.191720127083428</text:p>
              </table:table-cell>
              <table:table-cell office:value-type="float" office:value="0.814212291220919">
                <text:p>0.8142122912209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92104869440296">
                <text:p>0.192104869440296</text:p>
              </table:table-cell>
              <table:table-cell office:value-type="float" office:value="0.814076499824595">
                <text:p>0.8140764998245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92505016553096">
                <text:p>0.192505016553096</text:p>
              </table:table-cell>
              <table:table-cell office:value-type="float" office:value="0.813917711011587">
                <text:p>0.8139177110115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92920106494157">
                <text:p>0.192920106494157</text:p>
              </table:table-cell>
              <table:table-cell office:value-type="float" office:value="0.813735932585552">
                <text:p>0.8137359325855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93349671060872">
                <text:p>0.193349671060872</text:p>
              </table:table-cell>
              <table:table-cell office:value-type="float" office:value="0.813531191318909">
                <text:p>0.8135311913189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93793236812482">
                <text:p>0.193793236812482</text:p>
              </table:table-cell>
              <table:table-cell office:value-type="float" office:value="0.813303532590953">
                <text:p>0.8133035325909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94250326110599">
                <text:p>0.194250326110599</text:p>
              </table:table-cell>
              <table:table-cell office:value-type="float" office:value="0.813053019988877">
                <text:p>0.8130530199888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4720458158952">
                <text:p>0.194720458158952</text:p>
              </table:table-cell>
              <table:table-cell office:value-type="float" office:value="0.812779734874827">
                <text:p>0.8127797348748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5203150037938">
                <text:p>0.195203150037938</text:p>
              </table:table-cell>
              <table:table-cell office:value-type="float" office:value="0.812483775922204">
                <text:p>0.8124837759222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5697917729687">
                <text:p>0.195697917729687</text:p>
              </table:table-cell>
              <table:table-cell office:value-type="float" office:value="0.812165258624407">
                <text:p>0.8121652586244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6204277129506">
                <text:p>0.196204277129506</text:p>
              </table:table-cell>
              <table:table-cell office:value-type="float" office:value="0.811824314779221">
                <text:p>0.8118243147792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6721745039727">
                <text:p>0.196721745039727</text:p>
              </table:table-cell>
              <table:table-cell office:value-type="float" office:value="0.811461091951999">
                <text:p>0.8114610919519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7249840142218">
                <text:p>0.197249840142218</text:p>
              </table:table-cell>
              <table:table-cell office:value-type="float" office:value="0.811075752920749">
                <text:p>0.8110757529207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7788083946002">
                <text:p>0.197788083946002</text:p>
              </table:table-cell>
              <table:table-cell office:value-type="float" office:value="0.810668475106144">
                <text:p>0.8106684751061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8336001706709">
                <text:p>0.198336001706709</text:p>
              </table:table-cell>
              <table:table-cell office:value-type="float" office:value="0.810239449989385">
                <text:p>0.8102394499893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889312331483">
                <text:p>0.19889312331483</text:p>
              </table:table-cell>
              <table:table-cell office:value-type="float" office:value="0.809788882520729">
                <text:p>0.809788882520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9458984150001">
                <text:p>0.199458984150001</text:p>
              </table:table-cell>
              <table:table-cell office:value-type="float" office:value="0.809316990521388">
                <text:p>0.8093169905213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00033125898849">
                <text:p>0.200033125898849</text:p>
              </table:table-cell>
              <table:table-cell office:value-type="float" office:value="0.808824004081335">
                <text:p>0.8088240040813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0615097334208">
                <text:p>0.200615097334208</text:p>
              </table:table-cell>
              <table:table-cell office:value-type="float" office:value="0.808310164955472">
                <text:p>0.8083101649554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1204455053789">
                <text:p>0.201204455053789</text:p>
              </table:table-cell>
              <table:table-cell office:value-type="float" office:value="0.807775725960387">
                <text:p>0.8077757259603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1800764176713">
                <text:p>0.201800764176713</text:p>
              </table:table-cell>
              <table:table-cell office:value-type="float" office:value="0.807220950373848">
                <text:p>0.8072209503738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240359899657">
                <text:p>0.20240359899657</text:p>
              </table:table-cell>
              <table:table-cell office:value-type="float" office:value="0.806646111339001">
                <text:p>0.8066461113390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301254358998">
                <text:p>0.20301254358998</text:p>
              </table:table-cell>
              <table:table-cell office:value-type="float" office:value="0.806051491275046">
                <text:p>0.8060514912750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3627192379895">
                <text:p>0.203627192379895</text:p>
              </table:table-cell>
              <table:table-cell office:value-type="float" office:value="0.805437381296108">
                <text:p>0.8054373812961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4247150653146">
                <text:p>0.204247150653146</text:p>
              </table:table-cell>
              <table:table-cell office:value-type="float" office:value="0.804804080639758">
                <text:p>0.8048040806397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4872035032032">
                <text:p>0.204872035032032</text:p>
              </table:table-cell>
              <table:table-cell office:value-type="float" office:value="0.804151896106583">
                <text:p>0.8041518961065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5501473899951">
                <text:p>0.205501473899951</text:p>
              </table:table-cell>
              <table:table-cell office:value-type="float" office:value="0.803481141512023">
                <text:p>0.8034811415120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06135107781343">
                <text:p>0.206135107781343</text:p>
              </table:table-cell>
              <table:table-cell office:value-type="float" office:value="0.802792137151559">
                <text:p>0.8027921371515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06772589676425">
                <text:p>0.206772589676425</text:p>
              </table:table-cell>
              <table:table-cell office:value-type="float" office:value="0.802085209280228">
                <text:p>0.8020852092802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07413585351403">
                <text:p>0.207413585351403</text:p>
              </table:table-cell>
              <table:table-cell office:value-type="float" office:value="0.801360689607306">
                <text:p>0.8013606896073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08057773585035">
                <text:p>0.208057773585035</text:p>
              </table:table-cell>
              <table:table-cell office:value-type="float" office:value="0.800618914806892">
                <text:p>0.8006189148068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08704846372603">
                <text:p>0.208704846372603</text:p>
              </table:table-cell>
              <table:table-cell office:value-type="float" office:value="0.79986022604502">
                <text:p>0.799860226045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09354509088502">
                <text:p>0.209354509088502</text:p>
              </table:table-cell>
              <table:table-cell office:value-type="float" office:value="0.799084968523849">
                <text:p>0.7990849685238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0006480608797">
                <text:p>0.210006480608797</text:p>
              </table:table-cell>
              <table:table-cell office:value-type="float" office:value="0.79829349104335">
                <text:p>0.798293491043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0660493395216">
                <text:p>0.210660493395216</text:p>
              </table:table-cell>
              <table:table-cell office:value-type="float" office:value="0.797486145580873">
                <text:p>0.7974861455808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1316293542177">
                <text:p>0.211316293542177</text:p>
              </table:table-cell>
              <table:table-cell office:value-type="float" office:value="0.796663286888881">
                <text:p>0.7966632868888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1973640788514">
                <text:p>0.211973640788514</text:p>
              </table:table-cell>
              <table:table-cell office:value-type="float" office:value="0.795825272111066">
                <text:p>0.7958252721110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12632308495648">
                <text:p>0.212632308495648</text:p>
              </table:table-cell>
              <table:table-cell office:value-type="float" office:value="0.79497246041702">
                <text:p>0.794972460417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13292083594029">
                <text:p>0.213292083594029</text:p>
              </table:table-cell>
              <table:table-cell office:value-type="float" office:value="0.794105212655561">
                <text:p>0.7941052126555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13952766499686">
                <text:p>0.213952766499686</text:p>
              </table:table-cell>
              <table:table-cell office:value-type="float" office:value="0.793223891026781">
                <text:p>0.7932238910267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14614171002775">
                <text:p>0.214614171002775</text:p>
              </table:table-cell>
              <table:table-cell office:value-type="float" office:value="0.792328858772828">
                <text:p>0.7923288587728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15276124130039">
                <text:p>0.215276124130039</text:p>
              </table:table-cell>
              <table:table-cell office:value-type="float" office:value="0.791420479887394">
                <text:p>0.7914204798873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15938465983068">
                <text:p>0.215938465983068</text:p>
              </table:table-cell>
              <table:table-cell office:value-type="float" office:value="0.790499118843864">
                <text:p>0.7904991188438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16601049554256">
                <text:p>0.216601049554256</text:p>
              </table:table-cell>
              <table:table-cell office:value-type="float" office:value="0.789565140342021">
                <text:p>0.7895651403420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17263740522353">
                <text:p>0.217263740522353</text:p>
              </table:table-cell>
              <table:table-cell office:value-type="float" office:value="0.788618909073188">
                <text:p>0.7886189090731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17926417029424">
                <text:p>0.217926417029424</text:p>
              </table:table-cell>
              <table:table-cell office:value-type="float" office:value="0.787660789503675">
                <text:p>0.7876607895036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18588969441046">
                <text:p>0.218588969441046</text:p>
              </table:table-cell>
              <table:table-cell office:value-type="float" office:value="0.786691145676335">
                <text:p>0.7866911456763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19251300091479">
                <text:p>0.219251300091479</text:p>
              </table:table-cell>
              <table:table-cell office:value-type="float" office:value="0.785710341030057">
                <text:p>0.7857103410300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19913323015513">
                <text:p>0.219913323015513</text:p>
              </table:table-cell>
              <table:table-cell office:value-type="float" office:value="0.784718738236963">
                <text:p>0.7847187382369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20574963668625">
                <text:p>0.220574963668625</text:p>
              </table:table-cell>
              <table:table-cell office:value-type="float" office:value="0.783716699057069">
                <text:p>0.7837166990570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21236158636982">
                <text:p>0.221236158636982</text:p>
              </table:table-cell>
              <table:table-cell office:value-type="float" office:value="0.78270458421017">
                <text:p>0.782704584210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21896855338799">
                <text:p>0.221896855338799</text:p>
              </table:table-cell>
              <table:table-cell office:value-type="float" office:value="0.78168275326463">
                <text:p>0.781682753264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2255701171841">
                <text:p>0.22255701171841</text:p>
              </table:table-cell>
              <table:table-cell office:value-type="float" office:value="0.780651564542813">
                <text:p>0.7806515645428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23216595934382">
                <text:p>0.223216595934382</text:p>
              </table:table-cell>
              <table:table-cell office:value-type="float" office:value="0.779611375042801">
                <text:p>0.7796113750428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23875586042879">
                <text:p>0.223875586042879</text:p>
              </table:table-cell>
              <table:table-cell office:value-type="float" office:value="0.778562540376069">
                <text:p>0.7785625403760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2453396967738">
                <text:p>0.22453396967738</text:p>
              </table:table-cell>
              <table:table-cell office:value-type="float" office:value="0.777505414720749">
                <text:p>0.7775054147207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25191743725791">
                <text:p>0.225191743725791</text:p>
              </table:table-cell>
              <table:table-cell office:value-type="float" office:value="0.776440350790072">
                <text:p>0.7764403507900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25848914005864">
                <text:p>0.225848914005864</text:p>
              </table:table-cell>
              <table:table-cell office:value-type="float" office:value="0.7753676998156">
                <text:p>0.77536769981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26505494939729">
                <text:p>0.226505494939729</text:p>
              </table:table-cell>
              <table:table-cell office:value-type="float" office:value="0.77428781154479">
                <text:p>0.774287811544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27161509228287">
                <text:p>0.227161509228287</text:p>
              </table:table-cell>
              <table:table-cell office:value-type="float" office:value="0.773201034252439">
                <text:p>0.7732010342524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2781698752606">
                <text:p>0.22781698752606</text:p>
              </table:table-cell>
              <table:table-cell office:value-type="float" office:value="0.772107714765511">
                <text:p>0.7721077147655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28471968117032">
                <text:p>0.228471968117032</text:p>
              </table:table-cell>
              <table:table-cell office:value-type="float" office:value="0.771008198500838">
                <text:p>0.7710081985008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29126496591886">
                <text:p>0.229126496591886</text:p>
              </table:table-cell>
              <table:table-cell office:value-type="float" office:value="0.769902829515168">
                <text:p>0.7699028295151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29780625526987">
                <text:p>0.229780625526987</text:p>
              </table:table-cell>
              <table:table-cell office:value-type="float" office:value="0.768791950566983">
                <text:p>0.7687919505669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30434414165317">
                <text:p>0.230434414165317</text:p>
              </table:table-cell>
              <table:table-cell office:value-type="float" office:value="0.767675903189491">
                <text:p>0.7676759031894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31087928099502">
                <text:p>0.231087928099502</text:p>
              </table:table-cell>
              <table:table-cell office:value-type="float" office:value="0.766555027774222">
                <text:p>0.7665550277742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31741238957003">
                <text:p>0.231741238957003</text:p>
              </table:table-cell>
              <table:table-cell office:value-type="float" office:value="0.765429663664531">
                <text:p>0.7654296636645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32394424087403">
                <text:p>0.232394424087403</text:p>
              </table:table-cell>
              <table:table-cell office:value-type="float" office:value="0.764300149258399">
                <text:p>0.7643001492583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33047566251701">
                <text:p>0.233047566251701</text:p>
              </table:table-cell>
              <table:table-cell office:value-type="float" office:value="0.76316682211983">
                <text:p>0.763166822119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3370075331339">
                <text:p>0.23370075331339</text:p>
              </table:table-cell>
              <table:table-cell office:value-type="float" office:value="0.762030019098139">
                <text:p>0.7620300190981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34354077931082">
                <text:p>0.234354077931082</text:p>
              </table:table-cell>
              <table:table-cell office:value-type="float" office:value="0.760890076454412">
                <text:p>0.7608900764544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35007637252323">
                <text:p>0.235007637252323</text:p>
              </table:table-cell>
              <table:table-cell office:value-type="float" office:value="0.759747329994408">
                <text:p>0.7597473299944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35661532608204">
                <text:p>0.235661532608204</text:p>
              </table:table-cell>
              <table:table-cell office:value-type="float" office:value="0.758602115207129">
                <text:p>0.7586021152071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36315869208329">
                <text:p>0.236315869208329</text:p>
              </table:table-cell>
              <table:table-cell office:value-type="float" office:value="0.7574547674083">
                <text:p>0.75745476740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36970755835609">
                <text:p>0.236970755835609</text:p>
              </table:table-cell>
              <table:table-cell office:value-type="float" office:value="0.756305621887974">
                <text:p>0.7563056218879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37626304540368">
                <text:p>0.237626304540368</text:p>
              </table:table-cell>
              <table:table-cell office:value-type="float" office:value="0.755155014061455">
                <text:p>0.7551550140614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38282630333117">
                <text:p>0.238282630333117</text:p>
              </table:table-cell>
              <table:table-cell office:value-type="float" office:value="0.754003279622777">
                <text:p>0.7540032796227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38939850875438">
                <text:p>0.238939850875438</text:p>
              </table:table-cell>
              <table:table-cell office:value-type="float" office:value="0.752850754699875">
                <text:p>0.7528507546998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3959808616828">
                <text:p>0.23959808616828</text:p>
              </table:table-cell>
              <table:table-cell office:value-type="float" office:value="0.75169777601069">
                <text:p>0.751697776010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40257458237011">
                <text:p>0.240257458237011</text:p>
              </table:table-cell>
              <table:table-cell office:value-type="float" office:value="0.750544681019386">
                <text:p>0.7505446810193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4091809081256">
                <text:p>0.24091809081256</text:p>
              </table:table-cell>
              <table:table-cell office:value-type="float" office:value="0.749391808091849">
                <text:p>0.7493918080918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41580109007938">
                <text:p>0.241580109007938</text:p>
              </table:table-cell>
              <table:table-cell office:value-type="float" office:value="0.748239496649705">
                <text:p>0.7482394966497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42243638989469">
                <text:p>0.242243638989469</text:p>
              </table:table-cell>
              <table:table-cell office:value-type="float" office:value="0.747088087322045">
                <text:p>0.7470880873220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42908807642028">
                <text:p>0.242908807642028</text:p>
              </table:table-cell>
              <table:table-cell office:value-type="float" office:value="0.745937922094078">
                <text:p>0.7459379220940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43575742227647">
                <text:p>0.243575742227647</text:p>
              </table:table-cell>
              <table:table-cell office:value-type="float" office:value="0.744789344451946">
                <text:p>0.7447893444519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44244570036823">
                <text:p>0.244244570036823</text:p>
              </table:table-cell>
              <table:table-cell office:value-type="float" office:value="0.743642699522946">
                <text:p>0.7436426995229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44915418031914">
                <text:p>0.244915418031914</text:p>
              </table:table-cell>
              <table:table-cell office:value-type="float" office:value="0.742498334210447">
                <text:p>0.7424983342104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45588412482045">
                <text:p>0.245588412482045</text:p>
              </table:table-cell>
              <table:table-cell office:value-type="float" office:value="0.741356597322761">
                <text:p>0.7413565973227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46263678588984">
                <text:p>0.246263678588984</text:p>
              </table:table-cell>
              <table:table-cell office:value-type="float" office:value="0.740217839695293">
                <text:p>0.7402178396952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46941340103487">
                <text:p>0.246941340103487</text:p>
              </table:table-cell>
              <table:table-cell office:value-type="float" office:value="0.739082414305307">
                <text:p>0.7390824143053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47621518931675">
                <text:p>0.247621518931675</text:p>
              </table:table-cell>
              <table:table-cell office:value-type="float" office:value="0.737950676378679">
                <text:p>0.7379506763786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48304334731079">
                <text:p>0.248304334731079</text:p>
              </table:table-cell>
              <table:table-cell office:value-type="float" office:value="0.736822983488004">
                <text:p>0.7368229834880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48989904496014">
                <text:p>0.248989904496014</text:p>
              </table:table-cell>
              <table:table-cell office:value-type="float" office:value="0.7356996956415">
                <text:p>0.73569969564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49678342132085">
                <text:p>0.249678342132085</text:p>
              </table:table-cell>
              <table:table-cell office:value-type="float" office:value="0.73458117536215">
                <text:p>0.734581175362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50369758019624">
                <text:p>0.250369758019624</text:p>
              </table:table-cell>
              <table:table-cell office:value-type="float" office:value="0.73346778775657">
                <text:p>0.733467787756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51064258566024">
                <text:p>0.251064258566024</text:p>
              </table:table-cell>
              <table:table-cell office:value-type="float" office:value="0.732359900573099">
                <text:p>0.7323599005730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51761945746963">
                <text:p>0.251761945746963</text:p>
              </table:table-cell>
              <table:table-cell office:value-type="float" office:value="0.731257884248687">
                <text:p>0.7312578842486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5246291663664">
                <text:p>0.25246291663664</text:p>
              </table:table-cell>
              <table:table-cell office:value-type="float" office:value="0.730162111944128">
                <text:p>0.7301621119441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53167262927246">
                <text:p>0.253167262927246</text:p>
              </table:table-cell>
              <table:table-cell office:value-type="float" office:value="0.72907295956726">
                <text:p>0.729072959567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53875070437971">
                <text:p>0.253875070437971</text:p>
              </table:table-cell>
              <table:table-cell office:value-type="float" office:value="0.727990805783768">
                <text:p>0.7279908057837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54586418613999">
                <text:p>0.254586418613999</text:p>
              </table:table-cell>
              <table:table-cell office:value-type="float" office:value="0.726916032015252">
                <text:p>0.7269160320152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55301380016011">
                <text:p>0.255301380016011</text:p>
              </table:table-cell>
              <table:table-cell office:value-type="float" office:value="0.725849022424265">
                <text:p>0.7258490224242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56020019800875">
                <text:p>0.256020019800875</text:p>
              </table:table-cell>
              <table:table-cell office:value-type="float" office:value="0.724790163886018">
                <text:p>0.7247901638860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56742395194295">
                <text:p>0.256742395194295</text:p>
              </table:table-cell>
              <table:table-cell office:value-type="float" office:value="0.723739845946521">
                <text:p>0.7237398459465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57468554956323">
                <text:p>0.257468554956323</text:p>
              </table:table-cell>
              <table:table-cell office:value-type="float" office:value="0.722698460766902">
                <text:p>0.7226984607669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5819853884076">
                <text:p>0.25819853884076</text:p>
              </table:table-cell>
              <table:table-cell office:value-type="float" office:value="0.721666403053694">
                <text:p>0.7216664030536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58932377049617">
                <text:p>0.258932377049617</text:p>
              </table:table-cell>
              <table:table-cell office:value-type="float" office:value="0.720644069974886">
                <text:p>0.7206440699748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59670089683897">
                <text:p>0.259670089683897</text:p>
              </table:table-cell>
              <table:table-cell office:value-type="float" office:value="0.719631861061549">
                <text:p>0.7196318610615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60411686192136">
                <text:p>0.260411686192136</text:p>
              </table:table-cell>
              <table:table-cell office:value-type="float" office:value="0.718630178094846">
                <text:p>0.7186301780948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61157164818232">
                <text:p>0.261157164818232</text:p>
              </table:table-cell>
              <table:table-cell office:value-type="float" office:value="0.71763942497826">
                <text:p>0.717639424978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61906512050241">
                <text:p>0.261906512050241</text:p>
              </table:table-cell>
              <table:table-cell office:value-type="float" office:value="0.716660007594857">
                <text:p>0.7166600075948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62659702071935">
                <text:p>0.262659702071935</text:p>
              </table:table-cell>
              <table:table-cell office:value-type="float" office:value="0.715692333649414">
                <text:p>0.7156923336494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63416696219059">
                <text:p>0.263416696219059</text:p>
              </table:table-cell>
              <table:table-cell office:value-type="float" office:value="0.714736812495224">
                <text:p>0.7147368124952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64177442442331">
                <text:p>0.264177442442331</text:p>
              </table:table-cell>
              <table:table-cell office:value-type="float" office:value="0.713793854945398">
                <text:p>0.7137938549453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64941874779345">
                <text:p>0.264941874779345</text:p>
              </table:table-cell>
              <table:table-cell office:value-type="float" office:value="0.712863873068458">
                <text:p>0.7128638730684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65709912837685">
                <text:p>0.265709912837685</text:p>
              </table:table-cell>
              <table:table-cell office:value-type="float" office:value="0.711947279968015">
                <text:p>0.7119472799680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66481461291629">
                <text:p>0.266481461291629</text:p>
              </table:table-cell>
              <table:table-cell office:value-type="float" office:value="0.711044489546292">
                <text:p>0.7110444895462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67256409394937">
                <text:p>0.267256409394937</text:p>
              </table:table-cell>
              <table:table-cell office:value-type="float" office:value="0.710155916251257">
                <text:p>0.7101559162512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68034630512348">
                <text:p>0.268034630512348</text:p>
              </table:table-cell>
              <table:table-cell office:value-type="float" office:value="0.709281974807095">
                <text:p>0.7092819748070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68815981672439">
                <text:p>0.268815981672439</text:p>
              </table:table-cell>
              <table:table-cell office:value-type="float" office:value="0.708423079927726">
                <text:p>0.7084230799277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69600303144631">
                <text:p>0.269600303144631</text:p>
              </table:table-cell>
              <table:table-cell office:value-type="float" office:value="0.707579646013079">
                <text:p>0.7075796460130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70387418043157">
                <text:p>0.270387418043157</text:p>
              </table:table-cell>
              <table:table-cell office:value-type="float" office:value="0.706752086827778">
                <text:p>0.7067520868277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7117713196091">
                <text:p>0.27117713196091</text:p>
              </table:table-cell>
              <table:table-cell office:value-type="float" office:value="0.705940815161903">
                <text:p>0.7059408151619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71969232636063">
                <text:p>0.271969232636063</text:p>
              </table:table-cell>
              <table:table-cell office:value-type="float" office:value="0.705146242473485">
                <text:p>0.7051462424734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72763489654459">
                <text:p>0.272763489654459</text:p>
              </table:table-cell>
              <table:table-cell office:value-type="float" office:value="0.704368778512327">
                <text:p>0.7043687785123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73559654190719">
                <text:p>0.273559654190719</text:p>
              </table:table-cell>
              <table:table-cell office:value-type="float" office:value="0.703608830924817">
                <text:p>0.7036088309248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74357458791054">
                <text:p>0.274357458791054</text:p>
              </table:table-cell>
              <table:table-cell office:value-type="float" office:value="0.702866804839323">
                <text:p>0.7028668048393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75156617200715">
                <text:p>0.275156617200715</text:p>
              </table:table-cell>
              <table:table-cell office:value-type="float" office:value="0.702143102431819">
                <text:p>0.7021431024318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75956824238997">
                <text:p>0.275956824238997</text:p>
              </table:table-cell>
              <table:table-cell office:value-type="float" office:value="0.701438122471389">
                <text:p>0.7014381224713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76757755724629">
                <text:p>0.276757755724629</text:p>
              </table:table-cell>
              <table:table-cell office:value-type="float" office:value="0.700752259845262">
                <text:p>0.7007522598452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77559068454314">
                <text:p>0.277559068454314</text:p>
              </table:table-cell>
              <table:table-cell office:value-type="float" office:value="0.700085905063104">
                <text:p>0.7000859050631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78360400237045">
                <text:p>0.278360400237045</text:p>
              </table:table-cell>
              <table:table-cell office:value-type="float" office:value="0.699439443740322">
                <text:p>0.6994394437403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79161369986739">
                <text:p>0.279161369986739</text:p>
              </table:table-cell>
              <table:table-cell office:value-type="float" office:value="0.698813256060187">
                <text:p>0.6988132560601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79961577875505">
                <text:p>0.279961577875505</text:p>
              </table:table-cell>
              <table:table-cell office:value-type="float" office:value="0.698207716214693">
                <text:p>0.6982077162146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80760605549739">
                <text:p>0.280760605549739</text:p>
              </table:table-cell>
              <table:table-cell office:value-type="float" office:value="0.697623191824123">
                <text:p>0.6976231918241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81558016410976">
                <text:p>0.281558016410976</text:p>
              </table:table-cell>
              <table:table-cell office:value-type="float" office:value="0.697060043335456">
                <text:p>0.6970600433354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82353355963227">
                <text:p>0.282353355963227</text:p>
              </table:table-cell>
              <table:table-cell office:value-type="float" office:value="0.696518623399801">
                <text:p>0.6965186233998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83146152228231">
                <text:p>0.283146152228231</text:p>
              </table:table-cell>
              <table:table-cell office:value-type="float" office:value="0.695999276229286">
                <text:p>0.6959992762292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83935916229765">
                <text:p>0.283935916229765</text:p>
              </table:table-cell>
              <table:table-cell office:value-type="float" office:value="0.695502336933913">
                <text:p>0.6955023369339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84722142547847">
                <text:p>0.284722142547847</text:p>
              </table:table-cell>
              <table:table-cell office:value-type="float" office:value="0.695028130839114">
                <text:p>0.6950281308391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85504309943301">
                <text:p>0.285504309943301</text:p>
              </table:table-cell>
              <table:table-cell office:value-type="float" office:value="0.69457697278495">
                <text:p>0.694576972784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86281882052772">
                <text:p>0.286281882052772</text:p>
              </table:table-cell>
              <table:table-cell office:value-type="float" office:value="0.694149166408094">
                <text:p>0.6941491664080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87054308153907">
                <text:p>0.287054308153907</text:p>
              </table:table-cell>
              <table:table-cell office:value-type="float" office:value="0.69374500340798">
                <text:p>0.693745003407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87821023999981">
                <text:p>0.287821023999981</text:p>
              </table:table-cell>
              <table:table-cell office:value-type="float" office:value="0.693364762798774">
                <text:p>0.6933647627987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88581452722796">
                <text:p>0.288581452722796</text:p>
              </table:table-cell>
              <table:table-cell office:value-type="float" office:value="0.693008710149067">
                <text:p>0.6930087101490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8933500580227">
                <text:p>0.28933500580227</text:p>
              </table:table-cell>
              <table:table-cell office:value-type="float" office:value="0.692677096811462">
                <text:p>0.6926770968114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90081084100605">
                <text:p>0.290081084100605</text:p>
              </table:table-cell>
              <table:table-cell office:value-type="float" office:value="0.692370159144548">
                <text:p>0.6923701591445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90819078958505">
                <text:p>0.290819078958505</text:p>
              </table:table-cell>
              <table:table-cell office:value-type="float" office:value="0.692088117729994">
                <text:p>0.6920881177299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91548373350394">
                <text:p>0.291548373350394</text:p>
              </table:table-cell>
              <table:table-cell office:value-type="float" office:value="0.691831176587849">
                <text:p>0.6918311765878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9226834309512">
                <text:p>0.29226834309512</text:p>
              </table:table-cell>
              <table:table-cell office:value-type="float" office:value="0.691599522393373">
                <text:p>0.6915995223933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92978358118146">
                <text:p>0.292978358118146</text:p>
              </table:table-cell>
              <table:table-cell office:value-type="float" office:value="0.691393323699044">
                <text:p>0.6913933236990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93677783760783">
                <text:p>0.293677783760783</text:p>
              </table:table-cell>
              <table:table-cell office:value-type="float" office:value="0.691212730165646">
                <text:p>0.6912127301656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94365982131532">
                <text:p>0.294365982131532</text:p>
              </table:table-cell>
              <table:table-cell office:value-type="float" office:value="0.691057871806614">
                <text:p>0.6910578718066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95042313494213">
                <text:p>0.295042313494213</text:p>
              </table:table-cell>
              <table:table-cell office:value-type="float" office:value="0.690928858250049">
                <text:p>0.6909288582500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95706137687133">
                <text:p>0.295706137687133</text:p>
              </table:table-cell>
              <table:table-cell office:value-type="float" office:value="0.690825778023012">
                <text:p>0.6908257780230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96356815567187">
                <text:p>0.296356815567187</text:p>
              </table:table-cell>
              <table:table-cell office:value-type="float" office:value="0.690748697862935">
                <text:p>0.6907486978629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96993710472449">
                <text:p>0.296993710472449</text:p>
              </table:table-cell>
              <table:table-cell office:value-type="float" office:value="0.690697662061085">
                <text:p>0.6906976620610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97616189696543">
                <text:p>0.297616189696543</text:p>
              </table:table-cell>
              <table:table-cell office:value-type="float" office:value="0.690672691843157">
                <text:p>0.6906726918431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98223625967818">
                <text:p>0.298223625967818</text:p>
              </table:table-cell>
              <table:table-cell office:value-type="float" office:value="0.690673784792136">
                <text:p>0.6906737847921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98815398926212">
                <text:p>0.298815398926212</text:p>
              </table:table-cell>
              <table:table-cell office:value-type="float" office:value="0.690700914318565">
                <text:p>0.6907009143185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99390896590532">
                <text:p>0.299390896590532</text:p>
              </table:table-cell>
              <table:table-cell office:value-type="float" office:value="0.690754029183329">
                <text:p>0.6907540291833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99949516808842">
                <text:p>0.299949516808842</text:p>
              </table:table-cell>
              <table:table-cell office:value-type="float" office:value="0.690833053077983">
                <text:p>0.6908330530779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00490668684649">
                <text:p>0.300490668684649</text:p>
              </table:table-cell>
              <table:table-cell office:value-type="float" office:value="0.690937884267481">
                <text:p>0.69093788426748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01013773971651">
                <text:p>0.301013773971651</text:p>
              </table:table-cell>
              <table:table-cell office:value-type="float" office:value="0.691068395299973">
                <text:p>0.6910683952999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01518268429948">
                <text:p>0.301518268429948</text:p>
              </table:table-cell>
              <table:table-cell office:value-type="float" office:value="0.691224432788053">
                <text:p>0.6912244327880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02003603136847">
                <text:p>0.302003603136847</text:p>
              </table:table-cell>
              <table:table-cell office:value-type="float" office:value="0.691405817265533">
                <text:p>0.6914058172655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02469245745639">
                <text:p>0.302469245745639</text:p>
              </table:table-cell>
              <table:table-cell office:value-type="float" office:value="0.691612343123415">
                <text:p>0.6916123431234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02914681686096">
                <text:p>0.302914681686096</text:p>
              </table:table-cell>
              <table:table-cell office:value-type="float" office:value="0.691843778628307">
                <text:p>0.6918437786283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03339415300824">
                <text:p>0.303339415300824</text:p>
              </table:table-cell>
              <table:table-cell office:value-type="float" office:value="0.69209986602604">
                <text:p>0.692099866026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03742970912069">
                <text:p>0.303742970912069</text:p>
              </table:table-cell>
              <table:table-cell office:value-type="float" office:value="0.692380321732702">
                <text:p>0.6923803217327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04124893814105">
                <text:p>0.304124893814105</text:p>
              </table:table-cell>
              <table:table-cell office:value-type="float" office:value="0.692684836614727">
                <text:p>0.6926848366147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04484751186864">
                <text:p>0.304484751186864</text:p>
              </table:table-cell>
              <table:table-cell office:value-type="float" office:value="0.693013076359071">
                <text:p>0.6930130763590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04822132927106">
                <text:p>0.304822132927106</text:p>
              </table:table-cell>
              <table:table-cell office:value-type="float" office:value="0.693364681933871">
                <text:p>0.6933646819338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05136652394009">
                <text:p>0.305136652394009</text:p>
              </table:table-cell>
              <table:table-cell office:value-type="float" office:value="0.693739270139313">
                <text:p>0.6937392701393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0542794706678">
                <text:p>0.30542794706678</text:p>
              </table:table-cell>
              <table:table-cell office:value-type="float" office:value="0.694136434247762">
                <text:p>0.6941364342477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056956791125">
                <text:p>0.3056956791125</text:p>
              </table:table-cell>
              <table:table-cell office:value-type="float" office:value="0.694555744731564">
                <text:p>0.6945557447315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05939535863123">
                <text:p>0.305939535863123</text:p>
              </table:table-cell>
              <table:table-cell office:value-type="float" office:value="0.694996750076201">
                <text:p>0.6949967500762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06159230201246">
                <text:p>0.306159230201246</text:p>
              </table:table-cell>
              <table:table-cell office:value-type="float" office:value="0.695458977675896">
                <text:p>0.6954589776758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06354500854883">
                <text:p>0.306354500854883</text:p>
              </table:table-cell>
              <table:table-cell office:value-type="float" office:value="0.695941934808067">
                <text:p>0.6959419348080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06525112602184">
                <text:p>0.306525112602184</text:p>
              </table:table-cell>
              <table:table-cell office:value-type="float" office:value="0.696445109682465">
                <text:p>0.6964451096824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06670856387617">
                <text:p>0.306670856387617</text:p>
              </table:table-cell>
              <table:table-cell office:value-type="float" office:value="0.69696797256025">
                <text:p>0.696967972560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06791549351756">
                <text:p>0.306791549351756</text:p>
              </table:table-cell>
              <table:table-cell office:value-type="float" office:value="0.697509976937753">
                <text:p>0.6975099769377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06887034777334">
                <text:p>0.306887034777334</text:p>
              </table:table-cell>
              <table:table-cell office:value-type="float" office:value="0.698070560789167">
                <text:p>0.6980705607891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178cm" svg:height="5.209cm" xlink:href=".." xlink:type="simple" chart:class="chart:line" chart:style-name="ch1">
        <chart:title svg:x="2.379cm" svg:y="0.24cm" chart:style-name="ch2">
          <text:p>Equation of Time</text:p>
        </chart:title>
        <chart:plot-area chart:style-name="ch3" table:cell-range-address="Calculations.V1:Calculations.V367" chart:data-source-has-labels="row" svg:x="1.201cm" svg:y="1.331cm" svg:width="6.651cm" svg:height="2.766cm">
          <chartooo:coordinate-region svg:x="1.875cm" svg:y="1.517cm" svg:width="5.942cm" svg:height="2.395cm"/>
          <chart:axis chart:dimension="x" chart:name="primary-x" chart:style-name="ch4">
            <chart:title svg:x="3.649cm" svg:y="4.202cm" chart:style-name="ch5">
              <text:p>Day of Year</text:p>
            </chart:title>
          </chart:axis>
          <chart:axis chart:dimension="y" chart:name="primary-y" chart:style-name="ch4">
            <chart:title svg:x="0.451cm" svg:y="3.367cm" chart:style-name="ch6">
              <text:p>minutes</text:p>
            </chart:title>
            <chart:grid chart:style-name="ch7" chart:class="major"/>
          </chart:axis>
          <chart:series chart:style-name="ch8" chart:values-cell-range-address="Calculations.V2:Calculations.V367" chart:label-cell-address="Calculations.V1:Calculations.V1" chart:class="chart:line"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 of Time (minutes)</text:p>
                <draw:g>
                  <svg:desc>Calculations.V1:Calculations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68596457732352">
                <text:p>-3.68596457732352</text:p>
                <draw:g>
                  <svg:desc>Calculations.V2:Calculations.V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15172984113475">
                <text:p>-4.15172984113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61159305866044">
                <text:p>-4.61159305866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.06506712009544">
                <text:p>-5.06506712009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.51167594881283">
                <text:p>-5.51167594881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.95095523071831">
                <text:p>-5.95095523071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38245311379726">
                <text:p>-6.38245311379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80573087628625">
                <text:p>-6.80573087628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22036356201484">
                <text:p>-7.2203635620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6259405815797">
                <text:p>-7.6259405815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02206627813354">
                <text:p>-8.02206627813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40836045669513">
                <text:p>-8.40836045669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844588760141">
                <text:p>-8.7844588760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.15001370215659">
                <text:p>-9.150013702156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50469392310526">
                <text:p>-9.50469392310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.84818572380464">
                <text:p>-9.84818572380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1801928212144">
                <text:p>-10.1801928212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.5004367590694">
                <text:p>-10.50043675906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.8086571621797">
                <text:p>-10.80865716217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.1046119502328">
                <text:p>-11.1046119502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.388077511202">
                <text:p>-11.388077511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1.6588488345845">
                <text:p>-11.65884883458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.9167396048289">
                <text:p>-11.91673960482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.1615822554323">
                <text:p>-12.1615822554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.393227984311">
                <text:p>-12.3932279843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.6115467311645">
                <text:p>-12.61154673116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2.8164271176699">
                <text:p>-12.81642711766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.007776351447">
                <text:p>-13.0077763514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3.185520094842">
                <text:p>-13.1855200948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3.3496022996749">
                <text:p>-13.34960229967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.4999850091855">
                <text:p>-13.49998500918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3.6366481285005">
                <text:p>-13.63664812850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3.7595891650234">
                <text:p>-13.75958916502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3.8688229402184">
                <text:p>-13.86882294021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3.964381274328">
                <text:p>-13.964381274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.0463126456203">
                <text:p>-14.04631264562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.1146818258102">
                <text:p>-14.11468182581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.1695694933447">
                <text:p>-14.1695694933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2110718262761">
                <text:p>-14.21107182627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2393000764716">
                <text:p>-14.23930007647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2543801269317">
                <text:p>-14.2543801269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.2564520339976">
                <text:p>-14.2564520339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.2456695562318">
                <text:p>-14.2456695562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.2221996717542">
                <text:p>-14.22219967175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.1862220858027">
                <text:p>-14.18622208580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4.1379287302671">
                <text:p>-14.13792873026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.0775232569233">
                <text:p>-14.07752325692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4.0052205260546">
                <text:p>-14.00522052605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.9212460921136">
                <text:p>-13.9212460921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.8258356880261">
                <text:p>-13.82583568802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.7192347096892">
                <text:p>-13.71923470968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3.6016977021539">
                <text:p>-13.60169770215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3.4734878489212">
                <text:p>-13.47348784892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3.3348764657069">
                <text:p>-13.33487646570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3.1861424999613">
                <text:p>-13.18614249996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3.0275720373459">
                <text:p>-13.0275720373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.8594578162896">
                <text:p>-12.85945781628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.6820987516609">
                <text:p>-12.68209875166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.4957994685011">
                <text:p>-12.49579946850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.3008698466748">
                <text:p>-12.30086984667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.0976245771963">
                <text:p>-12.09762457719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.8863827309">
                <text:p>-11.8863827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.6674673400231">
                <text:p>-11.66746734002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.4412049931727">
                <text:p>-11.44120499317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.2079254440514">
                <text:p>-11.20792544405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.9679612342234">
                <text:p>-10.96796123422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0.7216473300999">
                <text:p>-10.7216473300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0.469320774235">
                <text:p>-10.4693207742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0.2113203509284">
                <text:p>-10.21132035092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.94798626603934">
                <text:p>-9.947986266039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.67965984083054">
                <text:p>-9.67965984083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.40668321957947">
                <text:p>-9.40668321957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.12939909060557">
                <text:p>-9.129399090605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8.84815042029574">
                <text:p>-8.848150420295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8.56328019962905">
                <text:p>-8.563280199629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8.27513120264025">
                <text:p>-8.275131202640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98404575619528">
                <text:p>-7.984045756195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.69036552039598">
                <text:p>-7.690365520395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.39443127888082">
                <text:p>-7.394431278880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.09658273823928">
                <text:p>-7.096582738239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7971583357187">
                <text:p>-6.79715833571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49649505437141">
                <text:p>-6.496495054371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.1949282447559">
                <text:p>-6.19492824475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.89279145229384">
                <text:p>-5.892791452293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59041624935683">
                <text:p>-5.590416249356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.28813207116402">
                <text:p>-5.288132071164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.98626605455466">
                <text:p>-4.986266054554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.68514287871648">
                <text:p>-4.685142878716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38508460695404">
                <text:p>-4.385084606954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08641052860164">
                <text:p>-4.086410528601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78943700020827">
                <text:p>-3.789437000208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49447728515178">
                <text:p>-3.494477285151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20184139087262">
                <text:p>-3.201841390872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.91183590296447">
                <text:p>-2.91183590296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.62476381539538">
                <text:p>-2.624763815395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.34092435619418">
                <text:p>-2.340924356194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06061280798725">
                <text:p>-2.060612807987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78412032283287">
                <text:p>-1.784120322832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51173373086547">
                <text:p>-1.511733730865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24373534232882">
                <text:p>-1.243735342328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80402742652945">
                <text:p>-0.9804027426529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722008580297161">
                <text:p>-0.7220085802971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468820347167406">
                <text:p>-0.4688203471674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221100151487406">
                <text:p>-0.2211001514874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08955169080454">
                <text:p>0.02089551690804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56916028815723">
                <text:p>0.2569160288157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86716865310876">
                <text:p>0.4867168653108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1005987458465">
                <text:p>0.710059874584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26713535680002">
                <text:p>0.9267135356800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3645322874508">
                <text:p>1.136453228745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3906151134605">
                <text:p>1.339061511346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3432840030034">
                <text:p>1.534328400300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2205165841325">
                <text:p>1.722051658413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90203708542635">
                <text:p>1.902037085426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07409881241235">
                <text:p>2.074098812412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3805959878276">
                <text:p>2.238059598782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9375113100987">
                <text:p>2.393751131009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5410143221013">
                <text:p>2.54101432210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7969961080922">
                <text:p>2.679699610809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80966725950435">
                <text:p>2.809667259504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93078764959666">
                <text:p>2.930787649596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4294157334347">
                <text:p>3.042941573343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4602052084772">
                <text:p>3.14602052084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23992696102165">
                <text:p>3.239926961021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32457461526217">
                <text:p>3.324574615262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39988872257014">
                <text:p>3.399888722570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46580629483145">
                <text:p>3.465806294831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52227636097089">
                <text:p>3.522276360970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56926019869508">
                <text:p>3.569260198695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60673155254417">
                <text:p>3.606731552544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3467683698743">
                <text:p>3.634676836987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65309532331989">
                <text:p>3.653095323319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66199930914212">
                <text:p>3.661999309142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66141426924234">
                <text:p>3.661414269242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6513789867352">
                <text:p>3.65137898673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63194566336323">
                <text:p>3.631945663363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60318000791577">
                <text:p>3.603180007915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651613017788">
                <text:p>3.56516130177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1798244069376">
                <text:p>3.517982440693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6174995187196">
                <text:p>3.461749951871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39658398568508">
                <text:p>3.396583985685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32261828123022">
                <text:p>3.322618281230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24000010515312">
                <text:p>3.240000105153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14889016319845">
                <text:p>3.148890163198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04946248404563">
                <text:p>3.049462484045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4190427508852">
                <text:p>2.941904275088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82641574990414">
                <text:p>2.826415749904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70320992726355">
                <text:p>2.703209927263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5725124016366">
                <text:p>2.57251240163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345610852404">
                <text:p>2.43456108524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28960592179109">
                <text:p>2.289605921791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1379085722181">
                <text:p>2.13790857221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97974207270641">
                <text:p>1.979742072706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81539046553484">
                <text:p>1.815390465534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4514840328077">
                <text:p>1.645148403280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46932072706479">
                <text:p>1.469320727064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8822201960637">
                <text:p>1.288222019606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0217613395996">
                <text:p>1.102176133959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11515698893228">
                <text:p>0.9115156988932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16581601966235">
                <text:p>0.7165816019662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17722451448714">
                <text:p>0.5177224514487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15294018304793">
                <text:p>0.3152940183047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09658659549403">
                <text:p>0.1096586595494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988152756456879">
                <text:p>-0.09881527564568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309754055644864">
                <text:p>-0.3097540556448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522779190331529">
                <text:p>-0.5227791903315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737508067807342">
                <text:p>-0.7375080678073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953554602188299">
                <text:p>-0.9535546021882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170529890827">
                <text:p>-1.1705298908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38804287925672">
                <text:p>-1.388042879256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60570103211594">
                <text:p>-1.605701032115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82311100828792">
                <text:p>-1.823111008287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03987933847248">
                <text:p>-2.039879338472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25561310339607">
                <text:p>-2.255613103396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46992061085472">
                <text:p>-2.469920610854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68241206980243">
                <text:p>-2.682412069802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89270025968675">
                <text:p>-2.892700259686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.10040119327141">
                <text:p>-3.100401193271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.30513477119415">
                <text:p>-3.305134771194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.5065254265462">
                <text:p>-3.50652542654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3.70420275779883">
                <text:p>-3.704202757798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.8978021484392">
                <text:p>-3.89780214843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.08696537173917">
                <text:p>-4.086965371739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.2713411791301">
                <text:p>-4.27134117913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.45058587072139">
                <text:p>-4.450585870721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.62436384657127">
                <text:p>-4.624363846571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4.79234813739091">
                <text:p>-4.792348137390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4.95422091344244">
                <text:p>-4.954220913442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.1096739704733">
                <text:p>-5.10967397047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.2584091916227">
                <text:p>-5.25840919162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400138984321">
                <text:p>-5.4001389843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5.53458669130185">
                <text:p>-5.534586691301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.66148697494741">
                <text:p>-5.661486974947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.78058617428307">
                <text:p>-5.780586174283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.89164263404281">
                <text:p>-5.891642634042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.99442700533646">
                <text:p>-5.994427005336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6.08872251754526">
                <text:p>-6.088722517545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6.1743252211878">
                <text:p>-6.17432522118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.25104420160272">
                <text:p>-6.251044201602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6.3187017633992">
                <text:p>-6.31870176339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6.37713358573267">
                <text:p>-6.377133585732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6.42618884856993">
                <text:p>-6.426188848569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6.46573033020677">
                <text:p>-6.465730330206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6.49563447640445">
                <text:p>-6.495634476404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6.51579144161071">
                <text:p>-6.515791441610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6.52610510281916">
                <text:p>-6.526105102819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6.52649304672221">
                <text:p>-6.526493046722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6.5168865308907">
                <text:p>-6.51688653089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6.4972304198027">
                <text:p>-6.49723041980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6.46748309662092">
                <text:p>-6.467483096620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6.42761635168904">
                <text:p>-6.427616351689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6.3776152487903">
                <text:p>-6.37761524879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6.31747797027083">
                <text:p>-6.317477970270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6.24721564218679">
                <text:p>-6.247215642186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6.16685214068824">
                <text:p>-6.166852140688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6.07642388089327">
                <text:p>-6.076423880893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.97597958954604">
                <text:p>-5.975979589546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.86558006278427">
                <text:p>-5.865580062784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5.7452979103622">
                <text:p>-5.74529791036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.61521728769761">
                <text:p>-5.615217287697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.47543361712094">
                <text:p>-5.475433617120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.32605329970503">
                <text:p>-5.326053299705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.16719341905605">
                <text:p>-5.167193419056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4.99898143843375">
                <text:p>-4.998981438433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.82155489255197">
                <text:p>-4.821554892551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.63506107539094">
                <text:p>-4.635061075390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.43965672531943">
                <text:p>-4.439656725319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.23550770878977">
                <text:p>-4.235507708789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.02278870383155">
                <text:p>-4.022788703831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.80168288451484">
                <text:p>-3.801682884514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.57238160750624">
                <text:p>-3.572381607506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.33508410178267">
                <text:p>-3.335084101782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.08999716249969">
                <text:p>-3.089997162499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.83733484994957">
                <text:p>-2.837334849949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57731819446919">
                <text:p>-2.577318194469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.31017490808033">
                <text:p>-2.310174908080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.03613910357152">
                <text:p>-2.036139103571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75545102164248">
                <text:p>-1.755451021642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4683567666524">
                <text:p>-1.46835676665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17510805142156">
                <text:p>-1.175108051421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875961951453771">
                <text:p>-0.8759619514537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571180668853767">
                <text:p>-0.5711806688537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261031306123106">
                <text:p>-0.2610313061231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542143500686929">
                <text:p>0.05421435006869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74280035134326">
                <text:p>0.3742800351343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98885202920987">
                <text:p>0.6988852029209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2774521234156">
                <text:p>1.027745212341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36057150453802">
                <text:p>1.360571504538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9707177091855">
                <text:p>1.697071770918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03695011249583">
                <text:p>2.036950112495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37990719102209">
                <text:p>2.379907191022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72564037249748">
                <text:p>2.725640372497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07384386369933">
                <text:p>3.073843863699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42420884244389">
                <text:p>3.424208842443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77642358235355">
                <text:p>3.776423582353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13017357296006">
                <text:p>4.130173572960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48514163602742">
                <text:p>4.485141636027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84100803902021">
                <text:p>4.841008039020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9745060668744">
                <text:p>5.197450606687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55414483175663">
                <text:p>5.554144831756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91076398577448">
                <text:p>5.910763985774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26697923114103">
                <text:p>6.266979231141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62245973539403">
                <text:p>6.622459735394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97687278882605">
                <text:p>6.976872788826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32988392649696">
                <text:p>7.329883926496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68115705570985">
                <text:p>7.681157055709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03035459000343">
                <text:p>8.030354590003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37713759069313">
                <text:p>8.377137590693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72116591696628">
                <text:p>8.721165916966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06209838549974">
                <text:p>9.062098385499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39959294053915">
                <text:p>9.399592940539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73330683532048">
                <text:p>9.733306835320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0628968256683">
                <text:p>10.06289682566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3880193765448">
                <text:p>10.38801937654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7083308822608">
                <text:p>10.70833088226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02348790099">
                <text:p>11.023487900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3331474041506">
                <text:p>11.33314740415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6369670411402">
                <text:p>11.63696704114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.9346054198311">
                <text:p>11.93460541983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.2257224031319">
                <text:p>12.22572240313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.5099794218467">
                <text:p>12.50997942184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.7870398039555">
                <text:p>12.78703980395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.0565691203478">
                <text:p>13.05656912034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.3182355469388">
                <text:p>13.31823554693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.5717102430014">
                <text:p>13.57171024300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8166677454371">
                <text:p>13.81666774543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0527863786121">
                <text:p>14.05278637861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2797486792781">
                <text:p>14.27974867927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4972418359929">
                <text:p>14.49724183599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7049581423577">
                <text:p>14.70495814235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9025954632791">
                <text:p>14.90259546327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.0898577133732">
                <text:p>15.08985771337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.2664553465259">
                <text:p>15.26645534652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.4321058555298">
                <text:p>15.43210585552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.5865342806293">
                <text:p>15.58653428062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.7294737257163">
                <text:p>15.72947372571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.8606658808356">
                <text:p>15.86066588083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9798615495819">
                <text:p>15.97986154958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.0868211798954">
                <text:p>16.08682117989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.1813153966972">
                <text:p>16.181315396697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.2631255347406">
                <text:p>16.26312553474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.3320441700013">
                <text:p>16.33204417000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.3878756478807">
                <text:p>16.38787564788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.430436606449">
                <text:p>16.4304366064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.4595564929274">
                <text:p>16.45955649292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.4750780715748">
                <text:p>16.47507807157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.4768579211255">
                <text:p>16.47685792112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.4647669199136">
                <text:p>16.46476691991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.4386907168135">
                <text:p>16.43869071681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.3985301861289">
                <text:p>16.39853018612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.3442018645758">
                <text:p>16.34420186457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.2756383685226">
                <text:p>16.27563836852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.1927887896786">
                <text:p>16.19278878967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.0956190674592">
                <text:p>16.09561906745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9841123362955">
                <text:p>15.98411233629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8582692462129">
                <text:p>15.85826924621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7181082550577">
                <text:p>15.71810825505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5636658908193">
                <text:p>15.56366589081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3949969825694">
                <text:p>15.39499698256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2121748586197">
                <text:p>15.21217485861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.0152915105874">
                <text:p>15.01529151058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.8044577221522">
                <text:p>14.80445772215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.579803161388">
                <text:p>14.5798031613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.3414764356586">
                <text:p>14.34147643565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.0896451081763">
                <text:p>14.08964510817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.8244956754415">
                <text:p>13.82449567544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.5462335048968">
                <text:p>13.54623350489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.2550827322587">
                <text:p>13.25508273225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.9512861181126">
                <text:p>12.95128611811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.6351048634901">
                <text:p>12.63510486349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.3068183842811">
                <text:p>12.30681838428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9667240444652">
                <text:p>11.96672404446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6151368482854">
                <text:p>11.61513684828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2523890916233">
                <text:p>11.25238909162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8788299729715">
                <text:p>10.87882997297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.4948251645346">
                <text:p>10.49482516453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.1007563441314">
                <text:p>10.10075634413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.69702068869549">
                <text:p>9.697020688695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.28403033031201">
                <text:p>9.284030330312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8622117758555">
                <text:p>8.86221177585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.43200529141596">
                <text:p>8.432005291415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99386425283252">
                <text:p>7.993864252832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54825446376031">
                <text:p>7.548254463760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09565344282013">
                <text:p>7.095653442820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63654968148656">
                <text:p>6.636549681486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1714418744667">
                <text:p>6.1714418744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70083812443132">
                <text:p>5.700838124431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22525512303931">
                <text:p>5.225255123039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74521731028626">
                <text:p>4.745217310286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26125601428078">
                <text:p>4.261256014280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77390857362963">
                <text:p>3.773908573629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28371744465784">
                <text:p>3.283717444657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79122929576469">
                <text:p>2.791229295764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29699409124128">
                <text:p>2.296994091241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80156416692674">
                <text:p>1.801564166926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30549330009665">
                <text:p>1.305493300096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0933577600856">
                <text:p>0.809335776008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13645453529366">
                <text:p>0.3136454535293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18102516772563">
                <text:p>-0.181025167725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674125876313445">
                <text:p>-0.6741258763134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1651096715423">
                <text:p>-1.16510967154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65343367732444">
                <text:p>-1.653433677324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13856004494686">
                <text:p>-2.138560044946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.61995684246447">
                <text:p>-2.619956842464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3.09709892844636">
                <text:p>-3.097098928446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.56946880788069">
                <text:p>-3.569468807880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178cm" svg:height="5.209cm" chart:class="chart:line" chart:style-name="ch1">
        <chart:title svg:x="2.448cm" svg:y="0.105cm" chart:style-name="ch2">
          <text:p>Solar Declination</text:p>
        </chart:title>
        <chart:plot-area chart:style-name="ch3" table:cell-range-address="Calculations.T1:Calculations.T367" chart:data-source-has-labels="row" svg:x="0.125cm" svg:y="0.712cm" svg:width="7.89cm" svg:height="4.49cm">
          <chart:axis chart:dimension="x" chart:name="primary-x" chart:style-name="ch4">
            <chart:title svg:x="3.549cm" svg:y="4.708cm" chart:style-name="ch5">
              <text:p>Day of Year</text:p>
            </chart:title>
          </chart:axis>
          <chart:axis chart:dimension="y" chart:name="primary-y" chart:style-name="ch4">
            <chart:title svg:x="0.164cm" svg:y="3.266cm" chart:style-name="ch6">
              <text:p>degrees</text:p>
            </chart:title>
            <chart:grid chart:style-name="ch7" chart:class="major"/>
          </chart:axis>
          <chart:series chart:style-name="ch8" chart:values-cell-range-address="Calculations.T2:Calculations.T367" chart:label-cell-address="Calculations.T1:Calculations.T1" chart:class="chart:line"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lculations.T1:Calculations.T1">Sun Declin (deg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9615081296873">
                <text:p text:id="Calculations.T2:Calculations.T367">-22.96150812968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.871708567757">
                <text:p>-22.871708567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.7743240954368">
                <text:p>-22.7743240954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2.6694024097642">
                <text:p>-22.6694024097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.5569948930286">
                <text:p>-22.5569948930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2.4371565304751">
                <text:p>-22.4371565304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3099458232398">
                <text:p>-22.3099458232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2.1754246968789">
                <text:p>-22.1754246968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2.0336584058591">
                <text:p>-22.0336584058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1.884715434388">
                <text:p>-21.884715434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1.7286673939689">
                <text:p>-21.7286673939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1.5655889180674">
                <text:p>-21.56558891806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1.3955575542791">
                <text:p>-21.39555755427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1.2186536543857">
                <text:p>-21.2186536543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1.0349602626843">
                <text:p>-21.03496026268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.844563002969">
                <text:p>-20.8445630029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.6475499645361">
                <text:p>-20.6475499645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0.444011587575">
                <text:p>-20.444011587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.2340405482968">
                <text:p>-20.2340405482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0.0177316441407">
                <text:p>-20.017731644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.7951816793801">
                <text:p>-19.79518167938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9.5664893514448">
                <text:p>-19.5664893514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9.3317551382476">
                <text:p>-19.33175513824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9.0910811867984">
                <text:p>-19.09108118679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8.8445712033643">
                <text:p>-18.84457120336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8.5923303454189">
                <text:p>-18.5923303454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8.3344651156057">
                <text:p>-18.33446511560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8.0710832579234">
                <text:p>-18.07108325792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7.8022936563185">
                <text:p>-17.8022936563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7.5282062358582">
                <text:p>-17.52820623585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7.2489318666315">
                <text:p>-17.24893186663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964582270517">
                <text:p>-16.9645822705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.6752699309298">
                <text:p>-16.6752699309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.3811080056482">
                <text:p>-16.3811080056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.0822102428051">
                <text:p>-16.08221024280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7786909001078">
                <text:p>-15.77869090010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4706646673424">
                <text:p>-15.47066466734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.1582465921973">
                <text:p>-15.15824659219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8415520094326">
                <text:p>-14.8415520094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5206964734053">
                <text:p>-14.52069647340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1957956939496">
                <text:p>-14.19579569394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866965475602">
                <text:p>-13.866965475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.5343216601483">
                <text:p>-13.53432166014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.1979800724586">
                <text:p>-13.19798007245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2.8580564695734">
                <text:p>-12.85805646957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2.5146664929892">
                <text:p>-12.51466649298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2.1679256240891">
                <text:p>-12.16792562408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.8179491426548">
                <text:p>-11.81794914265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1.4648520883927">
                <text:p>-11.46485208839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.1087492254009">
                <text:p>-11.10874922540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.7497550094978">
                <text:p>-10.74975500949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.3879835583302">
                <text:p>-10.38798355833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.0235486241784">
                <text:p>-10.02354862417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.65656356936706">
                <text:p>-9.656563569367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.28714134419315">
                <text:p>-9.287141344193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.91539446727801">
                <text:p>-8.915394467278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.54143500825189">
                <text:p>-8.541435008251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8.16537457267346">
                <text:p>-8.165374572673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.78732428909132">
                <text:p>-7.787324289091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.40739479815196">
                <text:p>-7.407394798151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.02569624365665">
                <text:p>-7.025696243656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6423382654736">
                <text:p>-6.64233826547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.2574299942117">
                <text:p>-6.2574299942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.87108004755896">
                <text:p>-5.871080047558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.48339652819314">
                <text:p>-5.483396528193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.0944870231741">
                <text:p>-5.09448702317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.70445860472319">
                <text:p>-4.704458604723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.3134178323032">
                <text:p>-4.3134178323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92147075590783">
                <text:p>-3.921470755907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52872292047371">
                <text:p>-3.528722920473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13527937132898">
                <text:p>-3.135279371328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74124466059527">
                <text:p>-2.741244660595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34672285445623">
                <text:p>-2.346722854456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95181754121601">
                <text:p>-1.95181754121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55663184006241">
                <text:p>-1.55663184006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16126841045914">
                <text:p>-1.161268410459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765829462088209">
                <text:p>-0.7658294620882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70416765265834">
                <text:p>-0.3704167652658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48683382408871">
                <text:p>0.02486833824088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19924924072645">
                <text:p>0.4199249240726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4652473884719">
                <text:p>0.8146524738847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0895086376987">
                <text:p>1.208950863769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027203525731">
                <text:p>1.60272035257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9586157016047">
                <text:p>1.995861570160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38827550571925">
                <text:p>2.388275505719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7986349614781">
                <text:p>2.779863496147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17052721461046">
                <text:p>3.170527214610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6016865931646">
                <text:p>3.560168659316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94869014259249">
                <text:p>3.948690142592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3599428031175">
                <text:p>4.33599428031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72198398174402">
                <text:p>4.721983981744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10656243988973">
                <text:p>5.106562439889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48963312236305">
                <text:p>5.489633122363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7109976288108">
                <text:p>5.871099762881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2508663534281">
                <text:p>6.25086635342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62883713715082">
                <text:p>6.628837137150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00491660204784">
                <text:p>7.004916602047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37900947551289">
                <text:p>7.379009475512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75102071979187">
                <text:p>7.751020719791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12085552841385">
                <text:p>8.120855528413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48841932365085">
                <text:p>8.488419323650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85361775507059">
                <text:p>8.853617755070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21635669923265">
                <text:p>9.216356699232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57654226058994">
                <text:p>9.576542260589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93408077364457">
                <text:p>9.934080773644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2888788064189">
                <text:p>10.28887880641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408431652907">
                <text:p>10.64084316529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9898809012434">
                <text:p>10.98988090124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3358993175851">
                <text:p>11.33589931758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6788059791812">
                <text:p>11.67880597918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018508723249">
                <text:p>12.0185087232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3549156717578">
                <text:p>12.35491567175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6879352454774">
                <text:p>12.68793524547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0174761797138">
                <text:p>13.01747617971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3434475417689">
                <text:p>13.34344754176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6657587501582">
                <text:p>13.66575875015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9843195956165">
                <text:p>13.98431959561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2990402639189">
                <text:p>14.29904026391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6098313605391">
                <text:p>14.60983136053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916603937164">
                <text:p>14.9166039371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2192695200789">
                <text:p>15.21926952007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5177401404326">
                <text:p>15.51774014043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8119283663854">
                <text:p>15.81192836638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1017473371414">
                <text:p>16.10174733714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3871107988538">
                <text:p>16.38711079885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6679331423952">
                <text:p>16.66793314239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9441294429686">
                <text:p>16.94412944296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.2156155015367">
                <text:p>17.21561550153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.4823078880338">
                <text:p>17.48230788803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7441239863221">
                <text:p>17.74412398632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.0009820408425">
                <text:p>18.00098204084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.2528012049071">
                <text:p>18.25280120490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.4995015905686">
                <text:p>18.49950159056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.7410043199963">
                <text:p>18.74100431999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.9772315782798">
                <text:p>18.97723157827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.2081066675711">
                <text:p>19.2081066675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.433554062474">
                <text:p>19.4335540624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.6534994665722">
                <text:p>19.65349946657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8678698699877">
                <text:p>19.86786986998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.0765936078502">
                <text:p>20.07659360785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.2796004195462">
                <text:p>20.27960041954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.4768215086178">
                <text:p>20.47682150861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.6681896031647">
                <text:p>20.66818960316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.8536390166025">
                <text:p>20.85363901660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0331057086209">
                <text:p>21.03310570862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.206527346179">
                <text:p>21.2065273461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3738433643713">
                <text:p>21.37384336437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.5349950269919">
                <text:p>21.53499502699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.6899254866203">
                <text:p>21.68992548662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.8385798440468">
                <text:p>21.83857984404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.9809052068578">
                <text:p>21.98090520685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.1168507469927">
                <text:p>22.11685074699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.2463677570883">
                <text:p>22.24636775708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.3694097054228">
                <text:p>22.36940970542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.4859322892759">
                <text:p>22.48593228927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.5958934865178">
                <text:p>22.59589348651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.699253605249">
                <text:p>22.6992536052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.795975331311">
                <text:p>22.7959753313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.8860237734959">
                <text:p>22.88602377349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.9693665062873">
                <text:p>22.96936650628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.0459736099721">
                <text:p>23.04597360997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.1158177079698">
                <text:p>23.11581770796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.1788740012353">
                <text:p>23.17887400123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.2351202996006">
                <text:p>23.23512029960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.2845370499302">
                <text:p>23.28453704993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.3271073609773">
                <text:p>23.32710736097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.36281702484">
                <text:p>23.362817024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.3916545349271">
                <text:p>23.39165453492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.4136111003608">
                <text:p>23.41361110036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.4286806567506">
                <text:p>23.42868065675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.4368598732948">
                <text:p>23.43685987329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.4381481561728">
                <text:p>23.43814815617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.4325476482127">
                <text:p>23.43254764821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.4200632248276">
                <text:p>23.42006322482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.4007024862344">
                <text:p>23.40070248623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.3744757459794">
                <text:p>23.37447574597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.3413960158119">
                <text:p>23.34139601581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.3014789869605">
                <text:p>23.30147898696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.2547430078821">
                <text:p>23.25474300788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.2012090585635">
                <text:p>23.20120905856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.1409007214748">
                <text:p>23.14090072147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.0738441492795">
                <text:p>23.07384414927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.0000680294213">
                <text:p>23.00006802942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91960354572">
                <text:p>22.919603545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8324843371142">
                <text:p>22.83248433711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7387464537024">
                <text:p>22.73874645370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63842831024">
                <text:p>22.638428310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5315706372565">
                <text:p>22.53157063725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4182164299663">
                <text:p>22.41821642996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2984108951475">
                <text:p>22.29841089514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1722013961723">
                <text:p>22.17220139617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0396373963711">
                <text:p>22.03963739637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9007704009193">
                <text:p>21.90077040091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7556538974318">
                <text:p>21.75565389743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6043432954571">
                <text:p>21.60434329545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4468958650552">
                <text:p>21.44689586505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283370674647">
                <text:p>21.2833706746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1138285283207">
                <text:p>21.11382852832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.9383319027719">
                <text:p>20.93833190277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7569448840575">
                <text:p>20.75694488405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5697331043344">
                <text:p>20.56973310433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3767636787498">
                <text:p>20.37676367874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1781051426437">
                <text:p>20.17810514264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.9738273892203">
                <text:p>19.97382738922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7640016078334">
                <text:p>19.76400160783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54870022303">
                <text:p>19.548700223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3279968344813">
                <text:p>19.32799683448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1019661579321">
                <text:p>19.10196615793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.8706839672804">
                <text:p>18.87068396728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.6342270379016">
                <text:p>18.63422703790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.3926730913149">
                <text:p>18.39267309131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.1461007412888">
                <text:p>18.14610074128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.8945894414665">
                <text:p>17.89458944146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6382194345913">
                <text:p>17.63821943459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.3770717033984">
                <text:p>17.37707170339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.1112279232352">
                <text:p>17.11122792323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.8407704164617">
                <text:p>16.84077041646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.565782108678">
                <text:p>16.5657821086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.2863464868153">
                <text:p>16.28634648681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.002547559121">
                <text:p>16.0025475591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7144698170657">
                <text:p>15.71446981706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.4221981991826">
                <text:p>15.42219819918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1258180568574">
                <text:p>15.12581805685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8254151220715">
                <text:p>14.82541512207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5210754770954">
                <text:p>14.52107547709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2128855261322">
                <text:p>14.21288552613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9009319688965">
                <text:p>13.90093196889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5853017761125">
                <text:p>13.58530177611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2660821669192">
                <text:p>13.26608216691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9433605881487">
                <text:p>12.94336058814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.6172246954578">
                <text:p>12.61722469545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.2877623362813">
                <text:p>12.28776233628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9550615345687">
                <text:p>11.95506153456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6192104772745">
                <text:p>11.61921047727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2802975025576">
                <text:p>11.28029750255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.9384110896491">
                <text:p>10.93841108964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5936398503479">
                <text:p>10.59363985034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.2460725220949">
                <text:p>10.24607252209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89579796258332">
                <text:p>9.895797962583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54290514584988">
                <text:p>9.542905145849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18748315980294">
                <text:p>9.187483159802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82962120513532">
                <text:p>8.829621205135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46940859556838">
                <text:p>8.469408595568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0693475937494">
                <text:p>8.106934759374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74228924212884">
                <text:p>7.742289242128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37556171062777">
                <text:p>7.375561710627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0068419579313">
                <text:p>7.00684195793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63621990946255">
                <text:p>6.636219909462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26378563011939">
                <text:p>6.263785630119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88962933233336">
                <text:p>5.889629332333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51384138502692">
                <text:p>5.513841385026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13651232341062">
                <text:p>5.136512323410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75773285956325">
                <text:p>4.757732859563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37759389373798">
                <text:p>4.377593893737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9618652633932">
                <text:p>3.996186526339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61360207051365">
                <text:p>3.613602070513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22993206529512">
                <text:p>3.229932065295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84526828924883">
                <text:p>2.845268289248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45970277455342">
                <text:p>2.459702774553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07332782146976">
                <text:p>2.073327821469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68623601312872">
                <text:p>1.686236013128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29852023058163">
                <text:p>1.298520230581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10273668060757">
                <text:p>0.9102736680607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21589848377047">
                <text:p>0.5215898483770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32562638403335">
                <text:p>0.1325626384033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256713735421517">
                <text:p>-0.2567137354215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646144671631302">
                <text:p>-0.6461446716313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03563517837749">
                <text:p>-1.035635178377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42508985824555">
                <text:p>-1.425089858245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81441289330335">
                <text:p>-1.814412893303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.20350803045694">
                <text:p>-2.203508030456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.59227856717642">
                <text:p>-2.592278567176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.98062733766229">
                <text:p>-2.980627337662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36845669952231">
                <text:p>-3.368456699522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75566852103301">
                <text:p>-3.755668521033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4.1421641690593">
                <text:p>-4.14216416905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4.52784449770609">
                <text:p>-4.527844497706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91260983777807">
                <text:p>-4.912609837778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5.29635998713196">
                <text:p>-5.296359987131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5.67899420199087">
                <text:p>-5.678994201990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6.06041118931342">
                <text:p>-6.060411189313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6.44050910029529">
                <text:p>-6.440509100295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6.81918552508892">
                <text:p>-6.819185525088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.19633748882762">
                <text:p>-7.196337488827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.57186144904563">
                <text:p>-7.571861449045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.9456532945791">
                <text:p>-7.94565329457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8.31760834604252">
                <text:p>-8.317608346042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8.6876213579733">
                <text:p>-8.68762135797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9.05558652273375">
                <text:p>-9.055586522733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9.4213974762727">
                <text:p>-9.42139747627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9.78494730583276">
                <text:p>-9.784947305832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0.1461285597066">
                <text:p>-10.14612855970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0.5048332591365">
                <text:p>-10.50483325913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0.8609529124511">
                <text:p>-10.86095291245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1.2143785315382">
                <text:p>-11.21437853153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1.565000650749">
                <text:p>-11.5650006507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1.9127093483266">
                <text:p>-11.91270934832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2.2573942704521">
                <text:p>-12.25739427045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2.5989446580024">
                <text:p>-12.59894465800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2.937249376105">
                <text:p>-12.9372493761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3.2721969465761">
                <text:p>-13.27219694657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3.6036755833289">
                <text:p>-13.60367558332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3.9315732308257">
                <text:p>-13.93157323082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4.2557776056491">
                <text:p>-14.25577760564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4.5761762412617">
                <text:p>-14.57617624126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4.8926565360188">
                <text:p>-14.89265653601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5.205105804482">
                <text:p>-15.2051058044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5.5134113320927">
                <text:p>-15.51341133209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5.8174604332356">
                <text:p>-15.81746043323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6.117140512731">
                <text:p>-16.1171405127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6.4123391307678">
                <text:p>-16.41233913076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6.7029440712959">
                <text:p>-16.70294407129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6.9888434138699">
                <text:p>-16.98884341386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7.2699256089349">
                <text:p>-17.26992560893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7.5460795565207">
                <text:p>-17.54607955652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7.8171946883104">
                <text:p>-17.81719468831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8.0831610530221">
                <text:p>-18.08316105302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8.3438694050327">
                <text:p>-18.34386940503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8.5992112961576">
                <text:p>-18.59921129615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8.8490791704804">
                <text:p>-18.84907917048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9.0933664621117">
                <text:p>-19.09336646211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9.3319676957325">
                <text:p>-19.33196769573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9.5647785897723">
                <text:p>-19.56477858977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9.7916961620375">
                <text:p>-19.79169616203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20.012618837599">
                <text:p>-20.0126188375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0.227446558725">
                <text:p>-20.2274465587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20.4360808966251">
                <text:p>-20.43608089662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20.6384251647554">
                <text:p>-20.63842516475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0.8343845334175">
                <text:p>-20.83438453341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1.0238661453639">
                <text:p>-21.02386614536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1.2067792321075">
                <text:p>-21.20677923210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1.3830352306169">
                <text:p>-21.38303523061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1.5525479000655">
                <text:p>-21.55254790006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1.7152334382867">
                <text:p>-21.71523343828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1.8710105975771">
                <text:p>-21.87101059757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2.0198007994787">
                <text:p>-22.01980079947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2.1615282481632">
                <text:p>-22.16152824816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2.2961200420322">
                <text:p>-22.29612004203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2.4235062831457">
                <text:p>-22.42350628314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2.5436201840854">
                <text:p>-22.54362018408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2.6563981718615">
                <text:p>-22.65639817186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2.7617799884706">
                <text:p>-22.76177998847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2.8597087877216">
                <text:p>-22.85970878772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2.9501312279464">
                <text:p>-22.95013122794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3.0329975602291">
                <text:p>-23.03299756022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3.1082617117938">
                <text:p>-23.10826171179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3.1758813642074">
                <text:p>-23.17588136420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3.235818026072">
                <text:p>-23.2358180260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3.2880370998983">
                <text:p>-23.28803709989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3.3325079428756">
                <text:p>-23.33250794287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3.3692039212751">
                <text:p>-23.36920392127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3.3981024582507">
                <text:p>-23.39810245825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3.4191850748301">
                <text:p>-23.41918507483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3.4324374239139">
                <text:p>-23.43243742391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23.4378493171373">
                <text:p>-23.43784931713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3.4354147444747">
                <text:p>-23.43541474447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3.425131886505">
                <text:p>-23.4251318865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3.4070031192856">
                <text:p>-23.40700311928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3.3810350118192">
                <text:p>-23.38103501181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3.3472383161299">
                <text:p>-23.34723831612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3.3056279499994">
                <text:p>-23.30562794999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3.2562229724477">
                <text:p>-23.25622297244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3.1990465520753">
                <text:p>-23.19904655207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3.1341259284152">
                <text:p>-23.13412592841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3.0614923664736">
                <text:p>-23.06149236647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2.9811811046671">
                <text:p>-22.98118110466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205cm" svg:height="5.237cm" xlink:href=".." xlink:type="simple" chart:class="chart:scatter" chart:style-name="ch1">
        <chart:title svg:x="3.013cm" svg:y="0.24cm" chart:style-name="ch2">
          <text:p>Analemma</text:p>
        </chart:title>
        <chart:plot-area chart:style-name="ch3" table:cell-range-address="Calculations.AG2:Calculations.AH367 Calculations.AH1:Calculations.AH1" chart:data-source-has-labels="row" svg:x="1.202cm" svg:y="1.331cm" svg:width="6.675cm" svg:height="2.794cm">
          <chartooo:coordinate-region svg:x="1.929cm" svg:y="1.518cm" svg:width="5.788cm" svg:height="1.988cm"/>
          <chart:axis chart:dimension="x" chart:name="primary-x" chart:style-name="ch4">
            <chart:title svg:x="3.397cm" svg:y="4.23cm" chart:style-name="ch5">
              <text:p>Elevation (deg)</text:p>
            </chart:title>
          </chart:axis>
          <chart:axis chart:dimension="y" chart:name="primary-y" chart:style-name="ch4">
            <chart:title svg:x="0.451cm" svg:y="3.777cm" chart:style-name="ch6">
              <text:p>Azimuth (deg)</text:p>
            </chart:title>
            <chart:grid chart:style-name="ch7" chart:class="major"/>
          </chart:axis>
          <chart:series chart:style-name="ch8" chart:values-cell-range-address="Calculations.AH2:Calculations.AH367" chart:label-cell-address="Calculations.AH1:Calculations.AH1" chart:class="chart:scatter">
            <chart:domain table:cell-range-address="Calculations.AG2:Calculations.AG367"/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  <table:table-cell office:value-type="string">
                <text:p>Solar Azimuth Angle (deg cw from N)</text:p>
                <draw:g>
                  <svg:desc>Calculations.AH1:Calculations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0641081312767">
                <text:p>27.0641081312767</text:p>
                <draw:g>
                  <svg:desc>Calculations.AG2:Calculations.AG367</svg:desc>
                </draw:g>
              </table:table-cell>
              <table:table-cell office:value-type="float" office:value="179.047450692795">
                <text:p>179.047450692795</text:p>
                <draw:g>
                  <svg:desc>Calculations.AH2:Calculations.AH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1522019596967">
                <text:p>27.1522019596967</text:p>
              </table:table-cell>
              <table:table-cell office:value-type="float" office:value="178.925527296938">
                <text:p>178.925527296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2477014780052">
                <text:p>27.2477014780052</text:p>
              </table:table-cell>
              <table:table-cell office:value-type="float" office:value="178.804635278852">
                <text:p>178.804635278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3505670039788">
                <text:p>27.3505670039788</text:p>
              </table:table-cell>
              <table:table-cell office:value-type="float" office:value="178.684863904258">
                <text:p>178.684863904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4607557421266">
                <text:p>27.4607557421266</text:p>
              </table:table-cell>
              <table:table-cell office:value-type="float" office:value="178.566301672375">
                <text:p>178.566301672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5782218293623">
                <text:p>27.5782218293623</text:p>
              </table:table-cell>
              <table:table-cell office:value-type="float" office:value="178.449036254541">
                <text:p>178.449036254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702916383453">
                <text:p>27.702916383453</text:p>
              </table:table-cell>
              <table:table-cell office:value-type="float" office:value="178.333154431731">
                <text:p>178.333154431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8347875540674">
                <text:p>27.8347875540674</text:p>
              </table:table-cell>
              <table:table-cell office:value-type="float" office:value="178.218742031051">
                <text:p>178.218742031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9737805762445">
                <text:p>27.9737805762445</text:p>
              </table:table-cell>
              <table:table-cell office:value-type="float" office:value="178.105883861227">
                <text:p>178.105883861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1198378260995">
                <text:p>28.1198378260995</text:p>
              </table:table-cell>
              <table:table-cell office:value-type="float" office:value="177.99466364722">
                <text:p>177.99466364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272898878585">
                <text:p>28.272898878585</text:p>
              </table:table-cell>
              <table:table-cell office:value-type="float" office:value="177.885163964023">
                <text:p>177.885163964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4329005671283">
                <text:p>28.4329005671283</text:p>
              </table:table-cell>
              <table:table-cell office:value-type="float" office:value="177.777466169789">
                <text:p>177.7774661697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5997770449646">
                <text:p>28.5997770449646</text:p>
              </table:table-cell>
              <table:table-cell office:value-type="float" office:value="177.671650338443">
                <text:p>177.6716503384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7734598479939">
                <text:p>28.7734598479939</text:p>
              </table:table-cell>
              <table:table-cell office:value-type="float" office:value="177.5677951919">
                <text:p>177.5677951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9538779589915">
                <text:p>28.9538779589915</text:p>
              </table:table-cell>
              <table:table-cell office:value-type="float" office:value="177.465978032111">
                <text:p>177.465978032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1409578730095">
                <text:p>29.1409578730095</text:p>
              </table:table-cell>
              <table:table-cell office:value-type="float" office:value="177.366274673097">
                <text:p>177.366274673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334623663811">
                <text:p>29.334623663811</text:p>
              </table:table-cell>
              <table:table-cell office:value-type="float" office:value="177.26875937319">
                <text:p>177.268759373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5347970511906">
                <text:p>29.5347970511906</text:p>
              </table:table-cell>
              <table:table-cell office:value-type="float" office:value="177.173504767691">
                <text:p>177.173504767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7413974690379">
                <text:p>29.7413974690379</text:p>
              </table:table-cell>
              <table:table-cell office:value-type="float" office:value="177.080581802169">
                <text:p>177.0805818021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.9543421340102">
                <text:p>29.9543421340102</text:p>
              </table:table-cell>
              <table:table-cell office:value-type="float" office:value="176.990059666628">
                <text:p>176.9900596666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1735461146932">
                <text:p>30.1735461146932</text:p>
              </table:table-cell>
              <table:table-cell office:value-type="float" office:value="176.902005730779">
                <text:p>176.9020057307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.3989224011269">
                <text:p>30.3989224011269</text:p>
              </table:table-cell>
              <table:table-cell office:value-type="float" office:value="176.816485480649">
                <text:p>176.8164854806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6303819745973">
                <text:p>30.6303819745973</text:p>
              </table:table-cell>
              <table:table-cell office:value-type="float" office:value="176.733562456758">
                <text:p>176.7335624567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8678338775854">
                <text:p>30.8678338775854</text:p>
              </table:table-cell>
              <table:table-cell office:value-type="float" office:value="176.653298194093">
                <text:p>176.6532981940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1111852837879">
                <text:p>31.1111852837879</text:p>
              </table:table-cell>
              <table:table-cell office:value-type="float" office:value="176.57575216411">
                <text:p>176.57575216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360341568122">
                <text:p>31.360341568122</text:p>
              </table:table-cell>
              <table:table-cell office:value-type="float" office:value="176.500981718976">
                <text:p>176.500981718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.6152063766372">
                <text:p>31.6152063766372</text:p>
              </table:table-cell>
              <table:table-cell office:value-type="float" office:value="176.429042038254">
                <text:p>176.4290420382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.8756816962636">
                <text:p>31.8756816962636</text:p>
              </table:table-cell>
              <table:table-cell office:value-type="float" office:value="176.359986078231">
                <text:p>176.359986078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.1416679243313">
                <text:p>32.1416679243313</text:p>
              </table:table-cell>
              <table:table-cell office:value-type="float" office:value="176.293864524062">
                <text:p>176.2938645240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.4130639377992">
                <text:p>32.4130639377992</text:p>
              </table:table-cell>
              <table:table-cell office:value-type="float" office:value="176.230725744912">
                <text:p>176.230725744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6897671621424">
                <text:p>32.6897671621424</text:p>
              </table:table-cell>
              <table:table-cell office:value-type="float" office:value="176.170615752218">
                <text:p>176.1706157522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9716736398385">
                <text:p>32.9716736398385</text:p>
              </table:table-cell>
              <table:table-cell office:value-type="float" office:value="176.113578161223">
                <text:p>176.1135781612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.2586780984127">
                <text:p>33.2586780984127</text:p>
              </table:table-cell>
              <table:table-cell office:value-type="float" office:value="176.059654155877">
                <text:p>176.0596541558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550674017992">
                <text:p>33.550674017992</text:p>
              </table:table-cell>
              <table:table-cell office:value-type="float" office:value="176.008882457201">
                <text:p>176.0088824572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.8475536983218">
                <text:p>33.8475536983218</text:p>
              </table:table-cell>
              <table:table-cell office:value-type="float" office:value="175.961299295178">
                <text:p>175.9612992951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1492083252103">
                <text:p>34.1492083252103</text:p>
              </table:table-cell>
              <table:table-cell office:value-type="float" office:value="175.916938384214">
                <text:p>175.916938384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.4555280363509">
                <text:p>34.4555280363509</text:p>
              </table:table-cell>
              <table:table-cell office:value-type="float" office:value="175.875830902187">
                <text:p>175.8758309021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.7664019864878">
                <text:p>34.7664019864878</text:p>
              </table:table-cell>
              <table:table-cell office:value-type="float" office:value="175.838005473093">
                <text:p>175.8380054730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.0817184118804">
                <text:p>35.0817184118804</text:p>
              </table:table-cell>
              <table:table-cell office:value-type="float" office:value="175.803488153244">
                <text:p>175.8034881532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.4013646940275">
                <text:p>35.4013646940275</text:p>
              </table:table-cell>
              <table:table-cell office:value-type="float" office:value="175.772302420994">
                <text:p>175.7723024209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.7252274226096">
                <text:p>35.7252274226096</text:p>
              </table:table-cell>
              <table:table-cell office:value-type="float" office:value="175.744469169891">
                <text:p>175.7444691698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.0531924576063">
                <text:p>36.0531924576063</text:p>
              </table:table-cell>
              <table:table-cell office:value-type="float" office:value="175.720006705186">
                <text:p>175.720006705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3851449905469">
                <text:p>36.3851449905469</text:p>
              </table:table-cell>
              <table:table-cell office:value-type="float" office:value="175.698930743567">
                <text:p>175.6989307435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.7209696048513">
                <text:p>36.7209696048513</text:p>
              </table:table-cell>
              <table:table-cell office:value-type="float" office:value="175.681254415975">
                <text:p>175.6812544159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.0605503352164">
                <text:p>37.0605503352164</text:p>
              </table:table-cell>
              <table:table-cell office:value-type="float" office:value="175.666988273362">
                <text:p>175.666988273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4037707260035">
                <text:p>37.4037707260035</text:p>
              </table:table-cell>
              <table:table-cell office:value-type="float" office:value="175.656140295188">
                <text:p>175.656140295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7505138885809">
                <text:p>37.7505138885809</text:p>
              </table:table-cell>
              <table:table-cell office:value-type="float" office:value="175.648715900474">
                <text:p>175.6487159004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.1006625575789">
                <text:p>38.1006625575789</text:p>
              </table:table-cell>
              <table:table-cell office:value-type="float" office:value="175.644717961189">
                <text:p>175.6447179611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4540991460092">
                <text:p>38.4540991460092</text:p>
              </table:table-cell>
              <table:table-cell office:value-type="float" office:value="175.644146817743">
                <text:p>175.6441468177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.8107057992045">
                <text:p>38.8107057992045</text:p>
              </table:table-cell>
              <table:table-cell office:value-type="float" office:value="175.647000296337">
                <text:p>175.6470002963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.1703644475353">
                <text:p>39.1703644475353</text:p>
              </table:table-cell>
              <table:table-cell office:value-type="float" office:value="175.653273727914">
                <text:p>175.6532737279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.5329568578605">
                <text:p>39.5329568578605</text:p>
              </table:table-cell>
              <table:table-cell office:value-type="float" office:value="175.662959968442">
                <text:p>175.6629599684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.8983646836673">
                <text:p>39.8983646836673</text:p>
              </table:table-cell>
              <table:table-cell office:value-type="float" office:value="175.676049420233">
                <text:p>175.6760494202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.2664695138651">
                <text:p>40.2664695138651</text:p>
              </table:table-cell>
              <table:table-cell office:value-type="float" office:value="175.692530054039">
                <text:p>175.692530054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.6371529201912">
                <text:p>40.6371529201912</text:p>
              </table:table-cell>
              <table:table-cell office:value-type="float" office:value="175.712387431601">
                <text:p>175.7123874316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.0102965031957">
                <text:p>41.0102965031957</text:p>
              </table:table-cell>
              <table:table-cell office:value-type="float" office:value="175.735604728367">
                <text:p>175.735604728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.3857819367709">
                <text:p>41.3857819367709</text:p>
              </table:table-cell>
              <table:table-cell office:value-type="float" office:value="175.762162756078">
                <text:p>175.7621627560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.763491011198">
                <text:p>41.763491011198</text:p>
              </table:table-cell>
              <table:table-cell office:value-type="float" office:value="175.792039984908">
                <text:p>175.7920399849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.1433056746839">
                <text:p>42.1433056746839</text:p>
              </table:table-cell>
              <table:table-cell office:value-type="float" office:value="175.825212564859">
                <text:p>175.8252125648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525108073365">
                <text:p>42.525108073365</text:p>
              </table:table-cell>
              <table:table-cell office:value-type="float" office:value="175.861654346127">
                <text:p>175.8616543461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.9087805897631">
                <text:p>42.9087805897631</text:p>
              </table:table-cell>
              <table:table-cell office:value-type="float" office:value="175.901336898113">
                <text:p>175.9013368981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.2942058796767">
                <text:p>43.2942058796767</text:p>
              </table:table-cell>
              <table:table-cell office:value-type="float" office:value="175.944229526817">
                <text:p>175.9442295268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.6812669074973">
                <text:p>43.6812669074973</text:p>
              </table:table-cell>
              <table:table-cell office:value-type="float" office:value="175.990299290321">
                <text:p>175.9902992903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.0698469799485">
                <text:p>44.0698469799485</text:p>
              </table:table-cell>
              <table:table-cell office:value-type="float" office:value="176.039511012079">
                <text:p>176.0395110120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.4598297782461">
                <text:p>44.4598297782461</text:p>
              </table:table-cell>
              <table:table-cell office:value-type="float" office:value="176.09182729179">
                <text:p>176.091827291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.8510993886804">
                <text:p>44.8510993886804</text:p>
              </table:table-cell>
              <table:table-cell office:value-type="float" office:value="176.147208513547">
                <text:p>176.1472085135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.2435403316337">
                <text:p>45.2435403316337</text:p>
              </table:table-cell>
              <table:table-cell office:value-type="float" office:value="176.20561285109">
                <text:p>176.20561285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.6370375890412">
                <text:p>45.6370375890412</text:p>
              </table:table-cell>
              <table:table-cell office:value-type="float" office:value="176.2669962699">
                <text:p>176.2669962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.031476630314">
                <text:p>46.031476630314</text:p>
              </table:table-cell>
              <table:table-cell office:value-type="float" office:value="176.331312525956">
                <text:p>176.3313125259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.4267434367461">
                <text:p>46.4267434367461</text:p>
              </table:table-cell>
              <table:table-cell office:value-type="float" office:value="176.398513160966">
                <text:p>176.3985131609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.8227245244276">
                <text:p>46.8227245244276</text:p>
              </table:table-cell>
              <table:table-cell office:value-type="float" office:value="176.468547493917">
                <text:p>176.4685474939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.2193069656935">
                <text:p>47.2193069656935</text:p>
              </table:table-cell>
              <table:table-cell office:value-type="float" office:value="176.541362608795">
                <text:p>176.5413626087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.6163784091407">
                <text:p>47.6163784091407</text:p>
              </table:table-cell>
              <table:table-cell office:value-type="float" office:value="176.616903338365">
                <text:p>176.6169033383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.0138270982441">
                <text:p>48.0138270982441</text:p>
              </table:table-cell>
              <table:table-cell office:value-type="float" office:value="176.695112243914">
                <text:p>176.6951122439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.4115418886123">
                <text:p>48.4115418886123</text:p>
              </table:table-cell>
              <table:table-cell office:value-type="float" office:value="176.775929590896">
                <text:p>176.7759295908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.809412263919">
                <text:p>48.809412263919</text:p>
              </table:table-cell>
              <table:table-cell office:value-type="float" office:value="176.859293320424">
                <text:p>176.8592933204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.2073283505512">
                <text:p>49.2073283505512</text:p>
              </table:table-cell>
              <table:table-cell office:value-type="float" office:value="176.945139016613">
                <text:p>176.9451390166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.6051809310175">
                <text:p>49.6051809310175</text:p>
              </table:table-cell>
              <table:table-cell office:value-type="float" office:value="177.033399869765">
                <text:p>177.0333998697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.0028614561551">
                <text:p>50.0028614561551</text:p>
              </table:table-cell>
              <table:table-cell office:value-type="float" office:value="177.124006635464">
                <text:p>177.124006635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.4002620561823">
                <text:p>50.4002620561823</text:p>
              </table:table-cell>
              <table:table-cell office:value-type="float" office:value="177.216887589628">
                <text:p>177.2168875896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.7972755506386">
                <text:p>50.7972755506386</text:p>
              </table:table-cell>
              <table:table-cell office:value-type="float" office:value="177.311968479653">
                <text:p>177.3119684796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.1937954572503">
                <text:p>51.1937954572503</text:p>
              </table:table-cell>
              <table:table-cell office:value-type="float" office:value="177.409172471747">
                <text:p>177.4091724717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.5897159997707">
                <text:p>51.5897159997707</text:p>
              </table:table-cell>
              <table:table-cell office:value-type="float" office:value="177.508420094656">
                <text:p>177.5084200946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.9849321148237">
                <text:p>51.9849321148237</text:p>
              </table:table-cell>
              <table:table-cell office:value-type="float" office:value="177.609629179968">
                <text:p>177.6096291799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.3793394578015">
                <text:p>52.3793394578015</text:p>
              </table:table-cell>
              <table:table-cell office:value-type="float" office:value="177.712714799227">
                <text:p>177.7127147992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.7728344078404">
                <text:p>52.7728344078404</text:p>
              </table:table-cell>
              <table:table-cell office:value-type="float" office:value="177.817589198149">
                <text:p>177.8175891981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.1653140719176">
                <text:p>53.1653140719176</text:p>
              </table:table-cell>
              <table:table-cell office:value-type="float" office:value="177.924161728217">
                <text:p>177.9241617282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.5566762880928">
                <text:p>53.5566762880928</text:p>
              </table:table-cell>
              <table:table-cell office:value-type="float" office:value="178.032338776029">
                <text:p>178.0323387760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.9468196279264">
                <text:p>53.9468196279264</text:p>
              </table:table-cell>
              <table:table-cell office:value-type="float" office:value="178.142023690765">
                <text:p>178.1420236907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.3356433980978">
                <text:p>54.3356433980978</text:p>
              </table:table-cell>
              <table:table-cell office:value-type="float" office:value="178.253116710192">
                <text:p>178.2531167101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.7230476412438">
                <text:p>54.7230476412438</text:p>
              </table:table-cell>
              <table:table-cell office:value-type="float" office:value="178.36551488568">
                <text:p>178.365514885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108933136037">
                <text:p>55.108933136037</text:p>
              </table:table-cell>
              <table:table-cell office:value-type="float" office:value="178.479112006719">
                <text:p>178.4791120067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.4932013965193">
                <text:p>55.4932013965193</text:p>
              </table:table-cell>
              <table:table-cell office:value-type="float" office:value="178.593798525478">
                <text:p>178.5937985254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.8757546706968">
                <text:p>55.8757546706968</text:p>
              </table:table-cell>
              <table:table-cell office:value-type="float" office:value="178.709461482014">
                <text:p>178.7094614820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6.256495938411">
                <text:p>56.256495938411</text:p>
              </table:table-cell>
              <table:table-cell office:value-type="float" office:value="178.825984430723">
                <text:p>178.8259844307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.6353289084871">
                <text:p>56.6353289084871</text:p>
              </table:table-cell>
              <table:table-cell office:value-type="float" office:value="178.943247368745">
                <text:p>178.9432473687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.0121580151618">
                <text:p>57.0121580151618</text:p>
              </table:table-cell>
              <table:table-cell office:value-type="float" office:value="179.061126667027">
                <text:p>179.0611266670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.3868884137917">
                <text:p>57.3868884137917</text:p>
              </table:table-cell>
              <table:table-cell office:value-type="float" office:value="179.179495004808">
                <text:p>179.1794950048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.7594259758389">
                <text:p>57.7594259758389</text:p>
              </table:table-cell>
              <table:table-cell office:value-type="float" office:value="179.298221308377">
                <text:p>179.2982213083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.1296772831312">
                <text:p>58.1296772831312</text:p>
              </table:table-cell>
              <table:table-cell office:value-type="float" office:value="179.417170694922">
                <text:p>179.4171706949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.4975496213882">
                <text:p>58.4975496213882</text:p>
              </table:table-cell>
              <table:table-cell office:value-type="float" office:value="179.536204422448">
                <text:p>179.5362044224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.8629509730136">
                <text:p>58.8629509730136</text:p>
              </table:table-cell>
              <table:table-cell office:value-type="float" office:value="179.655179846718">
                <text:p>179.6551798467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.225790009143">
                <text:p>59.225790009143</text:p>
              </table:table-cell>
              <table:table-cell office:value-type="float" office:value="179.773950386246">
                <text:p>179.7739503862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9.5859760809469">
                <text:p>59.5859760809469</text:p>
              </table:table-cell>
              <table:table-cell office:value-type="float" office:value="179.89236549644">
                <text:p>179.892365496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9434192101809">
                <text:p>59.9434192101809</text:p>
              </table:table-cell>
              <table:table-cell office:value-type="float" office:value="180.01027065415">
                <text:p>180.010270654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.2980300789909">
                <text:p>60.2980300789909</text:p>
              </table:table-cell>
              <table:table-cell office:value-type="float" office:value="180.127507353027">
                <text:p>180.1275073530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.6497200189703">
                <text:p>60.6497200189703</text:p>
              </table:table-cell>
              <table:table-cell office:value-type="float" office:value="180.243913113455">
                <text:p>180.2439131134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.9984009994794">
                <text:p>60.9984009994794</text:p>
              </table:table-cell>
              <table:table-cell office:value-type="float" office:value="180.359321504203">
                <text:p>180.3593215042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.343985615243">
                <text:p>61.343985615243</text:p>
              </table:table-cell>
              <table:table-cell office:value-type="float" office:value="180.473562181374">
                <text:p>180.4735621813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.6863870732435">
                <text:p>61.6863870732435</text:p>
              </table:table-cell>
              <table:table-cell office:value-type="float" office:value="180.586460943586">
                <text:p>180.5864609435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.0255191789398">
                <text:p>62.0255191789398</text:p>
              </table:table-cell>
              <table:table-cell office:value-type="float" office:value="180.69783980576">
                <text:p>180.697839805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2.3612963218489">
                <text:p>62.3612963218489</text:p>
              </table:table-cell>
              <table:table-cell office:value-type="float" office:value="180.807517093006">
                <text:p>180.8075170930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.6936334605377">
                <text:p>62.6936334605377</text:p>
              </table:table-cell>
              <table:table-cell office:value-type="float" office:value="180.915307556158">
                <text:p>180.9153075561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.0224461070842">
                <text:p>63.0224461070842</text:p>
              </table:table-cell>
              <table:table-cell office:value-type="float" office:value="181.021022510737">
                <text:p>181.0210225107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3.3476503110795">
                <text:p>63.3476503110795</text:p>
              </table:table-cell>
              <table:table-cell office:value-type="float" office:value="181.124470001019">
                <text:p>181.1244700010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.6691626432549">
                <text:p>63.6691626432549</text:p>
              </table:table-cell>
              <table:table-cell office:value-type="float" office:value="181.225454991044">
                <text:p>181.2254549910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.9869001788372">
                <text:p>63.9869001788372</text:p>
              </table:table-cell>
              <table:table-cell office:value-type="float" office:value="181.323779584351">
                <text:p>181.3237795843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4.3007804807457">
                <text:p>64.3007804807457</text:p>
              </table:table-cell>
              <table:table-cell office:value-type="float" office:value="181.419243274334">
                <text:p>181.4192432743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.610721582766">
                <text:p>64.610721582766</text:p>
              </table:table-cell>
              <table:table-cell office:value-type="float" office:value="181.511643227034">
                <text:p>181.5116432270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4.9166419728526">
                <text:p>64.9166419728526</text:p>
              </table:table-cell>
              <table:table-cell office:value-type="float" office:value="181.600774598309">
                <text:p>181.6007745983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.2184605767299">
                <text:p>65.2184605767299</text:p>
              </table:table-cell>
              <table:table-cell office:value-type="float" office:value="181.68643088718">
                <text:p>181.686430887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.5160967419858">
                <text:p>65.5160967419858</text:p>
              </table:table-cell>
              <table:table-cell office:value-type="float" office:value="181.768404327214">
                <text:p>181.7684043272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.809470222865">
                <text:p>65.809470222865</text:p>
              </table:table-cell>
              <table:table-cell office:value-type="float" office:value="181.846486317721">
                <text:p>181.8464863177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.0985011659994">
                <text:p>66.0985011659994</text:p>
              </table:table-cell>
              <table:table-cell office:value-type="float" office:value="181.920467896467">
                <text:p>181.9204678964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.3831100973266">
                <text:p>66.3831100973266</text:p>
              </table:table-cell>
              <table:table-cell office:value-type="float" office:value="181.990140255447">
                <text:p>181.9901402554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6.6632179104749">
                <text:p>66.6632179104749</text:p>
              </table:table-cell>
              <table:table-cell office:value-type="float" office:value="182.055295301228">
                <text:p>182.0552953012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.9387458569099">
                <text:p>66.9387458569099</text:p>
              </table:table-cell>
              <table:table-cell office:value-type="float" office:value="182.11572626109">
                <text:p>182.115726261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7.2096155381634">
                <text:p>67.2096155381634</text:p>
              </table:table-cell>
              <table:table-cell office:value-type="float" office:value="182.171228336019">
                <text:p>182.1712283360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7.4757489004793">
                <text:p>67.4757489004793</text:p>
              </table:table-cell>
              <table:table-cell office:value-type="float" office:value="182.22159940136">
                <text:p>182.221599401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7.7370682322387">
                <text:p>67.7370682322387</text:p>
              </table:table-cell>
              <table:table-cell office:value-type="float" office:value="182.266640755556">
                <text:p>182.2666407555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7.9934961645325">
                <text:p>67.9934961645325</text:p>
              </table:table-cell>
              <table:table-cell office:value-type="float" office:value="182.306157917136">
                <text:p>182.3061579171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.2449556752749">
                <text:p>68.2449556752749</text:p>
              </table:table-cell>
              <table:table-cell office:value-type="float" office:value="182.339961469581">
                <text:p>182.3399614695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491370097259">
                <text:p>68.491370097259</text:p>
              </table:table-cell>
              <table:table-cell office:value-type="float" office:value="182.367867953295">
                <text:p>182.3678679532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.7326631305623">
                <text:p>68.7326631305623</text:p>
              </table:table-cell>
              <table:table-cell office:value-type="float" office:value="182.389700803322">
                <text:p>182.3897008033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.9687588597221">
                <text:p>68.9687588597221</text:p>
              </table:table-cell>
              <table:table-cell office:value-type="float" office:value="182.40529133085">
                <text:p>182.405291330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9.1995817760918">
                <text:p>69.1995817760918</text:p>
              </table:table-cell>
              <table:table-cell office:value-type="float" office:value="182.414479745891">
                <text:p>182.4144797458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.4250568057972">
                <text:p>69.4250568057972</text:p>
              </table:table-cell>
              <table:table-cell office:value-type="float" office:value="182.417116217733">
                <text:p>182.4171162177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.6451093436881">
                <text:p>69.6451093436881</text:p>
              </table:table-cell>
              <table:table-cell office:value-type="float" office:value="182.413061969041">
                <text:p>182.4130619690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.8596652936749">
                <text:p>69.8596652936749</text:p>
              </table:table-cell>
              <table:table-cell office:value-type="float" office:value="182.402190398556">
                <text:p>182.4021903985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.0686511158099">
                <text:p>70.0686511158099</text:p>
              </table:table-cell>
              <table:table-cell office:value-type="float" office:value="182.384388226491">
                <text:p>182.3843882264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.2719938804413">
                <text:p>70.2719938804413</text:p>
              </table:table-cell>
              <table:table-cell office:value-type="float" office:value="182.359556655734">
                <text:p>182.3595566557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.4696213297328">
                <text:p>70.4696213297328</text:p>
              </table:table-cell>
              <table:table-cell office:value-type="float" office:value="182.327612541054">
                <text:p>182.3276125410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.6614619467854">
                <text:p>70.6614619467854</text:p>
              </table:table-cell>
              <table:table-cell office:value-type="float" office:value="182.288489557416">
                <text:p>182.2884895574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.8474450325473">
                <text:p>70.8474450325473</text:p>
              </table:table-cell>
              <table:table-cell office:value-type="float" office:value="182.242139357662">
                <text:p>182.242139357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.0275007906244">
                <text:p>71.0275007906244</text:p>
              </table:table-cell>
              <table:table-cell office:value-type="float" office:value="182.188532708685">
                <text:p>182.1885327086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1.2015604200286">
                <text:p>71.2015604200286</text:p>
              </table:table-cell>
              <table:table-cell office:value-type="float" office:value="182.127660594458">
                <text:p>182.1276605944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.3695562158175">
                <text:p>71.3695562158175</text:p>
              </table:table-cell>
              <table:table-cell office:value-type="float" office:value="182.059535273279">
                <text:p>182.0595352732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.5314216774794">
                <text:p>71.5314216774794</text:p>
              </table:table-cell>
              <table:table-cell office:value-type="float" office:value="181.98419127597">
                <text:p>181.984191275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1.6870916248146">
                <text:p>71.6870916248146</text:p>
              </table:table-cell>
              <table:table-cell office:value-type="float" office:value="181.901686331033">
                <text:p>181.9016863310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1.8365023209558">
                <text:p>71.8365023209558</text:p>
              </table:table-cell>
              <table:table-cell office:value-type="float" office:value="181.812102202319">
                <text:p>181.8121022023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1.9795916020494">
                <text:p>71.9795916020494</text:p>
              </table:table-cell>
              <table:table-cell office:value-type="float" office:value="181.715545424558">
                <text:p>181.7155454245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2.1162990130001">
                <text:p>72.1162990130001</text:p>
              </table:table-cell>
              <table:table-cell office:value-type="float" office:value="181.612147921858">
                <text:p>181.6121479218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.2465659485553">
                <text:p>72.2465659485553</text:p>
              </table:table-cell>
              <table:table-cell office:value-type="float" office:value="181.502067494656">
                <text:p>181.5020674946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2.3703357988827">
                <text:p>72.3703357988827</text:p>
              </table:table-cell>
              <table:table-cell office:value-type="float" office:value="181.385488160888">
                <text:p>181.385488160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2.4875540986693">
                <text:p>72.4875540986693</text:p>
              </table:table-cell>
              <table:table-cell office:value-type="float" office:value="181.262620338016">
                <text:p>181.2626203380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2.5981686786547">
                <text:p>72.5981686786547</text:p>
              </table:table-cell>
              <table:table-cell office:value-type="float" office:value="181.13370085344">
                <text:p>181.133700853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2.7021298183993">
                <text:p>72.7021298183993</text:p>
              </table:table-cell>
              <table:table-cell office:value-type="float" office:value="180.998992772452">
                <text:p>180.9989927724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2.7993903989892">
                <text:p>72.7993903989892</text:p>
              </table:table-cell>
              <table:table-cell office:value-type="float" office:value="180.858785034265">
                <text:p>180.8587850342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.8899060542959">
                <text:p>72.8899060542959</text:p>
              </table:table-cell>
              <table:table-cell office:value-type="float" office:value="180.713391888844">
                <text:p>180.7133918888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2.9736353193366">
                <text:p>72.9736353193366</text:p>
              </table:table-cell>
              <table:table-cell office:value-type="float" office:value="180.563152129517">
                <text:p>180.5631521295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3.0505397742347">
                <text:p>73.0505397742347</text:p>
              </table:table-cell>
              <table:table-cell office:value-type="float" office:value="180.408428118963">
                <text:p>180.4084281189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3.1205841822545">
                <text:p>73.1205841822545</text:p>
              </table:table-cell>
              <table:table-cell office:value-type="float" office:value="180.249604608637">
                <text:p>180.2496046086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.1837366203771">
                <text:p>73.1837366203771</text:p>
              </table:table-cell>
              <table:table-cell office:value-type="float" office:value="180.087087355079">
                <text:p>180.0870873550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.239968600915">
                <text:p>73.239968600915</text:p>
              </table:table-cell>
              <table:table-cell office:value-type="float" office:value="179.921301539115">
                <text:p>179.9213015391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3.2892551827085">
                <text:p>73.2892551827085</text:p>
              </table:table-cell>
              <table:table-cell office:value-type="float" office:value="179.752689998548">
                <text:p>179.7526899985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.3315750705284">
                <text:p>73.3315750705284</text:p>
              </table:table-cell>
              <table:table-cell office:value-type="float" office:value="179.581711283548">
                <text:p>179.5817112835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3.3669107014162">
                <text:p>73.3669107014162</text:p>
              </table:table-cell>
              <table:table-cell office:value-type="float" office:value="179.408837555223">
                <text:p>179.4088375552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3.3952483168211">
                <text:p>73.3952483168211</text:p>
              </table:table-cell>
              <table:table-cell office:value-type="float" office:value="179.234552340803">
                <text:p>179.2345523408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3.4165780195543">
                <text:p>73.4165780195543</text:p>
              </table:table-cell>
              <table:table-cell office:value-type="float" office:value="179.059348169224">
                <text:p>179.0593481692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3.430893814755">
                <text:p>73.430893814755</text:p>
              </table:table-cell>
              <table:table-cell office:value-type="float" office:value="178.883724108927">
                <text:p>178.8837241089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3.4381936342576">
                <text:p>73.4381936342576</text:p>
              </table:table-cell>
              <table:table-cell office:value-type="float" office:value="178.70818323299">
                <text:p>178.708183232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.4384793439626">
                <text:p>73.4384793439626</text:p>
              </table:table-cell>
              <table:table-cell office:value-type="float" office:value="178.533230037877">
                <text:p>178.5332300378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.43175673403">
                <text:p>73.43175673403</text:p>
              </table:table-cell>
              <table:table-cell office:value-type="float" office:value="178.359367842881">
                <text:p>178.3593678428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.4180354919381">
                <text:p>73.4180354919381</text:p>
              </table:table-cell>
              <table:table-cell office:value-type="float" office:value="178.187096197762">
                <text:p>178.1870961977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3.3973291586769">
                <text:p>73.3973291586769</text:p>
              </table:table-cell>
              <table:table-cell office:value-type="float" office:value="178.016908326059">
                <text:p>178.0169083260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3.3696550685608">
                <text:p>73.3696550685608</text:p>
              </table:table-cell>
              <table:table-cell office:value-type="float" office:value="177.849288630758">
                <text:p>177.8492886307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3.3350342733575">
                <text:p>73.3350342733575</text:p>
              </table:table-cell>
              <table:table-cell office:value-type="float" office:value="177.684710287948">
                <text:p>177.6847102879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3.2934914516205">
                <text:p>73.2934914516205</text:p>
              </table:table-cell>
              <table:table-cell office:value-type="float" office:value="177.523632952363">
                <text:p>177.5236329523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3.2450548042938">
                <text:p>73.2450548042938</text:p>
              </table:table-cell>
              <table:table-cell office:value-type="float" office:value="177.366500596852">
                <text:p>177.3665005968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3.1897559378053">
                <text:p>73.1897559378053</text:p>
              </table:table-cell>
              <table:table-cell office:value-type="float" office:value="177.213739505193">
                <text:p>177.2137395051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3.1276297360006">
                <text:p>73.1276297360006</text:p>
              </table:table-cell>
              <table:table-cell office:value-type="float" office:value="177.065756435165">
                <text:p>177.0657564351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3.0587142223672">
                <text:p>73.0587142223672</text:p>
              </table:table-cell>
              <table:table-cell office:value-type="float" office:value="176.922936965753">
                <text:p>176.9229369657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2.983050414077">
                <text:p>72.983050414077</text:p>
              </table:table-cell>
              <table:table-cell office:value-type="float" office:value="176.785644039433">
                <text:p>176.7856440394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2.9006821694203">
                <text:p>72.9006821694203</text:p>
              </table:table-cell>
              <table:table-cell office:value-type="float" office:value="176.654216707209">
                <text:p>176.6542167072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2.811656030224">
                <text:p>72.811656030224</text:p>
              </table:table-cell>
              <table:table-cell office:value-type="float" office:value="176.528969081144">
                <text:p>176.5289690811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.716021060838">
                <text:p>72.716021060838</text:p>
              </table:table-cell>
              <table:table-cell office:value-type="float" office:value="176.410189495976">
                <text:p>176.4101894959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.613828685242">
                <text:p>72.613828685242</text:p>
              </table:table-cell>
              <table:table-cell office:value-type="float" office:value="176.298139878573">
                <text:p>176.2981398785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.5051325237686">
                <text:p>72.5051325237686</text:p>
              </table:table-cell>
              <table:table-cell office:value-type="float" office:value="176.193055321346">
                <text:p>176.1930553213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.3899882308605">
                <text:p>72.3899882308605</text:p>
              </table:table-cell>
              <table:table-cell office:value-type="float" office:value="176.095143853232">
                <text:p>176.09514385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.2684533351907">
                <text:p>72.2684533351907</text:p>
              </table:table-cell>
              <table:table-cell office:value-type="float" office:value="176.004586399751">
                <text:p>176.0045863997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2.1405870833614">
                <text:p>72.1405870833614</text:p>
              </table:table-cell>
              <table:table-cell office:value-type="float" office:value="175.921536921765">
                <text:p>175.9215369217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2.0064502882836">
                <text:p>72.0064502882836</text:p>
              </table:table-cell>
              <table:table-cell office:value-type="float" office:value="175.846122721059">
                <text:p>175.8461227210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.8661051832087">
                <text:p>71.8661051832087</text:p>
              </table:table-cell>
              <table:table-cell office:value-type="float" office:value="175.778444899587">
                <text:p>175.7784448995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1.719615282257">
                <text:p>71.719615282257</text:p>
              </table:table-cell>
              <table:table-cell office:value-type="float" office:value="175.718578958432">
                <text:p>175.7185789584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.5670452481507">
                <text:p>71.5670452481507</text:p>
              </table:table-cell>
              <table:table-cell office:value-type="float" office:value="175.666575521796">
                <text:p>175.6665755217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1.408460767727">
                <text:p>71.408460767727</text:p>
              </table:table-cell>
              <table:table-cell office:value-type="float" office:value="175.622461171144">
                <text:p>175.6224611711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1.2439284356824">
                <text:p>71.2439284356824</text:p>
              </table:table-cell>
              <table:table-cell office:value-type="float" office:value="175.586239374524">
                <text:p>175.5862393745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1.073515646869">
                <text:p>71.073515646869</text:p>
              </table:table-cell>
              <table:table-cell office:value-type="float" office:value="175.557891496246">
                <text:p>175.5578914962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.8972904973494">
                <text:p>70.8972904973494</text:p>
              </table:table-cell>
              <table:table-cell office:value-type="float" office:value="175.537377872556">
                <text:p>175.5373778725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.7153216943054">
                <text:p>70.7153216943054</text:p>
              </table:table-cell>
              <table:table-cell office:value-type="float" office:value="175.524638939445">
                <text:p>175.5246389394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.5276784747989">
                <text:p>70.5276784747989</text:p>
              </table:table-cell>
              <table:table-cell office:value-type="float" office:value="175.519596399476">
                <text:p>175.5195963994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.3344305332874">
                <text:p>70.3344305332874</text:p>
              </table:table-cell>
              <table:table-cell office:value-type="float" office:value="175.522154415293">
                <text:p>175.5221544152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.1356479577195">
                <text:p>70.1356479577195</text:p>
              </table:table-cell>
              <table:table-cell office:value-type="float" office:value="175.532200818449">
                <text:p>175.5322008184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9.9314011739645">
                <text:p>69.9314011739645</text:p>
              </table:table-cell>
              <table:table-cell office:value-type="float" office:value="175.549608323038">
                <text:p>175.5496083230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9.7217608982683">
                <text:p>69.7217608982683</text:p>
              </table:table-cell>
              <table:table-cell office:value-type="float" office:value="175.574235734717">
                <text:p>175.5742357347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9.5067980973811">
                <text:p>69.5067980973811</text:p>
              </table:table-cell>
              <table:table-cell office:value-type="float" office:value="175.605929146653">
                <text:p>175.6059291466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9.2865839559555">
                <text:p>69.2865839559555</text:p>
              </table:table-cell>
              <table:table-cell office:value-type="float" office:value="175.644523114907">
                <text:p>175.6445231149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9.0611898507904">
                <text:p>69.0611898507904</text:p>
              </table:table-cell>
              <table:table-cell office:value-type="float" office:value="175.689841806798">
                <text:p>175.6898418067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8.8306873314629">
                <text:p>68.8306873314629</text:p>
              </table:table-cell>
              <table:table-cell office:value-type="float" office:value="175.741700116677">
                <text:p>175.7417001166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8.5951481068825">
                <text:p>68.5951481068825</text:p>
              </table:table-cell>
              <table:table-cell office:value-type="float" office:value="175.799904744436">
                <text:p>175.7999047444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8.3546440372886">
                <text:p>68.3546440372886</text:p>
              </table:table-cell>
              <table:table-cell office:value-type="float" office:value="175.864255232966">
                <text:p>175.8642552329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8.1092471312127">
                <text:p>68.1092471312127</text:p>
              </table:table-cell>
              <table:table-cell office:value-type="float" office:value="175.934544961449">
                <text:p>175.9345449614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7.8590295469258">
                <text:p>67.8590295469258</text:p>
              </table:table-cell>
              <table:table-cell office:value-type="float" office:value="176.010562092218">
                <text:p>176.0105620922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7.6040635979047">
                <text:p>67.6040635979047</text:p>
              </table:table-cell>
              <table:table-cell office:value-type="float" office:value="176.092090469445">
                <text:p>176.0920904694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7.3444217618576">
                <text:p>67.3444217618576</text:p>
              </table:table-cell>
              <table:table-cell office:value-type="float" office:value="176.17891046858">
                <text:p>176.178910468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7.0801766928692">
                <text:p>67.0801766928692</text:p>
              </table:table-cell>
              <table:table-cell office:value-type="float" office:value="176.270799795951">
                <text:p>176.2707997959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6.8114012362397">
                <text:p>66.8114012362397</text:p>
              </table:table-cell>
              <table:table-cell office:value-type="float" office:value="176.367534238408">
                <text:p>176.3675342384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6.5381684456176">
                <text:p>66.5381684456176</text:p>
              </table:table-cell>
              <table:table-cell office:value-type="float" office:value="176.468888363287">
                <text:p>176.4688883632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6.2605516020449">
                <text:p>66.2605516020449</text:p>
              </table:table-cell>
              <table:table-cell office:value-type="float" office:value="176.574636169322">
                <text:p>176.5746361693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.9786242345565">
                <text:p>65.9786242345565</text:p>
              </table:table-cell>
              <table:table-cell office:value-type="float" office:value="176.684551689403">
                <text:p>176.6845516894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5.6924601420068">
                <text:p>65.6924601420068</text:p>
              </table:table-cell>
              <table:table-cell office:value-type="float" office:value="176.798409546382">
                <text:p>176.7984095463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.4021334158113">
                <text:p>65.4021334158113</text:p>
              </table:table-cell>
              <table:table-cell office:value-type="float" office:value="176.915985463245">
                <text:p>176.9159854632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.1077184633273">
                <text:p>65.1077184633273</text:p>
              </table:table-cell>
              <table:table-cell office:value-type="float" office:value="177.037056729218">
                <text:p>177.0370567292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4.8092900316158">
                <text:p>64.8092900316158</text:p>
              </table:table-cell>
              <table:table-cell office:value-type="float" office:value="177.161402623427">
                <text:p>177.1614026234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4.506923231354">
                <text:p>64.506923231354</text:p>
              </table:table-cell>
              <table:table-cell office:value-type="float" office:value="177.288804797908">
                <text:p>177.2888047979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4.2006935606941">
                <text:p>64.2006935606941</text:p>
              </table:table-cell>
              <table:table-cell office:value-type="float" office:value="177.419047621734">
                <text:p>177.4190476217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3.8906769288857">
                <text:p>63.8906769288857</text:p>
              </table:table-cell>
              <table:table-cell office:value-type="float" office:value="177.551918488165">
                <text:p>177.5519184881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3.5769496794985">
                <text:p>63.5769496794985</text:p>
              </table:table-cell>
              <table:table-cell office:value-type="float" office:value="177.6872080867">
                <text:p>177.68720808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3.2595886131185">
                <text:p>63.2595886131185</text:p>
              </table:table-cell>
              <table:table-cell office:value-type="float" office:value="177.824710641919">
                <text:p>177.8247106419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2.9386710093868">
                <text:p>62.9386710093868</text:p>
              </table:table-cell>
              <table:table-cell office:value-type="float" office:value="177.964224121008">
                <text:p>177.9642241210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2.6142746482958">
                <text:p>62.6142746482958</text:p>
              </table:table-cell>
              <table:table-cell office:value-type="float" office:value="178.105550411844">
                <text:p>178.1055504118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2.2864778306579">
                <text:p>62.2864778306579</text:p>
              </table:table-cell>
              <table:table-cell office:value-type="float" office:value="178.248495473443">
                <text:p>178.2484954734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.9553593976848">
                <text:p>61.9553593976848</text:p>
              </table:table-cell>
              <table:table-cell office:value-type="float" office:value="178.392869460621">
                <text:p>178.3928694606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.6209987496336">
                <text:p>61.6209987496336</text:p>
              </table:table-cell>
              <table:table-cell office:value-type="float" office:value="178.538486824573">
                <text:p>178.5384868245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.2834758634849">
                <text:p>61.2834758634849</text:p>
              </table:table-cell>
              <table:table-cell office:value-type="float" office:value="178.685166391077">
                <text:p>178.6851663910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.9428713096329">
                <text:p>60.9428713096329</text:p>
              </table:table-cell>
              <table:table-cell office:value-type="float" office:value="178.832731418014">
                <text:p>178.8327314180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.5992662675815">
                <text:p>60.5992662675815</text:p>
              </table:table-cell>
              <table:table-cell office:value-type="float" office:value="178.981009633711">
                <text:p>178.9810096337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.252742540645">
                <text:p>60.252742540645</text:p>
              </table:table-cell>
              <table:table-cell office:value-type="float" office:value="179.129833257726">
                <text:p>179.1298332577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.9033825696692">
                <text:p>59.9033825696692</text:p>
              </table:table-cell>
              <table:table-cell office:value-type="float" office:value="179.279039005473">
                <text:p>179.2790390054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.5512694457815">
                <text:p>59.5512694457815</text:p>
              </table:table-cell>
              <table:table-cell office:value-type="float" office:value="179.428468078163">
                <text:p>179.4284680781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.1964869222021">
                <text:p>59.1964869222021</text:p>
              </table:table-cell>
              <table:table-cell office:value-type="float" office:value="179.577966139327">
                <text:p>179.5779661393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8.8391194251413">
                <text:p>58.8391194251413</text:p>
              </table:table-cell>
              <table:table-cell office:value-type="float" office:value="179.727383279334">
                <text:p>179.7273832793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8.4792520638154">
                <text:p>58.4792520638154</text:p>
              </table:table-cell>
              <table:table-cell office:value-type="float" office:value="179.876573968997">
                <text:p>179.8765739689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8.1169706396142">
                <text:p>58.1169706396142</text:p>
              </table:table-cell>
              <table:table-cell office:value-type="float" office:value="180.025397003595">
                <text:p>180.0253970035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7.7523616544594">
                <text:p>57.7523616544594</text:p>
              </table:table-cell>
              <table:table-cell office:value-type="float" office:value="180.173715438056">
                <text:p>180.1737154380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7.3855123183895">
                <text:p>57.3855123183895</text:p>
              </table:table-cell>
              <table:table-cell office:value-type="float" office:value="180.321396515424">
                <text:p>180.3213965154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.0165105564047">
                <text:p>57.0165105564047</text:p>
              </table:table-cell>
              <table:table-cell office:value-type="float" office:value="180.468311587817">
                <text:p>180.4683115878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6.6454450146098">
                <text:p>56.6454450146098</text:p>
              </table:table-cell>
              <table:table-cell office:value-type="float" office:value="180.61433603264">
                <text:p>180.614336032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.2724050656891">
                <text:p>56.2724050656891</text:p>
              </table:table-cell>
              <table:table-cell office:value-type="float" office:value="180.759349163968">
                <text:p>180.7593491639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5.8974808137373">
                <text:p>55.8974808137373</text:p>
              </table:table-cell>
              <table:table-cell office:value-type="float" office:value="180.903234140186">
                <text:p>180.9032341401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.5207630984791">
                <text:p>55.5207630984791</text:p>
              </table:table-cell>
              <table:table-cell office:value-type="float" office:value="181.045877868721">
                <text:p>181.0458778687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5.1423434988984">
                <text:p>55.1423434988984</text:p>
              </table:table-cell>
              <table:table-cell office:value-type="float" office:value="181.18717090868">
                <text:p>181.187170908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4.762314336295">
                <text:p>54.762314336295</text:p>
              </table:table-cell>
              <table:table-cell office:value-type="float" office:value="181.327007372029">
                <text:p>181.3270073720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4.3807686767818">
                <text:p>54.3807686767818</text:p>
              </table:table-cell>
              <table:table-cell office:value-type="float" office:value="181.465284824058">
                <text:p>181.4652848240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3.9978003332327">
                <text:p>53.9978003332327</text:p>
              </table:table-cell>
              <table:table-cell office:value-type="float" office:value="181.601904183765">
                <text:p>181.6019041837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3.6135038666848">
                <text:p>53.6135038666848</text:p>
              </table:table-cell>
              <table:table-cell office:value-type="float" office:value="181.736769624722">
                <text:p>181.7367696247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3.2279745871917">
                <text:p>53.2279745871917</text:p>
              </table:table-cell>
              <table:table-cell office:value-type="float" office:value="181.869788477039">
                <text:p>181.8697884770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.8413085541199">
                <text:p>52.8413085541199</text:p>
              </table:table-cell>
              <table:table-cell office:value-type="float" office:value="182.000871130899">
                <text:p>182.0008711308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.4536025758765">
                <text:p>52.4536025758765</text:p>
              </table:table-cell>
              <table:table-cell office:value-type="float" office:value="182.129930942161">
                <text:p>182.1299309421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.0649542090532">
                <text:p>52.0649542090532</text:p>
              </table:table-cell>
              <table:table-cell office:value-type="float" office:value="182.256884140484">
                <text:p>182.2568841404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1.6754617569572">
                <text:p>51.6754617569572</text:p>
              </table:table-cell>
              <table:table-cell office:value-type="float" office:value="182.381649740364">
                <text:p>182.3816497403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1.2852242675015">
                <text:p>51.2852242675015</text:p>
              </table:table-cell>
              <table:table-cell office:value-type="float" office:value="182.504149455462">
                <text:p>182.5041494554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.8943415304298">
                <text:p>50.8943415304298</text:p>
              </table:table-cell>
              <table:table-cell office:value-type="float" office:value="182.624307616551">
                <text:p>182.6243076165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.5029140738268">
                <text:p>50.5029140738268</text:p>
              </table:table-cell>
              <table:table-cell office:value-type="float" office:value="182.742051093383">
                <text:p>182.7420510933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.1110431598794">
                <text:p>50.1110431598794</text:p>
              </table:table-cell>
              <table:table-cell office:value-type="float" office:value="182.857309220749">
                <text:p>182.8573092207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9.7188307798443">
                <text:p>49.7188307798443</text:p>
              </table:table-cell>
              <table:table-cell office:value-type="float" office:value="182.970013728935">
                <text:p>182.9700137289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9.3263796481705">
                <text:p>49.3263796481705</text:p>
              </table:table-cell>
              <table:table-cell office:value-type="float" office:value="183.080098678809">
                <text:p>183.0800986788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8.9337931957268">
                <text:p>48.9337931957268</text:p>
              </table:table-cell>
              <table:table-cell office:value-type="float" office:value="183.187500401665">
                <text:p>183.1875004016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8.5411755620821">
                <text:p>48.5411755620821</text:p>
              </table:table-cell>
              <table:table-cell office:value-type="float" office:value="183.292157443973">
                <text:p>183.2921574439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.1486315867873">
                <text:p>48.1486315867873</text:p>
              </table:table-cell>
              <table:table-cell office:value-type="float" office:value="183.394010517141">
                <text:p>183.3940105171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7.7562667995966">
                <text:p>47.7562667995966</text:p>
              </table:table-cell>
              <table:table-cell office:value-type="float" office:value="183.493002452329">
                <text:p>183.4930024523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.3641874095772">
                <text:p>47.3641874095772</text:p>
              </table:table-cell>
              <table:table-cell office:value-type="float" office:value="183.58907816039">
                <text:p>183.589078160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6.9725002930511">
                <text:p>46.9725002930511</text:p>
              </table:table-cell>
              <table:table-cell office:value-type="float" office:value="183.682184596911">
                <text:p>183.6821845969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6.5813129803152">
                <text:p>46.5813129803152</text:p>
              </table:table-cell>
              <table:table-cell office:value-type="float" office:value="183.772270732348">
                <text:p>183.7722707323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6.1907336410831">
                <text:p>46.1907336410831</text:p>
              </table:table-cell>
              <table:table-cell office:value-type="float" office:value="183.859287527214">
                <text:p>183.8592875272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.8008710685995">
                <text:p>45.8008710685995</text:p>
              </table:table-cell>
              <table:table-cell office:value-type="float" office:value="183.943187912226">
                <text:p>183.9431879122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5.4118346623781">
                <text:p>45.4118346623781</text:p>
              </table:table-cell>
              <table:table-cell office:value-type="float" office:value="184.023926773319">
                <text:p>184.0239267733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5.0237344095168">
                <text:p>45.0237344095168</text:p>
              </table:table-cell>
              <table:table-cell office:value-type="float" office:value="184.101460941393">
                <text:p>184.1014609413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.636680864544">
                <text:p>44.636680864544</text:p>
              </table:table-cell>
              <table:table-cell office:value-type="float" office:value="184.175749186647">
                <text:p>184.1757491866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.2507851277654">
                <text:p>44.2507851277654</text:p>
              </table:table-cell>
              <table:table-cell office:value-type="float" office:value="184.246752217323">
                <text:p>184.2467522173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.8661588220665">
                <text:p>43.8661588220665</text:p>
              </table:table-cell>
              <table:table-cell office:value-type="float" office:value="184.314432682653">
                <text:p>184.3144326826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3.4829140681478">
                <text:p>43.4829140681478</text:p>
              </table:table-cell>
              <table:table-cell office:value-type="float" office:value="184.378755179814">
                <text:p>184.3787551798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3.1011634581646">
                <text:p>43.1011634581646</text:p>
              </table:table-cell>
              <table:table-cell office:value-type="float" office:value="184.439686264628">
                <text:p>184.4396862646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.7210200277545">
                <text:p>42.7210200277545</text:p>
              </table:table-cell>
              <table:table-cell office:value-type="float" office:value="184.497194465773">
                <text:p>184.4971944657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.3425972264326">
                <text:p>42.3425972264326</text:p>
              </table:table-cell>
              <table:table-cell office:value-type="float" office:value="184.551250302222">
                <text:p>184.5512503022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1.9660088863525">
                <text:p>41.9660088863525</text:p>
              </table:table-cell>
              <table:table-cell office:value-type="float" office:value="184.601826303636">
                <text:p>184.6018263036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1.5913691894233">
                <text:p>41.5913691894233</text:p>
              </table:table-cell>
              <table:table-cell office:value-type="float" office:value="184.648897033399">
                <text:p>184.6488970333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1.2187926327876">
                <text:p>41.2187926327876</text:p>
              </table:table-cell>
              <table:table-cell office:value-type="float" office:value="184.692439113995">
                <text:p>184.6924391139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.8483939926701">
                <text:p>40.8483939926701</text:p>
              </table:table-cell>
              <table:table-cell office:value-type="float" office:value="184.73243125441">
                <text:p>184.732431254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.4802882866035">
                <text:p>40.4802882866035</text:p>
              </table:table-cell>
              <table:table-cell office:value-type="float" office:value="184.768854279217">
                <text:p>184.7688542792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.1145907340594">
                <text:p>40.1145907340594</text:p>
              </table:table-cell>
              <table:table-cell office:value-type="float" office:value="184.801691159024">
                <text:p>184.8016911590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9.7514167154992">
                <text:p>39.7514167154992</text:p>
              </table:table-cell>
              <table:table-cell office:value-type="float" office:value="184.830927041944">
                <text:p>184.8309270419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9.3908817298774">
                <text:p>39.3908817298774</text:p>
              </table:table-cell>
              <table:table-cell office:value-type="float" office:value="184.856549285731">
                <text:p>184.8565492857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.0331013506291">
                <text:p>39.0331013506291</text:p>
              </table:table-cell>
              <table:table-cell office:value-type="float" office:value="184.878547490273">
                <text:p>184.8785474902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.6781911801789">
                <text:p>38.6781911801789</text:p>
              </table:table-cell>
              <table:table-cell office:value-type="float" office:value="184.896913530055">
                <text:p>184.8969135300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.3262668030099">
                <text:p>38.3262668030099</text:p>
              </table:table-cell>
              <table:table-cell office:value-type="float" office:value="184.911641586294">
                <text:p>184.9116415862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.9774437373372">
                <text:p>37.9774437373372</text:p>
              </table:table-cell>
              <table:table-cell office:value-type="float" office:value="184.922728178396">
                <text:p>184.9227281783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.6318373854343">
                <text:p>37.6318373854343</text:p>
              </table:table-cell>
              <table:table-cell office:value-type="float" office:value="184.930172194402">
                <text:p>184.9301721944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.2895629826568">
                <text:p>37.2895629826568</text:p>
              </table:table-cell>
              <table:table-cell office:value-type="float" office:value="184.933974920111">
                <text:p>184.9339749201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.9507355452155">
                <text:p>36.9507355452155</text:p>
              </table:table-cell>
              <table:table-cell office:value-type="float" office:value="184.93414006658">
                <text:p>184.934140066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.6154698167533">
                <text:p>36.6154698167533</text:p>
              </table:table-cell>
              <table:table-cell office:value-type="float" office:value="184.930673795684">
                <text:p>184.9306737956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.283880213772">
                <text:p>36.283880213772</text:p>
              </table:table-cell>
              <table:table-cell office:value-type="float" office:value="184.923584743467">
                <text:p>184.9235847434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.956080769966">
                <text:p>35.956080769966</text:p>
              </table:table-cell>
              <table:table-cell office:value-type="float" office:value="184.912884041013">
                <text:p>184.9128840410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.6321850795143">
                <text:p>35.6321850795143</text:p>
              </table:table-cell>
              <table:table-cell office:value-type="float" office:value="184.898585332586">
                <text:p>184.8985853325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.3123062393822">
                <text:p>35.3123062393822</text:p>
              </table:table-cell>
              <table:table-cell office:value-type="float" office:value="184.880704790795">
                <text:p>184.8807047907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.9965567906801">
                <text:p>34.9965567906801</text:p>
              </table:table-cell>
              <table:table-cell office:value-type="float" office:value="184.859261128588">
                <text:p>184.8592611285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.6850486591363">
                <text:p>34.6850486591363</text:p>
              </table:table-cell>
              <table:table-cell office:value-type="float" office:value="184.834275607859">
                <text:p>184.8342756078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.3778930947226">
                <text:p>34.3778930947226</text:p>
              </table:table-cell>
              <table:table-cell office:value-type="float" office:value="184.80577204452">
                <text:p>184.805772044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.0752006104854">
                <text:p>34.0752006104854</text:p>
              </table:table-cell>
              <table:table-cell office:value-type="float" office:value="184.773776809865">
                <text:p>184.7737768098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.7770809206208">
                <text:p>33.7770809206208</text:p>
              </table:table-cell>
              <table:table-cell office:value-type="float" office:value="184.738318828116">
                <text:p>184.7383188281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.4836428778413">
                <text:p>33.4836428778413</text:p>
              </table:table-cell>
              <table:table-cell office:value-type="float" office:value="184.699429570049">
                <text:p>184.6994295700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.1949944100701">
                <text:p>33.1949944100701</text:p>
              </table:table-cell>
              <table:table-cell office:value-type="float" office:value="184.657143042605">
                <text:p>184.6571430426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.9112424565019">
                <text:p>32.9112424565019</text:p>
              </table:table-cell>
              <table:table-cell office:value-type="float" office:value="184.611495774463">
                <text:p>184.6114957744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.6324929030662">
                <text:p>32.6324929030662</text:p>
              </table:table-cell>
              <table:table-cell office:value-type="float" office:value="184.562526797523">
                <text:p>184.5625267975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.3588505173324">
                <text:p>32.3588505173324</text:p>
              </table:table-cell>
              <table:table-cell office:value-type="float" office:value="184.510277624315">
                <text:p>184.5102776243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.090418882885">
                <text:p>32.090418882885</text:p>
              </table:table-cell>
              <table:table-cell office:value-type="float" office:value="184.454792221347">
                <text:p>184.4547922213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827300333206">
                <text:p>31.827300333206</text:p>
              </table:table-cell>
              <table:table-cell office:value-type="float" office:value="184.396116978449">
                <text:p>184.3961169784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5695958850994">
                <text:p>31.5695958850994</text:p>
              </table:table-cell>
              <table:table-cell office:value-type="float" office:value="184.334300674184">
                <text:p>184.3343006741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3174051716889">
                <text:p>31.3174051716889</text:p>
              </table:table-cell>
              <table:table-cell office:value-type="float" office:value="184.269394437422">
                <text:p>184.2693944374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070826375027">
                <text:p>31.070826375027</text:p>
              </table:table-cell>
              <table:table-cell office:value-type="float" office:value="184.201451705198">
                <text:p>184.2014517051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0.8299561583515">
                <text:p>30.8299561583515</text:p>
              </table:table-cell>
              <table:table-cell office:value-type="float" office:value="184.130528176999">
                <text:p>184.1305281769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.5948895980332">
                <text:p>30.5948895980332</text:p>
              </table:table-cell>
              <table:table-cell office:value-type="float" office:value="184.056681765633">
                <text:p>184.0566817656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.3657201152533">
                <text:p>30.3657201152533</text:p>
              </table:table-cell>
              <table:table-cell office:value-type="float" office:value="183.979972544871">
                <text:p>183.9799725448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.1425394074641">
                <text:p>30.1425394074641</text:p>
              </table:table-cell>
              <table:table-cell office:value-type="float" office:value="183.900462694057">
                <text:p>183.9004626940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.9254373796834">
                <text:p>29.9254373796834</text:p>
              </table:table-cell>
              <table:table-cell office:value-type="float" office:value="183.81821643989">
                <text:p>183.818216439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.7145020756816">
                <text:p>29.7145020756816</text:p>
              </table:table-cell>
              <table:table-cell office:value-type="float" office:value="183.733299995622">
                <text:p>183.7332999956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.5098196091299">
                <text:p>29.5098196091299</text:p>
              </table:table-cell>
              <table:table-cell office:value-type="float" office:value="183.645781497897">
                <text:p>183.6457814978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.3114740947803">
                <text:p>29.3114740947803</text:p>
              </table:table-cell>
              <table:table-cell office:value-type="float" office:value="183.555730941479">
                <text:p>183.5557309414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.1195475797581">
                <text:p>29.1195475797581</text:p>
              </table:table-cell>
              <table:table-cell office:value-type="float" office:value="183.463220112137">
                <text:p>183.4632201121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.9341199750589">
                <text:p>28.9341199750589</text:p>
              </table:table-cell>
              <table:table-cell office:value-type="float" office:value="183.368322517924">
                <text:p>183.3683225179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.7552689873436">
                <text:p>28.7552689873436</text:p>
              </table:table-cell>
              <table:table-cell office:value-type="float" office:value="183.271113319126">
                <text:p>183.2711133191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.5830700511438">
                <text:p>28.5830700511438</text:p>
              </table:table-cell>
              <table:table-cell office:value-type="float" office:value="183.171669257149">
                <text:p>183.1716692571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.4175962615889">
                <text:p>28.4175962615889</text:p>
              </table:table-cell>
              <table:table-cell office:value-type="float" office:value="183.070068582567">
                <text:p>183.0700685825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.2589183077828">
                <text:p>28.2589183077828</text:p>
              </table:table-cell>
              <table:table-cell office:value-type="float" office:value="182.966390982634">
                <text:p>182.9663909826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.1071044069654">
                <text:p>28.1071044069654</text:p>
              </table:table-cell>
              <table:table-cell office:value-type="float" office:value="182.860717508455">
                <text:p>182.8607175084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.9622202396">
                <text:p>27.9622202396</text:p>
              </table:table-cell>
              <table:table-cell office:value-type="float" office:value="182.75313050209">
                <text:p>182.753130502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7.8243288855399">
                <text:p>27.8243288855399</text:p>
              </table:table-cell>
              <table:table-cell office:value-type="float" office:value="182.643713523784">
                <text:p>182.6437135237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.6934907614333">
                <text:p>27.6934907614333</text:p>
              </table:table-cell>
              <table:table-cell office:value-type="float" office:value="182.532551279555">
                <text:p>182.5325512795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.5697635595318">
                <text:p>27.5697635595318</text:p>
              </table:table-cell>
              <table:table-cell office:value-type="float" office:value="182.419729549309">
                <text:p>182.4197295493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.4532021880767">
                <text:p>27.4532021880767</text:p>
              </table:table-cell>
              <table:table-cell office:value-type="float" office:value="182.305335115683">
                <text:p>182.3053351156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.3438587134374">
                <text:p>27.3438587134374</text:p>
              </table:table-cell>
              <table:table-cell office:value-type="float" office:value="182.189455693736">
                <text:p>182.1894556937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.2417823041867">
                <text:p>27.2417823041867</text:p>
              </table:table-cell>
              <table:table-cell office:value-type="float" office:value="182.072179861663">
                <text:p>182.0721798616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.1470191772925">
                <text:p>27.1470191772925</text:p>
              </table:table-cell>
              <table:table-cell office:value-type="float" office:value="181.953596992602">
                <text:p>181.9535969926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.059612546612">
                <text:p>27.059612546612</text:p>
              </table:table-cell>
              <table:table-cell office:value-type="float" office:value="181.833797187654">
                <text:p>181.8337971876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6.9796025738718">
                <text:p>26.9796025738718</text:p>
              </table:table-cell>
              <table:table-cell office:value-type="float" office:value="181.712871210171">
                <text:p>181.7128712101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6.9070263223142">
                <text:p>26.9070263223142</text:p>
              </table:table-cell>
              <table:table-cell office:value-type="float" office:value="181.590910421347">
                <text:p>181.59091042134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6.8419177131873">
                <text:p>26.8419177131873</text:p>
              </table:table-cell>
              <table:table-cell office:value-type="float" office:value="181.468006717146">
                <text:p>181.4680067171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.7843074852511">
                <text:p>26.7843074852511</text:p>
              </table:table-cell>
              <table:table-cell office:value-type="float" office:value="181.344252466554">
                <text:p>181.3442524665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.7342231574624">
                <text:p>26.7342231574624</text:p>
              </table:table-cell>
              <table:table-cell office:value-type="float" office:value="181.219740451126">
                <text:p>181.2197404511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6.6916889949952">
                <text:p>26.6916889949952</text:p>
              </table:table-cell>
              <table:table-cell office:value-type="float" office:value="181.09456380579">
                <text:p>181.094563805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6.6567259787403">
                <text:p>26.6567259787403</text:p>
              </table:table-cell>
              <table:table-cell office:value-type="float" office:value="180.968815960834">
                <text:p>180.9688159608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6.629351778417">
                <text:p>26.629351778417</text:p>
              </table:table-cell>
              <table:table-cell office:value-type="float" office:value="180.842590584986">
                <text:p>180.8425905849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6.6095807294158">
                <text:p>26.6095807294158</text:p>
              </table:table-cell>
              <table:table-cell office:value-type="float" office:value="180.7159815295">
                <text:p>180.71598152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6.5974238134769">
                <text:p>26.5974238134769</text:p>
              </table:table-cell>
              <table:table-cell office:value-type="float" office:value="180.589082773107">
                <text:p>180.5890827731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6.5928886432923">
                <text:p>26.5928886432923</text:p>
              </table:table-cell>
              <table:table-cell office:value-type="float" office:value="180.46198836771">
                <text:p>180.461988367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6.5959794511025">
                <text:p>26.5959794511025</text:p>
              </table:table-cell>
              <table:table-cell office:value-type="float" office:value="180.334792384688">
                <text:p>180.3347923846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.6066970813431">
                <text:p>26.6066970813431</text:p>
              </table:table-cell>
              <table:table-cell office:value-type="float" office:value="180.207588861648">
                <text:p>180.2075888616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.6250389873752">
                <text:p>26.6250389873752</text:p>
              </table:table-cell>
              <table:table-cell office:value-type="float" office:value="180.080471749494">
                <text:p>180.0804717494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.6509992323173">
                <text:p>26.6509992323173</text:p>
              </table:table-cell>
              <table:table-cell office:value-type="float" office:value="179.953534859581">
                <text:p>179.9535348595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.6845684939767">
                <text:p>26.6845684939767</text:p>
              </table:table-cell>
              <table:table-cell office:value-type="float" office:value="179.826871810918">
                <text:p>179.8268718109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.7257340738592">
                <text:p>26.7257340738592</text:p>
              </table:table-cell>
              <table:table-cell office:value-type="float" office:value="179.700575977159">
                <text:p>179.7005759771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.774479910219">
                <text:p>26.774479910219</text:p>
              </table:table-cell>
              <table:table-cell office:value-type="float" office:value="179.574740433243">
                <text:p>179.57474043324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.8307865950895">
                <text:p>26.8307865950895</text:p>
              </table:table-cell>
              <table:table-cell office:value-type="float" office:value="179.449457901627">
                <text:p>179.4494579016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.8946313952231">
                <text:p>26.8946313952231</text:p>
              </table:table-cell>
              <table:table-cell office:value-type="float" office:value="179.324820697852">
                <text:p>179.3248206978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.9659882768462">
                <text:p>26.9659882768462</text:p>
              </table:table-cell>
              <table:table-cell office:value-type="float" office:value="179.200920675412">
                <text:p>179.2009206754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7.0448279341246">
                <text:p>27.0448279341246</text:p>
              </table:table-cell>
              <table:table-cell office:value-type="float" office:value="179.077849169795">
                <text:p>179.0778491697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